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3.95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81.69pt"/>
    </style:style>
    <style:style style:name="co4" style:family="table-column">
      <style:table-column-properties fo:break-before="auto" style:column-width="72.26pt"/>
    </style:style>
    <style:style style:name="co5" style:family="table-column">
      <style:table-column-properties fo:break-before="auto" style:column-width="98.39pt"/>
    </style:style>
    <style:style style:name="co6" style:family="table-column">
      <style:table-column-properties fo:break-before="auto" style:column-width="49.24pt"/>
    </style:style>
    <style:style style:name="co7" style:family="table-column">
      <style:table-column-properties fo:break-before="auto" style:column-width="38.89pt"/>
    </style:style>
    <style:style style:name="co8" style:family="table-column">
      <style:table-column-properties fo:break-before="auto" style:column-width="79.4pt"/>
    </style:style>
    <style:style style:name="co9" style:family="table-column">
      <style:table-column-properties fo:break-before="auto" style:column-width="95.19pt"/>
    </style:style>
    <style:style style:name="co10" style:family="table-column">
      <style:table-column-properties fo:break-before="auto" style:column-width="102.39pt"/>
    </style:style>
    <style:style style:name="co11" style:family="table-column">
      <style:table-column-properties fo:break-before="auto" style:column-width="63.5pt"/>
    </style:style>
    <style:style style:name="co12" style:family="table-column">
      <style:table-column-properties fo:break-before="auto" style:column-width="76.99pt"/>
    </style:style>
    <style:style style:name="co13" style:family="table-column">
      <style:table-column-properties fo:break-before="auto" style:column-width="15.9pt"/>
    </style:style>
    <style:style style:name="co14" style:family="table-column">
      <style:table-column-properties fo:break-before="auto" style:column-width="85.69pt"/>
    </style:style>
    <style:style style:name="co15" style:family="table-column">
      <style:table-column-properties fo:break-before="auto" style:column-width="15.05pt"/>
    </style:style>
    <style:style style:name="co16" style:family="table-column">
      <style:table-column-properties fo:break-before="auto" style:column-width="23.84pt"/>
    </style:style>
    <style:style style:name="co17" style:family="table-column">
      <style:table-column-properties fo:break-before="auto" style:column-width="16.64pt"/>
    </style:style>
    <style:style style:name="co18" style:family="table-column">
      <style:table-column-properties fo:break-before="auto" style:column-width="92.8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Individual">
      <style:table-properties table:display="true" style:writing-mode="lr-tb"/>
    </style:style>
    <style:style style:name="ta2" style:family="table" style:master-page-name="PageStyle_5f_FebMarch_20_2024">
      <style:table-properties table:display="true" style:writing-mode="lr-tb"/>
    </style:style>
    <style:style style:name="ta3" style:family="table" style:master-page-name="PageStyle_5f_Data">
      <style:table-properties table:display="true" style:writing-mode="lr-tb"/>
    </style:style>
    <style:style style:name="ta4" style:family="table" style:master-page-name="PageStyle_5f_Pairs">
      <style:table-properties table:display="true" style:writing-mode="lr-tb"/>
    </style:style>
    <style:style style:name="ta5" style:family="table" style:master-page-name="PageStyle_5f_Data_20_Pairs">
      <style:table-properties table:display="true" style:writing-mode="lr-tb"/>
    </style:style>
    <style:style style:name="ta6" style:family="table" style:master-page-name="PageStyle_5f_Cumulative_20_Data">
      <style:table-properties table:display="true" style:writing-mode="lr-tb"/>
    </style:style>
    <style:style style:name="ta7" style:family="table" style:master-page-name="PageStyle_5f_Guest_20_Fee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1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bdd6e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bdd6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rotation-align="none"/>
      <style:text-properties fo:color="#7e3794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bdd6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bdd6e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bdd6e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25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25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1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11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 style:data-style-name="N125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2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cell-content()!=0" style:apply-style-name="ConditionalStyle_5f_1" style:base-cell-address="Data.I4"/>
    </style:style>
    <style:style style:name="ce43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cell-content()!=0" style:apply-style-name="ConditionalStyle_5f_1" style:base-cell-address="'Data Pairs'.I4"/>
    </style:style>
    <style:style style:name="ce47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8" style:family="table-cell" style:parent-style-name="Default" style:data-style-name="N128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51" style:family="table-cell" style:parent-style-name="Default" style:data-style-name="N128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5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28">
      <style:table-cell-properties fo:border-bottom="none" fo:background-color="#ff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56" style:family="table-cell" style:parent-style-name="Default" style:data-style-name="N129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57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58" style:family="table-cell" style:parent-style-name="Default" style:data-style-name="N129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126">
      <style:table-cell-properties fo:border-bottom="none" fo:background-color="#ff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60" style:family="table-cell" style:parent-style-name="Default" style:data-style-name="N126">
      <style:table-cell-properties fo:border-bottom="none" fo:background-color="#ff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61" style:family="table-cell" style:parent-style-name="Default" style:data-style-name="N126">
      <style:table-cell-properties fo:border-bottom="2.49pt solid #000000" fo:background-color="#ff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62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63" style:family="table-cell" style:parent-style-name="Default" style:data-style-name="N126">
      <style:table-cell-properties fo:border-bottom="none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64" style:family="table-cell" style:parent-style-name="Default" style:data-style-name="N126">
      <style:table-cell-properties fo:border-bottom="2.49pt solid #000000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65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6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6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68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126">
      <style:table-cell-properties fo:border-bottom="2.49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7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7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7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76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77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78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79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8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8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90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91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92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9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99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00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0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03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04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105" style:family="table-cell" style:parent-style-name="Default" style:data-style-name="N4">
      <style:table-cell-properties fo:background-color="#e5e5e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8" style:family="table-cell" style:parent-style-name="Default" style:data-style-name="N13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 style:data-style-name="N13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Default" style:data-style-name="N127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 style:data-style-name="N13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 style:data-style-name="N13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Calibri" style:font-style-asian="normal" style:font-weight-complex="bold" style:font-weight-asian="bold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2" style:family="text">
      <style:text-properties style:font-name="Calibri" style:font-style-asian="normal" style:font-weight-complex="bold" style:font-weight-asian="bold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bold" fo:font-size="11pt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ividual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Feb + March 2024</text:p>
          </table:table-cell>
          <table:table-cell table:style-name="ce5" table:number-columns-repeated="2"/>
          <table:table-cell table:style-name="ce8" table:number-columns-repeated="2"/>
          <table:table-cell table:style-name="ce10" table:number-columns-repeated="5"/>
          <table:table-cell table:number-columns-repeated="1014"/>
        </table:table-row>
        <table:table-row table:style-name="ro1">
          <table:table-cell/>
          <table:table-cell table:style-name="ce5" table:number-columns-repeated="2"/>
          <table:table-cell table:style-name="ce8" table:number-columns-repeated="2"/>
          <table:table-cell table:style-name="ce10" table:number-columns-repeated="5"/>
          <table:table-cell table:number-columns-repeated="1014"/>
        </table:table-row>
        <table:table-row table:style-name="ro1">
          <table:table-cell table:style-name="ce2" office:value-type="string" calcext:value-type="string">
            <text:p>Pussy</text:p>
          </table:table-cell>
          <table:table-cell table:style-name="ce2" office:value-type="string" calcext:value-type="string">
            <text:p>Sets Win %</text:p>
          </table:table-cell>
          <table:table-cell table:style-name="ce2" office:value-type="string" calcext:value-type="string">
            <text:p>Games Win %</text:p>
          </table:table-cell>
          <table:table-cell table:style-name="ce2" office:value-type="string" calcext:value-type="string">
            <text:p>Sets Won</text:p>
          </table:table-cell>
          <table:table-cell table:style-name="ce2" office:value-type="string" calcext:value-type="string">
            <text:p>Sets Lost</text:p>
          </table:table-cell>
          <table:table-cell table:style-name="ce11" office:value-type="string" calcext:value-type="string">
            <text:p>Sets Played</text:p>
          </table:table-cell>
          <table:table-cell table:style-name="ce11" office:value-type="string" calcext:value-type="string">
            <text:p>Games Won</text:p>
          </table:table-cell>
          <table:table-cell table:style-name="ce11" office:value-type="string" calcext:value-type="string">
            <text:p>Games Lost</text:p>
          </table:table-cell>
          <table:table-cell table:style-name="ce11" office:value-type="string" calcext:value-type="string">
            <text:p>Games Played</text:p>
          </table:table-cell>
          <table:table-cell table:style-name="ce11" office:value-type="string" calcext:value-type="string">
            <text:p>Games Difference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WM</text:p>
          </table:table-cell>
          <table:table-cell table:style-name="ce6" table:formula="of:=VLOOKUP([.$A4];[$Data.$A$1:.$H$1048576];2;0)" office:value-type="percentage" office:value="0.9493670886" calcext:value-type="percentage">
            <text:p>94.94%</text:p>
          </table:table-cell>
          <table:table-cell table:style-name="ce6" table:formula="of:=[.G4]/[.I4]" office:value-type="percentage" office:value="0.670520231213873" calcext:value-type="percentage">
            <text:p>67.05%</text:p>
          </table:table-cell>
          <table:table-cell table:style-name="ce3" table:formula="of:=VLOOKUP([.A4];[$'FebMarch 2024'.K$1:.M$1048576];2;0)" office:value-type="float" office:value="37.5" calcext:value-type="float">
            <text:p>37.5</text:p>
          </table:table-cell>
          <table:table-cell table:style-name="ce3" table:formula="of:=VLOOKUP([.A4];[$'FebMarch 2024'.K$1:.M$1048576];3;0)" office:value-type="float" office:value="2" calcext:value-type="float">
            <text:p>2</text:p>
          </table:table-cell>
          <table:table-cell table:style-name="ce3" table:formula="of:=SUMIF([$'FebMarch 2024'.C$1:.C$1048576];[.A4];[$'FebMarch 2024'.J$1:.J$1048576])+SUMIF([$'FebMarch 2024'.D$1:.D$1048576];[.A4];[$'FebMarch 2024'.J$1:.J$1048576])+SUMIF([$'FebMarch 2024'.G$1:.G$1048576];[.A4];[$'FebMarch 2024'.J$1:.J$1048576])+SUMIF([$'FebMarch 2024'.H$1:.H$1048576];[.A4];[$'FebMarch 2024'.J$1:.J$1048576])" office:value-type="float" office:value="39.5" calcext:value-type="float">
            <text:p>39.5</text:p>
          </table:table-cell>
          <table:table-cell table:style-name="ce12" table:formula="of:=VLOOKUP([.$A4];[$Data.$A$1:.$H$1048576];6;0)" office:value-type="float" office:value="232" calcext:value-type="float">
            <text:p>232 </text:p>
          </table:table-cell>
          <table:table-cell table:style-name="ce12" table:formula="of:=VLOOKUP([.$A4];[$Data.$A$1:.$H$1048576];7;0)" office:value-type="float" office:value="114" calcext:value-type="float">
            <text:p>114 </text:p>
          </table:table-cell>
          <table:table-cell table:style-name="ce12" table:formula="of:=[.H4]+[.G4]" office:value-type="float" office:value="346" calcext:value-type="float">
            <text:p>346 </text:p>
          </table:table-cell>
          <table:table-cell table:style-name="ce12" table:formula="of:=VLOOKUP([.$A4];[$Data.$A$1:.$H$1048576];8;0)" office:value-type="float" office:value="118" calcext:value-type="float">
            <text:p>118 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Chi</text:p>
          </table:table-cell>
          <table:table-cell table:style-name="ce6" table:formula="of:=VLOOKUP([.$A5];[$Data.$A$1:.$H$1048576];2;0)" office:value-type="percentage" office:value="0.3255813953" calcext:value-type="percentage">
            <text:p>32.56%</text:p>
          </table:table-cell>
          <table:table-cell table:style-name="ce6" table:formula="of:=[.G5]/[.I5]" office:value-type="percentage" office:value="0.45910290237467" calcext:value-type="percentage">
            <text:p>45.91%</text:p>
          </table:table-cell>
          <table:table-cell table:style-name="ce3" table:formula="of:=VLOOKUP([.A5];[$'FebMarch 2024'.K$1:.M$1048576];2;0)" office:value-type="float" office:value="14" calcext:value-type="float">
            <text:p>14</text:p>
          </table:table-cell>
          <table:table-cell table:style-name="ce3" table:formula="of:=VLOOKUP([.A5];[$'FebMarch 2024'.K$1:.M$1048576];3;0)" office:value-type="float" office:value="29" calcext:value-type="float">
            <text:p>29</text:p>
          </table:table-cell>
          <table:table-cell table:style-name="ce3" table:formula="of:=SUMIF([$'FebMarch 2024'.C$1:.C$1048576];[.A5];[$'FebMarch 2024'.J$1:.J$1048576])+SUMIF([$'FebMarch 2024'.D$1:.D$1048576];[.A5];[$'FebMarch 2024'.J$1:.J$1048576])+SUMIF([$'FebMarch 2024'.G$1:.G$1048576];[.A5];[$'FebMarch 2024'.J$1:.J$1048576])+SUMIF([$'FebMarch 2024'.H$1:.H$1048576];[.A5];[$'FebMarch 2024'.J$1:.J$1048576])" office:value-type="float" office:value="43" calcext:value-type="float">
            <text:p>43</text:p>
          </table:table-cell>
          <table:table-cell table:style-name="ce12" table:formula="of:=VLOOKUP([.$A5];[$Data.$A$1:.$H$1048576];6;0)" office:value-type="float" office:value="174" calcext:value-type="float">
            <text:p>174 </text:p>
          </table:table-cell>
          <table:table-cell table:style-name="ce12" table:formula="of:=VLOOKUP([.$A5];[$Data.$A$1:.$H$1048576];7;0)" office:value-type="float" office:value="205" calcext:value-type="float">
            <text:p>205 </text:p>
          </table:table-cell>
          <table:table-cell table:style-name="ce12" table:formula="of:=[.H5]+[.G5]" office:value-type="float" office:value="379" calcext:value-type="float">
            <text:p>379 </text:p>
          </table:table-cell>
          <table:table-cell table:style-name="ce12" table:formula="of:=VLOOKUP([.$A5];[$Data.$A$1:.$H$1048576];8;0)" office:value-type="float" office:value="-31" calcext:value-type="float">
            <text:p>(31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Andrew</text:p>
          </table:table-cell>
          <table:table-cell table:style-name="ce6" table:formula="of:=VLOOKUP([.$A6];[$Data.$A$1:.$H$1048576];2;0)" office:value-type="percentage" office:value="0.4444444444" calcext:value-type="percentage">
            <text:p>44.44%</text:p>
          </table:table-cell>
          <table:table-cell table:style-name="ce6" table:formula="of:=[.G6]/[.I6]" office:value-type="percentage" office:value="0.506072874493927" calcext:value-type="percentage">
            <text:p>50.61%</text:p>
          </table:table-cell>
          <table:table-cell table:style-name="ce3" table:formula="of:=VLOOKUP([.A6];[$'FebMarch 2024'.K$1:.M$1048576];2;0)" office:value-type="float" office:value="12" calcext:value-type="float">
            <text:p>12</text:p>
          </table:table-cell>
          <table:table-cell table:style-name="ce3" table:formula="of:=VLOOKUP([.A6];[$'FebMarch 2024'.K$1:.M$1048576];3;0)" office:value-type="float" office:value="15" calcext:value-type="float">
            <text:p>15</text:p>
          </table:table-cell>
          <table:table-cell table:style-name="ce3" table:formula="of:=SUMIF([$'FebMarch 2024'.C$1:.C$1048576];[.A6];[$'FebMarch 2024'.J$1:.J$1048576])+SUMIF([$'FebMarch 2024'.D$1:.D$1048576];[.A6];[$'FebMarch 2024'.J$1:.J$1048576])+SUMIF([$'FebMarch 2024'.G$1:.G$1048576];[.A6];[$'FebMarch 2024'.J$1:.J$1048576])+SUMIF([$'FebMarch 2024'.H$1:.H$1048576];[.A6];[$'FebMarch 2024'.J$1:.J$1048576])" office:value-type="float" office:value="27" calcext:value-type="float">
            <text:p>27</text:p>
          </table:table-cell>
          <table:table-cell table:style-name="ce12" table:formula="of:=VLOOKUP([.$A6];[$Data.$A$1:.$H$1048576];6;0)" office:value-type="float" office:value="125" calcext:value-type="float">
            <text:p>125 </text:p>
          </table:table-cell>
          <table:table-cell table:style-name="ce12" table:formula="of:=VLOOKUP([.$A6];[$Data.$A$1:.$H$1048576];7;0)" office:value-type="float" office:value="122" calcext:value-type="float">
            <text:p>122 </text:p>
          </table:table-cell>
          <table:table-cell table:style-name="ce12" table:formula="of:=[.H6]+[.G6]" office:value-type="float" office:value="247" calcext:value-type="float">
            <text:p>247 </text:p>
          </table:table-cell>
          <table:table-cell table:style-name="ce12" table:formula="of:=VLOOKUP([.$A6];[$Data.$A$1:.$H$1048576];8;0)" office:value-type="float" office:value="3" calcext:value-type="float">
            <text:p>3 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ike</text:p>
          </table:table-cell>
          <table:table-cell table:style-name="ce6" table:formula="of:=VLOOKUP([.$A7];[$Data.$A$1:.$H$1048576];2;0)" office:value-type="percentage" office:value="0.4594594595" calcext:value-type="percentage">
            <text:p>45.95%</text:p>
          </table:table-cell>
          <table:table-cell table:style-name="ce6" table:formula="of:=[.G7]/[.I7]" office:value-type="percentage" office:value="0.468571428571429" calcext:value-type="percentage">
            <text:p>46.86%</text:p>
          </table:table-cell>
          <table:table-cell table:style-name="ce3" table:formula="of:=VLOOKUP([.A7];[$'FebMarch 2024'.K$1:.M$1048576];2;0)" office:value-type="float" office:value="8.5" calcext:value-type="float">
            <text:p>8.5</text:p>
          </table:table-cell>
          <table:table-cell table:style-name="ce3" table:formula="of:=VLOOKUP([.A7];[$'FebMarch 2024'.K$1:.M$1048576];3;0)" office:value-type="float" office:value="10" calcext:value-type="float">
            <text:p>10</text:p>
          </table:table-cell>
          <table:table-cell table:style-name="ce3" table:formula="of:=SUMIF([$'FebMarch 2024'.C$1:.C$1048576];[.A7];[$'FebMarch 2024'.J$1:.J$1048576])+SUMIF([$'FebMarch 2024'.D$1:.D$1048576];[.A7];[$'FebMarch 2024'.J$1:.J$1048576])+SUMIF([$'FebMarch 2024'.G$1:.G$1048576];[.A7];[$'FebMarch 2024'.J$1:.J$1048576])+SUMIF([$'FebMarch 2024'.H$1:.H$1048576];[.A7];[$'FebMarch 2024'.J$1:.J$1048576])" office:value-type="float" office:value="18.5" calcext:value-type="float">
            <text:p>18.5</text:p>
          </table:table-cell>
          <table:table-cell table:style-name="ce12" table:formula="of:=VLOOKUP([.$A7];[$Data.$A$1:.$H$1048576];6;0)" office:value-type="float" office:value="82" calcext:value-type="float">
            <text:p>82 </text:p>
          </table:table-cell>
          <table:table-cell table:style-name="ce12" table:formula="of:=VLOOKUP([.$A7];[$Data.$A$1:.$H$1048576];7;0)" office:value-type="float" office:value="93" calcext:value-type="float">
            <text:p>93 </text:p>
          </table:table-cell>
          <table:table-cell table:style-name="ce12" table:formula="of:=[.H7]+[.G7]" office:value-type="float" office:value="175" calcext:value-type="float">
            <text:p>175 </text:p>
          </table:table-cell>
          <table:table-cell table:style-name="ce12" table:formula="of:=VLOOKUP([.$A7];[$Data.$A$1:.$H$1048576];8;0)" office:value-type="float" office:value="-11" calcext:value-type="float">
            <text:p>(11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Mole</text:p>
          </table:table-cell>
          <table:table-cell table:style-name="ce6" table:formula="of:=VLOOKUP([.$A8];[$Data.$A$1:.$H$1048576];2;0)" office:value-type="percentage" office:value="0.7777777778" calcext:value-type="percentage">
            <text:p>77.78%</text:p>
          </table:table-cell>
          <table:table-cell table:style-name="ce6" table:formula="of:=[.G8]/[.I8]" office:value-type="percentage" office:value="0.647058823529412" calcext:value-type="percentage">
            <text:p>64.71%</text:p>
          </table:table-cell>
          <table:table-cell table:style-name="ce3" table:formula="of:=VLOOKUP([.A8];[$'FebMarch 2024'.K$1:.M$1048576];2;0)" office:value-type="float" office:value="7" calcext:value-type="float">
            <text:p>7</text:p>
          </table:table-cell>
          <table:table-cell table:style-name="ce3" table:formula="of:=VLOOKUP([.A8];[$'FebMarch 2024'.K$1:.M$1048576];3;0)" office:value-type="float" office:value="2" calcext:value-type="float">
            <text:p>2</text:p>
          </table:table-cell>
          <table:table-cell table:style-name="ce3" table:formula="of:=SUMIF([$'FebMarch 2024'.C$1:.C$1048576];[.A8];[$'FebMarch 2024'.J$1:.J$1048576])+SUMIF([$'FebMarch 2024'.D$1:.D$1048576];[.A8];[$'FebMarch 2024'.J$1:.J$1048576])+SUMIF([$'FebMarch 2024'.G$1:.G$1048576];[.A8];[$'FebMarch 2024'.J$1:.J$1048576])+SUMIF([$'FebMarch 2024'.H$1:.H$1048576];[.A8];[$'FebMarch 2024'.J$1:.J$1048576])" office:value-type="float" office:value="9" calcext:value-type="float">
            <text:p>9</text:p>
          </table:table-cell>
          <table:table-cell table:style-name="ce12" table:formula="of:=VLOOKUP([.$A8];[$Data.$A$1:.$H$1048576];6;0)" office:value-type="float" office:value="44" calcext:value-type="float">
            <text:p>44 </text:p>
          </table:table-cell>
          <table:table-cell table:style-name="ce12" table:formula="of:=VLOOKUP([.$A8];[$Data.$A$1:.$H$1048576];7;0)" office:value-type="float" office:value="24" calcext:value-type="float">
            <text:p>24 </text:p>
          </table:table-cell>
          <table:table-cell table:style-name="ce12" table:formula="of:=[.H8]+[.G8]" office:value-type="float" office:value="68" calcext:value-type="float">
            <text:p>68 </text:p>
          </table:table-cell>
          <table:table-cell table:style-name="ce12" table:formula="of:=VLOOKUP([.$A8];[$Data.$A$1:.$H$1048576];8;0)" office:value-type="float" office:value="20" calcext:value-type="float">
            <text:p>20 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Batty</text:p>
          </table:table-cell>
          <table:table-cell table:style-name="ce6" table:formula="of:=VLOOKUP([.$A9];[$Data.$A$1:.$H$1048576];2;0)" office:value-type="percentage" office:value="0.4516129032" calcext:value-type="percentage">
            <text:p>45.16%</text:p>
          </table:table-cell>
          <table:table-cell table:style-name="ce6" table:formula="of:=[.G9]/[.I9]" office:value-type="percentage" office:value="0.461538461538462" calcext:value-type="percentage">
            <text:p>46.15%</text:p>
          </table:table-cell>
          <table:table-cell table:style-name="ce3" table:formula="of:=VLOOKUP([.A9];[$'FebMarch 2024'.K$1:.M$1048576];2;0)" office:value-type="float" office:value="7" calcext:value-type="float">
            <text:p>7</text:p>
          </table:table-cell>
          <table:table-cell table:style-name="ce3" table:formula="of:=VLOOKUP([.A9];[$'FebMarch 2024'.K$1:.M$1048576];3;0)" office:value-type="float" office:value="8.5" calcext:value-type="float">
            <text:p>8.5</text:p>
          </table:table-cell>
          <table:table-cell table:style-name="ce3" table:formula="of:=SUMIF([$'FebMarch 2024'.C$1:.C$1048576];[.A9];[$'FebMarch 2024'.J$1:.J$1048576])+SUMIF([$'FebMarch 2024'.D$1:.D$1048576];[.A9];[$'FebMarch 2024'.J$1:.J$1048576])+SUMIF([$'FebMarch 2024'.G$1:.G$1048576];[.A9];[$'FebMarch 2024'.J$1:.J$1048576])+SUMIF([$'FebMarch 2024'.H$1:.H$1048576];[.A9];[$'FebMarch 2024'.J$1:.J$1048576])" office:value-type="float" office:value="15.5" calcext:value-type="float">
            <text:p>15.5</text:p>
          </table:table-cell>
          <table:table-cell table:style-name="ce12" table:formula="of:=VLOOKUP([.$A9];[$Data.$A$1:.$H$1048576];6;0)" office:value-type="float" office:value="60" calcext:value-type="float">
            <text:p>60 </text:p>
          </table:table-cell>
          <table:table-cell table:style-name="ce12" table:formula="of:=VLOOKUP([.$A9];[$Data.$A$1:.$H$1048576];7;0)" office:value-type="float" office:value="70" calcext:value-type="float">
            <text:p>70 </text:p>
          </table:table-cell>
          <table:table-cell table:style-name="ce12" table:formula="of:=[.H9]+[.G9]" office:value-type="float" office:value="130" calcext:value-type="float">
            <text:p>130 </text:p>
          </table:table-cell>
          <table:table-cell table:style-name="ce12" table:formula="of:=VLOOKUP([.$A9];[$Data.$A$1:.$H$1048576];8;0)" office:value-type="float" office:value="-10" calcext:value-type="float">
            <text:p>(10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SG</text:p>
          </table:table-cell>
          <table:table-cell table:style-name="ce6" table:formula="of:=VLOOKUP([.$A10];[$Data.$A$1:.$H$1048576];2;0)" office:value-type="percentage" office:value="0.303030303" calcext:value-type="percentage">
            <text:p>30.30%</text:p>
          </table:table-cell>
          <table:table-cell table:style-name="ce6" table:formula="of:=[.G10]/[.I10]" office:value-type="percentage" office:value="0.404109589041096" calcext:value-type="percentage">
            <text:p>40.41%</text:p>
          </table:table-cell>
          <table:table-cell table:style-name="ce3" table:formula="of:=VLOOKUP([.A10];[$'FebMarch 2024'.K$1:.M$1048576];2;0)" office:value-type="float" office:value="5" calcext:value-type="float">
            <text:p>5</text:p>
          </table:table-cell>
          <table:table-cell table:style-name="ce3" table:formula="of:=VLOOKUP([.A10];[$'FebMarch 2024'.K$1:.M$1048576];3;0)" office:value-type="float" office:value="11.5" calcext:value-type="float">
            <text:p>11.5</text:p>
          </table:table-cell>
          <table:table-cell table:style-name="ce3" table:formula="of:=SUMIF([$'FebMarch 2024'.C$1:.C$1048576];[.A10];[$'FebMarch 2024'.J$1:.J$1048576])+SUMIF([$'FebMarch 2024'.D$1:.D$1048576];[.A10];[$'FebMarch 2024'.J$1:.J$1048576])+SUMIF([$'FebMarch 2024'.G$1:.G$1048576];[.A10];[$'FebMarch 2024'.J$1:.J$1048576])+SUMIF([$'FebMarch 2024'.H$1:.H$1048576];[.A10];[$'FebMarch 2024'.J$1:.J$1048576])" office:value-type="float" office:value="16.5" calcext:value-type="float">
            <text:p>16.5</text:p>
          </table:table-cell>
          <table:table-cell table:style-name="ce12" table:formula="of:=VLOOKUP([.$A10];[$Data.$A$1:.$H$1048576];6;0)" office:value-type="float" office:value="59" calcext:value-type="float">
            <text:p>59 </text:p>
          </table:table-cell>
          <table:table-cell table:style-name="ce12" table:formula="of:=VLOOKUP([.$A10];[$Data.$A$1:.$H$1048576];7;0)" office:value-type="float" office:value="87" calcext:value-type="float">
            <text:p>87 </text:p>
          </table:table-cell>
          <table:table-cell table:style-name="ce12" table:formula="of:=[.H10]+[.G10]" office:value-type="float" office:value="146" calcext:value-type="float">
            <text:p>146 </text:p>
          </table:table-cell>
          <table:table-cell table:style-name="ce12" table:formula="of:=VLOOKUP([.$A10];[$Data.$A$1:.$H$1048576];8;0)" office:value-type="float" office:value="-28" calcext:value-type="float">
            <text:p>(28)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DT</text:p>
          </table:table-cell>
          <table:table-cell table:style-name="ce6" table:formula="of:=VLOOKUP([.$A11];[$Data.$A$1:.$H$1048576];2;0)" office:value-type="percentage" office:value="0.2857142857" calcext:value-type="percentage">
            <text:p>28.57%</text:p>
          </table:table-cell>
          <table:table-cell table:style-name="ce6" table:formula="of:=[.G11]/[.I11]" office:value-type="percentage" office:value="0.375" calcext:value-type="percentage">
            <text:p>37.50%</text:p>
          </table:table-cell>
          <table:table-cell table:style-name="ce3" table:formula="of:=VLOOKUP([.A11];[$'FebMarch 2024'.K$1:.M$1048576];2;0)" office:value-type="float" office:value="3" calcext:value-type="float">
            <text:p>3</text:p>
          </table:table-cell>
          <table:table-cell table:style-name="ce3" table:formula="of:=VLOOKUP([.A11];[$'FebMarch 2024'.K$1:.M$1048576];3;0)" office:value-type="float" office:value="7.5" calcext:value-type="float">
            <text:p>7.5</text:p>
          </table:table-cell>
          <table:table-cell table:style-name="ce3" table:formula="of:=SUMIF([$'FebMarch 2024'.C$1:.C$1048576];[.A11];[$'FebMarch 2024'.J$1:.J$1048576])+SUMIF([$'FebMarch 2024'.D$1:.D$1048576];[.A11];[$'FebMarch 2024'.J$1:.J$1048576])+SUMIF([$'FebMarch 2024'.G$1:.G$1048576];[.A11];[$'FebMarch 2024'.J$1:.J$1048576])+SUMIF([$'FebMarch 2024'.H$1:.H$1048576];[.A11];[$'FebMarch 2024'.J$1:.J$1048576])" office:value-type="float" office:value="10.5" calcext:value-type="float">
            <text:p>10.5</text:p>
          </table:table-cell>
          <table:table-cell table:style-name="ce12" table:formula="of:=VLOOKUP([.$A11];[$Data.$A$1:.$H$1048576];6;0)" office:value-type="float" office:value="33" calcext:value-type="float">
            <text:p>33 </text:p>
          </table:table-cell>
          <table:table-cell table:style-name="ce12" table:formula="of:=VLOOKUP([.$A11];[$Data.$A$1:.$H$1048576];7;0)" office:value-type="float" office:value="55" calcext:value-type="float">
            <text:p>55 </text:p>
          </table:table-cell>
          <table:table-cell table:style-name="ce12" table:formula="of:=[.H11]+[.G11]" office:value-type="float" office:value="88" calcext:value-type="float">
            <text:p>88 </text:p>
          </table:table-cell>
          <table:table-cell table:style-name="ce12" table:formula="of:=VLOOKUP([.$A11];[$Data.$A$1:.$H$1048576];8;0)" office:value-type="float" office:value="-22" calcext:value-type="float">
            <text:p>(22)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Kita</text:p>
          </table:table-cell>
          <table:table-cell table:style-name="ce7" table:formula="of:=VLOOKUP([.$A12];[$Data.$A$1:.$H$1048576];2;0)" office:value-type="percentage" office:value="0.25" calcext:value-type="percentage">
            <text:p>25.00%</text:p>
          </table:table-cell>
          <table:table-cell table:style-name="ce7" table:formula="of:=[.G12]/[.I12]" office:value-type="percentage" office:value="0.359375" calcext:value-type="percentage">
            <text:p>35.94%</text:p>
          </table:table-cell>
          <table:table-cell table:style-name="ce4" table:formula="of:=VLOOKUP([.A12];[$'FebMarch 2024'.K$1:.M$1048576];2;0)" office:value-type="float" office:value="2" calcext:value-type="float">
            <text:p>2</text:p>
          </table:table-cell>
          <table:table-cell table:style-name="ce4" table:formula="of:=VLOOKUP([.A12];[$'FebMarch 2024'.K$1:.M$1048576];3;0)" office:value-type="float" office:value="6" calcext:value-type="float">
            <text:p>6</text:p>
          </table:table-cell>
          <table:table-cell table:style-name="ce4" table:formula="of:=SUMIF([$'FebMarch 2024'.C$1:.C$1048576];[.A12];[$'FebMarch 2024'.J$1:.J$1048576])+SUMIF([$'FebMarch 2024'.D$1:.D$1048576];[.A12];[$'FebMarch 2024'.J$1:.J$1048576])+SUMIF([$'FebMarch 2024'.G$1:.G$1048576];[.A12];[$'FebMarch 2024'.J$1:.J$1048576])+SUMIF([$'FebMarch 2024'.H$1:.H$1048576];[.A12];[$'FebMarch 2024'.J$1:.J$1048576])" office:value-type="float" office:value="8" calcext:value-type="float">
            <text:p>8</text:p>
          </table:table-cell>
          <table:table-cell table:style-name="ce13" table:formula="of:=VLOOKUP([.$A12];[$Data.$A$1:.$H$1048576];6;0)" office:value-type="float" office:value="23" calcext:value-type="float">
            <text:p>23 </text:p>
          </table:table-cell>
          <table:table-cell table:style-name="ce13" table:formula="of:=VLOOKUP([.$A12];[$Data.$A$1:.$H$1048576];7;0)" office:value-type="float" office:value="41" calcext:value-type="float">
            <text:p>41 </text:p>
          </table:table-cell>
          <table:table-cell table:style-name="ce13" table:formula="of:=[.H12]+[.G12]" office:value-type="float" office:value="64" calcext:value-type="float">
            <text:p>64 </text:p>
          </table:table-cell>
          <table:table-cell table:style-name="ce13" table:formula="of:=VLOOKUP([.$A12];[$Data.$A$1:.$H$1048576];8;0)" office:value-type="float" office:value="-18" calcext:value-type="float">
            <text:p>(18)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adol</text:p>
          </table:table-cell>
          <table:table-cell table:style-name="ce7" table:formula="of:=VLOOKUP([.$A13];[$Data.$A$1:.$H$1048576];2;0)" office:value-type="percentage" office:value="0.2" calcext:value-type="percentage">
            <text:p>20.00%</text:p>
          </table:table-cell>
          <table:table-cell table:style-name="ce7" table:formula="of:=[.G13]/[.I13]" office:value-type="percentage" office:value="0.263157894736842" calcext:value-type="percentage">
            <text:p>26.32%</text:p>
          </table:table-cell>
          <table:table-cell table:style-name="ce4" table:formula="of:=VLOOKUP([.A13];[$'FebMarch 2024'.K$1:.M$1048576];2;0)" office:value-type="float" office:value="1" calcext:value-type="float">
            <text:p>1</text:p>
          </table:table-cell>
          <table:table-cell table:style-name="ce4" table:formula="of:=VLOOKUP([.A13];[$'FebMarch 2024'.K$1:.M$1048576];3;0)" office:value-type="float" office:value="4" calcext:value-type="float">
            <text:p>4</text:p>
          </table:table-cell>
          <table:table-cell table:style-name="ce4" table:formula="of:=SUMIF([$'FebMarch 2024'.C$1:.C$1048576];[.A13];[$'FebMarch 2024'.J$1:.J$1048576])+SUMIF([$'FebMarch 2024'.D$1:.D$1048576];[.A13];[$'FebMarch 2024'.J$1:.J$1048576])+SUMIF([$'FebMarch 2024'.G$1:.G$1048576];[.A13];[$'FebMarch 2024'.J$1:.J$1048576])+SUMIF([$'FebMarch 2024'.H$1:.H$1048576];[.A13];[$'FebMarch 2024'.J$1:.J$1048576])" office:value-type="float" office:value="5" calcext:value-type="float">
            <text:p>5</text:p>
          </table:table-cell>
          <table:table-cell table:style-name="ce13" table:formula="of:=VLOOKUP([.$A13];[$Data.$A$1:.$H$1048576];6;0)" office:value-type="float" office:value="10" calcext:value-type="float">
            <text:p>10 </text:p>
          </table:table-cell>
          <table:table-cell table:style-name="ce13" table:formula="of:=VLOOKUP([.$A13];[$Data.$A$1:.$H$1048576];7;0)" office:value-type="float" office:value="28" calcext:value-type="float">
            <text:p>28 </text:p>
          </table:table-cell>
          <table:table-cell table:style-name="ce13" table:formula="of:=[.H13]+[.G13]" office:value-type="float" office:value="38" calcext:value-type="float">
            <text:p>38 </text:p>
          </table:table-cell>
          <table:table-cell table:style-name="ce13" table:formula="of:=VLOOKUP([.$A13];[$Data.$A$1:.$H$1048576];8;0)" office:value-type="float" office:value="-18" calcext:value-type="float">
            <text:p>(18)</text:p>
          </table:table-cell>
          <table:table-cell table:number-columns-repeated="1014"/>
        </table:table-row>
        <table:table-row table:style-name="ro1">
          <table:table-cell/>
          <table:table-cell table:style-name="ce5" table:number-columns-repeated="2"/>
          <table:table-cell table:style-name="ce8" table:number-columns-repeated="2"/>
          <table:table-cell table:style-name="ce10" table:number-columns-repeated="5"/>
          <table:table-cell table:number-columns-repeated="1014"/>
        </table:table-row>
        <table:table-row table:style-name="ro1">
          <table:table-cell/>
          <table:table-cell table:style-name="ce8" table:number-columns-repeated="4"/>
          <table:table-cell table:style-name="ce10" table:number-columns-repeated="5"/>
          <table:table-cell table:number-columns-repeated="1014"/>
        </table:table-row>
        <table:table-row table:style-name="ro2" table:number-rows-repeated="2">
          <table:table-cell table:number-columns-repeated="3"/>
          <table:table-cell table:style-name="ce8" table:number-columns-repeated="2"/>
          <table:table-cell table:style-name="ce10" table:number-columns-repeated="5"/>
          <table:table-cell table:number-columns-repeated="1014"/>
        </table:table-row>
        <table:table-row table:style-name="ro2" table:number-rows-repeated="2">
          <table:table-cell/>
          <table:table-cell table:style-name="ce5" table:number-columns-repeated="2"/>
          <table:table-cell table:style-name="ce8" table:number-columns-repeated="2"/>
          <table:table-cell table:style-name="ce10" table:number-columns-repeated="5"/>
          <table:table-cell table:number-columns-repeated="1014"/>
        </table:table-row>
        <table:table-row table:style-name="ro2">
          <table:table-cell/>
          <table:table-cell table:style-name="ce5" table:number-columns-repeated="2"/>
          <table:table-cell table:style-name="ce8"/>
          <table:table-cell table:style-name="ce9" office:value-type="string" calcext:value-type="string">
            <text:p><text:s/></text:p>
          </table:table-cell>
          <table:table-cell table:style-name="ce10" table:number-columns-repeated="5"/>
          <table:table-cell table:number-columns-repeated="1014"/>
        </table:table-row>
        <table:table-row table:style-name="ro2" table:number-rows-repeated="200">
          <table:table-cell/>
          <table:table-cell table:style-name="ce5" table:number-columns-repeated="2"/>
          <table:table-cell table:style-name="ce8" table:number-columns-repeated="2"/>
          <table:table-cell table:style-name="ce10" table:number-columns-repeated="5"/>
          <table:table-cell table:number-columns-repeated="101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Individual.$A$1" table:cell-range-address="$Individual.$A$3:.$P$13"/>
        </table:named-expressions>
      </table:table>
      <table:table table:name="FebMarch 2024" table:style-name="ta2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visibility="collapse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6" table:number-columns-repeated="11" table:default-cell-style-name="Default"/>
        <table:table-column table:style-name="co2" table:number-columns-repeated="999" table:default-cell-style-name="Default"/>
        <table:table-row table:style-name="ro1">
          <table:table-cell table:number-columns-repeated="2"/>
          <table:table-cell table:style-name="ce8" office:value-type="string" calcext:value-type="string">
            <text:p>Tennis League 2024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8" office:value-type="string" calcext:value-type="string">
            <text:p>Winners</text:p>
          </table:table-cell>
          <table:table-cell table:style-name="ce8" office:value-type="string" calcext:value-type="string">
            <text:p>Losers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Location</text:p>
          </table:table-cell>
          <table:table-cell table:number-columns-repeated="1020"/>
        </table:table-row>
        <table:table-row table:style-name="ro1">
          <table:table-cell table:style-name="ce14" table:number-columns-repeated="2"/>
          <table:table-cell table:style-name="ce14" office:value-type="date" office:date-value="2024-02-02" calcext:value-type="date">
            <text:p>2024/2/2</text:p>
          </table:table-cell>
          <table:table-cell table:style-name="ce8" office:value-type="string" calcext:value-type="string">
            <text:p>LRC</text:p>
          </table:table-cell>
          <table:table-cell table:number-columns-repeated="1020"/>
        </table:table-row>
        <table:table-row table:style-name="ro1">
          <table:table-cell table:style-name="ce15" table:number-columns-repeated="2"/>
          <table:table-cell table:style-name="ce21" office:value-type="string" calcext:value-type="string" table:number-columns-spanned="2" table:number-rows-spanned="1">
            <text:p>Pair 1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Score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Pair 2</text:p>
          </table:table-cell>
          <table:covered-table-cell table:style-name="ce26"/>
          <table:table-cell/>
          <table:table-cell table:style-name="ce8" table:formula="of:=IF(ISNUMBER([.E5]);IF([.E5]&lt;6;0.5;1);0)" office:value-type="float" office:value="0" calcext:value-type="float">
            <text:p>0</text:p>
          </table:table-cell>
          <table:table-cell table:style-name="ce32" office:value-type="string" calcext:value-type="string">
            <text:p>Player</text:p>
          </table:table-cell>
          <table:table-cell table:style-name="ce32" office:value-type="string" calcext:value-type="string">
            <text:p>No. of Sets Won</text:p>
          </table:table-cell>
          <table:table-cell table:style-name="ce32" office:value-type="string" calcext:value-type="string">
            <text:p>No of Sets Lost</text:p>
          </table:table-cell>
          <table:table-cell table:style-name="ce32" office:value-type="string" calcext:value-type="string">
            <text:p>Games Differences</text:p>
          </table:table-cell>
          <table:table-cell table:number-columns-repeated="1010"/>
        </table:table-row>
        <table:table-row table:style-name="ro1">
          <table:table-cell table:style-name="ce16" table:formula="of:=[.C6]&amp;&quot; &amp; &quot;&amp;[.D6]" office:value-type="string" office:string-value="WM &amp; SG" calcext:value-type="string">
            <text:p>WM &amp; SG</text:p>
          </table:table-cell>
          <table:table-cell table:style-name="ce18" table:formula="of:=[.G6]&amp;&quot; &amp; &quot;&amp;[.H6]" office:value-type="string" office:string-value="Chi &amp; Mike" calcext:value-type="string">
            <text:p>Chi &amp; Mike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SG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string" calcext:value-type="string">
            <text:p>Mike</text:p>
          </table:table-cell>
          <table:table-cell/>
          <table:table-cell table:style-name="ce8" table:formula="of:=IF(ISNUMBER([.E6]);IF([.E6]&lt;6;0.5;1);0)" office:value-type="float" office:value="1" calcext:value-type="float">
            <text:p>1</text:p>
          </table:table-cell>
          <table:table-cell table:style-name="ce32" office:value-type="string" calcext:value-type="string">
            <text:p>WM</text:p>
          </table:table-cell>
          <table:table-cell table:style-name="ce32" table:formula="of:=SUMIF([.C$1:.C$1048576];[.K6];[.J$1:.J$1048576])+SUMIF([.D$1:.D$1048576];[.K6];[.J$1:.J$1048576])" office:value-type="float" office:value="37.5" calcext:value-type="float">
            <text:p>37.5</text:p>
          </table:table-cell>
          <table:table-cell table:style-name="ce32" table:formula="of:=SUMIF([.G$1:.G$1048576];[.K6];[.J$1:.J$1048576])+SUMIF([.H$1:.H$1048576];[.K6];[.J$1:.J$1048576])" office:value-type="float" office:value="2" calcext:value-type="float">
            <text:p>2</text:p>
          </table:table-cell>
          <table:table-cell table:style-name="ce34" table:formula="of:=SUMIF([.C$1:.C$1048576]; [.$K6];[.E$1:.E$1048576])+SUMIF([.D$1:.D$1048576]; [.$K6]; [.E$1:.E$1048576])+SUMIF([.G$1:.G$1048576]; [.$K6];[.F$1:.F$1048576])+SUMIF([.H$1:.H$1048576]; [.$K6]; [.F$1:.F$1048576])-SUMIF([.C$1:.C$1048576]; [.$K6];[.F$1:.F$1048576])-SUMIF([.D$1:.D$1048576]; [.$K6]; [.F$1:.F$1048576])-SUMIF([.G$1:.G$1048576]; [.$K6];[.E$1:.E$1048576])-SUMIF([.H$1:.H$1048576]; [.$K6]; [.E$1:.E$1048576])" office:value-type="float" office:value="118" calcext:value-type="float">
            <text:p>118 </text:p>
          </table:table-cell>
          <table:table-cell table:number-columns-repeated="1010"/>
        </table:table-row>
        <table:table-row table:style-name="ro1">
          <table:table-cell table:style-name="ce16" table:formula="of:=[.C7]&amp;&quot; &amp; &quot;&amp;[.D7]" office:value-type="string" office:string-value="WM &amp; Mike" calcext:value-type="string">
            <text:p>WM &amp; Mike</text:p>
          </table:table-cell>
          <table:table-cell table:style-name="ce18" table:formula="of:=[.G7]&amp;&quot; &amp; &quot;&amp;[.H7]" office:value-type="string" office:string-value="Chi &amp; SG" calcext:value-type="string">
            <text:p>Chi &amp; SG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Mike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string" calcext:value-type="string">
            <text:p>SG</text:p>
          </table:table-cell>
          <table:table-cell/>
          <table:table-cell table:style-name="ce8" table:formula="of:=IF(ISNUMBER([.E7]);IF([.E7]&lt;6;0.5;1);0)" office:value-type="float" office:value="1" calcext:value-type="float">
            <text:p>1</text:p>
          </table:table-cell>
          <table:table-cell table:style-name="ce32" office:value-type="string" calcext:value-type="string">
            <text:p>SG</text:p>
          </table:table-cell>
          <table:table-cell table:style-name="ce32" table:formula="of:=SUMIF([.C$1:.C$1048576];[.K7];[.J$1:.J$1048576])+SUMIF([.D$1:.D$1048576];[.K7];[.J$1:.J$1048576])" office:value-type="float" office:value="5" calcext:value-type="float">
            <text:p>5</text:p>
          </table:table-cell>
          <table:table-cell table:style-name="ce32" table:formula="of:=SUMIF([.G$1:.G$1048576];[.K7];[.J$1:.J$1048576])+SUMIF([.H$1:.H$1048576];[.K7];[.J$1:.J$1048576])" office:value-type="float" office:value="11.5" calcext:value-type="float">
            <text:p>11.5</text:p>
          </table:table-cell>
          <table:table-cell table:style-name="ce34" table:formula="of:=SUMIF([.C$1:.C$1048576];[.$K7];[.E$1:.E$1048576])+SUMIF([.D$1:.D$1048576];[.$K7];[.E$1:.E$1048576])+SUMIF([.G$1:.G$1048576];[.$K7];[.F$1:.F$1048576])+SUMIF([.H$1:.H$1048576];[.$K7];[.F$1:.F$1048576])-SUMIF([.C$1:.C$1048576];[.$K7];[.F$1:.F$1048576])-SUMIF([.D$1:.D$1048576];[.$K7];[.F$1:.F$1048576])-SUMIF([.G$1:.G$1048576];[.$K7];[.E$1:.E$1048576])-SUMIF([.H$1:.H$1048576];[.$K7];[.E$1:.E$1048576])" office:value-type="float" office:value="-28" calcext:value-type="float">
            <text:p>(28)</text:p>
          </table:table-cell>
          <table:table-cell table:number-columns-repeated="1010"/>
        </table:table-row>
        <table:table-row table:style-name="ro1">
          <table:table-cell table:style-name="ce16" table:formula="of:=[.C8]&amp;&quot; &amp; &quot;&amp;[.D8]" office:value-type="string" office:string-value="WM &amp; Chi" calcext:value-type="string">
            <text:p>WM &amp; Chi</text:p>
          </table:table-cell>
          <table:table-cell table:style-name="ce18" table:formula="of:=[.G8]&amp;&quot; &amp; &quot;&amp;[.H8]" office:value-type="string" office:string-value="SG &amp; Mike" calcext:value-type="string">
            <text:p>SG &amp; Mike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SG</text:p>
          </table:table-cell>
          <table:table-cell table:style-name="ce22" office:value-type="string" calcext:value-type="string">
            <text:p>Mike</text:p>
          </table:table-cell>
          <table:table-cell/>
          <table:table-cell table:style-name="ce8" table:formula="of:=IF(ISNUMBER([.E8]);IF([.E8]&lt;6;0.5;1);0)" office:value-type="float" office:value="1" calcext:value-type="float">
            <text:p>1</text:p>
          </table:table-cell>
          <table:table-cell table:style-name="ce32" office:value-type="string" calcext:value-type="string">
            <text:p>Mike</text:p>
          </table:table-cell>
          <table:table-cell table:style-name="ce32" table:formula="of:=SUMIF([.C$1:.C$1048576];[.K8];[.J$1:.J$1048576])+SUMIF([.D$1:.D$1048576];[.K8];[.J$1:.J$1048576])" office:value-type="float" office:value="8.5" calcext:value-type="float">
            <text:p>8.5</text:p>
          </table:table-cell>
          <table:table-cell table:style-name="ce32" table:formula="of:=SUMIF([.G$1:.G$1048576];[.K8];[.J$1:.J$1048576])+SUMIF([.H$1:.H$1048576];[.K8];[.J$1:.J$1048576])" office:value-type="float" office:value="10" calcext:value-type="float">
            <text:p>10</text:p>
          </table:table-cell>
          <table:table-cell table:style-name="ce34" table:formula="of:=SUMIF([.C$1:.C$1048576];[.$K8];[.E$1:.E$1048576])+SUMIF([.D$1:.D$1048576];[.$K8];[.E$1:.E$1048576])+SUMIF([.G$1:.G$1048576];[.$K8];[.F$1:.F$1048576])+SUMIF([.H$1:.H$1048576];[.$K8];[.F$1:.F$1048576])-SUMIF([.C$1:.C$1048576];[.$K8];[.F$1:.F$1048576])-SUMIF([.D$1:.D$1048576];[.$K8];[.F$1:.F$1048576])-SUMIF([.G$1:.G$1048576];[.$K8];[.E$1:.E$1048576])-SUMIF([.H$1:.H$1048576];[.$K8];[.E$1:.E$1048576])" office:value-type="float" office:value="-11" calcext:value-type="float">
            <text:p>(11)</text:p>
          </table:table-cell>
          <table:table-cell table:number-columns-repeated="1010"/>
        </table:table-row>
        <table:table-row table:style-name="ro1">
          <table:table-cell table:style-name="ce16" table:formula="of:=[.C9]&amp;&quot; &amp; &quot;&amp;[.D9]" office:value-type="string" office:string-value=" &amp; " calcext:value-type="string">
            <text:p><text:s/>&amp; </text:p>
          </table:table-cell>
          <table:table-cell table:style-name="ce18" table:formula="of:=[.G9]&amp;&quot; &amp; &quot;&amp;[.H9]" office:value-type="string" office:string-value=" &amp; " calcext:value-type="string">
            <text:p><text:s/>&amp; </text:p>
          </table:table-cell>
          <table:table-cell table:number-columns-repeated="7"/>
          <table:table-cell table:style-name="ce8" table:formula="of:=IF(ISNUMBER([.E9]);IF([.E9]&lt;6;0.5;1);0)" office:value-type="float" office:value="0" calcext:value-type="float">
            <text:p>0</text:p>
          </table:table-cell>
          <table:table-cell table:style-name="ce32" office:value-type="string" calcext:value-type="string">
            <text:p>Chi</text:p>
          </table:table-cell>
          <table:table-cell table:style-name="ce32" table:formula="of:=SUMIF([.C$1:.C$1048576];[.K9];[.J$1:.J$1048576])+SUMIF([.D$1:.D$1048576];[.K9];[.J$1:.J$1048576])" office:value-type="float" office:value="14" calcext:value-type="float">
            <text:p>14</text:p>
          </table:table-cell>
          <table:table-cell table:style-name="ce32" table:formula="of:=SUMIF([.G$1:.G$1048576];[.K9];[.J$1:.J$1048576])+SUMIF([.H$1:.H$1048576];[.K9];[.J$1:.J$1048576])" office:value-type="float" office:value="29" calcext:value-type="float">
            <text:p>29</text:p>
          </table:table-cell>
          <table:table-cell table:style-name="ce34" table:formula="of:=SUMIF([.C$1:.C$1048576];[.$K9];[.E$1:.E$1048576])+SUMIF([.D$1:.D$1048576];[.$K9];[.E$1:.E$1048576])+SUMIF([.G$1:.G$1048576];[.$K9];[.F$1:.F$1048576])+SUMIF([.H$1:.H$1048576];[.$K9];[.F$1:.F$1048576])-SUMIF([.C$1:.C$1048576];[.$K9];[.F$1:.F$1048576])-SUMIF([.D$1:.D$1048576];[.$K9];[.F$1:.F$1048576])-SUMIF([.G$1:.G$1048576];[.$K9];[.E$1:.E$1048576])-SUMIF([.H$1:.H$1048576];[.$K9];[.E$1:.E$1048576])" office:value-type="float" office:value="-31" calcext:value-type="float">
            <text:p>(31)</text:p>
          </table:table-cell>
          <table:table-cell table:number-columns-repeated="1010"/>
        </table:table-row>
        <table:table-row table:style-name="ro1">
          <table:table-cell table:style-name="ce16" table:formula="of:=[.C10]&amp;&quot; &amp; &quot;&amp;[.D10]" office:value-type="string" office:string-value=" &amp; " calcext:value-type="string">
            <text:p><text:s/>&amp; </text:p>
          </table:table-cell>
          <table:table-cell table:style-name="ce18" table:formula="of:=[.G10]&amp;&quot; &amp; &quot;&amp;[.H10]" office:value-type="string" office:string-value=" &amp; " calcext:value-type="string">
            <text:p><text:s/>&amp; </text:p>
          </table:table-cell>
          <table:table-cell table:number-columns-repeated="7"/>
          <table:table-cell table:style-name="ce8" table:formula="of:=IF(ISNUMBER([.E10]);IF([.E10]&lt;6;0.5;1);0)" office:value-type="float" office:value="0" calcext:value-type="float">
            <text:p>0</text:p>
          </table:table-cell>
          <table:table-cell table:style-name="ce32" office:value-type="string" calcext:value-type="string">
            <text:p>DT</text:p>
          </table:table-cell>
          <table:table-cell table:style-name="ce32" table:formula="of:=SUMIF([.C$1:.C$1048576];[.K10];[.J$1:.J$1048576])+SUMIF([.D$1:.D$1048576];[.K10];[.J$1:.J$1048576])" office:value-type="float" office:value="3" calcext:value-type="float">
            <text:p>3</text:p>
          </table:table-cell>
          <table:table-cell table:style-name="ce32" table:formula="of:=SUMIF([.G$1:.G$1048576];[.K10];[.J$1:.J$1048576])+SUMIF([.H$1:.H$1048576];[.K10];[.J$1:.J$1048576])" office:value-type="float" office:value="7.5" calcext:value-type="float">
            <text:p>7.5</text:p>
          </table:table-cell>
          <table:table-cell table:style-name="ce34" table:formula="of:=SUMIF([.C$1:.C$1048576];[.$K10];[.E$1:.E$1048576])+SUMIF([.D$1:.D$1048576];[.$K10];[.E$1:.E$1048576])+SUMIF([.G$1:.G$1048576];[.$K10];[.F$1:.F$1048576])+SUMIF([.H$1:.H$1048576];[.$K10];[.F$1:.F$1048576])-SUMIF([.C$1:.C$1048576];[.$K10];[.F$1:.F$1048576])-SUMIF([.D$1:.D$1048576];[.$K10];[.F$1:.F$1048576])-SUMIF([.G$1:.G$1048576];[.$K10];[.E$1:.E$1048576])-SUMIF([.H$1:.H$1048576];[.$K10];[.E$1:.E$1048576])" office:value-type="float" office:value="-22" calcext:value-type="float">
            <text:p>(22)</text:p>
          </table:table-cell>
          <table:table-cell table:number-columns-repeated="1010"/>
        </table:table-row>
        <table:table-row table:style-name="ro1">
          <table:table-cell table:style-name="ce16" table:formula="of:=[.C11]&amp;&quot; &amp; &quot;&amp;[.D11]" office:value-type="string" office:string-value=" &amp; " calcext:value-type="string">
            <text:p><text:s/>&amp; </text:p>
          </table:table-cell>
          <table:table-cell table:style-name="ce18" table:formula="of:=[.G11]&amp;&quot; &amp; &quot;&amp;[.H11]" office:value-type="string" office:string-value=" &amp; " calcext:value-type="string">
            <text:p><text:s/>&amp; </text:p>
          </table:table-cell>
          <table:table-cell table:number-columns-repeated="7"/>
          <table:table-cell table:style-name="ce8" table:formula="of:=IF(ISNUMBER([.E11]);IF([.E11]&lt;6;0.5;1);0)" office:value-type="float" office:value="0" calcext:value-type="float">
            <text:p>0</text:p>
          </table:table-cell>
          <table:table-cell table:style-name="ce32" office:value-type="string" calcext:value-type="string">
            <text:p>Kita</text:p>
          </table:table-cell>
          <table:table-cell table:style-name="ce32" table:formula="of:=SUMIF([.C$1:.C$1048576];[.K11];[.J$1:.J$1048576])+SUMIF([.D$1:.D$1048576];[.K11];[.J$1:.J$1048576])" office:value-type="float" office:value="2" calcext:value-type="float">
            <text:p>2</text:p>
          </table:table-cell>
          <table:table-cell table:style-name="ce32" table:formula="of:=SUMIF([.G$1:.G$1048576];[.K11];[.J$1:.J$1048576])+SUMIF([.H$1:.H$1048576];[.K11];[.J$1:.J$1048576])" office:value-type="float" office:value="6" calcext:value-type="float">
            <text:p>6</text:p>
          </table:table-cell>
          <table:table-cell table:style-name="ce34" table:formula="of:=SUMIF([.C$1:.C$1048576];[.$K11];[.E$1:.E$1048576])+SUMIF([.D$1:.D$1048576];[.$K11];[.E$1:.E$1048576])+SUMIF([.G$1:.G$1048576];[.$K11];[.F$1:.F$1048576])+SUMIF([.H$1:.H$1048576];[.$K11];[.F$1:.F$1048576])-SUMIF([.C$1:.C$1048576];[.$K11];[.F$1:.F$1048576])-SUMIF([.D$1:.D$1048576];[.$K11];[.F$1:.F$1048576])-SUMIF([.G$1:.G$1048576];[.$K11];[.E$1:.E$1048576])-SUMIF([.H$1:.H$1048576];[.$K11];[.E$1:.E$1048576])" office:value-type="float" office:value="-18" calcext:value-type="float">
            <text:p>(18)</text:p>
          </table:table-cell>
          <table:table-cell table:number-columns-repeated="1010"/>
        </table:table-row>
        <table:table-row table:style-name="ro1">
          <table:table-cell table:style-name="ce16" table:formula="of:=[.C12]&amp;&quot; &amp; &quot;&amp;[.D12]" office:value-type="string" office:string-value="Date &amp; Location" calcext:value-type="string">
            <text:p>Date &amp; Location</text:p>
          </table:table-cell>
          <table:table-cell table:style-name="ce18" table:formula="of:=[.G12]&amp;&quot; &amp; &quot;&amp;[.H12]" office:value-type="string" office:string-value=" &amp; " calcext:value-type="string">
            <text:p><text:s/>&amp; 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Location</text:p>
          </table:table-cell>
          <table:table-cell table:number-columns-repeated="5"/>
          <table:table-cell table:style-name="ce8" table:formula="of:=IF(ISNUMBER([.E12]);IF([.E12]&lt;6;0.5;1);0)" office:value-type="float" office:value="0" calcext:value-type="float">
            <text:p>0</text:p>
          </table:table-cell>
          <table:table-cell table:style-name="ce32" office:value-type="string" calcext:value-type="string">
            <text:p>Batty</text:p>
          </table:table-cell>
          <table:table-cell table:style-name="ce32" table:formula="of:=SUMIF([.C$1:.C$1048576];[.K12];[.J$1:.J$1048576])+SUMIF([.D$1:.D$1048576];[.K12];[.J$1:.J$1048576])" office:value-type="float" office:value="7" calcext:value-type="float">
            <text:p>7</text:p>
          </table:table-cell>
          <table:table-cell table:style-name="ce32" table:formula="of:=SUMIF([.G$1:.G$1048576];[.K12];[.J$1:.J$1048576])+SUMIF([.H$1:.H$1048576];[.K12];[.J$1:.J$1048576])" office:value-type="float" office:value="8.5" calcext:value-type="float">
            <text:p>8.5</text:p>
          </table:table-cell>
          <table:table-cell table:style-name="ce34" table:formula="of:=SUMIF([.C$1:.C$1048576]; [.$K12];[.E$1:.E$1048576])+SUMIF([.D$1:.D$1048576]; [.$K12]; [.E$1:.E$1048576])+SUMIF([.G$1:.G$1048576]; [.$K12];[.F$1:.F$1048576])+SUMIF([.H$1:.H$1048576]; [.$K12]; [.F$1:.F$1048576])-SUMIF([.C$1:.C$1048576]; [.$K12];[.F$1:.F$1048576])-SUMIF([.D$1:.D$1048576]; [.$K12]; [.F$1:.F$1048576])-SUMIF([.G$1:.G$1048576]; [.$K12];[.E$1:.E$1048576])-SUMIF([.H$1:.H$1048576]; [.$K12]; [.E$1:.E$1048576])" office:value-type="float" office:value="-10" calcext:value-type="float">
            <text:p>(10)</text:p>
          </table:table-cell>
          <table:table-cell table:number-columns-repeated="1010"/>
        </table:table-row>
        <table:table-row table:style-name="ro1">
          <table:table-cell table:style-name="ce16" table:formula="of:=[.C13]&amp;&quot; &amp; &quot;&amp;[.D13]" office:value-type="string" office:string-value="45327 &amp; LRC" calcext:value-type="string">
            <text:p>45327 &amp; LRC</text:p>
          </table:table-cell>
          <table:table-cell table:style-name="ce18" table:formula="of:=[.G13]&amp;&quot; &amp; &quot;&amp;[.H13]" office:value-type="string" office:string-value=" &amp; " calcext:value-type="string">
            <text:p><text:s/>&amp; </text:p>
          </table:table-cell>
          <table:table-cell table:style-name="ce14" office:value-type="date" office:date-value="2024-02-05" calcext:value-type="date">
            <text:p>2024/2/5</text:p>
          </table:table-cell>
          <table:table-cell table:style-name="ce8" office:value-type="string" calcext:value-type="string">
            <text:p>LRC</text:p>
          </table:table-cell>
          <table:table-cell table:number-columns-repeated="5"/>
          <table:table-cell table:style-name="ce8" table:formula="of:=IF(ISNUMBER([.E13]);IF([.E13]&lt;6;0.5;1);0)" office:value-type="float" office:value="0" calcext:value-type="float">
            <text:p>0</text:p>
          </table:table-cell>
          <table:table-cell table:style-name="ce32" office:value-type="string" calcext:value-type="string">
            <text:p>Mole</text:p>
          </table:table-cell>
          <table:table-cell table:style-name="ce32" table:formula="of:=SUMIF([.C$1:.C$1048576];[.K13];[.J$1:.J$1048576])+SUMIF([.D$1:.D$1048576];[.K13];[.J$1:.J$1048576])" office:value-type="float" office:value="7" calcext:value-type="float">
            <text:p>7</text:p>
          </table:table-cell>
          <table:table-cell table:style-name="ce32" table:formula="of:=SUMIF([.G$1:.G$1048576];[.K13];[.J$1:.J$1048576])+SUMIF([.H$1:.H$1048576];[.K13];[.J$1:.J$1048576])" office:value-type="float" office:value="2" calcext:value-type="float">
            <text:p>2</text:p>
          </table:table-cell>
          <table:table-cell table:style-name="ce34" table:formula="of:=SUMIF([.C$1:.C$1048576];[.$K13];[.E$1:.E$1048576])+SUMIF([.D$1:.D$1048576];[.$K13];[.E$1:.E$1048576])+SUMIF([.G$1:.G$1048576];[.$K13];[.F$1:.F$1048576])+SUMIF([.H$1:.H$1048576];[.$K13];[.F$1:.F$1048576])-SUMIF([.C$1:.C$1048576];[.$K13];[.F$1:.F$1048576])-SUMIF([.D$1:.D$1048576];[.$K13];[.F$1:.F$1048576])-SUMIF([.G$1:.G$1048576];[.$K13];[.E$1:.E$1048576])-SUMIF([.H$1:.H$1048576];[.$K13];[.E$1:.E$1048576])" office:value-type="float" office:value="20" calcext:value-type="float">
            <text:p>20 </text:p>
          </table:table-cell>
          <table:table-cell table:number-columns-repeated="1010"/>
        </table:table-row>
        <table:table-row table:style-name="ro1">
          <table:table-cell table:style-name="ce16" table:formula="of:=[.C14]&amp;&quot; &amp; &quot;&amp;[.D14]" office:value-type="string" office:string-value="Pair 1 &amp; " calcext:value-type="string">
            <text:p>Pair 1 &amp; </text:p>
          </table:table-cell>
          <table:table-cell table:style-name="ce18" table:formula="of:=[.G14]&amp;&quot; &amp; &quot;&amp;[.H14]" office:value-type="string" office:string-value="Pair 2 &amp; " calcext:value-type="string">
            <text:p>Pair 2 &amp; </text:p>
          </table:table-cell>
          <table:table-cell table:style-name="ce21" office:value-type="string" calcext:value-type="string" table:number-columns-spanned="2" table:number-rows-spanned="1">
            <text:p>Pair 1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Score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Pair 2</text:p>
          </table:table-cell>
          <table:covered-table-cell table:style-name="ce26"/>
          <table:table-cell/>
          <table:table-cell table:style-name="ce8" table:formula="of:=IF(ISNUMBER([.E14]);IF([.E14]&lt;6;0.5;1);0)" office:value-type="float" office:value="0" calcext:value-type="float">
            <text:p>0</text:p>
          </table:table-cell>
          <table:table-cell table:style-name="ce33" office:value-type="string" calcext:value-type="string">
            <text:p>Andrew</text:p>
          </table:table-cell>
          <table:table-cell table:style-name="ce32" table:formula="of:=SUMIF([.C$1:.C$1048576];[.K14];[.J$1:.J$1048576])+SUMIF([.D$1:.D$1048576];[.K14];[.J$1:.J$1048576])" office:value-type="float" office:value="12" calcext:value-type="float">
            <text:p>12</text:p>
          </table:table-cell>
          <table:table-cell table:style-name="ce32" table:formula="of:=SUMIF([.G$1:.G$1048576];[.K14];[.J$1:.J$1048576])+SUMIF([.H$1:.H$1048576];[.K14];[.J$1:.J$1048576])" office:value-type="float" office:value="15" calcext:value-type="float">
            <text:p>15</text:p>
          </table:table-cell>
          <table:table-cell table:style-name="ce35" table:formula="of:=SUMIF([.C$1:.C$1048576]; [.$K14];[.E$1:.E$1048576])+SUMIF([.D$1:.D$1048576]; [.$K14]; [.E$1:.E$1048576])+SUMIF([.G$1:.G$1048576]; [.$K14];[.F$1:.F$1048576])+SUMIF([.H$1:.H$1048576]; [.$K14]; [.F$1:.F$1048576])-SUMIF([.C$1:.C$1048576]; [.$K14];[.F$1:.F$1048576])-SUMIF([.D$1:.D$1048576]; [.$K14]; [.F$1:.F$1048576])-SUMIF([.G$1:.G$1048576]; [.$K14];[.E$1:.E$1048576])-SUMIF([.H$1:.H$1048576]; [.$K14]; [.E$1:.E$1048576])" office:value-type="float" office:value="3" calcext:value-type="float">
            <text:p>3 </text:p>
          </table:table-cell>
          <table:table-cell table:number-columns-repeated="1010"/>
        </table:table-row>
        <table:table-row table:style-name="ro1">
          <table:table-cell table:style-name="ce16" table:formula="of:=[.C15]&amp;&quot; &amp; &quot;&amp;[.D15]" office:value-type="string" office:string-value="WM &amp; DT" calcext:value-type="string">
            <text:p>WM &amp; DT</text:p>
          </table:table-cell>
          <table:table-cell table:style-name="ce18" table:formula="of:=[.G15]&amp;&quot; &amp; &quot;&amp;[.H15]" office:value-type="string" office:string-value="Chi &amp; Kita" calcext:value-type="string">
            <text:p>Chi &amp; Kita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DT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string" calcext:value-type="string">
            <text:p>Kita</text:p>
          </table:table-cell>
          <table:table-cell/>
          <table:table-cell table:style-name="ce8" table:formula="of:=IF(ISNUMBER([.E15]);IF([.E15]&lt;6;0.5;1);0)" office:value-type="float" office:value="1" calcext:value-type="float">
            <text:p>1</text:p>
          </table:table-cell>
          <table:table-cell table:style-name="ce32" office:value-type="string" calcext:value-type="string">
            <text:p>Cadol</text:p>
          </table:table-cell>
          <table:table-cell table:style-name="ce32" table:formula="of:=SUMIF([.C$1:.C$1048576];[.K15];[.J$1:.J$1048576])+SUMIF([.D$1:.D$1048576];[.K15];[.J$1:.J$1048576])" office:value-type="float" office:value="1" calcext:value-type="float">
            <text:p>1</text:p>
          </table:table-cell>
          <table:table-cell table:style-name="ce32" table:formula="of:=SUMIF([.G$1:.G$1048576];[.K15];[.J$1:.J$1048576])+SUMIF([.H$1:.H$1048576];[.K15];[.J$1:.J$1048576])" office:value-type="float" office:value="4" calcext:value-type="float">
            <text:p>4</text:p>
          </table:table-cell>
          <table:table-cell table:style-name="ce34" table:formula="of:=SUMIF([.C$1:.C$1048576]; [.$K15];[.E$1:.E$1048576])+SUMIF([.D$1:.D$1048576]; [.$K15]; [.E$1:.E$1048576])+SUMIF([.G$1:.G$1048576]; [.$K15];[.F$1:.F$1048576])+SUMIF([.H$1:.H$1048576]; [.$K15]; [.F$1:.F$1048576])-SUMIF([.C$1:.C$1048576]; [.$K15];[.F$1:.F$1048576])-SUMIF([.D$1:.D$1048576]; [.$K15]; [.F$1:.F$1048576])-SUMIF([.G$1:.G$1048576]; [.$K15];[.E$1:.E$1048576])-SUMIF([.H$1:.H$1048576]; [.$K15]; [.E$1:.E$1048576])" office:value-type="float" office:value="-18" calcext:value-type="float">
            <text:p>(18)</text:p>
          </table:table-cell>
          <table:table-cell table:number-columns-repeated="1010"/>
        </table:table-row>
        <table:table-row table:style-name="ro1">
          <table:table-cell table:style-name="ce16" table:formula="of:=[.C16]&amp;&quot; &amp; &quot;&amp;[.D16]" office:value-type="string" office:string-value="WM &amp; Kita" calcext:value-type="string">
            <text:p>WM &amp; Kita</text:p>
          </table:table-cell>
          <table:table-cell table:style-name="ce18" table:formula="of:=[.G16]&amp;&quot; &amp; &quot;&amp;[.H16]" office:value-type="string" office:string-value="Chi &amp; DT" calcext:value-type="string">
            <text:p>Chi &amp; DT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Kita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string" calcext:value-type="string">
            <text:p>DT</text:p>
          </table:table-cell>
          <table:table-cell/>
          <table:table-cell table:style-name="ce8" table:formula="of:=IF(ISNUMBER([.E16]);IF([.E16]&lt;6;0.5;1)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6" table:formula="of:=[.C17]&amp;&quot; &amp; &quot;&amp;[.D17]" office:value-type="string" office:string-value="WM &amp; Chi" calcext:value-type="string">
            <text:p>WM &amp; Chi</text:p>
          </table:table-cell>
          <table:table-cell table:style-name="ce18" table:formula="of:=[.G17]&amp;&quot; &amp; &quot;&amp;[.H17]" office:value-type="string" office:string-value="DT &amp; Kita" calcext:value-type="string">
            <text:p>DT &amp; Kita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DT</text:p>
          </table:table-cell>
          <table:table-cell table:style-name="ce22" office:value-type="string" calcext:value-type="string">
            <text:p>Kita</text:p>
          </table:table-cell>
          <table:table-cell/>
          <table:table-cell table:style-name="ce8" table:formula="of:=IF(ISNUMBER([.E17]);IF([.E17]&lt;6;0.5;1);0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6" table:formula="of:=[.C18]&amp;&quot; &amp; &quot;&amp;[.D18]" office:value-type="string" office:string-value=" &amp; " calcext:value-type="string">
            <text:p><text:s/>&amp; </text:p>
          </table:table-cell>
          <table:table-cell table:style-name="ce18" table:formula="of:=[.G18]&amp;&quot; &amp; &quot;&amp;[.H18]" office:value-type="string" office:string-value=" &amp; " calcext:value-type="string">
            <text:p><text:s/>&amp; </text:p>
          </table:table-cell>
          <table:table-cell table:number-columns-repeated="7"/>
          <table:table-cell table:style-name="ce8" table:formula="of:=IF(ISNUMBER([.E18]);IF([.E1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6" table:formula="of:=[.C19]&amp;&quot; &amp; &quot;&amp;[.D19]" office:value-type="string" office:string-value="Date &amp; Location" calcext:value-type="string">
            <text:p>Date &amp; Location</text:p>
          </table:table-cell>
          <table:table-cell table:style-name="ce18" table:formula="of:=[.G19]&amp;&quot; &amp; &quot;&amp;[.H19]" office:value-type="string" office:string-value=" &amp; " calcext:value-type="string">
            <text:p><text:s/>&amp; 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Location</text:p>
          </table:table-cell>
          <table:table-cell table:number-columns-repeated="5"/>
          <table:table-cell table:style-name="ce8" table:formula="of:=IF(ISNUMBER([.E19]);IF([.E1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6" table:formula="of:=[.C20]&amp;&quot; &amp; &quot;&amp;[.D20]" office:value-type="string" office:string-value="45331 &amp; LRC" calcext:value-type="string">
            <text:p>45331 &amp; LRC</text:p>
          </table:table-cell>
          <table:table-cell table:style-name="ce18" table:formula="of:=[.G20]&amp;&quot; &amp; &quot;&amp;[.H20]" office:value-type="string" office:string-value=" &amp; " calcext:value-type="string">
            <text:p><text:s/>&amp; </text:p>
          </table:table-cell>
          <table:table-cell table:style-name="ce14" office:value-type="date" office:date-value="2024-02-09" calcext:value-type="date">
            <text:p>2024/2/9</text:p>
          </table:table-cell>
          <table:table-cell table:style-name="ce8" office:value-type="string" calcext:value-type="string">
            <text:p>LRC</text:p>
          </table:table-cell>
          <table:table-cell table:number-columns-repeated="5"/>
          <table:table-cell table:style-name="ce8" table:formula="of:=IF(ISNUMBER([.E20]);IF([.E2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6" table:formula="of:=[.C21]&amp;&quot; &amp; &quot;&amp;[.D21]" office:value-type="string" office:string-value="Pair 1 &amp; " calcext:value-type="string">
            <text:p>Pair 1 &amp; </text:p>
          </table:table-cell>
          <table:table-cell table:style-name="ce18" table:formula="of:=[.G21]&amp;&quot; &amp; &quot;&amp;[.H21]" office:value-type="string" office:string-value="Pair 2 &amp; " calcext:value-type="string">
            <text:p>Pair 2 &amp; </text:p>
          </table:table-cell>
          <table:table-cell table:style-name="ce21" office:value-type="string" calcext:value-type="string" table:number-columns-spanned="2" table:number-rows-spanned="1">
            <text:p>Pair 1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Score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Pair 2</text:p>
          </table:table-cell>
          <table:covered-table-cell table:style-name="ce26"/>
          <table:table-cell/>
          <table:table-cell table:style-name="ce8" table:formula="of:=IF(ISNUMBER([.E21]);IF([.E2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6" table:formula="of:=[.C22]&amp;&quot; &amp; &quot;&amp;[.D22]" office:value-type="string" office:string-value="WM &amp; Batty" calcext:value-type="string">
            <text:p>WM &amp; Batty</text:p>
          </table:table-cell>
          <table:table-cell table:style-name="ce18" table:formula="of:=[.G22]&amp;&quot; &amp; &quot;&amp;[.H22]" office:value-type="string" office:string-value="Chi &amp; SG" calcext:value-type="string">
            <text:p>Chi &amp; SG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Batty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string" calcext:value-type="string">
            <text:p>SG</text:p>
          </table:table-cell>
          <table:table-cell/>
          <table:table-cell table:style-name="ce8" table:formula="of:=IF(ISNUMBER([.E22]);IF([.E22]&lt;6;0.5;1)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16" table:formula="of:=[.C23]&amp;&quot; &amp; &quot;&amp;[.D23]" office:value-type="string" office:string-value="WM &amp; SG" calcext:value-type="string">
            <text:p>WM &amp; SG</text:p>
          </table:table-cell>
          <table:table-cell table:style-name="ce18" table:formula="of:=[.G23]&amp;&quot; &amp; &quot;&amp;[.H23]" office:value-type="string" office:string-value="Chi &amp; Batty" calcext:value-type="string">
            <text:p>Chi &amp; Batty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SG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string" calcext:value-type="string">
            <text:p>Batty</text:p>
          </table:table-cell>
          <table:table-cell/>
          <table:table-cell table:style-name="ce8" table:formula="of:=IF(ISNUMBER([.E23]);IF([.E23]&lt;6;0.5;1)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16" table:formula="of:=[.C24]&amp;&quot; &amp; &quot;&amp;[.D24]" office:value-type="string" office:string-value="WM &amp; Chi" calcext:value-type="string">
            <text:p>WM &amp; Chi</text:p>
          </table:table-cell>
          <table:table-cell table:style-name="ce18" table:formula="of:=[.G24]&amp;&quot; &amp; &quot;&amp;[.H24]" office:value-type="string" office:string-value="Batty &amp; SG" calcext:value-type="string">
            <text:p>Batty &amp; SG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Batty</text:p>
          </table:table-cell>
          <table:table-cell table:style-name="ce22" office:value-type="string" calcext:value-type="string">
            <text:p>SG</text:p>
          </table:table-cell>
          <table:table-cell/>
          <table:table-cell table:style-name="ce8" table:formula="of:=IF(ISNUMBER([.E24]);IF([.E24]&lt;6;0.5;1)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16" table:formula="of:=[.C25]&amp;&quot; &amp; &quot;&amp;[.D25]" office:value-type="string" office:string-value=" &amp; " calcext:value-type="string">
            <text:p><text:s/>&amp; </text:p>
          </table:table-cell>
          <table:table-cell table:style-name="ce18" table:formula="of:=[.G25]&amp;&quot; &amp; &quot;&amp;[.H25]" office:value-type="string" office:string-value=" &amp; " calcext:value-type="string">
            <text:p><text:s/>&amp; </text:p>
          </table:table-cell>
          <table:table-cell table:number-columns-repeated="7"/>
          <table:table-cell table:style-name="ce8" table:formula="of:=IF(ISNUMBER([.E25]);IF([.E2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6" table:formula="of:=[.C26]&amp;&quot; &amp; &quot;&amp;[.D26]" office:value-type="string" office:string-value="Date &amp; Location" calcext:value-type="string">
            <text:p>Date &amp; Location</text:p>
          </table:table-cell>
          <table:table-cell table:style-name="ce18" table:formula="of:=[.G26]&amp;&quot; &amp; &quot;&amp;[.H26]" office:value-type="string" office:string-value=" &amp; " calcext:value-type="string">
            <text:p><text:s/>&amp; 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Location</text:p>
          </table:table-cell>
          <table:table-cell table:number-columns-repeated="5"/>
          <table:table-cell table:style-name="ce8" table:formula="of:=IF(ISNUMBER([.E26]);IF([.E2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6" table:formula="of:=[.C27]&amp;&quot; &amp; &quot;&amp;[.D27]" office:value-type="string" office:string-value="45338 &amp; LRC" calcext:value-type="string">
            <text:p>45338 &amp; LRC</text:p>
          </table:table-cell>
          <table:table-cell table:style-name="ce18" table:formula="of:=[.G27]&amp;&quot; &amp; &quot;&amp;[.H27]" office:value-type="string" office:string-value=" &amp; " calcext:value-type="string">
            <text:p><text:s/>&amp; </text:p>
          </table:table-cell>
          <table:table-cell table:style-name="ce14" office:value-type="date" office:date-value="2024-02-16" calcext:value-type="date">
            <text:p>2024/2/16</text:p>
          </table:table-cell>
          <table:table-cell table:style-name="ce8" office:value-type="string" calcext:value-type="string">
            <text:p>LRC</text:p>
          </table:table-cell>
          <table:table-cell table:number-columns-repeated="5"/>
          <table:table-cell table:style-name="ce8" table:formula="of:=IF(ISNUMBER([.E27]);IF([.E2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6" table:formula="of:=[.C28]&amp;&quot; &amp; &quot;&amp;[.D28]" office:value-type="string" office:string-value="Pair 1 &amp; " calcext:value-type="string">
            <text:p>Pair 1 &amp; </text:p>
          </table:table-cell>
          <table:table-cell table:style-name="ce18" table:formula="of:=[.G28]&amp;&quot; &amp; &quot;&amp;[.H28]" office:value-type="string" office:string-value="Pair 2 &amp; " calcext:value-type="string">
            <text:p>Pair 2 &amp; </text:p>
          </table:table-cell>
          <table:table-cell table:style-name="ce21" office:value-type="string" calcext:value-type="string" table:number-columns-spanned="2" table:number-rows-spanned="1">
            <text:p>Pair 1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Score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Pair 2</text:p>
          </table:table-cell>
          <table:covered-table-cell table:style-name="ce26"/>
          <table:table-cell/>
          <table:table-cell table:style-name="ce8" table:formula="of:=IF(ISNUMBER([.E28]);IF([.E2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6" table:formula="of:=[.C29]&amp;&quot; &amp; &quot;&amp;[.D29]" office:value-type="string" office:string-value="WM &amp; Cadol" calcext:value-type="string">
            <text:p>WM &amp; Cadol</text:p>
          </table:table-cell>
          <table:table-cell table:style-name="ce18" table:formula="of:=[.G29]&amp;&quot; &amp; &quot;&amp;[.H29]" office:value-type="string" office:string-value="Chi &amp; SG" calcext:value-type="string">
            <text:p>Chi &amp; SG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Cadol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string" calcext:value-type="string">
            <text:p>SG</text:p>
          </table:table-cell>
          <table:table-cell/>
          <table:table-cell table:style-name="ce8" table:formula="of:=IF(ISNUMBER([.E29]);IF([.E29]&lt;6;0.5;1)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16" table:formula="of:=[.C30]&amp;&quot; &amp; &quot;&amp;[.D30]" office:value-type="string" office:string-value="WM &amp; SG" calcext:value-type="string">
            <text:p>WM &amp; SG</text:p>
          </table:table-cell>
          <table:table-cell table:style-name="ce18" table:formula="of:=[.G30]&amp;&quot; &amp; &quot;&amp;[.H30]" office:value-type="string" office:string-value="Chi &amp; Cadol" calcext:value-type="string">
            <text:p>Chi &amp; Cadol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SG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string" calcext:value-type="string">
            <text:p>Cadol</text:p>
          </table:table-cell>
          <table:table-cell/>
          <table:table-cell table:style-name="ce8" table:formula="of:=IF(ISNUMBER([.E30]);IF([.E30]&lt;6;0.5;1)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16" table:formula="of:=[.C31]&amp;&quot; &amp; &quot;&amp;[.D31]" office:value-type="string" office:string-value="WM &amp; Chi" calcext:value-type="string">
            <text:p>WM &amp; Chi</text:p>
          </table:table-cell>
          <table:table-cell table:style-name="ce18" table:formula="of:=[.G31]&amp;&quot; &amp; &quot;&amp;[.H31]" office:value-type="string" office:string-value="SG &amp; Cadol" calcext:value-type="string">
            <text:p>SG &amp; Cadol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SG</text:p>
          </table:table-cell>
          <table:table-cell table:style-name="ce22" office:value-type="string" calcext:value-type="string">
            <text:p>Cadol</text:p>
          </table:table-cell>
          <table:table-cell/>
          <table:table-cell table:style-name="ce8" table:formula="of:=IF(ISNUMBER([.E31]);IF([.E31]&lt;6;0.5;1)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16" table:formula="of:=[.C32]&amp;&quot; &amp; &quot;&amp;[.D32]" office:value-type="string" office:string-value=" &amp; " calcext:value-type="string">
            <text:p><text:s/>&amp; </text:p>
          </table:table-cell>
          <table:table-cell table:style-name="ce18" table:formula="of:=[.G32]&amp;&quot; &amp; &quot;&amp;[.H32]" office:value-type="string" office:string-value=" &amp; " calcext:value-type="string">
            <text:p><text:s/>&amp; </text:p>
          </table:table-cell>
          <table:table-cell table:number-columns-repeated="7"/>
          <table:table-cell table:style-name="ce8" table:formula="of:=IF(ISNUMBER([.E32]);IF([.E3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6" table:formula="of:=[.C33]&amp;&quot; &amp; &quot;&amp;[.D33]" office:value-type="string" office:string-value="Date &amp; Location" calcext:value-type="string">
            <text:p>Date &amp; Location</text:p>
          </table:table-cell>
          <table:table-cell table:style-name="ce18" table:formula="of:=[.G33]&amp;&quot; &amp; &quot;&amp;[.H33]" office:value-type="string" office:string-value=" &amp; " calcext:value-type="string">
            <text:p><text:s/>&amp; 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Location</text:p>
          </table:table-cell>
          <table:table-cell table:number-columns-repeated="5"/>
          <table:table-cell table:style-name="ce8" table:formula="of:=IF(ISNUMBER([.E33]);IF([.E3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6" table:formula="of:=[.C34]&amp;&quot; &amp; &quot;&amp;[.D34]" office:value-type="string" office:string-value="45338 &amp; CRC" calcext:value-type="string">
            <text:p>45338 &amp; CRC</text:p>
          </table:table-cell>
          <table:table-cell table:style-name="ce18" table:formula="of:=[.G34]&amp;&quot; &amp; &quot;&amp;[.H34]" office:value-type="string" office:string-value=" &amp; " calcext:value-type="string">
            <text:p><text:s/>&amp; </text:p>
          </table:table-cell>
          <table:table-cell table:style-name="ce14" office:value-type="date" office:date-value="2024-02-16" calcext:value-type="date">
            <text:p>2024/2/16</text:p>
          </table:table-cell>
          <table:table-cell table:style-name="ce8" office:value-type="string" calcext:value-type="string">
            <text:p>CRC</text:p>
          </table:table-cell>
          <table:table-cell table:number-columns-repeated="5"/>
          <table:table-cell table:style-name="ce8" table:formula="of:=IF(ISNUMBER([.E34]);IF([.E3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6" table:formula="of:=[.C35]&amp;&quot; &amp; &quot;&amp;[.D35]" office:value-type="string" office:string-value="Pair 1 &amp; " calcext:value-type="string">
            <text:p>Pair 1 &amp; </text:p>
          </table:table-cell>
          <table:table-cell table:style-name="ce18" table:formula="of:=[.G35]&amp;&quot; &amp; &quot;&amp;[.H35]" office:value-type="string" office:string-value="Pair 2 &amp; " calcext:value-type="string">
            <text:p>Pair 2 &amp; </text:p>
          </table:table-cell>
          <table:table-cell table:style-name="ce21" office:value-type="string" calcext:value-type="string" table:number-columns-spanned="2" table:number-rows-spanned="1">
            <text:p>Pair 1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Score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Pair 2</text:p>
          </table:table-cell>
          <table:covered-table-cell table:style-name="ce26"/>
          <table:table-cell/>
          <table:table-cell table:style-name="ce8" table:formula="of:=IF(ISNUMBER([.E35]);IF([.E3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6" table:formula="of:=[.C36]&amp;&quot; &amp; &quot;&amp;[.D36]" office:value-type="string" office:string-value="Mole &amp; DT" calcext:value-type="string">
            <text:p>Mole &amp; DT</text:p>
          </table:table-cell>
          <table:table-cell table:style-name="ce18" table:formula="of:=[.G36]&amp;&quot; &amp; &quot;&amp;[.H36]" office:value-type="string" office:string-value="Batty &amp; Kita" calcext:value-type="string">
            <text:p>Batty &amp; Kita</text:p>
          </table:table-cell>
          <table:table-cell table:style-name="ce22" office:value-type="string" calcext:value-type="string">
            <text:p>Mole</text:p>
          </table:table-cell>
          <table:table-cell table:style-name="ce22" office:value-type="string" calcext:value-type="string">
            <text:p>DT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Batty</text:p>
          </table:table-cell>
          <table:table-cell table:style-name="ce22" office:value-type="string" calcext:value-type="string">
            <text:p>Kita</text:p>
          </table:table-cell>
          <table:table-cell/>
          <table:table-cell table:style-name="ce8" table:formula="of:=IF(ISNUMBER([.E36]);IF([.E36]&lt;6;0.5;1)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16" table:formula="of:=[.C37]&amp;&quot; &amp; &quot;&amp;[.D37]" office:value-type="string" office:string-value="Mole &amp; Batty" calcext:value-type="string">
            <text:p>Mole &amp; Batty</text:p>
          </table:table-cell>
          <table:table-cell table:style-name="ce18" table:formula="of:=[.G37]&amp;&quot; &amp; &quot;&amp;[.H37]" office:value-type="string" office:string-value="Kita &amp; DT" calcext:value-type="string">
            <text:p>Kita &amp; DT</text:p>
          </table:table-cell>
          <table:table-cell table:style-name="ce22" office:value-type="string" calcext:value-type="string">
            <text:p>Mole</text:p>
          </table:table-cell>
          <table:table-cell table:style-name="ce22" office:value-type="string" calcext:value-type="string">
            <text:p>Batty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Kita</text:p>
          </table:table-cell>
          <table:table-cell table:style-name="ce22" office:value-type="string" calcext:value-type="string">
            <text:p>DT</text:p>
          </table:table-cell>
          <table:table-cell/>
          <table:table-cell table:style-name="ce8" table:formula="of:=IF(ISNUMBER([.E37]);IF([.E37]&lt;6;0.5;1)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16" table:formula="of:=[.C38]&amp;&quot; &amp; &quot;&amp;[.D38]" office:value-type="string" office:string-value="Mole &amp; Kita" calcext:value-type="string">
            <text:p>Mole &amp; Kita</text:p>
          </table:table-cell>
          <table:table-cell table:style-name="ce18" table:formula="of:=[.G38]&amp;&quot; &amp; &quot;&amp;[.H38]" office:value-type="string" office:string-value="Batty &amp; DT" calcext:value-type="string">
            <text:p>Batty &amp; DT</text:p>
          </table:table-cell>
          <table:table-cell table:style-name="ce22" office:value-type="string" calcext:value-type="string">
            <text:p>Mole</text:p>
          </table:table-cell>
          <table:table-cell table:style-name="ce22" office:value-type="string" calcext:value-type="string">
            <text:p>Kita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Batty</text:p>
          </table:table-cell>
          <table:table-cell table:style-name="ce22" office:value-type="string" calcext:value-type="string">
            <text:p>DT</text:p>
          </table:table-cell>
          <table:table-cell/>
          <table:table-cell table:style-name="ce8" table:formula="of:=IF(ISNUMBER([.E38]);IF([.E38]&lt;6;0.5;1)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16" table:formula="of:=[.C39]&amp;&quot; &amp; &quot;&amp;[.D39]" office:value-type="string" office:string-value=" &amp; " calcext:value-type="string">
            <text:p><text:s/>&amp; </text:p>
          </table:table-cell>
          <table:table-cell table:style-name="ce18" table:formula="of:=[.G39]&amp;&quot; &amp; &quot;&amp;[.H39]" office:value-type="string" office:string-value=" &amp; " calcext:value-type="string">
            <text:p><text:s/>&amp; </text:p>
          </table:table-cell>
          <table:table-cell table:number-columns-repeated="7"/>
          <table:table-cell table:style-name="ce8" table:formula="of:=IF(ISNUMBER([.E39]);IF([.E3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6" table:formula="of:=[.C40]&amp;&quot; &amp; &quot;&amp;[.D40]" office:value-type="string" office:string-value="Date &amp; Location" calcext:value-type="string">
            <text:p>Date &amp; Location</text:p>
          </table:table-cell>
          <table:table-cell table:style-name="ce18" table:formula="of:=[.G40]&amp;&quot; &amp; &quot;&amp;[.H40]" office:value-type="string" office:string-value=" &amp; " calcext:value-type="string">
            <text:p><text:s/>&amp; 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Location</text:p>
          </table:table-cell>
          <table:table-cell table:number-columns-repeated="5"/>
          <table:table-cell table:style-name="ce8" table:formula="of:=IF(ISNUMBER([.E40]);IF([.E4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6" table:formula="of:=[.C41]&amp;&quot; &amp; &quot;&amp;[.D41]" office:value-type="string" office:string-value="45338 &amp; LRC" calcext:value-type="string">
            <text:p>45338 &amp; LRC</text:p>
          </table:table-cell>
          <table:table-cell table:style-name="ce18" table:formula="of:=[.G41]&amp;&quot; &amp; &quot;&amp;[.H41]" office:value-type="string" office:string-value=" &amp; " calcext:value-type="string">
            <text:p><text:s/>&amp; </text:p>
          </table:table-cell>
          <table:table-cell table:style-name="ce14" office:value-type="date" office:date-value="2024-02-16" calcext:value-type="date">
            <text:p>2024/2/16</text:p>
          </table:table-cell>
          <table:table-cell table:style-name="ce8" office:value-type="string" calcext:value-type="string">
            <text:p>LRC</text:p>
          </table:table-cell>
          <table:table-cell table:number-columns-repeated="5"/>
          <table:table-cell table:style-name="ce8" table:formula="of:=IF(ISNUMBER([.E41]);IF([.E4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6" table:formula="of:=[.C42]&amp;&quot; &amp; &quot;&amp;[.D42]" office:value-type="string" office:string-value="Pair 1 &amp; " calcext:value-type="string">
            <text:p>Pair 1 &amp; </text:p>
          </table:table-cell>
          <table:table-cell table:style-name="ce18" table:formula="of:=[.G42]&amp;&quot; &amp; &quot;&amp;[.H42]" office:value-type="string" office:string-value="Pair 2 &amp; " calcext:value-type="string">
            <text:p>Pair 2 &amp; </text:p>
          </table:table-cell>
          <table:table-cell table:style-name="ce21" office:value-type="string" calcext:value-type="string" table:number-columns-spanned="2" table:number-rows-spanned="1">
            <text:p>Pair 1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Score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Pair 2</text:p>
          </table:table-cell>
          <table:covered-table-cell table:style-name="ce26"/>
          <table:table-cell/>
          <table:table-cell table:style-name="ce8" table:formula="of:=IF(ISNUMBER([.E42]);IF([.E4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6" table:formula="of:=[.C43]&amp;&quot; &amp; &quot;&amp;[.D43]" office:value-type="string" office:string-value="WM &amp; Andrew" calcext:value-type="string">
            <text:p>WM &amp; Andrew</text:p>
          </table:table-cell>
          <table:table-cell table:style-name="ce18" table:formula="of:=[.G43]&amp;&quot; &amp; &quot;&amp;[.H43]" office:value-type="string" office:string-value="Chi &amp; SG" calcext:value-type="string">
            <text:p>Chi &amp; SG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Andrew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string" calcext:value-type="string">
            <text:p>SG</text:p>
          </table:table-cell>
          <table:table-cell/>
          <table:table-cell table:style-name="ce8" table:formula="of:=IF(ISNUMBER([.E43]);IF([.E43]&lt;6;0.5;1)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16" table:formula="of:=[.C44]&amp;&quot; &amp; &quot;&amp;[.D44]" office:value-type="string" office:string-value="WM &amp; SG" calcext:value-type="string">
            <text:p>WM &amp; SG</text:p>
          </table:table-cell>
          <table:table-cell table:style-name="ce18" table:formula="of:=[.G44]&amp;&quot; &amp; &quot;&amp;[.H44]" office:value-type="string" office:string-value="Chi &amp; Andrew" calcext:value-type="string">
            <text:p>Chi &amp; Andrew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SG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string" calcext:value-type="string">
            <text:p>Andrew</text:p>
          </table:table-cell>
          <table:table-cell/>
          <table:table-cell table:style-name="ce8" table:formula="of:=IF(ISNUMBER([.E44]);IF([.E44]&lt;6;0.5;1)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16" table:formula="of:=[.C45]&amp;&quot; &amp; &quot;&amp;[.D45]" office:value-type="string" office:string-value="WM &amp; Chi" calcext:value-type="string">
            <text:p>WM &amp; Chi</text:p>
          </table:table-cell>
          <table:table-cell table:style-name="ce18" table:formula="of:=[.G45]&amp;&quot; &amp; &quot;&amp;[.H45]" office:value-type="string" office:string-value="SG &amp; Andrew" calcext:value-type="string">
            <text:p>SG &amp; Andrew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SG</text:p>
          </table:table-cell>
          <table:table-cell table:style-name="ce22" office:value-type="string" calcext:value-type="string">
            <text:p>Andrew</text:p>
          </table:table-cell>
          <table:table-cell/>
          <table:table-cell table:style-name="ce8" table:formula="of:=IF(ISNUMBER([.E45]);IF([.E45]&lt;6;0.5;1)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16" table:formula="of:=[.C46]&amp;&quot; &amp; &quot;&amp;[.D46]" office:value-type="string" office:string-value=" &amp; " calcext:value-type="string">
            <text:p><text:s/>&amp; </text:p>
          </table:table-cell>
          <table:table-cell table:style-name="ce18" table:formula="of:=[.G46]&amp;&quot; &amp; &quot;&amp;[.H46]" office:value-type="string" office:string-value=" &amp; " calcext:value-type="string">
            <text:p><text:s/>&amp; </text:p>
          </table:table-cell>
          <table:table-cell table:number-columns-repeated="7"/>
          <table:table-cell table:style-name="ce8" table:formula="of:=IF(ISNUMBER([.E46]);IF([.E4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6" table:formula="of:=[.C47]&amp;&quot; &amp; &quot;&amp;[.D47]" office:value-type="string" office:string-value=" &amp; " calcext:value-type="string">
            <text:p><text:s/>&amp; </text:p>
          </table:table-cell>
          <table:table-cell table:style-name="ce18" table:formula="of:=[.G47]&amp;&quot; &amp; &quot;&amp;[.H47]" office:value-type="string" office:string-value=" &amp; " calcext:value-type="string">
            <text:p><text:s/>&amp; </text:p>
          </table:table-cell>
          <table:table-cell table:number-columns-repeated="7"/>
          <table:table-cell table:style-name="ce8" table:formula="of:=IF(ISNUMBER([.E47]);IF([.E4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6" table:formula="of:=[.C48]&amp;&quot; &amp; &quot;&amp;[.D48]" office:value-type="string" office:string-value="Date &amp; Location" calcext:value-type="string">
            <text:p>Date &amp; Location</text:p>
          </table:table-cell>
          <table:table-cell table:style-name="ce18" table:formula="of:=[.G48]&amp;&quot; &amp; &quot;&amp;[.H48]" office:value-type="string" office:string-value=" &amp; " calcext:value-type="string">
            <text:p><text:s/>&amp; 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Location</text:p>
          </table:table-cell>
          <table:table-cell table:number-columns-repeated="5"/>
          <table:table-cell table:style-name="ce8" table:formula="of:=IF(ISNUMBER([.E48]);IF([.E4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6" table:formula="of:=[.C49]&amp;&quot; &amp; &quot;&amp;[.D49]" office:value-type="string" office:string-value="45345 &amp; LRC" calcext:value-type="string">
            <text:p>45345 &amp; LRC</text:p>
          </table:table-cell>
          <table:table-cell table:style-name="ce18" table:formula="of:=[.G49]&amp;&quot; &amp; &quot;&amp;[.H49]" office:value-type="string" office:string-value=" &amp; " calcext:value-type="string">
            <text:p><text:s/>&amp; </text:p>
          </table:table-cell>
          <table:table-cell table:style-name="ce14" office:value-type="date" office:date-value="2024-02-23" calcext:value-type="date">
            <text:p>2024/2/23</text:p>
          </table:table-cell>
          <table:table-cell table:style-name="ce8" office:value-type="string" calcext:value-type="string">
            <text:p>LRC</text:p>
          </table:table-cell>
          <table:table-cell table:number-columns-repeated="5"/>
          <table:table-cell table:style-name="ce8" table:formula="of:=IF(ISNUMBER([.E49]);IF([.E4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6" table:formula="of:=[.C50]&amp;&quot; &amp; &quot;&amp;[.D50]" office:value-type="string" office:string-value="Pair 1 &amp; " calcext:value-type="string">
            <text:p>Pair 1 &amp; </text:p>
          </table:table-cell>
          <table:table-cell table:style-name="ce18" table:formula="of:=[.G50]&amp;&quot; &amp; &quot;&amp;[.H50]" office:value-type="string" office:string-value="Pair 2 &amp; " calcext:value-type="string">
            <text:p>Pair 2 &amp; </text:p>
          </table:table-cell>
          <table:table-cell table:style-name="ce21" office:value-type="string" calcext:value-type="string" table:number-columns-spanned="2" table:number-rows-spanned="1">
            <text:p>Pair 1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Score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Pair 2</text:p>
          </table:table-cell>
          <table:covered-table-cell table:style-name="ce26"/>
          <table:table-cell/>
          <table:table-cell table:style-name="ce8" table:formula="of:=IF(ISNUMBER([.E50]);IF([.E5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6" table:formula="of:=[.C51]&amp;&quot; &amp; &quot;&amp;[.D51]" office:value-type="string" office:string-value="Chi &amp; Mike" calcext:value-type="string">
            <text:p>Chi &amp; Mike</text:p>
          </table:table-cell>
          <table:table-cell table:style-name="ce18" table:formula="of:=[.G51]&amp;&quot; &amp; &quot;&amp;[.H51]" office:value-type="string" office:string-value="Andrew &amp; Batty" calcext:value-type="string">
            <text:p>Andrew &amp; Batty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string" calcext:value-type="string">
            <text:p>Mike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Andrew</text:p>
          </table:table-cell>
          <table:table-cell table:style-name="ce22" office:value-type="string" calcext:value-type="string">
            <text:p>Batty</text:p>
          </table:table-cell>
          <table:table-cell/>
          <table:table-cell table:style-name="ce8" table:formula="of:=IF(ISNUMBER([.E51]);IF([.E51]&lt;6;0.5;1)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16" table:formula="of:=[.C52]&amp;&quot; &amp; &quot;&amp;[.D52]" office:value-type="string" office:string-value="Andrew &amp; Mike" calcext:value-type="string">
            <text:p>Andrew &amp; Mike</text:p>
          </table:table-cell>
          <table:table-cell table:style-name="ce18" table:formula="of:=[.G52]&amp;&quot; &amp; &quot;&amp;[.H52]" office:value-type="string" office:string-value="Chi &amp; Batty" calcext:value-type="string">
            <text:p>Chi &amp; Batty</text:p>
          </table:table-cell>
          <table:table-cell table:style-name="ce22" office:value-type="string" calcext:value-type="string">
            <text:p>Andrew</text:p>
          </table:table-cell>
          <table:table-cell table:style-name="ce22" office:value-type="string" calcext:value-type="string">
            <text:p>Mike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string" calcext:value-type="string">
            <text:p>Batty</text:p>
          </table:table-cell>
          <table:table-cell/>
          <table:table-cell table:style-name="ce8" table:formula="of:=IF(ISNUMBER([.E52]);IF([.E52]&lt;6;0.5;1)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16" table:formula="of:=[.C53]&amp;&quot; &amp; &quot;&amp;[.D53]" office:value-type="string" office:string-value=" &amp; " calcext:value-type="string">
            <text:p><text:s/>&amp; </text:p>
          </table:table-cell>
          <table:table-cell table:style-name="ce18" table:formula="of:=[.G53]&amp;&quot; &amp; &quot;&amp;[.H53]" office:value-type="string" office:string-value=" &amp; " calcext:value-type="string">
            <text:p><text:s/>&amp; </text:p>
          </table:table-cell>
          <table:table-cell table:style-name="ce22" table:number-columns-repeated="6"/>
          <table:table-cell/>
          <table:table-cell table:style-name="ce8" table:formula="of:=IF(ISNUMBER([.E53]);IF([.E5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6" table:formula="of:=[.C54]&amp;&quot; &amp; &quot;&amp;[.D54]" office:value-type="string" office:string-value=" &amp; " calcext:value-type="string">
            <text:p><text:s/>&amp; </text:p>
          </table:table-cell>
          <table:table-cell table:style-name="ce18" table:formula="of:=[.G54]&amp;&quot; &amp; &quot;&amp;[.H54]" office:value-type="string" office:string-value=" &amp; " calcext:value-type="string">
            <text:p><text:s/>&amp; </text:p>
          </table:table-cell>
          <table:table-cell table:number-columns-repeated="7"/>
          <table:table-cell table:style-name="ce8" table:formula="of:=IF(ISNUMBER([.E54]);IF([.E5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6" table:formula="of:=[.C55]&amp;&quot; &amp; &quot;&amp;[.D55]" office:value-type="string" office:string-value="Date &amp; Location" calcext:value-type="string">
            <text:p>Date &amp; Location</text:p>
          </table:table-cell>
          <table:table-cell table:style-name="ce18" table:formula="of:=[.G55]&amp;&quot; &amp; &quot;&amp;[.H55]" office:value-type="string" office:string-value=" &amp; " calcext:value-type="string">
            <text:p><text:s/>&amp; 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Location</text:p>
          </table:table-cell>
          <table:table-cell table:number-columns-repeated="5"/>
          <table:table-cell table:style-name="ce8" table:formula="of:=IF(ISNUMBER([.E55]);IF([.E5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6" table:formula="of:=[.C56]&amp;&quot; &amp; &quot;&amp;[.D56]" office:value-type="string" office:string-value="45348 &amp; LRC" calcext:value-type="string">
            <text:p>45348 &amp; LRC</text:p>
          </table:table-cell>
          <table:table-cell table:style-name="ce18" table:formula="of:=[.G56]&amp;&quot; &amp; &quot;&amp;[.H56]" office:value-type="string" office:string-value=" &amp; " calcext:value-type="string">
            <text:p><text:s/>&amp; </text:p>
          </table:table-cell>
          <table:table-cell table:style-name="ce14" office:value-type="date" office:date-value="2024-02-26" calcext:value-type="date">
            <text:p>2024/2/26</text:p>
          </table:table-cell>
          <table:table-cell table:style-name="ce8" office:value-type="string" calcext:value-type="string">
            <text:p>LRC</text:p>
          </table:table-cell>
          <table:table-cell table:number-columns-repeated="5"/>
          <table:table-cell table:style-name="ce8" table:formula="of:=IF(ISNUMBER([.E56]);IF([.E5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6" table:formula="of:=[.C57]&amp;&quot; &amp; &quot;&amp;[.D57]" office:value-type="string" office:string-value="Pair 1 &amp; " calcext:value-type="string">
            <text:p>Pair 1 &amp; </text:p>
          </table:table-cell>
          <table:table-cell table:style-name="ce18" table:formula="of:=[.G57]&amp;&quot; &amp; &quot;&amp;[.H57]" office:value-type="string" office:string-value="Pair 2 &amp; " calcext:value-type="string">
            <text:p>Pair 2 &amp; </text:p>
          </table:table-cell>
          <table:table-cell table:style-name="ce21" office:value-type="string" calcext:value-type="string" table:number-columns-spanned="2" table:number-rows-spanned="1">
            <text:p>Pair 1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Score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Pair 2</text:p>
          </table:table-cell>
          <table:covered-table-cell table:style-name="ce26"/>
          <table:table-cell/>
          <table:table-cell table:style-name="ce8" table:formula="of:=IF(ISNUMBER([.E57]);IF([.E5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6" table:formula="of:=[.C58]&amp;&quot; &amp; &quot;&amp;[.D58]" office:value-type="string" office:string-value="WM &amp; DT" calcext:value-type="string">
            <text:p>WM &amp; DT</text:p>
          </table:table-cell>
          <table:table-cell table:style-name="ce18" table:formula="of:=[.G58]&amp;&quot; &amp; &quot;&amp;[.H58]" office:value-type="string" office:string-value="Andrew &amp; Chi" calcext:value-type="string">
            <text:p>Andrew &amp; Chi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DT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Andrew</text:p>
          </table:table-cell>
          <table:table-cell table:style-name="ce22" office:value-type="string" calcext:value-type="string">
            <text:p>Chi</text:p>
          </table:table-cell>
          <table:table-cell/>
          <table:table-cell table:style-name="ce8" table:formula="of:=IF(ISNUMBER([.E58]);IF([.E58]&lt;6;0.5;1)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16" table:formula="of:=[.C59]&amp;&quot; &amp; &quot;&amp;[.D59]" office:value-type="string" office:string-value="WM &amp; Chi" calcext:value-type="string">
            <text:p>WM &amp; Chi</text:p>
          </table:table-cell>
          <table:table-cell table:style-name="ce18" table:formula="of:=[.G59]&amp;&quot; &amp; &quot;&amp;[.H59]" office:value-type="string" office:string-value="DT &amp; Andrew" calcext:value-type="string">
            <text:p>DT &amp; Andrew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DT</text:p>
          </table:table-cell>
          <table:table-cell table:style-name="ce22" office:value-type="string" calcext:value-type="string">
            <text:p>Andrew</text:p>
          </table:table-cell>
          <table:table-cell/>
          <table:table-cell table:style-name="ce8" table:formula="of:=IF(ISNUMBER([.E59]);IF([.E59]&lt;6;0.5;1)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16" table:formula="of:=[.C60]&amp;&quot; &amp; &quot;&amp;[.D60]" office:value-type="string" office:string-value="WM &amp; Andrew" calcext:value-type="string">
            <text:p>WM &amp; Andrew</text:p>
          </table:table-cell>
          <table:table-cell table:style-name="ce18" table:formula="of:=[.G60]&amp;&quot; &amp; &quot;&amp;[.H60]" office:value-type="string" office:string-value="DT &amp; Chi" calcext:value-type="string">
            <text:p>DT &amp; Chi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Andrew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DT</text:p>
          </table:table-cell>
          <table:table-cell table:style-name="ce22" office:value-type="string" calcext:value-type="string">
            <text:p>Chi</text:p>
          </table:table-cell>
          <table:table-cell/>
          <table:table-cell table:style-name="ce8" table:formula="of:=IF(ISNUMBER([.E60]);IF([.E60]&lt;6;0.5;1)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16" table:formula="of:=[.C61]&amp;&quot; &amp; &quot;&amp;[.D61]" office:value-type="string" office:string-value="WM &amp; Chi" calcext:value-type="string">
            <text:p>WM &amp; Chi</text:p>
          </table:table-cell>
          <table:table-cell table:style-name="ce18" table:formula="of:=[.G61]&amp;&quot; &amp; &quot;&amp;[.H61]" office:value-type="string" office:string-value="DT &amp; Andrew" calcext:value-type="string">
            <text:p>DT &amp; Andrew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DT</text:p>
          </table:table-cell>
          <table:table-cell table:style-name="ce22" office:value-type="string" calcext:value-type="string">
            <text:p>Andrew</text:p>
          </table:table-cell>
          <table:table-cell/>
          <table:table-cell table:style-name="ce8" table:formula="of:=IF(ISNUMBER([.E61]);IF([.E61]&lt;6;0.5;1);0)" office:value-type="float" office:value="0.5" calcext:value-type="float">
            <text:p>0.5</text:p>
          </table:table-cell>
          <table:table-cell table:number-columns-repeated="1014"/>
        </table:table-row>
        <table:table-row table:style-name="ro2">
          <table:table-cell table:style-name="ce16" table:formula="of:=[.C62]&amp;&quot; &amp; &quot;&amp;[.D62]" office:value-type="string" office:string-value=" &amp; " calcext:value-type="string">
            <text:p><text:s/>&amp; </text:p>
          </table:table-cell>
          <table:table-cell table:style-name="ce18" table:formula="of:=[.G62]&amp;&quot; &amp; &quot;&amp;[.H62]" office:value-type="string" office:string-value=" &amp; " calcext:value-type="string">
            <text:p><text:s/>&amp; </text:p>
          </table:table-cell>
          <table:table-cell table:number-columns-repeated="7"/>
          <table:table-cell table:style-name="ce8" table:formula="of:=IF(ISNUMBER([.E62]);IF([.E6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6" table:formula="of:=[.C63]&amp;&quot; &amp; &quot;&amp;[.D63]" office:value-type="string" office:string-value="Date &amp; Location" calcext:value-type="string">
            <text:p>Date &amp; Location</text:p>
          </table:table-cell>
          <table:table-cell table:style-name="ce18" table:formula="of:=[.G63]&amp;&quot; &amp; &quot;&amp;[.H63]" office:value-type="string" office:string-value=" &amp; " calcext:value-type="string">
            <text:p><text:s/>&amp; 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Location</text:p>
          </table:table-cell>
          <table:table-cell table:number-columns-repeated="5"/>
          <table:table-cell table:style-name="ce8" table:formula="of:=IF(ISNUMBER([.E63]);IF([.E6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6" table:formula="of:=[.C64]&amp;&quot; &amp; &quot;&amp;[.D64]" office:value-type="string" office:string-value="45352 &amp; LRC" calcext:value-type="string">
            <text:p>45352 &amp; LRC</text:p>
          </table:table-cell>
          <table:table-cell table:style-name="ce18" table:formula="of:=[.G64]&amp;&quot; &amp; &quot;&amp;[.H64]" office:value-type="string" office:string-value=" &amp; " calcext:value-type="string">
            <text:p><text:s/>&amp; </text:p>
          </table:table-cell>
          <table:table-cell table:style-name="ce14" office:value-type="date" office:date-value="2024-03-01" calcext:value-type="date">
            <text:p>2024/3/1</text:p>
          </table:table-cell>
          <table:table-cell table:style-name="ce8" office:value-type="string" calcext:value-type="string">
            <text:p>LRC</text:p>
          </table:table-cell>
          <table:table-cell table:number-columns-repeated="5"/>
          <table:table-cell table:style-name="ce8" table:formula="of:=IF(ISNUMBER([.E64]);IF([.E6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6" table:formula="of:=[.C65]&amp;&quot; &amp; &quot;&amp;[.D65]" office:value-type="string" office:string-value="Pair 1 &amp; " calcext:value-type="string">
            <text:p>Pair 1 &amp; </text:p>
          </table:table-cell>
          <table:table-cell table:style-name="ce18" table:formula="of:=[.G65]&amp;&quot; &amp; &quot;&amp;[.H65]" office:value-type="string" office:string-value="Pair 2 &amp; " calcext:value-type="string">
            <text:p>Pair 2 &amp; </text:p>
          </table:table-cell>
          <table:table-cell table:style-name="ce21" office:value-type="string" calcext:value-type="string" table:number-columns-spanned="2" table:number-rows-spanned="1">
            <text:p>Pair 1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Score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Pair 2</text:p>
          </table:table-cell>
          <table:covered-table-cell table:style-name="ce26"/>
          <table:table-cell/>
          <table:table-cell table:style-name="ce8" table:formula="of:=IF(ISNUMBER([.E65]);IF([.E6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6" table:formula="of:=[.C66]&amp;&quot; &amp; &quot;&amp;[.D66]" office:value-type="string" office:string-value="WM &amp; SG" calcext:value-type="string">
            <text:p>WM &amp; SG</text:p>
          </table:table-cell>
          <table:table-cell table:style-name="ce18" table:formula="of:=[.G66]&amp;&quot; &amp; &quot;&amp;[.H66]" office:value-type="string" office:string-value="Andrew &amp; Mike" calcext:value-type="string">
            <text:p>Andrew &amp; Mike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SG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Andrew</text:p>
          </table:table-cell>
          <table:table-cell table:style-name="ce22" office:value-type="string" calcext:value-type="string">
            <text:p>Mike</text:p>
          </table:table-cell>
          <table:table-cell/>
          <table:table-cell table:style-name="ce8" table:formula="of:=IF(ISNUMBER([.E66]);IF([.E66]&lt;6;0.5;1)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16" table:formula="of:=[.C67]&amp;&quot; &amp; &quot;&amp;[.D67]" office:value-type="string" office:string-value="WM &amp; Andrew" calcext:value-type="string">
            <text:p>WM &amp; Andrew</text:p>
          </table:table-cell>
          <table:table-cell table:style-name="ce18" table:formula="of:=[.G67]&amp;&quot; &amp; &quot;&amp;[.H67]" office:value-type="string" office:string-value="SG &amp; Mike" calcext:value-type="string">
            <text:p>SG &amp; Mike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Andrew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SG</text:p>
          </table:table-cell>
          <table:table-cell table:style-name="ce22" office:value-type="string" calcext:value-type="string">
            <text:p>Mike</text:p>
          </table:table-cell>
          <table:table-cell/>
          <table:table-cell table:style-name="ce8" table:formula="of:=IF(ISNUMBER([.E67]);IF([.E67]&lt;6;0.5;1)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16" table:formula="of:=[.C68]&amp;&quot; &amp; &quot;&amp;[.D68]" office:value-type="string" office:string-value="WM &amp; Mike" calcext:value-type="string">
            <text:p>WM &amp; Mike</text:p>
          </table:table-cell>
          <table:table-cell table:style-name="ce18" table:formula="of:=[.G68]&amp;&quot; &amp; &quot;&amp;[.H68]" office:value-type="string" office:string-value="Andrew &amp; SG" calcext:value-type="string">
            <text:p>Andrew &amp; SG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Mike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Andrew</text:p>
          </table:table-cell>
          <table:table-cell table:style-name="ce22" office:value-type="string" calcext:value-type="string">
            <text:p>SG</text:p>
          </table:table-cell>
          <table:table-cell/>
          <table:table-cell table:style-name="ce8" table:formula="of:=IF(ISNUMBER([.E68]);IF([.E68]&lt;6;0.5;1)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16" table:formula="of:=[.C69]&amp;&quot; &amp; &quot;&amp;[.D69]" office:value-type="string" office:string-value=" &amp; " calcext:value-type="string">
            <text:p><text:s/>&amp; </text:p>
          </table:table-cell>
          <table:table-cell table:style-name="ce18" table:formula="of:=[.G69]&amp;&quot; &amp; &quot;&amp;[.H69]" office:value-type="string" office:string-value=" &amp; " calcext:value-type="string">
            <text:p><text:s/>&amp; </text:p>
          </table:table-cell>
          <table:table-cell table:style-name="ce22" table:number-columns-repeated="6"/>
          <table:table-cell/>
          <table:table-cell table:style-name="ce8" table:formula="of:=IF(ISNUMBER([.E69]);IF([.E6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6" table:formula="of:=[.C70]&amp;&quot; &amp; &quot;&amp;[.D70]" office:value-type="string" office:string-value=" &amp; " calcext:value-type="string">
            <text:p><text:s/>&amp; </text:p>
          </table:table-cell>
          <table:table-cell table:style-name="ce18" table:formula="of:=[.G70]&amp;&quot; &amp; &quot;&amp;[.H70]" office:value-type="string" office:string-value=" &amp; " calcext:value-type="string">
            <text:p><text:s/>&amp; </text:p>
          </table:table-cell>
          <table:table-cell table:number-columns-repeated="7"/>
          <table:table-cell table:style-name="ce8" table:formula="of:=IF(ISNUMBER([.E70]);IF([.E7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6" table:formula="of:=[.C71]&amp;&quot; &amp; &quot;&amp;[.D71]" office:value-type="string" office:string-value="Date &amp; Location" calcext:value-type="string">
            <text:p>Date &amp; Location</text:p>
          </table:table-cell>
          <table:table-cell table:style-name="ce18" table:formula="of:=[.G71]&amp;&quot; &amp; &quot;&amp;[.H71]" office:value-type="string" office:string-value=" &amp; " calcext:value-type="string">
            <text:p><text:s/>&amp; 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Location</text:p>
          </table:table-cell>
          <table:table-cell table:number-columns-repeated="5"/>
          <table:table-cell table:style-name="ce8" table:formula="of:=IF(ISNUMBER([.E71]);IF([.E7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6" table:formula="of:=[.C72]&amp;&quot; &amp; &quot;&amp;[.D72]" office:value-type="string" office:string-value="45352 &amp; CRC" calcext:value-type="string">
            <text:p>45352 &amp; CRC</text:p>
          </table:table-cell>
          <table:table-cell table:style-name="ce18" table:formula="of:=[.G72]&amp;&quot; &amp; &quot;&amp;[.H72]" office:value-type="string" office:string-value=" &amp; " calcext:value-type="string">
            <text:p><text:s/>&amp; </text:p>
          </table:table-cell>
          <table:table-cell table:style-name="ce14" office:value-type="date" office:date-value="2024-03-01" calcext:value-type="date">
            <text:p>2024/3/1</text:p>
          </table:table-cell>
          <table:table-cell table:style-name="ce8" office:value-type="string" calcext:value-type="string">
            <text:p>CRC</text:p>
          </table:table-cell>
          <table:table-cell table:number-columns-repeated="5"/>
          <table:table-cell table:style-name="ce8" table:formula="of:=IF(ISNUMBER([.E72]);IF([.E7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6" table:formula="of:=[.C73]&amp;&quot; &amp; &quot;&amp;[.D73]" office:value-type="string" office:string-value="Pair 1 &amp; " calcext:value-type="string">
            <text:p>Pair 1 &amp; </text:p>
          </table:table-cell>
          <table:table-cell table:style-name="ce18" table:formula="of:=[.G73]&amp;&quot; &amp; &quot;&amp;[.H73]" office:value-type="string" office:string-value="Pair 2 &amp; " calcext:value-type="string">
            <text:p>Pair 2 &amp; </text:p>
          </table:table-cell>
          <table:table-cell table:style-name="ce21" office:value-type="string" calcext:value-type="string" table:number-columns-spanned="2" table:number-rows-spanned="1">
            <text:p>Pair 1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Score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Pair 2</text:p>
          </table:table-cell>
          <table:covered-table-cell table:style-name="ce26"/>
          <table:table-cell/>
          <table:table-cell table:style-name="ce8" table:formula="of:=IF(ISNUMBER([.E73]);IF([.E7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6" table:formula="of:=[.C74]&amp;&quot; &amp; &quot;&amp;[.D74]" office:value-type="string" office:string-value="Batty &amp; Mole" calcext:value-type="string">
            <text:p>Batty &amp; Mole</text:p>
          </table:table-cell>
          <table:table-cell table:style-name="ce18" table:formula="of:=[.G74]&amp;&quot; &amp; &quot;&amp;[.H74]" office:value-type="string" office:string-value="Chi &amp; Kita" calcext:value-type="string">
            <text:p>Chi &amp; Kita</text:p>
          </table:table-cell>
          <table:table-cell table:style-name="ce22" office:value-type="string" calcext:value-type="string">
            <text:p>Batty</text:p>
          </table:table-cell>
          <table:table-cell table:style-name="ce22" office:value-type="string" calcext:value-type="string">
            <text:p>Mole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string" calcext:value-type="string">
            <text:p>Kita</text:p>
          </table:table-cell>
          <table:table-cell/>
          <table:table-cell table:style-name="ce8" table:formula="of:=IF(ISNUMBER([.E74]);IF([.E74]&lt;6;0.5;1)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16" table:formula="of:=[.C75]&amp;&quot; &amp; &quot;&amp;[.D75]" office:value-type="string" office:string-value="Chi &amp; Batty" calcext:value-type="string">
            <text:p>Chi &amp; Batty</text:p>
          </table:table-cell>
          <table:table-cell table:style-name="ce18" table:formula="of:=[.G75]&amp;&quot; &amp; &quot;&amp;[.H75]" office:value-type="string" office:string-value="Kita &amp; Mole" calcext:value-type="string">
            <text:p>Kita &amp; Mole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string" calcext:value-type="string">
            <text:p>Batty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Kita</text:p>
          </table:table-cell>
          <table:table-cell table:style-name="ce22" office:value-type="string" calcext:value-type="string">
            <text:p>Mole</text:p>
          </table:table-cell>
          <table:table-cell/>
          <table:table-cell table:style-name="ce8" table:formula="of:=IF(ISNUMBER([.E75]);IF([.E75]&lt;6;0.5;1)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16" table:formula="of:=[.C76]&amp;&quot; &amp; &quot;&amp;[.D76]" office:value-type="string" office:string-value=" &amp; " calcext:value-type="string">
            <text:p><text:s/>&amp; </text:p>
          </table:table-cell>
          <table:table-cell table:style-name="ce18" table:formula="of:=[.G76]&amp;&quot; &amp; &quot;&amp;[.H76]" office:value-type="string" office:string-value=" &amp; " calcext:value-type="string">
            <text:p><text:s/>&amp; </text:p>
          </table:table-cell>
          <table:table-cell table:style-name="ce22" table:number-columns-repeated="6"/>
          <table:table-cell/>
          <table:table-cell table:style-name="ce8" table:formula="of:=IF(ISNUMBER([.E76]);IF([.E7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6" table:formula="of:=[.C77]&amp;&quot; &amp; &quot;&amp;[.D77]" office:value-type="string" office:string-value=" &amp; " calcext:value-type="string">
            <text:p><text:s/>&amp; </text:p>
          </table:table-cell>
          <table:table-cell table:style-name="ce18" table:formula="of:=[.G77]&amp;&quot; &amp; &quot;&amp;[.H77]" office:value-type="string" office:string-value=" &amp; " calcext:value-type="string">
            <text:p><text:s/>&amp; </text:p>
          </table:table-cell>
          <table:table-cell table:number-columns-repeated="7"/>
          <table:table-cell table:style-name="ce8" table:formula="of:=IF(ISNUMBER([.E77]);IF([.E7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6" table:formula="of:=[.C78]&amp;&quot; &amp; &quot;&amp;[.D78]" office:value-type="string" office:string-value="Date &amp; Location" calcext:value-type="string">
            <text:p>Date &amp; Location</text:p>
          </table:table-cell>
          <table:table-cell table:style-name="ce18" table:formula="of:=[.G78]&amp;&quot; &amp; &quot;&amp;[.H78]" office:value-type="string" office:string-value=" &amp; " calcext:value-type="string">
            <text:p><text:s/>&amp; 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Location</text:p>
          </table:table-cell>
          <table:table-cell table:number-columns-repeated="5"/>
          <table:table-cell table:style-name="ce8" table:formula="of:=IF(ISNUMBER([.E78]);IF([.E7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6" table:formula="of:=[.C79]&amp;&quot; &amp; &quot;&amp;[.D79]" office:value-type="string" office:string-value="45355 &amp; LRC" calcext:value-type="string">
            <text:p>45355 &amp; LRC</text:p>
          </table:table-cell>
          <table:table-cell table:style-name="ce18" table:formula="of:=[.G79]&amp;&quot; &amp; &quot;&amp;[.H79]" office:value-type="string" office:string-value=" &amp; " calcext:value-type="string">
            <text:p><text:s/>&amp; </text:p>
          </table:table-cell>
          <table:table-cell table:style-name="ce14" office:value-type="date" office:date-value="2024-03-04" calcext:value-type="date">
            <text:p>2024/3/4</text:p>
          </table:table-cell>
          <table:table-cell table:style-name="ce8" office:value-type="string" calcext:value-type="string">
            <text:p>LRC</text:p>
          </table:table-cell>
          <table:table-cell table:number-columns-repeated="5"/>
          <table:table-cell table:style-name="ce8" table:formula="of:=IF(ISNUMBER([.E79]);IF([.E7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6" table:formula="of:=[.C80]&amp;&quot; &amp; &quot;&amp;[.D80]" office:value-type="string" office:string-value="Pair 1 &amp; " calcext:value-type="string">
            <text:p>Pair 1 &amp; </text:p>
          </table:table-cell>
          <table:table-cell table:style-name="ce18" table:formula="of:=[.G80]&amp;&quot; &amp; &quot;&amp;[.H80]" office:value-type="string" office:string-value="Pair 2 &amp; " calcext:value-type="string">
            <text:p>Pair 2 &amp; </text:p>
          </table:table-cell>
          <table:table-cell table:style-name="ce21" office:value-type="string" calcext:value-type="string" table:number-columns-spanned="2" table:number-rows-spanned="1">
            <text:p>Pair 1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Score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Pair 2</text:p>
          </table:table-cell>
          <table:covered-table-cell table:style-name="ce26"/>
          <table:table-cell/>
          <table:table-cell table:style-name="ce8" table:formula="of:=IF(ISNUMBER([.E80]);IF([.E8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6" table:formula="of:=[.C81]&amp;&quot; &amp; &quot;&amp;[.D81]" office:value-type="string" office:string-value="WM &amp; Mike" calcext:value-type="string">
            <text:p>WM &amp; Mike</text:p>
          </table:table-cell>
          <table:table-cell table:style-name="ce18" table:formula="of:=[.G81]&amp;&quot; &amp; &quot;&amp;[.H81]" office:value-type="string" office:string-value="Chi &amp; Andrew" calcext:value-type="string">
            <text:p>Chi &amp; Andrew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Mike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string" calcext:value-type="string">
            <text:p>Andrew</text:p>
          </table:table-cell>
          <table:table-cell/>
          <table:table-cell table:style-name="ce8" table:formula="of:=IF(ISNUMBER([.E81]);IF([.E81]&lt;6;0.5;1)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16" table:formula="of:=[.C82]&amp;&quot; &amp; &quot;&amp;[.D82]" office:value-type="string" office:string-value="WM &amp; Mike" calcext:value-type="string">
            <text:p>WM &amp; Mike</text:p>
          </table:table-cell>
          <table:table-cell table:style-name="ce18" table:formula="of:=[.G82]&amp;&quot; &amp; &quot;&amp;[.H82]" office:value-type="string" office:string-value="Chi &amp; Andrew" calcext:value-type="string">
            <text:p>Chi &amp; Andrew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Mike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string" calcext:value-type="string">
            <text:p>Andrew</text:p>
          </table:table-cell>
          <table:table-cell/>
          <table:table-cell table:style-name="ce8" table:formula="of:=IF(ISNUMBER([.E82]);IF([.E82]&lt;6;0.5;1)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16" table:formula="of:=[.C83]&amp;&quot; &amp; &quot;&amp;[.D83]" office:value-type="string" office:string-value="Batty &amp; " calcext:value-type="string">
            <text:p>Batty &amp; </text:p>
          </table:table-cell>
          <table:table-cell table:style-name="ce18" table:formula="of:=[.G83]&amp;&quot; &amp; &quot;&amp;[.H83]" office:value-type="string" office:string-value="DT &amp; " calcext:value-type="string">
            <text:p>DT &amp; </text:p>
          </table:table-cell>
          <table:table-cell table:style-name="ce22" office:value-type="string" calcext:value-type="string">
            <text:p>Batty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DT</text:p>
          </table:table-cell>
          <table:table-cell table:style-name="ce22"/>
          <table:table-cell/>
          <table:table-cell table:style-name="ce8" table:formula="of:=IF(ISNUMBER([.E83]);IF([.E83]&lt;6;0.5;1)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16" table:formula="of:=[.C84]&amp;&quot; &amp; &quot;&amp;[.D84]" office:value-type="string" office:string-value=" &amp; " calcext:value-type="string">
            <text:p><text:s/>&amp; </text:p>
          </table:table-cell>
          <table:table-cell table:style-name="ce18" table:formula="of:=[.G84]&amp;&quot; &amp; &quot;&amp;[.H84]" office:value-type="string" office:string-value=" &amp; " calcext:value-type="string">
            <text:p><text:s/>&amp; </text:p>
          </table:table-cell>
          <table:table-cell table:number-columns-repeated="7"/>
          <table:table-cell table:style-name="ce8" table:formula="of:=IF(ISNUMBER([.E84]);IF([.E8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6" table:formula="of:=[.C85]&amp;&quot; &amp; &quot;&amp;[.D85]" office:value-type="string" office:string-value="Date &amp; Location" calcext:value-type="string">
            <text:p>Date &amp; Location</text:p>
          </table:table-cell>
          <table:table-cell table:style-name="ce18" table:formula="of:=[.G85]&amp;&quot; &amp; &quot;&amp;[.H85]" office:value-type="string" office:string-value=" &amp; " calcext:value-type="string">
            <text:p><text:s/>&amp; 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Location</text:p>
          </table:table-cell>
          <table:table-cell table:number-columns-repeated="5"/>
          <table:table-cell table:style-name="ce8" table:formula="of:=IF(ISNUMBER([.E85]);IF([.E8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6" table:formula="of:=[.C86]&amp;&quot; &amp; &quot;&amp;[.D86]" office:value-type="string" office:string-value="45359 &amp; LRC" calcext:value-type="string">
            <text:p>45359 &amp; LRC</text:p>
          </table:table-cell>
          <table:table-cell table:style-name="ce18" table:formula="of:=[.G86]&amp;&quot; &amp; &quot;&amp;[.H86]" office:value-type="string" office:string-value=" &amp; " calcext:value-type="string">
            <text:p><text:s/>&amp; </text:p>
          </table:table-cell>
          <table:table-cell table:style-name="ce14" office:value-type="date" office:date-value="2024-03-08" calcext:value-type="date">
            <text:p>2024/3/8</text:p>
          </table:table-cell>
          <table:table-cell table:style-name="ce8" office:value-type="string" calcext:value-type="string">
            <text:p>LRC</text:p>
          </table:table-cell>
          <table:table-cell table:number-columns-repeated="5"/>
          <table:table-cell table:style-name="ce8" table:formula="of:=IF(ISNUMBER([.E86]);IF([.E8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6" table:formula="of:=[.C87]&amp;&quot; &amp; &quot;&amp;[.D87]" office:value-type="string" office:string-value="Pair 1 &amp; " calcext:value-type="string">
            <text:p>Pair 1 &amp; </text:p>
          </table:table-cell>
          <table:table-cell table:style-name="ce18" table:formula="of:=[.G87]&amp;&quot; &amp; &quot;&amp;[.H87]" office:value-type="string" office:string-value="Pair 2 &amp; " calcext:value-type="string">
            <text:p>Pair 2 &amp; </text:p>
          </table:table-cell>
          <table:table-cell table:style-name="ce21" office:value-type="string" calcext:value-type="string" table:number-columns-spanned="2" table:number-rows-spanned="1">
            <text:p>Pair 1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Score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Pair 2</text:p>
          </table:table-cell>
          <table:covered-table-cell table:style-name="ce26"/>
          <table:table-cell/>
          <table:table-cell table:style-name="ce8" table:formula="of:=IF(ISNUMBER([.E87]);IF([.E8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6" table:formula="of:=[.C88]&amp;&quot; &amp; &quot;&amp;[.D88]" office:value-type="string" office:string-value="Andrew &amp; Batty" calcext:value-type="string">
            <text:p>Andrew &amp; Batty</text:p>
          </table:table-cell>
          <table:table-cell table:style-name="ce18" table:formula="of:=[.G88]&amp;&quot; &amp; &quot;&amp;[.H88]" office:value-type="string" office:string-value="Chi &amp; SG" calcext:value-type="string">
            <text:p>Chi &amp; SG</text:p>
          </table:table-cell>
          <table:table-cell table:style-name="ce22" office:value-type="string" calcext:value-type="string">
            <text:p>Andrew</text:p>
          </table:table-cell>
          <table:table-cell table:style-name="ce22" office:value-type="string" calcext:value-type="string">
            <text:p>Batty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string" calcext:value-type="string">
            <text:p>SG</text:p>
          </table:table-cell>
          <table:table-cell/>
          <table:table-cell table:style-name="ce8" table:formula="of:=IF(ISNUMBER([.E88]);IF([.E88]&lt;6;0.5;1)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16" table:formula="of:=[.C89]&amp;&quot; &amp; &quot;&amp;[.D89]" office:value-type="string" office:string-value="Andrew &amp; Chi" calcext:value-type="string">
            <text:p>Andrew &amp; Chi</text:p>
          </table:table-cell>
          <table:table-cell table:style-name="ce18" table:formula="of:=[.G89]&amp;&quot; &amp; &quot;&amp;[.H89]" office:value-type="string" office:string-value="Batty &amp; SG" calcext:value-type="string">
            <text:p>Batty &amp; SG</text:p>
          </table:table-cell>
          <table:table-cell table:style-name="ce22" office:value-type="string" calcext:value-type="string">
            <text:p>Andrew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Batty</text:p>
          </table:table-cell>
          <table:table-cell table:style-name="ce22" office:value-type="string" calcext:value-type="string">
            <text:p>SG</text:p>
          </table:table-cell>
          <table:table-cell/>
          <table:table-cell table:style-name="ce8" table:formula="of:=IF(ISNUMBER([.E89]);IF([.E89]&lt;6;0.5;1);0)" office:value-type="float" office:value="0.5" calcext:value-type="float">
            <text:p>0.5</text:p>
          </table:table-cell>
          <table:table-cell table:number-columns-repeated="1014"/>
        </table:table-row>
        <table:table-row table:style-name="ro2">
          <table:table-cell table:style-name="ce16" table:formula="of:=[.C90]&amp;&quot; &amp; &quot;&amp;[.D90]" office:value-type="string" office:string-value=" &amp; " calcext:value-type="string">
            <text:p><text:s/>&amp; </text:p>
          </table:table-cell>
          <table:table-cell table:style-name="ce18" table:formula="of:=[.G90]&amp;&quot; &amp; &quot;&amp;[.H90]" office:value-type="string" office:string-value=" &amp; " calcext:value-type="string">
            <text:p><text:s/>&amp; </text:p>
          </table:table-cell>
          <table:table-cell table:style-name="ce22" table:number-columns-repeated="6"/>
          <table:table-cell/>
          <table:table-cell table:style-name="ce8" table:formula="of:=IF(ISNUMBER([.E90]);IF([.E9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6" table:formula="of:=[.C91]&amp;&quot; &amp; &quot;&amp;[.D91]" office:value-type="string" office:string-value=" &amp; " calcext:value-type="string">
            <text:p><text:s/>&amp; </text:p>
          </table:table-cell>
          <table:table-cell table:style-name="ce18" table:formula="of:=[.G91]&amp;&quot; &amp; &quot;&amp;[.H91]" office:value-type="string" office:string-value=" &amp; " calcext:value-type="string">
            <text:p><text:s/>&amp; </text:p>
          </table:table-cell>
          <table:table-cell table:number-columns-repeated="7"/>
          <table:table-cell table:style-name="ce8" table:formula="of:=IF(ISNUMBER([.E91]);IF([.E9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6" table:formula="of:=[.C92]&amp;&quot; &amp; &quot;&amp;[.D92]" office:value-type="string" office:string-value="Date &amp; Location" calcext:value-type="string">
            <text:p>Date &amp; Location</text:p>
          </table:table-cell>
          <table:table-cell table:style-name="ce18" table:formula="of:=[.G92]&amp;&quot; &amp; &quot;&amp;[.H92]" office:value-type="string" office:string-value=" &amp; " calcext:value-type="string">
            <text:p><text:s/>&amp; 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Location</text:p>
          </table:table-cell>
          <table:table-cell table:number-columns-repeated="5"/>
          <table:table-cell table:style-name="ce8" table:formula="of:=IF(ISNUMBER([.E92]);IF([.E9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6" table:formula="of:=[.C93]&amp;&quot; &amp; &quot;&amp;[.D93]" office:value-type="string" office:string-value="45362 &amp; LRC" calcext:value-type="string">
            <text:p>45362 &amp; LRC</text:p>
          </table:table-cell>
          <table:table-cell table:style-name="ce18" table:formula="of:=[.G93]&amp;&quot; &amp; &quot;&amp;[.H93]" office:value-type="string" office:string-value=" &amp; " calcext:value-type="string">
            <text:p><text:s/>&amp; </text:p>
          </table:table-cell>
          <table:table-cell table:style-name="ce14" office:value-type="date" office:date-value="2024-03-11" calcext:value-type="date">
            <text:p>2024/3/11</text:p>
          </table:table-cell>
          <table:table-cell table:style-name="ce8" office:value-type="string" calcext:value-type="string">
            <text:p>LRC</text:p>
          </table:table-cell>
          <table:table-cell table:number-columns-repeated="5"/>
          <table:table-cell table:style-name="ce8" table:formula="of:=IF(ISNUMBER([.E93]);IF([.E9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6" table:formula="of:=[.C94]&amp;&quot; &amp; &quot;&amp;[.D94]" office:value-type="string" office:string-value="Pair 1 &amp; " calcext:value-type="string">
            <text:p>Pair 1 &amp; </text:p>
          </table:table-cell>
          <table:table-cell table:style-name="ce18" table:formula="of:=[.G94]&amp;&quot; &amp; &quot;&amp;[.H94]" office:value-type="string" office:string-value="Pair 2 &amp; " calcext:value-type="string">
            <text:p>Pair 2 &amp; </text:p>
          </table:table-cell>
          <table:table-cell table:style-name="ce21" office:value-type="string" calcext:value-type="string" table:number-columns-spanned="2" table:number-rows-spanned="1">
            <text:p>Pair 1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Score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Pair 2</text:p>
          </table:table-cell>
          <table:covered-table-cell table:style-name="ce26"/>
          <table:table-cell/>
          <table:table-cell table:style-name="ce8" table:formula="of:=IF(ISNUMBER([.E94]);IF([.E9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6" table:formula="of:=[.C95]&amp;&quot; &amp; &quot;&amp;[.D95]" office:value-type="string" office:string-value="WM &amp; Chi" calcext:value-type="string">
            <text:p>WM &amp; Chi</text:p>
          </table:table-cell>
          <table:table-cell table:style-name="ce18" table:formula="of:=[.G95]&amp;&quot; &amp; &quot;&amp;[.H95]" office:value-type="string" office:string-value="Mike &amp; Chi" calcext:value-type="string">
            <text:p>Mike &amp; Chi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Mike</text:p>
          </table:table-cell>
          <table:table-cell table:style-name="ce22" office:value-type="string" calcext:value-type="string">
            <text:p>Chi</text:p>
          </table:table-cell>
          <table:table-cell/>
          <table:table-cell table:style-name="ce8" table:formula="of:=IF(ISNUMBER([.E95]);IF([.E95]&lt;6;0.5;1)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16" table:formula="of:=[.C96]&amp;&quot; &amp; &quot;&amp;[.D96]" office:value-type="string" office:string-value="Andrew &amp; WM" calcext:value-type="string">
            <text:p>Andrew &amp; WM</text:p>
          </table:table-cell>
          <table:table-cell table:style-name="ce18" table:formula="of:=[.G96]&amp;&quot; &amp; &quot;&amp;[.H96]" office:value-type="string" office:string-value="Mike &amp; Chi" calcext:value-type="string">
            <text:p>Mike &amp; Chi</text:p>
          </table:table-cell>
          <table:table-cell table:style-name="ce22" office:value-type="string" calcext:value-type="string">
            <text:p>Andrew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Mike</text:p>
          </table:table-cell>
          <table:table-cell table:style-name="ce22" office:value-type="string" calcext:value-type="string">
            <text:p>Chi</text:p>
          </table:table-cell>
          <table:table-cell/>
          <table:table-cell table:style-name="ce8" table:formula="of:=IF(ISNUMBER([.E96]);IF([.E96]&lt;6;0.5;1)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16" table:formula="of:=[.C97]&amp;&quot; &amp; &quot;&amp;[.D97]" office:value-type="string" office:string-value="WM &amp; Mike" calcext:value-type="string">
            <text:p>WM &amp; Mike</text:p>
          </table:table-cell>
          <table:table-cell table:style-name="ce18" table:formula="of:=[.G97]&amp;&quot; &amp; &quot;&amp;[.H97]" office:value-type="string" office:string-value="Andrew &amp; Chi" calcext:value-type="string">
            <text:p>Andrew &amp; Chi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Mike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Andrew</text:p>
          </table:table-cell>
          <table:table-cell table:style-name="ce22" office:value-type="string" calcext:value-type="string">
            <text:p>Chi</text:p>
          </table:table-cell>
          <table:table-cell/>
          <table:table-cell table:style-name="ce8" table:formula="of:=IF(ISNUMBER([.E97]);IF([.E97]&lt;6;0.5;1);0)" office:value-type="float" office:value="0.5" calcext:value-type="float">
            <text:p>0.5</text:p>
          </table:table-cell>
          <table:table-cell table:number-columns-repeated="1014"/>
        </table:table-row>
        <table:table-row table:style-name="ro2">
          <table:table-cell table:style-name="ce16" table:formula="of:=[.C98]&amp;&quot; &amp; &quot;&amp;[.D98]" office:value-type="string" office:string-value=" &amp; " calcext:value-type="string">
            <text:p><text:s/>&amp; </text:p>
          </table:table-cell>
          <table:table-cell table:style-name="ce18" table:formula="of:=[.G98]&amp;&quot; &amp; &quot;&amp;[.H98]" office:value-type="string" office:string-value=" &amp; " calcext:value-type="string">
            <text:p><text:s/>&amp; </text:p>
          </table:table-cell>
          <table:table-cell table:number-columns-repeated="7"/>
          <table:table-cell table:style-name="ce8" table:formula="of:=IF(ISNUMBER([.E98]);IF([.E9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99]&amp;&quot; &amp; &quot;&amp;[.D99]" office:value-type="string" office:string-value="Date &amp; Location" calcext:value-type="string">
            <text:p>Date &amp; Location</text:p>
          </table:table-cell>
          <table:table-cell table:style-name="ce19" table:formula="of:=[.G99]&amp;&quot; &amp; &quot;&amp;[.H99]" office:value-type="string" office:string-value=" &amp; " calcext:value-type="string">
            <text:p><text:s/>&amp; 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Location</text:p>
          </table:table-cell>
          <table:table-cell table:style-name="ce9" table:number-columns-repeated="5"/>
          <table:table-cell table:style-name="ce31" table:formula="of:=IF(ISNUMBER([.E99]);IF([.E99]&lt;6;0.5;1);0)" office:value-type="float" office:value="0" calcext:value-type="float">
            <text:p>0</text:p>
          </table:table-cell>
          <table:table-cell table:style-name="ce9" table:number-columns-repeated="15"/>
          <table:table-cell table:number-columns-repeated="999"/>
        </table:table-row>
        <table:table-row table:style-name="ro2">
          <table:table-cell table:style-name="ce17" table:formula="of:=[.C100]&amp;&quot; &amp; &quot;&amp;[.D100]" office:value-type="string" office:string-value="45366 &amp; LRC" calcext:value-type="string">
            <text:p>45366 &amp; LRC</text:p>
          </table:table-cell>
          <table:table-cell table:style-name="ce19" table:formula="of:=[.G100]&amp;&quot; &amp; &quot;&amp;[.H100]" office:value-type="string" office:string-value=" &amp; " calcext:value-type="string">
            <text:p><text:s/>&amp; </text:p>
          </table:table-cell>
          <table:table-cell table:style-name="ce23" office:value-type="date" office:date-value="2024-03-15" calcext:value-type="date">
            <text:p>2024/3/15</text:p>
          </table:table-cell>
          <table:table-cell table:style-name="ce27" office:value-type="string" calcext:value-type="string">
            <text:p>LRC</text:p>
          </table:table-cell>
          <table:table-cell table:style-name="ce27" table:number-columns-repeated="4"/>
          <table:table-cell table:style-name="ce9"/>
          <table:table-cell table:style-name="ce31" table:formula="of:=IF(ISNUMBER([.E100]);IF([.E100]&lt;6;0.5;1);0)" office:value-type="float" office:value="0" calcext:value-type="float">
            <text:p>0</text:p>
          </table:table-cell>
          <table:table-cell table:style-name="ce9" table:number-columns-repeated="15"/>
          <table:table-cell table:number-columns-repeated="999"/>
        </table:table-row>
        <table:table-row table:style-name="ro2">
          <table:table-cell table:style-name="ce17" table:formula="of:=[.C101]&amp;&quot; &amp; &quot;&amp;[.D101]" office:value-type="string" office:string-value="Pair 1 &amp; " calcext:value-type="string">
            <text:p>Pair 1 &amp; </text:p>
          </table:table-cell>
          <table:table-cell table:style-name="ce20" table:formula="of:=[.G101]&amp;&quot; &amp; &quot;&amp;[.H101]" office:value-type="string" office:string-value="Pair 2 &amp; " calcext:value-type="string">
            <text:p>Pair 2 &amp; </text:p>
          </table:table-cell>
          <table:table-cell table:style-name="ce24" office:value-type="string" calcext:value-type="string" table:number-columns-spanned="2" table:number-rows-spanned="1">
            <text:p>Pair 1</text:p>
          </table:table-cell>
          <table:covered-table-cell table:style-name="ce28"/>
          <table:table-cell table:style-name="ce29" office:value-type="string" calcext:value-type="string" table:number-columns-spanned="2" table:number-rows-spanned="1">
            <text:p>Score</text:p>
          </table:table-cell>
          <table:covered-table-cell table:style-name="ce28"/>
          <table:table-cell table:style-name="ce29" office:value-type="string" calcext:value-type="string" table:number-columns-spanned="2" table:number-rows-spanned="1">
            <text:p>Pair 2</text:p>
          </table:table-cell>
          <table:covered-table-cell table:style-name="ce28"/>
          <table:table-cell table:style-name="ce9"/>
          <table:table-cell table:style-name="ce31" table:formula="of:=IF(ISNUMBER([.E101]);IF([.E101]&lt;6;0.5;1);0)" office:value-type="float" office:value="0" calcext:value-type="float">
            <text:p>0</text:p>
          </table:table-cell>
          <table:table-cell table:style-name="ce9" table:number-columns-repeated="15"/>
          <table:table-cell table:number-columns-repeated="999"/>
        </table:table-row>
        <table:table-row table:style-name="ro2">
          <table:table-cell table:style-name="ce17" table:formula="of:=[.C102]&amp;&quot; &amp; &quot;&amp;[.D102]" office:value-type="string" office:string-value="Andrew &amp; Chi" calcext:value-type="string">
            <text:p>Andrew &amp; Chi</text:p>
          </table:table-cell>
          <table:table-cell table:style-name="ce20" table:formula="of:=[.G102]&amp;&quot; &amp; &quot;&amp;[.H102]" office:value-type="string" office:string-value="WM &amp; Cadol" calcext:value-type="string">
            <text:p>WM &amp; Cadol</text:p>
          </table:table-cell>
          <table:table-cell table:style-name="ce25" office:value-type="string" calcext:value-type="string">
            <text:p>Andrew</text:p>
          </table:table-cell>
          <table:table-cell table:style-name="ce25" office:value-type="string" calcext:value-type="string">
            <text:p>Chi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25" office:value-type="string" calcext:value-type="string">
            <text:p>WM</text:p>
          </table:table-cell>
          <table:table-cell table:style-name="ce25" office:value-type="string" calcext:value-type="string">
            <text:p>Cadol</text:p>
          </table:table-cell>
          <table:table-cell table:style-name="ce9"/>
          <table:table-cell table:style-name="ce31" table:formula="of:=IF(ISNUMBER([.E102]);IF([.E102]&lt;6;0.5;1);0)" office:value-type="float" office:value="1" calcext:value-type="float">
            <text:p>1</text:p>
          </table:table-cell>
          <table:table-cell table:style-name="ce9" table:number-columns-repeated="15"/>
          <table:table-cell table:number-columns-repeated="999"/>
        </table:table-row>
        <table:table-row table:style-name="ro2">
          <table:table-cell table:style-name="ce17" table:formula="of:=[.C103]&amp;&quot; &amp; &quot;&amp;[.D103]" office:value-type="string" office:string-value="WM &amp; Andrew" calcext:value-type="string">
            <text:p>WM &amp; Andrew</text:p>
          </table:table-cell>
          <table:table-cell table:style-name="ce20" table:formula="of:=[.G103]&amp;&quot; &amp; &quot;&amp;[.H103]" office:value-type="string" office:string-value="Cadol &amp; Chi" calcext:value-type="string">
            <text:p>Cadol &amp; Chi</text:p>
          </table:table-cell>
          <table:table-cell table:style-name="ce25" office:value-type="string" calcext:value-type="string">
            <text:p>WM</text:p>
          </table:table-cell>
          <table:table-cell table:style-name="ce25" office:value-type="string" calcext:value-type="string">
            <text:p>Andrew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0" calcext:value-type="float">
            <text:p>0</text:p>
          </table:table-cell>
          <table:table-cell table:style-name="ce25" office:value-type="string" calcext:value-type="string">
            <text:p>Cadol</text:p>
          </table:table-cell>
          <table:table-cell table:style-name="ce25" office:value-type="string" calcext:value-type="string">
            <text:p>Chi</text:p>
          </table:table-cell>
          <table:table-cell table:style-name="ce9"/>
          <table:table-cell table:style-name="ce31" table:formula="of:=IF(ISNUMBER([.E103]);IF([.E103]&lt;6;0.5;1);0)" office:value-type="float" office:value="1" calcext:value-type="float">
            <text:p>1</text:p>
          </table:table-cell>
          <table:table-cell table:style-name="ce9" table:number-columns-repeated="15"/>
          <table:table-cell table:number-columns-repeated="999"/>
        </table:table-row>
        <table:table-row table:style-name="ro2">
          <table:table-cell table:style-name="ce17" table:formula="of:=[.C104]&amp;&quot; &amp; &quot;&amp;[.D104]" office:value-type="string" office:string-value="WM &amp; Chi" calcext:value-type="string">
            <text:p>WM &amp; Chi</text:p>
          </table:table-cell>
          <table:table-cell table:style-name="ce20" table:formula="of:=[.G104]&amp;&quot; &amp; &quot;&amp;[.H104]" office:value-type="string" office:string-value="Andrew &amp; Ari" calcext:value-type="string">
            <text:p>Andrew &amp; Ari</text:p>
          </table:table-cell>
          <table:table-cell table:style-name="ce25" office:value-type="string" calcext:value-type="string">
            <text:p>WM</text:p>
          </table:table-cell>
          <table:table-cell table:style-name="ce25" office:value-type="string" calcext:value-type="string">
            <text:p>Chi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5" calcext:value-type="float">
            <text:p>5</text:p>
          </table:table-cell>
          <table:table-cell table:style-name="ce25" office:value-type="string" calcext:value-type="string">
            <text:p>Andrew</text:p>
          </table:table-cell>
          <table:table-cell table:style-name="ce25" office:value-type="string" calcext:value-type="string">
            <text:p>Ari</text:p>
          </table:table-cell>
          <table:table-cell table:style-name="ce9"/>
          <table:table-cell table:style-name="ce31" table:formula="of:=IF(ISNUMBER([.E104]);IF([.E104]&lt;6;0.5;1);0)" office:value-type="float" office:value="1" calcext:value-type="float">
            <text:p>1</text:p>
          </table:table-cell>
          <table:table-cell table:style-name="ce9" table:number-columns-repeated="15"/>
          <table:table-cell table:number-columns-repeated="999"/>
        </table:table-row>
        <table:table-row table:style-name="ro2">
          <table:table-cell table:style-name="ce17" table:formula="of:=[.C105]&amp;&quot; &amp; &quot;&amp;[.D105]" office:value-type="string" office:string-value="WM &amp; Andrew" calcext:value-type="string">
            <text:p>WM &amp; Andrew</text:p>
          </table:table-cell>
          <table:table-cell table:style-name="ce20" table:formula="of:=[.G105]&amp;&quot; &amp; &quot;&amp;[.H105]" office:value-type="string" office:string-value="Chi &amp; Ari" calcext:value-type="string">
            <text:p>Chi &amp; Ari</text:p>
          </table:table-cell>
          <table:table-cell table:style-name="ce25" office:value-type="string" calcext:value-type="string">
            <text:p>WM</text:p>
          </table:table-cell>
          <table:table-cell table:style-name="ce25" office:value-type="string" calcext:value-type="string">
            <text:p>Andrew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25" office:value-type="string" calcext:value-type="string">
            <text:p>Chi</text:p>
          </table:table-cell>
          <table:table-cell table:style-name="ce25" office:value-type="string" calcext:value-type="string">
            <text:p>Ari</text:p>
          </table:table-cell>
          <table:table-cell table:style-name="ce9"/>
          <table:table-cell table:style-name="ce31" table:formula="of:=IF(ISNUMBER([.E105]);IF([.E105]&lt;6;0.5;1);0)" office:value-type="float" office:value="0.5" calcext:value-type="float">
            <text:p>0.5</text:p>
          </table:table-cell>
          <table:table-cell table:style-name="ce9" table:number-columns-repeated="15"/>
          <table:table-cell table:number-columns-repeated="999"/>
        </table:table-row>
        <table:table-row table:style-name="ro2">
          <table:table-cell table:style-name="ce16" table:formula="of:=[.C106]&amp;&quot; &amp; &quot;&amp;[.D106]" office:value-type="string" office:string-value=" &amp; " calcext:value-type="string">
            <text:p><text:s/>&amp; </text:p>
          </table:table-cell>
          <table:table-cell table:style-name="ce18" table:formula="of:=[.G106]&amp;&quot; &amp; &quot;&amp;[.H106]" office:value-type="string" office:string-value=" &amp; " calcext:value-type="string">
            <text:p><text:s/>&amp; </text:p>
          </table:table-cell>
          <table:table-cell table:number-columns-repeated="7"/>
          <table:table-cell table:style-name="ce8" table:formula="of:=IF(ISNUMBER([.E106]);IF([.E10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07]&amp;&quot; &amp; &quot;&amp;[.D107]" office:value-type="string" office:string-value="Date &amp; Location" calcext:value-type="string">
            <text:p>Date &amp; Location</text:p>
          </table:table-cell>
          <table:table-cell table:style-name="ce19" table:formula="of:=[.G107]&amp;&quot; &amp; &quot;&amp;[.H107]" office:value-type="string" office:string-value=" &amp; " calcext:value-type="string">
            <text:p><text:s/>&amp; 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Location</text:p>
          </table:table-cell>
          <table:table-cell table:style-name="ce9" table:number-columns-repeated="5"/>
          <table:table-cell table:style-name="ce31" table:formula="of:=IF(ISNUMBER([.E107]);IF([.E107]&lt;6;0.5;1);0)" office:value-type="float" office:value="0" calcext:value-type="float">
            <text:p>0</text:p>
          </table:table-cell>
          <table:table-cell table:style-name="ce9" table:number-columns-repeated="15"/>
          <table:table-cell table:number-columns-repeated="999"/>
        </table:table-row>
        <table:table-row table:style-name="ro2">
          <table:table-cell table:style-name="ce17" table:formula="of:=[.C108]&amp;&quot; &amp; &quot;&amp;[.D108]" office:value-type="string" office:string-value="45369 &amp; LRC" calcext:value-type="string">
            <text:p>45369 &amp; LRC</text:p>
          </table:table-cell>
          <table:table-cell table:style-name="ce19" table:formula="of:=[.G108]&amp;&quot; &amp; &quot;&amp;[.H108]" office:value-type="string" office:string-value=" &amp; " calcext:value-type="string">
            <text:p><text:s/>&amp; </text:p>
          </table:table-cell>
          <table:table-cell table:style-name="ce23" office:value-type="date" office:date-value="2024-03-18" calcext:value-type="date">
            <text:p>2024/3/18</text:p>
          </table:table-cell>
          <table:table-cell table:style-name="ce27" office:value-type="string" calcext:value-type="string">
            <text:p>LRC</text:p>
          </table:table-cell>
          <table:table-cell table:style-name="ce27" table:number-columns-repeated="4"/>
          <table:table-cell table:style-name="ce9"/>
          <table:table-cell table:style-name="ce31" table:formula="of:=IF(ISNUMBER([.E108]);IF([.E108]&lt;6;0.5;1);0)" office:value-type="float" office:value="0" calcext:value-type="float">
            <text:p>0</text:p>
          </table:table-cell>
          <table:table-cell table:style-name="ce9" table:number-columns-repeated="15"/>
          <table:table-cell table:number-columns-repeated="999"/>
        </table:table-row>
        <table:table-row table:style-name="ro2">
          <table:table-cell table:style-name="ce17" table:formula="of:=[.C109]&amp;&quot; &amp; &quot;&amp;[.D109]" office:value-type="string" office:string-value="Pair 1 &amp; " calcext:value-type="string">
            <text:p>Pair 1 &amp; </text:p>
          </table:table-cell>
          <table:table-cell table:style-name="ce20" table:formula="of:=[.G109]&amp;&quot; &amp; &quot;&amp;[.H109]" office:value-type="string" office:string-value="Pair 2 &amp; " calcext:value-type="string">
            <text:p>Pair 2 &amp; </text:p>
          </table:table-cell>
          <table:table-cell table:style-name="ce24" office:value-type="string" calcext:value-type="string" table:number-columns-spanned="2" table:number-rows-spanned="1">
            <text:p>Pair 1</text:p>
          </table:table-cell>
          <table:covered-table-cell table:style-name="ce28"/>
          <table:table-cell table:style-name="ce29" office:value-type="string" calcext:value-type="string" table:number-columns-spanned="2" table:number-rows-spanned="1">
            <text:p>Score</text:p>
          </table:table-cell>
          <table:covered-table-cell table:style-name="ce28"/>
          <table:table-cell table:style-name="ce29" office:value-type="string" calcext:value-type="string" table:number-columns-spanned="2" table:number-rows-spanned="1">
            <text:p>Pair 2</text:p>
          </table:table-cell>
          <table:covered-table-cell table:style-name="ce28"/>
          <table:table-cell table:style-name="ce9"/>
          <table:table-cell table:style-name="ce31" table:formula="of:=IF(ISNUMBER([.E109]);IF([.E109]&lt;6;0.5;1);0)" office:value-type="float" office:value="0" calcext:value-type="float">
            <text:p>0</text:p>
          </table:table-cell>
          <table:table-cell table:style-name="ce9" table:number-columns-repeated="15"/>
          <table:table-cell table:number-columns-repeated="999"/>
        </table:table-row>
        <table:table-row table:style-name="ro2">
          <table:table-cell table:style-name="ce17" table:formula="of:=[.C110]&amp;&quot; &amp; &quot;&amp;[.D110]" office:value-type="string" office:string-value="WM &amp; Chi" calcext:value-type="string">
            <text:p>WM &amp; Chi</text:p>
          </table:table-cell>
          <table:table-cell table:style-name="ce20" table:formula="of:=[.G110]&amp;&quot; &amp; &quot;&amp;[.H110]" office:value-type="string" office:string-value="Andrew &amp; Mike" calcext:value-type="string">
            <text:p>Andrew &amp; Mike</text:p>
          </table:table-cell>
          <table:table-cell table:style-name="ce25" office:value-type="string" calcext:value-type="string">
            <text:p>WM</text:p>
          </table:table-cell>
          <table:table-cell table:style-name="ce25" office:value-type="string" calcext:value-type="string">
            <text:p>Chi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25" office:value-type="string" calcext:value-type="string">
            <text:p>Andrew</text:p>
          </table:table-cell>
          <table:table-cell table:style-name="ce25" office:value-type="string" calcext:value-type="string">
            <text:p>Mike</text:p>
          </table:table-cell>
          <table:table-cell table:style-name="ce9"/>
          <table:table-cell table:style-name="ce31" table:formula="of:=IF(ISNUMBER([.E110]);IF([.E110]&lt;6;0.5;1);0)" office:value-type="float" office:value="1" calcext:value-type="float">
            <text:p>1</text:p>
          </table:table-cell>
          <table:table-cell table:style-name="ce9" table:number-columns-repeated="15"/>
          <table:table-cell table:number-columns-repeated="999"/>
        </table:table-row>
        <table:table-row table:style-name="ro2">
          <table:table-cell table:style-name="ce17" table:formula="of:=[.C111]&amp;&quot; &amp; &quot;&amp;[.D111]" office:value-type="string" office:string-value="WM &amp; Andrew" calcext:value-type="string">
            <text:p>WM &amp; Andrew</text:p>
          </table:table-cell>
          <table:table-cell table:style-name="ce20" table:formula="of:=[.G111]&amp;&quot; &amp; &quot;&amp;[.H111]" office:value-type="string" office:string-value="Mike &amp; Chi" calcext:value-type="string">
            <text:p>Mike &amp; Chi</text:p>
          </table:table-cell>
          <table:table-cell table:style-name="ce25" office:value-type="string" calcext:value-type="string">
            <text:p>WM</text:p>
          </table:table-cell>
          <table:table-cell table:style-name="ce25" office:value-type="string" calcext:value-type="string">
            <text:p>Andrew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25" office:value-type="string" calcext:value-type="string">
            <text:p>Mike</text:p>
          </table:table-cell>
          <table:table-cell table:style-name="ce25" office:value-type="string" calcext:value-type="string">
            <text:p>Chi</text:p>
          </table:table-cell>
          <table:table-cell table:style-name="ce9"/>
          <table:table-cell table:style-name="ce31" table:formula="of:=IF(ISNUMBER([.E111]);IF([.E111]&lt;6;0.5;1);0)" office:value-type="float" office:value="1" calcext:value-type="float">
            <text:p>1</text:p>
          </table:table-cell>
          <table:table-cell table:style-name="ce9" table:number-columns-repeated="15"/>
          <table:table-cell table:number-columns-repeated="999"/>
        </table:table-row>
        <table:table-row table:style-name="ro2">
          <table:table-cell table:style-name="ce17" table:formula="of:=[.C112]&amp;&quot; &amp; &quot;&amp;[.D112]" office:value-type="string" office:string-value="WM &amp; Mike" calcext:value-type="string">
            <text:p>WM &amp; Mike</text:p>
          </table:table-cell>
          <table:table-cell table:style-name="ce20" table:formula="of:=[.G112]&amp;&quot; &amp; &quot;&amp;[.H112]" office:value-type="string" office:string-value="Andrew &amp; Chi" calcext:value-type="string">
            <text:p>Andrew &amp; Chi</text:p>
          </table:table-cell>
          <table:table-cell table:style-name="ce25" office:value-type="string" calcext:value-type="string">
            <text:p>WM</text:p>
          </table:table-cell>
          <table:table-cell table:style-name="ce25" office:value-type="string" calcext:value-type="string">
            <text:p>Mike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" calcext:value-type="float">
            <text:p>3</text:p>
          </table:table-cell>
          <table:table-cell table:style-name="ce25" office:value-type="string" calcext:value-type="string">
            <text:p>Andrew</text:p>
          </table:table-cell>
          <table:table-cell table:style-name="ce25" office:value-type="string" calcext:value-type="string">
            <text:p>Chi</text:p>
          </table:table-cell>
          <table:table-cell table:style-name="ce9"/>
          <table:table-cell table:style-name="ce31" table:formula="of:=IF(ISNUMBER([.E112]);IF([.E112]&lt;6;0.5;1);0)" office:value-type="float" office:value="1" calcext:value-type="float">
            <text:p>1</text:p>
          </table:table-cell>
          <table:table-cell table:style-name="ce9" table:number-columns-repeated="15"/>
          <table:table-cell table:number-columns-repeated="999"/>
        </table:table-row>
        <table:table-row table:style-name="ro2">
          <table:table-cell table:style-name="ce17" table:formula="of:=[.C113]&amp;&quot; &amp; &quot;&amp;[.D113]" office:value-type="string" office:string-value=" &amp; " calcext:value-type="string">
            <text:p><text:s/>&amp; </text:p>
          </table:table-cell>
          <table:table-cell table:style-name="ce20" table:formula="of:=[.G113]&amp;&quot; &amp; &quot;&amp;[.H113]" office:value-type="string" office:string-value=" &amp; " calcext:value-type="string">
            <text:p><text:s/>&amp; </text:p>
          </table:table-cell>
          <table:table-cell table:number-columns-repeated="7"/>
          <table:table-cell table:style-name="ce8" table:formula="of:=IF(ISNUMBER([.E113]);IF([.E11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14]&amp;&quot; &amp; &quot;&amp;[.D114]" office:value-type="string" office:string-value="Date &amp; Location" calcext:value-type="string">
            <text:p>Date &amp; Location</text:p>
          </table:table-cell>
          <table:table-cell table:style-name="ce20" table:formula="of:=[.G114]&amp;&quot; &amp; &quot;&amp;[.H114]" office:value-type="string" office:string-value=" &amp; " calcext:value-type="string">
            <text:p><text:s/>&amp; 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Location</text:p>
          </table:table-cell>
          <table:table-cell table:style-name="ce9" table:number-columns-repeated="4"/>
          <table:table-cell/>
          <table:table-cell table:style-name="ce8" table:formula="of:=IF(ISNUMBER([.E114]);IF([.E11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15]&amp;&quot; &amp; &quot;&amp;[.D115]" office:value-type="string" office:string-value="45373 &amp; LRC" calcext:value-type="string">
            <text:p>45373 &amp; LRC</text:p>
          </table:table-cell>
          <table:table-cell table:style-name="ce20" table:formula="of:=[.G115]&amp;&quot; &amp; &quot;&amp;[.H115]" office:value-type="string" office:string-value=" &amp; " calcext:value-type="string">
            <text:p><text:s/>&amp; </text:p>
          </table:table-cell>
          <table:table-cell table:style-name="ce23" office:value-type="date" office:date-value="2024-03-22" calcext:value-type="date">
            <text:p>2024/3/22</text:p>
          </table:table-cell>
          <table:table-cell table:style-name="ce27" office:value-type="string" calcext:value-type="string">
            <text:p>LRC</text:p>
          </table:table-cell>
          <table:table-cell table:style-name="ce27" table:number-columns-repeated="4"/>
          <table:table-cell/>
          <table:table-cell table:style-name="ce8" table:formula="of:=IF(ISNUMBER([.E115]);IF([.E11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16]&amp;&quot; &amp; &quot;&amp;[.D116]" office:value-type="string" office:string-value="Pair 1 &amp; " calcext:value-type="string">
            <text:p>Pair 1 &amp; </text:p>
          </table:table-cell>
          <table:table-cell table:style-name="ce20" table:formula="of:=[.G116]&amp;&quot; &amp; &quot;&amp;[.H116]" office:value-type="string" office:string-value="Pair 2 &amp; " calcext:value-type="string">
            <text:p>Pair 2 &amp; </text:p>
          </table:table-cell>
          <table:table-cell table:style-name="ce24" office:value-type="string" calcext:value-type="string" table:number-columns-spanned="2" table:number-rows-spanned="1">
            <text:p>Pair 1</text:p>
          </table:table-cell>
          <table:covered-table-cell table:style-name="ce28"/>
          <table:table-cell table:style-name="ce29" office:value-type="string" calcext:value-type="string" table:number-columns-spanned="2" table:number-rows-spanned="1">
            <text:p>Score</text:p>
          </table:table-cell>
          <table:covered-table-cell table:style-name="ce28"/>
          <table:table-cell table:style-name="ce29" office:value-type="string" calcext:value-type="string" table:number-columns-spanned="2" table:number-rows-spanned="1">
            <text:p>Pair 2</text:p>
          </table:table-cell>
          <table:covered-table-cell table:style-name="ce28"/>
          <table:table-cell/>
          <table:table-cell table:style-name="ce8" table:formula="of:=IF(ISNUMBER([.E116]);IF([.E11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17]&amp;&quot; &amp; &quot;&amp;[.D117]" office:value-type="string" office:string-value="Andrew &amp; Mole" calcext:value-type="string">
            <text:p>Andrew &amp; Mole</text:p>
          </table:table-cell>
          <table:table-cell table:style-name="ce20" table:formula="of:=[.G117]&amp;&quot; &amp; &quot;&amp;[.H117]" office:value-type="string" office:string-value="WM &amp; Chi" calcext:value-type="string">
            <text:p>WM &amp; Chi</text:p>
          </table:table-cell>
          <table:table-cell table:style-name="ce25" office:value-type="string" calcext:value-type="string">
            <text:p>Andrew</text:p>
          </table:table-cell>
          <table:table-cell table:style-name="ce25" office:value-type="string" calcext:value-type="string">
            <text:p>Mole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0" calcext:value-type="float">
            <text:p>0</text:p>
          </table:table-cell>
          <table:table-cell table:style-name="ce25" office:value-type="string" calcext:value-type="string">
            <text:p>WM</text:p>
          </table:table-cell>
          <table:table-cell table:style-name="ce25" office:value-type="string" calcext:value-type="string">
            <text:p>Chi</text:p>
          </table:table-cell>
          <table:table-cell/>
          <table:table-cell table:style-name="ce8" table:formula="of:=IF(ISNUMBER([.E117]);IF([.E117]&lt;6;0.5;1)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17" table:formula="of:=[.C118]&amp;&quot; &amp; &quot;&amp;[.D118]" office:value-type="string" office:string-value="WM &amp; Andrew" calcext:value-type="string">
            <text:p>WM &amp; Andrew</text:p>
          </table:table-cell>
          <table:table-cell table:style-name="ce20" table:formula="of:=[.G118]&amp;&quot; &amp; &quot;&amp;[.H118]" office:value-type="string" office:string-value="Mole &amp; Chi" calcext:value-type="string">
            <text:p>Mole &amp; Chi</text:p>
          </table:table-cell>
          <table:table-cell table:style-name="ce25" office:value-type="string" calcext:value-type="string">
            <text:p>WM</text:p>
          </table:table-cell>
          <table:table-cell table:style-name="ce25" office:value-type="string" calcext:value-type="string">
            <text:p>Andrew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25" office:value-type="string" calcext:value-type="string">
            <text:p>Mole</text:p>
          </table:table-cell>
          <table:table-cell table:style-name="ce25" office:value-type="string" calcext:value-type="string">
            <text:p>Chi</text:p>
          </table:table-cell>
          <table:table-cell/>
          <table:table-cell table:style-name="ce8" table:formula="of:=IF(ISNUMBER([.E118]);IF([.E118]&lt;6;0.5;1)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17" table:formula="of:=[.C119]&amp;&quot; &amp; &quot;&amp;[.D119]" office:value-type="string" office:string-value="WM &amp; Mole" calcext:value-type="string">
            <text:p>WM &amp; Mole</text:p>
          </table:table-cell>
          <table:table-cell table:style-name="ce20" table:formula="of:=[.G119]&amp;&quot; &amp; &quot;&amp;[.H119]" office:value-type="string" office:string-value="Andrew &amp; Chi" calcext:value-type="string">
            <text:p>Andrew &amp; Chi</text:p>
          </table:table-cell>
          <table:table-cell table:style-name="ce25" office:value-type="string" calcext:value-type="string">
            <text:p>WM</text:p>
          </table:table-cell>
          <table:table-cell table:style-name="ce25" office:value-type="string" calcext:value-type="string">
            <text:p>Mole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25" office:value-type="string" calcext:value-type="string">
            <text:p>Andrew</text:p>
          </table:table-cell>
          <table:table-cell table:style-name="ce25" office:value-type="string" calcext:value-type="string">
            <text:p>Chi</text:p>
          </table:table-cell>
          <table:table-cell/>
          <table:table-cell table:style-name="ce8" table:formula="of:=IF(ISNUMBER([.E119]);IF([.E119]&lt;6;0.5;1)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17" table:formula="of:=[.C120]&amp;&quot; &amp; &quot;&amp;[.D120]" office:value-type="string" office:string-value="WM &amp; Mole" calcext:value-type="string">
            <text:p>WM &amp; Mole</text:p>
          </table:table-cell>
          <table:table-cell table:style-name="ce20" table:formula="of:=[.G120]&amp;&quot; &amp; &quot;&amp;[.H120]" office:value-type="string" office:string-value="Chi &amp; Andrew" calcext:value-type="string">
            <text:p>Chi &amp; Andrew</text:p>
          </table:table-cell>
          <table:table-cell table:style-name="ce25" office:value-type="string" calcext:value-type="string">
            <text:p>WM</text:p>
          </table:table-cell>
          <table:table-cell table:style-name="ce25" office:value-type="string" calcext:value-type="string">
            <text:p>Mole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25" office:value-type="string" calcext:value-type="string">
            <text:p>Chi</text:p>
          </table:table-cell>
          <table:table-cell table:style-name="ce25" office:value-type="string" calcext:value-type="string">
            <text:p>Andrew</text:p>
          </table:table-cell>
          <table:table-cell/>
          <table:table-cell table:style-name="ce8" table:formula="of:=IF(ISNUMBER([.E120]);IF([.E120]&lt;6;0.5;1);0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17" table:formula="of:=[.C121]&amp;&quot; &amp; &quot;&amp;[.D121]" office:value-type="string" office:string-value=" &amp; " calcext:value-type="string">
            <text:p><text:s/>&amp; </text:p>
          </table:table-cell>
          <table:table-cell table:style-name="ce20" table:formula="of:=[.G121]&amp;&quot; &amp; &quot;&amp;[.H121]" office:value-type="string" office:string-value=" &amp; " calcext:value-type="string">
            <text:p><text:s/>&amp; </text:p>
          </table:table-cell>
          <table:table-cell table:number-columns-repeated="7"/>
          <table:table-cell table:style-name="ce8" table:formula="of:=IF(ISNUMBER([.E121]);IF([.E12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22]&amp;&quot; &amp; &quot;&amp;[.D122]" office:value-type="string" office:string-value="Date &amp; Location" calcext:value-type="string">
            <text:p>Date &amp; Location</text:p>
          </table:table-cell>
          <table:table-cell table:style-name="ce20" table:formula="of:=[.G122]&amp;&quot; &amp; &quot;&amp;[.H122]" office:value-type="string" office:string-value=" &amp; " calcext:value-type="string">
            <text:p><text:s/>&amp; 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Location</text:p>
          </table:table-cell>
          <table:table-cell table:style-name="ce9" table:number-columns-repeated="5"/>
          <table:table-cell table:style-name="ce31" table:formula="of:=IF(ISNUMBER([.E122]);IF([.E122]&lt;6;0.5;1);0)" office:value-type="float" office:value="0" calcext:value-type="float">
            <text:p>0</text:p>
          </table:table-cell>
          <table:table-cell table:style-name="ce9" table:number-columns-repeated="15"/>
          <table:table-cell table:number-columns-repeated="999"/>
        </table:table-row>
        <table:table-row table:style-name="ro2">
          <table:table-cell table:style-name="ce17" table:formula="of:=[.C123]&amp;&quot; &amp; &quot;&amp;[.D123]" office:value-type="string" office:string-value="45376 &amp; LRC" calcext:value-type="string">
            <text:p>45376 &amp; LRC</text:p>
          </table:table-cell>
          <table:table-cell table:style-name="ce20" table:formula="of:=[.G123]&amp;&quot; &amp; &quot;&amp;[.H123]" office:value-type="string" office:string-value=" &amp; " calcext:value-type="string">
            <text:p><text:s/>&amp; </text:p>
          </table:table-cell>
          <table:table-cell table:style-name="ce23" office:value-type="date" office:date-value="2024-03-25" calcext:value-type="date">
            <text:p>2024/3/25</text:p>
          </table:table-cell>
          <table:table-cell table:style-name="ce27" office:value-type="string" calcext:value-type="string">
            <text:p>LRC</text:p>
          </table:table-cell>
          <table:table-cell table:style-name="ce27" table:number-columns-repeated="4"/>
          <table:table-cell table:style-name="ce9"/>
          <table:table-cell table:style-name="ce31" table:formula="of:=IF(ISNUMBER([.E123]);IF([.E123]&lt;6;0.5;1);0)" office:value-type="float" office:value="0" calcext:value-type="float">
            <text:p>0</text:p>
          </table:table-cell>
          <table:table-cell table:style-name="ce9" table:number-columns-repeated="15"/>
          <table:table-cell table:number-columns-repeated="999"/>
        </table:table-row>
        <table:table-row table:style-name="ro2">
          <table:table-cell table:style-name="ce17" table:formula="of:=[.C124]&amp;&quot; &amp; &quot;&amp;[.D124]" office:value-type="string" office:string-value="Pair 1 &amp; " calcext:value-type="string">
            <text:p>Pair 1 &amp; </text:p>
          </table:table-cell>
          <table:table-cell table:style-name="ce20" table:formula="of:=[.G124]&amp;&quot; &amp; &quot;&amp;[.H124]" office:value-type="string" office:string-value="Pair 2 &amp; " calcext:value-type="string">
            <text:p>Pair 2 &amp; </text:p>
          </table:table-cell>
          <table:table-cell table:style-name="ce24" office:value-type="string" calcext:value-type="string" table:number-columns-spanned="2" table:number-rows-spanned="1">
            <text:p>Pair 1</text:p>
          </table:table-cell>
          <table:covered-table-cell table:style-name="ce28"/>
          <table:table-cell table:style-name="ce29" office:value-type="string" calcext:value-type="string" table:number-columns-spanned="2" table:number-rows-spanned="1">
            <text:p>Score</text:p>
          </table:table-cell>
          <table:covered-table-cell table:style-name="ce28"/>
          <table:table-cell table:style-name="ce29" office:value-type="string" calcext:value-type="string" table:number-columns-spanned="2" table:number-rows-spanned="1">
            <text:p>Pair 2</text:p>
          </table:table-cell>
          <table:covered-table-cell table:style-name="ce28"/>
          <table:table-cell table:style-name="ce9"/>
          <table:table-cell table:style-name="ce31" table:formula="of:=IF(ISNUMBER([.E124]);IF([.E124]&lt;6;0.5;1);0)" office:value-type="float" office:value="0" calcext:value-type="float">
            <text:p>0</text:p>
          </table:table-cell>
          <table:table-cell table:style-name="ce9" table:number-columns-repeated="15"/>
          <table:table-cell table:number-columns-repeated="999"/>
        </table:table-row>
        <table:table-row table:style-name="ro2">
          <table:table-cell table:style-name="ce17" table:formula="of:=[.C125]&amp;&quot; &amp; &quot;&amp;[.D125]" office:value-type="string" office:string-value="WM &amp; Chi" calcext:value-type="string">
            <text:p>WM &amp; Chi</text:p>
          </table:table-cell>
          <table:table-cell table:style-name="ce20" table:formula="of:=[.G125]&amp;&quot; &amp; &quot;&amp;[.H125]" office:value-type="string" office:string-value="Mike &amp; Batty" calcext:value-type="string">
            <text:p>Mike &amp; Batty</text:p>
          </table:table-cell>
          <table:table-cell table:style-name="ce25" office:value-type="string" calcext:value-type="string">
            <text:p>WM</text:p>
          </table:table-cell>
          <table:table-cell table:style-name="ce25" office:value-type="string" calcext:value-type="string">
            <text:p>Chi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25" office:value-type="string" calcext:value-type="string">
            <text:p>Mike</text:p>
          </table:table-cell>
          <table:table-cell table:style-name="ce25" office:value-type="string" calcext:value-type="string">
            <text:p>Batty</text:p>
          </table:table-cell>
          <table:table-cell table:style-name="ce9"/>
          <table:table-cell table:style-name="ce31" table:formula="of:=IF(ISNUMBER([.E125]);IF([.E125]&lt;6;0.5;1);0)" office:value-type="float" office:value="1" calcext:value-type="float">
            <text:p>1</text:p>
          </table:table-cell>
          <table:table-cell table:style-name="ce9" table:number-columns-repeated="15"/>
          <table:table-cell table:number-columns-repeated="999"/>
        </table:table-row>
        <table:table-row table:style-name="ro2">
          <table:table-cell table:style-name="ce17" table:formula="of:=[.C126]&amp;&quot; &amp; &quot;&amp;[.D126]" office:value-type="string" office:string-value="WM &amp; Batty" calcext:value-type="string">
            <text:p>WM &amp; Batty</text:p>
          </table:table-cell>
          <table:table-cell table:style-name="ce20" table:formula="of:=[.G126]&amp;&quot; &amp; &quot;&amp;[.H126]" office:value-type="string" office:string-value="Mike &amp; Chi" calcext:value-type="string">
            <text:p>Mike &amp; Chi</text:p>
          </table:table-cell>
          <table:table-cell table:style-name="ce25" office:value-type="string" calcext:value-type="string">
            <text:p>WM</text:p>
          </table:table-cell>
          <table:table-cell table:style-name="ce25" office:value-type="string" calcext:value-type="string">
            <text:p>Batty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25" office:value-type="string" calcext:value-type="string">
            <text:p>Mike</text:p>
          </table:table-cell>
          <table:table-cell table:style-name="ce25" office:value-type="string" calcext:value-type="string">
            <text:p>Chi</text:p>
          </table:table-cell>
          <table:table-cell table:style-name="ce9"/>
          <table:table-cell table:style-name="ce31" table:formula="of:=IF(ISNUMBER([.E126]);IF([.E126]&lt;6;0.5;1);0)" office:value-type="float" office:value="1" calcext:value-type="float">
            <text:p>1</text:p>
          </table:table-cell>
          <table:table-cell table:style-name="ce9" table:number-columns-repeated="15"/>
          <table:table-cell table:number-columns-repeated="999"/>
        </table:table-row>
        <table:table-row table:style-name="ro2">
          <table:table-cell table:style-name="ce17" table:formula="of:=[.C127]&amp;&quot; &amp; &quot;&amp;[.D127]" office:value-type="string" office:string-value="WM &amp; Mike" calcext:value-type="string">
            <text:p>WM &amp; Mike</text:p>
          </table:table-cell>
          <table:table-cell table:style-name="ce20" table:formula="of:=[.G127]&amp;&quot; &amp; &quot;&amp;[.H127]" office:value-type="string" office:string-value="Batty &amp; Chi" calcext:value-type="string">
            <text:p>Batty &amp; Chi</text:p>
          </table:table-cell>
          <table:table-cell table:style-name="ce25" office:value-type="string" calcext:value-type="string">
            <text:p>WM</text:p>
          </table:table-cell>
          <table:table-cell table:style-name="ce25" office:value-type="string" calcext:value-type="string">
            <text:p>Mike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25" office:value-type="string" calcext:value-type="string">
            <text:p>Batty</text:p>
          </table:table-cell>
          <table:table-cell table:style-name="ce25" office:value-type="string" calcext:value-type="string">
            <text:p>Chi</text:p>
          </table:table-cell>
          <table:table-cell table:style-name="ce9"/>
          <table:table-cell table:style-name="ce31" table:formula="of:=IF(ISNUMBER([.E127]);IF([.E127]&lt;6;0.5;1);0)" office:value-type="float" office:value="1" calcext:value-type="float">
            <text:p>1</text:p>
          </table:table-cell>
          <table:table-cell table:style-name="ce9" table:number-columns-repeated="15"/>
          <table:table-cell table:number-columns-repeated="999"/>
        </table:table-row>
        <table:table-row table:style-name="ro2">
          <table:table-cell table:style-name="ce17" table:formula="of:=[.C128]&amp;&quot; &amp; &quot;&amp;[.D128]" office:value-type="string" office:string-value=" &amp; " calcext:value-type="string">
            <text:p><text:s/>&amp; </text:p>
          </table:table-cell>
          <table:table-cell table:style-name="ce20" table:formula="of:=[.G128]&amp;&quot; &amp; &quot;&amp;[.H12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28]);IF([.E12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29]&amp;&quot; &amp; &quot;&amp;[.D129]" office:value-type="string" office:string-value=" &amp; " calcext:value-type="string">
            <text:p><text:s/>&amp; </text:p>
          </table:table-cell>
          <table:table-cell table:style-name="ce20" table:formula="of:=[.G129]&amp;&quot; &amp; &quot;&amp;[.H12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29]);IF([.E12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30]&amp;&quot; &amp; &quot;&amp;[.D130]" office:value-type="string" office:string-value=" &amp; " calcext:value-type="string">
            <text:p><text:s/>&amp; </text:p>
          </table:table-cell>
          <table:table-cell table:style-name="ce20" table:formula="of:=[.G130]&amp;&quot; &amp; &quot;&amp;[.H13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30]);IF([.E13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31]&amp;&quot; &amp; &quot;&amp;[.D131]" office:value-type="string" office:string-value=" &amp; " calcext:value-type="string">
            <text:p><text:s/>&amp; </text:p>
          </table:table-cell>
          <table:table-cell table:style-name="ce20" table:formula="of:=[.G131]&amp;&quot; &amp; &quot;&amp;[.H13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31]);IF([.E13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32]&amp;&quot; &amp; &quot;&amp;[.D132]" office:value-type="string" office:string-value=" &amp; " calcext:value-type="string">
            <text:p><text:s/>&amp; </text:p>
          </table:table-cell>
          <table:table-cell table:style-name="ce20" table:formula="of:=[.G132]&amp;&quot; &amp; &quot;&amp;[.H13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32]);IF([.E13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33]&amp;&quot; &amp; &quot;&amp;[.D133]" office:value-type="string" office:string-value=" &amp; " calcext:value-type="string">
            <text:p><text:s/>&amp; </text:p>
          </table:table-cell>
          <table:table-cell table:style-name="ce20" table:formula="of:=[.G133]&amp;&quot; &amp; &quot;&amp;[.H13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33]);IF([.E13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34]&amp;&quot; &amp; &quot;&amp;[.D134]" office:value-type="string" office:string-value=" &amp; " calcext:value-type="string">
            <text:p><text:s/>&amp; </text:p>
          </table:table-cell>
          <table:table-cell table:style-name="ce20" table:formula="of:=[.G134]&amp;&quot; &amp; &quot;&amp;[.H13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34]);IF([.E13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35]&amp;&quot; &amp; &quot;&amp;[.D135]" office:value-type="string" office:string-value=" &amp; " calcext:value-type="string">
            <text:p><text:s/>&amp; </text:p>
          </table:table-cell>
          <table:table-cell table:style-name="ce20" table:formula="of:=[.G135]&amp;&quot; &amp; &quot;&amp;[.H13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35]);IF([.E13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36]&amp;&quot; &amp; &quot;&amp;[.D136]" office:value-type="string" office:string-value=" &amp; " calcext:value-type="string">
            <text:p><text:s/>&amp; </text:p>
          </table:table-cell>
          <table:table-cell table:style-name="ce20" table:formula="of:=[.G136]&amp;&quot; &amp; &quot;&amp;[.H13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36]);IF([.E13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37]&amp;&quot; &amp; &quot;&amp;[.D137]" office:value-type="string" office:string-value=" &amp; " calcext:value-type="string">
            <text:p><text:s/>&amp; </text:p>
          </table:table-cell>
          <table:table-cell table:style-name="ce20" table:formula="of:=[.G137]&amp;&quot; &amp; &quot;&amp;[.H13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37]);IF([.E13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38]&amp;&quot; &amp; &quot;&amp;[.D138]" office:value-type="string" office:string-value=" &amp; " calcext:value-type="string">
            <text:p><text:s/>&amp; </text:p>
          </table:table-cell>
          <table:table-cell table:style-name="ce20" table:formula="of:=[.G138]&amp;&quot; &amp; &quot;&amp;[.H13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38]);IF([.E13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39]&amp;&quot; &amp; &quot;&amp;[.D139]" office:value-type="string" office:string-value=" &amp; " calcext:value-type="string">
            <text:p><text:s/>&amp; </text:p>
          </table:table-cell>
          <table:table-cell table:style-name="ce20" table:formula="of:=[.G139]&amp;&quot; &amp; &quot;&amp;[.H13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39]);IF([.E13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40]&amp;&quot; &amp; &quot;&amp;[.D140]" office:value-type="string" office:string-value=" &amp; " calcext:value-type="string">
            <text:p><text:s/>&amp; </text:p>
          </table:table-cell>
          <table:table-cell table:style-name="ce20" table:formula="of:=[.G140]&amp;&quot; &amp; &quot;&amp;[.H14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40]);IF([.E14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41]&amp;&quot; &amp; &quot;&amp;[.D141]" office:value-type="string" office:string-value=" &amp; " calcext:value-type="string">
            <text:p><text:s/>&amp; </text:p>
          </table:table-cell>
          <table:table-cell table:style-name="ce20" table:formula="of:=[.G141]&amp;&quot; &amp; &quot;&amp;[.H14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41]);IF([.E14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42]&amp;&quot; &amp; &quot;&amp;[.D142]" office:value-type="string" office:string-value=" &amp; " calcext:value-type="string">
            <text:p><text:s/>&amp; </text:p>
          </table:table-cell>
          <table:table-cell table:style-name="ce20" table:formula="of:=[.G142]&amp;&quot; &amp; &quot;&amp;[.H14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42]);IF([.E14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43]&amp;&quot; &amp; &quot;&amp;[.D143]" office:value-type="string" office:string-value=" &amp; " calcext:value-type="string">
            <text:p><text:s/>&amp; </text:p>
          </table:table-cell>
          <table:table-cell table:style-name="ce20" table:formula="of:=[.G143]&amp;&quot; &amp; &quot;&amp;[.H14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43]);IF([.E14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44]&amp;&quot; &amp; &quot;&amp;[.D144]" office:value-type="string" office:string-value=" &amp; " calcext:value-type="string">
            <text:p><text:s/>&amp; </text:p>
          </table:table-cell>
          <table:table-cell table:style-name="ce20" table:formula="of:=[.G144]&amp;&quot; &amp; &quot;&amp;[.H14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44]);IF([.E14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45]&amp;&quot; &amp; &quot;&amp;[.D145]" office:value-type="string" office:string-value=" &amp; " calcext:value-type="string">
            <text:p><text:s/>&amp; </text:p>
          </table:table-cell>
          <table:table-cell table:style-name="ce20" table:formula="of:=[.G145]&amp;&quot; &amp; &quot;&amp;[.H14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45]);IF([.E14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46]&amp;&quot; &amp; &quot;&amp;[.D146]" office:value-type="string" office:string-value=" &amp; " calcext:value-type="string">
            <text:p><text:s/>&amp; </text:p>
          </table:table-cell>
          <table:table-cell table:style-name="ce20" table:formula="of:=[.G146]&amp;&quot; &amp; &quot;&amp;[.H14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46]);IF([.E14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47]&amp;&quot; &amp; &quot;&amp;[.D147]" office:value-type="string" office:string-value=" &amp; " calcext:value-type="string">
            <text:p><text:s/>&amp; </text:p>
          </table:table-cell>
          <table:table-cell table:style-name="ce20" table:formula="of:=[.G147]&amp;&quot; &amp; &quot;&amp;[.H14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47]);IF([.E14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48]&amp;&quot; &amp; &quot;&amp;[.D148]" office:value-type="string" office:string-value=" &amp; " calcext:value-type="string">
            <text:p><text:s/>&amp; </text:p>
          </table:table-cell>
          <table:table-cell table:style-name="ce20" table:formula="of:=[.G148]&amp;&quot; &amp; &quot;&amp;[.H14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48]);IF([.E14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49]&amp;&quot; &amp; &quot;&amp;[.D149]" office:value-type="string" office:string-value=" &amp; " calcext:value-type="string">
            <text:p><text:s/>&amp; </text:p>
          </table:table-cell>
          <table:table-cell table:style-name="ce20" table:formula="of:=[.G149]&amp;&quot; &amp; &quot;&amp;[.H14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49]);IF([.E14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50]&amp;&quot; &amp; &quot;&amp;[.D150]" office:value-type="string" office:string-value=" &amp; " calcext:value-type="string">
            <text:p><text:s/>&amp; </text:p>
          </table:table-cell>
          <table:table-cell table:style-name="ce20" table:formula="of:=[.G150]&amp;&quot; &amp; &quot;&amp;[.H15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50]);IF([.E15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51]&amp;&quot; &amp; &quot;&amp;[.D151]" office:value-type="string" office:string-value=" &amp; " calcext:value-type="string">
            <text:p><text:s/>&amp; </text:p>
          </table:table-cell>
          <table:table-cell table:style-name="ce20" table:formula="of:=[.G151]&amp;&quot; &amp; &quot;&amp;[.H15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51]);IF([.E15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52]&amp;&quot; &amp; &quot;&amp;[.D152]" office:value-type="string" office:string-value=" &amp; " calcext:value-type="string">
            <text:p><text:s/>&amp; </text:p>
          </table:table-cell>
          <table:table-cell table:style-name="ce20" table:formula="of:=[.G152]&amp;&quot; &amp; &quot;&amp;[.H15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52]);IF([.E15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53]&amp;&quot; &amp; &quot;&amp;[.D153]" office:value-type="string" office:string-value=" &amp; " calcext:value-type="string">
            <text:p><text:s/>&amp; </text:p>
          </table:table-cell>
          <table:table-cell table:style-name="ce20" table:formula="of:=[.G153]&amp;&quot; &amp; &quot;&amp;[.H15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53]);IF([.E15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54]&amp;&quot; &amp; &quot;&amp;[.D154]" office:value-type="string" office:string-value=" &amp; " calcext:value-type="string">
            <text:p><text:s/>&amp; </text:p>
          </table:table-cell>
          <table:table-cell table:style-name="ce20" table:formula="of:=[.G154]&amp;&quot; &amp; &quot;&amp;[.H15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54]);IF([.E15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55]&amp;&quot; &amp; &quot;&amp;[.D155]" office:value-type="string" office:string-value=" &amp; " calcext:value-type="string">
            <text:p><text:s/>&amp; </text:p>
          </table:table-cell>
          <table:table-cell table:style-name="ce20" table:formula="of:=[.G155]&amp;&quot; &amp; &quot;&amp;[.H15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55]);IF([.E15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56]&amp;&quot; &amp; &quot;&amp;[.D156]" office:value-type="string" office:string-value=" &amp; " calcext:value-type="string">
            <text:p><text:s/>&amp; </text:p>
          </table:table-cell>
          <table:table-cell table:style-name="ce20" table:formula="of:=[.G156]&amp;&quot; &amp; &quot;&amp;[.H15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56]);IF([.E15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57]&amp;&quot; &amp; &quot;&amp;[.D157]" office:value-type="string" office:string-value=" &amp; " calcext:value-type="string">
            <text:p><text:s/>&amp; </text:p>
          </table:table-cell>
          <table:table-cell table:style-name="ce20" table:formula="of:=[.G157]&amp;&quot; &amp; &quot;&amp;[.H15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57]);IF([.E15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58]&amp;&quot; &amp; &quot;&amp;[.D158]" office:value-type="string" office:string-value=" &amp; " calcext:value-type="string">
            <text:p><text:s/>&amp; </text:p>
          </table:table-cell>
          <table:table-cell table:style-name="ce20" table:formula="of:=[.G158]&amp;&quot; &amp; &quot;&amp;[.H15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58]);IF([.E15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59]&amp;&quot; &amp; &quot;&amp;[.D159]" office:value-type="string" office:string-value=" &amp; " calcext:value-type="string">
            <text:p><text:s/>&amp; </text:p>
          </table:table-cell>
          <table:table-cell table:style-name="ce20" table:formula="of:=[.G159]&amp;&quot; &amp; &quot;&amp;[.H15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59]);IF([.E15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60]&amp;&quot; &amp; &quot;&amp;[.D160]" office:value-type="string" office:string-value=" &amp; " calcext:value-type="string">
            <text:p><text:s/>&amp; </text:p>
          </table:table-cell>
          <table:table-cell table:style-name="ce20" table:formula="of:=[.G160]&amp;&quot; &amp; &quot;&amp;[.H16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60]);IF([.E16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61]&amp;&quot; &amp; &quot;&amp;[.D161]" office:value-type="string" office:string-value=" &amp; " calcext:value-type="string">
            <text:p><text:s/>&amp; </text:p>
          </table:table-cell>
          <table:table-cell table:style-name="ce20" table:formula="of:=[.G161]&amp;&quot; &amp; &quot;&amp;[.H16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61]);IF([.E16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62]&amp;&quot; &amp; &quot;&amp;[.D162]" office:value-type="string" office:string-value=" &amp; " calcext:value-type="string">
            <text:p><text:s/>&amp; </text:p>
          </table:table-cell>
          <table:table-cell table:style-name="ce20" table:formula="of:=[.G162]&amp;&quot; &amp; &quot;&amp;[.H16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62]);IF([.E16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63]&amp;&quot; &amp; &quot;&amp;[.D163]" office:value-type="string" office:string-value=" &amp; " calcext:value-type="string">
            <text:p><text:s/>&amp; </text:p>
          </table:table-cell>
          <table:table-cell table:style-name="ce20" table:formula="of:=[.G163]&amp;&quot; &amp; &quot;&amp;[.H16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63]);IF([.E16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64]&amp;&quot; &amp; &quot;&amp;[.D164]" office:value-type="string" office:string-value=" &amp; " calcext:value-type="string">
            <text:p><text:s/>&amp; </text:p>
          </table:table-cell>
          <table:table-cell table:style-name="ce20" table:formula="of:=[.G164]&amp;&quot; &amp; &quot;&amp;[.H16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64]);IF([.E16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65]&amp;&quot; &amp; &quot;&amp;[.D165]" office:value-type="string" office:string-value=" &amp; " calcext:value-type="string">
            <text:p><text:s/>&amp; </text:p>
          </table:table-cell>
          <table:table-cell table:style-name="ce20" table:formula="of:=[.G165]&amp;&quot; &amp; &quot;&amp;[.H16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65]);IF([.E16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66]&amp;&quot; &amp; &quot;&amp;[.D166]" office:value-type="string" office:string-value=" &amp; " calcext:value-type="string">
            <text:p><text:s/>&amp; </text:p>
          </table:table-cell>
          <table:table-cell table:style-name="ce20" table:formula="of:=[.G166]&amp;&quot; &amp; &quot;&amp;[.H16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66]);IF([.E16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67]&amp;&quot; &amp; &quot;&amp;[.D167]" office:value-type="string" office:string-value=" &amp; " calcext:value-type="string">
            <text:p><text:s/>&amp; </text:p>
          </table:table-cell>
          <table:table-cell table:style-name="ce20" table:formula="of:=[.G167]&amp;&quot; &amp; &quot;&amp;[.H16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67]);IF([.E16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68]&amp;&quot; &amp; &quot;&amp;[.D168]" office:value-type="string" office:string-value=" &amp; " calcext:value-type="string">
            <text:p><text:s/>&amp; </text:p>
          </table:table-cell>
          <table:table-cell table:style-name="ce20" table:formula="of:=[.G168]&amp;&quot; &amp; &quot;&amp;[.H16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68]);IF([.E16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69]&amp;&quot; &amp; &quot;&amp;[.D169]" office:value-type="string" office:string-value=" &amp; " calcext:value-type="string">
            <text:p><text:s/>&amp; </text:p>
          </table:table-cell>
          <table:table-cell table:style-name="ce20" table:formula="of:=[.G169]&amp;&quot; &amp; &quot;&amp;[.H16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69]);IF([.E16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70]&amp;&quot; &amp; &quot;&amp;[.D170]" office:value-type="string" office:string-value=" &amp; " calcext:value-type="string">
            <text:p><text:s/>&amp; </text:p>
          </table:table-cell>
          <table:table-cell table:style-name="ce20" table:formula="of:=[.G170]&amp;&quot; &amp; &quot;&amp;[.H17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70]);IF([.E17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71]&amp;&quot; &amp; &quot;&amp;[.D171]" office:value-type="string" office:string-value=" &amp; " calcext:value-type="string">
            <text:p><text:s/>&amp; </text:p>
          </table:table-cell>
          <table:table-cell table:style-name="ce20" table:formula="of:=[.G171]&amp;&quot; &amp; &quot;&amp;[.H17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71]);IF([.E17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72]&amp;&quot; &amp; &quot;&amp;[.D172]" office:value-type="string" office:string-value=" &amp; " calcext:value-type="string">
            <text:p><text:s/>&amp; </text:p>
          </table:table-cell>
          <table:table-cell table:style-name="ce20" table:formula="of:=[.G172]&amp;&quot; &amp; &quot;&amp;[.H17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72]);IF([.E17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73]&amp;&quot; &amp; &quot;&amp;[.D173]" office:value-type="string" office:string-value=" &amp; " calcext:value-type="string">
            <text:p><text:s/>&amp; </text:p>
          </table:table-cell>
          <table:table-cell table:style-name="ce20" table:formula="of:=[.G173]&amp;&quot; &amp; &quot;&amp;[.H17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73]);IF([.E17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74]&amp;&quot; &amp; &quot;&amp;[.D174]" office:value-type="string" office:string-value=" &amp; " calcext:value-type="string">
            <text:p><text:s/>&amp; </text:p>
          </table:table-cell>
          <table:table-cell table:style-name="ce20" table:formula="of:=[.G174]&amp;&quot; &amp; &quot;&amp;[.H17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74]);IF([.E17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75]&amp;&quot; &amp; &quot;&amp;[.D175]" office:value-type="string" office:string-value=" &amp; " calcext:value-type="string">
            <text:p><text:s/>&amp; </text:p>
          </table:table-cell>
          <table:table-cell table:style-name="ce20" table:formula="of:=[.G175]&amp;&quot; &amp; &quot;&amp;[.H17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75]);IF([.E17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76]&amp;&quot; &amp; &quot;&amp;[.D176]" office:value-type="string" office:string-value=" &amp; " calcext:value-type="string">
            <text:p><text:s/>&amp; </text:p>
          </table:table-cell>
          <table:table-cell table:style-name="ce20" table:formula="of:=[.G176]&amp;&quot; &amp; &quot;&amp;[.H17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76]);IF([.E17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77]&amp;&quot; &amp; &quot;&amp;[.D177]" office:value-type="string" office:string-value=" &amp; " calcext:value-type="string">
            <text:p><text:s/>&amp; </text:p>
          </table:table-cell>
          <table:table-cell table:style-name="ce20" table:formula="of:=[.G177]&amp;&quot; &amp; &quot;&amp;[.H17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77]);IF([.E17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78]&amp;&quot; &amp; &quot;&amp;[.D178]" office:value-type="string" office:string-value=" &amp; " calcext:value-type="string">
            <text:p><text:s/>&amp; </text:p>
          </table:table-cell>
          <table:table-cell table:style-name="ce20" table:formula="of:=[.G178]&amp;&quot; &amp; &quot;&amp;[.H17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78]);IF([.E17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79]&amp;&quot; &amp; &quot;&amp;[.D179]" office:value-type="string" office:string-value=" &amp; " calcext:value-type="string">
            <text:p><text:s/>&amp; </text:p>
          </table:table-cell>
          <table:table-cell table:style-name="ce20" table:formula="of:=[.G179]&amp;&quot; &amp; &quot;&amp;[.H17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79]);IF([.E17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80]&amp;&quot; &amp; &quot;&amp;[.D180]" office:value-type="string" office:string-value=" &amp; " calcext:value-type="string">
            <text:p><text:s/>&amp; </text:p>
          </table:table-cell>
          <table:table-cell table:style-name="ce20" table:formula="of:=[.G180]&amp;&quot; &amp; &quot;&amp;[.H18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80]);IF([.E18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81]&amp;&quot; &amp; &quot;&amp;[.D181]" office:value-type="string" office:string-value=" &amp; " calcext:value-type="string">
            <text:p><text:s/>&amp; </text:p>
          </table:table-cell>
          <table:table-cell table:style-name="ce20" table:formula="of:=[.G181]&amp;&quot; &amp; &quot;&amp;[.H18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81]);IF([.E18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82]&amp;&quot; &amp; &quot;&amp;[.D182]" office:value-type="string" office:string-value=" &amp; " calcext:value-type="string">
            <text:p><text:s/>&amp; </text:p>
          </table:table-cell>
          <table:table-cell table:style-name="ce20" table:formula="of:=[.G182]&amp;&quot; &amp; &quot;&amp;[.H18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82]);IF([.E18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83]&amp;&quot; &amp; &quot;&amp;[.D183]" office:value-type="string" office:string-value=" &amp; " calcext:value-type="string">
            <text:p><text:s/>&amp; </text:p>
          </table:table-cell>
          <table:table-cell table:style-name="ce20" table:formula="of:=[.G183]&amp;&quot; &amp; &quot;&amp;[.H18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83]);IF([.E18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84]&amp;&quot; &amp; &quot;&amp;[.D184]" office:value-type="string" office:string-value=" &amp; " calcext:value-type="string">
            <text:p><text:s/>&amp; </text:p>
          </table:table-cell>
          <table:table-cell table:style-name="ce20" table:formula="of:=[.G184]&amp;&quot; &amp; &quot;&amp;[.H18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84]);IF([.E18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85]&amp;&quot; &amp; &quot;&amp;[.D185]" office:value-type="string" office:string-value=" &amp; " calcext:value-type="string">
            <text:p><text:s/>&amp; </text:p>
          </table:table-cell>
          <table:table-cell table:style-name="ce20" table:formula="of:=[.G185]&amp;&quot; &amp; &quot;&amp;[.H18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85]);IF([.E18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86]&amp;&quot; &amp; &quot;&amp;[.D186]" office:value-type="string" office:string-value=" &amp; " calcext:value-type="string">
            <text:p><text:s/>&amp; </text:p>
          </table:table-cell>
          <table:table-cell table:style-name="ce20" table:formula="of:=[.G186]&amp;&quot; &amp; &quot;&amp;[.H18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86]);IF([.E18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87]&amp;&quot; &amp; &quot;&amp;[.D187]" office:value-type="string" office:string-value=" &amp; " calcext:value-type="string">
            <text:p><text:s/>&amp; </text:p>
          </table:table-cell>
          <table:table-cell table:style-name="ce20" table:formula="of:=[.G187]&amp;&quot; &amp; &quot;&amp;[.H18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87]);IF([.E18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88]&amp;&quot; &amp; &quot;&amp;[.D188]" office:value-type="string" office:string-value=" &amp; " calcext:value-type="string">
            <text:p><text:s/>&amp; </text:p>
          </table:table-cell>
          <table:table-cell table:style-name="ce20" table:formula="of:=[.G188]&amp;&quot; &amp; &quot;&amp;[.H18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88]);IF([.E18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89]&amp;&quot; &amp; &quot;&amp;[.D189]" office:value-type="string" office:string-value=" &amp; " calcext:value-type="string">
            <text:p><text:s/>&amp; </text:p>
          </table:table-cell>
          <table:table-cell table:style-name="ce20" table:formula="of:=[.G189]&amp;&quot; &amp; &quot;&amp;[.H18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89]);IF([.E18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90]&amp;&quot; &amp; &quot;&amp;[.D190]" office:value-type="string" office:string-value=" &amp; " calcext:value-type="string">
            <text:p><text:s/>&amp; </text:p>
          </table:table-cell>
          <table:table-cell table:style-name="ce20" table:formula="of:=[.G190]&amp;&quot; &amp; &quot;&amp;[.H19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90]);IF([.E19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91]&amp;&quot; &amp; &quot;&amp;[.D191]" office:value-type="string" office:string-value=" &amp; " calcext:value-type="string">
            <text:p><text:s/>&amp; </text:p>
          </table:table-cell>
          <table:table-cell table:style-name="ce20" table:formula="of:=[.G191]&amp;&quot; &amp; &quot;&amp;[.H19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91]);IF([.E19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92]&amp;&quot; &amp; &quot;&amp;[.D192]" office:value-type="string" office:string-value=" &amp; " calcext:value-type="string">
            <text:p><text:s/>&amp; </text:p>
          </table:table-cell>
          <table:table-cell table:style-name="ce20" table:formula="of:=[.G192]&amp;&quot; &amp; &quot;&amp;[.H19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92]);IF([.E19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93]&amp;&quot; &amp; &quot;&amp;[.D193]" office:value-type="string" office:string-value=" &amp; " calcext:value-type="string">
            <text:p><text:s/>&amp; </text:p>
          </table:table-cell>
          <table:table-cell table:style-name="ce20" table:formula="of:=[.G193]&amp;&quot; &amp; &quot;&amp;[.H19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93]);IF([.E19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94]&amp;&quot; &amp; &quot;&amp;[.D194]" office:value-type="string" office:string-value=" &amp; " calcext:value-type="string">
            <text:p><text:s/>&amp; </text:p>
          </table:table-cell>
          <table:table-cell table:style-name="ce20" table:formula="of:=[.G194]&amp;&quot; &amp; &quot;&amp;[.H19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94]);IF([.E19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95]&amp;&quot; &amp; &quot;&amp;[.D195]" office:value-type="string" office:string-value=" &amp; " calcext:value-type="string">
            <text:p><text:s/>&amp; </text:p>
          </table:table-cell>
          <table:table-cell table:style-name="ce20" table:formula="of:=[.G195]&amp;&quot; &amp; &quot;&amp;[.H19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95]);IF([.E19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96]&amp;&quot; &amp; &quot;&amp;[.D196]" office:value-type="string" office:string-value=" &amp; " calcext:value-type="string">
            <text:p><text:s/>&amp; </text:p>
          </table:table-cell>
          <table:table-cell table:style-name="ce20" table:formula="of:=[.G196]&amp;&quot; &amp; &quot;&amp;[.H19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96]);IF([.E19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97]&amp;&quot; &amp; &quot;&amp;[.D197]" office:value-type="string" office:string-value=" &amp; " calcext:value-type="string">
            <text:p><text:s/>&amp; </text:p>
          </table:table-cell>
          <table:table-cell table:style-name="ce20" table:formula="of:=[.G197]&amp;&quot; &amp; &quot;&amp;[.H19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97]);IF([.E19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98]&amp;&quot; &amp; &quot;&amp;[.D198]" office:value-type="string" office:string-value=" &amp; " calcext:value-type="string">
            <text:p><text:s/>&amp; </text:p>
          </table:table-cell>
          <table:table-cell table:style-name="ce20" table:formula="of:=[.G198]&amp;&quot; &amp; &quot;&amp;[.H19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98]);IF([.E19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199]&amp;&quot; &amp; &quot;&amp;[.D199]" office:value-type="string" office:string-value=" &amp; " calcext:value-type="string">
            <text:p><text:s/>&amp; </text:p>
          </table:table-cell>
          <table:table-cell table:style-name="ce20" table:formula="of:=[.G199]&amp;&quot; &amp; &quot;&amp;[.H19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199]);IF([.E19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00]&amp;&quot; &amp; &quot;&amp;[.D200]" office:value-type="string" office:string-value=" &amp; " calcext:value-type="string">
            <text:p><text:s/>&amp; </text:p>
          </table:table-cell>
          <table:table-cell table:style-name="ce20" table:formula="of:=[.G200]&amp;&quot; &amp; &quot;&amp;[.H20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00]);IF([.E20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01]&amp;&quot; &amp; &quot;&amp;[.D201]" office:value-type="string" office:string-value=" &amp; " calcext:value-type="string">
            <text:p><text:s/>&amp; </text:p>
          </table:table-cell>
          <table:table-cell table:style-name="ce20" table:formula="of:=[.G201]&amp;&quot; &amp; &quot;&amp;[.H20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01]);IF([.E20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02]&amp;&quot; &amp; &quot;&amp;[.D202]" office:value-type="string" office:string-value=" &amp; " calcext:value-type="string">
            <text:p><text:s/>&amp; </text:p>
          </table:table-cell>
          <table:table-cell table:style-name="ce20" table:formula="of:=[.G202]&amp;&quot; &amp; &quot;&amp;[.H20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02]);IF([.E20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03]&amp;&quot; &amp; &quot;&amp;[.D203]" office:value-type="string" office:string-value=" &amp; " calcext:value-type="string">
            <text:p><text:s/>&amp; </text:p>
          </table:table-cell>
          <table:table-cell table:style-name="ce20" table:formula="of:=[.G203]&amp;&quot; &amp; &quot;&amp;[.H20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03]);IF([.E20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04]&amp;&quot; &amp; &quot;&amp;[.D204]" office:value-type="string" office:string-value=" &amp; " calcext:value-type="string">
            <text:p><text:s/>&amp; </text:p>
          </table:table-cell>
          <table:table-cell table:style-name="ce20" table:formula="of:=[.G204]&amp;&quot; &amp; &quot;&amp;[.H20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04]);IF([.E20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05]&amp;&quot; &amp; &quot;&amp;[.D205]" office:value-type="string" office:string-value=" &amp; " calcext:value-type="string">
            <text:p><text:s/>&amp; </text:p>
          </table:table-cell>
          <table:table-cell table:style-name="ce20" table:formula="of:=[.G205]&amp;&quot; &amp; &quot;&amp;[.H20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05]);IF([.E20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06]&amp;&quot; &amp; &quot;&amp;[.D206]" office:value-type="string" office:string-value=" &amp; " calcext:value-type="string">
            <text:p><text:s/>&amp; </text:p>
          </table:table-cell>
          <table:table-cell table:style-name="ce20" table:formula="of:=[.G206]&amp;&quot; &amp; &quot;&amp;[.H20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06]);IF([.E20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07]&amp;&quot; &amp; &quot;&amp;[.D207]" office:value-type="string" office:string-value=" &amp; " calcext:value-type="string">
            <text:p><text:s/>&amp; </text:p>
          </table:table-cell>
          <table:table-cell table:style-name="ce20" table:formula="of:=[.G207]&amp;&quot; &amp; &quot;&amp;[.H20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07]);IF([.E20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08]&amp;&quot; &amp; &quot;&amp;[.D208]" office:value-type="string" office:string-value=" &amp; " calcext:value-type="string">
            <text:p><text:s/>&amp; </text:p>
          </table:table-cell>
          <table:table-cell table:style-name="ce20" table:formula="of:=[.G208]&amp;&quot; &amp; &quot;&amp;[.H20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08]);IF([.E20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09]&amp;&quot; &amp; &quot;&amp;[.D209]" office:value-type="string" office:string-value=" &amp; " calcext:value-type="string">
            <text:p><text:s/>&amp; </text:p>
          </table:table-cell>
          <table:table-cell table:style-name="ce20" table:formula="of:=[.G209]&amp;&quot; &amp; &quot;&amp;[.H20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09]);IF([.E20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10]&amp;&quot; &amp; &quot;&amp;[.D210]" office:value-type="string" office:string-value=" &amp; " calcext:value-type="string">
            <text:p><text:s/>&amp; </text:p>
          </table:table-cell>
          <table:table-cell table:style-name="ce20" table:formula="of:=[.G210]&amp;&quot; &amp; &quot;&amp;[.H21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10]);IF([.E21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11]&amp;&quot; &amp; &quot;&amp;[.D211]" office:value-type="string" office:string-value=" &amp; " calcext:value-type="string">
            <text:p><text:s/>&amp; </text:p>
          </table:table-cell>
          <table:table-cell table:style-name="ce20" table:formula="of:=[.G211]&amp;&quot; &amp; &quot;&amp;[.H21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11]);IF([.E21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12]&amp;&quot; &amp; &quot;&amp;[.D212]" office:value-type="string" office:string-value=" &amp; " calcext:value-type="string">
            <text:p><text:s/>&amp; </text:p>
          </table:table-cell>
          <table:table-cell table:style-name="ce20" table:formula="of:=[.G212]&amp;&quot; &amp; &quot;&amp;[.H21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12]);IF([.E21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13]&amp;&quot; &amp; &quot;&amp;[.D213]" office:value-type="string" office:string-value=" &amp; " calcext:value-type="string">
            <text:p><text:s/>&amp; </text:p>
          </table:table-cell>
          <table:table-cell table:style-name="ce20" table:formula="of:=[.G213]&amp;&quot; &amp; &quot;&amp;[.H21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13]);IF([.E21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14]&amp;&quot; &amp; &quot;&amp;[.D214]" office:value-type="string" office:string-value=" &amp; " calcext:value-type="string">
            <text:p><text:s/>&amp; </text:p>
          </table:table-cell>
          <table:table-cell table:style-name="ce20" table:formula="of:=[.G214]&amp;&quot; &amp; &quot;&amp;[.H21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14]);IF([.E21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15]&amp;&quot; &amp; &quot;&amp;[.D215]" office:value-type="string" office:string-value=" &amp; " calcext:value-type="string">
            <text:p><text:s/>&amp; </text:p>
          </table:table-cell>
          <table:table-cell table:style-name="ce20" table:formula="of:=[.G215]&amp;&quot; &amp; &quot;&amp;[.H21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15]);IF([.E21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16]&amp;&quot; &amp; &quot;&amp;[.D216]" office:value-type="string" office:string-value=" &amp; " calcext:value-type="string">
            <text:p><text:s/>&amp; </text:p>
          </table:table-cell>
          <table:table-cell table:style-name="ce20" table:formula="of:=[.G216]&amp;&quot; &amp; &quot;&amp;[.H21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16]);IF([.E21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17]&amp;&quot; &amp; &quot;&amp;[.D217]" office:value-type="string" office:string-value=" &amp; " calcext:value-type="string">
            <text:p><text:s/>&amp; </text:p>
          </table:table-cell>
          <table:table-cell table:style-name="ce20" table:formula="of:=[.G217]&amp;&quot; &amp; &quot;&amp;[.H21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17]);IF([.E21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18]&amp;&quot; &amp; &quot;&amp;[.D218]" office:value-type="string" office:string-value=" &amp; " calcext:value-type="string">
            <text:p><text:s/>&amp; </text:p>
          </table:table-cell>
          <table:table-cell table:style-name="ce20" table:formula="of:=[.G218]&amp;&quot; &amp; &quot;&amp;[.H21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18]);IF([.E21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19]&amp;&quot; &amp; &quot;&amp;[.D219]" office:value-type="string" office:string-value=" &amp; " calcext:value-type="string">
            <text:p><text:s/>&amp; </text:p>
          </table:table-cell>
          <table:table-cell table:style-name="ce20" table:formula="of:=[.G219]&amp;&quot; &amp; &quot;&amp;[.H21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19]);IF([.E21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20]&amp;&quot; &amp; &quot;&amp;[.D220]" office:value-type="string" office:string-value=" &amp; " calcext:value-type="string">
            <text:p><text:s/>&amp; </text:p>
          </table:table-cell>
          <table:table-cell table:style-name="ce20" table:formula="of:=[.G220]&amp;&quot; &amp; &quot;&amp;[.H22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20]);IF([.E22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21]&amp;&quot; &amp; &quot;&amp;[.D221]" office:value-type="string" office:string-value=" &amp; " calcext:value-type="string">
            <text:p><text:s/>&amp; </text:p>
          </table:table-cell>
          <table:table-cell table:style-name="ce20" table:formula="of:=[.G221]&amp;&quot; &amp; &quot;&amp;[.H22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21]);IF([.E22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22]&amp;&quot; &amp; &quot;&amp;[.D222]" office:value-type="string" office:string-value=" &amp; " calcext:value-type="string">
            <text:p><text:s/>&amp; </text:p>
          </table:table-cell>
          <table:table-cell table:style-name="ce20" table:formula="of:=[.G222]&amp;&quot; &amp; &quot;&amp;[.H22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22]);IF([.E22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23]&amp;&quot; &amp; &quot;&amp;[.D223]" office:value-type="string" office:string-value=" &amp; " calcext:value-type="string">
            <text:p><text:s/>&amp; </text:p>
          </table:table-cell>
          <table:table-cell table:style-name="ce20" table:formula="of:=[.G223]&amp;&quot; &amp; &quot;&amp;[.H22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23]);IF([.E22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24]&amp;&quot; &amp; &quot;&amp;[.D224]" office:value-type="string" office:string-value=" &amp; " calcext:value-type="string">
            <text:p><text:s/>&amp; </text:p>
          </table:table-cell>
          <table:table-cell table:style-name="ce20" table:formula="of:=[.G224]&amp;&quot; &amp; &quot;&amp;[.H22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24]);IF([.E22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25]&amp;&quot; &amp; &quot;&amp;[.D225]" office:value-type="string" office:string-value=" &amp; " calcext:value-type="string">
            <text:p><text:s/>&amp; </text:p>
          </table:table-cell>
          <table:table-cell table:style-name="ce20" table:formula="of:=[.G225]&amp;&quot; &amp; &quot;&amp;[.H22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25]);IF([.E22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26]&amp;&quot; &amp; &quot;&amp;[.D226]" office:value-type="string" office:string-value=" &amp; " calcext:value-type="string">
            <text:p><text:s/>&amp; </text:p>
          </table:table-cell>
          <table:table-cell table:style-name="ce20" table:formula="of:=[.G226]&amp;&quot; &amp; &quot;&amp;[.H22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26]);IF([.E22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27]&amp;&quot; &amp; &quot;&amp;[.D227]" office:value-type="string" office:string-value=" &amp; " calcext:value-type="string">
            <text:p><text:s/>&amp; </text:p>
          </table:table-cell>
          <table:table-cell table:style-name="ce20" table:formula="of:=[.G227]&amp;&quot; &amp; &quot;&amp;[.H22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27]);IF([.E22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28]&amp;&quot; &amp; &quot;&amp;[.D228]" office:value-type="string" office:string-value=" &amp; " calcext:value-type="string">
            <text:p><text:s/>&amp; </text:p>
          </table:table-cell>
          <table:table-cell table:style-name="ce20" table:formula="of:=[.G228]&amp;&quot; &amp; &quot;&amp;[.H22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28]);IF([.E22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29]&amp;&quot; &amp; &quot;&amp;[.D229]" office:value-type="string" office:string-value=" &amp; " calcext:value-type="string">
            <text:p><text:s/>&amp; </text:p>
          </table:table-cell>
          <table:table-cell table:style-name="ce20" table:formula="of:=[.G229]&amp;&quot; &amp; &quot;&amp;[.H22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29]);IF([.E22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30]&amp;&quot; &amp; &quot;&amp;[.D230]" office:value-type="string" office:string-value=" &amp; " calcext:value-type="string">
            <text:p><text:s/>&amp; </text:p>
          </table:table-cell>
          <table:table-cell table:style-name="ce20" table:formula="of:=[.G230]&amp;&quot; &amp; &quot;&amp;[.H23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30]);IF([.E23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31]&amp;&quot; &amp; &quot;&amp;[.D231]" office:value-type="string" office:string-value=" &amp; " calcext:value-type="string">
            <text:p><text:s/>&amp; </text:p>
          </table:table-cell>
          <table:table-cell table:style-name="ce20" table:formula="of:=[.G231]&amp;&quot; &amp; &quot;&amp;[.H23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31]);IF([.E23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32]&amp;&quot; &amp; &quot;&amp;[.D232]" office:value-type="string" office:string-value=" &amp; " calcext:value-type="string">
            <text:p><text:s/>&amp; </text:p>
          </table:table-cell>
          <table:table-cell table:style-name="ce20" table:formula="of:=[.G232]&amp;&quot; &amp; &quot;&amp;[.H23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32]);IF([.E23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33]&amp;&quot; &amp; &quot;&amp;[.D233]" office:value-type="string" office:string-value=" &amp; " calcext:value-type="string">
            <text:p><text:s/>&amp; </text:p>
          </table:table-cell>
          <table:table-cell table:style-name="ce20" table:formula="of:=[.G233]&amp;&quot; &amp; &quot;&amp;[.H23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33]);IF([.E23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34]&amp;&quot; &amp; &quot;&amp;[.D234]" office:value-type="string" office:string-value=" &amp; " calcext:value-type="string">
            <text:p><text:s/>&amp; </text:p>
          </table:table-cell>
          <table:table-cell table:style-name="ce20" table:formula="of:=[.G234]&amp;&quot; &amp; &quot;&amp;[.H23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34]);IF([.E23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35]&amp;&quot; &amp; &quot;&amp;[.D235]" office:value-type="string" office:string-value=" &amp; " calcext:value-type="string">
            <text:p><text:s/>&amp; </text:p>
          </table:table-cell>
          <table:table-cell table:style-name="ce20" table:formula="of:=[.G235]&amp;&quot; &amp; &quot;&amp;[.H23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35]);IF([.E23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36]&amp;&quot; &amp; &quot;&amp;[.D236]" office:value-type="string" office:string-value=" &amp; " calcext:value-type="string">
            <text:p><text:s/>&amp; </text:p>
          </table:table-cell>
          <table:table-cell table:style-name="ce20" table:formula="of:=[.G236]&amp;&quot; &amp; &quot;&amp;[.H23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36]);IF([.E23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37]&amp;&quot; &amp; &quot;&amp;[.D237]" office:value-type="string" office:string-value=" &amp; " calcext:value-type="string">
            <text:p><text:s/>&amp; </text:p>
          </table:table-cell>
          <table:table-cell table:style-name="ce20" table:formula="of:=[.G237]&amp;&quot; &amp; &quot;&amp;[.H23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37]);IF([.E23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38]&amp;&quot; &amp; &quot;&amp;[.D238]" office:value-type="string" office:string-value=" &amp; " calcext:value-type="string">
            <text:p><text:s/>&amp; </text:p>
          </table:table-cell>
          <table:table-cell table:style-name="ce20" table:formula="of:=[.G238]&amp;&quot; &amp; &quot;&amp;[.H23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38]);IF([.E23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39]&amp;&quot; &amp; &quot;&amp;[.D239]" office:value-type="string" office:string-value=" &amp; " calcext:value-type="string">
            <text:p><text:s/>&amp; </text:p>
          </table:table-cell>
          <table:table-cell table:style-name="ce20" table:formula="of:=[.G239]&amp;&quot; &amp; &quot;&amp;[.H23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39]);IF([.E23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40]&amp;&quot; &amp; &quot;&amp;[.D240]" office:value-type="string" office:string-value=" &amp; " calcext:value-type="string">
            <text:p><text:s/>&amp; </text:p>
          </table:table-cell>
          <table:table-cell table:style-name="ce20" table:formula="of:=[.G240]&amp;&quot; &amp; &quot;&amp;[.H24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40]);IF([.E24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41]&amp;&quot; &amp; &quot;&amp;[.D241]" office:value-type="string" office:string-value=" &amp; " calcext:value-type="string">
            <text:p><text:s/>&amp; </text:p>
          </table:table-cell>
          <table:table-cell table:style-name="ce20" table:formula="of:=[.G241]&amp;&quot; &amp; &quot;&amp;[.H24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41]);IF([.E24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42]&amp;&quot; &amp; &quot;&amp;[.D242]" office:value-type="string" office:string-value=" &amp; " calcext:value-type="string">
            <text:p><text:s/>&amp; </text:p>
          </table:table-cell>
          <table:table-cell table:style-name="ce20" table:formula="of:=[.G242]&amp;&quot; &amp; &quot;&amp;[.H24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42]);IF([.E24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43]&amp;&quot; &amp; &quot;&amp;[.D243]" office:value-type="string" office:string-value=" &amp; " calcext:value-type="string">
            <text:p><text:s/>&amp; </text:p>
          </table:table-cell>
          <table:table-cell table:style-name="ce20" table:formula="of:=[.G243]&amp;&quot; &amp; &quot;&amp;[.H24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43]);IF([.E24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44]&amp;&quot; &amp; &quot;&amp;[.D244]" office:value-type="string" office:string-value=" &amp; " calcext:value-type="string">
            <text:p><text:s/>&amp; </text:p>
          </table:table-cell>
          <table:table-cell table:style-name="ce20" table:formula="of:=[.G244]&amp;&quot; &amp; &quot;&amp;[.H24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44]);IF([.E24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45]&amp;&quot; &amp; &quot;&amp;[.D245]" office:value-type="string" office:string-value=" &amp; " calcext:value-type="string">
            <text:p><text:s/>&amp; </text:p>
          </table:table-cell>
          <table:table-cell table:style-name="ce20" table:formula="of:=[.G245]&amp;&quot; &amp; &quot;&amp;[.H24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45]);IF([.E24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46]&amp;&quot; &amp; &quot;&amp;[.D246]" office:value-type="string" office:string-value=" &amp; " calcext:value-type="string">
            <text:p><text:s/>&amp; </text:p>
          </table:table-cell>
          <table:table-cell table:style-name="ce20" table:formula="of:=[.G246]&amp;&quot; &amp; &quot;&amp;[.H24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46]);IF([.E24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47]&amp;&quot; &amp; &quot;&amp;[.D247]" office:value-type="string" office:string-value=" &amp; " calcext:value-type="string">
            <text:p><text:s/>&amp; </text:p>
          </table:table-cell>
          <table:table-cell table:style-name="ce20" table:formula="of:=[.G247]&amp;&quot; &amp; &quot;&amp;[.H24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47]);IF([.E24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48]&amp;&quot; &amp; &quot;&amp;[.D248]" office:value-type="string" office:string-value=" &amp; " calcext:value-type="string">
            <text:p><text:s/>&amp; </text:p>
          </table:table-cell>
          <table:table-cell table:style-name="ce20" table:formula="of:=[.G248]&amp;&quot; &amp; &quot;&amp;[.H24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48]);IF([.E24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49]&amp;&quot; &amp; &quot;&amp;[.D249]" office:value-type="string" office:string-value=" &amp; " calcext:value-type="string">
            <text:p><text:s/>&amp; </text:p>
          </table:table-cell>
          <table:table-cell table:style-name="ce20" table:formula="of:=[.G249]&amp;&quot; &amp; &quot;&amp;[.H24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49]);IF([.E24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50]&amp;&quot; &amp; &quot;&amp;[.D250]" office:value-type="string" office:string-value=" &amp; " calcext:value-type="string">
            <text:p><text:s/>&amp; </text:p>
          </table:table-cell>
          <table:table-cell table:style-name="ce20" table:formula="of:=[.G250]&amp;&quot; &amp; &quot;&amp;[.H25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50]);IF([.E25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51]&amp;&quot; &amp; &quot;&amp;[.D251]" office:value-type="string" office:string-value=" &amp; " calcext:value-type="string">
            <text:p><text:s/>&amp; </text:p>
          </table:table-cell>
          <table:table-cell table:style-name="ce20" table:formula="of:=[.G251]&amp;&quot; &amp; &quot;&amp;[.H25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51]);IF([.E25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52]&amp;&quot; &amp; &quot;&amp;[.D252]" office:value-type="string" office:string-value=" &amp; " calcext:value-type="string">
            <text:p><text:s/>&amp; </text:p>
          </table:table-cell>
          <table:table-cell table:style-name="ce20" table:formula="of:=[.G252]&amp;&quot; &amp; &quot;&amp;[.H25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52]);IF([.E25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53]&amp;&quot; &amp; &quot;&amp;[.D253]" office:value-type="string" office:string-value=" &amp; " calcext:value-type="string">
            <text:p><text:s/>&amp; </text:p>
          </table:table-cell>
          <table:table-cell table:style-name="ce20" table:formula="of:=[.G253]&amp;&quot; &amp; &quot;&amp;[.H25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53]);IF([.E25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54]&amp;&quot; &amp; &quot;&amp;[.D254]" office:value-type="string" office:string-value=" &amp; " calcext:value-type="string">
            <text:p><text:s/>&amp; </text:p>
          </table:table-cell>
          <table:table-cell table:style-name="ce20" table:formula="of:=[.G254]&amp;&quot; &amp; &quot;&amp;[.H25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54]);IF([.E25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55]&amp;&quot; &amp; &quot;&amp;[.D255]" office:value-type="string" office:string-value=" &amp; " calcext:value-type="string">
            <text:p><text:s/>&amp; </text:p>
          </table:table-cell>
          <table:table-cell table:style-name="ce20" table:formula="of:=[.G255]&amp;&quot; &amp; &quot;&amp;[.H25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55]);IF([.E25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56]&amp;&quot; &amp; &quot;&amp;[.D256]" office:value-type="string" office:string-value=" &amp; " calcext:value-type="string">
            <text:p><text:s/>&amp; </text:p>
          </table:table-cell>
          <table:table-cell table:style-name="ce20" table:formula="of:=[.G256]&amp;&quot; &amp; &quot;&amp;[.H25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56]);IF([.E25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57]&amp;&quot; &amp; &quot;&amp;[.D257]" office:value-type="string" office:string-value=" &amp; " calcext:value-type="string">
            <text:p><text:s/>&amp; </text:p>
          </table:table-cell>
          <table:table-cell table:style-name="ce20" table:formula="of:=[.G257]&amp;&quot; &amp; &quot;&amp;[.H25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57]);IF([.E25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58]&amp;&quot; &amp; &quot;&amp;[.D258]" office:value-type="string" office:string-value=" &amp; " calcext:value-type="string">
            <text:p><text:s/>&amp; </text:p>
          </table:table-cell>
          <table:table-cell table:style-name="ce20" table:formula="of:=[.G258]&amp;&quot; &amp; &quot;&amp;[.H25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58]);IF([.E25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59]&amp;&quot; &amp; &quot;&amp;[.D259]" office:value-type="string" office:string-value=" &amp; " calcext:value-type="string">
            <text:p><text:s/>&amp; </text:p>
          </table:table-cell>
          <table:table-cell table:style-name="ce20" table:formula="of:=[.G259]&amp;&quot; &amp; &quot;&amp;[.H25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59]);IF([.E25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60]&amp;&quot; &amp; &quot;&amp;[.D260]" office:value-type="string" office:string-value=" &amp; " calcext:value-type="string">
            <text:p><text:s/>&amp; </text:p>
          </table:table-cell>
          <table:table-cell table:style-name="ce20" table:formula="of:=[.G260]&amp;&quot; &amp; &quot;&amp;[.H26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60]);IF([.E26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61]&amp;&quot; &amp; &quot;&amp;[.D261]" office:value-type="string" office:string-value=" &amp; " calcext:value-type="string">
            <text:p><text:s/>&amp; </text:p>
          </table:table-cell>
          <table:table-cell table:style-name="ce20" table:formula="of:=[.G261]&amp;&quot; &amp; &quot;&amp;[.H26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61]);IF([.E26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62]&amp;&quot; &amp; &quot;&amp;[.D262]" office:value-type="string" office:string-value=" &amp; " calcext:value-type="string">
            <text:p><text:s/>&amp; </text:p>
          </table:table-cell>
          <table:table-cell table:style-name="ce20" table:formula="of:=[.G262]&amp;&quot; &amp; &quot;&amp;[.H26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62]);IF([.E26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63]&amp;&quot; &amp; &quot;&amp;[.D263]" office:value-type="string" office:string-value=" &amp; " calcext:value-type="string">
            <text:p><text:s/>&amp; </text:p>
          </table:table-cell>
          <table:table-cell table:style-name="ce20" table:formula="of:=[.G263]&amp;&quot; &amp; &quot;&amp;[.H26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63]);IF([.E26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64]&amp;&quot; &amp; &quot;&amp;[.D264]" office:value-type="string" office:string-value=" &amp; " calcext:value-type="string">
            <text:p><text:s/>&amp; </text:p>
          </table:table-cell>
          <table:table-cell table:style-name="ce20" table:formula="of:=[.G264]&amp;&quot; &amp; &quot;&amp;[.H26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64]);IF([.E26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65]&amp;&quot; &amp; &quot;&amp;[.D265]" office:value-type="string" office:string-value=" &amp; " calcext:value-type="string">
            <text:p><text:s/>&amp; </text:p>
          </table:table-cell>
          <table:table-cell table:style-name="ce20" table:formula="of:=[.G265]&amp;&quot; &amp; &quot;&amp;[.H26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65]);IF([.E26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66]&amp;&quot; &amp; &quot;&amp;[.D266]" office:value-type="string" office:string-value=" &amp; " calcext:value-type="string">
            <text:p><text:s/>&amp; </text:p>
          </table:table-cell>
          <table:table-cell table:style-name="ce20" table:formula="of:=[.G266]&amp;&quot; &amp; &quot;&amp;[.H26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66]);IF([.E26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67]&amp;&quot; &amp; &quot;&amp;[.D267]" office:value-type="string" office:string-value=" &amp; " calcext:value-type="string">
            <text:p><text:s/>&amp; </text:p>
          </table:table-cell>
          <table:table-cell table:style-name="ce20" table:formula="of:=[.G267]&amp;&quot; &amp; &quot;&amp;[.H26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67]);IF([.E26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68]&amp;&quot; &amp; &quot;&amp;[.D268]" office:value-type="string" office:string-value=" &amp; " calcext:value-type="string">
            <text:p><text:s/>&amp; </text:p>
          </table:table-cell>
          <table:table-cell table:style-name="ce20" table:formula="of:=[.G268]&amp;&quot; &amp; &quot;&amp;[.H26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68]);IF([.E26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69]&amp;&quot; &amp; &quot;&amp;[.D269]" office:value-type="string" office:string-value=" &amp; " calcext:value-type="string">
            <text:p><text:s/>&amp; </text:p>
          </table:table-cell>
          <table:table-cell table:style-name="ce20" table:formula="of:=[.G269]&amp;&quot; &amp; &quot;&amp;[.H26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69]);IF([.E26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70]&amp;&quot; &amp; &quot;&amp;[.D270]" office:value-type="string" office:string-value=" &amp; " calcext:value-type="string">
            <text:p><text:s/>&amp; </text:p>
          </table:table-cell>
          <table:table-cell table:style-name="ce20" table:formula="of:=[.G270]&amp;&quot; &amp; &quot;&amp;[.H27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70]);IF([.E27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71]&amp;&quot; &amp; &quot;&amp;[.D271]" office:value-type="string" office:string-value=" &amp; " calcext:value-type="string">
            <text:p><text:s/>&amp; </text:p>
          </table:table-cell>
          <table:table-cell table:style-name="ce20" table:formula="of:=[.G271]&amp;&quot; &amp; &quot;&amp;[.H27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71]);IF([.E27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72]&amp;&quot; &amp; &quot;&amp;[.D272]" office:value-type="string" office:string-value=" &amp; " calcext:value-type="string">
            <text:p><text:s/>&amp; </text:p>
          </table:table-cell>
          <table:table-cell table:style-name="ce20" table:formula="of:=[.G272]&amp;&quot; &amp; &quot;&amp;[.H27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72]);IF([.E27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73]&amp;&quot; &amp; &quot;&amp;[.D273]" office:value-type="string" office:string-value=" &amp; " calcext:value-type="string">
            <text:p><text:s/>&amp; </text:p>
          </table:table-cell>
          <table:table-cell table:style-name="ce20" table:formula="of:=[.G273]&amp;&quot; &amp; &quot;&amp;[.H27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73]);IF([.E27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74]&amp;&quot; &amp; &quot;&amp;[.D274]" office:value-type="string" office:string-value=" &amp; " calcext:value-type="string">
            <text:p><text:s/>&amp; </text:p>
          </table:table-cell>
          <table:table-cell table:style-name="ce20" table:formula="of:=[.G274]&amp;&quot; &amp; &quot;&amp;[.H27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74]);IF([.E27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75]&amp;&quot; &amp; &quot;&amp;[.D275]" office:value-type="string" office:string-value=" &amp; " calcext:value-type="string">
            <text:p><text:s/>&amp; </text:p>
          </table:table-cell>
          <table:table-cell table:style-name="ce20" table:formula="of:=[.G275]&amp;&quot; &amp; &quot;&amp;[.H27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75]);IF([.E27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76]&amp;&quot; &amp; &quot;&amp;[.D276]" office:value-type="string" office:string-value=" &amp; " calcext:value-type="string">
            <text:p><text:s/>&amp; </text:p>
          </table:table-cell>
          <table:table-cell table:style-name="ce20" table:formula="of:=[.G276]&amp;&quot; &amp; &quot;&amp;[.H27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76]);IF([.E27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77]&amp;&quot; &amp; &quot;&amp;[.D277]" office:value-type="string" office:string-value=" &amp; " calcext:value-type="string">
            <text:p><text:s/>&amp; </text:p>
          </table:table-cell>
          <table:table-cell table:style-name="ce20" table:formula="of:=[.G277]&amp;&quot; &amp; &quot;&amp;[.H27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77]);IF([.E27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78]&amp;&quot; &amp; &quot;&amp;[.D278]" office:value-type="string" office:string-value=" &amp; " calcext:value-type="string">
            <text:p><text:s/>&amp; </text:p>
          </table:table-cell>
          <table:table-cell table:style-name="ce20" table:formula="of:=[.G278]&amp;&quot; &amp; &quot;&amp;[.H27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78]);IF([.E27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79]&amp;&quot; &amp; &quot;&amp;[.D279]" office:value-type="string" office:string-value=" &amp; " calcext:value-type="string">
            <text:p><text:s/>&amp; </text:p>
          </table:table-cell>
          <table:table-cell table:style-name="ce20" table:formula="of:=[.G279]&amp;&quot; &amp; &quot;&amp;[.H27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79]);IF([.E27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80]&amp;&quot; &amp; &quot;&amp;[.D280]" office:value-type="string" office:string-value=" &amp; " calcext:value-type="string">
            <text:p><text:s/>&amp; </text:p>
          </table:table-cell>
          <table:table-cell table:style-name="ce20" table:formula="of:=[.G280]&amp;&quot; &amp; &quot;&amp;[.H28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80]);IF([.E28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81]&amp;&quot; &amp; &quot;&amp;[.D281]" office:value-type="string" office:string-value=" &amp; " calcext:value-type="string">
            <text:p><text:s/>&amp; </text:p>
          </table:table-cell>
          <table:table-cell table:style-name="ce20" table:formula="of:=[.G281]&amp;&quot; &amp; &quot;&amp;[.H28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81]);IF([.E28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82]&amp;&quot; &amp; &quot;&amp;[.D282]" office:value-type="string" office:string-value=" &amp; " calcext:value-type="string">
            <text:p><text:s/>&amp; </text:p>
          </table:table-cell>
          <table:table-cell table:style-name="ce20" table:formula="of:=[.G282]&amp;&quot; &amp; &quot;&amp;[.H28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82]);IF([.E28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83]&amp;&quot; &amp; &quot;&amp;[.D283]" office:value-type="string" office:string-value=" &amp; " calcext:value-type="string">
            <text:p><text:s/>&amp; </text:p>
          </table:table-cell>
          <table:table-cell table:style-name="ce20" table:formula="of:=[.G283]&amp;&quot; &amp; &quot;&amp;[.H28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83]);IF([.E28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84]&amp;&quot; &amp; &quot;&amp;[.D284]" office:value-type="string" office:string-value=" &amp; " calcext:value-type="string">
            <text:p><text:s/>&amp; </text:p>
          </table:table-cell>
          <table:table-cell table:style-name="ce20" table:formula="of:=[.G284]&amp;&quot; &amp; &quot;&amp;[.H28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84]);IF([.E28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85]&amp;&quot; &amp; &quot;&amp;[.D285]" office:value-type="string" office:string-value=" &amp; " calcext:value-type="string">
            <text:p><text:s/>&amp; </text:p>
          </table:table-cell>
          <table:table-cell table:style-name="ce20" table:formula="of:=[.G285]&amp;&quot; &amp; &quot;&amp;[.H28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85]);IF([.E28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86]&amp;&quot; &amp; &quot;&amp;[.D286]" office:value-type="string" office:string-value=" &amp; " calcext:value-type="string">
            <text:p><text:s/>&amp; </text:p>
          </table:table-cell>
          <table:table-cell table:style-name="ce20" table:formula="of:=[.G286]&amp;&quot; &amp; &quot;&amp;[.H28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86]);IF([.E28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87]&amp;&quot; &amp; &quot;&amp;[.D287]" office:value-type="string" office:string-value=" &amp; " calcext:value-type="string">
            <text:p><text:s/>&amp; </text:p>
          </table:table-cell>
          <table:table-cell table:style-name="ce20" table:formula="of:=[.G287]&amp;&quot; &amp; &quot;&amp;[.H28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87]);IF([.E28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88]&amp;&quot; &amp; &quot;&amp;[.D288]" office:value-type="string" office:string-value=" &amp; " calcext:value-type="string">
            <text:p><text:s/>&amp; </text:p>
          </table:table-cell>
          <table:table-cell table:style-name="ce20" table:formula="of:=[.G288]&amp;&quot; &amp; &quot;&amp;[.H28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88]);IF([.E28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89]&amp;&quot; &amp; &quot;&amp;[.D289]" office:value-type="string" office:string-value=" &amp; " calcext:value-type="string">
            <text:p><text:s/>&amp; </text:p>
          </table:table-cell>
          <table:table-cell table:style-name="ce20" table:formula="of:=[.G289]&amp;&quot; &amp; &quot;&amp;[.H28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89]);IF([.E28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90]&amp;&quot; &amp; &quot;&amp;[.D290]" office:value-type="string" office:string-value=" &amp; " calcext:value-type="string">
            <text:p><text:s/>&amp; </text:p>
          </table:table-cell>
          <table:table-cell table:style-name="ce20" table:formula="of:=[.G290]&amp;&quot; &amp; &quot;&amp;[.H29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90]);IF([.E29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91]&amp;&quot; &amp; &quot;&amp;[.D291]" office:value-type="string" office:string-value=" &amp; " calcext:value-type="string">
            <text:p><text:s/>&amp; </text:p>
          </table:table-cell>
          <table:table-cell table:style-name="ce20" table:formula="of:=[.G291]&amp;&quot; &amp; &quot;&amp;[.H29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91]);IF([.E29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92]&amp;&quot; &amp; &quot;&amp;[.D292]" office:value-type="string" office:string-value=" &amp; " calcext:value-type="string">
            <text:p><text:s/>&amp; </text:p>
          </table:table-cell>
          <table:table-cell table:style-name="ce20" table:formula="of:=[.G292]&amp;&quot; &amp; &quot;&amp;[.H29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92]);IF([.E29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93]&amp;&quot; &amp; &quot;&amp;[.D293]" office:value-type="string" office:string-value=" &amp; " calcext:value-type="string">
            <text:p><text:s/>&amp; </text:p>
          </table:table-cell>
          <table:table-cell table:style-name="ce20" table:formula="of:=[.G293]&amp;&quot; &amp; &quot;&amp;[.H29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93]);IF([.E29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94]&amp;&quot; &amp; &quot;&amp;[.D294]" office:value-type="string" office:string-value=" &amp; " calcext:value-type="string">
            <text:p><text:s/>&amp; </text:p>
          </table:table-cell>
          <table:table-cell table:style-name="ce20" table:formula="of:=[.G294]&amp;&quot; &amp; &quot;&amp;[.H29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94]);IF([.E29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95]&amp;&quot; &amp; &quot;&amp;[.D295]" office:value-type="string" office:string-value=" &amp; " calcext:value-type="string">
            <text:p><text:s/>&amp; </text:p>
          </table:table-cell>
          <table:table-cell table:style-name="ce20" table:formula="of:=[.G295]&amp;&quot; &amp; &quot;&amp;[.H29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95]);IF([.E29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96]&amp;&quot; &amp; &quot;&amp;[.D296]" office:value-type="string" office:string-value=" &amp; " calcext:value-type="string">
            <text:p><text:s/>&amp; </text:p>
          </table:table-cell>
          <table:table-cell table:style-name="ce20" table:formula="of:=[.G296]&amp;&quot; &amp; &quot;&amp;[.H29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96]);IF([.E29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97]&amp;&quot; &amp; &quot;&amp;[.D297]" office:value-type="string" office:string-value=" &amp; " calcext:value-type="string">
            <text:p><text:s/>&amp; </text:p>
          </table:table-cell>
          <table:table-cell table:style-name="ce20" table:formula="of:=[.G297]&amp;&quot; &amp; &quot;&amp;[.H29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97]);IF([.E29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98]&amp;&quot; &amp; &quot;&amp;[.D298]" office:value-type="string" office:string-value=" &amp; " calcext:value-type="string">
            <text:p><text:s/>&amp; </text:p>
          </table:table-cell>
          <table:table-cell table:style-name="ce20" table:formula="of:=[.G298]&amp;&quot; &amp; &quot;&amp;[.H29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98]);IF([.E29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299]&amp;&quot; &amp; &quot;&amp;[.D299]" office:value-type="string" office:string-value=" &amp; " calcext:value-type="string">
            <text:p><text:s/>&amp; </text:p>
          </table:table-cell>
          <table:table-cell table:style-name="ce20" table:formula="of:=[.G299]&amp;&quot; &amp; &quot;&amp;[.H29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299]);IF([.E29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00]&amp;&quot; &amp; &quot;&amp;[.D300]" office:value-type="string" office:string-value=" &amp; " calcext:value-type="string">
            <text:p><text:s/>&amp; </text:p>
          </table:table-cell>
          <table:table-cell table:style-name="ce20" table:formula="of:=[.G300]&amp;&quot; &amp; &quot;&amp;[.H30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00]);IF([.E30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01]&amp;&quot; &amp; &quot;&amp;[.D301]" office:value-type="string" office:string-value=" &amp; " calcext:value-type="string">
            <text:p><text:s/>&amp; </text:p>
          </table:table-cell>
          <table:table-cell table:style-name="ce20" table:formula="of:=[.G301]&amp;&quot; &amp; &quot;&amp;[.H30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01]);IF([.E30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02]&amp;&quot; &amp; &quot;&amp;[.D302]" office:value-type="string" office:string-value=" &amp; " calcext:value-type="string">
            <text:p><text:s/>&amp; </text:p>
          </table:table-cell>
          <table:table-cell table:style-name="ce20" table:formula="of:=[.G302]&amp;&quot; &amp; &quot;&amp;[.H30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02]);IF([.E30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03]&amp;&quot; &amp; &quot;&amp;[.D303]" office:value-type="string" office:string-value=" &amp; " calcext:value-type="string">
            <text:p><text:s/>&amp; </text:p>
          </table:table-cell>
          <table:table-cell table:style-name="ce20" table:formula="of:=[.G303]&amp;&quot; &amp; &quot;&amp;[.H30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03]);IF([.E30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04]&amp;&quot; &amp; &quot;&amp;[.D304]" office:value-type="string" office:string-value=" &amp; " calcext:value-type="string">
            <text:p><text:s/>&amp; </text:p>
          </table:table-cell>
          <table:table-cell table:style-name="ce20" table:formula="of:=[.G304]&amp;&quot; &amp; &quot;&amp;[.H30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04]);IF([.E30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05]&amp;&quot; &amp; &quot;&amp;[.D305]" office:value-type="string" office:string-value=" &amp; " calcext:value-type="string">
            <text:p><text:s/>&amp; </text:p>
          </table:table-cell>
          <table:table-cell table:style-name="ce20" table:formula="of:=[.G305]&amp;&quot; &amp; &quot;&amp;[.H30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05]);IF([.E30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06]&amp;&quot; &amp; &quot;&amp;[.D306]" office:value-type="string" office:string-value=" &amp; " calcext:value-type="string">
            <text:p><text:s/>&amp; </text:p>
          </table:table-cell>
          <table:table-cell table:style-name="ce20" table:formula="of:=[.G306]&amp;&quot; &amp; &quot;&amp;[.H30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06]);IF([.E30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07]&amp;&quot; &amp; &quot;&amp;[.D307]" office:value-type="string" office:string-value=" &amp; " calcext:value-type="string">
            <text:p><text:s/>&amp; </text:p>
          </table:table-cell>
          <table:table-cell table:style-name="ce20" table:formula="of:=[.G307]&amp;&quot; &amp; &quot;&amp;[.H30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07]);IF([.E30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08]&amp;&quot; &amp; &quot;&amp;[.D308]" office:value-type="string" office:string-value=" &amp; " calcext:value-type="string">
            <text:p><text:s/>&amp; </text:p>
          </table:table-cell>
          <table:table-cell table:style-name="ce20" table:formula="of:=[.G308]&amp;&quot; &amp; &quot;&amp;[.H30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08]);IF([.E30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09]&amp;&quot; &amp; &quot;&amp;[.D309]" office:value-type="string" office:string-value=" &amp; " calcext:value-type="string">
            <text:p><text:s/>&amp; </text:p>
          </table:table-cell>
          <table:table-cell table:style-name="ce20" table:formula="of:=[.G309]&amp;&quot; &amp; &quot;&amp;[.H30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09]);IF([.E30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10]&amp;&quot; &amp; &quot;&amp;[.D310]" office:value-type="string" office:string-value=" &amp; " calcext:value-type="string">
            <text:p><text:s/>&amp; </text:p>
          </table:table-cell>
          <table:table-cell table:style-name="ce20" table:formula="of:=[.G310]&amp;&quot; &amp; &quot;&amp;[.H31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10]);IF([.E31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11]&amp;&quot; &amp; &quot;&amp;[.D311]" office:value-type="string" office:string-value=" &amp; " calcext:value-type="string">
            <text:p><text:s/>&amp; </text:p>
          </table:table-cell>
          <table:table-cell table:style-name="ce20" table:formula="of:=[.G311]&amp;&quot; &amp; &quot;&amp;[.H31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11]);IF([.E31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12]&amp;&quot; &amp; &quot;&amp;[.D312]" office:value-type="string" office:string-value=" &amp; " calcext:value-type="string">
            <text:p><text:s/>&amp; </text:p>
          </table:table-cell>
          <table:table-cell table:style-name="ce20" table:formula="of:=[.G312]&amp;&quot; &amp; &quot;&amp;[.H31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12]);IF([.E31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13]&amp;&quot; &amp; &quot;&amp;[.D313]" office:value-type="string" office:string-value=" &amp; " calcext:value-type="string">
            <text:p><text:s/>&amp; </text:p>
          </table:table-cell>
          <table:table-cell table:style-name="ce20" table:formula="of:=[.G313]&amp;&quot; &amp; &quot;&amp;[.H31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13]);IF([.E31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14]&amp;&quot; &amp; &quot;&amp;[.D314]" office:value-type="string" office:string-value=" &amp; " calcext:value-type="string">
            <text:p><text:s/>&amp; </text:p>
          </table:table-cell>
          <table:table-cell table:style-name="ce20" table:formula="of:=[.G314]&amp;&quot; &amp; &quot;&amp;[.H31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14]);IF([.E31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15]&amp;&quot; &amp; &quot;&amp;[.D315]" office:value-type="string" office:string-value=" &amp; " calcext:value-type="string">
            <text:p><text:s/>&amp; </text:p>
          </table:table-cell>
          <table:table-cell table:style-name="ce20" table:formula="of:=[.G315]&amp;&quot; &amp; &quot;&amp;[.H31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15]);IF([.E31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16]&amp;&quot; &amp; &quot;&amp;[.D316]" office:value-type="string" office:string-value=" &amp; " calcext:value-type="string">
            <text:p><text:s/>&amp; </text:p>
          </table:table-cell>
          <table:table-cell table:style-name="ce20" table:formula="of:=[.G316]&amp;&quot; &amp; &quot;&amp;[.H31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16]);IF([.E31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17]&amp;&quot; &amp; &quot;&amp;[.D317]" office:value-type="string" office:string-value=" &amp; " calcext:value-type="string">
            <text:p><text:s/>&amp; </text:p>
          </table:table-cell>
          <table:table-cell table:style-name="ce20" table:formula="of:=[.G317]&amp;&quot; &amp; &quot;&amp;[.H31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17]);IF([.E31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18]&amp;&quot; &amp; &quot;&amp;[.D318]" office:value-type="string" office:string-value=" &amp; " calcext:value-type="string">
            <text:p><text:s/>&amp; </text:p>
          </table:table-cell>
          <table:table-cell table:style-name="ce20" table:formula="of:=[.G318]&amp;&quot; &amp; &quot;&amp;[.H31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18]);IF([.E31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19]&amp;&quot; &amp; &quot;&amp;[.D319]" office:value-type="string" office:string-value=" &amp; " calcext:value-type="string">
            <text:p><text:s/>&amp; </text:p>
          </table:table-cell>
          <table:table-cell table:style-name="ce20" table:formula="of:=[.G319]&amp;&quot; &amp; &quot;&amp;[.H31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19]);IF([.E31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20]&amp;&quot; &amp; &quot;&amp;[.D320]" office:value-type="string" office:string-value=" &amp; " calcext:value-type="string">
            <text:p><text:s/>&amp; </text:p>
          </table:table-cell>
          <table:table-cell table:style-name="ce20" table:formula="of:=[.G320]&amp;&quot; &amp; &quot;&amp;[.H32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20]);IF([.E32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21]&amp;&quot; &amp; &quot;&amp;[.D321]" office:value-type="string" office:string-value=" &amp; " calcext:value-type="string">
            <text:p><text:s/>&amp; </text:p>
          </table:table-cell>
          <table:table-cell table:style-name="ce20" table:formula="of:=[.G321]&amp;&quot; &amp; &quot;&amp;[.H32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21]);IF([.E32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22]&amp;&quot; &amp; &quot;&amp;[.D322]" office:value-type="string" office:string-value=" &amp; " calcext:value-type="string">
            <text:p><text:s/>&amp; </text:p>
          </table:table-cell>
          <table:table-cell table:style-name="ce20" table:formula="of:=[.G322]&amp;&quot; &amp; &quot;&amp;[.H32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22]);IF([.E32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23]&amp;&quot; &amp; &quot;&amp;[.D323]" office:value-type="string" office:string-value=" &amp; " calcext:value-type="string">
            <text:p><text:s/>&amp; </text:p>
          </table:table-cell>
          <table:table-cell table:style-name="ce20" table:formula="of:=[.G323]&amp;&quot; &amp; &quot;&amp;[.H32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23]);IF([.E32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24]&amp;&quot; &amp; &quot;&amp;[.D324]" office:value-type="string" office:string-value=" &amp; " calcext:value-type="string">
            <text:p><text:s/>&amp; </text:p>
          </table:table-cell>
          <table:table-cell table:style-name="ce20" table:formula="of:=[.G324]&amp;&quot; &amp; &quot;&amp;[.H32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24]);IF([.E32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25]&amp;&quot; &amp; &quot;&amp;[.D325]" office:value-type="string" office:string-value=" &amp; " calcext:value-type="string">
            <text:p><text:s/>&amp; </text:p>
          </table:table-cell>
          <table:table-cell table:style-name="ce20" table:formula="of:=[.G325]&amp;&quot; &amp; &quot;&amp;[.H32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25]);IF([.E32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26]&amp;&quot; &amp; &quot;&amp;[.D326]" office:value-type="string" office:string-value=" &amp; " calcext:value-type="string">
            <text:p><text:s/>&amp; </text:p>
          </table:table-cell>
          <table:table-cell table:style-name="ce20" table:formula="of:=[.G326]&amp;&quot; &amp; &quot;&amp;[.H32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26]);IF([.E32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27]&amp;&quot; &amp; &quot;&amp;[.D327]" office:value-type="string" office:string-value=" &amp; " calcext:value-type="string">
            <text:p><text:s/>&amp; </text:p>
          </table:table-cell>
          <table:table-cell table:style-name="ce20" table:formula="of:=[.G327]&amp;&quot; &amp; &quot;&amp;[.H32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27]);IF([.E32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28]&amp;&quot; &amp; &quot;&amp;[.D328]" office:value-type="string" office:string-value=" &amp; " calcext:value-type="string">
            <text:p><text:s/>&amp; </text:p>
          </table:table-cell>
          <table:table-cell table:style-name="ce20" table:formula="of:=[.G328]&amp;&quot; &amp; &quot;&amp;[.H32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28]);IF([.E32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29]&amp;&quot; &amp; &quot;&amp;[.D329]" office:value-type="string" office:string-value=" &amp; " calcext:value-type="string">
            <text:p><text:s/>&amp; </text:p>
          </table:table-cell>
          <table:table-cell table:style-name="ce20" table:formula="of:=[.G329]&amp;&quot; &amp; &quot;&amp;[.H32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29]);IF([.E32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30]&amp;&quot; &amp; &quot;&amp;[.D330]" office:value-type="string" office:string-value=" &amp; " calcext:value-type="string">
            <text:p><text:s/>&amp; </text:p>
          </table:table-cell>
          <table:table-cell table:style-name="ce20" table:formula="of:=[.G330]&amp;&quot; &amp; &quot;&amp;[.H33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30]);IF([.E33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31]&amp;&quot; &amp; &quot;&amp;[.D331]" office:value-type="string" office:string-value=" &amp; " calcext:value-type="string">
            <text:p><text:s/>&amp; </text:p>
          </table:table-cell>
          <table:table-cell table:style-name="ce20" table:formula="of:=[.G331]&amp;&quot; &amp; &quot;&amp;[.H33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31]);IF([.E33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32]&amp;&quot; &amp; &quot;&amp;[.D332]" office:value-type="string" office:string-value=" &amp; " calcext:value-type="string">
            <text:p><text:s/>&amp; </text:p>
          </table:table-cell>
          <table:table-cell table:style-name="ce20" table:formula="of:=[.G332]&amp;&quot; &amp; &quot;&amp;[.H33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32]);IF([.E33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33]&amp;&quot; &amp; &quot;&amp;[.D333]" office:value-type="string" office:string-value=" &amp; " calcext:value-type="string">
            <text:p><text:s/>&amp; </text:p>
          </table:table-cell>
          <table:table-cell table:style-name="ce20" table:formula="of:=[.G333]&amp;&quot; &amp; &quot;&amp;[.H33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33]);IF([.E33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34]&amp;&quot; &amp; &quot;&amp;[.D334]" office:value-type="string" office:string-value=" &amp; " calcext:value-type="string">
            <text:p><text:s/>&amp; </text:p>
          </table:table-cell>
          <table:table-cell table:style-name="ce20" table:formula="of:=[.G334]&amp;&quot; &amp; &quot;&amp;[.H33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34]);IF([.E33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35]&amp;&quot; &amp; &quot;&amp;[.D335]" office:value-type="string" office:string-value=" &amp; " calcext:value-type="string">
            <text:p><text:s/>&amp; </text:p>
          </table:table-cell>
          <table:table-cell table:style-name="ce20" table:formula="of:=[.G335]&amp;&quot; &amp; &quot;&amp;[.H33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35]);IF([.E33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36]&amp;&quot; &amp; &quot;&amp;[.D336]" office:value-type="string" office:string-value=" &amp; " calcext:value-type="string">
            <text:p><text:s/>&amp; </text:p>
          </table:table-cell>
          <table:table-cell table:style-name="ce20" table:formula="of:=[.G336]&amp;&quot; &amp; &quot;&amp;[.H33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36]);IF([.E33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37]&amp;&quot; &amp; &quot;&amp;[.D337]" office:value-type="string" office:string-value=" &amp; " calcext:value-type="string">
            <text:p><text:s/>&amp; </text:p>
          </table:table-cell>
          <table:table-cell table:style-name="ce20" table:formula="of:=[.G337]&amp;&quot; &amp; &quot;&amp;[.H33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37]);IF([.E33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38]&amp;&quot; &amp; &quot;&amp;[.D338]" office:value-type="string" office:string-value=" &amp; " calcext:value-type="string">
            <text:p><text:s/>&amp; </text:p>
          </table:table-cell>
          <table:table-cell table:style-name="ce20" table:formula="of:=[.G338]&amp;&quot; &amp; &quot;&amp;[.H33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38]);IF([.E33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39]&amp;&quot; &amp; &quot;&amp;[.D339]" office:value-type="string" office:string-value=" &amp; " calcext:value-type="string">
            <text:p><text:s/>&amp; </text:p>
          </table:table-cell>
          <table:table-cell table:style-name="ce20" table:formula="of:=[.G339]&amp;&quot; &amp; &quot;&amp;[.H33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39]);IF([.E33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40]&amp;&quot; &amp; &quot;&amp;[.D340]" office:value-type="string" office:string-value=" &amp; " calcext:value-type="string">
            <text:p><text:s/>&amp; </text:p>
          </table:table-cell>
          <table:table-cell table:style-name="ce20" table:formula="of:=[.G340]&amp;&quot; &amp; &quot;&amp;[.H34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40]);IF([.E34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41]&amp;&quot; &amp; &quot;&amp;[.D341]" office:value-type="string" office:string-value=" &amp; " calcext:value-type="string">
            <text:p><text:s/>&amp; </text:p>
          </table:table-cell>
          <table:table-cell table:style-name="ce20" table:formula="of:=[.G341]&amp;&quot; &amp; &quot;&amp;[.H34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41]);IF([.E34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42]&amp;&quot; &amp; &quot;&amp;[.D342]" office:value-type="string" office:string-value=" &amp; " calcext:value-type="string">
            <text:p><text:s/>&amp; </text:p>
          </table:table-cell>
          <table:table-cell table:style-name="ce20" table:formula="of:=[.G342]&amp;&quot; &amp; &quot;&amp;[.H34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42]);IF([.E34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43]&amp;&quot; &amp; &quot;&amp;[.D343]" office:value-type="string" office:string-value=" &amp; " calcext:value-type="string">
            <text:p><text:s/>&amp; </text:p>
          </table:table-cell>
          <table:table-cell table:style-name="ce20" table:formula="of:=[.G343]&amp;&quot; &amp; &quot;&amp;[.H34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43]);IF([.E34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44]&amp;&quot; &amp; &quot;&amp;[.D344]" office:value-type="string" office:string-value=" &amp; " calcext:value-type="string">
            <text:p><text:s/>&amp; </text:p>
          </table:table-cell>
          <table:table-cell table:style-name="ce20" table:formula="of:=[.G344]&amp;&quot; &amp; &quot;&amp;[.H34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44]);IF([.E34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45]&amp;&quot; &amp; &quot;&amp;[.D345]" office:value-type="string" office:string-value=" &amp; " calcext:value-type="string">
            <text:p><text:s/>&amp; </text:p>
          </table:table-cell>
          <table:table-cell table:style-name="ce20" table:formula="of:=[.G345]&amp;&quot; &amp; &quot;&amp;[.H34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45]);IF([.E34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46]&amp;&quot; &amp; &quot;&amp;[.D346]" office:value-type="string" office:string-value=" &amp; " calcext:value-type="string">
            <text:p><text:s/>&amp; </text:p>
          </table:table-cell>
          <table:table-cell table:style-name="ce20" table:formula="of:=[.G346]&amp;&quot; &amp; &quot;&amp;[.H34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46]);IF([.E34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47]&amp;&quot; &amp; &quot;&amp;[.D347]" office:value-type="string" office:string-value=" &amp; " calcext:value-type="string">
            <text:p><text:s/>&amp; </text:p>
          </table:table-cell>
          <table:table-cell table:style-name="ce20" table:formula="of:=[.G347]&amp;&quot; &amp; &quot;&amp;[.H34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47]);IF([.E34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48]&amp;&quot; &amp; &quot;&amp;[.D348]" office:value-type="string" office:string-value=" &amp; " calcext:value-type="string">
            <text:p><text:s/>&amp; </text:p>
          </table:table-cell>
          <table:table-cell table:style-name="ce20" table:formula="of:=[.G348]&amp;&quot; &amp; &quot;&amp;[.H34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48]);IF([.E34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49]&amp;&quot; &amp; &quot;&amp;[.D349]" office:value-type="string" office:string-value=" &amp; " calcext:value-type="string">
            <text:p><text:s/>&amp; </text:p>
          </table:table-cell>
          <table:table-cell table:style-name="ce20" table:formula="of:=[.G349]&amp;&quot; &amp; &quot;&amp;[.H34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49]);IF([.E34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50]&amp;&quot; &amp; &quot;&amp;[.D350]" office:value-type="string" office:string-value=" &amp; " calcext:value-type="string">
            <text:p><text:s/>&amp; </text:p>
          </table:table-cell>
          <table:table-cell table:style-name="ce20" table:formula="of:=[.G350]&amp;&quot; &amp; &quot;&amp;[.H35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50]);IF([.E35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51]&amp;&quot; &amp; &quot;&amp;[.D351]" office:value-type="string" office:string-value=" &amp; " calcext:value-type="string">
            <text:p><text:s/>&amp; </text:p>
          </table:table-cell>
          <table:table-cell table:style-name="ce20" table:formula="of:=[.G351]&amp;&quot; &amp; &quot;&amp;[.H35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51]);IF([.E35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52]&amp;&quot; &amp; &quot;&amp;[.D352]" office:value-type="string" office:string-value=" &amp; " calcext:value-type="string">
            <text:p><text:s/>&amp; </text:p>
          </table:table-cell>
          <table:table-cell table:style-name="ce20" table:formula="of:=[.G352]&amp;&quot; &amp; &quot;&amp;[.H35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52]);IF([.E35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53]&amp;&quot; &amp; &quot;&amp;[.D353]" office:value-type="string" office:string-value=" &amp; " calcext:value-type="string">
            <text:p><text:s/>&amp; </text:p>
          </table:table-cell>
          <table:table-cell table:style-name="ce20" table:formula="of:=[.G353]&amp;&quot; &amp; &quot;&amp;[.H35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53]);IF([.E35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54]&amp;&quot; &amp; &quot;&amp;[.D354]" office:value-type="string" office:string-value=" &amp; " calcext:value-type="string">
            <text:p><text:s/>&amp; </text:p>
          </table:table-cell>
          <table:table-cell table:style-name="ce20" table:formula="of:=[.G354]&amp;&quot; &amp; &quot;&amp;[.H35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54]);IF([.E35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55]&amp;&quot; &amp; &quot;&amp;[.D355]" office:value-type="string" office:string-value=" &amp; " calcext:value-type="string">
            <text:p><text:s/>&amp; </text:p>
          </table:table-cell>
          <table:table-cell table:style-name="ce20" table:formula="of:=[.G355]&amp;&quot; &amp; &quot;&amp;[.H35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55]);IF([.E35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56]&amp;&quot; &amp; &quot;&amp;[.D356]" office:value-type="string" office:string-value=" &amp; " calcext:value-type="string">
            <text:p><text:s/>&amp; </text:p>
          </table:table-cell>
          <table:table-cell table:style-name="ce20" table:formula="of:=[.G356]&amp;&quot; &amp; &quot;&amp;[.H35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56]);IF([.E35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57]&amp;&quot; &amp; &quot;&amp;[.D357]" office:value-type="string" office:string-value=" &amp; " calcext:value-type="string">
            <text:p><text:s/>&amp; </text:p>
          </table:table-cell>
          <table:table-cell table:style-name="ce20" table:formula="of:=[.G357]&amp;&quot; &amp; &quot;&amp;[.H35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57]);IF([.E35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58]&amp;&quot; &amp; &quot;&amp;[.D358]" office:value-type="string" office:string-value=" &amp; " calcext:value-type="string">
            <text:p><text:s/>&amp; </text:p>
          </table:table-cell>
          <table:table-cell table:style-name="ce20" table:formula="of:=[.G358]&amp;&quot; &amp; &quot;&amp;[.H35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58]);IF([.E35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59]&amp;&quot; &amp; &quot;&amp;[.D359]" office:value-type="string" office:string-value=" &amp; " calcext:value-type="string">
            <text:p><text:s/>&amp; </text:p>
          </table:table-cell>
          <table:table-cell table:style-name="ce20" table:formula="of:=[.G359]&amp;&quot; &amp; &quot;&amp;[.H35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59]);IF([.E35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60]&amp;&quot; &amp; &quot;&amp;[.D360]" office:value-type="string" office:string-value=" &amp; " calcext:value-type="string">
            <text:p><text:s/>&amp; </text:p>
          </table:table-cell>
          <table:table-cell table:style-name="ce20" table:formula="of:=[.G360]&amp;&quot; &amp; &quot;&amp;[.H36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60]);IF([.E36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61]&amp;&quot; &amp; &quot;&amp;[.D361]" office:value-type="string" office:string-value=" &amp; " calcext:value-type="string">
            <text:p><text:s/>&amp; </text:p>
          </table:table-cell>
          <table:table-cell table:style-name="ce20" table:formula="of:=[.G361]&amp;&quot; &amp; &quot;&amp;[.H36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61]);IF([.E36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62]&amp;&quot; &amp; &quot;&amp;[.D362]" office:value-type="string" office:string-value=" &amp; " calcext:value-type="string">
            <text:p><text:s/>&amp; </text:p>
          </table:table-cell>
          <table:table-cell table:style-name="ce20" table:formula="of:=[.G362]&amp;&quot; &amp; &quot;&amp;[.H36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62]);IF([.E36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63]&amp;&quot; &amp; &quot;&amp;[.D363]" office:value-type="string" office:string-value=" &amp; " calcext:value-type="string">
            <text:p><text:s/>&amp; </text:p>
          </table:table-cell>
          <table:table-cell table:style-name="ce20" table:formula="of:=[.G363]&amp;&quot; &amp; &quot;&amp;[.H36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63]);IF([.E36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64]&amp;&quot; &amp; &quot;&amp;[.D364]" office:value-type="string" office:string-value=" &amp; " calcext:value-type="string">
            <text:p><text:s/>&amp; </text:p>
          </table:table-cell>
          <table:table-cell table:style-name="ce20" table:formula="of:=[.G364]&amp;&quot; &amp; &quot;&amp;[.H36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64]);IF([.E36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65]&amp;&quot; &amp; &quot;&amp;[.D365]" office:value-type="string" office:string-value=" &amp; " calcext:value-type="string">
            <text:p><text:s/>&amp; </text:p>
          </table:table-cell>
          <table:table-cell table:style-name="ce20" table:formula="of:=[.G365]&amp;&quot; &amp; &quot;&amp;[.H36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65]);IF([.E36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66]&amp;&quot; &amp; &quot;&amp;[.D366]" office:value-type="string" office:string-value=" &amp; " calcext:value-type="string">
            <text:p><text:s/>&amp; </text:p>
          </table:table-cell>
          <table:table-cell table:style-name="ce20" table:formula="of:=[.G366]&amp;&quot; &amp; &quot;&amp;[.H36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66]);IF([.E36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67]&amp;&quot; &amp; &quot;&amp;[.D367]" office:value-type="string" office:string-value=" &amp; " calcext:value-type="string">
            <text:p><text:s/>&amp; </text:p>
          </table:table-cell>
          <table:table-cell table:style-name="ce20" table:formula="of:=[.G367]&amp;&quot; &amp; &quot;&amp;[.H36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67]);IF([.E36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68]&amp;&quot; &amp; &quot;&amp;[.D368]" office:value-type="string" office:string-value=" &amp; " calcext:value-type="string">
            <text:p><text:s/>&amp; </text:p>
          </table:table-cell>
          <table:table-cell table:style-name="ce20" table:formula="of:=[.G368]&amp;&quot; &amp; &quot;&amp;[.H36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68]);IF([.E36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69]&amp;&quot; &amp; &quot;&amp;[.D369]" office:value-type="string" office:string-value=" &amp; " calcext:value-type="string">
            <text:p><text:s/>&amp; </text:p>
          </table:table-cell>
          <table:table-cell table:style-name="ce20" table:formula="of:=[.G369]&amp;&quot; &amp; &quot;&amp;[.H36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69]);IF([.E36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70]&amp;&quot; &amp; &quot;&amp;[.D370]" office:value-type="string" office:string-value=" &amp; " calcext:value-type="string">
            <text:p><text:s/>&amp; </text:p>
          </table:table-cell>
          <table:table-cell table:style-name="ce20" table:formula="of:=[.G370]&amp;&quot; &amp; &quot;&amp;[.H37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70]);IF([.E37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71]&amp;&quot; &amp; &quot;&amp;[.D371]" office:value-type="string" office:string-value=" &amp; " calcext:value-type="string">
            <text:p><text:s/>&amp; </text:p>
          </table:table-cell>
          <table:table-cell table:style-name="ce20" table:formula="of:=[.G371]&amp;&quot; &amp; &quot;&amp;[.H37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71]);IF([.E37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72]&amp;&quot; &amp; &quot;&amp;[.D372]" office:value-type="string" office:string-value=" &amp; " calcext:value-type="string">
            <text:p><text:s/>&amp; </text:p>
          </table:table-cell>
          <table:table-cell table:style-name="ce20" table:formula="of:=[.G372]&amp;&quot; &amp; &quot;&amp;[.H37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72]);IF([.E37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73]&amp;&quot; &amp; &quot;&amp;[.D373]" office:value-type="string" office:string-value=" &amp; " calcext:value-type="string">
            <text:p><text:s/>&amp; </text:p>
          </table:table-cell>
          <table:table-cell table:style-name="ce20" table:formula="of:=[.G373]&amp;&quot; &amp; &quot;&amp;[.H37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73]);IF([.E37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74]&amp;&quot; &amp; &quot;&amp;[.D374]" office:value-type="string" office:string-value=" &amp; " calcext:value-type="string">
            <text:p><text:s/>&amp; </text:p>
          </table:table-cell>
          <table:table-cell table:style-name="ce20" table:formula="of:=[.G374]&amp;&quot; &amp; &quot;&amp;[.H37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74]);IF([.E37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75]&amp;&quot; &amp; &quot;&amp;[.D375]" office:value-type="string" office:string-value=" &amp; " calcext:value-type="string">
            <text:p><text:s/>&amp; </text:p>
          </table:table-cell>
          <table:table-cell table:style-name="ce20" table:formula="of:=[.G375]&amp;&quot; &amp; &quot;&amp;[.H37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75]);IF([.E37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76]&amp;&quot; &amp; &quot;&amp;[.D376]" office:value-type="string" office:string-value=" &amp; " calcext:value-type="string">
            <text:p><text:s/>&amp; </text:p>
          </table:table-cell>
          <table:table-cell table:style-name="ce20" table:formula="of:=[.G376]&amp;&quot; &amp; &quot;&amp;[.H37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76]);IF([.E37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77]&amp;&quot; &amp; &quot;&amp;[.D377]" office:value-type="string" office:string-value=" &amp; " calcext:value-type="string">
            <text:p><text:s/>&amp; </text:p>
          </table:table-cell>
          <table:table-cell table:style-name="ce20" table:formula="of:=[.G377]&amp;&quot; &amp; &quot;&amp;[.H37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77]);IF([.E37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78]&amp;&quot; &amp; &quot;&amp;[.D378]" office:value-type="string" office:string-value=" &amp; " calcext:value-type="string">
            <text:p><text:s/>&amp; </text:p>
          </table:table-cell>
          <table:table-cell table:style-name="ce20" table:formula="of:=[.G378]&amp;&quot; &amp; &quot;&amp;[.H37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78]);IF([.E37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79]&amp;&quot; &amp; &quot;&amp;[.D379]" office:value-type="string" office:string-value=" &amp; " calcext:value-type="string">
            <text:p><text:s/>&amp; </text:p>
          </table:table-cell>
          <table:table-cell table:style-name="ce20" table:formula="of:=[.G379]&amp;&quot; &amp; &quot;&amp;[.H37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79]);IF([.E37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80]&amp;&quot; &amp; &quot;&amp;[.D380]" office:value-type="string" office:string-value=" &amp; " calcext:value-type="string">
            <text:p><text:s/>&amp; </text:p>
          </table:table-cell>
          <table:table-cell table:style-name="ce20" table:formula="of:=[.G380]&amp;&quot; &amp; &quot;&amp;[.H38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80]);IF([.E38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81]&amp;&quot; &amp; &quot;&amp;[.D381]" office:value-type="string" office:string-value=" &amp; " calcext:value-type="string">
            <text:p><text:s/>&amp; </text:p>
          </table:table-cell>
          <table:table-cell table:style-name="ce20" table:formula="of:=[.G381]&amp;&quot; &amp; &quot;&amp;[.H38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81]);IF([.E38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82]&amp;&quot; &amp; &quot;&amp;[.D382]" office:value-type="string" office:string-value=" &amp; " calcext:value-type="string">
            <text:p><text:s/>&amp; </text:p>
          </table:table-cell>
          <table:table-cell table:style-name="ce20" table:formula="of:=[.G382]&amp;&quot; &amp; &quot;&amp;[.H38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82]);IF([.E38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83]&amp;&quot; &amp; &quot;&amp;[.D383]" office:value-type="string" office:string-value=" &amp; " calcext:value-type="string">
            <text:p><text:s/>&amp; </text:p>
          </table:table-cell>
          <table:table-cell table:style-name="ce20" table:formula="of:=[.G383]&amp;&quot; &amp; &quot;&amp;[.H38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83]);IF([.E38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84]&amp;&quot; &amp; &quot;&amp;[.D384]" office:value-type="string" office:string-value=" &amp; " calcext:value-type="string">
            <text:p><text:s/>&amp; </text:p>
          </table:table-cell>
          <table:table-cell table:style-name="ce20" table:formula="of:=[.G384]&amp;&quot; &amp; &quot;&amp;[.H38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84]);IF([.E38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85]&amp;&quot; &amp; &quot;&amp;[.D385]" office:value-type="string" office:string-value=" &amp; " calcext:value-type="string">
            <text:p><text:s/>&amp; </text:p>
          </table:table-cell>
          <table:table-cell table:style-name="ce20" table:formula="of:=[.G385]&amp;&quot; &amp; &quot;&amp;[.H38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85]);IF([.E38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86]&amp;&quot; &amp; &quot;&amp;[.D386]" office:value-type="string" office:string-value=" &amp; " calcext:value-type="string">
            <text:p><text:s/>&amp; </text:p>
          </table:table-cell>
          <table:table-cell table:style-name="ce20" table:formula="of:=[.G386]&amp;&quot; &amp; &quot;&amp;[.H38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86]);IF([.E38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87]&amp;&quot; &amp; &quot;&amp;[.D387]" office:value-type="string" office:string-value=" &amp; " calcext:value-type="string">
            <text:p><text:s/>&amp; </text:p>
          </table:table-cell>
          <table:table-cell table:style-name="ce20" table:formula="of:=[.G387]&amp;&quot; &amp; &quot;&amp;[.H38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87]);IF([.E38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88]&amp;&quot; &amp; &quot;&amp;[.D388]" office:value-type="string" office:string-value=" &amp; " calcext:value-type="string">
            <text:p><text:s/>&amp; </text:p>
          </table:table-cell>
          <table:table-cell table:style-name="ce20" table:formula="of:=[.G388]&amp;&quot; &amp; &quot;&amp;[.H38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88]);IF([.E38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89]&amp;&quot; &amp; &quot;&amp;[.D389]" office:value-type="string" office:string-value=" &amp; " calcext:value-type="string">
            <text:p><text:s/>&amp; </text:p>
          </table:table-cell>
          <table:table-cell table:style-name="ce20" table:formula="of:=[.G389]&amp;&quot; &amp; &quot;&amp;[.H38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89]);IF([.E38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90]&amp;&quot; &amp; &quot;&amp;[.D390]" office:value-type="string" office:string-value=" &amp; " calcext:value-type="string">
            <text:p><text:s/>&amp; </text:p>
          </table:table-cell>
          <table:table-cell table:style-name="ce20" table:formula="of:=[.G390]&amp;&quot; &amp; &quot;&amp;[.H39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90]);IF([.E39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91]&amp;&quot; &amp; &quot;&amp;[.D391]" office:value-type="string" office:string-value=" &amp; " calcext:value-type="string">
            <text:p><text:s/>&amp; </text:p>
          </table:table-cell>
          <table:table-cell table:style-name="ce20" table:formula="of:=[.G391]&amp;&quot; &amp; &quot;&amp;[.H39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91]);IF([.E39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92]&amp;&quot; &amp; &quot;&amp;[.D392]" office:value-type="string" office:string-value=" &amp; " calcext:value-type="string">
            <text:p><text:s/>&amp; </text:p>
          </table:table-cell>
          <table:table-cell table:style-name="ce20" table:formula="of:=[.G392]&amp;&quot; &amp; &quot;&amp;[.H39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92]);IF([.E39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93]&amp;&quot; &amp; &quot;&amp;[.D393]" office:value-type="string" office:string-value=" &amp; " calcext:value-type="string">
            <text:p><text:s/>&amp; </text:p>
          </table:table-cell>
          <table:table-cell table:style-name="ce20" table:formula="of:=[.G393]&amp;&quot; &amp; &quot;&amp;[.H39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93]);IF([.E39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94]&amp;&quot; &amp; &quot;&amp;[.D394]" office:value-type="string" office:string-value=" &amp; " calcext:value-type="string">
            <text:p><text:s/>&amp; </text:p>
          </table:table-cell>
          <table:table-cell table:style-name="ce20" table:formula="of:=[.G394]&amp;&quot; &amp; &quot;&amp;[.H39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94]);IF([.E39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95]&amp;&quot; &amp; &quot;&amp;[.D395]" office:value-type="string" office:string-value=" &amp; " calcext:value-type="string">
            <text:p><text:s/>&amp; </text:p>
          </table:table-cell>
          <table:table-cell table:style-name="ce20" table:formula="of:=[.G395]&amp;&quot; &amp; &quot;&amp;[.H39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95]);IF([.E39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96]&amp;&quot; &amp; &quot;&amp;[.D396]" office:value-type="string" office:string-value=" &amp; " calcext:value-type="string">
            <text:p><text:s/>&amp; </text:p>
          </table:table-cell>
          <table:table-cell table:style-name="ce20" table:formula="of:=[.G396]&amp;&quot; &amp; &quot;&amp;[.H39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96]);IF([.E39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97]&amp;&quot; &amp; &quot;&amp;[.D397]" office:value-type="string" office:string-value=" &amp; " calcext:value-type="string">
            <text:p><text:s/>&amp; </text:p>
          </table:table-cell>
          <table:table-cell table:style-name="ce20" table:formula="of:=[.G397]&amp;&quot; &amp; &quot;&amp;[.H39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97]);IF([.E39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98]&amp;&quot; &amp; &quot;&amp;[.D398]" office:value-type="string" office:string-value=" &amp; " calcext:value-type="string">
            <text:p><text:s/>&amp; </text:p>
          </table:table-cell>
          <table:table-cell table:style-name="ce20" table:formula="of:=[.G398]&amp;&quot; &amp; &quot;&amp;[.H39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98]);IF([.E39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399]&amp;&quot; &amp; &quot;&amp;[.D399]" office:value-type="string" office:string-value=" &amp; " calcext:value-type="string">
            <text:p><text:s/>&amp; </text:p>
          </table:table-cell>
          <table:table-cell table:style-name="ce20" table:formula="of:=[.G399]&amp;&quot; &amp; &quot;&amp;[.H39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399]);IF([.E39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00]&amp;&quot; &amp; &quot;&amp;[.D400]" office:value-type="string" office:string-value=" &amp; " calcext:value-type="string">
            <text:p><text:s/>&amp; </text:p>
          </table:table-cell>
          <table:table-cell table:style-name="ce20" table:formula="of:=[.G400]&amp;&quot; &amp; &quot;&amp;[.H40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00]);IF([.E40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01]&amp;&quot; &amp; &quot;&amp;[.D401]" office:value-type="string" office:string-value=" &amp; " calcext:value-type="string">
            <text:p><text:s/>&amp; </text:p>
          </table:table-cell>
          <table:table-cell table:style-name="ce20" table:formula="of:=[.G401]&amp;&quot; &amp; &quot;&amp;[.H40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01]);IF([.E40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02]&amp;&quot; &amp; &quot;&amp;[.D402]" office:value-type="string" office:string-value=" &amp; " calcext:value-type="string">
            <text:p><text:s/>&amp; </text:p>
          </table:table-cell>
          <table:table-cell table:style-name="ce20" table:formula="of:=[.G402]&amp;&quot; &amp; &quot;&amp;[.H40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02]);IF([.E40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03]&amp;&quot; &amp; &quot;&amp;[.D403]" office:value-type="string" office:string-value=" &amp; " calcext:value-type="string">
            <text:p><text:s/>&amp; </text:p>
          </table:table-cell>
          <table:table-cell table:style-name="ce20" table:formula="of:=[.G403]&amp;&quot; &amp; &quot;&amp;[.H40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03]);IF([.E40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04]&amp;&quot; &amp; &quot;&amp;[.D404]" office:value-type="string" office:string-value=" &amp; " calcext:value-type="string">
            <text:p><text:s/>&amp; </text:p>
          </table:table-cell>
          <table:table-cell table:style-name="ce20" table:formula="of:=[.G404]&amp;&quot; &amp; &quot;&amp;[.H40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04]);IF([.E40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05]&amp;&quot; &amp; &quot;&amp;[.D405]" office:value-type="string" office:string-value=" &amp; " calcext:value-type="string">
            <text:p><text:s/>&amp; </text:p>
          </table:table-cell>
          <table:table-cell table:style-name="ce20" table:formula="of:=[.G405]&amp;&quot; &amp; &quot;&amp;[.H40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05]);IF([.E40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06]&amp;&quot; &amp; &quot;&amp;[.D406]" office:value-type="string" office:string-value=" &amp; " calcext:value-type="string">
            <text:p><text:s/>&amp; </text:p>
          </table:table-cell>
          <table:table-cell table:style-name="ce20" table:formula="of:=[.G406]&amp;&quot; &amp; &quot;&amp;[.H40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06]);IF([.E40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07]&amp;&quot; &amp; &quot;&amp;[.D407]" office:value-type="string" office:string-value=" &amp; " calcext:value-type="string">
            <text:p><text:s/>&amp; </text:p>
          </table:table-cell>
          <table:table-cell table:style-name="ce20" table:formula="of:=[.G407]&amp;&quot; &amp; &quot;&amp;[.H40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07]);IF([.E40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08]&amp;&quot; &amp; &quot;&amp;[.D408]" office:value-type="string" office:string-value=" &amp; " calcext:value-type="string">
            <text:p><text:s/>&amp; </text:p>
          </table:table-cell>
          <table:table-cell table:style-name="ce20" table:formula="of:=[.G408]&amp;&quot; &amp; &quot;&amp;[.H40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08]);IF([.E40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09]&amp;&quot; &amp; &quot;&amp;[.D409]" office:value-type="string" office:string-value=" &amp; " calcext:value-type="string">
            <text:p><text:s/>&amp; </text:p>
          </table:table-cell>
          <table:table-cell table:style-name="ce20" table:formula="of:=[.G409]&amp;&quot; &amp; &quot;&amp;[.H40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09]);IF([.E40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10]&amp;&quot; &amp; &quot;&amp;[.D410]" office:value-type="string" office:string-value=" &amp; " calcext:value-type="string">
            <text:p><text:s/>&amp; </text:p>
          </table:table-cell>
          <table:table-cell table:style-name="ce20" table:formula="of:=[.G410]&amp;&quot; &amp; &quot;&amp;[.H41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10]);IF([.E41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11]&amp;&quot; &amp; &quot;&amp;[.D411]" office:value-type="string" office:string-value=" &amp; " calcext:value-type="string">
            <text:p><text:s/>&amp; </text:p>
          </table:table-cell>
          <table:table-cell table:style-name="ce20" table:formula="of:=[.G411]&amp;&quot; &amp; &quot;&amp;[.H41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11]);IF([.E41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12]&amp;&quot; &amp; &quot;&amp;[.D412]" office:value-type="string" office:string-value=" &amp; " calcext:value-type="string">
            <text:p><text:s/>&amp; </text:p>
          </table:table-cell>
          <table:table-cell table:style-name="ce20" table:formula="of:=[.G412]&amp;&quot; &amp; &quot;&amp;[.H41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12]);IF([.E41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13]&amp;&quot; &amp; &quot;&amp;[.D413]" office:value-type="string" office:string-value=" &amp; " calcext:value-type="string">
            <text:p><text:s/>&amp; </text:p>
          </table:table-cell>
          <table:table-cell table:style-name="ce20" table:formula="of:=[.G413]&amp;&quot; &amp; &quot;&amp;[.H41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13]);IF([.E41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14]&amp;&quot; &amp; &quot;&amp;[.D414]" office:value-type="string" office:string-value=" &amp; " calcext:value-type="string">
            <text:p><text:s/>&amp; </text:p>
          </table:table-cell>
          <table:table-cell table:style-name="ce20" table:formula="of:=[.G414]&amp;&quot; &amp; &quot;&amp;[.H41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14]);IF([.E41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15]&amp;&quot; &amp; &quot;&amp;[.D415]" office:value-type="string" office:string-value=" &amp; " calcext:value-type="string">
            <text:p><text:s/>&amp; </text:p>
          </table:table-cell>
          <table:table-cell table:style-name="ce20" table:formula="of:=[.G415]&amp;&quot; &amp; &quot;&amp;[.H41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15]);IF([.E41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16]&amp;&quot; &amp; &quot;&amp;[.D416]" office:value-type="string" office:string-value=" &amp; " calcext:value-type="string">
            <text:p><text:s/>&amp; </text:p>
          </table:table-cell>
          <table:table-cell table:style-name="ce20" table:formula="of:=[.G416]&amp;&quot; &amp; &quot;&amp;[.H41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16]);IF([.E41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17]&amp;&quot; &amp; &quot;&amp;[.D417]" office:value-type="string" office:string-value=" &amp; " calcext:value-type="string">
            <text:p><text:s/>&amp; </text:p>
          </table:table-cell>
          <table:table-cell table:style-name="ce20" table:formula="of:=[.G417]&amp;&quot; &amp; &quot;&amp;[.H41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17]);IF([.E41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18]&amp;&quot; &amp; &quot;&amp;[.D418]" office:value-type="string" office:string-value=" &amp; " calcext:value-type="string">
            <text:p><text:s/>&amp; </text:p>
          </table:table-cell>
          <table:table-cell table:style-name="ce20" table:formula="of:=[.G418]&amp;&quot; &amp; &quot;&amp;[.H41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18]);IF([.E41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19]&amp;&quot; &amp; &quot;&amp;[.D419]" office:value-type="string" office:string-value=" &amp; " calcext:value-type="string">
            <text:p><text:s/>&amp; </text:p>
          </table:table-cell>
          <table:table-cell table:style-name="ce20" table:formula="of:=[.G419]&amp;&quot; &amp; &quot;&amp;[.H41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19]);IF([.E41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20]&amp;&quot; &amp; &quot;&amp;[.D420]" office:value-type="string" office:string-value=" &amp; " calcext:value-type="string">
            <text:p><text:s/>&amp; </text:p>
          </table:table-cell>
          <table:table-cell table:style-name="ce20" table:formula="of:=[.G420]&amp;&quot; &amp; &quot;&amp;[.H42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20]);IF([.E42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21]&amp;&quot; &amp; &quot;&amp;[.D421]" office:value-type="string" office:string-value=" &amp; " calcext:value-type="string">
            <text:p><text:s/>&amp; </text:p>
          </table:table-cell>
          <table:table-cell table:style-name="ce20" table:formula="of:=[.G421]&amp;&quot; &amp; &quot;&amp;[.H42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21]);IF([.E42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22]&amp;&quot; &amp; &quot;&amp;[.D422]" office:value-type="string" office:string-value=" &amp; " calcext:value-type="string">
            <text:p><text:s/>&amp; </text:p>
          </table:table-cell>
          <table:table-cell table:style-name="ce20" table:formula="of:=[.G422]&amp;&quot; &amp; &quot;&amp;[.H42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22]);IF([.E42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23]&amp;&quot; &amp; &quot;&amp;[.D423]" office:value-type="string" office:string-value=" &amp; " calcext:value-type="string">
            <text:p><text:s/>&amp; </text:p>
          </table:table-cell>
          <table:table-cell table:style-name="ce20" table:formula="of:=[.G423]&amp;&quot; &amp; &quot;&amp;[.H42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23]);IF([.E42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24]&amp;&quot; &amp; &quot;&amp;[.D424]" office:value-type="string" office:string-value=" &amp; " calcext:value-type="string">
            <text:p><text:s/>&amp; </text:p>
          </table:table-cell>
          <table:table-cell table:style-name="ce20" table:formula="of:=[.G424]&amp;&quot; &amp; &quot;&amp;[.H42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24]);IF([.E42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25]&amp;&quot; &amp; &quot;&amp;[.D425]" office:value-type="string" office:string-value=" &amp; " calcext:value-type="string">
            <text:p><text:s/>&amp; </text:p>
          </table:table-cell>
          <table:table-cell table:style-name="ce20" table:formula="of:=[.G425]&amp;&quot; &amp; &quot;&amp;[.H42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25]);IF([.E42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26]&amp;&quot; &amp; &quot;&amp;[.D426]" office:value-type="string" office:string-value=" &amp; " calcext:value-type="string">
            <text:p><text:s/>&amp; </text:p>
          </table:table-cell>
          <table:table-cell table:style-name="ce20" table:formula="of:=[.G426]&amp;&quot; &amp; &quot;&amp;[.H42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26]);IF([.E42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27]&amp;&quot; &amp; &quot;&amp;[.D427]" office:value-type="string" office:string-value=" &amp; " calcext:value-type="string">
            <text:p><text:s/>&amp; </text:p>
          </table:table-cell>
          <table:table-cell table:style-name="ce20" table:formula="of:=[.G427]&amp;&quot; &amp; &quot;&amp;[.H42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27]);IF([.E42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28]&amp;&quot; &amp; &quot;&amp;[.D428]" office:value-type="string" office:string-value=" &amp; " calcext:value-type="string">
            <text:p><text:s/>&amp; </text:p>
          </table:table-cell>
          <table:table-cell table:style-name="ce20" table:formula="of:=[.G428]&amp;&quot; &amp; &quot;&amp;[.H42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28]);IF([.E42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29]&amp;&quot; &amp; &quot;&amp;[.D429]" office:value-type="string" office:string-value=" &amp; " calcext:value-type="string">
            <text:p><text:s/>&amp; </text:p>
          </table:table-cell>
          <table:table-cell table:style-name="ce20" table:formula="of:=[.G429]&amp;&quot; &amp; &quot;&amp;[.H42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29]);IF([.E42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30]&amp;&quot; &amp; &quot;&amp;[.D430]" office:value-type="string" office:string-value=" &amp; " calcext:value-type="string">
            <text:p><text:s/>&amp; </text:p>
          </table:table-cell>
          <table:table-cell table:style-name="ce20" table:formula="of:=[.G430]&amp;&quot; &amp; &quot;&amp;[.H43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30]);IF([.E43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31]&amp;&quot; &amp; &quot;&amp;[.D431]" office:value-type="string" office:string-value=" &amp; " calcext:value-type="string">
            <text:p><text:s/>&amp; </text:p>
          </table:table-cell>
          <table:table-cell table:style-name="ce20" table:formula="of:=[.G431]&amp;&quot; &amp; &quot;&amp;[.H43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31]);IF([.E43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32]&amp;&quot; &amp; &quot;&amp;[.D432]" office:value-type="string" office:string-value=" &amp; " calcext:value-type="string">
            <text:p><text:s/>&amp; </text:p>
          </table:table-cell>
          <table:table-cell table:style-name="ce20" table:formula="of:=[.G432]&amp;&quot; &amp; &quot;&amp;[.H43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32]);IF([.E43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33]&amp;&quot; &amp; &quot;&amp;[.D433]" office:value-type="string" office:string-value=" &amp; " calcext:value-type="string">
            <text:p><text:s/>&amp; </text:p>
          </table:table-cell>
          <table:table-cell table:style-name="ce20" table:formula="of:=[.G433]&amp;&quot; &amp; &quot;&amp;[.H43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33]);IF([.E43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34]&amp;&quot; &amp; &quot;&amp;[.D434]" office:value-type="string" office:string-value=" &amp; " calcext:value-type="string">
            <text:p><text:s/>&amp; </text:p>
          </table:table-cell>
          <table:table-cell table:style-name="ce20" table:formula="of:=[.G434]&amp;&quot; &amp; &quot;&amp;[.H43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34]);IF([.E43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35]&amp;&quot; &amp; &quot;&amp;[.D435]" office:value-type="string" office:string-value=" &amp; " calcext:value-type="string">
            <text:p><text:s/>&amp; </text:p>
          </table:table-cell>
          <table:table-cell table:style-name="ce20" table:formula="of:=[.G435]&amp;&quot; &amp; &quot;&amp;[.H43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35]);IF([.E43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36]&amp;&quot; &amp; &quot;&amp;[.D436]" office:value-type="string" office:string-value=" &amp; " calcext:value-type="string">
            <text:p><text:s/>&amp; </text:p>
          </table:table-cell>
          <table:table-cell table:style-name="ce20" table:formula="of:=[.G436]&amp;&quot; &amp; &quot;&amp;[.H43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36]);IF([.E43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37]&amp;&quot; &amp; &quot;&amp;[.D437]" office:value-type="string" office:string-value=" &amp; " calcext:value-type="string">
            <text:p><text:s/>&amp; </text:p>
          </table:table-cell>
          <table:table-cell table:style-name="ce20" table:formula="of:=[.G437]&amp;&quot; &amp; &quot;&amp;[.H43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37]);IF([.E43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38]&amp;&quot; &amp; &quot;&amp;[.D438]" office:value-type="string" office:string-value=" &amp; " calcext:value-type="string">
            <text:p><text:s/>&amp; </text:p>
          </table:table-cell>
          <table:table-cell table:style-name="ce20" table:formula="of:=[.G438]&amp;&quot; &amp; &quot;&amp;[.H43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38]);IF([.E43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39]&amp;&quot; &amp; &quot;&amp;[.D439]" office:value-type="string" office:string-value=" &amp; " calcext:value-type="string">
            <text:p><text:s/>&amp; </text:p>
          </table:table-cell>
          <table:table-cell table:style-name="ce20" table:formula="of:=[.G439]&amp;&quot; &amp; &quot;&amp;[.H43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39]);IF([.E43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40]&amp;&quot; &amp; &quot;&amp;[.D440]" office:value-type="string" office:string-value=" &amp; " calcext:value-type="string">
            <text:p><text:s/>&amp; </text:p>
          </table:table-cell>
          <table:table-cell table:style-name="ce20" table:formula="of:=[.G440]&amp;&quot; &amp; &quot;&amp;[.H44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40]);IF([.E44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41]&amp;&quot; &amp; &quot;&amp;[.D441]" office:value-type="string" office:string-value=" &amp; " calcext:value-type="string">
            <text:p><text:s/>&amp; </text:p>
          </table:table-cell>
          <table:table-cell table:style-name="ce20" table:formula="of:=[.G441]&amp;&quot; &amp; &quot;&amp;[.H44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41]);IF([.E44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42]&amp;&quot; &amp; &quot;&amp;[.D442]" office:value-type="string" office:string-value=" &amp; " calcext:value-type="string">
            <text:p><text:s/>&amp; </text:p>
          </table:table-cell>
          <table:table-cell table:style-name="ce20" table:formula="of:=[.G442]&amp;&quot; &amp; &quot;&amp;[.H44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42]);IF([.E44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43]&amp;&quot; &amp; &quot;&amp;[.D443]" office:value-type="string" office:string-value=" &amp; " calcext:value-type="string">
            <text:p><text:s/>&amp; </text:p>
          </table:table-cell>
          <table:table-cell table:style-name="ce20" table:formula="of:=[.G443]&amp;&quot; &amp; &quot;&amp;[.H44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43]);IF([.E44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44]&amp;&quot; &amp; &quot;&amp;[.D444]" office:value-type="string" office:string-value=" &amp; " calcext:value-type="string">
            <text:p><text:s/>&amp; </text:p>
          </table:table-cell>
          <table:table-cell table:style-name="ce20" table:formula="of:=[.G444]&amp;&quot; &amp; &quot;&amp;[.H44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44]);IF([.E44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45]&amp;&quot; &amp; &quot;&amp;[.D445]" office:value-type="string" office:string-value=" &amp; " calcext:value-type="string">
            <text:p><text:s/>&amp; </text:p>
          </table:table-cell>
          <table:table-cell table:style-name="ce20" table:formula="of:=[.G445]&amp;&quot; &amp; &quot;&amp;[.H44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45]);IF([.E44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46]&amp;&quot; &amp; &quot;&amp;[.D446]" office:value-type="string" office:string-value=" &amp; " calcext:value-type="string">
            <text:p><text:s/>&amp; </text:p>
          </table:table-cell>
          <table:table-cell table:style-name="ce20" table:formula="of:=[.G446]&amp;&quot; &amp; &quot;&amp;[.H44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46]);IF([.E44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47]&amp;&quot; &amp; &quot;&amp;[.D447]" office:value-type="string" office:string-value=" &amp; " calcext:value-type="string">
            <text:p><text:s/>&amp; </text:p>
          </table:table-cell>
          <table:table-cell table:style-name="ce20" table:formula="of:=[.G447]&amp;&quot; &amp; &quot;&amp;[.H44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47]);IF([.E44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48]&amp;&quot; &amp; &quot;&amp;[.D448]" office:value-type="string" office:string-value=" &amp; " calcext:value-type="string">
            <text:p><text:s/>&amp; </text:p>
          </table:table-cell>
          <table:table-cell table:style-name="ce20" table:formula="of:=[.G448]&amp;&quot; &amp; &quot;&amp;[.H44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48]);IF([.E44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49]&amp;&quot; &amp; &quot;&amp;[.D449]" office:value-type="string" office:string-value=" &amp; " calcext:value-type="string">
            <text:p><text:s/>&amp; </text:p>
          </table:table-cell>
          <table:table-cell table:style-name="ce20" table:formula="of:=[.G449]&amp;&quot; &amp; &quot;&amp;[.H44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49]);IF([.E44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50]&amp;&quot; &amp; &quot;&amp;[.D450]" office:value-type="string" office:string-value=" &amp; " calcext:value-type="string">
            <text:p><text:s/>&amp; </text:p>
          </table:table-cell>
          <table:table-cell table:style-name="ce20" table:formula="of:=[.G450]&amp;&quot; &amp; &quot;&amp;[.H45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50]);IF([.E45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51]&amp;&quot; &amp; &quot;&amp;[.D451]" office:value-type="string" office:string-value=" &amp; " calcext:value-type="string">
            <text:p><text:s/>&amp; </text:p>
          </table:table-cell>
          <table:table-cell table:style-name="ce20" table:formula="of:=[.G451]&amp;&quot; &amp; &quot;&amp;[.H45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51]);IF([.E45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52]&amp;&quot; &amp; &quot;&amp;[.D452]" office:value-type="string" office:string-value=" &amp; " calcext:value-type="string">
            <text:p><text:s/>&amp; </text:p>
          </table:table-cell>
          <table:table-cell table:style-name="ce20" table:formula="of:=[.G452]&amp;&quot; &amp; &quot;&amp;[.H45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52]);IF([.E45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53]&amp;&quot; &amp; &quot;&amp;[.D453]" office:value-type="string" office:string-value=" &amp; " calcext:value-type="string">
            <text:p><text:s/>&amp; </text:p>
          </table:table-cell>
          <table:table-cell table:style-name="ce20" table:formula="of:=[.G453]&amp;&quot; &amp; &quot;&amp;[.H45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53]);IF([.E45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54]&amp;&quot; &amp; &quot;&amp;[.D454]" office:value-type="string" office:string-value=" &amp; " calcext:value-type="string">
            <text:p><text:s/>&amp; </text:p>
          </table:table-cell>
          <table:table-cell table:style-name="ce20" table:formula="of:=[.G454]&amp;&quot; &amp; &quot;&amp;[.H45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54]);IF([.E45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55]&amp;&quot; &amp; &quot;&amp;[.D455]" office:value-type="string" office:string-value=" &amp; " calcext:value-type="string">
            <text:p><text:s/>&amp; </text:p>
          </table:table-cell>
          <table:table-cell table:style-name="ce20" table:formula="of:=[.G455]&amp;&quot; &amp; &quot;&amp;[.H45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55]);IF([.E45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56]&amp;&quot; &amp; &quot;&amp;[.D456]" office:value-type="string" office:string-value=" &amp; " calcext:value-type="string">
            <text:p><text:s/>&amp; </text:p>
          </table:table-cell>
          <table:table-cell table:style-name="ce20" table:formula="of:=[.G456]&amp;&quot; &amp; &quot;&amp;[.H45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56]);IF([.E45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57]&amp;&quot; &amp; &quot;&amp;[.D457]" office:value-type="string" office:string-value=" &amp; " calcext:value-type="string">
            <text:p><text:s/>&amp; </text:p>
          </table:table-cell>
          <table:table-cell table:style-name="ce20" table:formula="of:=[.G457]&amp;&quot; &amp; &quot;&amp;[.H45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57]);IF([.E45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58]&amp;&quot; &amp; &quot;&amp;[.D458]" office:value-type="string" office:string-value=" &amp; " calcext:value-type="string">
            <text:p><text:s/>&amp; </text:p>
          </table:table-cell>
          <table:table-cell table:style-name="ce20" table:formula="of:=[.G458]&amp;&quot; &amp; &quot;&amp;[.H45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58]);IF([.E45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59]&amp;&quot; &amp; &quot;&amp;[.D459]" office:value-type="string" office:string-value=" &amp; " calcext:value-type="string">
            <text:p><text:s/>&amp; </text:p>
          </table:table-cell>
          <table:table-cell table:style-name="ce20" table:formula="of:=[.G459]&amp;&quot; &amp; &quot;&amp;[.H45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59]);IF([.E45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60]&amp;&quot; &amp; &quot;&amp;[.D460]" office:value-type="string" office:string-value=" &amp; " calcext:value-type="string">
            <text:p><text:s/>&amp; </text:p>
          </table:table-cell>
          <table:table-cell table:style-name="ce20" table:formula="of:=[.G460]&amp;&quot; &amp; &quot;&amp;[.H46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60]);IF([.E46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61]&amp;&quot; &amp; &quot;&amp;[.D461]" office:value-type="string" office:string-value=" &amp; " calcext:value-type="string">
            <text:p><text:s/>&amp; </text:p>
          </table:table-cell>
          <table:table-cell table:style-name="ce20" table:formula="of:=[.G461]&amp;&quot; &amp; &quot;&amp;[.H46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61]);IF([.E46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62]&amp;&quot; &amp; &quot;&amp;[.D462]" office:value-type="string" office:string-value=" &amp; " calcext:value-type="string">
            <text:p><text:s/>&amp; </text:p>
          </table:table-cell>
          <table:table-cell table:style-name="ce20" table:formula="of:=[.G462]&amp;&quot; &amp; &quot;&amp;[.H46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62]);IF([.E46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63]&amp;&quot; &amp; &quot;&amp;[.D463]" office:value-type="string" office:string-value=" &amp; " calcext:value-type="string">
            <text:p><text:s/>&amp; </text:p>
          </table:table-cell>
          <table:table-cell table:style-name="ce20" table:formula="of:=[.G463]&amp;&quot; &amp; &quot;&amp;[.H46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63]);IF([.E46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64]&amp;&quot; &amp; &quot;&amp;[.D464]" office:value-type="string" office:string-value=" &amp; " calcext:value-type="string">
            <text:p><text:s/>&amp; </text:p>
          </table:table-cell>
          <table:table-cell table:style-name="ce20" table:formula="of:=[.G464]&amp;&quot; &amp; &quot;&amp;[.H46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64]);IF([.E46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65]&amp;&quot; &amp; &quot;&amp;[.D465]" office:value-type="string" office:string-value=" &amp; " calcext:value-type="string">
            <text:p><text:s/>&amp; </text:p>
          </table:table-cell>
          <table:table-cell table:style-name="ce20" table:formula="of:=[.G465]&amp;&quot; &amp; &quot;&amp;[.H46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65]);IF([.E46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66]&amp;&quot; &amp; &quot;&amp;[.D466]" office:value-type="string" office:string-value=" &amp; " calcext:value-type="string">
            <text:p><text:s/>&amp; </text:p>
          </table:table-cell>
          <table:table-cell table:style-name="ce20" table:formula="of:=[.G466]&amp;&quot; &amp; &quot;&amp;[.H46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66]);IF([.E46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67]&amp;&quot; &amp; &quot;&amp;[.D467]" office:value-type="string" office:string-value=" &amp; " calcext:value-type="string">
            <text:p><text:s/>&amp; </text:p>
          </table:table-cell>
          <table:table-cell table:style-name="ce20" table:formula="of:=[.G467]&amp;&quot; &amp; &quot;&amp;[.H46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67]);IF([.E46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68]&amp;&quot; &amp; &quot;&amp;[.D468]" office:value-type="string" office:string-value=" &amp; " calcext:value-type="string">
            <text:p><text:s/>&amp; </text:p>
          </table:table-cell>
          <table:table-cell table:style-name="ce20" table:formula="of:=[.G468]&amp;&quot; &amp; &quot;&amp;[.H46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68]);IF([.E46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69]&amp;&quot; &amp; &quot;&amp;[.D469]" office:value-type="string" office:string-value=" &amp; " calcext:value-type="string">
            <text:p><text:s/>&amp; </text:p>
          </table:table-cell>
          <table:table-cell table:style-name="ce20" table:formula="of:=[.G469]&amp;&quot; &amp; &quot;&amp;[.H46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69]);IF([.E46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70]&amp;&quot; &amp; &quot;&amp;[.D470]" office:value-type="string" office:string-value=" &amp; " calcext:value-type="string">
            <text:p><text:s/>&amp; </text:p>
          </table:table-cell>
          <table:table-cell table:style-name="ce20" table:formula="of:=[.G470]&amp;&quot; &amp; &quot;&amp;[.H47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70]);IF([.E47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71]&amp;&quot; &amp; &quot;&amp;[.D471]" office:value-type="string" office:string-value=" &amp; " calcext:value-type="string">
            <text:p><text:s/>&amp; </text:p>
          </table:table-cell>
          <table:table-cell table:style-name="ce20" table:formula="of:=[.G471]&amp;&quot; &amp; &quot;&amp;[.H47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71]);IF([.E47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72]&amp;&quot; &amp; &quot;&amp;[.D472]" office:value-type="string" office:string-value=" &amp; " calcext:value-type="string">
            <text:p><text:s/>&amp; </text:p>
          </table:table-cell>
          <table:table-cell table:style-name="ce20" table:formula="of:=[.G472]&amp;&quot; &amp; &quot;&amp;[.H47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72]);IF([.E47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73]&amp;&quot; &amp; &quot;&amp;[.D473]" office:value-type="string" office:string-value=" &amp; " calcext:value-type="string">
            <text:p><text:s/>&amp; </text:p>
          </table:table-cell>
          <table:table-cell table:style-name="ce20" table:formula="of:=[.G473]&amp;&quot; &amp; &quot;&amp;[.H47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73]);IF([.E47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74]&amp;&quot; &amp; &quot;&amp;[.D474]" office:value-type="string" office:string-value=" &amp; " calcext:value-type="string">
            <text:p><text:s/>&amp; </text:p>
          </table:table-cell>
          <table:table-cell table:style-name="ce20" table:formula="of:=[.G474]&amp;&quot; &amp; &quot;&amp;[.H47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74]);IF([.E47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75]&amp;&quot; &amp; &quot;&amp;[.D475]" office:value-type="string" office:string-value=" &amp; " calcext:value-type="string">
            <text:p><text:s/>&amp; </text:p>
          </table:table-cell>
          <table:table-cell table:style-name="ce20" table:formula="of:=[.G475]&amp;&quot; &amp; &quot;&amp;[.H47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75]);IF([.E47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76]&amp;&quot; &amp; &quot;&amp;[.D476]" office:value-type="string" office:string-value=" &amp; " calcext:value-type="string">
            <text:p><text:s/>&amp; </text:p>
          </table:table-cell>
          <table:table-cell table:style-name="ce20" table:formula="of:=[.G476]&amp;&quot; &amp; &quot;&amp;[.H47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76]);IF([.E47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77]&amp;&quot; &amp; &quot;&amp;[.D477]" office:value-type="string" office:string-value=" &amp; " calcext:value-type="string">
            <text:p><text:s/>&amp; </text:p>
          </table:table-cell>
          <table:table-cell table:style-name="ce20" table:formula="of:=[.G477]&amp;&quot; &amp; &quot;&amp;[.H47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77]);IF([.E47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78]&amp;&quot; &amp; &quot;&amp;[.D478]" office:value-type="string" office:string-value=" &amp; " calcext:value-type="string">
            <text:p><text:s/>&amp; </text:p>
          </table:table-cell>
          <table:table-cell table:style-name="ce20" table:formula="of:=[.G478]&amp;&quot; &amp; &quot;&amp;[.H47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78]);IF([.E47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79]&amp;&quot; &amp; &quot;&amp;[.D479]" office:value-type="string" office:string-value=" &amp; " calcext:value-type="string">
            <text:p><text:s/>&amp; </text:p>
          </table:table-cell>
          <table:table-cell table:style-name="ce20" table:formula="of:=[.G479]&amp;&quot; &amp; &quot;&amp;[.H47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79]);IF([.E47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80]&amp;&quot; &amp; &quot;&amp;[.D480]" office:value-type="string" office:string-value=" &amp; " calcext:value-type="string">
            <text:p><text:s/>&amp; </text:p>
          </table:table-cell>
          <table:table-cell table:style-name="ce20" table:formula="of:=[.G480]&amp;&quot; &amp; &quot;&amp;[.H48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80]);IF([.E48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81]&amp;&quot; &amp; &quot;&amp;[.D481]" office:value-type="string" office:string-value=" &amp; " calcext:value-type="string">
            <text:p><text:s/>&amp; </text:p>
          </table:table-cell>
          <table:table-cell table:style-name="ce20" table:formula="of:=[.G481]&amp;&quot; &amp; &quot;&amp;[.H48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81]);IF([.E48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82]&amp;&quot; &amp; &quot;&amp;[.D482]" office:value-type="string" office:string-value=" &amp; " calcext:value-type="string">
            <text:p><text:s/>&amp; </text:p>
          </table:table-cell>
          <table:table-cell table:style-name="ce20" table:formula="of:=[.G482]&amp;&quot; &amp; &quot;&amp;[.H48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82]);IF([.E48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83]&amp;&quot; &amp; &quot;&amp;[.D483]" office:value-type="string" office:string-value=" &amp; " calcext:value-type="string">
            <text:p><text:s/>&amp; </text:p>
          </table:table-cell>
          <table:table-cell table:style-name="ce20" table:formula="of:=[.G483]&amp;&quot; &amp; &quot;&amp;[.H48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83]);IF([.E48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84]&amp;&quot; &amp; &quot;&amp;[.D484]" office:value-type="string" office:string-value=" &amp; " calcext:value-type="string">
            <text:p><text:s/>&amp; </text:p>
          </table:table-cell>
          <table:table-cell table:style-name="ce20" table:formula="of:=[.G484]&amp;&quot; &amp; &quot;&amp;[.H48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84]);IF([.E48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85]&amp;&quot; &amp; &quot;&amp;[.D485]" office:value-type="string" office:string-value=" &amp; " calcext:value-type="string">
            <text:p><text:s/>&amp; </text:p>
          </table:table-cell>
          <table:table-cell table:style-name="ce20" table:formula="of:=[.G485]&amp;&quot; &amp; &quot;&amp;[.H48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85]);IF([.E48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86]&amp;&quot; &amp; &quot;&amp;[.D486]" office:value-type="string" office:string-value=" &amp; " calcext:value-type="string">
            <text:p><text:s/>&amp; </text:p>
          </table:table-cell>
          <table:table-cell table:style-name="ce20" table:formula="of:=[.G486]&amp;&quot; &amp; &quot;&amp;[.H48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86]);IF([.E48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87]&amp;&quot; &amp; &quot;&amp;[.D487]" office:value-type="string" office:string-value=" &amp; " calcext:value-type="string">
            <text:p><text:s/>&amp; </text:p>
          </table:table-cell>
          <table:table-cell table:style-name="ce20" table:formula="of:=[.G487]&amp;&quot; &amp; &quot;&amp;[.H48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87]);IF([.E48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88]&amp;&quot; &amp; &quot;&amp;[.D488]" office:value-type="string" office:string-value=" &amp; " calcext:value-type="string">
            <text:p><text:s/>&amp; </text:p>
          </table:table-cell>
          <table:table-cell table:style-name="ce20" table:formula="of:=[.G488]&amp;&quot; &amp; &quot;&amp;[.H48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88]);IF([.E48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89]&amp;&quot; &amp; &quot;&amp;[.D489]" office:value-type="string" office:string-value=" &amp; " calcext:value-type="string">
            <text:p><text:s/>&amp; </text:p>
          </table:table-cell>
          <table:table-cell table:style-name="ce20" table:formula="of:=[.G489]&amp;&quot; &amp; &quot;&amp;[.H48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89]);IF([.E48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90]&amp;&quot; &amp; &quot;&amp;[.D490]" office:value-type="string" office:string-value=" &amp; " calcext:value-type="string">
            <text:p><text:s/>&amp; </text:p>
          </table:table-cell>
          <table:table-cell table:style-name="ce20" table:formula="of:=[.G490]&amp;&quot; &amp; &quot;&amp;[.H49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90]);IF([.E49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91]&amp;&quot; &amp; &quot;&amp;[.D491]" office:value-type="string" office:string-value=" &amp; " calcext:value-type="string">
            <text:p><text:s/>&amp; </text:p>
          </table:table-cell>
          <table:table-cell table:style-name="ce20" table:formula="of:=[.G491]&amp;&quot; &amp; &quot;&amp;[.H49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91]);IF([.E49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92]&amp;&quot; &amp; &quot;&amp;[.D492]" office:value-type="string" office:string-value=" &amp; " calcext:value-type="string">
            <text:p><text:s/>&amp; </text:p>
          </table:table-cell>
          <table:table-cell table:style-name="ce20" table:formula="of:=[.G492]&amp;&quot; &amp; &quot;&amp;[.H49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92]);IF([.E49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93]&amp;&quot; &amp; &quot;&amp;[.D493]" office:value-type="string" office:string-value=" &amp; " calcext:value-type="string">
            <text:p><text:s/>&amp; </text:p>
          </table:table-cell>
          <table:table-cell table:style-name="ce20" table:formula="of:=[.G493]&amp;&quot; &amp; &quot;&amp;[.H49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93]);IF([.E49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94]&amp;&quot; &amp; &quot;&amp;[.D494]" office:value-type="string" office:string-value=" &amp; " calcext:value-type="string">
            <text:p><text:s/>&amp; </text:p>
          </table:table-cell>
          <table:table-cell table:style-name="ce20" table:formula="of:=[.G494]&amp;&quot; &amp; &quot;&amp;[.H49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94]);IF([.E49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95]&amp;&quot; &amp; &quot;&amp;[.D495]" office:value-type="string" office:string-value=" &amp; " calcext:value-type="string">
            <text:p><text:s/>&amp; </text:p>
          </table:table-cell>
          <table:table-cell table:style-name="ce20" table:formula="of:=[.G495]&amp;&quot; &amp; &quot;&amp;[.H49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95]);IF([.E49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96]&amp;&quot; &amp; &quot;&amp;[.D496]" office:value-type="string" office:string-value=" &amp; " calcext:value-type="string">
            <text:p><text:s/>&amp; </text:p>
          </table:table-cell>
          <table:table-cell table:style-name="ce20" table:formula="of:=[.G496]&amp;&quot; &amp; &quot;&amp;[.H49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96]);IF([.E49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97]&amp;&quot; &amp; &quot;&amp;[.D497]" office:value-type="string" office:string-value=" &amp; " calcext:value-type="string">
            <text:p><text:s/>&amp; </text:p>
          </table:table-cell>
          <table:table-cell table:style-name="ce20" table:formula="of:=[.G497]&amp;&quot; &amp; &quot;&amp;[.H49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97]);IF([.E49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98]&amp;&quot; &amp; &quot;&amp;[.D498]" office:value-type="string" office:string-value=" &amp; " calcext:value-type="string">
            <text:p><text:s/>&amp; </text:p>
          </table:table-cell>
          <table:table-cell table:style-name="ce20" table:formula="of:=[.G498]&amp;&quot; &amp; &quot;&amp;[.H49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98]);IF([.E49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499]&amp;&quot; &amp; &quot;&amp;[.D499]" office:value-type="string" office:string-value=" &amp; " calcext:value-type="string">
            <text:p><text:s/>&amp; </text:p>
          </table:table-cell>
          <table:table-cell table:style-name="ce20" table:formula="of:=[.G499]&amp;&quot; &amp; &quot;&amp;[.H49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499]);IF([.E49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00]&amp;&quot; &amp; &quot;&amp;[.D500]" office:value-type="string" office:string-value=" &amp; " calcext:value-type="string">
            <text:p><text:s/>&amp; </text:p>
          </table:table-cell>
          <table:table-cell table:style-name="ce20" table:formula="of:=[.G500]&amp;&quot; &amp; &quot;&amp;[.H50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00]);IF([.E50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01]&amp;&quot; &amp; &quot;&amp;[.D501]" office:value-type="string" office:string-value=" &amp; " calcext:value-type="string">
            <text:p><text:s/>&amp; </text:p>
          </table:table-cell>
          <table:table-cell table:style-name="ce20" table:formula="of:=[.G501]&amp;&quot; &amp; &quot;&amp;[.H50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01]);IF([.E50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02]&amp;&quot; &amp; &quot;&amp;[.D502]" office:value-type="string" office:string-value=" &amp; " calcext:value-type="string">
            <text:p><text:s/>&amp; </text:p>
          </table:table-cell>
          <table:table-cell table:style-name="ce20" table:formula="of:=[.G502]&amp;&quot; &amp; &quot;&amp;[.H50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02]);IF([.E50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03]&amp;&quot; &amp; &quot;&amp;[.D503]" office:value-type="string" office:string-value=" &amp; " calcext:value-type="string">
            <text:p><text:s/>&amp; </text:p>
          </table:table-cell>
          <table:table-cell table:style-name="ce20" table:formula="of:=[.G503]&amp;&quot; &amp; &quot;&amp;[.H50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03]);IF([.E50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04]&amp;&quot; &amp; &quot;&amp;[.D504]" office:value-type="string" office:string-value=" &amp; " calcext:value-type="string">
            <text:p><text:s/>&amp; </text:p>
          </table:table-cell>
          <table:table-cell table:style-name="ce20" table:formula="of:=[.G504]&amp;&quot; &amp; &quot;&amp;[.H50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04]);IF([.E50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05]&amp;&quot; &amp; &quot;&amp;[.D505]" office:value-type="string" office:string-value=" &amp; " calcext:value-type="string">
            <text:p><text:s/>&amp; </text:p>
          </table:table-cell>
          <table:table-cell table:style-name="ce20" table:formula="of:=[.G505]&amp;&quot; &amp; &quot;&amp;[.H50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05]);IF([.E50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06]&amp;&quot; &amp; &quot;&amp;[.D506]" office:value-type="string" office:string-value=" &amp; " calcext:value-type="string">
            <text:p><text:s/>&amp; </text:p>
          </table:table-cell>
          <table:table-cell table:style-name="ce20" table:formula="of:=[.G506]&amp;&quot; &amp; &quot;&amp;[.H50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06]);IF([.E50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07]&amp;&quot; &amp; &quot;&amp;[.D507]" office:value-type="string" office:string-value=" &amp; " calcext:value-type="string">
            <text:p><text:s/>&amp; </text:p>
          </table:table-cell>
          <table:table-cell table:style-name="ce20" table:formula="of:=[.G507]&amp;&quot; &amp; &quot;&amp;[.H50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07]);IF([.E50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08]&amp;&quot; &amp; &quot;&amp;[.D508]" office:value-type="string" office:string-value=" &amp; " calcext:value-type="string">
            <text:p><text:s/>&amp; </text:p>
          </table:table-cell>
          <table:table-cell table:style-name="ce20" table:formula="of:=[.G508]&amp;&quot; &amp; &quot;&amp;[.H50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08]);IF([.E50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09]&amp;&quot; &amp; &quot;&amp;[.D509]" office:value-type="string" office:string-value=" &amp; " calcext:value-type="string">
            <text:p><text:s/>&amp; </text:p>
          </table:table-cell>
          <table:table-cell table:style-name="ce20" table:formula="of:=[.G509]&amp;&quot; &amp; &quot;&amp;[.H50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09]);IF([.E50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10]&amp;&quot; &amp; &quot;&amp;[.D510]" office:value-type="string" office:string-value=" &amp; " calcext:value-type="string">
            <text:p><text:s/>&amp; </text:p>
          </table:table-cell>
          <table:table-cell table:style-name="ce20" table:formula="of:=[.G510]&amp;&quot; &amp; &quot;&amp;[.H51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10]);IF([.E51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11]&amp;&quot; &amp; &quot;&amp;[.D511]" office:value-type="string" office:string-value=" &amp; " calcext:value-type="string">
            <text:p><text:s/>&amp; </text:p>
          </table:table-cell>
          <table:table-cell table:style-name="ce20" table:formula="of:=[.G511]&amp;&quot; &amp; &quot;&amp;[.H51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11]);IF([.E51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12]&amp;&quot; &amp; &quot;&amp;[.D512]" office:value-type="string" office:string-value=" &amp; " calcext:value-type="string">
            <text:p><text:s/>&amp; </text:p>
          </table:table-cell>
          <table:table-cell table:style-name="ce20" table:formula="of:=[.G512]&amp;&quot; &amp; &quot;&amp;[.H51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12]);IF([.E51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13]&amp;&quot; &amp; &quot;&amp;[.D513]" office:value-type="string" office:string-value=" &amp; " calcext:value-type="string">
            <text:p><text:s/>&amp; </text:p>
          </table:table-cell>
          <table:table-cell table:style-name="ce20" table:formula="of:=[.G513]&amp;&quot; &amp; &quot;&amp;[.H51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13]);IF([.E51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14]&amp;&quot; &amp; &quot;&amp;[.D514]" office:value-type="string" office:string-value=" &amp; " calcext:value-type="string">
            <text:p><text:s/>&amp; </text:p>
          </table:table-cell>
          <table:table-cell table:style-name="ce20" table:formula="of:=[.G514]&amp;&quot; &amp; &quot;&amp;[.H51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14]);IF([.E51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15]&amp;&quot; &amp; &quot;&amp;[.D515]" office:value-type="string" office:string-value=" &amp; " calcext:value-type="string">
            <text:p><text:s/>&amp; </text:p>
          </table:table-cell>
          <table:table-cell table:style-name="ce20" table:formula="of:=[.G515]&amp;&quot; &amp; &quot;&amp;[.H51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15]);IF([.E51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16]&amp;&quot; &amp; &quot;&amp;[.D516]" office:value-type="string" office:string-value=" &amp; " calcext:value-type="string">
            <text:p><text:s/>&amp; </text:p>
          </table:table-cell>
          <table:table-cell table:style-name="ce20" table:formula="of:=[.G516]&amp;&quot; &amp; &quot;&amp;[.H51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16]);IF([.E51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17]&amp;&quot; &amp; &quot;&amp;[.D517]" office:value-type="string" office:string-value=" &amp; " calcext:value-type="string">
            <text:p><text:s/>&amp; </text:p>
          </table:table-cell>
          <table:table-cell table:style-name="ce20" table:formula="of:=[.G517]&amp;&quot; &amp; &quot;&amp;[.H51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17]);IF([.E51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18]&amp;&quot; &amp; &quot;&amp;[.D518]" office:value-type="string" office:string-value=" &amp; " calcext:value-type="string">
            <text:p><text:s/>&amp; </text:p>
          </table:table-cell>
          <table:table-cell table:style-name="ce20" table:formula="of:=[.G518]&amp;&quot; &amp; &quot;&amp;[.H51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18]);IF([.E51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19]&amp;&quot; &amp; &quot;&amp;[.D519]" office:value-type="string" office:string-value=" &amp; " calcext:value-type="string">
            <text:p><text:s/>&amp; </text:p>
          </table:table-cell>
          <table:table-cell table:style-name="ce20" table:formula="of:=[.G519]&amp;&quot; &amp; &quot;&amp;[.H51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19]);IF([.E51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20]&amp;&quot; &amp; &quot;&amp;[.D520]" office:value-type="string" office:string-value=" &amp; " calcext:value-type="string">
            <text:p><text:s/>&amp; </text:p>
          </table:table-cell>
          <table:table-cell table:style-name="ce20" table:formula="of:=[.G520]&amp;&quot; &amp; &quot;&amp;[.H52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20]);IF([.E52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21]&amp;&quot; &amp; &quot;&amp;[.D521]" office:value-type="string" office:string-value=" &amp; " calcext:value-type="string">
            <text:p><text:s/>&amp; </text:p>
          </table:table-cell>
          <table:table-cell table:style-name="ce20" table:formula="of:=[.G521]&amp;&quot; &amp; &quot;&amp;[.H52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21]);IF([.E52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22]&amp;&quot; &amp; &quot;&amp;[.D522]" office:value-type="string" office:string-value=" &amp; " calcext:value-type="string">
            <text:p><text:s/>&amp; </text:p>
          </table:table-cell>
          <table:table-cell table:style-name="ce20" table:formula="of:=[.G522]&amp;&quot; &amp; &quot;&amp;[.H52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22]);IF([.E52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23]&amp;&quot; &amp; &quot;&amp;[.D523]" office:value-type="string" office:string-value=" &amp; " calcext:value-type="string">
            <text:p><text:s/>&amp; </text:p>
          </table:table-cell>
          <table:table-cell table:style-name="ce20" table:formula="of:=[.G523]&amp;&quot; &amp; &quot;&amp;[.H52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23]);IF([.E52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24]&amp;&quot; &amp; &quot;&amp;[.D524]" office:value-type="string" office:string-value=" &amp; " calcext:value-type="string">
            <text:p><text:s/>&amp; </text:p>
          </table:table-cell>
          <table:table-cell table:style-name="ce20" table:formula="of:=[.G524]&amp;&quot; &amp; &quot;&amp;[.H52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24]);IF([.E52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25]&amp;&quot; &amp; &quot;&amp;[.D525]" office:value-type="string" office:string-value=" &amp; " calcext:value-type="string">
            <text:p><text:s/>&amp; </text:p>
          </table:table-cell>
          <table:table-cell table:style-name="ce20" table:formula="of:=[.G525]&amp;&quot; &amp; &quot;&amp;[.H52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25]);IF([.E52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26]&amp;&quot; &amp; &quot;&amp;[.D526]" office:value-type="string" office:string-value=" &amp; " calcext:value-type="string">
            <text:p><text:s/>&amp; </text:p>
          </table:table-cell>
          <table:table-cell table:style-name="ce20" table:formula="of:=[.G526]&amp;&quot; &amp; &quot;&amp;[.H52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26]);IF([.E52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27]&amp;&quot; &amp; &quot;&amp;[.D527]" office:value-type="string" office:string-value=" &amp; " calcext:value-type="string">
            <text:p><text:s/>&amp; </text:p>
          </table:table-cell>
          <table:table-cell table:style-name="ce20" table:formula="of:=[.G527]&amp;&quot; &amp; &quot;&amp;[.H52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27]);IF([.E52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28]&amp;&quot; &amp; &quot;&amp;[.D528]" office:value-type="string" office:string-value=" &amp; " calcext:value-type="string">
            <text:p><text:s/>&amp; </text:p>
          </table:table-cell>
          <table:table-cell table:style-name="ce20" table:formula="of:=[.G528]&amp;&quot; &amp; &quot;&amp;[.H52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28]);IF([.E52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29]&amp;&quot; &amp; &quot;&amp;[.D529]" office:value-type="string" office:string-value=" &amp; " calcext:value-type="string">
            <text:p><text:s/>&amp; </text:p>
          </table:table-cell>
          <table:table-cell table:style-name="ce20" table:formula="of:=[.G529]&amp;&quot; &amp; &quot;&amp;[.H52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29]);IF([.E52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30]&amp;&quot; &amp; &quot;&amp;[.D530]" office:value-type="string" office:string-value=" &amp; " calcext:value-type="string">
            <text:p><text:s/>&amp; </text:p>
          </table:table-cell>
          <table:table-cell table:style-name="ce20" table:formula="of:=[.G530]&amp;&quot; &amp; &quot;&amp;[.H53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30]);IF([.E53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31]&amp;&quot; &amp; &quot;&amp;[.D531]" office:value-type="string" office:string-value=" &amp; " calcext:value-type="string">
            <text:p><text:s/>&amp; </text:p>
          </table:table-cell>
          <table:table-cell table:style-name="ce20" table:formula="of:=[.G531]&amp;&quot; &amp; &quot;&amp;[.H53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31]);IF([.E53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32]&amp;&quot; &amp; &quot;&amp;[.D532]" office:value-type="string" office:string-value=" &amp; " calcext:value-type="string">
            <text:p><text:s/>&amp; </text:p>
          </table:table-cell>
          <table:table-cell table:style-name="ce20" table:formula="of:=[.G532]&amp;&quot; &amp; &quot;&amp;[.H53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32]);IF([.E53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33]&amp;&quot; &amp; &quot;&amp;[.D533]" office:value-type="string" office:string-value=" &amp; " calcext:value-type="string">
            <text:p><text:s/>&amp; </text:p>
          </table:table-cell>
          <table:table-cell table:style-name="ce20" table:formula="of:=[.G533]&amp;&quot; &amp; &quot;&amp;[.H53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33]);IF([.E53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34]&amp;&quot; &amp; &quot;&amp;[.D534]" office:value-type="string" office:string-value=" &amp; " calcext:value-type="string">
            <text:p><text:s/>&amp; </text:p>
          </table:table-cell>
          <table:table-cell table:style-name="ce20" table:formula="of:=[.G534]&amp;&quot; &amp; &quot;&amp;[.H53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34]);IF([.E53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35]&amp;&quot; &amp; &quot;&amp;[.D535]" office:value-type="string" office:string-value=" &amp; " calcext:value-type="string">
            <text:p><text:s/>&amp; </text:p>
          </table:table-cell>
          <table:table-cell table:style-name="ce20" table:formula="of:=[.G535]&amp;&quot; &amp; &quot;&amp;[.H53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35]);IF([.E53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36]&amp;&quot; &amp; &quot;&amp;[.D536]" office:value-type="string" office:string-value=" &amp; " calcext:value-type="string">
            <text:p><text:s/>&amp; </text:p>
          </table:table-cell>
          <table:table-cell table:style-name="ce20" table:formula="of:=[.G536]&amp;&quot; &amp; &quot;&amp;[.H53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36]);IF([.E53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37]&amp;&quot; &amp; &quot;&amp;[.D537]" office:value-type="string" office:string-value=" &amp; " calcext:value-type="string">
            <text:p><text:s/>&amp; </text:p>
          </table:table-cell>
          <table:table-cell table:style-name="ce20" table:formula="of:=[.G537]&amp;&quot; &amp; &quot;&amp;[.H53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37]);IF([.E53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38]&amp;&quot; &amp; &quot;&amp;[.D538]" office:value-type="string" office:string-value=" &amp; " calcext:value-type="string">
            <text:p><text:s/>&amp; </text:p>
          </table:table-cell>
          <table:table-cell table:style-name="ce20" table:formula="of:=[.G538]&amp;&quot; &amp; &quot;&amp;[.H53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38]);IF([.E53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39]&amp;&quot; &amp; &quot;&amp;[.D539]" office:value-type="string" office:string-value=" &amp; " calcext:value-type="string">
            <text:p><text:s/>&amp; </text:p>
          </table:table-cell>
          <table:table-cell table:style-name="ce20" table:formula="of:=[.G539]&amp;&quot; &amp; &quot;&amp;[.H53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39]);IF([.E53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40]&amp;&quot; &amp; &quot;&amp;[.D540]" office:value-type="string" office:string-value=" &amp; " calcext:value-type="string">
            <text:p><text:s/>&amp; </text:p>
          </table:table-cell>
          <table:table-cell table:style-name="ce20" table:formula="of:=[.G540]&amp;&quot; &amp; &quot;&amp;[.H54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40]);IF([.E54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41]&amp;&quot; &amp; &quot;&amp;[.D541]" office:value-type="string" office:string-value=" &amp; " calcext:value-type="string">
            <text:p><text:s/>&amp; </text:p>
          </table:table-cell>
          <table:table-cell table:style-name="ce20" table:formula="of:=[.G541]&amp;&quot; &amp; &quot;&amp;[.H54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41]);IF([.E54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42]&amp;&quot; &amp; &quot;&amp;[.D542]" office:value-type="string" office:string-value=" &amp; " calcext:value-type="string">
            <text:p><text:s/>&amp; </text:p>
          </table:table-cell>
          <table:table-cell table:style-name="ce20" table:formula="of:=[.G542]&amp;&quot; &amp; &quot;&amp;[.H54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42]);IF([.E54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43]&amp;&quot; &amp; &quot;&amp;[.D543]" office:value-type="string" office:string-value=" &amp; " calcext:value-type="string">
            <text:p><text:s/>&amp; </text:p>
          </table:table-cell>
          <table:table-cell table:style-name="ce20" table:formula="of:=[.G543]&amp;&quot; &amp; &quot;&amp;[.H54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43]);IF([.E54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44]&amp;&quot; &amp; &quot;&amp;[.D544]" office:value-type="string" office:string-value=" &amp; " calcext:value-type="string">
            <text:p><text:s/>&amp; </text:p>
          </table:table-cell>
          <table:table-cell table:style-name="ce20" table:formula="of:=[.G544]&amp;&quot; &amp; &quot;&amp;[.H54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44]);IF([.E54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45]&amp;&quot; &amp; &quot;&amp;[.D545]" office:value-type="string" office:string-value=" &amp; " calcext:value-type="string">
            <text:p><text:s/>&amp; </text:p>
          </table:table-cell>
          <table:table-cell table:style-name="ce20" table:formula="of:=[.G545]&amp;&quot; &amp; &quot;&amp;[.H54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45]);IF([.E54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46]&amp;&quot; &amp; &quot;&amp;[.D546]" office:value-type="string" office:string-value=" &amp; " calcext:value-type="string">
            <text:p><text:s/>&amp; </text:p>
          </table:table-cell>
          <table:table-cell table:style-name="ce20" table:formula="of:=[.G546]&amp;&quot; &amp; &quot;&amp;[.H54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46]);IF([.E54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47]&amp;&quot; &amp; &quot;&amp;[.D547]" office:value-type="string" office:string-value=" &amp; " calcext:value-type="string">
            <text:p><text:s/>&amp; </text:p>
          </table:table-cell>
          <table:table-cell table:style-name="ce20" table:formula="of:=[.G547]&amp;&quot; &amp; &quot;&amp;[.H54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47]);IF([.E54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48]&amp;&quot; &amp; &quot;&amp;[.D548]" office:value-type="string" office:string-value=" &amp; " calcext:value-type="string">
            <text:p><text:s/>&amp; </text:p>
          </table:table-cell>
          <table:table-cell table:style-name="ce20" table:formula="of:=[.G548]&amp;&quot; &amp; &quot;&amp;[.H54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48]);IF([.E54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49]&amp;&quot; &amp; &quot;&amp;[.D549]" office:value-type="string" office:string-value=" &amp; " calcext:value-type="string">
            <text:p><text:s/>&amp; </text:p>
          </table:table-cell>
          <table:table-cell table:style-name="ce20" table:formula="of:=[.G549]&amp;&quot; &amp; &quot;&amp;[.H54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49]);IF([.E54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50]&amp;&quot; &amp; &quot;&amp;[.D550]" office:value-type="string" office:string-value=" &amp; " calcext:value-type="string">
            <text:p><text:s/>&amp; </text:p>
          </table:table-cell>
          <table:table-cell table:style-name="ce20" table:formula="of:=[.G550]&amp;&quot; &amp; &quot;&amp;[.H55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50]);IF([.E55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51]&amp;&quot; &amp; &quot;&amp;[.D551]" office:value-type="string" office:string-value=" &amp; " calcext:value-type="string">
            <text:p><text:s/>&amp; </text:p>
          </table:table-cell>
          <table:table-cell table:style-name="ce20" table:formula="of:=[.G551]&amp;&quot; &amp; &quot;&amp;[.H55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51]);IF([.E55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52]&amp;&quot; &amp; &quot;&amp;[.D552]" office:value-type="string" office:string-value=" &amp; " calcext:value-type="string">
            <text:p><text:s/>&amp; </text:p>
          </table:table-cell>
          <table:table-cell table:style-name="ce20" table:formula="of:=[.G552]&amp;&quot; &amp; &quot;&amp;[.H55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52]);IF([.E55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53]&amp;&quot; &amp; &quot;&amp;[.D553]" office:value-type="string" office:string-value=" &amp; " calcext:value-type="string">
            <text:p><text:s/>&amp; </text:p>
          </table:table-cell>
          <table:table-cell table:style-name="ce20" table:formula="of:=[.G553]&amp;&quot; &amp; &quot;&amp;[.H55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53]);IF([.E55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54]&amp;&quot; &amp; &quot;&amp;[.D554]" office:value-type="string" office:string-value=" &amp; " calcext:value-type="string">
            <text:p><text:s/>&amp; </text:p>
          </table:table-cell>
          <table:table-cell table:style-name="ce20" table:formula="of:=[.G554]&amp;&quot; &amp; &quot;&amp;[.H55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54]);IF([.E55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55]&amp;&quot; &amp; &quot;&amp;[.D555]" office:value-type="string" office:string-value=" &amp; " calcext:value-type="string">
            <text:p><text:s/>&amp; </text:p>
          </table:table-cell>
          <table:table-cell table:style-name="ce20" table:formula="of:=[.G555]&amp;&quot; &amp; &quot;&amp;[.H55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55]);IF([.E55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56]&amp;&quot; &amp; &quot;&amp;[.D556]" office:value-type="string" office:string-value=" &amp; " calcext:value-type="string">
            <text:p><text:s/>&amp; </text:p>
          </table:table-cell>
          <table:table-cell table:style-name="ce20" table:formula="of:=[.G556]&amp;&quot; &amp; &quot;&amp;[.H55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56]);IF([.E55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57]&amp;&quot; &amp; &quot;&amp;[.D557]" office:value-type="string" office:string-value=" &amp; " calcext:value-type="string">
            <text:p><text:s/>&amp; </text:p>
          </table:table-cell>
          <table:table-cell table:style-name="ce20" table:formula="of:=[.G557]&amp;&quot; &amp; &quot;&amp;[.H55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57]);IF([.E55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58]&amp;&quot; &amp; &quot;&amp;[.D558]" office:value-type="string" office:string-value=" &amp; " calcext:value-type="string">
            <text:p><text:s/>&amp; </text:p>
          </table:table-cell>
          <table:table-cell table:style-name="ce20" table:formula="of:=[.G558]&amp;&quot; &amp; &quot;&amp;[.H55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58]);IF([.E55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59]&amp;&quot; &amp; &quot;&amp;[.D559]" office:value-type="string" office:string-value=" &amp; " calcext:value-type="string">
            <text:p><text:s/>&amp; </text:p>
          </table:table-cell>
          <table:table-cell table:style-name="ce20" table:formula="of:=[.G559]&amp;&quot; &amp; &quot;&amp;[.H55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59]);IF([.E55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60]&amp;&quot; &amp; &quot;&amp;[.D560]" office:value-type="string" office:string-value=" &amp; " calcext:value-type="string">
            <text:p><text:s/>&amp; </text:p>
          </table:table-cell>
          <table:table-cell table:style-name="ce20" table:formula="of:=[.G560]&amp;&quot; &amp; &quot;&amp;[.H56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60]);IF([.E56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61]&amp;&quot; &amp; &quot;&amp;[.D561]" office:value-type="string" office:string-value=" &amp; " calcext:value-type="string">
            <text:p><text:s/>&amp; </text:p>
          </table:table-cell>
          <table:table-cell table:style-name="ce20" table:formula="of:=[.G561]&amp;&quot; &amp; &quot;&amp;[.H56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61]);IF([.E56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62]&amp;&quot; &amp; &quot;&amp;[.D562]" office:value-type="string" office:string-value=" &amp; " calcext:value-type="string">
            <text:p><text:s/>&amp; </text:p>
          </table:table-cell>
          <table:table-cell table:style-name="ce20" table:formula="of:=[.G562]&amp;&quot; &amp; &quot;&amp;[.H56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62]);IF([.E56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63]&amp;&quot; &amp; &quot;&amp;[.D563]" office:value-type="string" office:string-value=" &amp; " calcext:value-type="string">
            <text:p><text:s/>&amp; </text:p>
          </table:table-cell>
          <table:table-cell table:style-name="ce20" table:formula="of:=[.G563]&amp;&quot; &amp; &quot;&amp;[.H56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63]);IF([.E56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64]&amp;&quot; &amp; &quot;&amp;[.D564]" office:value-type="string" office:string-value=" &amp; " calcext:value-type="string">
            <text:p><text:s/>&amp; </text:p>
          </table:table-cell>
          <table:table-cell table:style-name="ce20" table:formula="of:=[.G564]&amp;&quot; &amp; &quot;&amp;[.H56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64]);IF([.E56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65]&amp;&quot; &amp; &quot;&amp;[.D565]" office:value-type="string" office:string-value=" &amp; " calcext:value-type="string">
            <text:p><text:s/>&amp; </text:p>
          </table:table-cell>
          <table:table-cell table:style-name="ce20" table:formula="of:=[.G565]&amp;&quot; &amp; &quot;&amp;[.H56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65]);IF([.E56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66]&amp;&quot; &amp; &quot;&amp;[.D566]" office:value-type="string" office:string-value=" &amp; " calcext:value-type="string">
            <text:p><text:s/>&amp; </text:p>
          </table:table-cell>
          <table:table-cell table:style-name="ce20" table:formula="of:=[.G566]&amp;&quot; &amp; &quot;&amp;[.H56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66]);IF([.E56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67]&amp;&quot; &amp; &quot;&amp;[.D567]" office:value-type="string" office:string-value=" &amp; " calcext:value-type="string">
            <text:p><text:s/>&amp; </text:p>
          </table:table-cell>
          <table:table-cell table:style-name="ce20" table:formula="of:=[.G567]&amp;&quot; &amp; &quot;&amp;[.H56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67]);IF([.E56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68]&amp;&quot; &amp; &quot;&amp;[.D568]" office:value-type="string" office:string-value=" &amp; " calcext:value-type="string">
            <text:p><text:s/>&amp; </text:p>
          </table:table-cell>
          <table:table-cell table:style-name="ce20" table:formula="of:=[.G568]&amp;&quot; &amp; &quot;&amp;[.H56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68]);IF([.E56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69]&amp;&quot; &amp; &quot;&amp;[.D569]" office:value-type="string" office:string-value=" &amp; " calcext:value-type="string">
            <text:p><text:s/>&amp; </text:p>
          </table:table-cell>
          <table:table-cell table:style-name="ce20" table:formula="of:=[.G569]&amp;&quot; &amp; &quot;&amp;[.H56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69]);IF([.E56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70]&amp;&quot; &amp; &quot;&amp;[.D570]" office:value-type="string" office:string-value=" &amp; " calcext:value-type="string">
            <text:p><text:s/>&amp; </text:p>
          </table:table-cell>
          <table:table-cell table:style-name="ce20" table:formula="of:=[.G570]&amp;&quot; &amp; &quot;&amp;[.H57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70]);IF([.E57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71]&amp;&quot; &amp; &quot;&amp;[.D571]" office:value-type="string" office:string-value=" &amp; " calcext:value-type="string">
            <text:p><text:s/>&amp; </text:p>
          </table:table-cell>
          <table:table-cell table:style-name="ce20" table:formula="of:=[.G571]&amp;&quot; &amp; &quot;&amp;[.H57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71]);IF([.E57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72]&amp;&quot; &amp; &quot;&amp;[.D572]" office:value-type="string" office:string-value=" &amp; " calcext:value-type="string">
            <text:p><text:s/>&amp; </text:p>
          </table:table-cell>
          <table:table-cell table:style-name="ce20" table:formula="of:=[.G572]&amp;&quot; &amp; &quot;&amp;[.H57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72]);IF([.E57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73]&amp;&quot; &amp; &quot;&amp;[.D573]" office:value-type="string" office:string-value=" &amp; " calcext:value-type="string">
            <text:p><text:s/>&amp; </text:p>
          </table:table-cell>
          <table:table-cell table:style-name="ce20" table:formula="of:=[.G573]&amp;&quot; &amp; &quot;&amp;[.H57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73]);IF([.E57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74]&amp;&quot; &amp; &quot;&amp;[.D574]" office:value-type="string" office:string-value=" &amp; " calcext:value-type="string">
            <text:p><text:s/>&amp; </text:p>
          </table:table-cell>
          <table:table-cell table:style-name="ce20" table:formula="of:=[.G574]&amp;&quot; &amp; &quot;&amp;[.H57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74]);IF([.E57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75]&amp;&quot; &amp; &quot;&amp;[.D575]" office:value-type="string" office:string-value=" &amp; " calcext:value-type="string">
            <text:p><text:s/>&amp; </text:p>
          </table:table-cell>
          <table:table-cell table:style-name="ce20" table:formula="of:=[.G575]&amp;&quot; &amp; &quot;&amp;[.H57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75]);IF([.E57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76]&amp;&quot; &amp; &quot;&amp;[.D576]" office:value-type="string" office:string-value=" &amp; " calcext:value-type="string">
            <text:p><text:s/>&amp; </text:p>
          </table:table-cell>
          <table:table-cell table:style-name="ce20" table:formula="of:=[.G576]&amp;&quot; &amp; &quot;&amp;[.H57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76]);IF([.E57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77]&amp;&quot; &amp; &quot;&amp;[.D577]" office:value-type="string" office:string-value=" &amp; " calcext:value-type="string">
            <text:p><text:s/>&amp; </text:p>
          </table:table-cell>
          <table:table-cell table:style-name="ce20" table:formula="of:=[.G577]&amp;&quot; &amp; &quot;&amp;[.H57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77]);IF([.E57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78]&amp;&quot; &amp; &quot;&amp;[.D578]" office:value-type="string" office:string-value=" &amp; " calcext:value-type="string">
            <text:p><text:s/>&amp; </text:p>
          </table:table-cell>
          <table:table-cell table:style-name="ce20" table:formula="of:=[.G578]&amp;&quot; &amp; &quot;&amp;[.H57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78]);IF([.E57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79]&amp;&quot; &amp; &quot;&amp;[.D579]" office:value-type="string" office:string-value=" &amp; " calcext:value-type="string">
            <text:p><text:s/>&amp; </text:p>
          </table:table-cell>
          <table:table-cell table:style-name="ce20" table:formula="of:=[.G579]&amp;&quot; &amp; &quot;&amp;[.H57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79]);IF([.E57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80]&amp;&quot; &amp; &quot;&amp;[.D580]" office:value-type="string" office:string-value=" &amp; " calcext:value-type="string">
            <text:p><text:s/>&amp; </text:p>
          </table:table-cell>
          <table:table-cell table:style-name="ce20" table:formula="of:=[.G580]&amp;&quot; &amp; &quot;&amp;[.H58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80]);IF([.E58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81]&amp;&quot; &amp; &quot;&amp;[.D581]" office:value-type="string" office:string-value=" &amp; " calcext:value-type="string">
            <text:p><text:s/>&amp; </text:p>
          </table:table-cell>
          <table:table-cell table:style-name="ce20" table:formula="of:=[.G581]&amp;&quot; &amp; &quot;&amp;[.H58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81]);IF([.E58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82]&amp;&quot; &amp; &quot;&amp;[.D582]" office:value-type="string" office:string-value=" &amp; " calcext:value-type="string">
            <text:p><text:s/>&amp; </text:p>
          </table:table-cell>
          <table:table-cell table:style-name="ce20" table:formula="of:=[.G582]&amp;&quot; &amp; &quot;&amp;[.H58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82]);IF([.E58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83]&amp;&quot; &amp; &quot;&amp;[.D583]" office:value-type="string" office:string-value=" &amp; " calcext:value-type="string">
            <text:p><text:s/>&amp; </text:p>
          </table:table-cell>
          <table:table-cell table:style-name="ce20" table:formula="of:=[.G583]&amp;&quot; &amp; &quot;&amp;[.H58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83]);IF([.E58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84]&amp;&quot; &amp; &quot;&amp;[.D584]" office:value-type="string" office:string-value=" &amp; " calcext:value-type="string">
            <text:p><text:s/>&amp; </text:p>
          </table:table-cell>
          <table:table-cell table:style-name="ce20" table:formula="of:=[.G584]&amp;&quot; &amp; &quot;&amp;[.H58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84]);IF([.E58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85]&amp;&quot; &amp; &quot;&amp;[.D585]" office:value-type="string" office:string-value=" &amp; " calcext:value-type="string">
            <text:p><text:s/>&amp; </text:p>
          </table:table-cell>
          <table:table-cell table:style-name="ce20" table:formula="of:=[.G585]&amp;&quot; &amp; &quot;&amp;[.H58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85]);IF([.E58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86]&amp;&quot; &amp; &quot;&amp;[.D586]" office:value-type="string" office:string-value=" &amp; " calcext:value-type="string">
            <text:p><text:s/>&amp; </text:p>
          </table:table-cell>
          <table:table-cell table:style-name="ce20" table:formula="of:=[.G586]&amp;&quot; &amp; &quot;&amp;[.H58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86]);IF([.E58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87]&amp;&quot; &amp; &quot;&amp;[.D587]" office:value-type="string" office:string-value=" &amp; " calcext:value-type="string">
            <text:p><text:s/>&amp; </text:p>
          </table:table-cell>
          <table:table-cell table:style-name="ce20" table:formula="of:=[.G587]&amp;&quot; &amp; &quot;&amp;[.H58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87]);IF([.E58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88]&amp;&quot; &amp; &quot;&amp;[.D588]" office:value-type="string" office:string-value=" &amp; " calcext:value-type="string">
            <text:p><text:s/>&amp; </text:p>
          </table:table-cell>
          <table:table-cell table:style-name="ce20" table:formula="of:=[.G588]&amp;&quot; &amp; &quot;&amp;[.H58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88]);IF([.E58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89]&amp;&quot; &amp; &quot;&amp;[.D589]" office:value-type="string" office:string-value=" &amp; " calcext:value-type="string">
            <text:p><text:s/>&amp; </text:p>
          </table:table-cell>
          <table:table-cell table:style-name="ce20" table:formula="of:=[.G589]&amp;&quot; &amp; &quot;&amp;[.H58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89]);IF([.E58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90]&amp;&quot; &amp; &quot;&amp;[.D590]" office:value-type="string" office:string-value=" &amp; " calcext:value-type="string">
            <text:p><text:s/>&amp; </text:p>
          </table:table-cell>
          <table:table-cell table:style-name="ce20" table:formula="of:=[.G590]&amp;&quot; &amp; &quot;&amp;[.H59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90]);IF([.E59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91]&amp;&quot; &amp; &quot;&amp;[.D591]" office:value-type="string" office:string-value=" &amp; " calcext:value-type="string">
            <text:p><text:s/>&amp; </text:p>
          </table:table-cell>
          <table:table-cell table:style-name="ce20" table:formula="of:=[.G591]&amp;&quot; &amp; &quot;&amp;[.H59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91]);IF([.E59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92]&amp;&quot; &amp; &quot;&amp;[.D592]" office:value-type="string" office:string-value=" &amp; " calcext:value-type="string">
            <text:p><text:s/>&amp; </text:p>
          </table:table-cell>
          <table:table-cell table:style-name="ce20" table:formula="of:=[.G592]&amp;&quot; &amp; &quot;&amp;[.H59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92]);IF([.E59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93]&amp;&quot; &amp; &quot;&amp;[.D593]" office:value-type="string" office:string-value=" &amp; " calcext:value-type="string">
            <text:p><text:s/>&amp; </text:p>
          </table:table-cell>
          <table:table-cell table:style-name="ce20" table:formula="of:=[.G593]&amp;&quot; &amp; &quot;&amp;[.H59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93]);IF([.E59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94]&amp;&quot; &amp; &quot;&amp;[.D594]" office:value-type="string" office:string-value=" &amp; " calcext:value-type="string">
            <text:p><text:s/>&amp; </text:p>
          </table:table-cell>
          <table:table-cell table:style-name="ce20" table:formula="of:=[.G594]&amp;&quot; &amp; &quot;&amp;[.H59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94]);IF([.E59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95]&amp;&quot; &amp; &quot;&amp;[.D595]" office:value-type="string" office:string-value=" &amp; " calcext:value-type="string">
            <text:p><text:s/>&amp; </text:p>
          </table:table-cell>
          <table:table-cell table:style-name="ce20" table:formula="of:=[.G595]&amp;&quot; &amp; &quot;&amp;[.H59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95]);IF([.E59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96]&amp;&quot; &amp; &quot;&amp;[.D596]" office:value-type="string" office:string-value=" &amp; " calcext:value-type="string">
            <text:p><text:s/>&amp; </text:p>
          </table:table-cell>
          <table:table-cell table:style-name="ce20" table:formula="of:=[.G596]&amp;&quot; &amp; &quot;&amp;[.H59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96]);IF([.E59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97]&amp;&quot; &amp; &quot;&amp;[.D597]" office:value-type="string" office:string-value=" &amp; " calcext:value-type="string">
            <text:p><text:s/>&amp; </text:p>
          </table:table-cell>
          <table:table-cell table:style-name="ce20" table:formula="of:=[.G597]&amp;&quot; &amp; &quot;&amp;[.H59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97]);IF([.E59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98]&amp;&quot; &amp; &quot;&amp;[.D598]" office:value-type="string" office:string-value=" &amp; " calcext:value-type="string">
            <text:p><text:s/>&amp; </text:p>
          </table:table-cell>
          <table:table-cell table:style-name="ce20" table:formula="of:=[.G598]&amp;&quot; &amp; &quot;&amp;[.H59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98]);IF([.E59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599]&amp;&quot; &amp; &quot;&amp;[.D599]" office:value-type="string" office:string-value=" &amp; " calcext:value-type="string">
            <text:p><text:s/>&amp; </text:p>
          </table:table-cell>
          <table:table-cell table:style-name="ce20" table:formula="of:=[.G599]&amp;&quot; &amp; &quot;&amp;[.H59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599]);IF([.E59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600]&amp;&quot; &amp; &quot;&amp;[.D600]" office:value-type="string" office:string-value=" &amp; " calcext:value-type="string">
            <text:p><text:s/>&amp; </text:p>
          </table:table-cell>
          <table:table-cell table:style-name="ce20" table:formula="of:=[.G600]&amp;&quot; &amp; &quot;&amp;[.H60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600]);IF([.E60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601]&amp;&quot; &amp; &quot;&amp;[.D601]" office:value-type="string" office:string-value=" &amp; " calcext:value-type="string">
            <text:p><text:s/>&amp; </text:p>
          </table:table-cell>
          <table:table-cell table:style-name="ce20" table:formula="of:=[.G601]&amp;&quot; &amp; &quot;&amp;[.H60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601]);IF([.E60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602]&amp;&quot; &amp; &quot;&amp;[.D602]" office:value-type="string" office:string-value=" &amp; " calcext:value-type="string">
            <text:p><text:s/>&amp; </text:p>
          </table:table-cell>
          <table:table-cell table:style-name="ce20" table:formula="of:=[.G602]&amp;&quot; &amp; &quot;&amp;[.H60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602]);IF([.E60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603]&amp;&quot; &amp; &quot;&amp;[.D603]" office:value-type="string" office:string-value=" &amp; " calcext:value-type="string">
            <text:p><text:s/>&amp; </text:p>
          </table:table-cell>
          <table:table-cell table:style-name="ce20" table:formula="of:=[.G603]&amp;&quot; &amp; &quot;&amp;[.H60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603]);IF([.E60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604]&amp;&quot; &amp; &quot;&amp;[.D604]" office:value-type="string" office:string-value=" &amp; " calcext:value-type="string">
            <text:p><text:s/>&amp; </text:p>
          </table:table-cell>
          <table:table-cell table:style-name="ce20" table:formula="of:=[.G604]&amp;&quot; &amp; &quot;&amp;[.H60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604]);IF([.E60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605]&amp;&quot; &amp; &quot;&amp;[.D605]" office:value-type="string" office:string-value=" &amp; " calcext:value-type="string">
            <text:p><text:s/>&amp; </text:p>
          </table:table-cell>
          <table:table-cell table:style-name="ce20" table:formula="of:=[.G605]&amp;&quot; &amp; &quot;&amp;[.H60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605]);IF([.E60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606]&amp;&quot; &amp; &quot;&amp;[.D606]" office:value-type="string" office:string-value=" &amp; " calcext:value-type="string">
            <text:p><text:s/>&amp; </text:p>
          </table:table-cell>
          <table:table-cell table:style-name="ce20" table:formula="of:=[.G606]&amp;&quot; &amp; &quot;&amp;[.H60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606]);IF([.E60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607]&amp;&quot; &amp; &quot;&amp;[.D607]" office:value-type="string" office:string-value=" &amp; " calcext:value-type="string">
            <text:p><text:s/>&amp; </text:p>
          </table:table-cell>
          <table:table-cell table:style-name="ce20" table:formula="of:=[.G607]&amp;&quot; &amp; &quot;&amp;[.H60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607]);IF([.E60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608]&amp;&quot; &amp; &quot;&amp;[.D608]" office:value-type="string" office:string-value=" &amp; " calcext:value-type="string">
            <text:p><text:s/>&amp; </text:p>
          </table:table-cell>
          <table:table-cell table:style-name="ce20" table:formula="of:=[.G608]&amp;&quot; &amp; &quot;&amp;[.H60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608]);IF([.E60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609]&amp;&quot; &amp; &quot;&amp;[.D609]" office:value-type="string" office:string-value=" &amp; " calcext:value-type="string">
            <text:p><text:s/>&amp; </text:p>
          </table:table-cell>
          <table:table-cell table:style-name="ce20" table:formula="of:=[.G609]&amp;&quot; &amp; &quot;&amp;[.H60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609]);IF([.E60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610]&amp;&quot; &amp; &quot;&amp;[.D610]" office:value-type="string" office:string-value=" &amp; " calcext:value-type="string">
            <text:p><text:s/>&amp; </text:p>
          </table:table-cell>
          <table:table-cell table:style-name="ce20" table:formula="of:=[.G610]&amp;&quot; &amp; &quot;&amp;[.H61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610]);IF([.E61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611]&amp;&quot; &amp; &quot;&amp;[.D611]" office:value-type="string" office:string-value=" &amp; " calcext:value-type="string">
            <text:p><text:s/>&amp; </text:p>
          </table:table-cell>
          <table:table-cell table:style-name="ce20" table:formula="of:=[.G611]&amp;&quot; &amp; &quot;&amp;[.H61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611]);IF([.E61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612]&amp;&quot; &amp; &quot;&amp;[.D612]" office:value-type="string" office:string-value=" &amp; " calcext:value-type="string">
            <text:p><text:s/>&amp; </text:p>
          </table:table-cell>
          <table:table-cell table:style-name="ce20" table:formula="of:=[.G612]&amp;&quot; &amp; &quot;&amp;[.H61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612]);IF([.E61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613]&amp;&quot; &amp; &quot;&amp;[.D613]" office:value-type="string" office:string-value=" &amp; " calcext:value-type="string">
            <text:p><text:s/>&amp; </text:p>
          </table:table-cell>
          <table:table-cell table:style-name="ce20" table:formula="of:=[.G613]&amp;&quot; &amp; &quot;&amp;[.H613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613]);IF([.E613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614]&amp;&quot; &amp; &quot;&amp;[.D614]" office:value-type="string" office:string-value=" &amp; " calcext:value-type="string">
            <text:p><text:s/>&amp; </text:p>
          </table:table-cell>
          <table:table-cell table:style-name="ce20" table:formula="of:=[.G614]&amp;&quot; &amp; &quot;&amp;[.H614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614]);IF([.E614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615]&amp;&quot; &amp; &quot;&amp;[.D615]" office:value-type="string" office:string-value=" &amp; " calcext:value-type="string">
            <text:p><text:s/>&amp; </text:p>
          </table:table-cell>
          <table:table-cell table:style-name="ce20" table:formula="of:=[.G615]&amp;&quot; &amp; &quot;&amp;[.H615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615]);IF([.E615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616]&amp;&quot; &amp; &quot;&amp;[.D616]" office:value-type="string" office:string-value=" &amp; " calcext:value-type="string">
            <text:p><text:s/>&amp; </text:p>
          </table:table-cell>
          <table:table-cell table:style-name="ce20" table:formula="of:=[.G616]&amp;&quot; &amp; &quot;&amp;[.H616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616]);IF([.E616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617]&amp;&quot; &amp; &quot;&amp;[.D617]" office:value-type="string" office:string-value=" &amp; " calcext:value-type="string">
            <text:p><text:s/>&amp; </text:p>
          </table:table-cell>
          <table:table-cell table:style-name="ce20" table:formula="of:=[.G617]&amp;&quot; &amp; &quot;&amp;[.H617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617]);IF([.E617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618]&amp;&quot; &amp; &quot;&amp;[.D618]" office:value-type="string" office:string-value=" &amp; " calcext:value-type="string">
            <text:p><text:s/>&amp; </text:p>
          </table:table-cell>
          <table:table-cell table:style-name="ce20" table:formula="of:=[.G618]&amp;&quot; &amp; &quot;&amp;[.H618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618]);IF([.E618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619]&amp;&quot; &amp; &quot;&amp;[.D619]" office:value-type="string" office:string-value=" &amp; " calcext:value-type="string">
            <text:p><text:s/>&amp; </text:p>
          </table:table-cell>
          <table:table-cell table:style-name="ce20" table:formula="of:=[.G619]&amp;&quot; &amp; &quot;&amp;[.H619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619]);IF([.E619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620]&amp;&quot; &amp; &quot;&amp;[.D620]" office:value-type="string" office:string-value=" &amp; " calcext:value-type="string">
            <text:p><text:s/>&amp; </text:p>
          </table:table-cell>
          <table:table-cell table:style-name="ce20" table:formula="of:=[.G620]&amp;&quot; &amp; &quot;&amp;[.H620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620]);IF([.E620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621]&amp;&quot; &amp; &quot;&amp;[.D621]" office:value-type="string" office:string-value=" &amp; " calcext:value-type="string">
            <text:p><text:s/>&amp; </text:p>
          </table:table-cell>
          <table:table-cell table:style-name="ce20" table:formula="of:=[.G621]&amp;&quot; &amp; &quot;&amp;[.H621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621]);IF([.E621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7" table:formula="of:=[.C622]&amp;&quot; &amp; &quot;&amp;[.D622]" office:value-type="string" office:string-value=" &amp; " calcext:value-type="string">
            <text:p><text:s/>&amp; </text:p>
          </table:table-cell>
          <table:table-cell table:style-name="ce20" table:formula="of:=[.G622]&amp;&quot; &amp; &quot;&amp;[.H622]" office:value-type="string" office:string-value=" &amp; " calcext:value-type="string">
            <text:p><text:s/>&amp; </text:p>
          </table:table-cell>
          <table:table-cell table:number-columns-repeated="7"/>
          <table:table-cell table:style-name="ce31" table:formula="of:=IF(ISNUMBER([.E622]);IF([.E622]&lt;6;0.5;1);0)" office:value-type="float" office:value="0" calcext:value-type="float">
            <text:p>0</text:p>
          </table:table-cell>
          <table:table-cell table:number-columns-repeated="1014"/>
        </table:table-row>
        <table:table-row table:style-name="ro2" table:number-rows-repeated="378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" table:style-name="ta3">
        <table:table-column table:style-name="co1" table:number-columns-repeated="8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Feb + March 2024</text:p>
          </table:table-cell>
          <table:table-cell table:style-name="ce5"/>
          <table:table-cell table:number-columns-repeated="6"/>
          <table:table-cell table:style-name="ce41"/>
          <table:table-cell table:number-columns-repeated="1015"/>
        </table:table-row>
        <table:table-row table:style-name="ro1">
          <table:table-cell/>
          <table:table-cell table:style-name="ce5"/>
          <table:table-cell table:number-columns-repeated="6"/>
          <table:table-cell table:style-name="ce41"/>
          <table:table-cell table:number-columns-repeated="1015"/>
        </table:table-row>
        <table:table-row table:style-name="ro1">
          <table:table-cell table:style-name="ce2" office:value-type="string" calcext:value-type="string">
            <text:p>Pussy</text:p>
          </table:table-cell>
          <table:table-cell table:style-name="ce37" office:value-type="string" calcext:value-type="string">
            <text:p>Win %</text:p>
          </table:table-cell>
          <table:table-cell table:style-name="ce2" office:value-type="string" calcext:value-type="string">
            <text:p>Sets Won</text:p>
          </table:table-cell>
          <table:table-cell table:style-name="ce2" office:value-type="string" calcext:value-type="string">
            <text:p>Sets Lost</text:p>
          </table:table-cell>
          <table:table-cell table:style-name="ce2" office:value-type="string" calcext:value-type="string">
            <text:p>Sets Played</text:p>
          </table:table-cell>
          <table:table-cell table:style-name="ce2" office:value-type="string" calcext:value-type="string">
            <text:p>Games Won</text:p>
          </table:table-cell>
          <table:table-cell table:style-name="ce2" office:value-type="string" calcext:value-type="string">
            <text:p>Games Lost</text:p>
          </table:table-cell>
          <table:table-cell table:style-name="ce2" office:value-type="string" calcext:value-type="string">
            <text:p>Games Difference</text:p>
          </table:table-cell>
          <table:table-cell table:style-name="ce41" office:value-type="string" calcext:value-type="string">
            <text:p>Check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ndrew</text:p>
          </table:table-cell>
          <table:table-cell table:style-name="ce6" table:formula="of:=IF([.C4]+[.D4]=0; &quot;No matches played&quot;; [.C4]/[.E4])" office:value-type="percentage" office:value="0.444444444444444" calcext:value-type="percentage">
            <text:p>44.44%</text:p>
          </table:table-cell>
          <table:table-cell table:style-name="ce3" table:formula="of:=VLOOKUP([.A4];[$'FebMarch 2024'.K$1:.L$1048576];2;0)" office:value-type="float" office:value="12" calcext:value-type="float">
            <text:p>12</text:p>
          </table:table-cell>
          <table:table-cell table:style-name="ce3" table:formula="of:=VLOOKUP([.A4];[$'FebMarch 2024'.K$1:.M$1048576];3;0)" office:value-type="float" office:value="15" calcext:value-type="float">
            <text:p>15</text:p>
          </table:table-cell>
          <table:table-cell table:style-name="ce3" table:formula="of:=[.C4]+[.D4]" office:value-type="float" office:value="27" calcext:value-type="float">
            <text:p>27</text:p>
          </table:table-cell>
          <table:table-cell table:style-name="ce3" table:formula="of:=SUMIF([$'FebMarch 2024'.C$1:.C$1048576];[$'Data Pairs'.A$4];[$'FebMarch 2024'.E$1:.E$1048576])+SUMIF([$'FebMarch 2024'.D$1:.D$1048576];[$'Data Pairs'.A$4];[$'FebMarch 2024'.E$1:.E$1048576])+SUMIF([$'FebMarch 2024'.H$1:.H$1048576];[$'Data Pairs'.A$4];[$'FebMarch 2024'.F$1:.F$1048576])+SUMIF([$'FebMarch 2024'.G$1:.G$1048576];[$'Data Pairs'.A$4];[$'FebMarch 2024'.F$1:.F$1048576])" office:value-type="float" office:value="125" calcext:value-type="float">
            <text:p>125</text:p>
          </table:table-cell>
          <table:table-cell table:style-name="ce3" table:formula="of:=SUMIF([$'FebMarch 2024'.C$1:.C$1048576];[$'Data Pairs'.A$4];[$'FebMarch 2024'.F$1:.F$1048576])+SUMIF([$'FebMarch 2024'.D$1:.D$1048576];[$'Data Pairs'.A$4];[$'FebMarch 2024'.F$1:.F$1048576])+SUMIF([$'FebMarch 2024'.G$1:.G$1048576];[$'Data Pairs'.A$4];[$'FebMarch 2024'.E$1:.E$1048576])+SUMIF([$'FebMarch 2024'.H$1:.H$1048576];[$'Data Pairs'.A$4];[$'FebMarch 2024'.E$1:.E$1048576])" office:value-type="float" office:value="122" calcext:value-type="float">
            <text:p>122</text:p>
          </table:table-cell>
          <table:table-cell table:style-name="ce12" table:formula="of:=[.F4]-[.G4]" office:value-type="float" office:value="3" calcext:value-type="float">
            <text:p>3 </text:p>
          </table:table-cell>
          <table:table-cell table:style-name="ce42" table:formula="of:=VLOOKUP([.A4];[$'FebMarch 2024'.K$1:.N$1048576];4;0)-[.H4]" office:value-type="float" office:value="0" calcext:value-type="float">
            <text:p>0.0 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M</text:p>
          </table:table-cell>
          <table:table-cell table:style-name="ce6" table:formula="of:=IF([.C5]+[.D5]=0; &quot;No matches played&quot;; [.C5]/[.E5])" office:value-type="percentage" office:value="0.949367088607595" calcext:value-type="percentage">
            <text:p>94.94%</text:p>
          </table:table-cell>
          <table:table-cell table:style-name="ce3" table:formula="of:=VLOOKUP([.A5];[$'FebMarch 2024'.K$1:.L$1048576];2;0)" office:value-type="float" office:value="37.5" calcext:value-type="float">
            <text:p>37.5</text:p>
          </table:table-cell>
          <table:table-cell table:style-name="ce3" table:formula="of:=VLOOKUP([.A5];[$'FebMarch 2024'.K$1:.M$1048576];3;0)" office:value-type="float" office:value="2" calcext:value-type="float">
            <text:p>2</text:p>
          </table:table-cell>
          <table:table-cell table:style-name="ce3" table:formula="of:=[.C5]+[.D5]" office:value-type="float" office:value="39.5" calcext:value-type="float">
            <text:p>39.5</text:p>
          </table:table-cell>
          <table:table-cell table:style-name="ce3" table:formula="of:=SUMIF([$'FebMarch 2024'.C$1:.C$1048576];[$'Data Pairs'.A$5];[$'FebMarch 2024'.E$1:.E$1048576])+SUMIF([$'FebMarch 2024'.D$1:.D$1048576];[$'Data Pairs'.A$5];[$'FebMarch 2024'.E$1:.E$1048576])+SUMIF([$'FebMarch 2024'.H$1:.H$1048576];[$'Data Pairs'.A$5];[$'FebMarch 2024'.F$1:.F$1048576])+SUMIF([$'FebMarch 2024'.G$1:.G$1048576];[$'Data Pairs'.A$5];[$'FebMarch 2024'.F$1:.F$1048576])" office:value-type="float" office:value="232" calcext:value-type="float">
            <text:p>232</text:p>
          </table:table-cell>
          <table:table-cell table:style-name="ce3" table:formula="of:=SUMIF([$'FebMarch 2024'.C$1:.C$1048576];[$'Data Pairs'.A$5];[$'FebMarch 2024'.F$1:.F$1048576])+SUMIF([$'FebMarch 2024'.D$1:.D$1048576];[$'Data Pairs'.A$5];[$'FebMarch 2024'.F$1:.F$1048576])+SUMIF([$'FebMarch 2024'.G$1:.G$1048576];[$'Data Pairs'.A$5];[$'FebMarch 2024'.E$1:.E$1048576])+SUMIF([$'FebMarch 2024'.H$1:.H$1048576];[$'Data Pairs'.A$5];[$'FebMarch 2024'.E$1:.E$1048576])" office:value-type="float" office:value="114" calcext:value-type="float">
            <text:p>114</text:p>
          </table:table-cell>
          <table:table-cell table:style-name="ce12" table:formula="of:=[.F5]-[.G5]" office:value-type="float" office:value="118" calcext:value-type="float">
            <text:p>118 </text:p>
          </table:table-cell>
          <table:table-cell table:style-name="ce42" table:formula="of:=VLOOKUP([.A5];[$'FebMarch 2024'.K$1:.N$1048576];4;0)-[.H5]" office:value-type="float" office:value="0" calcext:value-type="float">
            <text:p>0.0 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ole</text:p>
          </table:table-cell>
          <table:table-cell table:style-name="ce6" table:formula="of:=IF([.C6]+[.D6]=0; &quot;No matches played&quot;; [.C6]/[.E6])" office:value-type="percentage" office:value="0.777777777777778" calcext:value-type="percentage">
            <text:p>77.78%</text:p>
          </table:table-cell>
          <table:table-cell table:style-name="ce3" table:formula="of:=VLOOKUP([.A6];[$'FebMarch 2024'.K$1:.L$1048576];2;0)" office:value-type="float" office:value="7" calcext:value-type="float">
            <text:p>7</text:p>
          </table:table-cell>
          <table:table-cell table:style-name="ce3" table:formula="of:=VLOOKUP([.A6];[$'FebMarch 2024'.K$1:.M$1048576];3;0)" office:value-type="float" office:value="2" calcext:value-type="float">
            <text:p>2</text:p>
          </table:table-cell>
          <table:table-cell table:style-name="ce3" table:formula="of:=[.C6]+[.D6]" office:value-type="float" office:value="9" calcext:value-type="float">
            <text:p>9</text:p>
          </table:table-cell>
          <table:table-cell table:style-name="ce3" table:formula="of:=SUMIF([$'FebMarch 2024'.C$1:.C$1048576];[$'Data Pairs'.A$6];[$'FebMarch 2024'.E$1:.E$1048576])+SUMIF([$'FebMarch 2024'.D$1:.D$1048576];[$'Data Pairs'.A$6];[$'FebMarch 2024'.E$1:.E$1048576])+SUMIF([$'FebMarch 2024'.H$1:.H$1048576];[$'Data Pairs'.A$6];[$'FebMarch 2024'.F$1:.F$1048576])+SUMIF([$'FebMarch 2024'.G$1:.G$1048576];[$'Data Pairs'.A$6];[$'FebMarch 2024'.F$1:.F$1048576])" office:value-type="float" office:value="44" calcext:value-type="float">
            <text:p>44</text:p>
          </table:table-cell>
          <table:table-cell table:style-name="ce3" table:formula="of:=SUMIF([$'FebMarch 2024'.C$1:.C$1048576];[$'Data Pairs'.A6];[$'FebMarch 2024'.F$1:.F$1048576])+SUMIF([$'FebMarch 2024'.D$1:.D$1048576];[$'Data Pairs'.A6];[$'FebMarch 2024'.F$1:.F$1048576])+SUMIF([$'FebMarch 2024'.G$1:.G$1048576];[$'Data Pairs'.A6];[$'FebMarch 2024'.E$1:.E$1048576])+SUMIF([$'FebMarch 2024'.H$1:.H$1048576];[$'Data Pairs'.A6];[$'FebMarch 2024'.E$1:.E$1048576])" office:value-type="float" office:value="24" calcext:value-type="float">
            <text:p>24</text:p>
          </table:table-cell>
          <table:table-cell table:style-name="ce12" table:formula="of:=[.F6]-[.G6]" office:value-type="float" office:value="20" calcext:value-type="float">
            <text:p>20 </text:p>
          </table:table-cell>
          <table:table-cell table:style-name="ce42" table:formula="of:=VLOOKUP([.A6];[$'FebMarch 2024'.K$1:.N$1048576];4;0)-[.H6]" office:value-type="float" office:value="0" calcext:value-type="float">
            <text:p>0.0 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hi</text:p>
          </table:table-cell>
          <table:table-cell table:style-name="ce6" table:formula="of:=IF([.C7]+[.D7]=0; &quot;No matches played&quot;; [.C7]/[.E7])" office:value-type="percentage" office:value="0.325581395348837" calcext:value-type="percentage">
            <text:p>32.56%</text:p>
          </table:table-cell>
          <table:table-cell table:style-name="ce3" table:formula="of:=VLOOKUP([.A7];[$'FebMarch 2024'.K$1:.L$1048576];2;0)" office:value-type="float" office:value="14" calcext:value-type="float">
            <text:p>14</text:p>
          </table:table-cell>
          <table:table-cell table:style-name="ce3" table:formula="of:=VLOOKUP([.A7];[$'FebMarch 2024'.K$1:.M$1048576];3;0)" office:value-type="float" office:value="29" calcext:value-type="float">
            <text:p>29</text:p>
          </table:table-cell>
          <table:table-cell table:style-name="ce3" table:formula="of:=[.C7]+[.D7]" office:value-type="float" office:value="43" calcext:value-type="float">
            <text:p>43</text:p>
          </table:table-cell>
          <table:table-cell table:style-name="ce3" table:formula="of:=SUMIF([$'FebMarch 2024'.C$1:.C$1048576];[$'Data Pairs'.A$7];[$'FebMarch 2024'.E$1:.E$1048576])+SUMIF([$'FebMarch 2024'.D$1:.D$1048576];[$'Data Pairs'.A$7];[$'FebMarch 2024'.E$1:.E$1048576])+SUMIF([$'FebMarch 2024'.H$1:.H$1048576];[$'Data Pairs'.A$7];[$'FebMarch 2024'.F$1:.F$1048576])+SUMIF([$'FebMarch 2024'.G$1:.G$1048576];[$'Data Pairs'.A$7];[$'FebMarch 2024'.F$1:.F$1048576])" office:value-type="float" office:value="174" calcext:value-type="float">
            <text:p>174</text:p>
          </table:table-cell>
          <table:table-cell table:style-name="ce3" table:formula="of:=SUMIF([$'FebMarch 2024'.C$1:.C$1048576];[$'Data Pairs'.A$7];[$'FebMarch 2024'.F$1:.F$1048576])+SUMIF([$'FebMarch 2024'.D$1:.D$1048576];[$'Data Pairs'.A$7];[$'FebMarch 2024'.F$1:.F$1048576])+SUMIF([$'FebMarch 2024'.G$1:.G$1048576];[$'Data Pairs'.A$7];[$'FebMarch 2024'.E$1:.E$1048576])+SUMIF([$'FebMarch 2024'.H$1:.H$1048576];[$'Data Pairs'.A$7];[$'FebMarch 2024'.E$1:.E$1048576])" office:value-type="float" office:value="205" calcext:value-type="float">
            <text:p>205</text:p>
          </table:table-cell>
          <table:table-cell table:style-name="ce12" table:formula="of:=[.F7]-[.G7]" office:value-type="float" office:value="-31" calcext:value-type="float">
            <text:p>(31)</text:p>
          </table:table-cell>
          <table:table-cell table:style-name="ce42" table:formula="of:=VLOOKUP([.A7];[$'FebMarch 2024'.K$1:.N$1048576];4;0)-[.H7]" office:value-type="float" office:value="0" calcext:value-type="float">
            <text:p>0.0 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G</text:p>
          </table:table-cell>
          <table:table-cell table:style-name="ce6" table:formula="of:=IF([.C8]+[.D8]=0; &quot;No matches played&quot;; [.C8]/[.E8])" office:value-type="percentage" office:value="0.303030303030303" calcext:value-type="percentage">
            <text:p>30.30%</text:p>
          </table:table-cell>
          <table:table-cell table:style-name="ce3" table:formula="of:=VLOOKUP([.A8];[$'FebMarch 2024'.K$1:.L$1048576];2;0)" office:value-type="float" office:value="5" calcext:value-type="float">
            <text:p>5</text:p>
          </table:table-cell>
          <table:table-cell table:style-name="ce3" table:formula="of:=VLOOKUP([.A8];[$'FebMarch 2024'.K$1:.M$1048576];3;0)" office:value-type="float" office:value="11.5" calcext:value-type="float">
            <text:p>11.5</text:p>
          </table:table-cell>
          <table:table-cell table:style-name="ce3" table:formula="of:=[.C8]+[.D8]" office:value-type="float" office:value="16.5" calcext:value-type="float">
            <text:p>16.5</text:p>
          </table:table-cell>
          <table:table-cell table:style-name="ce3" table:formula="of:=SUMIF([$'FebMarch 2024'.C$1:.C$1048576];[$'Data Pairs'.A$8];[$'FebMarch 2024'.E$1:.E$1048576])+SUMIF([$'FebMarch 2024'.D$1:.D$1048576];[$'Data Pairs'.A$8];[$'FebMarch 2024'.E$1:.E$1048576])+SUMIF([$'FebMarch 2024'.H$1:.H$1048576];[$'Data Pairs'.A$8];[$'FebMarch 2024'.F$1:.F$1048576])+SUMIF([$'FebMarch 2024'.G$1:.G$1048576];[$'Data Pairs'.A$8];[$'FebMarch 2024'.F$1:.F$1048576])" office:value-type="float" office:value="59" calcext:value-type="float">
            <text:p>59</text:p>
          </table:table-cell>
          <table:table-cell table:style-name="ce3" table:formula="of:=SUMIF([$'FebMarch 2024'.C$1:.C$1048576];[$'Data Pairs'.A$8];[$'FebMarch 2024'.F$1:.F$1048576])+SUMIF([$'FebMarch 2024'.D$1:.D$1048576];[$'Data Pairs'.A$8];[$'FebMarch 2024'.F$1:.F$1048576])+SUMIF([$'FebMarch 2024'.G$1:.G$1048576];[$'Data Pairs'.A$8];[$'FebMarch 2024'.E$1:.E$1048576])+SUMIF([$'FebMarch 2024'.H$1:.H$1048576];[$'Data Pairs'.A$8];[$'FebMarch 2024'.E$1:.E$1048576])" office:value-type="float" office:value="87" calcext:value-type="float">
            <text:p>87</text:p>
          </table:table-cell>
          <table:table-cell table:style-name="ce12" table:formula="of:=[.F8]-[.G8]" office:value-type="float" office:value="-28" calcext:value-type="float">
            <text:p>(28)</text:p>
          </table:table-cell>
          <table:table-cell table:style-name="ce42" table:formula="of:=VLOOKUP([.A8];[$'FebMarch 2024'.K$1:.N$1048576];4;0)-[.H8]" office:value-type="float" office:value="0" calcext:value-type="float">
            <text:p>0.0 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ike</text:p>
          </table:table-cell>
          <table:table-cell table:style-name="ce6" table:formula="of:=IF([.C9]+[.D9]=0; &quot;No matches played&quot;; [.C9]/[.E9])" office:value-type="percentage" office:value="0.45945945945946" calcext:value-type="percentage">
            <text:p>45.95%</text:p>
          </table:table-cell>
          <table:table-cell table:style-name="ce3" table:formula="of:=VLOOKUP([.A9];[$'FebMarch 2024'.K$1:.L$1048576];2;0)" office:value-type="float" office:value="8.5" calcext:value-type="float">
            <text:p>8.5</text:p>
          </table:table-cell>
          <table:table-cell table:style-name="ce3" table:formula="of:=VLOOKUP([.A9];[$'FebMarch 2024'.K$1:.M$1048576];3;0)" office:value-type="float" office:value="10" calcext:value-type="float">
            <text:p>10</text:p>
          </table:table-cell>
          <table:table-cell table:style-name="ce3" table:formula="of:=[.C9]+[.D9]" office:value-type="float" office:value="18.5" calcext:value-type="float">
            <text:p>18.5</text:p>
          </table:table-cell>
          <table:table-cell table:style-name="ce3" table:formula="of:=SUMIF([$'FebMarch 2024'.C$1:.C$1048576];[$'Data Pairs'.A$9];[$'FebMarch 2024'.E$1:.E$1048576])+SUMIF([$'FebMarch 2024'.D$1:.D$1048576];[$'Data Pairs'.A$9];[$'FebMarch 2024'.E$1:.E$1048576])+SUMIF([$'FebMarch 2024'.H$1:.H$1048576];[$'Data Pairs'.A$9];[$'FebMarch 2024'.F$1:.F$1048576])+SUMIF([$'FebMarch 2024'.G$1:.G$1048576];[$'Data Pairs'.A$9];[$'FebMarch 2024'.F$1:.F$1048576])" office:value-type="float" office:value="82" calcext:value-type="float">
            <text:p>82</text:p>
          </table:table-cell>
          <table:table-cell table:style-name="ce3" table:formula="of:=SUMIF([$'FebMarch 2024'.C$1:.C$1048576];[$'Data Pairs'.A$9];[$'FebMarch 2024'.F$1:.F$1048576])+SUMIF([$'FebMarch 2024'.D$1:.D$1048576];[$'Data Pairs'.A$9];[$'FebMarch 2024'.F$1:.F$1048576])+SUMIF([$'FebMarch 2024'.G$1:.G$1048576];[$'Data Pairs'.A$9];[$'FebMarch 2024'.E$1:.E$1048576])+SUMIF([$'FebMarch 2024'.H$1:.H$1048576];[$'Data Pairs'.A$9];[$'FebMarch 2024'.E$1:.E$1048576])" office:value-type="float" office:value="93" calcext:value-type="float">
            <text:p>93</text:p>
          </table:table-cell>
          <table:table-cell table:style-name="ce12" table:formula="of:=[.F9]-[.G9]" office:value-type="float" office:value="-11" calcext:value-type="float">
            <text:p>(11)</text:p>
          </table:table-cell>
          <table:table-cell table:style-name="ce42" table:formula="of:=VLOOKUP([.A9];[$'FebMarch 2024'.K$1:.N$1048576];4;0)-[.H9]" office:value-type="float" office:value="0" calcext:value-type="float">
            <text:p>0.0 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T</text:p>
          </table:table-cell>
          <table:table-cell table:style-name="ce6" table:formula="of:=IF([.C10]+[.D10]=0; &quot;No matches played&quot;; [.C10]/[.E10])" office:value-type="percentage" office:value="0.285714285714286" calcext:value-type="percentage">
            <text:p>28.57%</text:p>
          </table:table-cell>
          <table:table-cell table:style-name="ce3" table:formula="of:=VLOOKUP([.A10];[$'FebMarch 2024'.K$1:.L$1048576];2;0)" office:value-type="float" office:value="3" calcext:value-type="float">
            <text:p>3</text:p>
          </table:table-cell>
          <table:table-cell table:style-name="ce3" table:formula="of:=VLOOKUP([.A10];[$'FebMarch 2024'.K$1:.M$1048576];3;0)" office:value-type="float" office:value="7.5" calcext:value-type="float">
            <text:p>7.5</text:p>
          </table:table-cell>
          <table:table-cell table:style-name="ce3" table:formula="of:=[.C10]+[.D10]" office:value-type="float" office:value="10.5" calcext:value-type="float">
            <text:p>10.5</text:p>
          </table:table-cell>
          <table:table-cell table:style-name="ce3" table:formula="of:=SUMIF([$'FebMarch 2024'.C$1:.C$1048576];[$'Data Pairs'.A$10];[$'FebMarch 2024'.E$1:.E$1048576])+SUMIF([$'FebMarch 2024'.D$1:.D$1048576];[$'Data Pairs'.A$10];[$'FebMarch 2024'.E$1:.E$1048576])+SUMIF([$'FebMarch 2024'.H$1:.H$1048576];[$'Data Pairs'.A$10];[$'FebMarch 2024'.F$1:.F$1048576])+SUMIF([$'FebMarch 2024'.G$1:.G$1048576];[$'Data Pairs'.A$10];[$'FebMarch 2024'.F$1:.F$1048576])" office:value-type="float" office:value="33" calcext:value-type="float">
            <text:p>33</text:p>
          </table:table-cell>
          <table:table-cell table:style-name="ce3" table:formula="of:=SUMIF([$'FebMarch 2024'.C$1:.C$1048576];[$'Data Pairs'.A$10];[$'FebMarch 2024'.F$1:.F$1048576])+SUMIF([$'FebMarch 2024'.D$1:.D$1048576];[$'Data Pairs'.A$10];[$'FebMarch 2024'.F$1:.F$1048576])+SUMIF([$'FebMarch 2024'.G$1:.G$1048576];[$'Data Pairs'.A$10];[$'FebMarch 2024'.E$1:.E$1048576])+SUMIF([$'FebMarch 2024'.H$1:.H$1048576];[$'Data Pairs'.A$10];[$'FebMarch 2024'.E$1:.E$1048576])" office:value-type="float" office:value="55" calcext:value-type="float">
            <text:p>55</text:p>
          </table:table-cell>
          <table:table-cell table:style-name="ce12" table:formula="of:=[.F10]-[.G10]" office:value-type="float" office:value="-22" calcext:value-type="float">
            <text:p>(22)</text:p>
          </table:table-cell>
          <table:table-cell table:style-name="ce42" table:formula="of:=VLOOKUP([.A10];[$'FebMarch 2024'.K$1:.N$1048576];4;0)-[.H10]" office:value-type="float" office:value="0" calcext:value-type="float">
            <text:p>0.0 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Kita</text:p>
          </table:table-cell>
          <table:table-cell table:style-name="ce6" table:formula="of:=IF([.C11]+[.D11]=0; &quot;No matches played&quot;; [.C11]/[.E11])" office:value-type="percentage" office:value="0.25" calcext:value-type="percentage">
            <text:p>25.00%</text:p>
          </table:table-cell>
          <table:table-cell table:style-name="ce3" table:formula="of:=VLOOKUP([.A11];[$'FebMarch 2024'.K$1:.L$1048576];2;0)" office:value-type="float" office:value="2" calcext:value-type="float">
            <text:p>2</text:p>
          </table:table-cell>
          <table:table-cell table:style-name="ce3" table:formula="of:=VLOOKUP([.A11];[$'FebMarch 2024'.K$1:.M$1048576];3;0)" office:value-type="float" office:value="6" calcext:value-type="float">
            <text:p>6</text:p>
          </table:table-cell>
          <table:table-cell table:style-name="ce3" table:formula="of:=[.C11]+[.D11]" office:value-type="float" office:value="8" calcext:value-type="float">
            <text:p>8</text:p>
          </table:table-cell>
          <table:table-cell table:style-name="ce3" table:formula="of:=SUMIF([$'FebMarch 2024'.C$1:.C$1048576];[$'Data Pairs'.A$11];[$'FebMarch 2024'.E$1:.E$1048576])+SUMIF([$'FebMarch 2024'.D$1:.D$1048576];[$'Data Pairs'.A$11];[$'FebMarch 2024'.E$1:.E$1048576])+SUMIF([$'FebMarch 2024'.H$1:.H$1048576];[$'Data Pairs'.A$11];[$'FebMarch 2024'.F$1:.F$1048576])+SUMIF([$'FebMarch 2024'.G$1:.G$1048576];[$'Data Pairs'.A$11];[$'FebMarch 2024'.F$1:.F$1048576])" office:value-type="float" office:value="23" calcext:value-type="float">
            <text:p>23</text:p>
          </table:table-cell>
          <table:table-cell table:style-name="ce3" table:formula="of:=SUMIF([$'FebMarch 2024'.C$1:.C$1048576];[$'Data Pairs'.A$11];[$'FebMarch 2024'.F$1:.F$1048576])+SUMIF([$'FebMarch 2024'.D$1:.D$1048576];[$'Data Pairs'.A$11];[$'FebMarch 2024'.F$1:.F$1048576])+SUMIF([$'FebMarch 2024'.G$1:.G$1048576];[$'Data Pairs'.A$11];[$'FebMarch 2024'.E$1:.E$1048576])+SUMIF([$'FebMarch 2024'.H$1:.H$1048576];[$'Data Pairs'.A$11];[$'FebMarch 2024'.E$1:.E$1048576])" office:value-type="float" office:value="41" calcext:value-type="float">
            <text:p>41</text:p>
          </table:table-cell>
          <table:table-cell table:style-name="ce12" table:formula="of:=[.F11]-[.G11]" office:value-type="float" office:value="-18" calcext:value-type="float">
            <text:p>(18)</text:p>
          </table:table-cell>
          <table:table-cell table:style-name="ce42" table:formula="of:=VLOOKUP([.A11];[$'FebMarch 2024'.K$1:.N$1048576];4;0)-[.H11]" office:value-type="float" office:value="0" calcext:value-type="float">
            <text:p>0.0 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atty</text:p>
          </table:table-cell>
          <table:table-cell table:style-name="ce6" table:formula="of:=IF([.C12]+[.D12]=0; &quot;No matches played&quot;; [.C12]/[.E12])" office:value-type="percentage" office:value="0.451612903225806" calcext:value-type="percentage">
            <text:p>45.16%</text:p>
          </table:table-cell>
          <table:table-cell table:style-name="ce3" table:formula="of:=VLOOKUP([.A12];[$'FebMarch 2024'.K$1:.L$1048576];2;0)" office:value-type="float" office:value="7" calcext:value-type="float">
            <text:p>7</text:p>
          </table:table-cell>
          <table:table-cell table:style-name="ce3" table:formula="of:=VLOOKUP([.A12];[$'FebMarch 2024'.K$1:.M$1048576];3;0)" office:value-type="float" office:value="8.5" calcext:value-type="float">
            <text:p>8.5</text:p>
          </table:table-cell>
          <table:table-cell table:style-name="ce3" table:formula="of:=[.C12]+[.D12]" office:value-type="float" office:value="15.5" calcext:value-type="float">
            <text:p>15.5</text:p>
          </table:table-cell>
          <table:table-cell table:style-name="ce3" table:formula="of:=SUMIF([$'FebMarch 2024'.C$1:.C$1048576];[$'Data Pairs'.A$12];[$'FebMarch 2024'.E$1:.E$1048576])+SUMIF([$'FebMarch 2024'.D$1:.D$1048576];[$'Data Pairs'.A$12];[$'FebMarch 2024'.E$1:.E$1048576])+SUMIF([$'FebMarch 2024'.H$1:.H$1048576];[$'Data Pairs'.A$12];[$'FebMarch 2024'.F$1:.F$1048576])+SUMIF([$'FebMarch 2024'.G$1:.G$1048576];[$'Data Pairs'.A$12];[$'FebMarch 2024'.F$1:.F$1048576])" office:value-type="float" office:value="60" calcext:value-type="float">
            <text:p>60</text:p>
          </table:table-cell>
          <table:table-cell table:style-name="ce3" table:formula="of:=SUMIF([$'FebMarch 2024'.C$1:.C$1048576];[$'Data Pairs'.A$12];[$'FebMarch 2024'.F$1:.F$1048576])+SUMIF([$'FebMarch 2024'.D$1:.D$1048576];[$'Data Pairs'.A$12];[$'FebMarch 2024'.F$1:.F$1048576])+SUMIF([$'FebMarch 2024'.G$1:.G$1048576];[$'Data Pairs'.A$12];[$'FebMarch 2024'.E$1:.E$1048576])+SUMIF([$'FebMarch 2024'.H$1:.H$1048576];[$'Data Pairs'.A$12];[$'FebMarch 2024'.E$1:.E$1048576])" office:value-type="float" office:value="70" calcext:value-type="float">
            <text:p>70</text:p>
          </table:table-cell>
          <table:table-cell table:style-name="ce12" table:formula="of:=[.F12]-[.G12]" office:value-type="float" office:value="-10" calcext:value-type="float">
            <text:p>(10)</text:p>
          </table:table-cell>
          <table:table-cell table:style-name="ce42" table:formula="of:=VLOOKUP([.A12];[$'FebMarch 2024'.K$1:.N$1048576];4;0)-[.H12]" office:value-type="float" office:value="0" calcext:value-type="float">
            <text:p>0.0 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Cadol</text:p>
          </table:table-cell>
          <table:table-cell table:style-name="ce38" table:formula="of:=IF([.C13]+[.D13]=0; &quot;No matches played&quot;; [.C13]/[.E13])" office:value-type="percentage" office:value="0.2" calcext:value-type="percentage">
            <text:p>20.00%</text:p>
          </table:table-cell>
          <table:table-cell table:style-name="ce36" table:formula="of:=VLOOKUP([.A13];[$'FebMarch 2024'.K$1:.L$1048576];2;0)" office:value-type="float" office:value="1" calcext:value-type="float">
            <text:p>1</text:p>
          </table:table-cell>
          <table:table-cell table:style-name="ce36" table:formula="of:=VLOOKUP([.A13];[$'FebMarch 2024'.K$1:.M$1048576];3;0)" office:value-type="float" office:value="4" calcext:value-type="float">
            <text:p>4</text:p>
          </table:table-cell>
          <table:table-cell table:style-name="ce36" table:formula="of:=[.C13]+[.D13]" office:value-type="float" office:value="5" calcext:value-type="float">
            <text:p>5</text:p>
          </table:table-cell>
          <table:table-cell table:style-name="ce36" table:formula="of:=SUMIF([$'FebMarch 2024'.C$1:.C$1048576];[$'Data Pairs'.A$13];[$'FebMarch 2024'.E$1:.E$1048576])+SUMIF([$'FebMarch 2024'.D$1:.D$1048576];[$'Data Pairs'.A$13];[$'FebMarch 2024'.E$1:.E$1048576])+SUMIF([$'FebMarch 2024'.H$1:.H$1048576];[$'Data Pairs'.A$13];[$'FebMarch 2024'.F$1:.F$1048576])+SUMIF([$'FebMarch 2024'.G$1:.G$1048576];[$'Data Pairs'.A$13];[$'FebMarch 2024'.F$1:.F$1048576])" office:value-type="float" office:value="10" calcext:value-type="float">
            <text:p>10</text:p>
          </table:table-cell>
          <table:table-cell table:style-name="ce36" table:formula="of:=SUMIF([$'FebMarch 2024'.C$1:.C$1048576];[$'Data Pairs'.A$13];[$'FebMarch 2024'.F$1:.F$1048576])+SUMIF([$'FebMarch 2024'.D$1:.D$1048576];[$'Data Pairs'.A$13];[$'FebMarch 2024'.F$1:.F$1048576])+SUMIF([$'FebMarch 2024'.G$1:.G$1048576];[$'Data Pairs'.A$13];[$'FebMarch 2024'.E$1:.E$1048576])+SUMIF([$'FebMarch 2024'.H$1:.H$1048576];[$'Data Pairs'.A$13];[$'FebMarch 2024'.E$1:.E$1048576])" office:value-type="float" office:value="28" calcext:value-type="float">
            <text:p>28</text:p>
          </table:table-cell>
          <table:table-cell table:style-name="ce40" table:formula="of:=[.F13]-[.G13]" office:value-type="float" office:value="-18" calcext:value-type="float">
            <text:p>(18)</text:p>
          </table:table-cell>
          <table:table-cell table:style-name="ce42" table:formula="of:=VLOOKUP([.A13];[$'FebMarch 2024'.K$1:.N$1048576];4;0)-[.H13]" office:value-type="float" office:value="0" calcext:value-type="float">
            <text:p>0.0 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ce5"/>
          <table:table-cell table:number-columns-repeated="6"/>
          <table:table-cell table:style-name="ce41"/>
          <table:table-cell table:number-columns-repeated="1015"/>
        </table:table-row>
        <table:table-row table:style-name="ro1">
          <table:table-cell table:style-name="ce8" office:value-type="string" calcext:value-type="string">
            <text:p>Pairs</text:p>
          </table:table-cell>
          <table:table-cell table:style-name="ce5" table:number-columns-repeated="2"/>
          <table:table-cell table:number-columns-repeated="5"/>
          <table:table-cell table:style-name="ce41"/>
          <table:table-cell table:number-columns-repeated="1015"/>
        </table:table-row>
        <table:table-row table:style-name="ro1">
          <table:table-cell/>
          <table:table-cell table:style-name="ce5" table:number-columns-repeated="2"/>
          <table:table-cell/>
          <table:table-cell table:style-name="ce8" office:value-type="string" calcext:value-type="string">
            <text:p>Sets Won</text:p>
          </table:table-cell>
          <table:table-cell table:style-name="ce8" office:value-type="string" calcext:value-type="string">
            <text:p>Sets Lost</text:p>
          </table:table-cell>
          <table:table-cell table:style-name="ce8" office:value-type="string" calcext:value-type="string">
            <text:p>Games Won</text:p>
          </table:table-cell>
          <table:table-cell table:style-name="ce8" office:value-type="string" calcext:value-type="string">
            <text:p>Games Lost</text:p>
          </table:table-cell>
          <table:table-cell table:style-name="ce41"/>
          <table:table-cell table:number-columns-repeated="1015"/>
        </table:table-row>
        <table:table-row table:style-name="ro1">
          <table:table-cell table:style-name="ce8" office:value-type="string" calcext:value-type="string">
            <text:p>WM</text:p>
          </table:table-cell>
          <table:table-cell table:style-name="ce8" office:value-type="string" calcext:value-type="string">
            <text:p>Chi</text:p>
          </table:table-cell>
          <table:table-cell table:style-name="ce8" table:formula="of:=[.A18]&amp;&quot; &amp; &quot;&amp;[.B18]" office:value-type="string" office:string-value="WM &amp; Chi" calcext:value-type="string">
            <text:p>WM &amp; Chi</text:p>
          </table:table-cell>
          <table:table-cell table:style-name="ce8" table:formula="of:=[.B18]&amp;&quot; &amp; &quot;&amp;[.A18]" office:value-type="string" office:string-value="Chi &amp; WM" calcext:value-type="string">
            <text:p>Chi &amp; WM</text:p>
          </table:table-cell>
          <table:table-cell table:style-name="ce8" table:formula="of:=SUMIF([$'FebMarch 2024'.A$1:.A$1048576];[.C18];[$'FebMarch 2024'.J$1:.J$1048576])+SUMIF([$'FebMarch 2024'.A$1:.A$1048576];[.D18];[$'FebMarch 2024'.J$1:.J$1048576])" office:value-type="float" office:value="10.5" calcext:value-type="float">
            <text:p>10.5</text:p>
          </table:table-cell>
          <table:table-cell table:style-name="ce39" table:formula="of:=SUMIF([$'FebMarch 2024'.B$1:.B$1048576];[.C18];[$'FebMarch 2024'.J$1:.J$1048576])+SUMIF([$'FebMarch 2024'.B$1:.B$1048576];[.D18];[$'FebMarch 2024'.J$1:.J$1048576])" office:value-type="float" office:value="1" calcext:value-type="float">
            <text:p>1</text:p>
          </table:table-cell>
          <table:table-cell table:style-name="ce39" table:formula="of:=SUMIF([$'FebMarch 2024'.A$1:.A$1048576];[.C18];[$'FebMarch 2024'.E$1:.E$1048576])+SUMIF([$'FebMarch 2024'.A$1:.A$1048576];[.D18];[$'FebMarch 2024'.E$1:.E$1048576])+SUMIF([$'FebMarch 2024'.B$1:.B$1048576];[.C18];[$'FebMarch 2024'.F$1:.F$1048576])+SUMIF([$'FebMarch 2024'.B$1:.B$1048576];[.D18];[$'FebMarch 2024'.F$1:.F$1048576])" office:value-type="float" office:value="65" calcext:value-type="float">
            <text:p>65</text:p>
          </table:table-cell>
          <table:table-cell table:style-name="ce39" table:formula="of:=SUMIF([$'FebMarch 2024'.A$1:.A$1048576];[.C18];[$'FebMarch 2024'.F$1:.F$1048576])+SUMIF([$'FebMarch 2024'.A$1:.A$1048576];[.D18];[$'FebMarch 2024'.F$1:.F$1048576])+SUMIF([$'FebMarch 2024'.B$1:.B$1048576];[.C18];[$'FebMarch 2024'.E$1:.E$1048576])+SUMIF([$'FebMarch 2024'.B$1:.B$1048576];[.D18];[$'FebMarch 2024'.E$1:.E$1048576])" office:value-type="float" office:value="26" calcext:value-type="float">
            <text:p>26</text:p>
          </table:table-cell>
          <table:table-cell table:style-name="ce41"/>
          <table:table-cell table:number-columns-repeated="1015"/>
        </table:table-row>
        <table:table-row table:style-name="ro1">
          <table:table-cell table:style-name="ce8" office:value-type="string" calcext:value-type="string">
            <text:p>WM</text:p>
          </table:table-cell>
          <table:table-cell table:style-name="ce32" office:value-type="string" calcext:value-type="string">
            <text:p>SG</text:p>
          </table:table-cell>
          <table:table-cell table:style-name="ce8" table:formula="of:=[.A19]&amp;&quot; &amp; &quot;&amp;[.B19]" office:value-type="string" office:string-value="WM &amp; SG" calcext:value-type="string">
            <text:p>WM &amp; SG</text:p>
          </table:table-cell>
          <table:table-cell table:style-name="ce8" table:formula="of:=[.B19]&amp;&quot; &amp; &quot;&amp;[.A19]" office:value-type="string" office:string-value="SG &amp; WM" calcext:value-type="string">
            <text:p>SG &amp; WM</text:p>
          </table:table-cell>
          <table:table-cell table:style-name="ce8" table:formula="of:=SUMIF([$'FebMarch 2024'.A$1:.A$1048576];[.C19];[$'FebMarch 2024'.J$1:.J$1048576])+SUMIF([$'FebMarch 2024'.A$1:.A$1048576];[.D19];[$'FebMarch 2024'.J$1:.J$1048576])" office:value-type="float" office:value="5" calcext:value-type="float">
            <text:p>5</text:p>
          </table:table-cell>
          <table:table-cell table:style-name="ce39" table:formula="of:=SUMIF([$'FebMarch 2024'.B$1:.B$1048576];[.C19];[$'FebMarch 2024'.J$1:.J$1048576])+SUMIF([$'FebMarch 2024'.B$1:.B$1048576];[.D19];[$'FebMarch 2024'.J$1:.J$1048576])" office:value-type="float" office:value="0" calcext:value-type="float">
            <text:p>0</text:p>
          </table:table-cell>
          <table:table-cell table:style-name="ce39" table:formula="of:=SUMIF([$'FebMarch 2024'.A$1:.A$1048576];[.C19];[$'FebMarch 2024'.E$1:.E$1048576])+SUMIF([$'FebMarch 2024'.A$1:.A$1048576];[.D19];[$'FebMarch 2024'.E$1:.E$1048576])+SUMIF([$'FebMarch 2024'.B$1:.B$1048576];[.C19];[$'FebMarch 2024'.F$1:.F$1048576])+SUMIF([$'FebMarch 2024'.B$1:.B$1048576];[.D19];[$'FebMarch 2024'.F$1:.F$1048576])" office:value-type="float" office:value="31" calcext:value-type="float">
            <text:p>31</text:p>
          </table:table-cell>
          <table:table-cell table:style-name="ce39" table:formula="of:=SUMIF([$'FebMarch 2024'.A$1:.A$1048576];[.C19];[$'FebMarch 2024'.F$1:.F$1048576])+SUMIF([$'FebMarch 2024'.A$1:.A$1048576];[.D19];[$'FebMarch 2024'.F$1:.F$1048576])+SUMIF([$'FebMarch 2024'.B$1:.B$1048576];[.C19];[$'FebMarch 2024'.E$1:.E$1048576])+SUMIF([$'FebMarch 2024'.B$1:.B$1048576];[.D19];[$'FebMarch 2024'.E$1:.E$1048576])" office:value-type="float" office:value="16" calcext:value-type="float">
            <text:p>16</text:p>
          </table:table-cell>
          <table:table-cell table:style-name="ce41"/>
          <table:table-cell table:number-columns-repeated="1015"/>
        </table:table-row>
        <table:table-row table:style-name="ro1">
          <table:table-cell table:style-name="ce8" office:value-type="string" calcext:value-type="string">
            <text:p>WM</text:p>
          </table:table-cell>
          <table:table-cell table:style-name="ce32" office:value-type="string" calcext:value-type="string">
            <text:p>Mike</text:p>
          </table:table-cell>
          <table:table-cell table:style-name="ce8" table:formula="of:=[.A20]&amp;&quot; &amp; &quot;&amp;[.B20]" office:value-type="string" office:string-value="WM &amp; Mike" calcext:value-type="string">
            <text:p>WM &amp; Mike</text:p>
          </table:table-cell>
          <table:table-cell table:style-name="ce8" table:formula="of:=[.B20]&amp;&quot; &amp; &quot;&amp;[.A20]" office:value-type="string" office:string-value="Mike &amp; WM" calcext:value-type="string">
            <text:p>Mike &amp; WM</text:p>
          </table:table-cell>
          <table:table-cell table:style-name="ce8" table:formula="of:=SUMIF([$'FebMarch 2024'.A$1:.A$1048576];[.C20];[$'FebMarch 2024'.J$1:.J$1048576])+SUMIF([$'FebMarch 2024'.A$1:.A$1048576];[.D20];[$'FebMarch 2024'.J$1:.J$1048576])" office:value-type="float" office:value="6.5" calcext:value-type="float">
            <text:p>6.5</text:p>
          </table:table-cell>
          <table:table-cell table:style-name="ce39" table:formula="of:=SUMIF([$'FebMarch 2024'.B$1:.B$1048576];[.C20];[$'FebMarch 2024'.J$1:.J$1048576])+SUMIF([$'FebMarch 2024'.B$1:.B$1048576];[.D20];[$'FebMarch 2024'.J$1:.J$1048576])" office:value-type="float" office:value="0" calcext:value-type="float">
            <text:p>0</text:p>
          </table:table-cell>
          <table:table-cell table:style-name="ce39" table:formula="of:=SUMIF([$'FebMarch 2024'.A$1:.A$1048576];[.C20];[$'FebMarch 2024'.E$1:.E$1048576])+SUMIF([$'FebMarch 2024'.A$1:.A$1048576];[.D20];[$'FebMarch 2024'.E$1:.E$1048576])+SUMIF([$'FebMarch 2024'.B$1:.B$1048576];[.C20];[$'FebMarch 2024'.F$1:.F$1048576])+SUMIF([$'FebMarch 2024'.B$1:.B$1048576];[.D20];[$'FebMarch 2024'.F$1:.F$1048576])" office:value-type="float" office:value="41" calcext:value-type="float">
            <text:p>41</text:p>
          </table:table-cell>
          <table:table-cell table:style-name="ce39" table:formula="of:=SUMIF([$'FebMarch 2024'.A$1:.A$1048576];[.C20];[$'FebMarch 2024'.F$1:.F$1048576])+SUMIF([$'FebMarch 2024'.A$1:.A$1048576];[.D20];[$'FebMarch 2024'.F$1:.F$1048576])+SUMIF([$'FebMarch 2024'.B$1:.B$1048576];[.C20];[$'FebMarch 2024'.E$1:.E$1048576])+SUMIF([$'FebMarch 2024'.B$1:.B$1048576];[.D20];[$'FebMarch 2024'.E$1:.E$1048576])" office:value-type="float" office:value="23" calcext:value-type="float">
            <text:p>23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8" office:value-type="string" calcext:value-type="string">
            <text:p>WM</text:p>
          </table:table-cell>
          <table:table-cell table:style-name="ce32" office:value-type="string" calcext:value-type="string">
            <text:p>DT</text:p>
          </table:table-cell>
          <table:table-cell table:style-name="ce8" table:formula="of:=[.A21]&amp;&quot; &amp; &quot;&amp;[.B21]" office:value-type="string" office:string-value="WM &amp; DT" calcext:value-type="string">
            <text:p>WM &amp; DT</text:p>
          </table:table-cell>
          <table:table-cell table:style-name="ce8" table:formula="of:=[.B21]&amp;&quot; &amp; &quot;&amp;[.A21]" office:value-type="string" office:string-value="DT &amp; WM" calcext:value-type="string">
            <text:p>DT &amp; WM</text:p>
          </table:table-cell>
          <table:table-cell table:style-name="ce8" table:formula="of:=SUMIF([$'FebMarch 2024'.A$1:.A$1048576];[.C21];[$'FebMarch 2024'.J$1:.J$1048576])+SUMIF([$'FebMarch 2024'.A$1:.A$1048576];[.D21];[$'FebMarch 2024'.J$1:.J$1048576])" office:value-type="float" office:value="2" calcext:value-type="float">
            <text:p>2</text:p>
          </table:table-cell>
          <table:table-cell table:style-name="ce39" table:formula="of:=SUMIF([$'FebMarch 2024'.B$1:.B$1048576];[.C21];[$'FebMarch 2024'.J$1:.J$1048576])+SUMIF([$'FebMarch 2024'.B$1:.B$1048576];[.D21];[$'FebMarch 2024'.J$1:.J$1048576])" office:value-type="float" office:value="0" calcext:value-type="float">
            <text:p>0</text:p>
          </table:table-cell>
          <table:table-cell table:style-name="ce39" table:formula="of:=SUMIF([$'FebMarch 2024'.A$1:.A$1048576];[.C21];[$'FebMarch 2024'.E$1:.E$1048576])+SUMIF([$'FebMarch 2024'.A$1:.A$1048576];[.D21];[$'FebMarch 2024'.E$1:.E$1048576])+SUMIF([$'FebMarch 2024'.B$1:.B$1048576];[.C21];[$'FebMarch 2024'.F$1:.F$1048576])+SUMIF([$'FebMarch 2024'.B$1:.B$1048576];[.D21];[$'FebMarch 2024'.F$1:.F$1048576])" office:value-type="float" office:value="12" calcext:value-type="float">
            <text:p>12</text:p>
          </table:table-cell>
          <table:table-cell table:style-name="ce39" table:formula="of:=SUMIF([$'FebMarch 2024'.A$1:.A$1048576];[.C21];[$'FebMarch 2024'.F$1:.F$1048576])+SUMIF([$'FebMarch 2024'.A$1:.A$1048576];[.D21];[$'FebMarch 2024'.F$1:.F$1048576])+SUMIF([$'FebMarch 2024'.B$1:.B$1048576];[.C21];[$'FebMarch 2024'.E$1:.E$1048576])+SUMIF([$'FebMarch 2024'.B$1:.B$1048576];[.D21];[$'FebMarch 2024'.E$1:.E$1048576])" office:value-type="float" office:value="8" calcext:value-type="float">
            <text:p>8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8" office:value-type="string" calcext:value-type="string">
            <text:p>WM</text:p>
          </table:table-cell>
          <table:table-cell table:style-name="ce32" office:value-type="string" calcext:value-type="string">
            <text:p>Kita</text:p>
          </table:table-cell>
          <table:table-cell table:style-name="ce8" table:formula="of:=[.A22]&amp;&quot; &amp; &quot;&amp;[.B22]" office:value-type="string" office:string-value="WM &amp; Kita" calcext:value-type="string">
            <text:p>WM &amp; Kita</text:p>
          </table:table-cell>
          <table:table-cell table:style-name="ce8" table:formula="of:=[.B22]&amp;&quot; &amp; &quot;&amp;[.A22]" office:value-type="string" office:string-value="Kita &amp; WM" calcext:value-type="string">
            <text:p>Kita &amp; WM</text:p>
          </table:table-cell>
          <table:table-cell table:style-name="ce8" table:formula="of:=SUMIF([$'FebMarch 2024'.A$1:.A$1048576];[.C22];[$'FebMarch 2024'.J$1:.J$1048576])+SUMIF([$'FebMarch 2024'.A$1:.A$1048576];[.D22];[$'FebMarch 2024'.J$1:.J$1048576])" office:value-type="float" office:value="1" calcext:value-type="float">
            <text:p>1</text:p>
          </table:table-cell>
          <table:table-cell table:style-name="ce39" table:formula="of:=SUMIF([$'FebMarch 2024'.B$1:.B$1048576];[.C22];[$'FebMarch 2024'.J$1:.J$1048576])+SUMIF([$'FebMarch 2024'.B$1:.B$1048576];[.D22];[$'FebMarch 2024'.J$1:.J$1048576])" office:value-type="float" office:value="0" calcext:value-type="float">
            <text:p>0</text:p>
          </table:table-cell>
          <table:table-cell table:style-name="ce39" table:formula="of:=SUMIF([$'FebMarch 2024'.A$1:.A$1048576];[.C22];[$'FebMarch 2024'.E$1:.E$1048576])+SUMIF([$'FebMarch 2024'.A$1:.A$1048576];[.D22];[$'FebMarch 2024'.E$1:.E$1048576])+SUMIF([$'FebMarch 2024'.B$1:.B$1048576];[.C22];[$'FebMarch 2024'.F$1:.F$1048576])+SUMIF([$'FebMarch 2024'.B$1:.B$1048576];[.D22];[$'FebMarch 2024'.F$1:.F$1048576])" office:value-type="float" office:value="6" calcext:value-type="float">
            <text:p>6</text:p>
          </table:table-cell>
          <table:table-cell table:style-name="ce39" table:formula="of:=SUMIF([$'FebMarch 2024'.A$1:.A$1048576];[.C22];[$'FebMarch 2024'.F$1:.F$1048576])+SUMIF([$'FebMarch 2024'.A$1:.A$1048576];[.D22];[$'FebMarch 2024'.F$1:.F$1048576])+SUMIF([$'FebMarch 2024'.B$1:.B$1048576];[.C22];[$'FebMarch 2024'.E$1:.E$1048576])+SUMIF([$'FebMarch 2024'.B$1:.B$1048576];[.D22];[$'FebMarch 2024'.E$1:.E$1048576])" office:value-type="float" office:value="2" calcext:value-type="float">
            <text:p>2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8" office:value-type="string" calcext:value-type="string">
            <text:p>WM</text:p>
          </table:table-cell>
          <table:table-cell table:style-name="ce32" office:value-type="string" calcext:value-type="string">
            <text:p>Batty</text:p>
          </table:table-cell>
          <table:table-cell table:style-name="ce8" table:formula="of:=[.A23]&amp;&quot; &amp; &quot;&amp;[.B23]" office:value-type="string" office:string-value="WM &amp; Batty" calcext:value-type="string">
            <text:p>WM &amp; Batty</text:p>
          </table:table-cell>
          <table:table-cell table:style-name="ce8" table:formula="of:=[.B23]&amp;&quot; &amp; &quot;&amp;[.A23]" office:value-type="string" office:string-value="Batty &amp; WM" calcext:value-type="string">
            <text:p>Batty &amp; WM</text:p>
          </table:table-cell>
          <table:table-cell table:style-name="ce8" table:formula="of:=SUMIF([$'FebMarch 2024'.A$1:.A$1048576];[.C23];[$'FebMarch 2024'.J$1:.J$1048576])+SUMIF([$'FebMarch 2024'.A$1:.A$1048576];[.D23];[$'FebMarch 2024'.J$1:.J$1048576])" office:value-type="float" office:value="2" calcext:value-type="float">
            <text:p>2</text:p>
          </table:table-cell>
          <table:table-cell table:style-name="ce39" table:formula="of:=SUMIF([$'FebMarch 2024'.B$1:.B$1048576];[.C23];[$'FebMarch 2024'.J$1:.J$1048576])+SUMIF([$'FebMarch 2024'.B$1:.B$1048576];[.D23];[$'FebMarch 2024'.J$1:.J$1048576])" office:value-type="float" office:value="0" calcext:value-type="float">
            <text:p>0</text:p>
          </table:table-cell>
          <table:table-cell table:style-name="ce39" table:formula="of:=SUMIF([$'FebMarch 2024'.A$1:.A$1048576];[.C23];[$'FebMarch 2024'.E$1:.E$1048576])+SUMIF([$'FebMarch 2024'.A$1:.A$1048576];[.D23];[$'FebMarch 2024'.E$1:.E$1048576])+SUMIF([$'FebMarch 2024'.B$1:.B$1048576];[.C23];[$'FebMarch 2024'.F$1:.F$1048576])+SUMIF([$'FebMarch 2024'.B$1:.B$1048576];[.D23];[$'FebMarch 2024'.F$1:.F$1048576])" office:value-type="float" office:value="12" calcext:value-type="float">
            <text:p>12</text:p>
          </table:table-cell>
          <table:table-cell table:style-name="ce39" table:formula="of:=SUMIF([$'FebMarch 2024'.A$1:.A$1048576];[.C23];[$'FebMarch 2024'.F$1:.F$1048576])+SUMIF([$'FebMarch 2024'.A$1:.A$1048576];[.D23];[$'FebMarch 2024'.F$1:.F$1048576])+SUMIF([$'FebMarch 2024'.B$1:.B$1048576];[.C23];[$'FebMarch 2024'.E$1:.E$1048576])+SUMIF([$'FebMarch 2024'.B$1:.B$1048576];[.D23];[$'FebMarch 2024'.E$1:.E$1048576])" office:value-type="float" office:value="6" calcext:value-type="float">
            <text:p>6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8" office:value-type="string" calcext:value-type="string">
            <text:p>WM</text:p>
          </table:table-cell>
          <table:table-cell table:style-name="ce32" office:value-type="string" calcext:value-type="string">
            <text:p>Mole</text:p>
          </table:table-cell>
          <table:table-cell table:style-name="ce8" table:formula="of:=[.A24]&amp;&quot; &amp; &quot;&amp;[.B24]" office:value-type="string" office:string-value="WM &amp; Mole" calcext:value-type="string">
            <text:p>WM &amp; Mole</text:p>
          </table:table-cell>
          <table:table-cell table:style-name="ce8" table:formula="of:=[.B24]&amp;&quot; &amp; &quot;&amp;[.A24]" office:value-type="string" office:string-value="Mole &amp; WM" calcext:value-type="string">
            <text:p>Mole &amp; WM</text:p>
          </table:table-cell>
          <table:table-cell table:style-name="ce8" table:formula="of:=SUMIF([$'FebMarch 2024'.A$1:.A$1048576];[.C24];[$'FebMarch 2024'.J$1:.J$1048576])+SUMIF([$'FebMarch 2024'.A$1:.A$1048576];[.D24];[$'FebMarch 2024'.J$1:.J$1048576])" office:value-type="float" office:value="2" calcext:value-type="float">
            <text:p>2</text:p>
          </table:table-cell>
          <table:table-cell table:style-name="ce39" table:formula="of:=SUMIF([$'FebMarch 2024'.B$1:.B$1048576];[.C24];[$'FebMarch 2024'.J$1:.J$1048576])+SUMIF([$'FebMarch 2024'.B$1:.B$1048576];[.D24];[$'FebMarch 2024'.J$1:.J$1048576])" office:value-type="float" office:value="0" calcext:value-type="float">
            <text:p>0</text:p>
          </table:table-cell>
          <table:table-cell table:style-name="ce39" table:formula="of:=SUMIF([$'FebMarch 2024'.A$1:.A$1048576];[.C24];[$'FebMarch 2024'.E$1:.E$1048576])+SUMIF([$'FebMarch 2024'.A$1:.A$1048576];[.D24];[$'FebMarch 2024'.E$1:.E$1048576])+SUMIF([$'FebMarch 2024'.B$1:.B$1048576];[.C24];[$'FebMarch 2024'.F$1:.F$1048576])+SUMIF([$'FebMarch 2024'.B$1:.B$1048576];[.D24];[$'FebMarch 2024'.F$1:.F$1048576])" office:value-type="float" office:value="12" calcext:value-type="float">
            <text:p>12</text:p>
          </table:table-cell>
          <table:table-cell table:style-name="ce39" table:formula="of:=SUMIF([$'FebMarch 2024'.A$1:.A$1048576];[.C24];[$'FebMarch 2024'.F$1:.F$1048576])+SUMIF([$'FebMarch 2024'.A$1:.A$1048576];[.D24];[$'FebMarch 2024'.F$1:.F$1048576])+SUMIF([$'FebMarch 2024'.B$1:.B$1048576];[.C24];[$'FebMarch 2024'.E$1:.E$1048576])+SUMIF([$'FebMarch 2024'.B$1:.B$1048576];[.D24];[$'FebMarch 2024'.E$1:.E$1048576])" office:value-type="float" office:value="4" calcext:value-type="float">
            <text:p>4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8" office:value-type="string" calcext:value-type="string">
            <text:p>WM</text:p>
          </table:table-cell>
          <table:table-cell table:style-name="ce33" office:value-type="string" calcext:value-type="string">
            <text:p>Andrew</text:p>
          </table:table-cell>
          <table:table-cell table:style-name="ce8" table:formula="of:=[.A25]&amp;&quot; &amp; &quot;&amp;[.B25]" office:value-type="string" office:string-value="WM &amp; Andrew" calcext:value-type="string">
            <text:p>WM &amp; Andrew</text:p>
          </table:table-cell>
          <table:table-cell table:style-name="ce8" table:formula="of:=[.B25]&amp;&quot; &amp; &quot;&amp;[.A25]" office:value-type="string" office:string-value="Andrew &amp; WM" calcext:value-type="string">
            <text:p>Andrew &amp; WM</text:p>
          </table:table-cell>
          <table:table-cell table:style-name="ce8" table:formula="of:=SUMIF([$'FebMarch 2024'.A$1:.A$1048576];[.C25];[$'FebMarch 2024'.J$1:.J$1048576])+SUMIF([$'FebMarch 2024'.A$1:.A$1048576];[.D25];[$'FebMarch 2024'.J$1:.J$1048576])" office:value-type="float" office:value="7.5" calcext:value-type="float">
            <text:p>7.5</text:p>
          </table:table-cell>
          <table:table-cell table:style-name="ce39" table:formula="of:=SUMIF([$'FebMarch 2024'.B$1:.B$1048576];[.C25];[$'FebMarch 2024'.J$1:.J$1048576])+SUMIF([$'FebMarch 2024'.B$1:.B$1048576];[.D25];[$'FebMarch 2024'.J$1:.J$1048576])" office:value-type="float" office:value="0" calcext:value-type="float">
            <text:p>0</text:p>
          </table:table-cell>
          <table:table-cell table:style-name="ce39" table:formula="of:=SUMIF([$'FebMarch 2024'.A$1:.A$1048576];[.C25];[$'FebMarch 2024'.E$1:.E$1048576])+SUMIF([$'FebMarch 2024'.A$1:.A$1048576];[.D25];[$'FebMarch 2024'.E$1:.E$1048576])+SUMIF([$'FebMarch 2024'.B$1:.B$1048576];[.C25];[$'FebMarch 2024'.F$1:.F$1048576])+SUMIF([$'FebMarch 2024'.B$1:.B$1048576];[.D25];[$'FebMarch 2024'.F$1:.F$1048576])" office:value-type="float" office:value="46" calcext:value-type="float">
            <text:p>46</text:p>
          </table:table-cell>
          <table:table-cell table:style-name="ce39" table:formula="of:=SUMIF([$'FebMarch 2024'.A$1:.A$1048576];[.C25];[$'FebMarch 2024'.F$1:.F$1048576])+SUMIF([$'FebMarch 2024'.A$1:.A$1048576];[.D25];[$'FebMarch 2024'.F$1:.F$1048576])+SUMIF([$'FebMarch 2024'.B$1:.B$1048576];[.C25];[$'FebMarch 2024'.E$1:.E$1048576])+SUMIF([$'FebMarch 2024'.B$1:.B$1048576];[.D25];[$'FebMarch 2024'.E$1:.E$1048576])" office:value-type="float" office:value="19" calcext:value-type="float">
            <text:p>19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8" office:value-type="string" calcext:value-type="string">
            <text:p>WM</text:p>
          </table:table-cell>
          <table:table-cell table:style-name="ce32" office:value-type="string" calcext:value-type="string">
            <text:p>Cadol</text:p>
          </table:table-cell>
          <table:table-cell table:style-name="ce8" table:formula="of:=[.A26]&amp;&quot; &amp; &quot;&amp;[.B26]" office:value-type="string" office:string-value="WM &amp; Cadol" calcext:value-type="string">
            <text:p>WM &amp; Cadol</text:p>
          </table:table-cell>
          <table:table-cell table:style-name="ce8" table:formula="of:=[.B26]&amp;&quot; &amp; &quot;&amp;[.A26]" office:value-type="string" office:string-value="Cadol &amp; WM" calcext:value-type="string">
            <text:p>Cadol &amp; WM</text:p>
          </table:table-cell>
          <table:table-cell table:style-name="ce8" table:formula="of:=SUMIF([$'FebMarch 2024'.A$1:.A$1048576];[.C26];[$'FebMarch 2024'.J$1:.J$1048576])+SUMIF([$'FebMarch 2024'.A$1:.A$1048576];[.D26];[$'FebMarch 2024'.J$1:.J$1048576])" office:value-type="float" office:value="1" calcext:value-type="float">
            <text:p>1</text:p>
          </table:table-cell>
          <table:table-cell table:style-name="ce39" table:formula="of:=SUMIF([$'FebMarch 2024'.B$1:.B$1048576];[.C26];[$'FebMarch 2024'.J$1:.J$1048576])+SUMIF([$'FebMarch 2024'.B$1:.B$1048576];[.D26];[$'FebMarch 2024'.J$1:.J$1048576])" office:value-type="float" office:value="1" calcext:value-type="float">
            <text:p>1</text:p>
          </table:table-cell>
          <table:table-cell table:style-name="ce39" table:formula="of:=SUMIF([$'FebMarch 2024'.A$1:.A$1048576];[.C26];[$'FebMarch 2024'.E$1:.E$1048576])+SUMIF([$'FebMarch 2024'.A$1:.A$1048576];[.D26];[$'FebMarch 2024'.E$1:.E$1048576])+SUMIF([$'FebMarch 2024'.B$1:.B$1048576];[.C26];[$'FebMarch 2024'.F$1:.F$1048576])+SUMIF([$'FebMarch 2024'.B$1:.B$1048576];[.D26];[$'FebMarch 2024'.F$1:.F$1048576])" office:value-type="float" office:value="7" calcext:value-type="float">
            <text:p>7</text:p>
          </table:table-cell>
          <table:table-cell table:style-name="ce39" table:formula="of:=SUMIF([$'FebMarch 2024'.A$1:.A$1048576];[.C26];[$'FebMarch 2024'.F$1:.F$1048576])+SUMIF([$'FebMarch 2024'.A$1:.A$1048576];[.D26];[$'FebMarch 2024'.F$1:.F$1048576])+SUMIF([$'FebMarch 2024'.B$1:.B$1048576];[.C26];[$'FebMarch 2024'.E$1:.E$1048576])+SUMIF([$'FebMarch 2024'.B$1:.B$1048576];[.D26];[$'FebMarch 2024'.E$1:.E$1048576])" office:value-type="float" office:value="10" calcext:value-type="float">
            <text:p>10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8" office:value-type="string" calcext:value-type="string">
            <text:p>Chi</text:p>
          </table:table-cell>
          <table:table-cell table:style-name="ce32" office:value-type="string" calcext:value-type="string">
            <text:p>SG</text:p>
          </table:table-cell>
          <table:table-cell table:style-name="ce8" table:formula="of:=[.A27]&amp;&quot; &amp; &quot;&amp;[.B27]" office:value-type="string" office:string-value="Chi &amp; SG" calcext:value-type="string">
            <text:p>Chi &amp; SG</text:p>
          </table:table-cell>
          <table:table-cell table:style-name="ce8" table:formula="of:=[.B27]&amp;&quot; &amp; &quot;&amp;[.A27]" office:value-type="string" office:string-value="SG &amp; Chi" calcext:value-type="string">
            <text:p>SG &amp; Chi</text:p>
          </table:table-cell>
          <table:table-cell table:style-name="ce8" table:formula="of:=SUMIF([$'FebMarch 2024'.A$1:.A$1048576];[.C27];[$'FebMarch 2024'.J$1:.J$1048576])+SUMIF([$'FebMarch 2024'.A$1:.A$1048576];[.D27];[$'FebMarch 2024'.J$1:.J$1048576])" office:value-type="float" office:value="0" calcext:value-type="float">
            <text:p>0</text:p>
          </table:table-cell>
          <table:table-cell table:style-name="ce39" table:formula="of:=SUMIF([$'FebMarch 2024'.B$1:.B$1048576];[.C27];[$'FebMarch 2024'.J$1:.J$1048576])+SUMIF([$'FebMarch 2024'.B$1:.B$1048576];[.D27];[$'FebMarch 2024'.J$1:.J$1048576])" office:value-type="float" office:value="5" calcext:value-type="float">
            <text:p>5</text:p>
          </table:table-cell>
          <table:table-cell table:style-name="ce39" table:formula="of:=SUMIF([$'FebMarch 2024'.A$1:.A$1048576];[.C27];[$'FebMarch 2024'.E$1:.E$1048576])+SUMIF([$'FebMarch 2024'.A$1:.A$1048576];[.D27];[$'FebMarch 2024'.E$1:.E$1048576])+SUMIF([$'FebMarch 2024'.B$1:.B$1048576];[.C27];[$'FebMarch 2024'.F$1:.F$1048576])+SUMIF([$'FebMarch 2024'.B$1:.B$1048576];[.D27];[$'FebMarch 2024'.F$1:.F$1048576])" office:value-type="float" office:value="21" calcext:value-type="float">
            <text:p>21</text:p>
          </table:table-cell>
          <table:table-cell table:style-name="ce39" table:formula="of:=SUMIF([$'FebMarch 2024'.A$1:.A$1048576];[.C27];[$'FebMarch 2024'.F$1:.F$1048576])+SUMIF([$'FebMarch 2024'.A$1:.A$1048576];[.D27];[$'FebMarch 2024'.F$1:.F$1048576])+SUMIF([$'FebMarch 2024'.B$1:.B$1048576];[.C27];[$'FebMarch 2024'.E$1:.E$1048576])+SUMIF([$'FebMarch 2024'.B$1:.B$1048576];[.D27];[$'FebMarch 2024'.E$1:.E$1048576])" office:value-type="float" office:value="31" calcext:value-type="float">
            <text:p>31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8" office:value-type="string" calcext:value-type="string">
            <text:p>Chi</text:p>
          </table:table-cell>
          <table:table-cell table:style-name="ce32" office:value-type="string" calcext:value-type="string">
            <text:p>Mike</text:p>
          </table:table-cell>
          <table:table-cell table:style-name="ce8" table:formula="of:=[.A28]&amp;&quot; &amp; &quot;&amp;[.B28]" office:value-type="string" office:string-value="Chi &amp; Mike" calcext:value-type="string">
            <text:p>Chi &amp; Mike</text:p>
          </table:table-cell>
          <table:table-cell table:style-name="ce8" table:formula="of:=[.B28]&amp;&quot; &amp; &quot;&amp;[.A28]" office:value-type="string" office:string-value="Mike &amp; Chi" calcext:value-type="string">
            <text:p>Mike &amp; Chi</text:p>
          </table:table-cell>
          <table:table-cell table:style-name="ce8" table:formula="of:=SUMIF([$'FebMarch 2024'.A$1:.A$1048576];[.C28];[$'FebMarch 2024'.J$1:.J$1048576])+SUMIF([$'FebMarch 2024'.A$1:.A$1048576];[.D28];[$'FebMarch 2024'.J$1:.J$1048576])" office:value-type="float" office:value="1" calcext:value-type="float">
            <text:p>1</text:p>
          </table:table-cell>
          <table:table-cell table:style-name="ce39" table:formula="of:=SUMIF([$'FebMarch 2024'.B$1:.B$1048576];[.C28];[$'FebMarch 2024'.J$1:.J$1048576])+SUMIF([$'FebMarch 2024'.B$1:.B$1048576];[.D28];[$'FebMarch 2024'.J$1:.J$1048576])" office:value-type="float" office:value="5" calcext:value-type="float">
            <text:p>5</text:p>
          </table:table-cell>
          <table:table-cell table:style-name="ce39" table:formula="of:=SUMIF([$'FebMarch 2024'.A$1:.A$1048576];[.C28];[$'FebMarch 2024'.E$1:.E$1048576])+SUMIF([$'FebMarch 2024'.A$1:.A$1048576];[.D28];[$'FebMarch 2024'.E$1:.E$1048576])+SUMIF([$'FebMarch 2024'.B$1:.B$1048576];[.C28];[$'FebMarch 2024'.F$1:.F$1048576])+SUMIF([$'FebMarch 2024'.B$1:.B$1048576];[.D28];[$'FebMarch 2024'.F$1:.F$1048576])" office:value-type="float" office:value="24" calcext:value-type="float">
            <text:p>24</text:p>
          </table:table-cell>
          <table:table-cell table:style-name="ce39" table:formula="of:=SUMIF([$'FebMarch 2024'.A$1:.A$1048576];[.C28];[$'FebMarch 2024'.F$1:.F$1048576])+SUMIF([$'FebMarch 2024'.A$1:.A$1048576];[.D28];[$'FebMarch 2024'.F$1:.F$1048576])+SUMIF([$'FebMarch 2024'.B$1:.B$1048576];[.C28];[$'FebMarch 2024'.E$1:.E$1048576])+SUMIF([$'FebMarch 2024'.B$1:.B$1048576];[.D28];[$'FebMarch 2024'.E$1:.E$1048576])" office:value-type="float" office:value="35" calcext:value-type="float">
            <text:p>35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8" office:value-type="string" calcext:value-type="string">
            <text:p>Chi</text:p>
          </table:table-cell>
          <table:table-cell table:style-name="ce32" office:value-type="string" calcext:value-type="string">
            <text:p>DT</text:p>
          </table:table-cell>
          <table:table-cell table:style-name="ce8" table:formula="of:=[.A29]&amp;&quot; &amp; &quot;&amp;[.B29]" office:value-type="string" office:string-value="Chi &amp; DT" calcext:value-type="string">
            <text:p>Chi &amp; DT</text:p>
          </table:table-cell>
          <table:table-cell table:style-name="ce8" table:formula="of:=[.B29]&amp;&quot; &amp; &quot;&amp;[.A29]" office:value-type="string" office:string-value="DT &amp; Chi" calcext:value-type="string">
            <text:p>DT &amp; Chi</text:p>
          </table:table-cell>
          <table:table-cell table:style-name="ce8" table:formula="of:=SUMIF([$'FebMarch 2024'.A$1:.A$1048576];[.C29];[$'FebMarch 2024'.J$1:.J$1048576])+SUMIF([$'FebMarch 2024'.A$1:.A$1048576];[.D29];[$'FebMarch 2024'.J$1:.J$1048576])" office:value-type="float" office:value="0" calcext:value-type="float">
            <text:p>0</text:p>
          </table:table-cell>
          <table:table-cell table:style-name="ce39" table:formula="of:=SUMIF([$'FebMarch 2024'.B$1:.B$1048576];[.C29];[$'FebMarch 2024'.J$1:.J$1048576])+SUMIF([$'FebMarch 2024'.B$1:.B$1048576];[.D29];[$'FebMarch 2024'.J$1:.J$1048576])" office:value-type="float" office:value="2" calcext:value-type="float">
            <text:p>2</text:p>
          </table:table-cell>
          <table:table-cell table:style-name="ce39" table:formula="of:=SUMIF([$'FebMarch 2024'.A$1:.A$1048576];[.C29];[$'FebMarch 2024'.E$1:.E$1048576])+SUMIF([$'FebMarch 2024'.A$1:.A$1048576];[.D29];[$'FebMarch 2024'.E$1:.E$1048576])+SUMIF([$'FebMarch 2024'.B$1:.B$1048576];[.C29];[$'FebMarch 2024'.F$1:.F$1048576])+SUMIF([$'FebMarch 2024'.B$1:.B$1048576];[.D29];[$'FebMarch 2024'.F$1:.F$1048576])" office:value-type="float" office:value="2" calcext:value-type="float">
            <text:p>2</text:p>
          </table:table-cell>
          <table:table-cell table:style-name="ce39" table:formula="of:=SUMIF([$'FebMarch 2024'.A$1:.A$1048576];[.C29];[$'FebMarch 2024'.F$1:.F$1048576])+SUMIF([$'FebMarch 2024'.A$1:.A$1048576];[.D29];[$'FebMarch 2024'.F$1:.F$1048576])+SUMIF([$'FebMarch 2024'.B$1:.B$1048576];[.C29];[$'FebMarch 2024'.E$1:.E$1048576])+SUMIF([$'FebMarch 2024'.B$1:.B$1048576];[.D29];[$'FebMarch 2024'.E$1:.E$1048576])" office:value-type="float" office:value="12" calcext:value-type="float">
            <text:p>12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8" office:value-type="string" calcext:value-type="string">
            <text:p>Chi</text:p>
          </table:table-cell>
          <table:table-cell table:style-name="ce32" office:value-type="string" calcext:value-type="string">
            <text:p>Kita</text:p>
          </table:table-cell>
          <table:table-cell table:style-name="ce8" table:formula="of:=[.A30]&amp;&quot; &amp; &quot;&amp;[.B30]" office:value-type="string" office:string-value="Chi &amp; Kita" calcext:value-type="string">
            <text:p>Chi &amp; Kita</text:p>
          </table:table-cell>
          <table:table-cell table:style-name="ce8" table:formula="of:=[.B30]&amp;&quot; &amp; &quot;&amp;[.A30]" office:value-type="string" office:string-value="Kita &amp; Chi" calcext:value-type="string">
            <text:p>Kita &amp; Chi</text:p>
          </table:table-cell>
          <table:table-cell table:style-name="ce8" table:formula="of:=SUMIF([$'FebMarch 2024'.A$1:.A$1048576];[.C30];[$'FebMarch 2024'.J$1:.J$1048576])+SUMIF([$'FebMarch 2024'.A$1:.A$1048576];[.D30];[$'FebMarch 2024'.J$1:.J$1048576])" office:value-type="float" office:value="0" calcext:value-type="float">
            <text:p>0</text:p>
          </table:table-cell>
          <table:table-cell table:style-name="ce39" table:formula="of:=SUMIF([$'FebMarch 2024'.B$1:.B$1048576];[.C30];[$'FebMarch 2024'.J$1:.J$1048576])+SUMIF([$'FebMarch 2024'.B$1:.B$1048576];[.D30];[$'FebMarch 2024'.J$1:.J$1048576])" office:value-type="float" office:value="2" calcext:value-type="float">
            <text:p>2</text:p>
          </table:table-cell>
          <table:table-cell table:style-name="ce39" table:formula="of:=SUMIF([$'FebMarch 2024'.A$1:.A$1048576];[.C30];[$'FebMarch 2024'.E$1:.E$1048576])+SUMIF([$'FebMarch 2024'.A$1:.A$1048576];[.D30];[$'FebMarch 2024'.E$1:.E$1048576])+SUMIF([$'FebMarch 2024'.B$1:.B$1048576];[.C30];[$'FebMarch 2024'.F$1:.F$1048576])+SUMIF([$'FebMarch 2024'.B$1:.B$1048576];[.D30];[$'FebMarch 2024'.F$1:.F$1048576])" office:value-type="float" office:value="6" calcext:value-type="float">
            <text:p>6</text:p>
          </table:table-cell>
          <table:table-cell table:style-name="ce39" table:formula="of:=SUMIF([$'FebMarch 2024'.A$1:.A$1048576];[.C30];[$'FebMarch 2024'.F$1:.F$1048576])+SUMIF([$'FebMarch 2024'.A$1:.A$1048576];[.D30];[$'FebMarch 2024'.F$1:.F$1048576])+SUMIF([$'FebMarch 2024'.B$1:.B$1048576];[.C30];[$'FebMarch 2024'.E$1:.E$1048576])+SUMIF([$'FebMarch 2024'.B$1:.B$1048576];[.D30];[$'FebMarch 2024'.E$1:.E$1048576])" office:value-type="float" office:value="12" calcext:value-type="float">
            <text:p>12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8" office:value-type="string" calcext:value-type="string">
            <text:p>Chi</text:p>
          </table:table-cell>
          <table:table-cell table:style-name="ce32" office:value-type="string" calcext:value-type="string">
            <text:p>Batty</text:p>
          </table:table-cell>
          <table:table-cell table:style-name="ce8" table:formula="of:=[.A31]&amp;&quot; &amp; &quot;&amp;[.B31]" office:value-type="string" office:string-value="Chi &amp; Batty" calcext:value-type="string">
            <text:p>Chi &amp; Batty</text:p>
          </table:table-cell>
          <table:table-cell table:style-name="ce8" table:formula="of:=[.B31]&amp;&quot; &amp; &quot;&amp;[.A31]" office:value-type="string" office:string-value="Batty &amp; Chi" calcext:value-type="string">
            <text:p>Batty &amp; Chi</text:p>
          </table:table-cell>
          <table:table-cell table:style-name="ce8" table:formula="of:=SUMIF([$'FebMarch 2024'.A$1:.A$1048576];[.C31];[$'FebMarch 2024'.J$1:.J$1048576])+SUMIF([$'FebMarch 2024'.A$1:.A$1048576];[.D31];[$'FebMarch 2024'.J$1:.J$1048576])" office:value-type="float" office:value="1" calcext:value-type="float">
            <text:p>1</text:p>
          </table:table-cell>
          <table:table-cell table:style-name="ce39" table:formula="of:=SUMIF([$'FebMarch 2024'.B$1:.B$1048576];[.C31];[$'FebMarch 2024'.J$1:.J$1048576])+SUMIF([$'FebMarch 2024'.B$1:.B$1048576];[.D31];[$'FebMarch 2024'.J$1:.J$1048576])" office:value-type="float" office:value="3" calcext:value-type="float">
            <text:p>3</text:p>
          </table:table-cell>
          <table:table-cell table:style-name="ce39" table:formula="of:=SUMIF([$'FebMarch 2024'.A$1:.A$1048576];[.C31];[$'FebMarch 2024'.E$1:.E$1048576])+SUMIF([$'FebMarch 2024'.A$1:.A$1048576];[.D31];[$'FebMarch 2024'.E$1:.E$1048576])+SUMIF([$'FebMarch 2024'.B$1:.B$1048576];[.C31];[$'FebMarch 2024'.F$1:.F$1048576])+SUMIF([$'FebMarch 2024'.B$1:.B$1048576];[.D31];[$'FebMarch 2024'.F$1:.F$1048576])" office:value-type="float" office:value="15" calcext:value-type="float">
            <text:p>15</text:p>
          </table:table-cell>
          <table:table-cell table:style-name="ce39" table:formula="of:=SUMIF([$'FebMarch 2024'.A$1:.A$1048576];[.C31];[$'FebMarch 2024'.F$1:.F$1048576])+SUMIF([$'FebMarch 2024'.A$1:.A$1048576];[.D31];[$'FebMarch 2024'.F$1:.F$1048576])+SUMIF([$'FebMarch 2024'.B$1:.B$1048576];[.C31];[$'FebMarch 2024'.E$1:.E$1048576])+SUMIF([$'FebMarch 2024'.B$1:.B$1048576];[.D31];[$'FebMarch 2024'.E$1:.E$1048576])" office:value-type="float" office:value="20" calcext:value-type="float">
            <text:p>20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8" office:value-type="string" calcext:value-type="string">
            <text:p>Chi</text:p>
          </table:table-cell>
          <table:table-cell table:style-name="ce32" office:value-type="string" calcext:value-type="string">
            <text:p>Mole</text:p>
          </table:table-cell>
          <table:table-cell table:style-name="ce8" table:formula="of:=[.A32]&amp;&quot; &amp; &quot;&amp;[.B32]" office:value-type="string" office:string-value="Chi &amp; Mole" calcext:value-type="string">
            <text:p>Chi &amp; Mole</text:p>
          </table:table-cell>
          <table:table-cell table:style-name="ce8" table:formula="of:=[.B32]&amp;&quot; &amp; &quot;&amp;[.A32]" office:value-type="string" office:string-value="Mole &amp; Chi" calcext:value-type="string">
            <text:p>Mole &amp; Chi</text:p>
          </table:table-cell>
          <table:table-cell table:style-name="ce8" table:formula="of:=SUMIF([$'FebMarch 2024'.A$1:.A$1048576];[.C32];[$'FebMarch 2024'.J$1:.J$1048576])+SUMIF([$'FebMarch 2024'.A$1:.A$1048576];[.D32];[$'FebMarch 2024'.J$1:.J$1048576])" office:value-type="float" office:value="0" calcext:value-type="float">
            <text:p>0</text:p>
          </table:table-cell>
          <table:table-cell table:style-name="ce39" table:formula="of:=SUMIF([$'FebMarch 2024'.B$1:.B$1048576];[.C32];[$'FebMarch 2024'.J$1:.J$1048576])+SUMIF([$'FebMarch 2024'.B$1:.B$1048576];[.D32];[$'FebMarch 2024'.J$1:.J$1048576])" office:value-type="float" office:value="1" calcext:value-type="float">
            <text:p>1</text:p>
          </table:table-cell>
          <table:table-cell table:style-name="ce39" table:formula="of:=SUMIF([$'FebMarch 2024'.A$1:.A$1048576];[.C32];[$'FebMarch 2024'.E$1:.E$1048576])+SUMIF([$'FebMarch 2024'.A$1:.A$1048576];[.D32];[$'FebMarch 2024'.E$1:.E$1048576])+SUMIF([$'FebMarch 2024'.B$1:.B$1048576];[.C32];[$'FebMarch 2024'.F$1:.F$1048576])+SUMIF([$'FebMarch 2024'.B$1:.B$1048576];[.D32];[$'FebMarch 2024'.F$1:.F$1048576])" office:value-type="float" office:value="1" calcext:value-type="float">
            <text:p>1</text:p>
          </table:table-cell>
          <table:table-cell table:style-name="ce39" table:formula="of:=SUMIF([$'FebMarch 2024'.A$1:.A$1048576];[.C32];[$'FebMarch 2024'.F$1:.F$1048576])+SUMIF([$'FebMarch 2024'.A$1:.A$1048576];[.D32];[$'FebMarch 2024'.F$1:.F$1048576])+SUMIF([$'FebMarch 2024'.B$1:.B$1048576];[.C32];[$'FebMarch 2024'.E$1:.E$1048576])+SUMIF([$'FebMarch 2024'.B$1:.B$1048576];[.D32];[$'FebMarch 2024'.E$1:.E$1048576])" office:value-type="float" office:value="6" calcext:value-type="float">
            <text:p>6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8" office:value-type="string" calcext:value-type="string">
            <text:p>Chi</text:p>
          </table:table-cell>
          <table:table-cell table:style-name="ce33" office:value-type="string" calcext:value-type="string">
            <text:p>Andrew</text:p>
          </table:table-cell>
          <table:table-cell table:style-name="ce8" table:formula="of:=[.A33]&amp;&quot; &amp; &quot;&amp;[.B33]" office:value-type="string" office:string-value="Chi &amp; Andrew" calcext:value-type="string">
            <text:p>Chi &amp; Andrew</text:p>
          </table:table-cell>
          <table:table-cell table:style-name="ce8" table:formula="of:=[.B33]&amp;&quot; &amp; &quot;&amp;[.A33]" office:value-type="string" office:string-value="Andrew &amp; Chi" calcext:value-type="string">
            <text:p>Andrew &amp; Chi</text:p>
          </table:table-cell>
          <table:table-cell table:style-name="ce8" table:formula="of:=SUMIF([$'FebMarch 2024'.A$1:.A$1048576];[.C33];[$'FebMarch 2024'.J$1:.J$1048576])+SUMIF([$'FebMarch 2024'.A$1:.A$1048576];[.D33];[$'FebMarch 2024'.J$1:.J$1048576])" office:value-type="float" office:value="1.5" calcext:value-type="float">
            <text:p>1.5</text:p>
          </table:table-cell>
          <table:table-cell table:style-name="ce39" table:formula="of:=SUMIF([$'FebMarch 2024'.B$1:.B$1048576];[.C33];[$'FebMarch 2024'.J$1:.J$1048576])+SUMIF([$'FebMarch 2024'.B$1:.B$1048576];[.D33];[$'FebMarch 2024'.J$1:.J$1048576])" office:value-type="float" office:value="7.5" calcext:value-type="float">
            <text:p>7.5</text:p>
          </table:table-cell>
          <table:table-cell table:style-name="ce39" table:formula="of:=SUMIF([$'FebMarch 2024'.A$1:.A$1048576];[.C33];[$'FebMarch 2024'.E$1:.E$1048576])+SUMIF([$'FebMarch 2024'.A$1:.A$1048576];[.D33];[$'FebMarch 2024'.E$1:.E$1048576])+SUMIF([$'FebMarch 2024'.B$1:.B$1048576];[.C33];[$'FebMarch 2024'.F$1:.F$1048576])+SUMIF([$'FebMarch 2024'.B$1:.B$1048576];[.D33];[$'FebMarch 2024'.F$1:.F$1048576])" office:value-type="float" office:value="36" calcext:value-type="float">
            <text:p>36</text:p>
          </table:table-cell>
          <table:table-cell table:style-name="ce39" table:formula="of:=SUMIF([$'FebMarch 2024'.A$1:.A$1048576];[.C33];[$'FebMarch 2024'.F$1:.F$1048576])+SUMIF([$'FebMarch 2024'.A$1:.A$1048576];[.D33];[$'FebMarch 2024'.F$1:.F$1048576])+SUMIF([$'FebMarch 2024'.B$1:.B$1048576];[.C33];[$'FebMarch 2024'.E$1:.E$1048576])+SUMIF([$'FebMarch 2024'.B$1:.B$1048576];[.D33];[$'FebMarch 2024'.E$1:.E$1048576])" office:value-type="float" office:value="48" calcext:value-type="float">
            <text:p>48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8" office:value-type="string" calcext:value-type="string">
            <text:p>Chi</text:p>
          </table:table-cell>
          <table:table-cell table:style-name="ce32" office:value-type="string" calcext:value-type="string">
            <text:p>Cadol</text:p>
          </table:table-cell>
          <table:table-cell table:style-name="ce8" table:formula="of:=[.A34]&amp;&quot; &amp; &quot;&amp;[.B34]" office:value-type="string" office:string-value="Chi &amp; Cadol" calcext:value-type="string">
            <text:p>Chi &amp; Cadol</text:p>
          </table:table-cell>
          <table:table-cell table:style-name="ce8" table:formula="of:=[.B34]&amp;&quot; &amp; &quot;&amp;[.A34]" office:value-type="string" office:string-value="Cadol &amp; Chi" calcext:value-type="string">
            <text:p>Cadol &amp; Chi</text:p>
          </table:table-cell>
          <table:table-cell table:style-name="ce8" table:formula="of:=SUMIF([$'FebMarch 2024'.A$1:.A$1048576];[.C34];[$'FebMarch 2024'.J$1:.J$1048576])+SUMIF([$'FebMarch 2024'.A$1:.A$1048576];[.D34];[$'FebMarch 2024'.J$1:.J$1048576])" office:value-type="float" office:value="0" calcext:value-type="float">
            <text:p>0</text:p>
          </table:table-cell>
          <table:table-cell table:style-name="ce39" table:formula="of:=SUMIF([$'FebMarch 2024'.B$1:.B$1048576];[.C34];[$'FebMarch 2024'.J$1:.J$1048576])+SUMIF([$'FebMarch 2024'.B$1:.B$1048576];[.D34];[$'FebMarch 2024'.J$1:.J$1048576])" office:value-type="float" office:value="2" calcext:value-type="float">
            <text:p>2</text:p>
          </table:table-cell>
          <table:table-cell table:style-name="ce39" table:formula="of:=SUMIF([$'FebMarch 2024'.A$1:.A$1048576];[.C34];[$'FebMarch 2024'.E$1:.E$1048576])+SUMIF([$'FebMarch 2024'.A$1:.A$1048576];[.D34];[$'FebMarch 2024'.E$1:.E$1048576])+SUMIF([$'FebMarch 2024'.B$1:.B$1048576];[.C34];[$'FebMarch 2024'.F$1:.F$1048576])+SUMIF([$'FebMarch 2024'.B$1:.B$1048576];[.D34];[$'FebMarch 2024'.F$1:.F$1048576])" office:value-type="float" office:value="2" calcext:value-type="float">
            <text:p>2</text:p>
          </table:table-cell>
          <table:table-cell table:style-name="ce39" table:formula="of:=SUMIF([$'FebMarch 2024'.A$1:.A$1048576];[.C34];[$'FebMarch 2024'.F$1:.F$1048576])+SUMIF([$'FebMarch 2024'.A$1:.A$1048576];[.D34];[$'FebMarch 2024'.F$1:.F$1048576])+SUMIF([$'FebMarch 2024'.B$1:.B$1048576];[.C34];[$'FebMarch 2024'.E$1:.E$1048576])+SUMIF([$'FebMarch 2024'.B$1:.B$1048576];[.D34];[$'FebMarch 2024'.E$1:.E$1048576])" office:value-type="float" office:value="12" calcext:value-type="float">
            <text:p>12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8" office:value-type="string" calcext:value-type="string">
            <text:p>SG</text:p>
          </table:table-cell>
          <table:table-cell table:style-name="ce32" office:value-type="string" calcext:value-type="string">
            <text:p>Mike</text:p>
          </table:table-cell>
          <table:table-cell table:style-name="ce8" table:formula="of:=[.A35]&amp;&quot; &amp; &quot;&amp;[.B35]" office:value-type="string" office:string-value="SG &amp; Mike" calcext:value-type="string">
            <text:p>SG &amp; Mike</text:p>
          </table:table-cell>
          <table:table-cell table:style-name="ce8" table:formula="of:=[.B35]&amp;&quot; &amp; &quot;&amp;[.A35]" office:value-type="string" office:string-value="Mike &amp; SG" calcext:value-type="string">
            <text:p>Mike &amp; SG</text:p>
          </table:table-cell>
          <table:table-cell table:style-name="ce8" table:formula="of:=SUMIF([$'FebMarch 2024'.A$1:.A$1048576];[.C35];[$'FebMarch 2024'.J$1:.J$1048576])+SUMIF([$'FebMarch 2024'.A$1:.A$1048576];[.D35];[$'FebMarch 2024'.J$1:.J$1048576])" office:value-type="float" office:value="0" calcext:value-type="float">
            <text:p>0</text:p>
          </table:table-cell>
          <table:table-cell table:style-name="ce39" table:formula="of:=SUMIF([$'FebMarch 2024'.B$1:.B$1048576];[.C35];[$'FebMarch 2024'.J$1:.J$1048576])+SUMIF([$'FebMarch 2024'.B$1:.B$1048576];[.D35];[$'FebMarch 2024'.J$1:.J$1048576])" office:value-type="float" office:value="2" calcext:value-type="float">
            <text:p>2</text:p>
          </table:table-cell>
          <table:table-cell table:style-name="ce39" table:formula="of:=SUMIF([$'FebMarch 2024'.A$1:.A$1048576];[.C35];[$'FebMarch 2024'.E$1:.E$1048576])+SUMIF([$'FebMarch 2024'.A$1:.A$1048576];[.D35];[$'FebMarch 2024'.E$1:.E$1048576])+SUMIF([$'FebMarch 2024'.B$1:.B$1048576];[.C35];[$'FebMarch 2024'.F$1:.F$1048576])+SUMIF([$'FebMarch 2024'.B$1:.B$1048576];[.D35];[$'FebMarch 2024'.F$1:.F$1048576])" office:value-type="float" office:value="2" calcext:value-type="float">
            <text:p>2</text:p>
          </table:table-cell>
          <table:table-cell table:style-name="ce39" table:formula="of:=SUMIF([$'FebMarch 2024'.A$1:.A$1048576];[.C35];[$'FebMarch 2024'.F$1:.F$1048576])+SUMIF([$'FebMarch 2024'.A$1:.A$1048576];[.D35];[$'FebMarch 2024'.F$1:.F$1048576])+SUMIF([$'FebMarch 2024'.B$1:.B$1048576];[.C35];[$'FebMarch 2024'.E$1:.E$1048576])+SUMIF([$'FebMarch 2024'.B$1:.B$1048576];[.D35];[$'FebMarch 2024'.E$1:.E$1048576])" office:value-type="float" office:value="12" calcext:value-type="float">
            <text:p>12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8" office:value-type="string" calcext:value-type="string">
            <text:p>SG</text:p>
          </table:table-cell>
          <table:table-cell table:style-name="ce32" office:value-type="string" calcext:value-type="string">
            <text:p>Chi</text:p>
          </table:table-cell>
          <table:table-cell table:style-name="ce8" table:formula="of:=[.A36]&amp;&quot; &amp; &quot;&amp;[.B36]" office:value-type="string" office:string-value="SG &amp; Chi" calcext:value-type="string">
            <text:p>SG &amp; Chi</text:p>
          </table:table-cell>
          <table:table-cell table:style-name="ce8" table:formula="of:=[.B36]&amp;&quot; &amp; &quot;&amp;[.A36]" office:value-type="string" office:string-value="Chi &amp; SG" calcext:value-type="string">
            <text:p>Chi &amp; SG</text:p>
          </table:table-cell>
          <table:table-cell table:style-name="ce8" table:formula="of:=SUMIF([$'FebMarch 2024'.A$1:.A$1048576];[.C36];[$'FebMarch 2024'.J$1:.J$1048576])+SUMIF([$'FebMarch 2024'.A$1:.A$1048576];[.D36];[$'FebMarch 2024'.J$1:.J$1048576])" office:value-type="float" office:value="0" calcext:value-type="float">
            <text:p>0</text:p>
          </table:table-cell>
          <table:table-cell table:style-name="ce39" table:formula="of:=SUMIF([$'FebMarch 2024'.B$1:.B$1048576];[.C36];[$'FebMarch 2024'.J$1:.J$1048576])+SUMIF([$'FebMarch 2024'.B$1:.B$1048576];[.D36];[$'FebMarch 2024'.J$1:.J$1048576])" office:value-type="float" office:value="5" calcext:value-type="float">
            <text:p>5</text:p>
          </table:table-cell>
          <table:table-cell table:style-name="ce39" table:formula="of:=SUMIF([$'FebMarch 2024'.A$1:.A$1048576];[.C36];[$'FebMarch 2024'.E$1:.E$1048576])+SUMIF([$'FebMarch 2024'.A$1:.A$1048576];[.D36];[$'FebMarch 2024'.E$1:.E$1048576])+SUMIF([$'FebMarch 2024'.B$1:.B$1048576];[.C36];[$'FebMarch 2024'.F$1:.F$1048576])+SUMIF([$'FebMarch 2024'.B$1:.B$1048576];[.D36];[$'FebMarch 2024'.F$1:.F$1048576])" office:value-type="float" office:value="21" calcext:value-type="float">
            <text:p>21</text:p>
          </table:table-cell>
          <table:table-cell table:style-name="ce39" table:formula="of:=SUMIF([$'FebMarch 2024'.A$1:.A$1048576];[.C36];[$'FebMarch 2024'.F$1:.F$1048576])+SUMIF([$'FebMarch 2024'.A$1:.A$1048576];[.D36];[$'FebMarch 2024'.F$1:.F$1048576])+SUMIF([$'FebMarch 2024'.B$1:.B$1048576];[.C36];[$'FebMarch 2024'.E$1:.E$1048576])+SUMIF([$'FebMarch 2024'.B$1:.B$1048576];[.D36];[$'FebMarch 2024'.E$1:.E$1048576])" office:value-type="float" office:value="31" calcext:value-type="float">
            <text:p>31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8" office:value-type="string" calcext:value-type="string">
            <text:p>SG</text:p>
          </table:table-cell>
          <table:table-cell table:style-name="ce32" office:value-type="string" calcext:value-type="string">
            <text:p>DT</text:p>
          </table:table-cell>
          <table:table-cell table:style-name="ce8" table:formula="of:=[.A37]&amp;&quot; &amp; &quot;&amp;[.B37]" office:value-type="string" office:string-value="SG &amp; DT" calcext:value-type="string">
            <text:p>SG &amp; DT</text:p>
          </table:table-cell>
          <table:table-cell table:style-name="ce8" table:formula="of:=[.B37]&amp;&quot; &amp; &quot;&amp;[.A37]" office:value-type="string" office:string-value="DT &amp; SG" calcext:value-type="string">
            <text:p>DT &amp; SG</text:p>
          </table:table-cell>
          <table:table-cell table:style-name="ce8" table:formula="of:=SUMIF([$'FebMarch 2024'.A$1:.A$1048576];[.C37];[$'FebMarch 2024'.J$1:.J$1048576])+SUMIF([$'FebMarch 2024'.A$1:.A$1048576];[.D37];[$'FebMarch 2024'.J$1:.J$1048576])" office:value-type="float" office:value="0" calcext:value-type="float">
            <text:p>0</text:p>
          </table:table-cell>
          <table:table-cell table:style-name="ce39" table:formula="of:=SUMIF([$'FebMarch 2024'.B$1:.B$1048576];[.C37];[$'FebMarch 2024'.J$1:.J$1048576])+SUMIF([$'FebMarch 2024'.B$1:.B$1048576];[.D37];[$'FebMarch 2024'.J$1:.J$1048576])" office:value-type="float" office:value="0" calcext:value-type="float">
            <text:p>0</text:p>
          </table:table-cell>
          <table:table-cell table:style-name="ce39" table:formula="of:=SUMIF([$'FebMarch 2024'.A$1:.A$1048576];[.C37];[$'FebMarch 2024'.E$1:.E$1048576])+SUMIF([$'FebMarch 2024'.A$1:.A$1048576];[.D37];[$'FebMarch 2024'.E$1:.E$1048576])+SUMIF([$'FebMarch 2024'.B$1:.B$1048576];[.C37];[$'FebMarch 2024'.F$1:.F$1048576])+SUMIF([$'FebMarch 2024'.B$1:.B$1048576];[.D37];[$'FebMarch 2024'.F$1:.F$1048576])" office:value-type="float" office:value="0" calcext:value-type="float">
            <text:p>0</text:p>
          </table:table-cell>
          <table:table-cell table:style-name="ce39" table:formula="of:=SUMIF([$'FebMarch 2024'.A$1:.A$1048576];[.C37];[$'FebMarch 2024'.F$1:.F$1048576])+SUMIF([$'FebMarch 2024'.A$1:.A$1048576];[.D37];[$'FebMarch 2024'.F$1:.F$1048576])+SUMIF([$'FebMarch 2024'.B$1:.B$1048576];[.C37];[$'FebMarch 2024'.E$1:.E$1048576])+SUMIF([$'FebMarch 2024'.B$1:.B$1048576];[.D37];[$'FebMarch 2024'.E$1:.E$1048576])" office:value-type="float" office:value="0" calcext:value-type="float">
            <text:p>0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8" office:value-type="string" calcext:value-type="string">
            <text:p>SG</text:p>
          </table:table-cell>
          <table:table-cell table:style-name="ce32" office:value-type="string" calcext:value-type="string">
            <text:p>Kita</text:p>
          </table:table-cell>
          <table:table-cell table:style-name="ce8" table:formula="of:=[.A38]&amp;&quot; &amp; &quot;&amp;[.B38]" office:value-type="string" office:string-value="SG &amp; Kita" calcext:value-type="string">
            <text:p>SG &amp; Kita</text:p>
          </table:table-cell>
          <table:table-cell table:style-name="ce8" table:formula="of:=[.B38]&amp;&quot; &amp; &quot;&amp;[.A38]" office:value-type="string" office:string-value="Kita &amp; SG" calcext:value-type="string">
            <text:p>Kita &amp; SG</text:p>
          </table:table-cell>
          <table:table-cell table:style-name="ce8" table:formula="of:=SUMIF([$'FebMarch 2024'.A$1:.A$1048576];[.C38];[$'FebMarch 2024'.J$1:.J$1048576])+SUMIF([$'FebMarch 2024'.A$1:.A$1048576];[.D38];[$'FebMarch 2024'.J$1:.J$1048576])" office:value-type="float" office:value="0" calcext:value-type="float">
            <text:p>0</text:p>
          </table:table-cell>
          <table:table-cell table:style-name="ce39" table:formula="of:=SUMIF([$'FebMarch 2024'.B$1:.B$1048576];[.C38];[$'FebMarch 2024'.J$1:.J$1048576])+SUMIF([$'FebMarch 2024'.B$1:.B$1048576];[.D38];[$'FebMarch 2024'.J$1:.J$1048576])" office:value-type="float" office:value="0" calcext:value-type="float">
            <text:p>0</text:p>
          </table:table-cell>
          <table:table-cell table:style-name="ce39" table:formula="of:=SUMIF([$'FebMarch 2024'.A$1:.A$1048576];[.C38];[$'FebMarch 2024'.E$1:.E$1048576])+SUMIF([$'FebMarch 2024'.A$1:.A$1048576];[.D38];[$'FebMarch 2024'.E$1:.E$1048576])+SUMIF([$'FebMarch 2024'.B$1:.B$1048576];[.C38];[$'FebMarch 2024'.F$1:.F$1048576])+SUMIF([$'FebMarch 2024'.B$1:.B$1048576];[.D38];[$'FebMarch 2024'.F$1:.F$1048576])" office:value-type="float" office:value="0" calcext:value-type="float">
            <text:p>0</text:p>
          </table:table-cell>
          <table:table-cell table:style-name="ce39" table:formula="of:=SUMIF([$'FebMarch 2024'.A$1:.A$1048576];[.C38];[$'FebMarch 2024'.F$1:.F$1048576])+SUMIF([$'FebMarch 2024'.A$1:.A$1048576];[.D38];[$'FebMarch 2024'.F$1:.F$1048576])+SUMIF([$'FebMarch 2024'.B$1:.B$1048576];[.C38];[$'FebMarch 2024'.E$1:.E$1048576])+SUMIF([$'FebMarch 2024'.B$1:.B$1048576];[.D38];[$'FebMarch 2024'.E$1:.E$1048576])" office:value-type="float" office:value="0" calcext:value-type="float">
            <text:p>0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8" office:value-type="string" calcext:value-type="string">
            <text:p>SG</text:p>
          </table:table-cell>
          <table:table-cell table:style-name="ce32" office:value-type="string" calcext:value-type="string">
            <text:p>Batty</text:p>
          </table:table-cell>
          <table:table-cell table:style-name="ce8" table:formula="of:=[.A39]&amp;&quot; &amp; &quot;&amp;[.B39]" office:value-type="string" office:string-value="SG &amp; Batty" calcext:value-type="string">
            <text:p>SG &amp; Batty</text:p>
          </table:table-cell>
          <table:table-cell table:style-name="ce8" table:formula="of:=[.B39]&amp;&quot; &amp; &quot;&amp;[.A39]" office:value-type="string" office:string-value="Batty &amp; SG" calcext:value-type="string">
            <text:p>Batty &amp; SG</text:p>
          </table:table-cell>
          <table:table-cell table:style-name="ce8" table:formula="of:=SUMIF([$'FebMarch 2024'.A$1:.A$1048576];[.C39];[$'FebMarch 2024'.J$1:.J$1048576])+SUMIF([$'FebMarch 2024'.A$1:.A$1048576];[.D39];[$'FebMarch 2024'.J$1:.J$1048576])" office:value-type="float" office:value="0" calcext:value-type="float">
            <text:p>0</text:p>
          </table:table-cell>
          <table:table-cell table:style-name="ce39" table:formula="of:=SUMIF([$'FebMarch 2024'.B$1:.B$1048576];[.C39];[$'FebMarch 2024'.J$1:.J$1048576])+SUMIF([$'FebMarch 2024'.B$1:.B$1048576];[.D39];[$'FebMarch 2024'.J$1:.J$1048576])" office:value-type="float" office:value="1.5" calcext:value-type="float">
            <text:p>1.5</text:p>
          </table:table-cell>
          <table:table-cell table:style-name="ce39" table:formula="of:=SUMIF([$'FebMarch 2024'.A$1:.A$1048576];[.C39];[$'FebMarch 2024'.E$1:.E$1048576])+SUMIF([$'FebMarch 2024'.A$1:.A$1048576];[.D39];[$'FebMarch 2024'.E$1:.E$1048576])+SUMIF([$'FebMarch 2024'.B$1:.B$1048576];[.C39];[$'FebMarch 2024'.F$1:.F$1048576])+SUMIF([$'FebMarch 2024'.B$1:.B$1048576];[.D39];[$'FebMarch 2024'.F$1:.F$1048576])" office:value-type="float" office:value="0" calcext:value-type="float">
            <text:p>0</text:p>
          </table:table-cell>
          <table:table-cell table:style-name="ce39" table:formula="of:=SUMIF([$'FebMarch 2024'.A$1:.A$1048576];[.C39];[$'FebMarch 2024'.F$1:.F$1048576])+SUMIF([$'FebMarch 2024'.A$1:.A$1048576];[.D39];[$'FebMarch 2024'.F$1:.F$1048576])+SUMIF([$'FebMarch 2024'.B$1:.B$1048576];[.C39];[$'FebMarch 2024'.E$1:.E$1048576])+SUMIF([$'FebMarch 2024'.B$1:.B$1048576];[.D39];[$'FebMarch 2024'.E$1:.E$1048576])" office:value-type="float" office:value="10" calcext:value-type="float">
            <text:p>10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8" office:value-type="string" calcext:value-type="string">
            <text:p>SG</text:p>
          </table:table-cell>
          <table:table-cell table:style-name="ce32" office:value-type="string" calcext:value-type="string">
            <text:p>Mole</text:p>
          </table:table-cell>
          <table:table-cell table:style-name="ce8" table:formula="of:=[.A40]&amp;&quot; &amp; &quot;&amp;[.B40]" office:value-type="string" office:string-value="SG &amp; Mole" calcext:value-type="string">
            <text:p>SG &amp; Mole</text:p>
          </table:table-cell>
          <table:table-cell table:style-name="ce8" table:formula="of:=[.B40]&amp;&quot; &amp; &quot;&amp;[.A40]" office:value-type="string" office:string-value="Mole &amp; SG" calcext:value-type="string">
            <text:p>Mole &amp; SG</text:p>
          </table:table-cell>
          <table:table-cell table:style-name="ce8" table:formula="of:=SUMIF([$'FebMarch 2024'.A$1:.A$1048576];[.C40];[$'FebMarch 2024'.J$1:.J$1048576])+SUMIF([$'FebMarch 2024'.A$1:.A$1048576];[.D40];[$'FebMarch 2024'.J$1:.J$1048576])" office:value-type="float" office:value="0" calcext:value-type="float">
            <text:p>0</text:p>
          </table:table-cell>
          <table:table-cell table:style-name="ce39" table:formula="of:=SUMIF([$'FebMarch 2024'.B$1:.B$1048576];[.C40];[$'FebMarch 2024'.J$1:.J$1048576])+SUMIF([$'FebMarch 2024'.B$1:.B$1048576];[.D40];[$'FebMarch 2024'.J$1:.J$1048576])" office:value-type="float" office:value="0" calcext:value-type="float">
            <text:p>0</text:p>
          </table:table-cell>
          <table:table-cell table:style-name="ce39" table:formula="of:=SUMIF([$'FebMarch 2024'.A$1:.A$1048576];[.C40];[$'FebMarch 2024'.E$1:.E$1048576])+SUMIF([$'FebMarch 2024'.A$1:.A$1048576];[.D40];[$'FebMarch 2024'.E$1:.E$1048576])+SUMIF([$'FebMarch 2024'.B$1:.B$1048576];[.C40];[$'FebMarch 2024'.F$1:.F$1048576])+SUMIF([$'FebMarch 2024'.B$1:.B$1048576];[.D40];[$'FebMarch 2024'.F$1:.F$1048576])" office:value-type="float" office:value="0" calcext:value-type="float">
            <text:p>0</text:p>
          </table:table-cell>
          <table:table-cell table:style-name="ce39" table:formula="of:=SUMIF([$'FebMarch 2024'.A$1:.A$1048576];[.C40];[$'FebMarch 2024'.F$1:.F$1048576])+SUMIF([$'FebMarch 2024'.A$1:.A$1048576];[.D40];[$'FebMarch 2024'.F$1:.F$1048576])+SUMIF([$'FebMarch 2024'.B$1:.B$1048576];[.C40];[$'FebMarch 2024'.E$1:.E$1048576])+SUMIF([$'FebMarch 2024'.B$1:.B$1048576];[.D40];[$'FebMarch 2024'.E$1:.E$1048576])" office:value-type="float" office:value="0" calcext:value-type="float">
            <text:p>0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8" office:value-type="string" calcext:value-type="string">
            <text:p>SG</text:p>
          </table:table-cell>
          <table:table-cell table:style-name="ce33" office:value-type="string" calcext:value-type="string">
            <text:p>Andrew</text:p>
          </table:table-cell>
          <table:table-cell table:style-name="ce8" table:formula="of:=[.A41]&amp;&quot; &amp; &quot;&amp;[.B41]" office:value-type="string" office:string-value="SG &amp; Andrew" calcext:value-type="string">
            <text:p>SG &amp; Andrew</text:p>
          </table:table-cell>
          <table:table-cell table:style-name="ce8" table:formula="of:=[.B41]&amp;&quot; &amp; &quot;&amp;[.A41]" office:value-type="string" office:string-value="Andrew &amp; SG" calcext:value-type="string">
            <text:p>Andrew &amp; SG</text:p>
          </table:table-cell>
          <table:table-cell table:style-name="ce8" table:formula="of:=SUMIF([$'FebMarch 2024'.A$1:.A$1048576];[.C41];[$'FebMarch 2024'.J$1:.J$1048576])+SUMIF([$'FebMarch 2024'.A$1:.A$1048576];[.D41];[$'FebMarch 2024'.J$1:.J$1048576])" office:value-type="float" office:value="0" calcext:value-type="float">
            <text:p>0</text:p>
          </table:table-cell>
          <table:table-cell table:style-name="ce39" table:formula="of:=SUMIF([$'FebMarch 2024'.B$1:.B$1048576];[.C41];[$'FebMarch 2024'.J$1:.J$1048576])+SUMIF([$'FebMarch 2024'.B$1:.B$1048576];[.D41];[$'FebMarch 2024'.J$1:.J$1048576])" office:value-type="float" office:value="2" calcext:value-type="float">
            <text:p>2</text:p>
          </table:table-cell>
          <table:table-cell table:style-name="ce39" table:formula="of:=SUMIF([$'FebMarch 2024'.A$1:.A$1048576];[.C41];[$'FebMarch 2024'.E$1:.E$1048576])+SUMIF([$'FebMarch 2024'.A$1:.A$1048576];[.D41];[$'FebMarch 2024'.E$1:.E$1048576])+SUMIF([$'FebMarch 2024'.B$1:.B$1048576];[.C41];[$'FebMarch 2024'.F$1:.F$1048576])+SUMIF([$'FebMarch 2024'.B$1:.B$1048576];[.D41];[$'FebMarch 2024'.F$1:.F$1048576])" office:value-type="float" office:value="4" calcext:value-type="float">
            <text:p>4</text:p>
          </table:table-cell>
          <table:table-cell table:style-name="ce39" table:formula="of:=SUMIF([$'FebMarch 2024'.A$1:.A$1048576];[.C41];[$'FebMarch 2024'.F$1:.F$1048576])+SUMIF([$'FebMarch 2024'.A$1:.A$1048576];[.D41];[$'FebMarch 2024'.F$1:.F$1048576])+SUMIF([$'FebMarch 2024'.B$1:.B$1048576];[.C41];[$'FebMarch 2024'.E$1:.E$1048576])+SUMIF([$'FebMarch 2024'.B$1:.B$1048576];[.D41];[$'FebMarch 2024'.E$1:.E$1048576])" office:value-type="float" office:value="12" calcext:value-type="float">
            <text:p>12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8" office:value-type="string" calcext:value-type="string">
            <text:p>SG</text:p>
          </table:table-cell>
          <table:table-cell table:style-name="ce32" office:value-type="string" calcext:value-type="string">
            <text:p>Cadol</text:p>
          </table:table-cell>
          <table:table-cell table:style-name="ce8" table:formula="of:=[.A42]&amp;&quot; &amp; &quot;&amp;[.B42]" office:value-type="string" office:string-value="SG &amp; Cadol" calcext:value-type="string">
            <text:p>SG &amp; Cadol</text:p>
          </table:table-cell>
          <table:table-cell table:style-name="ce8" table:formula="of:=[.B42]&amp;&quot; &amp; &quot;&amp;[.A42]" office:value-type="string" office:string-value="Cadol &amp; SG" calcext:value-type="string">
            <text:p>Cadol &amp; SG</text:p>
          </table:table-cell>
          <table:table-cell table:style-name="ce8" table:formula="of:=SUMIF([$'FebMarch 2024'.A$1:.A$1048576];[.C42];[$'FebMarch 2024'.J$1:.J$1048576])+SUMIF([$'FebMarch 2024'.A$1:.A$1048576];[.D42];[$'FebMarch 2024'.J$1:.J$1048576])" office:value-type="float" office:value="0" calcext:value-type="float">
            <text:p>0</text:p>
          </table:table-cell>
          <table:table-cell table:style-name="ce39" table:formula="of:=SUMIF([$'FebMarch 2024'.B$1:.B$1048576];[.C42];[$'FebMarch 2024'.J$1:.J$1048576])+SUMIF([$'FebMarch 2024'.B$1:.B$1048576];[.D42];[$'FebMarch 2024'.J$1:.J$1048576])" office:value-type="float" office:value="1" calcext:value-type="float">
            <text:p>1</text:p>
          </table:table-cell>
          <table:table-cell table:style-name="ce39" table:formula="of:=SUMIF([$'FebMarch 2024'.A$1:.A$1048576];[.C42];[$'FebMarch 2024'.E$1:.E$1048576])+SUMIF([$'FebMarch 2024'.A$1:.A$1048576];[.D42];[$'FebMarch 2024'.E$1:.E$1048576])+SUMIF([$'FebMarch 2024'.B$1:.B$1048576];[.C42];[$'FebMarch 2024'.F$1:.F$1048576])+SUMIF([$'FebMarch 2024'.B$1:.B$1048576];[.D42];[$'FebMarch 2024'.F$1:.F$1048576])" office:value-type="float" office:value="1" calcext:value-type="float">
            <text:p>1</text:p>
          </table:table-cell>
          <table:table-cell table:style-name="ce39" table:formula="of:=SUMIF([$'FebMarch 2024'.A$1:.A$1048576];[.C42];[$'FebMarch 2024'.F$1:.F$1048576])+SUMIF([$'FebMarch 2024'.A$1:.A$1048576];[.D42];[$'FebMarch 2024'.F$1:.F$1048576])+SUMIF([$'FebMarch 2024'.B$1:.B$1048576];[.C42];[$'FebMarch 2024'.E$1:.E$1048576])+SUMIF([$'FebMarch 2024'.B$1:.B$1048576];[.D42];[$'FebMarch 2024'.E$1:.E$1048576])" office:value-type="float" office:value="6" calcext:value-type="float">
            <text:p>6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8" office:value-type="string" calcext:value-type="string">
            <text:p>Mike</text:p>
          </table:table-cell>
          <table:table-cell table:style-name="ce32" office:value-type="string" calcext:value-type="string">
            <text:p>DT</text:p>
          </table:table-cell>
          <table:table-cell table:style-name="ce8" table:formula="of:=[.A43]&amp;&quot; &amp; &quot;&amp;[.B43]" office:value-type="string" office:string-value="Mike &amp; DT" calcext:value-type="string">
            <text:p>Mike &amp; DT</text:p>
          </table:table-cell>
          <table:table-cell table:style-name="ce8" table:formula="of:=[.B43]&amp;&quot; &amp; &quot;&amp;[.A43]" office:value-type="string" office:string-value="DT &amp; Mike" calcext:value-type="string">
            <text:p>DT &amp; Mike</text:p>
          </table:table-cell>
          <table:table-cell table:style-name="ce8" table:formula="of:=SUMIF([$'FebMarch 2024'.A$1:.A$1048576];[.C43];[$'FebMarch 2024'.J$1:.J$1048576])+SUMIF([$'FebMarch 2024'.A$1:.A$1048576];[.D43];[$'FebMarch 2024'.J$1:.J$1048576])" office:value-type="float" office:value="0" calcext:value-type="float">
            <text:p>0</text:p>
          </table:table-cell>
          <table:table-cell table:style-name="ce39" table:formula="of:=SUMIF([$'FebMarch 2024'.B$1:.B$1048576];[.C43];[$'FebMarch 2024'.J$1:.J$1048576])+SUMIF([$'FebMarch 2024'.B$1:.B$1048576];[.D43];[$'FebMarch 2024'.J$1:.J$1048576])" office:value-type="float" office:value="0" calcext:value-type="float">
            <text:p>0</text:p>
          </table:table-cell>
          <table:table-cell table:style-name="ce39" table:formula="of:=SUMIF([$'FebMarch 2024'.A$1:.A$1048576];[.C43];[$'FebMarch 2024'.E$1:.E$1048576])+SUMIF([$'FebMarch 2024'.A$1:.A$1048576];[.D43];[$'FebMarch 2024'.E$1:.E$1048576])+SUMIF([$'FebMarch 2024'.B$1:.B$1048576];[.C43];[$'FebMarch 2024'.F$1:.F$1048576])+SUMIF([$'FebMarch 2024'.B$1:.B$1048576];[.D43];[$'FebMarch 2024'.F$1:.F$1048576])" office:value-type="float" office:value="0" calcext:value-type="float">
            <text:p>0</text:p>
          </table:table-cell>
          <table:table-cell table:style-name="ce39" table:formula="of:=SUMIF([$'FebMarch 2024'.A$1:.A$1048576];[.C43];[$'FebMarch 2024'.F$1:.F$1048576])+SUMIF([$'FebMarch 2024'.A$1:.A$1048576];[.D43];[$'FebMarch 2024'.F$1:.F$1048576])+SUMIF([$'FebMarch 2024'.B$1:.B$1048576];[.C43];[$'FebMarch 2024'.E$1:.E$1048576])+SUMIF([$'FebMarch 2024'.B$1:.B$1048576];[.D43];[$'FebMarch 2024'.E$1:.E$1048576])" office:value-type="float" office:value="0" calcext:value-type="float">
            <text:p>0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8" office:value-type="string" calcext:value-type="string">
            <text:p>Mike</text:p>
          </table:table-cell>
          <table:table-cell table:style-name="ce32" office:value-type="string" calcext:value-type="string">
            <text:p>Kita</text:p>
          </table:table-cell>
          <table:table-cell table:style-name="ce8" table:formula="of:=[.A44]&amp;&quot; &amp; &quot;&amp;[.B44]" office:value-type="string" office:string-value="Mike &amp; Kita" calcext:value-type="string">
            <text:p>Mike &amp; Kita</text:p>
          </table:table-cell>
          <table:table-cell table:style-name="ce8" table:formula="of:=[.B44]&amp;&quot; &amp; &quot;&amp;[.A44]" office:value-type="string" office:string-value="Kita &amp; Mike" calcext:value-type="string">
            <text:p>Kita &amp; Mike</text:p>
          </table:table-cell>
          <table:table-cell table:style-name="ce8" table:formula="of:=SUMIF([$'FebMarch 2024'.A$1:.A$1048576];[.C44];[$'FebMarch 2024'.J$1:.J$1048576])+SUMIF([$'FebMarch 2024'.A$1:.A$1048576];[.D44];[$'FebMarch 2024'.J$1:.J$1048576])" office:value-type="float" office:value="0" calcext:value-type="float">
            <text:p>0</text:p>
          </table:table-cell>
          <table:table-cell table:style-name="ce39" table:formula="of:=SUMIF([$'FebMarch 2024'.B$1:.B$1048576];[.C44];[$'FebMarch 2024'.J$1:.J$1048576])+SUMIF([$'FebMarch 2024'.B$1:.B$1048576];[.D44];[$'FebMarch 2024'.J$1:.J$1048576])" office:value-type="float" office:value="0" calcext:value-type="float">
            <text:p>0</text:p>
          </table:table-cell>
          <table:table-cell table:style-name="ce39" table:formula="of:=SUMIF([$'FebMarch 2024'.A$1:.A$1048576];[.C44];[$'FebMarch 2024'.E$1:.E$1048576])+SUMIF([$'FebMarch 2024'.A$1:.A$1048576];[.D44];[$'FebMarch 2024'.E$1:.E$1048576])+SUMIF([$'FebMarch 2024'.B$1:.B$1048576];[.C44];[$'FebMarch 2024'.F$1:.F$1048576])+SUMIF([$'FebMarch 2024'.B$1:.B$1048576];[.D44];[$'FebMarch 2024'.F$1:.F$1048576])" office:value-type="float" office:value="0" calcext:value-type="float">
            <text:p>0</text:p>
          </table:table-cell>
          <table:table-cell table:style-name="ce39" table:formula="of:=SUMIF([$'FebMarch 2024'.A$1:.A$1048576];[.C44];[$'FebMarch 2024'.F$1:.F$1048576])+SUMIF([$'FebMarch 2024'.A$1:.A$1048576];[.D44];[$'FebMarch 2024'.F$1:.F$1048576])+SUMIF([$'FebMarch 2024'.B$1:.B$1048576];[.C44];[$'FebMarch 2024'.E$1:.E$1048576])+SUMIF([$'FebMarch 2024'.B$1:.B$1048576];[.D44];[$'FebMarch 2024'.E$1:.E$1048576])" office:value-type="float" office:value="0" calcext:value-type="float">
            <text:p>0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8" office:value-type="string" calcext:value-type="string">
            <text:p>Mike</text:p>
          </table:table-cell>
          <table:table-cell table:style-name="ce32" office:value-type="string" calcext:value-type="string">
            <text:p>Batty</text:p>
          </table:table-cell>
          <table:table-cell table:style-name="ce8" table:formula="of:=[.A45]&amp;&quot; &amp; &quot;&amp;[.B45]" office:value-type="string" office:string-value="Mike &amp; Batty" calcext:value-type="string">
            <text:p>Mike &amp; Batty</text:p>
          </table:table-cell>
          <table:table-cell table:style-name="ce8" table:formula="of:=[.B45]&amp;&quot; &amp; &quot;&amp;[.A45]" office:value-type="string" office:string-value="Batty &amp; Mike" calcext:value-type="string">
            <text:p>Batty &amp; Mike</text:p>
          </table:table-cell>
          <table:table-cell table:style-name="ce8" table:formula="of:=SUMIF([$'FebMarch 2024'.A$1:.A$1048576];[.C45];[$'FebMarch 2024'.J$1:.J$1048576])+SUMIF([$'FebMarch 2024'.A$1:.A$1048576];[.D45];[$'FebMarch 2024'.J$1:.J$1048576])" office:value-type="float" office:value="0" calcext:value-type="float">
            <text:p>0</text:p>
          </table:table-cell>
          <table:table-cell table:style-name="ce39" table:formula="of:=SUMIF([$'FebMarch 2024'.B$1:.B$1048576];[.C45];[$'FebMarch 2024'.J$1:.J$1048576])+SUMIF([$'FebMarch 2024'.B$1:.B$1048576];[.D45];[$'FebMarch 2024'.J$1:.J$1048576])" office:value-type="float" office:value="1" calcext:value-type="float">
            <text:p>1</text:p>
          </table:table-cell>
          <table:table-cell table:style-name="ce39" table:formula="of:=SUMIF([$'FebMarch 2024'.A$1:.A$1048576];[.C45];[$'FebMarch 2024'.E$1:.E$1048576])+SUMIF([$'FebMarch 2024'.A$1:.A$1048576];[.D45];[$'FebMarch 2024'.E$1:.E$1048576])+SUMIF([$'FebMarch 2024'.B$1:.B$1048576];[.C45];[$'FebMarch 2024'.F$1:.F$1048576])+SUMIF([$'FebMarch 2024'.B$1:.B$1048576];[.D45];[$'FebMarch 2024'.F$1:.F$1048576])" office:value-type="float" office:value="1" calcext:value-type="float">
            <text:p>1</text:p>
          </table:table-cell>
          <table:table-cell table:style-name="ce39" table:formula="of:=SUMIF([$'FebMarch 2024'.A$1:.A$1048576];[.C45];[$'FebMarch 2024'.F$1:.F$1048576])+SUMIF([$'FebMarch 2024'.A$1:.A$1048576];[.D45];[$'FebMarch 2024'.F$1:.F$1048576])+SUMIF([$'FebMarch 2024'.B$1:.B$1048576];[.C45];[$'FebMarch 2024'.E$1:.E$1048576])+SUMIF([$'FebMarch 2024'.B$1:.B$1048576];[.D45];[$'FebMarch 2024'.E$1:.E$1048576])" office:value-type="float" office:value="6" calcext:value-type="float">
            <text:p>6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8" office:value-type="string" calcext:value-type="string">
            <text:p>Mike</text:p>
          </table:table-cell>
          <table:table-cell table:style-name="ce32" office:value-type="string" calcext:value-type="string">
            <text:p>Mole</text:p>
          </table:table-cell>
          <table:table-cell table:style-name="ce8" table:formula="of:=[.A46]&amp;&quot; &amp; &quot;&amp;[.B46]" office:value-type="string" office:string-value="Mike &amp; Mole" calcext:value-type="string">
            <text:p>Mike &amp; Mole</text:p>
          </table:table-cell>
          <table:table-cell table:style-name="ce8" table:formula="of:=[.B46]&amp;&quot; &amp; &quot;&amp;[.A46]" office:value-type="string" office:string-value="Mole &amp; Mike" calcext:value-type="string">
            <text:p>Mole &amp; Mike</text:p>
          </table:table-cell>
          <table:table-cell table:style-name="ce8" table:formula="of:=SUMIF([$'FebMarch 2024'.A$1:.A$1048576];[.C46];[$'FebMarch 2024'.J$1:.J$1048576])+SUMIF([$'FebMarch 2024'.A$1:.A$1048576];[.D46];[$'FebMarch 2024'.J$1:.J$1048576])" office:value-type="float" office:value="0" calcext:value-type="float">
            <text:p>0</text:p>
          </table:table-cell>
          <table:table-cell table:style-name="ce39" table:formula="of:=SUMIF([$'FebMarch 2024'.B$1:.B$1048576];[.C46];[$'FebMarch 2024'.J$1:.J$1048576])+SUMIF([$'FebMarch 2024'.B$1:.B$1048576];[.D46];[$'FebMarch 2024'.J$1:.J$1048576])" office:value-type="float" office:value="0" calcext:value-type="float">
            <text:p>0</text:p>
          </table:table-cell>
          <table:table-cell table:style-name="ce39" table:formula="of:=SUMIF([$'FebMarch 2024'.A$1:.A$1048576];[.C46];[$'FebMarch 2024'.E$1:.E$1048576])+SUMIF([$'FebMarch 2024'.A$1:.A$1048576];[.D46];[$'FebMarch 2024'.E$1:.E$1048576])+SUMIF([$'FebMarch 2024'.B$1:.B$1048576];[.C46];[$'FebMarch 2024'.F$1:.F$1048576])+SUMIF([$'FebMarch 2024'.B$1:.B$1048576];[.D46];[$'FebMarch 2024'.F$1:.F$1048576])" office:value-type="float" office:value="0" calcext:value-type="float">
            <text:p>0</text:p>
          </table:table-cell>
          <table:table-cell table:style-name="ce39" table:formula="of:=SUMIF([$'FebMarch 2024'.A$1:.A$1048576];[.C46];[$'FebMarch 2024'.F$1:.F$1048576])+SUMIF([$'FebMarch 2024'.A$1:.A$1048576];[.D46];[$'FebMarch 2024'.F$1:.F$1048576])+SUMIF([$'FebMarch 2024'.B$1:.B$1048576];[.C46];[$'FebMarch 2024'.E$1:.E$1048576])+SUMIF([$'FebMarch 2024'.B$1:.B$1048576];[.D46];[$'FebMarch 2024'.E$1:.E$1048576])" office:value-type="float" office:value="0" calcext:value-type="float">
            <text:p>0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8" office:value-type="string" calcext:value-type="string">
            <text:p>Mike</text:p>
          </table:table-cell>
          <table:table-cell table:style-name="ce33" office:value-type="string" calcext:value-type="string">
            <text:p>Andrew</text:p>
          </table:table-cell>
          <table:table-cell table:style-name="ce8" table:formula="of:=[.A47]&amp;&quot; &amp; &quot;&amp;[.B47]" office:value-type="string" office:string-value="Mike &amp; Andrew" calcext:value-type="string">
            <text:p>Mike &amp; Andrew</text:p>
          </table:table-cell>
          <table:table-cell table:style-name="ce8" table:formula="of:=[.B47]&amp;&quot; &amp; &quot;&amp;[.A47]" office:value-type="string" office:string-value="Andrew &amp; Mike" calcext:value-type="string">
            <text:p>Andrew &amp; Mike</text:p>
          </table:table-cell>
          <table:table-cell table:style-name="ce8" table:formula="of:=SUMIF([$'FebMarch 2024'.A$1:.A$1048576];[.C47];[$'FebMarch 2024'.J$1:.J$1048576])+SUMIF([$'FebMarch 2024'.A$1:.A$1048576];[.D47];[$'FebMarch 2024'.J$1:.J$1048576])" office:value-type="float" office:value="1" calcext:value-type="float">
            <text:p>1</text:p>
          </table:table-cell>
          <table:table-cell table:style-name="ce39" table:formula="of:=SUMIF([$'FebMarch 2024'.B$1:.B$1048576];[.C47];[$'FebMarch 2024'.J$1:.J$1048576])+SUMIF([$'FebMarch 2024'.B$1:.B$1048576];[.D47];[$'FebMarch 2024'.J$1:.J$1048576])" office:value-type="float" office:value="2" calcext:value-type="float">
            <text:p>2</text:p>
          </table:table-cell>
          <table:table-cell table:style-name="ce39" table:formula="of:=SUMIF([$'FebMarch 2024'.A$1:.A$1048576];[.C47];[$'FebMarch 2024'.E$1:.E$1048576])+SUMIF([$'FebMarch 2024'.A$1:.A$1048576];[.D47];[$'FebMarch 2024'.E$1:.E$1048576])+SUMIF([$'FebMarch 2024'.B$1:.B$1048576];[.C47];[$'FebMarch 2024'.F$1:.F$1048576])+SUMIF([$'FebMarch 2024'.B$1:.B$1048576];[.D47];[$'FebMarch 2024'.F$1:.F$1048576])" office:value-type="float" office:value="14" calcext:value-type="float">
            <text:p>14</text:p>
          </table:table-cell>
          <table:table-cell table:style-name="ce39" table:formula="of:=SUMIF([$'FebMarch 2024'.A$1:.A$1048576];[.C47];[$'FebMarch 2024'.F$1:.F$1048576])+SUMIF([$'FebMarch 2024'.A$1:.A$1048576];[.D47];[$'FebMarch 2024'.F$1:.F$1048576])+SUMIF([$'FebMarch 2024'.B$1:.B$1048576];[.C47];[$'FebMarch 2024'.E$1:.E$1048576])+SUMIF([$'FebMarch 2024'.B$1:.B$1048576];[.D47];[$'FebMarch 2024'.E$1:.E$1048576])" office:value-type="float" office:value="17" calcext:value-type="float">
            <text:p>17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8" office:value-type="string" calcext:value-type="string">
            <text:p>Mike</text:p>
          </table:table-cell>
          <table:table-cell table:style-name="ce32" office:value-type="string" calcext:value-type="string">
            <text:p>Cadol</text:p>
          </table:table-cell>
          <table:table-cell table:style-name="ce8" table:formula="of:=[.A48]&amp;&quot; &amp; &quot;&amp;[.B48]" office:value-type="string" office:string-value="Mike &amp; Cadol" calcext:value-type="string">
            <text:p>Mike &amp; Cadol</text:p>
          </table:table-cell>
          <table:table-cell table:style-name="ce8" table:formula="of:=[.B48]&amp;&quot; &amp; &quot;&amp;[.A48]" office:value-type="string" office:string-value="Cadol &amp; Mike" calcext:value-type="string">
            <text:p>Cadol &amp; Mike</text:p>
          </table:table-cell>
          <table:table-cell table:style-name="ce8" table:formula="of:=SUMIF([$'FebMarch 2024'.A$1:.A$1048576];[.C48];[$'FebMarch 2024'.J$1:.J$1048576])+SUMIF([$'FebMarch 2024'.A$1:.A$1048576];[.D48];[$'FebMarch 2024'.J$1:.J$1048576])" office:value-type="float" office:value="0" calcext:value-type="float">
            <text:p>0</text:p>
          </table:table-cell>
          <table:table-cell table:style-name="ce39" table:formula="of:=SUMIF([$'FebMarch 2024'.B$1:.B$1048576];[.C48];[$'FebMarch 2024'.J$1:.J$1048576])+SUMIF([$'FebMarch 2024'.B$1:.B$1048576];[.D48];[$'FebMarch 2024'.J$1:.J$1048576])" office:value-type="float" office:value="0" calcext:value-type="float">
            <text:p>0</text:p>
          </table:table-cell>
          <table:table-cell table:style-name="ce39" table:formula="of:=SUMIF([$'FebMarch 2024'.A$1:.A$1048576];[.C48];[$'FebMarch 2024'.E$1:.E$1048576])+SUMIF([$'FebMarch 2024'.A$1:.A$1048576];[.D48];[$'FebMarch 2024'.E$1:.E$1048576])+SUMIF([$'FebMarch 2024'.B$1:.B$1048576];[.C48];[$'FebMarch 2024'.F$1:.F$1048576])+SUMIF([$'FebMarch 2024'.B$1:.B$1048576];[.D48];[$'FebMarch 2024'.F$1:.F$1048576])" office:value-type="float" office:value="0" calcext:value-type="float">
            <text:p>0</text:p>
          </table:table-cell>
          <table:table-cell table:style-name="ce39" table:formula="of:=SUMIF([$'FebMarch 2024'.A$1:.A$1048576];[.C48];[$'FebMarch 2024'.F$1:.F$1048576])+SUMIF([$'FebMarch 2024'.A$1:.A$1048576];[.D48];[$'FebMarch 2024'.F$1:.F$1048576])+SUMIF([$'FebMarch 2024'.B$1:.B$1048576];[.C48];[$'FebMarch 2024'.E$1:.E$1048576])+SUMIF([$'FebMarch 2024'.B$1:.B$1048576];[.D48];[$'FebMarch 2024'.E$1:.E$1048576])" office:value-type="float" office:value="0" calcext:value-type="float">
            <text:p>0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8" office:value-type="string" calcext:value-type="string">
            <text:p>DT</text:p>
          </table:table-cell>
          <table:table-cell table:style-name="ce32" office:value-type="string" calcext:value-type="string">
            <text:p>Kita</text:p>
          </table:table-cell>
          <table:table-cell table:style-name="ce8" table:formula="of:=[.A49]&amp;&quot; &amp; &quot;&amp;[.B49]" office:value-type="string" office:string-value="DT &amp; Kita" calcext:value-type="string">
            <text:p>DT &amp; Kita</text:p>
          </table:table-cell>
          <table:table-cell table:style-name="ce8" table:formula="of:=[.B49]&amp;&quot; &amp; &quot;&amp;[.A49]" office:value-type="string" office:string-value="Kita &amp; DT" calcext:value-type="string">
            <text:p>Kita &amp; DT</text:p>
          </table:table-cell>
          <table:table-cell table:style-name="ce8" table:formula="of:=SUMIF([$'FebMarch 2024'.A$1:.A$1048576];[.C49];[$'FebMarch 2024'.J$1:.J$1048576])+SUMIF([$'FebMarch 2024'.A$1:.A$1048576];[.D49];[$'FebMarch 2024'.J$1:.J$1048576])" office:value-type="float" office:value="0" calcext:value-type="float">
            <text:p>0</text:p>
          </table:table-cell>
          <table:table-cell table:style-name="ce39" table:formula="of:=SUMIF([$'FebMarch 2024'.B$1:.B$1048576];[.C49];[$'FebMarch 2024'.J$1:.J$1048576])+SUMIF([$'FebMarch 2024'.B$1:.B$1048576];[.D49];[$'FebMarch 2024'.J$1:.J$1048576])" office:value-type="float" office:value="2" calcext:value-type="float">
            <text:p>2</text:p>
          </table:table-cell>
          <table:table-cell table:style-name="ce39" table:formula="of:=SUMIF([$'FebMarch 2024'.A$1:.A$1048576];[.C49];[$'FebMarch 2024'.E$1:.E$1048576])+SUMIF([$'FebMarch 2024'.A$1:.A$1048576];[.D49];[$'FebMarch 2024'.E$1:.E$1048576])+SUMIF([$'FebMarch 2024'.B$1:.B$1048576];[.C49];[$'FebMarch 2024'.F$1:.F$1048576])+SUMIF([$'FebMarch 2024'.B$1:.B$1048576];[.D49];[$'FebMarch 2024'.F$1:.F$1048576])" office:value-type="float" office:value="3" calcext:value-type="float">
            <text:p>3</text:p>
          </table:table-cell>
          <table:table-cell table:style-name="ce39" table:formula="of:=SUMIF([$'FebMarch 2024'.A$1:.A$1048576];[.C49];[$'FebMarch 2024'.F$1:.F$1048576])+SUMIF([$'FebMarch 2024'.A$1:.A$1048576];[.D49];[$'FebMarch 2024'.F$1:.F$1048576])+SUMIF([$'FebMarch 2024'.B$1:.B$1048576];[.C49];[$'FebMarch 2024'.E$1:.E$1048576])+SUMIF([$'FebMarch 2024'.B$1:.B$1048576];[.D49];[$'FebMarch 2024'.E$1:.E$1048576])" office:value-type="float" office:value="12" calcext:value-type="float">
            <text:p>12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8" office:value-type="string" calcext:value-type="string">
            <text:p>DT</text:p>
          </table:table-cell>
          <table:table-cell table:style-name="ce32" office:value-type="string" calcext:value-type="string">
            <text:p>Batty</text:p>
          </table:table-cell>
          <table:table-cell table:style-name="ce8" table:formula="of:=[.A50]&amp;&quot; &amp; &quot;&amp;[.B50]" office:value-type="string" office:string-value="DT &amp; Batty" calcext:value-type="string">
            <text:p>DT &amp; Batty</text:p>
          </table:table-cell>
          <table:table-cell table:style-name="ce8" table:formula="of:=[.B50]&amp;&quot; &amp; &quot;&amp;[.A50]" office:value-type="string" office:string-value="Batty &amp; DT" calcext:value-type="string">
            <text:p>Batty &amp; DT</text:p>
          </table:table-cell>
          <table:table-cell table:style-name="ce8" table:formula="of:=SUMIF([$'FebMarch 2024'.A$1:.A$1048576];[.C50];[$'FebMarch 2024'.J$1:.J$1048576])+SUMIF([$'FebMarch 2024'.A$1:.A$1048576];[.D50];[$'FebMarch 2024'.J$1:.J$1048576])" office:value-type="float" office:value="0" calcext:value-type="float">
            <text:p>0</text:p>
          </table:table-cell>
          <table:table-cell table:style-name="ce39" table:formula="of:=SUMIF([$'FebMarch 2024'.B$1:.B$1048576];[.C50];[$'FebMarch 2024'.J$1:.J$1048576])+SUMIF([$'FebMarch 2024'.B$1:.B$1048576];[.D50];[$'FebMarch 2024'.J$1:.J$1048576])" office:value-type="float" office:value="1" calcext:value-type="float">
            <text:p>1</text:p>
          </table:table-cell>
          <table:table-cell table:style-name="ce39" table:formula="of:=SUMIF([$'FebMarch 2024'.A$1:.A$1048576];[.C50];[$'FebMarch 2024'.E$1:.E$1048576])+SUMIF([$'FebMarch 2024'.A$1:.A$1048576];[.D50];[$'FebMarch 2024'.E$1:.E$1048576])+SUMIF([$'FebMarch 2024'.B$1:.B$1048576];[.C50];[$'FebMarch 2024'.F$1:.F$1048576])+SUMIF([$'FebMarch 2024'.B$1:.B$1048576];[.D50];[$'FebMarch 2024'.F$1:.F$1048576])" office:value-type="float" office:value="3" calcext:value-type="float">
            <text:p>3</text:p>
          </table:table-cell>
          <table:table-cell table:style-name="ce39" table:formula="of:=SUMIF([$'FebMarch 2024'.A$1:.A$1048576];[.C50];[$'FebMarch 2024'.F$1:.F$1048576])+SUMIF([$'FebMarch 2024'.A$1:.A$1048576];[.D50];[$'FebMarch 2024'.F$1:.F$1048576])+SUMIF([$'FebMarch 2024'.B$1:.B$1048576];[.C50];[$'FebMarch 2024'.E$1:.E$1048576])+SUMIF([$'FebMarch 2024'.B$1:.B$1048576];[.D50];[$'FebMarch 2024'.E$1:.E$1048576])" office:value-type="float" office:value="6" calcext:value-type="float">
            <text:p>6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8" office:value-type="string" calcext:value-type="string">
            <text:p>DT</text:p>
          </table:table-cell>
          <table:table-cell table:style-name="ce32" office:value-type="string" calcext:value-type="string">
            <text:p>Mole</text:p>
          </table:table-cell>
          <table:table-cell table:style-name="ce8" table:formula="of:=[.A51]&amp;&quot; &amp; &quot;&amp;[.B51]" office:value-type="string" office:string-value="DT &amp; Mole" calcext:value-type="string">
            <text:p>DT &amp; Mole</text:p>
          </table:table-cell>
          <table:table-cell table:style-name="ce8" table:formula="of:=[.B51]&amp;&quot; &amp; &quot;&amp;[.A51]" office:value-type="string" office:string-value="Mole &amp; DT" calcext:value-type="string">
            <text:p>Mole &amp; DT</text:p>
          </table:table-cell>
          <table:table-cell table:style-name="ce8" table:formula="of:=SUMIF([$'FebMarch 2024'.A$1:.A$1048576];[.C51];[$'FebMarch 2024'.J$1:.J$1048576])+SUMIF([$'FebMarch 2024'.A$1:.A$1048576];[.D51];[$'FebMarch 2024'.J$1:.J$1048576])" office:value-type="float" office:value="1" calcext:value-type="float">
            <text:p>1</text:p>
          </table:table-cell>
          <table:table-cell table:style-name="ce39" table:formula="of:=SUMIF([$'FebMarch 2024'.B$1:.B$1048576];[.C51];[$'FebMarch 2024'.J$1:.J$1048576])+SUMIF([$'FebMarch 2024'.B$1:.B$1048576];[.D51];[$'FebMarch 2024'.J$1:.J$1048576])" office:value-type="float" office:value="0" calcext:value-type="float">
            <text:p>0</text:p>
          </table:table-cell>
          <table:table-cell table:style-name="ce39" table:formula="of:=SUMIF([$'FebMarch 2024'.A$1:.A$1048576];[.C51];[$'FebMarch 2024'.E$1:.E$1048576])+SUMIF([$'FebMarch 2024'.A$1:.A$1048576];[.D51];[$'FebMarch 2024'.E$1:.E$1048576])+SUMIF([$'FebMarch 2024'.B$1:.B$1048576];[.C51];[$'FebMarch 2024'.F$1:.F$1048576])+SUMIF([$'FebMarch 2024'.B$1:.B$1048576];[.D51];[$'FebMarch 2024'.F$1:.F$1048576])" office:value-type="float" office:value="6" calcext:value-type="float">
            <text:p>6</text:p>
          </table:table-cell>
          <table:table-cell table:style-name="ce39" table:formula="of:=SUMIF([$'FebMarch 2024'.A$1:.A$1048576];[.C51];[$'FebMarch 2024'.F$1:.F$1048576])+SUMIF([$'FebMarch 2024'.A$1:.A$1048576];[.D51];[$'FebMarch 2024'.F$1:.F$1048576])+SUMIF([$'FebMarch 2024'.B$1:.B$1048576];[.C51];[$'FebMarch 2024'.E$1:.E$1048576])+SUMIF([$'FebMarch 2024'.B$1:.B$1048576];[.D51];[$'FebMarch 2024'.E$1:.E$1048576])" office:value-type="float" office:value="1" calcext:value-type="float">
            <text:p>1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8" office:value-type="string" calcext:value-type="string">
            <text:p>DT</text:p>
          </table:table-cell>
          <table:table-cell table:style-name="ce33" office:value-type="string" calcext:value-type="string">
            <text:p>Andrew</text:p>
          </table:table-cell>
          <table:table-cell table:style-name="ce8" table:formula="of:=[.A52]&amp;&quot; &amp; &quot;&amp;[.B52]" office:value-type="string" office:string-value="DT &amp; Andrew" calcext:value-type="string">
            <text:p>DT &amp; Andrew</text:p>
          </table:table-cell>
          <table:table-cell table:style-name="ce8" table:formula="of:=[.B52]&amp;&quot; &amp; &quot;&amp;[.A52]" office:value-type="string" office:string-value="Andrew &amp; DT" calcext:value-type="string">
            <text:p>Andrew &amp; DT</text:p>
          </table:table-cell>
          <table:table-cell table:style-name="ce8" table:formula="of:=SUMIF([$'FebMarch 2024'.A$1:.A$1048576];[.C52];[$'FebMarch 2024'.J$1:.J$1048576])+SUMIF([$'FebMarch 2024'.A$1:.A$1048576];[.D52];[$'FebMarch 2024'.J$1:.J$1048576])" office:value-type="float" office:value="0" calcext:value-type="float">
            <text:p>0</text:p>
          </table:table-cell>
          <table:table-cell table:style-name="ce39" table:formula="of:=SUMIF([$'FebMarch 2024'.B$1:.B$1048576];[.C52];[$'FebMarch 2024'.J$1:.J$1048576])+SUMIF([$'FebMarch 2024'.B$1:.B$1048576];[.D52];[$'FebMarch 2024'.J$1:.J$1048576])" office:value-type="float" office:value="1.5" calcext:value-type="float">
            <text:p>1.5</text:p>
          </table:table-cell>
          <table:table-cell table:style-name="ce39" table:formula="of:=SUMIF([$'FebMarch 2024'.A$1:.A$1048576];[.C52];[$'FebMarch 2024'.E$1:.E$1048576])+SUMIF([$'FebMarch 2024'.A$1:.A$1048576];[.D52];[$'FebMarch 2024'.E$1:.E$1048576])+SUMIF([$'FebMarch 2024'.B$1:.B$1048576];[.C52];[$'FebMarch 2024'.F$1:.F$1048576])+SUMIF([$'FebMarch 2024'.B$1:.B$1048576];[.D52];[$'FebMarch 2024'.F$1:.F$1048576])" office:value-type="float" office:value="4" calcext:value-type="float">
            <text:p>4</text:p>
          </table:table-cell>
          <table:table-cell table:style-name="ce39" table:formula="of:=SUMIF([$'FebMarch 2024'.A$1:.A$1048576];[.C52];[$'FebMarch 2024'.F$1:.F$1048576])+SUMIF([$'FebMarch 2024'.A$1:.A$1048576];[.D52];[$'FebMarch 2024'.F$1:.F$1048576])+SUMIF([$'FebMarch 2024'.B$1:.B$1048576];[.C52];[$'FebMarch 2024'.E$1:.E$1048576])+SUMIF([$'FebMarch 2024'.B$1:.B$1048576];[.D52];[$'FebMarch 2024'.E$1:.E$1048576])" office:value-type="float" office:value="10" calcext:value-type="float">
            <text:p>10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8" office:value-type="string" calcext:value-type="string">
            <text:p>DT</text:p>
          </table:table-cell>
          <table:table-cell table:style-name="ce32" office:value-type="string" calcext:value-type="string">
            <text:p>Cadol</text:p>
          </table:table-cell>
          <table:table-cell table:style-name="ce8" table:formula="of:=[.A53]&amp;&quot; &amp; &quot;&amp;[.B53]" office:value-type="string" office:string-value="DT &amp; Cadol" calcext:value-type="string">
            <text:p>DT &amp; Cadol</text:p>
          </table:table-cell>
          <table:table-cell table:style-name="ce8" table:formula="of:=[.B53]&amp;&quot; &amp; &quot;&amp;[.A53]" office:value-type="string" office:string-value="Cadol &amp; DT" calcext:value-type="string">
            <text:p>Cadol &amp; DT</text:p>
          </table:table-cell>
          <table:table-cell table:style-name="ce8" table:formula="of:=SUMIF([$'FebMarch 2024'.A$1:.A$1048576];[.C53];[$'FebMarch 2024'.J$1:.J$1048576])+SUMIF([$'FebMarch 2024'.A$1:.A$1048576];[.D53];[$'FebMarch 2024'.J$1:.J$1048576])" office:value-type="float" office:value="0" calcext:value-type="float">
            <text:p>0</text:p>
          </table:table-cell>
          <table:table-cell table:style-name="ce39" table:formula="of:=SUMIF([$'FebMarch 2024'.B$1:.B$1048576];[.C53];[$'FebMarch 2024'.J$1:.J$1048576])+SUMIF([$'FebMarch 2024'.B$1:.B$1048576];[.D53];[$'FebMarch 2024'.J$1:.J$1048576])" office:value-type="float" office:value="0" calcext:value-type="float">
            <text:p>0</text:p>
          </table:table-cell>
          <table:table-cell table:style-name="ce39" table:formula="of:=SUMIF([$'FebMarch 2024'.A$1:.A$1048576];[.C53];[$'FebMarch 2024'.E$1:.E$1048576])+SUMIF([$'FebMarch 2024'.A$1:.A$1048576];[.D53];[$'FebMarch 2024'.E$1:.E$1048576])+SUMIF([$'FebMarch 2024'.B$1:.B$1048576];[.C53];[$'FebMarch 2024'.F$1:.F$1048576])+SUMIF([$'FebMarch 2024'.B$1:.B$1048576];[.D53];[$'FebMarch 2024'.F$1:.F$1048576])" office:value-type="float" office:value="0" calcext:value-type="float">
            <text:p>0</text:p>
          </table:table-cell>
          <table:table-cell table:style-name="ce39" table:formula="of:=SUMIF([$'FebMarch 2024'.A$1:.A$1048576];[.C53];[$'FebMarch 2024'.F$1:.F$1048576])+SUMIF([$'FebMarch 2024'.A$1:.A$1048576];[.D53];[$'FebMarch 2024'.F$1:.F$1048576])+SUMIF([$'FebMarch 2024'.B$1:.B$1048576];[.C53];[$'FebMarch 2024'.E$1:.E$1048576])+SUMIF([$'FebMarch 2024'.B$1:.B$1048576];[.D53];[$'FebMarch 2024'.E$1:.E$1048576])" office:value-type="float" office:value="0" calcext:value-type="float">
            <text:p>0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8" office:value-type="string" calcext:value-type="string">
            <text:p>Kita</text:p>
          </table:table-cell>
          <table:table-cell table:style-name="ce32" office:value-type="string" calcext:value-type="string">
            <text:p>Batty</text:p>
          </table:table-cell>
          <table:table-cell table:style-name="ce8" table:formula="of:=[.A54]&amp;&quot; &amp; &quot;&amp;[.B54]" office:value-type="string" office:string-value="Kita &amp; Batty" calcext:value-type="string">
            <text:p>Kita &amp; Batty</text:p>
          </table:table-cell>
          <table:table-cell table:style-name="ce8" table:formula="of:=[.B54]&amp;&quot; &amp; &quot;&amp;[.A54]" office:value-type="string" office:string-value="Batty &amp; Kita" calcext:value-type="string">
            <text:p>Batty &amp; Kita</text:p>
          </table:table-cell>
          <table:table-cell table:style-name="ce8" table:formula="of:=SUMIF([$'FebMarch 2024'.A$1:.A$1048576];[.C54];[$'FebMarch 2024'.J$1:.J$1048576])+SUMIF([$'FebMarch 2024'.A$1:.A$1048576];[.D54];[$'FebMarch 2024'.J$1:.J$1048576])" office:value-type="float" office:value="0" calcext:value-type="float">
            <text:p>0</text:p>
          </table:table-cell>
          <table:table-cell table:style-name="ce39" table:formula="of:=SUMIF([$'FebMarch 2024'.B$1:.B$1048576];[.C54];[$'FebMarch 2024'.J$1:.J$1048576])+SUMIF([$'FebMarch 2024'.B$1:.B$1048576];[.D54];[$'FebMarch 2024'.J$1:.J$1048576])" office:value-type="float" office:value="1" calcext:value-type="float">
            <text:p>1</text:p>
          </table:table-cell>
          <table:table-cell table:style-name="ce39" table:formula="of:=SUMIF([$'FebMarch 2024'.A$1:.A$1048576];[.C54];[$'FebMarch 2024'.E$1:.E$1048576])+SUMIF([$'FebMarch 2024'.A$1:.A$1048576];[.D54];[$'FebMarch 2024'.E$1:.E$1048576])+SUMIF([$'FebMarch 2024'.B$1:.B$1048576];[.C54];[$'FebMarch 2024'.F$1:.F$1048576])+SUMIF([$'FebMarch 2024'.B$1:.B$1048576];[.D54];[$'FebMarch 2024'.F$1:.F$1048576])" office:value-type="float" office:value="1" calcext:value-type="float">
            <text:p>1</text:p>
          </table:table-cell>
          <table:table-cell table:style-name="ce39" table:formula="of:=SUMIF([$'FebMarch 2024'.A$1:.A$1048576];[.C54];[$'FebMarch 2024'.F$1:.F$1048576])+SUMIF([$'FebMarch 2024'.A$1:.A$1048576];[.D54];[$'FebMarch 2024'.F$1:.F$1048576])+SUMIF([$'FebMarch 2024'.B$1:.B$1048576];[.C54];[$'FebMarch 2024'.E$1:.E$1048576])+SUMIF([$'FebMarch 2024'.B$1:.B$1048576];[.D54];[$'FebMarch 2024'.E$1:.E$1048576])" office:value-type="float" office:value="6" calcext:value-type="float">
            <text:p>6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8" office:value-type="string" calcext:value-type="string">
            <text:p>Kita</text:p>
          </table:table-cell>
          <table:table-cell table:style-name="ce32" office:value-type="string" calcext:value-type="string">
            <text:p>Mole</text:p>
          </table:table-cell>
          <table:table-cell table:style-name="ce8" table:formula="of:=[.A55]&amp;&quot; &amp; &quot;&amp;[.B55]" office:value-type="string" office:string-value="Kita &amp; Mole" calcext:value-type="string">
            <text:p>Kita &amp; Mole</text:p>
          </table:table-cell>
          <table:table-cell table:style-name="ce8" table:formula="of:=[.B55]&amp;&quot; &amp; &quot;&amp;[.A55]" office:value-type="string" office:string-value="Mole &amp; Kita" calcext:value-type="string">
            <text:p>Mole &amp; Kita</text:p>
          </table:table-cell>
          <table:table-cell table:style-name="ce8" table:formula="of:=SUMIF([$'FebMarch 2024'.A$1:.A$1048576];[.C55];[$'FebMarch 2024'.J$1:.J$1048576])+SUMIF([$'FebMarch 2024'.A$1:.A$1048576];[.D55];[$'FebMarch 2024'.J$1:.J$1048576])" office:value-type="float" office:value="1" calcext:value-type="float">
            <text:p>1</text:p>
          </table:table-cell>
          <table:table-cell table:style-name="ce39" table:formula="of:=SUMIF([$'FebMarch 2024'.B$1:.B$1048576];[.C55];[$'FebMarch 2024'.J$1:.J$1048576])+SUMIF([$'FebMarch 2024'.B$1:.B$1048576];[.D55];[$'FebMarch 2024'.J$1:.J$1048576])" office:value-type="float" office:value="1" calcext:value-type="float">
            <text:p>1</text:p>
          </table:table-cell>
          <table:table-cell table:style-name="ce39" table:formula="of:=SUMIF([$'FebMarch 2024'.A$1:.A$1048576];[.C55];[$'FebMarch 2024'.E$1:.E$1048576])+SUMIF([$'FebMarch 2024'.A$1:.A$1048576];[.D55];[$'FebMarch 2024'.E$1:.E$1048576])+SUMIF([$'FebMarch 2024'.B$1:.B$1048576];[.C55];[$'FebMarch 2024'.F$1:.F$1048576])+SUMIF([$'FebMarch 2024'.B$1:.B$1048576];[.D55];[$'FebMarch 2024'.F$1:.F$1048576])" office:value-type="float" office:value="7" calcext:value-type="float">
            <text:p>7</text:p>
          </table:table-cell>
          <table:table-cell table:style-name="ce39" table:formula="of:=SUMIF([$'FebMarch 2024'.A$1:.A$1048576];[.C55];[$'FebMarch 2024'.F$1:.F$1048576])+SUMIF([$'FebMarch 2024'.A$1:.A$1048576];[.D55];[$'FebMarch 2024'.F$1:.F$1048576])+SUMIF([$'FebMarch 2024'.B$1:.B$1048576];[.C55];[$'FebMarch 2024'.E$1:.E$1048576])+SUMIF([$'FebMarch 2024'.B$1:.B$1048576];[.D55];[$'FebMarch 2024'.E$1:.E$1048576])" office:value-type="float" office:value="9" calcext:value-type="float">
            <text:p>9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8" office:value-type="string" calcext:value-type="string">
            <text:p>Kita</text:p>
          </table:table-cell>
          <table:table-cell table:style-name="ce33" office:value-type="string" calcext:value-type="string">
            <text:p>Andrew</text:p>
          </table:table-cell>
          <table:table-cell table:style-name="ce8" table:formula="of:=[.A56]&amp;&quot; &amp; &quot;&amp;[.B56]" office:value-type="string" office:string-value="Kita &amp; Andrew" calcext:value-type="string">
            <text:p>Kita &amp; Andrew</text:p>
          </table:table-cell>
          <table:table-cell table:style-name="ce8" table:formula="of:=[.B56]&amp;&quot; &amp; &quot;&amp;[.A56]" office:value-type="string" office:string-value="Andrew &amp; Kita" calcext:value-type="string">
            <text:p>Andrew &amp; Kita</text:p>
          </table:table-cell>
          <table:table-cell table:style-name="ce8" table:formula="of:=SUMIF([$'FebMarch 2024'.A$1:.A$1048576];[.C56];[$'FebMarch 2024'.J$1:.J$1048576])+SUMIF([$'FebMarch 2024'.A$1:.A$1048576];[.D56];[$'FebMarch 2024'.J$1:.J$1048576])" office:value-type="float" office:value="0" calcext:value-type="float">
            <text:p>0</text:p>
          </table:table-cell>
          <table:table-cell table:style-name="ce39" table:formula="of:=SUMIF([$'FebMarch 2024'.B$1:.B$1048576];[.C56];[$'FebMarch 2024'.J$1:.J$1048576])+SUMIF([$'FebMarch 2024'.B$1:.B$1048576];[.D56];[$'FebMarch 2024'.J$1:.J$1048576])" office:value-type="float" office:value="0" calcext:value-type="float">
            <text:p>0</text:p>
          </table:table-cell>
          <table:table-cell table:style-name="ce39" table:formula="of:=SUMIF([$'FebMarch 2024'.A$1:.A$1048576];[.C56];[$'FebMarch 2024'.E$1:.E$1048576])+SUMIF([$'FebMarch 2024'.A$1:.A$1048576];[.D56];[$'FebMarch 2024'.E$1:.E$1048576])+SUMIF([$'FebMarch 2024'.B$1:.B$1048576];[.C56];[$'FebMarch 2024'.F$1:.F$1048576])+SUMIF([$'FebMarch 2024'.B$1:.B$1048576];[.D56];[$'FebMarch 2024'.F$1:.F$1048576])" office:value-type="float" office:value="0" calcext:value-type="float">
            <text:p>0</text:p>
          </table:table-cell>
          <table:table-cell table:style-name="ce39" table:formula="of:=SUMIF([$'FebMarch 2024'.A$1:.A$1048576];[.C56];[$'FebMarch 2024'.F$1:.F$1048576])+SUMIF([$'FebMarch 2024'.A$1:.A$1048576];[.D56];[$'FebMarch 2024'.F$1:.F$1048576])+SUMIF([$'FebMarch 2024'.B$1:.B$1048576];[.C56];[$'FebMarch 2024'.E$1:.E$1048576])+SUMIF([$'FebMarch 2024'.B$1:.B$1048576];[.D56];[$'FebMarch 2024'.E$1:.E$1048576])" office:value-type="float" office:value="0" calcext:value-type="float">
            <text:p>0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8" office:value-type="string" calcext:value-type="string">
            <text:p>Kita</text:p>
          </table:table-cell>
          <table:table-cell table:style-name="ce32" office:value-type="string" calcext:value-type="string">
            <text:p>Cadol</text:p>
          </table:table-cell>
          <table:table-cell table:style-name="ce8" table:formula="of:=[.A57]&amp;&quot; &amp; &quot;&amp;[.B57]" office:value-type="string" office:string-value="Kita &amp; Cadol" calcext:value-type="string">
            <text:p>Kita &amp; Cadol</text:p>
          </table:table-cell>
          <table:table-cell table:style-name="ce8" table:formula="of:=[.B57]&amp;&quot; &amp; &quot;&amp;[.A57]" office:value-type="string" office:string-value="Cadol &amp; Kita" calcext:value-type="string">
            <text:p>Cadol &amp; Kita</text:p>
          </table:table-cell>
          <table:table-cell table:style-name="ce8" table:formula="of:=SUMIF([$'FebMarch 2024'.A$1:.A$1048576];[.C57];[$'FebMarch 2024'.J$1:.J$1048576])+SUMIF([$'FebMarch 2024'.A$1:.A$1048576];[.D57];[$'FebMarch 2024'.J$1:.J$1048576])" office:value-type="float" office:value="0" calcext:value-type="float">
            <text:p>0</text:p>
          </table:table-cell>
          <table:table-cell table:style-name="ce39" table:formula="of:=SUMIF([$'FebMarch 2024'.B$1:.B$1048576];[.C57];[$'FebMarch 2024'.J$1:.J$1048576])+SUMIF([$'FebMarch 2024'.B$1:.B$1048576];[.D57];[$'FebMarch 2024'.J$1:.J$1048576])" office:value-type="float" office:value="0" calcext:value-type="float">
            <text:p>0</text:p>
          </table:table-cell>
          <table:table-cell table:style-name="ce39" table:formula="of:=SUMIF([$'FebMarch 2024'.A$1:.A$1048576];[.C57];[$'FebMarch 2024'.E$1:.E$1048576])+SUMIF([$'FebMarch 2024'.A$1:.A$1048576];[.D57];[$'FebMarch 2024'.E$1:.E$1048576])+SUMIF([$'FebMarch 2024'.B$1:.B$1048576];[.C57];[$'FebMarch 2024'.F$1:.F$1048576])+SUMIF([$'FebMarch 2024'.B$1:.B$1048576];[.D57];[$'FebMarch 2024'.F$1:.F$1048576])" office:value-type="float" office:value="0" calcext:value-type="float">
            <text:p>0</text:p>
          </table:table-cell>
          <table:table-cell table:style-name="ce39" table:formula="of:=SUMIF([$'FebMarch 2024'.A$1:.A$1048576];[.C57];[$'FebMarch 2024'.F$1:.F$1048576])+SUMIF([$'FebMarch 2024'.A$1:.A$1048576];[.D57];[$'FebMarch 2024'.F$1:.F$1048576])+SUMIF([$'FebMarch 2024'.B$1:.B$1048576];[.C57];[$'FebMarch 2024'.E$1:.E$1048576])+SUMIF([$'FebMarch 2024'.B$1:.B$1048576];[.D57];[$'FebMarch 2024'.E$1:.E$1048576])" office:value-type="float" office:value="0" calcext:value-type="float">
            <text:p>0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Batty</text:p>
          </table:table-cell>
          <table:table-cell table:style-name="ce32" office:value-type="string" calcext:value-type="string">
            <text:p>Mole</text:p>
          </table:table-cell>
          <table:table-cell table:style-name="ce8" table:formula="of:=[.A58]&amp;&quot; &amp; &quot;&amp;[.B58]" office:value-type="string" office:string-value="Batty &amp; Mole" calcext:value-type="string">
            <text:p>Batty &amp; Mole</text:p>
          </table:table-cell>
          <table:table-cell table:style-name="ce8" table:formula="of:=[.B58]&amp;&quot; &amp; &quot;&amp;[.A58]" office:value-type="string" office:string-value="Mole &amp; Batty" calcext:value-type="string">
            <text:p>Mole &amp; Batty</text:p>
          </table:table-cell>
          <table:table-cell table:style-name="ce8" table:formula="of:=SUMIF([$'FebMarch 2024'.A$1:.A$1048576];[.C58];[$'FebMarch 2024'.J$1:.J$1048576])+SUMIF([$'FebMarch 2024'.A$1:.A$1048576];[.D58];[$'FebMarch 2024'.J$1:.J$1048576])" office:value-type="float" office:value="2" calcext:value-type="float">
            <text:p>2</text:p>
          </table:table-cell>
          <table:table-cell table:style-name="ce39" table:formula="of:=SUMIF([$'FebMarch 2024'.B$1:.B$1048576];[.C58];[$'FebMarch 2024'.J$1:.J$1048576])+SUMIF([$'FebMarch 2024'.B$1:.B$1048576];[.D58];[$'FebMarch 2024'.J$1:.J$1048576])" office:value-type="float" office:value="0" calcext:value-type="float">
            <text:p>0</text:p>
          </table:table-cell>
          <table:table-cell table:style-name="ce39" table:formula="of:=SUMIF([$'FebMarch 2024'.A$1:.A$1048576];[.C58];[$'FebMarch 2024'.E$1:.E$1048576])+SUMIF([$'FebMarch 2024'.A$1:.A$1048576];[.D58];[$'FebMarch 2024'.E$1:.E$1048576])+SUMIF([$'FebMarch 2024'.B$1:.B$1048576];[.C58];[$'FebMarch 2024'.F$1:.F$1048576])+SUMIF([$'FebMarch 2024'.B$1:.B$1048576];[.D58];[$'FebMarch 2024'.F$1:.F$1048576])" office:value-type="float" office:value="12" calcext:value-type="float">
            <text:p>12</text:p>
          </table:table-cell>
          <table:table-cell table:style-name="ce39" table:formula="of:=SUMIF([$'FebMarch 2024'.A$1:.A$1048576];[.C58];[$'FebMarch 2024'.F$1:.F$1048576])+SUMIF([$'FebMarch 2024'.A$1:.A$1048576];[.D58];[$'FebMarch 2024'.F$1:.F$1048576])+SUMIF([$'FebMarch 2024'.B$1:.B$1048576];[.C58];[$'FebMarch 2024'.E$1:.E$1048576])+SUMIF([$'FebMarch 2024'.B$1:.B$1048576];[.D58];[$'FebMarch 2024'.E$1:.E$1048576])" office:value-type="float" office:value="4" calcext:value-type="float">
            <text:p>4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Batty</text:p>
          </table:table-cell>
          <table:table-cell table:style-name="ce33" office:value-type="string" calcext:value-type="string">
            <text:p>Andrew</text:p>
          </table:table-cell>
          <table:table-cell table:style-name="ce8" table:formula="of:=[.A59]&amp;&quot; &amp; &quot;&amp;[.B59]" office:value-type="string" office:string-value="Batty &amp; Andrew" calcext:value-type="string">
            <text:p>Batty &amp; Andrew</text:p>
          </table:table-cell>
          <table:table-cell table:style-name="ce8" table:formula="of:=[.B59]&amp;&quot; &amp; &quot;&amp;[.A59]" office:value-type="string" office:string-value="Andrew &amp; Batty" calcext:value-type="string">
            <text:p>Andrew &amp; Batty</text:p>
          </table:table-cell>
          <table:table-cell table:style-name="ce8" table:formula="of:=SUMIF([$'FebMarch 2024'.A$1:.A$1048576];[.C59];[$'FebMarch 2024'.J$1:.J$1048576])+SUMIF([$'FebMarch 2024'.A$1:.A$1048576];[.D59];[$'FebMarch 2024'.J$1:.J$1048576])" office:value-type="float" office:value="1" calcext:value-type="float">
            <text:p>1</text:p>
          </table:table-cell>
          <table:table-cell table:style-name="ce39" table:formula="of:=SUMIF([$'FebMarch 2024'.B$1:.B$1048576];[.C59];[$'FebMarch 2024'.J$1:.J$1048576])+SUMIF([$'FebMarch 2024'.B$1:.B$1048576];[.D59];[$'FebMarch 2024'.J$1:.J$1048576])" office:value-type="float" office:value="1" calcext:value-type="float">
            <text:p>1</text:p>
          </table:table-cell>
          <table:table-cell table:style-name="ce39" table:formula="of:=SUMIF([$'FebMarch 2024'.A$1:.A$1048576];[.C59];[$'FebMarch 2024'.E$1:.E$1048576])+SUMIF([$'FebMarch 2024'.A$1:.A$1048576];[.D59];[$'FebMarch 2024'.E$1:.E$1048576])+SUMIF([$'FebMarch 2024'.B$1:.B$1048576];[.C59];[$'FebMarch 2024'.F$1:.F$1048576])+SUMIF([$'FebMarch 2024'.B$1:.B$1048576];[.D59];[$'FebMarch 2024'.F$1:.F$1048576])" office:value-type="float" office:value="10" calcext:value-type="float">
            <text:p>10</text:p>
          </table:table-cell>
          <table:table-cell table:style-name="ce39" table:formula="of:=SUMIF([$'FebMarch 2024'.A$1:.A$1048576];[.C59];[$'FebMarch 2024'.F$1:.F$1048576])+SUMIF([$'FebMarch 2024'.A$1:.A$1048576];[.D59];[$'FebMarch 2024'.F$1:.F$1048576])+SUMIF([$'FebMarch 2024'.B$1:.B$1048576];[.C59];[$'FebMarch 2024'.E$1:.E$1048576])+SUMIF([$'FebMarch 2024'.B$1:.B$1048576];[.D59];[$'FebMarch 2024'.E$1:.E$1048576])" office:value-type="float" office:value="9" calcext:value-type="float">
            <text:p>9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Batty</text:p>
          </table:table-cell>
          <table:table-cell table:style-name="ce32" office:value-type="string" calcext:value-type="string">
            <text:p>Cadol</text:p>
          </table:table-cell>
          <table:table-cell table:style-name="ce8" table:formula="of:=[.A60]&amp;&quot; &amp; &quot;&amp;[.B60]" office:value-type="string" office:string-value="Batty &amp; Cadol" calcext:value-type="string">
            <text:p>Batty &amp; Cadol</text:p>
          </table:table-cell>
          <table:table-cell table:style-name="ce8" table:formula="of:=[.B60]&amp;&quot; &amp; &quot;&amp;[.A60]" office:value-type="string" office:string-value="Cadol &amp; Batty" calcext:value-type="string">
            <text:p>Cadol &amp; Batty</text:p>
          </table:table-cell>
          <table:table-cell table:style-name="ce8" table:formula="of:=SUMIF([$'FebMarch 2024'.A$1:.A$1048576];[.C60];[$'FebMarch 2024'.J$1:.J$1048576])+SUMIF([$'FebMarch 2024'.A$1:.A$1048576];[.D60];[$'FebMarch 2024'.J$1:.J$1048576])" office:value-type="float" office:value="0" calcext:value-type="float">
            <text:p>0</text:p>
          </table:table-cell>
          <table:table-cell table:style-name="ce39" table:formula="of:=SUMIF([$'FebMarch 2024'.B$1:.B$1048576];[.C60];[$'FebMarch 2024'.J$1:.J$1048576])+SUMIF([$'FebMarch 2024'.B$1:.B$1048576];[.D60];[$'FebMarch 2024'.J$1:.J$1048576])" office:value-type="float" office:value="0" calcext:value-type="float">
            <text:p>0</text:p>
          </table:table-cell>
          <table:table-cell table:style-name="ce39" table:formula="of:=SUMIF([$'FebMarch 2024'.A$1:.A$1048576];[.C60];[$'FebMarch 2024'.E$1:.E$1048576])+SUMIF([$'FebMarch 2024'.A$1:.A$1048576];[.D60];[$'FebMarch 2024'.E$1:.E$1048576])+SUMIF([$'FebMarch 2024'.B$1:.B$1048576];[.C60];[$'FebMarch 2024'.F$1:.F$1048576])+SUMIF([$'FebMarch 2024'.B$1:.B$1048576];[.D60];[$'FebMarch 2024'.F$1:.F$1048576])" office:value-type="float" office:value="0" calcext:value-type="float">
            <text:p>0</text:p>
          </table:table-cell>
          <table:table-cell table:style-name="ce39" table:formula="of:=SUMIF([$'FebMarch 2024'.A$1:.A$1048576];[.C60];[$'FebMarch 2024'.F$1:.F$1048576])+SUMIF([$'FebMarch 2024'.A$1:.A$1048576];[.D60];[$'FebMarch 2024'.F$1:.F$1048576])+SUMIF([$'FebMarch 2024'.B$1:.B$1048576];[.C60];[$'FebMarch 2024'.E$1:.E$1048576])+SUMIF([$'FebMarch 2024'.B$1:.B$1048576];[.D60];[$'FebMarch 2024'.E$1:.E$1048576])" office:value-type="float" office:value="0" calcext:value-type="float">
            <text:p>0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8" office:value-type="string" calcext:value-type="string">
            <text:p>Mole</text:p>
          </table:table-cell>
          <table:table-cell table:style-name="ce33" office:value-type="string" calcext:value-type="string">
            <text:p>Andrew</text:p>
          </table:table-cell>
          <table:table-cell table:style-name="ce8" table:formula="of:=[.A61]&amp;&quot; &amp; &quot;&amp;[.B61]" office:value-type="string" office:string-value="Mole &amp; Andrew" calcext:value-type="string">
            <text:p>Mole &amp; Andrew</text:p>
          </table:table-cell>
          <table:table-cell table:style-name="ce8" table:formula="of:=[.B61]&amp;&quot; &amp; &quot;&amp;[.A61]" office:value-type="string" office:string-value="Andrew &amp; Mole" calcext:value-type="string">
            <text:p>Andrew &amp; Mole</text:p>
          </table:table-cell>
          <table:table-cell table:style-name="ce8" table:formula="of:=SUMIF([$'FebMarch 2024'.A$1:.A$1048576];[.C61];[$'FebMarch 2024'.J$1:.J$1048576])+SUMIF([$'FebMarch 2024'.A$1:.A$1048576];[.D61];[$'FebMarch 2024'.J$1:.J$1048576])" office:value-type="float" office:value="1" calcext:value-type="float">
            <text:p>1</text:p>
          </table:table-cell>
          <table:table-cell table:style-name="ce39" table:formula="of:=SUMIF([$'FebMarch 2024'.B$1:.B$1048576];[.C61];[$'FebMarch 2024'.J$1:.J$1048576])+SUMIF([$'FebMarch 2024'.B$1:.B$1048576];[.D61];[$'FebMarch 2024'.J$1:.J$1048576])" office:value-type="float" office:value="0" calcext:value-type="float">
            <text:p>0</text:p>
          </table:table-cell>
          <table:table-cell table:style-name="ce39" table:formula="of:=SUMIF([$'FebMarch 2024'.A$1:.A$1048576];[.C61];[$'FebMarch 2024'.E$1:.E$1048576])+SUMIF([$'FebMarch 2024'.A$1:.A$1048576];[.D61];[$'FebMarch 2024'.E$1:.E$1048576])+SUMIF([$'FebMarch 2024'.B$1:.B$1048576];[.C61];[$'FebMarch 2024'.F$1:.F$1048576])+SUMIF([$'FebMarch 2024'.B$1:.B$1048576];[.D61];[$'FebMarch 2024'.F$1:.F$1048576])" office:value-type="float" office:value="6" calcext:value-type="float">
            <text:p>6</text:p>
          </table:table-cell>
          <table:table-cell table:style-name="ce39" table:formula="of:=SUMIF([$'FebMarch 2024'.A$1:.A$1048576];[.C61];[$'FebMarch 2024'.F$1:.F$1048576])+SUMIF([$'FebMarch 2024'.A$1:.A$1048576];[.D61];[$'FebMarch 2024'.F$1:.F$1048576])+SUMIF([$'FebMarch 2024'.B$1:.B$1048576];[.C61];[$'FebMarch 2024'.E$1:.E$1048576])+SUMIF([$'FebMarch 2024'.B$1:.B$1048576];[.D61];[$'FebMarch 2024'.E$1:.E$1048576])" office:value-type="float" office:value="0" calcext:value-type="float">
            <text:p>0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8" office:value-type="string" calcext:value-type="string">
            <text:p>Mole</text:p>
          </table:table-cell>
          <table:table-cell table:style-name="ce32" office:value-type="string" calcext:value-type="string">
            <text:p>Cadol</text:p>
          </table:table-cell>
          <table:table-cell table:style-name="ce8" table:formula="of:=[.A62]&amp;&quot; &amp; &quot;&amp;[.B62]" office:value-type="string" office:string-value="Mole &amp; Cadol" calcext:value-type="string">
            <text:p>Mole &amp; Cadol</text:p>
          </table:table-cell>
          <table:table-cell table:style-name="ce8" table:formula="of:=[.B62]&amp;&quot; &amp; &quot;&amp;[.A62]" office:value-type="string" office:string-value="Cadol &amp; Mole" calcext:value-type="string">
            <text:p>Cadol &amp; Mole</text:p>
          </table:table-cell>
          <table:table-cell table:style-name="ce8" table:formula="of:=SUMIF([$'FebMarch 2024'.A$1:.A$1048576];[.C62];[$'FebMarch 2024'.J$1:.J$1048576])+SUMIF([$'FebMarch 2024'.A$1:.A$1048576];[.D62];[$'FebMarch 2024'.J$1:.J$1048576])" office:value-type="float" office:value="0" calcext:value-type="float">
            <text:p>0</text:p>
          </table:table-cell>
          <table:table-cell table:style-name="ce39" table:formula="of:=SUMIF([$'FebMarch 2024'.B$1:.B$1048576];[.C62];[$'FebMarch 2024'.J$1:.J$1048576])+SUMIF([$'FebMarch 2024'.B$1:.B$1048576];[.D62];[$'FebMarch 2024'.J$1:.J$1048576])" office:value-type="float" office:value="0" calcext:value-type="float">
            <text:p>0</text:p>
          </table:table-cell>
          <table:table-cell table:style-name="ce39" table:formula="of:=SUMIF([$'FebMarch 2024'.A$1:.A$1048576];[.C62];[$'FebMarch 2024'.E$1:.E$1048576])+SUMIF([$'FebMarch 2024'.A$1:.A$1048576];[.D62];[$'FebMarch 2024'.E$1:.E$1048576])+SUMIF([$'FebMarch 2024'.B$1:.B$1048576];[.C62];[$'FebMarch 2024'.F$1:.F$1048576])+SUMIF([$'FebMarch 2024'.B$1:.B$1048576];[.D62];[$'FebMarch 2024'.F$1:.F$1048576])" office:value-type="float" office:value="0" calcext:value-type="float">
            <text:p>0</text:p>
          </table:table-cell>
          <table:table-cell table:style-name="ce39" table:formula="of:=SUMIF([$'FebMarch 2024'.A$1:.A$1048576];[.C62];[$'FebMarch 2024'.F$1:.F$1048576])+SUMIF([$'FebMarch 2024'.A$1:.A$1048576];[.D62];[$'FebMarch 2024'.F$1:.F$1048576])+SUMIF([$'FebMarch 2024'.B$1:.B$1048576];[.C62];[$'FebMarch 2024'.E$1:.E$1048576])+SUMIF([$'FebMarch 2024'.B$1:.B$1048576];[.D62];[$'FebMarch 2024'.E$1:.E$1048576])" office:value-type="float" office:value="0" calcext:value-type="float">
            <text:p>0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8" office:value-type="string" calcext:value-type="string">
            <text:p>Andrew</text:p>
          </table:table-cell>
          <table:table-cell table:style-name="ce8" office:value-type="string" calcext:value-type="string">
            <text:p>Cadol</text:p>
          </table:table-cell>
          <table:table-cell table:style-name="ce8" table:formula="of:=[.A63]&amp;&quot; &amp; &quot;&amp;[.B63]" office:value-type="string" office:string-value="Andrew &amp; Cadol" calcext:value-type="string">
            <text:p>Andrew &amp; Cadol</text:p>
          </table:table-cell>
          <table:table-cell table:style-name="ce8" table:formula="of:=[.B63]&amp;&quot; &amp; &quot;&amp;[.A63]" office:value-type="string" office:string-value="Cadol &amp; Andrew" calcext:value-type="string">
            <text:p>Cadol &amp; Andrew</text:p>
          </table:table-cell>
          <table:table-cell table:style-name="ce8" table:formula="of:=SUMIF([$'FebMarch 2024'.A$1:.A$1048576];[.C63];[$'FebMarch 2024'.J$1:.J$1048576])+SUMIF([$'FebMarch 2024'.A$1:.A$1048576];[.D63];[$'FebMarch 2024'.J$1:.J$1048576])" office:value-type="float" office:value="0" calcext:value-type="float">
            <text:p>0</text:p>
          </table:table-cell>
          <table:table-cell table:style-name="ce39" table:formula="of:=SUMIF([$'FebMarch 2024'.B$1:.B$1048576];[.C63];[$'FebMarch 2024'.J$1:.J$1048576])+SUMIF([$'FebMarch 2024'.B$1:.B$1048576];[.D63];[$'FebMarch 2024'.J$1:.J$1048576])" office:value-type="float" office:value="0" calcext:value-type="float">
            <text:p>0</text:p>
          </table:table-cell>
          <table:table-cell table:style-name="ce39" table:formula="of:=SUMIF([$'FebMarch 2024'.A$1:.A$1048576];[.C63];[$'FebMarch 2024'.E$1:.E$1048576])+SUMIF([$'FebMarch 2024'.A$1:.A$1048576];[.D63];[$'FebMarch 2024'.E$1:.E$1048576])+SUMIF([$'FebMarch 2024'.B$1:.B$1048576];[.C63];[$'FebMarch 2024'.F$1:.F$1048576])+SUMIF([$'FebMarch 2024'.B$1:.B$1048576];[.D63];[$'FebMarch 2024'.F$1:.F$1048576])" office:value-type="float" office:value="0" calcext:value-type="float">
            <text:p>0</text:p>
          </table:table-cell>
          <table:table-cell table:style-name="ce39" table:formula="of:=SUMIF([$'FebMarch 2024'.A$1:.A$1048576];[.C63];[$'FebMarch 2024'.F$1:.F$1048576])+SUMIF([$'FebMarch 2024'.A$1:.A$1048576];[.D63];[$'FebMarch 2024'.F$1:.F$1048576])+SUMIF([$'FebMarch 2024'.B$1:.B$1048576];[.C63];[$'FebMarch 2024'.E$1:.E$1048576])+SUMIF([$'FebMarch 2024'.B$1:.B$1048576];[.D63];[$'FebMarch 2024'.E$1:.E$1048576])" office:value-type="float" office:value="0" calcext:value-type="float">
            <text:p>0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8" office:value-type="string" calcext:value-type="string">
            <text:p>Civet</text:p>
          </table:table-cell>
          <table:table-cell table:style-name="ce8" office:value-type="string" calcext:value-type="string">
            <text:p>Batty</text:p>
          </table:table-cell>
          <table:table-cell table:style-name="ce8" table:formula="of:=[.A64]&amp;&quot; &amp; &quot;&amp;[.B64]" office:value-type="string" office:string-value="Civet &amp; Batty" calcext:value-type="string">
            <text:p>Civet &amp; Batty</text:p>
          </table:table-cell>
          <table:table-cell table:style-name="ce8" table:formula="of:=[.B64]&amp;&quot; &amp; &quot;&amp;[.A64]" office:value-type="string" office:string-value="Batty &amp; Civet" calcext:value-type="string">
            <text:p>Batty &amp; Civet</text:p>
          </table:table-cell>
          <table:table-cell table:style-name="ce8" table:formula="of:=SUMIF([$'FebMarch 2024'.A$1:.A$1048576];[.C64];[$'FebMarch 2024'.J$1:.J$1048576])+SUMIF([$'FebMarch 2024'.A$1:.A$1048576];[.D64];[$'FebMarch 2024'.J$1:.J$1048576])" office:value-type="float" office:value="0" calcext:value-type="float">
            <text:p>0</text:p>
          </table:table-cell>
          <table:table-cell table:style-name="ce39" table:formula="of:=SUMIF([$'FebMarch 2024'.B$1:.B$1048576];[.C64];[$'FebMarch 2024'.J$1:.J$1048576])+SUMIF([$'FebMarch 2024'.B$1:.B$1048576];[.D64];[$'FebMarch 2024'.J$1:.J$1048576])" office:value-type="float" office:value="0" calcext:value-type="float">
            <text:p>0</text:p>
          </table:table-cell>
          <table:table-cell table:style-name="ce39" table:formula="of:=SUMIF([$'FebMarch 2024'.A$1:.A$1048576];[.C64];[$'FebMarch 2024'.E$1:.E$1048576])+SUMIF([$'FebMarch 2024'.A$1:.A$1048576];[.D64];[$'FebMarch 2024'.E$1:.E$1048576])+SUMIF([$'FebMarch 2024'.B$1:.B$1048576];[.C64];[$'FebMarch 2024'.F$1:.F$1048576])+SUMIF([$'FebMarch 2024'.B$1:.B$1048576];[.D64];[$'FebMarch 2024'.F$1:.F$1048576])" office:value-type="float" office:value="0" calcext:value-type="float">
            <text:p>0</text:p>
          </table:table-cell>
          <table:table-cell table:style-name="ce39" table:formula="of:=SUMIF([$'FebMarch 2024'.A$1:.A$1048576];[.C64];[$'FebMarch 2024'.F$1:.F$1048576])+SUMIF([$'FebMarch 2024'.A$1:.A$1048576];[.D64];[$'FebMarch 2024'.F$1:.F$1048576])+SUMIF([$'FebMarch 2024'.B$1:.B$1048576];[.C64];[$'FebMarch 2024'.E$1:.E$1048576])+SUMIF([$'FebMarch 2024'.B$1:.B$1048576];[.D64];[$'FebMarch 2024'.E$1:.E$1048576])" office:value-type="float" office:value="0" calcext:value-type="float">
            <text:p>0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8" office:value-type="string" calcext:value-type="string">
            <text:p>Civet</text:p>
          </table:table-cell>
          <table:table-cell table:style-name="ce8" office:value-type="string" calcext:value-type="string">
            <text:p>Mole</text:p>
          </table:table-cell>
          <table:table-cell table:style-name="ce8" table:formula="of:=[.A65]&amp;&quot; &amp; &quot;&amp;[.B65]" office:value-type="string" office:string-value="Civet &amp; Mole" calcext:value-type="string">
            <text:p>Civet &amp; Mole</text:p>
          </table:table-cell>
          <table:table-cell table:style-name="ce8" table:formula="of:=[.B65]&amp;&quot; &amp; &quot;&amp;[.A65]" office:value-type="string" office:string-value="Mole &amp; Civet" calcext:value-type="string">
            <text:p>Mole &amp; Civet</text:p>
          </table:table-cell>
          <table:table-cell table:style-name="ce8" table:formula="of:=SUMIF([$'FebMarch 2024'.A$1:.A$1048576];[.C65];[$'FebMarch 2024'.J$1:.J$1048576])+SUMIF([$'FebMarch 2024'.A$1:.A$1048576];[.D65];[$'FebMarch 2024'.J$1:.J$1048576])" office:value-type="float" office:value="0" calcext:value-type="float">
            <text:p>0</text:p>
          </table:table-cell>
          <table:table-cell table:style-name="ce39" table:formula="of:=SUMIF([$'FebMarch 2024'.B$1:.B$1048576];[.C65];[$'FebMarch 2024'.J$1:.J$1048576])+SUMIF([$'FebMarch 2024'.B$1:.B$1048576];[.D65];[$'FebMarch 2024'.J$1:.J$1048576])" office:value-type="float" office:value="0" calcext:value-type="float">
            <text:p>0</text:p>
          </table:table-cell>
          <table:table-cell table:style-name="ce39" table:formula="of:=SUMIF([$'FebMarch 2024'.A$1:.A$1048576];[.C65];[$'FebMarch 2024'.E$1:.E$1048576])+SUMIF([$'FebMarch 2024'.A$1:.A$1048576];[.D65];[$'FebMarch 2024'.E$1:.E$1048576])+SUMIF([$'FebMarch 2024'.B$1:.B$1048576];[.C65];[$'FebMarch 2024'.F$1:.F$1048576])+SUMIF([$'FebMarch 2024'.B$1:.B$1048576];[.D65];[$'FebMarch 2024'.F$1:.F$1048576])" office:value-type="float" office:value="0" calcext:value-type="float">
            <text:p>0</text:p>
          </table:table-cell>
          <table:table-cell table:style-name="ce39" table:formula="of:=SUMIF([$'FebMarch 2024'.A$1:.A$1048576];[.C65];[$'FebMarch 2024'.F$1:.F$1048576])+SUMIF([$'FebMarch 2024'.A$1:.A$1048576];[.D65];[$'FebMarch 2024'.F$1:.F$1048576])+SUMIF([$'FebMarch 2024'.B$1:.B$1048576];[.C65];[$'FebMarch 2024'.E$1:.E$1048576])+SUMIF([$'FebMarch 2024'.B$1:.B$1048576];[.D65];[$'FebMarch 2024'.E$1:.E$1048576])" office:value-type="float" office:value="0" calcext:value-type="float">
            <text:p>0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8" office:value-type="string" calcext:value-type="string">
            <text:p>WM</text:p>
          </table:table-cell>
          <table:table-cell table:style-name="ce8" office:value-type="string" calcext:value-type="string">
            <text:p>Kenny</text:p>
          </table:table-cell>
          <table:table-cell table:style-name="ce8" table:formula="of:=[.A66]&amp;&quot; &amp; &quot;&amp;[.B66]" office:value-type="string" office:string-value="WM &amp; Kenny" calcext:value-type="string">
            <text:p>WM &amp; Kenny</text:p>
          </table:table-cell>
          <table:table-cell table:style-name="ce8" table:formula="of:=[.B66]&amp;&quot; &amp; &quot;&amp;[.A66]" office:value-type="string" office:string-value="Kenny &amp; WM" calcext:value-type="string">
            <text:p>Kenny &amp; WM</text:p>
          </table:table-cell>
          <table:table-cell table:style-name="ce8" table:formula="of:=SUMIF([$'FebMarch 2024'.A$1:.A$1048576];[.C66];[$'FebMarch 2024'.J$1:.J$1048576])+SUMIF([$'FebMarch 2024'.A$1:.A$1048576];[.D66];[$'FebMarch 2024'.J$1:.J$1048576])" office:value-type="float" office:value="0" calcext:value-type="float">
            <text:p>0</text:p>
          </table:table-cell>
          <table:table-cell table:style-name="ce39" table:formula="of:=SUMIF([$'FebMarch 2024'.B$1:.B$1048576];[.C66];[$'FebMarch 2024'.J$1:.J$1048576])+SUMIF([$'FebMarch 2024'.B$1:.B$1048576];[.D66];[$'FebMarch 2024'.J$1:.J$1048576])" office:value-type="float" office:value="0" calcext:value-type="float">
            <text:p>0</text:p>
          </table:table-cell>
          <table:table-cell table:style-name="ce39" table:formula="of:=SUMIF([$'FebMarch 2024'.A$1:.A$1048576];[.C66];[$'FebMarch 2024'.E$1:.E$1048576])+SUMIF([$'FebMarch 2024'.A$1:.A$1048576];[.D66];[$'FebMarch 2024'.E$1:.E$1048576])+SUMIF([$'FebMarch 2024'.B$1:.B$1048576];[.C66];[$'FebMarch 2024'.F$1:.F$1048576])+SUMIF([$'FebMarch 2024'.B$1:.B$1048576];[.D66];[$'FebMarch 2024'.F$1:.F$1048576])" office:value-type="float" office:value="0" calcext:value-type="float">
            <text:p>0</text:p>
          </table:table-cell>
          <table:table-cell table:style-name="ce39" table:formula="of:=SUMIF([$'FebMarch 2024'.A$1:.A$1048576];[.C66];[$'FebMarch 2024'.F$1:.F$1048576])+SUMIF([$'FebMarch 2024'.A$1:.A$1048576];[.D66];[$'FebMarch 2024'.F$1:.F$1048576])+SUMIF([$'FebMarch 2024'.B$1:.B$1048576];[.C66];[$'FebMarch 2024'.E$1:.E$1048576])+SUMIF([$'FebMarch 2024'.B$1:.B$1048576];[.D66];[$'FebMarch 2024'.E$1:.E$1048576])" office:value-type="float" office:value="0" calcext:value-type="float">
            <text:p>0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8" office:value-type="string" calcext:value-type="string">
            <text:p>Steph</text:p>
          </table:table-cell>
          <table:table-cell table:style-name="ce8" office:value-type="string" calcext:value-type="string">
            <text:p>Batty</text:p>
          </table:table-cell>
          <table:table-cell table:style-name="ce8" table:formula="of:=[.A67]&amp;&quot; &amp; &quot;&amp;[.B67]" office:value-type="string" office:string-value="Steph &amp; Batty" calcext:value-type="string">
            <text:p>Steph &amp; Batty</text:p>
          </table:table-cell>
          <table:table-cell table:style-name="ce8" table:formula="of:=[.B67]&amp;&quot; &amp; &quot;&amp;[.A67]" office:value-type="string" office:string-value="Batty &amp; Steph" calcext:value-type="string">
            <text:p>Batty &amp; Steph</text:p>
          </table:table-cell>
          <table:table-cell table:style-name="ce8" table:formula="of:=SUMIF([$'FebMarch 2024'.A$1:.A$1048576];[.C67];[$'FebMarch 2024'.J$1:.J$1048576])+SUMIF([$'FebMarch 2024'.A$1:.A$1048576];[.D67];[$'FebMarch 2024'.J$1:.J$1048576])" office:value-type="float" office:value="0" calcext:value-type="float">
            <text:p>0</text:p>
          </table:table-cell>
          <table:table-cell table:style-name="ce39" table:formula="of:=SUMIF([$'FebMarch 2024'.B$1:.B$1048576];[.C67];[$'FebMarch 2024'.J$1:.J$1048576])+SUMIF([$'FebMarch 2024'.B$1:.B$1048576];[.D67];[$'FebMarch 2024'.J$1:.J$1048576])" office:value-type="float" office:value="0" calcext:value-type="float">
            <text:p>0</text:p>
          </table:table-cell>
          <table:table-cell table:style-name="ce39" table:formula="of:=SUMIF([$'FebMarch 2024'.A$1:.A$1048576];[.C67];[$'FebMarch 2024'.E$1:.E$1048576])+SUMIF([$'FebMarch 2024'.A$1:.A$1048576];[.D67];[$'FebMarch 2024'.E$1:.E$1048576])+SUMIF([$'FebMarch 2024'.B$1:.B$1048576];[.C67];[$'FebMarch 2024'.F$1:.F$1048576])+SUMIF([$'FebMarch 2024'.B$1:.B$1048576];[.D67];[$'FebMarch 2024'.F$1:.F$1048576])" office:value-type="float" office:value="0" calcext:value-type="float">
            <text:p>0</text:p>
          </table:table-cell>
          <table:table-cell table:style-name="ce39" table:formula="of:=SUMIF([$'FebMarch 2024'.A$1:.A$1048576];[.C67];[$'FebMarch 2024'.F$1:.F$1048576])+SUMIF([$'FebMarch 2024'.A$1:.A$1048576];[.D67];[$'FebMarch 2024'.F$1:.F$1048576])+SUMIF([$'FebMarch 2024'.B$1:.B$1048576];[.C67];[$'FebMarch 2024'.E$1:.E$1048576])+SUMIF([$'FebMarch 2024'.B$1:.B$1048576];[.D67];[$'FebMarch 2024'.E$1:.E$1048576])" office:value-type="float" office:value="0" calcext:value-type="float">
            <text:p>0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8" office:value-type="string" calcext:value-type="string">
            <text:p>Hiro</text:p>
          </table:table-cell>
          <table:table-cell table:style-name="ce8" office:value-type="string" calcext:value-type="string">
            <text:p>Cadol</text:p>
          </table:table-cell>
          <table:table-cell table:style-name="ce8" table:formula="of:=[.A68]&amp;&quot; &amp; &quot;&amp;[.B68]" office:value-type="string" office:string-value="Hiro &amp; Cadol" calcext:value-type="string">
            <text:p>Hiro &amp; Cadol</text:p>
          </table:table-cell>
          <table:table-cell table:style-name="ce8" table:formula="of:=[.B68]&amp;&quot; &amp; &quot;&amp;[.A68]" office:value-type="string" office:string-value="Cadol &amp; Hiro" calcext:value-type="string">
            <text:p>Cadol &amp; Hiro</text:p>
          </table:table-cell>
          <table:table-cell table:style-name="ce8" table:formula="of:=SUMIF([$'FebMarch 2024'.A$1:.A$1048576];[.C68];[$'FebMarch 2024'.J$1:.J$1048576])+SUMIF([$'FebMarch 2024'.A$1:.A$1048576];[.D68];[$'FebMarch 2024'.J$1:.J$1048576])" office:value-type="float" office:value="0" calcext:value-type="float">
            <text:p>0</text:p>
          </table:table-cell>
          <table:table-cell table:style-name="ce39" table:formula="of:=SUMIF([$'FebMarch 2024'.B$1:.B$1048576];[.C68];[$'FebMarch 2024'.J$1:.J$1048576])+SUMIF([$'FebMarch 2024'.B$1:.B$1048576];[.D68];[$'FebMarch 2024'.J$1:.J$1048576])" office:value-type="float" office:value="0" calcext:value-type="float">
            <text:p>0</text:p>
          </table:table-cell>
          <table:table-cell table:style-name="ce39" table:formula="of:=SUMIF([$'FebMarch 2024'.A$1:.A$1048576];[.C68];[$'FebMarch 2024'.E$1:.E$1048576])+SUMIF([$'FebMarch 2024'.A$1:.A$1048576];[.D68];[$'FebMarch 2024'.E$1:.E$1048576])+SUMIF([$'FebMarch 2024'.B$1:.B$1048576];[.C68];[$'FebMarch 2024'.F$1:.F$1048576])+SUMIF([$'FebMarch 2024'.B$1:.B$1048576];[.D68];[$'FebMarch 2024'.F$1:.F$1048576])" office:value-type="float" office:value="0" calcext:value-type="float">
            <text:p>0</text:p>
          </table:table-cell>
          <table:table-cell table:style-name="ce39" table:formula="of:=SUMIF([$'FebMarch 2024'.A$1:.A$1048576];[.C68];[$'FebMarch 2024'.F$1:.F$1048576])+SUMIF([$'FebMarch 2024'.A$1:.A$1048576];[.D68];[$'FebMarch 2024'.F$1:.F$1048576])+SUMIF([$'FebMarch 2024'.B$1:.B$1048576];[.C68];[$'FebMarch 2024'.E$1:.E$1048576])+SUMIF([$'FebMarch 2024'.B$1:.B$1048576];[.D68];[$'FebMarch 2024'.E$1:.E$1048576])" office:value-type="float" office:value="0" calcext:value-type="float">
            <text:p>0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8" office:value-type="string" calcext:value-type="string">
            <text:p>Hiro</text:p>
          </table:table-cell>
          <table:table-cell table:style-name="ce8" office:value-type="string" calcext:value-type="string">
            <text:p>Takaku</text:p>
          </table:table-cell>
          <table:table-cell table:style-name="ce8" table:formula="of:=[.A69]&amp;&quot; &amp; &quot;&amp;[.B69]" office:value-type="string" office:string-value="Hiro &amp; Takaku" calcext:value-type="string">
            <text:p>Hiro &amp; Takaku</text:p>
          </table:table-cell>
          <table:table-cell table:style-name="ce8" table:formula="of:=[.B69]&amp;&quot; &amp; &quot;&amp;[.A69]" office:value-type="string" office:string-value="Takaku &amp; Hiro" calcext:value-type="string">
            <text:p>Takaku &amp; Hiro</text:p>
          </table:table-cell>
          <table:table-cell table:style-name="ce8" table:formula="of:=SUMIF([$'FebMarch 2024'.A$1:.A$1048576];[.C69];[$'FebMarch 2024'.J$1:.J$1048576])+SUMIF([$'FebMarch 2024'.A$1:.A$1048576];[.D69];[$'FebMarch 2024'.J$1:.J$1048576])" office:value-type="float" office:value="0" calcext:value-type="float">
            <text:p>0</text:p>
          </table:table-cell>
          <table:table-cell table:style-name="ce39" table:formula="of:=SUMIF([$'FebMarch 2024'.B$1:.B$1048576];[.C69];[$'FebMarch 2024'.J$1:.J$1048576])+SUMIF([$'FebMarch 2024'.B$1:.B$1048576];[.D69];[$'FebMarch 2024'.J$1:.J$1048576])" office:value-type="float" office:value="0" calcext:value-type="float">
            <text:p>0</text:p>
          </table:table-cell>
          <table:table-cell table:style-name="ce39" table:formula="of:=SUMIF([$'FebMarch 2024'.A$1:.A$1048576];[.C69];[$'FebMarch 2024'.E$1:.E$1048576])+SUMIF([$'FebMarch 2024'.A$1:.A$1048576];[.D69];[$'FebMarch 2024'.E$1:.E$1048576])+SUMIF([$'FebMarch 2024'.B$1:.B$1048576];[.C69];[$'FebMarch 2024'.F$1:.F$1048576])+SUMIF([$'FebMarch 2024'.B$1:.B$1048576];[.D69];[$'FebMarch 2024'.F$1:.F$1048576])" office:value-type="float" office:value="0" calcext:value-type="float">
            <text:p>0</text:p>
          </table:table-cell>
          <table:table-cell table:style-name="ce39" table:formula="of:=SUMIF([$'FebMarch 2024'.A$1:.A$1048576];[.C69];[$'FebMarch 2024'.F$1:.F$1048576])+SUMIF([$'FebMarch 2024'.A$1:.A$1048576];[.D69];[$'FebMarch 2024'.F$1:.F$1048576])+SUMIF([$'FebMarch 2024'.B$1:.B$1048576];[.C69];[$'FebMarch 2024'.E$1:.E$1048576])+SUMIF([$'FebMarch 2024'.B$1:.B$1048576];[.D69];[$'FebMarch 2024'.E$1:.E$1048576])" office:value-type="float" office:value="0" calcext:value-type="float">
            <text:p>0</text:p>
          </table:table-cell>
          <table:table-cell table:style-name="ce41"/>
          <table:table-cell table:number-columns-repeated="1015"/>
        </table:table-row>
        <table:table-row table:style-name="ro2" table:number-rows-repeated="200">
          <table:table-cell/>
          <table:table-cell table:style-name="ce5"/>
          <table:table-cell table:number-columns-repeated="6"/>
          <table:table-cell table:style-name="ce41"/>
          <table:table-cell table:number-columns-repeated="1015"/>
        </table:table-row>
        <table:table-row table:style-name="ro2" table:number-rows-repeated="731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Z_C47521D9_2830_4D66_AFEC_323D94A6F91F_.wvu.FilterData" table:base-cell-address="$Individual.$A$1" table:cell-range-address="$Data.$A$3:.$I$13"/>
          <table:named-range table:name="_xlnm._FilterDatabase" table:base-cell-address="$Individual.$A$1" table:cell-range-address="$Data.$A$3:.$H$13"/>
        </table:named-expressions>
        <calcext:conditional-formats>
          <calcext:conditional-format calcext:target-range-address="Data.I4:Data.I13">
            <calcext:condition calcext:apply-style-name="ConditionalStyle_1" calcext:value="!=0" calcext:base-cell-address="Data.I4"/>
          </calcext:conditional-format>
        </calcext:conditional-formats>
      </table:table>
      <table:table table:name="Pairs" table:style-name="ta4">
        <table:table-column table:style-name="co10" table:default-cell-style-name="Default"/>
        <table:table-column table:style-name="co1" table:number-columns-repeated="9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All Time Records</text:p>
          </table:table-cell>
          <table:table-cell table:style-name="ce5" table:number-columns-repeated="2"/>
          <table:table-cell table:style-name="ce8" table:number-columns-repeated="2"/>
          <table:table-cell table:style-name="ce10" table:number-columns-repeated="5"/>
          <table:table-cell table:number-columns-repeated="1014"/>
        </table:table-row>
        <table:table-row table:style-name="ro1">
          <table:table-cell table:style-name="ce2" office:value-type="string" calcext:value-type="string">
            <text:p>Pussy Pairs</text:p>
          </table:table-cell>
          <table:table-cell table:style-name="ce2" office:value-type="string" calcext:value-type="string">
            <text:p>Sets Win %</text:p>
          </table:table-cell>
          <table:table-cell table:style-name="ce2" office:value-type="string" calcext:value-type="string">
            <text:p>Games Win %</text:p>
          </table:table-cell>
          <table:table-cell table:style-name="ce2" office:value-type="string" calcext:value-type="string">
            <text:p>Sets Won</text:p>
          </table:table-cell>
          <table:table-cell table:style-name="ce2" office:value-type="string" calcext:value-type="string">
            <text:p>Sets Lost</text:p>
          </table:table-cell>
          <table:table-cell table:style-name="ce11" office:value-type="string" calcext:value-type="string">
            <text:p>Sets Played</text:p>
          </table:table-cell>
          <table:table-cell table:style-name="ce11" office:value-type="string" calcext:value-type="string">
            <text:p>Games Won</text:p>
          </table:table-cell>
          <table:table-cell table:style-name="ce11" office:value-type="string" calcext:value-type="string">
            <text:p>Games Lost</text:p>
          </table:table-cell>
          <table:table-cell table:style-name="ce11" office:value-type="string" calcext:value-type="string">
            <text:p>Games Played</text:p>
          </table:table-cell>
          <table:table-cell table:style-name="ce11" office:value-type="string" calcext:value-type="string">
            <text:p>Games Difference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WM &amp; Andrew</text:p>
          </table:table-cell>
          <table:table-cell table:style-name="ce6" table:formula="of:=IF([.F3]=0;0; [.D3]/[.F3])" office:value-type="percentage" office:value="1" calcext:value-type="percentage">
            <text:p>100.00%</text:p>
          </table:table-cell>
          <table:table-cell table:style-name="ce6" table:formula="of:=IF([.I3]=0;0;[.G3]/[.I3])" office:value-type="percentage" office:value="0.707692307692308" calcext:value-type="percentage">
            <text:p>70.77%</text:p>
          </table:table-cell>
          <table:table-cell table:style-name="ce3" table:formula="of:=VLOOKUP([.A3];[$'Data Pairs'.$C$18:.$H$630];3;0)" office:value-type="float" office:value="7.5" calcext:value-type="float">
            <text:p>7.5</text:p>
          </table:table-cell>
          <table:table-cell table:style-name="ce3" table:formula="of:=VLOOKUP([.A3];[$'Data Pairs'.$C$18:.$H$630];4;0)" office:value-type="float" office:value="0" calcext:value-type="float">
            <text:p>0</text:p>
          </table:table-cell>
          <table:table-cell table:style-name="ce3" table:formula="of:=[.E3]--[.D3]" office:value-type="float" office:value="7.5" calcext:value-type="float">
            <text:p>7.5</text:p>
          </table:table-cell>
          <table:table-cell table:style-name="ce12" table:formula="of:=VLOOKUP([.A3];[$'Data Pairs'.$C$18:.$H$630];5;0)" office:value-type="float" office:value="46" calcext:value-type="float">
            <text:p>46 </text:p>
          </table:table-cell>
          <table:table-cell table:style-name="ce12" table:formula="of:=VLOOKUP([.A3];[$'Data Pairs'.$C$18:.$H$630];6;0)" office:value-type="float" office:value="19" calcext:value-type="float">
            <text:p>19 </text:p>
          </table:table-cell>
          <table:table-cell table:style-name="ce12" table:formula="of:=[.H3]+[.G3]" office:value-type="float" office:value="65" calcext:value-type="float">
            <text:p>65 </text:p>
          </table:table-cell>
          <table:table-cell table:style-name="ce12" table:formula="of:=[.G3]-[.H3]" office:value-type="float" office:value="27" calcext:value-type="float">
            <text:p>27 </text:p>
          </table:table-cell>
          <table:table-cell table:number-columns-repeated="1014"/>
        </table:table-row>
        <table:table-row table:style-name="ro1" table:visibility="collapse">
          <table:table-cell table:style-name="ce3" office:value-type="string" calcext:value-type="string">
            <text:p>Lit7 &amp; WM</text:p>
          </table:table-cell>
          <table:table-cell table:style-name="ce6" table:formula="of:=IF([.F4]=0;0; [.D4]/[.F4])" office:value-type="percentage" office:value="1" calcext:value-type="percentage">
            <text:p>100.00%</text:p>
          </table:table-cell>
          <table:table-cell table:style-name="ce6" table:formula="of:=IF([.I4]=0;0;[.G4]/[.I4])" office:value-type="percentage" office:value="0.730769230769231" calcext:value-type="percentage">
            <text:p>73.08%</text:p>
          </table:table-cell>
          <table:table-cell table:style-name="ce3" table:formula="of:=VLOOKUP([.A4];[$'Data Pairs'.$C$18:.$H$630];3;0)" office:value-type="float" office:value="3" calcext:value-type="float">
            <text:p>3</text:p>
          </table:table-cell>
          <table:table-cell table:style-name="ce3" table:formula="of:=VLOOKUP([.A4];[$'Data Pairs'.$C$18:.$H$630];4;0)" office:value-type="float" office:value="0" calcext:value-type="float">
            <text:p>0</text:p>
          </table:table-cell>
          <table:table-cell table:style-name="ce3" table:formula="of:=[.E4]--[.D4]" office:value-type="float" office:value="3" calcext:value-type="float">
            <text:p>3</text:p>
          </table:table-cell>
          <table:table-cell table:style-name="ce12" table:formula="of:=VLOOKUP([.A4];[$'Data Pairs'.$C$18:.$H$630];5;0)" office:value-type="float" office:value="19" calcext:value-type="float">
            <text:p>19 </text:p>
          </table:table-cell>
          <table:table-cell table:style-name="ce12" table:formula="of:=VLOOKUP([.A4];[$'Data Pairs'.$C$18:.$H$630];6;0)" office:value-type="float" office:value="7" calcext:value-type="float">
            <text:p>7 </text:p>
          </table:table-cell>
          <table:table-cell table:style-name="ce12" table:formula="of:=[.H4]+[.G4]" office:value-type="float" office:value="26" calcext:value-type="float">
            <text:p>26 </text:p>
          </table:table-cell>
          <table:table-cell table:style-name="ce12" table:formula="of:=[.G4]-[.H4]" office:value-type="float" office:value="12" calcext:value-type="float">
            <text:p>12 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WM &amp; Mole</text:p>
          </table:table-cell>
          <table:table-cell table:style-name="ce6" table:formula="of:=IF([.F5]=0;0; [.D5]/[.F5])" office:value-type="percentage" office:value="0.955555555555556" calcext:value-type="percentage">
            <text:p>95.56%</text:p>
          </table:table-cell>
          <table:table-cell table:style-name="ce6" table:formula="of:=IF([.I5]=0;0;[.G5]/[.I5])" office:value-type="percentage" office:value="0.751381215469613" calcext:value-type="percentage">
            <text:p>75.14%</text:p>
          </table:table-cell>
          <table:table-cell table:style-name="ce3" table:formula="of:=VLOOKUP([.A5];[$'Data Pairs'.$C$18:.$H$630];3;0)" office:value-type="float" office:value="21.5" calcext:value-type="float">
            <text:p>21.5</text:p>
          </table:table-cell>
          <table:table-cell table:style-name="ce3" table:formula="of:=VLOOKUP([.A5];[$'Data Pairs'.$C$18:.$H$630];4;0)" office:value-type="float" office:value="1" calcext:value-type="float">
            <text:p>1</text:p>
          </table:table-cell>
          <table:table-cell table:style-name="ce3" table:formula="of:=[.E5]--[.D5]" office:value-type="float" office:value="22.5" calcext:value-type="float">
            <text:p>22.5</text:p>
          </table:table-cell>
          <table:table-cell table:style-name="ce12" table:formula="of:=VLOOKUP([.A5];[$'Data Pairs'.$C$18:.$H$630];5;0)" office:value-type="float" office:value="136" calcext:value-type="float">
            <text:p>136 </text:p>
          </table:table-cell>
          <table:table-cell table:style-name="ce12" table:formula="of:=VLOOKUP([.A5];[$'Data Pairs'.$C$18:.$H$630];6;0)" office:value-type="float" office:value="45" calcext:value-type="float">
            <text:p>45 </text:p>
          </table:table-cell>
          <table:table-cell table:style-name="ce12" table:formula="of:=[.H5]+[.G5]" office:value-type="float" office:value="181" calcext:value-type="float">
            <text:p>181 </text:p>
          </table:table-cell>
          <table:table-cell table:style-name="ce12" table:formula="of:=[.G5]-[.H5]" office:value-type="float" office:value="91" calcext:value-type="float">
            <text:p>91 </text:p>
          </table:table-cell>
          <table:table-cell table:number-columns-repeated="1014"/>
        </table:table-row>
        <table:table-row table:style-name="ro1" table:visibility="collapse">
          <table:table-cell table:style-name="ce3" office:value-type="string" calcext:value-type="string">
            <text:p>Ari &amp; Mike</text:p>
          </table:table-cell>
          <table:table-cell table:style-name="ce6" table:formula="of:=IF([.F6]=0;0; [.D6]/[.F6])" office:value-type="percentage" office:value="1" calcext:value-type="percentage">
            <text:p>100.00%</text:p>
          </table:table-cell>
          <table:table-cell table:style-name="ce6" table:formula="of:=IF([.I6]=0;0;[.G6]/[.I6])" office:value-type="percentage" office:value="0.6" calcext:value-type="percentage">
            <text:p>60.00%</text:p>
          </table:table-cell>
          <table:table-cell table:style-name="ce3" table:formula="of:=VLOOKUP([.A6];[$'Data Pairs'.$C$18:.$H$630];3;0)" office:value-type="float" office:value="2" calcext:value-type="float">
            <text:p>2</text:p>
          </table:table-cell>
          <table:table-cell table:style-name="ce3" table:formula="of:=VLOOKUP([.A6];[$'Data Pairs'.$C$18:.$H$630];4;0)" office:value-type="float" office:value="0" calcext:value-type="float">
            <text:p>0</text:p>
          </table:table-cell>
          <table:table-cell table:style-name="ce3" table:formula="of:=[.E6]--[.D6]" office:value-type="float" office:value="2" calcext:value-type="float">
            <text:p>2</text:p>
          </table:table-cell>
          <table:table-cell table:style-name="ce12" table:formula="of:=VLOOKUP([.A6];[$'Data Pairs'.$C$18:.$H$630];5;0)" office:value-type="float" office:value="12" calcext:value-type="float">
            <text:p>12 </text:p>
          </table:table-cell>
          <table:table-cell table:style-name="ce12" table:formula="of:=VLOOKUP([.A6];[$'Data Pairs'.$C$18:.$H$630];6;0)" office:value-type="float" office:value="8" calcext:value-type="float">
            <text:p>8 </text:p>
          </table:table-cell>
          <table:table-cell table:style-name="ce12" table:formula="of:=[.H6]+[.G6]" office:value-type="float" office:value="20" calcext:value-type="float">
            <text:p>20 </text:p>
          </table:table-cell>
          <table:table-cell table:style-name="ce12" table:formula="of:=[.G6]-[.H6]" office:value-type="float" office:value="4" calcext:value-type="float">
            <text:p>4 </text:p>
          </table:table-cell>
          <table:table-cell table:number-columns-repeated="1014"/>
        </table:table-row>
        <table:table-row table:style-name="ro1" table:visibility="collapse">
          <table:table-cell table:style-name="ce3" office:value-type="string" calcext:value-type="string">
            <text:p>WM &amp; Kenny</text:p>
          </table:table-cell>
          <table:table-cell table:style-name="ce6" table:formula="of:=IF([.F7]=0;0; [.D7]/[.F7])" office:value-type="percentage" office:value="1" calcext:value-type="percentage">
            <text:p>100.00%</text:p>
          </table:table-cell>
          <table:table-cell table:style-name="ce6" table:formula="of:=IF([.I7]=0;0;[.G7]/[.I7])" office:value-type="percentage" office:value="0.631578947368421" calcext:value-type="percentage">
            <text:p>63.16%</text:p>
          </table:table-cell>
          <table:table-cell table:style-name="ce3" table:formula="of:=VLOOKUP([.A7];[$'Data Pairs'.$C$18:.$H$630];3;0)" office:value-type="float" office:value="2" calcext:value-type="float">
            <text:p>2</text:p>
          </table:table-cell>
          <table:table-cell table:style-name="ce3" table:formula="of:=VLOOKUP([.A7];[$'Data Pairs'.$C$18:.$H$630];4;0)" office:value-type="float" office:value="0" calcext:value-type="float">
            <text:p>0</text:p>
          </table:table-cell>
          <table:table-cell table:style-name="ce3" table:formula="of:=[.E7]--[.D7]" office:value-type="float" office:value="2" calcext:value-type="float">
            <text:p>2</text:p>
          </table:table-cell>
          <table:table-cell table:style-name="ce12" table:formula="of:=VLOOKUP([.A7];[$'Data Pairs'.$C$18:.$H$630];5;0)" office:value-type="float" office:value="12" calcext:value-type="float">
            <text:p>12 </text:p>
          </table:table-cell>
          <table:table-cell table:style-name="ce12" table:formula="of:=VLOOKUP([.A7];[$'Data Pairs'.$C$18:.$H$630];6;0)" office:value-type="float" office:value="7" calcext:value-type="float">
            <text:p>7 </text:p>
          </table:table-cell>
          <table:table-cell table:style-name="ce12" table:formula="of:=[.H7]+[.G7]" office:value-type="float" office:value="19" calcext:value-type="float">
            <text:p>19 </text:p>
          </table:table-cell>
          <table:table-cell table:style-name="ce12" table:formula="of:=[.G7]-[.H7]" office:value-type="float" office:value="5" calcext:value-type="float">
            <text:p>5 </text:p>
          </table:table-cell>
          <table:table-cell table:number-columns-repeated="1014"/>
        </table:table-row>
        <table:table-row table:style-name="ro1" table:visibility="collapse">
          <table:table-cell table:style-name="ce3" office:value-type="string" calcext:value-type="string">
            <text:p>WM &amp; Ricky</text:p>
          </table:table-cell>
          <table:table-cell table:style-name="ce6" table:formula="of:=IF([.F8]=0;0; [.D8]/[.F8])" office:value-type="percentage" office:value="1" calcext:value-type="percentage">
            <text:p>100.00%</text:p>
          </table:table-cell>
          <table:table-cell table:style-name="ce6" table:formula="of:=IF([.I8]=0;0;[.G8]/[.I8])" office:value-type="percentage" office:value="0.647058823529412" calcext:value-type="percentage">
            <text:p>64.71%</text:p>
          </table:table-cell>
          <table:table-cell table:style-name="ce3" table:formula="of:=VLOOKUP([.A8];[$'Data Pairs'.$C$18:.$H$630];3;0)" office:value-type="float" office:value="1.5" calcext:value-type="float">
            <text:p>1.5</text:p>
          </table:table-cell>
          <table:table-cell table:style-name="ce3" table:formula="of:=VLOOKUP([.A8];[$'Data Pairs'.$C$18:.$H$630];4;0)" office:value-type="float" office:value="0" calcext:value-type="float">
            <text:p>0</text:p>
          </table:table-cell>
          <table:table-cell table:style-name="ce3" table:formula="of:=[.E8]--[.D8]" office:value-type="float" office:value="1.5" calcext:value-type="float">
            <text:p>1.5</text:p>
          </table:table-cell>
          <table:table-cell table:style-name="ce12" table:formula="of:=VLOOKUP([.A8];[$'Data Pairs'.$C$18:.$H$630];5;0)" office:value-type="float" office:value="11" calcext:value-type="float">
            <text:p>11 </text:p>
          </table:table-cell>
          <table:table-cell table:style-name="ce12" table:formula="of:=VLOOKUP([.A8];[$'Data Pairs'.$C$18:.$H$630];6;0)" office:value-type="float" office:value="6" calcext:value-type="float">
            <text:p>6 </text:p>
          </table:table-cell>
          <table:table-cell table:style-name="ce12" table:formula="of:=[.H8]+[.G8]" office:value-type="float" office:value="17" calcext:value-type="float">
            <text:p>17 </text:p>
          </table:table-cell>
          <table:table-cell table:style-name="ce12" table:formula="of:=[.G8]-[.H8]" office:value-type="float" office:value="5" calcext:value-type="float">
            <text:p>5 </text:p>
          </table:table-cell>
          <table:table-cell table:number-columns-repeated="1014"/>
        </table:table-row>
        <table:table-row table:style-name="ro1" table:visibility="collapse">
          <table:table-cell table:style-name="ce3" office:value-type="string" calcext:value-type="string">
            <text:p>Lit7 &amp; SG</text:p>
          </table:table-cell>
          <table:table-cell table:style-name="ce6" table:formula="of:=IF([.F9]=0;0; [.D9]/[.F9])" office:value-type="percentage" office:value="1" calcext:value-type="percentage">
            <text:p>100.00%</text:p>
          </table:table-cell>
          <table:table-cell table:style-name="ce6" table:formula="of:=IF([.I9]=0;0;[.G9]/[.I9])" office:value-type="percentage" office:value="0.666666666666667" calcext:value-type="percentage">
            <text:p>66.67%</text:p>
          </table:table-cell>
          <table:table-cell table:style-name="ce3" table:formula="of:=VLOOKUP([.A9];[$'Data Pairs'.$C$18:.$H$630];3;0)" office:value-type="float" office:value="1.5" calcext:value-type="float">
            <text:p>1.5</text:p>
          </table:table-cell>
          <table:table-cell table:style-name="ce3" table:formula="of:=VLOOKUP([.A9];[$'Data Pairs'.$C$18:.$H$630];4;0)" office:value-type="float" office:value="0" calcext:value-type="float">
            <text:p>0</text:p>
          </table:table-cell>
          <table:table-cell table:style-name="ce3" table:formula="of:=[.E9]--[.D9]" office:value-type="float" office:value="1.5" calcext:value-type="float">
            <text:p>1.5</text:p>
          </table:table-cell>
          <table:table-cell table:style-name="ce12" table:formula="of:=VLOOKUP([.A9];[$'Data Pairs'.$C$18:.$H$630];5;0)" office:value-type="float" office:value="8" calcext:value-type="float">
            <text:p>8 </text:p>
          </table:table-cell>
          <table:table-cell table:style-name="ce12" table:formula="of:=VLOOKUP([.A9];[$'Data Pairs'.$C$18:.$H$630];6;0)" office:value-type="float" office:value="4" calcext:value-type="float">
            <text:p>4 </text:p>
          </table:table-cell>
          <table:table-cell table:style-name="ce12" table:formula="of:=[.H9]+[.G9]" office:value-type="float" office:value="12" calcext:value-type="float">
            <text:p>12 </text:p>
          </table:table-cell>
          <table:table-cell table:style-name="ce12" table:formula="of:=[.G9]-[.H9]" office:value-type="float" office:value="4" calcext:value-type="float">
            <text:p>4 </text:p>
          </table:table-cell>
          <table:table-cell table:number-columns-repeated="1014"/>
        </table:table-row>
        <table:table-row table:style-name="ro1" table:visibility="collapse">
          <table:table-cell table:style-name="ce3" office:value-type="string" calcext:value-type="string">
            <text:p>Mark &amp; Curtis</text:p>
          </table:table-cell>
          <table:table-cell table:style-name="ce6" table:formula="of:=IF([.F10]=0;0; [.D10]/[.F10])" office:value-type="percentage" office:value="1" calcext:value-type="percentage">
            <text:p>100.00%</text:p>
          </table:table-cell>
          <table:table-cell table:style-name="ce6" table:formula="of:=IF([.I10]=0;0;[.G10]/[.I10])" office:value-type="percentage" office:value="0.6" calcext:value-type="percentage">
            <text:p>60.00%</text:p>
          </table:table-cell>
          <table:table-cell table:style-name="ce3" table:formula="of:=VLOOKUP([.A10];[$'Data Pairs'.$C$18:.$H$630];3;0)" office:value-type="float" office:value="1" calcext:value-type="float">
            <text:p>1</text:p>
          </table:table-cell>
          <table:table-cell table:style-name="ce3" table:formula="of:=VLOOKUP([.A10];[$'Data Pairs'.$C$18:.$H$630];4;0)" office:value-type="float" office:value="0" calcext:value-type="float">
            <text:p>0</text:p>
          </table:table-cell>
          <table:table-cell table:style-name="ce3" table:formula="of:=[.E10]--[.D10]" office:value-type="float" office:value="1" calcext:value-type="float">
            <text:p>1</text:p>
          </table:table-cell>
          <table:table-cell table:style-name="ce12" table:formula="of:=VLOOKUP([.A10];[$'Data Pairs'.$C$18:.$H$630];5;0)" office:value-type="float" office:value="6" calcext:value-type="float">
            <text:p>6 </text:p>
          </table:table-cell>
          <table:table-cell table:style-name="ce12" table:formula="of:=VLOOKUP([.A10];[$'Data Pairs'.$C$18:.$H$630];6;0)" office:value-type="float" office:value="4" calcext:value-type="float">
            <text:p>4 </text:p>
          </table:table-cell>
          <table:table-cell table:style-name="ce12" table:formula="of:=[.H10]+[.G10]" office:value-type="float" office:value="10" calcext:value-type="float">
            <text:p>10 </text:p>
          </table:table-cell>
          <table:table-cell table:style-name="ce12" table:formula="of:=[.G10]-[.H10]" office:value-type="float" office:value="2" calcext:value-type="float">
            <text:p>2 </text:p>
          </table:table-cell>
          <table:table-cell table:number-columns-repeated="1014"/>
        </table:table-row>
        <table:table-row table:style-name="ro1" table:visibility="collapse">
          <table:table-cell table:style-name="ce3" office:value-type="string" calcext:value-type="string">
            <text:p>Lit7 &amp; Mike</text:p>
          </table:table-cell>
          <table:table-cell table:style-name="ce6" table:formula="of:=IF([.F11]=0;0; [.D11]/[.F11])" office:value-type="percentage" office:value="1" calcext:value-type="percentage">
            <text:p>100.00%</text:p>
          </table:table-cell>
          <table:table-cell table:style-name="ce6" table:formula="of:=IF([.I11]=0;0;[.G11]/[.I11])" office:value-type="percentage" office:value="0.6" calcext:value-type="percentage">
            <text:p>60.00%</text:p>
          </table:table-cell>
          <table:table-cell table:style-name="ce3" table:formula="of:=VLOOKUP([.A11];[$'Data Pairs'.$C$18:.$H$630];3;0)" office:value-type="float" office:value="1" calcext:value-type="float">
            <text:p>1</text:p>
          </table:table-cell>
          <table:table-cell table:style-name="ce3" table:formula="of:=VLOOKUP([.A11];[$'Data Pairs'.$C$18:.$H$630];4;0)" office:value-type="float" office:value="0" calcext:value-type="float">
            <text:p>0</text:p>
          </table:table-cell>
          <table:table-cell table:style-name="ce3" table:formula="of:=[.E11]--[.D11]" office:value-type="float" office:value="1" calcext:value-type="float">
            <text:p>1</text:p>
          </table:table-cell>
          <table:table-cell table:style-name="ce12" table:formula="of:=VLOOKUP([.A11];[$'Data Pairs'.$C$18:.$H$630];5;0)" office:value-type="float" office:value="6" calcext:value-type="float">
            <text:p>6 </text:p>
          </table:table-cell>
          <table:table-cell table:style-name="ce12" table:formula="of:=VLOOKUP([.A11];[$'Data Pairs'.$C$18:.$H$630];6;0)" office:value-type="float" office:value="4" calcext:value-type="float">
            <text:p>4 </text:p>
          </table:table-cell>
          <table:table-cell table:style-name="ce12" table:formula="of:=[.H11]+[.G11]" office:value-type="float" office:value="10" calcext:value-type="float">
            <text:p>10 </text:p>
          </table:table-cell>
          <table:table-cell table:style-name="ce12" table:formula="of:=[.G11]-[.H11]" office:value-type="float" office:value="2" calcext:value-type="float">
            <text:p>2 </text:p>
          </table:table-cell>
          <table:table-cell table:number-columns-repeated="1014"/>
        </table:table-row>
        <table:table-row table:style-name="ro1" table:visibility="collapse">
          <table:table-cell table:style-name="ce3" office:value-type="string" calcext:value-type="string">
            <text:p>Dom &amp; Chi</text:p>
          </table:table-cell>
          <table:table-cell table:style-name="ce6" table:formula="of:=IF([.F12]=0;0; [.D12]/[.F12])" office:value-type="percentage" office:value="1" calcext:value-type="percentage">
            <text:p>100.00%</text:p>
          </table:table-cell>
          <table:table-cell table:style-name="ce6" table:formula="of:=IF([.I12]=0;0;[.G12]/[.I12])" office:value-type="percentage" office:value="0.555555555555556" calcext:value-type="percentage">
            <text:p>55.56%</text:p>
          </table:table-cell>
          <table:table-cell table:style-name="ce3" table:formula="of:=VLOOKUP([.A12];[$'Data Pairs'.$C$18:.$H$630];3;0)" office:value-type="float" office:value="0.5" calcext:value-type="float">
            <text:p>0.5</text:p>
          </table:table-cell>
          <table:table-cell table:style-name="ce3" table:formula="of:=VLOOKUP([.A12];[$'Data Pairs'.$C$18:.$H$630];4;0)" office:value-type="float" office:value="0" calcext:value-type="float">
            <text:p>0</text:p>
          </table:table-cell>
          <table:table-cell table:style-name="ce3" table:formula="of:=[.E12]--[.D12]" office:value-type="float" office:value="0.5" calcext:value-type="float">
            <text:p>0.5</text:p>
          </table:table-cell>
          <table:table-cell table:style-name="ce12" table:formula="of:=VLOOKUP([.A12];[$'Data Pairs'.$C$18:.$H$630];5;0)" office:value-type="float" office:value="5" calcext:value-type="float">
            <text:p>5 </text:p>
          </table:table-cell>
          <table:table-cell table:style-name="ce12" table:formula="of:=VLOOKUP([.A12];[$'Data Pairs'.$C$18:.$H$630];6;0)" office:value-type="float" office:value="4" calcext:value-type="float">
            <text:p>4 </text:p>
          </table:table-cell>
          <table:table-cell table:style-name="ce12" table:formula="of:=[.H12]+[.G12]" office:value-type="float" office:value="9" calcext:value-type="float">
            <text:p>9 </text:p>
          </table:table-cell>
          <table:table-cell table:style-name="ce12" table:formula="of:=[.G12]-[.H12]" office:value-type="float" office:value="1" calcext:value-type="float">
            <text:p>1 </text:p>
          </table:table-cell>
          <table:table-cell table:number-columns-repeated="1014"/>
        </table:table-row>
        <table:table-row table:style-name="ro1" table:visibility="collapse">
          <table:table-cell table:style-name="ce3" office:value-type="string" calcext:value-type="string">
            <text:p>Mark &amp; Chi</text:p>
          </table:table-cell>
          <table:table-cell table:style-name="ce6" table:formula="of:=IF([.F13]=0;0; [.D13]/[.F13])" office:value-type="percentage" office:value="1" calcext:value-type="percentage">
            <text:p>100.00%</text:p>
          </table:table-cell>
          <table:table-cell table:style-name="ce6" table:formula="of:=IF([.I13]=0;0;[.G13]/[.I13])" office:value-type="percentage" office:value="0.75" calcext:value-type="percentage">
            <text:p>75.00%</text:p>
          </table:table-cell>
          <table:table-cell table:style-name="ce3" table:formula="of:=VLOOKUP([.A13];[$'Data Pairs'.$C$18:.$H$630];3;0)" office:value-type="float" office:value="1" calcext:value-type="float">
            <text:p>1</text:p>
          </table:table-cell>
          <table:table-cell table:style-name="ce3" table:formula="of:=VLOOKUP([.A13];[$'Data Pairs'.$C$18:.$H$630];4;0)" office:value-type="float" office:value="0" calcext:value-type="float">
            <text:p>0</text:p>
          </table:table-cell>
          <table:table-cell table:style-name="ce3" table:formula="of:=[.E13]--[.D13]" office:value-type="float" office:value="1" calcext:value-type="float">
            <text:p>1</text:p>
          </table:table-cell>
          <table:table-cell table:style-name="ce12" table:formula="of:=VLOOKUP([.A13];[$'Data Pairs'.$C$18:.$H$630];5;0)" office:value-type="float" office:value="6" calcext:value-type="float">
            <text:p>6 </text:p>
          </table:table-cell>
          <table:table-cell table:style-name="ce12" table:formula="of:=VLOOKUP([.A13];[$'Data Pairs'.$C$18:.$H$630];6;0)" office:value-type="float" office:value="2" calcext:value-type="float">
            <text:p>2 </text:p>
          </table:table-cell>
          <table:table-cell table:style-name="ce12" table:formula="of:=[.H13]+[.G13]" office:value-type="float" office:value="8" calcext:value-type="float">
            <text:p>8 </text:p>
          </table:table-cell>
          <table:table-cell table:style-name="ce12" table:formula="of:=[.G13]-[.H13]" office:value-type="float" office:value="4" calcext:value-type="float">
            <text:p>4 </text:p>
          </table:table-cell>
          <table:table-cell table:number-columns-repeated="1014"/>
        </table:table-row>
        <table:table-row table:style-name="ro1" table:visibility="collapse">
          <table:table-cell table:style-name="ce3" office:value-type="string" calcext:value-type="string">
            <text:p>Dom &amp; WM</text:p>
          </table:table-cell>
          <table:table-cell table:style-name="ce6" table:formula="of:=IF([.F14]=0;0; [.D14]/[.F14])" office:value-type="percentage" office:value="1" calcext:value-type="percentage">
            <text:p>100.00%</text:p>
          </table:table-cell>
          <table:table-cell table:style-name="ce6" table:formula="of:=IF([.I14]=0;0;[.G14]/[.I14])" office:value-type="percentage" office:value="0.857142857142857" calcext:value-type="percentage">
            <text:p>85.71%</text:p>
          </table:table-cell>
          <table:table-cell table:style-name="ce3" table:formula="of:=VLOOKUP([.A14];[$'Data Pairs'.$C$18:.$H$630];3;0)" office:value-type="float" office:value="1" calcext:value-type="float">
            <text:p>1</text:p>
          </table:table-cell>
          <table:table-cell table:style-name="ce3" table:formula="of:=VLOOKUP([.A14];[$'Data Pairs'.$C$18:.$H$630];4;0)" office:value-type="float" office:value="0" calcext:value-type="float">
            <text:p>0</text:p>
          </table:table-cell>
          <table:table-cell table:style-name="ce3" table:formula="of:=[.E14]--[.D14]" office:value-type="float" office:value="1" calcext:value-type="float">
            <text:p>1</text:p>
          </table:table-cell>
          <table:table-cell table:style-name="ce12" table:formula="of:=VLOOKUP([.A14];[$'Data Pairs'.$C$18:.$H$630];5;0)" office:value-type="float" office:value="6" calcext:value-type="float">
            <text:p>6 </text:p>
          </table:table-cell>
          <table:table-cell table:style-name="ce12" table:formula="of:=VLOOKUP([.A14];[$'Data Pairs'.$C$18:.$H$630];6;0)" office:value-type="float" office:value="1" calcext:value-type="float">
            <text:p>1 </text:p>
          </table:table-cell>
          <table:table-cell table:style-name="ce12" table:formula="of:=[.H14]+[.G14]" office:value-type="float" office:value="7" calcext:value-type="float">
            <text:p>7 </text:p>
          </table:table-cell>
          <table:table-cell table:style-name="ce12" table:formula="of:=[.G14]-[.H14]" office:value-type="float" office:value="5" calcext:value-type="float">
            <text:p>5 </text:p>
          </table:table-cell>
          <table:table-cell table:number-columns-repeated="1014"/>
        </table:table-row>
        <table:table-row table:style-name="ro1" table:visibility="collapse">
          <table:table-cell table:style-name="ce3" office:value-type="string" calcext:value-type="string">
            <text:p>小 Kenny &amp; WM</text:p>
          </table:table-cell>
          <table:table-cell table:style-name="ce6" table:formula="of:=IF([.F15]=0;0; [.D15]/[.F15])" office:value-type="percentage" office:value="1" calcext:value-type="percentage">
            <text:p>100.00%</text:p>
          </table:table-cell>
          <table:table-cell table:style-name="ce6" table:formula="of:=IF([.I15]=0;0;[.G15]/[.I15])" office:value-type="percentage" office:value="0.857142857142857" calcext:value-type="percentage">
            <text:p>85.71%</text:p>
          </table:table-cell>
          <table:table-cell table:style-name="ce3" table:formula="of:=VLOOKUP([.A15];[$'Data Pairs'.$C$18:.$H$630];3;0)" office:value-type="float" office:value="1" calcext:value-type="float">
            <text:p>1</text:p>
          </table:table-cell>
          <table:table-cell table:style-name="ce3" table:formula="of:=VLOOKUP([.A15];[$'Data Pairs'.$C$18:.$H$630];4;0)" office:value-type="float" office:value="0" calcext:value-type="float">
            <text:p>0</text:p>
          </table:table-cell>
          <table:table-cell table:style-name="ce3" table:formula="of:=[.E15]--[.D15]" office:value-type="float" office:value="1" calcext:value-type="float">
            <text:p>1</text:p>
          </table:table-cell>
          <table:table-cell table:style-name="ce12" table:formula="of:=VLOOKUP([.A15];[$'Data Pairs'.$C$18:.$H$630];5;0)" office:value-type="float" office:value="6" calcext:value-type="float">
            <text:p>6 </text:p>
          </table:table-cell>
          <table:table-cell table:style-name="ce12" table:formula="of:=VLOOKUP([.A15];[$'Data Pairs'.$C$18:.$H$630];6;0)" office:value-type="float" office:value="1" calcext:value-type="float">
            <text:p>1 </text:p>
          </table:table-cell>
          <table:table-cell table:style-name="ce12" table:formula="of:=[.H15]+[.G15]" office:value-type="float" office:value="7" calcext:value-type="float">
            <text:p>7 </text:p>
          </table:table-cell>
          <table:table-cell table:style-name="ce12" table:formula="of:=[.G15]-[.H15]" office:value-type="float" office:value="5" calcext:value-type="float">
            <text:p>5 </text:p>
          </table:table-cell>
          <table:table-cell table:number-columns-repeated="1014"/>
        </table:table-row>
        <table:table-row table:style-name="ro1" table:visibility="collapse">
          <table:table-cell table:style-name="ce3" office:value-type="string" calcext:value-type="string">
            <text:p>Mark &amp; WM</text:p>
          </table:table-cell>
          <table:table-cell table:style-name="ce6" table:formula="of:=IF([.F16]=0;0; [.D16]/[.F16])" office:value-type="percentage" office:value="1" calcext:value-type="percentage">
            <text:p>100.00%</text:p>
          </table:table-cell>
          <table:table-cell table:style-name="ce6" table:formula="of:=IF([.I16]=0;0;[.G16]/[.I16])" office:value-type="percentage" office:value="0.857142857142857" calcext:value-type="percentage">
            <text:p>85.71%</text:p>
          </table:table-cell>
          <table:table-cell table:style-name="ce3" table:formula="of:=VLOOKUP([.A16];[$'Data Pairs'.$C$18:.$H$630];3;0)" office:value-type="float" office:value="1" calcext:value-type="float">
            <text:p>1</text:p>
          </table:table-cell>
          <table:table-cell table:style-name="ce3" table:formula="of:=VLOOKUP([.A16];[$'Data Pairs'.$C$18:.$H$630];4;0)" office:value-type="float" office:value="0" calcext:value-type="float">
            <text:p>0</text:p>
          </table:table-cell>
          <table:table-cell table:style-name="ce3" table:formula="of:=[.E16]--[.D16]" office:value-type="float" office:value="1" calcext:value-type="float">
            <text:p>1</text:p>
          </table:table-cell>
          <table:table-cell table:style-name="ce12" table:formula="of:=VLOOKUP([.A16];[$'Data Pairs'.$C$18:.$H$630];5;0)" office:value-type="float" office:value="6" calcext:value-type="float">
            <text:p>6 </text:p>
          </table:table-cell>
          <table:table-cell table:style-name="ce12" table:formula="of:=VLOOKUP([.A16];[$'Data Pairs'.$C$18:.$H$630];6;0)" office:value-type="float" office:value="1" calcext:value-type="float">
            <text:p>1 </text:p>
          </table:table-cell>
          <table:table-cell table:style-name="ce12" table:formula="of:=[.H16]+[.G16]" office:value-type="float" office:value="7" calcext:value-type="float">
            <text:p>7 </text:p>
          </table:table-cell>
          <table:table-cell table:style-name="ce12" table:formula="of:=[.G16]-[.H16]" office:value-type="float" office:value="5" calcext:value-type="float">
            <text:p>5 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WM &amp; Mike</text:p>
          </table:table-cell>
          <table:table-cell table:style-name="ce6" table:formula="of:=IF([.F17]=0;0; [.D17]/[.F17])" office:value-type="percentage" office:value="0.9" calcext:value-type="percentage">
            <text:p>90.00%</text:p>
          </table:table-cell>
          <table:table-cell table:style-name="ce6" table:formula="of:=IF([.I17]=0;0;[.G17]/[.I17])" office:value-type="percentage" office:value="0.675" calcext:value-type="percentage">
            <text:p>67.50%</text:p>
          </table:table-cell>
          <table:table-cell table:style-name="ce3" table:formula="of:=VLOOKUP([.A17];[$'Data Pairs'.$C$18:.$H$630];3;0)" office:value-type="float" office:value="27" calcext:value-type="float">
            <text:p>27</text:p>
          </table:table-cell>
          <table:table-cell table:style-name="ce3" table:formula="of:=VLOOKUP([.A17];[$'Data Pairs'.$C$18:.$H$630];4;0)" office:value-type="float" office:value="3" calcext:value-type="float">
            <text:p>3</text:p>
          </table:table-cell>
          <table:table-cell table:style-name="ce3" table:formula="of:=[.E17]--[.D17]" office:value-type="float" office:value="30" calcext:value-type="float">
            <text:p>30</text:p>
          </table:table-cell>
          <table:table-cell table:style-name="ce12" table:formula="of:=VLOOKUP([.A17];[$'Data Pairs'.$C$18:.$H$630];5;0)" office:value-type="float" office:value="189" calcext:value-type="float">
            <text:p>189 </text:p>
          </table:table-cell>
          <table:table-cell table:style-name="ce12" table:formula="of:=VLOOKUP([.A17];[$'Data Pairs'.$C$18:.$H$630];6;0)" office:value-type="float" office:value="91" calcext:value-type="float">
            <text:p>91 </text:p>
          </table:table-cell>
          <table:table-cell table:style-name="ce12" table:formula="of:=[.H17]+[.G17]" office:value-type="float" office:value="280" calcext:value-type="float">
            <text:p>280 </text:p>
          </table:table-cell>
          <table:table-cell table:style-name="ce12" table:formula="of:=[.G17]-[.H17]" office:value-type="float" office:value="98" calcext:value-type="float">
            <text:p>98 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WM &amp; Chi</text:p>
          </table:table-cell>
          <table:table-cell table:style-name="ce6" table:formula="of:=IF([.F18]=0;0; [.D18]/[.F18])" office:value-type="percentage" office:value="0.825581395348837" calcext:value-type="percentage">
            <text:p>82.56%</text:p>
          </table:table-cell>
          <table:table-cell table:style-name="ce6" table:formula="of:=IF([.I18]=0;0;[.G18]/[.I18])" office:value-type="percentage" office:value="0.67032967032967" calcext:value-type="percentage">
            <text:p>67.03%</text:p>
          </table:table-cell>
          <table:table-cell table:style-name="ce3" table:formula="of:=VLOOKUP([.A18];[$'Data Pairs'.$C$18:.$H$630];3;0)" office:value-type="float" office:value="35.5" calcext:value-type="float">
            <text:p>35.5</text:p>
          </table:table-cell>
          <table:table-cell table:style-name="ce3" table:formula="of:=VLOOKUP([.A18];[$'Data Pairs'.$C$18:.$H$630];4;0)" office:value-type="float" office:value="7.5" calcext:value-type="float">
            <text:p>7.5</text:p>
          </table:table-cell>
          <table:table-cell table:style-name="ce3" table:formula="of:=[.E18]--[.D18]" office:value-type="float" office:value="43" calcext:value-type="float">
            <text:p>43</text:p>
          </table:table-cell>
          <table:table-cell table:style-name="ce12" table:formula="of:=VLOOKUP([.A18];[$'Data Pairs'.$C$18:.$H$630];5;0)" office:value-type="float" office:value="244" calcext:value-type="float">
            <text:p>244 </text:p>
          </table:table-cell>
          <table:table-cell table:style-name="ce12" table:formula="of:=VLOOKUP([.A18];[$'Data Pairs'.$C$18:.$H$630];6;0)" office:value-type="float" office:value="120" calcext:value-type="float">
            <text:p>120 </text:p>
          </table:table-cell>
          <table:table-cell table:style-name="ce12" table:formula="of:=[.H18]+[.G18]" office:value-type="float" office:value="364" calcext:value-type="float">
            <text:p>364 </text:p>
          </table:table-cell>
          <table:table-cell table:style-name="ce12" table:formula="of:=[.G18]-[.H18]" office:value-type="float" office:value="124" calcext:value-type="float">
            <text:p>124 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WM &amp; Batty</text:p>
          </table:table-cell>
          <table:table-cell table:style-name="ce6" table:formula="of:=IF([.F19]=0;0; [.D19]/[.F19])" office:value-type="percentage" office:value="0.794871794871795" calcext:value-type="percentage">
            <text:p>79.49%</text:p>
          </table:table-cell>
          <table:table-cell table:style-name="ce6" table:formula="of:=IF([.I19]=0;0;[.G19]/[.I19])" office:value-type="percentage" office:value="0.621951219512195" calcext:value-type="percentage">
            <text:p>62.20%</text:p>
          </table:table-cell>
          <table:table-cell table:style-name="ce3" table:formula="of:=VLOOKUP([.A19];[$'Data Pairs'.$C$18:.$H$630];3;0)" office:value-type="float" office:value="15.5" calcext:value-type="float">
            <text:p>15.5</text:p>
          </table:table-cell>
          <table:table-cell table:style-name="ce3" table:formula="of:=VLOOKUP([.A19];[$'Data Pairs'.$C$18:.$H$630];4;0)" office:value-type="float" office:value="4" calcext:value-type="float">
            <text:p>4</text:p>
          </table:table-cell>
          <table:table-cell table:style-name="ce3" table:formula="of:=[.E19]--[.D19]" office:value-type="float" office:value="19.5" calcext:value-type="float">
            <text:p>19.5</text:p>
          </table:table-cell>
          <table:table-cell table:style-name="ce12" table:formula="of:=VLOOKUP([.A19];[$'Data Pairs'.$C$18:.$H$630];5;0)" office:value-type="float" office:value="102" calcext:value-type="float">
            <text:p>102 </text:p>
          </table:table-cell>
          <table:table-cell table:style-name="ce12" table:formula="of:=VLOOKUP([.A19];[$'Data Pairs'.$C$18:.$H$630];6;0)" office:value-type="float" office:value="62" calcext:value-type="float">
            <text:p>62 </text:p>
          </table:table-cell>
          <table:table-cell table:style-name="ce12" table:formula="of:=[.H19]+[.G19]" office:value-type="float" office:value="164" calcext:value-type="float">
            <text:p>164 </text:p>
          </table:table-cell>
          <table:table-cell table:style-name="ce12" table:formula="of:=[.G19]-[.H19]" office:value-type="float" office:value="40" calcext:value-type="float">
            <text:p>40 </text:p>
          </table:table-cell>
          <table:table-cell table:number-columns-repeated="1014"/>
        </table:table-row>
        <table:table-row table:style-name="ro1" table:visibility="collapse">
          <table:table-cell table:style-name="ce3" office:value-type="string" calcext:value-type="string">
            <text:p>Lit7 &amp; Chi</text:p>
          </table:table-cell>
          <table:table-cell table:style-name="ce6" table:formula="of:=IF([.F20]=0;0; [.D20]/[.F20])" office:value-type="percentage" office:value="0.8" calcext:value-type="percentage">
            <text:p>80.00%</text:p>
          </table:table-cell>
          <table:table-cell table:style-name="ce6" table:formula="of:=IF([.I20]=0;0;[.G20]/[.I20])" office:value-type="percentage" office:value="0.707317073170732" calcext:value-type="percentage">
            <text:p>70.73%</text:p>
          </table:table-cell>
          <table:table-cell table:style-name="ce3" table:formula="of:=VLOOKUP([.A20];[$'Data Pairs'.$C$18:.$H$630];3;0)" office:value-type="float" office:value="4" calcext:value-type="float">
            <text:p>4</text:p>
          </table:table-cell>
          <table:table-cell table:style-name="ce3" table:formula="of:=VLOOKUP([.A20];[$'Data Pairs'.$C$18:.$H$630];4;0)" office:value-type="float" office:value="1" calcext:value-type="float">
            <text:p>1</text:p>
          </table:table-cell>
          <table:table-cell table:style-name="ce3" table:formula="of:=[.E20]--[.D20]" office:value-type="float" office:value="5" calcext:value-type="float">
            <text:p>5</text:p>
          </table:table-cell>
          <table:table-cell table:style-name="ce12" table:formula="of:=VLOOKUP([.A20];[$'Data Pairs'.$C$18:.$H$630];5;0)" office:value-type="float" office:value="29" calcext:value-type="float">
            <text:p>29 </text:p>
          </table:table-cell>
          <table:table-cell table:style-name="ce12" table:formula="of:=VLOOKUP([.A20];[$'Data Pairs'.$C$18:.$H$630];6;0)" office:value-type="float" office:value="12" calcext:value-type="float">
            <text:p>12 </text:p>
          </table:table-cell>
          <table:table-cell table:style-name="ce12" table:formula="of:=[.H20]+[.G20]" office:value-type="float" office:value="41" calcext:value-type="float">
            <text:p>41 </text:p>
          </table:table-cell>
          <table:table-cell table:style-name="ce12" table:formula="of:=[.G20]-[.H20]" office:value-type="float" office:value="17" calcext:value-type="float">
            <text:p>17 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WM &amp; Cadol</text:p>
          </table:table-cell>
          <table:table-cell table:style-name="ce6" table:formula="of:=IF([.F21]=0;0; [.D21]/[.F21])" office:value-type="percentage" office:value="0.75" calcext:value-type="percentage">
            <text:p>75.00%</text:p>
          </table:table-cell>
          <table:table-cell table:style-name="ce6" table:formula="of:=IF([.I21]=0;0;[.G21]/[.I21])" office:value-type="percentage" office:value="0.575757575757576" calcext:value-type="percentage">
            <text:p>57.58%</text:p>
          </table:table-cell>
          <table:table-cell table:style-name="ce3" table:formula="of:=VLOOKUP([.A21];[$'Data Pairs'.$C$18:.$H$630];3;0)" office:value-type="float" office:value="3" calcext:value-type="float">
            <text:p>3</text:p>
          </table:table-cell>
          <table:table-cell table:style-name="ce3" table:formula="of:=VLOOKUP([.A21];[$'Data Pairs'.$C$18:.$H$630];4;0)" office:value-type="float" office:value="1" calcext:value-type="float">
            <text:p>1</text:p>
          </table:table-cell>
          <table:table-cell table:style-name="ce3" table:formula="of:=[.E21]--[.D21]" office:value-type="float" office:value="4" calcext:value-type="float">
            <text:p>4</text:p>
          </table:table-cell>
          <table:table-cell table:style-name="ce12" table:formula="of:=VLOOKUP([.A21];[$'Data Pairs'.$C$18:.$H$630];5;0)" office:value-type="float" office:value="19" calcext:value-type="float">
            <text:p>19 </text:p>
          </table:table-cell>
          <table:table-cell table:style-name="ce12" table:formula="of:=VLOOKUP([.A21];[$'Data Pairs'.$C$18:.$H$630];6;0)" office:value-type="float" office:value="14" calcext:value-type="float">
            <text:p>14 </text:p>
          </table:table-cell>
          <table:table-cell table:style-name="ce12" table:formula="of:=[.H21]+[.G21]" office:value-type="float" office:value="33" calcext:value-type="float">
            <text:p>33 </text:p>
          </table:table-cell>
          <table:table-cell table:style-name="ce12" table:formula="of:=[.G21]-[.H21]" office:value-type="float" office:value="5" calcext:value-type="float">
            <text:p>5 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WM &amp; DT</text:p>
          </table:table-cell>
          <table:table-cell table:style-name="ce6" table:formula="of:=IF([.F22]=0;0; [.D22]/[.F22])" office:value-type="percentage" office:value="0.724137931034483" calcext:value-type="percentage">
            <text:p>72.41%</text:p>
          </table:table-cell>
          <table:table-cell table:style-name="ce6" table:formula="of:=IF([.I22]=0;0;[.G22]/[.I22])" office:value-type="percentage" office:value="0.595588235294118" calcext:value-type="percentage">
            <text:p>59.56%</text:p>
          </table:table-cell>
          <table:table-cell table:style-name="ce3" table:formula="of:=VLOOKUP([.A22];[$'Data Pairs'.$C$18:.$H$630];3;0)" office:value-type="float" office:value="10.5" calcext:value-type="float">
            <text:p>10.5</text:p>
          </table:table-cell>
          <table:table-cell table:style-name="ce3" table:formula="of:=VLOOKUP([.A22];[$'Data Pairs'.$C$18:.$H$630];4;0)" office:value-type="float" office:value="4" calcext:value-type="float">
            <text:p>4</text:p>
          </table:table-cell>
          <table:table-cell table:style-name="ce3" table:formula="of:=[.E22]--[.D22]" office:value-type="float" office:value="14.5" calcext:value-type="float">
            <text:p>14.5</text:p>
          </table:table-cell>
          <table:table-cell table:style-name="ce12" table:formula="of:=VLOOKUP([.A22];[$'Data Pairs'.$C$18:.$H$630];5;0)" office:value-type="float" office:value="81" calcext:value-type="float">
            <text:p>81 </text:p>
          </table:table-cell>
          <table:table-cell table:style-name="ce12" table:formula="of:=VLOOKUP([.A22];[$'Data Pairs'.$C$18:.$H$630];6;0)" office:value-type="float" office:value="55" calcext:value-type="float">
            <text:p>55 </text:p>
          </table:table-cell>
          <table:table-cell table:style-name="ce12" table:formula="of:=[.H22]+[.G22]" office:value-type="float" office:value="136" calcext:value-type="float">
            <text:p>136 </text:p>
          </table:table-cell>
          <table:table-cell table:style-name="ce12" table:formula="of:=[.G22]-[.H22]" office:value-type="float" office:value="26" calcext:value-type="float">
            <text:p>26 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WM &amp; Kita</text:p>
          </table:table-cell>
          <table:table-cell table:style-name="ce6" table:formula="of:=IF([.F23]=0;0; [.D23]/[.F23])" office:value-type="percentage" office:value="0.7" calcext:value-type="percentage">
            <text:p>70.00%</text:p>
          </table:table-cell>
          <table:table-cell table:style-name="ce6" table:formula="of:=IF([.I23]=0;0;[.G23]/[.I23])" office:value-type="percentage" office:value="0.622222222222222" calcext:value-type="percentage">
            <text:p>62.22%</text:p>
          </table:table-cell>
          <table:table-cell table:style-name="ce3" table:formula="of:=VLOOKUP([.A23];[$'Data Pairs'.$C$18:.$H$630];3;0)" office:value-type="float" office:value="7" calcext:value-type="float">
            <text:p>7</text:p>
          </table:table-cell>
          <table:table-cell table:style-name="ce3" table:formula="of:=VLOOKUP([.A23];[$'Data Pairs'.$C$18:.$H$630];4;0)" office:value-type="float" office:value="3" calcext:value-type="float">
            <text:p>3</text:p>
          </table:table-cell>
          <table:table-cell table:style-name="ce3" table:formula="of:=[.E23]--[.D23]" office:value-type="float" office:value="10" calcext:value-type="float">
            <text:p>10</text:p>
          </table:table-cell>
          <table:table-cell table:style-name="ce12" table:formula="of:=VLOOKUP([.A23];[$'Data Pairs'.$C$18:.$H$630];5;0)" office:value-type="float" office:value="56" calcext:value-type="float">
            <text:p>56 </text:p>
          </table:table-cell>
          <table:table-cell table:style-name="ce12" table:formula="of:=VLOOKUP([.A23];[$'Data Pairs'.$C$18:.$H$630];6;0)" office:value-type="float" office:value="34" calcext:value-type="float">
            <text:p>34 </text:p>
          </table:table-cell>
          <table:table-cell table:style-name="ce12" table:formula="of:=[.H23]+[.G23]" office:value-type="float" office:value="90" calcext:value-type="float">
            <text:p>90 </text:p>
          </table:table-cell>
          <table:table-cell table:style-name="ce12" table:formula="of:=[.G23]-[.H23]" office:value-type="float" office:value="22" calcext:value-type="float">
            <text:p>22 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WM &amp; SG</text:p>
          </table:table-cell>
          <table:table-cell table:style-name="ce6" table:formula="of:=IF([.F24]=0;0; [.D24]/[.F24])" office:value-type="percentage" office:value="0.674418604651163" calcext:value-type="percentage">
            <text:p>67.44%</text:p>
          </table:table-cell>
          <table:table-cell table:style-name="ce6" table:formula="of:=IF([.I24]=0;0;[.G24]/[.I24])" office:value-type="percentage" office:value="0.516431924882629" calcext:value-type="percentage">
            <text:p>51.64%</text:p>
          </table:table-cell>
          <table:table-cell table:style-name="ce3" table:formula="of:=VLOOKUP([.A24];[$'Data Pairs'.$C$18:.$H$630];3;0)" office:value-type="float" office:value="14.5" calcext:value-type="float">
            <text:p>14.5</text:p>
          </table:table-cell>
          <table:table-cell table:style-name="ce3" table:formula="of:=VLOOKUP([.A24];[$'Data Pairs'.$C$18:.$H$630];4;0)" office:value-type="float" office:value="7" calcext:value-type="float">
            <text:p>7</text:p>
          </table:table-cell>
          <table:table-cell table:style-name="ce3" table:formula="of:=[.E24]--[.D24]" office:value-type="float" office:value="21.5" calcext:value-type="float">
            <text:p>21.5</text:p>
          </table:table-cell>
          <table:table-cell table:style-name="ce12" table:formula="of:=VLOOKUP([.A24];[$'Data Pairs'.$C$18:.$H$630];5;0)" office:value-type="float" office:value="110" calcext:value-type="float">
            <text:p>110 </text:p>
          </table:table-cell>
          <table:table-cell table:style-name="ce12" table:formula="of:=VLOOKUP([.A24];[$'Data Pairs'.$C$18:.$H$630];6;0)" office:value-type="float" office:value="103" calcext:value-type="float">
            <text:p>103 </text:p>
          </table:table-cell>
          <table:table-cell table:style-name="ce12" table:formula="of:=[.H24]+[.G24]" office:value-type="float" office:value="213" calcext:value-type="float">
            <text:p>213 </text:p>
          </table:table-cell>
          <table:table-cell table:style-name="ce12" table:formula="of:=[.G24]-[.H24]" office:value-type="float" office:value="7" calcext:value-type="float">
            <text:p>7 </text:p>
          </table:table-cell>
          <table:table-cell table:number-columns-repeated="1014"/>
        </table:table-row>
        <table:table-row table:style-name="ro2" table:visibility="collapse">
          <table:table-cell table:style-name="ce3" office:value-type="string" calcext:value-type="string">
            <text:p>Batty &amp; Curtis</text:p>
          </table:table-cell>
          <table:table-cell table:style-name="ce6" table:formula="of:=IF([.F25]=0;0; [.D25]/[.F25])" office:value-type="percentage" office:value="0.666666666666667" calcext:value-type="percentage">
            <text:p>66.67%</text:p>
          </table:table-cell>
          <table:table-cell table:style-name="ce6" table:formula="of:=IF([.I25]=0;0;[.G25]/[.I25])" office:value-type="percentage" office:value="0.576923076923077" calcext:value-type="percentage">
            <text:p>57.69%</text:p>
          </table:table-cell>
          <table:table-cell table:style-name="ce3" table:formula="of:=VLOOKUP([.A25];[$'Data Pairs'.$C$18:.$H$630];3;0)" office:value-type="float" office:value="2" calcext:value-type="float">
            <text:p>2</text:p>
          </table:table-cell>
          <table:table-cell table:style-name="ce3" table:formula="of:=VLOOKUP([.A25];[$'Data Pairs'.$C$18:.$H$630];4;0)" office:value-type="float" office:value="1" calcext:value-type="float">
            <text:p>1</text:p>
          </table:table-cell>
          <table:table-cell table:style-name="ce3" table:formula="of:=[.E25]--[.D25]" office:value-type="float" office:value="3" calcext:value-type="float">
            <text:p>3</text:p>
          </table:table-cell>
          <table:table-cell table:style-name="ce12" table:formula="of:=VLOOKUP([.A25];[$'Data Pairs'.$C$18:.$H$630];5;0)" office:value-type="float" office:value="15" calcext:value-type="float">
            <text:p>15 </text:p>
          </table:table-cell>
          <table:table-cell table:style-name="ce12" table:formula="of:=VLOOKUP([.A25];[$'Data Pairs'.$C$18:.$H$630];6;0)" office:value-type="float" office:value="11" calcext:value-type="float">
            <text:p>11 </text:p>
          </table:table-cell>
          <table:table-cell table:style-name="ce12" table:formula="of:=[.H25]+[.G25]" office:value-type="float" office:value="26" calcext:value-type="float">
            <text:p>26 </text:p>
          </table:table-cell>
          <table:table-cell table:style-name="ce12" table:formula="of:=[.G25]-[.H25]" office:value-type="float" office:value="4" calcext:value-type="float">
            <text:p>4 </text:p>
          </table:table-cell>
          <table:table-cell table:number-columns-repeated="1014"/>
        </table:table-row>
        <table:table-row table:style-name="ro2" table:visibility="collapse">
          <table:table-cell table:style-name="ce3" office:value-type="string" calcext:value-type="string">
            <text:p>WM &amp; Curtis</text:p>
          </table:table-cell>
          <table:table-cell table:style-name="ce6" table:formula="of:=IF([.F26]=0;0; [.D26]/[.F26])" office:value-type="percentage" office:value="0.65" calcext:value-type="percentage">
            <text:p>65.00%</text:p>
          </table:table-cell>
          <table:table-cell table:style-name="ce6" table:formula="of:=IF([.I26]=0;0;[.G26]/[.I26])" office:value-type="percentage" office:value="0.611111111111111" calcext:value-type="percentage">
            <text:p>61.11%</text:p>
          </table:table-cell>
          <table:table-cell table:style-name="ce3" table:formula="of:=VLOOKUP([.A26];[$'Data Pairs'.$C$18:.$H$630];3;0)" office:value-type="float" office:value="6.5" calcext:value-type="float">
            <text:p>6.5</text:p>
          </table:table-cell>
          <table:table-cell table:style-name="ce3" table:formula="of:=VLOOKUP([.A26];[$'Data Pairs'.$C$18:.$H$630];4;0)" office:value-type="float" office:value="3.5" calcext:value-type="float">
            <text:p>3.5</text:p>
          </table:table-cell>
          <table:table-cell table:style-name="ce3" table:formula="of:=[.E26]--[.D26]" office:value-type="float" office:value="10" calcext:value-type="float">
            <text:p>10</text:p>
          </table:table-cell>
          <table:table-cell table:style-name="ce12" table:formula="of:=VLOOKUP([.A26];[$'Data Pairs'.$C$18:.$H$630];5;0)" office:value-type="float" office:value="55" calcext:value-type="float">
            <text:p>55 </text:p>
          </table:table-cell>
          <table:table-cell table:style-name="ce12" table:formula="of:=VLOOKUP([.A26];[$'Data Pairs'.$C$18:.$H$630];6;0)" office:value-type="float" office:value="35" calcext:value-type="float">
            <text:p>35 </text:p>
          </table:table-cell>
          <table:table-cell table:style-name="ce12" table:formula="of:=[.H26]+[.G26]" office:value-type="float" office:value="90" calcext:value-type="float">
            <text:p>90 </text:p>
          </table:table-cell>
          <table:table-cell table:style-name="ce12" table:formula="of:=[.G26]-[.H26]" office:value-type="float" office:value="20" calcext:value-type="float">
            <text:p>20 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hi &amp; Mole</text:p>
          </table:table-cell>
          <table:table-cell table:style-name="ce6" table:formula="of:=IF([.F27]=0;0; [.D27]/[.F27])" office:value-type="percentage" office:value="0.542857142857143" calcext:value-type="percentage">
            <text:p>54.29%</text:p>
          </table:table-cell>
          <table:table-cell table:style-name="ce6" table:formula="of:=IF([.I27]=0;0;[.G27]/[.I27])" office:value-type="percentage" office:value="0.50920245398773" calcext:value-type="percentage">
            <text:p>50.92%</text:p>
          </table:table-cell>
          <table:table-cell table:style-name="ce3" table:formula="of:=VLOOKUP([.A27];[$'Data Pairs'.$C$18:.$H$630];3;0)" office:value-type="float" office:value="9.5" calcext:value-type="float">
            <text:p>9.5</text:p>
          </table:table-cell>
          <table:table-cell table:style-name="ce3" table:formula="of:=VLOOKUP([.A27];[$'Data Pairs'.$C$18:.$H$630];4;0)" office:value-type="float" office:value="8" calcext:value-type="float">
            <text:p>8</text:p>
          </table:table-cell>
          <table:table-cell table:style-name="ce3" table:formula="of:=[.E27]--[.D27]" office:value-type="float" office:value="17.5" calcext:value-type="float">
            <text:p>17.5</text:p>
          </table:table-cell>
          <table:table-cell table:style-name="ce12" table:formula="of:=VLOOKUP([.A27];[$'Data Pairs'.$C$18:.$H$630];5;0)" office:value-type="float" office:value="83" calcext:value-type="float">
            <text:p>83 </text:p>
          </table:table-cell>
          <table:table-cell table:style-name="ce12" table:formula="of:=VLOOKUP([.A27];[$'Data Pairs'.$C$18:.$H$630];6;0)" office:value-type="float" office:value="80" calcext:value-type="float">
            <text:p>80 </text:p>
          </table:table-cell>
          <table:table-cell table:style-name="ce12" table:formula="of:=[.H27]+[.G27]" office:value-type="float" office:value="163" calcext:value-type="float">
            <text:p>163 </text:p>
          </table:table-cell>
          <table:table-cell table:style-name="ce12" table:formula="of:=[.G27]-[.H27]" office:value-type="float" office:value="3" calcext:value-type="float">
            <text:p>3 </text:p>
          </table:table-cell>
          <table:table-cell table:number-columns-repeated="1014"/>
        </table:table-row>
        <table:table-row table:style-name="ro2" table:visibility="collapse">
          <table:table-cell table:style-name="ce3" office:value-type="string" calcext:value-type="string">
            <text:p>Mole &amp; Curtis</text:p>
          </table:table-cell>
          <table:table-cell table:style-name="ce6" table:formula="of:=IF([.F28]=0;0; [.D28]/[.F28])" office:value-type="percentage" office:value="0.555555555555556" calcext:value-type="percentage">
            <text:p>55.56%</text:p>
          </table:table-cell>
          <table:table-cell table:style-name="ce6" table:formula="of:=IF([.I28]=0;0;[.G28]/[.I28])" office:value-type="percentage" office:value="0.5" calcext:value-type="percentage">
            <text:p>50.00%</text:p>
          </table:table-cell>
          <table:table-cell table:style-name="ce3" table:formula="of:=VLOOKUP([.A28];[$'Data Pairs'.$C$18:.$H$630];3;0)" office:value-type="float" office:value="2.5" calcext:value-type="float">
            <text:p>2.5</text:p>
          </table:table-cell>
          <table:table-cell table:style-name="ce3" table:formula="of:=VLOOKUP([.A28];[$'Data Pairs'.$C$18:.$H$630];4;0)" office:value-type="float" office:value="2" calcext:value-type="float">
            <text:p>2</text:p>
          </table:table-cell>
          <table:table-cell table:style-name="ce3" table:formula="of:=[.E28]--[.D28]" office:value-type="float" office:value="4.5" calcext:value-type="float">
            <text:p>4.5</text:p>
          </table:table-cell>
          <table:table-cell table:style-name="ce12" table:formula="of:=VLOOKUP([.A28];[$'Data Pairs'.$C$18:.$H$630];5;0)" office:value-type="float" office:value="24" calcext:value-type="float">
            <text:p>24 </text:p>
          </table:table-cell>
          <table:table-cell table:style-name="ce12" table:formula="of:=VLOOKUP([.A28];[$'Data Pairs'.$C$18:.$H$630];6;0)" office:value-type="float" office:value="24" calcext:value-type="float">
            <text:p>24 </text:p>
          </table:table-cell>
          <table:table-cell table:style-name="ce12" table:formula="of:=[.H28]+[.G28]" office:value-type="float" office:value="48" calcext:value-type="float">
            <text:p>48 </text:p>
          </table:table-cell>
          <table:table-cell table:style-name="ce12" table:formula="of:=[.G28]-[.H28]" office:value-type="float" office:value="0" calcext:value-type="float">
            <text:p>0 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Mike &amp; Mole</text:p>
          </table:table-cell>
          <table:table-cell table:style-name="ce6" table:formula="of:=IF([.F29]=0;0; [.D29]/[.F29])" office:value-type="percentage" office:value="0.545454545454545" calcext:value-type="percentage">
            <text:p>54.55%</text:p>
          </table:table-cell>
          <table:table-cell table:style-name="ce6" table:formula="of:=IF([.I29]=0;0;[.G29]/[.I29])" office:value-type="percentage" office:value="0.514851485148515" calcext:value-type="percentage">
            <text:p>51.49%</text:p>
          </table:table-cell>
          <table:table-cell table:style-name="ce3" table:formula="of:=VLOOKUP([.A29];[$'Data Pairs'.$C$18:.$H$630];3;0)" office:value-type="float" office:value="6" calcext:value-type="float">
            <text:p>6</text:p>
          </table:table-cell>
          <table:table-cell table:style-name="ce3" table:formula="of:=VLOOKUP([.A29];[$'Data Pairs'.$C$18:.$H$630];4;0)" office:value-type="float" office:value="5" calcext:value-type="float">
            <text:p>5</text:p>
          </table:table-cell>
          <table:table-cell table:style-name="ce3" table:formula="of:=[.E29]--[.D29]" office:value-type="float" office:value="11" calcext:value-type="float">
            <text:p>11</text:p>
          </table:table-cell>
          <table:table-cell table:style-name="ce12" table:formula="of:=VLOOKUP([.A29];[$'Data Pairs'.$C$18:.$H$630];5;0)" office:value-type="float" office:value="52" calcext:value-type="float">
            <text:p>52 </text:p>
          </table:table-cell>
          <table:table-cell table:style-name="ce12" table:formula="of:=VLOOKUP([.A29];[$'Data Pairs'.$C$18:.$H$630];6;0)" office:value-type="float" office:value="49" calcext:value-type="float">
            <text:p>49 </text:p>
          </table:table-cell>
          <table:table-cell table:style-name="ce12" table:formula="of:=[.H29]+[.G29]" office:value-type="float" office:value="101" calcext:value-type="float">
            <text:p>101 </text:p>
          </table:table-cell>
          <table:table-cell table:style-name="ce12" table:formula="of:=[.G29]-[.H29]" office:value-type="float" office:value="3" calcext:value-type="float">
            <text:p>3 </text:p>
          </table:table-cell>
          <table:table-cell table:number-columns-repeated="1014"/>
        </table:table-row>
        <table:table-row table:style-name="ro2" table:visibility="collapse">
          <table:table-cell table:style-name="ce3" office:value-type="string" calcext:value-type="string">
            <text:p>Hiro &amp; Takaku</text:p>
          </table:table-cell>
          <table:table-cell table:style-name="ce6" table:formula="of:=IF([.F30]=0;0; [.D30]/[.F30])" office:value-type="percentage" office:value="0.5" calcext:value-type="percentage">
            <text:p>50.00%</text:p>
          </table:table-cell>
          <table:table-cell table:style-name="ce6" table:formula="of:=IF([.I30]=0;0;[.G30]/[.I30])" office:value-type="percentage" office:value="0.447368421052632" calcext:value-type="percentage">
            <text:p>44.74%</text:p>
          </table:table-cell>
          <table:table-cell table:style-name="ce3" table:formula="of:=VLOOKUP([.A30];[$'Data Pairs'.$C$18:.$H$630];3;0)" office:value-type="float" office:value="2" calcext:value-type="float">
            <text:p>2</text:p>
          </table:table-cell>
          <table:table-cell table:style-name="ce3" table:formula="of:=VLOOKUP([.A30];[$'Data Pairs'.$C$18:.$H$630];4;0)" office:value-type="float" office:value="2" calcext:value-type="float">
            <text:p>2</text:p>
          </table:table-cell>
          <table:table-cell table:style-name="ce3" table:formula="of:=[.E30]--[.D30]" office:value-type="float" office:value="4" calcext:value-type="float">
            <text:p>4</text:p>
          </table:table-cell>
          <table:table-cell table:style-name="ce12" table:formula="of:=VLOOKUP([.A30];[$'Data Pairs'.$C$18:.$H$630];5;0)" office:value-type="float" office:value="17" calcext:value-type="float">
            <text:p>17 </text:p>
          </table:table-cell>
          <table:table-cell table:style-name="ce12" table:formula="of:=VLOOKUP([.A30];[$'Data Pairs'.$C$18:.$H$630];6;0)" office:value-type="float" office:value="21" calcext:value-type="float">
            <text:p>21 </text:p>
          </table:table-cell>
          <table:table-cell table:style-name="ce12" table:formula="of:=[.H30]+[.G30]" office:value-type="float" office:value="38" calcext:value-type="float">
            <text:p>38 </text:p>
          </table:table-cell>
          <table:table-cell table:style-name="ce12" table:formula="of:=[.G30]-[.H30]" office:value-type="float" office:value="-4" calcext:value-type="float">
            <text:p>(4)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Batty &amp; Andrew</text:p>
          </table:table-cell>
          <table:table-cell table:style-name="ce6" table:formula="of:=IF([.F31]=0;0; [.D31]/[.F31])" office:value-type="percentage" office:value="0.5" calcext:value-type="percentage">
            <text:p>50.00%</text:p>
          </table:table-cell>
          <table:table-cell table:style-name="ce6" table:formula="of:=IF([.I31]=0;0;[.G31]/[.I31])" office:value-type="percentage" office:value="0.526315789473684" calcext:value-type="percentage">
            <text:p>52.63%</text:p>
          </table:table-cell>
          <table:table-cell table:style-name="ce3" table:formula="of:=VLOOKUP([.A31];[$'Data Pairs'.$C$18:.$H$630];3;0)" office:value-type="float" office:value="1" calcext:value-type="float">
            <text:p>1</text:p>
          </table:table-cell>
          <table:table-cell table:style-name="ce3" table:formula="of:=VLOOKUP([.A31];[$'Data Pairs'.$C$18:.$H$630];4;0)" office:value-type="float" office:value="1" calcext:value-type="float">
            <text:p>1</text:p>
          </table:table-cell>
          <table:table-cell table:style-name="ce3" table:formula="of:=[.E31]--[.D31]" office:value-type="float" office:value="2" calcext:value-type="float">
            <text:p>2</text:p>
          </table:table-cell>
          <table:table-cell table:style-name="ce12" table:formula="of:=VLOOKUP([.A31];[$'Data Pairs'.$C$18:.$H$630];5;0)" office:value-type="float" office:value="10" calcext:value-type="float">
            <text:p>10 </text:p>
          </table:table-cell>
          <table:table-cell table:style-name="ce12" table:formula="of:=VLOOKUP([.A31];[$'Data Pairs'.$C$18:.$H$630];6;0)" office:value-type="float" office:value="9" calcext:value-type="float">
            <text:p>9 </text:p>
          </table:table-cell>
          <table:table-cell table:style-name="ce12" table:formula="of:=[.H31]+[.G31]" office:value-type="float" office:value="19" calcext:value-type="float">
            <text:p>19 </text:p>
          </table:table-cell>
          <table:table-cell table:style-name="ce12" table:formula="of:=[.G31]-[.H31]" office:value-type="float" office:value="1" calcext:value-type="float">
            <text:p>1 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Mole &amp; Cadol</text:p>
          </table:table-cell>
          <table:table-cell table:style-name="ce6" table:formula="of:=IF([.F32]=0;0; [.D32]/[.F32])" office:value-type="percentage" office:value="0.5" calcext:value-type="percentage">
            <text:p>50.00%</text:p>
          </table:table-cell>
          <table:table-cell table:style-name="ce6" table:formula="of:=IF([.I32]=0;0;[.G32]/[.I32])" office:value-type="percentage" office:value="0.476190476190476" calcext:value-type="percentage">
            <text:p>47.62%</text:p>
          </table:table-cell>
          <table:table-cell table:style-name="ce3" table:formula="of:=VLOOKUP([.A32];[$'Data Pairs'.$C$18:.$H$630];3;0)" office:value-type="float" office:value="1" calcext:value-type="float">
            <text:p>1</text:p>
          </table:table-cell>
          <table:table-cell table:style-name="ce3" table:formula="of:=VLOOKUP([.A32];[$'Data Pairs'.$C$18:.$H$630];4;0)" office:value-type="float" office:value="1" calcext:value-type="float">
            <text:p>1</text:p>
          </table:table-cell>
          <table:table-cell table:style-name="ce3" table:formula="of:=[.E32]--[.D32]" office:value-type="float" office:value="2" calcext:value-type="float">
            <text:p>2</text:p>
          </table:table-cell>
          <table:table-cell table:style-name="ce12" table:formula="of:=VLOOKUP([.A32];[$'Data Pairs'.$C$18:.$H$630];5;0)" office:value-type="float" office:value="10" calcext:value-type="float">
            <text:p>10 </text:p>
          </table:table-cell>
          <table:table-cell table:style-name="ce12" table:formula="of:=VLOOKUP([.A32];[$'Data Pairs'.$C$18:.$H$630];6;0)" office:value-type="float" office:value="11" calcext:value-type="float">
            <text:p>11 </text:p>
          </table:table-cell>
          <table:table-cell table:style-name="ce12" table:formula="of:=[.H32]+[.G32]" office:value-type="float" office:value="21" calcext:value-type="float">
            <text:p>21 </text:p>
          </table:table-cell>
          <table:table-cell table:style-name="ce12" table:formula="of:=[.G32]-[.H32]" office:value-type="float" office:value="-1" calcext:value-type="float">
            <text:p>(1)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Mike &amp; Andrew</text:p>
          </table:table-cell>
          <table:table-cell table:style-name="ce6" table:formula="of:=IF([.F33]=0;0; [.D33]/[.F33])" office:value-type="percentage" office:value="0.333333333333333" calcext:value-type="percentage">
            <text:p>33.33%</text:p>
          </table:table-cell>
          <table:table-cell table:style-name="ce6" table:formula="of:=IF([.I33]=0;0;[.G33]/[.I33])" office:value-type="percentage" office:value="0.451612903225806" calcext:value-type="percentage">
            <text:p>45.16%</text:p>
          </table:table-cell>
          <table:table-cell table:style-name="ce3" table:formula="of:=VLOOKUP([.A33];[$'Data Pairs'.$C$18:.$H$630];3;0)" office:value-type="float" office:value="1" calcext:value-type="float">
            <text:p>1</text:p>
          </table:table-cell>
          <table:table-cell table:style-name="ce3" table:formula="of:=VLOOKUP([.A33];[$'Data Pairs'.$C$18:.$H$630];4;0)" office:value-type="float" office:value="2" calcext:value-type="float">
            <text:p>2</text:p>
          </table:table-cell>
          <table:table-cell table:style-name="ce3" table:formula="of:=[.E33]--[.D33]" office:value-type="float" office:value="3" calcext:value-type="float">
            <text:p>3</text:p>
          </table:table-cell>
          <table:table-cell table:style-name="ce12" table:formula="of:=VLOOKUP([.A33];[$'Data Pairs'.$C$18:.$H$630];5;0)" office:value-type="float" office:value="14" calcext:value-type="float">
            <text:p>14 </text:p>
          </table:table-cell>
          <table:table-cell table:style-name="ce12" table:formula="of:=VLOOKUP([.A33];[$'Data Pairs'.$C$18:.$H$630];6;0)" office:value-type="float" office:value="17" calcext:value-type="float">
            <text:p>17 </text:p>
          </table:table-cell>
          <table:table-cell table:style-name="ce12" table:formula="of:=[.H33]+[.G33]" office:value-type="float" office:value="31" calcext:value-type="float">
            <text:p>31 </text:p>
          </table:table-cell>
          <table:table-cell table:style-name="ce12" table:formula="of:=[.G33]-[.H33]" office:value-type="float" office:value="-3" calcext:value-type="float">
            <text:p>(3)</text:p>
          </table:table-cell>
          <table:table-cell table:number-columns-repeated="1014"/>
        </table:table-row>
        <table:table-row table:style-name="ro2" table:visibility="collapse">
          <table:table-cell table:style-name="ce3" office:value-type="string" calcext:value-type="string">
            <text:p>Civet &amp; Mole</text:p>
          </table:table-cell>
          <table:table-cell table:style-name="ce6" table:formula="of:=IF([.F34]=0;0; [.D34]/[.F34])" office:value-type="percentage" office:value="0.5" calcext:value-type="percentage">
            <text:p>50.00%</text:p>
          </table:table-cell>
          <table:table-cell table:style-name="ce6" table:formula="of:=IF([.I34]=0;0;[.G34]/[.I34])" office:value-type="percentage" office:value="0.5" calcext:value-type="percentage">
            <text:p>50.00%</text:p>
          </table:table-cell>
          <table:table-cell table:style-name="ce3" table:formula="of:=VLOOKUP([.A34];[$'Data Pairs'.$C$18:.$H$630];3;0)" office:value-type="float" office:value="1" calcext:value-type="float">
            <text:p>1</text:p>
          </table:table-cell>
          <table:table-cell table:style-name="ce3" table:formula="of:=VLOOKUP([.A34];[$'Data Pairs'.$C$18:.$H$630];4;0)" office:value-type="float" office:value="1" calcext:value-type="float">
            <text:p>1</text:p>
          </table:table-cell>
          <table:table-cell table:style-name="ce3" table:formula="of:=[.E34]--[.D34]" office:value-type="float" office:value="2" calcext:value-type="float">
            <text:p>2</text:p>
          </table:table-cell>
          <table:table-cell table:style-name="ce12" table:formula="of:=VLOOKUP([.A34];[$'Data Pairs'.$C$18:.$H$630];5;0)" office:value-type="float" office:value="9" calcext:value-type="float">
            <text:p>9 </text:p>
          </table:table-cell>
          <table:table-cell table:style-name="ce12" table:formula="of:=VLOOKUP([.A34];[$'Data Pairs'.$C$18:.$H$630];6;0)" office:value-type="float" office:value="9" calcext:value-type="float">
            <text:p>9 </text:p>
          </table:table-cell>
          <table:table-cell table:style-name="ce12" table:formula="of:=[.H34]+[.G34]" office:value-type="float" office:value="18" calcext:value-type="float">
            <text:p>18 </text:p>
          </table:table-cell>
          <table:table-cell table:style-name="ce12" table:formula="of:=[.G34]-[.H34]" office:value-type="float" office:value="0" calcext:value-type="float">
            <text:p>0 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Batty &amp; Mole</text:p>
          </table:table-cell>
          <table:table-cell table:style-name="ce6" table:formula="of:=IF([.F35]=0;0; [.D35]/[.F35])" office:value-type="percentage" office:value="0.470588235294118" calcext:value-type="percentage">
            <text:p>47.06%</text:p>
          </table:table-cell>
          <table:table-cell table:style-name="ce6" table:formula="of:=IF([.I35]=0;0;[.G35]/[.I35])" office:value-type="percentage" office:value="0.515527950310559" calcext:value-type="percentage">
            <text:p>51.55%</text:p>
          </table:table-cell>
          <table:table-cell table:style-name="ce3" table:formula="of:=VLOOKUP([.A35];[$'Data Pairs'.$C$18:.$H$630];3;0)" office:value-type="float" office:value="8" calcext:value-type="float">
            <text:p>8</text:p>
          </table:table-cell>
          <table:table-cell table:style-name="ce3" table:formula="of:=VLOOKUP([.A35];[$'Data Pairs'.$C$18:.$H$630];4;0)" office:value-type="float" office:value="9" calcext:value-type="float">
            <text:p>9</text:p>
          </table:table-cell>
          <table:table-cell table:style-name="ce3" table:formula="of:=[.E35]--[.D35]" office:value-type="float" office:value="17" calcext:value-type="float">
            <text:p>17</text:p>
          </table:table-cell>
          <table:table-cell table:style-name="ce12" table:formula="of:=VLOOKUP([.A35];[$'Data Pairs'.$C$18:.$H$630];5;0)" office:value-type="float" office:value="83" calcext:value-type="float">
            <text:p>83 </text:p>
          </table:table-cell>
          <table:table-cell table:style-name="ce12" table:formula="of:=VLOOKUP([.A35];[$'Data Pairs'.$C$18:.$H$630];6;0)" office:value-type="float" office:value="78" calcext:value-type="float">
            <text:p>78 </text:p>
          </table:table-cell>
          <table:table-cell table:style-name="ce12" table:formula="of:=[.H35]+[.G35]" office:value-type="float" office:value="161" calcext:value-type="float">
            <text:p>161 </text:p>
          </table:table-cell>
          <table:table-cell table:style-name="ce12" table:formula="of:=[.G35]-[.H35]" office:value-type="float" office:value="5" calcext:value-type="float">
            <text:p>5 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Mike &amp; DT</text:p>
          </table:table-cell>
          <table:table-cell table:style-name="ce6" table:formula="of:=IF([.F36]=0;0; [.D36]/[.F36])" office:value-type="percentage" office:value="0.428571428571429" calcext:value-type="percentage">
            <text:p>42.86%</text:p>
          </table:table-cell>
          <table:table-cell table:style-name="ce6" table:formula="of:=IF([.I36]=0;0;[.G36]/[.I36])" office:value-type="percentage" office:value="0.467741935483871" calcext:value-type="percentage">
            <text:p>46.77%</text:p>
          </table:table-cell>
          <table:table-cell table:style-name="ce3" table:formula="of:=VLOOKUP([.A36];[$'Data Pairs'.$C$18:.$H$630];3;0)" office:value-type="float" office:value="3" calcext:value-type="float">
            <text:p>3</text:p>
          </table:table-cell>
          <table:table-cell table:style-name="ce3" table:formula="of:=VLOOKUP([.A36];[$'Data Pairs'.$C$18:.$H$630];4;0)" office:value-type="float" office:value="4" calcext:value-type="float">
            <text:p>4</text:p>
          </table:table-cell>
          <table:table-cell table:style-name="ce3" table:formula="of:=[.E36]--[.D36]" office:value-type="float" office:value="7" calcext:value-type="float">
            <text:p>7</text:p>
          </table:table-cell>
          <table:table-cell table:style-name="ce12" table:formula="of:=VLOOKUP([.A36];[$'Data Pairs'.$C$18:.$H$630];5;0)" office:value-type="float" office:value="29" calcext:value-type="float">
            <text:p>29 </text:p>
          </table:table-cell>
          <table:table-cell table:style-name="ce12" table:formula="of:=VLOOKUP([.A36];[$'Data Pairs'.$C$18:.$H$630];6;0)" office:value-type="float" office:value="33" calcext:value-type="float">
            <text:p>33 </text:p>
          </table:table-cell>
          <table:table-cell table:style-name="ce12" table:formula="of:=[.H36]+[.G36]" office:value-type="float" office:value="62" calcext:value-type="float">
            <text:p>62 </text:p>
          </table:table-cell>
          <table:table-cell table:style-name="ce12" table:formula="of:=[.G36]-[.H36]" office:value-type="float" office:value="-4" calcext:value-type="float">
            <text:p>(4)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Kita &amp; Mole</text:p>
          </table:table-cell>
          <table:table-cell table:style-name="ce6" table:formula="of:=IF([.F37]=0;0; [.D37]/[.F37])" office:value-type="percentage" office:value="0.4" calcext:value-type="percentage">
            <text:p>40.00%</text:p>
          </table:table-cell>
          <table:table-cell table:style-name="ce6" table:formula="of:=IF([.I37]=0;0;[.G37]/[.I37])" office:value-type="percentage" office:value="0.378378378378378" calcext:value-type="percentage">
            <text:p>37.84%</text:p>
          </table:table-cell>
          <table:table-cell table:style-name="ce3" table:formula="of:=VLOOKUP([.A37];[$'Data Pairs'.$C$18:.$H$630];3;0)" office:value-type="float" office:value="2" calcext:value-type="float">
            <text:p>2</text:p>
          </table:table-cell>
          <table:table-cell table:style-name="ce3" table:formula="of:=VLOOKUP([.A37];[$'Data Pairs'.$C$18:.$H$630];4;0)" office:value-type="float" office:value="3" calcext:value-type="float">
            <text:p>3</text:p>
          </table:table-cell>
          <table:table-cell table:style-name="ce3" table:formula="of:=[.E37]--[.D37]" office:value-type="float" office:value="5" calcext:value-type="float">
            <text:p>5</text:p>
          </table:table-cell>
          <table:table-cell table:style-name="ce12" table:formula="of:=VLOOKUP([.A37];[$'Data Pairs'.$C$18:.$H$630];5;0)" office:value-type="float" office:value="14" calcext:value-type="float">
            <text:p>14 </text:p>
          </table:table-cell>
          <table:table-cell table:style-name="ce12" table:formula="of:=VLOOKUP([.A37];[$'Data Pairs'.$C$18:.$H$630];6;0)" office:value-type="float" office:value="23" calcext:value-type="float">
            <text:p>23 </text:p>
          </table:table-cell>
          <table:table-cell table:style-name="ce12" table:formula="of:=[.H37]+[.G37]" office:value-type="float" office:value="37" calcext:value-type="float">
            <text:p>37 </text:p>
          </table:table-cell>
          <table:table-cell table:style-name="ce12" table:formula="of:=[.G37]-[.H37]" office:value-type="float" office:value="-9" calcext:value-type="float">
            <text:p>(9)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SG &amp; Mole</text:p>
          </table:table-cell>
          <table:table-cell table:style-name="ce6" table:formula="of:=IF([.F38]=0;0; [.D38]/[.F38])" office:value-type="percentage" office:value="0.384615384615385" calcext:value-type="percentage">
            <text:p>38.46%</text:p>
          </table:table-cell>
          <table:table-cell table:style-name="ce6" table:formula="of:=IF([.I38]=0;0;[.G38]/[.I38])" office:value-type="percentage" office:value="0.403508771929825" calcext:value-type="percentage">
            <text:p>40.35%</text:p>
          </table:table-cell>
          <table:table-cell table:style-name="ce3" table:formula="of:=VLOOKUP([.A38];[$'Data Pairs'.$C$18:.$H$630];3;0)" office:value-type="float" office:value="2.5" calcext:value-type="float">
            <text:p>2.5</text:p>
          </table:table-cell>
          <table:table-cell table:style-name="ce3" table:formula="of:=VLOOKUP([.A38];[$'Data Pairs'.$C$18:.$H$630];4;0)" office:value-type="float" office:value="4" calcext:value-type="float">
            <text:p>4</text:p>
          </table:table-cell>
          <table:table-cell table:style-name="ce3" table:formula="of:=[.E38]--[.D38]" office:value-type="float" office:value="6.5" calcext:value-type="float">
            <text:p>6.5</text:p>
          </table:table-cell>
          <table:table-cell table:style-name="ce12" table:formula="of:=VLOOKUP([.A38];[$'Data Pairs'.$C$18:.$H$630];5;0)" office:value-type="float" office:value="23" calcext:value-type="float">
            <text:p>23 </text:p>
          </table:table-cell>
          <table:table-cell table:style-name="ce12" table:formula="of:=VLOOKUP([.A38];[$'Data Pairs'.$C$18:.$H$630];6;0)" office:value-type="float" office:value="34" calcext:value-type="float">
            <text:p>34 </text:p>
          </table:table-cell>
          <table:table-cell table:style-name="ce12" table:formula="of:=[.H38]+[.G38]" office:value-type="float" office:value="57" calcext:value-type="float">
            <text:p>57 </text:p>
          </table:table-cell>
          <table:table-cell table:style-name="ce12" table:formula="of:=[.G38]-[.H38]" office:value-type="float" office:value="-11" calcext:value-type="float">
            <text:p>(11)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hi &amp; Batty</text:p>
          </table:table-cell>
          <table:table-cell table:style-name="ce6" table:formula="of:=IF([.F39]=0;0; [.D39]/[.F39])" office:value-type="percentage" office:value="0.354838709677419" calcext:value-type="percentage">
            <text:p>35.48%</text:p>
          </table:table-cell>
          <table:table-cell table:style-name="ce6" table:formula="of:=IF([.I39]=0;0;[.G39]/[.I39])" office:value-type="percentage" office:value="0.453947368421053" calcext:value-type="percentage">
            <text:p>45.39%</text:p>
          </table:table-cell>
          <table:table-cell table:style-name="ce3" table:formula="of:=VLOOKUP([.A39];[$'Data Pairs'.$C$18:.$H$630];3;0)" office:value-type="float" office:value="5.5" calcext:value-type="float">
            <text:p>5.5</text:p>
          </table:table-cell>
          <table:table-cell table:style-name="ce3" table:formula="of:=VLOOKUP([.A39];[$'Data Pairs'.$C$18:.$H$630];4;0)" office:value-type="float" office:value="10" calcext:value-type="float">
            <text:p>10</text:p>
          </table:table-cell>
          <table:table-cell table:style-name="ce3" table:formula="of:=[.E39]--[.D39]" office:value-type="float" office:value="15.5" calcext:value-type="float">
            <text:p>15.5</text:p>
          </table:table-cell>
          <table:table-cell table:style-name="ce12" table:formula="of:=VLOOKUP([.A39];[$'Data Pairs'.$C$18:.$H$630];5;0)" office:value-type="float" office:value="69" calcext:value-type="float">
            <text:p>69 </text:p>
          </table:table-cell>
          <table:table-cell table:style-name="ce12" table:formula="of:=VLOOKUP([.A39];[$'Data Pairs'.$C$18:.$H$630];6;0)" office:value-type="float" office:value="83" calcext:value-type="float">
            <text:p>83 </text:p>
          </table:table-cell>
          <table:table-cell table:style-name="ce12" table:formula="of:=[.H39]+[.G39]" office:value-type="float" office:value="152" calcext:value-type="float">
            <text:p>152 </text:p>
          </table:table-cell>
          <table:table-cell table:style-name="ce12" table:formula="of:=[.G39]-[.H39]" office:value-type="float" office:value="-14" calcext:value-type="float">
            <text:p>(14)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DT &amp; Mole</text:p>
          </table:table-cell>
          <table:table-cell table:style-name="ce6" table:formula="of:=IF([.F40]=0;0; [.D40]/[.F40])" office:value-type="percentage" office:value="0.333333333333333" calcext:value-type="percentage">
            <text:p>33.33%</text:p>
          </table:table-cell>
          <table:table-cell table:style-name="ce6" table:formula="of:=IF([.I40]=0;0;[.G40]/[.I40])" office:value-type="percentage" office:value="0.451923076923077" calcext:value-type="percentage">
            <text:p>45.19%</text:p>
          </table:table-cell>
          <table:table-cell table:style-name="ce3" table:formula="of:=VLOOKUP([.A40];[$'Data Pairs'.$C$18:.$H$630];3;0)" office:value-type="float" office:value="4" calcext:value-type="float">
            <text:p>4</text:p>
          </table:table-cell>
          <table:table-cell table:style-name="ce3" table:formula="of:=VLOOKUP([.A40];[$'Data Pairs'.$C$18:.$H$630];4;0)" office:value-type="float" office:value="8" calcext:value-type="float">
            <text:p>8</text:p>
          </table:table-cell>
          <table:table-cell table:style-name="ce3" table:formula="of:=[.E40]--[.D40]" office:value-type="float" office:value="12" calcext:value-type="float">
            <text:p>12</text:p>
          </table:table-cell>
          <table:table-cell table:style-name="ce12" table:formula="of:=VLOOKUP([.A40];[$'Data Pairs'.$C$18:.$H$630];5;0)" office:value-type="float" office:value="47" calcext:value-type="float">
            <text:p>47 </text:p>
          </table:table-cell>
          <table:table-cell table:style-name="ce12" table:formula="of:=VLOOKUP([.A40];[$'Data Pairs'.$C$18:.$H$630];6;0)" office:value-type="float" office:value="57" calcext:value-type="float">
            <text:p>57 </text:p>
          </table:table-cell>
          <table:table-cell table:style-name="ce12" table:formula="of:=[.H40]+[.G40]" office:value-type="float" office:value="104" calcext:value-type="float">
            <text:p>104 </text:p>
          </table:table-cell>
          <table:table-cell table:style-name="ce12" table:formula="of:=[.G40]-[.H40]" office:value-type="float" office:value="-10" calcext:value-type="float">
            <text:p>(10)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DT &amp; Curtis</text:p>
          </table:table-cell>
          <table:table-cell table:style-name="ce6" table:formula="of:=IF([.F41]=0;0; [.D41]/[.F41])" office:value-type="percentage" office:value="0.333333333333333" calcext:value-type="percentage">
            <text:p>33.33%</text:p>
          </table:table-cell>
          <table:table-cell table:style-name="ce6" table:formula="of:=IF([.I41]=0;0;[.G41]/[.I41])" office:value-type="percentage" office:value="0.409090909090909" calcext:value-type="percentage">
            <text:p>40.91%</text:p>
          </table:table-cell>
          <table:table-cell table:style-name="ce3" table:formula="of:=VLOOKUP([.A41];[$'Data Pairs'.$C$18:.$H$630];3;0)" office:value-type="float" office:value="1" calcext:value-type="float">
            <text:p>1</text:p>
          </table:table-cell>
          <table:table-cell table:style-name="ce3" table:formula="of:=VLOOKUP([.A41];[$'Data Pairs'.$C$18:.$H$630];4;0)" office:value-type="float" office:value="2" calcext:value-type="float">
            <text:p>2</text:p>
          </table:table-cell>
          <table:table-cell table:style-name="ce3" table:formula="of:=[.E41]--[.D41]" office:value-type="float" office:value="3" calcext:value-type="float">
            <text:p>3</text:p>
          </table:table-cell>
          <table:table-cell table:style-name="ce12" table:formula="of:=VLOOKUP([.A41];[$'Data Pairs'.$C$18:.$H$630];5;0)" office:value-type="float" office:value="9" calcext:value-type="float">
            <text:p>9 </text:p>
          </table:table-cell>
          <table:table-cell table:style-name="ce12" table:formula="of:=VLOOKUP([.A41];[$'Data Pairs'.$C$18:.$H$630];6;0)" office:value-type="float" office:value="13" calcext:value-type="float">
            <text:p>13 </text:p>
          </table:table-cell>
          <table:table-cell table:style-name="ce12" table:formula="of:=[.H41]+[.G41]" office:value-type="float" office:value="22" calcext:value-type="float">
            <text:p>22 </text:p>
          </table:table-cell>
          <table:table-cell table:style-name="ce12" table:formula="of:=[.G41]-[.H41]" office:value-type="float" office:value="-4" calcext:value-type="float">
            <text:p>(4)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DT &amp; Batty</text:p>
          </table:table-cell>
          <table:table-cell table:style-name="ce6" table:formula="of:=IF([.F42]=0;0; [.D42]/[.F42])" office:value-type="percentage" office:value="0.3" calcext:value-type="percentage">
            <text:p>30.00%</text:p>
          </table:table-cell>
          <table:table-cell table:style-name="ce6" table:formula="of:=IF([.I42]=0;0;[.G42]/[.I42])" office:value-type="percentage" office:value="0.361702127659574" calcext:value-type="percentage">
            <text:p>36.17%</text:p>
          </table:table-cell>
          <table:table-cell table:style-name="ce3" table:formula="of:=VLOOKUP([.A42];[$'Data Pairs'.$C$18:.$H$630];3;0)" office:value-type="float" office:value="1.5" calcext:value-type="float">
            <text:p>1.5</text:p>
          </table:table-cell>
          <table:table-cell table:style-name="ce3" table:formula="of:=VLOOKUP([.A42];[$'Data Pairs'.$C$18:.$H$630];4;0)" office:value-type="float" office:value="3.5" calcext:value-type="float">
            <text:p>3.5</text:p>
          </table:table-cell>
          <table:table-cell table:style-name="ce3" table:formula="of:=[.E42]--[.D42]" office:value-type="float" office:value="5" calcext:value-type="float">
            <text:p>5</text:p>
          </table:table-cell>
          <table:table-cell table:style-name="ce12" table:formula="of:=VLOOKUP([.A42];[$'Data Pairs'.$C$18:.$H$630];5;0)" office:value-type="float" office:value="17" calcext:value-type="float">
            <text:p>17 </text:p>
          </table:table-cell>
          <table:table-cell table:style-name="ce12" table:formula="of:=VLOOKUP([.A42];[$'Data Pairs'.$C$18:.$H$630];6;0)" office:value-type="float" office:value="30" calcext:value-type="float">
            <text:p>30 </text:p>
          </table:table-cell>
          <table:table-cell table:style-name="ce12" table:formula="of:=[.H42]+[.G42]" office:value-type="float" office:value="47" calcext:value-type="float">
            <text:p>47 </text:p>
          </table:table-cell>
          <table:table-cell table:style-name="ce12" table:formula="of:=[.G42]-[.H42]" office:value-type="float" office:value="-13" calcext:value-type="float">
            <text:p>(13)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hi &amp; Mike</text:p>
          </table:table-cell>
          <table:table-cell table:style-name="ce6" table:formula="of:=IF([.F43]=0;0; [.D43]/[.F43])" office:value-type="percentage" office:value="0.256410256410256" calcext:value-type="percentage">
            <text:p>25.64%</text:p>
          </table:table-cell>
          <table:table-cell table:style-name="ce6" table:formula="of:=IF([.I43]=0;0;[.G43]/[.I43])" office:value-type="percentage" office:value="0.402298850574713" calcext:value-type="percentage">
            <text:p>40.23%</text:p>
          </table:table-cell>
          <table:table-cell table:style-name="ce3" table:formula="of:=VLOOKUP([.A43];[$'Data Pairs'.$C$18:.$H$630];3;0)" office:value-type="float" office:value="5" calcext:value-type="float">
            <text:p>5</text:p>
          </table:table-cell>
          <table:table-cell table:style-name="ce3" table:formula="of:=VLOOKUP([.A43];[$'Data Pairs'.$C$18:.$H$630];4;0)" office:value-type="float" office:value="14.5" calcext:value-type="float">
            <text:p>14.5</text:p>
          </table:table-cell>
          <table:table-cell table:style-name="ce3" table:formula="of:=[.E43]--[.D43]" office:value-type="float" office:value="19.5" calcext:value-type="float">
            <text:p>19.5</text:p>
          </table:table-cell>
          <table:table-cell table:style-name="ce12" table:formula="of:=VLOOKUP([.A43];[$'Data Pairs'.$C$18:.$H$630];5;0)" office:value-type="float" office:value="70" calcext:value-type="float">
            <text:p>70 </text:p>
          </table:table-cell>
          <table:table-cell table:style-name="ce12" table:formula="of:=VLOOKUP([.A43];[$'Data Pairs'.$C$18:.$H$630];6;0)" office:value-type="float" office:value="104" calcext:value-type="float">
            <text:p>104 </text:p>
          </table:table-cell>
          <table:table-cell table:style-name="ce12" table:formula="of:=[.H43]+[.G43]" office:value-type="float" office:value="174" calcext:value-type="float">
            <text:p>174 </text:p>
          </table:table-cell>
          <table:table-cell table:style-name="ce12" table:formula="of:=[.G43]-[.H43]" office:value-type="float" office:value="-34" calcext:value-type="float">
            <text:p>(34)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Kita &amp; Batty</text:p>
          </table:table-cell>
          <table:table-cell table:style-name="ce6" table:formula="of:=IF([.F44]=0;0; [.D44]/[.F44])" office:value-type="percentage" office:value="0.285714285714286" calcext:value-type="percentage">
            <text:p>28.57%</text:p>
          </table:table-cell>
          <table:table-cell table:style-name="ce6" table:formula="of:=IF([.I44]=0;0;[.G44]/[.I44])" office:value-type="percentage" office:value="0.259259259259259" calcext:value-type="percentage">
            <text:p>25.93%</text:p>
          </table:table-cell>
          <table:table-cell table:style-name="ce3" table:formula="of:=VLOOKUP([.A44];[$'Data Pairs'.$C$18:.$H$630];3;0)" office:value-type="float" office:value="1" calcext:value-type="float">
            <text:p>1</text:p>
          </table:table-cell>
          <table:table-cell table:style-name="ce3" table:formula="of:=VLOOKUP([.A44];[$'Data Pairs'.$C$18:.$H$630];4;0)" office:value-type="float" office:value="2.5" calcext:value-type="float">
            <text:p>2.5</text:p>
          </table:table-cell>
          <table:table-cell table:style-name="ce3" table:formula="of:=[.E44]--[.D44]" office:value-type="float" office:value="3.5" calcext:value-type="float">
            <text:p>3.5</text:p>
          </table:table-cell>
          <table:table-cell table:style-name="ce12" table:formula="of:=VLOOKUP([.A44];[$'Data Pairs'.$C$18:.$H$630];5;0)" office:value-type="float" office:value="7" calcext:value-type="float">
            <text:p>7 </text:p>
          </table:table-cell>
          <table:table-cell table:style-name="ce12" table:formula="of:=VLOOKUP([.A44];[$'Data Pairs'.$C$18:.$H$630];6;0)" office:value-type="float" office:value="20" calcext:value-type="float">
            <text:p>20 </text:p>
          </table:table-cell>
          <table:table-cell table:style-name="ce12" table:formula="of:=[.H44]+[.G44]" office:value-type="float" office:value="27" calcext:value-type="float">
            <text:p>27 </text:p>
          </table:table-cell>
          <table:table-cell table:style-name="ce12" table:formula="of:=[.G44]-[.H44]" office:value-type="float" office:value="-13" calcext:value-type="float">
            <text:p>(13)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hi &amp; Curtis</text:p>
          </table:table-cell>
          <table:table-cell table:style-name="ce6" table:formula="of:=IF([.F45]=0;0; [.D45]/[.F45])" office:value-type="percentage" office:value="0.257142857142857" calcext:value-type="percentage">
            <text:p>25.71%</text:p>
          </table:table-cell>
          <table:table-cell table:style-name="ce6" table:formula="of:=IF([.I45]=0;0;[.G45]/[.I45])" office:value-type="percentage" office:value="0.401315789473684" calcext:value-type="percentage">
            <text:p>40.13%</text:p>
          </table:table-cell>
          <table:table-cell table:style-name="ce3" table:formula="of:=VLOOKUP([.A45];[$'Data Pairs'.$C$18:.$H$630];3;0)" office:value-type="float" office:value="4.5" calcext:value-type="float">
            <text:p>4.5</text:p>
          </table:table-cell>
          <table:table-cell table:style-name="ce3" table:formula="of:=VLOOKUP([.A45];[$'Data Pairs'.$C$18:.$H$630];4;0)" office:value-type="float" office:value="13" calcext:value-type="float">
            <text:p>13</text:p>
          </table:table-cell>
          <table:table-cell table:style-name="ce3" table:formula="of:=[.E45]--[.D45]" office:value-type="float" office:value="17.5" calcext:value-type="float">
            <text:p>17.5</text:p>
          </table:table-cell>
          <table:table-cell table:style-name="ce12" table:formula="of:=VLOOKUP([.A45];[$'Data Pairs'.$C$18:.$H$630];5;0)" office:value-type="float" office:value="61" calcext:value-type="float">
            <text:p>61 </text:p>
          </table:table-cell>
          <table:table-cell table:style-name="ce12" table:formula="of:=VLOOKUP([.A45];[$'Data Pairs'.$C$18:.$H$630];6;0)" office:value-type="float" office:value="91" calcext:value-type="float">
            <text:p>91 </text:p>
          </table:table-cell>
          <table:table-cell table:style-name="ce12" table:formula="of:=[.H45]+[.G45]" office:value-type="float" office:value="152" calcext:value-type="float">
            <text:p>152 </text:p>
          </table:table-cell>
          <table:table-cell table:style-name="ce12" table:formula="of:=[.G45]-[.H45]" office:value-type="float" office:value="-30" calcext:value-type="float">
            <text:p>(30)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hi &amp; Andrew</text:p>
          </table:table-cell>
          <table:table-cell table:style-name="ce6" table:formula="of:=IF([.F46]=0;0; [.D46]/[.F46])" office:value-type="percentage" office:value="0.166666666666667" calcext:value-type="percentage">
            <text:p>16.67%</text:p>
          </table:table-cell>
          <table:table-cell table:style-name="ce6" table:formula="of:=IF([.I46]=0;0;[.G46]/[.I46])" office:value-type="percentage" office:value="0.428571428571429" calcext:value-type="percentage">
            <text:p>42.86%</text:p>
          </table:table-cell>
          <table:table-cell table:style-name="ce3" table:formula="of:=VLOOKUP([.A46];[$'Data Pairs'.$C$18:.$H$630];3;0)" office:value-type="float" office:value="1.5" calcext:value-type="float">
            <text:p>1.5</text:p>
          </table:table-cell>
          <table:table-cell table:style-name="ce3" table:formula="of:=VLOOKUP([.A46];[$'Data Pairs'.$C$18:.$H$630];4;0)" office:value-type="float" office:value="7.5" calcext:value-type="float">
            <text:p>7.5</text:p>
          </table:table-cell>
          <table:table-cell table:style-name="ce3" table:formula="of:=[.E46]--[.D46]" office:value-type="float" office:value="9" calcext:value-type="float">
            <text:p>9</text:p>
          </table:table-cell>
          <table:table-cell table:style-name="ce12" table:formula="of:=VLOOKUP([.A46];[$'Data Pairs'.$C$18:.$H$630];5;0)" office:value-type="float" office:value="36" calcext:value-type="float">
            <text:p>36 </text:p>
          </table:table-cell>
          <table:table-cell table:style-name="ce12" table:formula="of:=VLOOKUP([.A46];[$'Data Pairs'.$C$18:.$H$630];6;0)" office:value-type="float" office:value="48" calcext:value-type="float">
            <text:p>48 </text:p>
          </table:table-cell>
          <table:table-cell table:style-name="ce12" table:formula="of:=[.H46]+[.G46]" office:value-type="float" office:value="84" calcext:value-type="float">
            <text:p>84 </text:p>
          </table:table-cell>
          <table:table-cell table:style-name="ce12" table:formula="of:=[.G46]-[.H46]" office:value-type="float" office:value="-12" calcext:value-type="float">
            <text:p>(12)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SG &amp; Batty</text:p>
          </table:table-cell>
          <table:table-cell table:style-name="ce6" table:formula="of:=IF([.F47]=0;0; [.D47]/[.F47])" office:value-type="percentage" office:value="0.210526315789474" calcext:value-type="percentage">
            <text:p>21.05%</text:p>
          </table:table-cell>
          <table:table-cell table:style-name="ce6" table:formula="of:=IF([.I47]=0;0;[.G47]/[.I47])" office:value-type="percentage" office:value="0.291139240506329" calcext:value-type="percentage">
            <text:p>29.11%</text:p>
          </table:table-cell>
          <table:table-cell table:style-name="ce3" table:formula="of:=VLOOKUP([.A47];[$'Data Pairs'.$C$18:.$H$630];3;0)" office:value-type="float" office:value="2" calcext:value-type="float">
            <text:p>2</text:p>
          </table:table-cell>
          <table:table-cell table:style-name="ce3" table:formula="of:=VLOOKUP([.A47];[$'Data Pairs'.$C$18:.$H$630];4;0)" office:value-type="float" office:value="7.5" calcext:value-type="float">
            <text:p>7.5</text:p>
          </table:table-cell>
          <table:table-cell table:style-name="ce3" table:formula="of:=[.E47]--[.D47]" office:value-type="float" office:value="9.5" calcext:value-type="float">
            <text:p>9.5</text:p>
          </table:table-cell>
          <table:table-cell table:style-name="ce12" table:formula="of:=VLOOKUP([.A47];[$'Data Pairs'.$C$18:.$H$630];5;0)" office:value-type="float" office:value="23" calcext:value-type="float">
            <text:p>23 </text:p>
          </table:table-cell>
          <table:table-cell table:style-name="ce12" table:formula="of:=VLOOKUP([.A47];[$'Data Pairs'.$C$18:.$H$630];6;0)" office:value-type="float" office:value="56" calcext:value-type="float">
            <text:p>56 </text:p>
          </table:table-cell>
          <table:table-cell table:style-name="ce12" table:formula="of:=[.H47]+[.G47]" office:value-type="float" office:value="79" calcext:value-type="float">
            <text:p>79 </text:p>
          </table:table-cell>
          <table:table-cell table:style-name="ce12" table:formula="of:=[.G47]-[.H47]" office:value-type="float" office:value="-33" calcext:value-type="float">
            <text:p>(33)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hi &amp; Cadol</text:p>
          </table:table-cell>
          <table:table-cell table:style-name="ce6" table:formula="of:=IF([.F48]=0;0; [.D48]/[.F48])" office:value-type="percentage" office:value="0.2" calcext:value-type="percentage">
            <text:p>20.00%</text:p>
          </table:table-cell>
          <table:table-cell table:style-name="ce6" table:formula="of:=IF([.I48]=0;0;[.G48]/[.I48])" office:value-type="percentage" office:value="0.302325581395349" calcext:value-type="percentage">
            <text:p>30.23%</text:p>
          </table:table-cell>
          <table:table-cell table:style-name="ce3" table:formula="of:=VLOOKUP([.A48];[$'Data Pairs'.$C$18:.$H$630];3;0)" office:value-type="float" office:value="1" calcext:value-type="float">
            <text:p>1</text:p>
          </table:table-cell>
          <table:table-cell table:style-name="ce3" table:formula="of:=VLOOKUP([.A48];[$'Data Pairs'.$C$18:.$H$630];4;0)" office:value-type="float" office:value="4" calcext:value-type="float">
            <text:p>4</text:p>
          </table:table-cell>
          <table:table-cell table:style-name="ce3" table:formula="of:=[.E48]--[.D48]" office:value-type="float" office:value="5" calcext:value-type="float">
            <text:p>5</text:p>
          </table:table-cell>
          <table:table-cell table:style-name="ce12" table:formula="of:=VLOOKUP([.A48];[$'Data Pairs'.$C$18:.$H$630];5;0)" office:value-type="float" office:value="13" calcext:value-type="float">
            <text:p>13 </text:p>
          </table:table-cell>
          <table:table-cell table:style-name="ce12" table:formula="of:=VLOOKUP([.A48];[$'Data Pairs'.$C$18:.$H$630];6;0)" office:value-type="float" office:value="30" calcext:value-type="float">
            <text:p>30 </text:p>
          </table:table-cell>
          <table:table-cell table:style-name="ce12" table:formula="of:=[.H48]+[.G48]" office:value-type="float" office:value="43" calcext:value-type="float">
            <text:p>43 </text:p>
          </table:table-cell>
          <table:table-cell table:style-name="ce12" table:formula="of:=[.G48]-[.H48]" office:value-type="float" office:value="-17" calcext:value-type="float">
            <text:p>(17)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Mike &amp; Batty</text:p>
          </table:table-cell>
          <table:table-cell table:style-name="ce6" table:formula="of:=IF([.F49]=0;0; [.D49]/[.F49])" office:value-type="percentage" office:value="0.166666666666667" calcext:value-type="percentage">
            <text:p>16.67%</text:p>
          </table:table-cell>
          <table:table-cell table:style-name="ce6" table:formula="of:=IF([.I49]=0;0;[.G49]/[.I49])" office:value-type="percentage" office:value="0.350649350649351" calcext:value-type="percentage">
            <text:p>35.06%</text:p>
          </table:table-cell>
          <table:table-cell table:style-name="ce3" table:formula="of:=VLOOKUP([.A49];[$'Data Pairs'.$C$18:.$H$630];3;0)" office:value-type="float" office:value="1.5" calcext:value-type="float">
            <text:p>1.5</text:p>
          </table:table-cell>
          <table:table-cell table:style-name="ce3" table:formula="of:=VLOOKUP([.A49];[$'Data Pairs'.$C$18:.$H$630];4;0)" office:value-type="float" office:value="7.5" calcext:value-type="float">
            <text:p>7.5</text:p>
          </table:table-cell>
          <table:table-cell table:style-name="ce3" table:formula="of:=[.E49]--[.D49]" office:value-type="float" office:value="9" calcext:value-type="float">
            <text:p>9</text:p>
          </table:table-cell>
          <table:table-cell table:style-name="ce12" table:formula="of:=VLOOKUP([.A49];[$'Data Pairs'.$C$18:.$H$630];5;0)" office:value-type="float" office:value="27" calcext:value-type="float">
            <text:p>27 </text:p>
          </table:table-cell>
          <table:table-cell table:style-name="ce12" table:formula="of:=VLOOKUP([.A49];[$'Data Pairs'.$C$18:.$H$630];6;0)" office:value-type="float" office:value="50" calcext:value-type="float">
            <text:p>50 </text:p>
          </table:table-cell>
          <table:table-cell table:style-name="ce12" table:formula="of:=[.H49]+[.G49]" office:value-type="float" office:value="77" calcext:value-type="float">
            <text:p>77 </text:p>
          </table:table-cell>
          <table:table-cell table:style-name="ce12" table:formula="of:=[.G49]-[.H49]" office:value-type="float" office:value="-23" calcext:value-type="float">
            <text:p>(23)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SG &amp; Mike</text:p>
          </table:table-cell>
          <table:table-cell table:style-name="ce6" table:formula="of:=IF([.F50]=0;0; [.D50]/[.F50])" office:value-type="percentage" office:value="0.173913043478261" calcext:value-type="percentage">
            <text:p>17.39%</text:p>
          </table:table-cell>
          <table:table-cell table:style-name="ce6" table:formula="of:=IF([.I50]=0;0;[.G50]/[.I50])" office:value-type="percentage" office:value="0.31578947368421" calcext:value-type="percentage">
            <text:p>31.58%</text:p>
          </table:table-cell>
          <table:table-cell table:style-name="ce3" table:formula="of:=VLOOKUP([.A50];[$'Data Pairs'.$C$18:.$H$630];3;0)" office:value-type="float" office:value="2" calcext:value-type="float">
            <text:p>2</text:p>
          </table:table-cell>
          <table:table-cell table:style-name="ce3" table:formula="of:=VLOOKUP([.A50];[$'Data Pairs'.$C$18:.$H$630];4;0)" office:value-type="float" office:value="9.5" calcext:value-type="float">
            <text:p>9.5</text:p>
          </table:table-cell>
          <table:table-cell table:style-name="ce3" table:formula="of:=[.E50]--[.D50]" office:value-type="float" office:value="11.5" calcext:value-type="float">
            <text:p>11.5</text:p>
          </table:table-cell>
          <table:table-cell table:style-name="ce12" table:formula="of:=VLOOKUP([.A50];[$'Data Pairs'.$C$18:.$H$630];5;0)" office:value-type="float" office:value="30" calcext:value-type="float">
            <text:p>30 </text:p>
          </table:table-cell>
          <table:table-cell table:style-name="ce12" table:formula="of:=VLOOKUP([.A50];[$'Data Pairs'.$C$18:.$H$630];6;0)" office:value-type="float" office:value="65" calcext:value-type="float">
            <text:p>65 </text:p>
          </table:table-cell>
          <table:table-cell table:style-name="ce12" table:formula="of:=[.H50]+[.G50]" office:value-type="float" office:value="95" calcext:value-type="float">
            <text:p>95 </text:p>
          </table:table-cell>
          <table:table-cell table:style-name="ce12" table:formula="of:=[.G50]-[.H50]" office:value-type="float" office:value="-35" calcext:value-type="float">
            <text:p>(35)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hi &amp; DT</text:p>
          </table:table-cell>
          <table:table-cell table:style-name="ce6" table:formula="of:=IF([.F51]=0;0; [.D51]/[.F51])" office:value-type="percentage" office:value="0.130434782608696" calcext:value-type="percentage">
            <text:p>13.04%</text:p>
          </table:table-cell>
          <table:table-cell table:style-name="ce6" table:formula="of:=IF([.I51]=0;0;[.G51]/[.I51])" office:value-type="percentage" office:value="0.301075268817204" calcext:value-type="percentage">
            <text:p>30.11%</text:p>
          </table:table-cell>
          <table:table-cell table:style-name="ce3" table:formula="of:=VLOOKUP([.A51];[$'Data Pairs'.$C$18:.$H$630];3;0)" office:value-type="float" office:value="1.5" calcext:value-type="float">
            <text:p>1.5</text:p>
          </table:table-cell>
          <table:table-cell table:style-name="ce3" table:formula="of:=VLOOKUP([.A51];[$'Data Pairs'.$C$18:.$H$630];4;0)" office:value-type="float" office:value="10" calcext:value-type="float">
            <text:p>10</text:p>
          </table:table-cell>
          <table:table-cell table:style-name="ce3" table:formula="of:=[.E51]--[.D51]" office:value-type="float" office:value="11.5" calcext:value-type="float">
            <text:p>11.5</text:p>
          </table:table-cell>
          <table:table-cell table:style-name="ce12" table:formula="of:=VLOOKUP([.A51];[$'Data Pairs'.$C$18:.$H$630];5;0)" office:value-type="float" office:value="28" calcext:value-type="float">
            <text:p>28 </text:p>
          </table:table-cell>
          <table:table-cell table:style-name="ce12" table:formula="of:=VLOOKUP([.A51];[$'Data Pairs'.$C$18:.$H$630];6;0)" office:value-type="float" office:value="65" calcext:value-type="float">
            <text:p>65 </text:p>
          </table:table-cell>
          <table:table-cell table:style-name="ce12" table:formula="of:=[.H51]+[.G51]" office:value-type="float" office:value="93" calcext:value-type="float">
            <text:p>93 </text:p>
          </table:table-cell>
          <table:table-cell table:style-name="ce12" table:formula="of:=[.G51]-[.H51]" office:value-type="float" office:value="-37" calcext:value-type="float">
            <text:p>(37)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hi &amp; SG</text:p>
          </table:table-cell>
          <table:table-cell table:style-name="ce6" table:formula="of:=IF([.F52]=0;0; [.D52]/[.F52])" office:value-type="percentage" office:value="0.0465116279069768" calcext:value-type="percentage">
            <text:p>4.65%</text:p>
          </table:table-cell>
          <table:table-cell table:style-name="ce6" table:formula="of:=IF([.I52]=0;0;[.G52]/[.I52])" office:value-type="percentage" office:value="0.30939226519337" calcext:value-type="percentage">
            <text:p>30.94%</text:p>
          </table:table-cell>
          <table:table-cell table:style-name="ce3" table:formula="of:=VLOOKUP([.A52];[$'Data Pairs'.$C$18:.$H$630];3;0)" office:value-type="float" office:value="1" calcext:value-type="float">
            <text:p>1</text:p>
          </table:table-cell>
          <table:table-cell table:style-name="ce3" table:formula="of:=VLOOKUP([.A52];[$'Data Pairs'.$C$18:.$H$630];4;0)" office:value-type="float" office:value="20.5" calcext:value-type="float">
            <text:p>20.5</text:p>
          </table:table-cell>
          <table:table-cell table:style-name="ce3" table:formula="of:=[.E52]--[.D52]" office:value-type="float" office:value="21.5" calcext:value-type="float">
            <text:p>21.5</text:p>
          </table:table-cell>
          <table:table-cell table:style-name="ce12" table:formula="of:=VLOOKUP([.A52];[$'Data Pairs'.$C$18:.$H$630];5;0)" office:value-type="float" office:value="56" calcext:value-type="float">
            <text:p>56 </text:p>
          </table:table-cell>
          <table:table-cell table:style-name="ce12" table:formula="of:=VLOOKUP([.A52];[$'Data Pairs'.$C$18:.$H$630];6;0)" office:value-type="float" office:value="125" calcext:value-type="float">
            <text:p>125 </text:p>
          </table:table-cell>
          <table:table-cell table:style-name="ce12" table:formula="of:=[.H52]+[.G52]" office:value-type="float" office:value="181" calcext:value-type="float">
            <text:p>181 </text:p>
          </table:table-cell>
          <table:table-cell table:style-name="ce12" table:formula="of:=[.G52]-[.H52]" office:value-type="float" office:value="-69" calcext:value-type="float">
            <text:p>(69)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hi &amp; Kita</text:p>
          </table:table-cell>
          <table:table-cell table:style-name="ce6" table:formula="of:=IF([.F53]=0;0; [.D53]/[.F53])" office:value-type="percentage" office:value="0" calcext:value-type="percentage">
            <text:p>0.00%</text:p>
          </table:table-cell>
          <table:table-cell table:style-name="ce6" table:formula="of:=IF([.I53]=0;0;[.G53]/[.I53])" office:value-type="percentage" office:value="0.348484848484848" calcext:value-type="percentage">
            <text:p>34.85%</text:p>
          </table:table-cell>
          <table:table-cell table:style-name="ce3" table:formula="of:=VLOOKUP([.A53];[$'Data Pairs'.$C$18:.$H$630];3;0)" office:value-type="float" office:value="0" calcext:value-type="float">
            <text:p>0</text:p>
          </table:table-cell>
          <table:table-cell table:style-name="ce3" table:formula="of:=VLOOKUP([.A53];[$'Data Pairs'.$C$18:.$H$630];4;0)" office:value-type="float" office:value="7" calcext:value-type="float">
            <text:p>7</text:p>
          </table:table-cell>
          <table:table-cell table:style-name="ce3" table:formula="of:=[.E53]--[.D53]" office:value-type="float" office:value="7" calcext:value-type="float">
            <text:p>7</text:p>
          </table:table-cell>
          <table:table-cell table:style-name="ce12" table:formula="of:=VLOOKUP([.A53];[$'Data Pairs'.$C$18:.$H$630];5;0)" office:value-type="float" office:value="23" calcext:value-type="float">
            <text:p>23 </text:p>
          </table:table-cell>
          <table:table-cell table:style-name="ce12" table:formula="of:=VLOOKUP([.A53];[$'Data Pairs'.$C$18:.$H$630];6;0)" office:value-type="float" office:value="43" calcext:value-type="float">
            <text:p>43 </text:p>
          </table:table-cell>
          <table:table-cell table:style-name="ce12" table:formula="of:=[.H53]+[.G53]" office:value-type="float" office:value="66" calcext:value-type="float">
            <text:p>66 </text:p>
          </table:table-cell>
          <table:table-cell table:style-name="ce12" table:formula="of:=[.G53]-[.H53]" office:value-type="float" office:value="-20" calcext:value-type="float">
            <text:p>(20)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SG &amp; DT</text:p>
          </table:table-cell>
          <table:table-cell table:style-name="ce6" table:formula="of:=IF([.F54]=0;0; [.D54]/[.F54])" office:value-type="percentage" office:value="0" calcext:value-type="percentage">
            <text:p>0.00%</text:p>
          </table:table-cell>
          <table:table-cell table:style-name="ce6" table:formula="of:=IF([.I54]=0;0;[.G54]/[.I54])" office:value-type="percentage" office:value="0.340909090909091" calcext:value-type="percentage">
            <text:p>34.09%</text:p>
          </table:table-cell>
          <table:table-cell table:style-name="ce3" table:formula="of:=VLOOKUP([.A54];[$'Data Pairs'.$C$18:.$H$630];3;0)" office:value-type="float" office:value="0" calcext:value-type="float">
            <text:p>0</text:p>
          </table:table-cell>
          <table:table-cell table:style-name="ce3" table:formula="of:=VLOOKUP([.A54];[$'Data Pairs'.$C$18:.$H$630];4;0)" office:value-type="float" office:value="4" calcext:value-type="float">
            <text:p>4</text:p>
          </table:table-cell>
          <table:table-cell table:style-name="ce3" table:formula="of:=[.E54]--[.D54]" office:value-type="float" office:value="4" calcext:value-type="float">
            <text:p>4</text:p>
          </table:table-cell>
          <table:table-cell table:style-name="ce12" table:formula="of:=VLOOKUP([.A54];[$'Data Pairs'.$C$18:.$H$630];5;0)" office:value-type="float" office:value="15" calcext:value-type="float">
            <text:p>15 </text:p>
          </table:table-cell>
          <table:table-cell table:style-name="ce12" table:formula="of:=VLOOKUP([.A54];[$'Data Pairs'.$C$18:.$H$630];6;0)" office:value-type="float" office:value="29" calcext:value-type="float">
            <text:p>29 </text:p>
          </table:table-cell>
          <table:table-cell table:style-name="ce12" table:formula="of:=[.H54]+[.G54]" office:value-type="float" office:value="44" calcext:value-type="float">
            <text:p>44 </text:p>
          </table:table-cell>
          <table:table-cell table:style-name="ce12" table:formula="of:=[.G54]-[.H54]" office:value-type="float" office:value="-14" calcext:value-type="float">
            <text:p>(14)</text:p>
          </table:table-cell>
          <table:table-cell table:number-columns-repeated="1014"/>
        </table:table-row>
        <table:table-row table:style-name="ro2" table:visibility="collapse">
          <table:table-cell table:style-name="ce3" office:value-type="string" calcext:value-type="string">
            <text:p>SG &amp; Curtis</text:p>
          </table:table-cell>
          <table:table-cell table:style-name="ce6" table:formula="of:=IF([.F55]=0;0; [.D55]/[.F55])" office:value-type="percentage" office:value="0" calcext:value-type="percentage">
            <text:p>0.00%</text:p>
          </table:table-cell>
          <table:table-cell table:style-name="ce6" table:formula="of:=IF([.I55]=0;0;[.G55]/[.I55])" office:value-type="percentage" office:value="0.375" calcext:value-type="percentage">
            <text:p>37.50%</text:p>
          </table:table-cell>
          <table:table-cell table:style-name="ce3" table:formula="of:=VLOOKUP([.A55];[$'Data Pairs'.$C$18:.$H$630];3;0)" office:value-type="float" office:value="0" calcext:value-type="float">
            <text:p>0</text:p>
          </table:table-cell>
          <table:table-cell table:style-name="ce3" table:formula="of:=VLOOKUP([.A55];[$'Data Pairs'.$C$18:.$H$630];4;0)" office:value-type="float" office:value="4" calcext:value-type="float">
            <text:p>4</text:p>
          </table:table-cell>
          <table:table-cell table:style-name="ce3" table:formula="of:=[.E55]--[.D55]" office:value-type="float" office:value="4" calcext:value-type="float">
            <text:p>4</text:p>
          </table:table-cell>
          <table:table-cell table:style-name="ce12" table:formula="of:=VLOOKUP([.A55];[$'Data Pairs'.$C$18:.$H$630];5;0)" office:value-type="float" office:value="15" calcext:value-type="float">
            <text:p>15 </text:p>
          </table:table-cell>
          <table:table-cell table:style-name="ce12" table:formula="of:=VLOOKUP([.A55];[$'Data Pairs'.$C$18:.$H$630];6;0)" office:value-type="float" office:value="25" calcext:value-type="float">
            <text:p>25 </text:p>
          </table:table-cell>
          <table:table-cell table:style-name="ce12" table:formula="of:=[.H55]+[.G55]" office:value-type="float" office:value="40" calcext:value-type="float">
            <text:p>40 </text:p>
          </table:table-cell>
          <table:table-cell table:style-name="ce12" table:formula="of:=[.G55]-[.H55]" office:value-type="float" office:value="-10" calcext:value-type="float">
            <text:p>(10)</text:p>
          </table:table-cell>
          <table:table-cell table:number-columns-repeated="1014"/>
        </table:table-row>
        <table:table-row table:style-name="ro2" table:visibility="collapse">
          <table:table-cell table:style-name="ce3" office:value-type="string" calcext:value-type="string">
            <text:p>Ari &amp; Chi</text:p>
          </table:table-cell>
          <table:table-cell table:style-name="ce6" table:formula="of:=IF([.F56]=0;0; [.D56]/[.F56])" office:value-type="percentage" office:value="0" calcext:value-type="percentage">
            <text:p>0.00%</text:p>
          </table:table-cell>
          <table:table-cell table:style-name="ce6" table:formula="of:=IF([.I56]=0;0;[.G56]/[.I56])" office:value-type="percentage" office:value="0.307692307692308" calcext:value-type="percentage">
            <text:p>30.77%</text:p>
          </table:table-cell>
          <table:table-cell table:style-name="ce3" table:formula="of:=VLOOKUP([.A56];[$'Data Pairs'.$C$18:.$H$630];3;0)" office:value-type="float" office:value="0" calcext:value-type="float">
            <text:p>0</text:p>
          </table:table-cell>
          <table:table-cell table:style-name="ce3" table:formula="of:=VLOOKUP([.A56];[$'Data Pairs'.$C$18:.$H$630];4;0)" office:value-type="float" office:value="4.5" calcext:value-type="float">
            <text:p>4.5</text:p>
          </table:table-cell>
          <table:table-cell table:style-name="ce3" table:formula="of:=[.E56]--[.D56]" office:value-type="float" office:value="4.5" calcext:value-type="float">
            <text:p>4.5</text:p>
          </table:table-cell>
          <table:table-cell table:style-name="ce12" table:formula="of:=VLOOKUP([.A56];[$'Data Pairs'.$C$18:.$H$630];5;0)" office:value-type="float" office:value="12" calcext:value-type="float">
            <text:p>12 </text:p>
          </table:table-cell>
          <table:table-cell table:style-name="ce12" table:formula="of:=VLOOKUP([.A56];[$'Data Pairs'.$C$18:.$H$630];6;0)" office:value-type="float" office:value="27" calcext:value-type="float">
            <text:p>27 </text:p>
          </table:table-cell>
          <table:table-cell table:style-name="ce12" table:formula="of:=[.H56]+[.G56]" office:value-type="float" office:value="39" calcext:value-type="float">
            <text:p>39 </text:p>
          </table:table-cell>
          <table:table-cell table:style-name="ce12" table:formula="of:=[.G56]-[.H56]" office:value-type="float" office:value="-15" calcext:value-type="float">
            <text:p>(15)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DT &amp; Andrew</text:p>
          </table:table-cell>
          <table:table-cell table:style-name="ce6" table:formula="of:=IF([.F57]=0;0; [.D57]/[.F57])" office:value-type="percentage" office:value="0" calcext:value-type="percentage">
            <text:p>0.00%</text:p>
          </table:table-cell>
          <table:table-cell table:style-name="ce6" table:formula="of:=IF([.I57]=0;0;[.G57]/[.I57])" office:value-type="percentage" office:value="0.285714285714286" calcext:value-type="percentage">
            <text:p>28.57%</text:p>
          </table:table-cell>
          <table:table-cell table:style-name="ce3" table:formula="of:=VLOOKUP([.A57];[$'Data Pairs'.$C$18:.$H$630];3;0)" office:value-type="float" office:value="0" calcext:value-type="float">
            <text:p>0</text:p>
          </table:table-cell>
          <table:table-cell table:style-name="ce3" table:formula="of:=VLOOKUP([.A57];[$'Data Pairs'.$C$18:.$H$630];4;0)" office:value-type="float" office:value="1.5" calcext:value-type="float">
            <text:p>1.5</text:p>
          </table:table-cell>
          <table:table-cell table:style-name="ce3" table:formula="of:=[.E57]--[.D57]" office:value-type="float" office:value="1.5" calcext:value-type="float">
            <text:p>1.5</text:p>
          </table:table-cell>
          <table:table-cell table:style-name="ce12" table:formula="of:=VLOOKUP([.A57];[$'Data Pairs'.$C$18:.$H$630];5;0)" office:value-type="float" office:value="4" calcext:value-type="float">
            <text:p>4 </text:p>
          </table:table-cell>
          <table:table-cell table:style-name="ce12" table:formula="of:=VLOOKUP([.A57];[$'Data Pairs'.$C$18:.$H$630];6;0)" office:value-type="float" office:value="10" calcext:value-type="float">
            <text:p>10 </text:p>
          </table:table-cell>
          <table:table-cell table:style-name="ce12" table:formula="of:=[.H57]+[.G57]" office:value-type="float" office:value="14" calcext:value-type="float">
            <text:p>14 </text:p>
          </table:table-cell>
          <table:table-cell table:style-name="ce12" table:formula="of:=[.G57]-[.H57]" office:value-type="float" office:value="-6" calcext:value-type="float">
            <text:p>(6)</text:p>
          </table:table-cell>
          <table:table-cell table:number-columns-repeated="1014"/>
        </table:table-row>
        <table:table-row table:style-name="ro2" table:visibility="collapse">
          <table:table-cell table:style-name="ce3" office:value-type="string" calcext:value-type="string">
            <text:p>Hiro &amp; Cadol</text:p>
          </table:table-cell>
          <table:table-cell table:style-name="ce6" table:formula="of:=IF([.F58]=0;0; [.D58]/[.F58])" office:value-type="percentage" office:value="0" calcext:value-type="percentage">
            <text:p>0.00%</text:p>
          </table:table-cell>
          <table:table-cell table:style-name="ce6" table:formula="of:=IF([.I58]=0;0;[.G58]/[.I58])" office:value-type="percentage" office:value="0.227272727272727" calcext:value-type="percentage">
            <text:p>22.73%</text:p>
          </table:table-cell>
          <table:table-cell table:style-name="ce3" table:formula="of:=VLOOKUP([.A58];[$'Data Pairs'.$C$18:.$H$630];3;0)" office:value-type="float" office:value="0" calcext:value-type="float">
            <text:p>0</text:p>
          </table:table-cell>
          <table:table-cell table:style-name="ce3" table:formula="of:=VLOOKUP([.A58];[$'Data Pairs'.$C$18:.$H$630];4;0)" office:value-type="float" office:value="2.5" calcext:value-type="float">
            <text:p>2.5</text:p>
          </table:table-cell>
          <table:table-cell table:style-name="ce3" table:formula="of:=[.E58]--[.D58]" office:value-type="float" office:value="2.5" calcext:value-type="float">
            <text:p>2.5</text:p>
          </table:table-cell>
          <table:table-cell table:style-name="ce12" table:formula="of:=VLOOKUP([.A58];[$'Data Pairs'.$C$18:.$H$630];5;0)" office:value-type="float" office:value="5" calcext:value-type="float">
            <text:p>5 </text:p>
          </table:table-cell>
          <table:table-cell table:style-name="ce12" table:formula="of:=VLOOKUP([.A58];[$'Data Pairs'.$C$18:.$H$630];6;0)" office:value-type="float" office:value="17" calcext:value-type="float">
            <text:p>17 </text:p>
          </table:table-cell>
          <table:table-cell table:style-name="ce12" table:formula="of:=[.H58]+[.G58]" office:value-type="float" office:value="22" calcext:value-type="float">
            <text:p>22 </text:p>
          </table:table-cell>
          <table:table-cell table:style-name="ce12" table:formula="of:=[.G58]-[.H58]" office:value-type="float" office:value="-12" calcext:value-type="float">
            <text:p>(12)</text:p>
          </table:table-cell>
          <table:table-cell table:number-columns-repeated="1014"/>
        </table:table-row>
        <table:table-row table:style-name="ro2" table:visibility="collapse">
          <table:table-cell table:style-name="ce3" office:value-type="string" calcext:value-type="string">
            <text:p>Ari &amp; SG</text:p>
          </table:table-cell>
          <table:table-cell table:style-name="ce6" table:formula="of:=IF([.F59]=0;0; [.D59]/[.F59])" office:value-type="percentage" office:value="0" calcext:value-type="percentage">
            <text:p>0.00%</text:p>
          </table:table-cell>
          <table:table-cell table:style-name="ce6" table:formula="of:=IF([.I59]=0;0;[.G59]/[.I59])" office:value-type="percentage" office:value="0.4" calcext:value-type="percentage">
            <text:p>40.00%</text:p>
          </table:table-cell>
          <table:table-cell table:style-name="ce3" table:formula="of:=VLOOKUP([.A59];[$'Data Pairs'.$C$18:.$H$630];3;0)" office:value-type="float" office:value="0" calcext:value-type="float">
            <text:p>0</text:p>
          </table:table-cell>
          <table:table-cell table:style-name="ce3" table:formula="of:=VLOOKUP([.A59];[$'Data Pairs'.$C$18:.$H$630];4;0)" office:value-type="float" office:value="2" calcext:value-type="float">
            <text:p>2</text:p>
          </table:table-cell>
          <table:table-cell table:style-name="ce3" table:formula="of:=[.E59]--[.D59]" office:value-type="float" office:value="2" calcext:value-type="float">
            <text:p>2</text:p>
          </table:table-cell>
          <table:table-cell table:style-name="ce12" table:formula="of:=VLOOKUP([.A59];[$'Data Pairs'.$C$18:.$H$630];5;0)" office:value-type="float" office:value="8" calcext:value-type="float">
            <text:p>8 </text:p>
          </table:table-cell>
          <table:table-cell table:style-name="ce12" table:formula="of:=VLOOKUP([.A59];[$'Data Pairs'.$C$18:.$H$630];6;0)" office:value-type="float" office:value="12" calcext:value-type="float">
            <text:p>12 </text:p>
          </table:table-cell>
          <table:table-cell table:style-name="ce12" table:formula="of:=[.H59]+[.G59]" office:value-type="float" office:value="20" calcext:value-type="float">
            <text:p>20 </text:p>
          </table:table-cell>
          <table:table-cell table:style-name="ce12" table:formula="of:=[.G59]-[.H59]" office:value-type="float" office:value="-4" calcext:value-type="float">
            <text:p>(4)</text:p>
          </table:table-cell>
          <table:table-cell table:number-columns-repeated="1014"/>
        </table:table-row>
        <table:table-row table:style-name="ro2" table:visibility="collapse">
          <table:table-cell table:style-name="ce3" office:value-type="string" calcext:value-type="string">
            <text:p>Civet &amp; Batty</text:p>
          </table:table-cell>
          <table:table-cell table:style-name="ce6" table:formula="of:=IF([.F60]=0;0; [.D60]/[.F60])" office:value-type="percentage" office:value="0" calcext:value-type="percentage">
            <text:p>0.00%</text:p>
          </table:table-cell>
          <table:table-cell table:style-name="ce6" table:formula="of:=IF([.I60]=0;0;[.G60]/[.I60])" office:value-type="percentage" office:value="0.333333333333333" calcext:value-type="percentage">
            <text:p>33.33%</text:p>
          </table:table-cell>
          <table:table-cell table:style-name="ce3" table:formula="of:=VLOOKUP([.A60];[$'Data Pairs'.$C$18:.$H$630];3;0)" office:value-type="float" office:value="0" calcext:value-type="float">
            <text:p>0</text:p>
          </table:table-cell>
          <table:table-cell table:style-name="ce3" table:formula="of:=VLOOKUP([.A60];[$'Data Pairs'.$C$18:.$H$630];4;0)" office:value-type="float" office:value="1.5" calcext:value-type="float">
            <text:p>1.5</text:p>
          </table:table-cell>
          <table:table-cell table:style-name="ce3" table:formula="of:=[.E60]--[.D60]" office:value-type="float" office:value="1.5" calcext:value-type="float">
            <text:p>1.5</text:p>
          </table:table-cell>
          <table:table-cell table:style-name="ce12" table:formula="of:=VLOOKUP([.A60];[$'Data Pairs'.$C$18:.$H$630];5;0)" office:value-type="float" office:value="6" calcext:value-type="float">
            <text:p>6 </text:p>
          </table:table-cell>
          <table:table-cell table:style-name="ce12" table:formula="of:=VLOOKUP([.A60];[$'Data Pairs'.$C$18:.$H$630];6;0)" office:value-type="float" office:value="12" calcext:value-type="float">
            <text:p>12 </text:p>
          </table:table-cell>
          <table:table-cell table:style-name="ce12" table:formula="of:=[.H60]+[.G60]" office:value-type="float" office:value="18" calcext:value-type="float">
            <text:p>18 </text:p>
          </table:table-cell>
          <table:table-cell table:style-name="ce12" table:formula="of:=[.G60]-[.H60]" office:value-type="float" office:value="-6" calcext:value-type="float">
            <text:p>(6)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Kita &amp; Cadol</text:p>
          </table:table-cell>
          <table:table-cell table:style-name="ce6" table:formula="of:=IF([.F61]=0;0; [.D61]/[.F61])" office:value-type="percentage" office:value="0" calcext:value-type="percentage">
            <text:p>0.00%</text:p>
          </table:table-cell>
          <table:table-cell table:style-name="ce6" table:formula="of:=IF([.I61]=0;0;[.G61]/[.I61])" office:value-type="percentage" office:value="0.25" calcext:value-type="percentage">
            <text:p>25.00%</text:p>
          </table:table-cell>
          <table:table-cell table:style-name="ce3" table:formula="of:=VLOOKUP([.A61];[$'Data Pairs'.$C$18:.$H$630];3;0)" office:value-type="float" office:value="0" calcext:value-type="float">
            <text:p>0</text:p>
          </table:table-cell>
          <table:table-cell table:style-name="ce3" table:formula="of:=VLOOKUP([.A61];[$'Data Pairs'.$C$18:.$H$630];4;0)" office:value-type="float" office:value="2" calcext:value-type="float">
            <text:p>2</text:p>
          </table:table-cell>
          <table:table-cell table:style-name="ce3" table:formula="of:=[.E61]--[.D61]" office:value-type="float" office:value="2" calcext:value-type="float">
            <text:p>2</text:p>
          </table:table-cell>
          <table:table-cell table:style-name="ce12" table:formula="of:=VLOOKUP([.A61];[$'Data Pairs'.$C$18:.$H$630];5;0)" office:value-type="float" office:value="4" calcext:value-type="float">
            <text:p>4 </text:p>
          </table:table-cell>
          <table:table-cell table:style-name="ce12" table:formula="of:=VLOOKUP([.A61];[$'Data Pairs'.$C$18:.$H$630];6;0)" office:value-type="float" office:value="12" calcext:value-type="float">
            <text:p>12 </text:p>
          </table:table-cell>
          <table:table-cell table:style-name="ce12" table:formula="of:=[.H61]+[.G61]" office:value-type="float" office:value="16" calcext:value-type="float">
            <text:p>16 </text:p>
          </table:table-cell>
          <table:table-cell table:style-name="ce12" table:formula="of:=[.G61]-[.H61]" office:value-type="float" office:value="-8" calcext:value-type="float">
            <text:p>(8)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SG &amp; Andrew</text:p>
          </table:table-cell>
          <table:table-cell table:style-name="ce6" table:formula="of:=IF([.F62]=0;0; [.D62]/[.F62])" office:value-type="percentage" office:value="0" calcext:value-type="percentage">
            <text:p>0.00%</text:p>
          </table:table-cell>
          <table:table-cell table:style-name="ce6" table:formula="of:=IF([.I62]=0;0;[.G62]/[.I62])" office:value-type="percentage" office:value="0.25" calcext:value-type="percentage">
            <text:p>25.00%</text:p>
          </table:table-cell>
          <table:table-cell table:style-name="ce3" table:formula="of:=VLOOKUP([.A62];[$'Data Pairs'.$C$18:.$H$630];3;0)" office:value-type="float" office:value="0" calcext:value-type="float">
            <text:p>0</text:p>
          </table:table-cell>
          <table:table-cell table:style-name="ce3" table:formula="of:=VLOOKUP([.A62];[$'Data Pairs'.$C$18:.$H$630];4;0)" office:value-type="float" office:value="2" calcext:value-type="float">
            <text:p>2</text:p>
          </table:table-cell>
          <table:table-cell table:style-name="ce3" table:formula="of:=[.E62]--[.D62]" office:value-type="float" office:value="2" calcext:value-type="float">
            <text:p>2</text:p>
          </table:table-cell>
          <table:table-cell table:style-name="ce12" table:formula="of:=VLOOKUP([.A62];[$'Data Pairs'.$C$18:.$H$630];5;0)" office:value-type="float" office:value="4" calcext:value-type="float">
            <text:p>4 </text:p>
          </table:table-cell>
          <table:table-cell table:style-name="ce12" table:formula="of:=VLOOKUP([.A62];[$'Data Pairs'.$C$18:.$H$630];6;0)" office:value-type="float" office:value="12" calcext:value-type="float">
            <text:p>12 </text:p>
          </table:table-cell>
          <table:table-cell table:style-name="ce12" table:formula="of:=[.H62]+[.G62]" office:value-type="float" office:value="16" calcext:value-type="float">
            <text:p>16 </text:p>
          </table:table-cell>
          <table:table-cell table:style-name="ce12" table:formula="of:=[.G62]-[.H62]" office:value-type="float" office:value="-8" calcext:value-type="float">
            <text:p>(8)</text:p>
          </table:table-cell>
          <table:table-cell table:number-columns-repeated="1014"/>
        </table:table-row>
        <table:table-row table:style-name="ro2" table:visibility="collapse">
          <table:table-cell table:style-name="ce3" office:value-type="string" calcext:value-type="string">
            <text:p>Ari &amp; Lit7</text:p>
          </table:table-cell>
          <table:table-cell table:style-name="ce6" table:formula="of:=IF([.F63]=0;0; [.D63]/[.F63])" office:value-type="percentage" office:value="0" calcext:value-type="percentage">
            <text:p>0.00%</text:p>
          </table:table-cell>
          <table:table-cell table:style-name="ce6" table:formula="of:=IF([.I63]=0;0;[.G63]/[.I63])" office:value-type="percentage" office:value="0.25" calcext:value-type="percentage">
            <text:p>25.00%</text:p>
          </table:table-cell>
          <table:table-cell table:style-name="ce3" table:formula="of:=VLOOKUP([.A63];[$'Data Pairs'.$C$18:.$H$630];3;0)" office:value-type="float" office:value="0" calcext:value-type="float">
            <text:p>0</text:p>
          </table:table-cell>
          <table:table-cell table:style-name="ce3" table:formula="of:=VLOOKUP([.A63];[$'Data Pairs'.$C$18:.$H$630];4;0)" office:value-type="float" office:value="2" calcext:value-type="float">
            <text:p>2</text:p>
          </table:table-cell>
          <table:table-cell table:style-name="ce3" table:formula="of:=[.E63]--[.D63]" office:value-type="float" office:value="2" calcext:value-type="float">
            <text:p>2</text:p>
          </table:table-cell>
          <table:table-cell table:style-name="ce12" table:formula="of:=VLOOKUP([.A63];[$'Data Pairs'.$C$18:.$H$630];5;0)" office:value-type="float" office:value="4" calcext:value-type="float">
            <text:p>4 </text:p>
          </table:table-cell>
          <table:table-cell table:style-name="ce12" table:formula="of:=VLOOKUP([.A63];[$'Data Pairs'.$C$18:.$H$630];6;0)" office:value-type="float" office:value="12" calcext:value-type="float">
            <text:p>12 </text:p>
          </table:table-cell>
          <table:table-cell table:style-name="ce12" table:formula="of:=[.H63]+[.G63]" office:value-type="float" office:value="16" calcext:value-type="float">
            <text:p>16 </text:p>
          </table:table-cell>
          <table:table-cell table:style-name="ce12" table:formula="of:=[.G63]-[.H63]" office:value-type="float" office:value="-8" calcext:value-type="float">
            <text:p>(8)</text:p>
          </table:table-cell>
          <table:table-cell table:number-columns-repeated="1014"/>
        </table:table-row>
        <table:table-row table:style-name="ro2" table:visibility="collapse">
          <table:table-cell table:style-name="ce3" office:value-type="string" calcext:value-type="string">
            <text:p>Steph &amp; Batty</text:p>
          </table:table-cell>
          <table:table-cell table:style-name="ce6" table:formula="of:=IF([.F64]=0;0; [.D64]/[.F64])" office:value-type="percentage" office:value="0" calcext:value-type="percentage">
            <text:p>0.00%</text:p>
          </table:table-cell>
          <table:table-cell table:style-name="ce6" table:formula="of:=IF([.I64]=0;0;[.G64]/[.I64])" office:value-type="percentage" office:value="0.266666666666667" calcext:value-type="percentage">
            <text:p>26.67%</text:p>
          </table:table-cell>
          <table:table-cell table:style-name="ce3" table:formula="of:=VLOOKUP([.A64];[$'Data Pairs'.$C$18:.$H$630];3;0)" office:value-type="float" office:value="0" calcext:value-type="float">
            <text:p>0</text:p>
          </table:table-cell>
          <table:table-cell table:style-name="ce3" table:formula="of:=VLOOKUP([.A64];[$'Data Pairs'.$C$18:.$H$630];4;0)" office:value-type="float" office:value="1.5" calcext:value-type="float">
            <text:p>1.5</text:p>
          </table:table-cell>
          <table:table-cell table:style-name="ce3" table:formula="of:=[.E64]--[.D64]" office:value-type="float" office:value="1.5" calcext:value-type="float">
            <text:p>1.5</text:p>
          </table:table-cell>
          <table:table-cell table:style-name="ce12" table:formula="of:=VLOOKUP([.A64];[$'Data Pairs'.$C$18:.$H$630];5;0)" office:value-type="float" office:value="4" calcext:value-type="float">
            <text:p>4 </text:p>
          </table:table-cell>
          <table:table-cell table:style-name="ce12" table:formula="of:=VLOOKUP([.A64];[$'Data Pairs'.$C$18:.$H$630];6;0)" office:value-type="float" office:value="11" calcext:value-type="float">
            <text:p>11 </text:p>
          </table:table-cell>
          <table:table-cell table:style-name="ce12" table:formula="of:=[.H64]+[.G64]" office:value-type="float" office:value="15" calcext:value-type="float">
            <text:p>15 </text:p>
          </table:table-cell>
          <table:table-cell table:style-name="ce12" table:formula="of:=[.G64]-[.H64]" office:value-type="float" office:value="-7" calcext:value-type="float">
            <text:p>(7)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DT &amp; Kita</text:p>
          </table:table-cell>
          <table:table-cell table:style-name="ce6" table:formula="of:=IF([.F65]=0;0; [.D65]/[.F65])" office:value-type="percentage" office:value="0" calcext:value-type="percentage">
            <text:p>0.00%</text:p>
          </table:table-cell>
          <table:table-cell table:style-name="ce6" table:formula="of:=IF([.I65]=0;0;[.G65]/[.I65])" office:value-type="percentage" office:value="0.2" calcext:value-type="percentage">
            <text:p>20.00%</text:p>
          </table:table-cell>
          <table:table-cell table:style-name="ce3" table:formula="of:=VLOOKUP([.A65];[$'Data Pairs'.$C$18:.$H$630];3;0)" office:value-type="float" office:value="0" calcext:value-type="float">
            <text:p>0</text:p>
          </table:table-cell>
          <table:table-cell table:style-name="ce3" table:formula="of:=VLOOKUP([.A65];[$'Data Pairs'.$C$18:.$H$630];4;0)" office:value-type="float" office:value="4" calcext:value-type="float">
            <text:p>4</text:p>
          </table:table-cell>
          <table:table-cell table:style-name="ce3" table:formula="of:=[.E65]--[.D65]" office:value-type="float" office:value="4" calcext:value-type="float">
            <text:p>4</text:p>
          </table:table-cell>
          <table:table-cell table:style-name="ce12" table:formula="of:=VLOOKUP([.A65];[$'Data Pairs'.$C$18:.$H$630];5;0)" office:value-type="float" office:value="6" calcext:value-type="float">
            <text:p>6 </text:p>
          </table:table-cell>
          <table:table-cell table:style-name="ce12" table:formula="of:=VLOOKUP([.A65];[$'Data Pairs'.$C$18:.$H$630];6;0)" office:value-type="float" office:value="24" calcext:value-type="float">
            <text:p>24 </text:p>
          </table:table-cell>
          <table:table-cell table:style-name="ce12" table:formula="of:=[.H65]+[.G65]" office:value-type="float" office:value="30" calcext:value-type="float">
            <text:p>30 </text:p>
          </table:table-cell>
          <table:table-cell table:style-name="ce12" table:formula="of:=[.G65]-[.H65]" office:value-type="float" office:value="-18" calcext:value-type="float">
            <text:p>(18)</text:p>
          </table:table-cell>
          <table:table-cell table:number-columns-repeated="1014"/>
        </table:table-row>
        <table:table-row table:style-name="ro2" table:visibility="collapse">
          <table:table-cell table:style-name="ce3" office:value-type="string" calcext:value-type="string">
            <text:p>Ari &amp; WM</text:p>
          </table:table-cell>
          <table:table-cell table:style-name="ce6" table:formula="of:=IF([.F66]=0;0; [.D66]/[.F66])" office:value-type="percentage" office:value="0" calcext:value-type="percentage">
            <text:p>0.00%</text:p>
          </table:table-cell>
          <table:table-cell table:style-name="ce6" table:formula="of:=IF([.I66]=0;0;[.G66]/[.I66])" office:value-type="percentage" office:value="0.142857142857143" calcext:value-type="percentage">
            <text:p>14.29%</text:p>
          </table:table-cell>
          <table:table-cell table:style-name="ce3" table:formula="of:=VLOOKUP([.A66];[$'Data Pairs'.$C$18:.$H$630];3;0)" office:value-type="float" office:value="0" calcext:value-type="float">
            <text:p>0</text:p>
          </table:table-cell>
          <table:table-cell table:style-name="ce3" table:formula="of:=VLOOKUP([.A66];[$'Data Pairs'.$C$18:.$H$630];4;0)" office:value-type="float" office:value="2" calcext:value-type="float">
            <text:p>2</text:p>
          </table:table-cell>
          <table:table-cell table:style-name="ce3" table:formula="of:=[.E66]--[.D66]" office:value-type="float" office:value="2" calcext:value-type="float">
            <text:p>2</text:p>
          </table:table-cell>
          <table:table-cell table:style-name="ce12" table:formula="of:=VLOOKUP([.A66];[$'Data Pairs'.$C$18:.$H$630];5;0)" office:value-type="float" office:value="2" calcext:value-type="float">
            <text:p>2 </text:p>
          </table:table-cell>
          <table:table-cell table:style-name="ce12" table:formula="of:=VLOOKUP([.A66];[$'Data Pairs'.$C$18:.$H$630];6;0)" office:value-type="float" office:value="12" calcext:value-type="float">
            <text:p>12 </text:p>
          </table:table-cell>
          <table:table-cell table:style-name="ce12" table:formula="of:=[.H66]+[.G66]" office:value-type="float" office:value="14" calcext:value-type="float">
            <text:p>14 </text:p>
          </table:table-cell>
          <table:table-cell table:style-name="ce12" table:formula="of:=[.G66]-[.H66]" office:value-type="float" office:value="-10" calcext:value-type="float">
            <text:p>(10)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SG &amp; Kita</text:p>
          </table:table-cell>
          <table:table-cell table:style-name="ce6" table:formula="of:=IF([.F67]=0;0; [.D67]/[.F67])" office:value-type="percentage" office:value="0" calcext:value-type="percentage">
            <text:p>0.00%</text:p>
          </table:table-cell>
          <table:table-cell table:style-name="ce6" table:formula="of:=IF([.I67]=0;0;[.G67]/[.I67])" office:value-type="percentage" office:value="0.0714285714285714" calcext:value-type="percentage">
            <text:p>7.14%</text:p>
          </table:table-cell>
          <table:table-cell table:style-name="ce3" table:formula="of:=VLOOKUP([.A67];[$'Data Pairs'.$C$18:.$H$630];3;0)" office:value-type="float" office:value="0" calcext:value-type="float">
            <text:p>0</text:p>
          </table:table-cell>
          <table:table-cell table:style-name="ce3" table:formula="of:=VLOOKUP([.A67];[$'Data Pairs'.$C$18:.$H$630];4;0)" office:value-type="float" office:value="2.5" calcext:value-type="float">
            <text:p>2.5</text:p>
          </table:table-cell>
          <table:table-cell table:style-name="ce3" table:formula="of:=[.E67]--[.D67]" office:value-type="float" office:value="2.5" calcext:value-type="float">
            <text:p>2.5</text:p>
          </table:table-cell>
          <table:table-cell table:style-name="ce12" table:formula="of:=VLOOKUP([.A67];[$'Data Pairs'.$C$18:.$H$630];5;0)" office:value-type="float" office:value="1" calcext:value-type="float">
            <text:p>1 </text:p>
          </table:table-cell>
          <table:table-cell table:style-name="ce12" table:formula="of:=VLOOKUP([.A67];[$'Data Pairs'.$C$18:.$H$630];6;0)" office:value-type="float" office:value="13" calcext:value-type="float">
            <text:p>13 </text:p>
          </table:table-cell>
          <table:table-cell table:style-name="ce12" table:formula="of:=[.H67]+[.G67]" office:value-type="float" office:value="14" calcext:value-type="float">
            <text:p>14 </text:p>
          </table:table-cell>
          <table:table-cell table:style-name="ce12" table:formula="of:=[.G67]-[.H67]" office:value-type="float" office:value="-12" calcext:value-type="float">
            <text:p>(12)</text:p>
          </table:table-cell>
          <table:table-cell table:number-columns-repeated="1014"/>
        </table:table-row>
        <table:table-row table:style-name="ro2" table:visibility="collapse">
          <table:table-cell table:style-name="ce3" office:value-type="string" calcext:value-type="string">
            <text:p>Dom &amp; SG</text:p>
          </table:table-cell>
          <table:table-cell table:style-name="ce6" table:formula="of:=IF([.F68]=0;0; [.D68]/[.F68])" office:value-type="percentage" office:value="0" calcext:value-type="percentage">
            <text:p>0.00%</text:p>
          </table:table-cell>
          <table:table-cell table:style-name="ce6" table:formula="of:=IF([.I68]=0;0;[.G68]/[.I68])" office:value-type="percentage" office:value="0.333333333333333" calcext:value-type="percentage">
            <text:p>33.33%</text:p>
          </table:table-cell>
          <table:table-cell table:style-name="ce3" table:formula="of:=VLOOKUP([.A68];[$'Data Pairs'.$C$18:.$H$630];3;0)" office:value-type="float" office:value="0" calcext:value-type="float">
            <text:p>0</text:p>
          </table:table-cell>
          <table:table-cell table:style-name="ce3" table:formula="of:=VLOOKUP([.A68];[$'Data Pairs'.$C$18:.$H$630];4;0)" office:value-type="float" office:value="1" calcext:value-type="float">
            <text:p>1</text:p>
          </table:table-cell>
          <table:table-cell table:style-name="ce3" table:formula="of:=[.E68]--[.D68]" office:value-type="float" office:value="1" calcext:value-type="float">
            <text:p>1</text:p>
          </table:table-cell>
          <table:table-cell table:style-name="ce12" table:formula="of:=VLOOKUP([.A68];[$'Data Pairs'.$C$18:.$H$630];5;0)" office:value-type="float" office:value="3" calcext:value-type="float">
            <text:p>3 </text:p>
          </table:table-cell>
          <table:table-cell table:style-name="ce12" table:formula="of:=VLOOKUP([.A68];[$'Data Pairs'.$C$18:.$H$630];6;0)" office:value-type="float" office:value="6" calcext:value-type="float">
            <text:p>6 </text:p>
          </table:table-cell>
          <table:table-cell table:style-name="ce12" table:formula="of:=[.H68]+[.G68]" office:value-type="float" office:value="9" calcext:value-type="float">
            <text:p>9 </text:p>
          </table:table-cell>
          <table:table-cell table:style-name="ce12" table:formula="of:=[.G68]-[.H68]" office:value-type="float" office:value="-3" calcext:value-type="float">
            <text:p>(3)</text:p>
          </table:table-cell>
          <table:table-cell table:number-columns-repeated="1014"/>
        </table:table-row>
        <table:table-row table:style-name="ro2" table:visibility="collapse">
          <table:table-cell table:style-name="ce3" office:value-type="string" calcext:value-type="string">
            <text:p>Earnest &amp; Chi</text:p>
          </table:table-cell>
          <table:table-cell table:style-name="ce6" table:formula="of:=IF([.F69]=0;0; [.D69]/[.F69])" office:value-type="percentage" office:value="0" calcext:value-type="percentage">
            <text:p>0.00%</text:p>
          </table:table-cell>
          <table:table-cell table:style-name="ce6" table:formula="of:=IF([.I69]=0;0;[.G69]/[.I69])" office:value-type="percentage" office:value="0.333333333333333" calcext:value-type="percentage">
            <text:p>33.33%</text:p>
          </table:table-cell>
          <table:table-cell table:style-name="ce3" table:formula="of:=VLOOKUP([.A69];[$'Data Pairs'.$C$18:.$H$630];3;0)" office:value-type="float" office:value="0" calcext:value-type="float">
            <text:p>0</text:p>
          </table:table-cell>
          <table:table-cell table:style-name="ce3" table:formula="of:=VLOOKUP([.A69];[$'Data Pairs'.$C$18:.$H$630];4;0)" office:value-type="float" office:value="1" calcext:value-type="float">
            <text:p>1</text:p>
          </table:table-cell>
          <table:table-cell table:style-name="ce3" table:formula="of:=[.E69]--[.D69]" office:value-type="float" office:value="1" calcext:value-type="float">
            <text:p>1</text:p>
          </table:table-cell>
          <table:table-cell table:style-name="ce12" table:formula="of:=VLOOKUP([.A69];[$'Data Pairs'.$C$18:.$H$630];5;0)" office:value-type="float" office:value="3" calcext:value-type="float">
            <text:p>3 </text:p>
          </table:table-cell>
          <table:table-cell table:style-name="ce12" table:formula="of:=VLOOKUP([.A69];[$'Data Pairs'.$C$18:.$H$630];6;0)" office:value-type="float" office:value="6" calcext:value-type="float">
            <text:p>6 </text:p>
          </table:table-cell>
          <table:table-cell table:style-name="ce12" table:formula="of:=[.H69]+[.G69]" office:value-type="float" office:value="9" calcext:value-type="float">
            <text:p>9 </text:p>
          </table:table-cell>
          <table:table-cell table:style-name="ce12" table:formula="of:=[.G69]-[.H69]" office:value-type="float" office:value="-3" calcext:value-type="float">
            <text:p>(3)</text:p>
          </table:table-cell>
          <table:table-cell table:number-columns-repeated="1014"/>
        </table:table-row>
        <table:table-row table:style-name="ro2" table:visibility="collapse">
          <table:table-cell table:style-name="ce3" office:value-type="string" calcext:value-type="string">
            <text:p>Chi &amp; Kenny</text:p>
          </table:table-cell>
          <table:table-cell table:style-name="ce6" table:formula="of:=IF([.F70]=0;0; [.D70]/[.F70])" office:value-type="percentage" office:value="0" calcext:value-type="percentage">
            <text:p>0.00%</text:p>
          </table:table-cell>
          <table:table-cell table:style-name="ce6" table:formula="of:=IF([.I70]=0;0;[.G70]/[.I70])" office:value-type="percentage" office:value="0.375" calcext:value-type="percentage">
            <text:p>37.50%</text:p>
          </table:table-cell>
          <table:table-cell table:style-name="ce3" table:formula="of:=VLOOKUP([.A70];[$'Data Pairs'.$C$18:.$H$630];3;0)" office:value-type="float" office:value="0" calcext:value-type="float">
            <text:p>0</text:p>
          </table:table-cell>
          <table:table-cell table:style-name="ce3" table:formula="of:=VLOOKUP([.A70];[$'Data Pairs'.$C$18:.$H$630];4;0)" office:value-type="float" office:value="0.5" calcext:value-type="float">
            <text:p>0.5</text:p>
          </table:table-cell>
          <table:table-cell table:style-name="ce3" table:formula="of:=[.E70]--[.D70]" office:value-type="float" office:value="0.5" calcext:value-type="float">
            <text:p>0.5</text:p>
          </table:table-cell>
          <table:table-cell table:style-name="ce12" table:formula="of:=VLOOKUP([.A70];[$'Data Pairs'.$C$18:.$H$630];5;0)" office:value-type="float" office:value="3" calcext:value-type="float">
            <text:p>3 </text:p>
          </table:table-cell>
          <table:table-cell table:style-name="ce12" table:formula="of:=VLOOKUP([.A70];[$'Data Pairs'.$C$18:.$H$630];6;0)" office:value-type="float" office:value="5" calcext:value-type="float">
            <text:p>5 </text:p>
          </table:table-cell>
          <table:table-cell table:style-name="ce12" table:formula="of:=[.H70]+[.G70]" office:value-type="float" office:value="8" calcext:value-type="float">
            <text:p>8 </text:p>
          </table:table-cell>
          <table:table-cell table:style-name="ce12" table:formula="of:=[.G70]-[.H70]" office:value-type="float" office:value="-2" calcext:value-type="float">
            <text:p>(2)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SG &amp; Cadol</text:p>
          </table:table-cell>
          <table:table-cell table:style-name="ce6" table:formula="of:=IF([.F71]=0;0; [.D71]/[.F71])" office:value-type="percentage" office:value="0" calcext:value-type="percentage">
            <text:p>0.00%</text:p>
          </table:table-cell>
          <table:table-cell table:style-name="ce6" table:formula="of:=IF([.I71]=0;0;[.G71]/[.I71])" office:value-type="percentage" office:value="0.142857142857143" calcext:value-type="percentage">
            <text:p>14.29%</text:p>
          </table:table-cell>
          <table:table-cell table:style-name="ce3" table:formula="of:=VLOOKUP([.A71];[$'Data Pairs'.$C$18:.$H$630];3;0)" office:value-type="float" office:value="0" calcext:value-type="float">
            <text:p>0</text:p>
          </table:table-cell>
          <table:table-cell table:style-name="ce3" table:formula="of:=VLOOKUP([.A71];[$'Data Pairs'.$C$18:.$H$630];4;0)" office:value-type="float" office:value="1" calcext:value-type="float">
            <text:p>1</text:p>
          </table:table-cell>
          <table:table-cell table:style-name="ce3" table:formula="of:=[.E71]--[.D71]" office:value-type="float" office:value="1" calcext:value-type="float">
            <text:p>1</text:p>
          </table:table-cell>
          <table:table-cell table:style-name="ce12" table:formula="of:=VLOOKUP([.A71];[$'Data Pairs'.$C$18:.$H$630];5;0)" office:value-type="float" office:value="1" calcext:value-type="float">
            <text:p>1 </text:p>
          </table:table-cell>
          <table:table-cell table:style-name="ce12" table:formula="of:=VLOOKUP([.A71];[$'Data Pairs'.$C$18:.$H$630];6;0)" office:value-type="float" office:value="6" calcext:value-type="float">
            <text:p>6 </text:p>
          </table:table-cell>
          <table:table-cell table:style-name="ce12" table:formula="of:=[.H71]+[.G71]" office:value-type="float" office:value="7" calcext:value-type="float">
            <text:p>7 </text:p>
          </table:table-cell>
          <table:table-cell table:style-name="ce12" table:formula="of:=[.G71]-[.H71]" office:value-type="float" office:value="-5" calcext:value-type="float">
            <text:p>(5)</text:p>
          </table:table-cell>
          <table:table-cell table:number-columns-repeated="1014"/>
        </table:table-row>
        <table:table-row table:style-name="ro2" table:visibility="collapse">
          <table:table-cell table:style-name="ce3" office:value-type="string" calcext:value-type="string">
            <text:p>Earnest &amp; SG</text:p>
          </table:table-cell>
          <table:table-cell table:style-name="ce6" table:formula="of:=IF([.F72]=0;0; [.D72]/[.F72])" office:value-type="percentage" office:value="0" calcext:value-type="percentage">
            <text:p>0.00%</text:p>
          </table:table-cell>
          <table:table-cell table:style-name="ce6" table:formula="of:=IF([.I72]=0;0;[.G72]/[.I72])" office:value-type="percentage" office:value="0" calcext:value-type="percentage">
            <text:p>0.00%</text:p>
          </table:table-cell>
          <table:table-cell table:style-name="ce3" table:formula="of:=VLOOKUP([.A72];[$'Data Pairs'.$C$18:.$H$630];3;0)" office:value-type="float" office:value="0" calcext:value-type="float">
            <text:p>0</text:p>
          </table:table-cell>
          <table:table-cell table:style-name="ce3" table:formula="of:=VLOOKUP([.A72];[$'Data Pairs'.$C$18:.$H$630];4;0)" office:value-type="float" office:value="1" calcext:value-type="float">
            <text:p>1</text:p>
          </table:table-cell>
          <table:table-cell table:style-name="ce3" table:formula="of:=[.E72]--[.D72]" office:value-type="float" office:value="1" calcext:value-type="float">
            <text:p>1</text:p>
          </table:table-cell>
          <table:table-cell table:style-name="ce12" table:formula="of:=VLOOKUP([.A72];[$'Data Pairs'.$C$18:.$H$630];5;0)" office:value-type="float" office:value="0" calcext:value-type="float">
            <text:p>0 </text:p>
          </table:table-cell>
          <table:table-cell table:style-name="ce12" table:formula="of:=VLOOKUP([.A72];[$'Data Pairs'.$C$18:.$H$630];6;0)" office:value-type="float" office:value="6" calcext:value-type="float">
            <text:p>6 </text:p>
          </table:table-cell>
          <table:table-cell table:style-name="ce12" table:formula="of:=[.H72]+[.G72]" office:value-type="float" office:value="6" calcext:value-type="float">
            <text:p>6 </text:p>
          </table:table-cell>
          <table:table-cell table:style-name="ce12" table:formula="of:=[.G72]-[.H72]" office:value-type="float" office:value="-6" calcext:value-type="float">
            <text:p>(6)</text:p>
          </table:table-cell>
          <table:table-cell table:number-columns-repeated="1014"/>
        </table:table-row>
        <table:table-row table:style-name="ro2" table:visibility="collapse">
          <table:table-cell table:style-name="ce3" office:value-type="string" calcext:value-type="string">
            <text:p>Earnest &amp; Lit7</text:p>
          </table:table-cell>
          <table:table-cell table:style-name="ce6" table:formula="of:=IF([.F73]=0;0; [.D73]/[.F73])" office:value-type="percentage" office:value="0" calcext:value-type="percentage">
            <text:p>0.00%</text:p>
          </table:table-cell>
          <table:table-cell table:style-name="ce6" table:formula="of:=IF([.I73]=0;0;[.G73]/[.I73])" office:value-type="percentage" office:value="0" calcext:value-type="percentage">
            <text:p>0.00%</text:p>
          </table:table-cell>
          <table:table-cell table:style-name="ce3" table:formula="of:=VLOOKUP([.A73];[$'Data Pairs'.$C$18:.$H$630];3;0)" office:value-type="float" office:value="0" calcext:value-type="float">
            <text:p>0</text:p>
          </table:table-cell>
          <table:table-cell table:style-name="ce3" table:formula="of:=VLOOKUP([.A73];[$'Data Pairs'.$C$18:.$H$630];4;0)" office:value-type="float" office:value="1" calcext:value-type="float">
            <text:p>1</text:p>
          </table:table-cell>
          <table:table-cell table:style-name="ce3" table:formula="of:=[.E73]--[.D73]" office:value-type="float" office:value="1" calcext:value-type="float">
            <text:p>1</text:p>
          </table:table-cell>
          <table:table-cell table:style-name="ce12" table:formula="of:=VLOOKUP([.A73];[$'Data Pairs'.$C$18:.$H$630];5;0)" office:value-type="float" office:value="0" calcext:value-type="float">
            <text:p>0 </text:p>
          </table:table-cell>
          <table:table-cell table:style-name="ce12" table:formula="of:=VLOOKUP([.A73];[$'Data Pairs'.$C$18:.$H$630];6;0)" office:value-type="float" office:value="6" calcext:value-type="float">
            <text:p>6 </text:p>
          </table:table-cell>
          <table:table-cell table:style-name="ce12" table:formula="of:=[.H73]+[.G73]" office:value-type="float" office:value="6" calcext:value-type="float">
            <text:p>6 </text:p>
          </table:table-cell>
          <table:table-cell table:style-name="ce12" table:formula="of:=[.G73]-[.H73]" office:value-type="float" office:value="-6" calcext:value-type="float">
            <text:p>(6)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DT &amp; Cadol</text:p>
          </table:table-cell>
          <table:table-cell table:style-name="ce6" table:formula="of:=IF([.F74]=0;0; [.D74]/[.F74])" office:value-type="percentage" office:value="0" calcext:value-type="percentage">
            <text:p>0.00%</text:p>
          </table:table-cell>
          <table:table-cell table:style-name="ce6" table:formula="of:=IF([.I74]=0;0;[.G74]/[.I74])" office:value-type="percentage" office:value="0.25" calcext:value-type="percentage">
            <text:p>25.00%</text:p>
          </table:table-cell>
          <table:table-cell table:style-name="ce3" table:formula="of:=VLOOKUP([.A74];[$'Data Pairs'.$C$18:.$H$630];3;0)" office:value-type="float" office:value="0" calcext:value-type="float">
            <text:p>0</text:p>
          </table:table-cell>
          <table:table-cell table:style-name="ce3" table:formula="of:=VLOOKUP([.A74];[$'Data Pairs'.$C$18:.$H$630];4;0)" office:value-type="float" office:value="0.5" calcext:value-type="float">
            <text:p>0.5</text:p>
          </table:table-cell>
          <table:table-cell table:style-name="ce3" table:formula="of:=[.E74]--[.D74]" office:value-type="float" office:value="0.5" calcext:value-type="float">
            <text:p>0.5</text:p>
          </table:table-cell>
          <table:table-cell table:style-name="ce12" table:formula="of:=VLOOKUP([.A74];[$'Data Pairs'.$C$18:.$H$630];5;0)" office:value-type="float" office:value="1" calcext:value-type="float">
            <text:p>1 </text:p>
          </table:table-cell>
          <table:table-cell table:style-name="ce12" table:formula="of:=VLOOKUP([.A74];[$'Data Pairs'.$C$18:.$H$630];6;0)" office:value-type="float" office:value="3" calcext:value-type="float">
            <text:p>3 </text:p>
          </table:table-cell>
          <table:table-cell table:style-name="ce12" table:formula="of:=[.H74]+[.G74]" office:value-type="float" office:value="4" calcext:value-type="float">
            <text:p>4 </text:p>
          </table:table-cell>
          <table:table-cell table:style-name="ce12" table:formula="of:=[.G74]-[.H74]" office:value-type="float" office:value="-2" calcext:value-type="float">
            <text:p>(2)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Mike &amp; Cadol</text:p>
          </table:table-cell>
          <table:table-cell table:style-name="ce6" table:formula="of:=IF([.F75]=0;0; [.D75]/[.F75])" office:value-type="percentage" office:value="0" calcext:value-type="percentage">
            <text:p>0.00%</text:p>
          </table:table-cell>
          <table:table-cell table:style-name="ce6" table:formula="of:=IF([.I75]=0;0;[.G75]/[.I75])" office:value-type="percentage" office:value="0" calcext:value-type="percentage">
            <text:p>0.00%</text:p>
          </table:table-cell>
          <table:table-cell table:style-name="ce3" table:formula="of:=VLOOKUP([.A75];[$'Data Pairs'.$C$18:.$H$630];3;0)" office:value-type="float" office:value="0" calcext:value-type="float">
            <text:p>0</text:p>
          </table:table-cell>
          <table:table-cell table:style-name="ce3" table:formula="of:=VLOOKUP([.A75];[$'Data Pairs'.$C$18:.$H$630];4;0)" office:value-type="float" office:value="0.5" calcext:value-type="float">
            <text:p>0.5</text:p>
          </table:table-cell>
          <table:table-cell table:style-name="ce3" table:formula="of:=[.E75]--[.D75]" office:value-type="float" office:value="0.5" calcext:value-type="float">
            <text:p>0.5</text:p>
          </table:table-cell>
          <table:table-cell table:style-name="ce12" table:formula="of:=VLOOKUP([.A75];[$'Data Pairs'.$C$18:.$H$630];5;0)" office:value-type="float" office:value="0" calcext:value-type="float">
            <text:p>0 </text:p>
          </table:table-cell>
          <table:table-cell table:style-name="ce12" table:formula="of:=VLOOKUP([.A75];[$'Data Pairs'.$C$18:.$H$630];6;0)" office:value-type="float" office:value="3" calcext:value-type="float">
            <text:p>3 </text:p>
          </table:table-cell>
          <table:table-cell table:style-name="ce12" table:formula="of:=[.H75]+[.G75]" office:value-type="float" office:value="3" calcext:value-type="float">
            <text:p>3 </text:p>
          </table:table-cell>
          <table:table-cell table:style-name="ce12" table:formula="of:=[.G75]-[.H75]" office:value-type="float" office:value="-3" calcext:value-type="float">
            <text:p>(3)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Mike &amp; Kita</text:p>
          </table:table-cell>
          <table:table-cell table:style-name="ce6" table:formula="of:=IF([.F76]=0;0; [.D76]/[.F76])" office:value-type="percentage" office:value="0" calcext:value-type="percentage">
            <text:p>0.00%</text:p>
          </table:table-cell>
          <table:table-cell table:style-name="ce6" table:formula="of:=IF([.I76]=0;0;[.G76]/[.I76])" office:value-type="percentage" office:value="0" calcext:value-type="percentage">
            <text:p>0.00%</text:p>
          </table:table-cell>
          <table:table-cell table:style-name="ce3" table:formula="of:=VLOOKUP([.A76];[$'Data Pairs'.$C$18:.$H$630];3;0)" office:value-type="float" office:value="0" calcext:value-type="float">
            <text:p>0</text:p>
          </table:table-cell>
          <table:table-cell table:style-name="ce3" table:formula="of:=VLOOKUP([.A76];[$'Data Pairs'.$C$18:.$H$630];4;0)" office:value-type="float" office:value="0" calcext:value-type="float">
            <text:p>0</text:p>
          </table:table-cell>
          <table:table-cell table:style-name="ce3" table:formula="of:=[.E76]--[.D76]" office:value-type="float" office:value="0" calcext:value-type="float">
            <text:p>0</text:p>
          </table:table-cell>
          <table:table-cell table:style-name="ce12" table:formula="of:=VLOOKUP([.A76];[$'Data Pairs'.$C$18:.$H$630];5;0)" office:value-type="float" office:value="0" calcext:value-type="float">
            <text:p>0 </text:p>
          </table:table-cell>
          <table:table-cell table:style-name="ce12" table:formula="of:=VLOOKUP([.A76];[$'Data Pairs'.$C$18:.$H$630];6;0)" office:value-type="float" office:value="0" calcext:value-type="float">
            <text:p>0 </text:p>
          </table:table-cell>
          <table:table-cell table:style-name="ce12" table:formula="of:=[.H76]+[.G76]" office:value-type="float" office:value="0" calcext:value-type="float">
            <text:p>0 </text:p>
          </table:table-cell>
          <table:table-cell table:style-name="ce12" table:formula="of:=[.G76]-[.H76]" office:value-type="float" office:value="0" calcext:value-type="float">
            <text:p>0 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Kita &amp; Andrew</text:p>
          </table:table-cell>
          <table:table-cell table:style-name="ce6" table:formula="of:=IF([.F77]=0;0; [.D77]/[.F77])" office:value-type="percentage" office:value="0" calcext:value-type="percentage">
            <text:p>0.00%</text:p>
          </table:table-cell>
          <table:table-cell table:style-name="ce6" table:formula="of:=IF([.I77]=0;0;[.G77]/[.I77])" office:value-type="percentage" office:value="0" calcext:value-type="percentage">
            <text:p>0.00%</text:p>
          </table:table-cell>
          <table:table-cell table:style-name="ce3" table:formula="of:=VLOOKUP([.A77];[$'Data Pairs'.$C$18:.$H$630];3;0)" office:value-type="float" office:value="0" calcext:value-type="float">
            <text:p>0</text:p>
          </table:table-cell>
          <table:table-cell table:style-name="ce3" table:formula="of:=VLOOKUP([.A77];[$'Data Pairs'.$C$18:.$H$630];4;0)" office:value-type="float" office:value="0" calcext:value-type="float">
            <text:p>0</text:p>
          </table:table-cell>
          <table:table-cell table:style-name="ce3" table:formula="of:=[.E77]--[.D77]" office:value-type="float" office:value="0" calcext:value-type="float">
            <text:p>0</text:p>
          </table:table-cell>
          <table:table-cell table:style-name="ce12" table:formula="of:=VLOOKUP([.A77];[$'Data Pairs'.$C$18:.$H$630];5;0)" office:value-type="float" office:value="0" calcext:value-type="float">
            <text:p>0 </text:p>
          </table:table-cell>
          <table:table-cell table:style-name="ce12" table:formula="of:=VLOOKUP([.A77];[$'Data Pairs'.$C$18:.$H$630];6;0)" office:value-type="float" office:value="0" calcext:value-type="float">
            <text:p>0 </text:p>
          </table:table-cell>
          <table:table-cell table:style-name="ce12" table:formula="of:=[.H77]+[.G77]" office:value-type="float" office:value="0" calcext:value-type="float">
            <text:p>0 </text:p>
          </table:table-cell>
          <table:table-cell table:style-name="ce12" table:formula="of:=[.G77]-[.H77]" office:value-type="float" office:value="0" calcext:value-type="float">
            <text:p>0 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Batty &amp; Cadol</text:p>
          </table:table-cell>
          <table:table-cell table:style-name="ce6" table:formula="of:=IF([.F78]=0;0; [.D78]/[.F78])" office:value-type="percentage" office:value="0" calcext:value-type="percentage">
            <text:p>0.00%</text:p>
          </table:table-cell>
          <table:table-cell table:style-name="ce6" table:formula="of:=IF([.I78]=0;0;[.G78]/[.I78])" office:value-type="percentage" office:value="0" calcext:value-type="percentage">
            <text:p>0.00%</text:p>
          </table:table-cell>
          <table:table-cell table:style-name="ce3" table:formula="of:=VLOOKUP([.A78];[$'Data Pairs'.$C$18:.$H$630];3;0)" office:value-type="float" office:value="0" calcext:value-type="float">
            <text:p>0</text:p>
          </table:table-cell>
          <table:table-cell table:style-name="ce3" table:formula="of:=VLOOKUP([.A78];[$'Data Pairs'.$C$18:.$H$630];4;0)" office:value-type="float" office:value="0" calcext:value-type="float">
            <text:p>0</text:p>
          </table:table-cell>
          <table:table-cell table:style-name="ce3" table:formula="of:=[.E78]--[.D78]" office:value-type="float" office:value="0" calcext:value-type="float">
            <text:p>0</text:p>
          </table:table-cell>
          <table:table-cell table:style-name="ce12" table:formula="of:=VLOOKUP([.A78];[$'Data Pairs'.$C$18:.$H$630];5;0)" office:value-type="float" office:value="0" calcext:value-type="float">
            <text:p>0 </text:p>
          </table:table-cell>
          <table:table-cell table:style-name="ce12" table:formula="of:=VLOOKUP([.A78];[$'Data Pairs'.$C$18:.$H$630];6;0)" office:value-type="float" office:value="0" calcext:value-type="float">
            <text:p>0 </text:p>
          </table:table-cell>
          <table:table-cell table:style-name="ce12" table:formula="of:=[.H78]+[.G78]" office:value-type="float" office:value="0" calcext:value-type="float">
            <text:p>0 </text:p>
          </table:table-cell>
          <table:table-cell table:style-name="ce12" table:formula="of:=[.G78]-[.H78]" office:value-type="float" office:value="0" calcext:value-type="float">
            <text:p>0 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Mole &amp; Andrew</text:p>
          </table:table-cell>
          <table:table-cell table:style-name="ce6" table:formula="of:=IF([.F79]=0;0; [.D79]/[.F79])" office:value-type="percentage" office:value="1" calcext:value-type="percentage">
            <text:p>100.00%</text:p>
          </table:table-cell>
          <table:table-cell table:style-name="ce6" table:formula="of:=IF([.I79]=0;0;[.G79]/[.I79])" office:value-type="percentage" office:value="1" calcext:value-type="percentage">
            <text:p>100.00%</text:p>
          </table:table-cell>
          <table:table-cell table:style-name="ce3" table:formula="of:=VLOOKUP([.A79];[$'Data Pairs'.$C$18:.$H$630];3;0)" office:value-type="float" office:value="1" calcext:value-type="float">
            <text:p>1</text:p>
          </table:table-cell>
          <table:table-cell table:style-name="ce3" table:formula="of:=VLOOKUP([.A79];[$'Data Pairs'.$C$18:.$H$630];4;0)" office:value-type="float" office:value="0" calcext:value-type="float">
            <text:p>0</text:p>
          </table:table-cell>
          <table:table-cell table:style-name="ce3" table:formula="of:=[.E79]--[.D79]" office:value-type="float" office:value="1" calcext:value-type="float">
            <text:p>1</text:p>
          </table:table-cell>
          <table:table-cell table:style-name="ce12" table:formula="of:=VLOOKUP([.A79];[$'Data Pairs'.$C$18:.$H$630];5;0)" office:value-type="float" office:value="6" calcext:value-type="float">
            <text:p>6 </text:p>
          </table:table-cell>
          <table:table-cell table:style-name="ce12" table:formula="of:=VLOOKUP([.A79];[$'Data Pairs'.$C$18:.$H$630];6;0)" office:value-type="float" office:value="0" calcext:value-type="float">
            <text:p>0 </text:p>
          </table:table-cell>
          <table:table-cell table:style-name="ce12" table:formula="of:=[.H79]+[.G79]" office:value-type="float" office:value="6" calcext:value-type="float">
            <text:p>6 </text:p>
          </table:table-cell>
          <table:table-cell table:style-name="ce12" table:formula="of:=[.G79]-[.H79]" office:value-type="float" office:value="6" calcext:value-type="float">
            <text:p>6 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Andrew &amp; Cadol</text:p>
          </table:table-cell>
          <table:table-cell table:style-name="ce6" table:formula="of:=IF([.F80]=0;0; [.D80]/[.F80])" office:value-type="percentage" office:value="0" calcext:value-type="percentage">
            <text:p>0.00%</text:p>
          </table:table-cell>
          <table:table-cell table:style-name="ce6" table:formula="of:=IF([.I80]=0;0;[.G80]/[.I80])" office:value-type="percentage" office:value="0" calcext:value-type="percentage">
            <text:p>0.00%</text:p>
          </table:table-cell>
          <table:table-cell table:style-name="ce3" table:formula="of:=VLOOKUP([.A80];[$'Data Pairs'.$C$18:.$H$630];3;0)" office:value-type="float" office:value="0" calcext:value-type="float">
            <text:p>0</text:p>
          </table:table-cell>
          <table:table-cell table:style-name="ce3" table:formula="of:=VLOOKUP([.A80];[$'Data Pairs'.$C$18:.$H$630];4;0)" office:value-type="float" office:value="0" calcext:value-type="float">
            <text:p>0</text:p>
          </table:table-cell>
          <table:table-cell table:style-name="ce3" table:formula="of:=[.E80]--[.D80]" office:value-type="float" office:value="0" calcext:value-type="float">
            <text:p>0</text:p>
          </table:table-cell>
          <table:table-cell table:style-name="ce12" table:formula="of:=VLOOKUP([.A80];[$'Data Pairs'.$C$18:.$H$630];5;0)" office:value-type="float" office:value="0" calcext:value-type="float">
            <text:p>0 </text:p>
          </table:table-cell>
          <table:table-cell table:style-name="ce12" table:formula="of:=VLOOKUP([.A80];[$'Data Pairs'.$C$18:.$H$630];6;0)" office:value-type="float" office:value="0" calcext:value-type="float">
            <text:p>0 </text:p>
          </table:table-cell>
          <table:table-cell table:style-name="ce12" table:formula="of:=[.H80]+[.G80]" office:value-type="float" office:value="0" calcext:value-type="float">
            <text:p>0 </text:p>
          </table:table-cell>
          <table:table-cell table:style-name="ce12" table:formula="of:=[.G80]-[.H80]" office:value-type="float" office:value="0" calcext:value-type="float">
            <text:p>0 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Ari &amp; Andrew</text:p>
          </table:table-cell>
          <table:table-cell table:style-name="ce6" table:formula="of:=IF([.F81]=0;0; [.D81]/[.F81])" office:value-type="percentage" office:value="0" calcext:value-type="percentage">
            <text:p>0.00%</text:p>
          </table:table-cell>
          <table:table-cell table:style-name="ce6" table:formula="of:=IF([.I81]=0;0;[.G81]/[.I81])" office:value-type="percentage" office:value="0.416666666666667" calcext:value-type="percentage">
            <text:p>41.67%</text:p>
          </table:table-cell>
          <table:table-cell table:style-name="ce3" table:formula="of:=VLOOKUP([.A81];[$'Data Pairs'.$C$18:.$H$630];3;0)" office:value-type="float" office:value="0" calcext:value-type="float">
            <text:p>0</text:p>
          </table:table-cell>
          <table:table-cell table:style-name="ce3" table:formula="of:=VLOOKUP([.A81];[$'Data Pairs'.$C$18:.$H$630];4;0)" office:value-type="float" office:value="1" calcext:value-type="float">
            <text:p>1</text:p>
          </table:table-cell>
          <table:table-cell table:style-name="ce3" table:formula="of:=[.E81]--[.D81]" office:value-type="float" office:value="1" calcext:value-type="float">
            <text:p>1</text:p>
          </table:table-cell>
          <table:table-cell table:style-name="ce12" table:formula="of:=VLOOKUP([.A81];[$'Data Pairs'.$C$18:.$H$630];5;0)" office:value-type="float" office:value="5" calcext:value-type="float">
            <text:p>5 </text:p>
          </table:table-cell>
          <table:table-cell table:style-name="ce12" table:formula="of:=VLOOKUP([.A81];[$'Data Pairs'.$C$18:.$H$630];6;0)" office:value-type="float" office:value="7" calcext:value-type="float">
            <text:p>7 </text:p>
          </table:table-cell>
          <table:table-cell table:style-name="ce12" table:formula="of:=[.H81]+[.G81]" office:value-type="float" office:value="12" calcext:value-type="float">
            <text:p>12 </text:p>
          </table:table-cell>
          <table:table-cell table:style-name="ce12" table:formula="of:=[.G81]-[.H81]" office:value-type="float" office:value="-2" calcext:value-type="float">
            <text:p>(2)</text:p>
          </table:table-cell>
          <table:table-cell table:number-columns-repeated="1014"/>
        </table:table-row>
        <table:table-row table:style-name="ro2" table:number-rows-repeated="200">
          <table:table-cell/>
          <table:table-cell table:style-name="ce5" table:number-columns-repeated="2"/>
          <table:table-cell table:style-name="ce8" table:number-columns-repeated="2"/>
          <table:table-cell table:style-name="ce10" table:number-columns-repeated="5"/>
          <table:table-cell table:number-columns-repeated="1014"/>
        </table:table-row>
        <table:table-row table:style-name="ro2" table:number-rows-repeated="71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Individual.$A$1" table:cell-range-address="$Pairs.$A$2:.$P$81"/>
        </table:named-expressions>
      </table:table>
      <table:table table:name="Data Pairs" table:style-name="ta5">
        <table:table-column table:style-name="co11" table:number-columns-repeated="2" table:default-cell-style-name="Default"/>
        <table:table-column table:style-name="co1" table:number-columns-repeated="2" table:default-cell-style-name="Default"/>
        <table:table-column table:style-name="co12" table:number-columns-repeated="4" table:default-cell-style-name="Default"/>
        <table:table-column table:style-name="co6" table:number-columns-repeated="18" table:default-cell-style-name="Default"/>
        <table:table-column table:style-name="co2" table:number-columns-repeated="998" table:default-cell-style-name="Default"/>
        <table:table-row table:style-name="ro1">
          <table:table-cell table:style-name="ce1" office:value-type="string" calcext:value-type="string">
            <text:p>Feb + March 2024</text:p>
          </table:table-cell>
          <table:table-cell table:style-name="ce5"/>
          <table:table-cell table:number-columns-repeated="6"/>
          <table:table-cell table:style-name="ce41"/>
          <table:table-cell table:number-columns-repeated="1015"/>
        </table:table-row>
        <table:table-row table:style-name="ro1">
          <table:table-cell/>
          <table:table-cell table:style-name="ce5"/>
          <table:table-cell table:number-columns-repeated="6"/>
          <table:table-cell table:style-name="ce41"/>
          <table:table-cell table:number-columns-repeated="1015"/>
        </table:table-row>
        <table:table-row table:style-name="ro1" table:visibility="collapse">
          <table:table-cell table:style-name="ce2" office:value-type="string" calcext:value-type="string">
            <text:p>Pussy</text:p>
          </table:table-cell>
          <table:table-cell table:style-name="ce37" office:value-type="string" calcext:value-type="string">
            <text:p>Win %</text:p>
          </table:table-cell>
          <table:table-cell table:style-name="ce2" office:value-type="string" calcext:value-type="string">
            <text:p>Sets Won</text:p>
          </table:table-cell>
          <table:table-cell table:style-name="ce2" office:value-type="string" calcext:value-type="string">
            <text:p>Sets Lost</text:p>
          </table:table-cell>
          <table:table-cell table:style-name="ce2" office:value-type="string" calcext:value-type="string">
            <text:p>Sets Played</text:p>
          </table:table-cell>
          <table:table-cell table:style-name="ce2" office:value-type="string" calcext:value-type="string">
            <text:p>Games Won</text:p>
          </table:table-cell>
          <table:table-cell table:style-name="ce2" office:value-type="string" calcext:value-type="string">
            <text:p>Games Lost</text:p>
          </table:table-cell>
          <table:table-cell table:style-name="ce2" office:value-type="string" calcext:value-type="string">
            <text:p>Games Difference</text:p>
          </table:table-cell>
          <table:table-cell table:style-name="ce41" office:value-type="string" calcext:value-type="string">
            <text:p>Check</text:p>
          </table:table-cell>
          <table:table-cell table:number-columns-repeated="1015"/>
        </table:table-row>
        <table:table-row table:style-name="ro1" table:visibility="collapse">
          <table:table-cell table:style-name="ce3" office:value-type="string" calcext:value-type="string">
            <text:p>Andrew</text:p>
          </table:table-cell>
          <table:table-cell table:style-name="ce6" table:formula="of:=IF([.C4]+[.D4]=0; &quot;No matches played&quot;; [.C4]/[.E4])" office:value-type="string" office:string-value="" calcext:value-type="error">
            <text:p>Err:504</text:p>
          </table:table-cell>
          <table:table-cell table:style-name="ce3" table:formula="of:=VLOOKUP([.A4];#REF!;2;0)" office:value-type="string" office:string-value="" calcext:value-type="error">
            <text:p>Err:504</text:p>
          </table:table-cell>
          <table:table-cell table:style-name="ce3" table:formula="of:=VLOOKUP([.A4];#REF!;3;0)" office:value-type="string" office:string-value="" calcext:value-type="error">
            <text:p>Err:504</text:p>
          </table:table-cell>
          <table:table-cell table:style-name="ce3" table:formula="of:=[.C4]+[.D4]" office:value-type="string" office:string-value="" calcext:value-type="error">
            <text:p>Err:504</text:p>
          </table:table-cell>
          <table:table-cell table:style-name="ce3" table:formula="of:=SUMIF([$'Cumulative Data'.C$1:.C$1048576];[$'Data Pairs'.A$4];[$'Cumulative Data'.E$1:.E$1048576])+SUMIF([$'Cumulative Data'.D$1:.D$1048576];[$'Data Pairs'.A$4];[$'Cumulative Data'.E$1:.E$1048576])+SUMIF([$'Cumulative Data'.H$1:.H$1048576];[$'Data Pairs'.A$4];[$'Cumulative Data'.F$1:.F$1048576])+SUMIF([$'Cumulative Data'.G$1:.G$1048576];[$'Data Pairs'.A$4];[$'Cumulative Data'.F$1:.F$1048576])" office:value-type="float" office:value="125" calcext:value-type="float">
            <text:p>125</text:p>
          </table:table-cell>
          <table:table-cell table:style-name="ce3" table:formula="of:=SUMIF([$'Cumulative Data'.C$1:.C$1048576];[$'Data Pairs'.A$4];[$'Cumulative Data'.F$1:.F$1048576])+SUMIF([$'Cumulative Data'.D$1:.D$1048576];[$'Data Pairs'.A$4];[$'Cumulative Data'.F$1:.F$1048576])+SUMIF([$'Cumulative Data'.G$1:.G$1048576];[$'Data Pairs'.A$4];[$'Cumulative Data'.E$1:.E$1048576])+SUMIF([$'Cumulative Data'.H$1:.H$1048576];[$'Data Pairs'.A$4];[$'Cumulative Data'.E$1:.E$1048576])" office:value-type="float" office:value="122" calcext:value-type="float">
            <text:p>122</text:p>
          </table:table-cell>
          <table:table-cell table:style-name="ce12" table:formula="of:=[.F4]-[.G4]" office:value-type="float" office:value="3" calcext:value-type="float">
            <text:p>3 </text:p>
          </table:table-cell>
          <table:table-cell table:style-name="ce46" table:formula="of:=VLOOKUP([.A4];#REF!;4;0)-[.H4]" office:value-type="string" office:string-value="" calcext:value-type="error">
            <text:p>Err:504</text:p>
          </table:table-cell>
          <table:table-cell table:number-columns-repeated="1015"/>
        </table:table-row>
        <table:table-row table:style-name="ro1" table:visibility="collapse">
          <table:table-cell table:style-name="ce3" office:value-type="string" calcext:value-type="string">
            <text:p>WM</text:p>
          </table:table-cell>
          <table:table-cell table:style-name="ce6" table:formula="of:=IF([.C5]+[.D5]=0; &quot;No matches played&quot;; [.C5]/[.E5])" office:value-type="string" office:string-value="" calcext:value-type="error">
            <text:p>Err:504</text:p>
          </table:table-cell>
          <table:table-cell table:style-name="ce3" table:formula="of:=VLOOKUP([.A5];#REF!;2;0)" office:value-type="string" office:string-value="" calcext:value-type="error">
            <text:p>Err:504</text:p>
          </table:table-cell>
          <table:table-cell table:style-name="ce3" table:formula="of:=VLOOKUP([.A5];#REF!;3;0)" office:value-type="string" office:string-value="" calcext:value-type="error">
            <text:p>Err:504</text:p>
          </table:table-cell>
          <table:table-cell table:style-name="ce3" table:formula="of:=[.C5]+[.D5]" office:value-type="string" office:string-value="" calcext:value-type="error">
            <text:p>Err:504</text:p>
          </table:table-cell>
          <table:table-cell table:style-name="ce3" table:formula="of:=SUMIF([$'Cumulative Data'.C$1:.C$1048576];[$'Data Pairs'.A$5];[$'Cumulative Data'.E$1:.E$1048576])+SUMIF([$'Cumulative Data'.D$1:.D$1048576];[$'Data Pairs'.A$5];[$'Cumulative Data'.E$1:.E$1048576])+SUMIF([$'Cumulative Data'.H$1:.H$1048576];[$'Data Pairs'.A$5];[$'Cumulative Data'.F$1:.F$1048576])+SUMIF([$'Cumulative Data'.G$1:.G$1048576];[$'Data Pairs'.A$5];[$'Cumulative Data'.F$1:.F$1048576])" office:value-type="float" office:value="1122" calcext:value-type="float">
            <text:p>1122</text:p>
          </table:table-cell>
          <table:table-cell table:style-name="ce3" table:formula="of:=SUMIF([$'Cumulative Data'.C$1:.C$1048576];[$'Data Pairs'.A$5];[$'Cumulative Data'.F$1:.F$1048576])+SUMIF([$'Cumulative Data'.D$1:.D$1048576];[$'Data Pairs'.A$5];[$'Cumulative Data'.F$1:.F$1048576])+SUMIF([$'Cumulative Data'.G$1:.G$1048576];[$'Data Pairs'.A$5];[$'Cumulative Data'.E$1:.E$1048576])+SUMIF([$'Cumulative Data'.H$1:.H$1048576];[$'Data Pairs'.A$5];[$'Cumulative Data'.E$1:.E$1048576])" office:value-type="float" office:value="604" calcext:value-type="float">
            <text:p>604</text:p>
          </table:table-cell>
          <table:table-cell table:style-name="ce12" table:formula="of:=[.F5]-[.G5]" office:value-type="float" office:value="518" calcext:value-type="float">
            <text:p>518 </text:p>
          </table:table-cell>
          <table:table-cell table:style-name="ce46" table:formula="of:=VLOOKUP([.A5];#REF!;4;0)-[.H5]" office:value-type="string" office:string-value="" calcext:value-type="error">
            <text:p>Err:504</text:p>
          </table:table-cell>
          <table:table-cell table:number-columns-repeated="1015"/>
        </table:table-row>
        <table:table-row table:style-name="ro1" table:visibility="collapse">
          <table:table-cell table:style-name="ce3" office:value-type="string" calcext:value-type="string">
            <text:p>Mole</text:p>
          </table:table-cell>
          <table:table-cell table:style-name="ce6" table:formula="of:=IF([.C6]+[.D6]=0; &quot;No matches played&quot;; [.C6]/[.E6])" office:value-type="string" office:string-value="" calcext:value-type="error">
            <text:p>Err:504</text:p>
          </table:table-cell>
          <table:table-cell table:style-name="ce3" table:formula="of:=VLOOKUP([.A6];#REF!;2;0)" office:value-type="string" office:string-value="" calcext:value-type="error">
            <text:p>Err:504</text:p>
          </table:table-cell>
          <table:table-cell table:style-name="ce3" table:formula="of:=VLOOKUP([.A6];#REF!;3;0)" office:value-type="string" office:string-value="" calcext:value-type="error">
            <text:p>Err:504</text:p>
          </table:table-cell>
          <table:table-cell table:style-name="ce3" table:formula="of:=[.C6]+[.D6]" office:value-type="string" office:string-value="" calcext:value-type="error">
            <text:p>Err:504</text:p>
          </table:table-cell>
          <table:table-cell table:style-name="ce3" table:formula="of:=SUMIF([$'Cumulative Data'.C$1:.C$1048576];[$'Data Pairs'.A$6];[$'Cumulative Data'.E$1:.E$1048576])+SUMIF([$'Cumulative Data'.D$1:.D$1048576];[$'Data Pairs'.A$6];[$'Cumulative Data'.E$1:.E$1048576])+SUMIF([$'Cumulative Data'.H$1:.H$1048576];[$'Data Pairs'.A$6];[$'Cumulative Data'.F$1:.F$1048576])+SUMIF([$'Cumulative Data'.G$1:.G$1048576];[$'Data Pairs'.A$6];[$'Cumulative Data'.F$1:.F$1048576])" office:value-type="float" office:value="484" calcext:value-type="float">
            <text:p>484</text:p>
          </table:table-cell>
          <table:table-cell table:style-name="ce3" table:formula="of:=SUMIF([$'Cumulative Data'.C$1:.C$1048576];[$'Data Pairs'.A6];[$'Cumulative Data'.F$1:.F$1048576])+SUMIF([$'Cumulative Data'.D$1:.D$1048576];[$'Data Pairs'.A6];[$'Cumulative Data'.F$1:.F$1048576])+SUMIF([$'Cumulative Data'.G$1:.G$1048576];[$'Data Pairs'.A6];[$'Cumulative Data'.E$1:.E$1048576])+SUMIF([$'Cumulative Data'.H$1:.H$1048576];[$'Data Pairs'.A6];[$'Cumulative Data'.E$1:.E$1048576])" office:value-type="float" office:value="426" calcext:value-type="float">
            <text:p>426</text:p>
          </table:table-cell>
          <table:table-cell table:style-name="ce12" table:formula="of:=[.F6]-[.G6]" office:value-type="float" office:value="58" calcext:value-type="float">
            <text:p>58 </text:p>
          </table:table-cell>
          <table:table-cell table:style-name="ce46" table:formula="of:=VLOOKUP([.A6];#REF!;4;0)-[.H6]" office:value-type="string" office:string-value="" calcext:value-type="error">
            <text:p>Err:504</text:p>
          </table:table-cell>
          <table:table-cell table:number-columns-repeated="1015"/>
        </table:table-row>
        <table:table-row table:style-name="ro1" table:visibility="collapse">
          <table:table-cell table:style-name="ce3" office:value-type="string" calcext:value-type="string">
            <text:p>Chi</text:p>
          </table:table-cell>
          <table:table-cell table:style-name="ce6" table:formula="of:=IF([.C7]+[.D7]=0; &quot;No matches played&quot;; [.C7]/[.E7])" office:value-type="string" office:string-value="" calcext:value-type="error">
            <text:p>Err:504</text:p>
          </table:table-cell>
          <table:table-cell table:style-name="ce3" table:formula="of:=VLOOKUP([.A7];#REF!;2;0)" office:value-type="string" office:string-value="" calcext:value-type="error">
            <text:p>Err:504</text:p>
          </table:table-cell>
          <table:table-cell table:style-name="ce3" table:formula="of:=VLOOKUP([.A7];#REF!;3;0)" office:value-type="string" office:string-value="" calcext:value-type="error">
            <text:p>Err:504</text:p>
          </table:table-cell>
          <table:table-cell table:style-name="ce3" table:formula="of:=[.C7]+[.D7]" office:value-type="string" office:string-value="" calcext:value-type="error">
            <text:p>Err:504</text:p>
          </table:table-cell>
          <table:table-cell table:style-name="ce3" table:formula="of:=SUMIF([$'Cumulative Data'.C$1:.C$1048576];[$'Data Pairs'.A$7];[$'Cumulative Data'.E$1:.E$1048576])+SUMIF([$'Cumulative Data'.D$1:.D$1048576];[$'Data Pairs'.A$7];[$'Cumulative Data'.E$1:.E$1048576])+SUMIF([$'Cumulative Data'.H$1:.H$1048576];[$'Data Pairs'.A$7];[$'Cumulative Data'.F$1:.F$1048576])+SUMIF([$'Cumulative Data'.G$1:.G$1048576];[$'Data Pairs'.A$7];[$'Cumulative Data'.F$1:.F$1048576])" office:value-type="float" office:value="741" calcext:value-type="float">
            <text:p>741</text:p>
          </table:table-cell>
          <table:table-cell table:style-name="ce3" table:formula="of:=SUMIF([$'Cumulative Data'.C$1:.C$1048576];[$'Data Pairs'.A$7];[$'Cumulative Data'.F$1:.F$1048576])+SUMIF([$'Cumulative Data'.D$1:.D$1048576];[$'Data Pairs'.A$7];[$'Cumulative Data'.F$1:.F$1048576])+SUMIF([$'Cumulative Data'.G$1:.G$1048576];[$'Data Pairs'.A$7];[$'Cumulative Data'.E$1:.E$1048576])+SUMIF([$'Cumulative Data'.H$1:.H$1048576];[$'Data Pairs'.A$7];[$'Cumulative Data'.E$1:.E$1048576])" office:value-type="float" office:value="845" calcext:value-type="float">
            <text:p>845</text:p>
          </table:table-cell>
          <table:table-cell table:style-name="ce12" table:formula="of:=[.F7]-[.G7]" office:value-type="float" office:value="-104" calcext:value-type="float">
            <text:p>(104)</text:p>
          </table:table-cell>
          <table:table-cell table:style-name="ce46" table:formula="of:=VLOOKUP([.A7];#REF!;4;0)-[.H7]" office:value-type="string" office:string-value="" calcext:value-type="error">
            <text:p>Err:504</text:p>
          </table:table-cell>
          <table:table-cell table:number-columns-repeated="1015"/>
        </table:table-row>
        <table:table-row table:style-name="ro1" table:visibility="collapse">
          <table:table-cell table:style-name="ce3" office:value-type="string" calcext:value-type="string">
            <text:p>SG</text:p>
          </table:table-cell>
          <table:table-cell table:style-name="ce6" table:formula="of:=IF([.C8]+[.D8]=0; &quot;No matches played&quot;; [.C8]/[.E8])" office:value-type="string" office:string-value="" calcext:value-type="error">
            <text:p>Err:504</text:p>
          </table:table-cell>
          <table:table-cell table:style-name="ce3" table:formula="of:=VLOOKUP([.A8];#REF!;2;0)" office:value-type="string" office:string-value="" calcext:value-type="error">
            <text:p>Err:504</text:p>
          </table:table-cell>
          <table:table-cell table:style-name="ce3" table:formula="of:=VLOOKUP([.A8];#REF!;3;0)" office:value-type="string" office:string-value="" calcext:value-type="error">
            <text:p>Err:504</text:p>
          </table:table-cell>
          <table:table-cell table:style-name="ce3" table:formula="of:=[.C8]+[.D8]" office:value-type="string" office:string-value="" calcext:value-type="error">
            <text:p>Err:504</text:p>
          </table:table-cell>
          <table:table-cell table:style-name="ce3" table:formula="of:=SUMIF([$'Cumulative Data'.C$1:.C$1048576];[$'Data Pairs'.A$8];[$'Cumulative Data'.E$1:.E$1048576])+SUMIF([$'Cumulative Data'.D$1:.D$1048576];[$'Data Pairs'.A$8];[$'Cumulative Data'.E$1:.E$1048576])+SUMIF([$'Cumulative Data'.H$1:.H$1048576];[$'Data Pairs'.A$8];[$'Cumulative Data'.F$1:.F$1048576])+SUMIF([$'Cumulative Data'.G$1:.G$1048576];[$'Data Pairs'.A$8];[$'Cumulative Data'.F$1:.F$1048576])" office:value-type="float" office:value="297" calcext:value-type="float">
            <text:p>297</text:p>
          </table:table-cell>
          <table:table-cell table:style-name="ce3" table:formula="of:=SUMIF([$'Cumulative Data'.C$1:.C$1048576];[$'Data Pairs'.A$8];[$'Cumulative Data'.F$1:.F$1048576])+SUMIF([$'Cumulative Data'.D$1:.D$1048576];[$'Data Pairs'.A$8];[$'Cumulative Data'.F$1:.F$1048576])+SUMIF([$'Cumulative Data'.G$1:.G$1048576];[$'Data Pairs'.A$8];[$'Cumulative Data'.E$1:.E$1048576])+SUMIF([$'Cumulative Data'.H$1:.H$1048576];[$'Data Pairs'.A$8];[$'Cumulative Data'.E$1:.E$1048576])" office:value-type="float" office:value="496" calcext:value-type="float">
            <text:p>496</text:p>
          </table:table-cell>
          <table:table-cell table:style-name="ce12" table:formula="of:=[.F8]-[.G8]" office:value-type="float" office:value="-199" calcext:value-type="float">
            <text:p>(199)</text:p>
          </table:table-cell>
          <table:table-cell table:style-name="ce46" table:formula="of:=VLOOKUP([.A8];#REF!;4;0)-[.H8]" office:value-type="string" office:string-value="" calcext:value-type="error">
            <text:p>Err:504</text:p>
          </table:table-cell>
          <table:table-cell table:number-columns-repeated="1015"/>
        </table:table-row>
        <table:table-row table:style-name="ro1" table:visibility="collapse">
          <table:table-cell table:style-name="ce3" office:value-type="string" calcext:value-type="string">
            <text:p>Mike</text:p>
          </table:table-cell>
          <table:table-cell table:style-name="ce6" table:formula="of:=IF([.C9]+[.D9]=0; &quot;No matches played&quot;; [.C9]/[.E9])" office:value-type="string" office:string-value="" calcext:value-type="error">
            <text:p>Err:504</text:p>
          </table:table-cell>
          <table:table-cell table:style-name="ce3" table:formula="of:=VLOOKUP([.A9];#REF!;2;0)" office:value-type="string" office:string-value="" calcext:value-type="error">
            <text:p>Err:504</text:p>
          </table:table-cell>
          <table:table-cell table:style-name="ce3" table:formula="of:=VLOOKUP([.A9];#REF!;3;0)" office:value-type="string" office:string-value="" calcext:value-type="error">
            <text:p>Err:504</text:p>
          </table:table-cell>
          <table:table-cell table:style-name="ce3" table:formula="of:=[.C9]+[.D9]" office:value-type="string" office:string-value="" calcext:value-type="error">
            <text:p>Err:504</text:p>
          </table:table-cell>
          <table:table-cell table:style-name="ce3" table:formula="of:=SUMIF([$'Cumulative Data'.C$1:.C$1048576];[$'Data Pairs'.A$9];[$'Cumulative Data'.E$1:.E$1048576])+SUMIF([$'Cumulative Data'.D$1:.D$1048576];[$'Data Pairs'.A$9];[$'Cumulative Data'.E$1:.E$1048576])+SUMIF([$'Cumulative Data'.H$1:.H$1048576];[$'Data Pairs'.A$9];[$'Cumulative Data'.F$1:.F$1048576])+SUMIF([$'Cumulative Data'.G$1:.G$1048576];[$'Data Pairs'.A$9];[$'Cumulative Data'.F$1:.F$1048576])" office:value-type="float" office:value="446" calcext:value-type="float">
            <text:p>446</text:p>
          </table:table-cell>
          <table:table-cell table:style-name="ce3" table:formula="of:=SUMIF([$'Cumulative Data'.C$1:.C$1048576];[$'Data Pairs'.A$9];[$'Cumulative Data'.F$1:.F$1048576])+SUMIF([$'Cumulative Data'.D$1:.D$1048576];[$'Data Pairs'.A$9];[$'Cumulative Data'.F$1:.F$1048576])+SUMIF([$'Cumulative Data'.G$1:.G$1048576];[$'Data Pairs'.A$9];[$'Cumulative Data'.E$1:.E$1048576])+SUMIF([$'Cumulative Data'.H$1:.H$1048576];[$'Data Pairs'.A$9];[$'Cumulative Data'.E$1:.E$1048576])" office:value-type="float" office:value="439" calcext:value-type="float">
            <text:p>439</text:p>
          </table:table-cell>
          <table:table-cell table:style-name="ce12" table:formula="of:=[.F9]-[.G9]" office:value-type="float" office:value="7" calcext:value-type="float">
            <text:p>7 </text:p>
          </table:table-cell>
          <table:table-cell table:style-name="ce46" table:formula="of:=VLOOKUP([.A9];#REF!;4;0)-[.H9]" office:value-type="string" office:string-value="" calcext:value-type="error">
            <text:p>Err:504</text:p>
          </table:table-cell>
          <table:table-cell table:number-columns-repeated="1015"/>
        </table:table-row>
        <table:table-row table:style-name="ro1" table:visibility="collapse">
          <table:table-cell table:style-name="ce3" office:value-type="string" calcext:value-type="string">
            <text:p>DT</text:p>
          </table:table-cell>
          <table:table-cell table:style-name="ce6" table:formula="of:=IF([.C10]+[.D10]=0; &quot;No matches played&quot;; [.C10]/[.E10])" office:value-type="string" office:string-value="" calcext:value-type="error">
            <text:p>Err:504</text:p>
          </table:table-cell>
          <table:table-cell table:style-name="ce3" table:formula="of:=VLOOKUP([.A10];#REF!;2;0)" office:value-type="string" office:string-value="" calcext:value-type="error">
            <text:p>Err:504</text:p>
          </table:table-cell>
          <table:table-cell table:style-name="ce3" table:formula="of:=VLOOKUP([.A10];#REF!;3;0)" office:value-type="string" office:string-value="" calcext:value-type="error">
            <text:p>Err:504</text:p>
          </table:table-cell>
          <table:table-cell table:style-name="ce3" table:formula="of:=[.C10]+[.D10]" office:value-type="string" office:string-value="" calcext:value-type="error">
            <text:p>Err:504</text:p>
          </table:table-cell>
          <table:table-cell table:style-name="ce3" table:formula="of:=SUMIF([$'Cumulative Data'.C$1:.C$1048576];[$'Data Pairs'.A$10];[$'Cumulative Data'.E$1:.E$1048576])+SUMIF([$'Cumulative Data'.D$1:.D$1048576];[$'Data Pairs'.A$10];[$'Cumulative Data'.E$1:.E$1048576])+SUMIF([$'Cumulative Data'.H$1:.H$1048576];[$'Data Pairs'.A$10];[$'Cumulative Data'.F$1:.F$1048576])+SUMIF([$'Cumulative Data'.G$1:.G$1048576];[$'Data Pairs'.A$10];[$'Cumulative Data'.F$1:.F$1048576])" office:value-type="float" office:value="240" calcext:value-type="float">
            <text:p>240</text:p>
          </table:table-cell>
          <table:table-cell table:style-name="ce3" table:formula="of:=SUMIF([$'Cumulative Data'.C$1:.C$1048576];[$'Data Pairs'.A$10];[$'Cumulative Data'.F$1:.F$1048576])+SUMIF([$'Cumulative Data'.D$1:.D$1048576];[$'Data Pairs'.A$10];[$'Cumulative Data'.F$1:.F$1048576])+SUMIF([$'Cumulative Data'.G$1:.G$1048576];[$'Data Pairs'.A$10];[$'Cumulative Data'.E$1:.E$1048576])+SUMIF([$'Cumulative Data'.H$1:.H$1048576];[$'Data Pairs'.A$10];[$'Cumulative Data'.E$1:.E$1048576])" office:value-type="float" office:value="342" calcext:value-type="float">
            <text:p>342</text:p>
          </table:table-cell>
          <table:table-cell table:style-name="ce12" table:formula="of:=[.F10]-[.G10]" office:value-type="float" office:value="-102" calcext:value-type="float">
            <text:p>(102)</text:p>
          </table:table-cell>
          <table:table-cell table:style-name="ce46" table:formula="of:=VLOOKUP([.A10];#REF!;4;0)-[.H10]" office:value-type="string" office:string-value="" calcext:value-type="error">
            <text:p>Err:504</text:p>
          </table:table-cell>
          <table:table-cell table:number-columns-repeated="1015"/>
        </table:table-row>
        <table:table-row table:style-name="ro1" table:visibility="collapse">
          <table:table-cell table:style-name="ce3" office:value-type="string" calcext:value-type="string">
            <text:p>Kita</text:p>
          </table:table-cell>
          <table:table-cell table:style-name="ce6" table:formula="of:=IF([.C11]+[.D11]=0; &quot;No matches played&quot;; [.C11]/[.E11])" office:value-type="string" office:string-value="" calcext:value-type="error">
            <text:p>Err:504</text:p>
          </table:table-cell>
          <table:table-cell table:style-name="ce3" table:formula="of:=VLOOKUP([.A11];#REF!;2;0)" office:value-type="string" office:string-value="" calcext:value-type="error">
            <text:p>Err:504</text:p>
          </table:table-cell>
          <table:table-cell table:style-name="ce3" table:formula="of:=VLOOKUP([.A11];#REF!;3;0)" office:value-type="string" office:string-value="" calcext:value-type="error">
            <text:p>Err:504</text:p>
          </table:table-cell>
          <table:table-cell table:style-name="ce3" table:formula="of:=[.C11]+[.D11]" office:value-type="string" office:string-value="" calcext:value-type="error">
            <text:p>Err:504</text:p>
          </table:table-cell>
          <table:table-cell table:style-name="ce3" table:formula="of:=SUMIF([$'Cumulative Data'.C$1:.C$1048576];[$'Data Pairs'.A$11];[$'Cumulative Data'.E$1:.E$1048576])+SUMIF([$'Cumulative Data'.D$1:.D$1048576];[$'Data Pairs'.A$11];[$'Cumulative Data'.E$1:.E$1048576])+SUMIF([$'Cumulative Data'.H$1:.H$1048576];[$'Data Pairs'.A$11];[$'Cumulative Data'.F$1:.F$1048576])+SUMIF([$'Cumulative Data'.G$1:.G$1048576];[$'Data Pairs'.A$11];[$'Cumulative Data'.F$1:.F$1048576])" office:value-type="float" office:value="113" calcext:value-type="float">
            <text:p>113</text:p>
          </table:table-cell>
          <table:table-cell table:style-name="ce3" table:formula="of:=SUMIF([$'Cumulative Data'.C$1:.C$1048576];[$'Data Pairs'.A$11];[$'Cumulative Data'.F$1:.F$1048576])+SUMIF([$'Cumulative Data'.D$1:.D$1048576];[$'Data Pairs'.A$11];[$'Cumulative Data'.F$1:.F$1048576])+SUMIF([$'Cumulative Data'.G$1:.G$1048576];[$'Data Pairs'.A$11];[$'Cumulative Data'.E$1:.E$1048576])+SUMIF([$'Cumulative Data'.H$1:.H$1048576];[$'Data Pairs'.A$11];[$'Cumulative Data'.E$1:.E$1048576])" office:value-type="float" office:value="167" calcext:value-type="float">
            <text:p>167</text:p>
          </table:table-cell>
          <table:table-cell table:style-name="ce12" table:formula="of:=[.F11]-[.G11]" office:value-type="float" office:value="-54" calcext:value-type="float">
            <text:p>(54)</text:p>
          </table:table-cell>
          <table:table-cell table:style-name="ce46" table:formula="of:=VLOOKUP([.A11];#REF!;4;0)-[.H11]" office:value-type="string" office:string-value="" calcext:value-type="error">
            <text:p>Err:504</text:p>
          </table:table-cell>
          <table:table-cell table:number-columns-repeated="1015"/>
        </table:table-row>
        <table:table-row table:style-name="ro1" table:visibility="collapse">
          <table:table-cell table:style-name="ce3" office:value-type="string" calcext:value-type="string">
            <text:p>Batty</text:p>
          </table:table-cell>
          <table:table-cell table:style-name="ce6" table:formula="of:=IF([.C12]+[.D12]=0; &quot;No matches played&quot;; [.C12]/[.E12])" office:value-type="string" office:string-value="" calcext:value-type="error">
            <text:p>Err:504</text:p>
          </table:table-cell>
          <table:table-cell table:style-name="ce3" table:formula="of:=VLOOKUP([.A12];#REF!;2;0)" office:value-type="string" office:string-value="" calcext:value-type="error">
            <text:p>Err:504</text:p>
          </table:table-cell>
          <table:table-cell table:style-name="ce3" table:formula="of:=VLOOKUP([.A12];#REF!;3;0)" office:value-type="string" office:string-value="" calcext:value-type="error">
            <text:p>Err:504</text:p>
          </table:table-cell>
          <table:table-cell table:style-name="ce3" table:formula="of:=[.C12]+[.D12]" office:value-type="string" office:string-value="" calcext:value-type="error">
            <text:p>Err:504</text:p>
          </table:table-cell>
          <table:table-cell table:style-name="ce3" table:formula="of:=SUMIF([$'Cumulative Data'.C$1:.C$1048576];[$'Data Pairs'.A$12];[$'Cumulative Data'.E$1:.E$1048576])+SUMIF([$'Cumulative Data'.D$1:.D$1048576];[$'Data Pairs'.A$12];[$'Cumulative Data'.E$1:.E$1048576])+SUMIF([$'Cumulative Data'.H$1:.H$1048576];[$'Data Pairs'.A$12];[$'Cumulative Data'.F$1:.F$1048576])+SUMIF([$'Cumulative Data'.G$1:.G$1048576];[$'Data Pairs'.A$12];[$'Cumulative Data'.F$1:.F$1048576])" office:value-type="float" office:value="375" calcext:value-type="float">
            <text:p>375</text:p>
          </table:table-cell>
          <table:table-cell table:style-name="ce3" table:formula="of:=SUMIF([$'Cumulative Data'.C$1:.C$1048576];[$'Data Pairs'.A$12];[$'Cumulative Data'.F$1:.F$1048576])+SUMIF([$'Cumulative Data'.D$1:.D$1048576];[$'Data Pairs'.A$12];[$'Cumulative Data'.F$1:.F$1048576])+SUMIF([$'Cumulative Data'.G$1:.G$1048576];[$'Data Pairs'.A$12];[$'Cumulative Data'.E$1:.E$1048576])+SUMIF([$'Cumulative Data'.H$1:.H$1048576];[$'Data Pairs'.A$12];[$'Cumulative Data'.E$1:.E$1048576])" office:value-type="float" office:value="419" calcext:value-type="float">
            <text:p>419</text:p>
          </table:table-cell>
          <table:table-cell table:style-name="ce12" table:formula="of:=[.F12]-[.G12]" office:value-type="float" office:value="-44" calcext:value-type="float">
            <text:p>(44)</text:p>
          </table:table-cell>
          <table:table-cell table:style-name="ce46" table:formula="of:=VLOOKUP([.A12];#REF!;4;0)-[.H12]" office:value-type="string" office:string-value="" calcext:value-type="error">
            <text:p>Err:504</text:p>
          </table:table-cell>
          <table:table-cell table:number-columns-repeated="1015"/>
        </table:table-row>
        <table:table-row table:style-name="ro1" table:visibility="collapse">
          <table:table-cell table:style-name="ce36" office:value-type="string" calcext:value-type="string">
            <text:p>Cadol</text:p>
          </table:table-cell>
          <table:table-cell table:style-name="ce38" table:formula="of:=IF([.C13]+[.D13]=0; &quot;No matches played&quot;; [.C13]/[.E13])" office:value-type="string" office:string-value="" calcext:value-type="error">
            <text:p>Err:504</text:p>
          </table:table-cell>
          <table:table-cell table:style-name="ce36" table:formula="of:=VLOOKUP([.A13];#REF!;2;0)" office:value-type="string" office:string-value="" calcext:value-type="error">
            <text:p>Err:504</text:p>
          </table:table-cell>
          <table:table-cell table:style-name="ce36" table:formula="of:=VLOOKUP([.A13];#REF!;3;0)" office:value-type="string" office:string-value="" calcext:value-type="error">
            <text:p>Err:504</text:p>
          </table:table-cell>
          <table:table-cell table:style-name="ce36" table:formula="of:=[.C13]+[.D13]" office:value-type="string" office:string-value="" calcext:value-type="error">
            <text:p>Err:504</text:p>
          </table:table-cell>
          <table:table-cell table:style-name="ce36" table:formula="of:=SUMIF([$'Cumulative Data'.C$1:.C$1048576];[$'Data Pairs'.A$13];[$'Cumulative Data'.E$1:.E$1048576])+SUMIF([$'Cumulative Data'.D$1:.D$1048576];[$'Data Pairs'.A$13];[$'Cumulative Data'.E$1:.E$1048576])+SUMIF([$'Cumulative Data'.H$1:.H$1048576];[$'Data Pairs'.A$13];[$'Cumulative Data'.F$1:.F$1048576])+SUMIF([$'Cumulative Data'.G$1:.G$1048576];[$'Data Pairs'.A$13];[$'Cumulative Data'.F$1:.F$1048576])" office:value-type="float" office:value="53" calcext:value-type="float">
            <text:p>53</text:p>
          </table:table-cell>
          <table:table-cell table:style-name="ce36" table:formula="of:=SUMIF([$'Cumulative Data'.C$1:.C$1048576];[$'Data Pairs'.A$13];[$'Cumulative Data'.F$1:.F$1048576])+SUMIF([$'Cumulative Data'.D$1:.D$1048576];[$'Data Pairs'.A$13];[$'Cumulative Data'.F$1:.F$1048576])+SUMIF([$'Cumulative Data'.G$1:.G$1048576];[$'Data Pairs'.A$13];[$'Cumulative Data'.E$1:.E$1048576])+SUMIF([$'Cumulative Data'.H$1:.H$1048576];[$'Data Pairs'.A$13];[$'Cumulative Data'.E$1:.E$1048576])" office:value-type="float" office:value="96" calcext:value-type="float">
            <text:p>96</text:p>
          </table:table-cell>
          <table:table-cell table:style-name="ce40" table:formula="of:=[.F13]-[.G13]" office:value-type="float" office:value="-43" calcext:value-type="float">
            <text:p>(43)</text:p>
          </table:table-cell>
          <table:table-cell table:style-name="ce46" table:formula="of:=VLOOKUP([.A13];#REF!;4;0)-[.H13]" office:value-type="string" office:string-value="" calcext:value-type="error">
            <text:p>Err:504</text:p>
          </table:table-cell>
          <table:table-cell table:number-columns-repeated="1015"/>
        </table:table-row>
        <table:table-row table:style-name="ro1" table:visibility="collapse" table:number-rows-repeated="2">
          <table:table-cell/>
          <table:table-cell table:style-name="ce5"/>
          <table:table-cell table:number-columns-repeated="6"/>
          <table:table-cell table:style-name="ce41"/>
          <table:table-cell table:number-columns-repeated="1015"/>
        </table:table-row>
        <table:table-row table:style-name="ro1">
          <table:table-cell table:style-name="ce8" office:value-type="string" calcext:value-type="string">
            <text:p>Pairs</text:p>
          </table:table-cell>
          <table:table-cell table:style-name="ce5" table:number-columns-repeated="2"/>
          <table:table-cell table:number-columns-repeated="5"/>
          <table:table-cell table:style-name="ce41"/>
          <table:table-cell table:number-columns-repeated="1015"/>
        </table:table-row>
        <table:table-row table:style-name="ro1">
          <table:table-cell table:style-name="ce31"/>
          <table:table-cell table:style-name="ce43" table:number-columns-repeated="2"/>
          <table:table-cell table:style-name="ce31"/>
          <table:table-cell table:style-name="ce31" office:value-type="string" calcext:value-type="string">
            <text:p>Sets Won</text:p>
          </table:table-cell>
          <table:table-cell table:style-name="ce31" office:value-type="string" calcext:value-type="string">
            <text:p>Sets Lost</text:p>
          </table:table-cell>
          <table:table-cell table:style-name="ce31" office:value-type="string" calcext:value-type="string">
            <text:p>Games Won</text:p>
          </table:table-cell>
          <table:table-cell table:style-name="ce31" office:value-type="string" calcext:value-type="string">
            <text:p>Games Lost</text:p>
          </table:table-cell>
          <table:table-cell table:style-name="ce47"/>
          <table:table-cell table:style-name="ce31" table:number-columns-repeated="17"/>
          <table:table-cell table:number-columns-repeated="998"/>
        </table:table-row>
        <table:table-row table:style-name="ro1">
          <table:table-cell table:style-name="ce32" office:value-type="string" calcext:value-type="string">
            <text:p>WM</text:p>
          </table:table-cell>
          <table:table-cell table:style-name="ce32" office:value-type="string" calcext:value-type="string">
            <text:p>Chi</text:p>
          </table:table-cell>
          <table:table-cell table:style-name="ce32" table:formula="of:=[.A18]&amp;&quot; &amp; &quot;&amp;[.B18]" office:value-type="string" office:string-value="WM &amp; Chi" calcext:value-type="string">
            <text:p>WM &amp; Chi</text:p>
          </table:table-cell>
          <table:table-cell table:style-name="ce32" table:formula="of:=[.B18]&amp;&quot; &amp; &quot;&amp;[.A18]" office:value-type="string" office:string-value="Chi &amp; WM" calcext:value-type="string">
            <text:p>Chi &amp; WM</text:p>
          </table:table-cell>
          <table:table-cell table:style-name="ce32" table:formula="of:=SUMIF([$'Cumulative Data'.A$1:.A$1048576];[.C18];[$'Cumulative Data'.J$1:.J$1048576])+SUMIF([$'Cumulative Data'.A$1:.A$1048576];[.D18];[$'Cumulative Data'.J$1:.J$1048576])" office:value-type="float" office:value="35.5" calcext:value-type="float">
            <text:p>35.5</text:p>
          </table:table-cell>
          <table:table-cell table:style-name="ce45" table:formula="of:=SUMIF([$'Cumulative Data'.B$1:.B$1048576];[.C18];[$'Cumulative Data'.J$1:.J$1048576])+SUMIF([$'Cumulative Data'.B$1:.B$1048576];[.D18];[$'Cumulative Data'.J$1:.J$1048576])" office:value-type="float" office:value="7.5" calcext:value-type="float">
            <text:p>7.5</text:p>
          </table:table-cell>
          <table:table-cell table:style-name="ce45" table:formula="of:=SUMIF([$'Cumulative Data'.A$1:.A$1048576];[.C18];[$'Cumulative Data'.E$1:.E$1048576])+SUMIF([$'Cumulative Data'.A$1:.A$1048576];[.D18];[$'Cumulative Data'.E$1:.E$1048576])+SUMIF([$'Cumulative Data'.B$1:.B$1048576];[.C18];[$'Cumulative Data'.F$1:.F$1048576])+SUMIF([$'Cumulative Data'.B$1:.B$1048576];[.D18];[$'Cumulative Data'.F$1:.F$1048576])" office:value-type="float" office:value="244" calcext:value-type="float">
            <text:p>244</text:p>
          </table:table-cell>
          <table:table-cell table:style-name="ce45" table:formula="of:=SUMIF([$'Cumulative Data'.A$1:.A$1048576];[.C18];[$'Cumulative Data'.F$1:.F$1048576])+SUMIF([$'Cumulative Data'.A$1:.A$1048576];[.D18];[$'Cumulative Data'.F$1:.F$1048576])+SUMIF([$'Cumulative Data'.B$1:.B$1048576];[.C18];[$'Cumulative Data'.E$1:.E$1048576])+SUMIF([$'Cumulative Data'.B$1:.B$1048576];[.D18];[$'Cumulative Data'.E$1:.E$1048576])" office:value-type="float" office:value="120" calcext:value-type="float">
            <text:p>120</text:p>
          </table:table-cell>
          <table:table-cell table:style-name="ce41"/>
          <table:table-cell table:number-columns-repeated="1015"/>
        </table:table-row>
        <table:table-row table:style-name="ro1">
          <table:table-cell table:style-name="ce32" office:value-type="string" calcext:value-type="string">
            <text:p>WM</text:p>
          </table:table-cell>
          <table:table-cell table:style-name="ce32" office:value-type="string" calcext:value-type="string">
            <text:p>SG</text:p>
          </table:table-cell>
          <table:table-cell table:style-name="ce32" table:formula="of:=[.A19]&amp;&quot; &amp; &quot;&amp;[.B19]" office:value-type="string" office:string-value="WM &amp; SG" calcext:value-type="string">
            <text:p>WM &amp; SG</text:p>
          </table:table-cell>
          <table:table-cell table:style-name="ce32" table:formula="of:=[.B19]&amp;&quot; &amp; &quot;&amp;[.A19]" office:value-type="string" office:string-value="SG &amp; WM" calcext:value-type="string">
            <text:p>SG &amp; WM</text:p>
          </table:table-cell>
          <table:table-cell table:style-name="ce32" table:formula="of:=SUMIF([$'Cumulative Data'.A$1:.A$1048576];[.C19];[$'Cumulative Data'.J$1:.J$1048576])+SUMIF([$'Cumulative Data'.A$1:.A$1048576];[.D19];[$'Cumulative Data'.J$1:.J$1048576])" office:value-type="float" office:value="14.5" calcext:value-type="float">
            <text:p>14.5</text:p>
          </table:table-cell>
          <table:table-cell table:style-name="ce45" table:formula="of:=SUMIF([$'Cumulative Data'.B$1:.B$1048576];[.C19];[$'Cumulative Data'.J$1:.J$1048576])+SUMIF([$'Cumulative Data'.B$1:.B$1048576];[.D19];[$'Cumulative Data'.J$1:.J$1048576])" office:value-type="float" office:value="7" calcext:value-type="float">
            <text:p>7</text:p>
          </table:table-cell>
          <table:table-cell table:style-name="ce45" table:formula="of:=SUMIF([$'Cumulative Data'.A$1:.A$1048576];[.C19];[$'Cumulative Data'.E$1:.E$1048576])+SUMIF([$'Cumulative Data'.A$1:.A$1048576];[.D19];[$'Cumulative Data'.E$1:.E$1048576])+SUMIF([$'Cumulative Data'.B$1:.B$1048576];[.C19];[$'Cumulative Data'.F$1:.F$1048576])+SUMIF([$'Cumulative Data'.B$1:.B$1048576];[.D19];[$'Cumulative Data'.F$1:.F$1048576])" office:value-type="float" office:value="110" calcext:value-type="float">
            <text:p>110</text:p>
          </table:table-cell>
          <table:table-cell table:style-name="ce45" table:formula="of:=SUMIF([$'Cumulative Data'.A$1:.A$1048576];[.C19];[$'Cumulative Data'.F$1:.F$1048576])+SUMIF([$'Cumulative Data'.A$1:.A$1048576];[.D19];[$'Cumulative Data'.F$1:.F$1048576])+SUMIF([$'Cumulative Data'.B$1:.B$1048576];[.C19];[$'Cumulative Data'.E$1:.E$1048576])+SUMIF([$'Cumulative Data'.B$1:.B$1048576];[.D19];[$'Cumulative Data'.E$1:.E$1048576])" office:value-type="float" office:value="103" calcext:value-type="float">
            <text:p>103</text:p>
          </table:table-cell>
          <table:table-cell table:style-name="ce41"/>
          <table:table-cell table:number-columns-repeated="1015"/>
        </table:table-row>
        <table:table-row table:style-name="ro1">
          <table:table-cell table:style-name="ce32" office:value-type="string" calcext:value-type="string">
            <text:p>WM</text:p>
          </table:table-cell>
          <table:table-cell table:style-name="ce32" office:value-type="string" calcext:value-type="string">
            <text:p>Mike</text:p>
          </table:table-cell>
          <table:table-cell table:style-name="ce32" table:formula="of:=[.A20]&amp;&quot; &amp; &quot;&amp;[.B20]" office:value-type="string" office:string-value="WM &amp; Mike" calcext:value-type="string">
            <text:p>WM &amp; Mike</text:p>
          </table:table-cell>
          <table:table-cell table:style-name="ce32" table:formula="of:=[.B20]&amp;&quot; &amp; &quot;&amp;[.A20]" office:value-type="string" office:string-value="Mike &amp; WM" calcext:value-type="string">
            <text:p>Mike &amp; WM</text:p>
          </table:table-cell>
          <table:table-cell table:style-name="ce32" table:formula="of:=SUMIF([$'Cumulative Data'.A$1:.A$1048576];[.C20];[$'Cumulative Data'.J$1:.J$1048576])+SUMIF([$'Cumulative Data'.A$1:.A$1048576];[.D20];[$'Cumulative Data'.J$1:.J$1048576])" office:value-type="float" office:value="27" calcext:value-type="float">
            <text:p>27</text:p>
          </table:table-cell>
          <table:table-cell table:style-name="ce45" table:formula="of:=SUMIF([$'Cumulative Data'.B$1:.B$1048576];[.C20];[$'Cumulative Data'.J$1:.J$1048576])+SUMIF([$'Cumulative Data'.B$1:.B$1048576];[.D20];[$'Cumulative Data'.J$1:.J$1048576])" office:value-type="float" office:value="3" calcext:value-type="float">
            <text:p>3</text:p>
          </table:table-cell>
          <table:table-cell table:style-name="ce45" table:formula="of:=SUMIF([$'Cumulative Data'.A$1:.A$1048576];[.C20];[$'Cumulative Data'.E$1:.E$1048576])+SUMIF([$'Cumulative Data'.A$1:.A$1048576];[.D20];[$'Cumulative Data'.E$1:.E$1048576])+SUMIF([$'Cumulative Data'.B$1:.B$1048576];[.C20];[$'Cumulative Data'.F$1:.F$1048576])+SUMIF([$'Cumulative Data'.B$1:.B$1048576];[.D20];[$'Cumulative Data'.F$1:.F$1048576])" office:value-type="float" office:value="189" calcext:value-type="float">
            <text:p>189</text:p>
          </table:table-cell>
          <table:table-cell table:style-name="ce45" table:formula="of:=SUMIF([$'Cumulative Data'.A$1:.A$1048576];[.C20];[$'Cumulative Data'.F$1:.F$1048576])+SUMIF([$'Cumulative Data'.A$1:.A$1048576];[.D20];[$'Cumulative Data'.F$1:.F$1048576])+SUMIF([$'Cumulative Data'.B$1:.B$1048576];[.C20];[$'Cumulative Data'.E$1:.E$1048576])+SUMIF([$'Cumulative Data'.B$1:.B$1048576];[.D20];[$'Cumulative Data'.E$1:.E$1048576])" office:value-type="float" office:value="91" calcext:value-type="float">
            <text:p>91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WM</text:p>
          </table:table-cell>
          <table:table-cell table:style-name="ce32" office:value-type="string" calcext:value-type="string">
            <text:p>DT</text:p>
          </table:table-cell>
          <table:table-cell table:style-name="ce32" table:formula="of:=[.A21]&amp;&quot; &amp; &quot;&amp;[.B21]" office:value-type="string" office:string-value="WM &amp; DT" calcext:value-type="string">
            <text:p>WM &amp; DT</text:p>
          </table:table-cell>
          <table:table-cell table:style-name="ce32" table:formula="of:=[.B21]&amp;&quot; &amp; &quot;&amp;[.A21]" office:value-type="string" office:string-value="DT &amp; WM" calcext:value-type="string">
            <text:p>DT &amp; WM</text:p>
          </table:table-cell>
          <table:table-cell table:style-name="ce32" table:formula="of:=SUMIF([$'Cumulative Data'.A$1:.A$1048576];[.C21];[$'Cumulative Data'.J$1:.J$1048576])+SUMIF([$'Cumulative Data'.A$1:.A$1048576];[.D21];[$'Cumulative Data'.J$1:.J$1048576])" office:value-type="float" office:value="10.5" calcext:value-type="float">
            <text:p>10.5</text:p>
          </table:table-cell>
          <table:table-cell table:style-name="ce45" table:formula="of:=SUMIF([$'Cumulative Data'.B$1:.B$1048576];[.C21];[$'Cumulative Data'.J$1:.J$1048576])+SUMIF([$'Cumulative Data'.B$1:.B$1048576];[.D21];[$'Cumulative Data'.J$1:.J$1048576])" office:value-type="float" office:value="4" calcext:value-type="float">
            <text:p>4</text:p>
          </table:table-cell>
          <table:table-cell table:style-name="ce45" table:formula="of:=SUMIF([$'Cumulative Data'.A$1:.A$1048576];[.C21];[$'Cumulative Data'.E$1:.E$1048576])+SUMIF([$'Cumulative Data'.A$1:.A$1048576];[.D21];[$'Cumulative Data'.E$1:.E$1048576])+SUMIF([$'Cumulative Data'.B$1:.B$1048576];[.C21];[$'Cumulative Data'.F$1:.F$1048576])+SUMIF([$'Cumulative Data'.B$1:.B$1048576];[.D21];[$'Cumulative Data'.F$1:.F$1048576])" office:value-type="float" office:value="81" calcext:value-type="float">
            <text:p>81</text:p>
          </table:table-cell>
          <table:table-cell table:style-name="ce45" table:formula="of:=SUMIF([$'Cumulative Data'.A$1:.A$1048576];[.C21];[$'Cumulative Data'.F$1:.F$1048576])+SUMIF([$'Cumulative Data'.A$1:.A$1048576];[.D21];[$'Cumulative Data'.F$1:.F$1048576])+SUMIF([$'Cumulative Data'.B$1:.B$1048576];[.C21];[$'Cumulative Data'.E$1:.E$1048576])+SUMIF([$'Cumulative Data'.B$1:.B$1048576];[.D21];[$'Cumulative Data'.E$1:.E$1048576])" office:value-type="float" office:value="55" calcext:value-type="float">
            <text:p>55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WM</text:p>
          </table:table-cell>
          <table:table-cell table:style-name="ce32" office:value-type="string" calcext:value-type="string">
            <text:p>Kita</text:p>
          </table:table-cell>
          <table:table-cell table:style-name="ce32" table:formula="of:=[.A22]&amp;&quot; &amp; &quot;&amp;[.B22]" office:value-type="string" office:string-value="WM &amp; Kita" calcext:value-type="string">
            <text:p>WM &amp; Kita</text:p>
          </table:table-cell>
          <table:table-cell table:style-name="ce32" table:formula="of:=[.B22]&amp;&quot; &amp; &quot;&amp;[.A22]" office:value-type="string" office:string-value="Kita &amp; WM" calcext:value-type="string">
            <text:p>Kita &amp; WM</text:p>
          </table:table-cell>
          <table:table-cell table:style-name="ce32" table:formula="of:=SUMIF([$'Cumulative Data'.A$1:.A$1048576];[.C22];[$'Cumulative Data'.J$1:.J$1048576])+SUMIF([$'Cumulative Data'.A$1:.A$1048576];[.D22];[$'Cumulative Data'.J$1:.J$1048576])" office:value-type="float" office:value="7" calcext:value-type="float">
            <text:p>7</text:p>
          </table:table-cell>
          <table:table-cell table:style-name="ce45" table:formula="of:=SUMIF([$'Cumulative Data'.B$1:.B$1048576];[.C22];[$'Cumulative Data'.J$1:.J$1048576])+SUMIF([$'Cumulative Data'.B$1:.B$1048576];[.D22];[$'Cumulative Data'.J$1:.J$1048576])" office:value-type="float" office:value="3" calcext:value-type="float">
            <text:p>3</text:p>
          </table:table-cell>
          <table:table-cell table:style-name="ce45" table:formula="of:=SUMIF([$'Cumulative Data'.A$1:.A$1048576];[.C22];[$'Cumulative Data'.E$1:.E$1048576])+SUMIF([$'Cumulative Data'.A$1:.A$1048576];[.D22];[$'Cumulative Data'.E$1:.E$1048576])+SUMIF([$'Cumulative Data'.B$1:.B$1048576];[.C22];[$'Cumulative Data'.F$1:.F$1048576])+SUMIF([$'Cumulative Data'.B$1:.B$1048576];[.D22];[$'Cumulative Data'.F$1:.F$1048576])" office:value-type="float" office:value="56" calcext:value-type="float">
            <text:p>56</text:p>
          </table:table-cell>
          <table:table-cell table:style-name="ce45" table:formula="of:=SUMIF([$'Cumulative Data'.A$1:.A$1048576];[.C22];[$'Cumulative Data'.F$1:.F$1048576])+SUMIF([$'Cumulative Data'.A$1:.A$1048576];[.D22];[$'Cumulative Data'.F$1:.F$1048576])+SUMIF([$'Cumulative Data'.B$1:.B$1048576];[.C22];[$'Cumulative Data'.E$1:.E$1048576])+SUMIF([$'Cumulative Data'.B$1:.B$1048576];[.D22];[$'Cumulative Data'.E$1:.E$1048576])" office:value-type="float" office:value="34" calcext:value-type="float">
            <text:p>34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WM</text:p>
          </table:table-cell>
          <table:table-cell table:style-name="ce32" office:value-type="string" calcext:value-type="string">
            <text:p>Batty</text:p>
          </table:table-cell>
          <table:table-cell table:style-name="ce32" table:formula="of:=[.A23]&amp;&quot; &amp; &quot;&amp;[.B23]" office:value-type="string" office:string-value="WM &amp; Batty" calcext:value-type="string">
            <text:p>WM &amp; Batty</text:p>
          </table:table-cell>
          <table:table-cell table:style-name="ce32" table:formula="of:=[.B23]&amp;&quot; &amp; &quot;&amp;[.A23]" office:value-type="string" office:string-value="Batty &amp; WM" calcext:value-type="string">
            <text:p>Batty &amp; WM</text:p>
          </table:table-cell>
          <table:table-cell table:style-name="ce32" table:formula="of:=SUMIF([$'Cumulative Data'.A$1:.A$1048576];[.C23];[$'Cumulative Data'.J$1:.J$1048576])+SUMIF([$'Cumulative Data'.A$1:.A$1048576];[.D23];[$'Cumulative Data'.J$1:.J$1048576])" office:value-type="float" office:value="15.5" calcext:value-type="float">
            <text:p>15.5</text:p>
          </table:table-cell>
          <table:table-cell table:style-name="ce45" table:formula="of:=SUMIF([$'Cumulative Data'.B$1:.B$1048576];[.C23];[$'Cumulative Data'.J$1:.J$1048576])+SUMIF([$'Cumulative Data'.B$1:.B$1048576];[.D23];[$'Cumulative Data'.J$1:.J$1048576])" office:value-type="float" office:value="4" calcext:value-type="float">
            <text:p>4</text:p>
          </table:table-cell>
          <table:table-cell table:style-name="ce45" table:formula="of:=SUMIF([$'Cumulative Data'.A$1:.A$1048576];[.C23];[$'Cumulative Data'.E$1:.E$1048576])+SUMIF([$'Cumulative Data'.A$1:.A$1048576];[.D23];[$'Cumulative Data'.E$1:.E$1048576])+SUMIF([$'Cumulative Data'.B$1:.B$1048576];[.C23];[$'Cumulative Data'.F$1:.F$1048576])+SUMIF([$'Cumulative Data'.B$1:.B$1048576];[.D23];[$'Cumulative Data'.F$1:.F$1048576])" office:value-type="float" office:value="102" calcext:value-type="float">
            <text:p>102</text:p>
          </table:table-cell>
          <table:table-cell table:style-name="ce45" table:formula="of:=SUMIF([$'Cumulative Data'.A$1:.A$1048576];[.C23];[$'Cumulative Data'.F$1:.F$1048576])+SUMIF([$'Cumulative Data'.A$1:.A$1048576];[.D23];[$'Cumulative Data'.F$1:.F$1048576])+SUMIF([$'Cumulative Data'.B$1:.B$1048576];[.C23];[$'Cumulative Data'.E$1:.E$1048576])+SUMIF([$'Cumulative Data'.B$1:.B$1048576];[.D23];[$'Cumulative Data'.E$1:.E$1048576])" office:value-type="float" office:value="62" calcext:value-type="float">
            <text:p>62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WM</text:p>
          </table:table-cell>
          <table:table-cell table:style-name="ce32" office:value-type="string" calcext:value-type="string">
            <text:p>Mole</text:p>
          </table:table-cell>
          <table:table-cell table:style-name="ce32" table:formula="of:=[.A24]&amp;&quot; &amp; &quot;&amp;[.B24]" office:value-type="string" office:string-value="WM &amp; Mole" calcext:value-type="string">
            <text:p>WM &amp; Mole</text:p>
          </table:table-cell>
          <table:table-cell table:style-name="ce32" table:formula="of:=[.B24]&amp;&quot; &amp; &quot;&amp;[.A24]" office:value-type="string" office:string-value="Mole &amp; WM" calcext:value-type="string">
            <text:p>Mole &amp; WM</text:p>
          </table:table-cell>
          <table:table-cell table:style-name="ce32" table:formula="of:=SUMIF([$'Cumulative Data'.A$1:.A$1048576];[.C24];[$'Cumulative Data'.J$1:.J$1048576])+SUMIF([$'Cumulative Data'.A$1:.A$1048576];[.D24];[$'Cumulative Data'.J$1:.J$1048576])" office:value-type="float" office:value="21.5" calcext:value-type="float">
            <text:p>21.5</text:p>
          </table:table-cell>
          <table:table-cell table:style-name="ce45" table:formula="of:=SUMIF([$'Cumulative Data'.B$1:.B$1048576];[.C24];[$'Cumulative Data'.J$1:.J$1048576])+SUMIF([$'Cumulative Data'.B$1:.B$1048576];[.D24];[$'Cumulative Data'.J$1:.J$1048576])" office:value-type="float" office:value="1" calcext:value-type="float">
            <text:p>1</text:p>
          </table:table-cell>
          <table:table-cell table:style-name="ce45" table:formula="of:=SUMIF([$'Cumulative Data'.A$1:.A$1048576];[.C24];[$'Cumulative Data'.E$1:.E$1048576])+SUMIF([$'Cumulative Data'.A$1:.A$1048576];[.D24];[$'Cumulative Data'.E$1:.E$1048576])+SUMIF([$'Cumulative Data'.B$1:.B$1048576];[.C24];[$'Cumulative Data'.F$1:.F$1048576])+SUMIF([$'Cumulative Data'.B$1:.B$1048576];[.D24];[$'Cumulative Data'.F$1:.F$1048576])" office:value-type="float" office:value="136" calcext:value-type="float">
            <text:p>136</text:p>
          </table:table-cell>
          <table:table-cell table:style-name="ce45" table:formula="of:=SUMIF([$'Cumulative Data'.A$1:.A$1048576];[.C24];[$'Cumulative Data'.F$1:.F$1048576])+SUMIF([$'Cumulative Data'.A$1:.A$1048576];[.D24];[$'Cumulative Data'.F$1:.F$1048576])+SUMIF([$'Cumulative Data'.B$1:.B$1048576];[.C24];[$'Cumulative Data'.E$1:.E$1048576])+SUMIF([$'Cumulative Data'.B$1:.B$1048576];[.D24];[$'Cumulative Data'.E$1:.E$1048576])" office:value-type="float" office:value="45" calcext:value-type="float">
            <text:p>45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WM</text:p>
          </table:table-cell>
          <table:table-cell table:style-name="ce32" office:value-type="string" calcext:value-type="string">
            <text:p>Andrew</text:p>
          </table:table-cell>
          <table:table-cell table:style-name="ce32" table:formula="of:=[.A25]&amp;&quot; &amp; &quot;&amp;[.B25]" office:value-type="string" office:string-value="WM &amp; Andrew" calcext:value-type="string">
            <text:p>WM &amp; Andrew</text:p>
          </table:table-cell>
          <table:table-cell table:style-name="ce32" table:formula="of:=[.B25]&amp;&quot; &amp; &quot;&amp;[.A25]" office:value-type="string" office:string-value="Andrew &amp; WM" calcext:value-type="string">
            <text:p>Andrew &amp; WM</text:p>
          </table:table-cell>
          <table:table-cell table:style-name="ce32" table:formula="of:=SUMIF([$'Cumulative Data'.A$1:.A$1048576];[.C25];[$'Cumulative Data'.J$1:.J$1048576])+SUMIF([$'Cumulative Data'.A$1:.A$1048576];[.D25];[$'Cumulative Data'.J$1:.J$1048576])" office:value-type="float" office:value="7.5" calcext:value-type="float">
            <text:p>7.5</text:p>
          </table:table-cell>
          <table:table-cell table:style-name="ce45" table:formula="of:=SUMIF([$'Cumulative Data'.B$1:.B$1048576];[.C25];[$'Cumulative Data'.J$1:.J$1048576])+SUMIF([$'Cumulative Data'.B$1:.B$1048576];[.D25];[$'Cumulative Data'.J$1:.J$1048576])" office:value-type="float" office:value="0" calcext:value-type="float">
            <text:p>0</text:p>
          </table:table-cell>
          <table:table-cell table:style-name="ce45" table:formula="of:=SUMIF([$'Cumulative Data'.A$1:.A$1048576];[.C25];[$'Cumulative Data'.E$1:.E$1048576])+SUMIF([$'Cumulative Data'.A$1:.A$1048576];[.D25];[$'Cumulative Data'.E$1:.E$1048576])+SUMIF([$'Cumulative Data'.B$1:.B$1048576];[.C25];[$'Cumulative Data'.F$1:.F$1048576])+SUMIF([$'Cumulative Data'.B$1:.B$1048576];[.D25];[$'Cumulative Data'.F$1:.F$1048576])" office:value-type="float" office:value="46" calcext:value-type="float">
            <text:p>46</text:p>
          </table:table-cell>
          <table:table-cell table:style-name="ce45" table:formula="of:=SUMIF([$'Cumulative Data'.A$1:.A$1048576];[.C25];[$'Cumulative Data'.F$1:.F$1048576])+SUMIF([$'Cumulative Data'.A$1:.A$1048576];[.D25];[$'Cumulative Data'.F$1:.F$1048576])+SUMIF([$'Cumulative Data'.B$1:.B$1048576];[.C25];[$'Cumulative Data'.E$1:.E$1048576])+SUMIF([$'Cumulative Data'.B$1:.B$1048576];[.D25];[$'Cumulative Data'.E$1:.E$1048576])" office:value-type="float" office:value="19" calcext:value-type="float">
            <text:p>19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WM</text:p>
          </table:table-cell>
          <table:table-cell table:style-name="ce32" office:value-type="string" calcext:value-type="string">
            <text:p>Cadol</text:p>
          </table:table-cell>
          <table:table-cell table:style-name="ce32" table:formula="of:=[.A26]&amp;&quot; &amp; &quot;&amp;[.B26]" office:value-type="string" office:string-value="WM &amp; Cadol" calcext:value-type="string">
            <text:p>WM &amp; Cadol</text:p>
          </table:table-cell>
          <table:table-cell table:style-name="ce32" table:formula="of:=[.B26]&amp;&quot; &amp; &quot;&amp;[.A26]" office:value-type="string" office:string-value="Cadol &amp; WM" calcext:value-type="string">
            <text:p>Cadol &amp; WM</text:p>
          </table:table-cell>
          <table:table-cell table:style-name="ce32" table:formula="of:=SUMIF([$'Cumulative Data'.A$1:.A$1048576];[.C26];[$'Cumulative Data'.J$1:.J$1048576])+SUMIF([$'Cumulative Data'.A$1:.A$1048576];[.D26];[$'Cumulative Data'.J$1:.J$1048576])" office:value-type="float" office:value="3" calcext:value-type="float">
            <text:p>3</text:p>
          </table:table-cell>
          <table:table-cell table:style-name="ce45" table:formula="of:=SUMIF([$'Cumulative Data'.B$1:.B$1048576];[.C26];[$'Cumulative Data'.J$1:.J$1048576])+SUMIF([$'Cumulative Data'.B$1:.B$1048576];[.D26];[$'Cumulative Data'.J$1:.J$1048576])" office:value-type="float" office:value="1" calcext:value-type="float">
            <text:p>1</text:p>
          </table:table-cell>
          <table:table-cell table:style-name="ce45" table:formula="of:=SUMIF([$'Cumulative Data'.A$1:.A$1048576];[.C26];[$'Cumulative Data'.E$1:.E$1048576])+SUMIF([$'Cumulative Data'.A$1:.A$1048576];[.D26];[$'Cumulative Data'.E$1:.E$1048576])+SUMIF([$'Cumulative Data'.B$1:.B$1048576];[.C26];[$'Cumulative Data'.F$1:.F$1048576])+SUMIF([$'Cumulative Data'.B$1:.B$1048576];[.D26];[$'Cumulative Data'.F$1:.F$1048576])" office:value-type="float" office:value="19" calcext:value-type="float">
            <text:p>19</text:p>
          </table:table-cell>
          <table:table-cell table:style-name="ce45" table:formula="of:=SUMIF([$'Cumulative Data'.A$1:.A$1048576];[.C26];[$'Cumulative Data'.F$1:.F$1048576])+SUMIF([$'Cumulative Data'.A$1:.A$1048576];[.D26];[$'Cumulative Data'.F$1:.F$1048576])+SUMIF([$'Cumulative Data'.B$1:.B$1048576];[.C26];[$'Cumulative Data'.E$1:.E$1048576])+SUMIF([$'Cumulative Data'.B$1:.B$1048576];[.D26];[$'Cumulative Data'.E$1:.E$1048576])" office:value-type="float" office:value="14" calcext:value-type="float">
            <text:p>14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Chi</text:p>
          </table:table-cell>
          <table:table-cell table:style-name="ce32" office:value-type="string" calcext:value-type="string">
            <text:p>SG</text:p>
          </table:table-cell>
          <table:table-cell table:style-name="ce32" table:formula="of:=[.A27]&amp;&quot; &amp; &quot;&amp;[.B27]" office:value-type="string" office:string-value="Chi &amp; SG" calcext:value-type="string">
            <text:p>Chi &amp; SG</text:p>
          </table:table-cell>
          <table:table-cell table:style-name="ce32" table:formula="of:=[.B27]&amp;&quot; &amp; &quot;&amp;[.A27]" office:value-type="string" office:string-value="SG &amp; Chi" calcext:value-type="string">
            <text:p>SG &amp; Chi</text:p>
          </table:table-cell>
          <table:table-cell table:style-name="ce32" table:formula="of:=SUMIF([$'Cumulative Data'.A$1:.A$1048576];[.C27];[$'Cumulative Data'.J$1:.J$1048576])+SUMIF([$'Cumulative Data'.A$1:.A$1048576];[.D27];[$'Cumulative Data'.J$1:.J$1048576])" office:value-type="float" office:value="1" calcext:value-type="float">
            <text:p>1</text:p>
          </table:table-cell>
          <table:table-cell table:style-name="ce45" table:formula="of:=SUMIF([$'Cumulative Data'.B$1:.B$1048576];[.C27];[$'Cumulative Data'.J$1:.J$1048576])+SUMIF([$'Cumulative Data'.B$1:.B$1048576];[.D27];[$'Cumulative Data'.J$1:.J$1048576])" office:value-type="float" office:value="20.5" calcext:value-type="float">
            <text:p>20.5</text:p>
          </table:table-cell>
          <table:table-cell table:style-name="ce45" table:formula="of:=SUMIF([$'Cumulative Data'.A$1:.A$1048576];[.C27];[$'Cumulative Data'.E$1:.E$1048576])+SUMIF([$'Cumulative Data'.A$1:.A$1048576];[.D27];[$'Cumulative Data'.E$1:.E$1048576])+SUMIF([$'Cumulative Data'.B$1:.B$1048576];[.C27];[$'Cumulative Data'.F$1:.F$1048576])+SUMIF([$'Cumulative Data'.B$1:.B$1048576];[.D27];[$'Cumulative Data'.F$1:.F$1048576])" office:value-type="float" office:value="56" calcext:value-type="float">
            <text:p>56</text:p>
          </table:table-cell>
          <table:table-cell table:style-name="ce45" table:formula="of:=SUMIF([$'Cumulative Data'.A$1:.A$1048576];[.C27];[$'Cumulative Data'.F$1:.F$1048576])+SUMIF([$'Cumulative Data'.A$1:.A$1048576];[.D27];[$'Cumulative Data'.F$1:.F$1048576])+SUMIF([$'Cumulative Data'.B$1:.B$1048576];[.C27];[$'Cumulative Data'.E$1:.E$1048576])+SUMIF([$'Cumulative Data'.B$1:.B$1048576];[.D27];[$'Cumulative Data'.E$1:.E$1048576])" office:value-type="float" office:value="125" calcext:value-type="float">
            <text:p>125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Chi</text:p>
          </table:table-cell>
          <table:table-cell table:style-name="ce32" office:value-type="string" calcext:value-type="string">
            <text:p>Mike</text:p>
          </table:table-cell>
          <table:table-cell table:style-name="ce32" table:formula="of:=[.A28]&amp;&quot; &amp; &quot;&amp;[.B28]" office:value-type="string" office:string-value="Chi &amp; Mike" calcext:value-type="string">
            <text:p>Chi &amp; Mike</text:p>
          </table:table-cell>
          <table:table-cell table:style-name="ce32" table:formula="of:=[.B28]&amp;&quot; &amp; &quot;&amp;[.A28]" office:value-type="string" office:string-value="Mike &amp; Chi" calcext:value-type="string">
            <text:p>Mike &amp; Chi</text:p>
          </table:table-cell>
          <table:table-cell table:style-name="ce32" table:formula="of:=SUMIF([$'Cumulative Data'.A$1:.A$1048576];[.C28];[$'Cumulative Data'.J$1:.J$1048576])+SUMIF([$'Cumulative Data'.A$1:.A$1048576];[.D28];[$'Cumulative Data'.J$1:.J$1048576])" office:value-type="float" office:value="5" calcext:value-type="float">
            <text:p>5</text:p>
          </table:table-cell>
          <table:table-cell table:style-name="ce45" table:formula="of:=SUMIF([$'Cumulative Data'.B$1:.B$1048576];[.C28];[$'Cumulative Data'.J$1:.J$1048576])+SUMIF([$'Cumulative Data'.B$1:.B$1048576];[.D28];[$'Cumulative Data'.J$1:.J$1048576])" office:value-type="float" office:value="14.5" calcext:value-type="float">
            <text:p>14.5</text:p>
          </table:table-cell>
          <table:table-cell table:style-name="ce45" table:formula="of:=SUMIF([$'Cumulative Data'.A$1:.A$1048576];[.C28];[$'Cumulative Data'.E$1:.E$1048576])+SUMIF([$'Cumulative Data'.A$1:.A$1048576];[.D28];[$'Cumulative Data'.E$1:.E$1048576])+SUMIF([$'Cumulative Data'.B$1:.B$1048576];[.C28];[$'Cumulative Data'.F$1:.F$1048576])+SUMIF([$'Cumulative Data'.B$1:.B$1048576];[.D28];[$'Cumulative Data'.F$1:.F$1048576])" office:value-type="float" office:value="70" calcext:value-type="float">
            <text:p>70</text:p>
          </table:table-cell>
          <table:table-cell table:style-name="ce45" table:formula="of:=SUMIF([$'Cumulative Data'.A$1:.A$1048576];[.C28];[$'Cumulative Data'.F$1:.F$1048576])+SUMIF([$'Cumulative Data'.A$1:.A$1048576];[.D28];[$'Cumulative Data'.F$1:.F$1048576])+SUMIF([$'Cumulative Data'.B$1:.B$1048576];[.C28];[$'Cumulative Data'.E$1:.E$1048576])+SUMIF([$'Cumulative Data'.B$1:.B$1048576];[.D28];[$'Cumulative Data'.E$1:.E$1048576])" office:value-type="float" office:value="104" calcext:value-type="float">
            <text:p>104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Chi</text:p>
          </table:table-cell>
          <table:table-cell table:style-name="ce32" office:value-type="string" calcext:value-type="string">
            <text:p>DT</text:p>
          </table:table-cell>
          <table:table-cell table:style-name="ce32" table:formula="of:=[.A29]&amp;&quot; &amp; &quot;&amp;[.B29]" office:value-type="string" office:string-value="Chi &amp; DT" calcext:value-type="string">
            <text:p>Chi &amp; DT</text:p>
          </table:table-cell>
          <table:table-cell table:style-name="ce32" table:formula="of:=[.B29]&amp;&quot; &amp; &quot;&amp;[.A29]" office:value-type="string" office:string-value="DT &amp; Chi" calcext:value-type="string">
            <text:p>DT &amp; Chi</text:p>
          </table:table-cell>
          <table:table-cell table:style-name="ce32" table:formula="of:=SUMIF([$'Cumulative Data'.A$1:.A$1048576];[.C29];[$'Cumulative Data'.J$1:.J$1048576])+SUMIF([$'Cumulative Data'.A$1:.A$1048576];[.D29];[$'Cumulative Data'.J$1:.J$1048576])" office:value-type="float" office:value="1.5" calcext:value-type="float">
            <text:p>1.5</text:p>
          </table:table-cell>
          <table:table-cell table:style-name="ce45" table:formula="of:=SUMIF([$'Cumulative Data'.B$1:.B$1048576];[.C29];[$'Cumulative Data'.J$1:.J$1048576])+SUMIF([$'Cumulative Data'.B$1:.B$1048576];[.D29];[$'Cumulative Data'.J$1:.J$1048576])" office:value-type="float" office:value="10" calcext:value-type="float">
            <text:p>10</text:p>
          </table:table-cell>
          <table:table-cell table:style-name="ce45" table:formula="of:=SUMIF([$'Cumulative Data'.A$1:.A$1048576];[.C29];[$'Cumulative Data'.E$1:.E$1048576])+SUMIF([$'Cumulative Data'.A$1:.A$1048576];[.D29];[$'Cumulative Data'.E$1:.E$1048576])+SUMIF([$'Cumulative Data'.B$1:.B$1048576];[.C29];[$'Cumulative Data'.F$1:.F$1048576])+SUMIF([$'Cumulative Data'.B$1:.B$1048576];[.D29];[$'Cumulative Data'.F$1:.F$1048576])" office:value-type="float" office:value="28" calcext:value-type="float">
            <text:p>28</text:p>
          </table:table-cell>
          <table:table-cell table:style-name="ce45" table:formula="of:=SUMIF([$'Cumulative Data'.A$1:.A$1048576];[.C29];[$'Cumulative Data'.F$1:.F$1048576])+SUMIF([$'Cumulative Data'.A$1:.A$1048576];[.D29];[$'Cumulative Data'.F$1:.F$1048576])+SUMIF([$'Cumulative Data'.B$1:.B$1048576];[.C29];[$'Cumulative Data'.E$1:.E$1048576])+SUMIF([$'Cumulative Data'.B$1:.B$1048576];[.D29];[$'Cumulative Data'.E$1:.E$1048576])" office:value-type="float" office:value="65" calcext:value-type="float">
            <text:p>65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Chi</text:p>
          </table:table-cell>
          <table:table-cell table:style-name="ce32" office:value-type="string" calcext:value-type="string">
            <text:p>Kita</text:p>
          </table:table-cell>
          <table:table-cell table:style-name="ce32" table:formula="of:=[.A30]&amp;&quot; &amp; &quot;&amp;[.B30]" office:value-type="string" office:string-value="Chi &amp; Kita" calcext:value-type="string">
            <text:p>Chi &amp; Kita</text:p>
          </table:table-cell>
          <table:table-cell table:style-name="ce32" table:formula="of:=[.B30]&amp;&quot; &amp; &quot;&amp;[.A30]" office:value-type="string" office:string-value="Kita &amp; Chi" calcext:value-type="string">
            <text:p>Kita &amp; Chi</text:p>
          </table:table-cell>
          <table:table-cell table:style-name="ce32" table:formula="of:=SUMIF([$'Cumulative Data'.A$1:.A$1048576];[.C30];[$'Cumulative Data'.J$1:.J$1048576])+SUMIF([$'Cumulative Data'.A$1:.A$1048576];[.D30];[$'Cumulative Data'.J$1:.J$1048576])" office:value-type="float" office:value="0" calcext:value-type="float">
            <text:p>0</text:p>
          </table:table-cell>
          <table:table-cell table:style-name="ce45" table:formula="of:=SUMIF([$'Cumulative Data'.B$1:.B$1048576];[.C30];[$'Cumulative Data'.J$1:.J$1048576])+SUMIF([$'Cumulative Data'.B$1:.B$1048576];[.D30];[$'Cumulative Data'.J$1:.J$1048576])" office:value-type="float" office:value="7" calcext:value-type="float">
            <text:p>7</text:p>
          </table:table-cell>
          <table:table-cell table:style-name="ce45" table:formula="of:=SUMIF([$'Cumulative Data'.A$1:.A$1048576];[.C30];[$'Cumulative Data'.E$1:.E$1048576])+SUMIF([$'Cumulative Data'.A$1:.A$1048576];[.D30];[$'Cumulative Data'.E$1:.E$1048576])+SUMIF([$'Cumulative Data'.B$1:.B$1048576];[.C30];[$'Cumulative Data'.F$1:.F$1048576])+SUMIF([$'Cumulative Data'.B$1:.B$1048576];[.D30];[$'Cumulative Data'.F$1:.F$1048576])" office:value-type="float" office:value="23" calcext:value-type="float">
            <text:p>23</text:p>
          </table:table-cell>
          <table:table-cell table:style-name="ce45" table:formula="of:=SUMIF([$'Cumulative Data'.A$1:.A$1048576];[.C30];[$'Cumulative Data'.F$1:.F$1048576])+SUMIF([$'Cumulative Data'.A$1:.A$1048576];[.D30];[$'Cumulative Data'.F$1:.F$1048576])+SUMIF([$'Cumulative Data'.B$1:.B$1048576];[.C30];[$'Cumulative Data'.E$1:.E$1048576])+SUMIF([$'Cumulative Data'.B$1:.B$1048576];[.D30];[$'Cumulative Data'.E$1:.E$1048576])" office:value-type="float" office:value="43" calcext:value-type="float">
            <text:p>43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Chi</text:p>
          </table:table-cell>
          <table:table-cell table:style-name="ce32" office:value-type="string" calcext:value-type="string">
            <text:p>Batty</text:p>
          </table:table-cell>
          <table:table-cell table:style-name="ce32" table:formula="of:=[.A31]&amp;&quot; &amp; &quot;&amp;[.B31]" office:value-type="string" office:string-value="Chi &amp; Batty" calcext:value-type="string">
            <text:p>Chi &amp; Batty</text:p>
          </table:table-cell>
          <table:table-cell table:style-name="ce32" table:formula="of:=[.B31]&amp;&quot; &amp; &quot;&amp;[.A31]" office:value-type="string" office:string-value="Batty &amp; Chi" calcext:value-type="string">
            <text:p>Batty &amp; Chi</text:p>
          </table:table-cell>
          <table:table-cell table:style-name="ce32" table:formula="of:=SUMIF([$'Cumulative Data'.A$1:.A$1048576];[.C31];[$'Cumulative Data'.J$1:.J$1048576])+SUMIF([$'Cumulative Data'.A$1:.A$1048576];[.D31];[$'Cumulative Data'.J$1:.J$1048576])" office:value-type="float" office:value="5.5" calcext:value-type="float">
            <text:p>5.5</text:p>
          </table:table-cell>
          <table:table-cell table:style-name="ce45" table:formula="of:=SUMIF([$'Cumulative Data'.B$1:.B$1048576];[.C31];[$'Cumulative Data'.J$1:.J$1048576])+SUMIF([$'Cumulative Data'.B$1:.B$1048576];[.D31];[$'Cumulative Data'.J$1:.J$1048576])" office:value-type="float" office:value="10" calcext:value-type="float">
            <text:p>10</text:p>
          </table:table-cell>
          <table:table-cell table:style-name="ce45" table:formula="of:=SUMIF([$'Cumulative Data'.A$1:.A$1048576];[.C31];[$'Cumulative Data'.E$1:.E$1048576])+SUMIF([$'Cumulative Data'.A$1:.A$1048576];[.D31];[$'Cumulative Data'.E$1:.E$1048576])+SUMIF([$'Cumulative Data'.B$1:.B$1048576];[.C31];[$'Cumulative Data'.F$1:.F$1048576])+SUMIF([$'Cumulative Data'.B$1:.B$1048576];[.D31];[$'Cumulative Data'.F$1:.F$1048576])" office:value-type="float" office:value="69" calcext:value-type="float">
            <text:p>69</text:p>
          </table:table-cell>
          <table:table-cell table:style-name="ce45" table:formula="of:=SUMIF([$'Cumulative Data'.A$1:.A$1048576];[.C31];[$'Cumulative Data'.F$1:.F$1048576])+SUMIF([$'Cumulative Data'.A$1:.A$1048576];[.D31];[$'Cumulative Data'.F$1:.F$1048576])+SUMIF([$'Cumulative Data'.B$1:.B$1048576];[.C31];[$'Cumulative Data'.E$1:.E$1048576])+SUMIF([$'Cumulative Data'.B$1:.B$1048576];[.D31];[$'Cumulative Data'.E$1:.E$1048576])" office:value-type="float" office:value="83" calcext:value-type="float">
            <text:p>83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Chi</text:p>
          </table:table-cell>
          <table:table-cell table:style-name="ce32" office:value-type="string" calcext:value-type="string">
            <text:p>Mole</text:p>
          </table:table-cell>
          <table:table-cell table:style-name="ce32" table:formula="of:=[.A32]&amp;&quot; &amp; &quot;&amp;[.B32]" office:value-type="string" office:string-value="Chi &amp; Mole" calcext:value-type="string">
            <text:p>Chi &amp; Mole</text:p>
          </table:table-cell>
          <table:table-cell table:style-name="ce32" table:formula="of:=[.B32]&amp;&quot; &amp; &quot;&amp;[.A32]" office:value-type="string" office:string-value="Mole &amp; Chi" calcext:value-type="string">
            <text:p>Mole &amp; Chi</text:p>
          </table:table-cell>
          <table:table-cell table:style-name="ce32" table:formula="of:=SUMIF([$'Cumulative Data'.A$1:.A$1048576];[.C32];[$'Cumulative Data'.J$1:.J$1048576])+SUMIF([$'Cumulative Data'.A$1:.A$1048576];[.D32];[$'Cumulative Data'.J$1:.J$1048576])" office:value-type="float" office:value="9.5" calcext:value-type="float">
            <text:p>9.5</text:p>
          </table:table-cell>
          <table:table-cell table:style-name="ce45" table:formula="of:=SUMIF([$'Cumulative Data'.B$1:.B$1048576];[.C32];[$'Cumulative Data'.J$1:.J$1048576])+SUMIF([$'Cumulative Data'.B$1:.B$1048576];[.D32];[$'Cumulative Data'.J$1:.J$1048576])" office:value-type="float" office:value="8" calcext:value-type="float">
            <text:p>8</text:p>
          </table:table-cell>
          <table:table-cell table:style-name="ce45" table:formula="of:=SUMIF([$'Cumulative Data'.A$1:.A$1048576];[.C32];[$'Cumulative Data'.E$1:.E$1048576])+SUMIF([$'Cumulative Data'.A$1:.A$1048576];[.D32];[$'Cumulative Data'.E$1:.E$1048576])+SUMIF([$'Cumulative Data'.B$1:.B$1048576];[.C32];[$'Cumulative Data'.F$1:.F$1048576])+SUMIF([$'Cumulative Data'.B$1:.B$1048576];[.D32];[$'Cumulative Data'.F$1:.F$1048576])" office:value-type="float" office:value="83" calcext:value-type="float">
            <text:p>83</text:p>
          </table:table-cell>
          <table:table-cell table:style-name="ce45" table:formula="of:=SUMIF([$'Cumulative Data'.A$1:.A$1048576];[.C32];[$'Cumulative Data'.F$1:.F$1048576])+SUMIF([$'Cumulative Data'.A$1:.A$1048576];[.D32];[$'Cumulative Data'.F$1:.F$1048576])+SUMIF([$'Cumulative Data'.B$1:.B$1048576];[.C32];[$'Cumulative Data'.E$1:.E$1048576])+SUMIF([$'Cumulative Data'.B$1:.B$1048576];[.D32];[$'Cumulative Data'.E$1:.E$1048576])" office:value-type="float" office:value="80" calcext:value-type="float">
            <text:p>80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Chi</text:p>
          </table:table-cell>
          <table:table-cell table:style-name="ce32" office:value-type="string" calcext:value-type="string">
            <text:p>Andrew</text:p>
          </table:table-cell>
          <table:table-cell table:style-name="ce32" table:formula="of:=[.A33]&amp;&quot; &amp; &quot;&amp;[.B33]" office:value-type="string" office:string-value="Chi &amp; Andrew" calcext:value-type="string">
            <text:p>Chi &amp; Andrew</text:p>
          </table:table-cell>
          <table:table-cell table:style-name="ce32" table:formula="of:=[.B33]&amp;&quot; &amp; &quot;&amp;[.A33]" office:value-type="string" office:string-value="Andrew &amp; Chi" calcext:value-type="string">
            <text:p>Andrew &amp; Chi</text:p>
          </table:table-cell>
          <table:table-cell table:style-name="ce32" table:formula="of:=SUMIF([$'Cumulative Data'.A$1:.A$1048576];[.C33];[$'Cumulative Data'.J$1:.J$1048576])+SUMIF([$'Cumulative Data'.A$1:.A$1048576];[.D33];[$'Cumulative Data'.J$1:.J$1048576])" office:value-type="float" office:value="1.5" calcext:value-type="float">
            <text:p>1.5</text:p>
          </table:table-cell>
          <table:table-cell table:style-name="ce45" table:formula="of:=SUMIF([$'Cumulative Data'.B$1:.B$1048576];[.C33];[$'Cumulative Data'.J$1:.J$1048576])+SUMIF([$'Cumulative Data'.B$1:.B$1048576];[.D33];[$'Cumulative Data'.J$1:.J$1048576])" office:value-type="float" office:value="7.5" calcext:value-type="float">
            <text:p>7.5</text:p>
          </table:table-cell>
          <table:table-cell table:style-name="ce45" table:formula="of:=SUMIF([$'Cumulative Data'.A$1:.A$1048576];[.C33];[$'Cumulative Data'.E$1:.E$1048576])+SUMIF([$'Cumulative Data'.A$1:.A$1048576];[.D33];[$'Cumulative Data'.E$1:.E$1048576])+SUMIF([$'Cumulative Data'.B$1:.B$1048576];[.C33];[$'Cumulative Data'.F$1:.F$1048576])+SUMIF([$'Cumulative Data'.B$1:.B$1048576];[.D33];[$'Cumulative Data'.F$1:.F$1048576])" office:value-type="float" office:value="36" calcext:value-type="float">
            <text:p>36</text:p>
          </table:table-cell>
          <table:table-cell table:style-name="ce45" table:formula="of:=SUMIF([$'Cumulative Data'.A$1:.A$1048576];[.C33];[$'Cumulative Data'.F$1:.F$1048576])+SUMIF([$'Cumulative Data'.A$1:.A$1048576];[.D33];[$'Cumulative Data'.F$1:.F$1048576])+SUMIF([$'Cumulative Data'.B$1:.B$1048576];[.C33];[$'Cumulative Data'.E$1:.E$1048576])+SUMIF([$'Cumulative Data'.B$1:.B$1048576];[.D33];[$'Cumulative Data'.E$1:.E$1048576])" office:value-type="float" office:value="48" calcext:value-type="float">
            <text:p>48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Chi</text:p>
          </table:table-cell>
          <table:table-cell table:style-name="ce32" office:value-type="string" calcext:value-type="string">
            <text:p>Cadol</text:p>
          </table:table-cell>
          <table:table-cell table:style-name="ce32" table:formula="of:=[.A34]&amp;&quot; &amp; &quot;&amp;[.B34]" office:value-type="string" office:string-value="Chi &amp; Cadol" calcext:value-type="string">
            <text:p>Chi &amp; Cadol</text:p>
          </table:table-cell>
          <table:table-cell table:style-name="ce32" table:formula="of:=[.B34]&amp;&quot; &amp; &quot;&amp;[.A34]" office:value-type="string" office:string-value="Cadol &amp; Chi" calcext:value-type="string">
            <text:p>Cadol &amp; Chi</text:p>
          </table:table-cell>
          <table:table-cell table:style-name="ce32" table:formula="of:=SUMIF([$'Cumulative Data'.A$1:.A$1048576];[.C34];[$'Cumulative Data'.J$1:.J$1048576])+SUMIF([$'Cumulative Data'.A$1:.A$1048576];[.D34];[$'Cumulative Data'.J$1:.J$1048576])" office:value-type="float" office:value="1" calcext:value-type="float">
            <text:p>1</text:p>
          </table:table-cell>
          <table:table-cell table:style-name="ce45" table:formula="of:=SUMIF([$'Cumulative Data'.B$1:.B$1048576];[.C34];[$'Cumulative Data'.J$1:.J$1048576])+SUMIF([$'Cumulative Data'.B$1:.B$1048576];[.D34];[$'Cumulative Data'.J$1:.J$1048576])" office:value-type="float" office:value="4" calcext:value-type="float">
            <text:p>4</text:p>
          </table:table-cell>
          <table:table-cell table:style-name="ce45" table:formula="of:=SUMIF([$'Cumulative Data'.A$1:.A$1048576];[.C34];[$'Cumulative Data'.E$1:.E$1048576])+SUMIF([$'Cumulative Data'.A$1:.A$1048576];[.D34];[$'Cumulative Data'.E$1:.E$1048576])+SUMIF([$'Cumulative Data'.B$1:.B$1048576];[.C34];[$'Cumulative Data'.F$1:.F$1048576])+SUMIF([$'Cumulative Data'.B$1:.B$1048576];[.D34];[$'Cumulative Data'.F$1:.F$1048576])" office:value-type="float" office:value="13" calcext:value-type="float">
            <text:p>13</text:p>
          </table:table-cell>
          <table:table-cell table:style-name="ce45" table:formula="of:=SUMIF([$'Cumulative Data'.A$1:.A$1048576];[.C34];[$'Cumulative Data'.F$1:.F$1048576])+SUMIF([$'Cumulative Data'.A$1:.A$1048576];[.D34];[$'Cumulative Data'.F$1:.F$1048576])+SUMIF([$'Cumulative Data'.B$1:.B$1048576];[.C34];[$'Cumulative Data'.E$1:.E$1048576])+SUMIF([$'Cumulative Data'.B$1:.B$1048576];[.D34];[$'Cumulative Data'.E$1:.E$1048576])" office:value-type="float" office:value="30" calcext:value-type="float">
            <text:p>30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SG</text:p>
          </table:table-cell>
          <table:table-cell table:style-name="ce32" office:value-type="string" calcext:value-type="string">
            <text:p>Mike</text:p>
          </table:table-cell>
          <table:table-cell table:style-name="ce32" table:formula="of:=[.A35]&amp;&quot; &amp; &quot;&amp;[.B35]" office:value-type="string" office:string-value="SG &amp; Mike" calcext:value-type="string">
            <text:p>SG &amp; Mike</text:p>
          </table:table-cell>
          <table:table-cell table:style-name="ce32" table:formula="of:=[.B35]&amp;&quot; &amp; &quot;&amp;[.A35]" office:value-type="string" office:string-value="Mike &amp; SG" calcext:value-type="string">
            <text:p>Mike &amp; SG</text:p>
          </table:table-cell>
          <table:table-cell table:style-name="ce32" table:formula="of:=SUMIF([$'Cumulative Data'.A$1:.A$1048576];[.C35];[$'Cumulative Data'.J$1:.J$1048576])+SUMIF([$'Cumulative Data'.A$1:.A$1048576];[.D35];[$'Cumulative Data'.J$1:.J$1048576])" office:value-type="float" office:value="2" calcext:value-type="float">
            <text:p>2</text:p>
          </table:table-cell>
          <table:table-cell table:style-name="ce45" table:formula="of:=SUMIF([$'Cumulative Data'.B$1:.B$1048576];[.C35];[$'Cumulative Data'.J$1:.J$1048576])+SUMIF([$'Cumulative Data'.B$1:.B$1048576];[.D35];[$'Cumulative Data'.J$1:.J$1048576])" office:value-type="float" office:value="9.5" calcext:value-type="float">
            <text:p>9.5</text:p>
          </table:table-cell>
          <table:table-cell table:style-name="ce45" table:formula="of:=SUMIF([$'Cumulative Data'.A$1:.A$1048576];[.C35];[$'Cumulative Data'.E$1:.E$1048576])+SUMIF([$'Cumulative Data'.A$1:.A$1048576];[.D35];[$'Cumulative Data'.E$1:.E$1048576])+SUMIF([$'Cumulative Data'.B$1:.B$1048576];[.C35];[$'Cumulative Data'.F$1:.F$1048576])+SUMIF([$'Cumulative Data'.B$1:.B$1048576];[.D35];[$'Cumulative Data'.F$1:.F$1048576])" office:value-type="float" office:value="30" calcext:value-type="float">
            <text:p>30</text:p>
          </table:table-cell>
          <table:table-cell table:style-name="ce45" table:formula="of:=SUMIF([$'Cumulative Data'.A$1:.A$1048576];[.C35];[$'Cumulative Data'.F$1:.F$1048576])+SUMIF([$'Cumulative Data'.A$1:.A$1048576];[.D35];[$'Cumulative Data'.F$1:.F$1048576])+SUMIF([$'Cumulative Data'.B$1:.B$1048576];[.C35];[$'Cumulative Data'.E$1:.E$1048576])+SUMIF([$'Cumulative Data'.B$1:.B$1048576];[.D35];[$'Cumulative Data'.E$1:.E$1048576])" office:value-type="float" office:value="65" calcext:value-type="float">
            <text:p>65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SG</text:p>
          </table:table-cell>
          <table:table-cell table:style-name="ce32" office:value-type="string" calcext:value-type="string">
            <text:p>Chi</text:p>
          </table:table-cell>
          <table:table-cell table:style-name="ce32" table:formula="of:=[.A36]&amp;&quot; &amp; &quot;&amp;[.B36]" office:value-type="string" office:string-value="SG &amp; Chi" calcext:value-type="string">
            <text:p>SG &amp; Chi</text:p>
          </table:table-cell>
          <table:table-cell table:style-name="ce32" table:formula="of:=[.B36]&amp;&quot; &amp; &quot;&amp;[.A36]" office:value-type="string" office:string-value="Chi &amp; SG" calcext:value-type="string">
            <text:p>Chi &amp; SG</text:p>
          </table:table-cell>
          <table:table-cell table:style-name="ce32" table:formula="of:=SUMIF([$'Cumulative Data'.A$1:.A$1048576];[.C36];[$'Cumulative Data'.J$1:.J$1048576])+SUMIF([$'Cumulative Data'.A$1:.A$1048576];[.D36];[$'Cumulative Data'.J$1:.J$1048576])" office:value-type="float" office:value="1" calcext:value-type="float">
            <text:p>1</text:p>
          </table:table-cell>
          <table:table-cell table:style-name="ce45" table:formula="of:=SUMIF([$'Cumulative Data'.B$1:.B$1048576];[.C36];[$'Cumulative Data'.J$1:.J$1048576])+SUMIF([$'Cumulative Data'.B$1:.B$1048576];[.D36];[$'Cumulative Data'.J$1:.J$1048576])" office:value-type="float" office:value="20.5" calcext:value-type="float">
            <text:p>20.5</text:p>
          </table:table-cell>
          <table:table-cell table:style-name="ce45" table:formula="of:=SUMIF([$'Cumulative Data'.A$1:.A$1048576];[.C36];[$'Cumulative Data'.E$1:.E$1048576])+SUMIF([$'Cumulative Data'.A$1:.A$1048576];[.D36];[$'Cumulative Data'.E$1:.E$1048576])+SUMIF([$'Cumulative Data'.B$1:.B$1048576];[.C36];[$'Cumulative Data'.F$1:.F$1048576])+SUMIF([$'Cumulative Data'.B$1:.B$1048576];[.D36];[$'Cumulative Data'.F$1:.F$1048576])" office:value-type="float" office:value="56" calcext:value-type="float">
            <text:p>56</text:p>
          </table:table-cell>
          <table:table-cell table:style-name="ce45" table:formula="of:=SUMIF([$'Cumulative Data'.A$1:.A$1048576];[.C36];[$'Cumulative Data'.F$1:.F$1048576])+SUMIF([$'Cumulative Data'.A$1:.A$1048576];[.D36];[$'Cumulative Data'.F$1:.F$1048576])+SUMIF([$'Cumulative Data'.B$1:.B$1048576];[.C36];[$'Cumulative Data'.E$1:.E$1048576])+SUMIF([$'Cumulative Data'.B$1:.B$1048576];[.D36];[$'Cumulative Data'.E$1:.E$1048576])" office:value-type="float" office:value="125" calcext:value-type="float">
            <text:p>125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SG</text:p>
          </table:table-cell>
          <table:table-cell table:style-name="ce32" office:value-type="string" calcext:value-type="string">
            <text:p>DT</text:p>
          </table:table-cell>
          <table:table-cell table:style-name="ce32" table:formula="of:=[.A37]&amp;&quot; &amp; &quot;&amp;[.B37]" office:value-type="string" office:string-value="SG &amp; DT" calcext:value-type="string">
            <text:p>SG &amp; DT</text:p>
          </table:table-cell>
          <table:table-cell table:style-name="ce32" table:formula="of:=[.B37]&amp;&quot; &amp; &quot;&amp;[.A37]" office:value-type="string" office:string-value="DT &amp; SG" calcext:value-type="string">
            <text:p>DT &amp; SG</text:p>
          </table:table-cell>
          <table:table-cell table:style-name="ce32" table:formula="of:=SUMIF([$'Cumulative Data'.A$1:.A$1048576];[.C37];[$'Cumulative Data'.J$1:.J$1048576])+SUMIF([$'Cumulative Data'.A$1:.A$1048576];[.D37];[$'Cumulative Data'.J$1:.J$1048576])" office:value-type="float" office:value="0" calcext:value-type="float">
            <text:p>0</text:p>
          </table:table-cell>
          <table:table-cell table:style-name="ce45" table:formula="of:=SUMIF([$'Cumulative Data'.B$1:.B$1048576];[.C37];[$'Cumulative Data'.J$1:.J$1048576])+SUMIF([$'Cumulative Data'.B$1:.B$1048576];[.D37];[$'Cumulative Data'.J$1:.J$1048576])" office:value-type="float" office:value="4" calcext:value-type="float">
            <text:p>4</text:p>
          </table:table-cell>
          <table:table-cell table:style-name="ce45" table:formula="of:=SUMIF([$'Cumulative Data'.A$1:.A$1048576];[.C37];[$'Cumulative Data'.E$1:.E$1048576])+SUMIF([$'Cumulative Data'.A$1:.A$1048576];[.D37];[$'Cumulative Data'.E$1:.E$1048576])+SUMIF([$'Cumulative Data'.B$1:.B$1048576];[.C37];[$'Cumulative Data'.F$1:.F$1048576])+SUMIF([$'Cumulative Data'.B$1:.B$1048576];[.D37];[$'Cumulative Data'.F$1:.F$1048576])" office:value-type="float" office:value="15" calcext:value-type="float">
            <text:p>15</text:p>
          </table:table-cell>
          <table:table-cell table:style-name="ce45" table:formula="of:=SUMIF([$'Cumulative Data'.A$1:.A$1048576];[.C37];[$'Cumulative Data'.F$1:.F$1048576])+SUMIF([$'Cumulative Data'.A$1:.A$1048576];[.D37];[$'Cumulative Data'.F$1:.F$1048576])+SUMIF([$'Cumulative Data'.B$1:.B$1048576];[.C37];[$'Cumulative Data'.E$1:.E$1048576])+SUMIF([$'Cumulative Data'.B$1:.B$1048576];[.D37];[$'Cumulative Data'.E$1:.E$1048576])" office:value-type="float" office:value="29" calcext:value-type="float">
            <text:p>29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SG</text:p>
          </table:table-cell>
          <table:table-cell table:style-name="ce32" office:value-type="string" calcext:value-type="string">
            <text:p>Kita</text:p>
          </table:table-cell>
          <table:table-cell table:style-name="ce32" table:formula="of:=[.A38]&amp;&quot; &amp; &quot;&amp;[.B38]" office:value-type="string" office:string-value="SG &amp; Kita" calcext:value-type="string">
            <text:p>SG &amp; Kita</text:p>
          </table:table-cell>
          <table:table-cell table:style-name="ce32" table:formula="of:=[.B38]&amp;&quot; &amp; &quot;&amp;[.A38]" office:value-type="string" office:string-value="Kita &amp; SG" calcext:value-type="string">
            <text:p>Kita &amp; SG</text:p>
          </table:table-cell>
          <table:table-cell table:style-name="ce32" table:formula="of:=SUMIF([$'Cumulative Data'.A$1:.A$1048576];[.C38];[$'Cumulative Data'.J$1:.J$1048576])+SUMIF([$'Cumulative Data'.A$1:.A$1048576];[.D38];[$'Cumulative Data'.J$1:.J$1048576])" office:value-type="float" office:value="0" calcext:value-type="float">
            <text:p>0</text:p>
          </table:table-cell>
          <table:table-cell table:style-name="ce45" table:formula="of:=SUMIF([$'Cumulative Data'.B$1:.B$1048576];[.C38];[$'Cumulative Data'.J$1:.J$1048576])+SUMIF([$'Cumulative Data'.B$1:.B$1048576];[.D38];[$'Cumulative Data'.J$1:.J$1048576])" office:value-type="float" office:value="2.5" calcext:value-type="float">
            <text:p>2.5</text:p>
          </table:table-cell>
          <table:table-cell table:style-name="ce45" table:formula="of:=SUMIF([$'Cumulative Data'.A$1:.A$1048576];[.C38];[$'Cumulative Data'.E$1:.E$1048576])+SUMIF([$'Cumulative Data'.A$1:.A$1048576];[.D38];[$'Cumulative Data'.E$1:.E$1048576])+SUMIF([$'Cumulative Data'.B$1:.B$1048576];[.C38];[$'Cumulative Data'.F$1:.F$1048576])+SUMIF([$'Cumulative Data'.B$1:.B$1048576];[.D38];[$'Cumulative Data'.F$1:.F$1048576])" office:value-type="float" office:value="1" calcext:value-type="float">
            <text:p>1</text:p>
          </table:table-cell>
          <table:table-cell table:style-name="ce45" table:formula="of:=SUMIF([$'Cumulative Data'.A$1:.A$1048576];[.C38];[$'Cumulative Data'.F$1:.F$1048576])+SUMIF([$'Cumulative Data'.A$1:.A$1048576];[.D38];[$'Cumulative Data'.F$1:.F$1048576])+SUMIF([$'Cumulative Data'.B$1:.B$1048576];[.C38];[$'Cumulative Data'.E$1:.E$1048576])+SUMIF([$'Cumulative Data'.B$1:.B$1048576];[.D38];[$'Cumulative Data'.E$1:.E$1048576])" office:value-type="float" office:value="13" calcext:value-type="float">
            <text:p>13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SG</text:p>
          </table:table-cell>
          <table:table-cell table:style-name="ce32" office:value-type="string" calcext:value-type="string">
            <text:p>Batty</text:p>
          </table:table-cell>
          <table:table-cell table:style-name="ce32" table:formula="of:=[.A39]&amp;&quot; &amp; &quot;&amp;[.B39]" office:value-type="string" office:string-value="SG &amp; Batty" calcext:value-type="string">
            <text:p>SG &amp; Batty</text:p>
          </table:table-cell>
          <table:table-cell table:style-name="ce32" table:formula="of:=[.B39]&amp;&quot; &amp; &quot;&amp;[.A39]" office:value-type="string" office:string-value="Batty &amp; SG" calcext:value-type="string">
            <text:p>Batty &amp; SG</text:p>
          </table:table-cell>
          <table:table-cell table:style-name="ce32" table:formula="of:=SUMIF([$'Cumulative Data'.A$1:.A$1048576];[.C39];[$'Cumulative Data'.J$1:.J$1048576])+SUMIF([$'Cumulative Data'.A$1:.A$1048576];[.D39];[$'Cumulative Data'.J$1:.J$1048576])" office:value-type="float" office:value="2" calcext:value-type="float">
            <text:p>2</text:p>
          </table:table-cell>
          <table:table-cell table:style-name="ce45" table:formula="of:=SUMIF([$'Cumulative Data'.B$1:.B$1048576];[.C39];[$'Cumulative Data'.J$1:.J$1048576])+SUMIF([$'Cumulative Data'.B$1:.B$1048576];[.D39];[$'Cumulative Data'.J$1:.J$1048576])" office:value-type="float" office:value="7.5" calcext:value-type="float">
            <text:p>7.5</text:p>
          </table:table-cell>
          <table:table-cell table:style-name="ce45" table:formula="of:=SUMIF([$'Cumulative Data'.A$1:.A$1048576];[.C39];[$'Cumulative Data'.E$1:.E$1048576])+SUMIF([$'Cumulative Data'.A$1:.A$1048576];[.D39];[$'Cumulative Data'.E$1:.E$1048576])+SUMIF([$'Cumulative Data'.B$1:.B$1048576];[.C39];[$'Cumulative Data'.F$1:.F$1048576])+SUMIF([$'Cumulative Data'.B$1:.B$1048576];[.D39];[$'Cumulative Data'.F$1:.F$1048576])" office:value-type="float" office:value="23" calcext:value-type="float">
            <text:p>23</text:p>
          </table:table-cell>
          <table:table-cell table:style-name="ce45" table:formula="of:=SUMIF([$'Cumulative Data'.A$1:.A$1048576];[.C39];[$'Cumulative Data'.F$1:.F$1048576])+SUMIF([$'Cumulative Data'.A$1:.A$1048576];[.D39];[$'Cumulative Data'.F$1:.F$1048576])+SUMIF([$'Cumulative Data'.B$1:.B$1048576];[.C39];[$'Cumulative Data'.E$1:.E$1048576])+SUMIF([$'Cumulative Data'.B$1:.B$1048576];[.D39];[$'Cumulative Data'.E$1:.E$1048576])" office:value-type="float" office:value="56" calcext:value-type="float">
            <text:p>56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SG</text:p>
          </table:table-cell>
          <table:table-cell table:style-name="ce32" office:value-type="string" calcext:value-type="string">
            <text:p>Mole</text:p>
          </table:table-cell>
          <table:table-cell table:style-name="ce32" table:formula="of:=[.A40]&amp;&quot; &amp; &quot;&amp;[.B40]" office:value-type="string" office:string-value="SG &amp; Mole" calcext:value-type="string">
            <text:p>SG &amp; Mole</text:p>
          </table:table-cell>
          <table:table-cell table:style-name="ce32" table:formula="of:=[.B40]&amp;&quot; &amp; &quot;&amp;[.A40]" office:value-type="string" office:string-value="Mole &amp; SG" calcext:value-type="string">
            <text:p>Mole &amp; SG</text:p>
          </table:table-cell>
          <table:table-cell table:style-name="ce32" table:formula="of:=SUMIF([$'Cumulative Data'.A$1:.A$1048576];[.C40];[$'Cumulative Data'.J$1:.J$1048576])+SUMIF([$'Cumulative Data'.A$1:.A$1048576];[.D40];[$'Cumulative Data'.J$1:.J$1048576])" office:value-type="float" office:value="2.5" calcext:value-type="float">
            <text:p>2.5</text:p>
          </table:table-cell>
          <table:table-cell table:style-name="ce45" table:formula="of:=SUMIF([$'Cumulative Data'.B$1:.B$1048576];[.C40];[$'Cumulative Data'.J$1:.J$1048576])+SUMIF([$'Cumulative Data'.B$1:.B$1048576];[.D40];[$'Cumulative Data'.J$1:.J$1048576])" office:value-type="float" office:value="4" calcext:value-type="float">
            <text:p>4</text:p>
          </table:table-cell>
          <table:table-cell table:style-name="ce45" table:formula="of:=SUMIF([$'Cumulative Data'.A$1:.A$1048576];[.C40];[$'Cumulative Data'.E$1:.E$1048576])+SUMIF([$'Cumulative Data'.A$1:.A$1048576];[.D40];[$'Cumulative Data'.E$1:.E$1048576])+SUMIF([$'Cumulative Data'.B$1:.B$1048576];[.C40];[$'Cumulative Data'.F$1:.F$1048576])+SUMIF([$'Cumulative Data'.B$1:.B$1048576];[.D40];[$'Cumulative Data'.F$1:.F$1048576])" office:value-type="float" office:value="23" calcext:value-type="float">
            <text:p>23</text:p>
          </table:table-cell>
          <table:table-cell table:style-name="ce45" table:formula="of:=SUMIF([$'Cumulative Data'.A$1:.A$1048576];[.C40];[$'Cumulative Data'.F$1:.F$1048576])+SUMIF([$'Cumulative Data'.A$1:.A$1048576];[.D40];[$'Cumulative Data'.F$1:.F$1048576])+SUMIF([$'Cumulative Data'.B$1:.B$1048576];[.C40];[$'Cumulative Data'.E$1:.E$1048576])+SUMIF([$'Cumulative Data'.B$1:.B$1048576];[.D40];[$'Cumulative Data'.E$1:.E$1048576])" office:value-type="float" office:value="34" calcext:value-type="float">
            <text:p>34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SG</text:p>
          </table:table-cell>
          <table:table-cell table:style-name="ce32" office:value-type="string" calcext:value-type="string">
            <text:p>Andrew</text:p>
          </table:table-cell>
          <table:table-cell table:style-name="ce32" table:formula="of:=[.A41]&amp;&quot; &amp; &quot;&amp;[.B41]" office:value-type="string" office:string-value="SG &amp; Andrew" calcext:value-type="string">
            <text:p>SG &amp; Andrew</text:p>
          </table:table-cell>
          <table:table-cell table:style-name="ce32" table:formula="of:=[.B41]&amp;&quot; &amp; &quot;&amp;[.A41]" office:value-type="string" office:string-value="Andrew &amp; SG" calcext:value-type="string">
            <text:p>Andrew &amp; SG</text:p>
          </table:table-cell>
          <table:table-cell table:style-name="ce32" table:formula="of:=SUMIF([$'Cumulative Data'.A$1:.A$1048576];[.C41];[$'Cumulative Data'.J$1:.J$1048576])+SUMIF([$'Cumulative Data'.A$1:.A$1048576];[.D41];[$'Cumulative Data'.J$1:.J$1048576])" office:value-type="float" office:value="0" calcext:value-type="float">
            <text:p>0</text:p>
          </table:table-cell>
          <table:table-cell table:style-name="ce45" table:formula="of:=SUMIF([$'Cumulative Data'.B$1:.B$1048576];[.C41];[$'Cumulative Data'.J$1:.J$1048576])+SUMIF([$'Cumulative Data'.B$1:.B$1048576];[.D41];[$'Cumulative Data'.J$1:.J$1048576])" office:value-type="float" office:value="2" calcext:value-type="float">
            <text:p>2</text:p>
          </table:table-cell>
          <table:table-cell table:style-name="ce45" table:formula="of:=SUMIF([$'Cumulative Data'.A$1:.A$1048576];[.C41];[$'Cumulative Data'.E$1:.E$1048576])+SUMIF([$'Cumulative Data'.A$1:.A$1048576];[.D41];[$'Cumulative Data'.E$1:.E$1048576])+SUMIF([$'Cumulative Data'.B$1:.B$1048576];[.C41];[$'Cumulative Data'.F$1:.F$1048576])+SUMIF([$'Cumulative Data'.B$1:.B$1048576];[.D41];[$'Cumulative Data'.F$1:.F$1048576])" office:value-type="float" office:value="4" calcext:value-type="float">
            <text:p>4</text:p>
          </table:table-cell>
          <table:table-cell table:style-name="ce45" table:formula="of:=SUMIF([$'Cumulative Data'.A$1:.A$1048576];[.C41];[$'Cumulative Data'.F$1:.F$1048576])+SUMIF([$'Cumulative Data'.A$1:.A$1048576];[.D41];[$'Cumulative Data'.F$1:.F$1048576])+SUMIF([$'Cumulative Data'.B$1:.B$1048576];[.C41];[$'Cumulative Data'.E$1:.E$1048576])+SUMIF([$'Cumulative Data'.B$1:.B$1048576];[.D41];[$'Cumulative Data'.E$1:.E$1048576])" office:value-type="float" office:value="12" calcext:value-type="float">
            <text:p>12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SG</text:p>
          </table:table-cell>
          <table:table-cell table:style-name="ce32" office:value-type="string" calcext:value-type="string">
            <text:p>Cadol</text:p>
          </table:table-cell>
          <table:table-cell table:style-name="ce32" table:formula="of:=[.A42]&amp;&quot; &amp; &quot;&amp;[.B42]" office:value-type="string" office:string-value="SG &amp; Cadol" calcext:value-type="string">
            <text:p>SG &amp; Cadol</text:p>
          </table:table-cell>
          <table:table-cell table:style-name="ce32" table:formula="of:=[.B42]&amp;&quot; &amp; &quot;&amp;[.A42]" office:value-type="string" office:string-value="Cadol &amp; SG" calcext:value-type="string">
            <text:p>Cadol &amp; SG</text:p>
          </table:table-cell>
          <table:table-cell table:style-name="ce32" table:formula="of:=SUMIF([$'Cumulative Data'.A$1:.A$1048576];[.C42];[$'Cumulative Data'.J$1:.J$1048576])+SUMIF([$'Cumulative Data'.A$1:.A$1048576];[.D42];[$'Cumulative Data'.J$1:.J$1048576])" office:value-type="float" office:value="0" calcext:value-type="float">
            <text:p>0</text:p>
          </table:table-cell>
          <table:table-cell table:style-name="ce45" table:formula="of:=SUMIF([$'Cumulative Data'.B$1:.B$1048576];[.C42];[$'Cumulative Data'.J$1:.J$1048576])+SUMIF([$'Cumulative Data'.B$1:.B$1048576];[.D42];[$'Cumulative Data'.J$1:.J$1048576])" office:value-type="float" office:value="1" calcext:value-type="float">
            <text:p>1</text:p>
          </table:table-cell>
          <table:table-cell table:style-name="ce45" table:formula="of:=SUMIF([$'Cumulative Data'.A$1:.A$1048576];[.C42];[$'Cumulative Data'.E$1:.E$1048576])+SUMIF([$'Cumulative Data'.A$1:.A$1048576];[.D42];[$'Cumulative Data'.E$1:.E$1048576])+SUMIF([$'Cumulative Data'.B$1:.B$1048576];[.C42];[$'Cumulative Data'.F$1:.F$1048576])+SUMIF([$'Cumulative Data'.B$1:.B$1048576];[.D42];[$'Cumulative Data'.F$1:.F$1048576])" office:value-type="float" office:value="1" calcext:value-type="float">
            <text:p>1</text:p>
          </table:table-cell>
          <table:table-cell table:style-name="ce45" table:formula="of:=SUMIF([$'Cumulative Data'.A$1:.A$1048576];[.C42];[$'Cumulative Data'.F$1:.F$1048576])+SUMIF([$'Cumulative Data'.A$1:.A$1048576];[.D42];[$'Cumulative Data'.F$1:.F$1048576])+SUMIF([$'Cumulative Data'.B$1:.B$1048576];[.C42];[$'Cumulative Data'.E$1:.E$1048576])+SUMIF([$'Cumulative Data'.B$1:.B$1048576];[.D42];[$'Cumulative Data'.E$1:.E$1048576])" office:value-type="float" office:value="6" calcext:value-type="float">
            <text:p>6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Mike</text:p>
          </table:table-cell>
          <table:table-cell table:style-name="ce32" office:value-type="string" calcext:value-type="string">
            <text:p>DT</text:p>
          </table:table-cell>
          <table:table-cell table:style-name="ce32" table:formula="of:=[.A43]&amp;&quot; &amp; &quot;&amp;[.B43]" office:value-type="string" office:string-value="Mike &amp; DT" calcext:value-type="string">
            <text:p>Mike &amp; DT</text:p>
          </table:table-cell>
          <table:table-cell table:style-name="ce32" table:formula="of:=[.B43]&amp;&quot; &amp; &quot;&amp;[.A43]" office:value-type="string" office:string-value="DT &amp; Mike" calcext:value-type="string">
            <text:p>DT &amp; Mike</text:p>
          </table:table-cell>
          <table:table-cell table:style-name="ce32" table:formula="of:=SUMIF([$'Cumulative Data'.A$1:.A$1048576];[.C43];[$'Cumulative Data'.J$1:.J$1048576])+SUMIF([$'Cumulative Data'.A$1:.A$1048576];[.D43];[$'Cumulative Data'.J$1:.J$1048576])" office:value-type="float" office:value="3" calcext:value-type="float">
            <text:p>3</text:p>
          </table:table-cell>
          <table:table-cell table:style-name="ce45" table:formula="of:=SUMIF([$'Cumulative Data'.B$1:.B$1048576];[.C43];[$'Cumulative Data'.J$1:.J$1048576])+SUMIF([$'Cumulative Data'.B$1:.B$1048576];[.D43];[$'Cumulative Data'.J$1:.J$1048576])" office:value-type="float" office:value="4" calcext:value-type="float">
            <text:p>4</text:p>
          </table:table-cell>
          <table:table-cell table:style-name="ce45" table:formula="of:=SUMIF([$'Cumulative Data'.A$1:.A$1048576];[.C43];[$'Cumulative Data'.E$1:.E$1048576])+SUMIF([$'Cumulative Data'.A$1:.A$1048576];[.D43];[$'Cumulative Data'.E$1:.E$1048576])+SUMIF([$'Cumulative Data'.B$1:.B$1048576];[.C43];[$'Cumulative Data'.F$1:.F$1048576])+SUMIF([$'Cumulative Data'.B$1:.B$1048576];[.D43];[$'Cumulative Data'.F$1:.F$1048576])" office:value-type="float" office:value="29" calcext:value-type="float">
            <text:p>29</text:p>
          </table:table-cell>
          <table:table-cell table:style-name="ce45" table:formula="of:=SUMIF([$'Cumulative Data'.A$1:.A$1048576];[.C43];[$'Cumulative Data'.F$1:.F$1048576])+SUMIF([$'Cumulative Data'.A$1:.A$1048576];[.D43];[$'Cumulative Data'.F$1:.F$1048576])+SUMIF([$'Cumulative Data'.B$1:.B$1048576];[.C43];[$'Cumulative Data'.E$1:.E$1048576])+SUMIF([$'Cumulative Data'.B$1:.B$1048576];[.D43];[$'Cumulative Data'.E$1:.E$1048576])" office:value-type="float" office:value="33" calcext:value-type="float">
            <text:p>33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Mike</text:p>
          </table:table-cell>
          <table:table-cell table:style-name="ce32" office:value-type="string" calcext:value-type="string">
            <text:p>Kita</text:p>
          </table:table-cell>
          <table:table-cell table:style-name="ce32" table:formula="of:=[.A44]&amp;&quot; &amp; &quot;&amp;[.B44]" office:value-type="string" office:string-value="Mike &amp; Kita" calcext:value-type="string">
            <text:p>Mike &amp; Kita</text:p>
          </table:table-cell>
          <table:table-cell table:style-name="ce32" table:formula="of:=[.B44]&amp;&quot; &amp; &quot;&amp;[.A44]" office:value-type="string" office:string-value="Kita &amp; Mike" calcext:value-type="string">
            <text:p>Kita &amp; Mike</text:p>
          </table:table-cell>
          <table:table-cell table:style-name="ce32" table:formula="of:=SUMIF([$'Cumulative Data'.A$1:.A$1048576];[.C44];[$'Cumulative Data'.J$1:.J$1048576])+SUMIF([$'Cumulative Data'.A$1:.A$1048576];[.D44];[$'Cumulative Data'.J$1:.J$1048576])" office:value-type="float" office:value="0" calcext:value-type="float">
            <text:p>0</text:p>
          </table:table-cell>
          <table:table-cell table:style-name="ce45" table:formula="of:=SUMIF([$'Cumulative Data'.B$1:.B$1048576];[.C44];[$'Cumulative Data'.J$1:.J$1048576])+SUMIF([$'Cumulative Data'.B$1:.B$1048576];[.D44];[$'Cumulative Data'.J$1:.J$1048576])" office:value-type="float" office:value="0" calcext:value-type="float">
            <text:p>0</text:p>
          </table:table-cell>
          <table:table-cell table:style-name="ce45" table:formula="of:=SUMIF([$'Cumulative Data'.A$1:.A$1048576];[.C44];[$'Cumulative Data'.E$1:.E$1048576])+SUMIF([$'Cumulative Data'.A$1:.A$1048576];[.D44];[$'Cumulative Data'.E$1:.E$1048576])+SUMIF([$'Cumulative Data'.B$1:.B$1048576];[.C44];[$'Cumulative Data'.F$1:.F$1048576])+SUMIF([$'Cumulative Data'.B$1:.B$1048576];[.D44];[$'Cumulative Data'.F$1:.F$1048576])" office:value-type="float" office:value="0" calcext:value-type="float">
            <text:p>0</text:p>
          </table:table-cell>
          <table:table-cell table:style-name="ce45" table:formula="of:=SUMIF([$'Cumulative Data'.A$1:.A$1048576];[.C44];[$'Cumulative Data'.F$1:.F$1048576])+SUMIF([$'Cumulative Data'.A$1:.A$1048576];[.D44];[$'Cumulative Data'.F$1:.F$1048576])+SUMIF([$'Cumulative Data'.B$1:.B$1048576];[.C44];[$'Cumulative Data'.E$1:.E$1048576])+SUMIF([$'Cumulative Data'.B$1:.B$1048576];[.D44];[$'Cumulative Data'.E$1:.E$1048576])" office:value-type="float" office:value="0" calcext:value-type="float">
            <text:p>0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Mike</text:p>
          </table:table-cell>
          <table:table-cell table:style-name="ce32" office:value-type="string" calcext:value-type="string">
            <text:p>Batty</text:p>
          </table:table-cell>
          <table:table-cell table:style-name="ce32" table:formula="of:=[.A45]&amp;&quot; &amp; &quot;&amp;[.B45]" office:value-type="string" office:string-value="Mike &amp; Batty" calcext:value-type="string">
            <text:p>Mike &amp; Batty</text:p>
          </table:table-cell>
          <table:table-cell table:style-name="ce32" table:formula="of:=[.B45]&amp;&quot; &amp; &quot;&amp;[.A45]" office:value-type="string" office:string-value="Batty &amp; Mike" calcext:value-type="string">
            <text:p>Batty &amp; Mike</text:p>
          </table:table-cell>
          <table:table-cell table:style-name="ce32" table:formula="of:=SUMIF([$'Cumulative Data'.A$1:.A$1048576];[.C45];[$'Cumulative Data'.J$1:.J$1048576])+SUMIF([$'Cumulative Data'.A$1:.A$1048576];[.D45];[$'Cumulative Data'.J$1:.J$1048576])" office:value-type="float" office:value="1.5" calcext:value-type="float">
            <text:p>1.5</text:p>
          </table:table-cell>
          <table:table-cell table:style-name="ce45" table:formula="of:=SUMIF([$'Cumulative Data'.B$1:.B$1048576];[.C45];[$'Cumulative Data'.J$1:.J$1048576])+SUMIF([$'Cumulative Data'.B$1:.B$1048576];[.D45];[$'Cumulative Data'.J$1:.J$1048576])" office:value-type="float" office:value="7.5" calcext:value-type="float">
            <text:p>7.5</text:p>
          </table:table-cell>
          <table:table-cell table:style-name="ce45" table:formula="of:=SUMIF([$'Cumulative Data'.A$1:.A$1048576];[.C45];[$'Cumulative Data'.E$1:.E$1048576])+SUMIF([$'Cumulative Data'.A$1:.A$1048576];[.D45];[$'Cumulative Data'.E$1:.E$1048576])+SUMIF([$'Cumulative Data'.B$1:.B$1048576];[.C45];[$'Cumulative Data'.F$1:.F$1048576])+SUMIF([$'Cumulative Data'.B$1:.B$1048576];[.D45];[$'Cumulative Data'.F$1:.F$1048576])" office:value-type="float" office:value="27" calcext:value-type="float">
            <text:p>27</text:p>
          </table:table-cell>
          <table:table-cell table:style-name="ce45" table:formula="of:=SUMIF([$'Cumulative Data'.A$1:.A$1048576];[.C45];[$'Cumulative Data'.F$1:.F$1048576])+SUMIF([$'Cumulative Data'.A$1:.A$1048576];[.D45];[$'Cumulative Data'.F$1:.F$1048576])+SUMIF([$'Cumulative Data'.B$1:.B$1048576];[.C45];[$'Cumulative Data'.E$1:.E$1048576])+SUMIF([$'Cumulative Data'.B$1:.B$1048576];[.D45];[$'Cumulative Data'.E$1:.E$1048576])" office:value-type="float" office:value="50" calcext:value-type="float">
            <text:p>50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Mike</text:p>
          </table:table-cell>
          <table:table-cell table:style-name="ce32" office:value-type="string" calcext:value-type="string">
            <text:p>Mole</text:p>
          </table:table-cell>
          <table:table-cell table:style-name="ce32" table:formula="of:=[.A46]&amp;&quot; &amp; &quot;&amp;[.B46]" office:value-type="string" office:string-value="Mike &amp; Mole" calcext:value-type="string">
            <text:p>Mike &amp; Mole</text:p>
          </table:table-cell>
          <table:table-cell table:style-name="ce32" table:formula="of:=[.B46]&amp;&quot; &amp; &quot;&amp;[.A46]" office:value-type="string" office:string-value="Mole &amp; Mike" calcext:value-type="string">
            <text:p>Mole &amp; Mike</text:p>
          </table:table-cell>
          <table:table-cell table:style-name="ce32" table:formula="of:=SUMIF([$'Cumulative Data'.A$1:.A$1048576];[.C46];[$'Cumulative Data'.J$1:.J$1048576])+SUMIF([$'Cumulative Data'.A$1:.A$1048576];[.D46];[$'Cumulative Data'.J$1:.J$1048576])" office:value-type="float" office:value="6" calcext:value-type="float">
            <text:p>6</text:p>
          </table:table-cell>
          <table:table-cell table:style-name="ce45" table:formula="of:=SUMIF([$'Cumulative Data'.B$1:.B$1048576];[.C46];[$'Cumulative Data'.J$1:.J$1048576])+SUMIF([$'Cumulative Data'.B$1:.B$1048576];[.D46];[$'Cumulative Data'.J$1:.J$1048576])" office:value-type="float" office:value="5" calcext:value-type="float">
            <text:p>5</text:p>
          </table:table-cell>
          <table:table-cell table:style-name="ce45" table:formula="of:=SUMIF([$'Cumulative Data'.A$1:.A$1048576];[.C46];[$'Cumulative Data'.E$1:.E$1048576])+SUMIF([$'Cumulative Data'.A$1:.A$1048576];[.D46];[$'Cumulative Data'.E$1:.E$1048576])+SUMIF([$'Cumulative Data'.B$1:.B$1048576];[.C46];[$'Cumulative Data'.F$1:.F$1048576])+SUMIF([$'Cumulative Data'.B$1:.B$1048576];[.D46];[$'Cumulative Data'.F$1:.F$1048576])" office:value-type="float" office:value="52" calcext:value-type="float">
            <text:p>52</text:p>
          </table:table-cell>
          <table:table-cell table:style-name="ce45" table:formula="of:=SUMIF([$'Cumulative Data'.A$1:.A$1048576];[.C46];[$'Cumulative Data'.F$1:.F$1048576])+SUMIF([$'Cumulative Data'.A$1:.A$1048576];[.D46];[$'Cumulative Data'.F$1:.F$1048576])+SUMIF([$'Cumulative Data'.B$1:.B$1048576];[.C46];[$'Cumulative Data'.E$1:.E$1048576])+SUMIF([$'Cumulative Data'.B$1:.B$1048576];[.D46];[$'Cumulative Data'.E$1:.E$1048576])" office:value-type="float" office:value="49" calcext:value-type="float">
            <text:p>49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Mike</text:p>
          </table:table-cell>
          <table:table-cell table:style-name="ce32" office:value-type="string" calcext:value-type="string">
            <text:p>Andrew</text:p>
          </table:table-cell>
          <table:table-cell table:style-name="ce32" table:formula="of:=[.A47]&amp;&quot; &amp; &quot;&amp;[.B47]" office:value-type="string" office:string-value="Mike &amp; Andrew" calcext:value-type="string">
            <text:p>Mike &amp; Andrew</text:p>
          </table:table-cell>
          <table:table-cell table:style-name="ce32" table:formula="of:=[.B47]&amp;&quot; &amp; &quot;&amp;[.A47]" office:value-type="string" office:string-value="Andrew &amp; Mike" calcext:value-type="string">
            <text:p>Andrew &amp; Mike</text:p>
          </table:table-cell>
          <table:table-cell table:style-name="ce32" table:formula="of:=SUMIF([$'Cumulative Data'.A$1:.A$1048576];[.C47];[$'Cumulative Data'.J$1:.J$1048576])+SUMIF([$'Cumulative Data'.A$1:.A$1048576];[.D47];[$'Cumulative Data'.J$1:.J$1048576])" office:value-type="float" office:value="1" calcext:value-type="float">
            <text:p>1</text:p>
          </table:table-cell>
          <table:table-cell table:style-name="ce45" table:formula="of:=SUMIF([$'Cumulative Data'.B$1:.B$1048576];[.C47];[$'Cumulative Data'.J$1:.J$1048576])+SUMIF([$'Cumulative Data'.B$1:.B$1048576];[.D47];[$'Cumulative Data'.J$1:.J$1048576])" office:value-type="float" office:value="2" calcext:value-type="float">
            <text:p>2</text:p>
          </table:table-cell>
          <table:table-cell table:style-name="ce45" table:formula="of:=SUMIF([$'Cumulative Data'.A$1:.A$1048576];[.C47];[$'Cumulative Data'.E$1:.E$1048576])+SUMIF([$'Cumulative Data'.A$1:.A$1048576];[.D47];[$'Cumulative Data'.E$1:.E$1048576])+SUMIF([$'Cumulative Data'.B$1:.B$1048576];[.C47];[$'Cumulative Data'.F$1:.F$1048576])+SUMIF([$'Cumulative Data'.B$1:.B$1048576];[.D47];[$'Cumulative Data'.F$1:.F$1048576])" office:value-type="float" office:value="14" calcext:value-type="float">
            <text:p>14</text:p>
          </table:table-cell>
          <table:table-cell table:style-name="ce45" table:formula="of:=SUMIF([$'Cumulative Data'.A$1:.A$1048576];[.C47];[$'Cumulative Data'.F$1:.F$1048576])+SUMIF([$'Cumulative Data'.A$1:.A$1048576];[.D47];[$'Cumulative Data'.F$1:.F$1048576])+SUMIF([$'Cumulative Data'.B$1:.B$1048576];[.C47];[$'Cumulative Data'.E$1:.E$1048576])+SUMIF([$'Cumulative Data'.B$1:.B$1048576];[.D47];[$'Cumulative Data'.E$1:.E$1048576])" office:value-type="float" office:value="17" calcext:value-type="float">
            <text:p>17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Mike</text:p>
          </table:table-cell>
          <table:table-cell table:style-name="ce32" office:value-type="string" calcext:value-type="string">
            <text:p>Cadol</text:p>
          </table:table-cell>
          <table:table-cell table:style-name="ce32" table:formula="of:=[.A48]&amp;&quot; &amp; &quot;&amp;[.B48]" office:value-type="string" office:string-value="Mike &amp; Cadol" calcext:value-type="string">
            <text:p>Mike &amp; Cadol</text:p>
          </table:table-cell>
          <table:table-cell table:style-name="ce32" table:formula="of:=[.B48]&amp;&quot; &amp; &quot;&amp;[.A48]" office:value-type="string" office:string-value="Cadol &amp; Mike" calcext:value-type="string">
            <text:p>Cadol &amp; Mike</text:p>
          </table:table-cell>
          <table:table-cell table:style-name="ce32" table:formula="of:=SUMIF([$'Cumulative Data'.A$1:.A$1048576];[.C48];[$'Cumulative Data'.J$1:.J$1048576])+SUMIF([$'Cumulative Data'.A$1:.A$1048576];[.D48];[$'Cumulative Data'.J$1:.J$1048576])" office:value-type="float" office:value="0" calcext:value-type="float">
            <text:p>0</text:p>
          </table:table-cell>
          <table:table-cell table:style-name="ce45" table:formula="of:=SUMIF([$'Cumulative Data'.B$1:.B$1048576];[.C48];[$'Cumulative Data'.J$1:.J$1048576])+SUMIF([$'Cumulative Data'.B$1:.B$1048576];[.D48];[$'Cumulative Data'.J$1:.J$1048576])" office:value-type="float" office:value="0.5" calcext:value-type="float">
            <text:p>0.5</text:p>
          </table:table-cell>
          <table:table-cell table:style-name="ce45" table:formula="of:=SUMIF([$'Cumulative Data'.A$1:.A$1048576];[.C48];[$'Cumulative Data'.E$1:.E$1048576])+SUMIF([$'Cumulative Data'.A$1:.A$1048576];[.D48];[$'Cumulative Data'.E$1:.E$1048576])+SUMIF([$'Cumulative Data'.B$1:.B$1048576];[.C48];[$'Cumulative Data'.F$1:.F$1048576])+SUMIF([$'Cumulative Data'.B$1:.B$1048576];[.D48];[$'Cumulative Data'.F$1:.F$1048576])" office:value-type="float" office:value="0" calcext:value-type="float">
            <text:p>0</text:p>
          </table:table-cell>
          <table:table-cell table:style-name="ce45" table:formula="of:=SUMIF([$'Cumulative Data'.A$1:.A$1048576];[.C48];[$'Cumulative Data'.F$1:.F$1048576])+SUMIF([$'Cumulative Data'.A$1:.A$1048576];[.D48];[$'Cumulative Data'.F$1:.F$1048576])+SUMIF([$'Cumulative Data'.B$1:.B$1048576];[.C48];[$'Cumulative Data'.E$1:.E$1048576])+SUMIF([$'Cumulative Data'.B$1:.B$1048576];[.D48];[$'Cumulative Data'.E$1:.E$1048576])" office:value-type="float" office:value="3" calcext:value-type="float">
            <text:p>3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DT</text:p>
          </table:table-cell>
          <table:table-cell table:style-name="ce32" office:value-type="string" calcext:value-type="string">
            <text:p>Kita</text:p>
          </table:table-cell>
          <table:table-cell table:style-name="ce32" table:formula="of:=[.A49]&amp;&quot; &amp; &quot;&amp;[.B49]" office:value-type="string" office:string-value="DT &amp; Kita" calcext:value-type="string">
            <text:p>DT &amp; Kita</text:p>
          </table:table-cell>
          <table:table-cell table:style-name="ce32" table:formula="of:=[.B49]&amp;&quot; &amp; &quot;&amp;[.A49]" office:value-type="string" office:string-value="Kita &amp; DT" calcext:value-type="string">
            <text:p>Kita &amp; DT</text:p>
          </table:table-cell>
          <table:table-cell table:style-name="ce32" table:formula="of:=SUMIF([$'Cumulative Data'.A$1:.A$1048576];[.C49];[$'Cumulative Data'.J$1:.J$1048576])+SUMIF([$'Cumulative Data'.A$1:.A$1048576];[.D49];[$'Cumulative Data'.J$1:.J$1048576])" office:value-type="float" office:value="0" calcext:value-type="float">
            <text:p>0</text:p>
          </table:table-cell>
          <table:table-cell table:style-name="ce45" table:formula="of:=SUMIF([$'Cumulative Data'.B$1:.B$1048576];[.C49];[$'Cumulative Data'.J$1:.J$1048576])+SUMIF([$'Cumulative Data'.B$1:.B$1048576];[.D49];[$'Cumulative Data'.J$1:.J$1048576])" office:value-type="float" office:value="4" calcext:value-type="float">
            <text:p>4</text:p>
          </table:table-cell>
          <table:table-cell table:style-name="ce45" table:formula="of:=SUMIF([$'Cumulative Data'.A$1:.A$1048576];[.C49];[$'Cumulative Data'.E$1:.E$1048576])+SUMIF([$'Cumulative Data'.A$1:.A$1048576];[.D49];[$'Cumulative Data'.E$1:.E$1048576])+SUMIF([$'Cumulative Data'.B$1:.B$1048576];[.C49];[$'Cumulative Data'.F$1:.F$1048576])+SUMIF([$'Cumulative Data'.B$1:.B$1048576];[.D49];[$'Cumulative Data'.F$1:.F$1048576])" office:value-type="float" office:value="6" calcext:value-type="float">
            <text:p>6</text:p>
          </table:table-cell>
          <table:table-cell table:style-name="ce45" table:formula="of:=SUMIF([$'Cumulative Data'.A$1:.A$1048576];[.C49];[$'Cumulative Data'.F$1:.F$1048576])+SUMIF([$'Cumulative Data'.A$1:.A$1048576];[.D49];[$'Cumulative Data'.F$1:.F$1048576])+SUMIF([$'Cumulative Data'.B$1:.B$1048576];[.C49];[$'Cumulative Data'.E$1:.E$1048576])+SUMIF([$'Cumulative Data'.B$1:.B$1048576];[.D49];[$'Cumulative Data'.E$1:.E$1048576])" office:value-type="float" office:value="24" calcext:value-type="float">
            <text:p>24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DT</text:p>
          </table:table-cell>
          <table:table-cell table:style-name="ce32" office:value-type="string" calcext:value-type="string">
            <text:p>Batty</text:p>
          </table:table-cell>
          <table:table-cell table:style-name="ce32" table:formula="of:=[.A50]&amp;&quot; &amp; &quot;&amp;[.B50]" office:value-type="string" office:string-value="DT &amp; Batty" calcext:value-type="string">
            <text:p>DT &amp; Batty</text:p>
          </table:table-cell>
          <table:table-cell table:style-name="ce32" table:formula="of:=[.B50]&amp;&quot; &amp; &quot;&amp;[.A50]" office:value-type="string" office:string-value="Batty &amp; DT" calcext:value-type="string">
            <text:p>Batty &amp; DT</text:p>
          </table:table-cell>
          <table:table-cell table:style-name="ce32" table:formula="of:=SUMIF([$'Cumulative Data'.A$1:.A$1048576];[.C50];[$'Cumulative Data'.J$1:.J$1048576])+SUMIF([$'Cumulative Data'.A$1:.A$1048576];[.D50];[$'Cumulative Data'.J$1:.J$1048576])" office:value-type="float" office:value="1.5" calcext:value-type="float">
            <text:p>1.5</text:p>
          </table:table-cell>
          <table:table-cell table:style-name="ce45" table:formula="of:=SUMIF([$'Cumulative Data'.B$1:.B$1048576];[.C50];[$'Cumulative Data'.J$1:.J$1048576])+SUMIF([$'Cumulative Data'.B$1:.B$1048576];[.D50];[$'Cumulative Data'.J$1:.J$1048576])" office:value-type="float" office:value="3.5" calcext:value-type="float">
            <text:p>3.5</text:p>
          </table:table-cell>
          <table:table-cell table:style-name="ce45" table:formula="of:=SUMIF([$'Cumulative Data'.A$1:.A$1048576];[.C50];[$'Cumulative Data'.E$1:.E$1048576])+SUMIF([$'Cumulative Data'.A$1:.A$1048576];[.D50];[$'Cumulative Data'.E$1:.E$1048576])+SUMIF([$'Cumulative Data'.B$1:.B$1048576];[.C50];[$'Cumulative Data'.F$1:.F$1048576])+SUMIF([$'Cumulative Data'.B$1:.B$1048576];[.D50];[$'Cumulative Data'.F$1:.F$1048576])" office:value-type="float" office:value="17" calcext:value-type="float">
            <text:p>17</text:p>
          </table:table-cell>
          <table:table-cell table:style-name="ce45" table:formula="of:=SUMIF([$'Cumulative Data'.A$1:.A$1048576];[.C50];[$'Cumulative Data'.F$1:.F$1048576])+SUMIF([$'Cumulative Data'.A$1:.A$1048576];[.D50];[$'Cumulative Data'.F$1:.F$1048576])+SUMIF([$'Cumulative Data'.B$1:.B$1048576];[.C50];[$'Cumulative Data'.E$1:.E$1048576])+SUMIF([$'Cumulative Data'.B$1:.B$1048576];[.D50];[$'Cumulative Data'.E$1:.E$1048576])" office:value-type="float" office:value="30" calcext:value-type="float">
            <text:p>30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DT</text:p>
          </table:table-cell>
          <table:table-cell table:style-name="ce32" office:value-type="string" calcext:value-type="string">
            <text:p>Mole</text:p>
          </table:table-cell>
          <table:table-cell table:style-name="ce32" table:formula="of:=[.A51]&amp;&quot; &amp; &quot;&amp;[.B51]" office:value-type="string" office:string-value="DT &amp; Mole" calcext:value-type="string">
            <text:p>DT &amp; Mole</text:p>
          </table:table-cell>
          <table:table-cell table:style-name="ce32" table:formula="of:=[.B51]&amp;&quot; &amp; &quot;&amp;[.A51]" office:value-type="string" office:string-value="Mole &amp; DT" calcext:value-type="string">
            <text:p>Mole &amp; DT</text:p>
          </table:table-cell>
          <table:table-cell table:style-name="ce32" table:formula="of:=SUMIF([$'Cumulative Data'.A$1:.A$1048576];[.C51];[$'Cumulative Data'.J$1:.J$1048576])+SUMIF([$'Cumulative Data'.A$1:.A$1048576];[.D51];[$'Cumulative Data'.J$1:.J$1048576])" office:value-type="float" office:value="4" calcext:value-type="float">
            <text:p>4</text:p>
          </table:table-cell>
          <table:table-cell table:style-name="ce45" table:formula="of:=SUMIF([$'Cumulative Data'.B$1:.B$1048576];[.C51];[$'Cumulative Data'.J$1:.J$1048576])+SUMIF([$'Cumulative Data'.B$1:.B$1048576];[.D51];[$'Cumulative Data'.J$1:.J$1048576])" office:value-type="float" office:value="8" calcext:value-type="float">
            <text:p>8</text:p>
          </table:table-cell>
          <table:table-cell table:style-name="ce45" table:formula="of:=SUMIF([$'Cumulative Data'.A$1:.A$1048576];[.C51];[$'Cumulative Data'.E$1:.E$1048576])+SUMIF([$'Cumulative Data'.A$1:.A$1048576];[.D51];[$'Cumulative Data'.E$1:.E$1048576])+SUMIF([$'Cumulative Data'.B$1:.B$1048576];[.C51];[$'Cumulative Data'.F$1:.F$1048576])+SUMIF([$'Cumulative Data'.B$1:.B$1048576];[.D51];[$'Cumulative Data'.F$1:.F$1048576])" office:value-type="float" office:value="47" calcext:value-type="float">
            <text:p>47</text:p>
          </table:table-cell>
          <table:table-cell table:style-name="ce45" table:formula="of:=SUMIF([$'Cumulative Data'.A$1:.A$1048576];[.C51];[$'Cumulative Data'.F$1:.F$1048576])+SUMIF([$'Cumulative Data'.A$1:.A$1048576];[.D51];[$'Cumulative Data'.F$1:.F$1048576])+SUMIF([$'Cumulative Data'.B$1:.B$1048576];[.C51];[$'Cumulative Data'.E$1:.E$1048576])+SUMIF([$'Cumulative Data'.B$1:.B$1048576];[.D51];[$'Cumulative Data'.E$1:.E$1048576])" office:value-type="float" office:value="57" calcext:value-type="float">
            <text:p>57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DT</text:p>
          </table:table-cell>
          <table:table-cell table:style-name="ce32" office:value-type="string" calcext:value-type="string">
            <text:p>Andrew</text:p>
          </table:table-cell>
          <table:table-cell table:style-name="ce32" table:formula="of:=[.A52]&amp;&quot; &amp; &quot;&amp;[.B52]" office:value-type="string" office:string-value="DT &amp; Andrew" calcext:value-type="string">
            <text:p>DT &amp; Andrew</text:p>
          </table:table-cell>
          <table:table-cell table:style-name="ce32" table:formula="of:=[.B52]&amp;&quot; &amp; &quot;&amp;[.A52]" office:value-type="string" office:string-value="Andrew &amp; DT" calcext:value-type="string">
            <text:p>Andrew &amp; DT</text:p>
          </table:table-cell>
          <table:table-cell table:style-name="ce32" table:formula="of:=SUMIF([$'Cumulative Data'.A$1:.A$1048576];[.C52];[$'Cumulative Data'.J$1:.J$1048576])+SUMIF([$'Cumulative Data'.A$1:.A$1048576];[.D52];[$'Cumulative Data'.J$1:.J$1048576])" office:value-type="float" office:value="0" calcext:value-type="float">
            <text:p>0</text:p>
          </table:table-cell>
          <table:table-cell table:style-name="ce45" table:formula="of:=SUMIF([$'Cumulative Data'.B$1:.B$1048576];[.C52];[$'Cumulative Data'.J$1:.J$1048576])+SUMIF([$'Cumulative Data'.B$1:.B$1048576];[.D52];[$'Cumulative Data'.J$1:.J$1048576])" office:value-type="float" office:value="1.5" calcext:value-type="float">
            <text:p>1.5</text:p>
          </table:table-cell>
          <table:table-cell table:style-name="ce45" table:formula="of:=SUMIF([$'Cumulative Data'.A$1:.A$1048576];[.C52];[$'Cumulative Data'.E$1:.E$1048576])+SUMIF([$'Cumulative Data'.A$1:.A$1048576];[.D52];[$'Cumulative Data'.E$1:.E$1048576])+SUMIF([$'Cumulative Data'.B$1:.B$1048576];[.C52];[$'Cumulative Data'.F$1:.F$1048576])+SUMIF([$'Cumulative Data'.B$1:.B$1048576];[.D52];[$'Cumulative Data'.F$1:.F$1048576])" office:value-type="float" office:value="4" calcext:value-type="float">
            <text:p>4</text:p>
          </table:table-cell>
          <table:table-cell table:style-name="ce45" table:formula="of:=SUMIF([$'Cumulative Data'.A$1:.A$1048576];[.C52];[$'Cumulative Data'.F$1:.F$1048576])+SUMIF([$'Cumulative Data'.A$1:.A$1048576];[.D52];[$'Cumulative Data'.F$1:.F$1048576])+SUMIF([$'Cumulative Data'.B$1:.B$1048576];[.C52];[$'Cumulative Data'.E$1:.E$1048576])+SUMIF([$'Cumulative Data'.B$1:.B$1048576];[.D52];[$'Cumulative Data'.E$1:.E$1048576])" office:value-type="float" office:value="10" calcext:value-type="float">
            <text:p>10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DT</text:p>
          </table:table-cell>
          <table:table-cell table:style-name="ce32" office:value-type="string" calcext:value-type="string">
            <text:p>Cadol</text:p>
          </table:table-cell>
          <table:table-cell table:style-name="ce32" table:formula="of:=[.A53]&amp;&quot; &amp; &quot;&amp;[.B53]" office:value-type="string" office:string-value="DT &amp; Cadol" calcext:value-type="string">
            <text:p>DT &amp; Cadol</text:p>
          </table:table-cell>
          <table:table-cell table:style-name="ce32" table:formula="of:=[.B53]&amp;&quot; &amp; &quot;&amp;[.A53]" office:value-type="string" office:string-value="Cadol &amp; DT" calcext:value-type="string">
            <text:p>Cadol &amp; DT</text:p>
          </table:table-cell>
          <table:table-cell table:style-name="ce32" table:formula="of:=SUMIF([$'Cumulative Data'.A$1:.A$1048576];[.C53];[$'Cumulative Data'.J$1:.J$1048576])+SUMIF([$'Cumulative Data'.A$1:.A$1048576];[.D53];[$'Cumulative Data'.J$1:.J$1048576])" office:value-type="float" office:value="0" calcext:value-type="float">
            <text:p>0</text:p>
          </table:table-cell>
          <table:table-cell table:style-name="ce45" table:formula="of:=SUMIF([$'Cumulative Data'.B$1:.B$1048576];[.C53];[$'Cumulative Data'.J$1:.J$1048576])+SUMIF([$'Cumulative Data'.B$1:.B$1048576];[.D53];[$'Cumulative Data'.J$1:.J$1048576])" office:value-type="float" office:value="0.5" calcext:value-type="float">
            <text:p>0.5</text:p>
          </table:table-cell>
          <table:table-cell table:style-name="ce45" table:formula="of:=SUMIF([$'Cumulative Data'.A$1:.A$1048576];[.C53];[$'Cumulative Data'.E$1:.E$1048576])+SUMIF([$'Cumulative Data'.A$1:.A$1048576];[.D53];[$'Cumulative Data'.E$1:.E$1048576])+SUMIF([$'Cumulative Data'.B$1:.B$1048576];[.C53];[$'Cumulative Data'.F$1:.F$1048576])+SUMIF([$'Cumulative Data'.B$1:.B$1048576];[.D53];[$'Cumulative Data'.F$1:.F$1048576])" office:value-type="float" office:value="1" calcext:value-type="float">
            <text:p>1</text:p>
          </table:table-cell>
          <table:table-cell table:style-name="ce45" table:formula="of:=SUMIF([$'Cumulative Data'.A$1:.A$1048576];[.C53];[$'Cumulative Data'.F$1:.F$1048576])+SUMIF([$'Cumulative Data'.A$1:.A$1048576];[.D53];[$'Cumulative Data'.F$1:.F$1048576])+SUMIF([$'Cumulative Data'.B$1:.B$1048576];[.C53];[$'Cumulative Data'.E$1:.E$1048576])+SUMIF([$'Cumulative Data'.B$1:.B$1048576];[.D53];[$'Cumulative Data'.E$1:.E$1048576])" office:value-type="float" office:value="3" calcext:value-type="float">
            <text:p>3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Kita</text:p>
          </table:table-cell>
          <table:table-cell table:style-name="ce32" office:value-type="string" calcext:value-type="string">
            <text:p>Batty</text:p>
          </table:table-cell>
          <table:table-cell table:style-name="ce32" table:formula="of:=[.A54]&amp;&quot; &amp; &quot;&amp;[.B54]" office:value-type="string" office:string-value="Kita &amp; Batty" calcext:value-type="string">
            <text:p>Kita &amp; Batty</text:p>
          </table:table-cell>
          <table:table-cell table:style-name="ce32" table:formula="of:=[.B54]&amp;&quot; &amp; &quot;&amp;[.A54]" office:value-type="string" office:string-value="Batty &amp; Kita" calcext:value-type="string">
            <text:p>Batty &amp; Kita</text:p>
          </table:table-cell>
          <table:table-cell table:style-name="ce32" table:formula="of:=SUMIF([$'Cumulative Data'.A$1:.A$1048576];[.C54];[$'Cumulative Data'.J$1:.J$1048576])+SUMIF([$'Cumulative Data'.A$1:.A$1048576];[.D54];[$'Cumulative Data'.J$1:.J$1048576])" office:value-type="float" office:value="1" calcext:value-type="float">
            <text:p>1</text:p>
          </table:table-cell>
          <table:table-cell table:style-name="ce45" table:formula="of:=SUMIF([$'Cumulative Data'.B$1:.B$1048576];[.C54];[$'Cumulative Data'.J$1:.J$1048576])+SUMIF([$'Cumulative Data'.B$1:.B$1048576];[.D54];[$'Cumulative Data'.J$1:.J$1048576])" office:value-type="float" office:value="2.5" calcext:value-type="float">
            <text:p>2.5</text:p>
          </table:table-cell>
          <table:table-cell table:style-name="ce45" table:formula="of:=SUMIF([$'Cumulative Data'.A$1:.A$1048576];[.C54];[$'Cumulative Data'.E$1:.E$1048576])+SUMIF([$'Cumulative Data'.A$1:.A$1048576];[.D54];[$'Cumulative Data'.E$1:.E$1048576])+SUMIF([$'Cumulative Data'.B$1:.B$1048576];[.C54];[$'Cumulative Data'.F$1:.F$1048576])+SUMIF([$'Cumulative Data'.B$1:.B$1048576];[.D54];[$'Cumulative Data'.F$1:.F$1048576])" office:value-type="float" office:value="7" calcext:value-type="float">
            <text:p>7</text:p>
          </table:table-cell>
          <table:table-cell table:style-name="ce45" table:formula="of:=SUMIF([$'Cumulative Data'.A$1:.A$1048576];[.C54];[$'Cumulative Data'.F$1:.F$1048576])+SUMIF([$'Cumulative Data'.A$1:.A$1048576];[.D54];[$'Cumulative Data'.F$1:.F$1048576])+SUMIF([$'Cumulative Data'.B$1:.B$1048576];[.C54];[$'Cumulative Data'.E$1:.E$1048576])+SUMIF([$'Cumulative Data'.B$1:.B$1048576];[.D54];[$'Cumulative Data'.E$1:.E$1048576])" office:value-type="float" office:value="20" calcext:value-type="float">
            <text:p>20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Kita</text:p>
          </table:table-cell>
          <table:table-cell table:style-name="ce32" office:value-type="string" calcext:value-type="string">
            <text:p>Mole</text:p>
          </table:table-cell>
          <table:table-cell table:style-name="ce32" table:formula="of:=[.A55]&amp;&quot; &amp; &quot;&amp;[.B55]" office:value-type="string" office:string-value="Kita &amp; Mole" calcext:value-type="string">
            <text:p>Kita &amp; Mole</text:p>
          </table:table-cell>
          <table:table-cell table:style-name="ce32" table:formula="of:=[.B55]&amp;&quot; &amp; &quot;&amp;[.A55]" office:value-type="string" office:string-value="Mole &amp; Kita" calcext:value-type="string">
            <text:p>Mole &amp; Kita</text:p>
          </table:table-cell>
          <table:table-cell table:style-name="ce32" table:formula="of:=SUMIF([$'Cumulative Data'.A$1:.A$1048576];[.C55];[$'Cumulative Data'.J$1:.J$1048576])+SUMIF([$'Cumulative Data'.A$1:.A$1048576];[.D55];[$'Cumulative Data'.J$1:.J$1048576])" office:value-type="float" office:value="2" calcext:value-type="float">
            <text:p>2</text:p>
          </table:table-cell>
          <table:table-cell table:style-name="ce45" table:formula="of:=SUMIF([$'Cumulative Data'.B$1:.B$1048576];[.C55];[$'Cumulative Data'.J$1:.J$1048576])+SUMIF([$'Cumulative Data'.B$1:.B$1048576];[.D55];[$'Cumulative Data'.J$1:.J$1048576])" office:value-type="float" office:value="3" calcext:value-type="float">
            <text:p>3</text:p>
          </table:table-cell>
          <table:table-cell table:style-name="ce45" table:formula="of:=SUMIF([$'Cumulative Data'.A$1:.A$1048576];[.C55];[$'Cumulative Data'.E$1:.E$1048576])+SUMIF([$'Cumulative Data'.A$1:.A$1048576];[.D55];[$'Cumulative Data'.E$1:.E$1048576])+SUMIF([$'Cumulative Data'.B$1:.B$1048576];[.C55];[$'Cumulative Data'.F$1:.F$1048576])+SUMIF([$'Cumulative Data'.B$1:.B$1048576];[.D55];[$'Cumulative Data'.F$1:.F$1048576])" office:value-type="float" office:value="14" calcext:value-type="float">
            <text:p>14</text:p>
          </table:table-cell>
          <table:table-cell table:style-name="ce45" table:formula="of:=SUMIF([$'Cumulative Data'.A$1:.A$1048576];[.C55];[$'Cumulative Data'.F$1:.F$1048576])+SUMIF([$'Cumulative Data'.A$1:.A$1048576];[.D55];[$'Cumulative Data'.F$1:.F$1048576])+SUMIF([$'Cumulative Data'.B$1:.B$1048576];[.C55];[$'Cumulative Data'.E$1:.E$1048576])+SUMIF([$'Cumulative Data'.B$1:.B$1048576];[.D55];[$'Cumulative Data'.E$1:.E$1048576])" office:value-type="float" office:value="23" calcext:value-type="float">
            <text:p>23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Kita</text:p>
          </table:table-cell>
          <table:table-cell table:style-name="ce32" office:value-type="string" calcext:value-type="string">
            <text:p>Andrew</text:p>
          </table:table-cell>
          <table:table-cell table:style-name="ce32" table:formula="of:=[.A56]&amp;&quot; &amp; &quot;&amp;[.B56]" office:value-type="string" office:string-value="Kita &amp; Andrew" calcext:value-type="string">
            <text:p>Kita &amp; Andrew</text:p>
          </table:table-cell>
          <table:table-cell table:style-name="ce32" table:formula="of:=[.B56]&amp;&quot; &amp; &quot;&amp;[.A56]" office:value-type="string" office:string-value="Andrew &amp; Kita" calcext:value-type="string">
            <text:p>Andrew &amp; Kita</text:p>
          </table:table-cell>
          <table:table-cell table:style-name="ce32" table:formula="of:=SUMIF([$'Cumulative Data'.A$1:.A$1048576];[.C56];[$'Cumulative Data'.J$1:.J$1048576])+SUMIF([$'Cumulative Data'.A$1:.A$1048576];[.D56];[$'Cumulative Data'.J$1:.J$1048576])" office:value-type="float" office:value="0" calcext:value-type="float">
            <text:p>0</text:p>
          </table:table-cell>
          <table:table-cell table:style-name="ce45" table:formula="of:=SUMIF([$'Cumulative Data'.B$1:.B$1048576];[.C56];[$'Cumulative Data'.J$1:.J$1048576])+SUMIF([$'Cumulative Data'.B$1:.B$1048576];[.D56];[$'Cumulative Data'.J$1:.J$1048576])" office:value-type="float" office:value="0" calcext:value-type="float">
            <text:p>0</text:p>
          </table:table-cell>
          <table:table-cell table:style-name="ce45" table:formula="of:=SUMIF([$'Cumulative Data'.A$1:.A$1048576];[.C56];[$'Cumulative Data'.E$1:.E$1048576])+SUMIF([$'Cumulative Data'.A$1:.A$1048576];[.D56];[$'Cumulative Data'.E$1:.E$1048576])+SUMIF([$'Cumulative Data'.B$1:.B$1048576];[.C56];[$'Cumulative Data'.F$1:.F$1048576])+SUMIF([$'Cumulative Data'.B$1:.B$1048576];[.D56];[$'Cumulative Data'.F$1:.F$1048576])" office:value-type="float" office:value="0" calcext:value-type="float">
            <text:p>0</text:p>
          </table:table-cell>
          <table:table-cell table:style-name="ce45" table:formula="of:=SUMIF([$'Cumulative Data'.A$1:.A$1048576];[.C56];[$'Cumulative Data'.F$1:.F$1048576])+SUMIF([$'Cumulative Data'.A$1:.A$1048576];[.D56];[$'Cumulative Data'.F$1:.F$1048576])+SUMIF([$'Cumulative Data'.B$1:.B$1048576];[.C56];[$'Cumulative Data'.E$1:.E$1048576])+SUMIF([$'Cumulative Data'.B$1:.B$1048576];[.D56];[$'Cumulative Data'.E$1:.E$1048576])" office:value-type="float" office:value="0" calcext:value-type="float">
            <text:p>0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Kita</text:p>
          </table:table-cell>
          <table:table-cell table:style-name="ce32" office:value-type="string" calcext:value-type="string">
            <text:p>Cadol</text:p>
          </table:table-cell>
          <table:table-cell table:style-name="ce32" table:formula="of:=[.A57]&amp;&quot; &amp; &quot;&amp;[.B57]" office:value-type="string" office:string-value="Kita &amp; Cadol" calcext:value-type="string">
            <text:p>Kita &amp; Cadol</text:p>
          </table:table-cell>
          <table:table-cell table:style-name="ce32" table:formula="of:=[.B57]&amp;&quot; &amp; &quot;&amp;[.A57]" office:value-type="string" office:string-value="Cadol &amp; Kita" calcext:value-type="string">
            <text:p>Cadol &amp; Kita</text:p>
          </table:table-cell>
          <table:table-cell table:style-name="ce32" table:formula="of:=SUMIF([$'Cumulative Data'.A$1:.A$1048576];[.C57];[$'Cumulative Data'.J$1:.J$1048576])+SUMIF([$'Cumulative Data'.A$1:.A$1048576];[.D57];[$'Cumulative Data'.J$1:.J$1048576])" office:value-type="float" office:value="0" calcext:value-type="float">
            <text:p>0</text:p>
          </table:table-cell>
          <table:table-cell table:style-name="ce45" table:formula="of:=SUMIF([$'Cumulative Data'.B$1:.B$1048576];[.C57];[$'Cumulative Data'.J$1:.J$1048576])+SUMIF([$'Cumulative Data'.B$1:.B$1048576];[.D57];[$'Cumulative Data'.J$1:.J$1048576])" office:value-type="float" office:value="2" calcext:value-type="float">
            <text:p>2</text:p>
          </table:table-cell>
          <table:table-cell table:style-name="ce45" table:formula="of:=SUMIF([$'Cumulative Data'.A$1:.A$1048576];[.C57];[$'Cumulative Data'.E$1:.E$1048576])+SUMIF([$'Cumulative Data'.A$1:.A$1048576];[.D57];[$'Cumulative Data'.E$1:.E$1048576])+SUMIF([$'Cumulative Data'.B$1:.B$1048576];[.C57];[$'Cumulative Data'.F$1:.F$1048576])+SUMIF([$'Cumulative Data'.B$1:.B$1048576];[.D57];[$'Cumulative Data'.F$1:.F$1048576])" office:value-type="float" office:value="4" calcext:value-type="float">
            <text:p>4</text:p>
          </table:table-cell>
          <table:table-cell table:style-name="ce45" table:formula="of:=SUMIF([$'Cumulative Data'.A$1:.A$1048576];[.C57];[$'Cumulative Data'.F$1:.F$1048576])+SUMIF([$'Cumulative Data'.A$1:.A$1048576];[.D57];[$'Cumulative Data'.F$1:.F$1048576])+SUMIF([$'Cumulative Data'.B$1:.B$1048576];[.C57];[$'Cumulative Data'.E$1:.E$1048576])+SUMIF([$'Cumulative Data'.B$1:.B$1048576];[.D57];[$'Cumulative Data'.E$1:.E$1048576])" office:value-type="float" office:value="12" calcext:value-type="float">
            <text:p>12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Batty</text:p>
          </table:table-cell>
          <table:table-cell table:style-name="ce32" office:value-type="string" calcext:value-type="string">
            <text:p>Mole</text:p>
          </table:table-cell>
          <table:table-cell table:style-name="ce32" table:formula="of:=[.A58]&amp;&quot; &amp; &quot;&amp;[.B58]" office:value-type="string" office:string-value="Batty &amp; Mole" calcext:value-type="string">
            <text:p>Batty &amp; Mole</text:p>
          </table:table-cell>
          <table:table-cell table:style-name="ce32" table:formula="of:=[.B58]&amp;&quot; &amp; &quot;&amp;[.A58]" office:value-type="string" office:string-value="Mole &amp; Batty" calcext:value-type="string">
            <text:p>Mole &amp; Batty</text:p>
          </table:table-cell>
          <table:table-cell table:style-name="ce32" table:formula="of:=SUMIF([$'Cumulative Data'.A$1:.A$1048576];[.C58];[$'Cumulative Data'.J$1:.J$1048576])+SUMIF([$'Cumulative Data'.A$1:.A$1048576];[.D58];[$'Cumulative Data'.J$1:.J$1048576])" office:value-type="float" office:value="8" calcext:value-type="float">
            <text:p>8</text:p>
          </table:table-cell>
          <table:table-cell table:style-name="ce45" table:formula="of:=SUMIF([$'Cumulative Data'.B$1:.B$1048576];[.C58];[$'Cumulative Data'.J$1:.J$1048576])+SUMIF([$'Cumulative Data'.B$1:.B$1048576];[.D58];[$'Cumulative Data'.J$1:.J$1048576])" office:value-type="float" office:value="9" calcext:value-type="float">
            <text:p>9</text:p>
          </table:table-cell>
          <table:table-cell table:style-name="ce45" table:formula="of:=SUMIF([$'Cumulative Data'.A$1:.A$1048576];[.C58];[$'Cumulative Data'.E$1:.E$1048576])+SUMIF([$'Cumulative Data'.A$1:.A$1048576];[.D58];[$'Cumulative Data'.E$1:.E$1048576])+SUMIF([$'Cumulative Data'.B$1:.B$1048576];[.C58];[$'Cumulative Data'.F$1:.F$1048576])+SUMIF([$'Cumulative Data'.B$1:.B$1048576];[.D58];[$'Cumulative Data'.F$1:.F$1048576])" office:value-type="float" office:value="83" calcext:value-type="float">
            <text:p>83</text:p>
          </table:table-cell>
          <table:table-cell table:style-name="ce45" table:formula="of:=SUMIF([$'Cumulative Data'.A$1:.A$1048576];[.C58];[$'Cumulative Data'.F$1:.F$1048576])+SUMIF([$'Cumulative Data'.A$1:.A$1048576];[.D58];[$'Cumulative Data'.F$1:.F$1048576])+SUMIF([$'Cumulative Data'.B$1:.B$1048576];[.C58];[$'Cumulative Data'.E$1:.E$1048576])+SUMIF([$'Cumulative Data'.B$1:.B$1048576];[.D58];[$'Cumulative Data'.E$1:.E$1048576])" office:value-type="float" office:value="78" calcext:value-type="float">
            <text:p>78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Batty</text:p>
          </table:table-cell>
          <table:table-cell table:style-name="ce32" office:value-type="string" calcext:value-type="string">
            <text:p>Andrew</text:p>
          </table:table-cell>
          <table:table-cell table:style-name="ce32" table:formula="of:=[.A59]&amp;&quot; &amp; &quot;&amp;[.B59]" office:value-type="string" office:string-value="Batty &amp; Andrew" calcext:value-type="string">
            <text:p>Batty &amp; Andrew</text:p>
          </table:table-cell>
          <table:table-cell table:style-name="ce32" table:formula="of:=[.B59]&amp;&quot; &amp; &quot;&amp;[.A59]" office:value-type="string" office:string-value="Andrew &amp; Batty" calcext:value-type="string">
            <text:p>Andrew &amp; Batty</text:p>
          </table:table-cell>
          <table:table-cell table:style-name="ce32" table:formula="of:=SUMIF([$'Cumulative Data'.A$1:.A$1048576];[.C59];[$'Cumulative Data'.J$1:.J$1048576])+SUMIF([$'Cumulative Data'.A$1:.A$1048576];[.D59];[$'Cumulative Data'.J$1:.J$1048576])" office:value-type="float" office:value="1" calcext:value-type="float">
            <text:p>1</text:p>
          </table:table-cell>
          <table:table-cell table:style-name="ce45" table:formula="of:=SUMIF([$'Cumulative Data'.B$1:.B$1048576];[.C59];[$'Cumulative Data'.J$1:.J$1048576])+SUMIF([$'Cumulative Data'.B$1:.B$1048576];[.D59];[$'Cumulative Data'.J$1:.J$1048576])" office:value-type="float" office:value="1" calcext:value-type="float">
            <text:p>1</text:p>
          </table:table-cell>
          <table:table-cell table:style-name="ce45" table:formula="of:=SUMIF([$'Cumulative Data'.A$1:.A$1048576];[.C59];[$'Cumulative Data'.E$1:.E$1048576])+SUMIF([$'Cumulative Data'.A$1:.A$1048576];[.D59];[$'Cumulative Data'.E$1:.E$1048576])+SUMIF([$'Cumulative Data'.B$1:.B$1048576];[.C59];[$'Cumulative Data'.F$1:.F$1048576])+SUMIF([$'Cumulative Data'.B$1:.B$1048576];[.D59];[$'Cumulative Data'.F$1:.F$1048576])" office:value-type="float" office:value="10" calcext:value-type="float">
            <text:p>10</text:p>
          </table:table-cell>
          <table:table-cell table:style-name="ce45" table:formula="of:=SUMIF([$'Cumulative Data'.A$1:.A$1048576];[.C59];[$'Cumulative Data'.F$1:.F$1048576])+SUMIF([$'Cumulative Data'.A$1:.A$1048576];[.D59];[$'Cumulative Data'.F$1:.F$1048576])+SUMIF([$'Cumulative Data'.B$1:.B$1048576];[.C59];[$'Cumulative Data'.E$1:.E$1048576])+SUMIF([$'Cumulative Data'.B$1:.B$1048576];[.D59];[$'Cumulative Data'.E$1:.E$1048576])" office:value-type="float" office:value="9" calcext:value-type="float">
            <text:p>9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Batty</text:p>
          </table:table-cell>
          <table:table-cell table:style-name="ce32" office:value-type="string" calcext:value-type="string">
            <text:p>Cadol</text:p>
          </table:table-cell>
          <table:table-cell table:style-name="ce32" table:formula="of:=[.A60]&amp;&quot; &amp; &quot;&amp;[.B60]" office:value-type="string" office:string-value="Batty &amp; Cadol" calcext:value-type="string">
            <text:p>Batty &amp; Cadol</text:p>
          </table:table-cell>
          <table:table-cell table:style-name="ce32" table:formula="of:=[.B60]&amp;&quot; &amp; &quot;&amp;[.A60]" office:value-type="string" office:string-value="Cadol &amp; Batty" calcext:value-type="string">
            <text:p>Cadol &amp; Batty</text:p>
          </table:table-cell>
          <table:table-cell table:style-name="ce32" table:formula="of:=SUMIF([$'Cumulative Data'.A$1:.A$1048576];[.C60];[$'Cumulative Data'.J$1:.J$1048576])+SUMIF([$'Cumulative Data'.A$1:.A$1048576];[.D60];[$'Cumulative Data'.J$1:.J$1048576])" office:value-type="float" office:value="0" calcext:value-type="float">
            <text:p>0</text:p>
          </table:table-cell>
          <table:table-cell table:style-name="ce45" table:formula="of:=SUMIF([$'Cumulative Data'.B$1:.B$1048576];[.C60];[$'Cumulative Data'.J$1:.J$1048576])+SUMIF([$'Cumulative Data'.B$1:.B$1048576];[.D60];[$'Cumulative Data'.J$1:.J$1048576])" office:value-type="float" office:value="0" calcext:value-type="float">
            <text:p>0</text:p>
          </table:table-cell>
          <table:table-cell table:style-name="ce45" table:formula="of:=SUMIF([$'Cumulative Data'.A$1:.A$1048576];[.C60];[$'Cumulative Data'.E$1:.E$1048576])+SUMIF([$'Cumulative Data'.A$1:.A$1048576];[.D60];[$'Cumulative Data'.E$1:.E$1048576])+SUMIF([$'Cumulative Data'.B$1:.B$1048576];[.C60];[$'Cumulative Data'.F$1:.F$1048576])+SUMIF([$'Cumulative Data'.B$1:.B$1048576];[.D60];[$'Cumulative Data'.F$1:.F$1048576])" office:value-type="float" office:value="0" calcext:value-type="float">
            <text:p>0</text:p>
          </table:table-cell>
          <table:table-cell table:style-name="ce45" table:formula="of:=SUMIF([$'Cumulative Data'.A$1:.A$1048576];[.C60];[$'Cumulative Data'.F$1:.F$1048576])+SUMIF([$'Cumulative Data'.A$1:.A$1048576];[.D60];[$'Cumulative Data'.F$1:.F$1048576])+SUMIF([$'Cumulative Data'.B$1:.B$1048576];[.C60];[$'Cumulative Data'.E$1:.E$1048576])+SUMIF([$'Cumulative Data'.B$1:.B$1048576];[.D60];[$'Cumulative Data'.E$1:.E$1048576])" office:value-type="float" office:value="0" calcext:value-type="float">
            <text:p>0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Mole</text:p>
          </table:table-cell>
          <table:table-cell table:style-name="ce32" office:value-type="string" calcext:value-type="string">
            <text:p>Andrew</text:p>
          </table:table-cell>
          <table:table-cell table:style-name="ce32" table:formula="of:=[.A61]&amp;&quot; &amp; &quot;&amp;[.B61]" office:value-type="string" office:string-value="Mole &amp; Andrew" calcext:value-type="string">
            <text:p>Mole &amp; Andrew</text:p>
          </table:table-cell>
          <table:table-cell table:style-name="ce32" table:formula="of:=[.B61]&amp;&quot; &amp; &quot;&amp;[.A61]" office:value-type="string" office:string-value="Andrew &amp; Mole" calcext:value-type="string">
            <text:p>Andrew &amp; Mole</text:p>
          </table:table-cell>
          <table:table-cell table:style-name="ce32" table:formula="of:=SUMIF([$'Cumulative Data'.A$1:.A$1048576];[.C61];[$'Cumulative Data'.J$1:.J$1048576])+SUMIF([$'Cumulative Data'.A$1:.A$1048576];[.D61];[$'Cumulative Data'.J$1:.J$1048576])" office:value-type="float" office:value="1" calcext:value-type="float">
            <text:p>1</text:p>
          </table:table-cell>
          <table:table-cell table:style-name="ce45" table:formula="of:=SUMIF([$'Cumulative Data'.B$1:.B$1048576];[.C61];[$'Cumulative Data'.J$1:.J$1048576])+SUMIF([$'Cumulative Data'.B$1:.B$1048576];[.D61];[$'Cumulative Data'.J$1:.J$1048576])" office:value-type="float" office:value="0" calcext:value-type="float">
            <text:p>0</text:p>
          </table:table-cell>
          <table:table-cell table:style-name="ce45" table:formula="of:=SUMIF([$'Cumulative Data'.A$1:.A$1048576];[.C61];[$'Cumulative Data'.E$1:.E$1048576])+SUMIF([$'Cumulative Data'.A$1:.A$1048576];[.D61];[$'Cumulative Data'.E$1:.E$1048576])+SUMIF([$'Cumulative Data'.B$1:.B$1048576];[.C61];[$'Cumulative Data'.F$1:.F$1048576])+SUMIF([$'Cumulative Data'.B$1:.B$1048576];[.D61];[$'Cumulative Data'.F$1:.F$1048576])" office:value-type="float" office:value="6" calcext:value-type="float">
            <text:p>6</text:p>
          </table:table-cell>
          <table:table-cell table:style-name="ce45" table:formula="of:=SUMIF([$'Cumulative Data'.A$1:.A$1048576];[.C61];[$'Cumulative Data'.F$1:.F$1048576])+SUMIF([$'Cumulative Data'.A$1:.A$1048576];[.D61];[$'Cumulative Data'.F$1:.F$1048576])+SUMIF([$'Cumulative Data'.B$1:.B$1048576];[.C61];[$'Cumulative Data'.E$1:.E$1048576])+SUMIF([$'Cumulative Data'.B$1:.B$1048576];[.D61];[$'Cumulative Data'.E$1:.E$1048576])" office:value-type="float" office:value="0" calcext:value-type="float">
            <text:p>0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Mole</text:p>
          </table:table-cell>
          <table:table-cell table:style-name="ce32" office:value-type="string" calcext:value-type="string">
            <text:p>Cadol</text:p>
          </table:table-cell>
          <table:table-cell table:style-name="ce32" table:formula="of:=[.A62]&amp;&quot; &amp; &quot;&amp;[.B62]" office:value-type="string" office:string-value="Mole &amp; Cadol" calcext:value-type="string">
            <text:p>Mole &amp; Cadol</text:p>
          </table:table-cell>
          <table:table-cell table:style-name="ce32" table:formula="of:=[.B62]&amp;&quot; &amp; &quot;&amp;[.A62]" office:value-type="string" office:string-value="Cadol &amp; Mole" calcext:value-type="string">
            <text:p>Cadol &amp; Mole</text:p>
          </table:table-cell>
          <table:table-cell table:style-name="ce32" table:formula="of:=SUMIF([$'Cumulative Data'.A$1:.A$1048576];[.C62];[$'Cumulative Data'.J$1:.J$1048576])+SUMIF([$'Cumulative Data'.A$1:.A$1048576];[.D62];[$'Cumulative Data'.J$1:.J$1048576])" office:value-type="float" office:value="1" calcext:value-type="float">
            <text:p>1</text:p>
          </table:table-cell>
          <table:table-cell table:style-name="ce45" table:formula="of:=SUMIF([$'Cumulative Data'.B$1:.B$1048576];[.C62];[$'Cumulative Data'.J$1:.J$1048576])+SUMIF([$'Cumulative Data'.B$1:.B$1048576];[.D62];[$'Cumulative Data'.J$1:.J$1048576])" office:value-type="float" office:value="1" calcext:value-type="float">
            <text:p>1</text:p>
          </table:table-cell>
          <table:table-cell table:style-name="ce45" table:formula="of:=SUMIF([$'Cumulative Data'.A$1:.A$1048576];[.C62];[$'Cumulative Data'.E$1:.E$1048576])+SUMIF([$'Cumulative Data'.A$1:.A$1048576];[.D62];[$'Cumulative Data'.E$1:.E$1048576])+SUMIF([$'Cumulative Data'.B$1:.B$1048576];[.C62];[$'Cumulative Data'.F$1:.F$1048576])+SUMIF([$'Cumulative Data'.B$1:.B$1048576];[.D62];[$'Cumulative Data'.F$1:.F$1048576])" office:value-type="float" office:value="10" calcext:value-type="float">
            <text:p>10</text:p>
          </table:table-cell>
          <table:table-cell table:style-name="ce45" table:formula="of:=SUMIF([$'Cumulative Data'.A$1:.A$1048576];[.C62];[$'Cumulative Data'.F$1:.F$1048576])+SUMIF([$'Cumulative Data'.A$1:.A$1048576];[.D62];[$'Cumulative Data'.F$1:.F$1048576])+SUMIF([$'Cumulative Data'.B$1:.B$1048576];[.C62];[$'Cumulative Data'.E$1:.E$1048576])+SUMIF([$'Cumulative Data'.B$1:.B$1048576];[.D62];[$'Cumulative Data'.E$1:.E$1048576])" office:value-type="float" office:value="11" calcext:value-type="float">
            <text:p>11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Andrew</text:p>
          </table:table-cell>
          <table:table-cell table:style-name="ce32" office:value-type="string" calcext:value-type="string">
            <text:p>Cadol</text:p>
          </table:table-cell>
          <table:table-cell table:style-name="ce32" table:formula="of:=[.A63]&amp;&quot; &amp; &quot;&amp;[.B63]" office:value-type="string" office:string-value="Andrew &amp; Cadol" calcext:value-type="string">
            <text:p>Andrew &amp; Cadol</text:p>
          </table:table-cell>
          <table:table-cell table:style-name="ce32" table:formula="of:=[.B63]&amp;&quot; &amp; &quot;&amp;[.A63]" office:value-type="string" office:string-value="Cadol &amp; Andrew" calcext:value-type="string">
            <text:p>Cadol &amp; Andrew</text:p>
          </table:table-cell>
          <table:table-cell table:style-name="ce32" table:formula="of:=SUMIF([$'Cumulative Data'.A$1:.A$1048576];[.C63];[$'Cumulative Data'.J$1:.J$1048576])+SUMIF([$'Cumulative Data'.A$1:.A$1048576];[.D63];[$'Cumulative Data'.J$1:.J$1048576])" office:value-type="float" office:value="0" calcext:value-type="float">
            <text:p>0</text:p>
          </table:table-cell>
          <table:table-cell table:style-name="ce45" table:formula="of:=SUMIF([$'Cumulative Data'.B$1:.B$1048576];[.C63];[$'Cumulative Data'.J$1:.J$1048576])+SUMIF([$'Cumulative Data'.B$1:.B$1048576];[.D63];[$'Cumulative Data'.J$1:.J$1048576])" office:value-type="float" office:value="0" calcext:value-type="float">
            <text:p>0</text:p>
          </table:table-cell>
          <table:table-cell table:style-name="ce45" table:formula="of:=SUMIF([$'Cumulative Data'.A$1:.A$1048576];[.C63];[$'Cumulative Data'.E$1:.E$1048576])+SUMIF([$'Cumulative Data'.A$1:.A$1048576];[.D63];[$'Cumulative Data'.E$1:.E$1048576])+SUMIF([$'Cumulative Data'.B$1:.B$1048576];[.C63];[$'Cumulative Data'.F$1:.F$1048576])+SUMIF([$'Cumulative Data'.B$1:.B$1048576];[.D63];[$'Cumulative Data'.F$1:.F$1048576])" office:value-type="float" office:value="0" calcext:value-type="float">
            <text:p>0</text:p>
          </table:table-cell>
          <table:table-cell table:style-name="ce45" table:formula="of:=SUMIF([$'Cumulative Data'.A$1:.A$1048576];[.C63];[$'Cumulative Data'.F$1:.F$1048576])+SUMIF([$'Cumulative Data'.A$1:.A$1048576];[.D63];[$'Cumulative Data'.F$1:.F$1048576])+SUMIF([$'Cumulative Data'.B$1:.B$1048576];[.C63];[$'Cumulative Data'.E$1:.E$1048576])+SUMIF([$'Cumulative Data'.B$1:.B$1048576];[.D63];[$'Cumulative Data'.E$1:.E$1048576])" office:value-type="float" office:value="0" calcext:value-type="float">
            <text:p>0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Civet</text:p>
          </table:table-cell>
          <table:table-cell table:style-name="ce32" office:value-type="string" calcext:value-type="string">
            <text:p>Batty</text:p>
          </table:table-cell>
          <table:table-cell table:style-name="ce32" table:formula="of:=[.A64]&amp;&quot; &amp; &quot;&amp;[.B64]" office:value-type="string" office:string-value="Civet &amp; Batty" calcext:value-type="string">
            <text:p>Civet &amp; Batty</text:p>
          </table:table-cell>
          <table:table-cell table:style-name="ce32" table:formula="of:=[.B64]&amp;&quot; &amp; &quot;&amp;[.A64]" office:value-type="string" office:string-value="Batty &amp; Civet" calcext:value-type="string">
            <text:p>Batty &amp; Civet</text:p>
          </table:table-cell>
          <table:table-cell table:style-name="ce32" table:formula="of:=SUMIF([$'Cumulative Data'.A$1:.A$1048576];[.C64];[$'Cumulative Data'.J$1:.J$1048576])+SUMIF([$'Cumulative Data'.A$1:.A$1048576];[.D64];[$'Cumulative Data'.J$1:.J$1048576])" office:value-type="float" office:value="0" calcext:value-type="float">
            <text:p>0</text:p>
          </table:table-cell>
          <table:table-cell table:style-name="ce45" table:formula="of:=SUMIF([$'Cumulative Data'.B$1:.B$1048576];[.C64];[$'Cumulative Data'.J$1:.J$1048576])+SUMIF([$'Cumulative Data'.B$1:.B$1048576];[.D64];[$'Cumulative Data'.J$1:.J$1048576])" office:value-type="float" office:value="1.5" calcext:value-type="float">
            <text:p>1.5</text:p>
          </table:table-cell>
          <table:table-cell table:style-name="ce45" table:formula="of:=SUMIF([$'Cumulative Data'.A$1:.A$1048576];[.C64];[$'Cumulative Data'.E$1:.E$1048576])+SUMIF([$'Cumulative Data'.A$1:.A$1048576];[.D64];[$'Cumulative Data'.E$1:.E$1048576])+SUMIF([$'Cumulative Data'.B$1:.B$1048576];[.C64];[$'Cumulative Data'.F$1:.F$1048576])+SUMIF([$'Cumulative Data'.B$1:.B$1048576];[.D64];[$'Cumulative Data'.F$1:.F$1048576])" office:value-type="float" office:value="6" calcext:value-type="float">
            <text:p>6</text:p>
          </table:table-cell>
          <table:table-cell table:style-name="ce45" table:formula="of:=SUMIF([$'Cumulative Data'.A$1:.A$1048576];[.C64];[$'Cumulative Data'.F$1:.F$1048576])+SUMIF([$'Cumulative Data'.A$1:.A$1048576];[.D64];[$'Cumulative Data'.F$1:.F$1048576])+SUMIF([$'Cumulative Data'.B$1:.B$1048576];[.C64];[$'Cumulative Data'.E$1:.E$1048576])+SUMIF([$'Cumulative Data'.B$1:.B$1048576];[.D64];[$'Cumulative Data'.E$1:.E$1048576])" office:value-type="float" office:value="12" calcext:value-type="float">
            <text:p>12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Civet</text:p>
          </table:table-cell>
          <table:table-cell table:style-name="ce32" office:value-type="string" calcext:value-type="string">
            <text:p>Mole</text:p>
          </table:table-cell>
          <table:table-cell table:style-name="ce32" table:formula="of:=[.A65]&amp;&quot; &amp; &quot;&amp;[.B65]" office:value-type="string" office:string-value="Civet &amp; Mole" calcext:value-type="string">
            <text:p>Civet &amp; Mole</text:p>
          </table:table-cell>
          <table:table-cell table:style-name="ce32" table:formula="of:=[.B65]&amp;&quot; &amp; &quot;&amp;[.A65]" office:value-type="string" office:string-value="Mole &amp; Civet" calcext:value-type="string">
            <text:p>Mole &amp; Civet</text:p>
          </table:table-cell>
          <table:table-cell table:style-name="ce32" table:formula="of:=SUMIF([$'Cumulative Data'.A$1:.A$1048576];[.C65];[$'Cumulative Data'.J$1:.J$1048576])+SUMIF([$'Cumulative Data'.A$1:.A$1048576];[.D65];[$'Cumulative Data'.J$1:.J$1048576])" office:value-type="float" office:value="1" calcext:value-type="float">
            <text:p>1</text:p>
          </table:table-cell>
          <table:table-cell table:style-name="ce45" table:formula="of:=SUMIF([$'Cumulative Data'.B$1:.B$1048576];[.C65];[$'Cumulative Data'.J$1:.J$1048576])+SUMIF([$'Cumulative Data'.B$1:.B$1048576];[.D65];[$'Cumulative Data'.J$1:.J$1048576])" office:value-type="float" office:value="1" calcext:value-type="float">
            <text:p>1</text:p>
          </table:table-cell>
          <table:table-cell table:style-name="ce45" table:formula="of:=SUMIF([$'Cumulative Data'.A$1:.A$1048576];[.C65];[$'Cumulative Data'.E$1:.E$1048576])+SUMIF([$'Cumulative Data'.A$1:.A$1048576];[.D65];[$'Cumulative Data'.E$1:.E$1048576])+SUMIF([$'Cumulative Data'.B$1:.B$1048576];[.C65];[$'Cumulative Data'.F$1:.F$1048576])+SUMIF([$'Cumulative Data'.B$1:.B$1048576];[.D65];[$'Cumulative Data'.F$1:.F$1048576])" office:value-type="float" office:value="9" calcext:value-type="float">
            <text:p>9</text:p>
          </table:table-cell>
          <table:table-cell table:style-name="ce45" table:formula="of:=SUMIF([$'Cumulative Data'.A$1:.A$1048576];[.C65];[$'Cumulative Data'.F$1:.F$1048576])+SUMIF([$'Cumulative Data'.A$1:.A$1048576];[.D65];[$'Cumulative Data'.F$1:.F$1048576])+SUMIF([$'Cumulative Data'.B$1:.B$1048576];[.C65];[$'Cumulative Data'.E$1:.E$1048576])+SUMIF([$'Cumulative Data'.B$1:.B$1048576];[.D65];[$'Cumulative Data'.E$1:.E$1048576])" office:value-type="float" office:value="9" calcext:value-type="float">
            <text:p>9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WM</text:p>
          </table:table-cell>
          <table:table-cell table:style-name="ce32" office:value-type="string" calcext:value-type="string">
            <text:p>Kenny</text:p>
          </table:table-cell>
          <table:table-cell table:style-name="ce32" table:formula="of:=[.A66]&amp;&quot; &amp; &quot;&amp;[.B66]" office:value-type="string" office:string-value="WM &amp; Kenny" calcext:value-type="string">
            <text:p>WM &amp; Kenny</text:p>
          </table:table-cell>
          <table:table-cell table:style-name="ce32" table:formula="of:=[.B66]&amp;&quot; &amp; &quot;&amp;[.A66]" office:value-type="string" office:string-value="Kenny &amp; WM" calcext:value-type="string">
            <text:p>Kenny &amp; WM</text:p>
          </table:table-cell>
          <table:table-cell table:style-name="ce32" table:formula="of:=SUMIF([$'Cumulative Data'.A$1:.A$1048576];[.C66];[$'Cumulative Data'.J$1:.J$1048576])+SUMIF([$'Cumulative Data'.A$1:.A$1048576];[.D66];[$'Cumulative Data'.J$1:.J$1048576])" office:value-type="float" office:value="2" calcext:value-type="float">
            <text:p>2</text:p>
          </table:table-cell>
          <table:table-cell table:style-name="ce45" table:formula="of:=SUMIF([$'Cumulative Data'.B$1:.B$1048576];[.C66];[$'Cumulative Data'.J$1:.J$1048576])+SUMIF([$'Cumulative Data'.B$1:.B$1048576];[.D66];[$'Cumulative Data'.J$1:.J$1048576])" office:value-type="float" office:value="0" calcext:value-type="float">
            <text:p>0</text:p>
          </table:table-cell>
          <table:table-cell table:style-name="ce45" table:formula="of:=SUMIF([$'Cumulative Data'.A$1:.A$1048576];[.C66];[$'Cumulative Data'.E$1:.E$1048576])+SUMIF([$'Cumulative Data'.A$1:.A$1048576];[.D66];[$'Cumulative Data'.E$1:.E$1048576])+SUMIF([$'Cumulative Data'.B$1:.B$1048576];[.C66];[$'Cumulative Data'.F$1:.F$1048576])+SUMIF([$'Cumulative Data'.B$1:.B$1048576];[.D66];[$'Cumulative Data'.F$1:.F$1048576])" office:value-type="float" office:value="12" calcext:value-type="float">
            <text:p>12</text:p>
          </table:table-cell>
          <table:table-cell table:style-name="ce45" table:formula="of:=SUMIF([$'Cumulative Data'.A$1:.A$1048576];[.C66];[$'Cumulative Data'.F$1:.F$1048576])+SUMIF([$'Cumulative Data'.A$1:.A$1048576];[.D66];[$'Cumulative Data'.F$1:.F$1048576])+SUMIF([$'Cumulative Data'.B$1:.B$1048576];[.C66];[$'Cumulative Data'.E$1:.E$1048576])+SUMIF([$'Cumulative Data'.B$1:.B$1048576];[.D66];[$'Cumulative Data'.E$1:.E$1048576])" office:value-type="float" office:value="7" calcext:value-type="float">
            <text:p>7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Steph</text:p>
          </table:table-cell>
          <table:table-cell table:style-name="ce32" office:value-type="string" calcext:value-type="string">
            <text:p>Batty</text:p>
          </table:table-cell>
          <table:table-cell table:style-name="ce32" table:formula="of:=[.A67]&amp;&quot; &amp; &quot;&amp;[.B67]" office:value-type="string" office:string-value="Steph &amp; Batty" calcext:value-type="string">
            <text:p>Steph &amp; Batty</text:p>
          </table:table-cell>
          <table:table-cell table:style-name="ce32" table:formula="of:=[.B67]&amp;&quot; &amp; &quot;&amp;[.A67]" office:value-type="string" office:string-value="Batty &amp; Steph" calcext:value-type="string">
            <text:p>Batty &amp; Steph</text:p>
          </table:table-cell>
          <table:table-cell table:style-name="ce32" table:formula="of:=SUMIF([$'Cumulative Data'.A$1:.A$1048576];[.C67];[$'Cumulative Data'.J$1:.J$1048576])+SUMIF([$'Cumulative Data'.A$1:.A$1048576];[.D67];[$'Cumulative Data'.J$1:.J$1048576])" office:value-type="float" office:value="0" calcext:value-type="float">
            <text:p>0</text:p>
          </table:table-cell>
          <table:table-cell table:style-name="ce45" table:formula="of:=SUMIF([$'Cumulative Data'.B$1:.B$1048576];[.C67];[$'Cumulative Data'.J$1:.J$1048576])+SUMIF([$'Cumulative Data'.B$1:.B$1048576];[.D67];[$'Cumulative Data'.J$1:.J$1048576])" office:value-type="float" office:value="1.5" calcext:value-type="float">
            <text:p>1.5</text:p>
          </table:table-cell>
          <table:table-cell table:style-name="ce45" table:formula="of:=SUMIF([$'Cumulative Data'.A$1:.A$1048576];[.C67];[$'Cumulative Data'.E$1:.E$1048576])+SUMIF([$'Cumulative Data'.A$1:.A$1048576];[.D67];[$'Cumulative Data'.E$1:.E$1048576])+SUMIF([$'Cumulative Data'.B$1:.B$1048576];[.C67];[$'Cumulative Data'.F$1:.F$1048576])+SUMIF([$'Cumulative Data'.B$1:.B$1048576];[.D67];[$'Cumulative Data'.F$1:.F$1048576])" office:value-type="float" office:value="4" calcext:value-type="float">
            <text:p>4</text:p>
          </table:table-cell>
          <table:table-cell table:style-name="ce45" table:formula="of:=SUMIF([$'Cumulative Data'.A$1:.A$1048576];[.C67];[$'Cumulative Data'.F$1:.F$1048576])+SUMIF([$'Cumulative Data'.A$1:.A$1048576];[.D67];[$'Cumulative Data'.F$1:.F$1048576])+SUMIF([$'Cumulative Data'.B$1:.B$1048576];[.C67];[$'Cumulative Data'.E$1:.E$1048576])+SUMIF([$'Cumulative Data'.B$1:.B$1048576];[.D67];[$'Cumulative Data'.E$1:.E$1048576])" office:value-type="float" office:value="11" calcext:value-type="float">
            <text:p>11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Hiro</text:p>
          </table:table-cell>
          <table:table-cell table:style-name="ce32" office:value-type="string" calcext:value-type="string">
            <text:p>Cadol</text:p>
          </table:table-cell>
          <table:table-cell table:style-name="ce32" table:formula="of:=[.A68]&amp;&quot; &amp; &quot;&amp;[.B68]" office:value-type="string" office:string-value="Hiro &amp; Cadol" calcext:value-type="string">
            <text:p>Hiro &amp; Cadol</text:p>
          </table:table-cell>
          <table:table-cell table:style-name="ce32" table:formula="of:=[.B68]&amp;&quot; &amp; &quot;&amp;[.A68]" office:value-type="string" office:string-value="Cadol &amp; Hiro" calcext:value-type="string">
            <text:p>Cadol &amp; Hiro</text:p>
          </table:table-cell>
          <table:table-cell table:style-name="ce32" table:formula="of:=SUMIF([$'Cumulative Data'.A$1:.A$1048576];[.C68];[$'Cumulative Data'.J$1:.J$1048576])+SUMIF([$'Cumulative Data'.A$1:.A$1048576];[.D68];[$'Cumulative Data'.J$1:.J$1048576])" office:value-type="float" office:value="0" calcext:value-type="float">
            <text:p>0</text:p>
          </table:table-cell>
          <table:table-cell table:style-name="ce45" table:formula="of:=SUMIF([$'Cumulative Data'.B$1:.B$1048576];[.C68];[$'Cumulative Data'.J$1:.J$1048576])+SUMIF([$'Cumulative Data'.B$1:.B$1048576];[.D68];[$'Cumulative Data'.J$1:.J$1048576])" office:value-type="float" office:value="2.5" calcext:value-type="float">
            <text:p>2.5</text:p>
          </table:table-cell>
          <table:table-cell table:style-name="ce45" table:formula="of:=SUMIF([$'Cumulative Data'.A$1:.A$1048576];[.C68];[$'Cumulative Data'.E$1:.E$1048576])+SUMIF([$'Cumulative Data'.A$1:.A$1048576];[.D68];[$'Cumulative Data'.E$1:.E$1048576])+SUMIF([$'Cumulative Data'.B$1:.B$1048576];[.C68];[$'Cumulative Data'.F$1:.F$1048576])+SUMIF([$'Cumulative Data'.B$1:.B$1048576];[.D68];[$'Cumulative Data'.F$1:.F$1048576])" office:value-type="float" office:value="5" calcext:value-type="float">
            <text:p>5</text:p>
          </table:table-cell>
          <table:table-cell table:style-name="ce45" table:formula="of:=SUMIF([$'Cumulative Data'.A$1:.A$1048576];[.C68];[$'Cumulative Data'.F$1:.F$1048576])+SUMIF([$'Cumulative Data'.A$1:.A$1048576];[.D68];[$'Cumulative Data'.F$1:.F$1048576])+SUMIF([$'Cumulative Data'.B$1:.B$1048576];[.C68];[$'Cumulative Data'.E$1:.E$1048576])+SUMIF([$'Cumulative Data'.B$1:.B$1048576];[.D68];[$'Cumulative Data'.E$1:.E$1048576])" office:value-type="float" office:value="17" calcext:value-type="float">
            <text:p>17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Hiro</text:p>
          </table:table-cell>
          <table:table-cell table:style-name="ce32" office:value-type="string" calcext:value-type="string">
            <text:p>Takaku</text:p>
          </table:table-cell>
          <table:table-cell table:style-name="ce32" table:formula="of:=[.A69]&amp;&quot; &amp; &quot;&amp;[.B69]" office:value-type="string" office:string-value="Hiro &amp; Takaku" calcext:value-type="string">
            <text:p>Hiro &amp; Takaku</text:p>
          </table:table-cell>
          <table:table-cell table:style-name="ce32" table:formula="of:=[.B69]&amp;&quot; &amp; &quot;&amp;[.A69]" office:value-type="string" office:string-value="Takaku &amp; Hiro" calcext:value-type="string">
            <text:p>Takaku &amp; Hiro</text:p>
          </table:table-cell>
          <table:table-cell table:style-name="ce32" table:formula="of:=SUMIF([$'Cumulative Data'.A$1:.A$1048576];[.C69];[$'Cumulative Data'.J$1:.J$1048576])+SUMIF([$'Cumulative Data'.A$1:.A$1048576];[.D69];[$'Cumulative Data'.J$1:.J$1048576])" office:value-type="float" office:value="2" calcext:value-type="float">
            <text:p>2</text:p>
          </table:table-cell>
          <table:table-cell table:style-name="ce45" table:formula="of:=SUMIF([$'Cumulative Data'.B$1:.B$1048576];[.C69];[$'Cumulative Data'.J$1:.J$1048576])+SUMIF([$'Cumulative Data'.B$1:.B$1048576];[.D69];[$'Cumulative Data'.J$1:.J$1048576])" office:value-type="float" office:value="2" calcext:value-type="float">
            <text:p>2</text:p>
          </table:table-cell>
          <table:table-cell table:style-name="ce45" table:formula="of:=SUMIF([$'Cumulative Data'.A$1:.A$1048576];[.C69];[$'Cumulative Data'.E$1:.E$1048576])+SUMIF([$'Cumulative Data'.A$1:.A$1048576];[.D69];[$'Cumulative Data'.E$1:.E$1048576])+SUMIF([$'Cumulative Data'.B$1:.B$1048576];[.C69];[$'Cumulative Data'.F$1:.F$1048576])+SUMIF([$'Cumulative Data'.B$1:.B$1048576];[.D69];[$'Cumulative Data'.F$1:.F$1048576])" office:value-type="float" office:value="17" calcext:value-type="float">
            <text:p>17</text:p>
          </table:table-cell>
          <table:table-cell table:style-name="ce45" table:formula="of:=SUMIF([$'Cumulative Data'.A$1:.A$1048576];[.C69];[$'Cumulative Data'.F$1:.F$1048576])+SUMIF([$'Cumulative Data'.A$1:.A$1048576];[.D69];[$'Cumulative Data'.F$1:.F$1048576])+SUMIF([$'Cumulative Data'.B$1:.B$1048576];[.C69];[$'Cumulative Data'.E$1:.E$1048576])+SUMIF([$'Cumulative Data'.B$1:.B$1048576];[.D69];[$'Cumulative Data'.E$1:.E$1048576])" office:value-type="float" office:value="21" calcext:value-type="float">
            <text:p>21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WM</text:p>
          </table:table-cell>
          <table:table-cell table:style-name="ce32" office:value-type="string" calcext:value-type="string">
            <text:p>Ricky</text:p>
          </table:table-cell>
          <table:table-cell table:style-name="ce32" table:formula="of:=[.A70]&amp;&quot; &amp; &quot;&amp;[.B70]" office:value-type="string" office:string-value="WM &amp; Ricky" calcext:value-type="string">
            <text:p>WM &amp; Ricky</text:p>
          </table:table-cell>
          <table:table-cell table:style-name="ce32" table:formula="of:=[.B70]&amp;&quot; &amp; &quot;&amp;[.A70]" office:value-type="string" office:string-value="Ricky &amp; WM" calcext:value-type="string">
            <text:p>Ricky &amp; WM</text:p>
          </table:table-cell>
          <table:table-cell table:style-name="ce32" table:formula="of:=SUMIF([$'Cumulative Data'.A$1:.A$1048576];[.C70];[$'Cumulative Data'.J$1:.J$1048576])+SUMIF([$'Cumulative Data'.A$1:.A$1048576];[.D70];[$'Cumulative Data'.J$1:.J$1048576])" office:value-type="float" office:value="1.5" calcext:value-type="float">
            <text:p>1.5</text:p>
          </table:table-cell>
          <table:table-cell table:style-name="ce45" table:formula="of:=SUMIF([$'Cumulative Data'.B$1:.B$1048576];[.C70];[$'Cumulative Data'.J$1:.J$1048576])+SUMIF([$'Cumulative Data'.B$1:.B$1048576];[.D70];[$'Cumulative Data'.J$1:.J$1048576])" office:value-type="float" office:value="0" calcext:value-type="float">
            <text:p>0</text:p>
          </table:table-cell>
          <table:table-cell table:style-name="ce45" table:formula="of:=SUMIF([$'Cumulative Data'.A$1:.A$1048576];[.C70];[$'Cumulative Data'.E$1:.E$1048576])+SUMIF([$'Cumulative Data'.A$1:.A$1048576];[.D70];[$'Cumulative Data'.E$1:.E$1048576])+SUMIF([$'Cumulative Data'.B$1:.B$1048576];[.C70];[$'Cumulative Data'.F$1:.F$1048576])+SUMIF([$'Cumulative Data'.B$1:.B$1048576];[.D70];[$'Cumulative Data'.F$1:.F$1048576])" office:value-type="float" office:value="11" calcext:value-type="float">
            <text:p>11</text:p>
          </table:table-cell>
          <table:table-cell table:style-name="ce45" table:formula="of:=SUMIF([$'Cumulative Data'.A$1:.A$1048576];[.C70];[$'Cumulative Data'.F$1:.F$1048576])+SUMIF([$'Cumulative Data'.A$1:.A$1048576];[.D70];[$'Cumulative Data'.F$1:.F$1048576])+SUMIF([$'Cumulative Data'.B$1:.B$1048576];[.C70];[$'Cumulative Data'.E$1:.E$1048576])+SUMIF([$'Cumulative Data'.B$1:.B$1048576];[.D70];[$'Cumulative Data'.E$1:.E$1048576])" office:value-type="float" office:value="6" calcext:value-type="float">
            <text:p>6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Chi</text:p>
          </table:table-cell>
          <table:table-cell table:style-name="ce32" office:value-type="string" calcext:value-type="string">
            <text:p>Curtis</text:p>
          </table:table-cell>
          <table:table-cell table:style-name="ce32" table:formula="of:=[.A71]&amp;&quot; &amp; &quot;&amp;[.B71]" office:value-type="string" office:string-value="Chi &amp; Curtis" calcext:value-type="string">
            <text:p>Chi &amp; Curtis</text:p>
          </table:table-cell>
          <table:table-cell table:style-name="ce32" table:formula="of:=[.B71]&amp;&quot; &amp; &quot;&amp;[.A71]" office:value-type="string" office:string-value="Curtis &amp; Chi" calcext:value-type="string">
            <text:p>Curtis &amp; Chi</text:p>
          </table:table-cell>
          <table:table-cell table:style-name="ce32" table:formula="of:=SUMIF([$'Cumulative Data'.A$1:.A$1048576];[.C71];[$'Cumulative Data'.J$1:.J$1048576])+SUMIF([$'Cumulative Data'.A$1:.A$1048576];[.D71];[$'Cumulative Data'.J$1:.J$1048576])" office:value-type="float" office:value="4.5" calcext:value-type="float">
            <text:p>4.5</text:p>
          </table:table-cell>
          <table:table-cell table:style-name="ce45" table:formula="of:=SUMIF([$'Cumulative Data'.B$1:.B$1048576];[.C71];[$'Cumulative Data'.J$1:.J$1048576])+SUMIF([$'Cumulative Data'.B$1:.B$1048576];[.D71];[$'Cumulative Data'.J$1:.J$1048576])" office:value-type="float" office:value="13" calcext:value-type="float">
            <text:p>13</text:p>
          </table:table-cell>
          <table:table-cell table:style-name="ce45" table:formula="of:=SUMIF([$'Cumulative Data'.A$1:.A$1048576];[.C71];[$'Cumulative Data'.E$1:.E$1048576])+SUMIF([$'Cumulative Data'.A$1:.A$1048576];[.D71];[$'Cumulative Data'.E$1:.E$1048576])+SUMIF([$'Cumulative Data'.B$1:.B$1048576];[.C71];[$'Cumulative Data'.F$1:.F$1048576])+SUMIF([$'Cumulative Data'.B$1:.B$1048576];[.D71];[$'Cumulative Data'.F$1:.F$1048576])" office:value-type="float" office:value="61" calcext:value-type="float">
            <text:p>61</text:p>
          </table:table-cell>
          <table:table-cell table:style-name="ce45" table:formula="of:=SUMIF([$'Cumulative Data'.A$1:.A$1048576];[.C71];[$'Cumulative Data'.F$1:.F$1048576])+SUMIF([$'Cumulative Data'.A$1:.A$1048576];[.D71];[$'Cumulative Data'.F$1:.F$1048576])+SUMIF([$'Cumulative Data'.B$1:.B$1048576];[.C71];[$'Cumulative Data'.E$1:.E$1048576])+SUMIF([$'Cumulative Data'.B$1:.B$1048576];[.D71];[$'Cumulative Data'.E$1:.E$1048576])" office:value-type="float" office:value="91" calcext:value-type="float">
            <text:p>91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Mole</text:p>
          </table:table-cell>
          <table:table-cell table:style-name="ce32" office:value-type="string" calcext:value-type="string">
            <text:p>Curtis</text:p>
          </table:table-cell>
          <table:table-cell table:style-name="ce32" table:formula="of:=[.A72]&amp;&quot; &amp; &quot;&amp;[.B72]" office:value-type="string" office:string-value="Mole &amp; Curtis" calcext:value-type="string">
            <text:p>Mole &amp; Curtis</text:p>
          </table:table-cell>
          <table:table-cell table:style-name="ce32" table:formula="of:=[.B72]&amp;&quot; &amp; &quot;&amp;[.A72]" office:value-type="string" office:string-value="Curtis &amp; Mole" calcext:value-type="string">
            <text:p>Curtis &amp; Mole</text:p>
          </table:table-cell>
          <table:table-cell table:style-name="ce32" table:formula="of:=SUMIF([$'Cumulative Data'.A$1:.A$1048576];[.C72];[$'Cumulative Data'.J$1:.J$1048576])+SUMIF([$'Cumulative Data'.A$1:.A$1048576];[.D72];[$'Cumulative Data'.J$1:.J$1048576])" office:value-type="float" office:value="2.5" calcext:value-type="float">
            <text:p>2.5</text:p>
          </table:table-cell>
          <table:table-cell table:style-name="ce45" table:formula="of:=SUMIF([$'Cumulative Data'.B$1:.B$1048576];[.C72];[$'Cumulative Data'.J$1:.J$1048576])+SUMIF([$'Cumulative Data'.B$1:.B$1048576];[.D72];[$'Cumulative Data'.J$1:.J$1048576])" office:value-type="float" office:value="2" calcext:value-type="float">
            <text:p>2</text:p>
          </table:table-cell>
          <table:table-cell table:style-name="ce45" table:formula="of:=SUMIF([$'Cumulative Data'.A$1:.A$1048576];[.C72];[$'Cumulative Data'.E$1:.E$1048576])+SUMIF([$'Cumulative Data'.A$1:.A$1048576];[.D72];[$'Cumulative Data'.E$1:.E$1048576])+SUMIF([$'Cumulative Data'.B$1:.B$1048576];[.C72];[$'Cumulative Data'.F$1:.F$1048576])+SUMIF([$'Cumulative Data'.B$1:.B$1048576];[.D72];[$'Cumulative Data'.F$1:.F$1048576])" office:value-type="float" office:value="24" calcext:value-type="float">
            <text:p>24</text:p>
          </table:table-cell>
          <table:table-cell table:style-name="ce45" table:formula="of:=SUMIF([$'Cumulative Data'.A$1:.A$1048576];[.C72];[$'Cumulative Data'.F$1:.F$1048576])+SUMIF([$'Cumulative Data'.A$1:.A$1048576];[.D72];[$'Cumulative Data'.F$1:.F$1048576])+SUMIF([$'Cumulative Data'.B$1:.B$1048576];[.C72];[$'Cumulative Data'.E$1:.E$1048576])+SUMIF([$'Cumulative Data'.B$1:.B$1048576];[.D72];[$'Cumulative Data'.E$1:.E$1048576])" office:value-type="float" office:value="24" calcext:value-type="float">
            <text:p>24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Batty</text:p>
          </table:table-cell>
          <table:table-cell table:style-name="ce32" office:value-type="string" calcext:value-type="string">
            <text:p>Curtis</text:p>
          </table:table-cell>
          <table:table-cell table:style-name="ce32" table:formula="of:=[.A73]&amp;&quot; &amp; &quot;&amp;[.B73]" office:value-type="string" office:string-value="Batty &amp; Curtis" calcext:value-type="string">
            <text:p>Batty &amp; Curtis</text:p>
          </table:table-cell>
          <table:table-cell table:style-name="ce32" table:formula="of:=[.B73]&amp;&quot; &amp; &quot;&amp;[.A73]" office:value-type="string" office:string-value="Curtis &amp; Batty" calcext:value-type="string">
            <text:p>Curtis &amp; Batty</text:p>
          </table:table-cell>
          <table:table-cell table:style-name="ce32" table:formula="of:=SUMIF([$'Cumulative Data'.A$1:.A$1048576];[.C73];[$'Cumulative Data'.J$1:.J$1048576])+SUMIF([$'Cumulative Data'.A$1:.A$1048576];[.D73];[$'Cumulative Data'.J$1:.J$1048576])" office:value-type="float" office:value="2" calcext:value-type="float">
            <text:p>2</text:p>
          </table:table-cell>
          <table:table-cell table:style-name="ce45" table:formula="of:=SUMIF([$'Cumulative Data'.B$1:.B$1048576];[.C73];[$'Cumulative Data'.J$1:.J$1048576])+SUMIF([$'Cumulative Data'.B$1:.B$1048576];[.D73];[$'Cumulative Data'.J$1:.J$1048576])" office:value-type="float" office:value="1" calcext:value-type="float">
            <text:p>1</text:p>
          </table:table-cell>
          <table:table-cell table:style-name="ce45" table:formula="of:=SUMIF([$'Cumulative Data'.A$1:.A$1048576];[.C73];[$'Cumulative Data'.E$1:.E$1048576])+SUMIF([$'Cumulative Data'.A$1:.A$1048576];[.D73];[$'Cumulative Data'.E$1:.E$1048576])+SUMIF([$'Cumulative Data'.B$1:.B$1048576];[.C73];[$'Cumulative Data'.F$1:.F$1048576])+SUMIF([$'Cumulative Data'.B$1:.B$1048576];[.D73];[$'Cumulative Data'.F$1:.F$1048576])" office:value-type="float" office:value="15" calcext:value-type="float">
            <text:p>15</text:p>
          </table:table-cell>
          <table:table-cell table:style-name="ce45" table:formula="of:=SUMIF([$'Cumulative Data'.A$1:.A$1048576];[.C73];[$'Cumulative Data'.F$1:.F$1048576])+SUMIF([$'Cumulative Data'.A$1:.A$1048576];[.D73];[$'Cumulative Data'.F$1:.F$1048576])+SUMIF([$'Cumulative Data'.B$1:.B$1048576];[.C73];[$'Cumulative Data'.E$1:.E$1048576])+SUMIF([$'Cumulative Data'.B$1:.B$1048576];[.D73];[$'Cumulative Data'.E$1:.E$1048576])" office:value-type="float" office:value="11" calcext:value-type="float">
            <text:p>11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SG</text:p>
          </table:table-cell>
          <table:table-cell table:style-name="ce32" office:value-type="string" calcext:value-type="string">
            <text:p>Curtis</text:p>
          </table:table-cell>
          <table:table-cell table:style-name="ce32" table:formula="of:=[.A74]&amp;&quot; &amp; &quot;&amp;[.B74]" office:value-type="string" office:string-value="SG &amp; Curtis" calcext:value-type="string">
            <text:p>SG &amp; Curtis</text:p>
          </table:table-cell>
          <table:table-cell table:style-name="ce32" table:formula="of:=[.B74]&amp;&quot; &amp; &quot;&amp;[.A74]" office:value-type="string" office:string-value="Curtis &amp; SG" calcext:value-type="string">
            <text:p>Curtis &amp; SG</text:p>
          </table:table-cell>
          <table:table-cell table:style-name="ce32" table:formula="of:=SUMIF([$'Cumulative Data'.A$1:.A$1048576];[.C74];[$'Cumulative Data'.J$1:.J$1048576])+SUMIF([$'Cumulative Data'.A$1:.A$1048576];[.D74];[$'Cumulative Data'.J$1:.J$1048576])" office:value-type="float" office:value="0" calcext:value-type="float">
            <text:p>0</text:p>
          </table:table-cell>
          <table:table-cell table:style-name="ce45" table:formula="of:=SUMIF([$'Cumulative Data'.B$1:.B$1048576];[.C74];[$'Cumulative Data'.J$1:.J$1048576])+SUMIF([$'Cumulative Data'.B$1:.B$1048576];[.D74];[$'Cumulative Data'.J$1:.J$1048576])" office:value-type="float" office:value="4" calcext:value-type="float">
            <text:p>4</text:p>
          </table:table-cell>
          <table:table-cell table:style-name="ce45" table:formula="of:=SUMIF([$'Cumulative Data'.A$1:.A$1048576];[.C74];[$'Cumulative Data'.E$1:.E$1048576])+SUMIF([$'Cumulative Data'.A$1:.A$1048576];[.D74];[$'Cumulative Data'.E$1:.E$1048576])+SUMIF([$'Cumulative Data'.B$1:.B$1048576];[.C74];[$'Cumulative Data'.F$1:.F$1048576])+SUMIF([$'Cumulative Data'.B$1:.B$1048576];[.D74];[$'Cumulative Data'.F$1:.F$1048576])" office:value-type="float" office:value="15" calcext:value-type="float">
            <text:p>15</text:p>
          </table:table-cell>
          <table:table-cell table:style-name="ce45" table:formula="of:=SUMIF([$'Cumulative Data'.A$1:.A$1048576];[.C74];[$'Cumulative Data'.F$1:.F$1048576])+SUMIF([$'Cumulative Data'.A$1:.A$1048576];[.D74];[$'Cumulative Data'.F$1:.F$1048576])+SUMIF([$'Cumulative Data'.B$1:.B$1048576];[.C74];[$'Cumulative Data'.E$1:.E$1048576])+SUMIF([$'Cumulative Data'.B$1:.B$1048576];[.D74];[$'Cumulative Data'.E$1:.E$1048576])" office:value-type="float" office:value="25" calcext:value-type="float">
            <text:p>25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Chi</text:p>
          </table:table-cell>
          <table:table-cell table:style-name="ce32" office:value-type="string" calcext:value-type="string">
            <text:p>Kenny</text:p>
          </table:table-cell>
          <table:table-cell table:style-name="ce32" table:formula="of:=[.A75]&amp;&quot; &amp; &quot;&amp;[.B75]" office:value-type="string" office:string-value="Chi &amp; Kenny" calcext:value-type="string">
            <text:p>Chi &amp; Kenny</text:p>
          </table:table-cell>
          <table:table-cell table:style-name="ce32" table:formula="of:=[.B75]&amp;&quot; &amp; &quot;&amp;[.A75]" office:value-type="string" office:string-value="Kenny &amp; Chi" calcext:value-type="string">
            <text:p>Kenny &amp; Chi</text:p>
          </table:table-cell>
          <table:table-cell table:style-name="ce32" table:formula="of:=SUMIF([$'Cumulative Data'.A$1:.A$1048576];[.C75];[$'Cumulative Data'.J$1:.J$1048576])+SUMIF([$'Cumulative Data'.A$1:.A$1048576];[.D75];[$'Cumulative Data'.J$1:.J$1048576])" office:value-type="float" office:value="0" calcext:value-type="float">
            <text:p>0</text:p>
          </table:table-cell>
          <table:table-cell table:style-name="ce45" table:formula="of:=SUMIF([$'Cumulative Data'.B$1:.B$1048576];[.C75];[$'Cumulative Data'.J$1:.J$1048576])+SUMIF([$'Cumulative Data'.B$1:.B$1048576];[.D75];[$'Cumulative Data'.J$1:.J$1048576])" office:value-type="float" office:value="0.5" calcext:value-type="float">
            <text:p>0.5</text:p>
          </table:table-cell>
          <table:table-cell table:style-name="ce45" table:formula="of:=SUMIF([$'Cumulative Data'.A$1:.A$1048576];[.C75];[$'Cumulative Data'.E$1:.E$1048576])+SUMIF([$'Cumulative Data'.A$1:.A$1048576];[.D75];[$'Cumulative Data'.E$1:.E$1048576])+SUMIF([$'Cumulative Data'.B$1:.B$1048576];[.C75];[$'Cumulative Data'.F$1:.F$1048576])+SUMIF([$'Cumulative Data'.B$1:.B$1048576];[.D75];[$'Cumulative Data'.F$1:.F$1048576])" office:value-type="float" office:value="3" calcext:value-type="float">
            <text:p>3</text:p>
          </table:table-cell>
          <table:table-cell table:style-name="ce45" table:formula="of:=SUMIF([$'Cumulative Data'.A$1:.A$1048576];[.C75];[$'Cumulative Data'.F$1:.F$1048576])+SUMIF([$'Cumulative Data'.A$1:.A$1048576];[.D75];[$'Cumulative Data'.F$1:.F$1048576])+SUMIF([$'Cumulative Data'.B$1:.B$1048576];[.C75];[$'Cumulative Data'.E$1:.E$1048576])+SUMIF([$'Cumulative Data'.B$1:.B$1048576];[.D75];[$'Cumulative Data'.E$1:.E$1048576])" office:value-type="float" office:value="5" calcext:value-type="float">
            <text:p>5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Dom</text:p>
          </table:table-cell>
          <table:table-cell table:style-name="ce32" office:value-type="string" calcext:value-type="string">
            <text:p>SG</text:p>
          </table:table-cell>
          <table:table-cell table:style-name="ce32" table:formula="of:=[.A76]&amp;&quot; &amp; &quot;&amp;[.B76]" office:value-type="string" office:string-value="Dom &amp; SG" calcext:value-type="string">
            <text:p>Dom &amp; SG</text:p>
          </table:table-cell>
          <table:table-cell table:style-name="ce32" table:formula="of:=[.B76]&amp;&quot; &amp; &quot;&amp;[.A76]" office:value-type="string" office:string-value="SG &amp; Dom" calcext:value-type="string">
            <text:p>SG &amp; Dom</text:p>
          </table:table-cell>
          <table:table-cell table:style-name="ce32" table:formula="of:=SUMIF([$'Cumulative Data'.A$1:.A$1048576];[.C76];[$'Cumulative Data'.J$1:.J$1048576])+SUMIF([$'Cumulative Data'.A$1:.A$1048576];[.D76];[$'Cumulative Data'.J$1:.J$1048576])" office:value-type="float" office:value="0" calcext:value-type="float">
            <text:p>0</text:p>
          </table:table-cell>
          <table:table-cell table:style-name="ce45" table:formula="of:=SUMIF([$'Cumulative Data'.B$1:.B$1048576];[.C76];[$'Cumulative Data'.J$1:.J$1048576])+SUMIF([$'Cumulative Data'.B$1:.B$1048576];[.D76];[$'Cumulative Data'.J$1:.J$1048576])" office:value-type="float" office:value="1" calcext:value-type="float">
            <text:p>1</text:p>
          </table:table-cell>
          <table:table-cell table:style-name="ce45" table:formula="of:=SUMIF([$'Cumulative Data'.A$1:.A$1048576];[.C76];[$'Cumulative Data'.E$1:.E$1048576])+SUMIF([$'Cumulative Data'.A$1:.A$1048576];[.D76];[$'Cumulative Data'.E$1:.E$1048576])+SUMIF([$'Cumulative Data'.B$1:.B$1048576];[.C76];[$'Cumulative Data'.F$1:.F$1048576])+SUMIF([$'Cumulative Data'.B$1:.B$1048576];[.D76];[$'Cumulative Data'.F$1:.F$1048576])" office:value-type="float" office:value="3" calcext:value-type="float">
            <text:p>3</text:p>
          </table:table-cell>
          <table:table-cell table:style-name="ce45" table:formula="of:=SUMIF([$'Cumulative Data'.A$1:.A$1048576];[.C76];[$'Cumulative Data'.F$1:.F$1048576])+SUMIF([$'Cumulative Data'.A$1:.A$1048576];[.D76];[$'Cumulative Data'.F$1:.F$1048576])+SUMIF([$'Cumulative Data'.B$1:.B$1048576];[.C76];[$'Cumulative Data'.E$1:.E$1048576])+SUMIF([$'Cumulative Data'.B$1:.B$1048576];[.D76];[$'Cumulative Data'.E$1:.E$1048576])" office:value-type="float" office:value="6" calcext:value-type="float">
            <text:p>6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Dom</text:p>
          </table:table-cell>
          <table:table-cell table:style-name="ce32" office:value-type="string" calcext:value-type="string">
            <text:p>Chi</text:p>
          </table:table-cell>
          <table:table-cell table:style-name="ce32" table:formula="of:=[.A77]&amp;&quot; &amp; &quot;&amp;[.B77]" office:value-type="string" office:string-value="Dom &amp; Chi" calcext:value-type="string">
            <text:p>Dom &amp; Chi</text:p>
          </table:table-cell>
          <table:table-cell table:style-name="ce32" table:formula="of:=[.B77]&amp;&quot; &amp; &quot;&amp;[.A77]" office:value-type="string" office:string-value="Chi &amp; Dom" calcext:value-type="string">
            <text:p>Chi &amp; Dom</text:p>
          </table:table-cell>
          <table:table-cell table:style-name="ce32" table:formula="of:=SUMIF([$'Cumulative Data'.A$1:.A$1048576];[.C77];[$'Cumulative Data'.J$1:.J$1048576])+SUMIF([$'Cumulative Data'.A$1:.A$1048576];[.D77];[$'Cumulative Data'.J$1:.J$1048576])" office:value-type="float" office:value="0.5" calcext:value-type="float">
            <text:p>0.5</text:p>
          </table:table-cell>
          <table:table-cell table:style-name="ce45" table:formula="of:=SUMIF([$'Cumulative Data'.B$1:.B$1048576];[.C77];[$'Cumulative Data'.J$1:.J$1048576])+SUMIF([$'Cumulative Data'.B$1:.B$1048576];[.D77];[$'Cumulative Data'.J$1:.J$1048576])" office:value-type="float" office:value="0" calcext:value-type="float">
            <text:p>0</text:p>
          </table:table-cell>
          <table:table-cell table:style-name="ce45" table:formula="of:=SUMIF([$'Cumulative Data'.A$1:.A$1048576];[.C77];[$'Cumulative Data'.E$1:.E$1048576])+SUMIF([$'Cumulative Data'.A$1:.A$1048576];[.D77];[$'Cumulative Data'.E$1:.E$1048576])+SUMIF([$'Cumulative Data'.B$1:.B$1048576];[.C77];[$'Cumulative Data'.F$1:.F$1048576])+SUMIF([$'Cumulative Data'.B$1:.B$1048576];[.D77];[$'Cumulative Data'.F$1:.F$1048576])" office:value-type="float" office:value="5" calcext:value-type="float">
            <text:p>5</text:p>
          </table:table-cell>
          <table:table-cell table:style-name="ce45" table:formula="of:=SUMIF([$'Cumulative Data'.A$1:.A$1048576];[.C77];[$'Cumulative Data'.F$1:.F$1048576])+SUMIF([$'Cumulative Data'.A$1:.A$1048576];[.D77];[$'Cumulative Data'.F$1:.F$1048576])+SUMIF([$'Cumulative Data'.B$1:.B$1048576];[.C77];[$'Cumulative Data'.E$1:.E$1048576])+SUMIF([$'Cumulative Data'.B$1:.B$1048576];[.D77];[$'Cumulative Data'.E$1:.E$1048576])" office:value-type="float" office:value="4" calcext:value-type="float">
            <text:p>4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Dom</text:p>
          </table:table-cell>
          <table:table-cell table:style-name="ce32" office:value-type="string" calcext:value-type="string">
            <text:p>WM</text:p>
          </table:table-cell>
          <table:table-cell table:style-name="ce32" table:formula="of:=[.A78]&amp;&quot; &amp; &quot;&amp;[.B78]" office:value-type="string" office:string-value="Dom &amp; WM" calcext:value-type="string">
            <text:p>Dom &amp; WM</text:p>
          </table:table-cell>
          <table:table-cell table:style-name="ce32" table:formula="of:=[.B78]&amp;&quot; &amp; &quot;&amp;[.A78]" office:value-type="string" office:string-value="WM &amp; Dom" calcext:value-type="string">
            <text:p>WM &amp; Dom</text:p>
          </table:table-cell>
          <table:table-cell table:style-name="ce32" table:formula="of:=SUMIF([$'Cumulative Data'.A$1:.A$1048576];[.C78];[$'Cumulative Data'.J$1:.J$1048576])+SUMIF([$'Cumulative Data'.A$1:.A$1048576];[.D78];[$'Cumulative Data'.J$1:.J$1048576])" office:value-type="float" office:value="1" calcext:value-type="float">
            <text:p>1</text:p>
          </table:table-cell>
          <table:table-cell table:style-name="ce45" table:formula="of:=SUMIF([$'Cumulative Data'.B$1:.B$1048576];[.C78];[$'Cumulative Data'.J$1:.J$1048576])+SUMIF([$'Cumulative Data'.B$1:.B$1048576];[.D78];[$'Cumulative Data'.J$1:.J$1048576])" office:value-type="float" office:value="0" calcext:value-type="float">
            <text:p>0</text:p>
          </table:table-cell>
          <table:table-cell table:style-name="ce45" table:formula="of:=SUMIF([$'Cumulative Data'.A$1:.A$1048576];[.C78];[$'Cumulative Data'.E$1:.E$1048576])+SUMIF([$'Cumulative Data'.A$1:.A$1048576];[.D78];[$'Cumulative Data'.E$1:.E$1048576])+SUMIF([$'Cumulative Data'.B$1:.B$1048576];[.C78];[$'Cumulative Data'.F$1:.F$1048576])+SUMIF([$'Cumulative Data'.B$1:.B$1048576];[.D78];[$'Cumulative Data'.F$1:.F$1048576])" office:value-type="float" office:value="6" calcext:value-type="float">
            <text:p>6</text:p>
          </table:table-cell>
          <table:table-cell table:style-name="ce45" table:formula="of:=SUMIF([$'Cumulative Data'.A$1:.A$1048576];[.C78];[$'Cumulative Data'.F$1:.F$1048576])+SUMIF([$'Cumulative Data'.A$1:.A$1048576];[.D78];[$'Cumulative Data'.F$1:.F$1048576])+SUMIF([$'Cumulative Data'.B$1:.B$1048576];[.C78];[$'Cumulative Data'.E$1:.E$1048576])+SUMIF([$'Cumulative Data'.B$1:.B$1048576];[.D78];[$'Cumulative Data'.E$1:.E$1048576])" office:value-type="float" office:value="1" calcext:value-type="float">
            <text:p>1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WM</text:p>
          </table:table-cell>
          <table:table-cell table:style-name="ce32" office:value-type="string" calcext:value-type="string">
            <text:p>Curtis</text:p>
          </table:table-cell>
          <table:table-cell table:style-name="ce32" table:formula="of:=[.A79]&amp;&quot; &amp; &quot;&amp;[.B79]" office:value-type="string" office:string-value="WM &amp; Curtis" calcext:value-type="string">
            <text:p>WM &amp; Curtis</text:p>
          </table:table-cell>
          <table:table-cell table:style-name="ce32" table:formula="of:=[.B79]&amp;&quot; &amp; &quot;&amp;[.A79]" office:value-type="string" office:string-value="Curtis &amp; WM" calcext:value-type="string">
            <text:p>Curtis &amp; WM</text:p>
          </table:table-cell>
          <table:table-cell table:style-name="ce32" table:formula="of:=SUMIF([$'Cumulative Data'.A$1:.A$1048576];[.C79];[$'Cumulative Data'.J$1:.J$1048576])+SUMIF([$'Cumulative Data'.A$1:.A$1048576];[.D79];[$'Cumulative Data'.J$1:.J$1048576])" office:value-type="float" office:value="6.5" calcext:value-type="float">
            <text:p>6.5</text:p>
          </table:table-cell>
          <table:table-cell table:style-name="ce45" table:formula="of:=SUMIF([$'Cumulative Data'.B$1:.B$1048576];[.C79];[$'Cumulative Data'.J$1:.J$1048576])+SUMIF([$'Cumulative Data'.B$1:.B$1048576];[.D79];[$'Cumulative Data'.J$1:.J$1048576])" office:value-type="float" office:value="3.5" calcext:value-type="float">
            <text:p>3.5</text:p>
          </table:table-cell>
          <table:table-cell table:style-name="ce45" table:formula="of:=SUMIF([$'Cumulative Data'.A$1:.A$1048576];[.C79];[$'Cumulative Data'.E$1:.E$1048576])+SUMIF([$'Cumulative Data'.A$1:.A$1048576];[.D79];[$'Cumulative Data'.E$1:.E$1048576])+SUMIF([$'Cumulative Data'.B$1:.B$1048576];[.C79];[$'Cumulative Data'.F$1:.F$1048576])+SUMIF([$'Cumulative Data'.B$1:.B$1048576];[.D79];[$'Cumulative Data'.F$1:.F$1048576])" office:value-type="float" office:value="55" calcext:value-type="float">
            <text:p>55</text:p>
          </table:table-cell>
          <table:table-cell table:style-name="ce45" table:formula="of:=SUMIF([$'Cumulative Data'.A$1:.A$1048576];[.C79];[$'Cumulative Data'.F$1:.F$1048576])+SUMIF([$'Cumulative Data'.A$1:.A$1048576];[.D79];[$'Cumulative Data'.F$1:.F$1048576])+SUMIF([$'Cumulative Data'.B$1:.B$1048576];[.C79];[$'Cumulative Data'.E$1:.E$1048576])+SUMIF([$'Cumulative Data'.B$1:.B$1048576];[.D79];[$'Cumulative Data'.E$1:.E$1048576])" office:value-type="float" office:value="35" calcext:value-type="float">
            <text:p>35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DT</text:p>
          </table:table-cell>
          <table:table-cell table:style-name="ce32" office:value-type="string" calcext:value-type="string">
            <text:p>Curtis</text:p>
          </table:table-cell>
          <table:table-cell table:style-name="ce32" table:formula="of:=[.A80]&amp;&quot; &amp; &quot;&amp;[.B80]" office:value-type="string" office:string-value="DT &amp; Curtis" calcext:value-type="string">
            <text:p>DT &amp; Curtis</text:p>
          </table:table-cell>
          <table:table-cell table:style-name="ce32" table:formula="of:=[.B80]&amp;&quot; &amp; &quot;&amp;[.A80]" office:value-type="string" office:string-value="Curtis &amp; DT" calcext:value-type="string">
            <text:p>Curtis &amp; DT</text:p>
          </table:table-cell>
          <table:table-cell table:style-name="ce32" table:formula="of:=SUMIF([$'Cumulative Data'.A$1:.A$1048576];[.C80];[$'Cumulative Data'.J$1:.J$1048576])+SUMIF([$'Cumulative Data'.A$1:.A$1048576];[.D80];[$'Cumulative Data'.J$1:.J$1048576])" office:value-type="float" office:value="1" calcext:value-type="float">
            <text:p>1</text:p>
          </table:table-cell>
          <table:table-cell table:style-name="ce45" table:formula="of:=SUMIF([$'Cumulative Data'.B$1:.B$1048576];[.C80];[$'Cumulative Data'.J$1:.J$1048576])+SUMIF([$'Cumulative Data'.B$1:.B$1048576];[.D80];[$'Cumulative Data'.J$1:.J$1048576])" office:value-type="float" office:value="2" calcext:value-type="float">
            <text:p>2</text:p>
          </table:table-cell>
          <table:table-cell table:style-name="ce45" table:formula="of:=SUMIF([$'Cumulative Data'.A$1:.A$1048576];[.C80];[$'Cumulative Data'.E$1:.E$1048576])+SUMIF([$'Cumulative Data'.A$1:.A$1048576];[.D80];[$'Cumulative Data'.E$1:.E$1048576])+SUMIF([$'Cumulative Data'.B$1:.B$1048576];[.C80];[$'Cumulative Data'.F$1:.F$1048576])+SUMIF([$'Cumulative Data'.B$1:.B$1048576];[.D80];[$'Cumulative Data'.F$1:.F$1048576])" office:value-type="float" office:value="9" calcext:value-type="float">
            <text:p>9</text:p>
          </table:table-cell>
          <table:table-cell table:style-name="ce45" table:formula="of:=SUMIF([$'Cumulative Data'.A$1:.A$1048576];[.C80];[$'Cumulative Data'.F$1:.F$1048576])+SUMIF([$'Cumulative Data'.A$1:.A$1048576];[.D80];[$'Cumulative Data'.F$1:.F$1048576])+SUMIF([$'Cumulative Data'.B$1:.B$1048576];[.C80];[$'Cumulative Data'.E$1:.E$1048576])+SUMIF([$'Cumulative Data'.B$1:.B$1048576];[.D80];[$'Cumulative Data'.E$1:.E$1048576])" office:value-type="float" office:value="13" calcext:value-type="float">
            <text:p>13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小 Kenny</text:p>
          </table:table-cell>
          <table:table-cell table:style-name="ce32" office:value-type="string" calcext:value-type="string">
            <text:p>WM</text:p>
          </table:table-cell>
          <table:table-cell table:style-name="ce32" table:formula="of:=[.A81]&amp;&quot; &amp; &quot;&amp;[.B81]" office:value-type="string" office:string-value="小 Kenny &amp; WM" calcext:value-type="string">
            <text:p>小 Kenny &amp; WM</text:p>
          </table:table-cell>
          <table:table-cell table:style-name="ce32" table:formula="of:=[.B81]&amp;&quot; &amp; &quot;&amp;[.A81]" office:value-type="string" office:string-value="WM &amp; 小 Kenny" calcext:value-type="string">
            <text:p>WM &amp; 小 Kenny</text:p>
          </table:table-cell>
          <table:table-cell table:style-name="ce32" table:formula="of:=SUMIF([$'Cumulative Data'.A$1:.A$1048576];[.C81];[$'Cumulative Data'.J$1:.J$1048576])+SUMIF([$'Cumulative Data'.A$1:.A$1048576];[.D81];[$'Cumulative Data'.J$1:.J$1048576])" office:value-type="float" office:value="1" calcext:value-type="float">
            <text:p>1</text:p>
          </table:table-cell>
          <table:table-cell table:style-name="ce45" table:formula="of:=SUMIF([$'Cumulative Data'.B$1:.B$1048576];[.C81];[$'Cumulative Data'.J$1:.J$1048576])+SUMIF([$'Cumulative Data'.B$1:.B$1048576];[.D81];[$'Cumulative Data'.J$1:.J$1048576])" office:value-type="float" office:value="0" calcext:value-type="float">
            <text:p>0</text:p>
          </table:table-cell>
          <table:table-cell table:style-name="ce45" table:formula="of:=SUMIF([$'Cumulative Data'.A$1:.A$1048576];[.C81];[$'Cumulative Data'.E$1:.E$1048576])+SUMIF([$'Cumulative Data'.A$1:.A$1048576];[.D81];[$'Cumulative Data'.E$1:.E$1048576])+SUMIF([$'Cumulative Data'.B$1:.B$1048576];[.C81];[$'Cumulative Data'.F$1:.F$1048576])+SUMIF([$'Cumulative Data'.B$1:.B$1048576];[.D81];[$'Cumulative Data'.F$1:.F$1048576])" office:value-type="float" office:value="6" calcext:value-type="float">
            <text:p>6</text:p>
          </table:table-cell>
          <table:table-cell table:style-name="ce45" table:formula="of:=SUMIF([$'Cumulative Data'.A$1:.A$1048576];[.C81];[$'Cumulative Data'.F$1:.F$1048576])+SUMIF([$'Cumulative Data'.A$1:.A$1048576];[.D81];[$'Cumulative Data'.F$1:.F$1048576])+SUMIF([$'Cumulative Data'.B$1:.B$1048576];[.C81];[$'Cumulative Data'.E$1:.E$1048576])+SUMIF([$'Cumulative Data'.B$1:.B$1048576];[.D81];[$'Cumulative Data'.E$1:.E$1048576])" office:value-type="float" office:value="1" calcext:value-type="float">
            <text:p>1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Mark</text:p>
          </table:table-cell>
          <table:table-cell table:style-name="ce32" office:value-type="string" calcext:value-type="string">
            <text:p>Chi</text:p>
          </table:table-cell>
          <table:table-cell table:style-name="ce32" table:formula="of:=[.A82]&amp;&quot; &amp; &quot;&amp;[.B82]" office:value-type="string" office:string-value="Mark &amp; Chi" calcext:value-type="string">
            <text:p>Mark &amp; Chi</text:p>
          </table:table-cell>
          <table:table-cell table:style-name="ce32" table:formula="of:=[.B82]&amp;&quot; &amp; &quot;&amp;[.A82]" office:value-type="string" office:string-value="Chi &amp; Mark" calcext:value-type="string">
            <text:p>Chi &amp; Mark</text:p>
          </table:table-cell>
          <table:table-cell table:style-name="ce32" table:formula="of:=SUMIF([$'Cumulative Data'.A$1:.A$1048576];[.C82];[$'Cumulative Data'.J$1:.J$1048576])+SUMIF([$'Cumulative Data'.A$1:.A$1048576];[.D82];[$'Cumulative Data'.J$1:.J$1048576])" office:value-type="float" office:value="1" calcext:value-type="float">
            <text:p>1</text:p>
          </table:table-cell>
          <table:table-cell table:style-name="ce45" table:formula="of:=SUMIF([$'Cumulative Data'.B$1:.B$1048576];[.C82];[$'Cumulative Data'.J$1:.J$1048576])+SUMIF([$'Cumulative Data'.B$1:.B$1048576];[.D82];[$'Cumulative Data'.J$1:.J$1048576])" office:value-type="float" office:value="0" calcext:value-type="float">
            <text:p>0</text:p>
          </table:table-cell>
          <table:table-cell table:style-name="ce45" table:formula="of:=SUMIF([$'Cumulative Data'.A$1:.A$1048576];[.C82];[$'Cumulative Data'.E$1:.E$1048576])+SUMIF([$'Cumulative Data'.A$1:.A$1048576];[.D82];[$'Cumulative Data'.E$1:.E$1048576])+SUMIF([$'Cumulative Data'.B$1:.B$1048576];[.C82];[$'Cumulative Data'.F$1:.F$1048576])+SUMIF([$'Cumulative Data'.B$1:.B$1048576];[.D82];[$'Cumulative Data'.F$1:.F$1048576])" office:value-type="float" office:value="6" calcext:value-type="float">
            <text:p>6</text:p>
          </table:table-cell>
          <table:table-cell table:style-name="ce45" table:formula="of:=SUMIF([$'Cumulative Data'.A$1:.A$1048576];[.C82];[$'Cumulative Data'.F$1:.F$1048576])+SUMIF([$'Cumulative Data'.A$1:.A$1048576];[.D82];[$'Cumulative Data'.F$1:.F$1048576])+SUMIF([$'Cumulative Data'.B$1:.B$1048576];[.C82];[$'Cumulative Data'.E$1:.E$1048576])+SUMIF([$'Cumulative Data'.B$1:.B$1048576];[.D82];[$'Cumulative Data'.E$1:.E$1048576])" office:value-type="float" office:value="2" calcext:value-type="float">
            <text:p>2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Mark</text:p>
          </table:table-cell>
          <table:table-cell table:style-name="ce32" office:value-type="string" calcext:value-type="string">
            <text:p>Curtis</text:p>
          </table:table-cell>
          <table:table-cell table:style-name="ce32" table:formula="of:=[.A83]&amp;&quot; &amp; &quot;&amp;[.B83]" office:value-type="string" office:string-value="Mark &amp; Curtis" calcext:value-type="string">
            <text:p>Mark &amp; Curtis</text:p>
          </table:table-cell>
          <table:table-cell table:style-name="ce32" table:formula="of:=[.B83]&amp;&quot; &amp; &quot;&amp;[.A83]" office:value-type="string" office:string-value="Curtis &amp; Mark" calcext:value-type="string">
            <text:p>Curtis &amp; Mark</text:p>
          </table:table-cell>
          <table:table-cell table:style-name="ce32" table:formula="of:=SUMIF([$'Cumulative Data'.A$1:.A$1048576];[.C83];[$'Cumulative Data'.J$1:.J$1048576])+SUMIF([$'Cumulative Data'.A$1:.A$1048576];[.D83];[$'Cumulative Data'.J$1:.J$1048576])" office:value-type="float" office:value="1" calcext:value-type="float">
            <text:p>1</text:p>
          </table:table-cell>
          <table:table-cell table:style-name="ce45" table:formula="of:=SUMIF([$'Cumulative Data'.B$1:.B$1048576];[.C83];[$'Cumulative Data'.J$1:.J$1048576])+SUMIF([$'Cumulative Data'.B$1:.B$1048576];[.D83];[$'Cumulative Data'.J$1:.J$1048576])" office:value-type="float" office:value="0" calcext:value-type="float">
            <text:p>0</text:p>
          </table:table-cell>
          <table:table-cell table:style-name="ce45" table:formula="of:=SUMIF([$'Cumulative Data'.A$1:.A$1048576];[.C83];[$'Cumulative Data'.E$1:.E$1048576])+SUMIF([$'Cumulative Data'.A$1:.A$1048576];[.D83];[$'Cumulative Data'.E$1:.E$1048576])+SUMIF([$'Cumulative Data'.B$1:.B$1048576];[.C83];[$'Cumulative Data'.F$1:.F$1048576])+SUMIF([$'Cumulative Data'.B$1:.B$1048576];[.D83];[$'Cumulative Data'.F$1:.F$1048576])" office:value-type="float" office:value="6" calcext:value-type="float">
            <text:p>6</text:p>
          </table:table-cell>
          <table:table-cell table:style-name="ce45" table:formula="of:=SUMIF([$'Cumulative Data'.A$1:.A$1048576];[.C83];[$'Cumulative Data'.F$1:.F$1048576])+SUMIF([$'Cumulative Data'.A$1:.A$1048576];[.D83];[$'Cumulative Data'.F$1:.F$1048576])+SUMIF([$'Cumulative Data'.B$1:.B$1048576];[.C83];[$'Cumulative Data'.E$1:.E$1048576])+SUMIF([$'Cumulative Data'.B$1:.B$1048576];[.D83];[$'Cumulative Data'.E$1:.E$1048576])" office:value-type="float" office:value="4" calcext:value-type="float">
            <text:p>4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Mark</text:p>
          </table:table-cell>
          <table:table-cell table:style-name="ce32" office:value-type="string" calcext:value-type="string">
            <text:p>WM</text:p>
          </table:table-cell>
          <table:table-cell table:style-name="ce32" table:formula="of:=[.A84]&amp;&quot; &amp; &quot;&amp;[.B84]" office:value-type="string" office:string-value="Mark &amp; WM" calcext:value-type="string">
            <text:p>Mark &amp; WM</text:p>
          </table:table-cell>
          <table:table-cell table:style-name="ce32" table:formula="of:=[.B84]&amp;&quot; &amp; &quot;&amp;[.A84]" office:value-type="string" office:string-value="WM &amp; Mark" calcext:value-type="string">
            <text:p>WM &amp; Mark</text:p>
          </table:table-cell>
          <table:table-cell table:style-name="ce32" table:formula="of:=SUMIF([$'Cumulative Data'.A$1:.A$1048576];[.C84];[$'Cumulative Data'.J$1:.J$1048576])+SUMIF([$'Cumulative Data'.A$1:.A$1048576];[.D84];[$'Cumulative Data'.J$1:.J$1048576])" office:value-type="float" office:value="1" calcext:value-type="float">
            <text:p>1</text:p>
          </table:table-cell>
          <table:table-cell table:style-name="ce45" table:formula="of:=SUMIF([$'Cumulative Data'.B$1:.B$1048576];[.C84];[$'Cumulative Data'.J$1:.J$1048576])+SUMIF([$'Cumulative Data'.B$1:.B$1048576];[.D84];[$'Cumulative Data'.J$1:.J$1048576])" office:value-type="float" office:value="0" calcext:value-type="float">
            <text:p>0</text:p>
          </table:table-cell>
          <table:table-cell table:style-name="ce45" table:formula="of:=SUMIF([$'Cumulative Data'.A$1:.A$1048576];[.C84];[$'Cumulative Data'.E$1:.E$1048576])+SUMIF([$'Cumulative Data'.A$1:.A$1048576];[.D84];[$'Cumulative Data'.E$1:.E$1048576])+SUMIF([$'Cumulative Data'.B$1:.B$1048576];[.C84];[$'Cumulative Data'.F$1:.F$1048576])+SUMIF([$'Cumulative Data'.B$1:.B$1048576];[.D84];[$'Cumulative Data'.F$1:.F$1048576])" office:value-type="float" office:value="6" calcext:value-type="float">
            <text:p>6</text:p>
          </table:table-cell>
          <table:table-cell table:style-name="ce45" table:formula="of:=SUMIF([$'Cumulative Data'.A$1:.A$1048576];[.C84];[$'Cumulative Data'.F$1:.F$1048576])+SUMIF([$'Cumulative Data'.A$1:.A$1048576];[.D84];[$'Cumulative Data'.F$1:.F$1048576])+SUMIF([$'Cumulative Data'.B$1:.B$1048576];[.C84];[$'Cumulative Data'.E$1:.E$1048576])+SUMIF([$'Cumulative Data'.B$1:.B$1048576];[.D84];[$'Cumulative Data'.E$1:.E$1048576])" office:value-type="float" office:value="1" calcext:value-type="float">
            <text:p>1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Lit7</text:p>
          </table:table-cell>
          <table:table-cell table:style-name="ce32" office:value-type="string" calcext:value-type="string">
            <text:p>SG</text:p>
          </table:table-cell>
          <table:table-cell table:style-name="ce32" table:formula="of:=[.A85]&amp;&quot; &amp; &quot;&amp;[.B85]" office:value-type="string" office:string-value="Lit7 &amp; SG" calcext:value-type="string">
            <text:p>Lit7 &amp; SG</text:p>
          </table:table-cell>
          <table:table-cell table:style-name="ce32" table:formula="of:=[.B85]&amp;&quot; &amp; &quot;&amp;[.A85]" office:value-type="string" office:string-value="SG &amp; Lit7" calcext:value-type="string">
            <text:p>SG &amp; Lit7</text:p>
          </table:table-cell>
          <table:table-cell table:style-name="ce32" table:formula="of:=SUMIF([$'Cumulative Data'.A$1:.A$1048576];[.C85];[$'Cumulative Data'.J$1:.J$1048576])+SUMIF([$'Cumulative Data'.A$1:.A$1048576];[.D85];[$'Cumulative Data'.J$1:.J$1048576])" office:value-type="float" office:value="1.5" calcext:value-type="float">
            <text:p>1.5</text:p>
          </table:table-cell>
          <table:table-cell table:style-name="ce45" table:formula="of:=SUMIF([$'Cumulative Data'.B$1:.B$1048576];[.C85];[$'Cumulative Data'.J$1:.J$1048576])+SUMIF([$'Cumulative Data'.B$1:.B$1048576];[.D85];[$'Cumulative Data'.J$1:.J$1048576])" office:value-type="float" office:value="0" calcext:value-type="float">
            <text:p>0</text:p>
          </table:table-cell>
          <table:table-cell table:style-name="ce45" table:formula="of:=SUMIF([$'Cumulative Data'.A$1:.A$1048576];[.C85];[$'Cumulative Data'.E$1:.E$1048576])+SUMIF([$'Cumulative Data'.A$1:.A$1048576];[.D85];[$'Cumulative Data'.E$1:.E$1048576])+SUMIF([$'Cumulative Data'.B$1:.B$1048576];[.C85];[$'Cumulative Data'.F$1:.F$1048576])+SUMIF([$'Cumulative Data'.B$1:.B$1048576];[.D85];[$'Cumulative Data'.F$1:.F$1048576])" office:value-type="float" office:value="8" calcext:value-type="float">
            <text:p>8</text:p>
          </table:table-cell>
          <table:table-cell table:style-name="ce45" table:formula="of:=SUMIF([$'Cumulative Data'.A$1:.A$1048576];[.C85];[$'Cumulative Data'.F$1:.F$1048576])+SUMIF([$'Cumulative Data'.A$1:.A$1048576];[.D85];[$'Cumulative Data'.F$1:.F$1048576])+SUMIF([$'Cumulative Data'.B$1:.B$1048576];[.C85];[$'Cumulative Data'.E$1:.E$1048576])+SUMIF([$'Cumulative Data'.B$1:.B$1048576];[.D85];[$'Cumulative Data'.E$1:.E$1048576])" office:value-type="float" office:value="4" calcext:value-type="float">
            <text:p>4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Lit7</text:p>
          </table:table-cell>
          <table:table-cell table:style-name="ce32" office:value-type="string" calcext:value-type="string">
            <text:p>Chi</text:p>
          </table:table-cell>
          <table:table-cell table:style-name="ce32" table:formula="of:=[.A86]&amp;&quot; &amp; &quot;&amp;[.B86]" office:value-type="string" office:string-value="Lit7 &amp; Chi" calcext:value-type="string">
            <text:p>Lit7 &amp; Chi</text:p>
          </table:table-cell>
          <table:table-cell table:style-name="ce32" table:formula="of:=[.B86]&amp;&quot; &amp; &quot;&amp;[.A86]" office:value-type="string" office:string-value="Chi &amp; Lit7" calcext:value-type="string">
            <text:p>Chi &amp; Lit7</text:p>
          </table:table-cell>
          <table:table-cell table:style-name="ce32" table:formula="of:=SUMIF([$'Cumulative Data'.A$1:.A$1048576];[.C86];[$'Cumulative Data'.J$1:.J$1048576])+SUMIF([$'Cumulative Data'.A$1:.A$1048576];[.D86];[$'Cumulative Data'.J$1:.J$1048576])" office:value-type="float" office:value="4" calcext:value-type="float">
            <text:p>4</text:p>
          </table:table-cell>
          <table:table-cell table:style-name="ce45" table:formula="of:=SUMIF([$'Cumulative Data'.B$1:.B$1048576];[.C86];[$'Cumulative Data'.J$1:.J$1048576])+SUMIF([$'Cumulative Data'.B$1:.B$1048576];[.D86];[$'Cumulative Data'.J$1:.J$1048576])" office:value-type="float" office:value="1" calcext:value-type="float">
            <text:p>1</text:p>
          </table:table-cell>
          <table:table-cell table:style-name="ce45" table:formula="of:=SUMIF([$'Cumulative Data'.A$1:.A$1048576];[.C86];[$'Cumulative Data'.E$1:.E$1048576])+SUMIF([$'Cumulative Data'.A$1:.A$1048576];[.D86];[$'Cumulative Data'.E$1:.E$1048576])+SUMIF([$'Cumulative Data'.B$1:.B$1048576];[.C86];[$'Cumulative Data'.F$1:.F$1048576])+SUMIF([$'Cumulative Data'.B$1:.B$1048576];[.D86];[$'Cumulative Data'.F$1:.F$1048576])" office:value-type="float" office:value="29" calcext:value-type="float">
            <text:p>29</text:p>
          </table:table-cell>
          <table:table-cell table:style-name="ce45" table:formula="of:=SUMIF([$'Cumulative Data'.A$1:.A$1048576];[.C86];[$'Cumulative Data'.F$1:.F$1048576])+SUMIF([$'Cumulative Data'.A$1:.A$1048576];[.D86];[$'Cumulative Data'.F$1:.F$1048576])+SUMIF([$'Cumulative Data'.B$1:.B$1048576];[.C86];[$'Cumulative Data'.E$1:.E$1048576])+SUMIF([$'Cumulative Data'.B$1:.B$1048576];[.D86];[$'Cumulative Data'.E$1:.E$1048576])" office:value-type="float" office:value="12" calcext:value-type="float">
            <text:p>12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Lit7</text:p>
          </table:table-cell>
          <table:table-cell table:style-name="ce32" office:value-type="string" calcext:value-type="string">
            <text:p>Mike</text:p>
          </table:table-cell>
          <table:table-cell table:style-name="ce32" table:formula="of:=[.A87]&amp;&quot; &amp; &quot;&amp;[.B87]" office:value-type="string" office:string-value="Lit7 &amp; Mike" calcext:value-type="string">
            <text:p>Lit7 &amp; Mike</text:p>
          </table:table-cell>
          <table:table-cell table:style-name="ce32" table:formula="of:=[.B87]&amp;&quot; &amp; &quot;&amp;[.A87]" office:value-type="string" office:string-value="Mike &amp; Lit7" calcext:value-type="string">
            <text:p>Mike &amp; Lit7</text:p>
          </table:table-cell>
          <table:table-cell table:style-name="ce32" table:formula="of:=SUMIF([$'Cumulative Data'.A$1:.A$1048576];[.C87];[$'Cumulative Data'.J$1:.J$1048576])+SUMIF([$'Cumulative Data'.A$1:.A$1048576];[.D87];[$'Cumulative Data'.J$1:.J$1048576])" office:value-type="float" office:value="1" calcext:value-type="float">
            <text:p>1</text:p>
          </table:table-cell>
          <table:table-cell table:style-name="ce45" table:formula="of:=SUMIF([$'Cumulative Data'.B$1:.B$1048576];[.C87];[$'Cumulative Data'.J$1:.J$1048576])+SUMIF([$'Cumulative Data'.B$1:.B$1048576];[.D87];[$'Cumulative Data'.J$1:.J$1048576])" office:value-type="float" office:value="0" calcext:value-type="float">
            <text:p>0</text:p>
          </table:table-cell>
          <table:table-cell table:style-name="ce45" table:formula="of:=SUMIF([$'Cumulative Data'.A$1:.A$1048576];[.C87];[$'Cumulative Data'.E$1:.E$1048576])+SUMIF([$'Cumulative Data'.A$1:.A$1048576];[.D87];[$'Cumulative Data'.E$1:.E$1048576])+SUMIF([$'Cumulative Data'.B$1:.B$1048576];[.C87];[$'Cumulative Data'.F$1:.F$1048576])+SUMIF([$'Cumulative Data'.B$1:.B$1048576];[.D87];[$'Cumulative Data'.F$1:.F$1048576])" office:value-type="float" office:value="6" calcext:value-type="float">
            <text:p>6</text:p>
          </table:table-cell>
          <table:table-cell table:style-name="ce45" table:formula="of:=SUMIF([$'Cumulative Data'.A$1:.A$1048576];[.C87];[$'Cumulative Data'.F$1:.F$1048576])+SUMIF([$'Cumulative Data'.A$1:.A$1048576];[.D87];[$'Cumulative Data'.F$1:.F$1048576])+SUMIF([$'Cumulative Data'.B$1:.B$1048576];[.C87];[$'Cumulative Data'.E$1:.E$1048576])+SUMIF([$'Cumulative Data'.B$1:.B$1048576];[.D87];[$'Cumulative Data'.E$1:.E$1048576])" office:value-type="float" office:value="4" calcext:value-type="float">
            <text:p>4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Lit7</text:p>
          </table:table-cell>
          <table:table-cell table:style-name="ce32" office:value-type="string" calcext:value-type="string">
            <text:p>WM</text:p>
          </table:table-cell>
          <table:table-cell table:style-name="ce32" table:formula="of:=[.A88]&amp;&quot; &amp; &quot;&amp;[.B88]" office:value-type="string" office:string-value="Lit7 &amp; WM" calcext:value-type="string">
            <text:p>Lit7 &amp; WM</text:p>
          </table:table-cell>
          <table:table-cell table:style-name="ce32" table:formula="of:=[.B88]&amp;&quot; &amp; &quot;&amp;[.A88]" office:value-type="string" office:string-value="WM &amp; Lit7" calcext:value-type="string">
            <text:p>WM &amp; Lit7</text:p>
          </table:table-cell>
          <table:table-cell table:style-name="ce32" table:formula="of:=SUMIF([$'Cumulative Data'.A$1:.A$1048576];[.C88];[$'Cumulative Data'.J$1:.J$1048576])+SUMIF([$'Cumulative Data'.A$1:.A$1048576];[.D88];[$'Cumulative Data'.J$1:.J$1048576])" office:value-type="float" office:value="3" calcext:value-type="float">
            <text:p>3</text:p>
          </table:table-cell>
          <table:table-cell table:style-name="ce45" table:formula="of:=SUMIF([$'Cumulative Data'.B$1:.B$1048576];[.C88];[$'Cumulative Data'.J$1:.J$1048576])+SUMIF([$'Cumulative Data'.B$1:.B$1048576];[.D88];[$'Cumulative Data'.J$1:.J$1048576])" office:value-type="float" office:value="0" calcext:value-type="float">
            <text:p>0</text:p>
          </table:table-cell>
          <table:table-cell table:style-name="ce45" table:formula="of:=SUMIF([$'Cumulative Data'.A$1:.A$1048576];[.C88];[$'Cumulative Data'.E$1:.E$1048576])+SUMIF([$'Cumulative Data'.A$1:.A$1048576];[.D88];[$'Cumulative Data'.E$1:.E$1048576])+SUMIF([$'Cumulative Data'.B$1:.B$1048576];[.C88];[$'Cumulative Data'.F$1:.F$1048576])+SUMIF([$'Cumulative Data'.B$1:.B$1048576];[.D88];[$'Cumulative Data'.F$1:.F$1048576])" office:value-type="float" office:value="19" calcext:value-type="float">
            <text:p>19</text:p>
          </table:table-cell>
          <table:table-cell table:style-name="ce45" table:formula="of:=SUMIF([$'Cumulative Data'.A$1:.A$1048576];[.C88];[$'Cumulative Data'.F$1:.F$1048576])+SUMIF([$'Cumulative Data'.A$1:.A$1048576];[.D88];[$'Cumulative Data'.F$1:.F$1048576])+SUMIF([$'Cumulative Data'.B$1:.B$1048576];[.C88];[$'Cumulative Data'.E$1:.E$1048576])+SUMIF([$'Cumulative Data'.B$1:.B$1048576];[.D88];[$'Cumulative Data'.E$1:.E$1048576])" office:value-type="float" office:value="7" calcext:value-type="float">
            <text:p>7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Ari</text:p>
          </table:table-cell>
          <table:table-cell table:style-name="ce32" office:value-type="string" calcext:value-type="string">
            <text:p>WM</text:p>
          </table:table-cell>
          <table:table-cell table:style-name="ce32" table:formula="of:=[.A89]&amp;&quot; &amp; &quot;&amp;[.B89]" office:value-type="string" office:string-value="Ari &amp; WM" calcext:value-type="string">
            <text:p>Ari &amp; WM</text:p>
          </table:table-cell>
          <table:table-cell table:style-name="ce32" table:formula="of:=[.B89]&amp;&quot; &amp; &quot;&amp;[.A89]" office:value-type="string" office:string-value="WM &amp; Ari" calcext:value-type="string">
            <text:p>WM &amp; Ari</text:p>
          </table:table-cell>
          <table:table-cell table:style-name="ce32" table:formula="of:=SUMIF([$'Cumulative Data'.A$1:.A$1048576];[.C89];[$'Cumulative Data'.J$1:.J$1048576])+SUMIF([$'Cumulative Data'.A$1:.A$1048576];[.D89];[$'Cumulative Data'.J$1:.J$1048576])" office:value-type="float" office:value="0" calcext:value-type="float">
            <text:p>0</text:p>
          </table:table-cell>
          <table:table-cell table:style-name="ce45" table:formula="of:=SUMIF([$'Cumulative Data'.B$1:.B$1048576];[.C89];[$'Cumulative Data'.J$1:.J$1048576])+SUMIF([$'Cumulative Data'.B$1:.B$1048576];[.D89];[$'Cumulative Data'.J$1:.J$1048576])" office:value-type="float" office:value="2" calcext:value-type="float">
            <text:p>2</text:p>
          </table:table-cell>
          <table:table-cell table:style-name="ce45" table:formula="of:=SUMIF([$'Cumulative Data'.A$1:.A$1048576];[.C89];[$'Cumulative Data'.E$1:.E$1048576])+SUMIF([$'Cumulative Data'.A$1:.A$1048576];[.D89];[$'Cumulative Data'.E$1:.E$1048576])+SUMIF([$'Cumulative Data'.B$1:.B$1048576];[.C89];[$'Cumulative Data'.F$1:.F$1048576])+SUMIF([$'Cumulative Data'.B$1:.B$1048576];[.D89];[$'Cumulative Data'.F$1:.F$1048576])" office:value-type="float" office:value="2" calcext:value-type="float">
            <text:p>2</text:p>
          </table:table-cell>
          <table:table-cell table:style-name="ce45" table:formula="of:=SUMIF([$'Cumulative Data'.A$1:.A$1048576];[.C89];[$'Cumulative Data'.F$1:.F$1048576])+SUMIF([$'Cumulative Data'.A$1:.A$1048576];[.D89];[$'Cumulative Data'.F$1:.F$1048576])+SUMIF([$'Cumulative Data'.B$1:.B$1048576];[.C89];[$'Cumulative Data'.E$1:.E$1048576])+SUMIF([$'Cumulative Data'.B$1:.B$1048576];[.D89];[$'Cumulative Data'.E$1:.E$1048576])" office:value-type="float" office:value="12" calcext:value-type="float">
            <text:p>12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Ari</text:p>
          </table:table-cell>
          <table:table-cell table:style-name="ce32" office:value-type="string" calcext:value-type="string">
            <text:p>Lit7</text:p>
          </table:table-cell>
          <table:table-cell table:style-name="ce32" table:formula="of:=[.A90]&amp;&quot; &amp; &quot;&amp;[.B90]" office:value-type="string" office:string-value="Ari &amp; Lit7" calcext:value-type="string">
            <text:p>Ari &amp; Lit7</text:p>
          </table:table-cell>
          <table:table-cell table:style-name="ce32" table:formula="of:=[.B90]&amp;&quot; &amp; &quot;&amp;[.A90]" office:value-type="string" office:string-value="Lit7 &amp; Ari" calcext:value-type="string">
            <text:p>Lit7 &amp; Ari</text:p>
          </table:table-cell>
          <table:table-cell table:style-name="ce32" table:formula="of:=SUMIF([$'Cumulative Data'.A$1:.A$1048576];[.C90];[$'Cumulative Data'.J$1:.J$1048576])+SUMIF([$'Cumulative Data'.A$1:.A$1048576];[.D90];[$'Cumulative Data'.J$1:.J$1048576])" office:value-type="float" office:value="0" calcext:value-type="float">
            <text:p>0</text:p>
          </table:table-cell>
          <table:table-cell table:style-name="ce45" table:formula="of:=SUMIF([$'Cumulative Data'.B$1:.B$1048576];[.C90];[$'Cumulative Data'.J$1:.J$1048576])+SUMIF([$'Cumulative Data'.B$1:.B$1048576];[.D90];[$'Cumulative Data'.J$1:.J$1048576])" office:value-type="float" office:value="2" calcext:value-type="float">
            <text:p>2</text:p>
          </table:table-cell>
          <table:table-cell table:style-name="ce45" table:formula="of:=SUMIF([$'Cumulative Data'.A$1:.A$1048576];[.C90];[$'Cumulative Data'.E$1:.E$1048576])+SUMIF([$'Cumulative Data'.A$1:.A$1048576];[.D90];[$'Cumulative Data'.E$1:.E$1048576])+SUMIF([$'Cumulative Data'.B$1:.B$1048576];[.C90];[$'Cumulative Data'.F$1:.F$1048576])+SUMIF([$'Cumulative Data'.B$1:.B$1048576];[.D90];[$'Cumulative Data'.F$1:.F$1048576])" office:value-type="float" office:value="4" calcext:value-type="float">
            <text:p>4</text:p>
          </table:table-cell>
          <table:table-cell table:style-name="ce45" table:formula="of:=SUMIF([$'Cumulative Data'.A$1:.A$1048576];[.C90];[$'Cumulative Data'.F$1:.F$1048576])+SUMIF([$'Cumulative Data'.A$1:.A$1048576];[.D90];[$'Cumulative Data'.F$1:.F$1048576])+SUMIF([$'Cumulative Data'.B$1:.B$1048576];[.C90];[$'Cumulative Data'.E$1:.E$1048576])+SUMIF([$'Cumulative Data'.B$1:.B$1048576];[.D90];[$'Cumulative Data'.E$1:.E$1048576])" office:value-type="float" office:value="12" calcext:value-type="float">
            <text:p>12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Ari</text:p>
          </table:table-cell>
          <table:table-cell table:style-name="ce32" office:value-type="string" calcext:value-type="string">
            <text:p>Chi</text:p>
          </table:table-cell>
          <table:table-cell table:style-name="ce32" table:formula="of:=[.A91]&amp;&quot; &amp; &quot;&amp;[.B91]" office:value-type="string" office:string-value="Ari &amp; Chi" calcext:value-type="string">
            <text:p>Ari &amp; Chi</text:p>
          </table:table-cell>
          <table:table-cell table:style-name="ce32" table:formula="of:=[.B91]&amp;&quot; &amp; &quot;&amp;[.A91]" office:value-type="string" office:string-value="Chi &amp; Ari" calcext:value-type="string">
            <text:p>Chi &amp; Ari</text:p>
          </table:table-cell>
          <table:table-cell table:style-name="ce32" table:formula="of:=SUMIF([$'Cumulative Data'.A$1:.A$1048576];[.C91];[$'Cumulative Data'.J$1:.J$1048576])+SUMIF([$'Cumulative Data'.A$1:.A$1048576];[.D91];[$'Cumulative Data'.J$1:.J$1048576])" office:value-type="float" office:value="0" calcext:value-type="float">
            <text:p>0</text:p>
          </table:table-cell>
          <table:table-cell table:style-name="ce45" table:formula="of:=SUMIF([$'Cumulative Data'.B$1:.B$1048576];[.C91];[$'Cumulative Data'.J$1:.J$1048576])+SUMIF([$'Cumulative Data'.B$1:.B$1048576];[.D91];[$'Cumulative Data'.J$1:.J$1048576])" office:value-type="float" office:value="4.5" calcext:value-type="float">
            <text:p>4.5</text:p>
          </table:table-cell>
          <table:table-cell table:style-name="ce45" table:formula="of:=SUMIF([$'Cumulative Data'.A$1:.A$1048576];[.C91];[$'Cumulative Data'.E$1:.E$1048576])+SUMIF([$'Cumulative Data'.A$1:.A$1048576];[.D91];[$'Cumulative Data'.E$1:.E$1048576])+SUMIF([$'Cumulative Data'.B$1:.B$1048576];[.C91];[$'Cumulative Data'.F$1:.F$1048576])+SUMIF([$'Cumulative Data'.B$1:.B$1048576];[.D91];[$'Cumulative Data'.F$1:.F$1048576])" office:value-type="float" office:value="12" calcext:value-type="float">
            <text:p>12</text:p>
          </table:table-cell>
          <table:table-cell table:style-name="ce45" table:formula="of:=SUMIF([$'Cumulative Data'.A$1:.A$1048576];[.C91];[$'Cumulative Data'.F$1:.F$1048576])+SUMIF([$'Cumulative Data'.A$1:.A$1048576];[.D91];[$'Cumulative Data'.F$1:.F$1048576])+SUMIF([$'Cumulative Data'.B$1:.B$1048576];[.C91];[$'Cumulative Data'.E$1:.E$1048576])+SUMIF([$'Cumulative Data'.B$1:.B$1048576];[.D91];[$'Cumulative Data'.E$1:.E$1048576])" office:value-type="float" office:value="27" calcext:value-type="float">
            <text:p>27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Earnest</text:p>
          </table:table-cell>
          <table:table-cell table:style-name="ce32" office:value-type="string" calcext:value-type="string">
            <text:p>Chi</text:p>
          </table:table-cell>
          <table:table-cell table:style-name="ce32" table:formula="of:=[.A92]&amp;&quot; &amp; &quot;&amp;[.B92]" office:value-type="string" office:string-value="Earnest &amp; Chi" calcext:value-type="string">
            <text:p>Earnest &amp; Chi</text:p>
          </table:table-cell>
          <table:table-cell table:style-name="ce32" table:formula="of:=[.B92]&amp;&quot; &amp; &quot;&amp;[.A92]" office:value-type="string" office:string-value="Chi &amp; Earnest" calcext:value-type="string">
            <text:p>Chi &amp; Earnest</text:p>
          </table:table-cell>
          <table:table-cell table:style-name="ce32" table:formula="of:=SUMIF([$'Cumulative Data'.A$1:.A$1048576];[.C92];[$'Cumulative Data'.J$1:.J$1048576])+SUMIF([$'Cumulative Data'.A$1:.A$1048576];[.D92];[$'Cumulative Data'.J$1:.J$1048576])" office:value-type="float" office:value="0" calcext:value-type="float">
            <text:p>0</text:p>
          </table:table-cell>
          <table:table-cell table:style-name="ce45" table:formula="of:=SUMIF([$'Cumulative Data'.B$1:.B$1048576];[.C92];[$'Cumulative Data'.J$1:.J$1048576])+SUMIF([$'Cumulative Data'.B$1:.B$1048576];[.D92];[$'Cumulative Data'.J$1:.J$1048576])" office:value-type="float" office:value="1" calcext:value-type="float">
            <text:p>1</text:p>
          </table:table-cell>
          <table:table-cell table:style-name="ce45" table:formula="of:=SUMIF([$'Cumulative Data'.A$1:.A$1048576];[.C92];[$'Cumulative Data'.E$1:.E$1048576])+SUMIF([$'Cumulative Data'.A$1:.A$1048576];[.D92];[$'Cumulative Data'.E$1:.E$1048576])+SUMIF([$'Cumulative Data'.B$1:.B$1048576];[.C92];[$'Cumulative Data'.F$1:.F$1048576])+SUMIF([$'Cumulative Data'.B$1:.B$1048576];[.D92];[$'Cumulative Data'.F$1:.F$1048576])" office:value-type="float" office:value="3" calcext:value-type="float">
            <text:p>3</text:p>
          </table:table-cell>
          <table:table-cell table:style-name="ce45" table:formula="of:=SUMIF([$'Cumulative Data'.A$1:.A$1048576];[.C92];[$'Cumulative Data'.F$1:.F$1048576])+SUMIF([$'Cumulative Data'.A$1:.A$1048576];[.D92];[$'Cumulative Data'.F$1:.F$1048576])+SUMIF([$'Cumulative Data'.B$1:.B$1048576];[.C92];[$'Cumulative Data'.E$1:.E$1048576])+SUMIF([$'Cumulative Data'.B$1:.B$1048576];[.D92];[$'Cumulative Data'.E$1:.E$1048576])" office:value-type="float" office:value="6" calcext:value-type="float">
            <text:p>6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Earnest</text:p>
          </table:table-cell>
          <table:table-cell table:style-name="ce32" office:value-type="string" calcext:value-type="string">
            <text:p>SG</text:p>
          </table:table-cell>
          <table:table-cell table:style-name="ce32" table:formula="of:=[.A93]&amp;&quot; &amp; &quot;&amp;[.B93]" office:value-type="string" office:string-value="Earnest &amp; SG" calcext:value-type="string">
            <text:p>Earnest &amp; SG</text:p>
          </table:table-cell>
          <table:table-cell table:style-name="ce32" table:formula="of:=[.B93]&amp;&quot; &amp; &quot;&amp;[.A93]" office:value-type="string" office:string-value="SG &amp; Earnest" calcext:value-type="string">
            <text:p>SG &amp; Earnest</text:p>
          </table:table-cell>
          <table:table-cell table:style-name="ce32" table:formula="of:=SUMIF([$'Cumulative Data'.A$1:.A$1048576];[.C93];[$'Cumulative Data'.J$1:.J$1048576])+SUMIF([$'Cumulative Data'.A$1:.A$1048576];[.D93];[$'Cumulative Data'.J$1:.J$1048576])" office:value-type="float" office:value="0" calcext:value-type="float">
            <text:p>0</text:p>
          </table:table-cell>
          <table:table-cell table:style-name="ce45" table:formula="of:=SUMIF([$'Cumulative Data'.B$1:.B$1048576];[.C93];[$'Cumulative Data'.J$1:.J$1048576])+SUMIF([$'Cumulative Data'.B$1:.B$1048576];[.D93];[$'Cumulative Data'.J$1:.J$1048576])" office:value-type="float" office:value="1" calcext:value-type="float">
            <text:p>1</text:p>
          </table:table-cell>
          <table:table-cell table:style-name="ce45" table:formula="of:=SUMIF([$'Cumulative Data'.A$1:.A$1048576];[.C93];[$'Cumulative Data'.E$1:.E$1048576])+SUMIF([$'Cumulative Data'.A$1:.A$1048576];[.D93];[$'Cumulative Data'.E$1:.E$1048576])+SUMIF([$'Cumulative Data'.B$1:.B$1048576];[.C93];[$'Cumulative Data'.F$1:.F$1048576])+SUMIF([$'Cumulative Data'.B$1:.B$1048576];[.D93];[$'Cumulative Data'.F$1:.F$1048576])" office:value-type="float" office:value="0" calcext:value-type="float">
            <text:p>0</text:p>
          </table:table-cell>
          <table:table-cell table:style-name="ce45" table:formula="of:=SUMIF([$'Cumulative Data'.A$1:.A$1048576];[.C93];[$'Cumulative Data'.F$1:.F$1048576])+SUMIF([$'Cumulative Data'.A$1:.A$1048576];[.D93];[$'Cumulative Data'.F$1:.F$1048576])+SUMIF([$'Cumulative Data'.B$1:.B$1048576];[.C93];[$'Cumulative Data'.E$1:.E$1048576])+SUMIF([$'Cumulative Data'.B$1:.B$1048576];[.D93];[$'Cumulative Data'.E$1:.E$1048576])" office:value-type="float" office:value="6" calcext:value-type="float">
            <text:p>6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Earnest</text:p>
          </table:table-cell>
          <table:table-cell table:style-name="ce32" office:value-type="string" calcext:value-type="string">
            <text:p>Lit7</text:p>
          </table:table-cell>
          <table:table-cell table:style-name="ce32" table:formula="of:=[.A94]&amp;&quot; &amp; &quot;&amp;[.B94]" office:value-type="string" office:string-value="Earnest &amp; Lit7" calcext:value-type="string">
            <text:p>Earnest &amp; Lit7</text:p>
          </table:table-cell>
          <table:table-cell table:style-name="ce32" table:formula="of:=[.B94]&amp;&quot; &amp; &quot;&amp;[.A94]" office:value-type="string" office:string-value="Lit7 &amp; Earnest" calcext:value-type="string">
            <text:p>Lit7 &amp; Earnest</text:p>
          </table:table-cell>
          <table:table-cell table:style-name="ce32" table:formula="of:=SUMIF([$'Cumulative Data'.A$1:.A$1048576];[.C94];[$'Cumulative Data'.J$1:.J$1048576])+SUMIF([$'Cumulative Data'.A$1:.A$1048576];[.D94];[$'Cumulative Data'.J$1:.J$1048576])" office:value-type="float" office:value="0" calcext:value-type="float">
            <text:p>0</text:p>
          </table:table-cell>
          <table:table-cell table:style-name="ce45" table:formula="of:=SUMIF([$'Cumulative Data'.B$1:.B$1048576];[.C94];[$'Cumulative Data'.J$1:.J$1048576])+SUMIF([$'Cumulative Data'.B$1:.B$1048576];[.D94];[$'Cumulative Data'.J$1:.J$1048576])" office:value-type="float" office:value="1" calcext:value-type="float">
            <text:p>1</text:p>
          </table:table-cell>
          <table:table-cell table:style-name="ce45" table:formula="of:=SUMIF([$'Cumulative Data'.A$1:.A$1048576];[.C94];[$'Cumulative Data'.E$1:.E$1048576])+SUMIF([$'Cumulative Data'.A$1:.A$1048576];[.D94];[$'Cumulative Data'.E$1:.E$1048576])+SUMIF([$'Cumulative Data'.B$1:.B$1048576];[.C94];[$'Cumulative Data'.F$1:.F$1048576])+SUMIF([$'Cumulative Data'.B$1:.B$1048576];[.D94];[$'Cumulative Data'.F$1:.F$1048576])" office:value-type="float" office:value="0" calcext:value-type="float">
            <text:p>0</text:p>
          </table:table-cell>
          <table:table-cell table:style-name="ce45" table:formula="of:=SUMIF([$'Cumulative Data'.A$1:.A$1048576];[.C94];[$'Cumulative Data'.F$1:.F$1048576])+SUMIF([$'Cumulative Data'.A$1:.A$1048576];[.D94];[$'Cumulative Data'.F$1:.F$1048576])+SUMIF([$'Cumulative Data'.B$1:.B$1048576];[.C94];[$'Cumulative Data'.E$1:.E$1048576])+SUMIF([$'Cumulative Data'.B$1:.B$1048576];[.D94];[$'Cumulative Data'.E$1:.E$1048576])" office:value-type="float" office:value="6" calcext:value-type="float">
            <text:p>6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Ari</text:p>
          </table:table-cell>
          <table:table-cell table:style-name="ce32" office:value-type="string" calcext:value-type="string">
            <text:p>SG</text:p>
          </table:table-cell>
          <table:table-cell table:style-name="ce32" table:formula="of:=[.A95]&amp;&quot; &amp; &quot;&amp;[.B95]" office:value-type="string" office:string-value="Ari &amp; SG" calcext:value-type="string">
            <text:p>Ari &amp; SG</text:p>
          </table:table-cell>
          <table:table-cell table:style-name="ce32" table:formula="of:=[.B95]&amp;&quot; &amp; &quot;&amp;[.A95]" office:value-type="string" office:string-value="SG &amp; Ari" calcext:value-type="string">
            <text:p>SG &amp; Ari</text:p>
          </table:table-cell>
          <table:table-cell table:style-name="ce32" table:formula="of:=SUMIF([$'Cumulative Data'.A$1:.A$1048576];[.C95];[$'Cumulative Data'.J$1:.J$1048576])+SUMIF([$'Cumulative Data'.A$1:.A$1048576];[.D95];[$'Cumulative Data'.J$1:.J$1048576])" office:value-type="float" office:value="0" calcext:value-type="float">
            <text:p>0</text:p>
          </table:table-cell>
          <table:table-cell table:style-name="ce45" table:formula="of:=SUMIF([$'Cumulative Data'.B$1:.B$1048576];[.C95];[$'Cumulative Data'.J$1:.J$1048576])+SUMIF([$'Cumulative Data'.B$1:.B$1048576];[.D95];[$'Cumulative Data'.J$1:.J$1048576])" office:value-type="float" office:value="2" calcext:value-type="float">
            <text:p>2</text:p>
          </table:table-cell>
          <table:table-cell table:style-name="ce45" table:formula="of:=SUMIF([$'Cumulative Data'.A$1:.A$1048576];[.C95];[$'Cumulative Data'.E$1:.E$1048576])+SUMIF([$'Cumulative Data'.A$1:.A$1048576];[.D95];[$'Cumulative Data'.E$1:.E$1048576])+SUMIF([$'Cumulative Data'.B$1:.B$1048576];[.C95];[$'Cumulative Data'.F$1:.F$1048576])+SUMIF([$'Cumulative Data'.B$1:.B$1048576];[.D95];[$'Cumulative Data'.F$1:.F$1048576])" office:value-type="float" office:value="8" calcext:value-type="float">
            <text:p>8</text:p>
          </table:table-cell>
          <table:table-cell table:style-name="ce45" table:formula="of:=SUMIF([$'Cumulative Data'.A$1:.A$1048576];[.C95];[$'Cumulative Data'.F$1:.F$1048576])+SUMIF([$'Cumulative Data'.A$1:.A$1048576];[.D95];[$'Cumulative Data'.F$1:.F$1048576])+SUMIF([$'Cumulative Data'.B$1:.B$1048576];[.C95];[$'Cumulative Data'.E$1:.E$1048576])+SUMIF([$'Cumulative Data'.B$1:.B$1048576];[.D95];[$'Cumulative Data'.E$1:.E$1048576])" office:value-type="float" office:value="12" calcext:value-type="float">
            <text:p>12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Ari</text:p>
          </table:table-cell>
          <table:table-cell table:style-name="ce32" office:value-type="string" calcext:value-type="string">
            <text:p>Mike</text:p>
          </table:table-cell>
          <table:table-cell table:style-name="ce32" table:formula="of:=[.A96]&amp;&quot; &amp; &quot;&amp;[.B96]" office:value-type="string" office:string-value="Ari &amp; Mike" calcext:value-type="string">
            <text:p>Ari &amp; Mike</text:p>
          </table:table-cell>
          <table:table-cell table:style-name="ce32" table:formula="of:=[.B96]&amp;&quot; &amp; &quot;&amp;[.A96]" office:value-type="string" office:string-value="Mike &amp; Ari" calcext:value-type="string">
            <text:p>Mike &amp; Ari</text:p>
          </table:table-cell>
          <table:table-cell table:style-name="ce32" table:formula="of:=SUMIF([$'Cumulative Data'.A$1:.A$1048576];[.C96];[$'Cumulative Data'.J$1:.J$1048576])+SUMIF([$'Cumulative Data'.A$1:.A$1048576];[.D96];[$'Cumulative Data'.J$1:.J$1048576])" office:value-type="float" office:value="2" calcext:value-type="float">
            <text:p>2</text:p>
          </table:table-cell>
          <table:table-cell table:style-name="ce45" table:formula="of:=SUMIF([$'Cumulative Data'.B$1:.B$1048576];[.C96];[$'Cumulative Data'.J$1:.J$1048576])+SUMIF([$'Cumulative Data'.B$1:.B$1048576];[.D96];[$'Cumulative Data'.J$1:.J$1048576])" office:value-type="float" office:value="0" calcext:value-type="float">
            <text:p>0</text:p>
          </table:table-cell>
          <table:table-cell table:style-name="ce45" table:formula="of:=SUMIF([$'Cumulative Data'.A$1:.A$1048576];[.C96];[$'Cumulative Data'.E$1:.E$1048576])+SUMIF([$'Cumulative Data'.A$1:.A$1048576];[.D96];[$'Cumulative Data'.E$1:.E$1048576])+SUMIF([$'Cumulative Data'.B$1:.B$1048576];[.C96];[$'Cumulative Data'.F$1:.F$1048576])+SUMIF([$'Cumulative Data'.B$1:.B$1048576];[.D96];[$'Cumulative Data'.F$1:.F$1048576])" office:value-type="float" office:value="12" calcext:value-type="float">
            <text:p>12</text:p>
          </table:table-cell>
          <table:table-cell table:style-name="ce45" table:formula="of:=SUMIF([$'Cumulative Data'.A$1:.A$1048576];[.C96];[$'Cumulative Data'.F$1:.F$1048576])+SUMIF([$'Cumulative Data'.A$1:.A$1048576];[.D96];[$'Cumulative Data'.F$1:.F$1048576])+SUMIF([$'Cumulative Data'.B$1:.B$1048576];[.C96];[$'Cumulative Data'.E$1:.E$1048576])+SUMIF([$'Cumulative Data'.B$1:.B$1048576];[.D96];[$'Cumulative Data'.E$1:.E$1048576])" office:value-type="float" office:value="8" calcext:value-type="float">
            <text:p>8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 office:value-type="string" calcext:value-type="string">
            <text:p>Ari</text:p>
          </table:table-cell>
          <table:table-cell table:style-name="ce32" office:value-type="string" calcext:value-type="string">
            <text:p>Andrew</text:p>
          </table:table-cell>
          <table:table-cell table:style-name="ce32" table:formula="of:=[.A97]&amp;&quot; &amp; &quot;&amp;[.B97]" office:value-type="string" office:string-value="Ari &amp; Andrew" calcext:value-type="string">
            <text:p>Ari &amp; Andrew</text:p>
          </table:table-cell>
          <table:table-cell table:style-name="ce32" table:formula="of:=[.B97]&amp;&quot; &amp; &quot;&amp;[.A97]" office:value-type="string" office:string-value="Andrew &amp; Ari" calcext:value-type="string">
            <text:p>Andrew &amp; Ari</text:p>
          </table:table-cell>
          <table:table-cell table:style-name="ce32" table:formula="of:=SUMIF([$'Cumulative Data'.A$1:.A$1048576];[.C97];[$'Cumulative Data'.J$1:.J$1048576])+SUMIF([$'Cumulative Data'.A$1:.A$1048576];[.D97];[$'Cumulative Data'.J$1:.J$1048576])" office:value-type="float" office:value="0" calcext:value-type="float">
            <text:p>0</text:p>
          </table:table-cell>
          <table:table-cell table:style-name="ce45" table:formula="of:=SUMIF([$'Cumulative Data'.B$1:.B$1048576];[.C97];[$'Cumulative Data'.J$1:.J$1048576])+SUMIF([$'Cumulative Data'.B$1:.B$1048576];[.D97];[$'Cumulative Data'.J$1:.J$1048576])" office:value-type="float" office:value="1" calcext:value-type="float">
            <text:p>1</text:p>
          </table:table-cell>
          <table:table-cell table:style-name="ce45" table:formula="of:=SUMIF([$'Cumulative Data'.A$1:.A$1048576];[.C97];[$'Cumulative Data'.E$1:.E$1048576])+SUMIF([$'Cumulative Data'.A$1:.A$1048576];[.D97];[$'Cumulative Data'.E$1:.E$1048576])+SUMIF([$'Cumulative Data'.B$1:.B$1048576];[.C97];[$'Cumulative Data'.F$1:.F$1048576])+SUMIF([$'Cumulative Data'.B$1:.B$1048576];[.D97];[$'Cumulative Data'.F$1:.F$1048576])" office:value-type="float" office:value="5" calcext:value-type="float">
            <text:p>5</text:p>
          </table:table-cell>
          <table:table-cell table:style-name="ce45" table:formula="of:=SUMIF([$'Cumulative Data'.A$1:.A$1048576];[.C97];[$'Cumulative Data'.F$1:.F$1048576])+SUMIF([$'Cumulative Data'.A$1:.A$1048576];[.D97];[$'Cumulative Data'.F$1:.F$1048576])+SUMIF([$'Cumulative Data'.B$1:.B$1048576];[.C97];[$'Cumulative Data'.E$1:.E$1048576])+SUMIF([$'Cumulative Data'.B$1:.B$1048576];[.D97];[$'Cumulative Data'.E$1:.E$1048576])" office:value-type="float" office:value="7" calcext:value-type="float">
            <text:p>7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4"/>
          <table:table-cell table:style-name="ce32" table:formula="of:=[.A98]&amp;&quot; &amp; &quot;&amp;[.B98]" office:value-type="string" office:string-value=" &amp; " calcext:value-type="string">
            <text:p><text:s/>&amp; </text:p>
          </table:table-cell>
          <table:table-cell table:style-name="ce32" table:formula="of:=[.B98]&amp;&quot; &amp; &quot;&amp;[.A98]" office:value-type="string" office:string-value=" &amp; " calcext:value-type="string">
            <text:p><text:s/>&amp; </text:p>
          </table:table-cell>
          <table:table-cell table:style-name="ce32" table:formula="of:=SUMIF([$'Cumulative Data'.A$1:.A$1048576];[.C98];[$'Cumulative Data'.J$1:.J$1048576])+SUMIF([$'Cumulative Data'.A$1:.A$1048576];[.D98];[$'Cumulative Data'.J$1:.J$1048576])" office:value-type="float" office:value="0" calcext:value-type="float">
            <text:p>0</text:p>
          </table:table-cell>
          <table:table-cell table:style-name="ce45" table:formula="of:=SUMIF([$'Cumulative Data'.B$1:.B$1048576];[.C98];[$'Cumulative Data'.J$1:.J$1048576])+SUMIF([$'Cumulative Data'.B$1:.B$1048576];[.D98];[$'Cumulative Data'.J$1:.J$1048576])" office:value-type="float" office:value="0" calcext:value-type="float">
            <text:p>0</text:p>
          </table:table-cell>
          <table:table-cell table:style-name="ce45" table:formula="of:=SUMIF([$'Cumulative Data'.A$1:.A$1048576];[.C98];[$'Cumulative Data'.E$1:.E$1048576])+SUMIF([$'Cumulative Data'.A$1:.A$1048576];[.D98];[$'Cumulative Data'.E$1:.E$1048576])+SUMIF([$'Cumulative Data'.B$1:.B$1048576];[.C98];[$'Cumulative Data'.F$1:.F$1048576])+SUMIF([$'Cumulative Data'.B$1:.B$1048576];[.D98];[$'Cumulative Data'.F$1:.F$1048576])" office:value-type="float" office:value="0" calcext:value-type="float">
            <text:p>0</text:p>
          </table:table-cell>
          <table:table-cell table:style-name="ce45" table:formula="of:=SUMIF([$'Cumulative Data'.A$1:.A$1048576];[.C98];[$'Cumulative Data'.F$1:.F$1048576])+SUMIF([$'Cumulative Data'.A$1:.A$1048576];[.D98];[$'Cumulative Data'.F$1:.F$1048576])+SUMIF([$'Cumulative Data'.B$1:.B$1048576];[.C98];[$'Cumulative Data'.E$1:.E$1048576])+SUMIF([$'Cumulative Data'.B$1:.B$1048576];[.D98];[$'Cumulative Data'.E$1:.E$1048576])" office:value-type="float" office:value="0" calcext:value-type="float">
            <text:p>0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4"/>
          <table:table-cell table:style-name="ce32" table:formula="of:=[.A99]&amp;&quot; &amp; &quot;&amp;[.B99]" office:value-type="string" office:string-value=" &amp; " calcext:value-type="string">
            <text:p><text:s/>&amp; </text:p>
          </table:table-cell>
          <table:table-cell table:style-name="ce32" table:formula="of:=[.B99]&amp;&quot; &amp; &quot;&amp;[.A99]" office:value-type="string" office:string-value=" &amp; " calcext:value-type="string">
            <text:p><text:s/>&amp; </text:p>
          </table:table-cell>
          <table:table-cell table:style-name="ce32" table:formula="of:=SUMIF([$'Cumulative Data'.A$1:.A$1048576];[.C99];[$'Cumulative Data'.J$1:.J$1048576])+SUMIF([$'Cumulative Data'.A$1:.A$1048576];[.D99];[$'Cumulative Data'.J$1:.J$1048576])" office:value-type="float" office:value="0" calcext:value-type="float">
            <text:p>0</text:p>
          </table:table-cell>
          <table:table-cell table:style-name="ce45" table:formula="of:=SUMIF([$'Cumulative Data'.B$1:.B$1048576];[.C99];[$'Cumulative Data'.J$1:.J$1048576])+SUMIF([$'Cumulative Data'.B$1:.B$1048576];[.D99];[$'Cumulative Data'.J$1:.J$1048576])" office:value-type="float" office:value="0" calcext:value-type="float">
            <text:p>0</text:p>
          </table:table-cell>
          <table:table-cell table:style-name="ce45" table:formula="of:=SUMIF([$'Cumulative Data'.A$1:.A$1048576];[.C99];[$'Cumulative Data'.E$1:.E$1048576])+SUMIF([$'Cumulative Data'.A$1:.A$1048576];[.D99];[$'Cumulative Data'.E$1:.E$1048576])+SUMIF([$'Cumulative Data'.B$1:.B$1048576];[.C99];[$'Cumulative Data'.F$1:.F$1048576])+SUMIF([$'Cumulative Data'.B$1:.B$1048576];[.D99];[$'Cumulative Data'.F$1:.F$1048576])" office:value-type="float" office:value="0" calcext:value-type="float">
            <text:p>0</text:p>
          </table:table-cell>
          <table:table-cell table:style-name="ce45" table:formula="of:=SUMIF([$'Cumulative Data'.A$1:.A$1048576];[.C99];[$'Cumulative Data'.F$1:.F$1048576])+SUMIF([$'Cumulative Data'.A$1:.A$1048576];[.D99];[$'Cumulative Data'.F$1:.F$1048576])+SUMIF([$'Cumulative Data'.B$1:.B$1048576];[.C99];[$'Cumulative Data'.E$1:.E$1048576])+SUMIF([$'Cumulative Data'.B$1:.B$1048576];[.D99];[$'Cumulative Data'.E$1:.E$1048576])" office:value-type="float" office:value="0" calcext:value-type="float">
            <text:p>0</text:p>
          </table:table-cell>
          <table:table-cell table:style-name="ce41"/>
          <table:table-cell table:number-columns-repeated="1015"/>
        </table:table-row>
        <table:table-row table:style-name="ro2">
          <table:table-cell table:style-name="ce32"/>
          <table:table-cell table:style-name="ce44"/>
          <table:table-cell table:style-name="ce32" table:formula="of:=[.A100]&amp;&quot; &amp; &quot;&amp;[.B100]" office:value-type="string" office:string-value=" &amp; " calcext:value-type="string">
            <text:p><text:s/>&amp; </text:p>
          </table:table-cell>
          <table:table-cell table:style-name="ce32" table:formula="of:=[.B100]&amp;&quot; &amp; &quot;&amp;[.A100]" office:value-type="string" office:string-value=" &amp; " calcext:value-type="string">
            <text:p><text:s/>&amp; </text:p>
          </table:table-cell>
          <table:table-cell table:style-name="ce32" table:formula="of:=SUMIF([$'Cumulative Data'.A$1:.A$1048576];[.C100];[$'Cumulative Data'.J$1:.J$1048576])+SUMIF([$'Cumulative Data'.A$1:.A$1048576];[.D100];[$'Cumulative Data'.J$1:.J$1048576])" office:value-type="float" office:value="0" calcext:value-type="float">
            <text:p>0</text:p>
          </table:table-cell>
          <table:table-cell table:style-name="ce45" table:formula="of:=SUMIF([$'Cumulative Data'.B$1:.B$1048576];[.C100];[$'Cumulative Data'.J$1:.J$1048576])+SUMIF([$'Cumulative Data'.B$1:.B$1048576];[.D100];[$'Cumulative Data'.J$1:.J$1048576])" office:value-type="float" office:value="0" calcext:value-type="float">
            <text:p>0</text:p>
          </table:table-cell>
          <table:table-cell table:style-name="ce45" table:formula="of:=SUMIF([$'Cumulative Data'.A$1:.A$1048576];[.C100];[$'Cumulative Data'.E$1:.E$1048576])+SUMIF([$'Cumulative Data'.A$1:.A$1048576];[.D100];[$'Cumulative Data'.E$1:.E$1048576])+SUMIF([$'Cumulative Data'.B$1:.B$1048576];[.C100];[$'Cumulative Data'.F$1:.F$1048576])+SUMIF([$'Cumulative Data'.B$1:.B$1048576];[.D100];[$'Cumulative Data'.F$1:.F$1048576])" office:value-type="float" office:value="0" calcext:value-type="float">
            <text:p>0</text:p>
          </table:table-cell>
          <table:table-cell table:style-name="ce45" table:formula="of:=SUMIF([$'Cumulative Data'.A$1:.A$1048576];[.C100];[$'Cumulative Data'.F$1:.F$1048576])+SUMIF([$'Cumulative Data'.A$1:.A$1048576];[.D100];[$'Cumulative Data'.F$1:.F$1048576])+SUMIF([$'Cumulative Data'.B$1:.B$1048576];[.C100];[$'Cumulative Data'.E$1:.E$1048576])+SUMIF([$'Cumulative Data'.B$1:.B$1048576];[.D100];[$'Cumulative Data'.E$1:.E$1048576])" office:value-type="float" office:value="0" calcext:value-type="float">
            <text:p>0</text:p>
          </table:table-cell>
          <table:table-cell table:style-name="ce41"/>
          <table:table-cell table:number-columns-repeated="1015"/>
        </table:table-row>
        <table:table-row table:style-name="ro2" table:number-rows-repeated="19">
          <table:table-cell table:style-name="ce32"/>
          <table:table-cell table:style-name="ce44"/>
          <table:table-cell table:style-name="ce32" table:number-columns-repeated="6"/>
          <table:table-cell table:style-name="ce41"/>
          <table:table-cell table:number-columns-repeated="1015"/>
        </table:table-row>
        <table:table-row table:style-name="ro2" table:number-rows-repeated="181">
          <table:table-cell/>
          <table:table-cell table:style-name="ce5"/>
          <table:table-cell table:number-columns-repeated="6"/>
          <table:table-cell table:style-name="ce41"/>
          <table:table-cell table:number-columns-repeated="1015"/>
        </table:table-row>
        <table:table-row table:style-name="ro2" table:number-rows-repeated="70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Z_C47521D9_2830_4D66_AFEC_323D94A6F91F_.wvu.FilterData" table:base-cell-address="$Individual.$A$1" table:cell-range-address="$'Data Pairs'.$A$3:.$I$13"/>
          <table:named-range table:name="_xlnm._FilterDatabase" table:base-cell-address="$Individual.$A$1" table:cell-range-address="$'Data Pairs'.$A$3:.$H$13"/>
        </table:named-expressions>
        <calcext:conditional-formats>
          <calcext:conditional-format calcext:target-range-address="'Data Pairs'.I4:'Data Pairs'.I13">
            <calcext:condition calcext:apply-style-name="ConditionalStyle_1" calcext:value="!=0" calcext:base-cell-address="'Data Pairs'.I4"/>
          </calcext:conditional-format>
        </calcext:conditional-formats>
      </table:table>
      <table:table table:name="Cumulative Data" table:style-name="ta6">
        <table:table-column table:style-name="co5" table:visibility="collapse" table:number-columns-repeated="2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visibility="collapse" table:default-cell-style-name="Default"/>
        <table:table-column table:style-name="co2" table:number-columns-repeated="1014" table:default-cell-style-name="Default"/>
        <table:table-row table:style-name="ro1">
          <table:table-cell table:style-name="ce8" office:value-type="string" calcext:value-type="string">
            <text:p>Winners</text:p>
          </table:table-cell>
          <table:table-cell table:style-name="ce8" office:value-type="string" calcext:value-type="string">
            <text:p>Losers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Location</text:p>
          </table:table-cell>
          <table:table-cell table:number-columns-repeated="5"/>
          <table:table-cell table:style-name="ce105" table:formula="of:=IF(ISNUMBER([.E1]);IF(OR([.E1]&lt;6;AND([.E1]=6;[.F1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table:style-name="ce16" table:formula="of:=[.C2]&amp;&quot; &amp; &quot;&amp;[.D2]" office:value-type="string" office:string-value="44984 &amp; " calcext:value-type="string">
            <text:p>44984 &amp; </text:p>
          </table:table-cell>
          <table:table-cell table:style-name="ce18" table:formula="of:=[.G2]&amp;&quot; &amp; &quot;&amp;[.H2]" office:value-type="string" office:string-value=" &amp; " calcext:value-type="string">
            <text:p><text:s/>&amp; </text:p>
          </table:table-cell>
          <table:table-cell table:style-name="ce48" office:value-type="date" office:date-value="2023-02-27" calcext:value-type="date">
            <text:p>2/27/2023</text:p>
          </table:table-cell>
          <table:table-cell table:style-name="ce50"/>
          <table:table-cell table:style-name="ce80"/>
          <table:table-cell table:style-name="ce83"/>
          <table:table-cell table:style-name="ce50" table:number-columns-repeated="2"/>
          <table:table-cell/>
          <table:table-cell table:style-name="ce105" table:formula="of:=IF(ISNUMBER([.E2]);IF(OR([.E2]&lt;6;AND([.E2]=6;[.F2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table:style-name="ce16" table:formula="of:=[.C3]&amp;&quot; &amp; &quot;&amp;[.D3]" office:value-type="string" office:string-value="DT &amp; WM" calcext:value-type="string">
            <text:p>DT &amp; WM</text:p>
          </table:table-cell>
          <table:table-cell table:style-name="ce18" table:formula="of:=[.G3]&amp;&quot; &amp; &quot;&amp;[.H3]" office:value-type="string" office:string-value="Mike &amp; Batty" calcext:value-type="string">
            <text:p>Mike &amp; Batty</text:p>
          </table:table-cell>
          <table:table-cell table:style-name="ce49" office:value-type="string" calcext:value-type="string">
            <text:p>DT</text:p>
          </table:table-cell>
          <table:table-cell table:style-name="ce70" office:value-type="string" calcext:value-type="string">
            <text:p>WM</text:p>
          </table:table-cell>
          <table:table-cell table:style-name="ce81" office:value-type="float" office:value="6" calcext:value-type="float">
            <text:p>6</text:p>
          </table:table-cell>
          <table:table-cell table:style-name="ce85" office:value-type="float" office:value="3" calcext:value-type="float">
            <text:p>3</text:p>
          </table:table-cell>
          <table:table-cell table:style-name="ce52" office:value-type="string" calcext:value-type="string">
            <text:p>Mike</text:p>
          </table:table-cell>
          <table:table-cell table:style-name="ce72" office:value-type="string" calcext:value-type="string">
            <text:p>Batty</text:p>
          </table:table-cell>
          <table:table-cell/>
          <table:table-cell table:style-name="ce105" table:formula="of:=IF(ISNUMBER([.E3]);IF(OR([.E3]&lt;6;AND([.E3]=6;[.F3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table:style-name="ce16" table:formula="of:=[.C4]&amp;&quot; &amp; &quot;&amp;[.D4]" office:value-type="string" office:string-value="Batty &amp; WM" calcext:value-type="string">
            <text:p>Batty &amp; WM</text:p>
          </table:table-cell>
          <table:table-cell table:style-name="ce18" table:formula="of:=[.G4]&amp;&quot; &amp; &quot;&amp;[.H4]" office:value-type="string" office:string-value="Mike &amp; DT" calcext:value-type="string">
            <text:p>Mike &amp; DT</text:p>
          </table:table-cell>
          <table:table-cell table:style-name="ce50" office:value-type="string" calcext:value-type="string">
            <text:p>Batty</text:p>
          </table:table-cell>
          <table:table-cell table:style-name="ce71" office:value-type="string" calcext:value-type="string">
            <text:p>WM</text:p>
          </table:table-cell>
          <table:table-cell table:style-name="ce80" office:value-type="float" office:value="6" calcext:value-type="float">
            <text:p>6</text:p>
          </table:table-cell>
          <table:table-cell table:style-name="ce86" office:value-type="float" office:value="3" calcext:value-type="float">
            <text:p>3</text:p>
          </table:table-cell>
          <table:table-cell table:style-name="ce53" office:value-type="string" calcext:value-type="string">
            <text:p>Mike</text:p>
          </table:table-cell>
          <table:table-cell table:style-name="ce73" office:value-type="string" calcext:value-type="string">
            <text:p>DT</text:p>
          </table:table-cell>
          <table:table-cell/>
          <table:table-cell table:style-name="ce105" table:formula="of:=IF(ISNUMBER([.E4]);IF(OR([.E4]&lt;6;AND([.E4]=6;[.F4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table:style-name="ce16" table:formula="of:=[.C5]&amp;&quot; &amp; &quot;&amp;[.D5]" office:value-type="string" office:string-value="44985 &amp; " calcext:value-type="string">
            <text:p>44985 &amp; </text:p>
          </table:table-cell>
          <table:table-cell table:style-name="ce18" table:formula="of:=[.G5]&amp;&quot; &amp; &quot;&amp;[.H5]" office:value-type="string" office:string-value=" &amp; " calcext:value-type="string">
            <text:p><text:s/>&amp; </text:p>
          </table:table-cell>
          <table:table-cell table:style-name="ce51" office:value-type="date" office:date-value="2023-02-28" calcext:value-type="date">
            <text:p>2/28/2023</text:p>
          </table:table-cell>
          <table:table-cell table:number-columns-repeated="6"/>
          <table:table-cell table:style-name="ce105" table:formula="of:=IF(ISNUMBER([.E5]);IF(OR([.E5]&lt;6;AND([.E5]=6;[.F5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table:style-name="ce16" table:formula="of:=[.G6]&amp;&quot; &amp; &quot;&amp;[.H6]" office:value-type="string" office:string-value="Mole &amp; Batty" calcext:value-type="string">
            <text:p>Mole &amp; Batty</text:p>
          </table:table-cell>
          <table:table-cell table:style-name="ce18" table:formula="of:=[.C6]&amp;&quot; &amp; &quot;&amp;[.D6]" office:value-type="string" office:string-value="Kita &amp; WM" calcext:value-type="string">
            <text:p>Kita &amp; WM</text:p>
          </table:table-cell>
          <table:table-cell table:style-name="ce49" office:value-type="string" calcext:value-type="string">
            <text:p>Kita</text:p>
          </table:table-cell>
          <table:table-cell table:style-name="ce70" office:value-type="string" calcext:value-type="string">
            <text:p>WM</text:p>
          </table:table-cell>
          <table:table-cell table:style-name="ce81" office:value-type="float" office:value="6" calcext:value-type="float">
            <text:p>6</text:p>
          </table:table-cell>
          <table:table-cell table:style-name="ce85" office:value-type="float" office:value="4" calcext:value-type="float">
            <text:p>4</text:p>
          </table:table-cell>
          <table:table-cell table:style-name="ce52" office:value-type="string" calcext:value-type="string">
            <text:p>Mole</text:p>
          </table:table-cell>
          <table:table-cell table:style-name="ce72" office:value-type="string" calcext:value-type="string">
            <text:p>Batty</text:p>
          </table:table-cell>
          <table:table-cell/>
          <table:table-cell table:style-name="ce105" table:formula="of:=IF(ISNUMBER([.E6]);IF(OR([.E6]&lt;6;AND([.E6]=6;[.F6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table:style-name="ce16" table:formula="of:=[.G7]&amp;&quot; &amp; &quot;&amp;[.H7]" office:value-type="string" office:string-value="Mole &amp; DT" calcext:value-type="string">
            <text:p>Mole &amp; DT</text:p>
          </table:table-cell>
          <table:table-cell table:style-name="ce18" table:formula="of:=[.C7]&amp;&quot; &amp; &quot;&amp;[.D7]" office:value-type="string" office:string-value="Batty &amp; WM" calcext:value-type="string">
            <text:p>Batty &amp; WM</text:p>
          </table:table-cell>
          <table:table-cell table:style-name="ce50" office:value-type="string" calcext:value-type="string">
            <text:p>Batty</text:p>
          </table:table-cell>
          <table:table-cell table:style-name="ce71" office:value-type="string" calcext:value-type="string">
            <text:p>WM</text:p>
          </table:table-cell>
          <table:table-cell table:style-name="ce80" office:value-type="float" office:value="8" calcext:value-type="float">
            <text:p>8</text:p>
          </table:table-cell>
          <table:table-cell table:style-name="ce86" office:value-type="float" office:value="0" calcext:value-type="float">
            <text:p>0</text:p>
          </table:table-cell>
          <table:table-cell table:style-name="ce53" office:value-type="string" calcext:value-type="string">
            <text:p>Mole</text:p>
          </table:table-cell>
          <table:table-cell table:style-name="ce73" office:value-type="string" calcext:value-type="string">
            <text:p>DT</text:p>
          </table:table-cell>
          <table:table-cell/>
          <table:table-cell table:style-name="ce105" table:formula="of:=IF(ISNUMBER([.E7]);IF(OR([.E7]&lt;6;AND([.E7]=6;[.F7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table:style-name="ce16" table:formula="of:=[.C8]&amp;&quot; &amp; &quot;&amp;[.D8]" office:value-type="string" office:string-value="45080 &amp; " calcext:value-type="string">
            <text:p>45080 &amp; </text:p>
          </table:table-cell>
          <table:table-cell table:style-name="ce18" table:formula="of:=[.G8]&amp;&quot; &amp; &quot;&amp;[.H8]" office:value-type="string" office:string-value=" &amp; " calcext:value-type="string">
            <text:p><text:s/>&amp; </text:p>
          </table:table-cell>
          <table:table-cell table:style-name="ce51" office:value-type="date" office:date-value="2023-06-03" calcext:value-type="date">
            <text:p>6/3/2023</text:p>
          </table:table-cell>
          <table:table-cell table:number-columns-repeated="6"/>
          <table:table-cell table:style-name="ce105" table:formula="of:=IF(ISNUMBER([.E8]);IF(OR([.E8]&lt;6;AND([.E8]=6;[.F8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table:style-name="ce16" table:formula="of:=[.C9]&amp;&quot; &amp; &quot;&amp;[.D9]" office:value-type="string" office:string-value="Mike &amp; WM" calcext:value-type="string">
            <text:p>Mike &amp; WM</text:p>
          </table:table-cell>
          <table:table-cell table:style-name="ce18" table:formula="of:=[.G9]&amp;&quot; &amp; &quot;&amp;[.H9]" office:value-type="string" office:string-value="Mole &amp; Batty" calcext:value-type="string">
            <text:p>Mole &amp; Batty</text:p>
          </table:table-cell>
          <table:table-cell table:style-name="ce52" office:value-type="string" calcext:value-type="string">
            <text:p>Mike</text:p>
          </table:table-cell>
          <table:table-cell table:style-name="ce72" office:value-type="string" calcext:value-type="string">
            <text:p>WM</text:p>
          </table:table-cell>
          <table:table-cell table:style-name="ce82" office:value-type="float" office:value="6" calcext:value-type="float">
            <text:p>6</text:p>
          </table:table-cell>
          <table:table-cell table:style-name="ce93" office:value-type="float" office:value="3" calcext:value-type="float">
            <text:p>3</text:p>
          </table:table-cell>
          <table:table-cell table:style-name="ce49" office:value-type="string" calcext:value-type="string">
            <text:p>Mole</text:p>
          </table:table-cell>
          <table:table-cell table:style-name="ce70" office:value-type="string" calcext:value-type="string">
            <text:p>Batty</text:p>
          </table:table-cell>
          <table:table-cell/>
          <table:table-cell table:style-name="ce105" table:formula="of:=IF(ISNUMBER([.E9]);IF(OR([.E9]&lt;6;AND([.E9]=6;[.F9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table:style-name="ce16" table:formula="of:=[.C10]&amp;&quot; &amp; &quot;&amp;[.D10]" office:value-type="string" office:string-value="Mike &amp; WM" calcext:value-type="string">
            <text:p>Mike &amp; WM</text:p>
          </table:table-cell>
          <table:table-cell table:style-name="ce18" table:formula="of:=[.G10]&amp;&quot; &amp; &quot;&amp;[.H10]" office:value-type="string" office:string-value="Mole &amp; Batty" calcext:value-type="string">
            <text:p>Mole &amp; Batty</text:p>
          </table:table-cell>
          <table:table-cell table:style-name="ce53" office:value-type="string" calcext:value-type="string">
            <text:p>Mike</text:p>
          </table:table-cell>
          <table:table-cell table:style-name="ce73" office:value-type="string" calcext:value-type="string">
            <text:p>WM</text:p>
          </table:table-cell>
          <table:table-cell table:style-name="ce83" office:value-type="float" office:value="7" calcext:value-type="float">
            <text:p>7</text:p>
          </table:table-cell>
          <table:table-cell table:style-name="ce94" office:value-type="float" office:value="6" calcext:value-type="float">
            <text:p>6</text:p>
          </table:table-cell>
          <table:table-cell table:style-name="ce50" office:value-type="string" calcext:value-type="string">
            <text:p>Mole</text:p>
          </table:table-cell>
          <table:table-cell table:style-name="ce71" office:value-type="string" calcext:value-type="string">
            <text:p>Batty</text:p>
          </table:table-cell>
          <table:table-cell/>
          <table:table-cell table:style-name="ce105" table:formula="of:=IF(ISNUMBER([.E10]);IF(OR([.E10]&lt;6;AND([.E10]=6;[.F10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table:style-name="ce16" table:formula="of:=[.C11]&amp;&quot; &amp; &quot;&amp;[.D11]" office:value-type="string" office:string-value="44998 &amp; " calcext:value-type="string">
            <text:p>44998 &amp; </text:p>
          </table:table-cell>
          <table:table-cell table:style-name="ce18" table:formula="of:=[.G11]&amp;&quot; &amp; &quot;&amp;[.H11]" office:value-type="string" office:string-value=" &amp; " calcext:value-type="string">
            <text:p><text:s/>&amp; </text:p>
          </table:table-cell>
          <table:table-cell table:style-name="ce51" office:value-type="date" office:date-value="2023-03-13" calcext:value-type="date">
            <text:p>3/13/2023</text:p>
          </table:table-cell>
          <table:table-cell table:number-columns-repeated="6"/>
          <table:table-cell table:style-name="ce105" table:formula="of:=IF(ISNUMBER([.E11]);IF(OR([.E11]&lt;6;AND([.E11]=6;[.F11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table:style-name="ce16" table:formula="of:=[.C12]&amp;&quot; &amp; &quot;&amp;[.D12]" office:value-type="string" office:string-value="Mole &amp; Mike" calcext:value-type="string">
            <text:p>Mole &amp; Mike</text:p>
          </table:table-cell>
          <table:table-cell table:style-name="ce18" table:formula="of:=[.G12]&amp;&quot; &amp; &quot;&amp;[.H12]" office:value-type="string" office:string-value="Civet &amp; Batty" calcext:value-type="string">
            <text:p>Civet &amp; Batty</text:p>
          </table:table-cell>
          <table:table-cell table:style-name="ce52" office:value-type="string" calcext:value-type="string">
            <text:p>Mole</text:p>
          </table:table-cell>
          <table:table-cell table:style-name="ce72" office:value-type="string" calcext:value-type="string">
            <text:p>Mike</text:p>
          </table:table-cell>
          <table:table-cell table:style-name="ce82" office:value-type="float" office:value="6" calcext:value-type="float">
            <text:p>6</text:p>
          </table:table-cell>
          <table:table-cell table:style-name="ce93" office:value-type="float" office:value="1" calcext:value-type="float">
            <text:p>1</text:p>
          </table:table-cell>
          <table:table-cell table:style-name="ce49" office:value-type="string" calcext:value-type="string">
            <text:p>Civet</text:p>
          </table:table-cell>
          <table:table-cell table:style-name="ce70" office:value-type="string" calcext:value-type="string">
            <text:p>Batty</text:p>
          </table:table-cell>
          <table:table-cell/>
          <table:table-cell table:style-name="ce105" table:formula="of:=IF(ISNUMBER([.E12]);IF(OR([.E12]&lt;6;AND([.E12]=6;[.F12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table:style-name="ce16" table:formula="of:=[.C13]&amp;&quot; &amp; &quot;&amp;[.D13]" office:value-type="string" office:string-value="Mole &amp; Mike" calcext:value-type="string">
            <text:p>Mole &amp; Mike</text:p>
          </table:table-cell>
          <table:table-cell table:style-name="ce18" table:formula="of:=[.G13]&amp;&quot; &amp; &quot;&amp;[.H13]" office:value-type="string" office:string-value="Civet &amp; Batty" calcext:value-type="string">
            <text:p>Civet &amp; Batty</text:p>
          </table:table-cell>
          <table:table-cell table:style-name="ce53" office:value-type="string" calcext:value-type="string">
            <text:p>Mole</text:p>
          </table:table-cell>
          <table:table-cell table:style-name="ce73" office:value-type="string" calcext:value-type="string">
            <text:p>Mike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5" calcext:value-type="float">
            <text:p>5</text:p>
          </table:table-cell>
          <table:table-cell table:style-name="ce50" office:value-type="string" calcext:value-type="string">
            <text:p>Civet</text:p>
          </table:table-cell>
          <table:table-cell table:style-name="ce71" office:value-type="string" calcext:value-type="string">
            <text:p>Batty</text:p>
          </table:table-cell>
          <table:table-cell/>
          <table:table-cell table:style-name="ce105" table:formula="of:=IF(ISNUMBER([.E13]);IF(OR([.E13]&lt;6;AND([.E13]=6;[.F13]=5)); 0.5;1);0)" office:value-type="float" office:value="0.5" calcext:value-type="float">
            <text:p>0.50</text:p>
          </table:table-cell>
          <table:table-cell table:number-columns-repeated="1014"/>
        </table:table-row>
        <table:table-row table:style-name="ro1">
          <table:table-cell table:style-name="ce16" table:formula="of:=[.C14]&amp;&quot; &amp; &quot;&amp;[.D14]" office:value-type="string" office:string-value="45005 &amp; " calcext:value-type="string">
            <text:p>45005 &amp; </text:p>
          </table:table-cell>
          <table:table-cell table:style-name="ce18" table:formula="of:=[.G14]&amp;&quot; &amp; &quot;&amp;[.H14]" office:value-type="string" office:string-value=" &amp; " calcext:value-type="string">
            <text:p><text:s/>&amp; </text:p>
          </table:table-cell>
          <table:table-cell table:style-name="ce51" office:value-type="date" office:date-value="2023-03-20" calcext:value-type="date">
            <text:p>3/20/2023</text:p>
          </table:table-cell>
          <table:table-cell table:number-columns-repeated="6"/>
          <table:table-cell table:style-name="ce105" table:formula="of:=IF(ISNUMBER([.E14]);IF(OR([.E14]&lt;6;AND([.E14]=6;[.F14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table:style-name="ce16" table:formula="of:=[.C15]&amp;&quot; &amp; &quot;&amp;[.D15]" office:value-type="string" office:string-value="DT &amp; Mike" calcext:value-type="string">
            <text:p>DT &amp; Mike</text:p>
          </table:table-cell>
          <table:table-cell table:style-name="ce18" table:formula="of:=[.G15]&amp;&quot; &amp; &quot;&amp;[.H15]" office:value-type="string" office:string-value="Mole &amp; Civet" calcext:value-type="string">
            <text:p>Mole &amp; Civet</text:p>
          </table:table-cell>
          <table:table-cell table:style-name="ce49" office:value-type="string" calcext:value-type="string">
            <text:p>DT</text:p>
          </table:table-cell>
          <table:table-cell table:style-name="ce70" office:value-type="string" calcext:value-type="string">
            <text:p>Mike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3" calcext:value-type="float">
            <text:p>3</text:p>
          </table:table-cell>
          <table:table-cell table:style-name="ce52" office:value-type="string" calcext:value-type="string">
            <text:p>Mole</text:p>
          </table:table-cell>
          <table:table-cell table:style-name="ce72" office:value-type="string" calcext:value-type="string">
            <text:p>Civet</text:p>
          </table:table-cell>
          <table:table-cell/>
          <table:table-cell table:style-name="ce105" table:formula="of:=IF(ISNUMBER([.E15]);IF(OR([.E15]&lt;6;AND([.E15]=6;[.F15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table:style-name="ce16" table:formula="of:=[.C16]&amp;&quot; &amp; &quot;&amp;[.D16]" office:value-type="string" office:string-value="Mole &amp; Civet" calcext:value-type="string">
            <text:p>Mole &amp; Civet</text:p>
          </table:table-cell>
          <table:table-cell table:style-name="ce18" table:formula="of:=[.G16]&amp;&quot; &amp; &quot;&amp;[.H16]" office:value-type="string" office:string-value="DT &amp; Mike" calcext:value-type="string">
            <text:p>DT &amp; Mike</text:p>
          </table:table-cell>
          <table:table-cell table:style-name="ce53" office:value-type="string" calcext:value-type="string">
            <text:p>Mole</text:p>
          </table:table-cell>
          <table:table-cell table:style-name="ce73" office:value-type="string" calcext:value-type="string">
            <text:p>Civet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3" calcext:value-type="float">
            <text:p>3</text:p>
          </table:table-cell>
          <table:table-cell table:style-name="ce50" office:value-type="string" calcext:value-type="string">
            <text:p>DT</text:p>
          </table:table-cell>
          <table:table-cell table:style-name="ce71" office:value-type="string" calcext:value-type="string">
            <text:p>Mike</text:p>
          </table:table-cell>
          <table:table-cell/>
          <table:table-cell table:style-name="ce105" table:formula="of:=IF(ISNUMBER([.E16]);IF(OR([.E16]&lt;6;AND([.E16]=6;[.F16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table:style-name="ce16" table:formula="of:=[.C17]&amp;&quot; &amp; &quot;&amp;[.D17]" office:value-type="string" office:string-value="45012 &amp; " calcext:value-type="string">
            <text:p>45012 &amp; </text:p>
          </table:table-cell>
          <table:table-cell table:style-name="ce18" table:formula="of:=[.G17]&amp;&quot; &amp; &quot;&amp;[.H17]" office:value-type="string" office:string-value=" &amp; " calcext:value-type="string">
            <text:p><text:s/>&amp; </text:p>
          </table:table-cell>
          <table:table-cell table:style-name="ce51" office:value-type="date" office:date-value="2023-03-27" calcext:value-type="date">
            <text:p>3/27/2023</text:p>
          </table:table-cell>
          <table:table-cell table:number-columns-repeated="6"/>
          <table:table-cell table:style-name="ce105" table:formula="of:=IF(ISNUMBER([.E17]);IF(OR([.E17]&lt;6;AND([.E17]=6;[.F17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table:style-name="ce16" table:formula="of:=[.C18]&amp;&quot; &amp; &quot;&amp;[.D18]" office:value-type="string" office:string-value="DT &amp; Batty" calcext:value-type="string">
            <text:p>DT &amp; Batty</text:p>
          </table:table-cell>
          <table:table-cell table:style-name="ce18" table:formula="of:=[.G18]&amp;&quot; &amp; &quot;&amp;[.H18]" office:value-type="string" office:string-value="WM &amp; Mike" calcext:value-type="string">
            <text:p>WM &amp; Mike</text:p>
          </table:table-cell>
          <table:table-cell table:style-name="ce52" office:value-type="string" calcext:value-type="string">
            <text:p>DT</text:p>
          </table:table-cell>
          <table:table-cell table:style-name="ce72" office:value-type="string" calcext:value-type="string">
            <text:p>Batty</text:p>
          </table:table-cell>
          <table:table-cell table:style-name="ce82" office:value-type="float" office:value="7" calcext:value-type="float">
            <text:p>7</text:p>
          </table:table-cell>
          <table:table-cell table:style-name="ce93" office:value-type="float" office:value="6" calcext:value-type="float">
            <text:p>6</text:p>
          </table:table-cell>
          <table:table-cell table:style-name="ce49" office:value-type="string" calcext:value-type="string">
            <text:p>WM</text:p>
          </table:table-cell>
          <table:table-cell table:style-name="ce70" office:value-type="string" calcext:value-type="string">
            <text:p>Mike</text:p>
          </table:table-cell>
          <table:table-cell/>
          <table:table-cell table:style-name="ce105" table:formula="of:=IF(ISNUMBER([.E18]);IF(OR([.E18]&lt;6;AND([.E18]=6;[.F18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1">
          <table:table-cell table:style-name="ce16" table:formula="of:=[.C19]&amp;&quot; &amp; &quot;&amp;[.D19]" office:value-type="string" office:string-value="45019 &amp; " calcext:value-type="string">
            <text:p>45019 &amp; </text:p>
          </table:table-cell>
          <table:table-cell table:style-name="ce18" table:formula="of:=[.G19]&amp;&quot; &amp; &quot;&amp;[.H19]" office:value-type="string" office:string-value=" &amp; " calcext:value-type="string">
            <text:p><text:s/>&amp; </text:p>
          </table:table-cell>
          <table:table-cell table:style-name="ce51" office:value-type="date" office:date-value="2023-04-03" calcext:value-type="date">
            <text:p>4/3/2023</text:p>
          </table:table-cell>
          <table:table-cell table:number-columns-repeated="6"/>
          <table:table-cell table:style-name="ce105" table:formula="of:=IF(ISNUMBER([.E19]);IF(OR([.E19]&lt;6;AND([.E19]=6;[.F19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table:style-name="ce16" table:formula="of:=[.C20]&amp;&quot; &amp; &quot;&amp;[.D20]" office:value-type="string" office:string-value="WM &amp; Kenny" calcext:value-type="string">
            <text:p>WM &amp; Kenny</text:p>
          </table:table-cell>
          <table:table-cell table:style-name="ce18" table:formula="of:=[.G20]&amp;&quot; &amp; &quot;&amp;[.H20]" office:value-type="string" office:string-value="DT &amp; Mole" calcext:value-type="string">
            <text:p>DT &amp; Mole</text:p>
          </table:table-cell>
          <table:table-cell table:style-name="ce49" office:value-type="string" calcext:value-type="string">
            <text:p>WM</text:p>
          </table:table-cell>
          <table:table-cell table:style-name="ce70" office:value-type="string" calcext:value-type="string">
            <text:p>Kenny</text:p>
          </table:table-cell>
          <table:table-cell table:style-name="ce81" office:value-type="float" office:value="6" calcext:value-type="float">
            <text:p>6</text:p>
          </table:table-cell>
          <table:table-cell table:style-name="ce85" office:value-type="float" office:value="3" calcext:value-type="float">
            <text:p>3</text:p>
          </table:table-cell>
          <table:table-cell table:style-name="ce53" office:value-type="string" calcext:value-type="string">
            <text:p>DT</text:p>
          </table:table-cell>
          <table:table-cell table:style-name="ce73" office:value-type="string" calcext:value-type="string">
            <text:p>Mole</text:p>
          </table:table-cell>
          <table:table-cell/>
          <table:table-cell table:style-name="ce105" table:formula="of:=IF(ISNUMBER([.E20]);IF(OR([.E20]&lt;6;AND([.E20]=6;[.F20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1]&amp;&quot; &amp; &quot;&amp;[.D21]" office:value-type="string" office:string-value="WM &amp; Kenny" calcext:value-type="string">
            <text:p>WM &amp; Kenny</text:p>
          </table:table-cell>
          <table:table-cell table:style-name="ce18" table:formula="of:=[.G21]&amp;&quot; &amp; &quot;&amp;[.H21]" office:value-type="string" office:string-value="DT &amp; Mole" calcext:value-type="string">
            <text:p>DT &amp; Mole</text:p>
          </table:table-cell>
          <table:table-cell table:style-name="ce49" office:value-type="string" calcext:value-type="string">
            <text:p>WM</text:p>
          </table:table-cell>
          <table:table-cell table:style-name="ce70" office:value-type="string" calcext:value-type="string">
            <text:p>Kenny</text:p>
          </table:table-cell>
          <table:table-cell table:style-name="ce80" office:value-type="float" office:value="6" calcext:value-type="float">
            <text:p>6</text:p>
          </table:table-cell>
          <table:table-cell table:style-name="ce86" office:value-type="float" office:value="4" calcext:value-type="float">
            <text:p>4</text:p>
          </table:table-cell>
          <table:table-cell table:style-name="ce53" office:value-type="string" calcext:value-type="string">
            <text:p>DT</text:p>
          </table:table-cell>
          <table:table-cell table:style-name="ce73" office:value-type="string" calcext:value-type="string">
            <text:p>Mole</text:p>
          </table:table-cell>
          <table:table-cell/>
          <table:table-cell table:style-name="ce105" table:formula="of:=IF(ISNUMBER([.E21]);IF(OR([.E21]&lt;6;AND([.E21]=6;[.F21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2]&amp;&quot; &amp; &quot;&amp;[.D22]" office:value-type="string" office:string-value="17/4/2023 &amp; " calcext:value-type="string">
            <text:p>17/4/2023 &amp; </text:p>
          </table:table-cell>
          <table:table-cell table:style-name="ce18" table:formula="of:=[.G22]&amp;&quot; &amp; &quot;&amp;[.H22]" office:value-type="string" office:string-value=" &amp; " calcext:value-type="string">
            <text:p><text:s/>&amp; </text:p>
          </table:table-cell>
          <table:table-cell table:style-name="ce8" office:value-type="string" calcext:value-type="string">
            <text:p>17/4/2023</text:p>
          </table:table-cell>
          <table:table-cell table:number-columns-repeated="6"/>
          <table:table-cell table:style-name="ce105" table:formula="of:=IF(ISNUMBER([.E22]);IF(OR([.E22]&lt;6;AND([.E22]=6;[.F22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23]&amp;&quot; &amp; &quot;&amp;[.D23]" office:value-type="string" office:string-value="Mole &amp; WM" calcext:value-type="string">
            <text:p>Mole &amp; WM</text:p>
          </table:table-cell>
          <table:table-cell table:style-name="ce18" table:formula="of:=[.G23]&amp;&quot; &amp; &quot;&amp;[.H23]" office:value-type="string" office:string-value="Mike &amp; Batty" calcext:value-type="string">
            <text:p>Mike &amp; Batty</text:p>
          </table:table-cell>
          <table:table-cell table:style-name="ce52" office:value-type="string" calcext:value-type="string">
            <text:p>Mole</text:p>
          </table:table-cell>
          <table:table-cell table:style-name="ce72" office:value-type="string" calcext:value-type="string">
            <text:p>WM</text:p>
          </table:table-cell>
          <table:table-cell table:style-name="ce82" office:value-type="float" office:value="3" calcext:value-type="float">
            <text:p>3</text:p>
          </table:table-cell>
          <table:table-cell table:style-name="ce93" office:value-type="float" office:value="1" calcext:value-type="float">
            <text:p>1</text:p>
          </table:table-cell>
          <table:table-cell table:style-name="ce49" office:value-type="string" calcext:value-type="string">
            <text:p>Mike</text:p>
          </table:table-cell>
          <table:table-cell table:style-name="ce70" office:value-type="string" calcext:value-type="string">
            <text:p>Batty</text:p>
          </table:table-cell>
          <table:table-cell/>
          <table:table-cell table:style-name="ce105" table:formula="of:=IF(ISNUMBER([.E23]);IF(OR([.E23]&lt;6;AND([.E23]=6;[.F23]=5)); 0.5;1);0)" office:value-type="float" office:value="0.5" calcext:value-type="float">
            <text:p>0.50</text:p>
          </table:table-cell>
          <table:table-cell table:number-columns-repeated="1014"/>
        </table:table-row>
        <table:table-row table:style-name="ro2">
          <table:table-cell table:style-name="ce16" table:formula="of:=[.C24]&amp;&quot; &amp; &quot;&amp;[.D24]" office:value-type="string" office:string-value="Mole &amp; WM" calcext:value-type="string">
            <text:p>Mole &amp; WM</text:p>
          </table:table-cell>
          <table:table-cell table:style-name="ce18" table:formula="of:=[.G24]&amp;&quot; &amp; &quot;&amp;[.H24]" office:value-type="string" office:string-value="Mike &amp; Batty" calcext:value-type="string">
            <text:p>Mike &amp; Batty</text:p>
          </table:table-cell>
          <table:table-cell table:style-name="ce53" office:value-type="string" calcext:value-type="string">
            <text:p>Mole</text:p>
          </table:table-cell>
          <table:table-cell table:style-name="ce73" office:value-type="string" calcext:value-type="string">
            <text:p>WM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4" calcext:value-type="float">
            <text:p>4</text:p>
          </table:table-cell>
          <table:table-cell table:style-name="ce50" office:value-type="string" calcext:value-type="string">
            <text:p>Mike</text:p>
          </table:table-cell>
          <table:table-cell table:style-name="ce71" office:value-type="string" calcext:value-type="string">
            <text:p>Batty</text:p>
          </table:table-cell>
          <table:table-cell/>
          <table:table-cell table:style-name="ce105" table:formula="of:=IF(ISNUMBER([.E24]);IF(OR([.E24]&lt;6;AND([.E24]=6;[.F24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5]&amp;&quot; &amp; &quot;&amp;[.D25]" office:value-type="string" office:string-value="45030 &amp; " calcext:value-type="string">
            <text:p>45030 &amp; </text:p>
          </table:table-cell>
          <table:table-cell table:style-name="ce18" table:formula="of:=[.G25]&amp;&quot; &amp; &quot;&amp;[.H25]" office:value-type="string" office:string-value=" &amp; " calcext:value-type="string">
            <text:p><text:s/>&amp; </text:p>
          </table:table-cell>
          <table:table-cell table:style-name="ce51" office:value-type="date" office:date-value="2023-04-14" calcext:value-type="date">
            <text:p>4/14/2023</text:p>
          </table:table-cell>
          <table:table-cell table:number-columns-repeated="6"/>
          <table:table-cell table:style-name="ce105" table:formula="of:=IF(ISNUMBER([.E25]);IF(OR([.E25]&lt;6;AND([.E25]=6;[.F25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26]&amp;&quot; &amp; &quot;&amp;[.D26]" office:value-type="string" office:string-value="Mole &amp; Mike" calcext:value-type="string">
            <text:p>Mole &amp; Mike</text:p>
          </table:table-cell>
          <table:table-cell table:style-name="ce18" table:formula="of:=[.G26]&amp;&quot; &amp; &quot;&amp;[.H26]" office:value-type="string" office:string-value="Steph &amp; Batty" calcext:value-type="string">
            <text:p>Steph &amp; Batty</text:p>
          </table:table-cell>
          <table:table-cell table:style-name="ce52" office:value-type="string" calcext:value-type="string">
            <text:p>Mole</text:p>
          </table:table-cell>
          <table:table-cell table:style-name="ce72" office:value-type="string" calcext:value-type="string">
            <text:p>Mike</text:p>
          </table:table-cell>
          <table:table-cell table:style-name="ce82" office:value-type="float" office:value="5" calcext:value-type="float">
            <text:p>5</text:p>
          </table:table-cell>
          <table:table-cell table:style-name="ce93" office:value-type="float" office:value="4" calcext:value-type="float">
            <text:p>4</text:p>
          </table:table-cell>
          <table:table-cell table:style-name="ce49" office:value-type="string" calcext:value-type="string">
            <text:p>Steph</text:p>
          </table:table-cell>
          <table:table-cell table:style-name="ce70" office:value-type="string" calcext:value-type="string">
            <text:p>Batty</text:p>
          </table:table-cell>
          <table:table-cell/>
          <table:table-cell table:style-name="ce105" table:formula="of:=IF(ISNUMBER([.E26]);IF(OR([.E26]&lt;6;AND([.E26]=6;[.F26]=5)); 0.5;1);0)" office:value-type="float" office:value="0.5" calcext:value-type="float">
            <text:p>0.50</text:p>
          </table:table-cell>
          <table:table-cell table:number-columns-repeated="1014"/>
        </table:table-row>
        <table:table-row table:style-name="ro2">
          <table:table-cell table:style-name="ce16" table:formula="of:=[.C27]&amp;&quot; &amp; &quot;&amp;[.D27]" office:value-type="string" office:string-value=" &amp; " calcext:value-type="string">
            <text:p><text:s/>&amp; </text:p>
          </table:table-cell>
          <table:table-cell table:style-name="ce18" table:formula="of:=[.G27]&amp;&quot; &amp; &quot;&amp;[.H27]" office:value-type="string" office:string-value=" &amp; " calcext:value-type="string">
            <text:p><text:s/>&amp; </text:p>
          </table:table-cell>
          <table:table-cell table:style-name="ce54"/>
          <table:table-cell table:style-name="ce74"/>
          <table:table-cell table:style-name="ce84"/>
          <table:table-cell table:style-name="ce95"/>
          <table:table-cell table:style-name="ce97"/>
          <table:table-cell table:style-name="ce101"/>
          <table:table-cell/>
          <table:table-cell table:style-name="ce105" table:formula="of:=IF(ISNUMBER([.E27]);IF(OR([.E27]&lt;6;AND([.E27]=6;[.F27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28]&amp;&quot; &amp; &quot;&amp;[.D28]" office:value-type="string" office:string-value="Mole &amp; Mike" calcext:value-type="string">
            <text:p>Mole &amp; Mike</text:p>
          </table:table-cell>
          <table:table-cell table:style-name="ce18" table:formula="of:=[.G28]&amp;&quot; &amp; &quot;&amp;[.H28]" office:value-type="string" office:string-value="Steph &amp; Batty" calcext:value-type="string">
            <text:p>Steph &amp; Batty</text:p>
          </table:table-cell>
          <table:table-cell table:style-name="ce53" office:value-type="string" calcext:value-type="string">
            <text:p>Mole</text:p>
          </table:table-cell>
          <table:table-cell table:style-name="ce73" office:value-type="string" calcext:value-type="string">
            <text:p>Mike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0" calcext:value-type="float">
            <text:p>0</text:p>
          </table:table-cell>
          <table:table-cell table:style-name="ce50" office:value-type="string" calcext:value-type="string">
            <text:p>Steph</text:p>
          </table:table-cell>
          <table:table-cell table:style-name="ce71" office:value-type="string" calcext:value-type="string">
            <text:p>Batty</text:p>
          </table:table-cell>
          <table:table-cell/>
          <table:table-cell table:style-name="ce105" table:formula="of:=IF(ISNUMBER([.E28]);IF(OR([.E28]&lt;6;AND([.E28]=6;[.F28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9]&amp;&quot; &amp; &quot;&amp;[.D29]" office:value-type="string" office:string-value="45037 &amp; " calcext:value-type="string">
            <text:p>45037 &amp; </text:p>
          </table:table-cell>
          <table:table-cell table:style-name="ce18" table:formula="of:=[.G29]&amp;&quot; &amp; &quot;&amp;[.H29]" office:value-type="string" office:string-value=" &amp; " calcext:value-type="string">
            <text:p><text:s/>&amp; </text:p>
          </table:table-cell>
          <table:table-cell table:style-name="ce51" office:value-type="date" office:date-value="2023-04-21" calcext:value-type="date">
            <text:p>4/21/2023</text:p>
          </table:table-cell>
          <table:table-cell table:number-columns-repeated="6"/>
          <table:table-cell table:style-name="ce105" table:formula="of:=IF(ISNUMBER([.E29]);IF(OR([.E29]&lt;6;AND([.E29]=6;[.F29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0]&amp;&quot; &amp; &quot;&amp;[.D30]" office:value-type="string" office:string-value="WM &amp; Mike" calcext:value-type="string">
            <text:p>WM &amp; Mike</text:p>
          </table:table-cell>
          <table:table-cell table:style-name="ce18" table:formula="of:=[.G30]&amp;&quot; &amp; &quot;&amp;[.H30]" office:value-type="string" office:string-value="Cadol &amp; Hiro" calcext:value-type="string">
            <text:p>Cadol &amp; Hiro</text:p>
          </table:table-cell>
          <table:table-cell table:style-name="ce52" office:value-type="string" calcext:value-type="string">
            <text:p>WM</text:p>
          </table:table-cell>
          <table:table-cell table:style-name="ce72" office:value-type="string" calcext:value-type="string">
            <text:p>Mike</text:p>
          </table:table-cell>
          <table:table-cell table:style-name="ce81" office:value-type="float" office:value="6" calcext:value-type="float">
            <text:p>6</text:p>
          </table:table-cell>
          <table:table-cell table:style-name="ce85" office:value-type="float" office:value="0" calcext:value-type="float">
            <text:p>0</text:p>
          </table:table-cell>
          <table:table-cell table:style-name="ce49" office:value-type="string" calcext:value-type="string">
            <text:p>Cadol</text:p>
          </table:table-cell>
          <table:table-cell table:style-name="ce70" office:value-type="string" calcext:value-type="string">
            <text:p>Hiro</text:p>
          </table:table-cell>
          <table:table-cell/>
          <table:table-cell table:style-name="ce105" table:formula="of:=IF(ISNUMBER([.E30]);IF(OR([.E30]&lt;6;AND([.E30]=6;[.F30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31]&amp;&quot; &amp; &quot;&amp;[.D31]" office:value-type="string" office:string-value=" &amp; " calcext:value-type="string">
            <text:p><text:s/>&amp; </text:p>
          </table:table-cell>
          <table:table-cell table:style-name="ce18" table:formula="of:=[.G31]&amp;&quot; &amp; &quot;&amp;[.H31]" office:value-type="string" office:string-value=" &amp; " calcext:value-type="string">
            <text:p><text:s/>&amp; </text:p>
          </table:table-cell>
          <table:table-cell table:style-name="ce54"/>
          <table:table-cell table:style-name="ce74"/>
          <table:table-cell table:style-name="ce84"/>
          <table:table-cell table:style-name="ce95"/>
          <table:table-cell table:style-name="ce97"/>
          <table:table-cell table:style-name="ce101"/>
          <table:table-cell/>
          <table:table-cell table:style-name="ce105" table:formula="of:=IF(ISNUMBER([.E31]);IF(OR([.E31]&lt;6;AND([.E31]=6;[.F31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2]&amp;&quot; &amp; &quot;&amp;[.D32]" office:value-type="string" office:string-value="WM &amp; Mike" calcext:value-type="string">
            <text:p>WM &amp; Mike</text:p>
          </table:table-cell>
          <table:table-cell table:style-name="ce18" table:formula="of:=[.G32]&amp;&quot; &amp; &quot;&amp;[.H32]" office:value-type="string" office:string-value="Cadol &amp; Hiro" calcext:value-type="string">
            <text:p>Cadol &amp; Hiro</text:p>
          </table:table-cell>
          <table:table-cell table:style-name="ce53" office:value-type="string" calcext:value-type="string">
            <text:p>WM</text:p>
          </table:table-cell>
          <table:table-cell table:style-name="ce73" office:value-type="string" calcext:value-type="string">
            <text:p>Mike</text:p>
          </table:table-cell>
          <table:table-cell table:style-name="ce83" office:value-type="float" office:value="5" calcext:value-type="float">
            <text:p>5</text:p>
          </table:table-cell>
          <table:table-cell table:style-name="ce94" office:value-type="float" office:value="2" calcext:value-type="float">
            <text:p>2</text:p>
          </table:table-cell>
          <table:table-cell table:style-name="ce50" office:value-type="string" calcext:value-type="string">
            <text:p>Cadol</text:p>
          </table:table-cell>
          <table:table-cell table:style-name="ce71" office:value-type="string" calcext:value-type="string">
            <text:p>Hiro</text:p>
          </table:table-cell>
          <table:table-cell/>
          <table:table-cell table:style-name="ce105" table:formula="of:=IF(ISNUMBER([.E32]);IF(OR([.E32]&lt;6;AND([.E32]=6;[.F32]=5)); 0.5;1);0)" office:value-type="float" office:value="0.5" calcext:value-type="float">
            <text:p>0.50</text:p>
          </table:table-cell>
          <table:table-cell table:number-columns-repeated="1014"/>
        </table:table-row>
        <table:table-row table:style-name="ro2">
          <table:table-cell table:style-name="ce16" table:formula="of:=[.C33]&amp;&quot; &amp; &quot;&amp;[.D33]" office:value-type="string" office:string-value="45037 &amp; " calcext:value-type="string">
            <text:p>45037 &amp; </text:p>
          </table:table-cell>
          <table:table-cell table:style-name="ce18" table:formula="of:=[.G33]&amp;&quot; &amp; &quot;&amp;[.H33]" office:value-type="string" office:string-value=" &amp; " calcext:value-type="string">
            <text:p><text:s/>&amp; </text:p>
          </table:table-cell>
          <table:table-cell table:style-name="ce51" office:value-type="date" office:date-value="2023-04-21" calcext:value-type="date">
            <text:p>4/21/2023</text:p>
          </table:table-cell>
          <table:table-cell table:number-columns-repeated="6"/>
          <table:table-cell table:style-name="ce105" table:formula="of:=IF(ISNUMBER([.E33]);IF(OR([.E33]&lt;6;AND([.E33]=6;[.F33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4]&amp;&quot; &amp; &quot;&amp;[.D34]" office:value-type="string" office:string-value="WM &amp; Mike" calcext:value-type="string">
            <text:p>WM &amp; Mike</text:p>
          </table:table-cell>
          <table:table-cell table:style-name="ce18" table:formula="of:=[.G34]&amp;&quot; &amp; &quot;&amp;[.H34]" office:value-type="string" office:string-value="Cadol &amp; Hiro" calcext:value-type="string">
            <text:p>Cadol &amp; Hiro</text:p>
          </table:table-cell>
          <table:table-cell table:style-name="ce53" office:value-type="string" calcext:value-type="string">
            <text:p>WM</text:p>
          </table:table-cell>
          <table:table-cell table:style-name="ce73" office:value-type="string" calcext:value-type="string">
            <text:p>Mike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3" calcext:value-type="float">
            <text:p>3</text:p>
          </table:table-cell>
          <table:table-cell table:style-name="ce50" office:value-type="string" calcext:value-type="string">
            <text:p>Cadol</text:p>
          </table:table-cell>
          <table:table-cell table:style-name="ce71" office:value-type="string" calcext:value-type="string">
            <text:p>Hiro</text:p>
          </table:table-cell>
          <table:table-cell/>
          <table:table-cell table:style-name="ce105" table:formula="of:=IF(ISNUMBER([.E34]);IF(OR([.E34]&lt;6;AND([.E34]=6;[.F34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35]&amp;&quot; &amp; &quot;&amp;[.D35]" office:value-type="string" office:string-value="45040 &amp; " calcext:value-type="string">
            <text:p>45040 &amp; </text:p>
          </table:table-cell>
          <table:table-cell table:style-name="ce18" table:formula="of:=[.G35]&amp;&quot; &amp; &quot;&amp;[.H35]" office:value-type="string" office:string-value=" &amp; " calcext:value-type="string">
            <text:p><text:s/>&amp; </text:p>
          </table:table-cell>
          <table:table-cell table:style-name="ce51" office:value-type="date" office:date-value="2023-04-24" calcext:value-type="date">
            <text:p>4/24/2023</text:p>
          </table:table-cell>
          <table:table-cell table:number-columns-repeated="6"/>
          <table:table-cell table:style-name="ce105" table:formula="of:=IF(ISNUMBER([.E35]);IF(OR([.E35]&lt;6;AND([.E35]=6;[.F35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6]&amp;&quot; &amp; &quot;&amp;[.D36]" office:value-type="string" office:string-value="SG &amp; WM" calcext:value-type="string">
            <text:p>SG &amp; WM</text:p>
          </table:table-cell>
          <table:table-cell table:style-name="ce18" table:formula="of:=[.G36]&amp;&quot; &amp; &quot;&amp;[.H36]" office:value-type="string" office:string-value="Batty &amp; Mike" calcext:value-type="string">
            <text:p>Batty &amp; Mike</text:p>
          </table:table-cell>
          <table:table-cell table:style-name="ce49" office:value-type="string" calcext:value-type="string">
            <text:p>SG</text:p>
          </table:table-cell>
          <table:table-cell table:style-name="ce70" office:value-type="string" calcext:value-type="string">
            <text:p>WM</text:p>
          </table:table-cell>
          <table:table-cell table:style-name="ce81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53" office:value-type="string" calcext:value-type="string">
            <text:p>Batty</text:p>
          </table:table-cell>
          <table:table-cell table:style-name="ce73" office:value-type="string" calcext:value-type="string">
            <text:p>Mike</text:p>
          </table:table-cell>
          <table:table-cell/>
          <table:table-cell table:style-name="ce105" table:formula="of:=IF(ISNUMBER([.E36]);IF(OR([.E36]&lt;6;AND([.E36]=6;[.F36]=5)); 0.5;1);0)" office:value-type="float" office:value="0.5" calcext:value-type="float">
            <text:p>0.50</text:p>
          </table:table-cell>
          <table:table-cell table:number-columns-repeated="1014"/>
        </table:table-row>
        <table:table-row table:style-name="ro2">
          <table:table-cell table:style-name="ce16" table:formula="of:=[.C37]&amp;&quot; &amp; &quot;&amp;[.D37]" office:value-type="string" office:string-value=" &amp; " calcext:value-type="string">
            <text:p><text:s/>&amp; </text:p>
          </table:table-cell>
          <table:table-cell table:style-name="ce18" table:formula="of:=[.G37]&amp;&quot; &amp; &quot;&amp;[.H37]" office:value-type="string" office:string-value=" &amp; " calcext:value-type="string">
            <text:p><text:s/>&amp; </text:p>
          </table:table-cell>
          <table:table-cell table:style-name="ce54"/>
          <table:table-cell table:style-name="ce74"/>
          <table:table-cell table:style-name="ce84"/>
          <table:table-cell table:style-name="ce95"/>
          <table:table-cell table:style-name="ce97"/>
          <table:table-cell table:style-name="ce101"/>
          <table:table-cell/>
          <table:table-cell table:style-name="ce105" table:formula="of:=IF(ISNUMBER([.E37]);IF(OR([.E37]&lt;6;AND([.E37]=6;[.F37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8]&amp;&quot; &amp; &quot;&amp;[.D38]" office:value-type="string" office:string-value="Batty &amp; Mike" calcext:value-type="string">
            <text:p>Batty &amp; Mike</text:p>
          </table:table-cell>
          <table:table-cell table:style-name="ce18" table:formula="of:=[.G38]&amp;&quot; &amp; &quot;&amp;[.H38]" office:value-type="string" office:string-value="DT &amp; WM" calcext:value-type="string">
            <text:p>DT &amp; WM</text:p>
          </table:table-cell>
          <table:table-cell table:style-name="ce53" office:value-type="string" calcext:value-type="string">
            <text:p>Batty</text:p>
          </table:table-cell>
          <table:table-cell table:style-name="ce73" office:value-type="string" calcext:value-type="string">
            <text:p>Mike</text:p>
          </table:table-cell>
          <table:table-cell table:style-name="ce83" office:value-type="float" office:value="3" calcext:value-type="float">
            <text:p>3</text:p>
          </table:table-cell>
          <table:table-cell table:style-name="ce94" office:value-type="float" office:value="2" calcext:value-type="float">
            <text:p>2</text:p>
          </table:table-cell>
          <table:table-cell table:style-name="ce50" office:value-type="string" calcext:value-type="string">
            <text:p>DT</text:p>
          </table:table-cell>
          <table:table-cell table:style-name="ce71" office:value-type="string" calcext:value-type="string">
            <text:p>WM</text:p>
          </table:table-cell>
          <table:table-cell/>
          <table:table-cell table:style-name="ce105" table:formula="of:=IF(ISNUMBER([.E38]);IF(OR([.E38]&lt;6;AND([.E38]=6;[.F38]=5)); 0.5;1);0)" office:value-type="float" office:value="0.5" calcext:value-type="float">
            <text:p>0.50</text:p>
          </table:table-cell>
          <table:table-cell table:number-columns-repeated="1014"/>
        </table:table-row>
        <table:table-row table:style-name="ro2">
          <table:table-cell table:style-name="ce16" table:formula="of:=[.C39]&amp;&quot; &amp; &quot;&amp;[.D39]" office:value-type="string" office:string-value="DT &amp; WM" calcext:value-type="string">
            <text:p>DT &amp; WM</text:p>
          </table:table-cell>
          <table:table-cell table:style-name="ce18" table:formula="of:=[.G39]&amp;&quot; &amp; &quot;&amp;[.H39]" office:value-type="string" office:string-value="Batty &amp; SG" calcext:value-type="string">
            <text:p>Batty &amp; SG</text:p>
          </table:table-cell>
          <table:table-cell table:style-name="ce49" office:value-type="string" calcext:value-type="string">
            <text:p>DT</text:p>
          </table:table-cell>
          <table:table-cell table:style-name="ce70" office:value-type="string" calcext:value-type="string">
            <text:p>WM</text:p>
          </table:table-cell>
          <table:table-cell table:style-name="ce81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52" office:value-type="string" calcext:value-type="string">
            <text:p>Batty</text:p>
          </table:table-cell>
          <table:table-cell table:style-name="ce72" office:value-type="string" calcext:value-type="string">
            <text:p>SG</text:p>
          </table:table-cell>
          <table:table-cell/>
          <table:table-cell table:style-name="ce105" table:formula="of:=IF(ISNUMBER([.E39]);IF(OR([.E39]&lt;6;AND([.E39]=6;[.F39]=5)); 0.5;1);0)" office:value-type="float" office:value="0.5" calcext:value-type="float">
            <text:p>0.50</text:p>
          </table:table-cell>
          <table:table-cell table:number-columns-repeated="1014"/>
        </table:table-row>
        <table:table-row table:style-name="ro2">
          <table:table-cell table:style-name="ce16" table:formula="of:=[.C40]&amp;&quot; &amp; &quot;&amp;[.D40]" office:value-type="string" office:string-value=" &amp; " calcext:value-type="string">
            <text:p><text:s/>&amp; </text:p>
          </table:table-cell>
          <table:table-cell table:style-name="ce18" table:formula="of:=[.G40]&amp;&quot; &amp; &quot;&amp;[.H40]" office:value-type="string" office:string-value=" &amp; " calcext:value-type="string">
            <text:p><text:s/>&amp; </text:p>
          </table:table-cell>
          <table:table-cell table:style-name="ce54"/>
          <table:table-cell table:style-name="ce74"/>
          <table:table-cell table:style-name="ce84"/>
          <table:table-cell table:style-name="ce95"/>
          <table:table-cell table:style-name="ce97"/>
          <table:table-cell table:style-name="ce101"/>
          <table:table-cell/>
          <table:table-cell table:style-name="ce105" table:formula="of:=IF(ISNUMBER([.E40]);IF(OR([.E40]&lt;6;AND([.E40]=6;[.F40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1]&amp;&quot; &amp; &quot;&amp;[.D41]" office:value-type="string" office:string-value="Mike &amp; DT" calcext:value-type="string">
            <text:p>Mike &amp; DT</text:p>
          </table:table-cell>
          <table:table-cell table:style-name="ce18" table:formula="of:=[.G41]&amp;&quot; &amp; &quot;&amp;[.H41]" office:value-type="string" office:string-value="WM &amp; SG" calcext:value-type="string">
            <text:p>WM &amp; SG</text:p>
          </table:table-cell>
          <table:table-cell table:style-name="ce50" office:value-type="string" calcext:value-type="string">
            <text:p>Mike</text:p>
          </table:table-cell>
          <table:table-cell table:style-name="ce71" office:value-type="string" calcext:value-type="string">
            <text:p>DT</text:p>
          </table:table-cell>
          <table:table-cell table:style-name="ce80" office:value-type="float" office:value="3" calcext:value-type="float">
            <text:p>3</text:p>
          </table:table-cell>
          <table:table-cell table:style-name="ce86" office:value-type="float" office:value="1" calcext:value-type="float">
            <text:p>1</text:p>
          </table:table-cell>
          <table:table-cell table:style-name="ce53" office:value-type="string" calcext:value-type="string">
            <text:p>WM</text:p>
          </table:table-cell>
          <table:table-cell table:style-name="ce73" office:value-type="string" calcext:value-type="string">
            <text:p>SG</text:p>
          </table:table-cell>
          <table:table-cell/>
          <table:table-cell table:style-name="ce105" table:formula="of:=IF(ISNUMBER([.E41]);IF(OR([.E41]&lt;6;AND([.E41]=6;[.F41]=5)); 0.5;1);0)" office:value-type="float" office:value="0.5" calcext:value-type="float">
            <text:p>0.50</text:p>
          </table:table-cell>
          <table:table-cell table:number-columns-repeated="1014"/>
        </table:table-row>
        <table:table-row table:style-name="ro2">
          <table:table-cell table:style-name="ce16"/>
          <table:table-cell table:style-name="ce18"/>
          <table:table-cell table:style-name="ce50" table:number-columns-repeated="2"/>
          <table:table-cell table:number-columns-repeated="5"/>
          <table:table-cell table:style-name="ce105" table:formula="of:=IF(ISNUMBER([.E42]);IF(OR([.E42]&lt;6;AND([.E42]=6;[.F42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/>
          <table:table-cell table:style-name="ce18"/>
          <table:table-cell table:style-name="ce50" table:number-columns-repeated="2"/>
          <table:table-cell table:number-columns-repeated="5"/>
          <table:table-cell table:style-name="ce105" table:formula="of:=IF(ISNUMBER([.E43]);IF(OR([.E43]&lt;6;AND([.E43]=6;[.F43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4]&amp;&quot; &amp; &quot;&amp;[.D44]" office:value-type="string" office:string-value="Mike &amp; DT" calcext:value-type="string">
            <text:p>Mike &amp; DT</text:p>
          </table:table-cell>
          <table:table-cell table:style-name="ce18" table:formula="of:=[.G44]&amp;&quot; &amp; &quot;&amp;[.H44]" office:value-type="string" office:string-value="Batty &amp; SG" calcext:value-type="string">
            <text:p>Batty &amp; SG</text:p>
          </table:table-cell>
          <table:table-cell table:style-name="ce49" office:value-type="string" calcext:value-type="string">
            <text:p>Mike</text:p>
          </table:table-cell>
          <table:table-cell table:style-name="ce70" office:value-type="string" calcext:value-type="string">
            <text:p>DT</text:p>
          </table:table-cell>
          <table:table-cell table:style-name="ce81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52" office:value-type="string" calcext:value-type="string">
            <text:p>Batty</text:p>
          </table:table-cell>
          <table:table-cell table:style-name="ce72" office:value-type="string" calcext:value-type="string">
            <text:p>SG</text:p>
          </table:table-cell>
          <table:table-cell/>
          <table:table-cell table:style-name="ce105" table:formula="of:=IF(ISNUMBER([.E44]);IF(OR([.E44]&lt;6;AND([.E44]=6;[.F44]=5)); 0.5;1);0)" office:value-type="float" office:value="0.5" calcext:value-type="float">
            <text:p>0.50</text:p>
          </table:table-cell>
          <table:table-cell table:number-columns-repeated="1014"/>
        </table:table-row>
        <table:table-row table:style-name="ro2">
          <table:table-cell table:style-name="ce16" table:formula="of:=[.C45]&amp;&quot; &amp; &quot;&amp;[.D45]" office:value-type="string" office:string-value="45044 &amp; " calcext:value-type="string">
            <text:p>45044 &amp; </text:p>
          </table:table-cell>
          <table:table-cell table:style-name="ce18" table:formula="of:=[.G45]&amp;&quot; &amp; &quot;&amp;[.H45]" office:value-type="string" office:string-value=" &amp; " calcext:value-type="string">
            <text:p><text:s/>&amp; </text:p>
          </table:table-cell>
          <table:table-cell table:style-name="ce55" office:value-type="date" office:date-value="2023-04-28" calcext:value-type="date">
            <text:p>4/28/2023</text:p>
          </table:table-cell>
          <table:table-cell table:style-name="ce72"/>
          <table:table-cell table:number-columns-repeated="5"/>
          <table:table-cell table:style-name="ce105" table:formula="of:=IF(ISNUMBER([.E45]);IF(OR([.E45]&lt;6;AND([.E45]=6;[.F45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6]&amp;&quot; &amp; &quot;&amp;[.D46]" office:value-type="string" office:string-value="Hiro &amp; Takaku" calcext:value-type="string">
            <text:p>Hiro &amp; Takaku</text:p>
          </table:table-cell>
          <table:table-cell table:style-name="ce18" table:formula="of:=[.G46]&amp;&quot; &amp; &quot;&amp;[.H46]" office:value-type="string" office:string-value="WM &amp; Mike" calcext:value-type="string">
            <text:p>WM &amp; Mike</text:p>
          </table:table-cell>
          <table:table-cell table:style-name="ce49" office:value-type="string" calcext:value-type="string">
            <text:p>Hiro</text:p>
          </table:table-cell>
          <table:table-cell table:style-name="ce70" office:value-type="string" calcext:value-type="string">
            <text:p>Takaku</text:p>
          </table:table-cell>
          <table:table-cell table:style-name="ce81" office:value-type="float" office:value="6" calcext:value-type="float">
            <text:p>6</text:p>
          </table:table-cell>
          <table:table-cell table:style-name="ce85" office:value-type="float" office:value="4" calcext:value-type="float">
            <text:p>4</text:p>
          </table:table-cell>
          <table:table-cell table:style-name="ce52" office:value-type="string" calcext:value-type="string">
            <text:p>WM</text:p>
          </table:table-cell>
          <table:table-cell table:style-name="ce72" office:value-type="string" calcext:value-type="string">
            <text:p>Mike</text:p>
          </table:table-cell>
          <table:table-cell/>
          <table:table-cell table:style-name="ce105" table:formula="of:=IF(ISNUMBER([.E46]);IF(OR([.E46]&lt;6;AND([.E46]=6;[.F46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47]&amp;&quot; &amp; &quot;&amp;[.D47]" office:value-type="string" office:string-value=" &amp; " calcext:value-type="string">
            <text:p><text:s/>&amp; </text:p>
          </table:table-cell>
          <table:table-cell table:style-name="ce18" table:formula="of:=[.G47]&amp;&quot; &amp; &quot;&amp;[.H47]" office:value-type="string" office:string-value=" &amp; " calcext:value-type="string">
            <text:p><text:s/>&amp; </text:p>
          </table:table-cell>
          <table:table-cell table:style-name="ce54"/>
          <table:table-cell table:style-name="ce74"/>
          <table:table-cell table:style-name="ce84"/>
          <table:table-cell table:style-name="ce95"/>
          <table:table-cell table:style-name="ce97"/>
          <table:table-cell table:style-name="ce101"/>
          <table:table-cell/>
          <table:table-cell table:style-name="ce105" table:formula="of:=IF(ISNUMBER([.E47]);IF(OR([.E47]&lt;6;AND([.E47]=6;[.F47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8]&amp;&quot; &amp; &quot;&amp;[.D48]" office:value-type="string" office:string-value="WM &amp; Mike" calcext:value-type="string">
            <text:p>WM &amp; Mike</text:p>
          </table:table-cell>
          <table:table-cell table:style-name="ce18" table:formula="of:=[.G48]&amp;&quot; &amp; &quot;&amp;[.H48]" office:value-type="string" office:string-value="Hiro &amp; Takaku" calcext:value-type="string">
            <text:p>Hiro &amp; Takaku</text:p>
          </table:table-cell>
          <table:table-cell table:style-name="ce53" office:value-type="string" calcext:value-type="string">
            <text:p>WM</text:p>
          </table:table-cell>
          <table:table-cell table:style-name="ce73" office:value-type="string" calcext:value-type="string">
            <text:p>Mike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4" calcext:value-type="float">
            <text:p>4</text:p>
          </table:table-cell>
          <table:table-cell table:style-name="ce50" office:value-type="string" calcext:value-type="string">
            <text:p>Hiro</text:p>
          </table:table-cell>
          <table:table-cell table:style-name="ce71" office:value-type="string" calcext:value-type="string">
            <text:p>Takaku</text:p>
          </table:table-cell>
          <table:table-cell/>
          <table:table-cell table:style-name="ce105" table:formula="of:=IF(ISNUMBER([.E48]);IF(OR([.E48]&lt;6;AND([.E48]=6;[.F48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49]&amp;&quot; &amp; &quot;&amp;[.D49]" office:value-type="string" office:string-value="45411 &amp; " calcext:value-type="string">
            <text:p>45411 &amp; </text:p>
          </table:table-cell>
          <table:table-cell table:style-name="ce18" table:formula="of:=[.G49]&amp;&quot; &amp; &quot;&amp;[.H49]" office:value-type="string" office:string-value=" &amp; " calcext:value-type="string">
            <text:p><text:s/>&amp; </text:p>
          </table:table-cell>
          <table:table-cell table:style-name="ce56" office:value-type="date" office:date-value="2024-04-29" calcext:value-type="date">
            <text:p>4/29</text:p>
          </table:table-cell>
          <table:table-cell table:style-name="ce50"/>
          <table:table-cell table:number-columns-repeated="5"/>
          <table:table-cell table:style-name="ce105" table:formula="of:=IF(ISNUMBER([.E49]);IF(OR([.E49]&lt;6;AND([.E49]=6;[.F49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50]&amp;&quot; &amp; &quot;&amp;[.D50]" office:value-type="string" office:string-value="WM &amp; Batty" calcext:value-type="string">
            <text:p>WM &amp; Batty</text:p>
          </table:table-cell>
          <table:table-cell table:style-name="ce18" table:formula="of:=[.G50]&amp;&quot; &amp; &quot;&amp;[.H50]" office:value-type="string" office:string-value="Mole &amp; DT" calcext:value-type="string">
            <text:p>Mole &amp; DT</text:p>
          </table:table-cell>
          <table:table-cell table:style-name="ce52" office:value-type="string" calcext:value-type="string">
            <text:p>WM</text:p>
          </table:table-cell>
          <table:table-cell table:style-name="ce72" office:value-type="string" calcext:value-type="string">
            <text:p>Batty</text:p>
          </table:table-cell>
          <table:table-cell table:style-name="ce82" office:value-type="float" office:value="6" calcext:value-type="float">
            <text:p>6</text:p>
          </table:table-cell>
          <table:table-cell table:style-name="ce93" office:value-type="float" office:value="0" calcext:value-type="float">
            <text:p>0</text:p>
          </table:table-cell>
          <table:table-cell table:style-name="ce49" office:value-type="string" calcext:value-type="string">
            <text:p>Mole</text:p>
          </table:table-cell>
          <table:table-cell table:style-name="ce70" office:value-type="string" calcext:value-type="string">
            <text:p>DT</text:p>
          </table:table-cell>
          <table:table-cell/>
          <table:table-cell table:style-name="ce105" table:formula="of:=IF(ISNUMBER([.E50]);IF(OR([.E50]&lt;6;AND([.E50]=6;[.F50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51]&amp;&quot; &amp; &quot;&amp;[.D51]" office:value-type="string" office:string-value=" &amp; " calcext:value-type="string">
            <text:p><text:s/>&amp; </text:p>
          </table:table-cell>
          <table:table-cell table:style-name="ce18" table:formula="of:=[.G51]&amp;&quot; &amp; &quot;&amp;[.H51]" office:value-type="string" office:string-value=" &amp; " calcext:value-type="string">
            <text:p><text:s/>&amp; </text:p>
          </table:table-cell>
          <table:table-cell table:style-name="ce54"/>
          <table:table-cell table:style-name="ce74"/>
          <table:table-cell table:style-name="ce84"/>
          <table:table-cell table:style-name="ce95"/>
          <table:table-cell table:style-name="ce97"/>
          <table:table-cell table:style-name="ce101"/>
          <table:table-cell/>
          <table:table-cell table:style-name="ce105" table:formula="of:=IF(ISNUMBER([.E51]);IF(OR([.E51]&lt;6;AND([.E51]=6;[.F51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52]&amp;&quot; &amp; &quot;&amp;[.D52]" office:value-type="string" office:string-value="WM &amp; DT" calcext:value-type="string">
            <text:p>WM &amp; DT</text:p>
          </table:table-cell>
          <table:table-cell table:style-name="ce18" table:formula="of:=[.G52]&amp;&quot; &amp; &quot;&amp;[.H52]" office:value-type="string" office:string-value="Batty &amp; Mole" calcext:value-type="string">
            <text:p>Batty &amp; Mole</text:p>
          </table:table-cell>
          <table:table-cell table:style-name="ce53" office:value-type="string" calcext:value-type="string">
            <text:p>WM</text:p>
          </table:table-cell>
          <table:table-cell table:style-name="ce73" office:value-type="string" calcext:value-type="string">
            <text:p>DT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4" calcext:value-type="float">
            <text:p>4</text:p>
          </table:table-cell>
          <table:table-cell table:style-name="ce50" office:value-type="string" calcext:value-type="string">
            <text:p>Batty</text:p>
          </table:table-cell>
          <table:table-cell table:style-name="ce71" office:value-type="string" calcext:value-type="string">
            <text:p>Mole</text:p>
          </table:table-cell>
          <table:table-cell/>
          <table:table-cell table:style-name="ce105" table:formula="of:=IF(ISNUMBER([.E52]);IF(OR([.E52]&lt;6;AND([.E52]=6;[.F52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53]&amp;&quot; &amp; &quot;&amp;[.D53]" office:value-type="string" office:string-value=" &amp; " calcext:value-type="string">
            <text:p><text:s/>&amp; </text:p>
          </table:table-cell>
          <table:table-cell table:style-name="ce18" table:formula="of:=[.G53]&amp;&quot; &amp; &quot;&amp;[.H53]" office:value-type="string" office:string-value=" &amp; " calcext:value-type="string">
            <text:p><text:s/>&amp; </text:p>
          </table:table-cell>
          <table:table-cell table:style-name="ce54"/>
          <table:table-cell table:style-name="ce74"/>
          <table:table-cell table:style-name="ce84"/>
          <table:table-cell table:style-name="ce95"/>
          <table:table-cell table:style-name="ce97"/>
          <table:table-cell table:style-name="ce101"/>
          <table:table-cell/>
          <table:table-cell table:style-name="ce105" table:formula="of:=IF(ISNUMBER([.E53]);IF(OR([.E53]&lt;6;AND([.E53]=6;[.F53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54]&amp;&quot; &amp; &quot;&amp;[.D54]" office:value-type="string" office:string-value="WM &amp; Mole" calcext:value-type="string">
            <text:p>WM &amp; Mole</text:p>
          </table:table-cell>
          <table:table-cell table:style-name="ce18" table:formula="of:=[.G54]&amp;&quot; &amp; &quot;&amp;[.H54]" office:value-type="string" office:string-value="DT &amp; Batty" calcext:value-type="string">
            <text:p>DT &amp; Batty</text:p>
          </table:table-cell>
          <table:table-cell table:style-name="ce53" office:value-type="string" calcext:value-type="string">
            <text:p>WM</text:p>
          </table:table-cell>
          <table:table-cell table:style-name="ce73" office:value-type="string" calcext:value-type="string">
            <text:p>Mole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4" calcext:value-type="float">
            <text:p>4</text:p>
          </table:table-cell>
          <table:table-cell table:style-name="ce50" office:value-type="string" calcext:value-type="string">
            <text:p>DT</text:p>
          </table:table-cell>
          <table:table-cell table:style-name="ce71" office:value-type="string" calcext:value-type="string">
            <text:p>Batty</text:p>
          </table:table-cell>
          <table:table-cell/>
          <table:table-cell table:style-name="ce105" table:formula="of:=IF(ISNUMBER([.E54]);IF(OR([.E54]&lt;6;AND([.E54]=6;[.F54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55]&amp;&quot; &amp; &quot;&amp;[.D55]" office:value-type="string" office:string-value="45412 &amp; " calcext:value-type="string">
            <text:p>45412 &amp; </text:p>
          </table:table-cell>
          <table:table-cell table:style-name="ce18" table:formula="of:=[.G55]&amp;&quot; &amp; &quot;&amp;[.H55]" office:value-type="string" office:string-value=" &amp; " calcext:value-type="string">
            <text:p><text:s/>&amp; </text:p>
          </table:table-cell>
          <table:table-cell table:style-name="ce56" office:value-type="date" office:date-value="2024-04-30" calcext:value-type="date">
            <text:p>4/30</text:p>
          </table:table-cell>
          <table:table-cell table:style-name="ce50"/>
          <table:table-cell table:number-columns-repeated="5"/>
          <table:table-cell table:style-name="ce105" table:formula="of:=IF(ISNUMBER([.E55]);IF(OR([.E55]&lt;6;AND([.E55]=6;[.F55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56]&amp;&quot; &amp; &quot;&amp;[.D56]" office:value-type="string" office:string-value="WM &amp; Batty" calcext:value-type="string">
            <text:p>WM &amp; Batty</text:p>
          </table:table-cell>
          <table:table-cell table:style-name="ce18" table:formula="of:=[.G56]&amp;&quot; &amp; &quot;&amp;[.H56]" office:value-type="string" office:string-value="Mole &amp; DT" calcext:value-type="string">
            <text:p>Mole &amp; DT</text:p>
          </table:table-cell>
          <table:table-cell table:style-name="ce52" office:value-type="string" calcext:value-type="string">
            <text:p>WM</text:p>
          </table:table-cell>
          <table:table-cell table:style-name="ce72" office:value-type="string" calcext:value-type="string">
            <text:p>Batty</text:p>
          </table:table-cell>
          <table:table-cell table:style-name="ce82" office:value-type="float" office:value="6" calcext:value-type="float">
            <text:p>6</text:p>
          </table:table-cell>
          <table:table-cell table:style-name="ce93" office:value-type="float" office:value="2" calcext:value-type="float">
            <text:p>2</text:p>
          </table:table-cell>
          <table:table-cell table:style-name="ce49" office:value-type="string" calcext:value-type="string">
            <text:p>Mole</text:p>
          </table:table-cell>
          <table:table-cell table:style-name="ce70" office:value-type="string" calcext:value-type="string">
            <text:p>DT</text:p>
          </table:table-cell>
          <table:table-cell/>
          <table:table-cell table:style-name="ce105" table:formula="of:=IF(ISNUMBER([.E56]);IF(OR([.E56]&lt;6;AND([.E56]=6;[.F56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57]&amp;&quot; &amp; &quot;&amp;[.D57]" office:value-type="string" office:string-value=" &amp; " calcext:value-type="string">
            <text:p><text:s/>&amp; </text:p>
          </table:table-cell>
          <table:table-cell table:style-name="ce18" table:formula="of:=[.G57]&amp;&quot; &amp; &quot;&amp;[.H57]" office:value-type="string" office:string-value=" &amp; " calcext:value-type="string">
            <text:p><text:s/>&amp; </text:p>
          </table:table-cell>
          <table:table-cell table:style-name="ce54"/>
          <table:table-cell table:style-name="ce74"/>
          <table:table-cell table:style-name="ce84"/>
          <table:table-cell table:style-name="ce95"/>
          <table:table-cell table:style-name="ce97"/>
          <table:table-cell table:style-name="ce101"/>
          <table:table-cell/>
          <table:table-cell table:style-name="ce105" table:formula="of:=IF(ISNUMBER([.E57]);IF(OR([.E57]&lt;6;AND([.E57]=6;[.F57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58]&amp;&quot; &amp; &quot;&amp;[.D58]" office:value-type="string" office:string-value="WM &amp; DT" calcext:value-type="string">
            <text:p>WM &amp; DT</text:p>
          </table:table-cell>
          <table:table-cell table:style-name="ce18" table:formula="of:=[.G58]&amp;&quot; &amp; &quot;&amp;[.H58]" office:value-type="string" office:string-value="Batty &amp; Mole" calcext:value-type="string">
            <text:p>Batty &amp; Mole</text:p>
          </table:table-cell>
          <table:table-cell table:style-name="ce53" office:value-type="string" calcext:value-type="string">
            <text:p>WM</text:p>
          </table:table-cell>
          <table:table-cell table:style-name="ce73" office:value-type="string" calcext:value-type="string">
            <text:p>DT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3" calcext:value-type="float">
            <text:p>3</text:p>
          </table:table-cell>
          <table:table-cell table:style-name="ce50" office:value-type="string" calcext:value-type="string">
            <text:p>Batty</text:p>
          </table:table-cell>
          <table:table-cell table:style-name="ce71" office:value-type="string" calcext:value-type="string">
            <text:p>Mole</text:p>
          </table:table-cell>
          <table:table-cell/>
          <table:table-cell table:style-name="ce105" table:formula="of:=IF(ISNUMBER([.E58]);IF(OR([.E58]&lt;6;AND([.E58]=6;[.F58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59]&amp;&quot; &amp; &quot;&amp;[.D59]" office:value-type="string" office:string-value=" &amp; " calcext:value-type="string">
            <text:p><text:s/>&amp; </text:p>
          </table:table-cell>
          <table:table-cell table:style-name="ce18" table:formula="of:=[.G59]&amp;&quot; &amp; &quot;&amp;[.H59]" office:value-type="string" office:string-value=" &amp; " calcext:value-type="string">
            <text:p><text:s/>&amp; </text:p>
          </table:table-cell>
          <table:table-cell table:style-name="ce54"/>
          <table:table-cell table:style-name="ce74"/>
          <table:table-cell table:style-name="ce84"/>
          <table:table-cell table:style-name="ce95"/>
          <table:table-cell table:style-name="ce97"/>
          <table:table-cell table:style-name="ce101"/>
          <table:table-cell/>
          <table:table-cell table:style-name="ce105" table:formula="of:=IF(ISNUMBER([.E59]);IF(OR([.E59]&lt;6;AND([.E59]=6;[.F59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60]&amp;&quot; &amp; &quot;&amp;[.D60]" office:value-type="string" office:string-value="WM &amp; Mole" calcext:value-type="string">
            <text:p>WM &amp; Mole</text:p>
          </table:table-cell>
          <table:table-cell table:style-name="ce18" table:formula="of:=[.G60]&amp;&quot; &amp; &quot;&amp;[.H60]" office:value-type="string" office:string-value="DT &amp; Batty" calcext:value-type="string">
            <text:p>DT &amp; Batty</text:p>
          </table:table-cell>
          <table:table-cell table:style-name="ce53" office:value-type="string" calcext:value-type="string">
            <text:p>WM</text:p>
          </table:table-cell>
          <table:table-cell table:style-name="ce73" office:value-type="string" calcext:value-type="string">
            <text:p>Mole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1" calcext:value-type="float">
            <text:p>1</text:p>
          </table:table-cell>
          <table:table-cell table:style-name="ce50" office:value-type="string" calcext:value-type="string">
            <text:p>DT</text:p>
          </table:table-cell>
          <table:table-cell table:style-name="ce71" office:value-type="string" calcext:value-type="string">
            <text:p>Batty</text:p>
          </table:table-cell>
          <table:table-cell/>
          <table:table-cell table:style-name="ce105" table:formula="of:=IF(ISNUMBER([.E60]);IF(OR([.E60]&lt;6;AND([.E60]=6;[.F60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61]&amp;&quot; &amp; &quot;&amp;[.D61]" office:value-type="string" office:string-value="45051 &amp; " calcext:value-type="string">
            <text:p>45051 &amp; </text:p>
          </table:table-cell>
          <table:table-cell table:style-name="ce18" table:formula="of:=[.G61]&amp;&quot; &amp; &quot;&amp;[.H61]" office:value-type="string" office:string-value=" &amp; " calcext:value-type="string">
            <text:p><text:s/>&amp; </text:p>
          </table:table-cell>
          <table:table-cell table:style-name="ce14" office:value-type="date" office:date-value="2023-05-05" calcext:value-type="date">
            <text:p>2023/5/5</text:p>
          </table:table-cell>
          <table:table-cell table:number-columns-repeated="6"/>
          <table:table-cell table:style-name="ce105" table:formula="of:=IF(ISNUMBER([.E61]);IF(OR([.E61]&lt;6;AND([.E61]=6;[.F61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62]&amp;&quot; &amp; &quot;&amp;[.D62]" office:value-type="string" office:string-value="Mike &amp; WM" calcext:value-type="string">
            <text:p>Mike &amp; WM</text:p>
          </table:table-cell>
          <table:table-cell table:style-name="ce18" table:formula="of:=[.G62]&amp;&quot; &amp; &quot;&amp;[.H62]" office:value-type="string" office:string-value="Mole &amp; SG" calcext:value-type="string">
            <text:p>Mole &amp; SG</text:p>
          </table:table-cell>
          <table:table-cell table:style-name="ce49" office:value-type="string" calcext:value-type="string">
            <text:p>Mike</text:p>
          </table:table-cell>
          <table:table-cell table:style-name="ce70" office:value-type="string" calcext:value-type="string">
            <text:p>WM</text:p>
          </table:table-cell>
          <table:table-cell table:style-name="ce85" office:value-type="float" office:value="5" calcext:value-type="float">
            <text:p>5</text:p>
          </table:table-cell>
          <table:table-cell table:style-name="ce81" office:value-type="float" office:value="1" calcext:value-type="float">
            <text:p>1</text:p>
          </table:table-cell>
          <table:table-cell table:style-name="ce59" office:value-type="string" calcext:value-type="string">
            <text:p>Mole</text:p>
          </table:table-cell>
          <table:table-cell table:style-name="ce72" office:value-type="string" calcext:value-type="string">
            <text:p>SG</text:p>
          </table:table-cell>
          <table:table-cell/>
          <table:table-cell table:style-name="ce105" table:formula="of:=IF(ISNUMBER([.E62]);IF(OR([.E62]&lt;6;AND([.E62]=6;[.F62]=5)); 0.5;1);0)" office:value-type="float" office:value="0.5" calcext:value-type="float">
            <text:p>0.50</text:p>
          </table:table-cell>
          <table:table-cell table:number-columns-repeated="1014"/>
        </table:table-row>
        <table:table-row table:style-name="ro2">
          <table:table-cell table:style-name="ce16" table:formula="of:=[.C63]&amp;&quot; &amp; &quot;&amp;[.D63]" office:value-type="string" office:string-value="Mole &amp; Mike" calcext:value-type="string">
            <text:p>Mole &amp; Mike</text:p>
          </table:table-cell>
          <table:table-cell table:style-name="ce18" table:formula="of:=[.G63]&amp;&quot; &amp; &quot;&amp;[.H63]" office:value-type="string" office:string-value="WM &amp; SG" calcext:value-type="string">
            <text:p>WM &amp; SG</text:p>
          </table:table-cell>
          <table:table-cell table:style-name="ce50" office:value-type="string" calcext:value-type="string">
            <text:p>Mole</text:p>
          </table:table-cell>
          <table:table-cell table:style-name="ce71" office:value-type="string" calcext:value-type="string">
            <text:p>Mike</text:p>
          </table:table-cell>
          <table:table-cell table:style-name="ce86" office:value-type="float" office:value="6" calcext:value-type="float">
            <text:p>6</text:p>
          </table:table-cell>
          <table:table-cell table:style-name="ce80" office:value-type="float" office:value="1" calcext:value-type="float">
            <text:p>1</text:p>
          </table:table-cell>
          <table:table-cell table:style-name="ce60" office:value-type="string" calcext:value-type="string">
            <text:p>WM</text:p>
          </table:table-cell>
          <table:table-cell table:style-name="ce73" office:value-type="string" calcext:value-type="string">
            <text:p>SG</text:p>
          </table:table-cell>
          <table:table-cell/>
          <table:table-cell table:style-name="ce105" table:formula="of:=IF(ISNUMBER([.E63]);IF(OR([.E63]&lt;6;AND([.E63]=6;[.F63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64]&amp;&quot; &amp; &quot;&amp;[.D64]" office:value-type="string" office:string-value="Mole &amp; WM" calcext:value-type="string">
            <text:p>Mole &amp; WM</text:p>
          </table:table-cell>
          <table:table-cell table:style-name="ce18" table:formula="of:=[.G64]&amp;&quot; &amp; &quot;&amp;[.H64]" office:value-type="string" office:string-value="Mike &amp; SG" calcext:value-type="string">
            <text:p>Mike &amp; SG</text:p>
          </table:table-cell>
          <table:table-cell table:style-name="ce57" office:value-type="string" calcext:value-type="string">
            <text:p>Mole</text:p>
          </table:table-cell>
          <table:table-cell table:style-name="ce75" office:value-type="string" calcext:value-type="string">
            <text:p>WM</text:p>
          </table:table-cell>
          <table:table-cell table:style-name="ce87" office:value-type="float" office:value="6" calcext:value-type="float">
            <text:p>6</text:p>
          </table:table-cell>
          <table:table-cell table:style-name="ce89" office:value-type="float" office:value="1" calcext:value-type="float">
            <text:p>1</text:p>
          </table:table-cell>
          <table:table-cell table:style-name="ce61" office:value-type="string" calcext:value-type="string">
            <text:p>Mike</text:p>
          </table:table-cell>
          <table:table-cell table:style-name="ce76" office:value-type="string" calcext:value-type="string">
            <text:p>SG</text:p>
          </table:table-cell>
          <table:table-cell/>
          <table:table-cell table:style-name="ce105" table:formula="of:=IF(ISNUMBER([.E64]);IF(OR([.E64]&lt;6;AND([.E64]=6;[.F64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65]&amp;&quot; &amp; &quot;&amp;[.D65]" office:value-type="string" office:string-value="45061 &amp; " calcext:value-type="string">
            <text:p>45061 &amp; </text:p>
          </table:table-cell>
          <table:table-cell table:style-name="ce18" table:formula="of:=[.G65]&amp;&quot; &amp; &quot;&amp;[.H65]" office:value-type="string" office:string-value=" &amp; " calcext:value-type="string">
            <text:p><text:s/>&amp; </text:p>
          </table:table-cell>
          <table:table-cell table:style-name="ce14" office:value-type="date" office:date-value="2023-05-15" calcext:value-type="date">
            <text:p>2023/5/15</text:p>
          </table:table-cell>
          <table:table-cell table:number-columns-repeated="6"/>
          <table:table-cell table:style-name="ce105" table:formula="of:=IF(ISNUMBER([.E65]);IF(OR([.E65]&lt;6;AND([.E65]=6;[.F65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66]&amp;&quot; &amp; &quot;&amp;[.D66]" office:value-type="string" office:string-value="Hiro &amp; Takaku" calcext:value-type="string">
            <text:p>Hiro &amp; Takaku</text:p>
          </table:table-cell>
          <table:table-cell table:style-name="ce18" table:formula="of:=[.G66]&amp;&quot; &amp; &quot;&amp;[.H66]" office:value-type="string" office:string-value="WM &amp; Mole" calcext:value-type="string">
            <text:p>WM &amp; Mole</text:p>
          </table:table-cell>
          <table:table-cell table:style-name="ce49" office:value-type="string" calcext:value-type="string">
            <text:p>Hiro</text:p>
          </table:table-cell>
          <table:table-cell table:style-name="ce70" office:value-type="string" calcext:value-type="string">
            <text:p>Takaku</text:p>
          </table:table-cell>
          <table:table-cell table:style-name="ce81" office:value-type="float" office:value="7" calcext:value-type="float">
            <text:p>7</text:p>
          </table:table-cell>
          <table:table-cell table:style-name="ce85" office:value-type="float" office:value="5" calcext:value-type="float">
            <text:p>5</text:p>
          </table:table-cell>
          <table:table-cell table:style-name="ce53" office:value-type="string" calcext:value-type="string">
            <text:p>WM</text:p>
          </table:table-cell>
          <table:table-cell table:style-name="ce73" office:value-type="string" calcext:value-type="string">
            <text:p>Mole</text:p>
          </table:table-cell>
          <table:table-cell/>
          <table:table-cell table:style-name="ce105" table:formula="of:=IF(ISNUMBER([.E66]);IF(OR([.E66]&lt;6;AND([.E66]=6;[.F66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67]&amp;&quot; &amp; &quot;&amp;[.D67]" office:value-type="string" office:string-value="WM &amp; Mole" calcext:value-type="string">
            <text:p>WM &amp; Mole</text:p>
          </table:table-cell>
          <table:table-cell table:style-name="ce18" table:formula="of:=[.G67]&amp;&quot; &amp; &quot;&amp;[.H67]" office:value-type="string" office:string-value="Hiro &amp; Takaku" calcext:value-type="string">
            <text:p>Hiro &amp; Takaku</text:p>
          </table:table-cell>
          <table:table-cell table:style-name="ce53" office:value-type="string" calcext:value-type="string">
            <text:p>WM</text:p>
          </table:table-cell>
          <table:table-cell table:style-name="ce73" office:value-type="string" calcext:value-type="string">
            <text:p>Mole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0" calcext:value-type="float">
            <text:p>0</text:p>
          </table:table-cell>
          <table:table-cell table:style-name="ce50" office:value-type="string" calcext:value-type="string">
            <text:p>Hiro</text:p>
          </table:table-cell>
          <table:table-cell table:style-name="ce71" office:value-type="string" calcext:value-type="string">
            <text:p>Takaku</text:p>
          </table:table-cell>
          <table:table-cell/>
          <table:table-cell table:style-name="ce105" table:formula="of:=IF(ISNUMBER([.E67]);IF(OR([.E67]&lt;6;AND([.E67]=6;[.F67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/>
          <table:table-cell table:style-name="ce18"/>
          <table:table-cell table:style-name="ce58" office:value-type="date" office:date-value="2023-05-16" calcext:value-type="date">
            <text:p>5/16</text:p>
          </table:table-cell>
          <table:table-cell table:number-columns-repeated="6"/>
          <table:table-cell table:style-name="ce105" table:formula="of:=IF(ISNUMBER([.E68]);IF(OR([.E68]&lt;6;AND([.E68]=6;[.F68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69]&amp;&quot; &amp; &quot;&amp;[.D69]" office:value-type="string" office:string-value="WM &amp; Batty" calcext:value-type="string">
            <text:p>WM &amp; Batty</text:p>
          </table:table-cell>
          <table:table-cell table:style-name="ce18" table:formula="of:=[.G69]&amp;&quot; &amp; &quot;&amp;[.H69]" office:value-type="string" office:string-value="Mole &amp; SG" calcext:value-type="string">
            <text:p>Mole &amp; SG</text:p>
          </table:table-cell>
          <table:table-cell table:style-name="ce59" office:value-type="string" calcext:value-type="string">
            <text:p>WM</text:p>
          </table:table-cell>
          <table:table-cell table:style-name="ce72" office:value-type="string" calcext:value-type="string">
            <text:p>Batty</text:p>
          </table:table-cell>
          <table:table-cell table:style-name="ce82" office:value-type="float" office:value="3" calcext:value-type="float">
            <text:p>3</text:p>
          </table:table-cell>
          <table:table-cell table:style-name="ce93" office:value-type="float" office:value="2" calcext:value-type="float">
            <text:p>2</text:p>
          </table:table-cell>
          <table:table-cell table:style-name="ce49" office:value-type="string" calcext:value-type="string">
            <text:p>Mole</text:p>
          </table:table-cell>
          <table:table-cell table:style-name="ce70" office:value-type="string" calcext:value-type="string">
            <text:p>SG</text:p>
          </table:table-cell>
          <table:table-cell/>
          <table:table-cell table:style-name="ce105" table:formula="of:=IF(ISNUMBER([.E69]);IF(OR([.E69]&lt;6;AND([.E69]=6;[.F69]=5)); 0.5;1);0)" office:value-type="float" office:value="0.5" calcext:value-type="float">
            <text:p>0.50</text:p>
          </table:table-cell>
          <table:table-cell table:number-columns-repeated="1014"/>
        </table:table-row>
        <table:table-row table:style-name="ro2">
          <table:table-cell table:style-name="ce16" table:formula="of:=[.C70]&amp;&quot; &amp; &quot;&amp;[.D70]" office:value-type="string" office:string-value="WM &amp; Mole" calcext:value-type="string">
            <text:p>WM &amp; Mole</text:p>
          </table:table-cell>
          <table:table-cell table:style-name="ce18" table:formula="of:=[.G70]&amp;&quot; &amp; &quot;&amp;[.H70]" office:value-type="string" office:string-value="SG &amp; Batty" calcext:value-type="string">
            <text:p>SG &amp; Batty</text:p>
          </table:table-cell>
          <table:table-cell table:style-name="ce60" office:value-type="string" calcext:value-type="string">
            <text:p>WM</text:p>
          </table:table-cell>
          <table:table-cell table:style-name="ce73" office:value-type="string" calcext:value-type="string">
            <text:p>Mole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0" calcext:value-type="float">
            <text:p>0</text:p>
          </table:table-cell>
          <table:table-cell table:style-name="ce50" office:value-type="string" calcext:value-type="string">
            <text:p>SG</text:p>
          </table:table-cell>
          <table:table-cell table:style-name="ce71" office:value-type="string" calcext:value-type="string">
            <text:p>Batty</text:p>
          </table:table-cell>
          <table:table-cell/>
          <table:table-cell table:style-name="ce105" table:formula="of:=IF(ISNUMBER([.E70]);IF(OR([.E70]&lt;6;AND([.E70]=6;[.F70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71]&amp;&quot; &amp; &quot;&amp;[.D71]" office:value-type="string" office:string-value="WM &amp; SG" calcext:value-type="string">
            <text:p>WM &amp; SG</text:p>
          </table:table-cell>
          <table:table-cell table:style-name="ce18" table:formula="of:=[.G71]&amp;&quot; &amp; &quot;&amp;[.H71]" office:value-type="string" office:string-value="Batty &amp; Mole" calcext:value-type="string">
            <text:p>Batty &amp; Mole</text:p>
          </table:table-cell>
          <table:table-cell table:style-name="ce61" office:value-type="string" calcext:value-type="string">
            <text:p>WM</text:p>
          </table:table-cell>
          <table:table-cell table:style-name="ce76" office:value-type="string" calcext:value-type="string">
            <text:p>SG</text:p>
          </table:table-cell>
          <table:table-cell table:style-name="ce88" office:value-type="float" office:value="7" calcext:value-type="float">
            <text:p>7</text:p>
          </table:table-cell>
          <table:table-cell table:style-name="ce96" office:value-type="float" office:value="6" calcext:value-type="float">
            <text:p>6</text:p>
          </table:table-cell>
          <table:table-cell table:style-name="ce57" office:value-type="string" calcext:value-type="string">
            <text:p>Batty</text:p>
          </table:table-cell>
          <table:table-cell table:style-name="ce75" office:value-type="string" calcext:value-type="string">
            <text:p>Mole</text:p>
          </table:table-cell>
          <table:table-cell/>
          <table:table-cell table:style-name="ce105" table:formula="of:=IF(ISNUMBER([.E71]);IF(OR([.E71]&lt;6;AND([.E71]=6;[.F71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72]&amp;&quot; &amp; &quot;&amp;[.D72]" office:value-type="string" office:string-value="45065 &amp; " calcext:value-type="string">
            <text:p>45065 &amp; </text:p>
          </table:table-cell>
          <table:table-cell table:style-name="ce18" table:formula="of:=[.G72]&amp;&quot; &amp; &quot;&amp;[.H72]" office:value-type="string" office:string-value=" &amp; " calcext:value-type="string">
            <text:p><text:s/>&amp; </text:p>
          </table:table-cell>
          <table:table-cell table:style-name="ce14" office:value-type="date" office:date-value="2023-05-19" calcext:value-type="date">
            <text:p>2023/5/19</text:p>
          </table:table-cell>
          <table:table-cell table:number-columns-repeated="6"/>
          <table:table-cell table:style-name="ce105"/>
          <table:table-cell table:number-columns-repeated="1014"/>
        </table:table-row>
        <table:table-row table:style-name="ro2">
          <table:table-cell table:style-name="ce16" table:formula="of:=[.C73]&amp;&quot; &amp; &quot;&amp;[.D73]" office:value-type="string" office:string-value="WM &amp; Mole" calcext:value-type="string">
            <text:p>WM &amp; Mole</text:p>
          </table:table-cell>
          <table:table-cell table:style-name="ce18" table:formula="of:=[.G73]&amp;&quot; &amp; &quot;&amp;[.H73]" office:value-type="string" office:string-value="SG &amp; Mike" calcext:value-type="string">
            <text:p>SG &amp; Mike</text:p>
          </table:table-cell>
          <table:table-cell table:style-name="ce59" office:value-type="string" calcext:value-type="string">
            <text:p>WM</text:p>
          </table:table-cell>
          <table:table-cell table:style-name="ce72" office:value-type="string" calcext:value-type="string">
            <text:p>Mole</text:p>
          </table:table-cell>
          <table:table-cell table:style-name="ce82" office:value-type="float" office:value="6" calcext:value-type="float">
            <text:p>6</text:p>
          </table:table-cell>
          <table:table-cell table:style-name="ce93" office:value-type="float" office:value="3" calcext:value-type="float">
            <text:p>3</text:p>
          </table:table-cell>
          <table:table-cell table:style-name="ce49" office:value-type="string" calcext:value-type="string">
            <text:p>SG</text:p>
          </table:table-cell>
          <table:table-cell table:style-name="ce70" office:value-type="string" calcext:value-type="string">
            <text:p>Mike</text:p>
          </table:table-cell>
          <table:table-cell/>
          <table:table-cell table:style-name="ce105" table:formula="of:=IF(ISNUMBER([.E73]);IF(OR([.E73]&lt;6;AND([.E73]=6;[.F73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74]&amp;&quot; &amp; &quot;&amp;[.D74]" office:value-type="string" office:string-value="WM &amp; SG" calcext:value-type="string">
            <text:p>WM &amp; SG</text:p>
          </table:table-cell>
          <table:table-cell table:style-name="ce18" table:formula="of:=[.G74]&amp;&quot; &amp; &quot;&amp;[.H74]" office:value-type="string" office:string-value="Mike &amp; Mole" calcext:value-type="string">
            <text:p>Mike &amp; Mole</text:p>
          </table:table-cell>
          <table:table-cell table:style-name="ce60" office:value-type="string" calcext:value-type="string">
            <text:p>WM</text:p>
          </table:table-cell>
          <table:table-cell table:style-name="ce73" office:value-type="string" calcext:value-type="string">
            <text:p>SG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2" calcext:value-type="float">
            <text:p>2</text:p>
          </table:table-cell>
          <table:table-cell table:style-name="ce50" office:value-type="string" calcext:value-type="string">
            <text:p>Mike</text:p>
          </table:table-cell>
          <table:table-cell table:style-name="ce71" office:value-type="string" calcext:value-type="string">
            <text:p>Mole</text:p>
          </table:table-cell>
          <table:table-cell/>
          <table:table-cell table:style-name="ce105" table:formula="of:=IF(ISNUMBER([.E74]);IF(OR([.E74]&lt;6;AND([.E74]=6;[.F74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75]&amp;&quot; &amp; &quot;&amp;[.D75]" office:value-type="string" office:string-value="45068 &amp; " calcext:value-type="string">
            <text:p>45068 &amp; </text:p>
          </table:table-cell>
          <table:table-cell table:style-name="ce18" table:formula="of:=[.G75]&amp;&quot; &amp; &quot;&amp;[.H75]" office:value-type="string" office:string-value=" &amp; " calcext:value-type="string">
            <text:p><text:s/>&amp; </text:p>
          </table:table-cell>
          <table:table-cell table:style-name="ce14" office:value-type="date" office:date-value="2023-05-22" calcext:value-type="date">
            <text:p>2023/5/22</text:p>
          </table:table-cell>
          <table:table-cell table:number-columns-repeated="6"/>
          <table:table-cell table:style-name="ce105" table:formula="of:=IF(ISNUMBER([.E75]);IF(OR([.E75]&lt;6;AND([.E75]=6;[.F75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76]&amp;&quot; &amp; &quot;&amp;[.D76]" office:value-type="string" office:string-value="WM &amp; Ricky" calcext:value-type="string">
            <text:p>WM &amp; Ricky</text:p>
          </table:table-cell>
          <table:table-cell table:style-name="ce18" table:formula="of:=[.G76]&amp;&quot; &amp; &quot;&amp;[.H76]" office:value-type="string" office:string-value="Mole &amp; Mike" calcext:value-type="string">
            <text:p>Mole &amp; Mike</text:p>
          </table:table-cell>
          <table:table-cell table:style-name="ce59" office:value-type="string" calcext:value-type="string">
            <text:p>WM</text:p>
          </table:table-cell>
          <table:table-cell table:style-name="ce72" office:value-type="string" calcext:value-type="string">
            <text:p>Ricky</text:p>
          </table:table-cell>
          <table:table-cell table:style-name="ce82" office:value-type="float" office:value="5" calcext:value-type="float">
            <text:p>5</text:p>
          </table:table-cell>
          <table:table-cell table:style-name="ce93" office:value-type="float" office:value="3" calcext:value-type="float">
            <text:p>3</text:p>
          </table:table-cell>
          <table:table-cell table:style-name="ce49" office:value-type="string" calcext:value-type="string">
            <text:p>Mole</text:p>
          </table:table-cell>
          <table:table-cell table:style-name="ce70" office:value-type="string" calcext:value-type="string">
            <text:p>Mike</text:p>
          </table:table-cell>
          <table:table-cell/>
          <table:table-cell table:style-name="ce105" table:formula="of:=IF(ISNUMBER([.E76]);IF(OR([.E76]&lt;6;AND([.E76]=6;[.F76]=5)); 0.5;1);0)" office:value-type="float" office:value="0.5" calcext:value-type="float">
            <text:p>0.50</text:p>
          </table:table-cell>
          <table:table-cell table:number-columns-repeated="1014"/>
        </table:table-row>
        <table:table-row table:style-name="ro2">
          <table:table-cell table:style-name="ce16" table:formula="of:=[.C77]&amp;&quot; &amp; &quot;&amp;[.D77]" office:value-type="string" office:string-value="WM &amp; Ricky" calcext:value-type="string">
            <text:p>WM &amp; Ricky</text:p>
          </table:table-cell>
          <table:table-cell table:style-name="ce18" table:formula="of:=[.G77]&amp;&quot; &amp; &quot;&amp;[.H77]" office:value-type="string" office:string-value="Mole &amp; Mike" calcext:value-type="string">
            <text:p>Mole &amp; Mike</text:p>
          </table:table-cell>
          <table:table-cell table:style-name="ce60" office:value-type="string" calcext:value-type="string">
            <text:p>WM</text:p>
          </table:table-cell>
          <table:table-cell table:style-name="ce73" office:value-type="string" calcext:value-type="string">
            <text:p>Ricky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3" calcext:value-type="float">
            <text:p>3</text:p>
          </table:table-cell>
          <table:table-cell table:style-name="ce50" office:value-type="string" calcext:value-type="string">
            <text:p>Mole</text:p>
          </table:table-cell>
          <table:table-cell table:style-name="ce71" office:value-type="string" calcext:value-type="string">
            <text:p>Mike</text:p>
          </table:table-cell>
          <table:table-cell/>
          <table:table-cell table:style-name="ce105" table:formula="of:=IF(ISNUMBER([.E77]);IF(OR([.E77]&lt;6;AND([.E77]=6;[.F77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/>
          <table:table-cell table:style-name="ce18"/>
          <table:table-cell table:style-name="ce14" office:value-type="date" office:date-value="2023-05-25" calcext:value-type="date">
            <text:p>2023/5/25</text:p>
          </table:table-cell>
          <table:table-cell table:number-columns-repeated="6"/>
          <table:table-cell table:style-name="ce105" table:formula="of:=IF(ISNUMBER([.E78]);IF(OR([.E78]&lt;6;AND([.E78]=6;[.F78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79]&amp;&quot; &amp; &quot;&amp;[.D79]" office:value-type="string" office:string-value="Mole &amp; Cadol" calcext:value-type="string">
            <text:p>Mole &amp; Cadol</text:p>
          </table:table-cell>
          <table:table-cell table:style-name="ce18" table:formula="of:=[.G79]&amp;&quot; &amp; &quot;&amp;[.H79]" office:value-type="string" office:string-value="WM &amp; Kita" calcext:value-type="string">
            <text:p>WM &amp; Kita</text:p>
          </table:table-cell>
          <table:table-cell table:style-name="ce50" office:value-type="string" calcext:value-type="string">
            <text:p>Mole</text:p>
          </table:table-cell>
          <table:table-cell table:style-name="ce71" office:value-type="string" calcext:value-type="string">
            <text:p>Cadol</text:p>
          </table:table-cell>
          <table:table-cell table:style-name="ce81" office:value-type="float" office:value="7" calcext:value-type="float">
            <text:p>7</text:p>
          </table:table-cell>
          <table:table-cell table:style-name="ce85" office:value-type="float" office:value="5" calcext:value-type="float">
            <text:p>5</text:p>
          </table:table-cell>
          <table:table-cell table:style-name="ce59" office:value-type="string" calcext:value-type="string">
            <text:p>WM</text:p>
          </table:table-cell>
          <table:table-cell table:style-name="ce72" office:value-type="string" calcext:value-type="string">
            <text:p>Kita</text:p>
          </table:table-cell>
          <table:table-cell/>
          <table:table-cell table:style-name="ce105" table:formula="of:=IF(ISNUMBER([.E79]);IF(OR([.E79]&lt;6;AND([.E79]=6;[.F79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80]&amp;&quot; &amp; &quot;&amp;[.D80]" office:value-type="string" office:string-value="WM &amp; Kita" calcext:value-type="string">
            <text:p>WM &amp; Kita</text:p>
          </table:table-cell>
          <table:table-cell table:style-name="ce18" table:formula="of:=[.G80]&amp;&quot; &amp; &quot;&amp;[.H80]" office:value-type="string" office:string-value="Mole &amp; Cadol" calcext:value-type="string">
            <text:p>Mole &amp; Cadol</text:p>
          </table:table-cell>
          <table:table-cell table:style-name="ce60" office:value-type="string" calcext:value-type="string">
            <text:p>WM</text:p>
          </table:table-cell>
          <table:table-cell table:style-name="ce73" office:value-type="string" calcext:value-type="string">
            <text:p>Kita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3" calcext:value-type="float">
            <text:p>3</text:p>
          </table:table-cell>
          <table:table-cell table:style-name="ce50" office:value-type="string" calcext:value-type="string">
            <text:p>Mole</text:p>
          </table:table-cell>
          <table:table-cell table:style-name="ce71" office:value-type="string" calcext:value-type="string">
            <text:p>Cadol</text:p>
          </table:table-cell>
          <table:table-cell/>
          <table:table-cell table:style-name="ce105" table:formula="of:=IF(ISNUMBER([.E80]);IF(OR([.E80]&lt;6;AND([.E80]=6;[.F80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/>
          <table:table-cell table:style-name="ce18"/>
          <table:table-cell table:style-name="ce14" office:value-type="date" office:date-value="2023-05-29" calcext:value-type="date">
            <text:p>2023/5/29</text:p>
          </table:table-cell>
          <table:table-cell table:number-columns-repeated="6"/>
          <table:table-cell table:style-name="ce105" table:formula="of:=IF(ISNUMBER([.E81]);IF(OR([.E81]&lt;6;AND([.E81]=6;[.F81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82]&amp;&quot; &amp; &quot;&amp;[.D82]" office:value-type="string" office:string-value="WM &amp; Mike" calcext:value-type="string">
            <text:p>WM &amp; Mike</text:p>
          </table:table-cell>
          <table:table-cell table:style-name="ce18" table:formula="of:=[.G82]&amp;&quot; &amp; &quot;&amp;[.H82]" office:value-type="string" office:string-value="Mole &amp; SG" calcext:value-type="string">
            <text:p>Mole &amp; SG</text:p>
          </table:table-cell>
          <table:table-cell table:style-name="ce59" office:value-type="string" calcext:value-type="string">
            <text:p>WM</text:p>
          </table:table-cell>
          <table:table-cell table:style-name="ce72" office:value-type="string" calcext:value-type="string">
            <text:p>Mike</text:p>
          </table:table-cell>
          <table:table-cell table:style-name="ce82" office:value-type="float" office:value="6" calcext:value-type="float">
            <text:p>6</text:p>
          </table:table-cell>
          <table:table-cell table:style-name="ce93" office:value-type="float" office:value="0" calcext:value-type="float">
            <text:p>0</text:p>
          </table:table-cell>
          <table:table-cell table:style-name="ce49" office:value-type="string" calcext:value-type="string">
            <text:p>Mole</text:p>
          </table:table-cell>
          <table:table-cell table:style-name="ce70" office:value-type="string" calcext:value-type="string">
            <text:p>SG</text:p>
          </table:table-cell>
          <table:table-cell/>
          <table:table-cell table:style-name="ce105" table:formula="of:=IF(ISNUMBER([.E82]);IF(OR([.E82]&lt;6;AND([.E82]=6;[.F82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83]&amp;&quot; &amp; &quot;&amp;[.D83]" office:value-type="string" office:string-value="WM &amp; Mole" calcext:value-type="string">
            <text:p>WM &amp; Mole</text:p>
          </table:table-cell>
          <table:table-cell table:style-name="ce18" table:formula="of:=[.G83]&amp;&quot; &amp; &quot;&amp;[.H83]" office:value-type="string" office:string-value="Mike &amp; SG" calcext:value-type="string">
            <text:p>Mike &amp; SG</text:p>
          </table:table-cell>
          <table:table-cell table:style-name="ce60" office:value-type="string" calcext:value-type="string">
            <text:p>WM</text:p>
          </table:table-cell>
          <table:table-cell table:style-name="ce73" office:value-type="string" calcext:value-type="string">
            <text:p>Mole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1" calcext:value-type="float">
            <text:p>1</text:p>
          </table:table-cell>
          <table:table-cell table:style-name="ce50" office:value-type="string" calcext:value-type="string">
            <text:p>Mike</text:p>
          </table:table-cell>
          <table:table-cell table:style-name="ce71" office:value-type="string" calcext:value-type="string">
            <text:p>SG</text:p>
          </table:table-cell>
          <table:table-cell/>
          <table:table-cell table:style-name="ce105" table:formula="of:=IF(ISNUMBER([.E83]);IF(OR([.E83]&lt;6;AND([.E83]=6;[.F83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84]&amp;&quot; &amp; &quot;&amp;[.D84]" office:value-type="string" office:string-value="Mole &amp; Mike" calcext:value-type="string">
            <text:p>Mole &amp; Mike</text:p>
          </table:table-cell>
          <table:table-cell table:style-name="ce18" table:formula="of:=[.G84]&amp;&quot; &amp; &quot;&amp;[.H84]" office:value-type="string" office:string-value="WM &amp; SG" calcext:value-type="string">
            <text:p>WM &amp; SG</text:p>
          </table:table-cell>
          <table:table-cell table:style-name="ce57" office:value-type="string" calcext:value-type="string">
            <text:p>Mole</text:p>
          </table:table-cell>
          <table:table-cell table:style-name="ce75" office:value-type="string" calcext:value-type="string">
            <text:p>Mike</text:p>
          </table:table-cell>
          <table:table-cell table:style-name="ce89" office:value-type="float" office:value="6" calcext:value-type="float">
            <text:p>6</text:p>
          </table:table-cell>
          <table:table-cell table:style-name="ce87" office:value-type="float" office:value="1" calcext:value-type="float">
            <text:p>1</text:p>
          </table:table-cell>
          <table:table-cell table:style-name="ce61" office:value-type="string" calcext:value-type="string">
            <text:p>WM</text:p>
          </table:table-cell>
          <table:table-cell table:style-name="ce76" office:value-type="string" calcext:value-type="string">
            <text:p>SG</text:p>
          </table:table-cell>
          <table:table-cell/>
          <table:table-cell table:style-name="ce105" table:formula="of:=IF(ISNUMBER([.E84]);IF(OR([.E84]&lt;6;AND([.E84]=6;[.F84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85]&amp;&quot; &amp; &quot;&amp;[.D85]" office:value-type="string" office:string-value="44963 &amp; " calcext:value-type="string">
            <text:p>44963 &amp; </text:p>
          </table:table-cell>
          <table:table-cell table:style-name="ce18" table:formula="of:=[.G85]&amp;&quot; &amp; &quot;&amp;[.H85]" office:value-type="string" office:string-value=" &amp; " calcext:value-type="string">
            <text:p><text:s/>&amp; </text:p>
          </table:table-cell>
          <table:table-cell table:style-name="ce51" office:value-type="date" office:date-value="2023-02-06" calcext:value-type="date">
            <text:p>2/6/2023</text:p>
          </table:table-cell>
          <table:table-cell table:number-columns-repeated="6"/>
          <table:table-cell table:style-name="ce105" table:formula="of:=IF(ISNUMBER([.E85]);IF(OR([.E85]&lt;6;AND([.E85]=6;[.F85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86]&amp;&quot; &amp; &quot;&amp;[.D86]" office:value-type="string" office:string-value="WM &amp; Mole" calcext:value-type="string">
            <text:p>WM &amp; Mole</text:p>
          </table:table-cell>
          <table:table-cell table:style-name="ce18" table:formula="of:=[.G86]&amp;&quot; &amp; &quot;&amp;[.H86]" office:value-type="string" office:string-value="Mike &amp; Chi" calcext:value-type="string">
            <text:p>Mike &amp; Chi</text:p>
          </table:table-cell>
          <table:table-cell table:style-name="ce59" office:value-type="string" calcext:value-type="string">
            <text:p>WM</text:p>
          </table:table-cell>
          <table:table-cell table:style-name="ce72" office:value-type="string" calcext:value-type="string">
            <text:p>Mole</text:p>
          </table:table-cell>
          <table:table-cell table:style-name="ce82" office:value-type="float" office:value="6" calcext:value-type="float">
            <text:p>6</text:p>
          </table:table-cell>
          <table:table-cell table:style-name="ce93" office:value-type="float" office:value="2" calcext:value-type="float">
            <text:p>2</text:p>
          </table:table-cell>
          <table:table-cell table:style-name="ce49" office:value-type="string" calcext:value-type="string">
            <text:p>Mike</text:p>
          </table:table-cell>
          <table:table-cell table:style-name="ce70" office:value-type="string" calcext:value-type="string">
            <text:p>Chi</text:p>
          </table:table-cell>
          <table:table-cell/>
          <table:table-cell table:style-name="ce105" table:formula="of:=IF(ISNUMBER([.E86]);IF(OR([.E86]&lt;6;AND([.E86]=6;[.F86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87]&amp;&quot; &amp; &quot;&amp;[.D87]" office:value-type="string" office:string-value="WM &amp; Chi" calcext:value-type="string">
            <text:p>WM &amp; Chi</text:p>
          </table:table-cell>
          <table:table-cell table:style-name="ce18" table:formula="of:=[.G87]&amp;&quot; &amp; &quot;&amp;[.H87]" office:value-type="string" office:string-value="Mike &amp; Mole" calcext:value-type="string">
            <text:p>Mike &amp; Mole</text:p>
          </table:table-cell>
          <table:table-cell table:style-name="ce60" office:value-type="string" calcext:value-type="string">
            <text:p>WM</text:p>
          </table:table-cell>
          <table:table-cell table:style-name="ce73" office:value-type="string" calcext:value-type="string">
            <text:p>Chi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2" calcext:value-type="float">
            <text:p>2</text:p>
          </table:table-cell>
          <table:table-cell table:style-name="ce50" office:value-type="string" calcext:value-type="string">
            <text:p>Mike</text:p>
          </table:table-cell>
          <table:table-cell table:style-name="ce71" office:value-type="string" calcext:value-type="string">
            <text:p>Mole</text:p>
          </table:table-cell>
          <table:table-cell/>
          <table:table-cell table:style-name="ce105" table:formula="of:=IF(ISNUMBER([.E87]);IF(OR([.E87]&lt;6;AND([.E87]=6;[.F87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88]&amp;&quot; &amp; &quot;&amp;[.D88]" office:value-type="string" office:string-value="WM &amp; Mike" calcext:value-type="string">
            <text:p>WM &amp; Mike</text:p>
          </table:table-cell>
          <table:table-cell table:style-name="ce18" table:formula="of:=[.G88]&amp;&quot; &amp; &quot;&amp;[.H88]" office:value-type="string" office:string-value="Mole &amp; Chi" calcext:value-type="string">
            <text:p>Mole &amp; Chi</text:p>
          </table:table-cell>
          <table:table-cell table:style-name="ce61" office:value-type="string" calcext:value-type="string">
            <text:p>WM</text:p>
          </table:table-cell>
          <table:table-cell table:style-name="ce76" office:value-type="string" calcext:value-type="string">
            <text:p>Mike</text:p>
          </table:table-cell>
          <table:table-cell table:style-name="ce88" office:value-type="float" office:value="4" calcext:value-type="float">
            <text:p>4</text:p>
          </table:table-cell>
          <table:table-cell table:style-name="ce96" office:value-type="float" office:value="0" calcext:value-type="float">
            <text:p>0</text:p>
          </table:table-cell>
          <table:table-cell table:style-name="ce57" office:value-type="string" calcext:value-type="string">
            <text:p>Mole</text:p>
          </table:table-cell>
          <table:table-cell table:style-name="ce75" office:value-type="string" calcext:value-type="string">
            <text:p>Chi</text:p>
          </table:table-cell>
          <table:table-cell/>
          <table:table-cell table:style-name="ce105" table:formula="of:=IF(ISNUMBER([.E88]);IF(OR([.E88]&lt;6;AND([.E88]=6;[.F88]=5)); 0.5;1);0)" office:value-type="float" office:value="0.5" calcext:value-type="float">
            <text:p>0.50</text:p>
          </table:table-cell>
          <table:table-cell table:number-columns-repeated="1014"/>
        </table:table-row>
        <table:table-row table:style-name="ro2">
          <table:table-cell table:style-name="ce16" table:formula="of:=[.C89]&amp;&quot; &amp; &quot;&amp;[.D89]" office:value-type="string" office:string-value="45082 &amp; " calcext:value-type="string">
            <text:p>45082 &amp; </text:p>
          </table:table-cell>
          <table:table-cell table:style-name="ce18" table:formula="of:=[.G89]&amp;&quot; &amp; &quot;&amp;[.H89]" office:value-type="string" office:string-value=" &amp; " calcext:value-type="string">
            <text:p><text:s/>&amp; </text:p>
          </table:table-cell>
          <table:table-cell table:style-name="ce14" office:value-type="date" office:date-value="2023-06-05" calcext:value-type="date">
            <text:p>2023/6/5</text:p>
          </table:table-cell>
          <table:table-cell table:number-columns-repeated="6"/>
          <table:table-cell table:style-name="ce105" table:formula="of:=IF(ISNUMBER([.E89]);IF(OR([.E89]&lt;6;AND([.E89]=6;[.F89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90]&amp;&quot; &amp; &quot;&amp;[.D90]" office:value-type="string" office:string-value="WM &amp; DT" calcext:value-type="string">
            <text:p>WM &amp; DT</text:p>
          </table:table-cell>
          <table:table-cell table:style-name="ce18" table:formula="of:=[.G90]&amp;&quot; &amp; &quot;&amp;[.H90]" office:value-type="string" office:string-value="Mike &amp; Mole" calcext:value-type="string">
            <text:p>Mike &amp; Mole</text:p>
          </table:table-cell>
          <table:table-cell table:style-name="ce59" office:value-type="string" calcext:value-type="string">
            <text:p>WM</text:p>
          </table:table-cell>
          <table:table-cell table:style-name="ce72" office:value-type="string" calcext:value-type="string">
            <text:p>DT</text:p>
          </table:table-cell>
          <table:table-cell table:style-name="ce82" office:value-type="float" office:value="6" calcext:value-type="float">
            <text:p>6</text:p>
          </table:table-cell>
          <table:table-cell table:style-name="ce93" office:value-type="float" office:value="1" calcext:value-type="float">
            <text:p>1</text:p>
          </table:table-cell>
          <table:table-cell table:style-name="ce49" office:value-type="string" calcext:value-type="string">
            <text:p>Mike</text:p>
          </table:table-cell>
          <table:table-cell table:style-name="ce70" office:value-type="string" calcext:value-type="string">
            <text:p>Mole</text:p>
          </table:table-cell>
          <table:table-cell/>
          <table:table-cell table:style-name="ce105" table:formula="of:=IF(ISNUMBER([.E90]);IF(OR([.E90]&lt;6;AND([.E90]=6;[.F90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91]&amp;&quot; &amp; &quot;&amp;[.D91]" office:value-type="string" office:string-value="WM &amp; Mike" calcext:value-type="string">
            <text:p>WM &amp; Mike</text:p>
          </table:table-cell>
          <table:table-cell table:style-name="ce18" table:formula="of:=[.G91]&amp;&quot; &amp; &quot;&amp;[.H91]" office:value-type="string" office:string-value="DT &amp; Mole" calcext:value-type="string">
            <text:p>DT &amp; Mole</text:p>
          </table:table-cell>
          <table:table-cell table:style-name="ce60" office:value-type="string" calcext:value-type="string">
            <text:p>WM</text:p>
          </table:table-cell>
          <table:table-cell table:style-name="ce73" office:value-type="string" calcext:value-type="string">
            <text:p>Mike</text:p>
          </table:table-cell>
          <table:table-cell table:style-name="ce83" office:value-type="float" office:value="7" calcext:value-type="float">
            <text:p>7</text:p>
          </table:table-cell>
          <table:table-cell table:style-name="ce94" office:value-type="float" office:value="5" calcext:value-type="float">
            <text:p>5</text:p>
          </table:table-cell>
          <table:table-cell table:style-name="ce50" office:value-type="string" calcext:value-type="string">
            <text:p>DT</text:p>
          </table:table-cell>
          <table:table-cell table:style-name="ce71" office:value-type="string" calcext:value-type="string">
            <text:p>Mole</text:p>
          </table:table-cell>
          <table:table-cell/>
          <table:table-cell table:style-name="ce105" table:formula="of:=IF(ISNUMBER([.E91]);IF(OR([.E91]&lt;6;AND([.E91]=6;[.F91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92]&amp;&quot; &amp; &quot;&amp;[.D92]" office:value-type="string" office:string-value="45090 &amp; " calcext:value-type="string">
            <text:p>45090 &amp; </text:p>
          </table:table-cell>
          <table:table-cell table:style-name="ce18" table:formula="of:=[.G92]&amp;&quot; &amp; &quot;&amp;[.H92]" office:value-type="string" office:string-value=" &amp; " calcext:value-type="string">
            <text:p><text:s/>&amp; </text:p>
          </table:table-cell>
          <table:table-cell table:style-name="ce14" office:value-type="date" office:date-value="2023-06-13" calcext:value-type="date">
            <text:p>2023/6/13</text:p>
          </table:table-cell>
          <table:table-cell table:number-columns-repeated="6"/>
          <table:table-cell table:style-name="ce105" table:formula="of:=IF(ISNUMBER([.E92]);IF(OR([.E92]&lt;6;AND([.E92]=6;[.F92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93]&amp;&quot; &amp; &quot;&amp;[.D93]" office:value-type="string" office:string-value="Chi &amp; Mole" calcext:value-type="string">
            <text:p>Chi &amp; Mole</text:p>
          </table:table-cell>
          <table:table-cell table:style-name="ce18" table:formula="of:=[.G93]&amp;&quot; &amp; &quot;&amp;[.H93]" office:value-type="string" office:string-value="WM &amp; SG" calcext:value-type="string">
            <text:p>WM &amp; SG</text:p>
          </table:table-cell>
          <table:table-cell table:style-name="ce49" office:value-type="string" calcext:value-type="string">
            <text:p>Chi</text:p>
          </table:table-cell>
          <table:table-cell table:style-name="ce70" office:value-type="string" calcext:value-type="string">
            <text:p>Mole</text:p>
          </table:table-cell>
          <table:table-cell table:style-name="ce81" office:value-type="float" office:value="6" calcext:value-type="float">
            <text:p>6</text:p>
          </table:table-cell>
          <table:table-cell table:style-name="ce85" office:value-type="float" office:value="1" calcext:value-type="float">
            <text:p>1</text:p>
          </table:table-cell>
          <table:table-cell table:style-name="ce59" office:value-type="string" calcext:value-type="string">
            <text:p>WM</text:p>
          </table:table-cell>
          <table:table-cell table:style-name="ce72" office:value-type="string" calcext:value-type="string">
            <text:p>SG</text:p>
          </table:table-cell>
          <table:table-cell/>
          <table:table-cell table:style-name="ce105" table:formula="of:=IF(ISNUMBER([.E93]);IF(OR([.E93]&lt;6;AND([.E93]=6;[.F93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94]&amp;&quot; &amp; &quot;&amp;[.D94]" office:value-type="string" office:string-value="WM &amp; Mole" calcext:value-type="string">
            <text:p>WM &amp; Mole</text:p>
          </table:table-cell>
          <table:table-cell table:style-name="ce18" table:formula="of:=[.G94]&amp;&quot; &amp; &quot;&amp;[.H94]" office:value-type="string" office:string-value="Chi &amp; SG" calcext:value-type="string">
            <text:p>Chi &amp; SG</text:p>
          </table:table-cell>
          <table:table-cell table:style-name="ce60" office:value-type="string" calcext:value-type="string">
            <text:p>WM</text:p>
          </table:table-cell>
          <table:table-cell table:style-name="ce73" office:value-type="string" calcext:value-type="string">
            <text:p>Mole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1" calcext:value-type="float">
            <text:p>1</text:p>
          </table:table-cell>
          <table:table-cell table:style-name="ce50" office:value-type="string" calcext:value-type="string">
            <text:p>Chi</text:p>
          </table:table-cell>
          <table:table-cell table:style-name="ce71" office:value-type="string" calcext:value-type="string">
            <text:p>SG</text:p>
          </table:table-cell>
          <table:table-cell/>
          <table:table-cell table:style-name="ce105" table:formula="of:=IF(ISNUMBER([.E94]);IF(OR([.E94]&lt;6;AND([.E94]=6;[.F94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95]&amp;&quot; &amp; &quot;&amp;[.D95]" office:value-type="string" office:string-value="Mole &amp; SG" calcext:value-type="string">
            <text:p>Mole &amp; SG</text:p>
          </table:table-cell>
          <table:table-cell table:style-name="ce18" table:formula="of:=[.G95]&amp;&quot; &amp; &quot;&amp;[.H95]" office:value-type="string" office:string-value="Chi &amp; WM" calcext:value-type="string">
            <text:p>Chi &amp; WM</text:p>
          </table:table-cell>
          <table:table-cell table:style-name="ce61" office:value-type="string" calcext:value-type="string">
            <text:p>Mole</text:p>
          </table:table-cell>
          <table:table-cell table:style-name="ce76" office:value-type="string" calcext:value-type="string">
            <text:p>SG</text:p>
          </table:table-cell>
          <table:table-cell table:style-name="ce88" office:value-type="float" office:value="3" calcext:value-type="float">
            <text:p>3</text:p>
          </table:table-cell>
          <table:table-cell table:style-name="ce96" office:value-type="float" office:value="1" calcext:value-type="float">
            <text:p>1</text:p>
          </table:table-cell>
          <table:table-cell table:style-name="ce57" office:value-type="string" calcext:value-type="string">
            <text:p>Chi</text:p>
          </table:table-cell>
          <table:table-cell table:style-name="ce75" office:value-type="string" calcext:value-type="string">
            <text:p>WM</text:p>
          </table:table-cell>
          <table:table-cell/>
          <table:table-cell table:style-name="ce105" table:formula="of:=IF(ISNUMBER([.E95]);IF(OR([.E95]&lt;6;AND([.E95]=6;[.F95]=5)); 0.5;1);0)" office:value-type="float" office:value="0.5" calcext:value-type="float">
            <text:p>0.50</text:p>
          </table:table-cell>
          <table:table-cell table:number-columns-repeated="1014"/>
        </table:table-row>
        <table:table-row table:style-name="ro2">
          <table:table-cell table:style-name="ce16" table:formula="of:=[.C96]&amp;&quot; &amp; &quot;&amp;[.D96]" office:value-type="string" office:string-value="45093 &amp; " calcext:value-type="string">
            <text:p>45093 &amp; </text:p>
          </table:table-cell>
          <table:table-cell table:style-name="ce18" table:formula="of:=[.G96]&amp;&quot; &amp; &quot;&amp;[.H96]" office:value-type="string" office:string-value=" &amp; " calcext:value-type="string">
            <text:p><text:s/>&amp; </text:p>
          </table:table-cell>
          <table:table-cell table:style-name="ce14" office:value-type="date" office:date-value="2023-06-16" calcext:value-type="date">
            <text:p>2023/6/16</text:p>
          </table:table-cell>
          <table:table-cell table:number-columns-repeated="6"/>
          <table:table-cell table:style-name="ce105" table:formula="of:=IF(ISNUMBER([.E96]);IF(OR([.E96]&lt;6;AND([.E96]=6;[.F96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97]&amp;&quot; &amp; &quot;&amp;[.D97]" office:value-type="string" office:string-value="WM &amp; Mike" calcext:value-type="string">
            <text:p>WM &amp; Mike</text:p>
          </table:table-cell>
          <table:table-cell table:style-name="ce18" table:formula="of:=[.G97]&amp;&quot; &amp; &quot;&amp;[.H97]" office:value-type="string" office:string-value="Chi &amp; Curtis" calcext:value-type="string">
            <text:p>Chi &amp; Curtis</text:p>
          </table:table-cell>
          <table:table-cell table:style-name="ce62" office:value-type="string" calcext:value-type="string">
            <text:p>WM</text:p>
          </table:table-cell>
          <table:table-cell table:style-name="ce77" office:value-type="string" calcext:value-type="string">
            <text:p>Mike</text:p>
          </table:table-cell>
          <table:table-cell table:style-name="ce90" office:value-type="float" office:value="6" calcext:value-type="float">
            <text:p>6</text:p>
          </table:table-cell>
          <table:table-cell table:style-name="ce77" office:value-type="float" office:value="0" calcext:value-type="float">
            <text:p>0</text:p>
          </table:table-cell>
          <table:table-cell table:style-name="ce98" office:value-type="string" calcext:value-type="string">
            <text:p>Chi</text:p>
          </table:table-cell>
          <table:table-cell table:style-name="ce102" office:value-type="string" calcext:value-type="string">
            <text:p>Curtis</text:p>
          </table:table-cell>
          <table:table-cell/>
          <table:table-cell table:style-name="ce105" table:formula="of:=IF(ISNUMBER([.E97]);IF(OR([.E97]&lt;6;AND([.E97]=6;[.F97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98]&amp;&quot; &amp; &quot;&amp;[.D98]" office:value-type="string" office:string-value="WM &amp; Mike" calcext:value-type="string">
            <text:p>WM &amp; Mike</text:p>
          </table:table-cell>
          <table:table-cell table:style-name="ce18" table:formula="of:=[.G98]&amp;&quot; &amp; &quot;&amp;[.H98]" office:value-type="string" office:string-value="Chi &amp; Curtis" calcext:value-type="string">
            <text:p>Chi &amp; Curtis</text:p>
          </table:table-cell>
          <table:table-cell table:style-name="ce63" office:value-type="string" calcext:value-type="string">
            <text:p>WM</text:p>
          </table:table-cell>
          <table:table-cell table:style-name="ce78" office:value-type="string" calcext:value-type="string">
            <text:p>Mike</text:p>
          </table:table-cell>
          <table:table-cell table:style-name="ce91" office:value-type="float" office:value="6" calcext:value-type="float">
            <text:p>6</text:p>
          </table:table-cell>
          <table:table-cell table:style-name="ce78" office:value-type="float" office:value="2" calcext:value-type="float">
            <text:p>2</text:p>
          </table:table-cell>
          <table:table-cell table:style-name="ce99" office:value-type="string" calcext:value-type="string">
            <text:p>Chi</text:p>
          </table:table-cell>
          <table:table-cell table:style-name="ce103" office:value-type="string" calcext:value-type="string">
            <text:p>Curtis</text:p>
          </table:table-cell>
          <table:table-cell/>
          <table:table-cell table:style-name="ce105" table:formula="of:=IF(ISNUMBER([.E98]);IF(OR([.E98]&lt;6;AND([.E98]=6;[.F98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99]&amp;&quot; &amp; &quot;&amp;[.D99]" office:value-type="string" office:string-value="WM &amp; Mike" calcext:value-type="string">
            <text:p>WM &amp; Mike</text:p>
          </table:table-cell>
          <table:table-cell table:style-name="ce18" table:formula="of:=[.G99]&amp;&quot; &amp; &quot;&amp;[.H99]" office:value-type="string" office:string-value="Chi &amp; Curtis" calcext:value-type="string">
            <text:p>Chi &amp; Curtis</text:p>
          </table:table-cell>
          <table:table-cell table:style-name="ce64" office:value-type="string" calcext:value-type="string">
            <text:p>WM</text:p>
          </table:table-cell>
          <table:table-cell table:style-name="ce79" office:value-type="string" calcext:value-type="string">
            <text:p>Mike</text:p>
          </table:table-cell>
          <table:table-cell table:style-name="ce92" office:value-type="float" office:value="6" calcext:value-type="float">
            <text:p>6</text:p>
          </table:table-cell>
          <table:table-cell table:style-name="ce79" office:value-type="float" office:value="1" calcext:value-type="float">
            <text:p>1</text:p>
          </table:table-cell>
          <table:table-cell table:style-name="ce100" office:value-type="string" calcext:value-type="string">
            <text:p>Chi</text:p>
          </table:table-cell>
          <table:table-cell table:style-name="ce104" office:value-type="string" calcext:value-type="string">
            <text:p>Curtis</text:p>
          </table:table-cell>
          <table:table-cell/>
          <table:table-cell table:style-name="ce105" table:formula="of:=IF(ISNUMBER([.E99]);IF(OR([.E99]&lt;6;AND([.E99]=6;[.F99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00]&amp;&quot; &amp; &quot;&amp;[.D100]" office:value-type="string" office:string-value="45096 &amp; " calcext:value-type="string">
            <text:p>45096 &amp; </text:p>
          </table:table-cell>
          <table:table-cell table:style-name="ce18" table:formula="of:=[.G100]&amp;&quot; &amp; &quot;&amp;[.H100]" office:value-type="string" office:string-value=" &amp; " calcext:value-type="string">
            <text:p><text:s/>&amp; </text:p>
          </table:table-cell>
          <table:table-cell table:style-name="ce14" office:value-type="date" office:date-value="2023-06-19" calcext:value-type="date">
            <text:p>2023/6/19</text:p>
          </table:table-cell>
          <table:table-cell table:number-columns-repeated="6"/>
          <table:table-cell table:style-name="ce105"/>
          <table:table-cell table:number-columns-repeated="1014"/>
        </table:table-row>
        <table:table-row table:style-name="ro2">
          <table:table-cell table:style-name="ce16" table:formula="of:=[.C101]&amp;&quot; &amp; &quot;&amp;[.D101]" office:value-type="string" office:string-value="Mole &amp; Mike" calcext:value-type="string">
            <text:p>Mole &amp; Mike</text:p>
          </table:table-cell>
          <table:table-cell table:style-name="ce18" table:formula="of:=[.G101]&amp;&quot; &amp; &quot;&amp;[.H101]" office:value-type="string" office:string-value="WM &amp; SG" calcext:value-type="string">
            <text:p>WM &amp; SG</text:p>
          </table:table-cell>
          <table:table-cell table:style-name="ce49" office:value-type="string" calcext:value-type="string">
            <text:p>Mole</text:p>
          </table:table-cell>
          <table:table-cell table:style-name="ce70" office:value-type="string" calcext:value-type="string">
            <text:p>Mike</text:p>
          </table:table-cell>
          <table:table-cell table:style-name="ce81" office:value-type="float" office:value="6" calcext:value-type="float">
            <text:p>6</text:p>
          </table:table-cell>
          <table:table-cell table:style-name="ce85" office:value-type="float" office:value="3" calcext:value-type="float">
            <text:p>3</text:p>
          </table:table-cell>
          <table:table-cell table:style-name="ce59" office:value-type="string" calcext:value-type="string">
            <text:p>WM</text:p>
          </table:table-cell>
          <table:table-cell table:style-name="ce72" office:value-type="string" calcext:value-type="string">
            <text:p>SG</text:p>
          </table:table-cell>
          <table:table-cell/>
          <table:table-cell table:style-name="ce105" table:formula="of:=IF(ISNUMBER([.E101]);IF(OR([.E101]&lt;6;AND([.E101]=6;[.F101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02]&amp;&quot; &amp; &quot;&amp;[.D102]" office:value-type="string" office:string-value="WM &amp; Mike" calcext:value-type="string">
            <text:p>WM &amp; Mike</text:p>
          </table:table-cell>
          <table:table-cell table:style-name="ce18" table:formula="of:=[.G102]&amp;&quot; &amp; &quot;&amp;[.H102]" office:value-type="string" office:string-value="Mole &amp; SG" calcext:value-type="string">
            <text:p>Mole &amp; SG</text:p>
          </table:table-cell>
          <table:table-cell table:style-name="ce60" office:value-type="string" calcext:value-type="string">
            <text:p>WM</text:p>
          </table:table-cell>
          <table:table-cell table:style-name="ce73" office:value-type="string" calcext:value-type="string">
            <text:p>Mike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2" calcext:value-type="float">
            <text:p>2</text:p>
          </table:table-cell>
          <table:table-cell table:style-name="ce50" office:value-type="string" calcext:value-type="string">
            <text:p>Mole</text:p>
          </table:table-cell>
          <table:table-cell table:style-name="ce71" office:value-type="string" calcext:value-type="string">
            <text:p>SG</text:p>
          </table:table-cell>
          <table:table-cell/>
          <table:table-cell table:style-name="ce105" table:formula="of:=IF(ISNUMBER([.E102]);IF(OR([.E102]&lt;6;AND([.E102]=6;[.F102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03]&amp;&quot; &amp; &quot;&amp;[.D103]" office:value-type="string" office:string-value="WM &amp; Mole" calcext:value-type="string">
            <text:p>WM &amp; Mole</text:p>
          </table:table-cell>
          <table:table-cell table:style-name="ce18" table:formula="of:=[.G103]&amp;&quot; &amp; &quot;&amp;[.H103]" office:value-type="string" office:string-value="SG &amp; Mike" calcext:value-type="string">
            <text:p>SG &amp; Mike</text:p>
          </table:table-cell>
          <table:table-cell table:style-name="ce61" office:value-type="string" calcext:value-type="string">
            <text:p>WM</text:p>
          </table:table-cell>
          <table:table-cell table:style-name="ce76" office:value-type="string" calcext:value-type="string">
            <text:p>Mole</text:p>
          </table:table-cell>
          <table:table-cell table:style-name="ce88" office:value-type="float" office:value="3" calcext:value-type="float">
            <text:p>3</text:p>
          </table:table-cell>
          <table:table-cell table:style-name="ce96" office:value-type="float" office:value="2" calcext:value-type="float">
            <text:p>2</text:p>
          </table:table-cell>
          <table:table-cell table:style-name="ce57" office:value-type="string" calcext:value-type="string">
            <text:p>SG</text:p>
          </table:table-cell>
          <table:table-cell table:style-name="ce75" office:value-type="string" calcext:value-type="string">
            <text:p>Mike</text:p>
          </table:table-cell>
          <table:table-cell/>
          <table:table-cell table:style-name="ce105" table:formula="of:=IF(ISNUMBER([.E103]);IF(OR([.E103]&lt;6;AND([.E103]=6;[.F103]=5)); 0.5;1);0)" office:value-type="float" office:value="0.5" calcext:value-type="float">
            <text:p>0.50</text:p>
          </table:table-cell>
          <table:table-cell table:number-columns-repeated="1014"/>
        </table:table-row>
        <table:table-row table:style-name="ro2">
          <table:table-cell table:style-name="ce16" table:formula="of:=[.C104]&amp;&quot; &amp; &quot;&amp;[.D104]" office:value-type="string" office:string-value="45100 &amp; " calcext:value-type="string">
            <text:p>45100 &amp; </text:p>
          </table:table-cell>
          <table:table-cell table:style-name="ce18" table:formula="of:=[.G104]&amp;&quot; &amp; &quot;&amp;[.H104]" office:value-type="string" office:string-value=" &amp; " calcext:value-type="string">
            <text:p><text:s/>&amp; </text:p>
          </table:table-cell>
          <table:table-cell table:style-name="ce14" office:value-type="date" office:date-value="2023-06-23" calcext:value-type="date">
            <text:p>2023/6/23</text:p>
          </table:table-cell>
          <table:table-cell table:number-columns-repeated="6"/>
          <table:table-cell table:style-name="ce105" table:formula="of:=IF(ISNUMBER([.E104]);IF(OR([.E104]&lt;6;AND([.E104]=6;[.F104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105]&amp;&quot; &amp; &quot;&amp;[.D105]" office:value-type="string" office:string-value="Mole &amp; Batty" calcext:value-type="string">
            <text:p>Mole &amp; Batty</text:p>
          </table:table-cell>
          <table:table-cell table:style-name="ce18" table:formula="of:=[.G105]&amp;&quot; &amp; &quot;&amp;[.H105]" office:value-type="string" office:string-value="Chi &amp; Curtis" calcext:value-type="string">
            <text:p>Chi &amp; Curtis</text:p>
          </table:table-cell>
          <table:table-cell table:style-name="ce52" office:value-type="string" calcext:value-type="string">
            <text:p>Mole</text:p>
          </table:table-cell>
          <table:table-cell table:style-name="ce72" office:value-type="string" calcext:value-type="string">
            <text:p>Batty</text:p>
          </table:table-cell>
          <table:table-cell table:style-name="ce82" office:value-type="float" office:value="6" calcext:value-type="float">
            <text:p>6</text:p>
          </table:table-cell>
          <table:table-cell table:style-name="ce93" office:value-type="float" office:value="2" calcext:value-type="float">
            <text:p>2</text:p>
          </table:table-cell>
          <table:table-cell table:style-name="ce49" office:value-type="string" calcext:value-type="string">
            <text:p>Chi</text:p>
          </table:table-cell>
          <table:table-cell table:style-name="ce70" office:value-type="string" calcext:value-type="string">
            <text:p>Curtis</text:p>
          </table:table-cell>
          <table:table-cell/>
          <table:table-cell table:style-name="ce105" table:formula="of:=IF(ISNUMBER([.E105]);IF(OR([.E105]&lt;6;AND([.E105]=6;[.F105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06]&amp;&quot; &amp; &quot;&amp;[.D106]" office:value-type="string" office:string-value="Mole &amp; Curtis" calcext:value-type="string">
            <text:p>Mole &amp; Curtis</text:p>
          </table:table-cell>
          <table:table-cell table:style-name="ce18" table:formula="of:=[.G106]&amp;&quot; &amp; &quot;&amp;[.H106]" office:value-type="string" office:string-value="Chi &amp; Batty" calcext:value-type="string">
            <text:p>Chi &amp; Batty</text:p>
          </table:table-cell>
          <table:table-cell table:style-name="ce50" office:value-type="string" calcext:value-type="string">
            <text:p>Mole</text:p>
          </table:table-cell>
          <table:table-cell table:style-name="ce71" office:value-type="string" calcext:value-type="string">
            <text:p>Curtis</text:p>
          </table:table-cell>
          <table:table-cell table:style-name="ce80" office:value-type="float" office:value="6" calcext:value-type="float">
            <text:p>6</text:p>
          </table:table-cell>
          <table:table-cell table:style-name="ce86" office:value-type="float" office:value="2" calcext:value-type="float">
            <text:p>2</text:p>
          </table:table-cell>
          <table:table-cell table:style-name="ce53" office:value-type="string" calcext:value-type="string">
            <text:p>Chi</text:p>
          </table:table-cell>
          <table:table-cell table:style-name="ce73" office:value-type="string" calcext:value-type="string">
            <text:p>Batty</text:p>
          </table:table-cell>
          <table:table-cell/>
          <table:table-cell table:style-name="ce105" table:formula="of:=IF(ISNUMBER([.E106]);IF(OR([.E106]&lt;6;AND([.E106]=6;[.F106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07]&amp;&quot; &amp; &quot;&amp;[.D107]" office:value-type="string" office:string-value="WM &amp; Chi" calcext:value-type="string">
            <text:p>WM &amp; Chi</text:p>
          </table:table-cell>
          <table:table-cell table:style-name="ce18" table:formula="of:=[.G107]&amp;&quot; &amp; &quot;&amp;[.H107]" office:value-type="string" office:string-value="Batty &amp; Curtis" calcext:value-type="string">
            <text:p>Batty &amp; Curtis</text:p>
          </table:table-cell>
          <table:table-cell table:style-name="ce65" office:value-type="string" calcext:value-type="string">
            <text:p>WM</text:p>
          </table:table-cell>
          <table:table-cell table:style-name="ce76" office:value-type="string" calcext:value-type="string">
            <text:p>Chi</text:p>
          </table:table-cell>
          <table:table-cell table:style-name="ce88" office:value-type="float" office:value="6" calcext:value-type="float">
            <text:p>6</text:p>
          </table:table-cell>
          <table:table-cell table:style-name="ce96" office:value-type="float" office:value="3" calcext:value-type="float">
            <text:p>3</text:p>
          </table:table-cell>
          <table:table-cell table:style-name="ce57" office:value-type="string" calcext:value-type="string">
            <text:p>Batty</text:p>
          </table:table-cell>
          <table:table-cell table:style-name="ce75" office:value-type="string" calcext:value-type="string">
            <text:p>Curtis</text:p>
          </table:table-cell>
          <table:table-cell/>
          <table:table-cell table:style-name="ce105" table:formula="of:=IF(ISNUMBER([.E107]);IF(OR([.E107]&lt;6;AND([.E107]=6;[.F107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/>
          <table:table-cell table:style-name="ce18"/>
          <table:table-cell table:style-name="ce51" office:value-type="date" office:date-value="2023-06-26" calcext:value-type="date">
            <text:p>6/26/2023</text:p>
          </table:table-cell>
          <table:table-cell table:number-columns-repeated="6"/>
          <table:table-cell table:style-name="ce105" table:formula="of:=IF(ISNUMBER([.E108]);IF(OR([.E108]&lt;6;AND([.E108]=6;[.F108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109]&amp;&quot; &amp; &quot;&amp;[.D109]" office:value-type="string" office:string-value="Mole &amp; SG" calcext:value-type="string">
            <text:p>Mole &amp; SG</text:p>
          </table:table-cell>
          <table:table-cell table:style-name="ce18" table:formula="of:=[.G109]&amp;&quot; &amp; &quot;&amp;[.H109]" office:value-type="string" office:string-value="DT &amp; Chi" calcext:value-type="string">
            <text:p>DT &amp; Chi</text:p>
          </table:table-cell>
          <table:table-cell table:style-name="ce52" office:value-type="string" calcext:value-type="string">
            <text:p>Mole</text:p>
          </table:table-cell>
          <table:table-cell table:style-name="ce72" office:value-type="string" calcext:value-type="string">
            <text:p>SG</text:p>
          </table:table-cell>
          <table:table-cell table:style-name="ce82" office:value-type="float" office:value="7" calcext:value-type="float">
            <text:p>7</text:p>
          </table:table-cell>
          <table:table-cell table:style-name="ce93" office:value-type="float" office:value="6" calcext:value-type="float">
            <text:p>6</text:p>
          </table:table-cell>
          <table:table-cell table:style-name="ce49" office:value-type="string" calcext:value-type="string">
            <text:p>DT</text:p>
          </table:table-cell>
          <table:table-cell table:style-name="ce70" office:value-type="string" calcext:value-type="string">
            <text:p>Chi</text:p>
          </table:table-cell>
          <table:table-cell/>
          <table:table-cell table:style-name="ce105" table:formula="of:=IF(ISNUMBER([.E109]);IF(OR([.E109]&lt;6;AND([.E109]=6;[.F109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10]&amp;&quot; &amp; &quot;&amp;[.D110]" office:value-type="string" office:string-value="Mole &amp; Chi" calcext:value-type="string">
            <text:p>Mole &amp; Chi</text:p>
          </table:table-cell>
          <table:table-cell table:style-name="ce18" table:formula="of:=[.G110]&amp;&quot; &amp; &quot;&amp;[.H110]" office:value-type="string" office:string-value="DT &amp; SG" calcext:value-type="string">
            <text:p>DT &amp; SG</text:p>
          </table:table-cell>
          <table:table-cell table:style-name="ce53" office:value-type="string" calcext:value-type="string">
            <text:p>Mole</text:p>
          </table:table-cell>
          <table:table-cell table:style-name="ce73" office:value-type="string" calcext:value-type="string">
            <text:p>Chi</text:p>
          </table:table-cell>
          <table:table-cell table:style-name="ce80" office:value-type="float" office:value="5" calcext:value-type="float">
            <text:p>5</text:p>
          </table:table-cell>
          <table:table-cell table:style-name="ce86" office:value-type="float" office:value="3" calcext:value-type="float">
            <text:p>3</text:p>
          </table:table-cell>
          <table:table-cell table:style-name="ce50" office:value-type="string" calcext:value-type="string">
            <text:p>DT</text:p>
          </table:table-cell>
          <table:table-cell table:style-name="ce71" office:value-type="string" calcext:value-type="string">
            <text:p>SG</text:p>
          </table:table-cell>
          <table:table-cell/>
          <table:table-cell table:style-name="ce105" table:formula="of:=IF(ISNUMBER([.E110]);IF(OR([.E110]&lt;6;AND([.E110]=6;[.F110]=5)); 0.5;1);0)" office:value-type="float" office:value="0.5" calcext:value-type="float">
            <text:p>0.50</text:p>
          </table:table-cell>
          <table:table-cell table:number-columns-repeated="1014"/>
        </table:table-row>
        <table:table-row table:style-name="ro2">
          <table:table-cell table:style-name="ce16" table:formula="of:=[.C111]&amp;&quot; &amp; &quot;&amp;[.D111]" office:value-type="string" office:string-value="45107 &amp; " calcext:value-type="string">
            <text:p>45107 &amp; </text:p>
          </table:table-cell>
          <table:table-cell table:style-name="ce18" table:formula="of:=[.G111]&amp;&quot; &amp; &quot;&amp;[.H111]" office:value-type="string" office:string-value=" &amp; " calcext:value-type="string">
            <text:p><text:s/>&amp; </text:p>
          </table:table-cell>
          <table:table-cell table:style-name="ce51" office:value-type="date" office:date-value="2023-06-30" calcext:value-type="date">
            <text:p>6/30/2023</text:p>
          </table:table-cell>
          <table:table-cell table:number-columns-repeated="6"/>
          <table:table-cell table:style-name="ce105" table:formula="of:=IF(ISNUMBER([.E111]);IF(OR([.E111]&lt;6;AND([.E111]=6;[.F111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112]&amp;&quot; &amp; &quot;&amp;[.D112]" office:value-type="string" office:string-value="WM &amp; Chi" calcext:value-type="string">
            <text:p>WM &amp; Chi</text:p>
          </table:table-cell>
          <table:table-cell table:style-name="ce18" table:formula="of:=[.G112]&amp;&quot; &amp; &quot;&amp;[.H112]" office:value-type="string" office:string-value="Mole &amp; Batty" calcext:value-type="string">
            <text:p>Mole &amp; Batty</text:p>
          </table:table-cell>
          <table:table-cell table:style-name="ce66" office:value-type="string" calcext:value-type="string">
            <text:p>WM</text:p>
          </table:table-cell>
          <table:table-cell table:style-name="ce72" office:value-type="string" calcext:value-type="string">
            <text:p>Chi</text:p>
          </table:table-cell>
          <table:table-cell table:style-name="ce82" office:value-type="float" office:value="6" calcext:value-type="float">
            <text:p>6</text:p>
          </table:table-cell>
          <table:table-cell table:style-name="ce93" office:value-type="float" office:value="4" calcext:value-type="float">
            <text:p>4</text:p>
          </table:table-cell>
          <table:table-cell table:style-name="ce49" office:value-type="string" calcext:value-type="string">
            <text:p>Mole</text:p>
          </table:table-cell>
          <table:table-cell table:style-name="ce72" office:value-type="string" calcext:value-type="string">
            <text:p>Batty</text:p>
          </table:table-cell>
          <table:table-cell/>
          <table:table-cell table:style-name="ce105" table:formula="of:=IF(ISNUMBER([.E112]);IF(OR([.E112]&lt;6;AND([.E112]=6;[.F112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13]&amp;&quot; &amp; &quot;&amp;[.D113]" office:value-type="string" office:string-value="WM &amp; Batty" calcext:value-type="string">
            <text:p>WM &amp; Batty</text:p>
          </table:table-cell>
          <table:table-cell table:style-name="ce18" table:formula="of:=[.G113]&amp;&quot; &amp; &quot;&amp;[.H113]" office:value-type="string" office:string-value="Mole &amp; Chi" calcext:value-type="string">
            <text:p>Mole &amp; Chi</text:p>
          </table:table-cell>
          <table:table-cell table:style-name="ce67" office:value-type="string" calcext:value-type="string">
            <text:p>WM</text:p>
          </table:table-cell>
          <table:table-cell table:style-name="ce73" office:value-type="string" calcext:value-type="string">
            <text:p>Batty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1" calcext:value-type="float">
            <text:p>1</text:p>
          </table:table-cell>
          <table:table-cell table:style-name="ce50" office:value-type="string" calcext:value-type="string">
            <text:p>Mole</text:p>
          </table:table-cell>
          <table:table-cell table:style-name="ce73" office:value-type="string" calcext:value-type="string">
            <text:p>Chi</text:p>
          </table:table-cell>
          <table:table-cell/>
          <table:table-cell table:style-name="ce105" table:formula="of:=IF(ISNUMBER([.E113]);IF(OR([.E113]&lt;6;AND([.E113]=6;[.F113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14]&amp;&quot; &amp; &quot;&amp;[.D114]" office:value-type="string" office:string-value="45110 &amp; " calcext:value-type="string">
            <text:p>45110 &amp; </text:p>
          </table:table-cell>
          <table:table-cell table:style-name="ce18" table:formula="of:=[.G114]&amp;&quot; &amp; &quot;&amp;[.H114]" office:value-type="string" office:string-value=" &amp; " calcext:value-type="string">
            <text:p><text:s/>&amp; </text:p>
          </table:table-cell>
          <table:table-cell table:style-name="ce51" office:value-type="date" office:date-value="2023-07-03" calcext:value-type="date">
            <text:p>7/3/2023</text:p>
          </table:table-cell>
          <table:table-cell table:number-columns-repeated="6"/>
          <table:table-cell table:style-name="ce105" table:formula="of:=IF(ISNUMBER([.E114]);IF(OR([.E114]&lt;6;AND([.E114]=6;[.F114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115]&amp;&quot; &amp; &quot;&amp;[.D115]" office:value-type="string" office:string-value="Mole &amp; Batty" calcext:value-type="string">
            <text:p>Mole &amp; Batty</text:p>
          </table:table-cell>
          <table:table-cell table:style-name="ce18" table:formula="of:=[.G115]&amp;&quot; &amp; &quot;&amp;[.H115]" office:value-type="string" office:string-value="Mike &amp; Chi" calcext:value-type="string">
            <text:p>Mike &amp; Chi</text:p>
          </table:table-cell>
          <table:table-cell table:style-name="ce49" office:value-type="string" calcext:value-type="string">
            <text:p>Mole</text:p>
          </table:table-cell>
          <table:table-cell table:style-name="ce70" office:value-type="string" calcext:value-type="string">
            <text:p>Batty</text:p>
          </table:table-cell>
          <table:table-cell table:style-name="ce81" office:value-type="float" office:value="6" calcext:value-type="float">
            <text:p>6</text:p>
          </table:table-cell>
          <table:table-cell table:style-name="ce85" office:value-type="float" office:value="2" calcext:value-type="float">
            <text:p>2</text:p>
          </table:table-cell>
          <table:table-cell table:style-name="ce52" office:value-type="string" calcext:value-type="string">
            <text:p>Mike</text:p>
          </table:table-cell>
          <table:table-cell table:style-name="ce72" office:value-type="string" calcext:value-type="string">
            <text:p>Chi</text:p>
          </table:table-cell>
          <table:table-cell/>
          <table:table-cell table:style-name="ce105" table:formula="of:=IF(ISNUMBER([.E115]);IF(OR([.E115]&lt;6;AND([.E115]=6;[.F115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16]&amp;&quot; &amp; &quot;&amp;[.D116]" office:value-type="string" office:string-value="Mike &amp; Batty" calcext:value-type="string">
            <text:p>Mike &amp; Batty</text:p>
          </table:table-cell>
          <table:table-cell table:style-name="ce18" table:formula="of:=[.G116]&amp;&quot; &amp; &quot;&amp;[.H116]" office:value-type="string" office:string-value="Mole &amp; Chi" calcext:value-type="string">
            <text:p>Mole &amp; Chi</text:p>
          </table:table-cell>
          <table:table-cell table:style-name="ce53" office:value-type="string" calcext:value-type="string">
            <text:p>Mike</text:p>
          </table:table-cell>
          <table:table-cell table:style-name="ce73" office:value-type="string" calcext:value-type="string">
            <text:p>Batty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2" calcext:value-type="float">
            <text:p>2</text:p>
          </table:table-cell>
          <table:table-cell table:style-name="ce50" office:value-type="string" calcext:value-type="string">
            <text:p>Mole</text:p>
          </table:table-cell>
          <table:table-cell table:style-name="ce71" office:value-type="string" calcext:value-type="string">
            <text:p>Chi</text:p>
          </table:table-cell>
          <table:table-cell/>
          <table:table-cell table:style-name="ce105" table:formula="of:=IF(ISNUMBER([.E116]);IF(OR([.E116]&lt;6;AND([.E116]=6;[.F116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17]&amp;&quot; &amp; &quot;&amp;[.D117]" office:value-type="string" office:string-value="Batty &amp; Chi" calcext:value-type="string">
            <text:p>Batty &amp; Chi</text:p>
          </table:table-cell>
          <table:table-cell table:style-name="ce18" table:formula="of:=[.G117]&amp;&quot; &amp; &quot;&amp;[.H117]" office:value-type="string" office:string-value="Mike &amp; Mole" calcext:value-type="string">
            <text:p>Mike &amp; Mole</text:p>
          </table:table-cell>
          <table:table-cell table:style-name="ce57" office:value-type="string" calcext:value-type="string">
            <text:p>Batty</text:p>
          </table:table-cell>
          <table:table-cell table:style-name="ce75" office:value-type="string" calcext:value-type="string">
            <text:p>Chi</text:p>
          </table:table-cell>
          <table:table-cell table:style-name="ce89" office:value-type="float" office:value="5" calcext:value-type="float">
            <text:p>5</text:p>
          </table:table-cell>
          <table:table-cell table:style-name="ce87" office:value-type="float" office:value="0" calcext:value-type="float">
            <text:p>0</text:p>
          </table:table-cell>
          <table:table-cell table:style-name="ce65" office:value-type="string" calcext:value-type="string">
            <text:p>Mike</text:p>
          </table:table-cell>
          <table:table-cell table:style-name="ce76" office:value-type="string" calcext:value-type="string">
            <text:p>Mole</text:p>
          </table:table-cell>
          <table:table-cell/>
          <table:table-cell table:style-name="ce105" table:formula="of:=IF(ISNUMBER([.E117]);IF(OR([.E117]&lt;6;AND([.E117]=6;[.F117]=5)); 0.5;1);0)" office:value-type="float" office:value="0.5" calcext:value-type="float">
            <text:p>0.50</text:p>
          </table:table-cell>
          <table:table-cell table:number-columns-repeated="1014"/>
        </table:table-row>
        <table:table-row table:style-name="ro2">
          <table:table-cell table:style-name="ce16" table:formula="of:=[.C118]&amp;&quot; &amp; &quot;&amp;[.D118]" office:value-type="string" office:string-value="45114 &amp; " calcext:value-type="string">
            <text:p>45114 &amp; </text:p>
          </table:table-cell>
          <table:table-cell table:style-name="ce18" table:formula="of:=[.G118]&amp;&quot; &amp; &quot;&amp;[.H118]" office:value-type="string" office:string-value=" &amp; " calcext:value-type="string">
            <text:p><text:s/>&amp; </text:p>
          </table:table-cell>
          <table:table-cell table:style-name="ce51" office:value-type="date" office:date-value="2023-07-07" calcext:value-type="date">
            <text:p>7/7/2023</text:p>
          </table:table-cell>
          <table:table-cell table:number-columns-repeated="6"/>
          <table:table-cell table:style-name="ce105" table:formula="of:=IF(ISNUMBER([.E118]);IF(OR([.E118]&lt;6;AND([.E118]=6;[.F118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119]&amp;&quot; &amp; &quot;&amp;[.D119]" office:value-type="string" office:string-value="Chi &amp; Curtis" calcext:value-type="string">
            <text:p>Chi &amp; Curtis</text:p>
          </table:table-cell>
          <table:table-cell table:style-name="ce18" table:formula="of:=[.G119]&amp;&quot; &amp; &quot;&amp;[.H119]" office:value-type="string" office:string-value="Mike &amp; SG" calcext:value-type="string">
            <text:p>Mike &amp; SG</text:p>
          </table:table-cell>
          <table:table-cell table:style-name="ce52" office:value-type="string" calcext:value-type="string">
            <text:p>Chi</text:p>
          </table:table-cell>
          <table:table-cell table:style-name="ce72" office:value-type="string" calcext:value-type="string">
            <text:p>Curtis</text:p>
          </table:table-cell>
          <table:table-cell table:style-name="ce82" office:value-type="float" office:value="6" calcext:value-type="float">
            <text:p>6</text:p>
          </table:table-cell>
          <table:table-cell table:style-name="ce93" office:value-type="float" office:value="2" calcext:value-type="float">
            <text:p>2</text:p>
          </table:table-cell>
          <table:table-cell table:style-name="ce49" office:value-type="string" calcext:value-type="string">
            <text:p>Mike</text:p>
          </table:table-cell>
          <table:table-cell table:style-name="ce70" office:value-type="string" calcext:value-type="string">
            <text:p>SG</text:p>
          </table:table-cell>
          <table:table-cell/>
          <table:table-cell table:style-name="ce105" table:formula="of:=IF(ISNUMBER([.E119]);IF(OR([.E119]&lt;6;AND([.E119]=6;[.F119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20]&amp;&quot; &amp; &quot;&amp;[.D120]" office:value-type="string" office:string-value="Curtis &amp; Mike" calcext:value-type="string">
            <text:p>Curtis &amp; Mike</text:p>
          </table:table-cell>
          <table:table-cell table:style-name="ce18" table:formula="of:=[.G120]&amp;&quot; &amp; &quot;&amp;[.H120]" office:value-type="string" office:string-value="Chi &amp; SG" calcext:value-type="string">
            <text:p>Chi &amp; SG</text:p>
          </table:table-cell>
          <table:table-cell table:style-name="ce53" office:value-type="string" calcext:value-type="string">
            <text:p>Curtis</text:p>
          </table:table-cell>
          <table:table-cell table:style-name="ce73" office:value-type="string" calcext:value-type="string">
            <text:p>Mike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2" calcext:value-type="float">
            <text:p>2</text:p>
          </table:table-cell>
          <table:table-cell table:style-name="ce50" office:value-type="string" calcext:value-type="string">
            <text:p>Chi</text:p>
          </table:table-cell>
          <table:table-cell table:style-name="ce71" office:value-type="string" calcext:value-type="string">
            <text:p>SG</text:p>
          </table:table-cell>
          <table:table-cell/>
          <table:table-cell table:style-name="ce105" table:formula="of:=IF(ISNUMBER([.E120]);IF(OR([.E120]&lt;6;AND([.E120]=6;[.F120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21]&amp;&quot; &amp; &quot;&amp;[.D121]" office:value-type="string" office:string-value="45117 &amp; " calcext:value-type="string">
            <text:p>45117 &amp; </text:p>
          </table:table-cell>
          <table:table-cell table:style-name="ce18" table:formula="of:=[.G121]&amp;&quot; &amp; &quot;&amp;[.H121]" office:value-type="string" office:string-value=" &amp; " calcext:value-type="string">
            <text:p><text:s/>&amp; </text:p>
          </table:table-cell>
          <table:table-cell table:style-name="ce68" office:value-type="date" office:date-value="2023-07-10" calcext:value-type="date">
            <text:p>7/10/23</text:p>
          </table:table-cell>
          <table:table-cell table:number-columns-repeated="6"/>
          <table:table-cell table:style-name="ce105" table:formula="of:=IF(ISNUMBER([.E121]);IF(OR([.E121]&lt;6;AND([.E121]=6;[.F121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122]&amp;&quot; &amp; &quot;&amp;[.D122]" office:value-type="string" office:string-value="Mole &amp; Chi" calcext:value-type="string">
            <text:p>Mole &amp; Chi</text:p>
          </table:table-cell>
          <table:table-cell table:style-name="ce18" table:formula="of:=[.G122]&amp;&quot; &amp; &quot;&amp;[.H122]" office:value-type="string" office:string-value="Mike &amp; DT" calcext:value-type="string">
            <text:p>Mike &amp; DT</text:p>
          </table:table-cell>
          <table:table-cell table:style-name="ce52" office:value-type="string" calcext:value-type="string">
            <text:p>Mole</text:p>
          </table:table-cell>
          <table:table-cell table:style-name="ce72" office:value-type="string" calcext:value-type="string">
            <text:p>Chi</text:p>
          </table:table-cell>
          <table:table-cell table:style-name="ce82" office:value-type="float" office:value="6" calcext:value-type="float">
            <text:p>6</text:p>
          </table:table-cell>
          <table:table-cell table:style-name="ce93" office:value-type="float" office:value="3" calcext:value-type="float">
            <text:p>3</text:p>
          </table:table-cell>
          <table:table-cell table:style-name="ce49" office:value-type="string" calcext:value-type="string">
            <text:p>Mike</text:p>
          </table:table-cell>
          <table:table-cell table:style-name="ce70" office:value-type="string" calcext:value-type="string">
            <text:p>DT</text:p>
          </table:table-cell>
          <table:table-cell/>
          <table:table-cell table:style-name="ce105" table:formula="of:=IF(ISNUMBER([.E122]);IF(OR([.E122]&lt;6;AND([.E122]=6;[.F122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23]&amp;&quot; &amp; &quot;&amp;[.D123]" office:value-type="string" office:string-value="Mike &amp; Chi" calcext:value-type="string">
            <text:p>Mike &amp; Chi</text:p>
          </table:table-cell>
          <table:table-cell table:style-name="ce18" table:formula="of:=[.G123]&amp;&quot; &amp; &quot;&amp;[.H123]" office:value-type="string" office:string-value="Mole &amp; DT" calcext:value-type="string">
            <text:p>Mole &amp; DT</text:p>
          </table:table-cell>
          <table:table-cell table:style-name="ce53" office:value-type="string" calcext:value-type="string">
            <text:p>Mike</text:p>
          </table:table-cell>
          <table:table-cell table:style-name="ce73" office:value-type="string" calcext:value-type="string">
            <text:p>Chi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2" calcext:value-type="float">
            <text:p>2</text:p>
          </table:table-cell>
          <table:table-cell table:style-name="ce50" office:value-type="string" calcext:value-type="string">
            <text:p>Mole</text:p>
          </table:table-cell>
          <table:table-cell table:style-name="ce71" office:value-type="string" calcext:value-type="string">
            <text:p>DT</text:p>
          </table:table-cell>
          <table:table-cell/>
          <table:table-cell table:style-name="ce105" table:formula="of:=IF(ISNUMBER([.E123]);IF(OR([.E123]&lt;6;AND([.E123]=6;[.F123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24]&amp;&quot; &amp; &quot;&amp;[.D124]" office:value-type="string" office:string-value="45121 &amp; " calcext:value-type="string">
            <text:p>45121 &amp; </text:p>
          </table:table-cell>
          <table:table-cell table:style-name="ce18" table:formula="of:=[.G124]&amp;&quot; &amp; &quot;&amp;[.H124]" office:value-type="string" office:string-value=" &amp; " calcext:value-type="string">
            <text:p><text:s/>&amp; </text:p>
          </table:table-cell>
          <table:table-cell table:style-name="ce51" office:value-type="date" office:date-value="2023-07-14" calcext:value-type="date">
            <text:p>7/14/2023</text:p>
          </table:table-cell>
          <table:table-cell table:number-columns-repeated="6"/>
          <table:table-cell table:style-name="ce105" table:formula="of:=IF(ISNUMBER([.E124]);IF(OR([.E124]&lt;6;AND([.E124]=6;[.F124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125]&amp;&quot; &amp; &quot;&amp;[.D125]" office:value-type="string" office:string-value="Batty &amp; SG" calcext:value-type="string">
            <text:p>Batty &amp; SG</text:p>
          </table:table-cell>
          <table:table-cell table:style-name="ce18" table:formula="of:=[.G125]&amp;&quot; &amp; &quot;&amp;[.H125]" office:value-type="string" office:string-value="Chi &amp; Curtis" calcext:value-type="string">
            <text:p>Chi &amp; Curtis</text:p>
          </table:table-cell>
          <table:table-cell table:style-name="ce52" office:value-type="string" calcext:value-type="string">
            <text:p>Batty</text:p>
          </table:table-cell>
          <table:table-cell table:style-name="ce72" office:value-type="string" calcext:value-type="string">
            <text:p>SG</text:p>
          </table:table-cell>
          <table:table-cell table:style-name="ce82" office:value-type="float" office:value="7" calcext:value-type="float">
            <text:p>7</text:p>
          </table:table-cell>
          <table:table-cell table:style-name="ce93" office:value-type="float" office:value="6" calcext:value-type="float">
            <text:p>6</text:p>
          </table:table-cell>
          <table:table-cell table:style-name="ce49" office:value-type="string" calcext:value-type="string">
            <text:p>Chi</text:p>
          </table:table-cell>
          <table:table-cell table:style-name="ce70" office:value-type="string" calcext:value-type="string">
            <text:p>Curtis</text:p>
          </table:table-cell>
          <table:table-cell/>
          <table:table-cell table:style-name="ce105" table:formula="of:=IF(ISNUMBER([.E125]);IF(OR([.E125]&lt;6;AND([.E125]=6;[.F125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26]&amp;&quot; &amp; &quot;&amp;[.D126]" office:value-type="string" office:string-value="Batty &amp; Chi" calcext:value-type="string">
            <text:p>Batty &amp; Chi</text:p>
          </table:table-cell>
          <table:table-cell table:style-name="ce18" table:formula="of:=[.G126]&amp;&quot; &amp; &quot;&amp;[.H126]" office:value-type="string" office:string-value="Curtis &amp; SG" calcext:value-type="string">
            <text:p>Curtis &amp; SG</text:p>
          </table:table-cell>
          <table:table-cell table:style-name="ce53" office:value-type="string" calcext:value-type="string">
            <text:p>Batty</text:p>
          </table:table-cell>
          <table:table-cell table:style-name="ce73" office:value-type="string" calcext:value-type="string">
            <text:p>Chi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4" calcext:value-type="float">
            <text:p>4</text:p>
          </table:table-cell>
          <table:table-cell table:style-name="ce50" office:value-type="string" calcext:value-type="string">
            <text:p>Curtis</text:p>
          </table:table-cell>
          <table:table-cell table:style-name="ce71" office:value-type="string" calcext:value-type="string">
            <text:p>SG</text:p>
          </table:table-cell>
          <table:table-cell/>
          <table:table-cell table:style-name="ce105" table:formula="of:=IF(ISNUMBER([.E126]);IF(OR([.E126]&lt;6;AND([.E126]=6;[.F126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27]&amp;&quot; &amp; &quot;&amp;[.D127]" office:value-type="string" office:string-value="45138 &amp; " calcext:value-type="string">
            <text:p>45138 &amp; </text:p>
          </table:table-cell>
          <table:table-cell table:style-name="ce18" table:formula="of:=[.G127]&amp;&quot; &amp; &quot;&amp;[.H127]" office:value-type="string" office:string-value=" &amp; " calcext:value-type="string">
            <text:p><text:s/>&amp; </text:p>
          </table:table-cell>
          <table:table-cell table:style-name="ce51" office:value-type="date" office:date-value="2023-07-31" calcext:value-type="date">
            <text:p>7/31/2023</text:p>
          </table:table-cell>
          <table:table-cell table:number-columns-repeated="6"/>
          <table:table-cell table:style-name="ce105" table:formula="of:=IF(ISNUMBER([.E127]);IF(OR([.E127]&lt;6;AND([.E127]=6;[.F127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128]&amp;&quot; &amp; &quot;&amp;[.D128]" office:value-type="string" office:string-value="Curtis &amp; WM" calcext:value-type="string">
            <text:p>Curtis &amp; WM</text:p>
          </table:table-cell>
          <table:table-cell table:style-name="ce18" table:formula="of:=[.G128]&amp;&quot; &amp; &quot;&amp;[.H128]" office:value-type="string" office:string-value="Chi &amp; SG" calcext:value-type="string">
            <text:p>Chi &amp; SG</text:p>
          </table:table-cell>
          <table:table-cell table:style-name="ce52" office:value-type="string" calcext:value-type="string">
            <text:p>Curtis</text:p>
          </table:table-cell>
          <table:table-cell table:style-name="ce72" office:value-type="string" calcext:value-type="string">
            <text:p>WM</text:p>
          </table:table-cell>
          <table:table-cell table:style-name="ce82" office:value-type="float" office:value="6" calcext:value-type="float">
            <text:p>6</text:p>
          </table:table-cell>
          <table:table-cell table:style-name="ce93" office:value-type="float" office:value="1" calcext:value-type="float">
            <text:p>1</text:p>
          </table:table-cell>
          <table:table-cell table:style-name="ce49" office:value-type="string" calcext:value-type="string">
            <text:p>Chi</text:p>
          </table:table-cell>
          <table:table-cell table:style-name="ce70" office:value-type="string" calcext:value-type="string">
            <text:p>SG</text:p>
          </table:table-cell>
          <table:table-cell/>
          <table:table-cell table:style-name="ce105" table:formula="of:=IF(ISNUMBER([.E128]);IF(OR([.E128]&lt;6;AND([.E128]=6;[.F128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29]&amp;&quot; &amp; &quot;&amp;[.D129]" office:value-type="string" office:string-value="Chi &amp; WM" calcext:value-type="string">
            <text:p>Chi &amp; WM</text:p>
          </table:table-cell>
          <table:table-cell table:style-name="ce18" table:formula="of:=[.G129]&amp;&quot; &amp; &quot;&amp;[.H129]" office:value-type="string" office:string-value="Curtis &amp; SG" calcext:value-type="string">
            <text:p>Curtis &amp; SG</text:p>
          </table:table-cell>
          <table:table-cell table:style-name="ce50" office:value-type="string" calcext:value-type="string">
            <text:p>Chi</text:p>
          </table:table-cell>
          <table:table-cell table:style-name="ce71" office:value-type="string" calcext:value-type="string">
            <text:p>WM</text:p>
          </table:table-cell>
          <table:table-cell table:style-name="ce80" office:value-type="float" office:value="7" calcext:value-type="float">
            <text:p>7</text:p>
          </table:table-cell>
          <table:table-cell table:style-name="ce86" office:value-type="float" office:value="6" calcext:value-type="float">
            <text:p>6</text:p>
          </table:table-cell>
          <table:table-cell table:style-name="ce53" office:value-type="string" calcext:value-type="string">
            <text:p>Curtis</text:p>
          </table:table-cell>
          <table:table-cell table:style-name="ce73" office:value-type="string" calcext:value-type="string">
            <text:p>SG</text:p>
          </table:table-cell>
          <table:table-cell/>
          <table:table-cell table:style-name="ce105" table:formula="of:=IF(ISNUMBER([.E129]);IF(OR([.E129]&lt;6;AND([.E129]=6;[.F129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30]&amp;&quot; &amp; &quot;&amp;[.D130]" office:value-type="string" office:string-value="Curtis &amp; Chi" calcext:value-type="string">
            <text:p>Curtis &amp; Chi</text:p>
          </table:table-cell>
          <table:table-cell table:style-name="ce18" table:formula="of:=[.G130]&amp;&quot; &amp; &quot;&amp;[.H130]" office:value-type="string" office:string-value="WM &amp; SG" calcext:value-type="string">
            <text:p>WM &amp; SG</text:p>
          </table:table-cell>
          <table:table-cell table:style-name="ce65" office:value-type="string" calcext:value-type="string">
            <text:p>Curtis</text:p>
          </table:table-cell>
          <table:table-cell table:style-name="ce76" office:value-type="string" calcext:value-type="string">
            <text:p>Chi</text:p>
          </table:table-cell>
          <table:table-cell table:style-name="ce88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57" office:value-type="string" calcext:value-type="string">
            <text:p>WM</text:p>
          </table:table-cell>
          <table:table-cell table:style-name="ce75" office:value-type="string" calcext:value-type="string">
            <text:p>SG</text:p>
          </table:table-cell>
          <table:table-cell/>
          <table:table-cell table:style-name="ce105" table:formula="of:=IF(ISNUMBER([.E130]);IF(OR([.E130]&lt;6;AND([.E130]=6;[.F130]=5)); 0.5;1);0)" office:value-type="float" office:value="0.5" calcext:value-type="float">
            <text:p>0.50</text:p>
          </table:table-cell>
          <table:table-cell table:number-columns-repeated="1014"/>
        </table:table-row>
        <table:table-row table:style-name="ro2">
          <table:table-cell table:style-name="ce16" table:formula="of:=[.C131]&amp;&quot; &amp; &quot;&amp;[.D131]" office:value-type="string" office:string-value="45146 &amp; " calcext:value-type="string">
            <text:p>45146 &amp; </text:p>
          </table:table-cell>
          <table:table-cell table:style-name="ce18" table:formula="of:=[.G131]&amp;&quot; &amp; &quot;&amp;[.H131]" office:value-type="string" office:string-value=" &amp; " calcext:value-type="string">
            <text:p><text:s/>&amp; </text:p>
          </table:table-cell>
          <table:table-cell table:style-name="ce51" office:value-type="date" office:date-value="2023-08-08" calcext:value-type="date">
            <text:p>8/8/2023</text:p>
          </table:table-cell>
          <table:table-cell table:number-columns-repeated="6"/>
          <table:table-cell table:style-name="ce105" table:formula="of:=IF(ISNUMBER([.E131]);IF(OR([.E131]&lt;6;AND([.E131]=6;[.F131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132]&amp;&quot; &amp; &quot;&amp;[.D132]" office:value-type="string" office:string-value="WM &amp; Mole" calcext:value-type="string">
            <text:p>WM &amp; Mole</text:p>
          </table:table-cell>
          <table:table-cell table:style-name="ce18" table:formula="of:=[.G132]&amp;&quot; &amp; &quot;&amp;[.H132]" office:value-type="string" office:string-value="Chi &amp; Curtis" calcext:value-type="string">
            <text:p>Chi &amp; Curtis</text:p>
          </table:table-cell>
          <table:table-cell table:style-name="ce52" office:value-type="string" calcext:value-type="string">
            <text:p>WM</text:p>
          </table:table-cell>
          <table:table-cell table:style-name="ce72" office:value-type="string" calcext:value-type="string">
            <text:p>Mole</text:p>
          </table:table-cell>
          <table:table-cell table:style-name="ce82" office:value-type="float" office:value="6" calcext:value-type="float">
            <text:p>6</text:p>
          </table:table-cell>
          <table:table-cell table:style-name="ce93" office:value-type="float" office:value="1" calcext:value-type="float">
            <text:p>1</text:p>
          </table:table-cell>
          <table:table-cell table:style-name="ce49" office:value-type="string" calcext:value-type="string">
            <text:p>Chi</text:p>
          </table:table-cell>
          <table:table-cell table:style-name="ce70" office:value-type="string" calcext:value-type="string">
            <text:p>Curtis</text:p>
          </table:table-cell>
          <table:table-cell/>
          <table:table-cell table:style-name="ce105" table:formula="of:=IF(ISNUMBER([.E132]);IF(OR([.E132]&lt;6;AND([.E132]=6;[.F132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33]&amp;&quot; &amp; &quot;&amp;[.D133]" office:value-type="string" office:string-value="Mole &amp; Curtis" calcext:value-type="string">
            <text:p>Mole &amp; Curtis</text:p>
          </table:table-cell>
          <table:table-cell table:style-name="ce18" table:formula="of:=[.G133]&amp;&quot; &amp; &quot;&amp;[.H133]" office:value-type="string" office:string-value="WM &amp; Chi" calcext:value-type="string">
            <text:p>WM &amp; Chi</text:p>
          </table:table-cell>
          <table:table-cell table:style-name="ce50" office:value-type="string" calcext:value-type="string">
            <text:p>Mole</text:p>
          </table:table-cell>
          <table:table-cell table:style-name="ce71" office:value-type="string" calcext:value-type="string">
            <text:p>Curtis</text:p>
          </table:table-cell>
          <table:table-cell table:style-name="ce80" office:value-type="float" office:value="7" calcext:value-type="float">
            <text:p>7</text:p>
          </table:table-cell>
          <table:table-cell table:style-name="ce86" office:value-type="float" office:value="5" calcext:value-type="float">
            <text:p>5</text:p>
          </table:table-cell>
          <table:table-cell table:style-name="ce53" office:value-type="string" calcext:value-type="string">
            <text:p>WM</text:p>
          </table:table-cell>
          <table:table-cell table:style-name="ce73" office:value-type="string" calcext:value-type="string">
            <text:p>Chi</text:p>
          </table:table-cell>
          <table:table-cell/>
          <table:table-cell table:style-name="ce105" table:formula="of:=IF(ISNUMBER([.E133]);IF(OR([.E133]&lt;6;AND([.E133]=6;[.F133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34]&amp;&quot; &amp; &quot;&amp;[.D134]" office:value-type="string" office:string-value="45152 &amp; " calcext:value-type="string">
            <text:p>45152 &amp; </text:p>
          </table:table-cell>
          <table:table-cell table:style-name="ce18" table:formula="of:=[.G134]&amp;&quot; &amp; &quot;&amp;[.H134]" office:value-type="string" office:string-value=" &amp; " calcext:value-type="string">
            <text:p><text:s/>&amp; </text:p>
          </table:table-cell>
          <table:table-cell table:style-name="ce51" office:value-type="date" office:date-value="2023-08-14" calcext:value-type="date">
            <text:p>8/14/2023</text:p>
          </table:table-cell>
          <table:table-cell table:number-columns-repeated="6"/>
          <table:table-cell table:style-name="ce105" table:formula="of:=IF(ISNUMBER([.E134]);IF(OR([.E134]&lt;6;AND([.E134]=6;[.F134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135]&amp;&quot; &amp; &quot;&amp;[.D135]" office:value-type="string" office:string-value="DT &amp; Kenny" calcext:value-type="string">
            <text:p>DT &amp; Kenny</text:p>
          </table:table-cell>
          <table:table-cell table:style-name="ce18" table:formula="of:=[.G135]&amp;&quot; &amp; &quot;&amp;[.H135]" office:value-type="string" office:string-value="WM &amp; Chi" calcext:value-type="string">
            <text:p>WM &amp; Chi</text:p>
          </table:table-cell>
          <table:table-cell table:style-name="ce49" office:value-type="string" calcext:value-type="string">
            <text:p>DT</text:p>
          </table:table-cell>
          <table:table-cell table:style-name="ce70" office:value-type="string" calcext:value-type="string">
            <text:p>Kenny</text:p>
          </table:table-cell>
          <table:table-cell table:style-name="ce81" office:value-type="float" office:value="6" calcext:value-type="float">
            <text:p>6</text:p>
          </table:table-cell>
          <table:table-cell table:style-name="ce85" office:value-type="float" office:value="3" calcext:value-type="float">
            <text:p>3</text:p>
          </table:table-cell>
          <table:table-cell table:style-name="ce52" office:value-type="string" calcext:value-type="string">
            <text:p>WM</text:p>
          </table:table-cell>
          <table:table-cell table:style-name="ce72" office:value-type="string" calcext:value-type="string">
            <text:p>Chi</text:p>
          </table:table-cell>
          <table:table-cell/>
          <table:table-cell table:style-name="ce105" table:formula="of:=IF(ISNUMBER([.E135]);IF(OR([.E135]&lt;6;AND([.E135]=6;[.F135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36]&amp;&quot; &amp; &quot;&amp;[.D136]" office:value-type="string" office:string-value="WM &amp; DT" calcext:value-type="string">
            <text:p>WM &amp; DT</text:p>
          </table:table-cell>
          <table:table-cell table:style-name="ce18" table:formula="of:=[.G136]&amp;&quot; &amp; &quot;&amp;[.H136]" office:value-type="string" office:string-value="Chi &amp; Kenny" calcext:value-type="string">
            <text:p>Chi &amp; Kenny</text:p>
          </table:table-cell>
          <table:table-cell table:style-name="ce53" office:value-type="string" calcext:value-type="string">
            <text:p>WM</text:p>
          </table:table-cell>
          <table:table-cell table:style-name="ce73" office:value-type="string" calcext:value-type="string">
            <text:p>DT</text:p>
          </table:table-cell>
          <table:table-cell table:style-name="ce83" office:value-type="float" office:value="5" calcext:value-type="float">
            <text:p>5</text:p>
          </table:table-cell>
          <table:table-cell table:style-name="ce94" office:value-type="float" office:value="3" calcext:value-type="float">
            <text:p>3</text:p>
          </table:table-cell>
          <table:table-cell table:style-name="ce50" office:value-type="string" calcext:value-type="string">
            <text:p>Chi</text:p>
          </table:table-cell>
          <table:table-cell table:style-name="ce71" office:value-type="string" calcext:value-type="string">
            <text:p>Kenny</text:p>
          </table:table-cell>
          <table:table-cell/>
          <table:table-cell table:style-name="ce105" table:formula="of:=IF(ISNUMBER([.E136]);IF(OR([.E136]&lt;6;AND([.E136]=6;[.F136]=5)); 0.5;1);0)" office:value-type="float" office:value="0.5" calcext:value-type="float">
            <text:p>0.50</text:p>
          </table:table-cell>
          <table:table-cell table:number-columns-repeated="1014"/>
        </table:table-row>
        <table:table-row table:style-name="ro2">
          <table:table-cell table:style-name="ce16" table:formula="of:=[.C137]&amp;&quot; &amp; &quot;&amp;[.D137]" office:value-type="string" office:string-value="45156 &amp; " calcext:value-type="string">
            <text:p>45156 &amp; </text:p>
          </table:table-cell>
          <table:table-cell table:style-name="ce18" table:formula="of:=[.G137]&amp;&quot; &amp; &quot;&amp;[.H137]" office:value-type="string" office:string-value=" &amp; " calcext:value-type="string">
            <text:p><text:s/>&amp; </text:p>
          </table:table-cell>
          <table:table-cell table:style-name="ce51" office:value-type="date" office:date-value="2023-08-18" calcext:value-type="date">
            <text:p>8/18/2023</text:p>
          </table:table-cell>
          <table:table-cell table:number-columns-repeated="6"/>
          <table:table-cell table:style-name="ce105" table:formula="of:=IF(ISNUMBER([.E137]);IF(OR([.E137]&lt;6;AND([.E137]=6;[.F137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138]&amp;&quot; &amp; &quot;&amp;[.D138]" office:value-type="string" office:string-value="Mole &amp; Hiro" calcext:value-type="string">
            <text:p>Mole &amp; Hiro</text:p>
          </table:table-cell>
          <table:table-cell table:style-name="ce18" table:formula="of:=[.G138]&amp;&quot; &amp; &quot;&amp;[.H138]" office:value-type="string" office:string-value="WM &amp; Chi" calcext:value-type="string">
            <text:p>WM &amp; Chi</text:p>
          </table:table-cell>
          <table:table-cell table:style-name="ce49" office:value-type="string" calcext:value-type="string">
            <text:p>Mole</text:p>
          </table:table-cell>
          <table:table-cell table:style-name="ce70" office:value-type="string" calcext:value-type="string">
            <text:p>Hiro</text:p>
          </table:table-cell>
          <table:table-cell table:style-name="ce81" office:value-type="float" office:value="7" calcext:value-type="float">
            <text:p>7</text:p>
          </table:table-cell>
          <table:table-cell table:style-name="ce85" office:value-type="float" office:value="6" calcext:value-type="float">
            <text:p>6</text:p>
          </table:table-cell>
          <table:table-cell table:style-name="ce52" office:value-type="string" calcext:value-type="string">
            <text:p>WM</text:p>
          </table:table-cell>
          <table:table-cell table:style-name="ce72" office:value-type="string" calcext:value-type="string">
            <text:p>Chi</text:p>
          </table:table-cell>
          <table:table-cell/>
          <table:table-cell table:style-name="ce105" table:formula="of:=IF(ISNUMBER([.E138]);IF(OR([.E138]&lt;6;AND([.E138]=6;[.F138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39]&amp;&quot; &amp; &quot;&amp;[.D139]" office:value-type="string" office:string-value="WM &amp; Hiro" calcext:value-type="string">
            <text:p>WM &amp; Hiro</text:p>
          </table:table-cell>
          <table:table-cell table:style-name="ce18" table:formula="of:=[.G139]&amp;&quot; &amp; &quot;&amp;[.H139]" office:value-type="string" office:string-value="Mole &amp; Chi" calcext:value-type="string">
            <text:p>Mole &amp; Chi</text:p>
          </table:table-cell>
          <table:table-cell table:style-name="ce53" office:value-type="string" calcext:value-type="string">
            <text:p>WM</text:p>
          </table:table-cell>
          <table:table-cell table:style-name="ce73" office:value-type="string" calcext:value-type="string">
            <text:p>Hiro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1" calcext:value-type="float">
            <text:p>1</text:p>
          </table:table-cell>
          <table:table-cell table:style-name="ce50" office:value-type="string" calcext:value-type="string">
            <text:p>Mole</text:p>
          </table:table-cell>
          <table:table-cell table:style-name="ce71" office:value-type="string" calcext:value-type="string">
            <text:p>Chi</text:p>
          </table:table-cell>
          <table:table-cell/>
          <table:table-cell table:style-name="ce105" table:formula="of:=IF(ISNUMBER([.E139]);IF(OR([.E139]&lt;6;AND([.E139]=6;[.F139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40]&amp;&quot; &amp; &quot;&amp;[.D140]" office:value-type="string" office:string-value="45159 &amp; " calcext:value-type="string">
            <text:p>45159 &amp; </text:p>
          </table:table-cell>
          <table:table-cell table:style-name="ce18" table:formula="of:=[.G140]&amp;&quot; &amp; &quot;&amp;[.H140]" office:value-type="string" office:string-value=" &amp; " calcext:value-type="string">
            <text:p><text:s/>&amp; </text:p>
          </table:table-cell>
          <table:table-cell table:style-name="ce51" office:value-type="date" office:date-value="2023-08-21" calcext:value-type="date">
            <text:p>8/21/2023</text:p>
          </table:table-cell>
          <table:table-cell table:number-columns-repeated="6"/>
          <table:table-cell table:style-name="ce105" table:formula="of:=IF(ISNUMBER([.E140]);IF(OR([.E140]&lt;6;AND([.E140]=6;[.F140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141]&amp;&quot; &amp; &quot;&amp;[.D141]" office:value-type="string" office:string-value="Chi &amp; WM" calcext:value-type="string">
            <text:p>Chi &amp; WM</text:p>
          </table:table-cell>
          <table:table-cell table:style-name="ce18" table:formula="of:=[.G141]&amp;&quot; &amp; &quot;&amp;[.H141]" office:value-type="string" office:string-value="DT &amp; Jacky" calcext:value-type="string">
            <text:p>DT &amp; Jacky</text:p>
          </table:table-cell>
          <table:table-cell table:style-name="ce52" office:value-type="string" calcext:value-type="string">
            <text:p>Chi</text:p>
          </table:table-cell>
          <table:table-cell table:style-name="ce72" office:value-type="string" calcext:value-type="string">
            <text:p>WM</text:p>
          </table:table-cell>
          <table:table-cell table:style-name="ce82" office:value-type="float" office:value="6" calcext:value-type="float">
            <text:p>6</text:p>
          </table:table-cell>
          <table:table-cell table:style-name="ce93" office:value-type="float" office:value="2" calcext:value-type="float">
            <text:p>2</text:p>
          </table:table-cell>
          <table:table-cell table:style-name="ce49" office:value-type="string" calcext:value-type="string">
            <text:p>DT</text:p>
          </table:table-cell>
          <table:table-cell table:style-name="ce70" office:value-type="string" calcext:value-type="string">
            <text:p>Jacky</text:p>
          </table:table-cell>
          <table:table-cell/>
          <table:table-cell table:style-name="ce105" table:formula="of:=IF(ISNUMBER([.E141]);IF(OR([.E141]&lt;6;AND([.E141]=6;[.F141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42]&amp;&quot; &amp; &quot;&amp;[.D142]" office:value-type="string" office:string-value="Jacky &amp; WM" calcext:value-type="string">
            <text:p>Jacky &amp; WM</text:p>
          </table:table-cell>
          <table:table-cell table:style-name="ce18" table:formula="of:=[.G142]&amp;&quot; &amp; &quot;&amp;[.H142]" office:value-type="string" office:string-value="DT &amp; Chi" calcext:value-type="string">
            <text:p>DT &amp; Chi</text:p>
          </table:table-cell>
          <table:table-cell table:style-name="ce53" office:value-type="string" calcext:value-type="string">
            <text:p>Jacky</text:p>
          </table:table-cell>
          <table:table-cell table:style-name="ce73" office:value-type="string" calcext:value-type="string">
            <text:p>WM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0" calcext:value-type="float">
            <text:p>0</text:p>
          </table:table-cell>
          <table:table-cell table:style-name="ce50" office:value-type="string" calcext:value-type="string">
            <text:p>DT</text:p>
          </table:table-cell>
          <table:table-cell table:style-name="ce71" office:value-type="string" calcext:value-type="string">
            <text:p>Chi</text:p>
          </table:table-cell>
          <table:table-cell/>
          <table:table-cell table:style-name="ce105" table:formula="of:=IF(ISNUMBER([.E142]);IF(OR([.E142]&lt;6;AND([.E142]=6;[.F142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43]&amp;&quot; &amp; &quot;&amp;[.D143]" office:value-type="string" office:string-value="25/8/2023 &amp; " calcext:value-type="string">
            <text:p>25/8/2023 &amp; </text:p>
          </table:table-cell>
          <table:table-cell table:style-name="ce18" table:formula="of:=[.G143]&amp;&quot; &amp; &quot;&amp;[.H143]" office:value-type="string" office:string-value=" &amp; " calcext:value-type="string">
            <text:p><text:s/>&amp; </text:p>
          </table:table-cell>
          <table:table-cell table:style-name="ce8" office:value-type="string" calcext:value-type="string">
            <text:p>25/8/2023</text:p>
          </table:table-cell>
          <table:table-cell table:number-columns-repeated="6"/>
          <table:table-cell table:style-name="ce105" table:formula="of:=IF(ISNUMBER([.E143]);IF(OR([.E143]&lt;6;AND([.E143]=6;[.F143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144]&amp;&quot; &amp; &quot;&amp;[.D144]" office:value-type="string" office:string-value="Chi &amp; Mole" calcext:value-type="string">
            <text:p>Chi &amp; Mole</text:p>
          </table:table-cell>
          <table:table-cell table:style-name="ce18" table:formula="of:=[.G144]&amp;&quot; &amp; &quot;&amp;[.H144]" office:value-type="string" office:string-value="WM &amp; Curtis" calcext:value-type="string">
            <text:p>WM &amp; Curtis</text:p>
          </table:table-cell>
          <table:table-cell table:style-name="ce49" office:value-type="string" calcext:value-type="string">
            <text:p>Chi</text:p>
          </table:table-cell>
          <table:table-cell table:style-name="ce70" office:value-type="string" calcext:value-type="string">
            <text:p>Mole</text:p>
          </table:table-cell>
          <table:table-cell table:style-name="ce81" office:value-type="float" office:value="6" calcext:value-type="float">
            <text:p>6</text:p>
          </table:table-cell>
          <table:table-cell table:style-name="ce85" office:value-type="float" office:value="4" calcext:value-type="float">
            <text:p>4</text:p>
          </table:table-cell>
          <table:table-cell table:style-name="ce52" office:value-type="string" calcext:value-type="string">
            <text:p>WM</text:p>
          </table:table-cell>
          <table:table-cell table:style-name="ce72" office:value-type="string" calcext:value-type="string">
            <text:p>Curtis</text:p>
          </table:table-cell>
          <table:table-cell/>
          <table:table-cell table:style-name="ce105" table:formula="of:=IF(ISNUMBER([.E144]);IF(OR([.E144]&lt;6;AND([.E144]=6;[.F144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45]&amp;&quot; &amp; &quot;&amp;[.D145]" office:value-type="string" office:string-value="WM &amp; Chi" calcext:value-type="string">
            <text:p>WM &amp; Chi</text:p>
          </table:table-cell>
          <table:table-cell table:style-name="ce18" table:formula="of:=[.G145]&amp;&quot; &amp; &quot;&amp;[.H145]" office:value-type="string" office:string-value="Curtis &amp; Mole" calcext:value-type="string">
            <text:p>Curtis &amp; Mole</text:p>
          </table:table-cell>
          <table:table-cell table:style-name="ce53" office:value-type="string" calcext:value-type="string">
            <text:p>WM</text:p>
          </table:table-cell>
          <table:table-cell table:style-name="ce73" office:value-type="string" calcext:value-type="string">
            <text:p>Chi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2" calcext:value-type="float">
            <text:p>2</text:p>
          </table:table-cell>
          <table:table-cell table:style-name="ce50" office:value-type="string" calcext:value-type="string">
            <text:p>Curtis</text:p>
          </table:table-cell>
          <table:table-cell table:style-name="ce71" office:value-type="string" calcext:value-type="string">
            <text:p>Mole</text:p>
          </table:table-cell>
          <table:table-cell/>
          <table:table-cell table:style-name="ce105" table:formula="of:=IF(ISNUMBER([.E145]);IF(OR([.E145]&lt;6;AND([.E145]=6;[.F145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46]&amp;&quot; &amp; &quot;&amp;[.D146]" office:value-type="string" office:string-value="45166 &amp; " calcext:value-type="string">
            <text:p>45166 &amp; </text:p>
          </table:table-cell>
          <table:table-cell table:style-name="ce18" table:formula="of:=[.G146]&amp;&quot; &amp; &quot;&amp;[.H146]" office:value-type="string" office:string-value=" &amp; " calcext:value-type="string">
            <text:p><text:s/>&amp; </text:p>
          </table:table-cell>
          <table:table-cell table:style-name="ce51" office:value-type="date" office:date-value="2023-08-28" calcext:value-type="date">
            <text:p>8/28/2023</text:p>
          </table:table-cell>
          <table:table-cell table:number-columns-repeated="6"/>
          <table:table-cell table:style-name="ce105" table:formula="of:=IF(ISNUMBER([.E146]);IF(OR([.E146]&lt;6;AND([.E146]=6;[.F146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147]&amp;&quot; &amp; &quot;&amp;[.D147]" office:value-type="string" office:string-value="WM &amp; Dom" calcext:value-type="string">
            <text:p>WM &amp; Dom</text:p>
          </table:table-cell>
          <table:table-cell table:style-name="ce18" table:formula="of:=[.G147]&amp;&quot; &amp; &quot;&amp;[.H147]" office:value-type="string" office:string-value="Chi &amp; SG" calcext:value-type="string">
            <text:p>Chi &amp; SG</text:p>
          </table:table-cell>
          <table:table-cell table:style-name="ce52" office:value-type="string" calcext:value-type="string">
            <text:p>WM</text:p>
          </table:table-cell>
          <table:table-cell table:style-name="ce72" office:value-type="string" calcext:value-type="string">
            <text:p>Dom</text:p>
          </table:table-cell>
          <table:table-cell table:style-name="ce82" office:value-type="float" office:value="6" calcext:value-type="float">
            <text:p>6</text:p>
          </table:table-cell>
          <table:table-cell table:style-name="ce93" office:value-type="float" office:value="1" calcext:value-type="float">
            <text:p>1</text:p>
          </table:table-cell>
          <table:table-cell table:style-name="ce49" office:value-type="string" calcext:value-type="string">
            <text:p>Chi</text:p>
          </table:table-cell>
          <table:table-cell table:style-name="ce70" office:value-type="string" calcext:value-type="string">
            <text:p>SG</text:p>
          </table:table-cell>
          <table:table-cell/>
          <table:table-cell table:style-name="ce105" table:formula="of:=IF(ISNUMBER([.E147]);IF(OR([.E147]&lt;6;AND([.E147]=6;[.F147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48]&amp;&quot; &amp; &quot;&amp;[.D148]" office:value-type="string" office:string-value="WM &amp; Chi" calcext:value-type="string">
            <text:p>WM &amp; Chi</text:p>
          </table:table-cell>
          <table:table-cell table:style-name="ce18" table:formula="of:=[.G148]&amp;&quot; &amp; &quot;&amp;[.H148]" office:value-type="string" office:string-value="SG &amp; Dom" calcext:value-type="string">
            <text:p>SG &amp; Dom</text:p>
          </table:table-cell>
          <table:table-cell table:style-name="ce53" office:value-type="string" calcext:value-type="string">
            <text:p>WM</text:p>
          </table:table-cell>
          <table:table-cell table:style-name="ce73" office:value-type="string" calcext:value-type="string">
            <text:p>Chi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3" calcext:value-type="float">
            <text:p>3</text:p>
          </table:table-cell>
          <table:table-cell table:style-name="ce50" office:value-type="string" calcext:value-type="string">
            <text:p>SG</text:p>
          </table:table-cell>
          <table:table-cell table:style-name="ce71" office:value-type="string" calcext:value-type="string">
            <text:p>Dom</text:p>
          </table:table-cell>
          <table:table-cell/>
          <table:table-cell table:style-name="ce105" table:formula="of:=IF(ISNUMBER([.E148]);IF(OR([.E148]&lt;6;AND([.E148]=6;[.F148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49]&amp;&quot; &amp; &quot;&amp;[.D149]" office:value-type="string" office:string-value="Chi &amp; Dom" calcext:value-type="string">
            <text:p>Chi &amp; Dom</text:p>
          </table:table-cell>
          <table:table-cell table:style-name="ce18" table:formula="of:=[.G149]&amp;&quot; &amp; &quot;&amp;[.H149]" office:value-type="string" office:string-value="WM &amp; SG" calcext:value-type="string">
            <text:p>WM &amp; SG</text:p>
          </table:table-cell>
          <table:table-cell table:style-name="ce57" office:value-type="string" calcext:value-type="string">
            <text:p>Chi</text:p>
          </table:table-cell>
          <table:table-cell table:style-name="ce75" office:value-type="string" calcext:value-type="string">
            <text:p>Dom</text:p>
          </table:table-cell>
          <table:table-cell table:style-name="ce89" office:value-type="float" office:value="5" calcext:value-type="float">
            <text:p>5</text:p>
          </table:table-cell>
          <table:table-cell table:style-name="ce87" office:value-type="float" office:value="4" calcext:value-type="float">
            <text:p>4</text:p>
          </table:table-cell>
          <table:table-cell table:style-name="ce65" office:value-type="string" calcext:value-type="string">
            <text:p>WM</text:p>
          </table:table-cell>
          <table:table-cell table:style-name="ce76" office:value-type="string" calcext:value-type="string">
            <text:p>SG</text:p>
          </table:table-cell>
          <table:table-cell/>
          <table:table-cell table:style-name="ce105" table:formula="of:=IF(ISNUMBER([.E149]);IF(OR([.E149]&lt;6;AND([.E149]=6;[.F149]=5)); 0.5;1);0)" office:value-type="float" office:value="0.5" calcext:value-type="float">
            <text:p>0.50</text:p>
          </table:table-cell>
          <table:table-cell table:number-columns-repeated="1014"/>
        </table:table-row>
        <table:table-row table:style-name="ro2">
          <table:table-cell table:style-name="ce16" table:formula="of:=[.C150]&amp;&quot; &amp; &quot;&amp;[.D150]" office:value-type="string" office:string-value="45173 &amp; " calcext:value-type="string">
            <text:p>45173 &amp; </text:p>
          </table:table-cell>
          <table:table-cell table:style-name="ce18" table:formula="of:=[.G150]&amp;&quot; &amp; &quot;&amp;[.H150]" office:value-type="string" office:string-value=" &amp; " calcext:value-type="string">
            <text:p><text:s/>&amp; </text:p>
          </table:table-cell>
          <table:table-cell table:style-name="ce14" office:value-type="date" office:date-value="2023-09-04" calcext:value-type="date">
            <text:p>2023/9/4</text:p>
          </table:table-cell>
          <table:table-cell table:number-columns-repeated="6"/>
          <table:table-cell table:style-name="ce105" table:formula="of:=IF(ISNUMBER([.E150]);IF(OR([.E150]&lt;6;AND([.E150]=6;[.F150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151]&amp;&quot; &amp; &quot;&amp;[.D151]" office:value-type="string" office:string-value="Chi &amp; Curtis" calcext:value-type="string">
            <text:p>Chi &amp; Curtis</text:p>
          </table:table-cell>
          <table:table-cell table:style-name="ce18" table:formula="of:=[.G151]&amp;&quot; &amp; &quot;&amp;[.H151]" office:value-type="string" office:string-value="WM &amp; DT" calcext:value-type="string">
            <text:p>WM &amp; DT</text:p>
          </table:table-cell>
          <table:table-cell table:style-name="ce49" office:value-type="string" calcext:value-type="string">
            <text:p>Chi</text:p>
          </table:table-cell>
          <table:table-cell table:style-name="ce70" office:value-type="string" calcext:value-type="string">
            <text:p>Curtis</text:p>
          </table:table-cell>
          <table:table-cell table:style-name="ce81" office:value-type="float" office:value="6" calcext:value-type="float">
            <text:p>6</text:p>
          </table:table-cell>
          <table:table-cell table:style-name="ce85" office:value-type="float" office:value="2" calcext:value-type="float">
            <text:p>2</text:p>
          </table:table-cell>
          <table:table-cell table:style-name="ce59" office:value-type="string" calcext:value-type="string">
            <text:p>WM</text:p>
          </table:table-cell>
          <table:table-cell table:style-name="ce72" office:value-type="string" calcext:value-type="string">
            <text:p>DT</text:p>
          </table:table-cell>
          <table:table-cell/>
          <table:table-cell table:style-name="ce105" table:formula="of:=IF(ISNUMBER([.E151]);IF(OR([.E151]&lt;6;AND([.E151]=6;[.F151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52]&amp;&quot; &amp; &quot;&amp;[.D152]" office:value-type="string" office:string-value="WM &amp; Curtis" calcext:value-type="string">
            <text:p>WM &amp; Curtis</text:p>
          </table:table-cell>
          <table:table-cell table:style-name="ce18" table:formula="of:=[.G152]&amp;&quot; &amp; &quot;&amp;[.H152]" office:value-type="string" office:string-value="Chi &amp; DT" calcext:value-type="string">
            <text:p>Chi &amp; DT</text:p>
          </table:table-cell>
          <table:table-cell table:style-name="ce60" office:value-type="string" calcext:value-type="string">
            <text:p>WM</text:p>
          </table:table-cell>
          <table:table-cell table:style-name="ce73" office:value-type="string" calcext:value-type="string">
            <text:p>Curtis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0" calcext:value-type="float">
            <text:p>0</text:p>
          </table:table-cell>
          <table:table-cell table:style-name="ce50" office:value-type="string" calcext:value-type="string">
            <text:p>Chi</text:p>
          </table:table-cell>
          <table:table-cell table:style-name="ce71" office:value-type="string" calcext:value-type="string">
            <text:p>DT</text:p>
          </table:table-cell>
          <table:table-cell/>
          <table:table-cell table:style-name="ce105" table:formula="of:=IF(ISNUMBER([.E152]);IF(OR([.E152]&lt;6;AND([.E152]=6;[.F152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53]&amp;&quot; &amp; &quot;&amp;[.D153]" office:value-type="string" office:string-value="WM &amp; Chi" calcext:value-type="string">
            <text:p>WM &amp; Chi</text:p>
          </table:table-cell>
          <table:table-cell table:style-name="ce18" table:formula="of:=[.G153]&amp;&quot; &amp; &quot;&amp;[.H153]" office:value-type="string" office:string-value="DT &amp; Curtis" calcext:value-type="string">
            <text:p>DT &amp; Curtis</text:p>
          </table:table-cell>
          <table:table-cell table:style-name="ce61" office:value-type="string" calcext:value-type="string">
            <text:p>WM</text:p>
          </table:table-cell>
          <table:table-cell table:style-name="ce76" office:value-type="string" calcext:value-type="string">
            <text:p>Chi</text:p>
          </table:table-cell>
          <table:table-cell table:style-name="ce88" office:value-type="float" office:value="6" calcext:value-type="float">
            <text:p>6</text:p>
          </table:table-cell>
          <table:table-cell table:style-name="ce96" office:value-type="float" office:value="2" calcext:value-type="float">
            <text:p>2</text:p>
          </table:table-cell>
          <table:table-cell table:style-name="ce57" office:value-type="string" calcext:value-type="string">
            <text:p>DT</text:p>
          </table:table-cell>
          <table:table-cell table:style-name="ce75" office:value-type="string" calcext:value-type="string">
            <text:p>Curtis</text:p>
          </table:table-cell>
          <table:table-cell/>
          <table:table-cell table:style-name="ce105" table:formula="of:=IF(ISNUMBER([.E153]);IF(OR([.E153]&lt;6;AND([.E153]=6;[.F153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54]&amp;&quot; &amp; &quot;&amp;[.D154]" office:value-type="string" office:string-value="45175 &amp; " calcext:value-type="string">
            <text:p>45175 &amp; </text:p>
          </table:table-cell>
          <table:table-cell table:style-name="ce18" table:formula="of:=[.G154]&amp;&quot; &amp; &quot;&amp;[.H154]" office:value-type="string" office:string-value=" &amp; " calcext:value-type="string">
            <text:p><text:s/>&amp; </text:p>
          </table:table-cell>
          <table:table-cell table:style-name="ce14" office:value-type="date" office:date-value="2023-09-06" calcext:value-type="date">
            <text:p>2023/9/6</text:p>
          </table:table-cell>
          <table:table-cell table:number-columns-repeated="6"/>
          <table:table-cell table:style-name="ce105" table:formula="of:=IF(ISNUMBER([.E154]);IF(OR([.E154]&lt;6;AND([.E154]=6;[.F154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155]&amp;&quot; &amp; &quot;&amp;[.D155]" office:value-type="string" office:string-value="WM &amp; Mole" calcext:value-type="string">
            <text:p>WM &amp; Mole</text:p>
          </table:table-cell>
          <table:table-cell table:style-name="ce18" table:formula="of:=[.G155]&amp;&quot; &amp; &quot;&amp;[.H155]" office:value-type="string" office:string-value="Kita &amp; Chi" calcext:value-type="string">
            <text:p>Kita &amp; Chi</text:p>
          </table:table-cell>
          <table:table-cell table:style-name="ce59" office:value-type="string" calcext:value-type="string">
            <text:p>WM</text:p>
          </table:table-cell>
          <table:table-cell table:style-name="ce72" office:value-type="string" calcext:value-type="string">
            <text:p>Mole</text:p>
          </table:table-cell>
          <table:table-cell table:style-name="ce82" office:value-type="float" office:value="6" calcext:value-type="float">
            <text:p>6</text:p>
          </table:table-cell>
          <table:table-cell table:style-name="ce93" office:value-type="float" office:value="2" calcext:value-type="float">
            <text:p>2</text:p>
          </table:table-cell>
          <table:table-cell table:style-name="ce49" office:value-type="string" calcext:value-type="string">
            <text:p>Kita</text:p>
          </table:table-cell>
          <table:table-cell table:style-name="ce70" office:value-type="string" calcext:value-type="string">
            <text:p>Chi</text:p>
          </table:table-cell>
          <table:table-cell/>
          <table:table-cell table:style-name="ce105" table:formula="of:=IF(ISNUMBER([.E155]);IF(OR([.E155]&lt;6;AND([.E155]=6;[.F155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56]&amp;&quot; &amp; &quot;&amp;[.D156]" office:value-type="string" office:string-value="WM &amp; Kita" calcext:value-type="string">
            <text:p>WM &amp; Kita</text:p>
          </table:table-cell>
          <table:table-cell table:style-name="ce18" table:formula="of:=[.G156]&amp;&quot; &amp; &quot;&amp;[.H156]" office:value-type="string" office:string-value="Chi &amp; Mole" calcext:value-type="string">
            <text:p>Chi &amp; Mole</text:p>
          </table:table-cell>
          <table:table-cell table:style-name="ce53" office:value-type="string" calcext:value-type="string">
            <text:p>WM</text:p>
          </table:table-cell>
          <table:table-cell table:style-name="ce73" office:value-type="string" calcext:value-type="string">
            <text:p>Kita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2" calcext:value-type="float">
            <text:p>2</text:p>
          </table:table-cell>
          <table:table-cell table:style-name="ce50" office:value-type="string" calcext:value-type="string">
            <text:p>Chi</text:p>
          </table:table-cell>
          <table:table-cell table:style-name="ce71" office:value-type="string" calcext:value-type="string">
            <text:p>Mole</text:p>
          </table:table-cell>
          <table:table-cell/>
          <table:table-cell table:style-name="ce105" table:formula="of:=IF(ISNUMBER([.E156]);IF(OR([.E156]&lt;6;AND([.E156]=6;[.F156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57]&amp;&quot; &amp; &quot;&amp;[.D157]" office:value-type="string" office:string-value="WM &amp; Chi" calcext:value-type="string">
            <text:p>WM &amp; Chi</text:p>
          </table:table-cell>
          <table:table-cell table:style-name="ce18" table:formula="of:=[.G157]&amp;&quot; &amp; &quot;&amp;[.H157]" office:value-type="string" office:string-value="Kita &amp; Mole" calcext:value-type="string">
            <text:p>Kita &amp; Mole</text:p>
          </table:table-cell>
          <table:table-cell table:style-name="ce61" office:value-type="string" calcext:value-type="string">
            <text:p>WM</text:p>
          </table:table-cell>
          <table:table-cell table:style-name="ce76" office:value-type="string" calcext:value-type="string">
            <text:p>Chi</text:p>
          </table:table-cell>
          <table:table-cell table:style-name="ce88" office:value-type="float" office:value="6" calcext:value-type="float">
            <text:p>6</text:p>
          </table:table-cell>
          <table:table-cell table:style-name="ce96" office:value-type="float" office:value="1" calcext:value-type="float">
            <text:p>1</text:p>
          </table:table-cell>
          <table:table-cell table:style-name="ce57" office:value-type="string" calcext:value-type="string">
            <text:p>Kita</text:p>
          </table:table-cell>
          <table:table-cell table:style-name="ce75" office:value-type="string" calcext:value-type="string">
            <text:p>Mole</text:p>
          </table:table-cell>
          <table:table-cell/>
          <table:table-cell table:style-name="ce105" table:formula="of:=IF(ISNUMBER([.E157]);IF(OR([.E157]&lt;6;AND([.E157]=6;[.F157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58]&amp;&quot; &amp; &quot;&amp;[.D158]" office:value-type="string" office:string-value="45180 &amp; " calcext:value-type="string">
            <text:p>45180 &amp; </text:p>
          </table:table-cell>
          <table:table-cell table:style-name="ce18" table:formula="of:=[.G158]&amp;&quot; &amp; &quot;&amp;[.H158]" office:value-type="string" office:string-value=" &amp; " calcext:value-type="string">
            <text:p><text:s/>&amp; </text:p>
          </table:table-cell>
          <table:table-cell table:style-name="ce14" office:value-type="date" office:date-value="2023-09-11" calcext:value-type="date">
            <text:p>2023/9/11</text:p>
          </table:table-cell>
          <table:table-cell table:number-columns-repeated="6"/>
          <table:table-cell table:style-name="ce105" table:formula="of:=IF(ISNUMBER([.E158]);IF(OR([.E158]&lt;6;AND([.E158]=6;[.F158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159]&amp;&quot; &amp; &quot;&amp;[.D159]" office:value-type="string" office:string-value="WM &amp; Mike" calcext:value-type="string">
            <text:p>WM &amp; Mike</text:p>
          </table:table-cell>
          <table:table-cell table:style-name="ce18" table:formula="of:=[.G159]&amp;&quot; &amp; &quot;&amp;[.H159]" office:value-type="string" office:string-value="Chi &amp; Curtis" calcext:value-type="string">
            <text:p>Chi &amp; Curtis</text:p>
          </table:table-cell>
          <table:table-cell table:style-name="ce59" office:value-type="string" calcext:value-type="string">
            <text:p>WM</text:p>
          </table:table-cell>
          <table:table-cell table:style-name="ce72" office:value-type="string" calcext:value-type="string">
            <text:p>Mike</text:p>
          </table:table-cell>
          <table:table-cell table:style-name="ce82" office:value-type="float" office:value="6" calcext:value-type="float">
            <text:p>6</text:p>
          </table:table-cell>
          <table:table-cell table:style-name="ce93" office:value-type="float" office:value="0" calcext:value-type="float">
            <text:p>0</text:p>
          </table:table-cell>
          <table:table-cell table:style-name="ce49" office:value-type="string" calcext:value-type="string">
            <text:p>Chi</text:p>
          </table:table-cell>
          <table:table-cell table:style-name="ce70" office:value-type="string" calcext:value-type="string">
            <text:p>Curtis</text:p>
          </table:table-cell>
          <table:table-cell/>
          <table:table-cell table:style-name="ce105" table:formula="of:=IF(ISNUMBER([.E159]);IF(OR([.E159]&lt;6;AND([.E159]=6;[.F159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60]&amp;&quot; &amp; &quot;&amp;[.D160]" office:value-type="string" office:string-value="WM &amp; Chi" calcext:value-type="string">
            <text:p>WM &amp; Chi</text:p>
          </table:table-cell>
          <table:table-cell table:style-name="ce18" table:formula="of:=[.G160]&amp;&quot; &amp; &quot;&amp;[.H160]" office:value-type="string" office:string-value="Mike &amp; Curtis" calcext:value-type="string">
            <text:p>Mike &amp; Curtis</text:p>
          </table:table-cell>
          <table:table-cell table:style-name="ce60" office:value-type="string" calcext:value-type="string">
            <text:p>WM</text:p>
          </table:table-cell>
          <table:table-cell table:style-name="ce73" office:value-type="string" calcext:value-type="string">
            <text:p>Chi</text:p>
          </table:table-cell>
          <table:table-cell table:style-name="ce83" office:value-type="float" office:value="4" calcext:value-type="float">
            <text:p>4</text:p>
          </table:table-cell>
          <table:table-cell table:style-name="ce94" office:value-type="float" office:value="3" calcext:value-type="float">
            <text:p>3</text:p>
          </table:table-cell>
          <table:table-cell table:style-name="ce50" office:value-type="string" calcext:value-type="string">
            <text:p>Mike</text:p>
          </table:table-cell>
          <table:table-cell table:style-name="ce71" office:value-type="string" calcext:value-type="string">
            <text:p>Curtis</text:p>
          </table:table-cell>
          <table:table-cell/>
          <table:table-cell table:style-name="ce105" table:formula="of:=IF(ISNUMBER([.E160]);IF(OR([.E160]&lt;6;AND([.E160]=6;[.F160]=5)); 0.5;1);0)" office:value-type="float" office:value="0.5" calcext:value-type="float">
            <text:p>0.50</text:p>
          </table:table-cell>
          <table:table-cell table:number-columns-repeated="1014"/>
        </table:table-row>
        <table:table-row table:style-name="ro2">
          <table:table-cell table:style-name="ce16" table:formula="of:=[.C161]&amp;&quot; &amp; &quot;&amp;[.D161]" office:value-type="string" office:string-value="45184 &amp; " calcext:value-type="string">
            <text:p>45184 &amp; </text:p>
          </table:table-cell>
          <table:table-cell table:style-name="ce18" table:formula="of:=[.G161]&amp;&quot; &amp; &quot;&amp;[.H161]" office:value-type="string" office:string-value=" &amp; " calcext:value-type="string">
            <text:p><text:s/>&amp; </text:p>
          </table:table-cell>
          <table:table-cell table:style-name="ce14" office:value-type="date" office:date-value="2023-09-15" calcext:value-type="date">
            <text:p>2023/9/15</text:p>
          </table:table-cell>
          <table:table-cell table:number-columns-repeated="6"/>
          <table:table-cell table:style-name="ce105" table:formula="of:=IF(ISNUMBER([.E161]);IF(OR([.E161]&lt;6;AND([.E161]=6;[.F161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162]&amp;&quot; &amp; &quot;&amp;[.D162]" office:value-type="string" office:string-value="WM &amp; Mole" calcext:value-type="string">
            <text:p>WM &amp; Mole</text:p>
          </table:table-cell>
          <table:table-cell table:style-name="ce18" table:formula="of:=[.G162]&amp;&quot; &amp; &quot;&amp;[.H162]" office:value-type="string" office:string-value="Chi &amp; Curtis" calcext:value-type="string">
            <text:p>Chi &amp; Curtis</text:p>
          </table:table-cell>
          <table:table-cell table:style-name="ce59" office:value-type="string" calcext:value-type="string">
            <text:p>WM</text:p>
          </table:table-cell>
          <table:table-cell table:style-name="ce72" office:value-type="string" calcext:value-type="string">
            <text:p>Mole</text:p>
          </table:table-cell>
          <table:table-cell table:style-name="ce82" office:value-type="float" office:value="6" calcext:value-type="float">
            <text:p>6</text:p>
          </table:table-cell>
          <table:table-cell table:style-name="ce93" office:value-type="float" office:value="4" calcext:value-type="float">
            <text:p>4</text:p>
          </table:table-cell>
          <table:table-cell table:style-name="ce49" office:value-type="string" calcext:value-type="string">
            <text:p>Chi</text:p>
          </table:table-cell>
          <table:table-cell table:style-name="ce70" office:value-type="string" calcext:value-type="string">
            <text:p>Curtis</text:p>
          </table:table-cell>
          <table:table-cell/>
          <table:table-cell table:style-name="ce105" table:formula="of:=IF(ISNUMBER([.E162]);IF(OR([.E162]&lt;6;AND([.E162]=6;[.F162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63]&amp;&quot; &amp; &quot;&amp;[.D163]" office:value-type="string" office:string-value="Chi &amp; Mole" calcext:value-type="string">
            <text:p>Chi &amp; Mole</text:p>
          </table:table-cell>
          <table:table-cell table:style-name="ce18" table:formula="of:=[.G163]&amp;&quot; &amp; &quot;&amp;[.H163]" office:value-type="string" office:string-value="WM &amp; Curtis" calcext:value-type="string">
            <text:p>WM &amp; Curtis</text:p>
          </table:table-cell>
          <table:table-cell table:style-name="ce50" office:value-type="string" calcext:value-type="string">
            <text:p>Chi</text:p>
          </table:table-cell>
          <table:table-cell table:style-name="ce71" office:value-type="string" calcext:value-type="string">
            <text:p>Mole</text:p>
          </table:table-cell>
          <table:table-cell table:style-name="ce80" office:value-type="float" office:value="4" calcext:value-type="float">
            <text:p>4</text:p>
          </table:table-cell>
          <table:table-cell table:style-name="ce86" office:value-type="float" office:value="2" calcext:value-type="float">
            <text:p>2</text:p>
          </table:table-cell>
          <table:table-cell table:style-name="ce60" office:value-type="string" calcext:value-type="string">
            <text:p>WM</text:p>
          </table:table-cell>
          <table:table-cell table:style-name="ce73" office:value-type="string" calcext:value-type="string">
            <text:p>Curtis</text:p>
          </table:table-cell>
          <table:table-cell/>
          <table:table-cell table:style-name="ce105" table:formula="of:=IF(ISNUMBER([.E163]);IF(OR([.E163]&lt;6;AND([.E163]=6;[.F163]=5)); 0.5;1);0)" office:value-type="float" office:value="0.5" calcext:value-type="float">
            <text:p>0.50</text:p>
          </table:table-cell>
          <table:table-cell table:number-columns-repeated="1014"/>
        </table:table-row>
        <table:table-row table:style-name="ro2">
          <table:table-cell table:style-name="ce16" table:formula="of:=[.C164]&amp;&quot; &amp; &quot;&amp;[.D164]" office:value-type="string" office:string-value="45187 &amp; " calcext:value-type="string">
            <text:p>45187 &amp; </text:p>
          </table:table-cell>
          <table:table-cell table:style-name="ce18" table:formula="of:=[.G164]&amp;&quot; &amp; &quot;&amp;[.H164]" office:value-type="string" office:string-value=" &amp; " calcext:value-type="string">
            <text:p><text:s/>&amp; </text:p>
          </table:table-cell>
          <table:table-cell table:style-name="ce51" office:value-type="date" office:date-value="2023-09-18" calcext:value-type="date">
            <text:p>9/18/2023</text:p>
          </table:table-cell>
          <table:table-cell table:number-columns-repeated="6"/>
          <table:table-cell table:style-name="ce105" table:formula="of:=IF(ISNUMBER([.E164]);IF(OR([.E164]&lt;6;AND([.E164]=6;[.F164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165]&amp;&quot; &amp; &quot;&amp;[.D165]" office:value-type="string" office:string-value="Mike &amp; DT" calcext:value-type="string">
            <text:p>Mike &amp; DT</text:p>
          </table:table-cell>
          <table:table-cell table:style-name="ce18" table:formula="of:=[.G165]&amp;&quot; &amp; &quot;&amp;[.H165]" office:value-type="string" office:string-value="Mole &amp; Chi" calcext:value-type="string">
            <text:p>Mole &amp; Chi</text:p>
          </table:table-cell>
          <table:table-cell table:style-name="ce59" office:value-type="string" calcext:value-type="string">
            <text:p>Mike</text:p>
          </table:table-cell>
          <table:table-cell table:style-name="ce72" office:value-type="string" calcext:value-type="string">
            <text:p>DT</text:p>
          </table:table-cell>
          <table:table-cell table:style-name="ce82" office:value-type="float" office:value="6" calcext:value-type="float">
            <text:p>6</text:p>
          </table:table-cell>
          <table:table-cell table:style-name="ce93" office:value-type="float" office:value="4" calcext:value-type="float">
            <text:p>4</text:p>
          </table:table-cell>
          <table:table-cell table:style-name="ce49" office:value-type="string" calcext:value-type="string">
            <text:p>Mole</text:p>
          </table:table-cell>
          <table:table-cell table:style-name="ce70" office:value-type="string" calcext:value-type="string">
            <text:p>Chi</text:p>
          </table:table-cell>
          <table:table-cell/>
          <table:table-cell table:style-name="ce105" table:formula="of:=IF(ISNUMBER([.E165]);IF(OR([.E165]&lt;6;AND([.E165]=6;[.F165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66]&amp;&quot; &amp; &quot;&amp;[.D166]" office:value-type="string" office:string-value="Mike &amp; Chi" calcext:value-type="string">
            <text:p>Mike &amp; Chi</text:p>
          </table:table-cell>
          <table:table-cell table:style-name="ce18" table:formula="of:=[.G166]&amp;&quot; &amp; &quot;&amp;[.H166]" office:value-type="string" office:string-value="Mole &amp; DT" calcext:value-type="string">
            <text:p>Mole &amp; DT</text:p>
          </table:table-cell>
          <table:table-cell table:style-name="ce60" office:value-type="string" calcext:value-type="string">
            <text:p>Mike</text:p>
          </table:table-cell>
          <table:table-cell table:style-name="ce73" office:value-type="string" calcext:value-type="string">
            <text:p>Chi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2" calcext:value-type="float">
            <text:p>2</text:p>
          </table:table-cell>
          <table:table-cell table:style-name="ce50" office:value-type="string" calcext:value-type="string">
            <text:p>Mole</text:p>
          </table:table-cell>
          <table:table-cell table:style-name="ce71" office:value-type="string" calcext:value-type="string">
            <text:p>DT</text:p>
          </table:table-cell>
          <table:table-cell/>
          <table:table-cell table:style-name="ce105" table:formula="of:=IF(ISNUMBER([.E166]);IF(OR([.E166]&lt;6;AND([.E166]=6;[.F166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67]&amp;&quot; &amp; &quot;&amp;[.D167]" office:value-type="string" office:string-value="45191 &amp; " calcext:value-type="string">
            <text:p>45191 &amp; </text:p>
          </table:table-cell>
          <table:table-cell table:style-name="ce18" table:formula="of:=[.G167]&amp;&quot; &amp; &quot;&amp;[.H167]" office:value-type="string" office:string-value=" &amp; " calcext:value-type="string">
            <text:p><text:s/>&amp; </text:p>
          </table:table-cell>
          <table:table-cell table:style-name="ce14" office:value-type="date" office:date-value="2023-09-22" calcext:value-type="date">
            <text:p>2023/9/22</text:p>
          </table:table-cell>
          <table:table-cell table:number-columns-repeated="6"/>
          <table:table-cell table:style-name="ce105" table:formula="of:=IF(ISNUMBER([.E167]);IF(OR([.E167]&lt;6;AND([.E167]=6;[.F167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168]&amp;&quot; &amp; &quot;&amp;[.D168]" office:value-type="string" office:string-value="WM &amp; Batty" calcext:value-type="string">
            <text:p>WM &amp; Batty</text:p>
          </table:table-cell>
          <table:table-cell table:style-name="ce18" table:formula="of:=[.G168]&amp;&quot; &amp; &quot;&amp;[.H168]" office:value-type="string" office:string-value="Chi &amp; Curtis" calcext:value-type="string">
            <text:p>Chi &amp; Curtis</text:p>
          </table:table-cell>
          <table:table-cell table:style-name="ce59" office:value-type="string" calcext:value-type="string">
            <text:p>WM</text:p>
          </table:table-cell>
          <table:table-cell table:style-name="ce72" office:value-type="string" calcext:value-type="string">
            <text:p>Batty</text:p>
          </table:table-cell>
          <table:table-cell table:style-name="ce82" office:value-type="float" office:value="6" calcext:value-type="float">
            <text:p>6</text:p>
          </table:table-cell>
          <table:table-cell table:style-name="ce93" office:value-type="float" office:value="3" calcext:value-type="float">
            <text:p>3</text:p>
          </table:table-cell>
          <table:table-cell table:style-name="ce49" office:value-type="string" calcext:value-type="string">
            <text:p>Chi</text:p>
          </table:table-cell>
          <table:table-cell table:style-name="ce70" office:value-type="string" calcext:value-type="string">
            <text:p>Curtis</text:p>
          </table:table-cell>
          <table:table-cell/>
          <table:table-cell table:style-name="ce105" table:formula="of:=IF(ISNUMBER([.E168]);IF(OR([.E168]&lt;6;AND([.E168]=6;[.F168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69]&amp;&quot; &amp; &quot;&amp;[.D169]" office:value-type="string" office:string-value="Chi &amp; Batty" calcext:value-type="string">
            <text:p>Chi &amp; Batty</text:p>
          </table:table-cell>
          <table:table-cell table:style-name="ce18" table:formula="of:=[.G169]&amp;&quot; &amp; &quot;&amp;[.H169]" office:value-type="string" office:string-value="WM &amp; Curtis" calcext:value-type="string">
            <text:p>WM &amp; Curtis</text:p>
          </table:table-cell>
          <table:table-cell table:style-name="ce50" office:value-type="string" calcext:value-type="string">
            <text:p>Chi</text:p>
          </table:table-cell>
          <table:table-cell table:style-name="ce71" office:value-type="string" calcext:value-type="string">
            <text:p>Batty</text:p>
          </table:table-cell>
          <table:table-cell table:style-name="ce80" office:value-type="float" office:value="7" calcext:value-type="float">
            <text:p>7</text:p>
          </table:table-cell>
          <table:table-cell table:style-name="ce86" office:value-type="float" office:value="6" calcext:value-type="float">
            <text:p>6</text:p>
          </table:table-cell>
          <table:table-cell table:style-name="ce60" office:value-type="string" calcext:value-type="string">
            <text:p>WM</text:p>
          </table:table-cell>
          <table:table-cell table:style-name="ce73" office:value-type="string" calcext:value-type="string">
            <text:p>Curtis</text:p>
          </table:table-cell>
          <table:table-cell/>
          <table:table-cell table:style-name="ce105" table:formula="of:=IF(ISNUMBER([.E169]);IF(OR([.E169]&lt;6;AND([.E169]=6;[.F169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70]&amp;&quot; &amp; &quot;&amp;[.D170]" office:value-type="string" office:string-value="45194 &amp; " calcext:value-type="string">
            <text:p>45194 &amp; </text:p>
          </table:table-cell>
          <table:table-cell table:style-name="ce18" table:formula="of:=[.G170]&amp;&quot; &amp; &quot;&amp;[.H170]" office:value-type="string" office:string-value=" &amp; " calcext:value-type="string">
            <text:p><text:s/>&amp; </text:p>
          </table:table-cell>
          <table:table-cell table:style-name="ce14" office:value-type="date" office:date-value="2023-09-25" calcext:value-type="date">
            <text:p>2023/9/25</text:p>
          </table:table-cell>
          <table:table-cell table:number-columns-repeated="6"/>
          <table:table-cell table:style-name="ce105" table:formula="of:=IF(ISNUMBER([.E170]);IF(OR([.E170]&lt;6;AND([.E170]=6;[.F170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171]&amp;&quot; &amp; &quot;&amp;[.D171]" office:value-type="string" office:string-value="WM &amp; SG" calcext:value-type="string">
            <text:p>WM &amp; SG</text:p>
          </table:table-cell>
          <table:table-cell table:style-name="ce18" table:formula="of:=[.G171]&amp;&quot; &amp; &quot;&amp;[.H171]" office:value-type="string" office:string-value="Chi &amp; DT" calcext:value-type="string">
            <text:p>Chi &amp; DT</text:p>
          </table:table-cell>
          <table:table-cell table:style-name="ce52" office:value-type="string" calcext:value-type="string">
            <text:p>WM</text:p>
          </table:table-cell>
          <table:table-cell table:style-name="ce72" office:value-type="string" calcext:value-type="string">
            <text:p>SG</text:p>
          </table:table-cell>
          <table:table-cell table:style-name="ce82" office:value-type="float" office:value="7" calcext:value-type="float">
            <text:p>7</text:p>
          </table:table-cell>
          <table:table-cell table:style-name="ce93" office:value-type="float" office:value="6" calcext:value-type="float">
            <text:p>6</text:p>
          </table:table-cell>
          <table:table-cell table:style-name="ce49" office:value-type="string" calcext:value-type="string">
            <text:p>Chi</text:p>
          </table:table-cell>
          <table:table-cell table:style-name="ce70" office:value-type="string" calcext:value-type="string">
            <text:p>DT</text:p>
          </table:table-cell>
          <table:table-cell/>
          <table:table-cell table:style-name="ce105" table:formula="of:=IF(ISNUMBER([.E171]);IF(OR([.E171]&lt;6;AND([.E171]=6;[.F171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72]&amp;&quot; &amp; &quot;&amp;[.D172]" office:value-type="string" office:string-value="DT &amp; WM" calcext:value-type="string">
            <text:p>DT &amp; WM</text:p>
          </table:table-cell>
          <table:table-cell table:style-name="ce18" table:formula="of:=[.G172]&amp;&quot; &amp; &quot;&amp;[.H172]" office:value-type="string" office:string-value="Chi &amp; SG" calcext:value-type="string">
            <text:p>Chi &amp; SG</text:p>
          </table:table-cell>
          <table:table-cell table:style-name="ce60" office:value-type="string" calcext:value-type="string">
            <text:p>DT</text:p>
          </table:table-cell>
          <table:table-cell table:style-name="ce73" office:value-type="string" calcext:value-type="string">
            <text:p>WM</text:p>
          </table:table-cell>
          <table:table-cell table:style-name="ce83" office:value-type="float" office:value="4" calcext:value-type="float">
            <text:p>4</text:p>
          </table:table-cell>
          <table:table-cell table:style-name="ce94" office:value-type="float" office:value="0" calcext:value-type="float">
            <text:p>0</text:p>
          </table:table-cell>
          <table:table-cell table:style-name="ce50" office:value-type="string" calcext:value-type="string">
            <text:p>Chi</text:p>
          </table:table-cell>
          <table:table-cell table:style-name="ce71" office:value-type="string" calcext:value-type="string">
            <text:p>SG</text:p>
          </table:table-cell>
          <table:table-cell/>
          <table:table-cell table:style-name="ce105" table:formula="of:=IF(ISNUMBER([.E172]);IF(OR([.E172]&lt;6;AND([.E172]=6;[.F172]=5)); 0.5;1);0)" office:value-type="float" office:value="0.5" calcext:value-type="float">
            <text:p>0.50</text:p>
          </table:table-cell>
          <table:table-cell table:number-columns-repeated="1014"/>
        </table:table-row>
        <table:table-row table:style-name="ro2">
          <table:table-cell table:style-name="ce16" table:formula="of:=[.C173]&amp;&quot; &amp; &quot;&amp;[.D173]" office:value-type="string" office:string-value="45198 &amp; " calcext:value-type="string">
            <text:p>45198 &amp; </text:p>
          </table:table-cell>
          <table:table-cell table:style-name="ce18" table:formula="of:=[.G173]&amp;&quot; &amp; &quot;&amp;[.H173]" office:value-type="string" office:string-value=" &amp; " calcext:value-type="string">
            <text:p><text:s/>&amp; </text:p>
          </table:table-cell>
          <table:table-cell table:style-name="ce14" office:value-type="date" office:date-value="2023-09-29" calcext:value-type="date">
            <text:p>2023/9/29</text:p>
          </table:table-cell>
          <table:table-cell table:number-columns-repeated="6"/>
          <table:table-cell table:style-name="ce105" table:formula="of:=IF(ISNUMBER([.E173]);IF(OR([.E173]&lt;6;AND([.E173]=6;[.F173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174]&amp;&quot; &amp; &quot;&amp;[.D174]" office:value-type="string" office:string-value="Batty &amp; Curtis" calcext:value-type="string">
            <text:p>Batty &amp; Curtis</text:p>
          </table:table-cell>
          <table:table-cell table:style-name="ce18" table:formula="of:=[.G174]&amp;&quot; &amp; &quot;&amp;[.H174]" office:value-type="string" office:string-value="Mike &amp; Chi" calcext:value-type="string">
            <text:p>Mike &amp; Chi</text:p>
          </table:table-cell>
          <table:table-cell table:style-name="ce59" office:value-type="string" calcext:value-type="string">
            <text:p>Batty</text:p>
          </table:table-cell>
          <table:table-cell table:style-name="ce72" office:value-type="string" calcext:value-type="string">
            <text:p>Curtis</text:p>
          </table:table-cell>
          <table:table-cell table:style-name="ce82" office:value-type="float" office:value="6" calcext:value-type="float">
            <text:p>6</text:p>
          </table:table-cell>
          <table:table-cell table:style-name="ce93" office:value-type="float" office:value="3" calcext:value-type="float">
            <text:p>3</text:p>
          </table:table-cell>
          <table:table-cell table:style-name="ce49" office:value-type="string" calcext:value-type="string">
            <text:p>Mike</text:p>
          </table:table-cell>
          <table:table-cell table:style-name="ce70" office:value-type="string" calcext:value-type="string">
            <text:p>Chi</text:p>
          </table:table-cell>
          <table:table-cell/>
          <table:table-cell table:style-name="ce105" table:formula="of:=IF(ISNUMBER([.E174]);IF(OR([.E174]&lt;6;AND([.E174]=6;[.F174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75]&amp;&quot; &amp; &quot;&amp;[.D175]" office:value-type="string" office:string-value="Mike &amp; Curtis" calcext:value-type="string">
            <text:p>Mike &amp; Curtis</text:p>
          </table:table-cell>
          <table:table-cell table:style-name="ce18" table:formula="of:=[.G175]&amp;&quot; &amp; &quot;&amp;[.H175]" office:value-type="string" office:string-value="Batty &amp; Chi" calcext:value-type="string">
            <text:p>Batty &amp; Chi</text:p>
          </table:table-cell>
          <table:table-cell table:style-name="ce60" office:value-type="string" calcext:value-type="string">
            <text:p>Mike</text:p>
          </table:table-cell>
          <table:table-cell table:style-name="ce73" office:value-type="string" calcext:value-type="string">
            <text:p>Curtis</text:p>
          </table:table-cell>
          <table:table-cell table:style-name="ce83" office:value-type="float" office:value="7" calcext:value-type="float">
            <text:p>7</text:p>
          </table:table-cell>
          <table:table-cell table:style-name="ce94" office:value-type="float" office:value="6" calcext:value-type="float">
            <text:p>6</text:p>
          </table:table-cell>
          <table:table-cell table:style-name="ce50" office:value-type="string" calcext:value-type="string">
            <text:p>Batty</text:p>
          </table:table-cell>
          <table:table-cell table:style-name="ce71" office:value-type="string" calcext:value-type="string">
            <text:p>Chi</text:p>
          </table:table-cell>
          <table:table-cell/>
          <table:table-cell table:style-name="ce105" table:formula="of:=IF(ISNUMBER([.E175]);IF(OR([.E175]&lt;6;AND([.E175]=6;[.F175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76]&amp;&quot; &amp; &quot;&amp;[.D176]" office:value-type="string" office:string-value="45201 &amp; " calcext:value-type="string">
            <text:p>45201 &amp; </text:p>
          </table:table-cell>
          <table:table-cell table:style-name="ce18" table:formula="of:=[.G176]&amp;&quot; &amp; &quot;&amp;[.H176]" office:value-type="string" office:string-value=" &amp; " calcext:value-type="string">
            <text:p><text:s/>&amp; </text:p>
          </table:table-cell>
          <table:table-cell table:style-name="ce14" office:value-type="date" office:date-value="2023-10-02" calcext:value-type="date">
            <text:p>2023/10/2</text:p>
          </table:table-cell>
          <table:table-cell table:number-columns-repeated="6"/>
          <table:table-cell table:style-name="ce105" table:formula="of:=IF(ISNUMBER([.E176]);IF(OR([.E176]&lt;6;AND([.E176]=6;[.F176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177]&amp;&quot; &amp; &quot;&amp;[.D177]" office:value-type="string" office:string-value="WM &amp; Chi" calcext:value-type="string">
            <text:p>WM &amp; Chi</text:p>
          </table:table-cell>
          <table:table-cell table:style-name="ce18" table:formula="of:=[.G177]&amp;&quot; &amp; &quot;&amp;[.H177]" office:value-type="string" office:string-value="Curtis &amp; Mole" calcext:value-type="string">
            <text:p>Curtis &amp; Mole</text:p>
          </table:table-cell>
          <table:table-cell table:style-name="ce59" office:value-type="string" calcext:value-type="string">
            <text:p>WM</text:p>
          </table:table-cell>
          <table:table-cell table:style-name="ce72" office:value-type="string" calcext:value-type="string">
            <text:p>Chi</text:p>
          </table:table-cell>
          <table:table-cell table:style-name="ce82" office:value-type="float" office:value="6" calcext:value-type="float">
            <text:p>6</text:p>
          </table:table-cell>
          <table:table-cell table:style-name="ce93" office:value-type="float" office:value="3" calcext:value-type="float">
            <text:p>3</text:p>
          </table:table-cell>
          <table:table-cell table:style-name="ce49" office:value-type="string" calcext:value-type="string">
            <text:p>Curtis</text:p>
          </table:table-cell>
          <table:table-cell table:style-name="ce70" office:value-type="string" calcext:value-type="string">
            <text:p>Mole</text:p>
          </table:table-cell>
          <table:table-cell/>
          <table:table-cell table:style-name="ce105" table:formula="of:=IF(ISNUMBER([.E177]);IF(OR([.E177]&lt;6;AND([.E177]=6;[.F177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78]&amp;&quot; &amp; &quot;&amp;[.D178]" office:value-type="string" office:string-value="WM &amp; Mole" calcext:value-type="string">
            <text:p>WM &amp; Mole</text:p>
          </table:table-cell>
          <table:table-cell table:style-name="ce18" table:formula="of:=[.G178]&amp;&quot; &amp; &quot;&amp;[.H178]" office:value-type="string" office:string-value="Curtis &amp; Chi" calcext:value-type="string">
            <text:p>Curtis &amp; Chi</text:p>
          </table:table-cell>
          <table:table-cell table:style-name="ce60" office:value-type="string" calcext:value-type="string">
            <text:p>WM</text:p>
          </table:table-cell>
          <table:table-cell table:style-name="ce73" office:value-type="string" calcext:value-type="string">
            <text:p>Mole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1" calcext:value-type="float">
            <text:p>1</text:p>
          </table:table-cell>
          <table:table-cell table:style-name="ce50" office:value-type="string" calcext:value-type="string">
            <text:p>Curtis</text:p>
          </table:table-cell>
          <table:table-cell table:style-name="ce71" office:value-type="string" calcext:value-type="string">
            <text:p>Chi</text:p>
          </table:table-cell>
          <table:table-cell/>
          <table:table-cell table:style-name="ce105" table:formula="of:=IF(ISNUMBER([.E178]);IF(OR([.E178]&lt;6;AND([.E178]=6;[.F178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79]&amp;&quot; &amp; &quot;&amp;[.D179]" office:value-type="string" office:string-value="WM &amp; Curtis" calcext:value-type="string">
            <text:p>WM &amp; Curtis</text:p>
          </table:table-cell>
          <table:table-cell table:style-name="ce18" table:formula="of:=[.G179]&amp;&quot; &amp; &quot;&amp;[.H179]" office:value-type="string" office:string-value="Chi &amp; Mole" calcext:value-type="string">
            <text:p>Chi &amp; Mole</text:p>
          </table:table-cell>
          <table:table-cell table:style-name="ce61" office:value-type="string" calcext:value-type="string">
            <text:p>WM</text:p>
          </table:table-cell>
          <table:table-cell table:style-name="ce76" office:value-type="string" calcext:value-type="string">
            <text:p>Curtis</text:p>
          </table:table-cell>
          <table:table-cell table:style-name="ce89" office:value-type="float" office:value="5" calcext:value-type="float">
            <text:p>5</text:p>
          </table:table-cell>
          <table:table-cell table:style-name="ce96" office:value-type="float" office:value="5" calcext:value-type="float">
            <text:p>5</text:p>
          </table:table-cell>
          <table:table-cell table:style-name="ce57" office:value-type="string" calcext:value-type="string">
            <text:p>Chi</text:p>
          </table:table-cell>
          <table:table-cell table:style-name="ce75" office:value-type="string" calcext:value-type="string">
            <text:p>Mole</text:p>
          </table:table-cell>
          <table:table-cell/>
          <table:table-cell table:style-name="ce105" table:formula="of:=IF(ISNUMBER([.E179]);IF(OR([.E179]&lt;6;AND([.E179]=6;[.F179]=5)); 0.5;1);0)" office:value-type="float" office:value="0.5" calcext:value-type="float">
            <text:p>0.50</text:p>
          </table:table-cell>
          <table:table-cell table:number-columns-repeated="1014"/>
        </table:table-row>
        <table:table-row table:style-name="ro2">
          <table:table-cell table:style-name="ce16" table:formula="of:=[.C180]&amp;&quot; &amp; &quot;&amp;[.D180]" office:value-type="string" office:string-value="45205 &amp; " calcext:value-type="string">
            <text:p>45205 &amp; </text:p>
          </table:table-cell>
          <table:table-cell table:style-name="ce18" table:formula="of:=[.G180]&amp;&quot; &amp; &quot;&amp;[.H180]" office:value-type="string" office:string-value=" &amp; " calcext:value-type="string">
            <text:p><text:s/>&amp; </text:p>
          </table:table-cell>
          <table:table-cell table:style-name="ce14" office:value-type="date" office:date-value="2023-10-06" calcext:value-type="date">
            <text:p>2023/10/6</text:p>
          </table:table-cell>
          <table:table-cell table:number-columns-repeated="6"/>
          <table:table-cell table:style-name="ce105" table:formula="of:=IF(ISNUMBER([.E180]);IF(OR([.E180]&lt;6;AND([.E180]=6;[.F180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181]&amp;&quot; &amp; &quot;&amp;[.D181]" office:value-type="string" office:string-value="WM &amp; Mike" calcext:value-type="string">
            <text:p>WM &amp; Mike</text:p>
          </table:table-cell>
          <table:table-cell table:style-name="ce18" table:formula="of:=[.G181]&amp;&quot; &amp; &quot;&amp;[.H181]" office:value-type="string" office:string-value="Chi &amp; Batty" calcext:value-type="string">
            <text:p>Chi &amp; Batty</text:p>
          </table:table-cell>
          <table:table-cell table:style-name="ce59" office:value-type="string" calcext:value-type="string">
            <text:p>WM</text:p>
          </table:table-cell>
          <table:table-cell table:style-name="ce72" office:value-type="string" calcext:value-type="string">
            <text:p>Mike</text:p>
          </table:table-cell>
          <table:table-cell table:style-name="ce82" office:value-type="float" office:value="6" calcext:value-type="float">
            <text:p>6</text:p>
          </table:table-cell>
          <table:table-cell table:style-name="ce93" office:value-type="float" office:value="4" calcext:value-type="float">
            <text:p>4</text:p>
          </table:table-cell>
          <table:table-cell table:style-name="ce49" office:value-type="string" calcext:value-type="string">
            <text:p>Chi</text:p>
          </table:table-cell>
          <table:table-cell table:style-name="ce70" office:value-type="string" calcext:value-type="string">
            <text:p>Batty</text:p>
          </table:table-cell>
          <table:table-cell/>
          <table:table-cell table:style-name="ce105" table:formula="of:=IF(ISNUMBER([.E181]);IF(OR([.E181]&lt;6;AND([.E181]=6;[.F181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82]&amp;&quot; &amp; &quot;&amp;[.D182]" office:value-type="string" office:string-value="WM &amp; Batty" calcext:value-type="string">
            <text:p>WM &amp; Batty</text:p>
          </table:table-cell>
          <table:table-cell table:style-name="ce18" table:formula="of:=[.G182]&amp;&quot; &amp; &quot;&amp;[.H182]" office:value-type="string" office:string-value="Chi &amp; Mike" calcext:value-type="string">
            <text:p>Chi &amp; Mike</text:p>
          </table:table-cell>
          <table:table-cell table:style-name="ce60" office:value-type="string" calcext:value-type="string">
            <text:p>WM</text:p>
          </table:table-cell>
          <table:table-cell table:style-name="ce73" office:value-type="string" calcext:value-type="string">
            <text:p>Batty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1" calcext:value-type="float">
            <text:p>1</text:p>
          </table:table-cell>
          <table:table-cell table:style-name="ce50" office:value-type="string" calcext:value-type="string">
            <text:p>Chi</text:p>
          </table:table-cell>
          <table:table-cell table:style-name="ce71" office:value-type="string" calcext:value-type="string">
            <text:p>Mike</text:p>
          </table:table-cell>
          <table:table-cell/>
          <table:table-cell table:style-name="ce105" table:formula="of:=IF(ISNUMBER([.E182]);IF(OR([.E182]&lt;6;AND([.E182]=6;[.F182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83]&amp;&quot; &amp; &quot;&amp;[.D183]" office:value-type="string" office:string-value="WM &amp; Chi" calcext:value-type="string">
            <text:p>WM &amp; Chi</text:p>
          </table:table-cell>
          <table:table-cell table:style-name="ce18" table:formula="of:=[.G183]&amp;&quot; &amp; &quot;&amp;[.H183]" office:value-type="string" office:string-value="Batty &amp; Mike" calcext:value-type="string">
            <text:p>Batty &amp; Mike</text:p>
          </table:table-cell>
          <table:table-cell table:style-name="ce61" office:value-type="string" calcext:value-type="string">
            <text:p>WM</text:p>
          </table:table-cell>
          <table:table-cell table:style-name="ce76" office:value-type="string" calcext:value-type="string">
            <text:p>Chi</text:p>
          </table:table-cell>
          <table:table-cell table:style-name="ce88" office:value-type="float" office:value="4" calcext:value-type="float">
            <text:p>4</text:p>
          </table:table-cell>
          <table:table-cell table:style-name="ce96" office:value-type="float" office:value="0" calcext:value-type="float">
            <text:p>0</text:p>
          </table:table-cell>
          <table:table-cell table:style-name="ce57" office:value-type="string" calcext:value-type="string">
            <text:p>Batty</text:p>
          </table:table-cell>
          <table:table-cell table:style-name="ce75" office:value-type="string" calcext:value-type="string">
            <text:p>Mike</text:p>
          </table:table-cell>
          <table:table-cell/>
          <table:table-cell table:style-name="ce105" table:formula="of:=IF(ISNUMBER([.E183]);IF(OR([.E183]&lt;6;AND([.E183]=6;[.F183]=5)); 0.5;1);0)" office:value-type="float" office:value="0.5" calcext:value-type="float">
            <text:p>0.50</text:p>
          </table:table-cell>
          <table:table-cell table:number-columns-repeated="1014"/>
        </table:table-row>
        <table:table-row table:style-name="ro2">
          <table:table-cell table:style-name="ce16" table:formula="of:=[.C184]&amp;&quot; &amp; &quot;&amp;[.D184]" office:value-type="string" office:string-value="45211 &amp; " calcext:value-type="string">
            <text:p>45211 &amp; </text:p>
          </table:table-cell>
          <table:table-cell table:style-name="ce18" table:formula="of:=[.G184]&amp;&quot; &amp; &quot;&amp;[.H184]" office:value-type="string" office:string-value=" &amp; " calcext:value-type="string">
            <text:p><text:s/>&amp; </text:p>
          </table:table-cell>
          <table:table-cell table:style-name="ce14" office:value-type="date" office:date-value="2023-10-12" calcext:value-type="date">
            <text:p>2023/10/12</text:p>
          </table:table-cell>
          <table:table-cell table:number-columns-repeated="6"/>
          <table:table-cell table:style-name="ce105" table:formula="of:=IF(ISNUMBER([.E184]);IF(OR([.E184]&lt;6;AND([.E184]=6;[.F184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185]&amp;&quot; &amp; &quot;&amp;[.D185]" office:value-type="string" office:string-value="Mole &amp; Chi" calcext:value-type="string">
            <text:p>Mole &amp; Chi</text:p>
          </table:table-cell>
          <table:table-cell table:style-name="ce18" table:formula="of:=[.G185]&amp;&quot; &amp; &quot;&amp;[.H185]" office:value-type="string" office:string-value="Cadol &amp; Kita" calcext:value-type="string">
            <text:p>Cadol &amp; Kita</text:p>
          </table:table-cell>
          <table:table-cell table:style-name="ce59" office:value-type="string" calcext:value-type="string">
            <text:p>Mole</text:p>
          </table:table-cell>
          <table:table-cell table:style-name="ce72" office:value-type="string" calcext:value-type="string">
            <text:p>Chi</text:p>
          </table:table-cell>
          <table:table-cell table:style-name="ce82" office:value-type="float" office:value="6" calcext:value-type="float">
            <text:p>6</text:p>
          </table:table-cell>
          <table:table-cell table:style-name="ce93" office:value-type="float" office:value="3" calcext:value-type="float">
            <text:p>3</text:p>
          </table:table-cell>
          <table:table-cell table:style-name="ce49" office:value-type="string" calcext:value-type="string">
            <text:p>Cadol</text:p>
          </table:table-cell>
          <table:table-cell table:style-name="ce70" office:value-type="string" calcext:value-type="string">
            <text:p>Kita</text:p>
          </table:table-cell>
          <table:table-cell/>
          <table:table-cell table:style-name="ce105" table:formula="of:=IF(ISNUMBER([.E185]);IF(OR([.E185]&lt;6;AND([.E185]=6;[.F185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86]&amp;&quot; &amp; &quot;&amp;[.D186]" office:value-type="string" office:string-value="Mole &amp; Chi" calcext:value-type="string">
            <text:p>Mole &amp; Chi</text:p>
          </table:table-cell>
          <table:table-cell table:style-name="ce18" table:formula="of:=[.G186]&amp;&quot; &amp; &quot;&amp;[.H186]" office:value-type="string" office:string-value="Cadol &amp; Kita" calcext:value-type="string">
            <text:p>Cadol &amp; Kita</text:p>
          </table:table-cell>
          <table:table-cell table:style-name="ce60" office:value-type="string" calcext:value-type="string">
            <text:p>Mole</text:p>
          </table:table-cell>
          <table:table-cell table:style-name="ce73" office:value-type="string" calcext:value-type="string">
            <text:p>Chi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1" calcext:value-type="float">
            <text:p>1</text:p>
          </table:table-cell>
          <table:table-cell table:style-name="ce50" office:value-type="string" calcext:value-type="string">
            <text:p>Cadol</text:p>
          </table:table-cell>
          <table:table-cell table:style-name="ce71" office:value-type="string" calcext:value-type="string">
            <text:p>Kita</text:p>
          </table:table-cell>
          <table:table-cell/>
          <table:table-cell table:style-name="ce105" table:formula="of:=IF(ISNUMBER([.E186]);IF(OR([.E186]&lt;6;AND([.E186]=6;[.F186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87]&amp;&quot; &amp; &quot;&amp;[.D187]" office:value-type="string" office:string-value="Mole &amp; Kita" calcext:value-type="string">
            <text:p>Mole &amp; Kita</text:p>
          </table:table-cell>
          <table:table-cell table:style-name="ce18" table:formula="of:=[.G187]&amp;&quot; &amp; &quot;&amp;[.H187]" office:value-type="string" office:string-value="Cadol &amp; Chi" calcext:value-type="string">
            <text:p>Cadol &amp; Chi</text:p>
          </table:table-cell>
          <table:table-cell table:style-name="ce61" office:value-type="string" calcext:value-type="string">
            <text:p>Mole</text:p>
          </table:table-cell>
          <table:table-cell table:style-name="ce76" office:value-type="string" calcext:value-type="string">
            <text:p>Kita</text:p>
          </table:table-cell>
          <table:table-cell table:style-name="ce88" office:value-type="float" office:value="6" calcext:value-type="float">
            <text:p>6</text:p>
          </table:table-cell>
          <table:table-cell table:style-name="ce96" office:value-type="float" office:value="2" calcext:value-type="float">
            <text:p>2</text:p>
          </table:table-cell>
          <table:table-cell table:style-name="ce57" office:value-type="string" calcext:value-type="string">
            <text:p>Cadol</text:p>
          </table:table-cell>
          <table:table-cell table:style-name="ce75" office:value-type="string" calcext:value-type="string">
            <text:p>Chi</text:p>
          </table:table-cell>
          <table:table-cell/>
          <table:table-cell table:style-name="ce105" table:formula="of:=IF(ISNUMBER([.E187]);IF(OR([.E187]&lt;6;AND([.E187]=6;[.F187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88]&amp;&quot; &amp; &quot;&amp;[.D188]" office:value-type="string" office:string-value="45212 &amp; " calcext:value-type="string">
            <text:p>45212 &amp; </text:p>
          </table:table-cell>
          <table:table-cell table:style-name="ce18" table:formula="of:=[.G188]&amp;&quot; &amp; &quot;&amp;[.H188]" office:value-type="string" office:string-value=" &amp; " calcext:value-type="string">
            <text:p><text:s/>&amp; </text:p>
          </table:table-cell>
          <table:table-cell table:style-name="ce14" office:value-type="date" office:date-value="2023-10-13" calcext:value-type="date">
            <text:p>2023/10/13</text:p>
          </table:table-cell>
          <table:table-cell table:number-columns-repeated="6"/>
          <table:table-cell table:style-name="ce105" table:formula="of:=IF(ISNUMBER([.E188]);IF(OR([.E188]&lt;6;AND([.E188]=6;[.F188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189]&amp;&quot; &amp; &quot;&amp;[.D189]" office:value-type="string" office:string-value="WM &amp; SG" calcext:value-type="string">
            <text:p>WM &amp; SG</text:p>
          </table:table-cell>
          <table:table-cell table:style-name="ce18" table:formula="of:=[.G189]&amp;&quot; &amp; &quot;&amp;[.H189]" office:value-type="string" office:string-value="Mole &amp; Chi" calcext:value-type="string">
            <text:p>Mole &amp; Chi</text:p>
          </table:table-cell>
          <table:table-cell table:style-name="ce59" office:value-type="string" calcext:value-type="string">
            <text:p>WM</text:p>
          </table:table-cell>
          <table:table-cell table:style-name="ce72" office:value-type="string" calcext:value-type="string">
            <text:p>SG</text:p>
          </table:table-cell>
          <table:table-cell table:style-name="ce82" office:value-type="float" office:value="7" calcext:value-type="float">
            <text:p>7</text:p>
          </table:table-cell>
          <table:table-cell table:style-name="ce93" office:value-type="float" office:value="6" calcext:value-type="float">
            <text:p>6</text:p>
          </table:table-cell>
          <table:table-cell table:style-name="ce49" office:value-type="string" calcext:value-type="string">
            <text:p>Mole</text:p>
          </table:table-cell>
          <table:table-cell table:style-name="ce70" office:value-type="string" calcext:value-type="string">
            <text:p>Chi</text:p>
          </table:table-cell>
          <table:table-cell/>
          <table:table-cell table:style-name="ce105" table:formula="of:=IF(ISNUMBER([.E189]);IF(OR([.E189]&lt;6;AND([.E189]=6;[.F189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90]&amp;&quot; &amp; &quot;&amp;[.D190]" office:value-type="string" office:string-value="WM &amp; Chi" calcext:value-type="string">
            <text:p>WM &amp; Chi</text:p>
          </table:table-cell>
          <table:table-cell table:style-name="ce18" table:formula="of:=[.G190]&amp;&quot; &amp; &quot;&amp;[.H190]" office:value-type="string" office:string-value="Mole &amp; SG" calcext:value-type="string">
            <text:p>Mole &amp; SG</text:p>
          </table:table-cell>
          <table:table-cell table:style-name="ce60" office:value-type="string" calcext:value-type="string">
            <text:p>WM</text:p>
          </table:table-cell>
          <table:table-cell table:style-name="ce73" office:value-type="string" calcext:value-type="string">
            <text:p>Chi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2" calcext:value-type="float">
            <text:p>2</text:p>
          </table:table-cell>
          <table:table-cell table:style-name="ce50" office:value-type="string" calcext:value-type="string">
            <text:p>Mole</text:p>
          </table:table-cell>
          <table:table-cell table:style-name="ce71" office:value-type="string" calcext:value-type="string">
            <text:p>SG</text:p>
          </table:table-cell>
          <table:table-cell/>
          <table:table-cell table:style-name="ce105" table:formula="of:=IF(ISNUMBER([.E190]);IF(OR([.E190]&lt;6;AND([.E190]=6;[.F190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91]&amp;&quot; &amp; &quot;&amp;[.D191]" office:value-type="string" office:string-value="WM &amp; Curtis" calcext:value-type="string">
            <text:p>WM &amp; Curtis</text:p>
          </table:table-cell>
          <table:table-cell table:style-name="ce18" table:formula="of:=[.G191]&amp;&quot; &amp; &quot;&amp;[.H191]" office:value-type="string" office:string-value="Chi &amp; SG" calcext:value-type="string">
            <text:p>Chi &amp; SG</text:p>
          </table:table-cell>
          <table:table-cell table:style-name="ce61" office:value-type="string" calcext:value-type="string">
            <text:p>WM</text:p>
          </table:table-cell>
          <table:table-cell table:style-name="ce76" office:value-type="string" calcext:value-type="string">
            <text:p>Curtis</text:p>
          </table:table-cell>
          <table:table-cell table:style-name="ce88" office:value-type="float" office:value="6" calcext:value-type="float">
            <text:p>6</text:p>
          </table:table-cell>
          <table:table-cell table:style-name="ce96" office:value-type="float" office:value="1" calcext:value-type="float">
            <text:p>1</text:p>
          </table:table-cell>
          <table:table-cell table:style-name="ce57" office:value-type="string" calcext:value-type="string">
            <text:p>Chi</text:p>
          </table:table-cell>
          <table:table-cell table:style-name="ce75" office:value-type="string" calcext:value-type="string">
            <text:p>SG</text:p>
          </table:table-cell>
          <table:table-cell/>
          <table:table-cell table:style-name="ce105" table:formula="of:=IF(ISNUMBER([.E191]);IF(OR([.E191]&lt;6;AND([.E191]=6;[.F191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92]&amp;&quot; &amp; &quot;&amp;[.D192]" office:value-type="string" office:string-value="45215 &amp; " calcext:value-type="string">
            <text:p>45215 &amp; </text:p>
          </table:table-cell>
          <table:table-cell table:style-name="ce18" table:formula="of:=[.G192]&amp;&quot; &amp; &quot;&amp;[.H192]" office:value-type="string" office:string-value=" &amp; " calcext:value-type="string">
            <text:p><text:s/>&amp; </text:p>
          </table:table-cell>
          <table:table-cell table:style-name="ce14" office:value-type="date" office:date-value="2023-10-16" calcext:value-type="date">
            <text:p>2023/10/16</text:p>
          </table:table-cell>
          <table:table-cell table:number-columns-repeated="6"/>
          <table:table-cell table:style-name="ce105" table:formula="of:=IF(ISNUMBER([.E192]);IF(OR([.E192]&lt;6;AND([.E192]=6;[.F192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193]&amp;&quot; &amp; &quot;&amp;[.D193]" office:value-type="string" office:string-value="WM &amp; Cadol" calcext:value-type="string">
            <text:p>WM &amp; Cadol</text:p>
          </table:table-cell>
          <table:table-cell table:style-name="ce18" table:formula="of:=[.G193]&amp;&quot; &amp; &quot;&amp;[.H193]" office:value-type="string" office:string-value="Chi &amp; DT" calcext:value-type="string">
            <text:p>Chi &amp; DT</text:p>
          </table:table-cell>
          <table:table-cell table:style-name="ce59" office:value-type="string" calcext:value-type="string">
            <text:p>WM</text:p>
          </table:table-cell>
          <table:table-cell table:style-name="ce72" office:value-type="string" calcext:value-type="string">
            <text:p>Cadol</text:p>
          </table:table-cell>
          <table:table-cell table:style-name="ce82" office:value-type="float" office:value="6" calcext:value-type="float">
            <text:p>6</text:p>
          </table:table-cell>
          <table:table-cell table:style-name="ce93" office:value-type="float" office:value="0" calcext:value-type="float">
            <text:p>0</text:p>
          </table:table-cell>
          <table:table-cell table:style-name="ce49" office:value-type="string" calcext:value-type="string">
            <text:p>Chi</text:p>
          </table:table-cell>
          <table:table-cell table:style-name="ce70" office:value-type="string" calcext:value-type="string">
            <text:p>DT</text:p>
          </table:table-cell>
          <table:table-cell/>
          <table:table-cell table:style-name="ce105" table:formula="of:=IF(ISNUMBER([.E193]);IF(OR([.E193]&lt;6;AND([.E193]=6;[.F193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94]&amp;&quot; &amp; &quot;&amp;[.D194]" office:value-type="string" office:string-value="Chi &amp; Cadol" calcext:value-type="string">
            <text:p>Chi &amp; Cadol</text:p>
          </table:table-cell>
          <table:table-cell table:style-name="ce18" table:formula="of:=[.G194]&amp;&quot; &amp; &quot;&amp;[.H194]" office:value-type="string" office:string-value="WM &amp; DT" calcext:value-type="string">
            <text:p>WM &amp; DT</text:p>
          </table:table-cell>
          <table:table-cell table:style-name="ce50" office:value-type="string" calcext:value-type="string">
            <text:p>Chi</text:p>
          </table:table-cell>
          <table:table-cell table:style-name="ce71" office:value-type="string" calcext:value-type="string">
            <text:p>Cadol</text:p>
          </table:table-cell>
          <table:table-cell table:style-name="ce80" office:value-type="float" office:value="7" calcext:value-type="float">
            <text:p>7</text:p>
          </table:table-cell>
          <table:table-cell table:style-name="ce86" office:value-type="float" office:value="6" calcext:value-type="float">
            <text:p>6</text:p>
          </table:table-cell>
          <table:table-cell table:style-name="ce60" office:value-type="string" calcext:value-type="string">
            <text:p>WM</text:p>
          </table:table-cell>
          <table:table-cell table:style-name="ce73" office:value-type="string" calcext:value-type="string">
            <text:p>DT</text:p>
          </table:table-cell>
          <table:table-cell/>
          <table:table-cell table:style-name="ce105" table:formula="of:=IF(ISNUMBER([.E194]);IF(OR([.E194]&lt;6;AND([.E194]=6;[.F194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95]&amp;&quot; &amp; &quot;&amp;[.D195]" office:value-type="string" office:string-value="WM &amp; Chi" calcext:value-type="string">
            <text:p>WM &amp; Chi</text:p>
          </table:table-cell>
          <table:table-cell table:style-name="ce18" table:formula="of:=[.G195]&amp;&quot; &amp; &quot;&amp;[.H195]" office:value-type="string" office:string-value="Cadol &amp; DT" calcext:value-type="string">
            <text:p>Cadol &amp; DT</text:p>
          </table:table-cell>
          <table:table-cell table:style-name="ce61" office:value-type="string" calcext:value-type="string">
            <text:p>WM</text:p>
          </table:table-cell>
          <table:table-cell table:style-name="ce76" office:value-type="string" calcext:value-type="string">
            <text:p>Chi</text:p>
          </table:table-cell>
          <table:table-cell table:style-name="ce88" office:value-type="float" office:value="3" calcext:value-type="float">
            <text:p>3</text:p>
          </table:table-cell>
          <table:table-cell table:style-name="ce96" office:value-type="float" office:value="1" calcext:value-type="float">
            <text:p>1</text:p>
          </table:table-cell>
          <table:table-cell table:style-name="ce57" office:value-type="string" calcext:value-type="string">
            <text:p>Cadol</text:p>
          </table:table-cell>
          <table:table-cell table:style-name="ce75" office:value-type="string" calcext:value-type="string">
            <text:p>DT</text:p>
          </table:table-cell>
          <table:table-cell/>
          <table:table-cell table:style-name="ce105" table:formula="of:=IF(ISNUMBER([.E195]);IF(OR([.E195]&lt;6;AND([.E195]=6;[.F195]=5)); 0.5;1);0)" office:value-type="float" office:value="0.5" calcext:value-type="float">
            <text:p>0.50</text:p>
          </table:table-cell>
          <table:table-cell table:number-columns-repeated="1014"/>
        </table:table-row>
        <table:table-row table:style-name="ro2">
          <table:table-cell table:style-name="ce16" table:formula="of:=[.C196]&amp;&quot; &amp; &quot;&amp;[.D196]" office:value-type="string" office:string-value="45219 &amp; " calcext:value-type="string">
            <text:p>45219 &amp; </text:p>
          </table:table-cell>
          <table:table-cell table:style-name="ce18" table:formula="of:=[.G196]&amp;&quot; &amp; &quot;&amp;[.H196]" office:value-type="string" office:string-value=" &amp; " calcext:value-type="string">
            <text:p><text:s/>&amp; </text:p>
          </table:table-cell>
          <table:table-cell table:style-name="ce14" office:value-type="date" office:date-value="2023-10-20" calcext:value-type="date">
            <text:p>2023/10/20</text:p>
          </table:table-cell>
          <table:table-cell table:number-columns-repeated="6"/>
          <table:table-cell table:style-name="ce105" table:formula="of:=IF(ISNUMBER([.E196]);IF(OR([.E196]&lt;6;AND([.E196]=6;[.F196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197]&amp;&quot; &amp; &quot;&amp;[.D197]" office:value-type="string" office:string-value="WM &amp; 小 Kenny" calcext:value-type="string">
            <text:p>WM &amp; 小 Kenny</text:p>
          </table:table-cell>
          <table:table-cell table:style-name="ce18" table:formula="of:=[.G197]&amp;&quot; &amp; &quot;&amp;[.H197]" office:value-type="string" office:string-value="Batty &amp; Mole" calcext:value-type="string">
            <text:p>Batty &amp; Mole</text:p>
          </table:table-cell>
          <table:table-cell table:style-name="ce52" office:value-type="string" calcext:value-type="string">
            <text:p>WM</text:p>
          </table:table-cell>
          <table:table-cell table:style-name="ce72" office:value-type="string" calcext:value-type="string">
            <text:p>小 Kenny</text:p>
          </table:table-cell>
          <table:table-cell table:style-name="ce82" office:value-type="float" office:value="6" calcext:value-type="float">
            <text:p>6</text:p>
          </table:table-cell>
          <table:table-cell table:style-name="ce93" office:value-type="float" office:value="1" calcext:value-type="float">
            <text:p>1</text:p>
          </table:table-cell>
          <table:table-cell table:style-name="ce49" office:value-type="string" calcext:value-type="string">
            <text:p>Batty</text:p>
          </table:table-cell>
          <table:table-cell table:style-name="ce70" office:value-type="string" calcext:value-type="string">
            <text:p>Mole</text:p>
          </table:table-cell>
          <table:table-cell/>
          <table:table-cell table:style-name="ce105" table:formula="of:=IF(ISNUMBER([.E197]);IF(OR([.E197]&lt;6;AND([.E197]=6;[.F197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198]&amp;&quot; &amp; &quot;&amp;[.D198]" office:value-type="string" office:string-value="45223 &amp; " calcext:value-type="string">
            <text:p>45223 &amp; </text:p>
          </table:table-cell>
          <table:table-cell table:style-name="ce18" table:formula="of:=[.G198]&amp;&quot; &amp; &quot;&amp;[.H198]" office:value-type="string" office:string-value=" &amp; " calcext:value-type="string">
            <text:p><text:s/>&amp; </text:p>
          </table:table-cell>
          <table:table-cell table:style-name="ce14" office:value-type="date" office:date-value="2023-10-24" calcext:value-type="date">
            <text:p>2023/10/24</text:p>
          </table:table-cell>
          <table:table-cell table:number-columns-repeated="6"/>
          <table:table-cell table:style-name="ce105" table:formula="of:=IF(ISNUMBER([.E198]);IF(OR([.E198]&lt;6;AND([.E198]=6;[.F198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199]&amp;&quot; &amp; &quot;&amp;[.D199]" office:value-type="string" office:string-value="WM &amp; SG" calcext:value-type="string">
            <text:p>WM &amp; SG</text:p>
          </table:table-cell>
          <table:table-cell table:style-name="ce18" table:formula="of:=[.G199]&amp;&quot; &amp; &quot;&amp;[.H199]" office:value-type="string" office:string-value="Curtis &amp; Chi" calcext:value-type="string">
            <text:p>Curtis &amp; Chi</text:p>
          </table:table-cell>
          <table:table-cell table:style-name="ce59" office:value-type="string" calcext:value-type="string">
            <text:p>WM</text:p>
          </table:table-cell>
          <table:table-cell table:style-name="ce72" office:value-type="string" calcext:value-type="string">
            <text:p>SG</text:p>
          </table:table-cell>
          <table:table-cell table:style-name="ce82" office:value-type="float" office:value="7" calcext:value-type="float">
            <text:p>7</text:p>
          </table:table-cell>
          <table:table-cell table:style-name="ce93" office:value-type="float" office:value="5" calcext:value-type="float">
            <text:p>5</text:p>
          </table:table-cell>
          <table:table-cell table:style-name="ce49" office:value-type="string" calcext:value-type="string">
            <text:p>Curtis</text:p>
          </table:table-cell>
          <table:table-cell table:style-name="ce70" office:value-type="string" calcext:value-type="string">
            <text:p>Chi</text:p>
          </table:table-cell>
          <table:table-cell/>
          <table:table-cell table:style-name="ce105" table:formula="of:=IF(ISNUMBER([.E199]);IF(OR([.E199]&lt;6;AND([.E199]=6;[.F199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00]&amp;&quot; &amp; &quot;&amp;[.D200]" office:value-type="string" office:string-value="WM &amp; Curtis" calcext:value-type="string">
            <text:p>WM &amp; Curtis</text:p>
          </table:table-cell>
          <table:table-cell table:style-name="ce18" table:formula="of:=[.G200]&amp;&quot; &amp; &quot;&amp;[.H200]" office:value-type="string" office:string-value="Chi &amp; SG" calcext:value-type="string">
            <text:p>Chi &amp; SG</text:p>
          </table:table-cell>
          <table:table-cell table:style-name="ce60" office:value-type="string" calcext:value-type="string">
            <text:p>WM</text:p>
          </table:table-cell>
          <table:table-cell table:style-name="ce73" office:value-type="string" calcext:value-type="string">
            <text:p>Curtis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2" calcext:value-type="float">
            <text:p>2</text:p>
          </table:table-cell>
          <table:table-cell table:style-name="ce50" office:value-type="string" calcext:value-type="string">
            <text:p>Chi</text:p>
          </table:table-cell>
          <table:table-cell table:style-name="ce71" office:value-type="string" calcext:value-type="string">
            <text:p>SG</text:p>
          </table:table-cell>
          <table:table-cell/>
          <table:table-cell table:style-name="ce105" table:formula="of:=IF(ISNUMBER([.E200]);IF(OR([.E200]&lt;6;AND([.E200]=6;[.F200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01]&amp;&quot; &amp; &quot;&amp;[.D201]" office:value-type="string" office:string-value="27/10/2023 &amp; " calcext:value-type="string">
            <text:p>27/10/2023 &amp; </text:p>
          </table:table-cell>
          <table:table-cell table:style-name="ce18" table:formula="of:=[.G201]&amp;&quot; &amp; &quot;&amp;[.H201]" office:value-type="string" office:string-value=" &amp; " calcext:value-type="string">
            <text:p><text:s/>&amp; </text:p>
          </table:table-cell>
          <table:table-cell table:style-name="ce8" office:value-type="string" calcext:value-type="string">
            <text:p>27/10/2023</text:p>
          </table:table-cell>
          <table:table-cell table:number-columns-repeated="6"/>
          <table:table-cell table:style-name="ce105" table:formula="of:=IF(ISNUMBER([.E201]);IF(OR([.E201]&lt;6;AND([.E201]=6;[.F201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202]&amp;&quot; &amp; &quot;&amp;[.D202]" office:value-type="string" office:string-value="Curtis &amp; Chi" calcext:value-type="string">
            <text:p>Curtis &amp; Chi</text:p>
          </table:table-cell>
          <table:table-cell table:style-name="ce18" table:formula="of:=[.G202]&amp;&quot; &amp; &quot;&amp;[.H202]" office:value-type="string" office:string-value="WM &amp; Batty" calcext:value-type="string">
            <text:p>WM &amp; Batty</text:p>
          </table:table-cell>
          <table:table-cell table:style-name="ce49" office:value-type="string" calcext:value-type="string">
            <text:p>Curtis</text:p>
          </table:table-cell>
          <table:table-cell table:style-name="ce70" office:value-type="string" calcext:value-type="string">
            <text:p>Chi</text:p>
          </table:table-cell>
          <table:table-cell table:style-name="ce81" office:value-type="float" office:value="6" calcext:value-type="float">
            <text:p>6</text:p>
          </table:table-cell>
          <table:table-cell table:style-name="ce85" office:value-type="float" office:value="4" calcext:value-type="float">
            <text:p>4</text:p>
          </table:table-cell>
          <table:table-cell table:style-name="ce59" office:value-type="string" calcext:value-type="string">
            <text:p>WM</text:p>
          </table:table-cell>
          <table:table-cell table:style-name="ce72" office:value-type="string" calcext:value-type="string">
            <text:p>Batty</text:p>
          </table:table-cell>
          <table:table-cell/>
          <table:table-cell table:style-name="ce105" table:formula="of:=IF(ISNUMBER([.E202]);IF(OR([.E202]&lt;6;AND([.E202]=6;[.F202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03]&amp;&quot; &amp; &quot;&amp;[.D203]" office:value-type="string" office:string-value="Curtis &amp; Batty" calcext:value-type="string">
            <text:p>Curtis &amp; Batty</text:p>
          </table:table-cell>
          <table:table-cell table:style-name="ce18" table:formula="of:=[.G203]&amp;&quot; &amp; &quot;&amp;[.H203]" office:value-type="string" office:string-value="WM &amp; Chi" calcext:value-type="string">
            <text:p>WM &amp; Chi</text:p>
          </table:table-cell>
          <table:table-cell table:style-name="ce50" office:value-type="string" calcext:value-type="string">
            <text:p>Curtis</text:p>
          </table:table-cell>
          <table:table-cell table:style-name="ce71" office:value-type="string" calcext:value-type="string">
            <text:p>Batty</text:p>
          </table:table-cell>
          <table:table-cell table:style-name="ce80" office:value-type="float" office:value="6" calcext:value-type="float">
            <text:p>6</text:p>
          </table:table-cell>
          <table:table-cell table:style-name="ce86" office:value-type="float" office:value="2" calcext:value-type="float">
            <text:p>2</text:p>
          </table:table-cell>
          <table:table-cell table:style-name="ce60" office:value-type="string" calcext:value-type="string">
            <text:p>WM</text:p>
          </table:table-cell>
          <table:table-cell table:style-name="ce73" office:value-type="string" calcext:value-type="string">
            <text:p>Chi</text:p>
          </table:table-cell>
          <table:table-cell/>
          <table:table-cell table:style-name="ce105" table:formula="of:=IF(ISNUMBER([.E203]);IF(OR([.E203]&lt;6;AND([.E203]=6;[.F203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04]&amp;&quot; &amp; &quot;&amp;[.D204]" office:value-type="string" office:string-value="WM &amp; Curtis" calcext:value-type="string">
            <text:p>WM &amp; Curtis</text:p>
          </table:table-cell>
          <table:table-cell table:style-name="ce18" table:formula="of:=[.G204]&amp;&quot; &amp; &quot;&amp;[.H204]" office:value-type="string" office:string-value="Chi &amp; Batty" calcext:value-type="string">
            <text:p>Chi &amp; Batty</text:p>
          </table:table-cell>
          <table:table-cell table:style-name="ce61" office:value-type="string" calcext:value-type="string">
            <text:p>WM</text:p>
          </table:table-cell>
          <table:table-cell table:style-name="ce76" office:value-type="string" calcext:value-type="string">
            <text:p>Curtis</text:p>
          </table:table-cell>
          <table:table-cell table:style-name="ce88" office:value-type="float" office:value="6" calcext:value-type="float">
            <text:p>6</text:p>
          </table:table-cell>
          <table:table-cell table:style-name="ce96" office:value-type="float" office:value="2" calcext:value-type="float">
            <text:p>2</text:p>
          </table:table-cell>
          <table:table-cell table:style-name="ce57" office:value-type="string" calcext:value-type="string">
            <text:p>Chi</text:p>
          </table:table-cell>
          <table:table-cell table:style-name="ce75" office:value-type="string" calcext:value-type="string">
            <text:p>Batty</text:p>
          </table:table-cell>
          <table:table-cell/>
          <table:table-cell table:style-name="ce105" table:formula="of:=IF(ISNUMBER([.E204]);IF(OR([.E204]&lt;6;AND([.E204]=6;[.F204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05]&amp;&quot; &amp; &quot;&amp;[.D205]" office:value-type="string" office:string-value="45229 &amp; " calcext:value-type="string">
            <text:p>45229 &amp; </text:p>
          </table:table-cell>
          <table:table-cell table:style-name="ce18" table:formula="of:=[.G205]&amp;&quot; &amp; &quot;&amp;[.H205]" office:value-type="string" office:string-value=" &amp; " calcext:value-type="string">
            <text:p><text:s/>&amp; </text:p>
          </table:table-cell>
          <table:table-cell table:style-name="ce14" office:value-type="date" office:date-value="2023-10-30" calcext:value-type="date">
            <text:p>2023/10/30</text:p>
          </table:table-cell>
          <table:table-cell table:number-columns-repeated="6"/>
          <table:table-cell table:style-name="ce105" table:formula="of:=IF(ISNUMBER([.E205]);IF(OR([.E205]&lt;6;AND([.E205]=6;[.F205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206]&amp;&quot; &amp; &quot;&amp;[.D206]" office:value-type="string" office:string-value="WM &amp; DT" calcext:value-type="string">
            <text:p>WM &amp; DT</text:p>
          </table:table-cell>
          <table:table-cell table:style-name="ce18" table:formula="of:=[.G206]&amp;&quot; &amp; &quot;&amp;[.H206]" office:value-type="string" office:string-value="Chi &amp; Mike" calcext:value-type="string">
            <text:p>Chi &amp; Mike</text:p>
          </table:table-cell>
          <table:table-cell table:style-name="ce52" office:value-type="string" calcext:value-type="string">
            <text:p>WM</text:p>
          </table:table-cell>
          <table:table-cell table:style-name="ce72" office:value-type="string" calcext:value-type="string">
            <text:p>DT</text:p>
          </table:table-cell>
          <table:table-cell table:style-name="ce82" office:value-type="float" office:value="6" calcext:value-type="float">
            <text:p>6</text:p>
          </table:table-cell>
          <table:table-cell table:style-name="ce93" office:value-type="float" office:value="2" calcext:value-type="float">
            <text:p>2</text:p>
          </table:table-cell>
          <table:table-cell table:style-name="ce49" office:value-type="string" calcext:value-type="string">
            <text:p>Chi</text:p>
          </table:table-cell>
          <table:table-cell table:style-name="ce70" office:value-type="string" calcext:value-type="string">
            <text:p>Mike</text:p>
          </table:table-cell>
          <table:table-cell/>
          <table:table-cell table:style-name="ce105" table:formula="of:=IF(ISNUMBER([.E206]);IF(OR([.E206]&lt;6;AND([.E206]=6;[.F206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07]&amp;&quot; &amp; &quot;&amp;[.D207]" office:value-type="string" office:string-value="WM &amp; Chi" calcext:value-type="string">
            <text:p>WM &amp; Chi</text:p>
          </table:table-cell>
          <table:table-cell table:style-name="ce18" table:formula="of:=[.G207]&amp;&quot; &amp; &quot;&amp;[.H207]" office:value-type="string" office:string-value="DT &amp; Mike" calcext:value-type="string">
            <text:p>DT &amp; Mike</text:p>
          </table:table-cell>
          <table:table-cell table:style-name="ce53" office:value-type="string" calcext:value-type="string">
            <text:p>WM</text:p>
          </table:table-cell>
          <table:table-cell table:style-name="ce73" office:value-type="string" calcext:value-type="string">
            <text:p>Chi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2" calcext:value-type="float">
            <text:p>2</text:p>
          </table:table-cell>
          <table:table-cell table:style-name="ce50" office:value-type="string" calcext:value-type="string">
            <text:p>DT</text:p>
          </table:table-cell>
          <table:table-cell table:style-name="ce71" office:value-type="string" calcext:value-type="string">
            <text:p>Mike</text:p>
          </table:table-cell>
          <table:table-cell/>
          <table:table-cell table:style-name="ce105" table:formula="of:=IF(ISNUMBER([.E207]);IF(OR([.E207]&lt;6;AND([.E207]=6;[.F207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08]&amp;&quot; &amp; &quot;&amp;[.D208]" office:value-type="string" office:string-value="WM &amp; Mike" calcext:value-type="string">
            <text:p>WM &amp; Mike</text:p>
          </table:table-cell>
          <table:table-cell table:style-name="ce18" table:formula="of:=[.G208]&amp;&quot; &amp; &quot;&amp;[.H208]" office:value-type="string" office:string-value="Chi &amp; DT" calcext:value-type="string">
            <text:p>Chi &amp; DT</text:p>
          </table:table-cell>
          <table:table-cell table:style-name="ce61" office:value-type="string" calcext:value-type="string">
            <text:p>WM</text:p>
          </table:table-cell>
          <table:table-cell table:style-name="ce76" office:value-type="string" calcext:value-type="string">
            <text:p>Mike</text:p>
          </table:table-cell>
          <table:table-cell table:style-name="ce88" office:value-type="float" office:value="6" calcext:value-type="float">
            <text:p>6</text:p>
          </table:table-cell>
          <table:table-cell table:style-name="ce96" office:value-type="float" office:value="2" calcext:value-type="float">
            <text:p>2</text:p>
          </table:table-cell>
          <table:table-cell table:style-name="ce57" office:value-type="string" calcext:value-type="string">
            <text:p>Chi</text:p>
          </table:table-cell>
          <table:table-cell table:style-name="ce75" office:value-type="string" calcext:value-type="string">
            <text:p>DT</text:p>
          </table:table-cell>
          <table:table-cell/>
          <table:table-cell table:style-name="ce105" table:formula="of:=IF(ISNUMBER([.E208]);IF(OR([.E208]&lt;6;AND([.E208]=6;[.F208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09]&amp;&quot; &amp; &quot;&amp;[.D209]" office:value-type="string" office:string-value="45233 &amp; " calcext:value-type="string">
            <text:p>45233 &amp; </text:p>
          </table:table-cell>
          <table:table-cell table:style-name="ce18" table:formula="of:=[.G209]&amp;&quot; &amp; &quot;&amp;[.H209]" office:value-type="string" office:string-value=" &amp; " calcext:value-type="string">
            <text:p><text:s/>&amp; </text:p>
          </table:table-cell>
          <table:table-cell table:style-name="ce14" office:value-type="date" office:date-value="2023-11-03" calcext:value-type="date">
            <text:p>2023/11/3</text:p>
          </table:table-cell>
          <table:table-cell table:number-columns-repeated="6"/>
          <table:table-cell table:style-name="ce105" table:formula="of:=IF(ISNUMBER([.E209]);IF(OR([.E209]&lt;6;AND([.E209]=6;[.F209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210]&amp;&quot; &amp; &quot;&amp;[.D210]" office:value-type="string" office:string-value="Mole &amp; Batty" calcext:value-type="string">
            <text:p>Mole &amp; Batty</text:p>
          </table:table-cell>
          <table:table-cell table:style-name="ce18" table:formula="of:=[.G210]&amp;&quot; &amp; &quot;&amp;[.H210]" office:value-type="string" office:string-value="Chi &amp; SG" calcext:value-type="string">
            <text:p>Chi &amp; SG</text:p>
          </table:table-cell>
          <table:table-cell table:style-name="ce59" office:value-type="string" calcext:value-type="string">
            <text:p>Mole</text:p>
          </table:table-cell>
          <table:table-cell table:style-name="ce72" office:value-type="string" calcext:value-type="string">
            <text:p>Batty</text:p>
          </table:table-cell>
          <table:table-cell table:style-name="ce82" office:value-type="float" office:value="6" calcext:value-type="float">
            <text:p>6</text:p>
          </table:table-cell>
          <table:table-cell table:style-name="ce93" office:value-type="float" office:value="0" calcext:value-type="float">
            <text:p>0</text:p>
          </table:table-cell>
          <table:table-cell table:style-name="ce49" office:value-type="string" calcext:value-type="string">
            <text:p>Chi</text:p>
          </table:table-cell>
          <table:table-cell table:style-name="ce70" office:value-type="string" calcext:value-type="string">
            <text:p>SG</text:p>
          </table:table-cell>
          <table:table-cell/>
          <table:table-cell table:style-name="ce105" table:formula="of:=IF(ISNUMBER([.E210]);IF(OR([.E210]&lt;6;AND([.E210]=6;[.F210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11]&amp;&quot; &amp; &quot;&amp;[.D211]" office:value-type="string" office:string-value="Mole &amp; Chi" calcext:value-type="string">
            <text:p>Mole &amp; Chi</text:p>
          </table:table-cell>
          <table:table-cell table:style-name="ce18" table:formula="of:=[.G211]&amp;&quot; &amp; &quot;&amp;[.H211]" office:value-type="string" office:string-value="Batty &amp; SG" calcext:value-type="string">
            <text:p>Batty &amp; SG</text:p>
          </table:table-cell>
          <table:table-cell table:style-name="ce60" office:value-type="string" calcext:value-type="string">
            <text:p>Mole</text:p>
          </table:table-cell>
          <table:table-cell table:style-name="ce73" office:value-type="string" calcext:value-type="string">
            <text:p>Chi</text:p>
          </table:table-cell>
          <table:table-cell table:style-name="ce83" office:value-type="float" office:value="7" calcext:value-type="float">
            <text:p>7</text:p>
          </table:table-cell>
          <table:table-cell table:style-name="ce94" office:value-type="float" office:value="6" calcext:value-type="float">
            <text:p>6</text:p>
          </table:table-cell>
          <table:table-cell table:style-name="ce50" office:value-type="string" calcext:value-type="string">
            <text:p>Batty</text:p>
          </table:table-cell>
          <table:table-cell table:style-name="ce71" office:value-type="string" calcext:value-type="string">
            <text:p>SG</text:p>
          </table:table-cell>
          <table:table-cell/>
          <table:table-cell table:style-name="ce105" table:formula="of:=IF(ISNUMBER([.E211]);IF(OR([.E211]&lt;6;AND([.E211]=6;[.F211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12]&amp;&quot; &amp; &quot;&amp;[.D212]" office:value-type="string" office:string-value="45236 &amp; " calcext:value-type="string">
            <text:p>45236 &amp; </text:p>
          </table:table-cell>
          <table:table-cell table:style-name="ce18" table:formula="of:=[.G212]&amp;&quot; &amp; &quot;&amp;[.H212]" office:value-type="string" office:string-value=" &amp; " calcext:value-type="string">
            <text:p><text:s/>&amp; </text:p>
          </table:table-cell>
          <table:table-cell table:style-name="ce14" office:value-type="date" office:date-value="2023-11-06" calcext:value-type="date">
            <text:p>2023/11/6</text:p>
          </table:table-cell>
          <table:table-cell table:number-columns-repeated="6"/>
          <table:table-cell table:style-name="ce105" table:formula="of:=IF(ISNUMBER([.E212]);IF(OR([.E212]&lt;6;AND([.E212]=6;[.F212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213]&amp;&quot; &amp; &quot;&amp;[.D213]" office:value-type="string" office:string-value="Mole &amp; DT" calcext:value-type="string">
            <text:p>Mole &amp; DT</text:p>
          </table:table-cell>
          <table:table-cell table:style-name="ce18" table:formula="of:=[.G213]&amp;&quot; &amp; &quot;&amp;[.H213]" office:value-type="string" office:string-value="Chi &amp; WM" calcext:value-type="string">
            <text:p>Chi &amp; WM</text:p>
          </table:table-cell>
          <table:table-cell table:style-name="ce59" office:value-type="string" calcext:value-type="string">
            <text:p>Mole</text:p>
          </table:table-cell>
          <table:table-cell table:style-name="ce72" office:value-type="string" calcext:value-type="string">
            <text:p>DT</text:p>
          </table:table-cell>
          <table:table-cell table:style-name="ce82" office:value-type="float" office:value="6" calcext:value-type="float">
            <text:p>6</text:p>
          </table:table-cell>
          <table:table-cell table:style-name="ce93" office:value-type="float" office:value="3" calcext:value-type="float">
            <text:p>3</text:p>
          </table:table-cell>
          <table:table-cell table:style-name="ce49" office:value-type="string" calcext:value-type="string">
            <text:p>Chi</text:p>
          </table:table-cell>
          <table:table-cell table:style-name="ce70" office:value-type="string" calcext:value-type="string">
            <text:p>WM</text:p>
          </table:table-cell>
          <table:table-cell/>
          <table:table-cell table:style-name="ce105" table:formula="of:=IF(ISNUMBER([.E213]);IF(OR([.E213]&lt;6;AND([.E213]=6;[.F213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14]&amp;&quot; &amp; &quot;&amp;[.D214]" office:value-type="string" office:string-value="Mole &amp; WM" calcext:value-type="string">
            <text:p>Mole &amp; WM</text:p>
          </table:table-cell>
          <table:table-cell table:style-name="ce18" table:formula="of:=[.G214]&amp;&quot; &amp; &quot;&amp;[.H214]" office:value-type="string" office:string-value="Chi &amp; DT" calcext:value-type="string">
            <text:p>Chi &amp; DT</text:p>
          </table:table-cell>
          <table:table-cell table:style-name="ce60" office:value-type="string" calcext:value-type="string">
            <text:p>Mole</text:p>
          </table:table-cell>
          <table:table-cell table:style-name="ce73" office:value-type="string" calcext:value-type="string">
            <text:p>WM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0" calcext:value-type="float">
            <text:p>0</text:p>
          </table:table-cell>
          <table:table-cell table:style-name="ce50" office:value-type="string" calcext:value-type="string">
            <text:p>Chi</text:p>
          </table:table-cell>
          <table:table-cell table:style-name="ce71" office:value-type="string" calcext:value-type="string">
            <text:p>DT</text:p>
          </table:table-cell>
          <table:table-cell/>
          <table:table-cell table:style-name="ce105" table:formula="of:=IF(ISNUMBER([.E214]);IF(OR([.E214]&lt;6;AND([.E214]=6;[.F214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15]&amp;&quot; &amp; &quot;&amp;[.D215]" office:value-type="string" office:string-value="Mole &amp; Chi" calcext:value-type="string">
            <text:p>Mole &amp; Chi</text:p>
          </table:table-cell>
          <table:table-cell table:style-name="ce18" table:formula="of:=[.G215]&amp;&quot; &amp; &quot;&amp;[.H215]" office:value-type="string" office:string-value="WM &amp; DT" calcext:value-type="string">
            <text:p>WM &amp; DT</text:p>
          </table:table-cell>
          <table:table-cell table:style-name="ce61" office:value-type="string" calcext:value-type="string">
            <text:p>Mole</text:p>
          </table:table-cell>
          <table:table-cell table:style-name="ce76" office:value-type="string" calcext:value-type="string">
            <text:p>Chi</text:p>
          </table:table-cell>
          <table:table-cell table:style-name="ce88" office:value-type="float" office:value="3" calcext:value-type="float">
            <text:p>3</text:p>
          </table:table-cell>
          <table:table-cell table:style-name="ce96" office:value-type="float" office:value="1" calcext:value-type="float">
            <text:p>1</text:p>
          </table:table-cell>
          <table:table-cell table:style-name="ce57" office:value-type="string" calcext:value-type="string">
            <text:p>WM</text:p>
          </table:table-cell>
          <table:table-cell table:style-name="ce75" office:value-type="string" calcext:value-type="string">
            <text:p>DT</text:p>
          </table:table-cell>
          <table:table-cell/>
          <table:table-cell table:style-name="ce105" table:formula="of:=IF(ISNUMBER([.E215]);IF(OR([.E215]&lt;6;AND([.E215]=6;[.F215]=5)); 0.5;1);0)" office:value-type="float" office:value="0.5" calcext:value-type="float">
            <text:p>0.50</text:p>
          </table:table-cell>
          <table:table-cell table:number-columns-repeated="1014"/>
        </table:table-row>
        <table:table-row table:style-name="ro2">
          <table:table-cell table:style-name="ce16" table:formula="of:=[.C216]&amp;&quot; &amp; &quot;&amp;[.D216]" office:value-type="string" office:string-value="45240 &amp; " calcext:value-type="string">
            <text:p>45240 &amp; </text:p>
          </table:table-cell>
          <table:table-cell table:style-name="ce18" table:formula="of:=[.G216]&amp;&quot; &amp; &quot;&amp;[.H216]" office:value-type="string" office:string-value=" &amp; " calcext:value-type="string">
            <text:p><text:s/>&amp; </text:p>
          </table:table-cell>
          <table:table-cell table:style-name="ce51" office:value-type="date" office:date-value="2023-11-10" calcext:value-type="date">
            <text:p>11/10/2023</text:p>
          </table:table-cell>
          <table:table-cell table:number-columns-repeated="6"/>
          <table:table-cell table:style-name="ce105" table:formula="of:=IF(ISNUMBER([.E216]);IF(OR([.E216]&lt;6;AND([.E216]=6;[.F216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217]&amp;&quot; &amp; &quot;&amp;[.D217]" office:value-type="string" office:string-value="WM &amp; Curtis" calcext:value-type="string">
            <text:p>WM &amp; Curtis</text:p>
          </table:table-cell>
          <table:table-cell table:style-name="ce18" table:formula="of:=[.G217]&amp;&quot; &amp; &quot;&amp;[.H217]" office:value-type="string" office:string-value="Chi &amp; Mike" calcext:value-type="string">
            <text:p>Chi &amp; Mike</text:p>
          </table:table-cell>
          <table:table-cell table:style-name="ce59" office:value-type="string" calcext:value-type="string">
            <text:p>WM</text:p>
          </table:table-cell>
          <table:table-cell table:style-name="ce72" office:value-type="string" calcext:value-type="string">
            <text:p>Curtis</text:p>
          </table:table-cell>
          <table:table-cell table:style-name="ce82" office:value-type="float" office:value="6" calcext:value-type="float">
            <text:p>6</text:p>
          </table:table-cell>
          <table:table-cell table:style-name="ce93" office:value-type="float" office:value="1" calcext:value-type="float">
            <text:p>1</text:p>
          </table:table-cell>
          <table:table-cell table:style-name="ce49" office:value-type="string" calcext:value-type="string">
            <text:p>Chi</text:p>
          </table:table-cell>
          <table:table-cell table:style-name="ce70" office:value-type="string" calcext:value-type="string">
            <text:p>Mike</text:p>
          </table:table-cell>
          <table:table-cell/>
          <table:table-cell table:style-name="ce105" table:formula="of:=IF(ISNUMBER([.E217]);IF(OR([.E217]&lt;6;AND([.E217]=6;[.F217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18]&amp;&quot; &amp; &quot;&amp;[.D218]" office:value-type="string" office:string-value="WM &amp; Mike" calcext:value-type="string">
            <text:p>WM &amp; Mike</text:p>
          </table:table-cell>
          <table:table-cell table:style-name="ce18" table:formula="of:=[.G218]&amp;&quot; &amp; &quot;&amp;[.H218]" office:value-type="string" office:string-value="Chi &amp; Curtis" calcext:value-type="string">
            <text:p>Chi &amp; Curtis</text:p>
          </table:table-cell>
          <table:table-cell table:style-name="ce60" office:value-type="string" calcext:value-type="string">
            <text:p>WM</text:p>
          </table:table-cell>
          <table:table-cell table:style-name="ce73" office:value-type="string" calcext:value-type="string">
            <text:p>Mike</text:p>
          </table:table-cell>
          <table:table-cell table:style-name="ce83" office:value-type="float" office:value="7" calcext:value-type="float">
            <text:p>7</text:p>
          </table:table-cell>
          <table:table-cell table:style-name="ce94" office:value-type="float" office:value="6" calcext:value-type="float">
            <text:p>6</text:p>
          </table:table-cell>
          <table:table-cell table:style-name="ce50" office:value-type="string" calcext:value-type="string">
            <text:p>Chi</text:p>
          </table:table-cell>
          <table:table-cell table:style-name="ce71" office:value-type="string" calcext:value-type="string">
            <text:p>Curtis</text:p>
          </table:table-cell>
          <table:table-cell/>
          <table:table-cell table:style-name="ce105" table:formula="of:=IF(ISNUMBER([.E218]);IF(OR([.E218]&lt;6;AND([.E218]=6;[.F218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19]&amp;&quot; &amp; &quot;&amp;[.D219]" office:value-type="string" office:string-value="WM &amp; Chi" calcext:value-type="string">
            <text:p>WM &amp; Chi</text:p>
          </table:table-cell>
          <table:table-cell table:style-name="ce18" table:formula="of:=[.G219]&amp;&quot; &amp; &quot;&amp;[.H219]" office:value-type="string" office:string-value="Curtis &amp; Mike" calcext:value-type="string">
            <text:p>Curtis &amp; Mike</text:p>
          </table:table-cell>
          <table:table-cell table:style-name="ce61" office:value-type="string" calcext:value-type="string">
            <text:p>WM</text:p>
          </table:table-cell>
          <table:table-cell table:style-name="ce76" office:value-type="string" calcext:value-type="string">
            <text:p>Chi</text:p>
          </table:table-cell>
          <table:table-cell table:style-name="ce88" office:value-type="float" office:value="3" calcext:value-type="float">
            <text:p>3</text:p>
          </table:table-cell>
          <table:table-cell table:style-name="ce96" office:value-type="float" office:value="1" calcext:value-type="float">
            <text:p>1</text:p>
          </table:table-cell>
          <table:table-cell table:style-name="ce57" office:value-type="string" calcext:value-type="string">
            <text:p>Curtis</text:p>
          </table:table-cell>
          <table:table-cell table:style-name="ce75" office:value-type="string" calcext:value-type="string">
            <text:p>Mike</text:p>
          </table:table-cell>
          <table:table-cell/>
          <table:table-cell table:style-name="ce105" table:formula="of:=IF(ISNUMBER([.E219]);IF(OR([.E219]&lt;6;AND([.E219]=6;[.F219]=5)); 0.5;1);0)" office:value-type="float" office:value="0.5" calcext:value-type="float">
            <text:p>0.50</text:p>
          </table:table-cell>
          <table:table-cell table:number-columns-repeated="1014"/>
        </table:table-row>
        <table:table-row table:style-name="ro2">
          <table:table-cell table:style-name="ce16" table:formula="of:=[.C220]&amp;&quot; &amp; &quot;&amp;[.D220]" office:value-type="string" office:string-value="45243 &amp; " calcext:value-type="string">
            <text:p>45243 &amp; </text:p>
          </table:table-cell>
          <table:table-cell table:style-name="ce18" table:formula="of:=[.G220]&amp;&quot; &amp; &quot;&amp;[.H220]" office:value-type="string" office:string-value=" &amp; " calcext:value-type="string">
            <text:p><text:s/>&amp; </text:p>
          </table:table-cell>
          <table:table-cell table:style-name="ce14" office:value-type="date" office:date-value="2023-11-13" calcext:value-type="date">
            <text:p>2023/11/13</text:p>
          </table:table-cell>
          <table:table-cell table:number-columns-repeated="6"/>
          <table:table-cell table:style-name="ce105" table:formula="of:=IF(ISNUMBER([.E220]);IF(OR([.E220]&lt;6;AND([.E220]=6;[.F220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221]&amp;&quot; &amp; &quot;&amp;[.D221]" office:value-type="string" office:string-value="WM &amp; Cadol" calcext:value-type="string">
            <text:p>WM &amp; Cadol</text:p>
          </table:table-cell>
          <table:table-cell table:style-name="ce18" table:formula="of:=[.G221]&amp;&quot; &amp; &quot;&amp;[.H221]" office:value-type="string" office:string-value="Chi &amp; Mike" calcext:value-type="string">
            <text:p>Chi &amp; Mike</text:p>
          </table:table-cell>
          <table:table-cell table:style-name="ce59" office:value-type="string" calcext:value-type="string">
            <text:p>WM</text:p>
          </table:table-cell>
          <table:table-cell table:style-name="ce72" office:value-type="string" calcext:value-type="string">
            <text:p>Cadol</text:p>
          </table:table-cell>
          <table:table-cell table:style-name="ce82" office:value-type="float" office:value="6" calcext:value-type="float">
            <text:p>6</text:p>
          </table:table-cell>
          <table:table-cell table:style-name="ce93" office:value-type="float" office:value="4" calcext:value-type="float">
            <text:p>4</text:p>
          </table:table-cell>
          <table:table-cell table:style-name="ce49" office:value-type="string" calcext:value-type="string">
            <text:p>Chi</text:p>
          </table:table-cell>
          <table:table-cell table:style-name="ce70" office:value-type="string" calcext:value-type="string">
            <text:p>Mike</text:p>
          </table:table-cell>
          <table:table-cell/>
          <table:table-cell table:style-name="ce105" table:formula="of:=IF(ISNUMBER([.E221]);IF(OR([.E221]&lt;6;AND([.E221]=6;[.F221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22]&amp;&quot; &amp; &quot;&amp;[.D222]" office:value-type="string" office:string-value="WM &amp; Mike" calcext:value-type="string">
            <text:p>WM &amp; Mike</text:p>
          </table:table-cell>
          <table:table-cell table:style-name="ce18" table:formula="of:=[.G222]&amp;&quot; &amp; &quot;&amp;[.H222]" office:value-type="string" office:string-value="Chi &amp; Cadol" calcext:value-type="string">
            <text:p>Chi &amp; Cadol</text:p>
          </table:table-cell>
          <table:table-cell table:style-name="ce60" office:value-type="string" calcext:value-type="string">
            <text:p>WM</text:p>
          </table:table-cell>
          <table:table-cell table:style-name="ce73" office:value-type="string" calcext:value-type="string">
            <text:p>Mike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2" calcext:value-type="float">
            <text:p>2</text:p>
          </table:table-cell>
          <table:table-cell table:style-name="ce50" office:value-type="string" calcext:value-type="string">
            <text:p>Chi</text:p>
          </table:table-cell>
          <table:table-cell table:style-name="ce71" office:value-type="string" calcext:value-type="string">
            <text:p>Cadol</text:p>
          </table:table-cell>
          <table:table-cell/>
          <table:table-cell table:style-name="ce105" table:formula="of:=IF(ISNUMBER([.E222]);IF(OR([.E222]&lt;6;AND([.E222]=6;[.F222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23]&amp;&quot; &amp; &quot;&amp;[.D223]" office:value-type="string" office:string-value="WM &amp; Chi" calcext:value-type="string">
            <text:p>WM &amp; Chi</text:p>
          </table:table-cell>
          <table:table-cell table:style-name="ce18" table:formula="of:=[.G223]&amp;&quot; &amp; &quot;&amp;[.H223]" office:value-type="string" office:string-value="Cadol &amp; Mike" calcext:value-type="string">
            <text:p>Cadol &amp; Mike</text:p>
          </table:table-cell>
          <table:table-cell table:style-name="ce61" office:value-type="string" calcext:value-type="string">
            <text:p>WM</text:p>
          </table:table-cell>
          <table:table-cell table:style-name="ce76" office:value-type="string" calcext:value-type="string">
            <text:p>Chi</text:p>
          </table:table-cell>
          <table:table-cell table:style-name="ce88" office:value-type="float" office:value="3" calcext:value-type="float">
            <text:p>3</text:p>
          </table:table-cell>
          <table:table-cell table:style-name="ce96" office:value-type="float" office:value="0" calcext:value-type="float">
            <text:p>0</text:p>
          </table:table-cell>
          <table:table-cell table:style-name="ce57" office:value-type="string" calcext:value-type="string">
            <text:p>Cadol</text:p>
          </table:table-cell>
          <table:table-cell table:style-name="ce75" office:value-type="string" calcext:value-type="string">
            <text:p>Mike</text:p>
          </table:table-cell>
          <table:table-cell/>
          <table:table-cell table:style-name="ce105" table:formula="of:=IF(ISNUMBER([.E223]);IF(OR([.E223]&lt;6;AND([.E223]=6;[.F223]=5)); 0.5;1);0)" office:value-type="float" office:value="0.5" calcext:value-type="float">
            <text:p>0.50</text:p>
          </table:table-cell>
          <table:table-cell table:number-columns-repeated="1014"/>
        </table:table-row>
        <table:table-row table:style-name="ro2">
          <table:table-cell table:style-name="ce16" table:formula="of:=[.C224]&amp;&quot; &amp; &quot;&amp;[.D224]" office:value-type="string" office:string-value="45244 &amp; " calcext:value-type="string">
            <text:p>45244 &amp; </text:p>
          </table:table-cell>
          <table:table-cell table:style-name="ce18" table:formula="of:=[.G224]&amp;&quot; &amp; &quot;&amp;[.H224]" office:value-type="string" office:string-value=" &amp; " calcext:value-type="string">
            <text:p><text:s/>&amp; </text:p>
          </table:table-cell>
          <table:table-cell table:style-name="ce14" office:value-type="date" office:date-value="2023-11-14" calcext:value-type="date">
            <text:p>2023/11/14</text:p>
          </table:table-cell>
          <table:table-cell table:number-columns-repeated="6"/>
          <table:table-cell table:style-name="ce105" table:formula="of:=IF(ISNUMBER([.E224]);IF(OR([.E224]&lt;6;AND([.E224]=6;[.F224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225]&amp;&quot; &amp; &quot;&amp;[.D225]" office:value-type="string" office:string-value="Mole &amp; SG" calcext:value-type="string">
            <text:p>Mole &amp; SG</text:p>
          </table:table-cell>
          <table:table-cell table:style-name="ce18" table:formula="of:=[.G225]&amp;&quot; &amp; &quot;&amp;[.H225]" office:value-type="string" office:string-value="Curtis &amp; DT" calcext:value-type="string">
            <text:p>Curtis &amp; DT</text:p>
          </table:table-cell>
          <table:table-cell table:style-name="ce59" office:value-type="string" calcext:value-type="string">
            <text:p>Mole</text:p>
          </table:table-cell>
          <table:table-cell table:style-name="ce72" office:value-type="string" calcext:value-type="string">
            <text:p>SG</text:p>
          </table:table-cell>
          <table:table-cell table:style-name="ce82" office:value-type="float" office:value="6" calcext:value-type="float">
            <text:p>6</text:p>
          </table:table-cell>
          <table:table-cell table:style-name="ce93" office:value-type="float" office:value="1" calcext:value-type="float">
            <text:p>1</text:p>
          </table:table-cell>
          <table:table-cell table:style-name="ce49" office:value-type="string" calcext:value-type="string">
            <text:p>Curtis</text:p>
          </table:table-cell>
          <table:table-cell table:style-name="ce70" office:value-type="string" calcext:value-type="string">
            <text:p>DT</text:p>
          </table:table-cell>
          <table:table-cell/>
          <table:table-cell table:style-name="ce105" table:formula="of:=IF(ISNUMBER([.E225]);IF(OR([.E225]&lt;6;AND([.E225]=6;[.F225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26]&amp;&quot; &amp; &quot;&amp;[.D226]" office:value-type="string" office:string-value="Mole &amp; DT" calcext:value-type="string">
            <text:p>Mole &amp; DT</text:p>
          </table:table-cell>
          <table:table-cell table:style-name="ce18" table:formula="of:=[.G226]&amp;&quot; &amp; &quot;&amp;[.H226]" office:value-type="string" office:string-value="Curtis &amp; SG" calcext:value-type="string">
            <text:p>Curtis &amp; SG</text:p>
          </table:table-cell>
          <table:table-cell table:style-name="ce60" office:value-type="string" calcext:value-type="string">
            <text:p>Mole</text:p>
          </table:table-cell>
          <table:table-cell table:style-name="ce73" office:value-type="string" calcext:value-type="string">
            <text:p>DT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4" calcext:value-type="float">
            <text:p>4</text:p>
          </table:table-cell>
          <table:table-cell table:style-name="ce50" office:value-type="string" calcext:value-type="string">
            <text:p>Curtis</text:p>
          </table:table-cell>
          <table:table-cell table:style-name="ce71" office:value-type="string" calcext:value-type="string">
            <text:p>SG</text:p>
          </table:table-cell>
          <table:table-cell/>
          <table:table-cell table:style-name="ce105" table:formula="of:=IF(ISNUMBER([.E226]);IF(OR([.E226]&lt;6;AND([.E226]=6;[.F226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27]&amp;&quot; &amp; &quot;&amp;[.D227]" office:value-type="string" office:string-value="Mole &amp; Curtis" calcext:value-type="string">
            <text:p>Mole &amp; Curtis</text:p>
          </table:table-cell>
          <table:table-cell table:style-name="ce18" table:formula="of:=[.G227]&amp;&quot; &amp; &quot;&amp;[.H227]" office:value-type="string" office:string-value="DT &amp; SG" calcext:value-type="string">
            <text:p>DT &amp; SG</text:p>
          </table:table-cell>
          <table:table-cell table:style-name="ce61" office:value-type="string" calcext:value-type="string">
            <text:p>Mole</text:p>
          </table:table-cell>
          <table:table-cell table:style-name="ce76" office:value-type="string" calcext:value-type="string">
            <text:p>Curtis</text:p>
          </table:table-cell>
          <table:table-cell table:style-name="ce88" office:value-type="float" office:value="6" calcext:value-type="float">
            <text:p>6</text:p>
          </table:table-cell>
          <table:table-cell table:style-name="ce96" office:value-type="float" office:value="5" calcext:value-type="float">
            <text:p>5</text:p>
          </table:table-cell>
          <table:table-cell table:style-name="ce57" office:value-type="string" calcext:value-type="string">
            <text:p>DT</text:p>
          </table:table-cell>
          <table:table-cell table:style-name="ce75" office:value-type="string" calcext:value-type="string">
            <text:p>SG</text:p>
          </table:table-cell>
          <table:table-cell/>
          <table:table-cell table:style-name="ce105" table:formula="of:=IF(ISNUMBER([.E227]);IF(OR([.E227]&lt;6;AND([.E227]=6;[.F227]=5)); 0.5;1);0)" office:value-type="float" office:value="0.5" calcext:value-type="float">
            <text:p>0.50</text:p>
          </table:table-cell>
          <table:table-cell table:number-columns-repeated="1014"/>
        </table:table-row>
        <table:table-row table:style-name="ro2">
          <table:table-cell table:style-name="ce16" table:formula="of:=[.C228]&amp;&quot; &amp; &quot;&amp;[.D228]" office:value-type="string" office:string-value="45246 &amp; " calcext:value-type="string">
            <text:p>45246 &amp; </text:p>
          </table:table-cell>
          <table:table-cell table:style-name="ce18" table:formula="of:=[.G228]&amp;&quot; &amp; &quot;&amp;[.H228]" office:value-type="string" office:string-value=" &amp; " calcext:value-type="string">
            <text:p><text:s/>&amp; </text:p>
          </table:table-cell>
          <table:table-cell table:style-name="ce14" office:value-type="date" office:date-value="2023-11-16" calcext:value-type="date">
            <text:p>2023/11/16</text:p>
          </table:table-cell>
          <table:table-cell table:number-columns-repeated="6"/>
          <table:table-cell table:style-name="ce105" table:formula="of:=IF(ISNUMBER([.E228]);IF(OR([.E228]&lt;6;AND([.E228]=6;[.F228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229]&amp;&quot; &amp; &quot;&amp;[.D229]" office:value-type="string" office:string-value="Mark &amp; Chi" calcext:value-type="string">
            <text:p>Mark &amp; Chi</text:p>
          </table:table-cell>
          <table:table-cell table:style-name="ce18" table:formula="of:=[.G229]&amp;&quot; &amp; &quot;&amp;[.H229]" office:value-type="string" office:string-value="WM &amp; Curtis" calcext:value-type="string">
            <text:p>WM &amp; Curtis</text:p>
          </table:table-cell>
          <table:table-cell table:style-name="ce59" office:value-type="string" calcext:value-type="string">
            <text:p>Mark</text:p>
          </table:table-cell>
          <table:table-cell table:style-name="ce72" office:value-type="string" calcext:value-type="string">
            <text:p>Chi</text:p>
          </table:table-cell>
          <table:table-cell table:style-name="ce82" office:value-type="float" office:value="6" calcext:value-type="float">
            <text:p>6</text:p>
          </table:table-cell>
          <table:table-cell table:style-name="ce93" office:value-type="float" office:value="2" calcext:value-type="float">
            <text:p>2</text:p>
          </table:table-cell>
          <table:table-cell table:style-name="ce49" office:value-type="string" calcext:value-type="string">
            <text:p>WM</text:p>
          </table:table-cell>
          <table:table-cell table:style-name="ce70" office:value-type="string" calcext:value-type="string">
            <text:p>Curtis</text:p>
          </table:table-cell>
          <table:table-cell/>
          <table:table-cell table:style-name="ce105" table:formula="of:=IF(ISNUMBER([.E229]);IF(OR([.E229]&lt;6;AND([.E229]=6;[.F229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30]&amp;&quot; &amp; &quot;&amp;[.D230]" office:value-type="string" office:string-value="Mark &amp; Curtis" calcext:value-type="string">
            <text:p>Mark &amp; Curtis</text:p>
          </table:table-cell>
          <table:table-cell table:style-name="ce18" table:formula="of:=[.G230]&amp;&quot; &amp; &quot;&amp;[.H230]" office:value-type="string" office:string-value="WM &amp; Chi" calcext:value-type="string">
            <text:p>WM &amp; Chi</text:p>
          </table:table-cell>
          <table:table-cell table:style-name="ce60" office:value-type="string" calcext:value-type="string">
            <text:p>Mark</text:p>
          </table:table-cell>
          <table:table-cell table:style-name="ce73" office:value-type="string" calcext:value-type="string">
            <text:p>Curtis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4" calcext:value-type="float">
            <text:p>4</text:p>
          </table:table-cell>
          <table:table-cell table:style-name="ce50" office:value-type="string" calcext:value-type="string">
            <text:p>WM</text:p>
          </table:table-cell>
          <table:table-cell table:style-name="ce71" office:value-type="string" calcext:value-type="string">
            <text:p>Chi</text:p>
          </table:table-cell>
          <table:table-cell/>
          <table:table-cell table:style-name="ce105" table:formula="of:=IF(ISNUMBER([.E230]);IF(OR([.E230]&lt;6;AND([.E230]=6;[.F230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31]&amp;&quot; &amp; &quot;&amp;[.D231]" office:value-type="string" office:string-value="Mark &amp; WM" calcext:value-type="string">
            <text:p>Mark &amp; WM</text:p>
          </table:table-cell>
          <table:table-cell table:style-name="ce18" table:formula="of:=[.G231]&amp;&quot; &amp; &quot;&amp;[.H231]" office:value-type="string" office:string-value="Curtis &amp; Chi" calcext:value-type="string">
            <text:p>Curtis &amp; Chi</text:p>
          </table:table-cell>
          <table:table-cell table:style-name="ce61" office:value-type="string" calcext:value-type="string">
            <text:p>Mark</text:p>
          </table:table-cell>
          <table:table-cell table:style-name="ce76" office:value-type="string" calcext:value-type="string">
            <text:p>WM</text:p>
          </table:table-cell>
          <table:table-cell table:style-name="ce88" office:value-type="float" office:value="6" calcext:value-type="float">
            <text:p>6</text:p>
          </table:table-cell>
          <table:table-cell table:style-name="ce96" office:value-type="float" office:value="1" calcext:value-type="float">
            <text:p>1</text:p>
          </table:table-cell>
          <table:table-cell table:style-name="ce57" office:value-type="string" calcext:value-type="string">
            <text:p>Curtis</text:p>
          </table:table-cell>
          <table:table-cell table:style-name="ce75" office:value-type="string" calcext:value-type="string">
            <text:p>Chi</text:p>
          </table:table-cell>
          <table:table-cell/>
          <table:table-cell table:style-name="ce105" table:formula="of:=IF(ISNUMBER([.E231]);IF(OR([.E231]&lt;6;AND([.E231]=6;[.F231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32]&amp;&quot; &amp; &quot;&amp;[.D232]" office:value-type="string" office:string-value="45247 &amp; " calcext:value-type="string">
            <text:p>45247 &amp; </text:p>
          </table:table-cell>
          <table:table-cell table:style-name="ce18" table:formula="of:=[.G232]&amp;&quot; &amp; &quot;&amp;[.H232]" office:value-type="string" office:string-value=" &amp; " calcext:value-type="string">
            <text:p><text:s/>&amp; </text:p>
          </table:table-cell>
          <table:table-cell table:style-name="ce14" office:value-type="date" office:date-value="2023-11-17" calcext:value-type="date">
            <text:p>2023/11/17</text:p>
          </table:table-cell>
          <table:table-cell table:number-columns-repeated="6"/>
          <table:table-cell table:style-name="ce105" table:formula="of:=IF(ISNUMBER([.E232]);IF(OR([.E232]&lt;6;AND([.E232]=6;[.F232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233]&amp;&quot; &amp; &quot;&amp;[.D233]" office:value-type="string" office:string-value="WM &amp; Batty" calcext:value-type="string">
            <text:p>WM &amp; Batty</text:p>
          </table:table-cell>
          <table:table-cell table:style-name="ce18" table:formula="of:=[.G233]&amp;&quot; &amp; &quot;&amp;[.H233]" office:value-type="string" office:string-value="Kita &amp; Mole" calcext:value-type="string">
            <text:p>Kita &amp; Mole</text:p>
          </table:table-cell>
          <table:table-cell table:style-name="ce59" office:value-type="string" calcext:value-type="string">
            <text:p>WM</text:p>
          </table:table-cell>
          <table:table-cell table:style-name="ce72" office:value-type="string" calcext:value-type="string">
            <text:p>Batty</text:p>
          </table:table-cell>
          <table:table-cell table:style-name="ce82" office:value-type="float" office:value="6" calcext:value-type="float">
            <text:p>6</text:p>
          </table:table-cell>
          <table:table-cell table:style-name="ce93" office:value-type="float" office:value="0" calcext:value-type="float">
            <text:p>0</text:p>
          </table:table-cell>
          <table:table-cell table:style-name="ce49" office:value-type="string" calcext:value-type="string">
            <text:p>Kita</text:p>
          </table:table-cell>
          <table:table-cell table:style-name="ce70" office:value-type="string" calcext:value-type="string">
            <text:p>Mole</text:p>
          </table:table-cell>
          <table:table-cell/>
          <table:table-cell table:style-name="ce105" table:formula="of:=IF(ISNUMBER([.E233]);IF(OR([.E233]&lt;6;AND([.E233]=6;[.F233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34]&amp;&quot; &amp; &quot;&amp;[.D234]" office:value-type="string" office:string-value="Batty &amp; Mole" calcext:value-type="string">
            <text:p>Batty &amp; Mole</text:p>
          </table:table-cell>
          <table:table-cell table:style-name="ce18" table:formula="of:=[.G234]&amp;&quot; &amp; &quot;&amp;[.H234]" office:value-type="string" office:string-value="Kita &amp; WM" calcext:value-type="string">
            <text:p>Kita &amp; WM</text:p>
          </table:table-cell>
          <table:table-cell table:style-name="ce50" office:value-type="string" calcext:value-type="string">
            <text:p>Batty</text:p>
          </table:table-cell>
          <table:table-cell table:style-name="ce71" office:value-type="string" calcext:value-type="string">
            <text:p>Mole</text:p>
          </table:table-cell>
          <table:table-cell table:style-name="ce80" office:value-type="float" office:value="7" calcext:value-type="float">
            <text:p>7</text:p>
          </table:table-cell>
          <table:table-cell table:style-name="ce86" office:value-type="float" office:value="5" calcext:value-type="float">
            <text:p>5</text:p>
          </table:table-cell>
          <table:table-cell table:style-name="ce60" office:value-type="string" calcext:value-type="string">
            <text:p>Kita</text:p>
          </table:table-cell>
          <table:table-cell table:style-name="ce73" office:value-type="string" calcext:value-type="string">
            <text:p>WM</text:p>
          </table:table-cell>
          <table:table-cell/>
          <table:table-cell table:style-name="ce105" table:formula="of:=IF(ISNUMBER([.E234]);IF(OR([.E234]&lt;6;AND([.E234]=6;[.F234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35]&amp;&quot; &amp; &quot;&amp;[.D235]" office:value-type="string" office:string-value="WM &amp; Mole" calcext:value-type="string">
            <text:p>WM &amp; Mole</text:p>
          </table:table-cell>
          <table:table-cell table:style-name="ce18" table:formula="of:=[.G235]&amp;&quot; &amp; &quot;&amp;[.H235]" office:value-type="string" office:string-value="Batty &amp; Kita" calcext:value-type="string">
            <text:p>Batty &amp; Kita</text:p>
          </table:table-cell>
          <table:table-cell table:style-name="ce61" office:value-type="string" calcext:value-type="string">
            <text:p>WM</text:p>
          </table:table-cell>
          <table:table-cell table:style-name="ce76" office:value-type="string" calcext:value-type="string">
            <text:p>Mole</text:p>
          </table:table-cell>
          <table:table-cell table:style-name="ce88" office:value-type="float" office:value="6" calcext:value-type="float">
            <text:p>6</text:p>
          </table:table-cell>
          <table:table-cell table:style-name="ce96" office:value-type="float" office:value="0" calcext:value-type="float">
            <text:p>0</text:p>
          </table:table-cell>
          <table:table-cell table:style-name="ce57" office:value-type="string" calcext:value-type="string">
            <text:p>Batty</text:p>
          </table:table-cell>
          <table:table-cell table:style-name="ce75" office:value-type="string" calcext:value-type="string">
            <text:p>Kita</text:p>
          </table:table-cell>
          <table:table-cell/>
          <table:table-cell table:style-name="ce105" table:formula="of:=IF(ISNUMBER([.E235]);IF(OR([.E235]&lt;6;AND([.E235]=6;[.F235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36]&amp;&quot; &amp; &quot;&amp;[.D236]" office:value-type="string" office:string-value="45250 &amp; " calcext:value-type="string">
            <text:p>45250 &amp; </text:p>
          </table:table-cell>
          <table:table-cell table:style-name="ce18" table:formula="of:=[.G236]&amp;&quot; &amp; &quot;&amp;[.H236]" office:value-type="string" office:string-value=" &amp; " calcext:value-type="string">
            <text:p><text:s/>&amp; </text:p>
          </table:table-cell>
          <table:table-cell table:style-name="ce14" office:value-type="date" office:date-value="2023-11-20" calcext:value-type="date">
            <text:p>2023/11/20</text:p>
          </table:table-cell>
          <table:table-cell table:number-columns-repeated="6"/>
          <table:table-cell table:style-name="ce105" table:formula="of:=IF(ISNUMBER([.E236]);IF(OR([.E236]&lt;6;AND([.E236]=6;[.F236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237]&amp;&quot; &amp; &quot;&amp;[.D237]" office:value-type="string" office:string-value="Curtis &amp; DT" calcext:value-type="string">
            <text:p>Curtis &amp; DT</text:p>
          </table:table-cell>
          <table:table-cell table:style-name="ce18" table:formula="of:=[.G237]&amp;&quot; &amp; &quot;&amp;[.H237]" office:value-type="string" office:string-value="Chi &amp; SG" calcext:value-type="string">
            <text:p>Chi &amp; SG</text:p>
          </table:table-cell>
          <table:table-cell table:style-name="ce59" office:value-type="string" calcext:value-type="string">
            <text:p>Curtis</text:p>
          </table:table-cell>
          <table:table-cell table:style-name="ce72" office:value-type="string" calcext:value-type="string">
            <text:p>DT</text:p>
          </table:table-cell>
          <table:table-cell table:style-name="ce82" office:value-type="float" office:value="6" calcext:value-type="float">
            <text:p>6</text:p>
          </table:table-cell>
          <table:table-cell table:style-name="ce93" office:value-type="float" office:value="1" calcext:value-type="float">
            <text:p>1</text:p>
          </table:table-cell>
          <table:table-cell table:style-name="ce49" office:value-type="string" calcext:value-type="string">
            <text:p>Chi</text:p>
          </table:table-cell>
          <table:table-cell table:style-name="ce70" office:value-type="string" calcext:value-type="string">
            <text:p>SG</text:p>
          </table:table-cell>
          <table:table-cell/>
          <table:table-cell table:style-name="ce105" table:formula="of:=IF(ISNUMBER([.E237]);IF(OR([.E237]&lt;6;AND([.E237]=6;[.F237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38]&amp;&quot; &amp; &quot;&amp;[.D238]" office:value-type="string" office:string-value="Chi &amp; DT" calcext:value-type="string">
            <text:p>Chi &amp; DT</text:p>
          </table:table-cell>
          <table:table-cell table:style-name="ce18" table:formula="of:=[.G238]&amp;&quot; &amp; &quot;&amp;[.H238]" office:value-type="string" office:string-value="Curtis &amp; SG" calcext:value-type="string">
            <text:p>Curtis &amp; SG</text:p>
          </table:table-cell>
          <table:table-cell table:style-name="ce50" office:value-type="string" calcext:value-type="string">
            <text:p>Chi</text:p>
          </table:table-cell>
          <table:table-cell table:style-name="ce71" office:value-type="string" calcext:value-type="string">
            <text:p>DT</text:p>
          </table:table-cell>
          <table:table-cell table:style-name="ce80" office:value-type="float" office:value="6" calcext:value-type="float">
            <text:p>6</text:p>
          </table:table-cell>
          <table:table-cell table:style-name="ce86" office:value-type="float" office:value="1" calcext:value-type="float">
            <text:p>1</text:p>
          </table:table-cell>
          <table:table-cell table:style-name="ce60" office:value-type="string" calcext:value-type="string">
            <text:p>Curtis</text:p>
          </table:table-cell>
          <table:table-cell table:style-name="ce73" office:value-type="string" calcext:value-type="string">
            <text:p>SG</text:p>
          </table:table-cell>
          <table:table-cell/>
          <table:table-cell table:style-name="ce105" table:formula="of:=IF(ISNUMBER([.E238]);IF(OR([.E238]&lt;6;AND([.E238]=6;[.F238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39]&amp;&quot; &amp; &quot;&amp;[.D239]" office:value-type="string" office:string-value="Chi &amp; Curtis" calcext:value-type="string">
            <text:p>Chi &amp; Curtis</text:p>
          </table:table-cell>
          <table:table-cell table:style-name="ce18" table:formula="of:=[.G239]&amp;&quot; &amp; &quot;&amp;[.H239]" office:value-type="string" office:string-value="DT &amp; SG" calcext:value-type="string">
            <text:p>DT &amp; SG</text:p>
          </table:table-cell>
          <table:table-cell table:style-name="ce61" office:value-type="string" calcext:value-type="string">
            <text:p>Chi</text:p>
          </table:table-cell>
          <table:table-cell table:style-name="ce76" office:value-type="string" calcext:value-type="string">
            <text:p>Curtis</text:p>
          </table:table-cell>
          <table:table-cell table:style-name="ce88" office:value-type="float" office:value="6" calcext:value-type="float">
            <text:p>6</text:p>
          </table:table-cell>
          <table:table-cell table:style-name="ce96" office:value-type="float" office:value="1" calcext:value-type="float">
            <text:p>1</text:p>
          </table:table-cell>
          <table:table-cell table:style-name="ce57" office:value-type="string" calcext:value-type="string">
            <text:p>DT</text:p>
          </table:table-cell>
          <table:table-cell table:style-name="ce75" office:value-type="string" calcext:value-type="string">
            <text:p>SG</text:p>
          </table:table-cell>
          <table:table-cell/>
          <table:table-cell table:style-name="ce105" table:formula="of:=IF(ISNUMBER([.E239]);IF(OR([.E239]&lt;6;AND([.E239]=6;[.F239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40]&amp;&quot; &amp; &quot;&amp;[.D240]" office:value-type="string" office:string-value="45253 &amp; " calcext:value-type="string">
            <text:p>45253 &amp; </text:p>
          </table:table-cell>
          <table:table-cell table:style-name="ce18" table:formula="of:=[.G240]&amp;&quot; &amp; &quot;&amp;[.H240]" office:value-type="string" office:string-value=" &amp; " calcext:value-type="string">
            <text:p><text:s/>&amp; </text:p>
          </table:table-cell>
          <table:table-cell table:style-name="ce14" office:value-type="date" office:date-value="2023-11-23" calcext:value-type="date">
            <text:p>2023/11/23</text:p>
          </table:table-cell>
          <table:table-cell table:number-columns-repeated="6"/>
          <table:table-cell table:style-name="ce105" table:formula="of:=IF(ISNUMBER([.E240]);IF(OR([.E240]&lt;6;AND([.E240]=6;[.F240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241]&amp;&quot; &amp; &quot;&amp;[.D241]" office:value-type="string" office:string-value="WM &amp; Chi" calcext:value-type="string">
            <text:p>WM &amp; Chi</text:p>
          </table:table-cell>
          <table:table-cell table:style-name="ce18" table:formula="of:=[.G241]&amp;&quot; &amp; &quot;&amp;[.H241]" office:value-type="string" office:string-value="Batty &amp; Mole" calcext:value-type="string">
            <text:p>Batty &amp; Mole</text:p>
          </table:table-cell>
          <table:table-cell table:style-name="ce52" office:value-type="string" calcext:value-type="string">
            <text:p>WM</text:p>
          </table:table-cell>
          <table:table-cell table:style-name="ce72" office:value-type="string" calcext:value-type="string">
            <text:p>Chi</text:p>
          </table:table-cell>
          <table:table-cell table:style-name="ce82" office:value-type="float" office:value="7" calcext:value-type="float">
            <text:p>7</text:p>
          </table:table-cell>
          <table:table-cell table:style-name="ce93" office:value-type="float" office:value="5" calcext:value-type="float">
            <text:p>5</text:p>
          </table:table-cell>
          <table:table-cell table:style-name="ce49" office:value-type="string" calcext:value-type="string">
            <text:p>Batty</text:p>
          </table:table-cell>
          <table:table-cell table:style-name="ce70" office:value-type="string" calcext:value-type="string">
            <text:p>Mole</text:p>
          </table:table-cell>
          <table:table-cell/>
          <table:table-cell table:style-name="ce105" table:formula="of:=IF(ISNUMBER([.E241]);IF(OR([.E241]&lt;6;AND([.E241]=6;[.F241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42]&amp;&quot; &amp; &quot;&amp;[.D242]" office:value-type="string" office:string-value="Chi &amp; Mole" calcext:value-type="string">
            <text:p>Chi &amp; Mole</text:p>
          </table:table-cell>
          <table:table-cell table:style-name="ce18" table:formula="of:=[.G242]&amp;&quot; &amp; &quot;&amp;[.H242]" office:value-type="string" office:string-value="WM &amp; Batty" calcext:value-type="string">
            <text:p>WM &amp; Batty</text:p>
          </table:table-cell>
          <table:table-cell table:style-name="ce50" office:value-type="string" calcext:value-type="string">
            <text:p>Chi</text:p>
          </table:table-cell>
          <table:table-cell table:style-name="ce71" office:value-type="string" calcext:value-type="string">
            <text:p>Mole</text:p>
          </table:table-cell>
          <table:table-cell table:style-name="ce80" office:value-type="float" office:value="6" calcext:value-type="float">
            <text:p>6</text:p>
          </table:table-cell>
          <table:table-cell table:style-name="ce86" office:value-type="float" office:value="1" calcext:value-type="float">
            <text:p>1</text:p>
          </table:table-cell>
          <table:table-cell table:style-name="ce60" office:value-type="string" calcext:value-type="string">
            <text:p>WM</text:p>
          </table:table-cell>
          <table:table-cell table:style-name="ce73" office:value-type="string" calcext:value-type="string">
            <text:p>Batty</text:p>
          </table:table-cell>
          <table:table-cell/>
          <table:table-cell table:style-name="ce105" table:formula="of:=IF(ISNUMBER([.E242]);IF(OR([.E242]&lt;6;AND([.E242]=6;[.F242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43]&amp;&quot; &amp; &quot;&amp;[.D243]" office:value-type="string" office:string-value="WM &amp; Mole" calcext:value-type="string">
            <text:p>WM &amp; Mole</text:p>
          </table:table-cell>
          <table:table-cell table:style-name="ce18" table:formula="of:=[.G243]&amp;&quot; &amp; &quot;&amp;[.H243]" office:value-type="string" office:string-value="Chi &amp; Batty" calcext:value-type="string">
            <text:p>Chi &amp; Batty</text:p>
          </table:table-cell>
          <table:table-cell table:style-name="ce61" office:value-type="string" calcext:value-type="string">
            <text:p>WM</text:p>
          </table:table-cell>
          <table:table-cell table:style-name="ce76" office:value-type="string" calcext:value-type="string">
            <text:p>Mole</text:p>
          </table:table-cell>
          <table:table-cell table:style-name="ce88" office:value-type="float" office:value="6" calcext:value-type="float">
            <text:p>6</text:p>
          </table:table-cell>
          <table:table-cell table:style-name="ce96" office:value-type="float" office:value="3" calcext:value-type="float">
            <text:p>3</text:p>
          </table:table-cell>
          <table:table-cell table:style-name="ce57" office:value-type="string" calcext:value-type="string">
            <text:p>Chi</text:p>
          </table:table-cell>
          <table:table-cell table:style-name="ce75" office:value-type="string" calcext:value-type="string">
            <text:p>Batty</text:p>
          </table:table-cell>
          <table:table-cell/>
          <table:table-cell table:style-name="ce105" table:formula="of:=IF(ISNUMBER([.E243]);IF(OR([.E243]&lt;6;AND([.E243]=6;[.F243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44]&amp;&quot; &amp; &quot;&amp;[.D244]" office:value-type="string" office:string-value="45254 &amp; " calcext:value-type="string">
            <text:p>45254 &amp; </text:p>
          </table:table-cell>
          <table:table-cell table:style-name="ce18" table:formula="of:=[.G244]&amp;&quot; &amp; &quot;&amp;[.H244]" office:value-type="string" office:string-value=" &amp; " calcext:value-type="string">
            <text:p><text:s/>&amp; </text:p>
          </table:table-cell>
          <table:table-cell table:style-name="ce14" office:value-type="date" office:date-value="2023-11-24" calcext:value-type="date">
            <text:p>2023/11/24</text:p>
          </table:table-cell>
          <table:table-cell table:number-columns-repeated="6"/>
          <table:table-cell table:style-name="ce105" table:formula="of:=IF(ISNUMBER([.E244]);IF(OR([.E244]&lt;6;AND([.E244]=6;[.F244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245]&amp;&quot; &amp; &quot;&amp;[.D245]" office:value-type="string" office:string-value="WM &amp; Batty" calcext:value-type="string">
            <text:p>WM &amp; Batty</text:p>
          </table:table-cell>
          <table:table-cell table:style-name="ce18" table:formula="of:=[.G245]&amp;&quot; &amp; &quot;&amp;[.H245]" office:value-type="string" office:string-value="Mole &amp; DT" calcext:value-type="string">
            <text:p>Mole &amp; DT</text:p>
          </table:table-cell>
          <table:table-cell table:style-name="ce52" office:value-type="string" calcext:value-type="string">
            <text:p>WM</text:p>
          </table:table-cell>
          <table:table-cell table:style-name="ce72" office:value-type="string" calcext:value-type="string">
            <text:p>Batty</text:p>
          </table:table-cell>
          <table:table-cell table:style-name="ce82" office:value-type="float" office:value="6" calcext:value-type="float">
            <text:p>6</text:p>
          </table:table-cell>
          <table:table-cell table:style-name="ce93" office:value-type="float" office:value="3" calcext:value-type="float">
            <text:p>3</text:p>
          </table:table-cell>
          <table:table-cell table:style-name="ce49" office:value-type="string" calcext:value-type="string">
            <text:p>Mole</text:p>
          </table:table-cell>
          <table:table-cell table:style-name="ce70" office:value-type="string" calcext:value-type="string">
            <text:p>DT</text:p>
          </table:table-cell>
          <table:table-cell/>
          <table:table-cell table:style-name="ce105" table:formula="of:=IF(ISNUMBER([.E245]);IF(OR([.E245]&lt;6;AND([.E245]=6;[.F245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46]&amp;&quot; &amp; &quot;&amp;[.D246]" office:value-type="string" office:string-value="Mole &amp; Batty" calcext:value-type="string">
            <text:p>Mole &amp; Batty</text:p>
          </table:table-cell>
          <table:table-cell table:style-name="ce18" table:formula="of:=[.G246]&amp;&quot; &amp; &quot;&amp;[.H246]" office:value-type="string" office:string-value="WM &amp; DT" calcext:value-type="string">
            <text:p>WM &amp; DT</text:p>
          </table:table-cell>
          <table:table-cell table:style-name="ce50" office:value-type="string" calcext:value-type="string">
            <text:p>Mole</text:p>
          </table:table-cell>
          <table:table-cell table:style-name="ce71" office:value-type="string" calcext:value-type="string">
            <text:p>Batty</text:p>
          </table:table-cell>
          <table:table-cell table:style-name="ce80" office:value-type="float" office:value="6" calcext:value-type="float">
            <text:p>6</text:p>
          </table:table-cell>
          <table:table-cell table:style-name="ce86" office:value-type="float" office:value="4" calcext:value-type="float">
            <text:p>4</text:p>
          </table:table-cell>
          <table:table-cell table:style-name="ce60" office:value-type="string" calcext:value-type="string">
            <text:p>WM</text:p>
          </table:table-cell>
          <table:table-cell table:style-name="ce73" office:value-type="string" calcext:value-type="string">
            <text:p>DT</text:p>
          </table:table-cell>
          <table:table-cell/>
          <table:table-cell table:style-name="ce105" table:formula="of:=IF(ISNUMBER([.E246]);IF(OR([.E246]&lt;6;AND([.E246]=6;[.F246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47]&amp;&quot; &amp; &quot;&amp;[.D247]" office:value-type="string" office:string-value="WM &amp; Mole" calcext:value-type="string">
            <text:p>WM &amp; Mole</text:p>
          </table:table-cell>
          <table:table-cell table:style-name="ce18" table:formula="of:=[.G247]&amp;&quot; &amp; &quot;&amp;[.H247]" office:value-type="string" office:string-value="DT &amp; Batty" calcext:value-type="string">
            <text:p>DT &amp; Batty</text:p>
          </table:table-cell>
          <table:table-cell table:style-name="ce61" office:value-type="string" calcext:value-type="string">
            <text:p>WM</text:p>
          </table:table-cell>
          <table:table-cell table:style-name="ce76" office:value-type="string" calcext:value-type="string">
            <text:p>Mole</text:p>
          </table:table-cell>
          <table:table-cell table:style-name="ce88" office:value-type="float" office:value="5" calcext:value-type="float">
            <text:p>5</text:p>
          </table:table-cell>
          <table:table-cell table:style-name="ce96" office:value-type="float" office:value="1" calcext:value-type="float">
            <text:p>1</text:p>
          </table:table-cell>
          <table:table-cell table:style-name="ce57" office:value-type="string" calcext:value-type="string">
            <text:p>DT</text:p>
          </table:table-cell>
          <table:table-cell table:style-name="ce75" office:value-type="string" calcext:value-type="string">
            <text:p>Batty</text:p>
          </table:table-cell>
          <table:table-cell/>
          <table:table-cell table:style-name="ce105" table:formula="of:=IF(ISNUMBER([.E247]);IF(OR([.E247]&lt;6;AND([.E247]=6;[.F247]=5)); 0.5;1);0)" office:value-type="float" office:value="0.5" calcext:value-type="float">
            <text:p>0.50</text:p>
          </table:table-cell>
          <table:table-cell table:number-columns-repeated="1014"/>
        </table:table-row>
        <table:table-row table:style-name="ro2">
          <table:table-cell table:style-name="ce16" table:formula="of:=[.C248]&amp;&quot; &amp; &quot;&amp;[.D248]" office:value-type="string" office:string-value="45257 &amp; " calcext:value-type="string">
            <text:p>45257 &amp; </text:p>
          </table:table-cell>
          <table:table-cell table:style-name="ce18" table:formula="of:=[.G248]&amp;&quot; &amp; &quot;&amp;[.H248]" office:value-type="string" office:string-value=" &amp; " calcext:value-type="string">
            <text:p><text:s/>&amp; </text:p>
          </table:table-cell>
          <table:table-cell table:style-name="ce14" office:value-type="date" office:date-value="2023-11-27" calcext:value-type="date">
            <text:p>2023/11/27</text:p>
          </table:table-cell>
          <table:table-cell table:number-columns-repeated="6"/>
          <table:table-cell table:style-name="ce105" table:formula="of:=IF(ISNUMBER([.E248]);IF(OR([.E248]&lt;6;AND([.E248]=6;[.F248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249]&amp;&quot; &amp; &quot;&amp;[.D249]" office:value-type="string" office:string-value="WM &amp; Kita" calcext:value-type="string">
            <text:p>WM &amp; Kita</text:p>
          </table:table-cell>
          <table:table-cell table:style-name="ce18" table:formula="of:=[.G249]&amp;&quot; &amp; &quot;&amp;[.H249]" office:value-type="string" office:string-value="Batty &amp; Chi" calcext:value-type="string">
            <text:p>Batty &amp; Chi</text:p>
          </table:table-cell>
          <table:table-cell table:style-name="ce52" office:value-type="string" calcext:value-type="string">
            <text:p>WM</text:p>
          </table:table-cell>
          <table:table-cell table:style-name="ce72" office:value-type="string" calcext:value-type="string">
            <text:p>Kita</text:p>
          </table:table-cell>
          <table:table-cell table:style-name="ce82" office:value-type="float" office:value="6" calcext:value-type="float">
            <text:p>6</text:p>
          </table:table-cell>
          <table:table-cell table:style-name="ce93" office:value-type="float" office:value="4" calcext:value-type="float">
            <text:p>4</text:p>
          </table:table-cell>
          <table:table-cell table:style-name="ce49" office:value-type="string" calcext:value-type="string">
            <text:p>Batty</text:p>
          </table:table-cell>
          <table:table-cell table:style-name="ce70" office:value-type="string" calcext:value-type="string">
            <text:p>Chi</text:p>
          </table:table-cell>
          <table:table-cell/>
          <table:table-cell table:style-name="ce105" table:formula="of:=IF(ISNUMBER([.E249]);IF(OR([.E249]&lt;6;AND([.E249]=6;[.F249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50]&amp;&quot; &amp; &quot;&amp;[.D250]" office:value-type="string" office:string-value="WM &amp; Batty" calcext:value-type="string">
            <text:p>WM &amp; Batty</text:p>
          </table:table-cell>
          <table:table-cell table:style-name="ce18" table:formula="of:=[.G250]&amp;&quot; &amp; &quot;&amp;[.H250]" office:value-type="string" office:string-value="Chi &amp; Kita" calcext:value-type="string">
            <text:p>Chi &amp; Kita</text:p>
          </table:table-cell>
          <table:table-cell table:style-name="ce60" office:value-type="string" calcext:value-type="string">
            <text:p>WM</text:p>
          </table:table-cell>
          <table:table-cell table:style-name="ce73" office:value-type="string" calcext:value-type="string">
            <text:p>Batty</text:p>
          </table:table-cell>
          <table:table-cell table:style-name="ce83" office:value-type="float" office:value="7" calcext:value-type="float">
            <text:p>7</text:p>
          </table:table-cell>
          <table:table-cell table:style-name="ce94" office:value-type="float" office:value="6" calcext:value-type="float">
            <text:p>6</text:p>
          </table:table-cell>
          <table:table-cell table:style-name="ce50" office:value-type="string" calcext:value-type="string">
            <text:p>Chi</text:p>
          </table:table-cell>
          <table:table-cell table:style-name="ce71" office:value-type="string" calcext:value-type="string">
            <text:p>Kita</text:p>
          </table:table-cell>
          <table:table-cell/>
          <table:table-cell table:style-name="ce105" table:formula="of:=IF(ISNUMBER([.E250]);IF(OR([.E250]&lt;6;AND([.E250]=6;[.F250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51]&amp;&quot; &amp; &quot;&amp;[.D251]" office:value-type="string" office:string-value="WM &amp; Chi" calcext:value-type="string">
            <text:p>WM &amp; Chi</text:p>
          </table:table-cell>
          <table:table-cell table:style-name="ce18" table:formula="of:=[.G251]&amp;&quot; &amp; &quot;&amp;[.H251]" office:value-type="string" office:string-value="Batty &amp; Kita" calcext:value-type="string">
            <text:p>Batty &amp; Kita</text:p>
          </table:table-cell>
          <table:table-cell table:style-name="ce61" office:value-type="string" calcext:value-type="string">
            <text:p>WM</text:p>
          </table:table-cell>
          <table:table-cell table:style-name="ce76" office:value-type="string" calcext:value-type="string">
            <text:p>Chi</text:p>
          </table:table-cell>
          <table:table-cell table:style-name="ce88" office:value-type="float" office:value="4" calcext:value-type="float">
            <text:p>4</text:p>
          </table:table-cell>
          <table:table-cell table:style-name="ce96" office:value-type="float" office:value="0" calcext:value-type="float">
            <text:p>0</text:p>
          </table:table-cell>
          <table:table-cell table:style-name="ce57" office:value-type="string" calcext:value-type="string">
            <text:p>Batty</text:p>
          </table:table-cell>
          <table:table-cell table:style-name="ce75" office:value-type="string" calcext:value-type="string">
            <text:p>Kita</text:p>
          </table:table-cell>
          <table:table-cell/>
          <table:table-cell table:style-name="ce105" table:formula="of:=IF(ISNUMBER([.E251]);IF(OR([.E251]&lt;6;AND([.E251]=6;[.F251]=5)); 0.5;1);0)" office:value-type="float" office:value="0.5" calcext:value-type="float">
            <text:p>0.50</text:p>
          </table:table-cell>
          <table:table-cell table:number-columns-repeated="1014"/>
        </table:table-row>
        <table:table-row table:style-name="ro2">
          <table:table-cell table:style-name="ce16" table:formula="of:=[.C252]&amp;&quot; &amp; &quot;&amp;[.D252]" office:value-type="string" office:string-value="45258 &amp; " calcext:value-type="string">
            <text:p>45258 &amp; </text:p>
          </table:table-cell>
          <table:table-cell table:style-name="ce18" table:formula="of:=[.G252]&amp;&quot; &amp; &quot;&amp;[.H252]" office:value-type="string" office:string-value=" &amp; " calcext:value-type="string">
            <text:p><text:s/>&amp; </text:p>
          </table:table-cell>
          <table:table-cell table:style-name="ce14" office:value-type="date" office:date-value="2023-11-28" calcext:value-type="date">
            <text:p>2023/11/28</text:p>
          </table:table-cell>
          <table:table-cell table:number-columns-repeated="6"/>
          <table:table-cell table:style-name="ce105" table:formula="of:=IF(ISNUMBER([.E252]);IF(OR([.E252]&lt;6;AND([.E252]=6;[.F252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253]&amp;&quot; &amp; &quot;&amp;[.D253]" office:value-type="string" office:string-value="SG &amp; Lit7" calcext:value-type="string">
            <text:p>SG &amp; Lit7</text:p>
          </table:table-cell>
          <table:table-cell table:style-name="ce18" table:formula="of:=[.G253]&amp;&quot; &amp; &quot;&amp;[.H253]" office:value-type="string" office:string-value="Chi &amp; Mike" calcext:value-type="string">
            <text:p>Chi &amp; Mike</text:p>
          </table:table-cell>
          <table:table-cell table:style-name="ce59" office:value-type="string" calcext:value-type="string">
            <text:p>SG</text:p>
          </table:table-cell>
          <table:table-cell table:style-name="ce72" office:value-type="string" calcext:value-type="string">
            <text:p>Lit7</text:p>
          </table:table-cell>
          <table:table-cell table:style-name="ce82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49" office:value-type="string" calcext:value-type="string">
            <text:p>Chi</text:p>
          </table:table-cell>
          <table:table-cell table:style-name="ce70" office:value-type="string" calcext:value-type="string">
            <text:p>Mike</text:p>
          </table:table-cell>
          <table:table-cell/>
          <table:table-cell table:style-name="ce105" table:formula="of:=IF(ISNUMBER([.E253]);IF(OR([.E253]&lt;6;AND([.E253]=6;[.F253]=5)); 0.5;1);0)" office:value-type="float" office:value="0.5" calcext:value-type="float">
            <text:p>0.50</text:p>
          </table:table-cell>
          <table:table-cell table:number-columns-repeated="1014"/>
        </table:table-row>
        <table:table-row table:style-name="ro2">
          <table:table-cell table:style-name="ce16" table:formula="of:=[.C254]&amp;&quot; &amp; &quot;&amp;[.D254]" office:value-type="string" office:string-value="Chi &amp; Lit7" calcext:value-type="string">
            <text:p>Chi &amp; Lit7</text:p>
          </table:table-cell>
          <table:table-cell table:style-name="ce18" table:formula="of:=[.G254]&amp;&quot; &amp; &quot;&amp;[.H254]" office:value-type="string" office:string-value="SG &amp; Mike" calcext:value-type="string">
            <text:p>SG &amp; Mike</text:p>
          </table:table-cell>
          <table:table-cell table:style-name="ce50" office:value-type="string" calcext:value-type="string">
            <text:p>Chi</text:p>
          </table:table-cell>
          <table:table-cell table:style-name="ce71" office:value-type="string" calcext:value-type="string">
            <text:p>Lit7</text:p>
          </table:table-cell>
          <table:table-cell table:style-name="ce80" office:value-type="float" office:value="6" calcext:value-type="float">
            <text:p>6</text:p>
          </table:table-cell>
          <table:table-cell table:style-name="ce86" office:value-type="float" office:value="3" calcext:value-type="float">
            <text:p>3</text:p>
          </table:table-cell>
          <table:table-cell table:style-name="ce60" office:value-type="string" calcext:value-type="string">
            <text:p>SG</text:p>
          </table:table-cell>
          <table:table-cell table:style-name="ce73" office:value-type="string" calcext:value-type="string">
            <text:p>Mike</text:p>
          </table:table-cell>
          <table:table-cell/>
          <table:table-cell table:style-name="ce105" table:formula="of:=IF(ISNUMBER([.E254]);IF(OR([.E254]&lt;6;AND([.E254]=6;[.F254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55]&amp;&quot; &amp; &quot;&amp;[.D255]" office:value-type="string" office:string-value="Lit7 &amp; Mike" calcext:value-type="string">
            <text:p>Lit7 &amp; Mike</text:p>
          </table:table-cell>
          <table:table-cell table:style-name="ce18" table:formula="of:=[.G255]&amp;&quot; &amp; &quot;&amp;[.H255]" office:value-type="string" office:string-value="SG &amp; Chi" calcext:value-type="string">
            <text:p>SG &amp; Chi</text:p>
          </table:table-cell>
          <table:table-cell table:style-name="ce57" office:value-type="string" calcext:value-type="string">
            <text:p>Lit7</text:p>
          </table:table-cell>
          <table:table-cell table:style-name="ce75" office:value-type="string" calcext:value-type="string">
            <text:p>Mike</text:p>
          </table:table-cell>
          <table:table-cell table:style-name="ce89" office:value-type="float" office:value="6" calcext:value-type="float">
            <text:p>6</text:p>
          </table:table-cell>
          <table:table-cell table:style-name="ce87" office:value-type="float" office:value="4" calcext:value-type="float">
            <text:p>4</text:p>
          </table:table-cell>
          <table:table-cell table:style-name="ce61" office:value-type="string" calcext:value-type="string">
            <text:p>SG</text:p>
          </table:table-cell>
          <table:table-cell table:style-name="ce76" office:value-type="string" calcext:value-type="string">
            <text:p>Chi</text:p>
          </table:table-cell>
          <table:table-cell/>
          <table:table-cell table:style-name="ce105" table:formula="of:=IF(ISNUMBER([.E255]);IF(OR([.E255]&lt;6;AND([.E255]=6;[.F255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56]&amp;&quot; &amp; &quot;&amp;[.D256]" office:value-type="string" office:string-value="45260 &amp; " calcext:value-type="string">
            <text:p>45260 &amp; </text:p>
          </table:table-cell>
          <table:table-cell table:style-name="ce18" table:formula="of:=[.G256]&amp;&quot; &amp; &quot;&amp;[.H256]" office:value-type="string" office:string-value=" &amp; " calcext:value-type="string">
            <text:p><text:s/>&amp; </text:p>
          </table:table-cell>
          <table:table-cell table:style-name="ce14" office:value-type="date" office:date-value="2023-11-30" calcext:value-type="date">
            <text:p>2023/11/30</text:p>
          </table:table-cell>
          <table:table-cell table:number-columns-repeated="6"/>
          <table:table-cell table:style-name="ce105" table:formula="of:=IF(ISNUMBER([.E256]);IF(OR([.E256]&lt;6;AND([.E256]=6;[.F256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257]&amp;&quot; &amp; &quot;&amp;[.D257]" office:value-type="string" office:string-value="WM &amp; SG" calcext:value-type="string">
            <text:p>WM &amp; SG</text:p>
          </table:table-cell>
          <table:table-cell table:style-name="ce18" table:formula="of:=[.G257]&amp;&quot; &amp; &quot;&amp;[.H257]" office:value-type="string" office:string-value="Chi &amp; Kita" calcext:value-type="string">
            <text:p>Chi &amp; Kita</text:p>
          </table:table-cell>
          <table:table-cell table:style-name="ce52" office:value-type="string" calcext:value-type="string">
            <text:p>WM</text:p>
          </table:table-cell>
          <table:table-cell table:style-name="ce72" office:value-type="string" calcext:value-type="string">
            <text:p>SG</text:p>
          </table:table-cell>
          <table:table-cell table:style-name="ce82" office:value-type="float" office:value="6" calcext:value-type="float">
            <text:p>6</text:p>
          </table:table-cell>
          <table:table-cell table:style-name="ce93" office:value-type="float" office:value="4" calcext:value-type="float">
            <text:p>4</text:p>
          </table:table-cell>
          <table:table-cell table:style-name="ce49" office:value-type="string" calcext:value-type="string">
            <text:p>Chi</text:p>
          </table:table-cell>
          <table:table-cell table:style-name="ce70" office:value-type="string" calcext:value-type="string">
            <text:p>Kita</text:p>
          </table:table-cell>
          <table:table-cell/>
          <table:table-cell table:style-name="ce105" table:formula="of:=IF(ISNUMBER([.E257]);IF(OR([.E257]&lt;6;AND([.E257]=6;[.F257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58]&amp;&quot; &amp; &quot;&amp;[.D258]" office:value-type="string" office:string-value="WM &amp; Kita" calcext:value-type="string">
            <text:p>WM &amp; Kita</text:p>
          </table:table-cell>
          <table:table-cell table:style-name="ce18" table:formula="of:=[.G258]&amp;&quot; &amp; &quot;&amp;[.H258]" office:value-type="string" office:string-value="SG &amp; Chi" calcext:value-type="string">
            <text:p>SG &amp; Chi</text:p>
          </table:table-cell>
          <table:table-cell table:style-name="ce53" office:value-type="string" calcext:value-type="string">
            <text:p>WM</text:p>
          </table:table-cell>
          <table:table-cell table:style-name="ce73" office:value-type="string" calcext:value-type="string">
            <text:p>Kita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0" calcext:value-type="float">
            <text:p>0</text:p>
          </table:table-cell>
          <table:table-cell table:style-name="ce50" office:value-type="string" calcext:value-type="string">
            <text:p>SG</text:p>
          </table:table-cell>
          <table:table-cell table:style-name="ce71" office:value-type="string" calcext:value-type="string">
            <text:p>Chi</text:p>
          </table:table-cell>
          <table:table-cell/>
          <table:table-cell table:style-name="ce105" table:formula="of:=IF(ISNUMBER([.E258]);IF(OR([.E258]&lt;6;AND([.E258]=6;[.F258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59]&amp;&quot; &amp; &quot;&amp;[.D259]" office:value-type="string" office:string-value="WM &amp; Chi" calcext:value-type="string">
            <text:p>WM &amp; Chi</text:p>
          </table:table-cell>
          <table:table-cell table:style-name="ce18" table:formula="of:=[.G259]&amp;&quot; &amp; &quot;&amp;[.H259]" office:value-type="string" office:string-value="SG &amp; Kita" calcext:value-type="string">
            <text:p>SG &amp; Kita</text:p>
          </table:table-cell>
          <table:table-cell table:style-name="ce61" office:value-type="string" calcext:value-type="string">
            <text:p>WM</text:p>
          </table:table-cell>
          <table:table-cell table:style-name="ce76" office:value-type="string" calcext:value-type="string">
            <text:p>Chi</text:p>
          </table:table-cell>
          <table:table-cell table:style-name="ce88" office:value-type="float" office:value="6" calcext:value-type="float">
            <text:p>6</text:p>
          </table:table-cell>
          <table:table-cell table:style-name="ce96" office:value-type="float" office:value="0" calcext:value-type="float">
            <text:p>0</text:p>
          </table:table-cell>
          <table:table-cell table:style-name="ce57" office:value-type="string" calcext:value-type="string">
            <text:p>SG</text:p>
          </table:table-cell>
          <table:table-cell table:style-name="ce75" office:value-type="string" calcext:value-type="string">
            <text:p>Kita</text:p>
          </table:table-cell>
          <table:table-cell/>
          <table:table-cell table:style-name="ce105" table:formula="of:=IF(ISNUMBER([.E259]);IF(OR([.E259]&lt;6;AND([.E259]=6;[.F259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60]&amp;&quot; &amp; &quot;&amp;[.D260]" office:value-type="string" office:string-value="45261 &amp; " calcext:value-type="string">
            <text:p>45261 &amp; </text:p>
          </table:table-cell>
          <table:table-cell table:style-name="ce18" table:formula="of:=[.G260]&amp;&quot; &amp; &quot;&amp;[.H260]" office:value-type="string" office:string-value=" &amp; " calcext:value-type="string">
            <text:p><text:s/>&amp; </text:p>
          </table:table-cell>
          <table:table-cell table:style-name="ce14" office:value-type="date" office:date-value="2023-12-01" calcext:value-type="date">
            <text:p>2023/12/1</text:p>
          </table:table-cell>
          <table:table-cell table:number-columns-repeated="6"/>
          <table:table-cell table:style-name="ce105" table:formula="of:=IF(ISNUMBER([.E260]);IF(OR([.E260]&lt;6;AND([.E260]=6;[.F260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261]&amp;&quot; &amp; &quot;&amp;[.D261]" office:value-type="string" office:string-value="Chi &amp; Mole" calcext:value-type="string">
            <text:p>Chi &amp; Mole</text:p>
          </table:table-cell>
          <table:table-cell table:style-name="ce18" table:formula="of:=[.G261]&amp;&quot; &amp; &quot;&amp;[.H261]" office:value-type="string" office:string-value="WM &amp; Batty" calcext:value-type="string">
            <text:p>WM &amp; Batty</text:p>
          </table:table-cell>
          <table:table-cell table:style-name="ce49" office:value-type="string" calcext:value-type="string">
            <text:p>Chi</text:p>
          </table:table-cell>
          <table:table-cell table:style-name="ce70" office:value-type="string" calcext:value-type="string">
            <text:p>Mole</text:p>
          </table:table-cell>
          <table:table-cell table:style-name="ce81" office:value-type="float" office:value="6" calcext:value-type="float">
            <text:p>6</text:p>
          </table:table-cell>
          <table:table-cell table:style-name="ce85" office:value-type="float" office:value="3" calcext:value-type="float">
            <text:p>3</text:p>
          </table:table-cell>
          <table:table-cell table:style-name="ce59" office:value-type="string" calcext:value-type="string">
            <text:p>WM</text:p>
          </table:table-cell>
          <table:table-cell table:style-name="ce72" office:value-type="string" calcext:value-type="string">
            <text:p>Batty</text:p>
          </table:table-cell>
          <table:table-cell/>
          <table:table-cell table:style-name="ce105" table:formula="of:=IF(ISNUMBER([.E261]);IF(OR([.E261]&lt;6;AND([.E261]=6;[.F261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62]&amp;&quot; &amp; &quot;&amp;[.D262]" office:value-type="string" office:string-value="WM &amp; Chi" calcext:value-type="string">
            <text:p>WM &amp; Chi</text:p>
          </table:table-cell>
          <table:table-cell table:style-name="ce18" table:formula="of:=[.G262]&amp;&quot; &amp; &quot;&amp;[.H262]" office:value-type="string" office:string-value="Mole &amp; Batty" calcext:value-type="string">
            <text:p>Mole &amp; Batty</text:p>
          </table:table-cell>
          <table:table-cell table:style-name="ce60" office:value-type="string" calcext:value-type="string">
            <text:p>WM</text:p>
          </table:table-cell>
          <table:table-cell table:style-name="ce73" office:value-type="string" calcext:value-type="string">
            <text:p>Chi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2" calcext:value-type="float">
            <text:p>2</text:p>
          </table:table-cell>
          <table:table-cell table:style-name="ce50" office:value-type="string" calcext:value-type="string">
            <text:p>Mole</text:p>
          </table:table-cell>
          <table:table-cell table:style-name="ce71" office:value-type="string" calcext:value-type="string">
            <text:p>Batty</text:p>
          </table:table-cell>
          <table:table-cell/>
          <table:table-cell table:style-name="ce105" table:formula="of:=IF(ISNUMBER([.E262]);IF(OR([.E262]&lt;6;AND([.E262]=6;[.F262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63]&amp;&quot; &amp; &quot;&amp;[.D263]" office:value-type="string" office:string-value="WM &amp; Mole" calcext:value-type="string">
            <text:p>WM &amp; Mole</text:p>
          </table:table-cell>
          <table:table-cell table:style-name="ce18" table:formula="of:=[.G263]&amp;&quot; &amp; &quot;&amp;[.H263]" office:value-type="string" office:string-value="Chi &amp; Batty" calcext:value-type="string">
            <text:p>Chi &amp; Batty</text:p>
          </table:table-cell>
          <table:table-cell table:style-name="ce61" office:value-type="string" calcext:value-type="string">
            <text:p>WM</text:p>
          </table:table-cell>
          <table:table-cell table:style-name="ce76" office:value-type="string" calcext:value-type="string">
            <text:p>Mole</text:p>
          </table:table-cell>
          <table:table-cell table:style-name="ce88" office:value-type="float" office:value="6" calcext:value-type="float">
            <text:p>6</text:p>
          </table:table-cell>
          <table:table-cell table:style-name="ce96" office:value-type="float" office:value="2" calcext:value-type="float">
            <text:p>2</text:p>
          </table:table-cell>
          <table:table-cell table:style-name="ce57" office:value-type="string" calcext:value-type="string">
            <text:p>Chi</text:p>
          </table:table-cell>
          <table:table-cell table:style-name="ce75" office:value-type="string" calcext:value-type="string">
            <text:p>Batty</text:p>
          </table:table-cell>
          <table:table-cell/>
          <table:table-cell table:style-name="ce105" table:formula="of:=IF(ISNUMBER([.E263]);IF(OR([.E263]&lt;6;AND([.E263]=6;[.F263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64]&amp;&quot; &amp; &quot;&amp;[.D264]" office:value-type="string" office:string-value="45264 &amp; " calcext:value-type="string">
            <text:p>45264 &amp; </text:p>
          </table:table-cell>
          <table:table-cell table:style-name="ce18" table:formula="of:=[.G264]&amp;&quot; &amp; &quot;&amp;[.H264]" office:value-type="string" office:string-value=" &amp; " calcext:value-type="string">
            <text:p><text:s/>&amp; </text:p>
          </table:table-cell>
          <table:table-cell table:style-name="ce14" office:value-type="date" office:date-value="2023-12-04" calcext:value-type="date">
            <text:p>2023/12/4</text:p>
          </table:table-cell>
          <table:table-cell table:number-columns-repeated="6"/>
          <table:table-cell table:style-name="ce105" table:formula="of:=IF(ISNUMBER([.E264]);IF(OR([.E264]&lt;6;AND([.E264]=6;[.F264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265]&amp;&quot; &amp; &quot;&amp;[.D265]" office:value-type="string" office:string-value="WM &amp; Lit7" calcext:value-type="string">
            <text:p>WM &amp; Lit7</text:p>
          </table:table-cell>
          <table:table-cell table:style-name="ce18" table:formula="of:=[.G265]&amp;&quot; &amp; &quot;&amp;[.H265]" office:value-type="string" office:string-value="Chi &amp; Mike" calcext:value-type="string">
            <text:p>Chi &amp; Mike</text:p>
          </table:table-cell>
          <table:table-cell table:style-name="ce52" office:value-type="string" calcext:value-type="string">
            <text:p>WM</text:p>
          </table:table-cell>
          <table:table-cell table:style-name="ce72" office:value-type="string" calcext:value-type="string">
            <text:p>Lit7</text:p>
          </table:table-cell>
          <table:table-cell table:style-name="ce82" office:value-type="float" office:value="7" calcext:value-type="float">
            <text:p>7</text:p>
          </table:table-cell>
          <table:table-cell table:style-name="ce93" office:value-type="float" office:value="5" calcext:value-type="float">
            <text:p>5</text:p>
          </table:table-cell>
          <table:table-cell table:style-name="ce49" office:value-type="string" calcext:value-type="string">
            <text:p>Chi</text:p>
          </table:table-cell>
          <table:table-cell table:style-name="ce70" office:value-type="string" calcext:value-type="string">
            <text:p>Mike</text:p>
          </table:table-cell>
          <table:table-cell/>
          <table:table-cell table:style-name="ce105" table:formula="of:=IF(ISNUMBER([.E265]);IF(OR([.E265]&lt;6;AND([.E265]=6;[.F265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66]&amp;&quot; &amp; &quot;&amp;[.D266]" office:value-type="string" office:string-value="WM &amp; Mike" calcext:value-type="string">
            <text:p>WM &amp; Mike</text:p>
          </table:table-cell>
          <table:table-cell table:style-name="ce18" table:formula="of:=[.G266]&amp;&quot; &amp; &quot;&amp;[.H266]" office:value-type="string" office:string-value="Chi &amp; Lit7" calcext:value-type="string">
            <text:p>Chi &amp; Lit7</text:p>
          </table:table-cell>
          <table:table-cell table:style-name="ce60" office:value-type="string" calcext:value-type="string">
            <text:p>WM</text:p>
          </table:table-cell>
          <table:table-cell table:style-name="ce73" office:value-type="string" calcext:value-type="string">
            <text:p>Mike</text:p>
          </table:table-cell>
          <table:table-cell table:style-name="ce83" office:value-type="float" office:value="7" calcext:value-type="float">
            <text:p>7</text:p>
          </table:table-cell>
          <table:table-cell table:style-name="ce94" office:value-type="float" office:value="5" calcext:value-type="float">
            <text:p>5</text:p>
          </table:table-cell>
          <table:table-cell table:style-name="ce50" office:value-type="string" calcext:value-type="string">
            <text:p>Chi</text:p>
          </table:table-cell>
          <table:table-cell table:style-name="ce71" office:value-type="string" calcext:value-type="string">
            <text:p>Lit7</text:p>
          </table:table-cell>
          <table:table-cell/>
          <table:table-cell table:style-name="ce105" table:formula="of:=IF(ISNUMBER([.E266]);IF(OR([.E266]&lt;6;AND([.E266]=6;[.F266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67]&amp;&quot; &amp; &quot;&amp;[.D267]" office:value-type="string" office:string-value="45265 &amp; " calcext:value-type="string">
            <text:p>45265 &amp; </text:p>
          </table:table-cell>
          <table:table-cell table:style-name="ce18" table:formula="of:=[.G267]&amp;&quot; &amp; &quot;&amp;[.H267]" office:value-type="string" office:string-value=" &amp; " calcext:value-type="string">
            <text:p><text:s/>&amp; </text:p>
          </table:table-cell>
          <table:table-cell table:style-name="ce14" office:value-type="date" office:date-value="2023-12-05" calcext:value-type="date">
            <text:p>2023/12/5</text:p>
          </table:table-cell>
          <table:table-cell table:number-columns-repeated="6"/>
          <table:table-cell table:style-name="ce105" table:formula="of:=IF(ISNUMBER([.E267]);IF(OR([.E267]&lt;6;AND([.E267]=6;[.F267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268]&amp;&quot; &amp; &quot;&amp;[.D268]" office:value-type="string" office:string-value="Batty &amp; Kita" calcext:value-type="string">
            <text:p>Batty &amp; Kita</text:p>
          </table:table-cell>
          <table:table-cell table:style-name="ce18" table:formula="of:=[.G268]&amp;&quot; &amp; &quot;&amp;[.H268]" office:value-type="string" office:string-value="DT &amp; SG" calcext:value-type="string">
            <text:p>DT &amp; SG</text:p>
          </table:table-cell>
          <table:table-cell table:style-name="ce59" office:value-type="string" calcext:value-type="string">
            <text:p>Batty</text:p>
          </table:table-cell>
          <table:table-cell table:style-name="ce72" office:value-type="string" calcext:value-type="string">
            <text:p>Kita</text:p>
          </table:table-cell>
          <table:table-cell table:style-name="ce82" office:value-type="float" office:value="6" calcext:value-type="float">
            <text:p>6</text:p>
          </table:table-cell>
          <table:table-cell table:style-name="ce93" office:value-type="float" office:value="4" calcext:value-type="float">
            <text:p>4</text:p>
          </table:table-cell>
          <table:table-cell table:style-name="ce49" office:value-type="string" calcext:value-type="string">
            <text:p>DT</text:p>
          </table:table-cell>
          <table:table-cell table:style-name="ce70" office:value-type="string" calcext:value-type="string">
            <text:p>SG</text:p>
          </table:table-cell>
          <table:table-cell/>
          <table:table-cell table:style-name="ce105" table:formula="of:=IF(ISNUMBER([.E268]);IF(OR([.E268]&lt;6;AND([.E268]=6;[.F268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69]&amp;&quot; &amp; &quot;&amp;[.D269]" office:value-type="string" office:string-value="Batty &amp; SG" calcext:value-type="string">
            <text:p>Batty &amp; SG</text:p>
          </table:table-cell>
          <table:table-cell table:style-name="ce18" table:formula="of:=[.G269]&amp;&quot; &amp; &quot;&amp;[.H269]" office:value-type="string" office:string-value="DT &amp; Kita" calcext:value-type="string">
            <text:p>DT &amp; Kita</text:p>
          </table:table-cell>
          <table:table-cell table:style-name="ce60" office:value-type="string" calcext:value-type="string">
            <text:p>Batty</text:p>
          </table:table-cell>
          <table:table-cell table:style-name="ce73" office:value-type="string" calcext:value-type="string">
            <text:p>SG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3" calcext:value-type="float">
            <text:p>3</text:p>
          </table:table-cell>
          <table:table-cell table:style-name="ce50" office:value-type="string" calcext:value-type="string">
            <text:p>DT</text:p>
          </table:table-cell>
          <table:table-cell table:style-name="ce71" office:value-type="string" calcext:value-type="string">
            <text:p>Kita</text:p>
          </table:table-cell>
          <table:table-cell/>
          <table:table-cell table:style-name="ce105" table:formula="of:=IF(ISNUMBER([.E269]);IF(OR([.E269]&lt;6;AND([.E269]=6;[.F269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70]&amp;&quot; &amp; &quot;&amp;[.D270]" office:value-type="string" office:string-value="Batty &amp; DT" calcext:value-type="string">
            <text:p>Batty &amp; DT</text:p>
          </table:table-cell>
          <table:table-cell table:style-name="ce18" table:formula="of:=[.G270]&amp;&quot; &amp; &quot;&amp;[.H270]" office:value-type="string" office:string-value="Kita &amp; SG" calcext:value-type="string">
            <text:p>Kita &amp; SG</text:p>
          </table:table-cell>
          <table:table-cell table:style-name="ce61" office:value-type="string" calcext:value-type="string">
            <text:p>Batty</text:p>
          </table:table-cell>
          <table:table-cell table:style-name="ce76" office:value-type="string" calcext:value-type="string">
            <text:p>DT</text:p>
          </table:table-cell>
          <table:table-cell table:style-name="ce89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57" office:value-type="string" calcext:value-type="string">
            <text:p>Kita</text:p>
          </table:table-cell>
          <table:table-cell table:style-name="ce75" office:value-type="string" calcext:value-type="string">
            <text:p>SG</text:p>
          </table:table-cell>
          <table:table-cell/>
          <table:table-cell table:style-name="ce105" table:formula="of:=IF(ISNUMBER([.E270]);IF(OR([.E270]&lt;6;AND([.E270]=6;[.F270]=5)); 0.5;1);0)" office:value-type="float" office:value="0.5" calcext:value-type="float">
            <text:p>0.50</text:p>
          </table:table-cell>
          <table:table-cell table:number-columns-repeated="1014"/>
        </table:table-row>
        <table:table-row table:style-name="ro2">
          <table:table-cell table:style-name="ce16" table:formula="of:=[.C271]&amp;&quot; &amp; &quot;&amp;[.D271]" office:value-type="string" office:string-value="45268 &amp; " calcext:value-type="string">
            <text:p>45268 &amp; </text:p>
          </table:table-cell>
          <table:table-cell table:style-name="ce18" table:formula="of:=[.G271]&amp;&quot; &amp; &quot;&amp;[.H271]" office:value-type="string" office:string-value=" &amp; " calcext:value-type="string">
            <text:p><text:s/>&amp; </text:p>
          </table:table-cell>
          <table:table-cell table:style-name="ce14" office:value-type="date" office:date-value="2023-12-08" calcext:value-type="date">
            <text:p>2023/12/8</text:p>
          </table:table-cell>
          <table:table-cell table:number-columns-repeated="6"/>
          <table:table-cell table:style-name="ce105" table:formula="of:=IF(ISNUMBER([.E271]);IF(OR([.E271]&lt;6;AND([.E271]=6;[.F271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272]&amp;&quot; &amp; &quot;&amp;[.D272]" office:value-type="string" office:string-value="WM &amp; Batty" calcext:value-type="string">
            <text:p>WM &amp; Batty</text:p>
          </table:table-cell>
          <table:table-cell table:style-name="ce18" table:formula="of:=[.G272]&amp;&quot; &amp; &quot;&amp;[.H272]" office:value-type="string" office:string-value="Mike &amp; Chi" calcext:value-type="string">
            <text:p>Mike &amp; Chi</text:p>
          </table:table-cell>
          <table:table-cell table:style-name="ce59" office:value-type="string" calcext:value-type="string">
            <text:p>WM</text:p>
          </table:table-cell>
          <table:table-cell table:style-name="ce72" office:value-type="string" calcext:value-type="string">
            <text:p>Batty</text:p>
          </table:table-cell>
          <table:table-cell table:style-name="ce82" office:value-type="float" office:value="6" calcext:value-type="float">
            <text:p>6</text:p>
          </table:table-cell>
          <table:table-cell table:style-name="ce93" office:value-type="float" office:value="1" calcext:value-type="float">
            <text:p>1</text:p>
          </table:table-cell>
          <table:table-cell table:style-name="ce49" office:value-type="string" calcext:value-type="string">
            <text:p>Mike</text:p>
          </table:table-cell>
          <table:table-cell table:style-name="ce70" office:value-type="string" calcext:value-type="string">
            <text:p>Chi</text:p>
          </table:table-cell>
          <table:table-cell/>
          <table:table-cell table:style-name="ce105" table:formula="of:=IF(ISNUMBER([.E272]);IF(OR([.E272]&lt;6;AND([.E272]=6;[.F272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73]&amp;&quot; &amp; &quot;&amp;[.D273]" office:value-type="string" office:string-value="WM &amp; Chi" calcext:value-type="string">
            <text:p>WM &amp; Chi</text:p>
          </table:table-cell>
          <table:table-cell table:style-name="ce18" table:formula="of:=[.G273]&amp;&quot; &amp; &quot;&amp;[.H273]" office:value-type="string" office:string-value="Mike &amp; Batty" calcext:value-type="string">
            <text:p>Mike &amp; Batty</text:p>
          </table:table-cell>
          <table:table-cell table:style-name="ce60" office:value-type="string" calcext:value-type="string">
            <text:p>WM</text:p>
          </table:table-cell>
          <table:table-cell table:style-name="ce73" office:value-type="string" calcext:value-type="string">
            <text:p>Chi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1" calcext:value-type="float">
            <text:p>1</text:p>
          </table:table-cell>
          <table:table-cell table:style-name="ce50" office:value-type="string" calcext:value-type="string">
            <text:p>Mike</text:p>
          </table:table-cell>
          <table:table-cell table:style-name="ce71" office:value-type="string" calcext:value-type="string">
            <text:p>Batty</text:p>
          </table:table-cell>
          <table:table-cell/>
          <table:table-cell table:style-name="ce105" table:formula="of:=IF(ISNUMBER([.E273]);IF(OR([.E273]&lt;6;AND([.E273]=6;[.F273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74]&amp;&quot; &amp; &quot;&amp;[.D274]" office:value-type="string" office:string-value="Chi &amp; Batty" calcext:value-type="string">
            <text:p>Chi &amp; Batty</text:p>
          </table:table-cell>
          <table:table-cell table:style-name="ce18" table:formula="of:=[.G274]&amp;&quot; &amp; &quot;&amp;[.H274]" office:value-type="string" office:string-value="WM &amp; Mike" calcext:value-type="string">
            <text:p>WM &amp; Mike</text:p>
          </table:table-cell>
          <table:table-cell table:style-name="ce57" office:value-type="string" calcext:value-type="string">
            <text:p>Chi</text:p>
          </table:table-cell>
          <table:table-cell table:style-name="ce75" office:value-type="string" calcext:value-type="string">
            <text:p>Batty</text:p>
          </table:table-cell>
          <table:table-cell table:style-name="ce89" office:value-type="float" office:value="7" calcext:value-type="float">
            <text:p>7</text:p>
          </table:table-cell>
          <table:table-cell table:style-name="ce87" office:value-type="float" office:value="6" calcext:value-type="float">
            <text:p>6</text:p>
          </table:table-cell>
          <table:table-cell table:style-name="ce61" office:value-type="string" calcext:value-type="string">
            <text:p>WM</text:p>
          </table:table-cell>
          <table:table-cell table:style-name="ce76" office:value-type="string" calcext:value-type="string">
            <text:p>Mike</text:p>
          </table:table-cell>
          <table:table-cell/>
          <table:table-cell table:style-name="ce105" table:formula="of:=IF(ISNUMBER([.E274]);IF(OR([.E274]&lt;6;AND([.E274]=6;[.F274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75]&amp;&quot; &amp; &quot;&amp;[.D275]" office:value-type="string" office:string-value="45271 &amp; " calcext:value-type="string">
            <text:p>45271 &amp; </text:p>
          </table:table-cell>
          <table:table-cell table:style-name="ce18" table:formula="of:=[.G275]&amp;&quot; &amp; &quot;&amp;[.H275]" office:value-type="string" office:string-value=" &amp; " calcext:value-type="string">
            <text:p><text:s/>&amp; </text:p>
          </table:table-cell>
          <table:table-cell table:style-name="ce51" office:value-type="date" office:date-value="2023-12-11" calcext:value-type="date">
            <text:p>12/11/2023</text:p>
          </table:table-cell>
          <table:table-cell table:number-columns-repeated="6"/>
          <table:table-cell table:style-name="ce105" table:formula="of:=IF(ISNUMBER([.E275]);IF(OR([.E275]&lt;6;AND([.E275]=6;[.F275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276]&amp;&quot; &amp; &quot;&amp;[.D276]" office:value-type="string" office:string-value="WM &amp; DT" calcext:value-type="string">
            <text:p>WM &amp; DT</text:p>
          </table:table-cell>
          <table:table-cell table:style-name="ce18" table:formula="of:=[.G276]&amp;&quot; &amp; &quot;&amp;[.H276]" office:value-type="string" office:string-value="Chi &amp; SG" calcext:value-type="string">
            <text:p>Chi &amp; SG</text:p>
          </table:table-cell>
          <table:table-cell table:style-name="ce59" office:value-type="string" calcext:value-type="string">
            <text:p>WM</text:p>
          </table:table-cell>
          <table:table-cell table:style-name="ce72" office:value-type="string" calcext:value-type="string">
            <text:p>DT</text:p>
          </table:table-cell>
          <table:table-cell table:style-name="ce82" office:value-type="float" office:value="6" calcext:value-type="float">
            <text:p>6</text:p>
          </table:table-cell>
          <table:table-cell table:style-name="ce93" office:value-type="float" office:value="4" calcext:value-type="float">
            <text:p>4</text:p>
          </table:table-cell>
          <table:table-cell table:style-name="ce49" office:value-type="string" calcext:value-type="string">
            <text:p>Chi</text:p>
          </table:table-cell>
          <table:table-cell table:style-name="ce70" office:value-type="string" calcext:value-type="string">
            <text:p>SG</text:p>
          </table:table-cell>
          <table:table-cell/>
          <table:table-cell table:style-name="ce105" table:formula="of:=IF(ISNUMBER([.E276]);IF(OR([.E276]&lt;6;AND([.E276]=6;[.F276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77]&amp;&quot; &amp; &quot;&amp;[.D277]" office:value-type="string" office:string-value="WM &amp; Chi" calcext:value-type="string">
            <text:p>WM &amp; Chi</text:p>
          </table:table-cell>
          <table:table-cell table:style-name="ce18" table:formula="of:=[.G277]&amp;&quot; &amp; &quot;&amp;[.H277]" office:value-type="string" office:string-value="DT &amp; SG" calcext:value-type="string">
            <text:p>DT &amp; SG</text:p>
          </table:table-cell>
          <table:table-cell table:style-name="ce60" office:value-type="string" calcext:value-type="string">
            <text:p>WM</text:p>
          </table:table-cell>
          <table:table-cell table:style-name="ce73" office:value-type="string" calcext:value-type="string">
            <text:p>Chi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2" calcext:value-type="float">
            <text:p>2</text:p>
          </table:table-cell>
          <table:table-cell table:style-name="ce50" office:value-type="string" calcext:value-type="string">
            <text:p>DT</text:p>
          </table:table-cell>
          <table:table-cell table:style-name="ce71" office:value-type="string" calcext:value-type="string">
            <text:p>SG</text:p>
          </table:table-cell>
          <table:table-cell/>
          <table:table-cell table:style-name="ce105" table:formula="of:=IF(ISNUMBER([.E277]);IF(OR([.E277]&lt;6;AND([.E277]=6;[.F277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78]&amp;&quot; &amp; &quot;&amp;[.D278]" office:value-type="string" office:string-value="DT &amp; Chi" calcext:value-type="string">
            <text:p>DT &amp; Chi</text:p>
          </table:table-cell>
          <table:table-cell table:style-name="ce18" table:formula="of:=[.G278]&amp;&quot; &amp; &quot;&amp;[.H278]" office:value-type="string" office:string-value="WM &amp; SG" calcext:value-type="string">
            <text:p>WM &amp; SG</text:p>
          </table:table-cell>
          <table:table-cell table:style-name="ce57" office:value-type="string" calcext:value-type="string">
            <text:p>DT</text:p>
          </table:table-cell>
          <table:table-cell table:style-name="ce75" office:value-type="string" calcext:value-type="string">
            <text:p>Chi</text:p>
          </table:table-cell>
          <table:table-cell table:style-name="ce89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61" office:value-type="string" calcext:value-type="string">
            <text:p>WM</text:p>
          </table:table-cell>
          <table:table-cell table:style-name="ce76" office:value-type="string" calcext:value-type="string">
            <text:p>SG</text:p>
          </table:table-cell>
          <table:table-cell/>
          <table:table-cell table:style-name="ce105" table:formula="of:=IF(ISNUMBER([.E278]);IF(OR([.E278]&lt;6;AND([.E278]=6;[.F278]=5)); 0.5;1);0)" office:value-type="float" office:value="0.5" calcext:value-type="float">
            <text:p>0.50</text:p>
          </table:table-cell>
          <table:table-cell table:number-columns-repeated="1014"/>
        </table:table-row>
        <table:table-row table:style-name="ro2">
          <table:table-cell table:style-name="ce16" table:formula="of:=[.C279]&amp;&quot; &amp; &quot;&amp;[.D279]" office:value-type="string" office:string-value="45272 &amp; " calcext:value-type="string">
            <text:p>45272 &amp; </text:p>
          </table:table-cell>
          <table:table-cell table:style-name="ce18" table:formula="of:=[.G279]&amp;&quot; &amp; &quot;&amp;[.H279]" office:value-type="string" office:string-value=" &amp; " calcext:value-type="string">
            <text:p><text:s/>&amp; </text:p>
          </table:table-cell>
          <table:table-cell table:style-name="ce51" office:value-type="date" office:date-value="2023-12-12" calcext:value-type="date">
            <text:p>12/12/2023</text:p>
          </table:table-cell>
          <table:table-cell table:number-columns-repeated="6"/>
          <table:table-cell table:style-name="ce105" table:formula="of:=IF(ISNUMBER([.E279]);IF(OR([.E279]&lt;6;AND([.E279]=6;[.F279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280]&amp;&quot; &amp; &quot;&amp;[.D280]" office:value-type="string" office:string-value="Chi &amp; Lit7" calcext:value-type="string">
            <text:p>Chi &amp; Lit7</text:p>
          </table:table-cell>
          <table:table-cell table:style-name="ce18" table:formula="of:=[.G280]&amp;&quot; &amp; &quot;&amp;[.H280]" office:value-type="string" office:string-value="WM &amp; Ari" calcext:value-type="string">
            <text:p>WM &amp; Ari</text:p>
          </table:table-cell>
          <table:table-cell table:style-name="ce49" office:value-type="string" calcext:value-type="string">
            <text:p>Chi</text:p>
          </table:table-cell>
          <table:table-cell table:style-name="ce70" office:value-type="string" calcext:value-type="string">
            <text:p>Lit7</text:p>
          </table:table-cell>
          <table:table-cell table:style-name="ce81" office:value-type="float" office:value="6" calcext:value-type="float">
            <text:p>6</text:p>
          </table:table-cell>
          <table:table-cell table:style-name="ce85" office:value-type="float" office:value="1" calcext:value-type="float">
            <text:p>1</text:p>
          </table:table-cell>
          <table:table-cell table:style-name="ce59" office:value-type="string" calcext:value-type="string">
            <text:p>WM</text:p>
          </table:table-cell>
          <table:table-cell table:style-name="ce72" office:value-type="string" calcext:value-type="string">
            <text:p>Ari</text:p>
          </table:table-cell>
          <table:table-cell/>
          <table:table-cell table:style-name="ce105" table:formula="of:=IF(ISNUMBER([.E280]);IF(OR([.E280]&lt;6;AND([.E280]=6;[.F280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81]&amp;&quot; &amp; &quot;&amp;[.D281]" office:value-type="string" office:string-value="WM &amp; Lit7" calcext:value-type="string">
            <text:p>WM &amp; Lit7</text:p>
          </table:table-cell>
          <table:table-cell table:style-name="ce18" table:formula="of:=[.G281]&amp;&quot; &amp; &quot;&amp;[.H281]" office:value-type="string" office:string-value="Chi &amp; Ari" calcext:value-type="string">
            <text:p>Chi &amp; Ari</text:p>
          </table:table-cell>
          <table:table-cell table:style-name="ce60" office:value-type="string" calcext:value-type="string">
            <text:p>WM</text:p>
          </table:table-cell>
          <table:table-cell table:style-name="ce73" office:value-type="string" calcext:value-type="string">
            <text:p>Lit7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1" calcext:value-type="float">
            <text:p>1</text:p>
          </table:table-cell>
          <table:table-cell table:style-name="ce50" office:value-type="string" calcext:value-type="string">
            <text:p>Chi</text:p>
          </table:table-cell>
          <table:table-cell table:style-name="ce71" office:value-type="string" calcext:value-type="string">
            <text:p>Ari</text:p>
          </table:table-cell>
          <table:table-cell/>
          <table:table-cell table:style-name="ce105" table:formula="of:=IF(ISNUMBER([.E281]);IF(OR([.E281]&lt;6;AND([.E281]=6;[.F281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82]&amp;&quot; &amp; &quot;&amp;[.D282]" office:value-type="string" office:string-value="WM &amp; Chi" calcext:value-type="string">
            <text:p>WM &amp; Chi</text:p>
          </table:table-cell>
          <table:table-cell table:style-name="ce18" table:formula="of:=[.G282]&amp;&quot; &amp; &quot;&amp;[.H282]" office:value-type="string" office:string-value="Lit7 &amp; Ari" calcext:value-type="string">
            <text:p>Lit7 &amp; Ari</text:p>
          </table:table-cell>
          <table:table-cell table:style-name="ce61" office:value-type="string" calcext:value-type="string">
            <text:p>WM</text:p>
          </table:table-cell>
          <table:table-cell table:style-name="ce76" office:value-type="string" calcext:value-type="string">
            <text:p>Chi</text:p>
          </table:table-cell>
          <table:table-cell table:style-name="ce88" office:value-type="float" office:value="6" calcext:value-type="float">
            <text:p>6</text:p>
          </table:table-cell>
          <table:table-cell table:style-name="ce96" office:value-type="float" office:value="2" calcext:value-type="float">
            <text:p>2</text:p>
          </table:table-cell>
          <table:table-cell table:style-name="ce57" office:value-type="string" calcext:value-type="string">
            <text:p>Lit7</text:p>
          </table:table-cell>
          <table:table-cell table:style-name="ce75" office:value-type="string" calcext:value-type="string">
            <text:p>Ari</text:p>
          </table:table-cell>
          <table:table-cell/>
          <table:table-cell table:style-name="ce105" table:formula="of:=IF(ISNUMBER([.E282]);IF(OR([.E282]&lt;6;AND([.E282]=6;[.F282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83]&amp;&quot; &amp; &quot;&amp;[.D283]" office:value-type="string" office:string-value="45273 &amp; " calcext:value-type="string">
            <text:p>45273 &amp; </text:p>
          </table:table-cell>
          <table:table-cell table:style-name="ce18" table:formula="of:=[.G283]&amp;&quot; &amp; &quot;&amp;[.H283]" office:value-type="string" office:string-value=" &amp; " calcext:value-type="string">
            <text:p><text:s/>&amp; </text:p>
          </table:table-cell>
          <table:table-cell table:style-name="ce14" office:value-type="date" office:date-value="2023-12-13" calcext:value-type="date">
            <text:p>2023/12/13</text:p>
          </table:table-cell>
          <table:table-cell table:number-columns-repeated="6"/>
          <table:table-cell table:style-name="ce105" table:formula="of:=IF(ISNUMBER([.E283]);IF(OR([.E283]&lt;6;AND([.E283]=6;[.F283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284]&amp;&quot; &amp; &quot;&amp;[.D284]" office:value-type="string" office:string-value="Mike &amp; SG" calcext:value-type="string">
            <text:p>Mike &amp; SG</text:p>
          </table:table-cell>
          <table:table-cell table:style-name="ce18" table:formula="of:=[.G284]&amp;&quot; &amp; &quot;&amp;[.H284]" office:value-type="string" office:string-value="Chi &amp; Ari" calcext:value-type="string">
            <text:p>Chi &amp; Ari</text:p>
          </table:table-cell>
          <table:table-cell table:style-name="ce49" office:value-type="string" calcext:value-type="string">
            <text:p>Mike</text:p>
          </table:table-cell>
          <table:table-cell table:style-name="ce70" office:value-type="string" calcext:value-type="string">
            <text:p>SG</text:p>
          </table:table-cell>
          <table:table-cell table:style-name="ce81" office:value-type="float" office:value="6" calcext:value-type="float">
            <text:p>6</text:p>
          </table:table-cell>
          <table:table-cell table:style-name="ce85" office:value-type="float" office:value="4" calcext:value-type="float">
            <text:p>4</text:p>
          </table:table-cell>
          <table:table-cell table:style-name="ce52" office:value-type="string" calcext:value-type="string">
            <text:p>Chi</text:p>
          </table:table-cell>
          <table:table-cell table:style-name="ce72" office:value-type="string" calcext:value-type="string">
            <text:p>Ari</text:p>
          </table:table-cell>
          <table:table-cell/>
          <table:table-cell table:style-name="ce105" table:formula="of:=IF(ISNUMBER([.E284]);IF(OR([.E284]&lt;6;AND([.E284]=6;[.F284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85]&amp;&quot; &amp; &quot;&amp;[.D285]" office:value-type="string" office:string-value="Chi &amp; Mike" calcext:value-type="string">
            <text:p>Chi &amp; Mike</text:p>
          </table:table-cell>
          <table:table-cell table:style-name="ce18" table:formula="of:=[.G285]&amp;&quot; &amp; &quot;&amp;[.H285]" office:value-type="string" office:string-value="SG &amp; Ari" calcext:value-type="string">
            <text:p>SG &amp; Ari</text:p>
          </table:table-cell>
          <table:table-cell table:style-name="ce60" office:value-type="string" calcext:value-type="string">
            <text:p>Chi</text:p>
          </table:table-cell>
          <table:table-cell table:style-name="ce73" office:value-type="string" calcext:value-type="string">
            <text:p>Mike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4" calcext:value-type="float">
            <text:p>4</text:p>
          </table:table-cell>
          <table:table-cell table:style-name="ce50" office:value-type="string" calcext:value-type="string">
            <text:p>SG</text:p>
          </table:table-cell>
          <table:table-cell table:style-name="ce71" office:value-type="string" calcext:value-type="string">
            <text:p>Ari</text:p>
          </table:table-cell>
          <table:table-cell/>
          <table:table-cell table:style-name="ce105" table:formula="of:=IF(ISNUMBER([.E285]);IF(OR([.E285]&lt;6;AND([.E285]=6;[.F285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86]&amp;&quot; &amp; &quot;&amp;[.D286]" office:value-type="string" office:string-value="Mike &amp; Ari" calcext:value-type="string">
            <text:p>Mike &amp; Ari</text:p>
          </table:table-cell>
          <table:table-cell table:style-name="ce18" table:formula="of:=[.G286]&amp;&quot; &amp; &quot;&amp;[.H286]" office:value-type="string" office:string-value="Chi &amp; SG" calcext:value-type="string">
            <text:p>Chi &amp; SG</text:p>
          </table:table-cell>
          <table:table-cell table:style-name="ce57" office:value-type="string" calcext:value-type="string">
            <text:p>Mike</text:p>
          </table:table-cell>
          <table:table-cell table:style-name="ce75" office:value-type="string" calcext:value-type="string">
            <text:p>Ari</text:p>
          </table:table-cell>
          <table:table-cell table:style-name="ce89" office:value-type="float" office:value="6" calcext:value-type="float">
            <text:p>6</text:p>
          </table:table-cell>
          <table:table-cell table:style-name="ce87" office:value-type="float" office:value="4" calcext:value-type="float">
            <text:p>4</text:p>
          </table:table-cell>
          <table:table-cell table:style-name="ce61" office:value-type="string" calcext:value-type="string">
            <text:p>Chi</text:p>
          </table:table-cell>
          <table:table-cell table:style-name="ce76" office:value-type="string" calcext:value-type="string">
            <text:p>SG</text:p>
          </table:table-cell>
          <table:table-cell/>
          <table:table-cell table:style-name="ce105" table:formula="of:=IF(ISNUMBER([.E286]);IF(OR([.E286]&lt;6;AND([.E286]=6;[.F286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87]&amp;&quot; &amp; &quot;&amp;[.D287]" office:value-type="string" office:string-value="45274 &amp; " calcext:value-type="string">
            <text:p>45274 &amp; </text:p>
          </table:table-cell>
          <table:table-cell table:style-name="ce18" table:formula="of:=[.G287]&amp;&quot; &amp; &quot;&amp;[.H287]" office:value-type="string" office:string-value=" &amp; " calcext:value-type="string">
            <text:p><text:s/>&amp; </text:p>
          </table:table-cell>
          <table:table-cell table:style-name="ce14" office:value-type="date" office:date-value="2023-12-14" calcext:value-type="date">
            <text:p>2023/12/14</text:p>
          </table:table-cell>
          <table:table-cell table:number-columns-repeated="6"/>
          <table:table-cell table:style-name="ce105" table:formula="of:=IF(ISNUMBER([.E287]);IF(OR([.E287]&lt;6;AND([.E287]=6;[.F287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288]&amp;&quot; &amp; &quot;&amp;[.D288]" office:value-type="string" office:string-value="Chi &amp; Batty" calcext:value-type="string">
            <text:p>Chi &amp; Batty</text:p>
          </table:table-cell>
          <table:table-cell table:style-name="ce18" table:formula="of:=[.G288]&amp;&quot; &amp; &quot;&amp;[.H288]" office:value-type="string" office:string-value="WM &amp; SG" calcext:value-type="string">
            <text:p>WM &amp; SG</text:p>
          </table:table-cell>
          <table:table-cell table:style-name="ce49" office:value-type="string" calcext:value-type="string">
            <text:p>Chi</text:p>
          </table:table-cell>
          <table:table-cell table:style-name="ce70" office:value-type="string" calcext:value-type="string">
            <text:p>Batty</text:p>
          </table:table-cell>
          <table:table-cell table:style-name="ce81" office:value-type="float" office:value="6" calcext:value-type="float">
            <text:p>6</text:p>
          </table:table-cell>
          <table:table-cell table:style-name="ce85" office:value-type="float" office:value="4" calcext:value-type="float">
            <text:p>4</text:p>
          </table:table-cell>
          <table:table-cell table:style-name="ce52" office:value-type="string" calcext:value-type="string">
            <text:p>WM</text:p>
          </table:table-cell>
          <table:table-cell table:style-name="ce72" office:value-type="string" calcext:value-type="string">
            <text:p>SG</text:p>
          </table:table-cell>
          <table:table-cell/>
          <table:table-cell table:style-name="ce105" table:formula="of:=IF(ISNUMBER([.E288]);IF(OR([.E288]&lt;6;AND([.E288]=6;[.F288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89]&amp;&quot; &amp; &quot;&amp;[.D289]" office:value-type="string" office:string-value="WM &amp; Batty" calcext:value-type="string">
            <text:p>WM &amp; Batty</text:p>
          </table:table-cell>
          <table:table-cell table:style-name="ce18" table:formula="of:=[.G289]&amp;&quot; &amp; &quot;&amp;[.H289]" office:value-type="string" office:string-value="Chi &amp; SG" calcext:value-type="string">
            <text:p>Chi &amp; SG</text:p>
          </table:table-cell>
          <table:table-cell table:style-name="ce60" office:value-type="string" calcext:value-type="string">
            <text:p>WM</text:p>
          </table:table-cell>
          <table:table-cell table:style-name="ce73" office:value-type="string" calcext:value-type="string">
            <text:p>Batty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4" calcext:value-type="float">
            <text:p>4</text:p>
          </table:table-cell>
          <table:table-cell table:style-name="ce50" office:value-type="string" calcext:value-type="string">
            <text:p>Chi</text:p>
          </table:table-cell>
          <table:table-cell table:style-name="ce71" office:value-type="string" calcext:value-type="string">
            <text:p>SG</text:p>
          </table:table-cell>
          <table:table-cell/>
          <table:table-cell table:style-name="ce105" table:formula="of:=IF(ISNUMBER([.E289]);IF(OR([.E289]&lt;6;AND([.E289]=6;[.F289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90]&amp;&quot; &amp; &quot;&amp;[.D290]" office:value-type="string" office:string-value="WM &amp; Chi" calcext:value-type="string">
            <text:p>WM &amp; Chi</text:p>
          </table:table-cell>
          <table:table-cell table:style-name="ce18" table:formula="of:=[.G290]&amp;&quot; &amp; &quot;&amp;[.H290]" office:value-type="string" office:string-value="Batty &amp; SG" calcext:value-type="string">
            <text:p>Batty &amp; SG</text:p>
          </table:table-cell>
          <table:table-cell table:style-name="ce61" office:value-type="string" calcext:value-type="string">
            <text:p>WM</text:p>
          </table:table-cell>
          <table:table-cell table:style-name="ce76" office:value-type="string" calcext:value-type="string">
            <text:p>Chi</text:p>
          </table:table-cell>
          <table:table-cell table:style-name="ce88" office:value-type="float" office:value="6" calcext:value-type="float">
            <text:p>6</text:p>
          </table:table-cell>
          <table:table-cell table:style-name="ce96" office:value-type="float" office:value="2" calcext:value-type="float">
            <text:p>2</text:p>
          </table:table-cell>
          <table:table-cell table:style-name="ce57" office:value-type="string" calcext:value-type="string">
            <text:p>Batty</text:p>
          </table:table-cell>
          <table:table-cell table:style-name="ce75" office:value-type="string" calcext:value-type="string">
            <text:p>SG</text:p>
          </table:table-cell>
          <table:table-cell/>
          <table:table-cell table:style-name="ce105" table:formula="of:=IF(ISNUMBER([.E290]);IF(OR([.E290]&lt;6;AND([.E290]=6;[.F290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91]&amp;&quot; &amp; &quot;&amp;[.D291]" office:value-type="string" office:string-value="45281 &amp; " calcext:value-type="string">
            <text:p>45281 &amp; </text:p>
          </table:table-cell>
          <table:table-cell table:style-name="ce18" table:formula="of:=[.G291]&amp;&quot; &amp; &quot;&amp;[.H291]" office:value-type="string" office:string-value=" &amp; " calcext:value-type="string">
            <text:p><text:s/>&amp; </text:p>
          </table:table-cell>
          <table:table-cell table:style-name="ce51" office:value-type="date" office:date-value="2023-12-21" calcext:value-type="date">
            <text:p>12/21/2023</text:p>
          </table:table-cell>
          <table:table-cell table:number-columns-repeated="6"/>
          <table:table-cell table:style-name="ce105" table:formula="of:=IF(ISNUMBER([.E291]);IF(OR([.E291]&lt;6;AND([.E291]=6;[.F291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292]&amp;&quot; &amp; &quot;&amp;[.D292]" office:value-type="string" office:string-value="WM &amp; SG" calcext:value-type="string">
            <text:p>WM &amp; SG</text:p>
          </table:table-cell>
          <table:table-cell table:style-name="ce18" table:formula="of:=[.G292]&amp;&quot; &amp; &quot;&amp;[.H292]" office:value-type="string" office:string-value="Batty &amp; Mike" calcext:value-type="string">
            <text:p>Batty &amp; Mike</text:p>
          </table:table-cell>
          <table:table-cell table:style-name="ce59" office:value-type="string" calcext:value-type="string">
            <text:p>WM</text:p>
          </table:table-cell>
          <table:table-cell table:style-name="ce72" office:value-type="string" calcext:value-type="string">
            <text:p>SG</text:p>
          </table:table-cell>
          <table:table-cell table:style-name="ce82" office:value-type="float" office:value="6" calcext:value-type="float">
            <text:p>6</text:p>
          </table:table-cell>
          <table:table-cell table:style-name="ce93" office:value-type="float" office:value="3" calcext:value-type="float">
            <text:p>3</text:p>
          </table:table-cell>
          <table:table-cell table:style-name="ce49" office:value-type="string" calcext:value-type="string">
            <text:p>Batty</text:p>
          </table:table-cell>
          <table:table-cell table:style-name="ce70" office:value-type="string" calcext:value-type="string">
            <text:p>Mike</text:p>
          </table:table-cell>
          <table:table-cell/>
          <table:table-cell table:style-name="ce105" table:formula="of:=IF(ISNUMBER([.E292]);IF(OR([.E292]&lt;6;AND([.E292]=6;[.F292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93]&amp;&quot; &amp; &quot;&amp;[.D293]" office:value-type="string" office:string-value="WM &amp; Mike" calcext:value-type="string">
            <text:p>WM &amp; Mike</text:p>
          </table:table-cell>
          <table:table-cell table:style-name="ce18" table:formula="of:=[.G293]&amp;&quot; &amp; &quot;&amp;[.H293]" office:value-type="string" office:string-value="Batty &amp; SG" calcext:value-type="string">
            <text:p>Batty &amp; SG</text:p>
          </table:table-cell>
          <table:table-cell table:style-name="ce60" office:value-type="string" calcext:value-type="string">
            <text:p>WM</text:p>
          </table:table-cell>
          <table:table-cell table:style-name="ce73" office:value-type="string" calcext:value-type="string">
            <text:p>Mike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0" calcext:value-type="float">
            <text:p>0</text:p>
          </table:table-cell>
          <table:table-cell table:style-name="ce50" office:value-type="string" calcext:value-type="string">
            <text:p>Batty</text:p>
          </table:table-cell>
          <table:table-cell table:style-name="ce71" office:value-type="string" calcext:value-type="string">
            <text:p>SG</text:p>
          </table:table-cell>
          <table:table-cell/>
          <table:table-cell table:style-name="ce105" table:formula="of:=IF(ISNUMBER([.E293]);IF(OR([.E293]&lt;6;AND([.E293]=6;[.F293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94]&amp;&quot; &amp; &quot;&amp;[.D294]" office:value-type="string" office:string-value="WM &amp; Batty" calcext:value-type="string">
            <text:p>WM &amp; Batty</text:p>
          </table:table-cell>
          <table:table-cell table:style-name="ce18" table:formula="of:=[.G294]&amp;&quot; &amp; &quot;&amp;[.H294]" office:value-type="string" office:string-value="SG &amp; Mike" calcext:value-type="string">
            <text:p>SG &amp; Mike</text:p>
          </table:table-cell>
          <table:table-cell table:style-name="ce61" office:value-type="string" calcext:value-type="string">
            <text:p>WM</text:p>
          </table:table-cell>
          <table:table-cell table:style-name="ce76" office:value-type="string" calcext:value-type="string">
            <text:p>Batty</text:p>
          </table:table-cell>
          <table:table-cell table:style-name="ce88" office:value-type="float" office:value="6" calcext:value-type="float">
            <text:p>6</text:p>
          </table:table-cell>
          <table:table-cell table:style-name="ce96" office:value-type="float" office:value="2" calcext:value-type="float">
            <text:p>2</text:p>
          </table:table-cell>
          <table:table-cell table:style-name="ce57" office:value-type="string" calcext:value-type="string">
            <text:p>SG</text:p>
          </table:table-cell>
          <table:table-cell table:style-name="ce75" office:value-type="string" calcext:value-type="string">
            <text:p>Mike</text:p>
          </table:table-cell>
          <table:table-cell/>
          <table:table-cell table:style-name="ce105" table:formula="of:=IF(ISNUMBER([.E294]);IF(OR([.E294]&lt;6;AND([.E294]=6;[.F294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95]&amp;&quot; &amp; &quot;&amp;[.D295]" office:value-type="string" office:string-value="45282 &amp; " calcext:value-type="string">
            <text:p>45282 &amp; </text:p>
          </table:table-cell>
          <table:table-cell table:style-name="ce18" table:formula="of:=[.G295]&amp;&quot; &amp; &quot;&amp;[.H295]" office:value-type="string" office:string-value=" &amp; " calcext:value-type="string">
            <text:p><text:s/>&amp; </text:p>
          </table:table-cell>
          <table:table-cell table:style-name="ce14" office:value-type="date" office:date-value="2023-12-22" calcext:value-type="date">
            <text:p>2023/12/22</text:p>
          </table:table-cell>
          <table:table-cell table:number-columns-repeated="6"/>
          <table:table-cell table:style-name="ce105" table:formula="of:=IF(ISNUMBER([.E295]);IF(OR([.E295]&lt;6;AND([.E295]=6;[.F295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296]&amp;&quot; &amp; &quot;&amp;[.D296]" office:value-type="string" office:string-value="SG &amp; Lit7" calcext:value-type="string">
            <text:p>SG &amp; Lit7</text:p>
          </table:table-cell>
          <table:table-cell table:style-name="ce18" table:formula="of:=[.G296]&amp;&quot; &amp; &quot;&amp;[.H296]" office:value-type="string" office:string-value="Chi &amp; Earnest" calcext:value-type="string">
            <text:p>Chi &amp; Earnest</text:p>
          </table:table-cell>
          <table:table-cell table:style-name="ce59" office:value-type="string" calcext:value-type="string">
            <text:p>SG</text:p>
          </table:table-cell>
          <table:table-cell table:style-name="ce72" office:value-type="string" calcext:value-type="string">
            <text:p>Lit7</text:p>
          </table:table-cell>
          <table:table-cell table:style-name="ce82" office:value-type="float" office:value="6" calcext:value-type="float">
            <text:p>6</text:p>
          </table:table-cell>
          <table:table-cell table:style-name="ce93" office:value-type="float" office:value="3" calcext:value-type="float">
            <text:p>3</text:p>
          </table:table-cell>
          <table:table-cell table:style-name="ce49" office:value-type="string" calcext:value-type="string">
            <text:p>Chi</text:p>
          </table:table-cell>
          <table:table-cell table:style-name="ce49" office:value-type="string" calcext:value-type="string">
            <text:p>Earnest</text:p>
          </table:table-cell>
          <table:table-cell/>
          <table:table-cell table:style-name="ce105" table:formula="of:=IF(ISNUMBER([.E296]);IF(OR([.E296]&lt;6;AND([.E296]=6;[.F296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97]&amp;&quot; &amp; &quot;&amp;[.D297]" office:value-type="string" office:string-value="Chi &amp; Lit7" calcext:value-type="string">
            <text:p>Chi &amp; Lit7</text:p>
          </table:table-cell>
          <table:table-cell table:style-name="ce18" table:formula="of:=[.G297]&amp;&quot; &amp; &quot;&amp;[.H297]" office:value-type="string" office:string-value="SG &amp; Earnest" calcext:value-type="string">
            <text:p>SG &amp; Earnest</text:p>
          </table:table-cell>
          <table:table-cell table:style-name="ce60" office:value-type="string" calcext:value-type="string">
            <text:p>Chi</text:p>
          </table:table-cell>
          <table:table-cell table:style-name="ce73" office:value-type="string" calcext:value-type="string">
            <text:p>Lit7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0" calcext:value-type="float">
            <text:p>0</text:p>
          </table:table-cell>
          <table:table-cell table:style-name="ce50" office:value-type="string" calcext:value-type="string">
            <text:p>SG</text:p>
          </table:table-cell>
          <table:table-cell table:style-name="ce50" office:value-type="string" calcext:value-type="string">
            <text:p>Earnest</text:p>
          </table:table-cell>
          <table:table-cell/>
          <table:table-cell table:style-name="ce105" table:formula="of:=IF(ISNUMBER([.E297]);IF(OR([.E297]&lt;6;AND([.E297]=6;[.F297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98]&amp;&quot; &amp; &quot;&amp;[.D298]" office:value-type="string" office:string-value="SG &amp; Chi" calcext:value-type="string">
            <text:p>SG &amp; Chi</text:p>
          </table:table-cell>
          <table:table-cell table:style-name="ce18" table:formula="of:=[.G298]&amp;&quot; &amp; &quot;&amp;[.H298]" office:value-type="string" office:string-value="Lit7 &amp; Earnest" calcext:value-type="string">
            <text:p>Lit7 &amp; Earnest</text:p>
          </table:table-cell>
          <table:table-cell table:style-name="ce61" office:value-type="string" calcext:value-type="string">
            <text:p>SG</text:p>
          </table:table-cell>
          <table:table-cell table:style-name="ce76" office:value-type="string" calcext:value-type="string">
            <text:p>Chi</text:p>
          </table:table-cell>
          <table:table-cell table:style-name="ce88" office:value-type="float" office:value="6" calcext:value-type="float">
            <text:p>6</text:p>
          </table:table-cell>
          <table:table-cell table:style-name="ce96" office:value-type="float" office:value="0" calcext:value-type="float">
            <text:p>0</text:p>
          </table:table-cell>
          <table:table-cell table:style-name="ce57" office:value-type="string" calcext:value-type="string">
            <text:p>Lit7</text:p>
          </table:table-cell>
          <table:table-cell table:style-name="ce57" office:value-type="string" calcext:value-type="string">
            <text:p>Earnest</text:p>
          </table:table-cell>
          <table:table-cell/>
          <table:table-cell table:style-name="ce105" table:formula="of:=IF(ISNUMBER([.E298]);IF(OR([.E298]&lt;6;AND([.E298]=6;[.F298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299]&amp;&quot; &amp; &quot;&amp;[.D299]" office:value-type="string" office:string-value="45286 &amp; " calcext:value-type="string">
            <text:p>45286 &amp; </text:p>
          </table:table-cell>
          <table:table-cell table:style-name="ce18" table:formula="of:=[.G299]&amp;&quot; &amp; &quot;&amp;[.H299]" office:value-type="string" office:string-value=" &amp; " calcext:value-type="string">
            <text:p><text:s/>&amp; </text:p>
          </table:table-cell>
          <table:table-cell table:style-name="ce14" office:value-type="date" office:date-value="2023-12-26" calcext:value-type="date">
            <text:p>2023/12/26</text:p>
          </table:table-cell>
          <table:table-cell table:number-columns-repeated="6"/>
          <table:table-cell table:style-name="ce105" table:formula="of:=IF(ISNUMBER([.E299]);IF(OR([.E299]&lt;6;AND([.E299]=6;[.F299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00]&amp;&quot; &amp; &quot;&amp;[.D300]" office:value-type="string" office:string-value="WM &amp; SG" calcext:value-type="string">
            <text:p>WM &amp; SG</text:p>
          </table:table-cell>
          <table:table-cell table:style-name="ce18" table:formula="of:=[.G300]&amp;&quot; &amp; &quot;&amp;[.H300]" office:value-type="string" office:string-value="Chi &amp; Kita" calcext:value-type="string">
            <text:p>Chi &amp; Kita</text:p>
          </table:table-cell>
          <table:table-cell table:style-name="ce59" office:value-type="string" calcext:value-type="string">
            <text:p>WM</text:p>
          </table:table-cell>
          <table:table-cell table:style-name="ce72" office:value-type="string" calcext:value-type="string">
            <text:p>SG</text:p>
          </table:table-cell>
          <table:table-cell table:style-name="ce82" office:value-type="float" office:value="6" calcext:value-type="float">
            <text:p>6</text:p>
          </table:table-cell>
          <table:table-cell table:style-name="ce93" office:value-type="float" office:value="4" calcext:value-type="float">
            <text:p>4</text:p>
          </table:table-cell>
          <table:table-cell table:style-name="ce49" office:value-type="string" calcext:value-type="string">
            <text:p>Chi</text:p>
          </table:table-cell>
          <table:table-cell table:style-name="ce70" office:value-type="string" calcext:value-type="string">
            <text:p>Kita</text:p>
          </table:table-cell>
          <table:table-cell/>
          <table:table-cell table:style-name="ce105" table:formula="of:=IF(ISNUMBER([.E300]);IF(OR([.E300]&lt;6;AND([.E300]=6;[.F300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301]&amp;&quot; &amp; &quot;&amp;[.D301]" office:value-type="string" office:string-value="WM &amp; Kita" calcext:value-type="string">
            <text:p>WM &amp; Kita</text:p>
          </table:table-cell>
          <table:table-cell table:style-name="ce18" table:formula="of:=[.G301]&amp;&quot; &amp; &quot;&amp;[.H301]" office:value-type="string" office:string-value="SG &amp; Chi" calcext:value-type="string">
            <text:p>SG &amp; Chi</text:p>
          </table:table-cell>
          <table:table-cell table:style-name="ce50" office:value-type="string" calcext:value-type="string">
            <text:p>WM</text:p>
          </table:table-cell>
          <table:table-cell table:style-name="ce71" office:value-type="string" calcext:value-type="string">
            <text:p>Kita</text:p>
          </table:table-cell>
          <table:table-cell table:style-name="ce80" office:value-type="float" office:value="6" calcext:value-type="float">
            <text:p>6</text:p>
          </table:table-cell>
          <table:table-cell table:style-name="ce86" office:value-type="float" office:value="0" calcext:value-type="float">
            <text:p>0</text:p>
          </table:table-cell>
          <table:table-cell table:style-name="ce60" office:value-type="string" calcext:value-type="string">
            <text:p>SG</text:p>
          </table:table-cell>
          <table:table-cell table:style-name="ce73" office:value-type="string" calcext:value-type="string">
            <text:p>Chi</text:p>
          </table:table-cell>
          <table:table-cell/>
          <table:table-cell table:style-name="ce105" table:formula="of:=IF(ISNUMBER([.E301]);IF(OR([.E301]&lt;6;AND([.E301]=6;[.F301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302]&amp;&quot; &amp; &quot;&amp;[.D302]" office:value-type="string" office:string-value="WM &amp; Chi" calcext:value-type="string">
            <text:p>WM &amp; Chi</text:p>
          </table:table-cell>
          <table:table-cell table:style-name="ce18" table:formula="of:=[.G302]&amp;&quot; &amp; &quot;&amp;[.H302]" office:value-type="string" office:string-value="SG &amp; Kita" calcext:value-type="string">
            <text:p>SG &amp; Kita</text:p>
          </table:table-cell>
          <table:table-cell table:style-name="ce57" office:value-type="string" calcext:value-type="string">
            <text:p>WM</text:p>
          </table:table-cell>
          <table:table-cell table:style-name="ce75" office:value-type="string" calcext:value-type="string">
            <text:p>Chi</text:p>
          </table:table-cell>
          <table:table-cell table:style-name="ce89" office:value-type="float" office:value="6" calcext:value-type="float">
            <text:p>6</text:p>
          </table:table-cell>
          <table:table-cell table:style-name="ce87" office:value-type="float" office:value="0" calcext:value-type="float">
            <text:p>0</text:p>
          </table:table-cell>
          <table:table-cell table:style-name="ce61" office:value-type="string" calcext:value-type="string">
            <text:p>SG</text:p>
          </table:table-cell>
          <table:table-cell table:style-name="ce76" office:value-type="string" calcext:value-type="string">
            <text:p>Kita</text:p>
          </table:table-cell>
          <table:table-cell/>
          <table:table-cell table:style-name="ce105" table:formula="of:=IF(ISNUMBER([.E302]);IF(OR([.E302]&lt;6;AND([.E302]=6;[.F302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303]&amp;&quot; &amp; &quot;&amp;[.D303]" office:value-type="string" office:string-value="45289 &amp; " calcext:value-type="string">
            <text:p>45289 &amp; </text:p>
          </table:table-cell>
          <table:table-cell table:style-name="ce18" table:formula="of:=[.G303]&amp;&quot; &amp; &quot;&amp;[.H303]" office:value-type="string" office:string-value=" &amp; " calcext:value-type="string">
            <text:p><text:s/>&amp; </text:p>
          </table:table-cell>
          <table:table-cell table:style-name="ce14" office:value-type="date" office:date-value="2023-12-29" calcext:value-type="date">
            <text:p>2023/12/29</text:p>
          </table:table-cell>
          <table:table-cell table:number-columns-repeated="6"/>
          <table:table-cell table:style-name="ce105" table:formula="of:=IF(ISNUMBER([.E303]);IF(OR([.E303]&lt;6;AND([.E303]=6;[.F303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04]&amp;&quot; &amp; &quot;&amp;[.D304]" office:value-type="string" office:string-value="WM &amp; DT" calcext:value-type="string">
            <text:p>WM &amp; DT</text:p>
          </table:table-cell>
          <table:table-cell table:style-name="ce18" table:formula="of:=[.G304]&amp;&quot; &amp; &quot;&amp;[.H304]" office:value-type="string" office:string-value="Chi &amp; Kita" calcext:value-type="string">
            <text:p>Chi &amp; Kita</text:p>
          </table:table-cell>
          <table:table-cell table:style-name="ce66" office:value-type="string" calcext:value-type="string">
            <text:p>WM</text:p>
          </table:table-cell>
          <table:table-cell table:style-name="ce72" office:value-type="string" calcext:value-type="string">
            <text:p>DT</text:p>
          </table:table-cell>
          <table:table-cell table:style-name="ce82" office:value-type="float" office:value="6" calcext:value-type="float">
            <text:p>6</text:p>
          </table:table-cell>
          <table:table-cell table:style-name="ce93" office:value-type="float" office:value="1" calcext:value-type="float">
            <text:p>1</text:p>
          </table:table-cell>
          <table:table-cell table:style-name="ce49" office:value-type="string" calcext:value-type="string">
            <text:p>Chi</text:p>
          </table:table-cell>
          <table:table-cell table:style-name="ce72" office:value-type="string" calcext:value-type="string">
            <text:p>Kita</text:p>
          </table:table-cell>
          <table:table-cell/>
          <table:table-cell table:style-name="ce105" table:formula="of:=IF(ISNUMBER([.E304]);IF(OR([.E304]&lt;6;AND([.E304]=6;[.F304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305]&amp;&quot; &amp; &quot;&amp;[.D305]" office:value-type="string" office:string-value="WM &amp; Kita" calcext:value-type="string">
            <text:p>WM &amp; Kita</text:p>
          </table:table-cell>
          <table:table-cell table:style-name="ce18" table:formula="of:=[.G305]&amp;&quot; &amp; &quot;&amp;[.H305]" office:value-type="string" office:string-value="Chi &amp; DT" calcext:value-type="string">
            <text:p>Chi &amp; DT</text:p>
          </table:table-cell>
          <table:table-cell table:style-name="ce67" office:value-type="string" calcext:value-type="string">
            <text:p>WM</text:p>
          </table:table-cell>
          <table:table-cell table:style-name="ce73" office:value-type="string" calcext:value-type="string">
            <text:p>Kita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3" calcext:value-type="float">
            <text:p>3</text:p>
          </table:table-cell>
          <table:table-cell table:style-name="ce50" office:value-type="string" calcext:value-type="string">
            <text:p>Chi</text:p>
          </table:table-cell>
          <table:table-cell table:style-name="ce73" office:value-type="string" calcext:value-type="string">
            <text:p>DT</text:p>
          </table:table-cell>
          <table:table-cell/>
          <table:table-cell table:style-name="ce105" table:formula="of:=IF(ISNUMBER([.E305]);IF(OR([.E305]&lt;6;AND([.E305]=6;[.F305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306]&amp;&quot; &amp; &quot;&amp;[.D306]" office:value-type="string" office:string-value="WM &amp; Chi" calcext:value-type="string">
            <text:p>WM &amp; Chi</text:p>
          </table:table-cell>
          <table:table-cell table:style-name="ce18" table:formula="of:=[.G306]&amp;&quot; &amp; &quot;&amp;[.H306]" office:value-type="string" office:string-value="DT &amp; Kita" calcext:value-type="string">
            <text:p>DT &amp; Kita</text:p>
          </table:table-cell>
          <table:table-cell table:style-name="ce69" office:value-type="string" calcext:value-type="string">
            <text:p>WM</text:p>
          </table:table-cell>
          <table:table-cell table:style-name="ce76" office:value-type="string" calcext:value-type="string">
            <text:p>Chi</text:p>
          </table:table-cell>
          <table:table-cell table:style-name="ce88" office:value-type="float" office:value="6" calcext:value-type="float">
            <text:p>6</text:p>
          </table:table-cell>
          <table:table-cell table:style-name="ce96" office:value-type="float" office:value="0" calcext:value-type="float">
            <text:p>0</text:p>
          </table:table-cell>
          <table:table-cell table:style-name="ce57" office:value-type="string" calcext:value-type="string">
            <text:p>DT</text:p>
          </table:table-cell>
          <table:table-cell table:style-name="ce76" office:value-type="string" calcext:value-type="string">
            <text:p>Kita</text:p>
          </table:table-cell>
          <table:table-cell/>
          <table:table-cell table:style-name="ce105" table:formula="of:=IF(ISNUMBER([.E306]);IF(OR([.E306]&lt;6;AND([.E306]=6;[.F306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307]&amp;&quot; &amp; &quot;&amp;[.D307]" office:value-type="string" office:string-value="45296 &amp; " calcext:value-type="string">
            <text:p>45296 &amp; </text:p>
          </table:table-cell>
          <table:table-cell table:style-name="ce18" table:formula="of:=[.G307]&amp;&quot; &amp; &quot;&amp;[.H307]" office:value-type="string" office:string-value=" &amp; " calcext:value-type="string">
            <text:p><text:s/>&amp; </text:p>
          </table:table-cell>
          <table:table-cell table:style-name="ce14" office:value-type="date" office:date-value="2024-01-05" calcext:value-type="date">
            <text:p>2024/1/5</text:p>
          </table:table-cell>
          <table:table-cell table:number-columns-repeated="6"/>
          <table:table-cell table:style-name="ce105" table:formula="of:=IF(ISNUMBER([.E307]);IF(OR([.E307]&lt;6;AND([.E307]=6;[.F307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08]&amp;&quot; &amp; &quot;&amp;[.D308]" office:value-type="string" office:string-value="Chi &amp; Lit7" calcext:value-type="string">
            <text:p>Chi &amp; Lit7</text:p>
          </table:table-cell>
          <table:table-cell table:style-name="ce18" table:formula="of:=[.G308]&amp;&quot; &amp; &quot;&amp;[.H308]" office:value-type="string" office:string-value="WM &amp; Ari" calcext:value-type="string">
            <text:p>WM &amp; Ari</text:p>
          </table:table-cell>
          <table:table-cell table:style-name="ce49" office:value-type="string" calcext:value-type="string">
            <text:p>Chi</text:p>
          </table:table-cell>
          <table:table-cell table:style-name="ce70" office:value-type="string" calcext:value-type="string">
            <text:p>Lit7</text:p>
          </table:table-cell>
          <table:table-cell table:style-name="ce81" office:value-type="float" office:value="6" calcext:value-type="float">
            <text:p>6</text:p>
          </table:table-cell>
          <table:table-cell table:style-name="ce85" office:value-type="float" office:value="1" calcext:value-type="float">
            <text:p>1</text:p>
          </table:table-cell>
          <table:table-cell table:style-name="ce59" office:value-type="string" calcext:value-type="string">
            <text:p>WM</text:p>
          </table:table-cell>
          <table:table-cell table:style-name="ce72" office:value-type="string" calcext:value-type="string">
            <text:p>Ari</text:p>
          </table:table-cell>
          <table:table-cell/>
          <table:table-cell table:style-name="ce105" table:formula="of:=IF(ISNUMBER([.E308]);IF(OR([.E308]&lt;6;AND([.E308]=6;[.F308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309]&amp;&quot; &amp; &quot;&amp;[.D309]" office:value-type="string" office:string-value="WM &amp; Lit7" calcext:value-type="string">
            <text:p>WM &amp; Lit7</text:p>
          </table:table-cell>
          <table:table-cell table:style-name="ce18" table:formula="of:=[.G309]&amp;&quot; &amp; &quot;&amp;[.H309]" office:value-type="string" office:string-value="Chi &amp; Ari" calcext:value-type="string">
            <text:p>Chi &amp; Ari</text:p>
          </table:table-cell>
          <table:table-cell table:style-name="ce60" office:value-type="string" calcext:value-type="string">
            <text:p>WM</text:p>
          </table:table-cell>
          <table:table-cell table:style-name="ce73" office:value-type="string" calcext:value-type="string">
            <text:p>Lit7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1" calcext:value-type="float">
            <text:p>1</text:p>
          </table:table-cell>
          <table:table-cell table:style-name="ce50" office:value-type="string" calcext:value-type="string">
            <text:p>Chi</text:p>
          </table:table-cell>
          <table:table-cell table:style-name="ce71" office:value-type="string" calcext:value-type="string">
            <text:p>Ari</text:p>
          </table:table-cell>
          <table:table-cell/>
          <table:table-cell table:style-name="ce105" table:formula="of:=IF(ISNUMBER([.E309]);IF(OR([.E309]&lt;6;AND([.E309]=6;[.F309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310]&amp;&quot; &amp; &quot;&amp;[.D310]" office:value-type="string" office:string-value="WM &amp; Chi" calcext:value-type="string">
            <text:p>WM &amp; Chi</text:p>
          </table:table-cell>
          <table:table-cell table:style-name="ce18" table:formula="of:=[.G310]&amp;&quot; &amp; &quot;&amp;[.H310]" office:value-type="string" office:string-value="Lit7 &amp; Ari" calcext:value-type="string">
            <text:p>Lit7 &amp; Ari</text:p>
          </table:table-cell>
          <table:table-cell table:style-name="ce61" office:value-type="string" calcext:value-type="string">
            <text:p>WM</text:p>
          </table:table-cell>
          <table:table-cell table:style-name="ce76" office:value-type="string" calcext:value-type="string">
            <text:p>Chi</text:p>
          </table:table-cell>
          <table:table-cell table:style-name="ce88" office:value-type="float" office:value="6" calcext:value-type="float">
            <text:p>6</text:p>
          </table:table-cell>
          <table:table-cell table:style-name="ce96" office:value-type="float" office:value="2" calcext:value-type="float">
            <text:p>2</text:p>
          </table:table-cell>
          <table:table-cell table:style-name="ce57" office:value-type="string" calcext:value-type="string">
            <text:p>Lit7</text:p>
          </table:table-cell>
          <table:table-cell table:style-name="ce75" office:value-type="string" calcext:value-type="string">
            <text:p>Ari</text:p>
          </table:table-cell>
          <table:table-cell/>
          <table:table-cell table:style-name="ce105" table:formula="of:=IF(ISNUMBER([.E310]);IF(OR([.E310]&lt;6;AND([.E310]=6;[.F310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311]&amp;&quot; &amp; &quot;&amp;[.D311]" office:value-type="string" office:string-value="45299 &amp; " calcext:value-type="string">
            <text:p>45299 &amp; </text:p>
          </table:table-cell>
          <table:table-cell table:style-name="ce18" table:formula="of:=[.G311]&amp;&quot; &amp; &quot;&amp;[.H311]" office:value-type="string" office:string-value=" &amp; " calcext:value-type="string">
            <text:p><text:s/>&amp; </text:p>
          </table:table-cell>
          <table:table-cell table:style-name="ce14" office:value-type="date" office:date-value="2024-01-08" calcext:value-type="date">
            <text:p>2024/1/8</text:p>
          </table:table-cell>
          <table:table-cell table:number-columns-repeated="6"/>
          <table:table-cell table:style-name="ce105" table:formula="of:=IF(ISNUMBER([.E311]);IF(OR([.E311]&lt;6;AND([.E311]=6;[.F311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12]&amp;&quot; &amp; &quot;&amp;[.D312]" office:value-type="string" office:string-value="Mike &amp; SG" calcext:value-type="string">
            <text:p>Mike &amp; SG</text:p>
          </table:table-cell>
          <table:table-cell table:style-name="ce18" table:formula="of:=[.G312]&amp;&quot; &amp; &quot;&amp;[.H312]" office:value-type="string" office:string-value="Chi &amp; Ari" calcext:value-type="string">
            <text:p>Chi &amp; Ari</text:p>
          </table:table-cell>
          <table:table-cell table:style-name="ce49" office:value-type="string" calcext:value-type="string">
            <text:p>Mike</text:p>
          </table:table-cell>
          <table:table-cell table:style-name="ce70" office:value-type="string" calcext:value-type="string">
            <text:p>SG</text:p>
          </table:table-cell>
          <table:table-cell table:style-name="ce81" office:value-type="float" office:value="6" calcext:value-type="float">
            <text:p>6</text:p>
          </table:table-cell>
          <table:table-cell table:style-name="ce85" office:value-type="float" office:value="4" calcext:value-type="float">
            <text:p>4</text:p>
          </table:table-cell>
          <table:table-cell table:style-name="ce52" office:value-type="string" calcext:value-type="string">
            <text:p>Chi</text:p>
          </table:table-cell>
          <table:table-cell table:style-name="ce72" office:value-type="string" calcext:value-type="string">
            <text:p>Ari</text:p>
          </table:table-cell>
          <table:table-cell/>
          <table:table-cell table:style-name="ce105" table:formula="of:=IF(ISNUMBER([.E312]);IF(OR([.E312]&lt;6;AND([.E312]=6;[.F312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313]&amp;&quot; &amp; &quot;&amp;[.D313]" office:value-type="string" office:string-value="Chi &amp; Mike" calcext:value-type="string">
            <text:p>Chi &amp; Mike</text:p>
          </table:table-cell>
          <table:table-cell table:style-name="ce18" table:formula="of:=[.G313]&amp;&quot; &amp; &quot;&amp;[.H313]" office:value-type="string" office:string-value="SG &amp; Ari" calcext:value-type="string">
            <text:p>SG &amp; Ari</text:p>
          </table:table-cell>
          <table:table-cell table:style-name="ce60" office:value-type="string" calcext:value-type="string">
            <text:p>Chi</text:p>
          </table:table-cell>
          <table:table-cell table:style-name="ce73" office:value-type="string" calcext:value-type="string">
            <text:p>Mike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4" calcext:value-type="float">
            <text:p>4</text:p>
          </table:table-cell>
          <table:table-cell table:style-name="ce50" office:value-type="string" calcext:value-type="string">
            <text:p>SG</text:p>
          </table:table-cell>
          <table:table-cell table:style-name="ce71" office:value-type="string" calcext:value-type="string">
            <text:p>Ari</text:p>
          </table:table-cell>
          <table:table-cell/>
          <table:table-cell table:style-name="ce105" table:formula="of:=IF(ISNUMBER([.E313]);IF(OR([.E313]&lt;6;AND([.E313]=6;[.F313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314]&amp;&quot; &amp; &quot;&amp;[.D314]" office:value-type="string" office:string-value="Mike &amp; Ari" calcext:value-type="string">
            <text:p>Mike &amp; Ari</text:p>
          </table:table-cell>
          <table:table-cell table:style-name="ce18" table:formula="of:=[.G314]&amp;&quot; &amp; &quot;&amp;[.H314]" office:value-type="string" office:string-value="Chi &amp; SG" calcext:value-type="string">
            <text:p>Chi &amp; SG</text:p>
          </table:table-cell>
          <table:table-cell table:style-name="ce57" office:value-type="string" calcext:value-type="string">
            <text:p>Mike</text:p>
          </table:table-cell>
          <table:table-cell table:style-name="ce75" office:value-type="string" calcext:value-type="string">
            <text:p>Ari</text:p>
          </table:table-cell>
          <table:table-cell table:style-name="ce89" office:value-type="float" office:value="6" calcext:value-type="float">
            <text:p>6</text:p>
          </table:table-cell>
          <table:table-cell table:style-name="ce87" office:value-type="float" office:value="4" calcext:value-type="float">
            <text:p>4</text:p>
          </table:table-cell>
          <table:table-cell table:style-name="ce61" office:value-type="string" calcext:value-type="string">
            <text:p>Chi</text:p>
          </table:table-cell>
          <table:table-cell table:style-name="ce76" office:value-type="string" calcext:value-type="string">
            <text:p>SG</text:p>
          </table:table-cell>
          <table:table-cell/>
          <table:table-cell table:style-name="ce105" table:formula="of:=IF(ISNUMBER([.E314]);IF(OR([.E314]&lt;6;AND([.E314]=6;[.F314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315]&amp;&quot; &amp; &quot;&amp;[.D315]" office:value-type="string" office:string-value="45310 &amp; " calcext:value-type="string">
            <text:p>45310 &amp; </text:p>
          </table:table-cell>
          <table:table-cell table:style-name="ce18" table:formula="of:=[.G315]&amp;&quot; &amp; &quot;&amp;[.H315]" office:value-type="string" office:string-value=" &amp; " calcext:value-type="string">
            <text:p><text:s/>&amp; </text:p>
          </table:table-cell>
          <table:table-cell table:style-name="ce14" office:value-type="date" office:date-value="2024-01-19" calcext:value-type="date">
            <text:p>2024/1/19</text:p>
          </table:table-cell>
          <table:table-cell table:number-columns-repeated="6"/>
          <table:table-cell table:style-name="ce105" table:formula="of:=IF(ISNUMBER([.E315]);IF(OR([.E315]&lt;6;AND([.E315]=6;[.F315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16]&amp;&quot; &amp; &quot;&amp;[.D316]" office:value-type="string" office:string-value="WM &amp; SG" calcext:value-type="string">
            <text:p>WM &amp; SG</text:p>
          </table:table-cell>
          <table:table-cell table:style-name="ce18" table:formula="of:=[.G316]&amp;&quot; &amp; &quot;&amp;[.H316]" office:value-type="string" office:string-value="Mike &amp; Batty" calcext:value-type="string">
            <text:p>Mike &amp; Batty</text:p>
          </table:table-cell>
          <table:table-cell table:style-name="ce52" office:value-type="string" calcext:value-type="string">
            <text:p>WM</text:p>
          </table:table-cell>
          <table:table-cell table:style-name="ce72" office:value-type="string" calcext:value-type="string">
            <text:p>SG</text:p>
          </table:table-cell>
          <table:table-cell table:style-name="ce82" office:value-type="float" office:value="6" calcext:value-type="float">
            <text:p>6</text:p>
          </table:table-cell>
          <table:table-cell table:style-name="ce93" office:value-type="float" office:value="3" calcext:value-type="float">
            <text:p>3</text:p>
          </table:table-cell>
          <table:table-cell table:style-name="ce49" office:value-type="string" calcext:value-type="string">
            <text:p>Mike</text:p>
          </table:table-cell>
          <table:table-cell table:style-name="ce70" office:value-type="string" calcext:value-type="string">
            <text:p>Batty</text:p>
          </table:table-cell>
          <table:table-cell/>
          <table:table-cell table:style-name="ce105" table:formula="of:=IF(ISNUMBER([.E316]);IF(OR([.E316]&lt;6;AND([.E316]=6;[.F316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317]&amp;&quot; &amp; &quot;&amp;[.D317]" office:value-type="string" office:string-value="WM &amp; Mike" calcext:value-type="string">
            <text:p>WM &amp; Mike</text:p>
          </table:table-cell>
          <table:table-cell table:style-name="ce18" table:formula="of:=[.G317]&amp;&quot; &amp; &quot;&amp;[.H317]" office:value-type="string" office:string-value="Batty &amp; SG" calcext:value-type="string">
            <text:p>Batty &amp; SG</text:p>
          </table:table-cell>
          <table:table-cell table:style-name="ce53" office:value-type="string" calcext:value-type="string">
            <text:p>WM</text:p>
          </table:table-cell>
          <table:table-cell table:style-name="ce73" office:value-type="string" calcext:value-type="string">
            <text:p>Mike</text:p>
          </table:table-cell>
          <table:table-cell table:style-name="ce83" office:value-type="float" office:value="6" calcext:value-type="float">
            <text:p>6</text:p>
          </table:table-cell>
          <table:table-cell table:style-name="ce94" office:value-type="float" office:value="0" calcext:value-type="float">
            <text:p>0</text:p>
          </table:table-cell>
          <table:table-cell table:style-name="ce50" office:value-type="string" calcext:value-type="string">
            <text:p>Batty</text:p>
          </table:table-cell>
          <table:table-cell table:style-name="ce71" office:value-type="string" calcext:value-type="string">
            <text:p>SG</text:p>
          </table:table-cell>
          <table:table-cell/>
          <table:table-cell table:style-name="ce105" table:formula="of:=IF(ISNUMBER([.E317]);IF(OR([.E317]&lt;6;AND([.E317]=6;[.F317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318]&amp;&quot; &amp; &quot;&amp;[.D318]" office:value-type="string" office:string-value="WM &amp; Batty" calcext:value-type="string">
            <text:p>WM &amp; Batty</text:p>
          </table:table-cell>
          <table:table-cell table:style-name="ce18" table:formula="of:=[.G318]&amp;&quot; &amp; &quot;&amp;[.H318]" office:value-type="string" office:string-value="Mike &amp; SG" calcext:value-type="string">
            <text:p>Mike &amp; SG</text:p>
          </table:table-cell>
          <table:table-cell table:style-name="ce61" office:value-type="string" calcext:value-type="string">
            <text:p>WM</text:p>
          </table:table-cell>
          <table:table-cell table:style-name="ce76" office:value-type="string" calcext:value-type="string">
            <text:p>Batty</text:p>
          </table:table-cell>
          <table:table-cell table:style-name="ce88" office:value-type="float" office:value="6" calcext:value-type="float">
            <text:p>6</text:p>
          </table:table-cell>
          <table:table-cell table:style-name="ce96" office:value-type="float" office:value="2" calcext:value-type="float">
            <text:p>2</text:p>
          </table:table-cell>
          <table:table-cell table:style-name="ce57" office:value-type="string" calcext:value-type="string">
            <text:p>Mike</text:p>
          </table:table-cell>
          <table:table-cell table:style-name="ce75" office:value-type="string" calcext:value-type="string">
            <text:p>SG</text:p>
          </table:table-cell>
          <table:table-cell/>
          <table:table-cell table:style-name="ce105" table:formula="of:=IF(ISNUMBER([.E318]);IF(OR([.E318]&lt;6;AND([.E318]=6;[.F318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/>
          <table:table-cell table:style-name="ce18"/>
          <table:table-cell table:style-name="ce14"/>
          <table:table-cell table:number-columns-repeated="6"/>
          <table:table-cell table:style-name="ce105"/>
          <table:table-cell table:number-columns-repeated="1014"/>
        </table:table-row>
        <table:table-row table:style-name="ro2">
          <table:table-cell table:style-name="ce16" table:formula="of:=[.C320]&amp;&quot; &amp; &quot;&amp;[.D320]" office:value-type="string" office:string-value="45324 &amp; LRC" calcext:value-type="string">
            <text:p>45324 &amp; LRC</text:p>
          </table:table-cell>
          <table:table-cell table:style-name="ce18" table:formula="of:=[.G320]&amp;&quot; &amp; &quot;&amp;[.H320]" office:value-type="string" office:string-value=" &amp; " calcext:value-type="string">
            <text:p><text:s/>&amp; </text:p>
          </table:table-cell>
          <table:table-cell table:style-name="ce14" office:value-type="date" office:date-value="2024-02-02" calcext:value-type="date">
            <text:p>2024/2/2</text:p>
          </table:table-cell>
          <table:table-cell table:style-name="ce8" office:value-type="string" calcext:value-type="string">
            <text:p>LRC</text:p>
          </table:table-cell>
          <table:table-cell table:number-columns-repeated="5"/>
          <table:table-cell table:style-name="ce105" table:formula="of:=IF(ISNUMBER([.E320]);IF(OR([.E320]&lt;6;AND([.E320]=6;[.F320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21]&amp;&quot; &amp; &quot;&amp;[.D321]" office:value-type="string" office:string-value="Pair 1 &amp; " calcext:value-type="string">
            <text:p>Pair 1 &amp; </text:p>
          </table:table-cell>
          <table:table-cell table:style-name="ce18" table:formula="of:=[.G321]&amp;&quot; &amp; &quot;&amp;[.H321]" office:value-type="string" office:string-value="Pair 2 &amp; " calcext:value-type="string">
            <text:p>Pair 2 &amp; </text:p>
          </table:table-cell>
          <table:table-cell table:style-name="ce21" office:value-type="string" calcext:value-type="string" table:number-columns-spanned="2" table:number-rows-spanned="1">
            <text:p>Pair 1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Score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Pair 2</text:p>
          </table:table-cell>
          <table:covered-table-cell table:style-name="ce26"/>
          <table:table-cell/>
          <table:table-cell table:style-name="ce105" table:formula="of:=IF(ISNUMBER([.E321]);IF(OR([.E321]&lt;6;AND([.E321]=6;[.F321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22]&amp;&quot; &amp; &quot;&amp;[.D322]" office:value-type="string" office:string-value="WM &amp; SG" calcext:value-type="string">
            <text:p>WM &amp; SG</text:p>
          </table:table-cell>
          <table:table-cell table:style-name="ce18" table:formula="of:=[.G322]&amp;&quot; &amp; &quot;&amp;[.H322]" office:value-type="string" office:string-value="Chi &amp; Mike" calcext:value-type="string">
            <text:p>Chi &amp; Mike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SG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string" calcext:value-type="string">
            <text:p>Mike</text:p>
          </table:table-cell>
          <table:table-cell/>
          <table:table-cell table:style-name="ce105" table:formula="of:=IF(ISNUMBER([.E322]);IF(OR([.E322]&lt;6;AND([.E322]=6;[.F322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323]&amp;&quot; &amp; &quot;&amp;[.D323]" office:value-type="string" office:string-value="WM &amp; Mike" calcext:value-type="string">
            <text:p>WM &amp; Mike</text:p>
          </table:table-cell>
          <table:table-cell table:style-name="ce18" table:formula="of:=[.G323]&amp;&quot; &amp; &quot;&amp;[.H323]" office:value-type="string" office:string-value="Chi &amp; SG" calcext:value-type="string">
            <text:p>Chi &amp; SG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Mike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string" calcext:value-type="string">
            <text:p>SG</text:p>
          </table:table-cell>
          <table:table-cell/>
          <table:table-cell table:style-name="ce105" table:formula="of:=IF(ISNUMBER([.E323]);IF(OR([.E323]&lt;6;AND([.E323]=6;[.F323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324]&amp;&quot; &amp; &quot;&amp;[.D324]" office:value-type="string" office:string-value="WM &amp; Chi" calcext:value-type="string">
            <text:p>WM &amp; Chi</text:p>
          </table:table-cell>
          <table:table-cell table:style-name="ce18" table:formula="of:=[.G324]&amp;&quot; &amp; &quot;&amp;[.H324]" office:value-type="string" office:string-value="SG &amp; Mike" calcext:value-type="string">
            <text:p>SG &amp; Mike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SG</text:p>
          </table:table-cell>
          <table:table-cell table:style-name="ce22" office:value-type="string" calcext:value-type="string">
            <text:p>Mike</text:p>
          </table:table-cell>
          <table:table-cell/>
          <table:table-cell table:style-name="ce105" table:formula="of:=IF(ISNUMBER([.E324]);IF(OR([.E324]&lt;6;AND([.E324]=6;[.F324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325]&amp;&quot; &amp; &quot;&amp;[.D325]" office:value-type="string" office:string-value=" &amp; " calcext:value-type="string">
            <text:p><text:s/>&amp; </text:p>
          </table:table-cell>
          <table:table-cell table:style-name="ce18" table:formula="of:=[.G325]&amp;&quot; &amp; &quot;&amp;[.H325]" office:value-type="string" office:string-value=" &amp; " calcext:value-type="string">
            <text:p><text:s/>&amp; </text:p>
          </table:table-cell>
          <table:table-cell table:number-columns-repeated="7"/>
          <table:table-cell table:style-name="ce105" table:formula="of:=IF(ISNUMBER([.E325]);IF(OR([.E325]&lt;6;AND([.E325]=6;[.F325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26]&amp;&quot; &amp; &quot;&amp;[.D326]" office:value-type="string" office:string-value=" &amp; " calcext:value-type="string">
            <text:p><text:s/>&amp; </text:p>
          </table:table-cell>
          <table:table-cell table:style-name="ce18" table:formula="of:=[.G326]&amp;&quot; &amp; &quot;&amp;[.H326]" office:value-type="string" office:string-value=" &amp; " calcext:value-type="string">
            <text:p><text:s/>&amp; </text:p>
          </table:table-cell>
          <table:table-cell table:number-columns-repeated="7"/>
          <table:table-cell table:style-name="ce105" table:formula="of:=IF(ISNUMBER([.E326]);IF(OR([.E326]&lt;6;AND([.E326]=6;[.F326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27]&amp;&quot; &amp; &quot;&amp;[.D327]" office:value-type="string" office:string-value=" &amp; " calcext:value-type="string">
            <text:p><text:s/>&amp; </text:p>
          </table:table-cell>
          <table:table-cell table:style-name="ce18" table:formula="of:=[.G327]&amp;&quot; &amp; &quot;&amp;[.H327]" office:value-type="string" office:string-value=" &amp; " calcext:value-type="string">
            <text:p><text:s/>&amp; </text:p>
          </table:table-cell>
          <table:table-cell table:number-columns-repeated="7"/>
          <table:table-cell table:style-name="ce105" table:formula="of:=IF(ISNUMBER([.E327]);IF(OR([.E327]&lt;6;AND([.E327]=6;[.F327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28]&amp;&quot; &amp; &quot;&amp;[.D328]" office:value-type="string" office:string-value="Date &amp; Location" calcext:value-type="string">
            <text:p>Date &amp; Location</text:p>
          </table:table-cell>
          <table:table-cell table:style-name="ce18" table:formula="of:=[.G328]&amp;&quot; &amp; &quot;&amp;[.H328]" office:value-type="string" office:string-value=" &amp; " calcext:value-type="string">
            <text:p><text:s/>&amp; 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Location</text:p>
          </table:table-cell>
          <table:table-cell table:number-columns-repeated="5"/>
          <table:table-cell table:style-name="ce105" table:formula="of:=IF(ISNUMBER([.E328]);IF(OR([.E328]&lt;6;AND([.E328]=6;[.F328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29]&amp;&quot; &amp; &quot;&amp;[.D329]" office:value-type="string" office:string-value="45327 &amp; LRC" calcext:value-type="string">
            <text:p>45327 &amp; LRC</text:p>
          </table:table-cell>
          <table:table-cell table:style-name="ce18" table:formula="of:=[.G329]&amp;&quot; &amp; &quot;&amp;[.H329]" office:value-type="string" office:string-value=" &amp; " calcext:value-type="string">
            <text:p><text:s/>&amp; </text:p>
          </table:table-cell>
          <table:table-cell table:style-name="ce14" office:value-type="date" office:date-value="2024-02-05" calcext:value-type="date">
            <text:p>2024/2/5</text:p>
          </table:table-cell>
          <table:table-cell table:style-name="ce8" office:value-type="string" calcext:value-type="string">
            <text:p>LRC</text:p>
          </table:table-cell>
          <table:table-cell table:number-columns-repeated="5"/>
          <table:table-cell table:style-name="ce105" table:formula="of:=IF(ISNUMBER([.E329]);IF(OR([.E329]&lt;6;AND([.E329]=6;[.F329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30]&amp;&quot; &amp; &quot;&amp;[.D330]" office:value-type="string" office:string-value="Pair 1 &amp; " calcext:value-type="string">
            <text:p>Pair 1 &amp; </text:p>
          </table:table-cell>
          <table:table-cell table:style-name="ce18" table:formula="of:=[.G330]&amp;&quot; &amp; &quot;&amp;[.H330]" office:value-type="string" office:string-value="Pair 2 &amp; " calcext:value-type="string">
            <text:p>Pair 2 &amp; </text:p>
          </table:table-cell>
          <table:table-cell table:style-name="ce21" office:value-type="string" calcext:value-type="string" table:number-columns-spanned="2" table:number-rows-spanned="1">
            <text:p>Pair 1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Score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Pair 2</text:p>
          </table:table-cell>
          <table:covered-table-cell table:style-name="ce26"/>
          <table:table-cell/>
          <table:table-cell table:style-name="ce105" table:formula="of:=IF(ISNUMBER([.E330]);IF(OR([.E330]&lt;6;AND([.E330]=6;[.F330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31]&amp;&quot; &amp; &quot;&amp;[.D331]" office:value-type="string" office:string-value="WM &amp; DT" calcext:value-type="string">
            <text:p>WM &amp; DT</text:p>
          </table:table-cell>
          <table:table-cell table:style-name="ce18" table:formula="of:=[.G331]&amp;&quot; &amp; &quot;&amp;[.H331]" office:value-type="string" office:string-value="Chi &amp; Kita" calcext:value-type="string">
            <text:p>Chi &amp; Kita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DT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string" calcext:value-type="string">
            <text:p>Kita</text:p>
          </table:table-cell>
          <table:table-cell/>
          <table:table-cell table:style-name="ce105" table:formula="of:=IF(ISNUMBER([.E331]);IF(OR([.E331]&lt;6;AND([.E331]=6;[.F331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332]&amp;&quot; &amp; &quot;&amp;[.D332]" office:value-type="string" office:string-value="WM &amp; Kita" calcext:value-type="string">
            <text:p>WM &amp; Kita</text:p>
          </table:table-cell>
          <table:table-cell table:style-name="ce18" table:formula="of:=[.G332]&amp;&quot; &amp; &quot;&amp;[.H332]" office:value-type="string" office:string-value="Chi &amp; DT" calcext:value-type="string">
            <text:p>Chi &amp; DT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Kita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string" calcext:value-type="string">
            <text:p>DT</text:p>
          </table:table-cell>
          <table:table-cell/>
          <table:table-cell table:style-name="ce105" table:formula="of:=IF(ISNUMBER([.E332]);IF(OR([.E332]&lt;6;AND([.E332]=6;[.F332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333]&amp;&quot; &amp; &quot;&amp;[.D333]" office:value-type="string" office:string-value="WM &amp; Chi" calcext:value-type="string">
            <text:p>WM &amp; Chi</text:p>
          </table:table-cell>
          <table:table-cell table:style-name="ce18" table:formula="of:=[.G333]&amp;&quot; &amp; &quot;&amp;[.H333]" office:value-type="string" office:string-value="DT &amp; Kita" calcext:value-type="string">
            <text:p>DT &amp; Kita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DT</text:p>
          </table:table-cell>
          <table:table-cell table:style-name="ce22" office:value-type="string" calcext:value-type="string">
            <text:p>Kita</text:p>
          </table:table-cell>
          <table:table-cell/>
          <table:table-cell table:style-name="ce105" table:formula="of:=IF(ISNUMBER([.E333]);IF(OR([.E333]&lt;6;AND([.E333]=6;[.F333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334]&amp;&quot; &amp; &quot;&amp;[.D334]" office:value-type="string" office:string-value=" &amp; " calcext:value-type="string">
            <text:p><text:s/>&amp; </text:p>
          </table:table-cell>
          <table:table-cell table:style-name="ce18" table:formula="of:=[.G334]&amp;&quot; &amp; &quot;&amp;[.H334]" office:value-type="string" office:string-value=" &amp; " calcext:value-type="string">
            <text:p><text:s/>&amp; </text:p>
          </table:table-cell>
          <table:table-cell table:number-columns-repeated="7"/>
          <table:table-cell table:style-name="ce105" table:formula="of:=IF(ISNUMBER([.E334]);IF(OR([.E334]&lt;6;AND([.E334]=6;[.F334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35]&amp;&quot; &amp; &quot;&amp;[.D335]" office:value-type="string" office:string-value="Date &amp; Location" calcext:value-type="string">
            <text:p>Date &amp; Location</text:p>
          </table:table-cell>
          <table:table-cell table:style-name="ce18" table:formula="of:=[.G335]&amp;&quot; &amp; &quot;&amp;[.H335]" office:value-type="string" office:string-value=" &amp; " calcext:value-type="string">
            <text:p><text:s/>&amp; 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Location</text:p>
          </table:table-cell>
          <table:table-cell table:number-columns-repeated="5"/>
          <table:table-cell table:style-name="ce105" table:formula="of:=IF(ISNUMBER([.E335]);IF(OR([.E335]&lt;6;AND([.E335]=6;[.F335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36]&amp;&quot; &amp; &quot;&amp;[.D336]" office:value-type="string" office:string-value="45331 &amp; LRC" calcext:value-type="string">
            <text:p>45331 &amp; LRC</text:p>
          </table:table-cell>
          <table:table-cell table:style-name="ce18" table:formula="of:=[.G336]&amp;&quot; &amp; &quot;&amp;[.H336]" office:value-type="string" office:string-value=" &amp; " calcext:value-type="string">
            <text:p><text:s/>&amp; </text:p>
          </table:table-cell>
          <table:table-cell table:style-name="ce14" office:value-type="date" office:date-value="2024-02-09" calcext:value-type="date">
            <text:p>2024/2/9</text:p>
          </table:table-cell>
          <table:table-cell table:style-name="ce8" office:value-type="string" calcext:value-type="string">
            <text:p>LRC</text:p>
          </table:table-cell>
          <table:table-cell table:number-columns-repeated="5"/>
          <table:table-cell table:style-name="ce105" table:formula="of:=IF(ISNUMBER([.E336]);IF(OR([.E336]&lt;6;AND([.E336]=6;[.F336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37]&amp;&quot; &amp; &quot;&amp;[.D337]" office:value-type="string" office:string-value="Pair 1 &amp; " calcext:value-type="string">
            <text:p>Pair 1 &amp; </text:p>
          </table:table-cell>
          <table:table-cell table:style-name="ce18" table:formula="of:=[.G337]&amp;&quot; &amp; &quot;&amp;[.H337]" office:value-type="string" office:string-value="Pair 2 &amp; " calcext:value-type="string">
            <text:p>Pair 2 &amp; </text:p>
          </table:table-cell>
          <table:table-cell table:style-name="ce21" office:value-type="string" calcext:value-type="string" table:number-columns-spanned="2" table:number-rows-spanned="1">
            <text:p>Pair 1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Score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Pair 2</text:p>
          </table:table-cell>
          <table:covered-table-cell table:style-name="ce26"/>
          <table:table-cell/>
          <table:table-cell table:style-name="ce105" table:formula="of:=IF(ISNUMBER([.E337]);IF(OR([.E337]&lt;6;AND([.E337]=6;[.F337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38]&amp;&quot; &amp; &quot;&amp;[.D338]" office:value-type="string" office:string-value="WM &amp; Batty" calcext:value-type="string">
            <text:p>WM &amp; Batty</text:p>
          </table:table-cell>
          <table:table-cell table:style-name="ce18" table:formula="of:=[.G338]&amp;&quot; &amp; &quot;&amp;[.H338]" office:value-type="string" office:string-value="Chi &amp; SG" calcext:value-type="string">
            <text:p>Chi &amp; SG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Batty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string" calcext:value-type="string">
            <text:p>SG</text:p>
          </table:table-cell>
          <table:table-cell/>
          <table:table-cell table:style-name="ce105" table:formula="of:=IF(ISNUMBER([.E338]);IF(OR([.E338]&lt;6;AND([.E338]=6;[.F338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339]&amp;&quot; &amp; &quot;&amp;[.D339]" office:value-type="string" office:string-value="WM &amp; SG" calcext:value-type="string">
            <text:p>WM &amp; SG</text:p>
          </table:table-cell>
          <table:table-cell table:style-name="ce18" table:formula="of:=[.G339]&amp;&quot; &amp; &quot;&amp;[.H339]" office:value-type="string" office:string-value="Chi &amp; Batty" calcext:value-type="string">
            <text:p>Chi &amp; Batty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SG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string" calcext:value-type="string">
            <text:p>Batty</text:p>
          </table:table-cell>
          <table:table-cell/>
          <table:table-cell table:style-name="ce105" table:formula="of:=IF(ISNUMBER([.E339]);IF(OR([.E339]&lt;6;AND([.E339]=6;[.F339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340]&amp;&quot; &amp; &quot;&amp;[.D340]" office:value-type="string" office:string-value="WM &amp; Chi" calcext:value-type="string">
            <text:p>WM &amp; Chi</text:p>
          </table:table-cell>
          <table:table-cell table:style-name="ce18" table:formula="of:=[.G340]&amp;&quot; &amp; &quot;&amp;[.H340]" office:value-type="string" office:string-value="Batty &amp; SG" calcext:value-type="string">
            <text:p>Batty &amp; SG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Batty</text:p>
          </table:table-cell>
          <table:table-cell table:style-name="ce22" office:value-type="string" calcext:value-type="string">
            <text:p>SG</text:p>
          </table:table-cell>
          <table:table-cell/>
          <table:table-cell table:style-name="ce105" table:formula="of:=IF(ISNUMBER([.E340]);IF(OR([.E340]&lt;6;AND([.E340]=6;[.F340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341]&amp;&quot; &amp; &quot;&amp;[.D341]" office:value-type="string" office:string-value=" &amp; " calcext:value-type="string">
            <text:p><text:s/>&amp; </text:p>
          </table:table-cell>
          <table:table-cell table:style-name="ce18" table:formula="of:=[.G341]&amp;&quot; &amp; &quot;&amp;[.H341]" office:value-type="string" office:string-value=" &amp; " calcext:value-type="string">
            <text:p><text:s/>&amp; </text:p>
          </table:table-cell>
          <table:table-cell table:number-columns-repeated="7"/>
          <table:table-cell table:style-name="ce105" table:formula="of:=IF(ISNUMBER([.E341]);IF(OR([.E341]&lt;6;AND([.E341]=6;[.F341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42]&amp;&quot; &amp; &quot;&amp;[.D342]" office:value-type="string" office:string-value="Date &amp; Location" calcext:value-type="string">
            <text:p>Date &amp; Location</text:p>
          </table:table-cell>
          <table:table-cell table:style-name="ce18" table:formula="of:=[.G342]&amp;&quot; &amp; &quot;&amp;[.H342]" office:value-type="string" office:string-value=" &amp; " calcext:value-type="string">
            <text:p><text:s/>&amp; 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Location</text:p>
          </table:table-cell>
          <table:table-cell table:number-columns-repeated="5"/>
          <table:table-cell table:style-name="ce105" table:formula="of:=IF(ISNUMBER([.E342]);IF(OR([.E342]&lt;6;AND([.E342]=6;[.F342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43]&amp;&quot; &amp; &quot;&amp;[.D343]" office:value-type="string" office:string-value="45338 &amp; LRC" calcext:value-type="string">
            <text:p>45338 &amp; LRC</text:p>
          </table:table-cell>
          <table:table-cell table:style-name="ce18" table:formula="of:=[.G343]&amp;&quot; &amp; &quot;&amp;[.H343]" office:value-type="string" office:string-value=" &amp; " calcext:value-type="string">
            <text:p><text:s/>&amp; </text:p>
          </table:table-cell>
          <table:table-cell table:style-name="ce14" office:value-type="date" office:date-value="2024-02-16" calcext:value-type="date">
            <text:p>2024/2/16</text:p>
          </table:table-cell>
          <table:table-cell table:style-name="ce8" office:value-type="string" calcext:value-type="string">
            <text:p>LRC</text:p>
          </table:table-cell>
          <table:table-cell table:number-columns-repeated="5"/>
          <table:table-cell table:style-name="ce105" table:formula="of:=IF(ISNUMBER([.E343]);IF(OR([.E343]&lt;6;AND([.E343]=6;[.F343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44]&amp;&quot; &amp; &quot;&amp;[.D344]" office:value-type="string" office:string-value="Pair 1 &amp; " calcext:value-type="string">
            <text:p>Pair 1 &amp; </text:p>
          </table:table-cell>
          <table:table-cell table:style-name="ce18" table:formula="of:=[.G344]&amp;&quot; &amp; &quot;&amp;[.H344]" office:value-type="string" office:string-value="Pair 2 &amp; " calcext:value-type="string">
            <text:p>Pair 2 &amp; </text:p>
          </table:table-cell>
          <table:table-cell table:style-name="ce21" office:value-type="string" calcext:value-type="string" table:number-columns-spanned="2" table:number-rows-spanned="1">
            <text:p>Pair 1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Score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Pair 2</text:p>
          </table:table-cell>
          <table:covered-table-cell table:style-name="ce26"/>
          <table:table-cell/>
          <table:table-cell table:style-name="ce105" table:formula="of:=IF(ISNUMBER([.E344]);IF(OR([.E344]&lt;6;AND([.E344]=6;[.F344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45]&amp;&quot; &amp; &quot;&amp;[.D345]" office:value-type="string" office:string-value="WM &amp; Cadol" calcext:value-type="string">
            <text:p>WM &amp; Cadol</text:p>
          </table:table-cell>
          <table:table-cell table:style-name="ce18" table:formula="of:=[.G345]&amp;&quot; &amp; &quot;&amp;[.H345]" office:value-type="string" office:string-value="Chi &amp; SG" calcext:value-type="string">
            <text:p>Chi &amp; SG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Cadol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string" calcext:value-type="string">
            <text:p>SG</text:p>
          </table:table-cell>
          <table:table-cell/>
          <table:table-cell table:style-name="ce105" table:formula="of:=IF(ISNUMBER([.E345]);IF(OR([.E345]&lt;6;AND([.E345]=6;[.F345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346]&amp;&quot; &amp; &quot;&amp;[.D346]" office:value-type="string" office:string-value="WM &amp; SG" calcext:value-type="string">
            <text:p>WM &amp; SG</text:p>
          </table:table-cell>
          <table:table-cell table:style-name="ce18" table:formula="of:=[.G346]&amp;&quot; &amp; &quot;&amp;[.H346]" office:value-type="string" office:string-value="Chi &amp; Cadol" calcext:value-type="string">
            <text:p>Chi &amp; Cadol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SG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string" calcext:value-type="string">
            <text:p>Cadol</text:p>
          </table:table-cell>
          <table:table-cell/>
          <table:table-cell table:style-name="ce105" table:formula="of:=IF(ISNUMBER([.E346]);IF(OR([.E346]&lt;6;AND([.E346]=6;[.F346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347]&amp;&quot; &amp; &quot;&amp;[.D347]" office:value-type="string" office:string-value="WM &amp; Chi" calcext:value-type="string">
            <text:p>WM &amp; Chi</text:p>
          </table:table-cell>
          <table:table-cell table:style-name="ce18" table:formula="of:=[.G347]&amp;&quot; &amp; &quot;&amp;[.H347]" office:value-type="string" office:string-value="SG &amp; Cadol" calcext:value-type="string">
            <text:p>SG &amp; Cadol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SG</text:p>
          </table:table-cell>
          <table:table-cell table:style-name="ce22" office:value-type="string" calcext:value-type="string">
            <text:p>Cadol</text:p>
          </table:table-cell>
          <table:table-cell/>
          <table:table-cell table:style-name="ce105" table:formula="of:=IF(ISNUMBER([.E347]);IF(OR([.E347]&lt;6;AND([.E347]=6;[.F347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348]&amp;&quot; &amp; &quot;&amp;[.D348]" office:value-type="string" office:string-value=" &amp; " calcext:value-type="string">
            <text:p><text:s/>&amp; </text:p>
          </table:table-cell>
          <table:table-cell table:style-name="ce18" table:formula="of:=[.G348]&amp;&quot; &amp; &quot;&amp;[.H348]" office:value-type="string" office:string-value=" &amp; " calcext:value-type="string">
            <text:p><text:s/>&amp; </text:p>
          </table:table-cell>
          <table:table-cell table:number-columns-repeated="7"/>
          <table:table-cell table:style-name="ce105" table:formula="of:=IF(ISNUMBER([.E348]);IF(OR([.E348]&lt;6;AND([.E348]=6;[.F348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49]&amp;&quot; &amp; &quot;&amp;[.D349]" office:value-type="string" office:string-value="Date &amp; Location" calcext:value-type="string">
            <text:p>Date &amp; Location</text:p>
          </table:table-cell>
          <table:table-cell table:style-name="ce18" table:formula="of:=[.G349]&amp;&quot; &amp; &quot;&amp;[.H349]" office:value-type="string" office:string-value=" &amp; " calcext:value-type="string">
            <text:p><text:s/>&amp; 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Location</text:p>
          </table:table-cell>
          <table:table-cell table:number-columns-repeated="5"/>
          <table:table-cell table:style-name="ce105" table:formula="of:=IF(ISNUMBER([.E349]);IF(OR([.E349]&lt;6;AND([.E349]=6;[.F349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50]&amp;&quot; &amp; &quot;&amp;[.D350]" office:value-type="string" office:string-value="45338 &amp; CRC" calcext:value-type="string">
            <text:p>45338 &amp; CRC</text:p>
          </table:table-cell>
          <table:table-cell table:style-name="ce18" table:formula="of:=[.G350]&amp;&quot; &amp; &quot;&amp;[.H350]" office:value-type="string" office:string-value=" &amp; " calcext:value-type="string">
            <text:p><text:s/>&amp; </text:p>
          </table:table-cell>
          <table:table-cell table:style-name="ce14" office:value-type="date" office:date-value="2024-02-16" calcext:value-type="date">
            <text:p>2024/2/16</text:p>
          </table:table-cell>
          <table:table-cell table:style-name="ce8" office:value-type="string" calcext:value-type="string">
            <text:p>CRC</text:p>
          </table:table-cell>
          <table:table-cell table:number-columns-repeated="5"/>
          <table:table-cell table:style-name="ce105" table:formula="of:=IF(ISNUMBER([.E350]);IF(OR([.E350]&lt;6;AND([.E350]=6;[.F350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51]&amp;&quot; &amp; &quot;&amp;[.D351]" office:value-type="string" office:string-value="Pair 1 &amp; " calcext:value-type="string">
            <text:p>Pair 1 &amp; </text:p>
          </table:table-cell>
          <table:table-cell table:style-name="ce18" table:formula="of:=[.G351]&amp;&quot; &amp; &quot;&amp;[.H351]" office:value-type="string" office:string-value="Pair 2 &amp; " calcext:value-type="string">
            <text:p>Pair 2 &amp; </text:p>
          </table:table-cell>
          <table:table-cell table:style-name="ce21" office:value-type="string" calcext:value-type="string" table:number-columns-spanned="2" table:number-rows-spanned="1">
            <text:p>Pair 1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Score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Pair 2</text:p>
          </table:table-cell>
          <table:covered-table-cell table:style-name="ce26"/>
          <table:table-cell/>
          <table:table-cell table:style-name="ce105" table:formula="of:=IF(ISNUMBER([.E351]);IF(OR([.E351]&lt;6;AND([.E351]=6;[.F351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52]&amp;&quot; &amp; &quot;&amp;[.D352]" office:value-type="string" office:string-value="Mole &amp; DT" calcext:value-type="string">
            <text:p>Mole &amp; DT</text:p>
          </table:table-cell>
          <table:table-cell table:style-name="ce18" table:formula="of:=[.G352]&amp;&quot; &amp; &quot;&amp;[.H352]" office:value-type="string" office:string-value="Batty &amp; Kita" calcext:value-type="string">
            <text:p>Batty &amp; Kita</text:p>
          </table:table-cell>
          <table:table-cell table:style-name="ce22" office:value-type="string" calcext:value-type="string">
            <text:p>Mole</text:p>
          </table:table-cell>
          <table:table-cell table:style-name="ce22" office:value-type="string" calcext:value-type="string">
            <text:p>DT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Batty</text:p>
          </table:table-cell>
          <table:table-cell table:style-name="ce22" office:value-type="string" calcext:value-type="string">
            <text:p>Kita</text:p>
          </table:table-cell>
          <table:table-cell/>
          <table:table-cell table:style-name="ce105" table:formula="of:=IF(ISNUMBER([.E352]);IF(OR([.E352]&lt;6;AND([.E352]=6;[.F352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353]&amp;&quot; &amp; &quot;&amp;[.D353]" office:value-type="string" office:string-value="Mole &amp; Batty" calcext:value-type="string">
            <text:p>Mole &amp; Batty</text:p>
          </table:table-cell>
          <table:table-cell table:style-name="ce18" table:formula="of:=[.G353]&amp;&quot; &amp; &quot;&amp;[.H353]" office:value-type="string" office:string-value="Kita &amp; DT" calcext:value-type="string">
            <text:p>Kita &amp; DT</text:p>
          </table:table-cell>
          <table:table-cell table:style-name="ce22" office:value-type="string" calcext:value-type="string">
            <text:p>Mole</text:p>
          </table:table-cell>
          <table:table-cell table:style-name="ce22" office:value-type="string" calcext:value-type="string">
            <text:p>Batty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Kita</text:p>
          </table:table-cell>
          <table:table-cell table:style-name="ce22" office:value-type="string" calcext:value-type="string">
            <text:p>DT</text:p>
          </table:table-cell>
          <table:table-cell/>
          <table:table-cell table:style-name="ce105" table:formula="of:=IF(ISNUMBER([.E353]);IF(OR([.E353]&lt;6;AND([.E353]=6;[.F353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354]&amp;&quot; &amp; &quot;&amp;[.D354]" office:value-type="string" office:string-value="Mole &amp; Kita" calcext:value-type="string">
            <text:p>Mole &amp; Kita</text:p>
          </table:table-cell>
          <table:table-cell table:style-name="ce18" table:formula="of:=[.G354]&amp;&quot; &amp; &quot;&amp;[.H354]" office:value-type="string" office:string-value="Batty &amp; DT" calcext:value-type="string">
            <text:p>Batty &amp; DT</text:p>
          </table:table-cell>
          <table:table-cell table:style-name="ce22" office:value-type="string" calcext:value-type="string">
            <text:p>Mole</text:p>
          </table:table-cell>
          <table:table-cell table:style-name="ce22" office:value-type="string" calcext:value-type="string">
            <text:p>Kita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Batty</text:p>
          </table:table-cell>
          <table:table-cell table:style-name="ce22" office:value-type="string" calcext:value-type="string">
            <text:p>DT</text:p>
          </table:table-cell>
          <table:table-cell/>
          <table:table-cell table:style-name="ce105" table:formula="of:=IF(ISNUMBER([.E354]);IF(OR([.E354]&lt;6;AND([.E354]=6;[.F354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355]&amp;&quot; &amp; &quot;&amp;[.D355]" office:value-type="string" office:string-value=" &amp; " calcext:value-type="string">
            <text:p><text:s/>&amp; </text:p>
          </table:table-cell>
          <table:table-cell table:style-name="ce18" table:formula="of:=[.G355]&amp;&quot; &amp; &quot;&amp;[.H355]" office:value-type="string" office:string-value=" &amp; " calcext:value-type="string">
            <text:p><text:s/>&amp; </text:p>
          </table:table-cell>
          <table:table-cell table:number-columns-repeated="7"/>
          <table:table-cell table:style-name="ce105" table:formula="of:=IF(ISNUMBER([.E355]);IF(OR([.E355]&lt;6;AND([.E355]=6;[.F355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56]&amp;&quot; &amp; &quot;&amp;[.D356]" office:value-type="string" office:string-value="Date &amp; Location" calcext:value-type="string">
            <text:p>Date &amp; Location</text:p>
          </table:table-cell>
          <table:table-cell table:style-name="ce18" table:formula="of:=[.G356]&amp;&quot; &amp; &quot;&amp;[.H356]" office:value-type="string" office:string-value=" &amp; " calcext:value-type="string">
            <text:p><text:s/>&amp; 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Location</text:p>
          </table:table-cell>
          <table:table-cell table:number-columns-repeated="5"/>
          <table:table-cell table:style-name="ce105" table:formula="of:=IF(ISNUMBER([.E356]);IF(OR([.E356]&lt;6;AND([.E356]=6;[.F356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57]&amp;&quot; &amp; &quot;&amp;[.D357]" office:value-type="string" office:string-value="45338 &amp; LRC" calcext:value-type="string">
            <text:p>45338 &amp; LRC</text:p>
          </table:table-cell>
          <table:table-cell table:style-name="ce18" table:formula="of:=[.G357]&amp;&quot; &amp; &quot;&amp;[.H357]" office:value-type="string" office:string-value=" &amp; " calcext:value-type="string">
            <text:p><text:s/>&amp; </text:p>
          </table:table-cell>
          <table:table-cell table:style-name="ce14" office:value-type="date" office:date-value="2024-02-16" calcext:value-type="date">
            <text:p>2024/2/16</text:p>
          </table:table-cell>
          <table:table-cell table:style-name="ce8" office:value-type="string" calcext:value-type="string">
            <text:p>LRC</text:p>
          </table:table-cell>
          <table:table-cell table:number-columns-repeated="5"/>
          <table:table-cell table:style-name="ce105" table:formula="of:=IF(ISNUMBER([.E357]);IF(OR([.E357]&lt;6;AND([.E357]=6;[.F357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58]&amp;&quot; &amp; &quot;&amp;[.D358]" office:value-type="string" office:string-value="Pair 1 &amp; " calcext:value-type="string">
            <text:p>Pair 1 &amp; </text:p>
          </table:table-cell>
          <table:table-cell table:style-name="ce18" table:formula="of:=[.G358]&amp;&quot; &amp; &quot;&amp;[.H358]" office:value-type="string" office:string-value="Pair 2 &amp; " calcext:value-type="string">
            <text:p>Pair 2 &amp; </text:p>
          </table:table-cell>
          <table:table-cell table:style-name="ce21" office:value-type="string" calcext:value-type="string" table:number-columns-spanned="2" table:number-rows-spanned="1">
            <text:p>Pair 1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Score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Pair 2</text:p>
          </table:table-cell>
          <table:covered-table-cell table:style-name="ce26"/>
          <table:table-cell/>
          <table:table-cell table:style-name="ce105" table:formula="of:=IF(ISNUMBER([.E358]);IF(OR([.E358]&lt;6;AND([.E358]=6;[.F358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59]&amp;&quot; &amp; &quot;&amp;[.D359]" office:value-type="string" office:string-value="WM &amp; Andrew" calcext:value-type="string">
            <text:p>WM &amp; Andrew</text:p>
          </table:table-cell>
          <table:table-cell table:style-name="ce18" table:formula="of:=[.G359]&amp;&quot; &amp; &quot;&amp;[.H359]" office:value-type="string" office:string-value="Chi &amp; SG" calcext:value-type="string">
            <text:p>Chi &amp; SG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Andrew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string" calcext:value-type="string">
            <text:p>SG</text:p>
          </table:table-cell>
          <table:table-cell/>
          <table:table-cell table:style-name="ce105" table:formula="of:=IF(ISNUMBER([.E359]);IF(OR([.E359]&lt;6;AND([.E359]=6;[.F359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360]&amp;&quot; &amp; &quot;&amp;[.D360]" office:value-type="string" office:string-value="WM &amp; SG" calcext:value-type="string">
            <text:p>WM &amp; SG</text:p>
          </table:table-cell>
          <table:table-cell table:style-name="ce18" table:formula="of:=[.G360]&amp;&quot; &amp; &quot;&amp;[.H360]" office:value-type="string" office:string-value="Chi &amp; Andrew" calcext:value-type="string">
            <text:p>Chi &amp; Andrew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SG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string" calcext:value-type="string">
            <text:p>Andrew</text:p>
          </table:table-cell>
          <table:table-cell/>
          <table:table-cell table:style-name="ce105" table:formula="of:=IF(ISNUMBER([.E360]);IF(OR([.E360]&lt;6;AND([.E360]=6;[.F360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361]&amp;&quot; &amp; &quot;&amp;[.D361]" office:value-type="string" office:string-value="WM &amp; Chi" calcext:value-type="string">
            <text:p>WM &amp; Chi</text:p>
          </table:table-cell>
          <table:table-cell table:style-name="ce18" table:formula="of:=[.G361]&amp;&quot; &amp; &quot;&amp;[.H361]" office:value-type="string" office:string-value="SG &amp; Andrew" calcext:value-type="string">
            <text:p>SG &amp; Andrew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SG</text:p>
          </table:table-cell>
          <table:table-cell table:style-name="ce22" office:value-type="string" calcext:value-type="string">
            <text:p>Andrew</text:p>
          </table:table-cell>
          <table:table-cell/>
          <table:table-cell table:style-name="ce105" table:formula="of:=IF(ISNUMBER([.E361]);IF(OR([.E361]&lt;6;AND([.E361]=6;[.F361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362]&amp;&quot; &amp; &quot;&amp;[.D362]" office:value-type="string" office:string-value=" &amp; " calcext:value-type="string">
            <text:p><text:s/>&amp; </text:p>
          </table:table-cell>
          <table:table-cell table:style-name="ce18" table:formula="of:=[.G362]&amp;&quot; &amp; &quot;&amp;[.H362]" office:value-type="string" office:string-value=" &amp; " calcext:value-type="string">
            <text:p><text:s/>&amp; </text:p>
          </table:table-cell>
          <table:table-cell table:number-columns-repeated="7"/>
          <table:table-cell table:style-name="ce105" table:formula="of:=IF(ISNUMBER([.E362]);IF(OR([.E362]&lt;6;AND([.E362]=6;[.F362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63]&amp;&quot; &amp; &quot;&amp;[.D363]" office:value-type="string" office:string-value=" &amp; " calcext:value-type="string">
            <text:p><text:s/>&amp; </text:p>
          </table:table-cell>
          <table:table-cell table:style-name="ce18" table:formula="of:=[.G363]&amp;&quot; &amp; &quot;&amp;[.H363]" office:value-type="string" office:string-value=" &amp; " calcext:value-type="string">
            <text:p><text:s/>&amp; </text:p>
          </table:table-cell>
          <table:table-cell table:number-columns-repeated="7"/>
          <table:table-cell table:style-name="ce105" table:formula="of:=IF(ISNUMBER([.E363]);IF(OR([.E363]&lt;6;AND([.E363]=6;[.F363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64]&amp;&quot; &amp; &quot;&amp;[.D364]" office:value-type="string" office:string-value="Date &amp; Location" calcext:value-type="string">
            <text:p>Date &amp; Location</text:p>
          </table:table-cell>
          <table:table-cell table:style-name="ce18" table:formula="of:=[.G364]&amp;&quot; &amp; &quot;&amp;[.H364]" office:value-type="string" office:string-value=" &amp; " calcext:value-type="string">
            <text:p><text:s/>&amp; 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Location</text:p>
          </table:table-cell>
          <table:table-cell table:number-columns-repeated="5"/>
          <table:table-cell table:style-name="ce105" table:formula="of:=IF(ISNUMBER([.E364]);IF(OR([.E364]&lt;6;AND([.E364]=6;[.F364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65]&amp;&quot; &amp; &quot;&amp;[.D365]" office:value-type="string" office:string-value="45345 &amp; LRC" calcext:value-type="string">
            <text:p>45345 &amp; LRC</text:p>
          </table:table-cell>
          <table:table-cell table:style-name="ce18" table:formula="of:=[.G365]&amp;&quot; &amp; &quot;&amp;[.H365]" office:value-type="string" office:string-value=" &amp; " calcext:value-type="string">
            <text:p><text:s/>&amp; </text:p>
          </table:table-cell>
          <table:table-cell table:style-name="ce14" office:value-type="date" office:date-value="2024-02-23" calcext:value-type="date">
            <text:p>2024/2/23</text:p>
          </table:table-cell>
          <table:table-cell table:style-name="ce8" office:value-type="string" calcext:value-type="string">
            <text:p>LRC</text:p>
          </table:table-cell>
          <table:table-cell table:number-columns-repeated="5"/>
          <table:table-cell table:style-name="ce105" table:formula="of:=IF(ISNUMBER([.E365]);IF(OR([.E365]&lt;6;AND([.E365]=6;[.F365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66]&amp;&quot; &amp; &quot;&amp;[.D366]" office:value-type="string" office:string-value="Pair 1 &amp; " calcext:value-type="string">
            <text:p>Pair 1 &amp; </text:p>
          </table:table-cell>
          <table:table-cell table:style-name="ce18" table:formula="of:=[.G366]&amp;&quot; &amp; &quot;&amp;[.H366]" office:value-type="string" office:string-value="Pair 2 &amp; " calcext:value-type="string">
            <text:p>Pair 2 &amp; </text:p>
          </table:table-cell>
          <table:table-cell table:style-name="ce21" office:value-type="string" calcext:value-type="string" table:number-columns-spanned="2" table:number-rows-spanned="1">
            <text:p>Pair 1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Score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Pair 2</text:p>
          </table:table-cell>
          <table:covered-table-cell table:style-name="ce26"/>
          <table:table-cell/>
          <table:table-cell table:style-name="ce105" table:formula="of:=IF(ISNUMBER([.E366]);IF(OR([.E366]&lt;6;AND([.E366]=6;[.F366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67]&amp;&quot; &amp; &quot;&amp;[.D367]" office:value-type="string" office:string-value="Chi &amp; Mike" calcext:value-type="string">
            <text:p>Chi &amp; Mike</text:p>
          </table:table-cell>
          <table:table-cell table:style-name="ce18" table:formula="of:=[.G367]&amp;&quot; &amp; &quot;&amp;[.H367]" office:value-type="string" office:string-value="Andrew &amp; Batty" calcext:value-type="string">
            <text:p>Andrew &amp; Batty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string" calcext:value-type="string">
            <text:p>Mike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Andrew</text:p>
          </table:table-cell>
          <table:table-cell table:style-name="ce22" office:value-type="string" calcext:value-type="string">
            <text:p>Batty</text:p>
          </table:table-cell>
          <table:table-cell/>
          <table:table-cell table:style-name="ce105" table:formula="of:=IF(ISNUMBER([.E367]);IF(OR([.E367]&lt;6;AND([.E367]=6;[.F367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368]&amp;&quot; &amp; &quot;&amp;[.D368]" office:value-type="string" office:string-value="Andrew &amp; Mike" calcext:value-type="string">
            <text:p>Andrew &amp; Mike</text:p>
          </table:table-cell>
          <table:table-cell table:style-name="ce18" table:formula="of:=[.G368]&amp;&quot; &amp; &quot;&amp;[.H368]" office:value-type="string" office:string-value="Chi &amp; Batty" calcext:value-type="string">
            <text:p>Chi &amp; Batty</text:p>
          </table:table-cell>
          <table:table-cell table:style-name="ce22" office:value-type="string" calcext:value-type="string">
            <text:p>Andrew</text:p>
          </table:table-cell>
          <table:table-cell table:style-name="ce22" office:value-type="string" calcext:value-type="string">
            <text:p>Mike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string" calcext:value-type="string">
            <text:p>Batty</text:p>
          </table:table-cell>
          <table:table-cell/>
          <table:table-cell table:style-name="ce105" table:formula="of:=IF(ISNUMBER([.E368]);IF(OR([.E368]&lt;6;AND([.E368]=6;[.F368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369]&amp;&quot; &amp; &quot;&amp;[.D369]" office:value-type="string" office:string-value=" &amp; " calcext:value-type="string">
            <text:p><text:s/>&amp; </text:p>
          </table:table-cell>
          <table:table-cell table:style-name="ce18" table:formula="of:=[.G369]&amp;&quot; &amp; &quot;&amp;[.H369]" office:value-type="string" office:string-value=" &amp; " calcext:value-type="string">
            <text:p><text:s/>&amp; </text:p>
          </table:table-cell>
          <table:table-cell table:style-name="ce22" table:number-columns-repeated="6"/>
          <table:table-cell/>
          <table:table-cell table:style-name="ce105" table:formula="of:=IF(ISNUMBER([.E369]);IF(OR([.E369]&lt;6;AND([.E369]=6;[.F369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70]&amp;&quot; &amp; &quot;&amp;[.D370]" office:value-type="string" office:string-value=" &amp; " calcext:value-type="string">
            <text:p><text:s/>&amp; </text:p>
          </table:table-cell>
          <table:table-cell table:style-name="ce18" table:formula="of:=[.G370]&amp;&quot; &amp; &quot;&amp;[.H370]" office:value-type="string" office:string-value=" &amp; " calcext:value-type="string">
            <text:p><text:s/>&amp; </text:p>
          </table:table-cell>
          <table:table-cell table:number-columns-repeated="7"/>
          <table:table-cell table:style-name="ce105" table:formula="of:=IF(ISNUMBER([.E370]);IF(OR([.E370]&lt;6;AND([.E370]=6;[.F370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71]&amp;&quot; &amp; &quot;&amp;[.D371]" office:value-type="string" office:string-value="Date &amp; Location" calcext:value-type="string">
            <text:p>Date &amp; Location</text:p>
          </table:table-cell>
          <table:table-cell table:style-name="ce18" table:formula="of:=[.G371]&amp;&quot; &amp; &quot;&amp;[.H371]" office:value-type="string" office:string-value=" &amp; " calcext:value-type="string">
            <text:p><text:s/>&amp; 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Location</text:p>
          </table:table-cell>
          <table:table-cell table:number-columns-repeated="5"/>
          <table:table-cell table:style-name="ce105" table:formula="of:=IF(ISNUMBER([.E371]);IF(OR([.E371]&lt;6;AND([.E371]=6;[.F371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72]&amp;&quot; &amp; &quot;&amp;[.D372]" office:value-type="string" office:string-value="45348 &amp; LRC" calcext:value-type="string">
            <text:p>45348 &amp; LRC</text:p>
          </table:table-cell>
          <table:table-cell table:style-name="ce18" table:formula="of:=[.G372]&amp;&quot; &amp; &quot;&amp;[.H372]" office:value-type="string" office:string-value=" &amp; " calcext:value-type="string">
            <text:p><text:s/>&amp; </text:p>
          </table:table-cell>
          <table:table-cell table:style-name="ce14" office:value-type="date" office:date-value="2024-02-26" calcext:value-type="date">
            <text:p>2024/2/26</text:p>
          </table:table-cell>
          <table:table-cell table:style-name="ce8" office:value-type="string" calcext:value-type="string">
            <text:p>LRC</text:p>
          </table:table-cell>
          <table:table-cell table:number-columns-repeated="5"/>
          <table:table-cell table:style-name="ce105" table:formula="of:=IF(ISNUMBER([.E372]);IF(OR([.E372]&lt;6;AND([.E372]=6;[.F372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73]&amp;&quot; &amp; &quot;&amp;[.D373]" office:value-type="string" office:string-value="Pair 1 &amp; " calcext:value-type="string">
            <text:p>Pair 1 &amp; </text:p>
          </table:table-cell>
          <table:table-cell table:style-name="ce18" table:formula="of:=[.G373]&amp;&quot; &amp; &quot;&amp;[.H373]" office:value-type="string" office:string-value="Pair 2 &amp; " calcext:value-type="string">
            <text:p>Pair 2 &amp; </text:p>
          </table:table-cell>
          <table:table-cell table:style-name="ce21" office:value-type="string" calcext:value-type="string" table:number-columns-spanned="2" table:number-rows-spanned="1">
            <text:p>Pair 1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Score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Pair 2</text:p>
          </table:table-cell>
          <table:covered-table-cell table:style-name="ce26"/>
          <table:table-cell/>
          <table:table-cell table:style-name="ce105" table:formula="of:=IF(ISNUMBER([.E373]);IF(OR([.E373]&lt;6;AND([.E373]=6;[.F373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74]&amp;&quot; &amp; &quot;&amp;[.D374]" office:value-type="string" office:string-value="WM &amp; DT" calcext:value-type="string">
            <text:p>WM &amp; DT</text:p>
          </table:table-cell>
          <table:table-cell table:style-name="ce18" table:formula="of:=[.G374]&amp;&quot; &amp; &quot;&amp;[.H374]" office:value-type="string" office:string-value="Andrew &amp; Chi" calcext:value-type="string">
            <text:p>Andrew &amp; Chi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DT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Andrew</text:p>
          </table:table-cell>
          <table:table-cell table:style-name="ce22" office:value-type="string" calcext:value-type="string">
            <text:p>Chi</text:p>
          </table:table-cell>
          <table:table-cell/>
          <table:table-cell table:style-name="ce105" table:formula="of:=IF(ISNUMBER([.E374]);IF(OR([.E374]&lt;6;AND([.E374]=6;[.F374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375]&amp;&quot; &amp; &quot;&amp;[.D375]" office:value-type="string" office:string-value="WM &amp; Chi" calcext:value-type="string">
            <text:p>WM &amp; Chi</text:p>
          </table:table-cell>
          <table:table-cell table:style-name="ce18" table:formula="of:=[.G375]&amp;&quot; &amp; &quot;&amp;[.H375]" office:value-type="string" office:string-value="DT &amp; Andrew" calcext:value-type="string">
            <text:p>DT &amp; Andrew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DT</text:p>
          </table:table-cell>
          <table:table-cell table:style-name="ce22" office:value-type="string" calcext:value-type="string">
            <text:p>Andrew</text:p>
          </table:table-cell>
          <table:table-cell/>
          <table:table-cell table:style-name="ce105" table:formula="of:=IF(ISNUMBER([.E375]);IF(OR([.E375]&lt;6;AND([.E375]=6;[.F375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376]&amp;&quot; &amp; &quot;&amp;[.D376]" office:value-type="string" office:string-value="WM &amp; Andrew" calcext:value-type="string">
            <text:p>WM &amp; Andrew</text:p>
          </table:table-cell>
          <table:table-cell table:style-name="ce18" table:formula="of:=[.G376]&amp;&quot; &amp; &quot;&amp;[.H376]" office:value-type="string" office:string-value="DT &amp; Chi" calcext:value-type="string">
            <text:p>DT &amp; Chi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Andrew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DT</text:p>
          </table:table-cell>
          <table:table-cell table:style-name="ce22" office:value-type="string" calcext:value-type="string">
            <text:p>Chi</text:p>
          </table:table-cell>
          <table:table-cell/>
          <table:table-cell table:style-name="ce105" table:formula="of:=IF(ISNUMBER([.E376]);IF(OR([.E376]&lt;6;AND([.E376]=6;[.F376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377]&amp;&quot; &amp; &quot;&amp;[.D377]" office:value-type="string" office:string-value="WM &amp; Chi" calcext:value-type="string">
            <text:p>WM &amp; Chi</text:p>
          </table:table-cell>
          <table:table-cell table:style-name="ce18" table:formula="of:=[.G377]&amp;&quot; &amp; &quot;&amp;[.H377]" office:value-type="string" office:string-value="DT &amp; Andrew" calcext:value-type="string">
            <text:p>DT &amp; Andrew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DT</text:p>
          </table:table-cell>
          <table:table-cell table:style-name="ce22" office:value-type="string" calcext:value-type="string">
            <text:p>Andrew</text:p>
          </table:table-cell>
          <table:table-cell/>
          <table:table-cell table:style-name="ce105" table:formula="of:=IF(ISNUMBER([.E377]);IF(OR([.E377]&lt;6;AND([.E377]=6;[.F377]=5)); 0.5;1);0)" office:value-type="float" office:value="0.5" calcext:value-type="float">
            <text:p>0.50</text:p>
          </table:table-cell>
          <table:table-cell table:number-columns-repeated="1014"/>
        </table:table-row>
        <table:table-row table:style-name="ro2">
          <table:table-cell table:style-name="ce16" table:formula="of:=[.C378]&amp;&quot; &amp; &quot;&amp;[.D378]" office:value-type="string" office:string-value=" &amp; " calcext:value-type="string">
            <text:p><text:s/>&amp; </text:p>
          </table:table-cell>
          <table:table-cell table:style-name="ce18" table:formula="of:=[.G378]&amp;&quot; &amp; &quot;&amp;[.H378]" office:value-type="string" office:string-value=" &amp; " calcext:value-type="string">
            <text:p><text:s/>&amp; </text:p>
          </table:table-cell>
          <table:table-cell table:number-columns-repeated="7"/>
          <table:table-cell table:style-name="ce105" table:formula="of:=IF(ISNUMBER([.E378]);IF(OR([.E378]&lt;6;AND([.E378]=6;[.F378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79]&amp;&quot; &amp; &quot;&amp;[.D379]" office:value-type="string" office:string-value="Date &amp; Location" calcext:value-type="string">
            <text:p>Date &amp; Location</text:p>
          </table:table-cell>
          <table:table-cell table:style-name="ce18" table:formula="of:=[.G379]&amp;&quot; &amp; &quot;&amp;[.H379]" office:value-type="string" office:string-value=" &amp; " calcext:value-type="string">
            <text:p><text:s/>&amp; 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Location</text:p>
          </table:table-cell>
          <table:table-cell table:number-columns-repeated="5"/>
          <table:table-cell table:style-name="ce105" table:formula="of:=IF(ISNUMBER([.E379]);IF(OR([.E379]&lt;6;AND([.E379]=6;[.F379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80]&amp;&quot; &amp; &quot;&amp;[.D380]" office:value-type="string" office:string-value="45352 &amp; LRC" calcext:value-type="string">
            <text:p>45352 &amp; LRC</text:p>
          </table:table-cell>
          <table:table-cell table:style-name="ce18" table:formula="of:=[.G380]&amp;&quot; &amp; &quot;&amp;[.H380]" office:value-type="string" office:string-value=" &amp; " calcext:value-type="string">
            <text:p><text:s/>&amp; </text:p>
          </table:table-cell>
          <table:table-cell table:style-name="ce14" office:value-type="date" office:date-value="2024-03-01" calcext:value-type="date">
            <text:p>2024/3/1</text:p>
          </table:table-cell>
          <table:table-cell table:style-name="ce8" office:value-type="string" calcext:value-type="string">
            <text:p>LRC</text:p>
          </table:table-cell>
          <table:table-cell table:number-columns-repeated="5"/>
          <table:table-cell table:style-name="ce105" table:formula="of:=IF(ISNUMBER([.E380]);IF(OR([.E380]&lt;6;AND([.E380]=6;[.F380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81]&amp;&quot; &amp; &quot;&amp;[.D381]" office:value-type="string" office:string-value="Pair 1 &amp; " calcext:value-type="string">
            <text:p>Pair 1 &amp; </text:p>
          </table:table-cell>
          <table:table-cell table:style-name="ce18" table:formula="of:=[.G381]&amp;&quot; &amp; &quot;&amp;[.H381]" office:value-type="string" office:string-value="Pair 2 &amp; " calcext:value-type="string">
            <text:p>Pair 2 &amp; </text:p>
          </table:table-cell>
          <table:table-cell table:style-name="ce21" office:value-type="string" calcext:value-type="string" table:number-columns-spanned="2" table:number-rows-spanned="1">
            <text:p>Pair 1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Score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Pair 2</text:p>
          </table:table-cell>
          <table:covered-table-cell table:style-name="ce26"/>
          <table:table-cell/>
          <table:table-cell table:style-name="ce105" table:formula="of:=IF(ISNUMBER([.E381]);IF(OR([.E381]&lt;6;AND([.E381]=6;[.F381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82]&amp;&quot; &amp; &quot;&amp;[.D382]" office:value-type="string" office:string-value="WM &amp; SG" calcext:value-type="string">
            <text:p>WM &amp; SG</text:p>
          </table:table-cell>
          <table:table-cell table:style-name="ce18" table:formula="of:=[.G382]&amp;&quot; &amp; &quot;&amp;[.H382]" office:value-type="string" office:string-value="Andrew &amp; Mike" calcext:value-type="string">
            <text:p>Andrew &amp; Mike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SG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Andrew</text:p>
          </table:table-cell>
          <table:table-cell table:style-name="ce22" office:value-type="string" calcext:value-type="string">
            <text:p>Mike</text:p>
          </table:table-cell>
          <table:table-cell/>
          <table:table-cell table:style-name="ce105" table:formula="of:=IF(ISNUMBER([.E382]);IF(OR([.E382]&lt;6;AND([.E382]=6;[.F382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383]&amp;&quot; &amp; &quot;&amp;[.D383]" office:value-type="string" office:string-value="WM &amp; Andrew" calcext:value-type="string">
            <text:p>WM &amp; Andrew</text:p>
          </table:table-cell>
          <table:table-cell table:style-name="ce18" table:formula="of:=[.G383]&amp;&quot; &amp; &quot;&amp;[.H383]" office:value-type="string" office:string-value="SG &amp; Mike" calcext:value-type="string">
            <text:p>SG &amp; Mike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Andrew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SG</text:p>
          </table:table-cell>
          <table:table-cell table:style-name="ce22" office:value-type="string" calcext:value-type="string">
            <text:p>Mike</text:p>
          </table:table-cell>
          <table:table-cell/>
          <table:table-cell table:style-name="ce105" table:formula="of:=IF(ISNUMBER([.E383]);IF(OR([.E383]&lt;6;AND([.E383]=6;[.F383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384]&amp;&quot; &amp; &quot;&amp;[.D384]" office:value-type="string" office:string-value="WM &amp; Mike" calcext:value-type="string">
            <text:p>WM &amp; Mike</text:p>
          </table:table-cell>
          <table:table-cell table:style-name="ce18" table:formula="of:=[.G384]&amp;&quot; &amp; &quot;&amp;[.H384]" office:value-type="string" office:string-value="Andrew &amp; SG" calcext:value-type="string">
            <text:p>Andrew &amp; SG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Mike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Andrew</text:p>
          </table:table-cell>
          <table:table-cell table:style-name="ce22" office:value-type="string" calcext:value-type="string">
            <text:p>SG</text:p>
          </table:table-cell>
          <table:table-cell/>
          <table:table-cell table:style-name="ce105" table:formula="of:=IF(ISNUMBER([.E384]);IF(OR([.E384]&lt;6;AND([.E384]=6;[.F384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385]&amp;&quot; &amp; &quot;&amp;[.D385]" office:value-type="string" office:string-value=" &amp; " calcext:value-type="string">
            <text:p><text:s/>&amp; </text:p>
          </table:table-cell>
          <table:table-cell table:style-name="ce18" table:formula="of:=[.G385]&amp;&quot; &amp; &quot;&amp;[.H385]" office:value-type="string" office:string-value=" &amp; " calcext:value-type="string">
            <text:p><text:s/>&amp; </text:p>
          </table:table-cell>
          <table:table-cell table:style-name="ce22" table:number-columns-repeated="6"/>
          <table:table-cell/>
          <table:table-cell table:style-name="ce105" table:formula="of:=IF(ISNUMBER([.E385]);IF(OR([.E385]&lt;6;AND([.E385]=6;[.F385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86]&amp;&quot; &amp; &quot;&amp;[.D386]" office:value-type="string" office:string-value=" &amp; " calcext:value-type="string">
            <text:p><text:s/>&amp; </text:p>
          </table:table-cell>
          <table:table-cell table:style-name="ce18" table:formula="of:=[.G386]&amp;&quot; &amp; &quot;&amp;[.H386]" office:value-type="string" office:string-value=" &amp; " calcext:value-type="string">
            <text:p><text:s/>&amp; </text:p>
          </table:table-cell>
          <table:table-cell table:number-columns-repeated="7"/>
          <table:table-cell table:style-name="ce105" table:formula="of:=IF(ISNUMBER([.E386]);IF(OR([.E386]&lt;6;AND([.E386]=6;[.F386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87]&amp;&quot; &amp; &quot;&amp;[.D387]" office:value-type="string" office:string-value="Date &amp; Location" calcext:value-type="string">
            <text:p>Date &amp; Location</text:p>
          </table:table-cell>
          <table:table-cell table:style-name="ce18" table:formula="of:=[.G387]&amp;&quot; &amp; &quot;&amp;[.H387]" office:value-type="string" office:string-value=" &amp; " calcext:value-type="string">
            <text:p><text:s/>&amp; 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Location</text:p>
          </table:table-cell>
          <table:table-cell table:number-columns-repeated="5"/>
          <table:table-cell table:style-name="ce105" table:formula="of:=IF(ISNUMBER([.E387]);IF(OR([.E387]&lt;6;AND([.E387]=6;[.F387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88]&amp;&quot; &amp; &quot;&amp;[.D388]" office:value-type="string" office:string-value="45352 &amp; CRC" calcext:value-type="string">
            <text:p>45352 &amp; CRC</text:p>
          </table:table-cell>
          <table:table-cell table:style-name="ce18" table:formula="of:=[.G388]&amp;&quot; &amp; &quot;&amp;[.H388]" office:value-type="string" office:string-value=" &amp; " calcext:value-type="string">
            <text:p><text:s/>&amp; </text:p>
          </table:table-cell>
          <table:table-cell table:style-name="ce14" office:value-type="date" office:date-value="2024-03-01" calcext:value-type="date">
            <text:p>2024/3/1</text:p>
          </table:table-cell>
          <table:table-cell table:style-name="ce8" office:value-type="string" calcext:value-type="string">
            <text:p>CRC</text:p>
          </table:table-cell>
          <table:table-cell table:number-columns-repeated="5"/>
          <table:table-cell table:style-name="ce105" table:formula="of:=IF(ISNUMBER([.E388]);IF(OR([.E388]&lt;6;AND([.E388]=6;[.F388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89]&amp;&quot; &amp; &quot;&amp;[.D389]" office:value-type="string" office:string-value="Pair 1 &amp; " calcext:value-type="string">
            <text:p>Pair 1 &amp; </text:p>
          </table:table-cell>
          <table:table-cell table:style-name="ce18" table:formula="of:=[.G389]&amp;&quot; &amp; &quot;&amp;[.H389]" office:value-type="string" office:string-value="Pair 2 &amp; " calcext:value-type="string">
            <text:p>Pair 2 &amp; </text:p>
          </table:table-cell>
          <table:table-cell table:style-name="ce21" office:value-type="string" calcext:value-type="string" table:number-columns-spanned="2" table:number-rows-spanned="1">
            <text:p>Pair 1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Score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Pair 2</text:p>
          </table:table-cell>
          <table:covered-table-cell table:style-name="ce26"/>
          <table:table-cell/>
          <table:table-cell table:style-name="ce105" table:formula="of:=IF(ISNUMBER([.E389]);IF(OR([.E389]&lt;6;AND([.E389]=6;[.F389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90]&amp;&quot; &amp; &quot;&amp;[.D390]" office:value-type="string" office:string-value="Batty &amp; Mole" calcext:value-type="string">
            <text:p>Batty &amp; Mole</text:p>
          </table:table-cell>
          <table:table-cell table:style-name="ce18" table:formula="of:=[.G390]&amp;&quot; &amp; &quot;&amp;[.H390]" office:value-type="string" office:string-value="Chi &amp; Kita" calcext:value-type="string">
            <text:p>Chi &amp; Kita</text:p>
          </table:table-cell>
          <table:table-cell table:style-name="ce22" office:value-type="string" calcext:value-type="string">
            <text:p>Batty</text:p>
          </table:table-cell>
          <table:table-cell table:style-name="ce22" office:value-type="string" calcext:value-type="string">
            <text:p>Mole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string" calcext:value-type="string">
            <text:p>Kita</text:p>
          </table:table-cell>
          <table:table-cell/>
          <table:table-cell table:style-name="ce105" table:formula="of:=IF(ISNUMBER([.E390]);IF(OR([.E390]&lt;6;AND([.E390]=6;[.F390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391]&amp;&quot; &amp; &quot;&amp;[.D391]" office:value-type="string" office:string-value="Chi &amp; Batty" calcext:value-type="string">
            <text:p>Chi &amp; Batty</text:p>
          </table:table-cell>
          <table:table-cell table:style-name="ce18" table:formula="of:=[.G391]&amp;&quot; &amp; &quot;&amp;[.H391]" office:value-type="string" office:string-value="Kita &amp; Mole" calcext:value-type="string">
            <text:p>Kita &amp; Mole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string" calcext:value-type="string">
            <text:p>Batty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Kita</text:p>
          </table:table-cell>
          <table:table-cell table:style-name="ce22" office:value-type="string" calcext:value-type="string">
            <text:p>Mole</text:p>
          </table:table-cell>
          <table:table-cell/>
          <table:table-cell table:style-name="ce105" table:formula="of:=IF(ISNUMBER([.E391]);IF(OR([.E391]&lt;6;AND([.E391]=6;[.F391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392]&amp;&quot; &amp; &quot;&amp;[.D392]" office:value-type="string" office:string-value=" &amp; " calcext:value-type="string">
            <text:p><text:s/>&amp; </text:p>
          </table:table-cell>
          <table:table-cell table:style-name="ce18" table:formula="of:=[.G392]&amp;&quot; &amp; &quot;&amp;[.H392]" office:value-type="string" office:string-value=" &amp; " calcext:value-type="string">
            <text:p><text:s/>&amp; </text:p>
          </table:table-cell>
          <table:table-cell table:style-name="ce22" table:number-columns-repeated="6"/>
          <table:table-cell/>
          <table:table-cell table:style-name="ce105" table:formula="of:=IF(ISNUMBER([.E392]);IF(OR([.E392]&lt;6;AND([.E392]=6;[.F392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93]&amp;&quot; &amp; &quot;&amp;[.D393]" office:value-type="string" office:string-value=" &amp; " calcext:value-type="string">
            <text:p><text:s/>&amp; </text:p>
          </table:table-cell>
          <table:table-cell table:style-name="ce18" table:formula="of:=[.G393]&amp;&quot; &amp; &quot;&amp;[.H393]" office:value-type="string" office:string-value=" &amp; " calcext:value-type="string">
            <text:p><text:s/>&amp; </text:p>
          </table:table-cell>
          <table:table-cell table:number-columns-repeated="7"/>
          <table:table-cell table:style-name="ce105" table:formula="of:=IF(ISNUMBER([.E393]);IF(OR([.E393]&lt;6;AND([.E393]=6;[.F393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94]&amp;&quot; &amp; &quot;&amp;[.D394]" office:value-type="string" office:string-value="Date &amp; Location" calcext:value-type="string">
            <text:p>Date &amp; Location</text:p>
          </table:table-cell>
          <table:table-cell table:style-name="ce18" table:formula="of:=[.G394]&amp;&quot; &amp; &quot;&amp;[.H394]" office:value-type="string" office:string-value=" &amp; " calcext:value-type="string">
            <text:p><text:s/>&amp; 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Location</text:p>
          </table:table-cell>
          <table:table-cell table:number-columns-repeated="5"/>
          <table:table-cell table:style-name="ce105" table:formula="of:=IF(ISNUMBER([.E394]);IF(OR([.E394]&lt;6;AND([.E394]=6;[.F394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95]&amp;&quot; &amp; &quot;&amp;[.D395]" office:value-type="string" office:string-value="45355 &amp; LRC" calcext:value-type="string">
            <text:p>45355 &amp; LRC</text:p>
          </table:table-cell>
          <table:table-cell table:style-name="ce18" table:formula="of:=[.G395]&amp;&quot; &amp; &quot;&amp;[.H395]" office:value-type="string" office:string-value=" &amp; " calcext:value-type="string">
            <text:p><text:s/>&amp; </text:p>
          </table:table-cell>
          <table:table-cell table:style-name="ce14" office:value-type="date" office:date-value="2024-03-04" calcext:value-type="date">
            <text:p>2024/3/4</text:p>
          </table:table-cell>
          <table:table-cell table:style-name="ce8" office:value-type="string" calcext:value-type="string">
            <text:p>LRC</text:p>
          </table:table-cell>
          <table:table-cell table:number-columns-repeated="5"/>
          <table:table-cell table:style-name="ce105" table:formula="of:=IF(ISNUMBER([.E395]);IF(OR([.E395]&lt;6;AND([.E395]=6;[.F395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96]&amp;&quot; &amp; &quot;&amp;[.D396]" office:value-type="string" office:string-value="Pair 1 &amp; " calcext:value-type="string">
            <text:p>Pair 1 &amp; </text:p>
          </table:table-cell>
          <table:table-cell table:style-name="ce18" table:formula="of:=[.G396]&amp;&quot; &amp; &quot;&amp;[.H396]" office:value-type="string" office:string-value="Pair 2 &amp; " calcext:value-type="string">
            <text:p>Pair 2 &amp; </text:p>
          </table:table-cell>
          <table:table-cell table:style-name="ce21" office:value-type="string" calcext:value-type="string" table:number-columns-spanned="2" table:number-rows-spanned="1">
            <text:p>Pair 1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Score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Pair 2</text:p>
          </table:table-cell>
          <table:covered-table-cell table:style-name="ce26"/>
          <table:table-cell/>
          <table:table-cell table:style-name="ce105" table:formula="of:=IF(ISNUMBER([.E396]);IF(OR([.E396]&lt;6;AND([.E396]=6;[.F396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397]&amp;&quot; &amp; &quot;&amp;[.D397]" office:value-type="string" office:string-value="WM &amp; Mike" calcext:value-type="string">
            <text:p>WM &amp; Mike</text:p>
          </table:table-cell>
          <table:table-cell table:style-name="ce18" table:formula="of:=[.G397]&amp;&quot; &amp; &quot;&amp;[.H397]" office:value-type="string" office:string-value="Chi &amp; Andrew" calcext:value-type="string">
            <text:p>Chi &amp; Andrew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Mike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string" calcext:value-type="string">
            <text:p>Andrew</text:p>
          </table:table-cell>
          <table:table-cell/>
          <table:table-cell table:style-name="ce105" table:formula="of:=IF(ISNUMBER([.E397]);IF(OR([.E397]&lt;6;AND([.E397]=6;[.F397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398]&amp;&quot; &amp; &quot;&amp;[.D398]" office:value-type="string" office:string-value="WM &amp; Mike" calcext:value-type="string">
            <text:p>WM &amp; Mike</text:p>
          </table:table-cell>
          <table:table-cell table:style-name="ce18" table:formula="of:=[.G398]&amp;&quot; &amp; &quot;&amp;[.H398]" office:value-type="string" office:string-value="Chi &amp; Andrew" calcext:value-type="string">
            <text:p>Chi &amp; Andrew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Mike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string" calcext:value-type="string">
            <text:p>Andrew</text:p>
          </table:table-cell>
          <table:table-cell/>
          <table:table-cell table:style-name="ce105" table:formula="of:=IF(ISNUMBER([.E398]);IF(OR([.E398]&lt;6;AND([.E398]=6;[.F398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399]&amp;&quot; &amp; &quot;&amp;[.D399]" office:value-type="string" office:string-value="Batty &amp; " calcext:value-type="string">
            <text:p>Batty &amp; </text:p>
          </table:table-cell>
          <table:table-cell table:style-name="ce18" table:formula="of:=[.G399]&amp;&quot; &amp; &quot;&amp;[.H399]" office:value-type="string" office:string-value="DT &amp; " calcext:value-type="string">
            <text:p>DT &amp; </text:p>
          </table:table-cell>
          <table:table-cell table:style-name="ce22" office:value-type="string" calcext:value-type="string">
            <text:p>Batty</text:p>
          </table:table-cell>
          <table:table-cell table:style-name="ce22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DT</text:p>
          </table:table-cell>
          <table:table-cell table:style-name="ce22"/>
          <table:table-cell/>
          <table:table-cell table:style-name="ce105" table:formula="of:=IF(ISNUMBER([.E399]);IF(OR([.E399]&lt;6;AND([.E399]=6;[.F399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400]&amp;&quot; &amp; &quot;&amp;[.D400]" office:value-type="string" office:string-value=" &amp; " calcext:value-type="string">
            <text:p><text:s/>&amp; </text:p>
          </table:table-cell>
          <table:table-cell table:style-name="ce18" table:formula="of:=[.G400]&amp;&quot; &amp; &quot;&amp;[.H400]" office:value-type="string" office:string-value=" &amp; " calcext:value-type="string">
            <text:p><text:s/>&amp; </text:p>
          </table:table-cell>
          <table:table-cell table:number-columns-repeated="7"/>
          <table:table-cell table:style-name="ce105" table:formula="of:=IF(ISNUMBER([.E400]);IF(OR([.E400]&lt;6;AND([.E400]=6;[.F400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01]&amp;&quot; &amp; &quot;&amp;[.D401]" office:value-type="string" office:string-value="Date &amp; Location" calcext:value-type="string">
            <text:p>Date &amp; Location</text:p>
          </table:table-cell>
          <table:table-cell table:style-name="ce18" table:formula="of:=[.G401]&amp;&quot; &amp; &quot;&amp;[.H401]" office:value-type="string" office:string-value=" &amp; " calcext:value-type="string">
            <text:p><text:s/>&amp; 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Location</text:p>
          </table:table-cell>
          <table:table-cell table:number-columns-repeated="5"/>
          <table:table-cell table:style-name="ce105" table:formula="of:=IF(ISNUMBER([.E401]);IF(OR([.E401]&lt;6;AND([.E401]=6;[.F401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02]&amp;&quot; &amp; &quot;&amp;[.D402]" office:value-type="string" office:string-value="45359 &amp; LRC" calcext:value-type="string">
            <text:p>45359 &amp; LRC</text:p>
          </table:table-cell>
          <table:table-cell table:style-name="ce18" table:formula="of:=[.G402]&amp;&quot; &amp; &quot;&amp;[.H402]" office:value-type="string" office:string-value=" &amp; " calcext:value-type="string">
            <text:p><text:s/>&amp; </text:p>
          </table:table-cell>
          <table:table-cell table:style-name="ce14" office:value-type="date" office:date-value="2024-03-08" calcext:value-type="date">
            <text:p>2024/3/8</text:p>
          </table:table-cell>
          <table:table-cell table:style-name="ce8" office:value-type="string" calcext:value-type="string">
            <text:p>LRC</text:p>
          </table:table-cell>
          <table:table-cell table:number-columns-repeated="5"/>
          <table:table-cell table:style-name="ce105" table:formula="of:=IF(ISNUMBER([.E402]);IF(OR([.E402]&lt;6;AND([.E402]=6;[.F402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03]&amp;&quot; &amp; &quot;&amp;[.D403]" office:value-type="string" office:string-value="Pair 1 &amp; " calcext:value-type="string">
            <text:p>Pair 1 &amp; </text:p>
          </table:table-cell>
          <table:table-cell table:style-name="ce18" table:formula="of:=[.G403]&amp;&quot; &amp; &quot;&amp;[.H403]" office:value-type="string" office:string-value="Pair 2 &amp; " calcext:value-type="string">
            <text:p>Pair 2 &amp; </text:p>
          </table:table-cell>
          <table:table-cell table:style-name="ce21" office:value-type="string" calcext:value-type="string" table:number-columns-spanned="2" table:number-rows-spanned="1">
            <text:p>Pair 1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Score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Pair 2</text:p>
          </table:table-cell>
          <table:covered-table-cell table:style-name="ce26"/>
          <table:table-cell/>
          <table:table-cell table:style-name="ce105" table:formula="of:=IF(ISNUMBER([.E403]);IF(OR([.E403]&lt;6;AND([.E403]=6;[.F403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04]&amp;&quot; &amp; &quot;&amp;[.D404]" office:value-type="string" office:string-value="Andrew &amp; Batty" calcext:value-type="string">
            <text:p>Andrew &amp; Batty</text:p>
          </table:table-cell>
          <table:table-cell table:style-name="ce18" table:formula="of:=[.G404]&amp;&quot; &amp; &quot;&amp;[.H404]" office:value-type="string" office:string-value="Chi &amp; SG" calcext:value-type="string">
            <text:p>Chi &amp; SG</text:p>
          </table:table-cell>
          <table:table-cell table:style-name="ce22" office:value-type="string" calcext:value-type="string">
            <text:p>Andrew</text:p>
          </table:table-cell>
          <table:table-cell table:style-name="ce22" office:value-type="string" calcext:value-type="string">
            <text:p>Batty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string" calcext:value-type="string">
            <text:p>SG</text:p>
          </table:table-cell>
          <table:table-cell/>
          <table:table-cell table:style-name="ce105" table:formula="of:=IF(ISNUMBER([.E404]);IF(OR([.E404]&lt;6;AND([.E404]=6;[.F404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405]&amp;&quot; &amp; &quot;&amp;[.D405]" office:value-type="string" office:string-value="Andrew &amp; Chi" calcext:value-type="string">
            <text:p>Andrew &amp; Chi</text:p>
          </table:table-cell>
          <table:table-cell table:style-name="ce18" table:formula="of:=[.G405]&amp;&quot; &amp; &quot;&amp;[.H405]" office:value-type="string" office:string-value="Batty &amp; SG" calcext:value-type="string">
            <text:p>Batty &amp; SG</text:p>
          </table:table-cell>
          <table:table-cell table:style-name="ce22" office:value-type="string" calcext:value-type="string">
            <text:p>Andrew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Batty</text:p>
          </table:table-cell>
          <table:table-cell table:style-name="ce22" office:value-type="string" calcext:value-type="string">
            <text:p>SG</text:p>
          </table:table-cell>
          <table:table-cell/>
          <table:table-cell table:style-name="ce105" table:formula="of:=IF(ISNUMBER([.E405]);IF(OR([.E405]&lt;6;AND([.E405]=6;[.F405]=5)); 0.5;1);0)" office:value-type="float" office:value="0.5" calcext:value-type="float">
            <text:p>0.50</text:p>
          </table:table-cell>
          <table:table-cell table:number-columns-repeated="1014"/>
        </table:table-row>
        <table:table-row table:style-name="ro2">
          <table:table-cell table:style-name="ce16" table:formula="of:=[.C406]&amp;&quot; &amp; &quot;&amp;[.D406]" office:value-type="string" office:string-value=" &amp; " calcext:value-type="string">
            <text:p><text:s/>&amp; </text:p>
          </table:table-cell>
          <table:table-cell table:style-name="ce18" table:formula="of:=[.G406]&amp;&quot; &amp; &quot;&amp;[.H406]" office:value-type="string" office:string-value=" &amp; " calcext:value-type="string">
            <text:p><text:s/>&amp; </text:p>
          </table:table-cell>
          <table:table-cell table:style-name="ce22" table:number-columns-repeated="6"/>
          <table:table-cell/>
          <table:table-cell table:style-name="ce105" table:formula="of:=IF(ISNUMBER([.E406]);IF(OR([.E406]&lt;6;AND([.E406]=6;[.F406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07]&amp;&quot; &amp; &quot;&amp;[.D407]" office:value-type="string" office:string-value=" &amp; " calcext:value-type="string">
            <text:p><text:s/>&amp; </text:p>
          </table:table-cell>
          <table:table-cell table:style-name="ce18" table:formula="of:=[.G407]&amp;&quot; &amp; &quot;&amp;[.H407]" office:value-type="string" office:string-value=" &amp; " calcext:value-type="string">
            <text:p><text:s/>&amp; </text:p>
          </table:table-cell>
          <table:table-cell table:number-columns-repeated="7"/>
          <table:table-cell table:style-name="ce105" table:formula="of:=IF(ISNUMBER([.E407]);IF(OR([.E407]&lt;6;AND([.E407]=6;[.F407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08]&amp;&quot; &amp; &quot;&amp;[.D408]" office:value-type="string" office:string-value="Date &amp; Location" calcext:value-type="string">
            <text:p>Date &amp; Location</text:p>
          </table:table-cell>
          <table:table-cell table:style-name="ce18" table:formula="of:=[.G408]&amp;&quot; &amp; &quot;&amp;[.H408]" office:value-type="string" office:string-value=" &amp; " calcext:value-type="string">
            <text:p><text:s/>&amp; 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Location</text:p>
          </table:table-cell>
          <table:table-cell table:number-columns-repeated="5"/>
          <table:table-cell table:style-name="ce105" table:formula="of:=IF(ISNUMBER([.E408]);IF(OR([.E408]&lt;6;AND([.E408]=6;[.F408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09]&amp;&quot; &amp; &quot;&amp;[.D409]" office:value-type="string" office:string-value="45362 &amp; LRC" calcext:value-type="string">
            <text:p>45362 &amp; LRC</text:p>
          </table:table-cell>
          <table:table-cell table:style-name="ce18" table:formula="of:=[.G409]&amp;&quot; &amp; &quot;&amp;[.H409]" office:value-type="string" office:string-value=" &amp; " calcext:value-type="string">
            <text:p><text:s/>&amp; </text:p>
          </table:table-cell>
          <table:table-cell table:style-name="ce14" office:value-type="date" office:date-value="2024-03-11" calcext:value-type="date">
            <text:p>2024/3/11</text:p>
          </table:table-cell>
          <table:table-cell table:style-name="ce8" office:value-type="string" calcext:value-type="string">
            <text:p>LRC</text:p>
          </table:table-cell>
          <table:table-cell table:number-columns-repeated="5"/>
          <table:table-cell table:style-name="ce105" table:formula="of:=IF(ISNUMBER([.E409]);IF(OR([.E409]&lt;6;AND([.E409]=6;[.F409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10]&amp;&quot; &amp; &quot;&amp;[.D410]" office:value-type="string" office:string-value="Pair 1 &amp; " calcext:value-type="string">
            <text:p>Pair 1 &amp; </text:p>
          </table:table-cell>
          <table:table-cell table:style-name="ce18" table:formula="of:=[.G410]&amp;&quot; &amp; &quot;&amp;[.H410]" office:value-type="string" office:string-value="Pair 2 &amp; " calcext:value-type="string">
            <text:p>Pair 2 &amp; </text:p>
          </table:table-cell>
          <table:table-cell table:style-name="ce21" office:value-type="string" calcext:value-type="string" table:number-columns-spanned="2" table:number-rows-spanned="1">
            <text:p>Pair 1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Score</text:p>
          </table:table-cell>
          <table:covered-table-cell table:style-name="ce26"/>
          <table:table-cell table:style-name="ce3" office:value-type="string" calcext:value-type="string" table:number-columns-spanned="2" table:number-rows-spanned="1">
            <text:p>Pair 2</text:p>
          </table:table-cell>
          <table:covered-table-cell table:style-name="ce26"/>
          <table:table-cell/>
          <table:table-cell table:style-name="ce105" table:formula="of:=IF(ISNUMBER([.E410]);IF(OR([.E410]&lt;6;AND([.E410]=6;[.F410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11]&amp;&quot; &amp; &quot;&amp;[.D411]" office:value-type="string" office:string-value="WM &amp; Chi" calcext:value-type="string">
            <text:p>WM &amp; Chi</text:p>
          </table:table-cell>
          <table:table-cell table:style-name="ce18" table:formula="of:=[.G411]&amp;&quot; &amp; &quot;&amp;[.H411]" office:value-type="string" office:string-value="Mike &amp; Chi" calcext:value-type="string">
            <text:p>Mike &amp; Chi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Chi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Mike</text:p>
          </table:table-cell>
          <table:table-cell table:style-name="ce22" office:value-type="string" calcext:value-type="string">
            <text:p>Chi</text:p>
          </table:table-cell>
          <table:table-cell/>
          <table:table-cell table:style-name="ce105" table:formula="of:=IF(ISNUMBER([.E411]);IF(OR([.E411]&lt;6;AND([.E411]=6;[.F411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412]&amp;&quot; &amp; &quot;&amp;[.D412]" office:value-type="string" office:string-value="Andrew &amp; WM" calcext:value-type="string">
            <text:p>Andrew &amp; WM</text:p>
          </table:table-cell>
          <table:table-cell table:style-name="ce18" table:formula="of:=[.G412]&amp;&quot; &amp; &quot;&amp;[.H412]" office:value-type="string" office:string-value="Mike &amp; Chi" calcext:value-type="string">
            <text:p>Mike &amp; Chi</text:p>
          </table:table-cell>
          <table:table-cell table:style-name="ce22" office:value-type="string" calcext:value-type="string">
            <text:p>Andrew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Mike</text:p>
          </table:table-cell>
          <table:table-cell table:style-name="ce22" office:value-type="string" calcext:value-type="string">
            <text:p>Chi</text:p>
          </table:table-cell>
          <table:table-cell/>
          <table:table-cell table:style-name="ce105" table:formula="of:=IF(ISNUMBER([.E412]);IF(OR([.E412]&lt;6;AND([.E412]=6;[.F412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413]&amp;&quot; &amp; &quot;&amp;[.D413]" office:value-type="string" office:string-value="WM &amp; Mike" calcext:value-type="string">
            <text:p>WM &amp; Mike</text:p>
          </table:table-cell>
          <table:table-cell table:style-name="ce18" table:formula="of:=[.G413]&amp;&quot; &amp; &quot;&amp;[.H413]" office:value-type="string" office:string-value="Andrew &amp; Chi" calcext:value-type="string">
            <text:p>Andrew &amp; Chi</text:p>
          </table:table-cell>
          <table:table-cell table:style-name="ce22" office:value-type="string" calcext:value-type="string">
            <text:p>WM</text:p>
          </table:table-cell>
          <table:table-cell table:style-name="ce22" office:value-type="string" calcext:value-type="string">
            <text:p>Mike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Andrew</text:p>
          </table:table-cell>
          <table:table-cell table:style-name="ce22" office:value-type="string" calcext:value-type="string">
            <text:p>Chi</text:p>
          </table:table-cell>
          <table:table-cell/>
          <table:table-cell table:style-name="ce105" table:formula="of:=IF(ISNUMBER([.E413]);IF(OR([.E413]&lt;6;AND([.E413]=6;[.F413]=5)); 0.5;1);0)" office:value-type="float" office:value="0.5" calcext:value-type="float">
            <text:p>0.50</text:p>
          </table:table-cell>
          <table:table-cell table:number-columns-repeated="1014"/>
        </table:table-row>
        <table:table-row table:style-name="ro2">
          <table:table-cell table:style-name="ce16" table:formula="of:=[.C414]&amp;&quot; &amp; &quot;&amp;[.D414]" office:value-type="string" office:string-value=" &amp; " calcext:value-type="string">
            <text:p><text:s/>&amp; </text:p>
          </table:table-cell>
          <table:table-cell table:style-name="ce18" table:formula="of:=[.G414]&amp;&quot; &amp; &quot;&amp;[.H414]" office:value-type="string" office:string-value=" &amp; " calcext:value-type="string">
            <text:p><text:s/>&amp; </text:p>
          </table:table-cell>
          <table:table-cell table:number-columns-repeated="7"/>
          <table:table-cell table:style-name="ce105" table:formula="of:=IF(ISNUMBER([.E414]);IF(OR([.E414]&lt;6;AND([.E414]=6;[.F414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15]&amp;&quot; &amp; &quot;&amp;[.D415]" office:value-type="string" office:string-value="45366 &amp; LRC" calcext:value-type="string">
            <text:p>45366 &amp; LRC</text:p>
          </table:table-cell>
          <table:table-cell table:style-name="ce18" table:formula="of:=[.G415]&amp;&quot; &amp; &quot;&amp;[.H415]" office:value-type="string" office:string-value="0 &amp; 0" calcext:value-type="string">
            <text:p>0 &amp; 0</text:p>
          </table:table-cell>
          <table:table-cell table:style-name="ce14" table:formula="of:=[$'FebMarch 2024'.C100]" office:value-type="date" office:date-value="2024-03-15" calcext:value-type="date">
            <text:p>2024/3/15</text:p>
          </table:table-cell>
          <table:table-cell table:style-name="ce8" table:formula="of:=[$'FebMarch 2024'.D100]" office:value-type="string" office:string-value="LRC" calcext:value-type="string">
            <text:p>LRC</text:p>
          </table:table-cell>
          <table:table-cell table:style-name="ce8" table:formula="of:=[$'FebMarch 2024'.E100]" office:value-type="float" office:value="0" calcext:value-type="float">
            <text:p>0</text:p>
          </table:table-cell>
          <table:table-cell table:style-name="ce8" table:formula="of:=[$'FebMarch 2024'.F100]" office:value-type="float" office:value="0" calcext:value-type="float">
            <text:p>0</text:p>
          </table:table-cell>
          <table:table-cell table:style-name="ce8" table:formula="of:=[$'FebMarch 2024'.G100]" office:value-type="float" office:value="0" calcext:value-type="float">
            <text:p>0</text:p>
          </table:table-cell>
          <table:table-cell table:style-name="ce8" table:formula="of:=[$'FebMarch 2024'.H100]" office:value-type="float" office:value="0" calcext:value-type="float">
            <text:p>0</text:p>
          </table:table-cell>
          <table:table-cell/>
          <table:table-cell table:style-name="ce105" table:formula="of:=IF(ISNUMBER([.E415]);IF(OR([.E415]&lt;6;AND([.E415]=6;[.F415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16]&amp;&quot; &amp; &quot;&amp;[.D416]" office:value-type="string" office:string-value="Pair 1 &amp; 0" calcext:value-type="string">
            <text:p>Pair 1 &amp; 0</text:p>
          </table:table-cell>
          <table:table-cell table:style-name="ce18" table:formula="of:=[.G416]&amp;&quot; &amp; &quot;&amp;[.H416]" office:value-type="string" office:string-value="Pair 2 &amp; 0" calcext:value-type="string">
            <text:p>Pair 2 &amp; 0</text:p>
          </table:table-cell>
          <table:table-cell table:style-name="ce14" table:formula="of:=[$'FebMarch 2024'.C101]" office:value-type="string" office:string-value="Pair 1" calcext:value-type="string">
            <text:p>Pair 1</text:p>
          </table:table-cell>
          <table:table-cell table:style-name="ce8" table:formula="of:=[$'FebMarch 2024'.D101]" office:value-type="float" office:value="0" calcext:value-type="float">
            <text:p>0</text:p>
          </table:table-cell>
          <table:table-cell table:style-name="ce8" table:formula="of:=[$'FebMarch 2024'.E101]" office:value-type="string" office:string-value="Score" calcext:value-type="string">
            <text:p>Score</text:p>
          </table:table-cell>
          <table:table-cell table:style-name="ce8" table:formula="of:=[$'FebMarch 2024'.F101]" office:value-type="float" office:value="0" calcext:value-type="float">
            <text:p>0</text:p>
          </table:table-cell>
          <table:table-cell table:style-name="ce8" table:formula="of:=[$'FebMarch 2024'.G101]" office:value-type="string" office:string-value="Pair 2" calcext:value-type="string">
            <text:p>Pair 2</text:p>
          </table:table-cell>
          <table:table-cell table:style-name="ce8" table:formula="of:=[$'FebMarch 2024'.H101]" office:value-type="float" office:value="0" calcext:value-type="float">
            <text:p>0</text:p>
          </table:table-cell>
          <table:table-cell/>
          <table:table-cell table:style-name="ce105" table:formula="of:=IF(ISNUMBER([.E416]);IF(OR([.E416]&lt;6;AND([.E416]=6;[.F416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17]&amp;&quot; &amp; &quot;&amp;[.D417]" office:value-type="string" office:string-value="Andrew &amp; Chi" calcext:value-type="string">
            <text:p>Andrew &amp; Chi</text:p>
          </table:table-cell>
          <table:table-cell table:style-name="ce18" table:formula="of:=[.G417]&amp;&quot; &amp; &quot;&amp;[.H417]" office:value-type="string" office:string-value="WM &amp; Cadol" calcext:value-type="string">
            <text:p>WM &amp; Cadol</text:p>
          </table:table-cell>
          <table:table-cell table:style-name="ce8" table:formula="of:=[$'FebMarch 2024'.C102]" office:value-type="string" office:string-value="Andrew" calcext:value-type="string">
            <text:p>Andrew</text:p>
          </table:table-cell>
          <table:table-cell table:style-name="ce8" table:formula="of:=[$'FebMarch 2024'.D102]" office:value-type="string" office:string-value="Chi" calcext:value-type="string">
            <text:p>Chi</text:p>
          </table:table-cell>
          <table:table-cell table:style-name="ce8" table:formula="of:=[$'FebMarch 2024'.E102]" office:value-type="float" office:value="6" calcext:value-type="float">
            <text:p>6</text:p>
          </table:table-cell>
          <table:table-cell table:style-name="ce8" table:formula="of:=[$'FebMarch 2024'.F102]" office:value-type="float" office:value="1" calcext:value-type="float">
            <text:p>1</text:p>
          </table:table-cell>
          <table:table-cell table:style-name="ce8" table:formula="of:=[$'FebMarch 2024'.G102]" office:value-type="string" office:string-value="WM" calcext:value-type="string">
            <text:p>WM</text:p>
          </table:table-cell>
          <table:table-cell table:style-name="ce8" table:formula="of:=[$'FebMarch 2024'.H102]" office:value-type="string" office:string-value="Cadol" calcext:value-type="string">
            <text:p>Cadol</text:p>
          </table:table-cell>
          <table:table-cell/>
          <table:table-cell table:style-name="ce105" table:formula="of:=IF(ISNUMBER([.E417]);IF(OR([.E417]&lt;6;AND([.E417]=6;[.F417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418]&amp;&quot; &amp; &quot;&amp;[.D418]" office:value-type="string" office:string-value="WM &amp; Andrew" calcext:value-type="string">
            <text:p>WM &amp; Andrew</text:p>
          </table:table-cell>
          <table:table-cell table:style-name="ce18" table:formula="of:=[.G418]&amp;&quot; &amp; &quot;&amp;[.H418]" office:value-type="string" office:string-value="Cadol &amp; Chi" calcext:value-type="string">
            <text:p>Cadol &amp; Chi</text:p>
          </table:table-cell>
          <table:table-cell table:style-name="ce8" table:formula="of:=[$'FebMarch 2024'.C103]" office:value-type="string" office:string-value="WM" calcext:value-type="string">
            <text:p>WM</text:p>
          </table:table-cell>
          <table:table-cell table:style-name="ce8" table:formula="of:=[$'FebMarch 2024'.D103]" office:value-type="string" office:string-value="Andrew" calcext:value-type="string">
            <text:p>Andrew</text:p>
          </table:table-cell>
          <table:table-cell table:style-name="ce8" table:formula="of:=[$'FebMarch 2024'.E103]" office:value-type="float" office:value="6" calcext:value-type="float">
            <text:p>6</text:p>
          </table:table-cell>
          <table:table-cell table:style-name="ce8" table:formula="of:=[$'FebMarch 2024'.F103]" office:value-type="float" office:value="0" calcext:value-type="float">
            <text:p>0</text:p>
          </table:table-cell>
          <table:table-cell table:style-name="ce8" table:formula="of:=[$'FebMarch 2024'.G103]" office:value-type="string" office:string-value="Cadol" calcext:value-type="string">
            <text:p>Cadol</text:p>
          </table:table-cell>
          <table:table-cell table:style-name="ce8" table:formula="of:=[$'FebMarch 2024'.H103]" office:value-type="string" office:string-value="Chi" calcext:value-type="string">
            <text:p>Chi</text:p>
          </table:table-cell>
          <table:table-cell/>
          <table:table-cell table:style-name="ce105" table:formula="of:=IF(ISNUMBER([.E418]);IF(OR([.E418]&lt;6;AND([.E418]=6;[.F418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419]&amp;&quot; &amp; &quot;&amp;[.D419]" office:value-type="string" office:string-value="WM &amp; Chi" calcext:value-type="string">
            <text:p>WM &amp; Chi</text:p>
          </table:table-cell>
          <table:table-cell table:style-name="ce18" table:formula="of:=[.G419]&amp;&quot; &amp; &quot;&amp;[.H419]" office:value-type="string" office:string-value="Andrew &amp; Ari" calcext:value-type="string">
            <text:p>Andrew &amp; Ari</text:p>
          </table:table-cell>
          <table:table-cell table:style-name="ce8" table:formula="of:=[$'FebMarch 2024'.C104]" office:value-type="string" office:string-value="WM" calcext:value-type="string">
            <text:p>WM</text:p>
          </table:table-cell>
          <table:table-cell table:style-name="ce8" table:formula="of:=[$'FebMarch 2024'.D104]" office:value-type="string" office:string-value="Chi" calcext:value-type="string">
            <text:p>Chi</text:p>
          </table:table-cell>
          <table:table-cell table:style-name="ce8" table:formula="of:=[$'FebMarch 2024'.E104]" office:value-type="float" office:value="7" calcext:value-type="float">
            <text:p>7</text:p>
          </table:table-cell>
          <table:table-cell table:style-name="ce8" table:formula="of:=[$'FebMarch 2024'.F104]" office:value-type="float" office:value="5" calcext:value-type="float">
            <text:p>5</text:p>
          </table:table-cell>
          <table:table-cell table:style-name="ce8" table:formula="of:=[$'FebMarch 2024'.G104]" office:value-type="string" office:string-value="Andrew" calcext:value-type="string">
            <text:p>Andrew</text:p>
          </table:table-cell>
          <table:table-cell table:style-name="ce8" table:formula="of:=[$'FebMarch 2024'.H104]" office:value-type="string" office:string-value="Ari" calcext:value-type="string">
            <text:p>Ari</text:p>
          </table:table-cell>
          <table:table-cell/>
          <table:table-cell table:style-name="ce105" table:formula="of:=IF(ISNUMBER([.E419]);IF(OR([.E419]&lt;6;AND([.E419]=6;[.F419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420]&amp;&quot; &amp; &quot;&amp;[.D420]" office:value-type="string" office:string-value="WM &amp; Andrew" calcext:value-type="string">
            <text:p>WM &amp; Andrew</text:p>
          </table:table-cell>
          <table:table-cell table:style-name="ce18" table:formula="of:=[.G420]&amp;&quot; &amp; &quot;&amp;[.H420]" office:value-type="string" office:string-value="Chi &amp; Ari" calcext:value-type="string">
            <text:p>Chi &amp; Ari</text:p>
          </table:table-cell>
          <table:table-cell table:style-name="ce8" table:formula="of:=[$'FebMarch 2024'.C105]" office:value-type="string" office:string-value="WM" calcext:value-type="string">
            <text:p>WM</text:p>
          </table:table-cell>
          <table:table-cell table:style-name="ce8" table:formula="of:=[$'FebMarch 2024'.D105]" office:value-type="string" office:string-value="Andrew" calcext:value-type="string">
            <text:p>Andrew</text:p>
          </table:table-cell>
          <table:table-cell table:style-name="ce8" table:formula="of:=[$'FebMarch 2024'.E105]" office:value-type="float" office:value="3" calcext:value-type="float">
            <text:p>3</text:p>
          </table:table-cell>
          <table:table-cell table:style-name="ce8" table:formula="of:=[$'FebMarch 2024'.F105]" office:value-type="float" office:value="2" calcext:value-type="float">
            <text:p>2</text:p>
          </table:table-cell>
          <table:table-cell table:style-name="ce8" table:formula="of:=[$'FebMarch 2024'.G105]" office:value-type="string" office:string-value="Chi" calcext:value-type="string">
            <text:p>Chi</text:p>
          </table:table-cell>
          <table:table-cell table:style-name="ce8" table:formula="of:=[$'FebMarch 2024'.H105]" office:value-type="string" office:string-value="Ari" calcext:value-type="string">
            <text:p>Ari</text:p>
          </table:table-cell>
          <table:table-cell/>
          <table:table-cell table:style-name="ce105" table:formula="of:=IF(ISNUMBER([.E420]);IF(OR([.E420]&lt;6;AND([.E420]=6;[.F420]=5)); 0.5;1);0)" office:value-type="float" office:value="0.5" calcext:value-type="float">
            <text:p>0.50</text:p>
          </table:table-cell>
          <table:table-cell table:number-columns-repeated="1014"/>
        </table:table-row>
        <table:table-row table:style-name="ro2">
          <table:table-cell table:style-name="ce16" table:formula="of:=[.C421]&amp;&quot; &amp; &quot;&amp;[.D421]" office:value-type="string" office:string-value="0 &amp; 0" calcext:value-type="string">
            <text:p>0 &amp; 0</text:p>
          </table:table-cell>
          <table:table-cell table:style-name="ce18" table:formula="of:=[.G421]&amp;&quot; &amp; &quot;&amp;[.H421]" office:value-type="string" office:string-value="0 &amp; 0" calcext:value-type="string">
            <text:p>0 &amp; 0</text:p>
          </table:table-cell>
          <table:table-cell table:style-name="ce8" table:formula="of:=[$'FebMarch 2024'.C106]" office:value-type="float" office:value="0" calcext:value-type="float">
            <text:p>0</text:p>
          </table:table-cell>
          <table:table-cell table:style-name="ce8" table:formula="of:=[$'FebMarch 2024'.D106]" office:value-type="float" office:value="0" calcext:value-type="float">
            <text:p>0</text:p>
          </table:table-cell>
          <table:table-cell table:style-name="ce8" table:formula="of:=[$'FebMarch 2024'.E106]" office:value-type="float" office:value="0" calcext:value-type="float">
            <text:p>0</text:p>
          </table:table-cell>
          <table:table-cell table:style-name="ce8" table:formula="of:=[$'FebMarch 2024'.F106]" office:value-type="float" office:value="0" calcext:value-type="float">
            <text:p>0</text:p>
          </table:table-cell>
          <table:table-cell table:style-name="ce8" table:formula="of:=[$'FebMarch 2024'.G106]" office:value-type="float" office:value="0" calcext:value-type="float">
            <text:p>0</text:p>
          </table:table-cell>
          <table:table-cell table:style-name="ce8" table:formula="of:=[$'FebMarch 2024'.H106]" office:value-type="float" office:value="0" calcext:value-type="float">
            <text:p>0</text:p>
          </table:table-cell>
          <table:table-cell/>
          <table:table-cell table:style-name="ce105" table:formula="of:=IF(ISNUMBER([.E421]);IF(OR([.E421]&lt;6;AND([.E421]=6;[.F421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22]&amp;&quot; &amp; &quot;&amp;[.D422]" office:value-type="string" office:string-value="Date &amp; Location" calcext:value-type="string">
            <text:p>Date &amp; Location</text:p>
          </table:table-cell>
          <table:table-cell table:style-name="ce18" table:formula="of:=[.G422]&amp;&quot; &amp; &quot;&amp;[.H422]" office:value-type="string" office:string-value="0 &amp; 0" calcext:value-type="string">
            <text:p>0 &amp; 0</text:p>
          </table:table-cell>
          <table:table-cell table:style-name="ce8" table:formula="of:=[$'FebMarch 2024'.C107]" office:value-type="string" office:string-value="Date" calcext:value-type="string">
            <text:p>Date</text:p>
          </table:table-cell>
          <table:table-cell table:style-name="ce8" table:formula="of:=[$'FebMarch 2024'.D107]" office:value-type="string" office:string-value="Location" calcext:value-type="string">
            <text:p>Location</text:p>
          </table:table-cell>
          <table:table-cell table:style-name="ce8" table:formula="of:=[$'FebMarch 2024'.E107]" office:value-type="float" office:value="0" calcext:value-type="float">
            <text:p>0</text:p>
          </table:table-cell>
          <table:table-cell table:style-name="ce8" table:formula="of:=[$'FebMarch 2024'.F107]" office:value-type="float" office:value="0" calcext:value-type="float">
            <text:p>0</text:p>
          </table:table-cell>
          <table:table-cell table:style-name="ce8" table:formula="of:=[$'FebMarch 2024'.G107]" office:value-type="float" office:value="0" calcext:value-type="float">
            <text:p>0</text:p>
          </table:table-cell>
          <table:table-cell table:style-name="ce8" table:formula="of:=[$'FebMarch 2024'.H107]" office:value-type="float" office:value="0" calcext:value-type="float">
            <text:p>0</text:p>
          </table:table-cell>
          <table:table-cell/>
          <table:table-cell table:style-name="ce105" table:formula="of:=IF(ISNUMBER([.E422]);IF(OR([.E422]&lt;6;AND([.E422]=6;[.F422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23]&amp;&quot; &amp; &quot;&amp;[.D423]" office:value-type="string" office:string-value="45369 &amp; LRC" calcext:value-type="string">
            <text:p>45369 &amp; LRC</text:p>
          </table:table-cell>
          <table:table-cell table:style-name="ce18" table:formula="of:=[.G423]&amp;&quot; &amp; &quot;&amp;[.H423]" office:value-type="string" office:string-value="0 &amp; 0" calcext:value-type="string">
            <text:p>0 &amp; 0</text:p>
          </table:table-cell>
          <table:table-cell table:style-name="ce14" table:formula="of:=[$'FebMarch 2024'.C108]" office:value-type="date" office:date-value="2024-03-18" calcext:value-type="date">
            <text:p>2024/3/18</text:p>
          </table:table-cell>
          <table:table-cell table:style-name="ce8" table:formula="of:=[$'FebMarch 2024'.D108]" office:value-type="string" office:string-value="LRC" calcext:value-type="string">
            <text:p>LRC</text:p>
          </table:table-cell>
          <table:table-cell table:style-name="ce8" table:formula="of:=[$'FebMarch 2024'.E108]" office:value-type="float" office:value="0" calcext:value-type="float">
            <text:p>0</text:p>
          </table:table-cell>
          <table:table-cell table:style-name="ce8" table:formula="of:=[$'FebMarch 2024'.F108]" office:value-type="float" office:value="0" calcext:value-type="float">
            <text:p>0</text:p>
          </table:table-cell>
          <table:table-cell table:style-name="ce8" table:formula="of:=[$'FebMarch 2024'.G108]" office:value-type="float" office:value="0" calcext:value-type="float">
            <text:p>0</text:p>
          </table:table-cell>
          <table:table-cell table:style-name="ce8" table:formula="of:=[$'FebMarch 2024'.H108]" office:value-type="float" office:value="0" calcext:value-type="float">
            <text:p>0</text:p>
          </table:table-cell>
          <table:table-cell/>
          <table:table-cell table:style-name="ce105" table:formula="of:=IF(ISNUMBER([.E423]);IF(OR([.E423]&lt;6;AND([.E423]=6;[.F423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24]&amp;&quot; &amp; &quot;&amp;[.D424]" office:value-type="string" office:string-value="Pair 1 &amp; 0" calcext:value-type="string">
            <text:p>Pair 1 &amp; 0</text:p>
          </table:table-cell>
          <table:table-cell table:style-name="ce18" table:formula="of:=[.G424]&amp;&quot; &amp; &quot;&amp;[.H424]" office:value-type="string" office:string-value="Pair 2 &amp; 0" calcext:value-type="string">
            <text:p>Pair 2 &amp; 0</text:p>
          </table:table-cell>
          <table:table-cell table:style-name="ce14" table:formula="of:=[$'FebMarch 2024'.C109]" office:value-type="string" office:string-value="Pair 1" calcext:value-type="string">
            <text:p>Pair 1</text:p>
          </table:table-cell>
          <table:table-cell table:style-name="ce8" table:formula="of:=[$'FebMarch 2024'.D109]" office:value-type="float" office:value="0" calcext:value-type="float">
            <text:p>0</text:p>
          </table:table-cell>
          <table:table-cell table:style-name="ce8" table:formula="of:=[$'FebMarch 2024'.E109]" office:value-type="string" office:string-value="Score" calcext:value-type="string">
            <text:p>Score</text:p>
          </table:table-cell>
          <table:table-cell table:style-name="ce8" table:formula="of:=[$'FebMarch 2024'.F109]" office:value-type="float" office:value="0" calcext:value-type="float">
            <text:p>0</text:p>
          </table:table-cell>
          <table:table-cell table:style-name="ce8" table:formula="of:=[$'FebMarch 2024'.G109]" office:value-type="string" office:string-value="Pair 2" calcext:value-type="string">
            <text:p>Pair 2</text:p>
          </table:table-cell>
          <table:table-cell table:style-name="ce8" table:formula="of:=[$'FebMarch 2024'.H109]" office:value-type="float" office:value="0" calcext:value-type="float">
            <text:p>0</text:p>
          </table:table-cell>
          <table:table-cell/>
          <table:table-cell table:style-name="ce105" table:formula="of:=IF(ISNUMBER([.E424]);IF(OR([.E424]&lt;6;AND([.E424]=6;[.F424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25]&amp;&quot; &amp; &quot;&amp;[.D425]" office:value-type="string" office:string-value="WM &amp; Chi" calcext:value-type="string">
            <text:p>WM &amp; Chi</text:p>
          </table:table-cell>
          <table:table-cell table:style-name="ce18" table:formula="of:=[.G425]&amp;&quot; &amp; &quot;&amp;[.H425]" office:value-type="string" office:string-value="Andrew &amp; Mike" calcext:value-type="string">
            <text:p>Andrew &amp; Mike</text:p>
          </table:table-cell>
          <table:table-cell table:style-name="ce8" table:formula="of:=[$'FebMarch 2024'.C110]" office:value-type="string" office:string-value="WM" calcext:value-type="string">
            <text:p>WM</text:p>
          </table:table-cell>
          <table:table-cell table:style-name="ce8" table:formula="of:=[$'FebMarch 2024'.D110]" office:value-type="string" office:string-value="Chi" calcext:value-type="string">
            <text:p>Chi</text:p>
          </table:table-cell>
          <table:table-cell table:style-name="ce8" table:formula="of:=[$'FebMarch 2024'.E110]" office:value-type="float" office:value="6" calcext:value-type="float">
            <text:p>6</text:p>
          </table:table-cell>
          <table:table-cell table:style-name="ce8" table:formula="of:=[$'FebMarch 2024'.F110]" office:value-type="float" office:value="4" calcext:value-type="float">
            <text:p>4</text:p>
          </table:table-cell>
          <table:table-cell table:style-name="ce8" table:formula="of:=[$'FebMarch 2024'.G110]" office:value-type="string" office:string-value="Andrew" calcext:value-type="string">
            <text:p>Andrew</text:p>
          </table:table-cell>
          <table:table-cell table:style-name="ce8" table:formula="of:=[$'FebMarch 2024'.H110]" office:value-type="string" office:string-value="Mike" calcext:value-type="string">
            <text:p>Mike</text:p>
          </table:table-cell>
          <table:table-cell/>
          <table:table-cell table:style-name="ce105" table:formula="of:=IF(ISNUMBER([.E425]);IF(OR([.E425]&lt;6;AND([.E425]=6;[.F425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426]&amp;&quot; &amp; &quot;&amp;[.D426]" office:value-type="string" office:string-value="WM &amp; Andrew" calcext:value-type="string">
            <text:p>WM &amp; Andrew</text:p>
          </table:table-cell>
          <table:table-cell table:style-name="ce18" table:formula="of:=[.G426]&amp;&quot; &amp; &quot;&amp;[.H426]" office:value-type="string" office:string-value="Mike &amp; Chi" calcext:value-type="string">
            <text:p>Mike &amp; Chi</text:p>
          </table:table-cell>
          <table:table-cell table:style-name="ce8" table:formula="of:=[$'FebMarch 2024'.C111]" office:value-type="string" office:string-value="WM" calcext:value-type="string">
            <text:p>WM</text:p>
          </table:table-cell>
          <table:table-cell table:style-name="ce8" table:formula="of:=[$'FebMarch 2024'.D111]" office:value-type="string" office:string-value="Andrew" calcext:value-type="string">
            <text:p>Andrew</text:p>
          </table:table-cell>
          <table:table-cell table:style-name="ce8" table:formula="of:=[$'FebMarch 2024'.E111]" office:value-type="float" office:value="6" calcext:value-type="float">
            <text:p>6</text:p>
          </table:table-cell>
          <table:table-cell table:style-name="ce8" table:formula="of:=[$'FebMarch 2024'.F111]" office:value-type="float" office:value="4" calcext:value-type="float">
            <text:p>4</text:p>
          </table:table-cell>
          <table:table-cell table:style-name="ce8" table:formula="of:=[$'FebMarch 2024'.G111]" office:value-type="string" office:string-value="Mike" calcext:value-type="string">
            <text:p>Mike</text:p>
          </table:table-cell>
          <table:table-cell table:style-name="ce8" table:formula="of:=[$'FebMarch 2024'.H111]" office:value-type="string" office:string-value="Chi" calcext:value-type="string">
            <text:p>Chi</text:p>
          </table:table-cell>
          <table:table-cell/>
          <table:table-cell table:style-name="ce105" table:formula="of:=IF(ISNUMBER([.E426]);IF(OR([.E426]&lt;6;AND([.E426]=6;[.F426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427]&amp;&quot; &amp; &quot;&amp;[.D427]" office:value-type="string" office:string-value="WM &amp; Mike" calcext:value-type="string">
            <text:p>WM &amp; Mike</text:p>
          </table:table-cell>
          <table:table-cell table:style-name="ce18" table:formula="of:=[.G427]&amp;&quot; &amp; &quot;&amp;[.H427]" office:value-type="string" office:string-value="Andrew &amp; Chi" calcext:value-type="string">
            <text:p>Andrew &amp; Chi</text:p>
          </table:table-cell>
          <table:table-cell table:style-name="ce8" table:formula="of:=[$'FebMarch 2024'.C112]" office:value-type="string" office:string-value="WM" calcext:value-type="string">
            <text:p>WM</text:p>
          </table:table-cell>
          <table:table-cell table:style-name="ce8" table:formula="of:=[$'FebMarch 2024'.D112]" office:value-type="string" office:string-value="Mike" calcext:value-type="string">
            <text:p>Mike</text:p>
          </table:table-cell>
          <table:table-cell table:style-name="ce8" table:formula="of:=[$'FebMarch 2024'.E112]" office:value-type="float" office:value="6" calcext:value-type="float">
            <text:p>6</text:p>
          </table:table-cell>
          <table:table-cell table:style-name="ce8" table:formula="of:=[$'FebMarch 2024'.F112]" office:value-type="float" office:value="3" calcext:value-type="float">
            <text:p>3</text:p>
          </table:table-cell>
          <table:table-cell table:style-name="ce8" table:formula="of:=[$'FebMarch 2024'.G112]" office:value-type="string" office:string-value="Andrew" calcext:value-type="string">
            <text:p>Andrew</text:p>
          </table:table-cell>
          <table:table-cell table:style-name="ce8" table:formula="of:=[$'FebMarch 2024'.H112]" office:value-type="string" office:string-value="Chi" calcext:value-type="string">
            <text:p>Chi</text:p>
          </table:table-cell>
          <table:table-cell/>
          <table:table-cell table:style-name="ce105" table:formula="of:=IF(ISNUMBER([.E427]);IF(OR([.E427]&lt;6;AND([.E427]=6;[.F427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428]&amp;&quot; &amp; &quot;&amp;[.D428]" office:value-type="string" office:string-value="" calcext:value-type="error">
            <text:p>#REF!</text:p>
          </table:table-cell>
          <table:table-cell table:style-name="ce18" table:formula="of:=[.G428]&amp;&quot; &amp; &quot;&amp;[.H428]" office:value-type="string" office:string-value="" calcext:value-type="error">
            <text:p>#REF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 table:style-name="ce8" table:formula="of:=#REF!" office:value-type="string" office:string-value="" calcext:value-type="error">
            <text:p>#REF!</text:p>
          </table:table-cell>
          <table:table-cell/>
          <table:table-cell table:style-name="ce105" table:formula="of:=IF(ISNUMBER([.E428]);IF(OR([.E428]&lt;6;AND([.E428]=6;[.F428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29]&amp;&quot; &amp; &quot;&amp;[.D429]" office:value-type="string" office:string-value="0 &amp; 0" calcext:value-type="string">
            <text:p>0 &amp; 0</text:p>
          </table:table-cell>
          <table:table-cell table:style-name="ce18" table:formula="of:=[.G429]&amp;&quot; &amp; &quot;&amp;[.H429]" office:value-type="string" office:string-value="0 &amp; 0" calcext:value-type="string">
            <text:p>0 &amp; 0</text:p>
          </table:table-cell>
          <table:table-cell table:style-name="ce8" table:formula="of:=[$'FebMarch 2024'.C113]" office:value-type="float" office:value="0" calcext:value-type="float">
            <text:p>0</text:p>
          </table:table-cell>
          <table:table-cell table:style-name="ce8" table:formula="of:=[$'FebMarch 2024'.D113]" office:value-type="float" office:value="0" calcext:value-type="float">
            <text:p>0</text:p>
          </table:table-cell>
          <table:table-cell table:style-name="ce8" table:formula="of:=[$'FebMarch 2024'.E113]" office:value-type="float" office:value="0" calcext:value-type="float">
            <text:p>0</text:p>
          </table:table-cell>
          <table:table-cell table:style-name="ce8" table:formula="of:=[$'FebMarch 2024'.F113]" office:value-type="float" office:value="0" calcext:value-type="float">
            <text:p>0</text:p>
          </table:table-cell>
          <table:table-cell table:style-name="ce8" table:formula="of:=[$'FebMarch 2024'.G113]" office:value-type="float" office:value="0" calcext:value-type="float">
            <text:p>0</text:p>
          </table:table-cell>
          <table:table-cell table:style-name="ce8" table:formula="of:=[$'FebMarch 2024'.H113]" office:value-type="float" office:value="0" calcext:value-type="float">
            <text:p>0</text:p>
          </table:table-cell>
          <table:table-cell/>
          <table:table-cell table:style-name="ce105" table:formula="of:=IF(ISNUMBER([.E429]);IF(OR([.E429]&lt;6;AND([.E429]=6;[.F429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30]&amp;&quot; &amp; &quot;&amp;[.D430]" office:value-type="string" office:string-value="Date &amp; Location" calcext:value-type="string">
            <text:p>Date &amp; Location</text:p>
          </table:table-cell>
          <table:table-cell table:style-name="ce18" table:formula="of:=[.G430]&amp;&quot; &amp; &quot;&amp;[.H430]" office:value-type="string" office:string-value="0 &amp; 0" calcext:value-type="string">
            <text:p>0 &amp; 0</text:p>
          </table:table-cell>
          <table:table-cell table:style-name="ce8" table:formula="of:=[$'FebMarch 2024'.C114]" office:value-type="string" office:string-value="Date" calcext:value-type="string">
            <text:p>Date</text:p>
          </table:table-cell>
          <table:table-cell table:style-name="ce8" table:formula="of:=[$'FebMarch 2024'.D114]" office:value-type="string" office:string-value="Location" calcext:value-type="string">
            <text:p>Location</text:p>
          </table:table-cell>
          <table:table-cell table:style-name="ce8" table:formula="of:=[$'FebMarch 2024'.E114]" office:value-type="float" office:value="0" calcext:value-type="float">
            <text:p>0</text:p>
          </table:table-cell>
          <table:table-cell table:style-name="ce8" table:formula="of:=[$'FebMarch 2024'.F114]" office:value-type="float" office:value="0" calcext:value-type="float">
            <text:p>0</text:p>
          </table:table-cell>
          <table:table-cell table:style-name="ce8" table:formula="of:=[$'FebMarch 2024'.G114]" office:value-type="float" office:value="0" calcext:value-type="float">
            <text:p>0</text:p>
          </table:table-cell>
          <table:table-cell table:style-name="ce8" table:formula="of:=[$'FebMarch 2024'.H114]" office:value-type="float" office:value="0" calcext:value-type="float">
            <text:p>0</text:p>
          </table:table-cell>
          <table:table-cell/>
          <table:table-cell table:style-name="ce105" table:formula="of:=IF(ISNUMBER([.E430]);IF(OR([.E430]&lt;6;AND([.E430]=6;[.F430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31]&amp;&quot; &amp; &quot;&amp;[.D431]" office:value-type="string" office:string-value="45373 &amp; LRC" calcext:value-type="string">
            <text:p>45373 &amp; LRC</text:p>
          </table:table-cell>
          <table:table-cell table:style-name="ce18" table:formula="of:=[.G431]&amp;&quot; &amp; &quot;&amp;[.H431]" office:value-type="string" office:string-value="0 &amp; 0" calcext:value-type="string">
            <text:p>0 &amp; 0</text:p>
          </table:table-cell>
          <table:table-cell table:style-name="ce14" table:formula="of:=[$'FebMarch 2024'.C115]" office:value-type="date" office:date-value="2024-03-22" calcext:value-type="date">
            <text:p>2024/3/22</text:p>
          </table:table-cell>
          <table:table-cell table:style-name="ce8" table:formula="of:=[$'FebMarch 2024'.D115]" office:value-type="string" office:string-value="LRC" calcext:value-type="string">
            <text:p>LRC</text:p>
          </table:table-cell>
          <table:table-cell table:style-name="ce8" table:formula="of:=[$'FebMarch 2024'.E115]" office:value-type="float" office:value="0" calcext:value-type="float">
            <text:p>0</text:p>
          </table:table-cell>
          <table:table-cell table:style-name="ce8" table:formula="of:=[$'FebMarch 2024'.F115]" office:value-type="float" office:value="0" calcext:value-type="float">
            <text:p>0</text:p>
          </table:table-cell>
          <table:table-cell table:style-name="ce8" table:formula="of:=[$'FebMarch 2024'.G115]" office:value-type="float" office:value="0" calcext:value-type="float">
            <text:p>0</text:p>
          </table:table-cell>
          <table:table-cell table:style-name="ce8" table:formula="of:=[$'FebMarch 2024'.H115]" office:value-type="float" office:value="0" calcext:value-type="float">
            <text:p>0</text:p>
          </table:table-cell>
          <table:table-cell/>
          <table:table-cell table:style-name="ce105" table:formula="of:=IF(ISNUMBER([.E431]);IF(OR([.E431]&lt;6;AND([.E431]=6;[.F431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32]&amp;&quot; &amp; &quot;&amp;[.D432]" office:value-type="string" office:string-value="Pair 1 &amp; 0" calcext:value-type="string">
            <text:p>Pair 1 &amp; 0</text:p>
          </table:table-cell>
          <table:table-cell table:style-name="ce18" table:formula="of:=[.G432]&amp;&quot; &amp; &quot;&amp;[.H432]" office:value-type="string" office:string-value="Pair 2 &amp; 0" calcext:value-type="string">
            <text:p>Pair 2 &amp; 0</text:p>
          </table:table-cell>
          <table:table-cell table:style-name="ce14" table:formula="of:=[$'FebMarch 2024'.C116]" office:value-type="string" office:string-value="Pair 1" calcext:value-type="string">
            <text:p>Pair 1</text:p>
          </table:table-cell>
          <table:table-cell table:style-name="ce8" table:formula="of:=[$'FebMarch 2024'.D116]" office:value-type="float" office:value="0" calcext:value-type="float">
            <text:p>0</text:p>
          </table:table-cell>
          <table:table-cell table:style-name="ce8" table:formula="of:=[$'FebMarch 2024'.E116]" office:value-type="string" office:string-value="Score" calcext:value-type="string">
            <text:p>Score</text:p>
          </table:table-cell>
          <table:table-cell table:style-name="ce8" table:formula="of:=[$'FebMarch 2024'.F116]" office:value-type="float" office:value="0" calcext:value-type="float">
            <text:p>0</text:p>
          </table:table-cell>
          <table:table-cell table:style-name="ce8" table:formula="of:=[$'FebMarch 2024'.G116]" office:value-type="string" office:string-value="Pair 2" calcext:value-type="string">
            <text:p>Pair 2</text:p>
          </table:table-cell>
          <table:table-cell table:style-name="ce8" table:formula="of:=[$'FebMarch 2024'.H116]" office:value-type="float" office:value="0" calcext:value-type="float">
            <text:p>0</text:p>
          </table:table-cell>
          <table:table-cell/>
          <table:table-cell table:style-name="ce105" table:formula="of:=IF(ISNUMBER([.E432]);IF(OR([.E432]&lt;6;AND([.E432]=6;[.F432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33]&amp;&quot; &amp; &quot;&amp;[.D433]" office:value-type="string" office:string-value="Andrew &amp; Mole" calcext:value-type="string">
            <text:p>Andrew &amp; Mole</text:p>
          </table:table-cell>
          <table:table-cell table:style-name="ce18" table:formula="of:=[.G433]&amp;&quot; &amp; &quot;&amp;[.H433]" office:value-type="string" office:string-value="WM &amp; Chi" calcext:value-type="string">
            <text:p>WM &amp; Chi</text:p>
          </table:table-cell>
          <table:table-cell table:style-name="ce8" table:formula="of:=[$'FebMarch 2024'.C117]" office:value-type="string" office:string-value="Andrew" calcext:value-type="string">
            <text:p>Andrew</text:p>
          </table:table-cell>
          <table:table-cell table:style-name="ce8" table:formula="of:=[$'FebMarch 2024'.D117]" office:value-type="string" office:string-value="Mole" calcext:value-type="string">
            <text:p>Mole</text:p>
          </table:table-cell>
          <table:table-cell table:style-name="ce8" table:formula="of:=[$'FebMarch 2024'.E117]" office:value-type="float" office:value="6" calcext:value-type="float">
            <text:p>6</text:p>
          </table:table-cell>
          <table:table-cell table:style-name="ce8" table:formula="of:=[$'FebMarch 2024'.F117]" office:value-type="float" office:value="0" calcext:value-type="float">
            <text:p>0</text:p>
          </table:table-cell>
          <table:table-cell table:style-name="ce8" table:formula="of:=[$'FebMarch 2024'.G117]" office:value-type="string" office:string-value="WM" calcext:value-type="string">
            <text:p>WM</text:p>
          </table:table-cell>
          <table:table-cell table:style-name="ce8" table:formula="of:=[$'FebMarch 2024'.H117]" office:value-type="string" office:string-value="Chi" calcext:value-type="string">
            <text:p>Chi</text:p>
          </table:table-cell>
          <table:table-cell/>
          <table:table-cell table:style-name="ce105" table:formula="of:=IF(ISNUMBER([.E433]);IF(OR([.E433]&lt;6;AND([.E433]=6;[.F433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434]&amp;&quot; &amp; &quot;&amp;[.D434]" office:value-type="string" office:string-value="WM &amp; Andrew" calcext:value-type="string">
            <text:p>WM &amp; Andrew</text:p>
          </table:table-cell>
          <table:table-cell table:style-name="ce18" table:formula="of:=[.G434]&amp;&quot; &amp; &quot;&amp;[.H434]" office:value-type="string" office:string-value="Mole &amp; Chi" calcext:value-type="string">
            <text:p>Mole &amp; Chi</text:p>
          </table:table-cell>
          <table:table-cell table:style-name="ce8" table:formula="of:=[$'FebMarch 2024'.C118]" office:value-type="string" office:string-value="WM" calcext:value-type="string">
            <text:p>WM</text:p>
          </table:table-cell>
          <table:table-cell table:style-name="ce8" table:formula="of:=[$'FebMarch 2024'.D118]" office:value-type="string" office:string-value="Andrew" calcext:value-type="string">
            <text:p>Andrew</text:p>
          </table:table-cell>
          <table:table-cell table:style-name="ce8" table:formula="of:=[$'FebMarch 2024'.E118]" office:value-type="float" office:value="6" calcext:value-type="float">
            <text:p>6</text:p>
          </table:table-cell>
          <table:table-cell table:style-name="ce8" table:formula="of:=[$'FebMarch 2024'.F118]" office:value-type="float" office:value="1" calcext:value-type="float">
            <text:p>1</text:p>
          </table:table-cell>
          <table:table-cell table:style-name="ce8" table:formula="of:=[$'FebMarch 2024'.G118]" office:value-type="string" office:string-value="Mole" calcext:value-type="string">
            <text:p>Mole</text:p>
          </table:table-cell>
          <table:table-cell table:style-name="ce8" table:formula="of:=[$'FebMarch 2024'.H118]" office:value-type="string" office:string-value="Chi" calcext:value-type="string">
            <text:p>Chi</text:p>
          </table:table-cell>
          <table:table-cell/>
          <table:table-cell table:style-name="ce105" table:formula="of:=IF(ISNUMBER([.E434]);IF(OR([.E434]&lt;6;AND([.E434]=6;[.F434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435]&amp;&quot; &amp; &quot;&amp;[.D435]" office:value-type="string" office:string-value="WM &amp; Mole" calcext:value-type="string">
            <text:p>WM &amp; Mole</text:p>
          </table:table-cell>
          <table:table-cell table:style-name="ce18" table:formula="of:=[.G435]&amp;&quot; &amp; &quot;&amp;[.H435]" office:value-type="string" office:string-value="Andrew &amp; Chi" calcext:value-type="string">
            <text:p>Andrew &amp; Chi</text:p>
          </table:table-cell>
          <table:table-cell table:style-name="ce8" table:formula="of:=[$'FebMarch 2024'.C119]" office:value-type="string" office:string-value="WM" calcext:value-type="string">
            <text:p>WM</text:p>
          </table:table-cell>
          <table:table-cell table:style-name="ce8" table:formula="of:=[$'FebMarch 2024'.D119]" office:value-type="string" office:string-value="Mole" calcext:value-type="string">
            <text:p>Mole</text:p>
          </table:table-cell>
          <table:table-cell table:style-name="ce8" table:formula="of:=[$'FebMarch 2024'.E119]" office:value-type="float" office:value="6" calcext:value-type="float">
            <text:p>6</text:p>
          </table:table-cell>
          <table:table-cell table:style-name="ce8" table:formula="of:=[$'FebMarch 2024'.F119]" office:value-type="float" office:value="2" calcext:value-type="float">
            <text:p>2</text:p>
          </table:table-cell>
          <table:table-cell table:style-name="ce8" table:formula="of:=[$'FebMarch 2024'.G119]" office:value-type="string" office:string-value="Andrew" calcext:value-type="string">
            <text:p>Andrew</text:p>
          </table:table-cell>
          <table:table-cell table:style-name="ce8" table:formula="of:=[$'FebMarch 2024'.H119]" office:value-type="string" office:string-value="Chi" calcext:value-type="string">
            <text:p>Chi</text:p>
          </table:table-cell>
          <table:table-cell/>
          <table:table-cell table:style-name="ce105" table:formula="of:=IF(ISNUMBER([.E435]);IF(OR([.E435]&lt;6;AND([.E435]=6;[.F435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436]&amp;&quot; &amp; &quot;&amp;[.D436]" office:value-type="string" office:string-value="WM &amp; Mole" calcext:value-type="string">
            <text:p>WM &amp; Mole</text:p>
          </table:table-cell>
          <table:table-cell table:style-name="ce18" table:formula="of:=[.G436]&amp;&quot; &amp; &quot;&amp;[.H436]" office:value-type="string" office:string-value="Chi &amp; Andrew" calcext:value-type="string">
            <text:p>Chi &amp; Andrew</text:p>
          </table:table-cell>
          <table:table-cell table:style-name="ce8" table:formula="of:=[$'FebMarch 2024'.C120]" office:value-type="string" office:string-value="WM" calcext:value-type="string">
            <text:p>WM</text:p>
          </table:table-cell>
          <table:table-cell table:style-name="ce8" table:formula="of:=[$'FebMarch 2024'.D120]" office:value-type="string" office:string-value="Mole" calcext:value-type="string">
            <text:p>Mole</text:p>
          </table:table-cell>
          <table:table-cell table:style-name="ce8" table:formula="of:=[$'FebMarch 2024'.E120]" office:value-type="float" office:value="6" calcext:value-type="float">
            <text:p>6</text:p>
          </table:table-cell>
          <table:table-cell table:style-name="ce8" table:formula="of:=[$'FebMarch 2024'.F120]" office:value-type="float" office:value="2" calcext:value-type="float">
            <text:p>2</text:p>
          </table:table-cell>
          <table:table-cell table:style-name="ce8" table:formula="of:=[$'FebMarch 2024'.G120]" office:value-type="string" office:string-value="Chi" calcext:value-type="string">
            <text:p>Chi</text:p>
          </table:table-cell>
          <table:table-cell table:style-name="ce8" table:formula="of:=[$'FebMarch 2024'.H120]" office:value-type="string" office:string-value="Andrew" calcext:value-type="string">
            <text:p>Andrew</text:p>
          </table:table-cell>
          <table:table-cell/>
          <table:table-cell table:style-name="ce105" table:formula="of:=IF(ISNUMBER([.E436]);IF(OR([.E436]&lt;6;AND([.E436]=6;[.F436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437]&amp;&quot; &amp; &quot;&amp;[.D437]" office:value-type="string" office:string-value="0 &amp; 0" calcext:value-type="string">
            <text:p>0 &amp; 0</text:p>
          </table:table-cell>
          <table:table-cell table:style-name="ce18" table:formula="of:=[.G437]&amp;&quot; &amp; &quot;&amp;[.H437]" office:value-type="string" office:string-value="0 &amp; 0" calcext:value-type="string">
            <text:p>0 &amp; 0</text:p>
          </table:table-cell>
          <table:table-cell table:style-name="ce8" table:formula="of:=[$'FebMarch 2024'.C121]" office:value-type="float" office:value="0" calcext:value-type="float">
            <text:p>0</text:p>
          </table:table-cell>
          <table:table-cell table:style-name="ce8" table:formula="of:=[$'FebMarch 2024'.D121]" office:value-type="float" office:value="0" calcext:value-type="float">
            <text:p>0</text:p>
          </table:table-cell>
          <table:table-cell table:style-name="ce8" table:formula="of:=[$'FebMarch 2024'.E121]" office:value-type="float" office:value="0" calcext:value-type="float">
            <text:p>0</text:p>
          </table:table-cell>
          <table:table-cell table:style-name="ce8" table:formula="of:=[$'FebMarch 2024'.F121]" office:value-type="float" office:value="0" calcext:value-type="float">
            <text:p>0</text:p>
          </table:table-cell>
          <table:table-cell table:style-name="ce8" table:formula="of:=[$'FebMarch 2024'.G121]" office:value-type="float" office:value="0" calcext:value-type="float">
            <text:p>0</text:p>
          </table:table-cell>
          <table:table-cell table:style-name="ce8" table:formula="of:=[$'FebMarch 2024'.H121]" office:value-type="float" office:value="0" calcext:value-type="float">
            <text:p>0</text:p>
          </table:table-cell>
          <table:table-cell/>
          <table:table-cell table:style-name="ce105" table:formula="of:=IF(ISNUMBER([.E437]);IF(OR([.E437]&lt;6;AND([.E437]=6;[.F437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38]&amp;&quot; &amp; &quot;&amp;[.D438]" office:value-type="string" office:string-value="Date &amp; Location" calcext:value-type="string">
            <text:p>Date &amp; Location</text:p>
          </table:table-cell>
          <table:table-cell table:style-name="ce18" table:formula="of:=[.G438]&amp;&quot; &amp; &quot;&amp;[.H438]" office:value-type="string" office:string-value="0 &amp; 0" calcext:value-type="string">
            <text:p>0 &amp; 0</text:p>
          </table:table-cell>
          <table:table-cell table:style-name="ce8" table:formula="of:=[$'FebMarch 2024'.C122]" office:value-type="string" office:string-value="Date" calcext:value-type="string">
            <text:p>Date</text:p>
          </table:table-cell>
          <table:table-cell table:style-name="ce8" table:formula="of:=[$'FebMarch 2024'.D122]" office:value-type="string" office:string-value="Location" calcext:value-type="string">
            <text:p>Location</text:p>
          </table:table-cell>
          <table:table-cell table:style-name="ce8" table:formula="of:=[$'FebMarch 2024'.E122]" office:value-type="float" office:value="0" calcext:value-type="float">
            <text:p>0</text:p>
          </table:table-cell>
          <table:table-cell table:style-name="ce8" table:formula="of:=[$'FebMarch 2024'.F122]" office:value-type="float" office:value="0" calcext:value-type="float">
            <text:p>0</text:p>
          </table:table-cell>
          <table:table-cell table:style-name="ce8" table:formula="of:=[$'FebMarch 2024'.G122]" office:value-type="float" office:value="0" calcext:value-type="float">
            <text:p>0</text:p>
          </table:table-cell>
          <table:table-cell table:style-name="ce8" table:formula="of:=[$'FebMarch 2024'.H122]" office:value-type="float" office:value="0" calcext:value-type="float">
            <text:p>0</text:p>
          </table:table-cell>
          <table:table-cell/>
          <table:table-cell table:style-name="ce105" table:formula="of:=IF(ISNUMBER([.E438]);IF(OR([.E438]&lt;6;AND([.E438]=6;[.F438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39]&amp;&quot; &amp; &quot;&amp;[.D439]" office:value-type="string" office:string-value="45376 &amp; LRC" calcext:value-type="string">
            <text:p>45376 &amp; LRC</text:p>
          </table:table-cell>
          <table:table-cell table:style-name="ce18" table:formula="of:=[.G439]&amp;&quot; &amp; &quot;&amp;[.H439]" office:value-type="string" office:string-value="0 &amp; 0" calcext:value-type="string">
            <text:p>0 &amp; 0</text:p>
          </table:table-cell>
          <table:table-cell table:style-name="ce14" table:formula="of:=[$'FebMarch 2024'.C123]" office:value-type="date" office:date-value="2024-03-25" calcext:value-type="date">
            <text:p>2024/3/25</text:p>
          </table:table-cell>
          <table:table-cell table:style-name="ce8" table:formula="of:=[$'FebMarch 2024'.D123]" office:value-type="string" office:string-value="LRC" calcext:value-type="string">
            <text:p>LRC</text:p>
          </table:table-cell>
          <table:table-cell table:style-name="ce8" table:formula="of:=[$'FebMarch 2024'.E123]" office:value-type="float" office:value="0" calcext:value-type="float">
            <text:p>0</text:p>
          </table:table-cell>
          <table:table-cell table:style-name="ce8" table:formula="of:=[$'FebMarch 2024'.F123]" office:value-type="float" office:value="0" calcext:value-type="float">
            <text:p>0</text:p>
          </table:table-cell>
          <table:table-cell table:style-name="ce8" table:formula="of:=[$'FebMarch 2024'.G123]" office:value-type="float" office:value="0" calcext:value-type="float">
            <text:p>0</text:p>
          </table:table-cell>
          <table:table-cell table:style-name="ce8" table:formula="of:=[$'FebMarch 2024'.H123]" office:value-type="float" office:value="0" calcext:value-type="float">
            <text:p>0</text:p>
          </table:table-cell>
          <table:table-cell/>
          <table:table-cell table:style-name="ce105" table:formula="of:=IF(ISNUMBER([.E439]);IF(OR([.E439]&lt;6;AND([.E439]=6;[.F439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40]&amp;&quot; &amp; &quot;&amp;[.D440]" office:value-type="string" office:string-value="Pair 1 &amp; 0" calcext:value-type="string">
            <text:p>Pair 1 &amp; 0</text:p>
          </table:table-cell>
          <table:table-cell table:style-name="ce18" table:formula="of:=[.G440]&amp;&quot; &amp; &quot;&amp;[.H440]" office:value-type="string" office:string-value="Pair 2 &amp; 0" calcext:value-type="string">
            <text:p>Pair 2 &amp; 0</text:p>
          </table:table-cell>
          <table:table-cell table:style-name="ce14" table:formula="of:=[$'FebMarch 2024'.C124]" office:value-type="string" office:string-value="Pair 1" calcext:value-type="string">
            <text:p>Pair 1</text:p>
          </table:table-cell>
          <table:table-cell table:style-name="ce8" table:formula="of:=[$'FebMarch 2024'.D124]" office:value-type="float" office:value="0" calcext:value-type="float">
            <text:p>0</text:p>
          </table:table-cell>
          <table:table-cell table:style-name="ce8" table:formula="of:=[$'FebMarch 2024'.E124]" office:value-type="string" office:string-value="Score" calcext:value-type="string">
            <text:p>Score</text:p>
          </table:table-cell>
          <table:table-cell table:style-name="ce8" table:formula="of:=[$'FebMarch 2024'.F124]" office:value-type="float" office:value="0" calcext:value-type="float">
            <text:p>0</text:p>
          </table:table-cell>
          <table:table-cell table:style-name="ce8" table:formula="of:=[$'FebMarch 2024'.G124]" office:value-type="string" office:string-value="Pair 2" calcext:value-type="string">
            <text:p>Pair 2</text:p>
          </table:table-cell>
          <table:table-cell table:style-name="ce8" table:formula="of:=[$'FebMarch 2024'.H124]" office:value-type="float" office:value="0" calcext:value-type="float">
            <text:p>0</text:p>
          </table:table-cell>
          <table:table-cell/>
          <table:table-cell table:style-name="ce105" table:formula="of:=IF(ISNUMBER([.E440]);IF(OR([.E440]&lt;6;AND([.E440]=6;[.F440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41]&amp;&quot; &amp; &quot;&amp;[.D441]" office:value-type="string" office:string-value="WM &amp; Chi" calcext:value-type="string">
            <text:p>WM &amp; Chi</text:p>
          </table:table-cell>
          <table:table-cell table:style-name="ce18" table:formula="of:=[.G441]&amp;&quot; &amp; &quot;&amp;[.H441]" office:value-type="string" office:string-value="Mike &amp; Batty" calcext:value-type="string">
            <text:p>Mike &amp; Batty</text:p>
          </table:table-cell>
          <table:table-cell table:style-name="ce8" table:formula="of:=[$'FebMarch 2024'.C125]" office:value-type="string" office:string-value="WM" calcext:value-type="string">
            <text:p>WM</text:p>
          </table:table-cell>
          <table:table-cell table:style-name="ce8" table:formula="of:=[$'FebMarch 2024'.D125]" office:value-type="string" office:string-value="Chi" calcext:value-type="string">
            <text:p>Chi</text:p>
          </table:table-cell>
          <table:table-cell table:style-name="ce8" table:formula="of:=[$'FebMarch 2024'.E125]" office:value-type="float" office:value="6" calcext:value-type="float">
            <text:p>6</text:p>
          </table:table-cell>
          <table:table-cell table:style-name="ce8" table:formula="of:=[$'FebMarch 2024'.F125]" office:value-type="float" office:value="1" calcext:value-type="float">
            <text:p>1</text:p>
          </table:table-cell>
          <table:table-cell table:style-name="ce8" table:formula="of:=[$'FebMarch 2024'.G125]" office:value-type="string" office:string-value="Mike" calcext:value-type="string">
            <text:p>Mike</text:p>
          </table:table-cell>
          <table:table-cell table:style-name="ce8" table:formula="of:=[$'FebMarch 2024'.H125]" office:value-type="string" office:string-value="Batty" calcext:value-type="string">
            <text:p>Batty</text:p>
          </table:table-cell>
          <table:table-cell/>
          <table:table-cell table:style-name="ce105" table:formula="of:=IF(ISNUMBER([.E441]);IF(OR([.E441]&lt;6;AND([.E441]=6;[.F441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442]&amp;&quot; &amp; &quot;&amp;[.D442]" office:value-type="string" office:string-value="WM &amp; Batty" calcext:value-type="string">
            <text:p>WM &amp; Batty</text:p>
          </table:table-cell>
          <table:table-cell table:style-name="ce18" table:formula="of:=[.G442]&amp;&quot; &amp; &quot;&amp;[.H442]" office:value-type="string" office:string-value="Mike &amp; Chi" calcext:value-type="string">
            <text:p>Mike &amp; Chi</text:p>
          </table:table-cell>
          <table:table-cell table:style-name="ce8" table:formula="of:=[$'FebMarch 2024'.C126]" office:value-type="string" office:string-value="WM" calcext:value-type="string">
            <text:p>WM</text:p>
          </table:table-cell>
          <table:table-cell table:style-name="ce8" table:formula="of:=[$'FebMarch 2024'.D126]" office:value-type="string" office:string-value="Batty" calcext:value-type="string">
            <text:p>Batty</text:p>
          </table:table-cell>
          <table:table-cell table:style-name="ce8" table:formula="of:=[$'FebMarch 2024'.E126]" office:value-type="float" office:value="6" calcext:value-type="float">
            <text:p>6</text:p>
          </table:table-cell>
          <table:table-cell table:style-name="ce8" table:formula="of:=[$'FebMarch 2024'.F126]" office:value-type="float" office:value="2" calcext:value-type="float">
            <text:p>2</text:p>
          </table:table-cell>
          <table:table-cell table:style-name="ce8" table:formula="of:=[$'FebMarch 2024'.G126]" office:value-type="string" office:string-value="Mike" calcext:value-type="string">
            <text:p>Mike</text:p>
          </table:table-cell>
          <table:table-cell table:style-name="ce8" table:formula="of:=[$'FebMarch 2024'.H126]" office:value-type="string" office:string-value="Chi" calcext:value-type="string">
            <text:p>Chi</text:p>
          </table:table-cell>
          <table:table-cell/>
          <table:table-cell table:style-name="ce105" table:formula="of:=IF(ISNUMBER([.E442]);IF(OR([.E442]&lt;6;AND([.E442]=6;[.F442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443]&amp;&quot; &amp; &quot;&amp;[.D443]" office:value-type="string" office:string-value="WM &amp; Mike" calcext:value-type="string">
            <text:p>WM &amp; Mike</text:p>
          </table:table-cell>
          <table:table-cell table:style-name="ce18" table:formula="of:=[.G443]&amp;&quot; &amp; &quot;&amp;[.H443]" office:value-type="string" office:string-value="Batty &amp; Chi" calcext:value-type="string">
            <text:p>Batty &amp; Chi</text:p>
          </table:table-cell>
          <table:table-cell table:style-name="ce8" table:formula="of:=[$'FebMarch 2024'.C127]" office:value-type="string" office:string-value="WM" calcext:value-type="string">
            <text:p>WM</text:p>
          </table:table-cell>
          <table:table-cell table:style-name="ce8" table:formula="of:=[$'FebMarch 2024'.D127]" office:value-type="string" office:string-value="Mike" calcext:value-type="string">
            <text:p>Mike</text:p>
          </table:table-cell>
          <table:table-cell table:style-name="ce8" table:formula="of:=[$'FebMarch 2024'.E127]" office:value-type="float" office:value="6" calcext:value-type="float">
            <text:p>6</text:p>
          </table:table-cell>
          <table:table-cell table:style-name="ce8" table:formula="of:=[$'FebMarch 2024'.F127]" office:value-type="float" office:value="1" calcext:value-type="float">
            <text:p>1</text:p>
          </table:table-cell>
          <table:table-cell table:style-name="ce8" table:formula="of:=[$'FebMarch 2024'.G127]" office:value-type="string" office:string-value="Batty" calcext:value-type="string">
            <text:p>Batty</text:p>
          </table:table-cell>
          <table:table-cell table:style-name="ce8" table:formula="of:=[$'FebMarch 2024'.H127]" office:value-type="string" office:string-value="Chi" calcext:value-type="string">
            <text:p>Chi</text:p>
          </table:table-cell>
          <table:table-cell/>
          <table:table-cell table:style-name="ce105" table:formula="of:=IF(ISNUMBER([.E443]);IF(OR([.E443]&lt;6;AND([.E443]=6;[.F443]=5)); 0.5;1);0)" office:value-type="float" office:value="1" calcext:value-type="float">
            <text:p>1.00</text:p>
          </table:table-cell>
          <table:table-cell table:number-columns-repeated="1014"/>
        </table:table-row>
        <table:table-row table:style-name="ro2">
          <table:table-cell table:style-name="ce16" table:formula="of:=[.C444]&amp;&quot; &amp; &quot;&amp;[.D444]" office:value-type="string" office:string-value="0 &amp; 0" calcext:value-type="string">
            <text:p>0 &amp; 0</text:p>
          </table:table-cell>
          <table:table-cell table:style-name="ce18" table:formula="of:=[.G444]&amp;&quot; &amp; &quot;&amp;[.H444]" office:value-type="string" office:string-value="0 &amp; 0" calcext:value-type="string">
            <text:p>0 &amp; 0</text:p>
          </table:table-cell>
          <table:table-cell table:style-name="ce8" table:formula="of:=[$'FebMarch 2024'.C128]" office:value-type="float" office:value="0" calcext:value-type="float">
            <text:p>0</text:p>
          </table:table-cell>
          <table:table-cell table:style-name="ce8" table:formula="of:=[$'FebMarch 2024'.D128]" office:value-type="float" office:value="0" calcext:value-type="float">
            <text:p>0</text:p>
          </table:table-cell>
          <table:table-cell table:style-name="ce8" table:formula="of:=[$'FebMarch 2024'.E128]" office:value-type="float" office:value="0" calcext:value-type="float">
            <text:p>0</text:p>
          </table:table-cell>
          <table:table-cell table:style-name="ce8" table:formula="of:=[$'FebMarch 2024'.F128]" office:value-type="float" office:value="0" calcext:value-type="float">
            <text:p>0</text:p>
          </table:table-cell>
          <table:table-cell table:style-name="ce8" table:formula="of:=[$'FebMarch 2024'.G128]" office:value-type="float" office:value="0" calcext:value-type="float">
            <text:p>0</text:p>
          </table:table-cell>
          <table:table-cell table:style-name="ce8" table:formula="of:=[$'FebMarch 2024'.H128]" office:value-type="float" office:value="0" calcext:value-type="float">
            <text:p>0</text:p>
          </table:table-cell>
          <table:table-cell/>
          <table:table-cell table:style-name="ce105" table:formula="of:=IF(ISNUMBER([.E444]);IF(OR([.E444]&lt;6;AND([.E444]=6;[.F444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45]&amp;&quot; &amp; &quot;&amp;[.D445]" office:value-type="string" office:string-value="0 &amp; 0" calcext:value-type="string">
            <text:p>0 &amp; 0</text:p>
          </table:table-cell>
          <table:table-cell table:style-name="ce18" table:formula="of:=[.G445]&amp;&quot; &amp; &quot;&amp;[.H445]" office:value-type="string" office:string-value="0 &amp; 0" calcext:value-type="string">
            <text:p>0 &amp; 0</text:p>
          </table:table-cell>
          <table:table-cell table:style-name="ce8" table:formula="of:=[$'FebMarch 2024'.C129]" office:value-type="float" office:value="0" calcext:value-type="float">
            <text:p>0</text:p>
          </table:table-cell>
          <table:table-cell table:style-name="ce8" table:formula="of:=[$'FebMarch 2024'.D129]" office:value-type="float" office:value="0" calcext:value-type="float">
            <text:p>0</text:p>
          </table:table-cell>
          <table:table-cell table:style-name="ce8" table:formula="of:=[$'FebMarch 2024'.E129]" office:value-type="float" office:value="0" calcext:value-type="float">
            <text:p>0</text:p>
          </table:table-cell>
          <table:table-cell table:style-name="ce8" table:formula="of:=[$'FebMarch 2024'.F129]" office:value-type="float" office:value="0" calcext:value-type="float">
            <text:p>0</text:p>
          </table:table-cell>
          <table:table-cell table:style-name="ce8" table:formula="of:=[$'FebMarch 2024'.G129]" office:value-type="float" office:value="0" calcext:value-type="float">
            <text:p>0</text:p>
          </table:table-cell>
          <table:table-cell table:style-name="ce8" table:formula="of:=[$'FebMarch 2024'.H129]" office:value-type="float" office:value="0" calcext:value-type="float">
            <text:p>0</text:p>
          </table:table-cell>
          <table:table-cell/>
          <table:table-cell table:style-name="ce105" table:formula="of:=IF(ISNUMBER([.E445]);IF(OR([.E445]&lt;6;AND([.E445]=6;[.F445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46]&amp;&quot; &amp; &quot;&amp;[.D446]" office:value-type="string" office:string-value="0 &amp; 0" calcext:value-type="string">
            <text:p>0 &amp; 0</text:p>
          </table:table-cell>
          <table:table-cell table:style-name="ce18" table:formula="of:=[.G446]&amp;&quot; &amp; &quot;&amp;[.H446]" office:value-type="string" office:string-value="0 &amp; 0" calcext:value-type="string">
            <text:p>0 &amp; 0</text:p>
          </table:table-cell>
          <table:table-cell table:style-name="ce8" table:formula="of:=[$'FebMarch 2024'.C130]" office:value-type="float" office:value="0" calcext:value-type="float">
            <text:p>0</text:p>
          </table:table-cell>
          <table:table-cell table:style-name="ce8" table:formula="of:=[$'FebMarch 2024'.D130]" office:value-type="float" office:value="0" calcext:value-type="float">
            <text:p>0</text:p>
          </table:table-cell>
          <table:table-cell table:style-name="ce8" table:formula="of:=[$'FebMarch 2024'.E130]" office:value-type="float" office:value="0" calcext:value-type="float">
            <text:p>0</text:p>
          </table:table-cell>
          <table:table-cell table:style-name="ce8" table:formula="of:=[$'FebMarch 2024'.F130]" office:value-type="float" office:value="0" calcext:value-type="float">
            <text:p>0</text:p>
          </table:table-cell>
          <table:table-cell table:style-name="ce8" table:formula="of:=[$'FebMarch 2024'.G130]" office:value-type="float" office:value="0" calcext:value-type="float">
            <text:p>0</text:p>
          </table:table-cell>
          <table:table-cell table:style-name="ce8" table:formula="of:=[$'FebMarch 2024'.H130]" office:value-type="float" office:value="0" calcext:value-type="float">
            <text:p>0</text:p>
          </table:table-cell>
          <table:table-cell/>
          <table:table-cell table:style-name="ce105" table:formula="of:=IF(ISNUMBER([.E446]);IF(OR([.E446]&lt;6;AND([.E446]=6;[.F446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47]&amp;&quot; &amp; &quot;&amp;[.D447]" office:value-type="string" office:string-value="0 &amp; 0" calcext:value-type="string">
            <text:p>0 &amp; 0</text:p>
          </table:table-cell>
          <table:table-cell table:style-name="ce18" table:formula="of:=[.G447]&amp;&quot; &amp; &quot;&amp;[.H447]" office:value-type="string" office:string-value="0 &amp; 0" calcext:value-type="string">
            <text:p>0 &amp; 0</text:p>
          </table:table-cell>
          <table:table-cell table:style-name="ce8" table:formula="of:=[$'FebMarch 2024'.C131]" office:value-type="float" office:value="0" calcext:value-type="float">
            <text:p>0</text:p>
          </table:table-cell>
          <table:table-cell table:style-name="ce8" table:formula="of:=[$'FebMarch 2024'.D131]" office:value-type="float" office:value="0" calcext:value-type="float">
            <text:p>0</text:p>
          </table:table-cell>
          <table:table-cell table:style-name="ce8" table:formula="of:=[$'FebMarch 2024'.E131]" office:value-type="float" office:value="0" calcext:value-type="float">
            <text:p>0</text:p>
          </table:table-cell>
          <table:table-cell table:style-name="ce8" table:formula="of:=[$'FebMarch 2024'.F131]" office:value-type="float" office:value="0" calcext:value-type="float">
            <text:p>0</text:p>
          </table:table-cell>
          <table:table-cell table:style-name="ce8" table:formula="of:=[$'FebMarch 2024'.G131]" office:value-type="float" office:value="0" calcext:value-type="float">
            <text:p>0</text:p>
          </table:table-cell>
          <table:table-cell table:style-name="ce8" table:formula="of:=[$'FebMarch 2024'.H131]" office:value-type="float" office:value="0" calcext:value-type="float">
            <text:p>0</text:p>
          </table:table-cell>
          <table:table-cell/>
          <table:table-cell table:style-name="ce105" table:formula="of:=IF(ISNUMBER([.E447]);IF(OR([.E447]&lt;6;AND([.E447]=6;[.F447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48]&amp;&quot; &amp; &quot;&amp;[.D448]" office:value-type="string" office:string-value="0 &amp; 0" calcext:value-type="string">
            <text:p>0 &amp; 0</text:p>
          </table:table-cell>
          <table:table-cell table:style-name="ce18" table:formula="of:=[.G448]&amp;&quot; &amp; &quot;&amp;[.H448]" office:value-type="string" office:string-value="0 &amp; 0" calcext:value-type="string">
            <text:p>0 &amp; 0</text:p>
          </table:table-cell>
          <table:table-cell table:style-name="ce8" table:formula="of:=[$'FebMarch 2024'.C132]" office:value-type="float" office:value="0" calcext:value-type="float">
            <text:p>0</text:p>
          </table:table-cell>
          <table:table-cell table:style-name="ce8" table:formula="of:=[$'FebMarch 2024'.D132]" office:value-type="float" office:value="0" calcext:value-type="float">
            <text:p>0</text:p>
          </table:table-cell>
          <table:table-cell table:style-name="ce8" table:formula="of:=[$'FebMarch 2024'.E132]" office:value-type="float" office:value="0" calcext:value-type="float">
            <text:p>0</text:p>
          </table:table-cell>
          <table:table-cell table:style-name="ce8" table:formula="of:=[$'FebMarch 2024'.F132]" office:value-type="float" office:value="0" calcext:value-type="float">
            <text:p>0</text:p>
          </table:table-cell>
          <table:table-cell table:style-name="ce8" table:formula="of:=[$'FebMarch 2024'.G132]" office:value-type="float" office:value="0" calcext:value-type="float">
            <text:p>0</text:p>
          </table:table-cell>
          <table:table-cell table:style-name="ce8" table:formula="of:=[$'FebMarch 2024'.H132]" office:value-type="float" office:value="0" calcext:value-type="float">
            <text:p>0</text:p>
          </table:table-cell>
          <table:table-cell/>
          <table:table-cell table:style-name="ce105" table:formula="of:=IF(ISNUMBER([.E448]);IF(OR([.E448]&lt;6;AND([.E448]=6;[.F448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49]&amp;&quot; &amp; &quot;&amp;[.D449]" office:value-type="string" office:string-value="0 &amp; 0" calcext:value-type="string">
            <text:p>0 &amp; 0</text:p>
          </table:table-cell>
          <table:table-cell table:style-name="ce18" table:formula="of:=[.G449]&amp;&quot; &amp; &quot;&amp;[.H449]" office:value-type="string" office:string-value="0 &amp; 0" calcext:value-type="string">
            <text:p>0 &amp; 0</text:p>
          </table:table-cell>
          <table:table-cell table:style-name="ce8" table:formula="of:=[$'FebMarch 2024'.C133]" office:value-type="float" office:value="0" calcext:value-type="float">
            <text:p>0</text:p>
          </table:table-cell>
          <table:table-cell table:style-name="ce8" table:formula="of:=[$'FebMarch 2024'.D133]" office:value-type="float" office:value="0" calcext:value-type="float">
            <text:p>0</text:p>
          </table:table-cell>
          <table:table-cell table:style-name="ce8" table:formula="of:=[$'FebMarch 2024'.E133]" office:value-type="float" office:value="0" calcext:value-type="float">
            <text:p>0</text:p>
          </table:table-cell>
          <table:table-cell table:style-name="ce8" table:formula="of:=[$'FebMarch 2024'.F133]" office:value-type="float" office:value="0" calcext:value-type="float">
            <text:p>0</text:p>
          </table:table-cell>
          <table:table-cell table:style-name="ce8" table:formula="of:=[$'FebMarch 2024'.G133]" office:value-type="float" office:value="0" calcext:value-type="float">
            <text:p>0</text:p>
          </table:table-cell>
          <table:table-cell table:style-name="ce8" table:formula="of:=[$'FebMarch 2024'.H133]" office:value-type="float" office:value="0" calcext:value-type="float">
            <text:p>0</text:p>
          </table:table-cell>
          <table:table-cell/>
          <table:table-cell table:style-name="ce105" table:formula="of:=IF(ISNUMBER([.E449]);IF(OR([.E449]&lt;6;AND([.E449]=6;[.F449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50]&amp;&quot; &amp; &quot;&amp;[.D450]" office:value-type="string" office:string-value="0 &amp; 0" calcext:value-type="string">
            <text:p>0 &amp; 0</text:p>
          </table:table-cell>
          <table:table-cell table:style-name="ce18" table:formula="of:=[.G450]&amp;&quot; &amp; &quot;&amp;[.H450]" office:value-type="string" office:string-value="0 &amp; 0" calcext:value-type="string">
            <text:p>0 &amp; 0</text:p>
          </table:table-cell>
          <table:table-cell table:style-name="ce8" table:formula="of:=[$'FebMarch 2024'.C134]" office:value-type="float" office:value="0" calcext:value-type="float">
            <text:p>0</text:p>
          </table:table-cell>
          <table:table-cell table:style-name="ce8" table:formula="of:=[$'FebMarch 2024'.D134]" office:value-type="float" office:value="0" calcext:value-type="float">
            <text:p>0</text:p>
          </table:table-cell>
          <table:table-cell table:style-name="ce8" table:formula="of:=[$'FebMarch 2024'.E134]" office:value-type="float" office:value="0" calcext:value-type="float">
            <text:p>0</text:p>
          </table:table-cell>
          <table:table-cell table:style-name="ce8" table:formula="of:=[$'FebMarch 2024'.F134]" office:value-type="float" office:value="0" calcext:value-type="float">
            <text:p>0</text:p>
          </table:table-cell>
          <table:table-cell table:style-name="ce8" table:formula="of:=[$'FebMarch 2024'.G134]" office:value-type="float" office:value="0" calcext:value-type="float">
            <text:p>0</text:p>
          </table:table-cell>
          <table:table-cell table:style-name="ce8" table:formula="of:=[$'FebMarch 2024'.H134]" office:value-type="float" office:value="0" calcext:value-type="float">
            <text:p>0</text:p>
          </table:table-cell>
          <table:table-cell/>
          <table:table-cell table:style-name="ce105" table:formula="of:=IF(ISNUMBER([.E450]);IF(OR([.E450]&lt;6;AND([.E450]=6;[.F450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51]&amp;&quot; &amp; &quot;&amp;[.D451]" office:value-type="string" office:string-value="0 &amp; 0" calcext:value-type="string">
            <text:p>0 &amp; 0</text:p>
          </table:table-cell>
          <table:table-cell table:style-name="ce18" table:formula="of:=[.G451]&amp;&quot; &amp; &quot;&amp;[.H451]" office:value-type="string" office:string-value="0 &amp; 0" calcext:value-type="string">
            <text:p>0 &amp; 0</text:p>
          </table:table-cell>
          <table:table-cell table:style-name="ce8" table:formula="of:=[$'FebMarch 2024'.C135]" office:value-type="float" office:value="0" calcext:value-type="float">
            <text:p>0</text:p>
          </table:table-cell>
          <table:table-cell table:style-name="ce8" table:formula="of:=[$'FebMarch 2024'.D135]" office:value-type="float" office:value="0" calcext:value-type="float">
            <text:p>0</text:p>
          </table:table-cell>
          <table:table-cell table:style-name="ce8" table:formula="of:=[$'FebMarch 2024'.E135]" office:value-type="float" office:value="0" calcext:value-type="float">
            <text:p>0</text:p>
          </table:table-cell>
          <table:table-cell table:style-name="ce8" table:formula="of:=[$'FebMarch 2024'.F135]" office:value-type="float" office:value="0" calcext:value-type="float">
            <text:p>0</text:p>
          </table:table-cell>
          <table:table-cell table:style-name="ce8" table:formula="of:=[$'FebMarch 2024'.G135]" office:value-type="float" office:value="0" calcext:value-type="float">
            <text:p>0</text:p>
          </table:table-cell>
          <table:table-cell table:style-name="ce8" table:formula="of:=[$'FebMarch 2024'.H135]" office:value-type="float" office:value="0" calcext:value-type="float">
            <text:p>0</text:p>
          </table:table-cell>
          <table:table-cell/>
          <table:table-cell table:style-name="ce105" table:formula="of:=IF(ISNUMBER([.E451]);IF(OR([.E451]&lt;6;AND([.E451]=6;[.F451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52]&amp;&quot; &amp; &quot;&amp;[.D452]" office:value-type="string" office:string-value="0 &amp; 0" calcext:value-type="string">
            <text:p>0 &amp; 0</text:p>
          </table:table-cell>
          <table:table-cell table:style-name="ce18" table:formula="of:=[.G452]&amp;&quot; &amp; &quot;&amp;[.H452]" office:value-type="string" office:string-value="0 &amp; 0" calcext:value-type="string">
            <text:p>0 &amp; 0</text:p>
          </table:table-cell>
          <table:table-cell table:style-name="ce8" table:formula="of:=[$'FebMarch 2024'.C136]" office:value-type="float" office:value="0" calcext:value-type="float">
            <text:p>0</text:p>
          </table:table-cell>
          <table:table-cell table:style-name="ce8" table:formula="of:=[$'FebMarch 2024'.D136]" office:value-type="float" office:value="0" calcext:value-type="float">
            <text:p>0</text:p>
          </table:table-cell>
          <table:table-cell table:style-name="ce8" table:formula="of:=[$'FebMarch 2024'.E136]" office:value-type="float" office:value="0" calcext:value-type="float">
            <text:p>0</text:p>
          </table:table-cell>
          <table:table-cell table:style-name="ce8" table:formula="of:=[$'FebMarch 2024'.F136]" office:value-type="float" office:value="0" calcext:value-type="float">
            <text:p>0</text:p>
          </table:table-cell>
          <table:table-cell table:style-name="ce8" table:formula="of:=[$'FebMarch 2024'.G136]" office:value-type="float" office:value="0" calcext:value-type="float">
            <text:p>0</text:p>
          </table:table-cell>
          <table:table-cell table:style-name="ce8" table:formula="of:=[$'FebMarch 2024'.H136]" office:value-type="float" office:value="0" calcext:value-type="float">
            <text:p>0</text:p>
          </table:table-cell>
          <table:table-cell/>
          <table:table-cell table:style-name="ce105" table:formula="of:=IF(ISNUMBER([.E452]);IF(OR([.E452]&lt;6;AND([.E452]=6;[.F452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53]&amp;&quot; &amp; &quot;&amp;[.D453]" office:value-type="string" office:string-value="0 &amp; 0" calcext:value-type="string">
            <text:p>0 &amp; 0</text:p>
          </table:table-cell>
          <table:table-cell table:style-name="ce18" table:formula="of:=[.G453]&amp;&quot; &amp; &quot;&amp;[.H453]" office:value-type="string" office:string-value="0 &amp; 0" calcext:value-type="string">
            <text:p>0 &amp; 0</text:p>
          </table:table-cell>
          <table:table-cell table:style-name="ce8" table:formula="of:=[$'FebMarch 2024'.C137]" office:value-type="float" office:value="0" calcext:value-type="float">
            <text:p>0</text:p>
          </table:table-cell>
          <table:table-cell table:style-name="ce8" table:formula="of:=[$'FebMarch 2024'.D137]" office:value-type="float" office:value="0" calcext:value-type="float">
            <text:p>0</text:p>
          </table:table-cell>
          <table:table-cell table:style-name="ce8" table:formula="of:=[$'FebMarch 2024'.E137]" office:value-type="float" office:value="0" calcext:value-type="float">
            <text:p>0</text:p>
          </table:table-cell>
          <table:table-cell table:style-name="ce8" table:formula="of:=[$'FebMarch 2024'.F137]" office:value-type="float" office:value="0" calcext:value-type="float">
            <text:p>0</text:p>
          </table:table-cell>
          <table:table-cell table:style-name="ce8" table:formula="of:=[$'FebMarch 2024'.G137]" office:value-type="float" office:value="0" calcext:value-type="float">
            <text:p>0</text:p>
          </table:table-cell>
          <table:table-cell table:style-name="ce8" table:formula="of:=[$'FebMarch 2024'.H137]" office:value-type="float" office:value="0" calcext:value-type="float">
            <text:p>0</text:p>
          </table:table-cell>
          <table:table-cell/>
          <table:table-cell table:style-name="ce105" table:formula="of:=IF(ISNUMBER([.E453]);IF(OR([.E453]&lt;6;AND([.E453]=6;[.F453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54]&amp;&quot; &amp; &quot;&amp;[.D454]" office:value-type="string" office:string-value="0 &amp; 0" calcext:value-type="string">
            <text:p>0 &amp; 0</text:p>
          </table:table-cell>
          <table:table-cell table:style-name="ce18" table:formula="of:=[.G454]&amp;&quot; &amp; &quot;&amp;[.H454]" office:value-type="string" office:string-value="0 &amp; 0" calcext:value-type="string">
            <text:p>0 &amp; 0</text:p>
          </table:table-cell>
          <table:table-cell table:style-name="ce8" table:formula="of:=[$'FebMarch 2024'.C138]" office:value-type="float" office:value="0" calcext:value-type="float">
            <text:p>0</text:p>
          </table:table-cell>
          <table:table-cell table:style-name="ce8" table:formula="of:=[$'FebMarch 2024'.D138]" office:value-type="float" office:value="0" calcext:value-type="float">
            <text:p>0</text:p>
          </table:table-cell>
          <table:table-cell table:style-name="ce8" table:formula="of:=[$'FebMarch 2024'.E138]" office:value-type="float" office:value="0" calcext:value-type="float">
            <text:p>0</text:p>
          </table:table-cell>
          <table:table-cell table:style-name="ce8" table:formula="of:=[$'FebMarch 2024'.F138]" office:value-type="float" office:value="0" calcext:value-type="float">
            <text:p>0</text:p>
          </table:table-cell>
          <table:table-cell table:style-name="ce8" table:formula="of:=[$'FebMarch 2024'.G138]" office:value-type="float" office:value="0" calcext:value-type="float">
            <text:p>0</text:p>
          </table:table-cell>
          <table:table-cell table:style-name="ce8" table:formula="of:=[$'FebMarch 2024'.H138]" office:value-type="float" office:value="0" calcext:value-type="float">
            <text:p>0</text:p>
          </table:table-cell>
          <table:table-cell/>
          <table:table-cell table:style-name="ce105" table:formula="of:=IF(ISNUMBER([.E454]);IF(OR([.E454]&lt;6;AND([.E454]=6;[.F454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55]&amp;&quot; &amp; &quot;&amp;[.D455]" office:value-type="string" office:string-value="0 &amp; 0" calcext:value-type="string">
            <text:p>0 &amp; 0</text:p>
          </table:table-cell>
          <table:table-cell table:style-name="ce18" table:formula="of:=[.G455]&amp;&quot; &amp; &quot;&amp;[.H455]" office:value-type="string" office:string-value="0 &amp; 0" calcext:value-type="string">
            <text:p>0 &amp; 0</text:p>
          </table:table-cell>
          <table:table-cell table:style-name="ce8" table:formula="of:=[$'FebMarch 2024'.C139]" office:value-type="float" office:value="0" calcext:value-type="float">
            <text:p>0</text:p>
          </table:table-cell>
          <table:table-cell table:style-name="ce8" table:formula="of:=[$'FebMarch 2024'.D139]" office:value-type="float" office:value="0" calcext:value-type="float">
            <text:p>0</text:p>
          </table:table-cell>
          <table:table-cell table:style-name="ce8" table:formula="of:=[$'FebMarch 2024'.E139]" office:value-type="float" office:value="0" calcext:value-type="float">
            <text:p>0</text:p>
          </table:table-cell>
          <table:table-cell table:style-name="ce8" table:formula="of:=[$'FebMarch 2024'.F139]" office:value-type="float" office:value="0" calcext:value-type="float">
            <text:p>0</text:p>
          </table:table-cell>
          <table:table-cell table:style-name="ce8" table:formula="of:=[$'FebMarch 2024'.G139]" office:value-type="float" office:value="0" calcext:value-type="float">
            <text:p>0</text:p>
          </table:table-cell>
          <table:table-cell table:style-name="ce8" table:formula="of:=[$'FebMarch 2024'.H139]" office:value-type="float" office:value="0" calcext:value-type="float">
            <text:p>0</text:p>
          </table:table-cell>
          <table:table-cell/>
          <table:table-cell table:style-name="ce105" table:formula="of:=IF(ISNUMBER([.E455]);IF(OR([.E455]&lt;6;AND([.E455]=6;[.F455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56]&amp;&quot; &amp; &quot;&amp;[.D456]" office:value-type="string" office:string-value="0 &amp; 0" calcext:value-type="string">
            <text:p>0 &amp; 0</text:p>
          </table:table-cell>
          <table:table-cell table:style-name="ce18" table:formula="of:=[.G456]&amp;&quot; &amp; &quot;&amp;[.H456]" office:value-type="string" office:string-value="0 &amp; 0" calcext:value-type="string">
            <text:p>0 &amp; 0</text:p>
          </table:table-cell>
          <table:table-cell table:style-name="ce8" table:formula="of:=[$'FebMarch 2024'.C140]" office:value-type="float" office:value="0" calcext:value-type="float">
            <text:p>0</text:p>
          </table:table-cell>
          <table:table-cell table:style-name="ce8" table:formula="of:=[$'FebMarch 2024'.D140]" office:value-type="float" office:value="0" calcext:value-type="float">
            <text:p>0</text:p>
          </table:table-cell>
          <table:table-cell table:style-name="ce8" table:formula="of:=[$'FebMarch 2024'.E140]" office:value-type="float" office:value="0" calcext:value-type="float">
            <text:p>0</text:p>
          </table:table-cell>
          <table:table-cell table:style-name="ce8" table:formula="of:=[$'FebMarch 2024'.F140]" office:value-type="float" office:value="0" calcext:value-type="float">
            <text:p>0</text:p>
          </table:table-cell>
          <table:table-cell table:style-name="ce8" table:formula="of:=[$'FebMarch 2024'.G140]" office:value-type="float" office:value="0" calcext:value-type="float">
            <text:p>0</text:p>
          </table:table-cell>
          <table:table-cell table:style-name="ce8" table:formula="of:=[$'FebMarch 2024'.H140]" office:value-type="float" office:value="0" calcext:value-type="float">
            <text:p>0</text:p>
          </table:table-cell>
          <table:table-cell/>
          <table:table-cell table:style-name="ce105" table:formula="of:=IF(ISNUMBER([.E456]);IF(OR([.E456]&lt;6;AND([.E456]=6;[.F456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57]&amp;&quot; &amp; &quot;&amp;[.D457]" office:value-type="string" office:string-value="0 &amp; 0" calcext:value-type="string">
            <text:p>0 &amp; 0</text:p>
          </table:table-cell>
          <table:table-cell table:style-name="ce18" table:formula="of:=[.G457]&amp;&quot; &amp; &quot;&amp;[.H457]" office:value-type="string" office:string-value="0 &amp; 0" calcext:value-type="string">
            <text:p>0 &amp; 0</text:p>
          </table:table-cell>
          <table:table-cell table:style-name="ce8" table:formula="of:=[$'FebMarch 2024'.C141]" office:value-type="float" office:value="0" calcext:value-type="float">
            <text:p>0</text:p>
          </table:table-cell>
          <table:table-cell table:style-name="ce8" table:formula="of:=[$'FebMarch 2024'.D141]" office:value-type="float" office:value="0" calcext:value-type="float">
            <text:p>0</text:p>
          </table:table-cell>
          <table:table-cell table:style-name="ce8" table:formula="of:=[$'FebMarch 2024'.E141]" office:value-type="float" office:value="0" calcext:value-type="float">
            <text:p>0</text:p>
          </table:table-cell>
          <table:table-cell table:style-name="ce8" table:formula="of:=[$'FebMarch 2024'.F141]" office:value-type="float" office:value="0" calcext:value-type="float">
            <text:p>0</text:p>
          </table:table-cell>
          <table:table-cell table:style-name="ce8" table:formula="of:=[$'FebMarch 2024'.G141]" office:value-type="float" office:value="0" calcext:value-type="float">
            <text:p>0</text:p>
          </table:table-cell>
          <table:table-cell table:style-name="ce8" table:formula="of:=[$'FebMarch 2024'.H141]" office:value-type="float" office:value="0" calcext:value-type="float">
            <text:p>0</text:p>
          </table:table-cell>
          <table:table-cell/>
          <table:table-cell table:style-name="ce105" table:formula="of:=IF(ISNUMBER([.E457]);IF(OR([.E457]&lt;6;AND([.E457]=6;[.F457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58]&amp;&quot; &amp; &quot;&amp;[.D458]" office:value-type="string" office:string-value="0 &amp; 0" calcext:value-type="string">
            <text:p>0 &amp; 0</text:p>
          </table:table-cell>
          <table:table-cell table:style-name="ce18" table:formula="of:=[.G458]&amp;&quot; &amp; &quot;&amp;[.H458]" office:value-type="string" office:string-value="0 &amp; 0" calcext:value-type="string">
            <text:p>0 &amp; 0</text:p>
          </table:table-cell>
          <table:table-cell table:style-name="ce8" table:formula="of:=[$'FebMarch 2024'.C142]" office:value-type="float" office:value="0" calcext:value-type="float">
            <text:p>0</text:p>
          </table:table-cell>
          <table:table-cell table:style-name="ce8" table:formula="of:=[$'FebMarch 2024'.D142]" office:value-type="float" office:value="0" calcext:value-type="float">
            <text:p>0</text:p>
          </table:table-cell>
          <table:table-cell table:style-name="ce8" table:formula="of:=[$'FebMarch 2024'.E142]" office:value-type="float" office:value="0" calcext:value-type="float">
            <text:p>0</text:p>
          </table:table-cell>
          <table:table-cell table:style-name="ce8" table:formula="of:=[$'FebMarch 2024'.F142]" office:value-type="float" office:value="0" calcext:value-type="float">
            <text:p>0</text:p>
          </table:table-cell>
          <table:table-cell table:style-name="ce8" table:formula="of:=[$'FebMarch 2024'.G142]" office:value-type="float" office:value="0" calcext:value-type="float">
            <text:p>0</text:p>
          </table:table-cell>
          <table:table-cell table:style-name="ce8" table:formula="of:=[$'FebMarch 2024'.H142]" office:value-type="float" office:value="0" calcext:value-type="float">
            <text:p>0</text:p>
          </table:table-cell>
          <table:table-cell/>
          <table:table-cell table:style-name="ce105" table:formula="of:=IF(ISNUMBER([.E458]);IF(OR([.E458]&lt;6;AND([.E458]=6;[.F458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59]&amp;&quot; &amp; &quot;&amp;[.D459]" office:value-type="string" office:string-value="0 &amp; 0" calcext:value-type="string">
            <text:p>0 &amp; 0</text:p>
          </table:table-cell>
          <table:table-cell table:style-name="ce18" table:formula="of:=[.G459]&amp;&quot; &amp; &quot;&amp;[.H459]" office:value-type="string" office:string-value="0 &amp; 0" calcext:value-type="string">
            <text:p>0 &amp; 0</text:p>
          </table:table-cell>
          <table:table-cell table:style-name="ce8" table:formula="of:=[$'FebMarch 2024'.C143]" office:value-type="float" office:value="0" calcext:value-type="float">
            <text:p>0</text:p>
          </table:table-cell>
          <table:table-cell table:style-name="ce8" table:formula="of:=[$'FebMarch 2024'.D143]" office:value-type="float" office:value="0" calcext:value-type="float">
            <text:p>0</text:p>
          </table:table-cell>
          <table:table-cell table:style-name="ce8" table:formula="of:=[$'FebMarch 2024'.E143]" office:value-type="float" office:value="0" calcext:value-type="float">
            <text:p>0</text:p>
          </table:table-cell>
          <table:table-cell table:style-name="ce8" table:formula="of:=[$'FebMarch 2024'.F143]" office:value-type="float" office:value="0" calcext:value-type="float">
            <text:p>0</text:p>
          </table:table-cell>
          <table:table-cell table:style-name="ce8" table:formula="of:=[$'FebMarch 2024'.G143]" office:value-type="float" office:value="0" calcext:value-type="float">
            <text:p>0</text:p>
          </table:table-cell>
          <table:table-cell table:style-name="ce8" table:formula="of:=[$'FebMarch 2024'.H143]" office:value-type="float" office:value="0" calcext:value-type="float">
            <text:p>0</text:p>
          </table:table-cell>
          <table:table-cell/>
          <table:table-cell table:style-name="ce105" table:formula="of:=IF(ISNUMBER([.E459]);IF(OR([.E459]&lt;6;AND([.E459]=6;[.F459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60]&amp;&quot; &amp; &quot;&amp;[.D460]" office:value-type="string" office:string-value="0 &amp; 0" calcext:value-type="string">
            <text:p>0 &amp; 0</text:p>
          </table:table-cell>
          <table:table-cell table:style-name="ce18" table:formula="of:=[.G460]&amp;&quot; &amp; &quot;&amp;[.H460]" office:value-type="string" office:string-value="0 &amp; 0" calcext:value-type="string">
            <text:p>0 &amp; 0</text:p>
          </table:table-cell>
          <table:table-cell table:style-name="ce8" table:formula="of:=[$'FebMarch 2024'.C144]" office:value-type="float" office:value="0" calcext:value-type="float">
            <text:p>0</text:p>
          </table:table-cell>
          <table:table-cell table:style-name="ce8" table:formula="of:=[$'FebMarch 2024'.D144]" office:value-type="float" office:value="0" calcext:value-type="float">
            <text:p>0</text:p>
          </table:table-cell>
          <table:table-cell table:style-name="ce8" table:formula="of:=[$'FebMarch 2024'.E144]" office:value-type="float" office:value="0" calcext:value-type="float">
            <text:p>0</text:p>
          </table:table-cell>
          <table:table-cell table:style-name="ce8" table:formula="of:=[$'FebMarch 2024'.F144]" office:value-type="float" office:value="0" calcext:value-type="float">
            <text:p>0</text:p>
          </table:table-cell>
          <table:table-cell table:style-name="ce8" table:formula="of:=[$'FebMarch 2024'.G144]" office:value-type="float" office:value="0" calcext:value-type="float">
            <text:p>0</text:p>
          </table:table-cell>
          <table:table-cell table:style-name="ce8" table:formula="of:=[$'FebMarch 2024'.H144]" office:value-type="float" office:value="0" calcext:value-type="float">
            <text:p>0</text:p>
          </table:table-cell>
          <table:table-cell/>
          <table:table-cell table:style-name="ce105" table:formula="of:=IF(ISNUMBER([.E460]);IF(OR([.E460]&lt;6;AND([.E460]=6;[.F460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61]&amp;&quot; &amp; &quot;&amp;[.D461]" office:value-type="string" office:string-value="0 &amp; 0" calcext:value-type="string">
            <text:p>0 &amp; 0</text:p>
          </table:table-cell>
          <table:table-cell table:style-name="ce18" table:formula="of:=[.G461]&amp;&quot; &amp; &quot;&amp;[.H461]" office:value-type="string" office:string-value="0 &amp; 0" calcext:value-type="string">
            <text:p>0 &amp; 0</text:p>
          </table:table-cell>
          <table:table-cell table:style-name="ce8" table:formula="of:=[$'FebMarch 2024'.C145]" office:value-type="float" office:value="0" calcext:value-type="float">
            <text:p>0</text:p>
          </table:table-cell>
          <table:table-cell table:style-name="ce8" table:formula="of:=[$'FebMarch 2024'.D145]" office:value-type="float" office:value="0" calcext:value-type="float">
            <text:p>0</text:p>
          </table:table-cell>
          <table:table-cell table:style-name="ce8" table:formula="of:=[$'FebMarch 2024'.E145]" office:value-type="float" office:value="0" calcext:value-type="float">
            <text:p>0</text:p>
          </table:table-cell>
          <table:table-cell table:style-name="ce8" table:formula="of:=[$'FebMarch 2024'.F145]" office:value-type="float" office:value="0" calcext:value-type="float">
            <text:p>0</text:p>
          </table:table-cell>
          <table:table-cell table:style-name="ce8" table:formula="of:=[$'FebMarch 2024'.G145]" office:value-type="float" office:value="0" calcext:value-type="float">
            <text:p>0</text:p>
          </table:table-cell>
          <table:table-cell table:style-name="ce8" table:formula="of:=[$'FebMarch 2024'.H145]" office:value-type="float" office:value="0" calcext:value-type="float">
            <text:p>0</text:p>
          </table:table-cell>
          <table:table-cell/>
          <table:table-cell table:style-name="ce105" table:formula="of:=IF(ISNUMBER([.E461]);IF(OR([.E461]&lt;6;AND([.E461]=6;[.F461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62]&amp;&quot; &amp; &quot;&amp;[.D462]" office:value-type="string" office:string-value="0 &amp; 0" calcext:value-type="string">
            <text:p>0 &amp; 0</text:p>
          </table:table-cell>
          <table:table-cell table:style-name="ce18" table:formula="of:=[.G462]&amp;&quot; &amp; &quot;&amp;[.H462]" office:value-type="string" office:string-value="0 &amp; 0" calcext:value-type="string">
            <text:p>0 &amp; 0</text:p>
          </table:table-cell>
          <table:table-cell table:style-name="ce8" table:formula="of:=[$'FebMarch 2024'.C146]" office:value-type="float" office:value="0" calcext:value-type="float">
            <text:p>0</text:p>
          </table:table-cell>
          <table:table-cell table:style-name="ce8" table:formula="of:=[$'FebMarch 2024'.D146]" office:value-type="float" office:value="0" calcext:value-type="float">
            <text:p>0</text:p>
          </table:table-cell>
          <table:table-cell table:style-name="ce8" table:formula="of:=[$'FebMarch 2024'.E146]" office:value-type="float" office:value="0" calcext:value-type="float">
            <text:p>0</text:p>
          </table:table-cell>
          <table:table-cell table:style-name="ce8" table:formula="of:=[$'FebMarch 2024'.F146]" office:value-type="float" office:value="0" calcext:value-type="float">
            <text:p>0</text:p>
          </table:table-cell>
          <table:table-cell table:style-name="ce8" table:formula="of:=[$'FebMarch 2024'.G146]" office:value-type="float" office:value="0" calcext:value-type="float">
            <text:p>0</text:p>
          </table:table-cell>
          <table:table-cell table:style-name="ce8" table:formula="of:=[$'FebMarch 2024'.H146]" office:value-type="float" office:value="0" calcext:value-type="float">
            <text:p>0</text:p>
          </table:table-cell>
          <table:table-cell/>
          <table:table-cell table:style-name="ce105" table:formula="of:=IF(ISNUMBER([.E462]);IF(OR([.E462]&lt;6;AND([.E462]=6;[.F462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63]&amp;&quot; &amp; &quot;&amp;[.D463]" office:value-type="string" office:string-value="0 &amp; 0" calcext:value-type="string">
            <text:p>0 &amp; 0</text:p>
          </table:table-cell>
          <table:table-cell table:style-name="ce18" table:formula="of:=[.G463]&amp;&quot; &amp; &quot;&amp;[.H463]" office:value-type="string" office:string-value="0 &amp; 0" calcext:value-type="string">
            <text:p>0 &amp; 0</text:p>
          </table:table-cell>
          <table:table-cell table:style-name="ce8" table:formula="of:=[$'FebMarch 2024'.C147]" office:value-type="float" office:value="0" calcext:value-type="float">
            <text:p>0</text:p>
          </table:table-cell>
          <table:table-cell table:style-name="ce8" table:formula="of:=[$'FebMarch 2024'.D147]" office:value-type="float" office:value="0" calcext:value-type="float">
            <text:p>0</text:p>
          </table:table-cell>
          <table:table-cell table:style-name="ce8" table:formula="of:=[$'FebMarch 2024'.E147]" office:value-type="float" office:value="0" calcext:value-type="float">
            <text:p>0</text:p>
          </table:table-cell>
          <table:table-cell table:style-name="ce8" table:formula="of:=[$'FebMarch 2024'.F147]" office:value-type="float" office:value="0" calcext:value-type="float">
            <text:p>0</text:p>
          </table:table-cell>
          <table:table-cell table:style-name="ce8" table:formula="of:=[$'FebMarch 2024'.G147]" office:value-type="float" office:value="0" calcext:value-type="float">
            <text:p>0</text:p>
          </table:table-cell>
          <table:table-cell table:style-name="ce8" table:formula="of:=[$'FebMarch 2024'.H147]" office:value-type="float" office:value="0" calcext:value-type="float">
            <text:p>0</text:p>
          </table:table-cell>
          <table:table-cell/>
          <table:table-cell table:style-name="ce105" table:formula="of:=IF(ISNUMBER([.E463]);IF(OR([.E463]&lt;6;AND([.E463]=6;[.F463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64]&amp;&quot; &amp; &quot;&amp;[.D464]" office:value-type="string" office:string-value="0 &amp; 0" calcext:value-type="string">
            <text:p>0 &amp; 0</text:p>
          </table:table-cell>
          <table:table-cell table:style-name="ce18" table:formula="of:=[.G464]&amp;&quot; &amp; &quot;&amp;[.H464]" office:value-type="string" office:string-value="0 &amp; 0" calcext:value-type="string">
            <text:p>0 &amp; 0</text:p>
          </table:table-cell>
          <table:table-cell table:style-name="ce8" table:formula="of:=[$'FebMarch 2024'.C148]" office:value-type="float" office:value="0" calcext:value-type="float">
            <text:p>0</text:p>
          </table:table-cell>
          <table:table-cell table:style-name="ce8" table:formula="of:=[$'FebMarch 2024'.D148]" office:value-type="float" office:value="0" calcext:value-type="float">
            <text:p>0</text:p>
          </table:table-cell>
          <table:table-cell table:style-name="ce8" table:formula="of:=[$'FebMarch 2024'.E148]" office:value-type="float" office:value="0" calcext:value-type="float">
            <text:p>0</text:p>
          </table:table-cell>
          <table:table-cell table:style-name="ce8" table:formula="of:=[$'FebMarch 2024'.F148]" office:value-type="float" office:value="0" calcext:value-type="float">
            <text:p>0</text:p>
          </table:table-cell>
          <table:table-cell table:style-name="ce8" table:formula="of:=[$'FebMarch 2024'.G148]" office:value-type="float" office:value="0" calcext:value-type="float">
            <text:p>0</text:p>
          </table:table-cell>
          <table:table-cell table:style-name="ce8" table:formula="of:=[$'FebMarch 2024'.H148]" office:value-type="float" office:value="0" calcext:value-type="float">
            <text:p>0</text:p>
          </table:table-cell>
          <table:table-cell/>
          <table:table-cell table:style-name="ce105" table:formula="of:=IF(ISNUMBER([.E464]);IF(OR([.E464]&lt;6;AND([.E464]=6;[.F464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65]&amp;&quot; &amp; &quot;&amp;[.D465]" office:value-type="string" office:string-value="0 &amp; 0" calcext:value-type="string">
            <text:p>0 &amp; 0</text:p>
          </table:table-cell>
          <table:table-cell table:style-name="ce18" table:formula="of:=[.G465]&amp;&quot; &amp; &quot;&amp;[.H465]" office:value-type="string" office:string-value="0 &amp; 0" calcext:value-type="string">
            <text:p>0 &amp; 0</text:p>
          </table:table-cell>
          <table:table-cell table:style-name="ce8" table:formula="of:=[$'FebMarch 2024'.C149]" office:value-type="float" office:value="0" calcext:value-type="float">
            <text:p>0</text:p>
          </table:table-cell>
          <table:table-cell table:style-name="ce8" table:formula="of:=[$'FebMarch 2024'.D149]" office:value-type="float" office:value="0" calcext:value-type="float">
            <text:p>0</text:p>
          </table:table-cell>
          <table:table-cell table:style-name="ce8" table:formula="of:=[$'FebMarch 2024'.E149]" office:value-type="float" office:value="0" calcext:value-type="float">
            <text:p>0</text:p>
          </table:table-cell>
          <table:table-cell table:style-name="ce8" table:formula="of:=[$'FebMarch 2024'.F149]" office:value-type="float" office:value="0" calcext:value-type="float">
            <text:p>0</text:p>
          </table:table-cell>
          <table:table-cell table:style-name="ce8" table:formula="of:=[$'FebMarch 2024'.G149]" office:value-type="float" office:value="0" calcext:value-type="float">
            <text:p>0</text:p>
          </table:table-cell>
          <table:table-cell table:style-name="ce8" table:formula="of:=[$'FebMarch 2024'.H149]" office:value-type="float" office:value="0" calcext:value-type="float">
            <text:p>0</text:p>
          </table:table-cell>
          <table:table-cell/>
          <table:table-cell table:style-name="ce105" table:formula="of:=IF(ISNUMBER([.E465]);IF(OR([.E465]&lt;6;AND([.E465]=6;[.F465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66]&amp;&quot; &amp; &quot;&amp;[.D466]" office:value-type="string" office:string-value="0 &amp; 0" calcext:value-type="string">
            <text:p>0 &amp; 0</text:p>
          </table:table-cell>
          <table:table-cell table:style-name="ce18" table:formula="of:=[.G466]&amp;&quot; &amp; &quot;&amp;[.H466]" office:value-type="string" office:string-value="0 &amp; 0" calcext:value-type="string">
            <text:p>0 &amp; 0</text:p>
          </table:table-cell>
          <table:table-cell table:style-name="ce8" table:formula="of:=[$'FebMarch 2024'.C150]" office:value-type="float" office:value="0" calcext:value-type="float">
            <text:p>0</text:p>
          </table:table-cell>
          <table:table-cell table:style-name="ce8" table:formula="of:=[$'FebMarch 2024'.D150]" office:value-type="float" office:value="0" calcext:value-type="float">
            <text:p>0</text:p>
          </table:table-cell>
          <table:table-cell table:style-name="ce8" table:formula="of:=[$'FebMarch 2024'.E150]" office:value-type="float" office:value="0" calcext:value-type="float">
            <text:p>0</text:p>
          </table:table-cell>
          <table:table-cell table:style-name="ce8" table:formula="of:=[$'FebMarch 2024'.F150]" office:value-type="float" office:value="0" calcext:value-type="float">
            <text:p>0</text:p>
          </table:table-cell>
          <table:table-cell table:style-name="ce8" table:formula="of:=[$'FebMarch 2024'.G150]" office:value-type="float" office:value="0" calcext:value-type="float">
            <text:p>0</text:p>
          </table:table-cell>
          <table:table-cell table:style-name="ce8" table:formula="of:=[$'FebMarch 2024'.H150]" office:value-type="float" office:value="0" calcext:value-type="float">
            <text:p>0</text:p>
          </table:table-cell>
          <table:table-cell/>
          <table:table-cell table:style-name="ce105" table:formula="of:=IF(ISNUMBER([.E466]);IF(OR([.E466]&lt;6;AND([.E466]=6;[.F466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67]&amp;&quot; &amp; &quot;&amp;[.D467]" office:value-type="string" office:string-value="0 &amp; 0" calcext:value-type="string">
            <text:p>0 &amp; 0</text:p>
          </table:table-cell>
          <table:table-cell table:style-name="ce18" table:formula="of:=[.G467]&amp;&quot; &amp; &quot;&amp;[.H467]" office:value-type="string" office:string-value="0 &amp; 0" calcext:value-type="string">
            <text:p>0 &amp; 0</text:p>
          </table:table-cell>
          <table:table-cell table:style-name="ce8" table:formula="of:=[$'FebMarch 2024'.C151]" office:value-type="float" office:value="0" calcext:value-type="float">
            <text:p>0</text:p>
          </table:table-cell>
          <table:table-cell table:style-name="ce8" table:formula="of:=[$'FebMarch 2024'.D151]" office:value-type="float" office:value="0" calcext:value-type="float">
            <text:p>0</text:p>
          </table:table-cell>
          <table:table-cell table:style-name="ce8" table:formula="of:=[$'FebMarch 2024'.E151]" office:value-type="float" office:value="0" calcext:value-type="float">
            <text:p>0</text:p>
          </table:table-cell>
          <table:table-cell table:style-name="ce8" table:formula="of:=[$'FebMarch 2024'.F151]" office:value-type="float" office:value="0" calcext:value-type="float">
            <text:p>0</text:p>
          </table:table-cell>
          <table:table-cell table:style-name="ce8" table:formula="of:=[$'FebMarch 2024'.G151]" office:value-type="float" office:value="0" calcext:value-type="float">
            <text:p>0</text:p>
          </table:table-cell>
          <table:table-cell table:style-name="ce8" table:formula="of:=[$'FebMarch 2024'.H151]" office:value-type="float" office:value="0" calcext:value-type="float">
            <text:p>0</text:p>
          </table:table-cell>
          <table:table-cell/>
          <table:table-cell table:style-name="ce105" table:formula="of:=IF(ISNUMBER([.E467]);IF(OR([.E467]&lt;6;AND([.E467]=6;[.F467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68]&amp;&quot; &amp; &quot;&amp;[.D468]" office:value-type="string" office:string-value="0 &amp; 0" calcext:value-type="string">
            <text:p>0 &amp; 0</text:p>
          </table:table-cell>
          <table:table-cell table:style-name="ce18" table:formula="of:=[.G468]&amp;&quot; &amp; &quot;&amp;[.H468]" office:value-type="string" office:string-value="0 &amp; 0" calcext:value-type="string">
            <text:p>0 &amp; 0</text:p>
          </table:table-cell>
          <table:table-cell table:style-name="ce8" table:formula="of:=[$'FebMarch 2024'.C152]" office:value-type="float" office:value="0" calcext:value-type="float">
            <text:p>0</text:p>
          </table:table-cell>
          <table:table-cell table:style-name="ce8" table:formula="of:=[$'FebMarch 2024'.D152]" office:value-type="float" office:value="0" calcext:value-type="float">
            <text:p>0</text:p>
          </table:table-cell>
          <table:table-cell table:style-name="ce8" table:formula="of:=[$'FebMarch 2024'.E152]" office:value-type="float" office:value="0" calcext:value-type="float">
            <text:p>0</text:p>
          </table:table-cell>
          <table:table-cell table:style-name="ce8" table:formula="of:=[$'FebMarch 2024'.F152]" office:value-type="float" office:value="0" calcext:value-type="float">
            <text:p>0</text:p>
          </table:table-cell>
          <table:table-cell table:style-name="ce8" table:formula="of:=[$'FebMarch 2024'.G152]" office:value-type="float" office:value="0" calcext:value-type="float">
            <text:p>0</text:p>
          </table:table-cell>
          <table:table-cell table:style-name="ce8" table:formula="of:=[$'FebMarch 2024'.H152]" office:value-type="float" office:value="0" calcext:value-type="float">
            <text:p>0</text:p>
          </table:table-cell>
          <table:table-cell/>
          <table:table-cell table:style-name="ce105" table:formula="of:=IF(ISNUMBER([.E468]);IF(OR([.E468]&lt;6;AND([.E468]=6;[.F468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69]&amp;&quot; &amp; &quot;&amp;[.D469]" office:value-type="string" office:string-value="0 &amp; 0" calcext:value-type="string">
            <text:p>0 &amp; 0</text:p>
          </table:table-cell>
          <table:table-cell table:style-name="ce18" table:formula="of:=[.G469]&amp;&quot; &amp; &quot;&amp;[.H469]" office:value-type="string" office:string-value="0 &amp; 0" calcext:value-type="string">
            <text:p>0 &amp; 0</text:p>
          </table:table-cell>
          <table:table-cell table:style-name="ce8" table:formula="of:=[$'FebMarch 2024'.C153]" office:value-type="float" office:value="0" calcext:value-type="float">
            <text:p>0</text:p>
          </table:table-cell>
          <table:table-cell table:style-name="ce8" table:formula="of:=[$'FebMarch 2024'.D153]" office:value-type="float" office:value="0" calcext:value-type="float">
            <text:p>0</text:p>
          </table:table-cell>
          <table:table-cell table:style-name="ce8" table:formula="of:=[$'FebMarch 2024'.E153]" office:value-type="float" office:value="0" calcext:value-type="float">
            <text:p>0</text:p>
          </table:table-cell>
          <table:table-cell table:style-name="ce8" table:formula="of:=[$'FebMarch 2024'.F153]" office:value-type="float" office:value="0" calcext:value-type="float">
            <text:p>0</text:p>
          </table:table-cell>
          <table:table-cell table:style-name="ce8" table:formula="of:=[$'FebMarch 2024'.G153]" office:value-type="float" office:value="0" calcext:value-type="float">
            <text:p>0</text:p>
          </table:table-cell>
          <table:table-cell table:style-name="ce8" table:formula="of:=[$'FebMarch 2024'.H153]" office:value-type="float" office:value="0" calcext:value-type="float">
            <text:p>0</text:p>
          </table:table-cell>
          <table:table-cell/>
          <table:table-cell table:style-name="ce105" table:formula="of:=IF(ISNUMBER([.E469]);IF(OR([.E469]&lt;6;AND([.E469]=6;[.F469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70]&amp;&quot; &amp; &quot;&amp;[.D470]" office:value-type="string" office:string-value="0 &amp; 0" calcext:value-type="string">
            <text:p>0 &amp; 0</text:p>
          </table:table-cell>
          <table:table-cell table:style-name="ce18" table:formula="of:=[.G470]&amp;&quot; &amp; &quot;&amp;[.H470]" office:value-type="string" office:string-value="0 &amp; 0" calcext:value-type="string">
            <text:p>0 &amp; 0</text:p>
          </table:table-cell>
          <table:table-cell table:style-name="ce8" table:formula="of:=[$'FebMarch 2024'.C154]" office:value-type="float" office:value="0" calcext:value-type="float">
            <text:p>0</text:p>
          </table:table-cell>
          <table:table-cell table:style-name="ce8" table:formula="of:=[$'FebMarch 2024'.D154]" office:value-type="float" office:value="0" calcext:value-type="float">
            <text:p>0</text:p>
          </table:table-cell>
          <table:table-cell table:style-name="ce8" table:formula="of:=[$'FebMarch 2024'.E154]" office:value-type="float" office:value="0" calcext:value-type="float">
            <text:p>0</text:p>
          </table:table-cell>
          <table:table-cell table:style-name="ce8" table:formula="of:=[$'FebMarch 2024'.F154]" office:value-type="float" office:value="0" calcext:value-type="float">
            <text:p>0</text:p>
          </table:table-cell>
          <table:table-cell table:style-name="ce8" table:formula="of:=[$'FebMarch 2024'.G154]" office:value-type="float" office:value="0" calcext:value-type="float">
            <text:p>0</text:p>
          </table:table-cell>
          <table:table-cell table:style-name="ce8" table:formula="of:=[$'FebMarch 2024'.H154]" office:value-type="float" office:value="0" calcext:value-type="float">
            <text:p>0</text:p>
          </table:table-cell>
          <table:table-cell/>
          <table:table-cell table:style-name="ce105" table:formula="of:=IF(ISNUMBER([.E470]);IF(OR([.E470]&lt;6;AND([.E470]=6;[.F470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71]&amp;&quot; &amp; &quot;&amp;[.D471]" office:value-type="string" office:string-value="0 &amp; 0" calcext:value-type="string">
            <text:p>0 &amp; 0</text:p>
          </table:table-cell>
          <table:table-cell table:style-name="ce18" table:formula="of:=[.G471]&amp;&quot; &amp; &quot;&amp;[.H471]" office:value-type="string" office:string-value="0 &amp; 0" calcext:value-type="string">
            <text:p>0 &amp; 0</text:p>
          </table:table-cell>
          <table:table-cell table:style-name="ce8" table:formula="of:=[$'FebMarch 2024'.C155]" office:value-type="float" office:value="0" calcext:value-type="float">
            <text:p>0</text:p>
          </table:table-cell>
          <table:table-cell table:style-name="ce8" table:formula="of:=[$'FebMarch 2024'.D155]" office:value-type="float" office:value="0" calcext:value-type="float">
            <text:p>0</text:p>
          </table:table-cell>
          <table:table-cell table:style-name="ce8" table:formula="of:=[$'FebMarch 2024'.E155]" office:value-type="float" office:value="0" calcext:value-type="float">
            <text:p>0</text:p>
          </table:table-cell>
          <table:table-cell table:style-name="ce8" table:formula="of:=[$'FebMarch 2024'.F155]" office:value-type="float" office:value="0" calcext:value-type="float">
            <text:p>0</text:p>
          </table:table-cell>
          <table:table-cell table:style-name="ce8" table:formula="of:=[$'FebMarch 2024'.G155]" office:value-type="float" office:value="0" calcext:value-type="float">
            <text:p>0</text:p>
          </table:table-cell>
          <table:table-cell table:style-name="ce8" table:formula="of:=[$'FebMarch 2024'.H155]" office:value-type="float" office:value="0" calcext:value-type="float">
            <text:p>0</text:p>
          </table:table-cell>
          <table:table-cell/>
          <table:table-cell table:style-name="ce105" table:formula="of:=IF(ISNUMBER([.E471]);IF(OR([.E471]&lt;6;AND([.E471]=6;[.F471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72]&amp;&quot; &amp; &quot;&amp;[.D472]" office:value-type="string" office:string-value="0 &amp; 0" calcext:value-type="string">
            <text:p>0 &amp; 0</text:p>
          </table:table-cell>
          <table:table-cell table:style-name="ce18" table:formula="of:=[.G472]&amp;&quot; &amp; &quot;&amp;[.H472]" office:value-type="string" office:string-value="0 &amp; 0" calcext:value-type="string">
            <text:p>0 &amp; 0</text:p>
          </table:table-cell>
          <table:table-cell table:style-name="ce8" table:formula="of:=[$'FebMarch 2024'.C156]" office:value-type="float" office:value="0" calcext:value-type="float">
            <text:p>0</text:p>
          </table:table-cell>
          <table:table-cell table:style-name="ce8" table:formula="of:=[$'FebMarch 2024'.D156]" office:value-type="float" office:value="0" calcext:value-type="float">
            <text:p>0</text:p>
          </table:table-cell>
          <table:table-cell table:style-name="ce8" table:formula="of:=[$'FebMarch 2024'.E156]" office:value-type="float" office:value="0" calcext:value-type="float">
            <text:p>0</text:p>
          </table:table-cell>
          <table:table-cell table:style-name="ce8" table:formula="of:=[$'FebMarch 2024'.F156]" office:value-type="float" office:value="0" calcext:value-type="float">
            <text:p>0</text:p>
          </table:table-cell>
          <table:table-cell table:style-name="ce8" table:formula="of:=[$'FebMarch 2024'.G156]" office:value-type="float" office:value="0" calcext:value-type="float">
            <text:p>0</text:p>
          </table:table-cell>
          <table:table-cell table:style-name="ce8" table:formula="of:=[$'FebMarch 2024'.H156]" office:value-type="float" office:value="0" calcext:value-type="float">
            <text:p>0</text:p>
          </table:table-cell>
          <table:table-cell/>
          <table:table-cell table:style-name="ce105" table:formula="of:=IF(ISNUMBER([.E472]);IF(OR([.E472]&lt;6;AND([.E472]=6;[.F472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73]&amp;&quot; &amp; &quot;&amp;[.D473]" office:value-type="string" office:string-value="0 &amp; 0" calcext:value-type="string">
            <text:p>0 &amp; 0</text:p>
          </table:table-cell>
          <table:table-cell table:style-name="ce18" table:formula="of:=[.G473]&amp;&quot; &amp; &quot;&amp;[.H473]" office:value-type="string" office:string-value="0 &amp; 0" calcext:value-type="string">
            <text:p>0 &amp; 0</text:p>
          </table:table-cell>
          <table:table-cell table:style-name="ce8" table:formula="of:=[$'FebMarch 2024'.C157]" office:value-type="float" office:value="0" calcext:value-type="float">
            <text:p>0</text:p>
          </table:table-cell>
          <table:table-cell table:style-name="ce8" table:formula="of:=[$'FebMarch 2024'.D157]" office:value-type="float" office:value="0" calcext:value-type="float">
            <text:p>0</text:p>
          </table:table-cell>
          <table:table-cell table:style-name="ce8" table:formula="of:=[$'FebMarch 2024'.E157]" office:value-type="float" office:value="0" calcext:value-type="float">
            <text:p>0</text:p>
          </table:table-cell>
          <table:table-cell table:style-name="ce8" table:formula="of:=[$'FebMarch 2024'.F157]" office:value-type="float" office:value="0" calcext:value-type="float">
            <text:p>0</text:p>
          </table:table-cell>
          <table:table-cell table:style-name="ce8" table:formula="of:=[$'FebMarch 2024'.G157]" office:value-type="float" office:value="0" calcext:value-type="float">
            <text:p>0</text:p>
          </table:table-cell>
          <table:table-cell table:style-name="ce8" table:formula="of:=[$'FebMarch 2024'.H157]" office:value-type="float" office:value="0" calcext:value-type="float">
            <text:p>0</text:p>
          </table:table-cell>
          <table:table-cell/>
          <table:table-cell table:style-name="ce105" table:formula="of:=IF(ISNUMBER([.E473]);IF(OR([.E473]&lt;6;AND([.E473]=6;[.F473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74]&amp;&quot; &amp; &quot;&amp;[.D474]" office:value-type="string" office:string-value="0 &amp; 0" calcext:value-type="string">
            <text:p>0 &amp; 0</text:p>
          </table:table-cell>
          <table:table-cell table:style-name="ce18" table:formula="of:=[.G474]&amp;&quot; &amp; &quot;&amp;[.H474]" office:value-type="string" office:string-value="0 &amp; 0" calcext:value-type="string">
            <text:p>0 &amp; 0</text:p>
          </table:table-cell>
          <table:table-cell table:style-name="ce8" table:formula="of:=[$'FebMarch 2024'.C158]" office:value-type="float" office:value="0" calcext:value-type="float">
            <text:p>0</text:p>
          </table:table-cell>
          <table:table-cell table:style-name="ce8" table:formula="of:=[$'FebMarch 2024'.D158]" office:value-type="float" office:value="0" calcext:value-type="float">
            <text:p>0</text:p>
          </table:table-cell>
          <table:table-cell table:style-name="ce8" table:formula="of:=[$'FebMarch 2024'.E158]" office:value-type="float" office:value="0" calcext:value-type="float">
            <text:p>0</text:p>
          </table:table-cell>
          <table:table-cell table:style-name="ce8" table:formula="of:=[$'FebMarch 2024'.F158]" office:value-type="float" office:value="0" calcext:value-type="float">
            <text:p>0</text:p>
          </table:table-cell>
          <table:table-cell table:style-name="ce8" table:formula="of:=[$'FebMarch 2024'.G158]" office:value-type="float" office:value="0" calcext:value-type="float">
            <text:p>0</text:p>
          </table:table-cell>
          <table:table-cell table:style-name="ce8" table:formula="of:=[$'FebMarch 2024'.H158]" office:value-type="float" office:value="0" calcext:value-type="float">
            <text:p>0</text:p>
          </table:table-cell>
          <table:table-cell/>
          <table:table-cell table:style-name="ce105" table:formula="of:=IF(ISNUMBER([.E474]);IF(OR([.E474]&lt;6;AND([.E474]=6;[.F474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75]&amp;&quot; &amp; &quot;&amp;[.D475]" office:value-type="string" office:string-value="0 &amp; 0" calcext:value-type="string">
            <text:p>0 &amp; 0</text:p>
          </table:table-cell>
          <table:table-cell table:style-name="ce18" table:formula="of:=[.G475]&amp;&quot; &amp; &quot;&amp;[.H475]" office:value-type="string" office:string-value="0 &amp; 0" calcext:value-type="string">
            <text:p>0 &amp; 0</text:p>
          </table:table-cell>
          <table:table-cell table:style-name="ce8" table:formula="of:=[$'FebMarch 2024'.C159]" office:value-type="float" office:value="0" calcext:value-type="float">
            <text:p>0</text:p>
          </table:table-cell>
          <table:table-cell table:style-name="ce8" table:formula="of:=[$'FebMarch 2024'.D159]" office:value-type="float" office:value="0" calcext:value-type="float">
            <text:p>0</text:p>
          </table:table-cell>
          <table:table-cell table:style-name="ce8" table:formula="of:=[$'FebMarch 2024'.E159]" office:value-type="float" office:value="0" calcext:value-type="float">
            <text:p>0</text:p>
          </table:table-cell>
          <table:table-cell table:style-name="ce8" table:formula="of:=[$'FebMarch 2024'.F159]" office:value-type="float" office:value="0" calcext:value-type="float">
            <text:p>0</text:p>
          </table:table-cell>
          <table:table-cell table:style-name="ce8" table:formula="of:=[$'FebMarch 2024'.G159]" office:value-type="float" office:value="0" calcext:value-type="float">
            <text:p>0</text:p>
          </table:table-cell>
          <table:table-cell table:style-name="ce8" table:formula="of:=[$'FebMarch 2024'.H159]" office:value-type="float" office:value="0" calcext:value-type="float">
            <text:p>0</text:p>
          </table:table-cell>
          <table:table-cell/>
          <table:table-cell table:style-name="ce105" table:formula="of:=IF(ISNUMBER([.E475]);IF(OR([.E475]&lt;6;AND([.E475]=6;[.F475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76]&amp;&quot; &amp; &quot;&amp;[.D476]" office:value-type="string" office:string-value="0 &amp; 0" calcext:value-type="string">
            <text:p>0 &amp; 0</text:p>
          </table:table-cell>
          <table:table-cell table:style-name="ce18" table:formula="of:=[.G476]&amp;&quot; &amp; &quot;&amp;[.H476]" office:value-type="string" office:string-value="0 &amp; 0" calcext:value-type="string">
            <text:p>0 &amp; 0</text:p>
          </table:table-cell>
          <table:table-cell table:style-name="ce8" table:formula="of:=[$'FebMarch 2024'.C160]" office:value-type="float" office:value="0" calcext:value-type="float">
            <text:p>0</text:p>
          </table:table-cell>
          <table:table-cell table:style-name="ce8" table:formula="of:=[$'FebMarch 2024'.D160]" office:value-type="float" office:value="0" calcext:value-type="float">
            <text:p>0</text:p>
          </table:table-cell>
          <table:table-cell table:style-name="ce8" table:formula="of:=[$'FebMarch 2024'.E160]" office:value-type="float" office:value="0" calcext:value-type="float">
            <text:p>0</text:p>
          </table:table-cell>
          <table:table-cell table:style-name="ce8" table:formula="of:=[$'FebMarch 2024'.F160]" office:value-type="float" office:value="0" calcext:value-type="float">
            <text:p>0</text:p>
          </table:table-cell>
          <table:table-cell table:style-name="ce8" table:formula="of:=[$'FebMarch 2024'.G160]" office:value-type="float" office:value="0" calcext:value-type="float">
            <text:p>0</text:p>
          </table:table-cell>
          <table:table-cell table:style-name="ce8" table:formula="of:=[$'FebMarch 2024'.H160]" office:value-type="float" office:value="0" calcext:value-type="float">
            <text:p>0</text:p>
          </table:table-cell>
          <table:table-cell/>
          <table:table-cell table:style-name="ce105" table:formula="of:=IF(ISNUMBER([.E476]);IF(OR([.E476]&lt;6;AND([.E476]=6;[.F476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77]&amp;&quot; &amp; &quot;&amp;[.D477]" office:value-type="string" office:string-value="0 &amp; 0" calcext:value-type="string">
            <text:p>0 &amp; 0</text:p>
          </table:table-cell>
          <table:table-cell table:style-name="ce18" table:formula="of:=[.G477]&amp;&quot; &amp; &quot;&amp;[.H477]" office:value-type="string" office:string-value="0 &amp; 0" calcext:value-type="string">
            <text:p>0 &amp; 0</text:p>
          </table:table-cell>
          <table:table-cell table:style-name="ce8" table:formula="of:=[$'FebMarch 2024'.C161]" office:value-type="float" office:value="0" calcext:value-type="float">
            <text:p>0</text:p>
          </table:table-cell>
          <table:table-cell table:style-name="ce8" table:formula="of:=[$'FebMarch 2024'.D161]" office:value-type="float" office:value="0" calcext:value-type="float">
            <text:p>0</text:p>
          </table:table-cell>
          <table:table-cell table:style-name="ce8" table:formula="of:=[$'FebMarch 2024'.E161]" office:value-type="float" office:value="0" calcext:value-type="float">
            <text:p>0</text:p>
          </table:table-cell>
          <table:table-cell table:style-name="ce8" table:formula="of:=[$'FebMarch 2024'.F161]" office:value-type="float" office:value="0" calcext:value-type="float">
            <text:p>0</text:p>
          </table:table-cell>
          <table:table-cell table:style-name="ce8" table:formula="of:=[$'FebMarch 2024'.G161]" office:value-type="float" office:value="0" calcext:value-type="float">
            <text:p>0</text:p>
          </table:table-cell>
          <table:table-cell table:style-name="ce8" table:formula="of:=[$'FebMarch 2024'.H161]" office:value-type="float" office:value="0" calcext:value-type="float">
            <text:p>0</text:p>
          </table:table-cell>
          <table:table-cell/>
          <table:table-cell table:style-name="ce105" table:formula="of:=IF(ISNUMBER([.E477]);IF(OR([.E477]&lt;6;AND([.E477]=6;[.F477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78]&amp;&quot; &amp; &quot;&amp;[.D478]" office:value-type="string" office:string-value="0 &amp; 0" calcext:value-type="string">
            <text:p>0 &amp; 0</text:p>
          </table:table-cell>
          <table:table-cell table:style-name="ce18" table:formula="of:=[.G478]&amp;&quot; &amp; &quot;&amp;[.H478]" office:value-type="string" office:string-value="0 &amp; 0" calcext:value-type="string">
            <text:p>0 &amp; 0</text:p>
          </table:table-cell>
          <table:table-cell table:style-name="ce8" table:formula="of:=[$'FebMarch 2024'.C162]" office:value-type="float" office:value="0" calcext:value-type="float">
            <text:p>0</text:p>
          </table:table-cell>
          <table:table-cell table:style-name="ce8" table:formula="of:=[$'FebMarch 2024'.D162]" office:value-type="float" office:value="0" calcext:value-type="float">
            <text:p>0</text:p>
          </table:table-cell>
          <table:table-cell table:style-name="ce8" table:formula="of:=[$'FebMarch 2024'.E162]" office:value-type="float" office:value="0" calcext:value-type="float">
            <text:p>0</text:p>
          </table:table-cell>
          <table:table-cell table:style-name="ce8" table:formula="of:=[$'FebMarch 2024'.F162]" office:value-type="float" office:value="0" calcext:value-type="float">
            <text:p>0</text:p>
          </table:table-cell>
          <table:table-cell table:style-name="ce8" table:formula="of:=[$'FebMarch 2024'.G162]" office:value-type="float" office:value="0" calcext:value-type="float">
            <text:p>0</text:p>
          </table:table-cell>
          <table:table-cell table:style-name="ce8" table:formula="of:=[$'FebMarch 2024'.H162]" office:value-type="float" office:value="0" calcext:value-type="float">
            <text:p>0</text:p>
          </table:table-cell>
          <table:table-cell/>
          <table:table-cell table:style-name="ce105" table:formula="of:=IF(ISNUMBER([.E478]);IF(OR([.E478]&lt;6;AND([.E478]=6;[.F478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79]&amp;&quot; &amp; &quot;&amp;[.D479]" office:value-type="string" office:string-value="0 &amp; 0" calcext:value-type="string">
            <text:p>0 &amp; 0</text:p>
          </table:table-cell>
          <table:table-cell table:style-name="ce18" table:formula="of:=[.G479]&amp;&quot; &amp; &quot;&amp;[.H479]" office:value-type="string" office:string-value="0 &amp; 0" calcext:value-type="string">
            <text:p>0 &amp; 0</text:p>
          </table:table-cell>
          <table:table-cell table:style-name="ce8" table:formula="of:=[$'FebMarch 2024'.C163]" office:value-type="float" office:value="0" calcext:value-type="float">
            <text:p>0</text:p>
          </table:table-cell>
          <table:table-cell table:style-name="ce8" table:formula="of:=[$'FebMarch 2024'.D163]" office:value-type="float" office:value="0" calcext:value-type="float">
            <text:p>0</text:p>
          </table:table-cell>
          <table:table-cell table:style-name="ce8" table:formula="of:=[$'FebMarch 2024'.E163]" office:value-type="float" office:value="0" calcext:value-type="float">
            <text:p>0</text:p>
          </table:table-cell>
          <table:table-cell table:style-name="ce8" table:formula="of:=[$'FebMarch 2024'.F163]" office:value-type="float" office:value="0" calcext:value-type="float">
            <text:p>0</text:p>
          </table:table-cell>
          <table:table-cell table:style-name="ce8" table:formula="of:=[$'FebMarch 2024'.G163]" office:value-type="float" office:value="0" calcext:value-type="float">
            <text:p>0</text:p>
          </table:table-cell>
          <table:table-cell table:style-name="ce8" table:formula="of:=[$'FebMarch 2024'.H163]" office:value-type="float" office:value="0" calcext:value-type="float">
            <text:p>0</text:p>
          </table:table-cell>
          <table:table-cell/>
          <table:table-cell table:style-name="ce105" table:formula="of:=IF(ISNUMBER([.E479]);IF(OR([.E479]&lt;6;AND([.E479]=6;[.F479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80]&amp;&quot; &amp; &quot;&amp;[.D480]" office:value-type="string" office:string-value="0 &amp; 0" calcext:value-type="string">
            <text:p>0 &amp; 0</text:p>
          </table:table-cell>
          <table:table-cell table:style-name="ce18" table:formula="of:=[.G480]&amp;&quot; &amp; &quot;&amp;[.H480]" office:value-type="string" office:string-value="0 &amp; 0" calcext:value-type="string">
            <text:p>0 &amp; 0</text:p>
          </table:table-cell>
          <table:table-cell table:style-name="ce8" table:formula="of:=[$'FebMarch 2024'.C164]" office:value-type="float" office:value="0" calcext:value-type="float">
            <text:p>0</text:p>
          </table:table-cell>
          <table:table-cell table:style-name="ce8" table:formula="of:=[$'FebMarch 2024'.D164]" office:value-type="float" office:value="0" calcext:value-type="float">
            <text:p>0</text:p>
          </table:table-cell>
          <table:table-cell table:style-name="ce8" table:formula="of:=[$'FebMarch 2024'.E164]" office:value-type="float" office:value="0" calcext:value-type="float">
            <text:p>0</text:p>
          </table:table-cell>
          <table:table-cell table:style-name="ce8" table:formula="of:=[$'FebMarch 2024'.F164]" office:value-type="float" office:value="0" calcext:value-type="float">
            <text:p>0</text:p>
          </table:table-cell>
          <table:table-cell table:style-name="ce8" table:formula="of:=[$'FebMarch 2024'.G164]" office:value-type="float" office:value="0" calcext:value-type="float">
            <text:p>0</text:p>
          </table:table-cell>
          <table:table-cell table:style-name="ce8" table:formula="of:=[$'FebMarch 2024'.H164]" office:value-type="float" office:value="0" calcext:value-type="float">
            <text:p>0</text:p>
          </table:table-cell>
          <table:table-cell/>
          <table:table-cell table:style-name="ce105" table:formula="of:=IF(ISNUMBER([.E480]);IF(OR([.E480]&lt;6;AND([.E480]=6;[.F480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81]&amp;&quot; &amp; &quot;&amp;[.D481]" office:value-type="string" office:string-value="0 &amp; 0" calcext:value-type="string">
            <text:p>0 &amp; 0</text:p>
          </table:table-cell>
          <table:table-cell table:style-name="ce18" table:formula="of:=[.G481]&amp;&quot; &amp; &quot;&amp;[.H481]" office:value-type="string" office:string-value="0 &amp; 0" calcext:value-type="string">
            <text:p>0 &amp; 0</text:p>
          </table:table-cell>
          <table:table-cell table:style-name="ce8" table:formula="of:=[$'FebMarch 2024'.C165]" office:value-type="float" office:value="0" calcext:value-type="float">
            <text:p>0</text:p>
          </table:table-cell>
          <table:table-cell table:style-name="ce8" table:formula="of:=[$'FebMarch 2024'.D165]" office:value-type="float" office:value="0" calcext:value-type="float">
            <text:p>0</text:p>
          </table:table-cell>
          <table:table-cell table:style-name="ce8" table:formula="of:=[$'FebMarch 2024'.E165]" office:value-type="float" office:value="0" calcext:value-type="float">
            <text:p>0</text:p>
          </table:table-cell>
          <table:table-cell table:style-name="ce8" table:formula="of:=[$'FebMarch 2024'.F165]" office:value-type="float" office:value="0" calcext:value-type="float">
            <text:p>0</text:p>
          </table:table-cell>
          <table:table-cell table:style-name="ce8" table:formula="of:=[$'FebMarch 2024'.G165]" office:value-type="float" office:value="0" calcext:value-type="float">
            <text:p>0</text:p>
          </table:table-cell>
          <table:table-cell table:style-name="ce8" table:formula="of:=[$'FebMarch 2024'.H165]" office:value-type="float" office:value="0" calcext:value-type="float">
            <text:p>0</text:p>
          </table:table-cell>
          <table:table-cell/>
          <table:table-cell table:style-name="ce105" table:formula="of:=IF(ISNUMBER([.E481]);IF(OR([.E481]&lt;6;AND([.E481]=6;[.F481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82]&amp;&quot; &amp; &quot;&amp;[.D482]" office:value-type="string" office:string-value="0 &amp; 0" calcext:value-type="string">
            <text:p>0 &amp; 0</text:p>
          </table:table-cell>
          <table:table-cell table:style-name="ce18" table:formula="of:=[.G482]&amp;&quot; &amp; &quot;&amp;[.H482]" office:value-type="string" office:string-value="0 &amp; 0" calcext:value-type="string">
            <text:p>0 &amp; 0</text:p>
          </table:table-cell>
          <table:table-cell table:style-name="ce8" table:formula="of:=[$'FebMarch 2024'.C166]" office:value-type="float" office:value="0" calcext:value-type="float">
            <text:p>0</text:p>
          </table:table-cell>
          <table:table-cell table:style-name="ce8" table:formula="of:=[$'FebMarch 2024'.D166]" office:value-type="float" office:value="0" calcext:value-type="float">
            <text:p>0</text:p>
          </table:table-cell>
          <table:table-cell table:style-name="ce8" table:formula="of:=[$'FebMarch 2024'.E166]" office:value-type="float" office:value="0" calcext:value-type="float">
            <text:p>0</text:p>
          </table:table-cell>
          <table:table-cell table:style-name="ce8" table:formula="of:=[$'FebMarch 2024'.F166]" office:value-type="float" office:value="0" calcext:value-type="float">
            <text:p>0</text:p>
          </table:table-cell>
          <table:table-cell table:style-name="ce8" table:formula="of:=[$'FebMarch 2024'.G166]" office:value-type="float" office:value="0" calcext:value-type="float">
            <text:p>0</text:p>
          </table:table-cell>
          <table:table-cell table:style-name="ce8" table:formula="of:=[$'FebMarch 2024'.H166]" office:value-type="float" office:value="0" calcext:value-type="float">
            <text:p>0</text:p>
          </table:table-cell>
          <table:table-cell/>
          <table:table-cell table:style-name="ce105" table:formula="of:=IF(ISNUMBER([.E482]);IF(OR([.E482]&lt;6;AND([.E482]=6;[.F482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83]&amp;&quot; &amp; &quot;&amp;[.D483]" office:value-type="string" office:string-value="0 &amp; 0" calcext:value-type="string">
            <text:p>0 &amp; 0</text:p>
          </table:table-cell>
          <table:table-cell table:style-name="ce18" table:formula="of:=[.G483]&amp;&quot; &amp; &quot;&amp;[.H483]" office:value-type="string" office:string-value="0 &amp; 0" calcext:value-type="string">
            <text:p>0 &amp; 0</text:p>
          </table:table-cell>
          <table:table-cell table:style-name="ce8" table:formula="of:=[$'FebMarch 2024'.C167]" office:value-type="float" office:value="0" calcext:value-type="float">
            <text:p>0</text:p>
          </table:table-cell>
          <table:table-cell table:style-name="ce8" table:formula="of:=[$'FebMarch 2024'.D167]" office:value-type="float" office:value="0" calcext:value-type="float">
            <text:p>0</text:p>
          </table:table-cell>
          <table:table-cell table:style-name="ce8" table:formula="of:=[$'FebMarch 2024'.E167]" office:value-type="float" office:value="0" calcext:value-type="float">
            <text:p>0</text:p>
          </table:table-cell>
          <table:table-cell table:style-name="ce8" table:formula="of:=[$'FebMarch 2024'.F167]" office:value-type="float" office:value="0" calcext:value-type="float">
            <text:p>0</text:p>
          </table:table-cell>
          <table:table-cell table:style-name="ce8" table:formula="of:=[$'FebMarch 2024'.G167]" office:value-type="float" office:value="0" calcext:value-type="float">
            <text:p>0</text:p>
          </table:table-cell>
          <table:table-cell table:style-name="ce8" table:formula="of:=[$'FebMarch 2024'.H167]" office:value-type="float" office:value="0" calcext:value-type="float">
            <text:p>0</text:p>
          </table:table-cell>
          <table:table-cell/>
          <table:table-cell table:style-name="ce105" table:formula="of:=IF(ISNUMBER([.E483]);IF(OR([.E483]&lt;6;AND([.E483]=6;[.F483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84]&amp;&quot; &amp; &quot;&amp;[.D484]" office:value-type="string" office:string-value="0 &amp; 0" calcext:value-type="string">
            <text:p>0 &amp; 0</text:p>
          </table:table-cell>
          <table:table-cell table:style-name="ce18" table:formula="of:=[.G484]&amp;&quot; &amp; &quot;&amp;[.H484]" office:value-type="string" office:string-value="0 &amp; 0" calcext:value-type="string">
            <text:p>0 &amp; 0</text:p>
          </table:table-cell>
          <table:table-cell table:style-name="ce8" table:formula="of:=[$'FebMarch 2024'.C168]" office:value-type="float" office:value="0" calcext:value-type="float">
            <text:p>0</text:p>
          </table:table-cell>
          <table:table-cell table:style-name="ce8" table:formula="of:=[$'FebMarch 2024'.D168]" office:value-type="float" office:value="0" calcext:value-type="float">
            <text:p>0</text:p>
          </table:table-cell>
          <table:table-cell table:style-name="ce8" table:formula="of:=[$'FebMarch 2024'.E168]" office:value-type="float" office:value="0" calcext:value-type="float">
            <text:p>0</text:p>
          </table:table-cell>
          <table:table-cell table:style-name="ce8" table:formula="of:=[$'FebMarch 2024'.F168]" office:value-type="float" office:value="0" calcext:value-type="float">
            <text:p>0</text:p>
          </table:table-cell>
          <table:table-cell table:style-name="ce8" table:formula="of:=[$'FebMarch 2024'.G168]" office:value-type="float" office:value="0" calcext:value-type="float">
            <text:p>0</text:p>
          </table:table-cell>
          <table:table-cell table:style-name="ce8" table:formula="of:=[$'FebMarch 2024'.H168]" office:value-type="float" office:value="0" calcext:value-type="float">
            <text:p>0</text:p>
          </table:table-cell>
          <table:table-cell/>
          <table:table-cell table:style-name="ce105" table:formula="of:=IF(ISNUMBER([.E484]);IF(OR([.E484]&lt;6;AND([.E484]=6;[.F484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85]&amp;&quot; &amp; &quot;&amp;[.D485]" office:value-type="string" office:string-value="0 &amp; 0" calcext:value-type="string">
            <text:p>0 &amp; 0</text:p>
          </table:table-cell>
          <table:table-cell table:style-name="ce18" table:formula="of:=[.G485]&amp;&quot; &amp; &quot;&amp;[.H485]" office:value-type="string" office:string-value="0 &amp; 0" calcext:value-type="string">
            <text:p>0 &amp; 0</text:p>
          </table:table-cell>
          <table:table-cell table:style-name="ce8" table:formula="of:=[$'FebMarch 2024'.C169]" office:value-type="float" office:value="0" calcext:value-type="float">
            <text:p>0</text:p>
          </table:table-cell>
          <table:table-cell table:style-name="ce8" table:formula="of:=[$'FebMarch 2024'.D169]" office:value-type="float" office:value="0" calcext:value-type="float">
            <text:p>0</text:p>
          </table:table-cell>
          <table:table-cell table:style-name="ce8" table:formula="of:=[$'FebMarch 2024'.E169]" office:value-type="float" office:value="0" calcext:value-type="float">
            <text:p>0</text:p>
          </table:table-cell>
          <table:table-cell table:style-name="ce8" table:formula="of:=[$'FebMarch 2024'.F169]" office:value-type="float" office:value="0" calcext:value-type="float">
            <text:p>0</text:p>
          </table:table-cell>
          <table:table-cell table:style-name="ce8" table:formula="of:=[$'FebMarch 2024'.G169]" office:value-type="float" office:value="0" calcext:value-type="float">
            <text:p>0</text:p>
          </table:table-cell>
          <table:table-cell table:style-name="ce8" table:formula="of:=[$'FebMarch 2024'.H169]" office:value-type="float" office:value="0" calcext:value-type="float">
            <text:p>0</text:p>
          </table:table-cell>
          <table:table-cell/>
          <table:table-cell table:style-name="ce105" table:formula="of:=IF(ISNUMBER([.E485]);IF(OR([.E485]&lt;6;AND([.E485]=6;[.F485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86]&amp;&quot; &amp; &quot;&amp;[.D486]" office:value-type="string" office:string-value="0 &amp; 0" calcext:value-type="string">
            <text:p>0 &amp; 0</text:p>
          </table:table-cell>
          <table:table-cell table:style-name="ce18" table:formula="of:=[.G486]&amp;&quot; &amp; &quot;&amp;[.H486]" office:value-type="string" office:string-value="0 &amp; 0" calcext:value-type="string">
            <text:p>0 &amp; 0</text:p>
          </table:table-cell>
          <table:table-cell table:style-name="ce8" table:formula="of:=[$'FebMarch 2024'.C170]" office:value-type="float" office:value="0" calcext:value-type="float">
            <text:p>0</text:p>
          </table:table-cell>
          <table:table-cell table:style-name="ce8" table:formula="of:=[$'FebMarch 2024'.D170]" office:value-type="float" office:value="0" calcext:value-type="float">
            <text:p>0</text:p>
          </table:table-cell>
          <table:table-cell table:style-name="ce8" table:formula="of:=[$'FebMarch 2024'.E170]" office:value-type="float" office:value="0" calcext:value-type="float">
            <text:p>0</text:p>
          </table:table-cell>
          <table:table-cell table:style-name="ce8" table:formula="of:=[$'FebMarch 2024'.F170]" office:value-type="float" office:value="0" calcext:value-type="float">
            <text:p>0</text:p>
          </table:table-cell>
          <table:table-cell table:style-name="ce8" table:formula="of:=[$'FebMarch 2024'.G170]" office:value-type="float" office:value="0" calcext:value-type="float">
            <text:p>0</text:p>
          </table:table-cell>
          <table:table-cell table:style-name="ce8" table:formula="of:=[$'FebMarch 2024'.H170]" office:value-type="float" office:value="0" calcext:value-type="float">
            <text:p>0</text:p>
          </table:table-cell>
          <table:table-cell/>
          <table:table-cell table:style-name="ce105" table:formula="of:=IF(ISNUMBER([.E486]);IF(OR([.E486]&lt;6;AND([.E486]=6;[.F486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style-name="ce16" table:formula="of:=[.C487]&amp;&quot; &amp; &quot;&amp;[.D487]" office:value-type="string" office:string-value="0 &amp; 0" calcext:value-type="string">
            <text:p>0 &amp; 0</text:p>
          </table:table-cell>
          <table:table-cell table:style-name="ce18" table:formula="of:=[.G487]&amp;&quot; &amp; &quot;&amp;[.H487]" office:value-type="string" office:string-value="0 &amp; 0" calcext:value-type="string">
            <text:p>0 &amp; 0</text:p>
          </table:table-cell>
          <table:table-cell table:style-name="ce8" table:formula="of:=[$'FebMarch 2024'.C171]" office:value-type="float" office:value="0" calcext:value-type="float">
            <text:p>0</text:p>
          </table:table-cell>
          <table:table-cell table:style-name="ce8" table:formula="of:=[$'FebMarch 2024'.D171]" office:value-type="float" office:value="0" calcext:value-type="float">
            <text:p>0</text:p>
          </table:table-cell>
          <table:table-cell table:style-name="ce8" table:formula="of:=[$'FebMarch 2024'.E171]" office:value-type="float" office:value="0" calcext:value-type="float">
            <text:p>0</text:p>
          </table:table-cell>
          <table:table-cell table:style-name="ce8" table:formula="of:=[$'FebMarch 2024'.F171]" office:value-type="float" office:value="0" calcext:value-type="float">
            <text:p>0</text:p>
          </table:table-cell>
          <table:table-cell table:style-name="ce8" table:formula="of:=[$'FebMarch 2024'.G171]" office:value-type="float" office:value="0" calcext:value-type="float">
            <text:p>0</text:p>
          </table:table-cell>
          <table:table-cell table:style-name="ce8" table:formula="of:=[$'FebMarch 2024'.H171]" office:value-type="float" office:value="0" calcext:value-type="float">
            <text:p>0</text:p>
          </table:table-cell>
          <table:table-cell/>
          <table:table-cell table:style-name="ce105" table:formula="of:=IF(ISNUMBER([.E487]);IF(OR([.E487]&lt;6;AND([.E487]=6;[.F487]=5)); 0.5;1);0)" office:value-type="float" office:value="0" calcext:value-type="float">
            <text:p>0.00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172]" office:value-type="float" office:value="0" calcext:value-type="float">
            <text:p>0</text:p>
          </table:table-cell>
          <table:table-cell table:style-name="ce8" table:formula="of:=[$'FebMarch 2024'.D172]" office:value-type="float" office:value="0" calcext:value-type="float">
            <text:p>0</text:p>
          </table:table-cell>
          <table:table-cell table:style-name="ce8" table:formula="of:=[$'FebMarch 2024'.E172]" office:value-type="float" office:value="0" calcext:value-type="float">
            <text:p>0</text:p>
          </table:table-cell>
          <table:table-cell table:style-name="ce8" table:formula="of:=[$'FebMarch 2024'.F172]" office:value-type="float" office:value="0" calcext:value-type="float">
            <text:p>0</text:p>
          </table:table-cell>
          <table:table-cell table:style-name="ce8" table:formula="of:=[$'FebMarch 2024'.G172]" office:value-type="float" office:value="0" calcext:value-type="float">
            <text:p>0</text:p>
          </table:table-cell>
          <table:table-cell table:style-name="ce8" table:formula="of:=[$'FebMarch 2024'.H172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173]" office:value-type="float" office:value="0" calcext:value-type="float">
            <text:p>0</text:p>
          </table:table-cell>
          <table:table-cell table:style-name="ce8" table:formula="of:=[$'FebMarch 2024'.D173]" office:value-type="float" office:value="0" calcext:value-type="float">
            <text:p>0</text:p>
          </table:table-cell>
          <table:table-cell table:style-name="ce8" table:formula="of:=[$'FebMarch 2024'.E173]" office:value-type="float" office:value="0" calcext:value-type="float">
            <text:p>0</text:p>
          </table:table-cell>
          <table:table-cell table:style-name="ce8" table:formula="of:=[$'FebMarch 2024'.F173]" office:value-type="float" office:value="0" calcext:value-type="float">
            <text:p>0</text:p>
          </table:table-cell>
          <table:table-cell table:style-name="ce8" table:formula="of:=[$'FebMarch 2024'.G173]" office:value-type="float" office:value="0" calcext:value-type="float">
            <text:p>0</text:p>
          </table:table-cell>
          <table:table-cell table:style-name="ce8" table:formula="of:=[$'FebMarch 2024'.H173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174]" office:value-type="float" office:value="0" calcext:value-type="float">
            <text:p>0</text:p>
          </table:table-cell>
          <table:table-cell table:style-name="ce8" table:formula="of:=[$'FebMarch 2024'.D174]" office:value-type="float" office:value="0" calcext:value-type="float">
            <text:p>0</text:p>
          </table:table-cell>
          <table:table-cell table:style-name="ce8" table:formula="of:=[$'FebMarch 2024'.E174]" office:value-type="float" office:value="0" calcext:value-type="float">
            <text:p>0</text:p>
          </table:table-cell>
          <table:table-cell table:style-name="ce8" table:formula="of:=[$'FebMarch 2024'.F174]" office:value-type="float" office:value="0" calcext:value-type="float">
            <text:p>0</text:p>
          </table:table-cell>
          <table:table-cell table:style-name="ce8" table:formula="of:=[$'FebMarch 2024'.G174]" office:value-type="float" office:value="0" calcext:value-type="float">
            <text:p>0</text:p>
          </table:table-cell>
          <table:table-cell table:style-name="ce8" table:formula="of:=[$'FebMarch 2024'.H174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175]" office:value-type="float" office:value="0" calcext:value-type="float">
            <text:p>0</text:p>
          </table:table-cell>
          <table:table-cell table:style-name="ce8" table:formula="of:=[$'FebMarch 2024'.D175]" office:value-type="float" office:value="0" calcext:value-type="float">
            <text:p>0</text:p>
          </table:table-cell>
          <table:table-cell table:style-name="ce8" table:formula="of:=[$'FebMarch 2024'.E175]" office:value-type="float" office:value="0" calcext:value-type="float">
            <text:p>0</text:p>
          </table:table-cell>
          <table:table-cell table:style-name="ce8" table:formula="of:=[$'FebMarch 2024'.F175]" office:value-type="float" office:value="0" calcext:value-type="float">
            <text:p>0</text:p>
          </table:table-cell>
          <table:table-cell table:style-name="ce8" table:formula="of:=[$'FebMarch 2024'.G175]" office:value-type="float" office:value="0" calcext:value-type="float">
            <text:p>0</text:p>
          </table:table-cell>
          <table:table-cell table:style-name="ce8" table:formula="of:=[$'FebMarch 2024'.H175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176]" office:value-type="float" office:value="0" calcext:value-type="float">
            <text:p>0</text:p>
          </table:table-cell>
          <table:table-cell table:style-name="ce8" table:formula="of:=[$'FebMarch 2024'.D176]" office:value-type="float" office:value="0" calcext:value-type="float">
            <text:p>0</text:p>
          </table:table-cell>
          <table:table-cell table:style-name="ce8" table:formula="of:=[$'FebMarch 2024'.E176]" office:value-type="float" office:value="0" calcext:value-type="float">
            <text:p>0</text:p>
          </table:table-cell>
          <table:table-cell table:style-name="ce8" table:formula="of:=[$'FebMarch 2024'.F176]" office:value-type="float" office:value="0" calcext:value-type="float">
            <text:p>0</text:p>
          </table:table-cell>
          <table:table-cell table:style-name="ce8" table:formula="of:=[$'FebMarch 2024'.G176]" office:value-type="float" office:value="0" calcext:value-type="float">
            <text:p>0</text:p>
          </table:table-cell>
          <table:table-cell table:style-name="ce8" table:formula="of:=[$'FebMarch 2024'.H176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177]" office:value-type="float" office:value="0" calcext:value-type="float">
            <text:p>0</text:p>
          </table:table-cell>
          <table:table-cell table:style-name="ce8" table:formula="of:=[$'FebMarch 2024'.D177]" office:value-type="float" office:value="0" calcext:value-type="float">
            <text:p>0</text:p>
          </table:table-cell>
          <table:table-cell table:style-name="ce8" table:formula="of:=[$'FebMarch 2024'.E177]" office:value-type="float" office:value="0" calcext:value-type="float">
            <text:p>0</text:p>
          </table:table-cell>
          <table:table-cell table:style-name="ce8" table:formula="of:=[$'FebMarch 2024'.F177]" office:value-type="float" office:value="0" calcext:value-type="float">
            <text:p>0</text:p>
          </table:table-cell>
          <table:table-cell table:style-name="ce8" table:formula="of:=[$'FebMarch 2024'.G177]" office:value-type="float" office:value="0" calcext:value-type="float">
            <text:p>0</text:p>
          </table:table-cell>
          <table:table-cell table:style-name="ce8" table:formula="of:=[$'FebMarch 2024'.H177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178]" office:value-type="float" office:value="0" calcext:value-type="float">
            <text:p>0</text:p>
          </table:table-cell>
          <table:table-cell table:style-name="ce8" table:formula="of:=[$'FebMarch 2024'.D178]" office:value-type="float" office:value="0" calcext:value-type="float">
            <text:p>0</text:p>
          </table:table-cell>
          <table:table-cell table:style-name="ce8" table:formula="of:=[$'FebMarch 2024'.E178]" office:value-type="float" office:value="0" calcext:value-type="float">
            <text:p>0</text:p>
          </table:table-cell>
          <table:table-cell table:style-name="ce8" table:formula="of:=[$'FebMarch 2024'.F178]" office:value-type="float" office:value="0" calcext:value-type="float">
            <text:p>0</text:p>
          </table:table-cell>
          <table:table-cell table:style-name="ce8" table:formula="of:=[$'FebMarch 2024'.G178]" office:value-type="float" office:value="0" calcext:value-type="float">
            <text:p>0</text:p>
          </table:table-cell>
          <table:table-cell table:style-name="ce8" table:formula="of:=[$'FebMarch 2024'.H178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179]" office:value-type="float" office:value="0" calcext:value-type="float">
            <text:p>0</text:p>
          </table:table-cell>
          <table:table-cell table:style-name="ce8" table:formula="of:=[$'FebMarch 2024'.D179]" office:value-type="float" office:value="0" calcext:value-type="float">
            <text:p>0</text:p>
          </table:table-cell>
          <table:table-cell table:style-name="ce8" table:formula="of:=[$'FebMarch 2024'.E179]" office:value-type="float" office:value="0" calcext:value-type="float">
            <text:p>0</text:p>
          </table:table-cell>
          <table:table-cell table:style-name="ce8" table:formula="of:=[$'FebMarch 2024'.F179]" office:value-type="float" office:value="0" calcext:value-type="float">
            <text:p>0</text:p>
          </table:table-cell>
          <table:table-cell table:style-name="ce8" table:formula="of:=[$'FebMarch 2024'.G179]" office:value-type="float" office:value="0" calcext:value-type="float">
            <text:p>0</text:p>
          </table:table-cell>
          <table:table-cell table:style-name="ce8" table:formula="of:=[$'FebMarch 2024'.H179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180]" office:value-type="float" office:value="0" calcext:value-type="float">
            <text:p>0</text:p>
          </table:table-cell>
          <table:table-cell table:style-name="ce8" table:formula="of:=[$'FebMarch 2024'.D180]" office:value-type="float" office:value="0" calcext:value-type="float">
            <text:p>0</text:p>
          </table:table-cell>
          <table:table-cell table:style-name="ce8" table:formula="of:=[$'FebMarch 2024'.E180]" office:value-type="float" office:value="0" calcext:value-type="float">
            <text:p>0</text:p>
          </table:table-cell>
          <table:table-cell table:style-name="ce8" table:formula="of:=[$'FebMarch 2024'.F180]" office:value-type="float" office:value="0" calcext:value-type="float">
            <text:p>0</text:p>
          </table:table-cell>
          <table:table-cell table:style-name="ce8" table:formula="of:=[$'FebMarch 2024'.G180]" office:value-type="float" office:value="0" calcext:value-type="float">
            <text:p>0</text:p>
          </table:table-cell>
          <table:table-cell table:style-name="ce8" table:formula="of:=[$'FebMarch 2024'.H180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181]" office:value-type="float" office:value="0" calcext:value-type="float">
            <text:p>0</text:p>
          </table:table-cell>
          <table:table-cell table:style-name="ce8" table:formula="of:=[$'FebMarch 2024'.D181]" office:value-type="float" office:value="0" calcext:value-type="float">
            <text:p>0</text:p>
          </table:table-cell>
          <table:table-cell table:style-name="ce8" table:formula="of:=[$'FebMarch 2024'.E181]" office:value-type="float" office:value="0" calcext:value-type="float">
            <text:p>0</text:p>
          </table:table-cell>
          <table:table-cell table:style-name="ce8" table:formula="of:=[$'FebMarch 2024'.F181]" office:value-type="float" office:value="0" calcext:value-type="float">
            <text:p>0</text:p>
          </table:table-cell>
          <table:table-cell table:style-name="ce8" table:formula="of:=[$'FebMarch 2024'.G181]" office:value-type="float" office:value="0" calcext:value-type="float">
            <text:p>0</text:p>
          </table:table-cell>
          <table:table-cell table:style-name="ce8" table:formula="of:=[$'FebMarch 2024'.H181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182]" office:value-type="float" office:value="0" calcext:value-type="float">
            <text:p>0</text:p>
          </table:table-cell>
          <table:table-cell table:style-name="ce8" table:formula="of:=[$'FebMarch 2024'.D182]" office:value-type="float" office:value="0" calcext:value-type="float">
            <text:p>0</text:p>
          </table:table-cell>
          <table:table-cell table:style-name="ce8" table:formula="of:=[$'FebMarch 2024'.E182]" office:value-type="float" office:value="0" calcext:value-type="float">
            <text:p>0</text:p>
          </table:table-cell>
          <table:table-cell table:style-name="ce8" table:formula="of:=[$'FebMarch 2024'.F182]" office:value-type="float" office:value="0" calcext:value-type="float">
            <text:p>0</text:p>
          </table:table-cell>
          <table:table-cell table:style-name="ce8" table:formula="of:=[$'FebMarch 2024'.G182]" office:value-type="float" office:value="0" calcext:value-type="float">
            <text:p>0</text:p>
          </table:table-cell>
          <table:table-cell table:style-name="ce8" table:formula="of:=[$'FebMarch 2024'.H182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183]" office:value-type="float" office:value="0" calcext:value-type="float">
            <text:p>0</text:p>
          </table:table-cell>
          <table:table-cell table:style-name="ce8" table:formula="of:=[$'FebMarch 2024'.D183]" office:value-type="float" office:value="0" calcext:value-type="float">
            <text:p>0</text:p>
          </table:table-cell>
          <table:table-cell table:style-name="ce8" table:formula="of:=[$'FebMarch 2024'.E183]" office:value-type="float" office:value="0" calcext:value-type="float">
            <text:p>0</text:p>
          </table:table-cell>
          <table:table-cell table:style-name="ce8" table:formula="of:=[$'FebMarch 2024'.F183]" office:value-type="float" office:value="0" calcext:value-type="float">
            <text:p>0</text:p>
          </table:table-cell>
          <table:table-cell table:style-name="ce8" table:formula="of:=[$'FebMarch 2024'.G183]" office:value-type="float" office:value="0" calcext:value-type="float">
            <text:p>0</text:p>
          </table:table-cell>
          <table:table-cell table:style-name="ce8" table:formula="of:=[$'FebMarch 2024'.H183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184]" office:value-type="float" office:value="0" calcext:value-type="float">
            <text:p>0</text:p>
          </table:table-cell>
          <table:table-cell table:style-name="ce8" table:formula="of:=[$'FebMarch 2024'.D184]" office:value-type="float" office:value="0" calcext:value-type="float">
            <text:p>0</text:p>
          </table:table-cell>
          <table:table-cell table:style-name="ce8" table:formula="of:=[$'FebMarch 2024'.E184]" office:value-type="float" office:value="0" calcext:value-type="float">
            <text:p>0</text:p>
          </table:table-cell>
          <table:table-cell table:style-name="ce8" table:formula="of:=[$'FebMarch 2024'.F184]" office:value-type="float" office:value="0" calcext:value-type="float">
            <text:p>0</text:p>
          </table:table-cell>
          <table:table-cell table:style-name="ce8" table:formula="of:=[$'FebMarch 2024'.G184]" office:value-type="float" office:value="0" calcext:value-type="float">
            <text:p>0</text:p>
          </table:table-cell>
          <table:table-cell table:style-name="ce8" table:formula="of:=[$'FebMarch 2024'.H184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185]" office:value-type="float" office:value="0" calcext:value-type="float">
            <text:p>0</text:p>
          </table:table-cell>
          <table:table-cell table:style-name="ce8" table:formula="of:=[$'FebMarch 2024'.D185]" office:value-type="float" office:value="0" calcext:value-type="float">
            <text:p>0</text:p>
          </table:table-cell>
          <table:table-cell table:style-name="ce8" table:formula="of:=[$'FebMarch 2024'.E185]" office:value-type="float" office:value="0" calcext:value-type="float">
            <text:p>0</text:p>
          </table:table-cell>
          <table:table-cell table:style-name="ce8" table:formula="of:=[$'FebMarch 2024'.F185]" office:value-type="float" office:value="0" calcext:value-type="float">
            <text:p>0</text:p>
          </table:table-cell>
          <table:table-cell table:style-name="ce8" table:formula="of:=[$'FebMarch 2024'.G185]" office:value-type="float" office:value="0" calcext:value-type="float">
            <text:p>0</text:p>
          </table:table-cell>
          <table:table-cell table:style-name="ce8" table:formula="of:=[$'FebMarch 2024'.H185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186]" office:value-type="float" office:value="0" calcext:value-type="float">
            <text:p>0</text:p>
          </table:table-cell>
          <table:table-cell table:style-name="ce8" table:formula="of:=[$'FebMarch 2024'.D186]" office:value-type="float" office:value="0" calcext:value-type="float">
            <text:p>0</text:p>
          </table:table-cell>
          <table:table-cell table:style-name="ce8" table:formula="of:=[$'FebMarch 2024'.E186]" office:value-type="float" office:value="0" calcext:value-type="float">
            <text:p>0</text:p>
          </table:table-cell>
          <table:table-cell table:style-name="ce8" table:formula="of:=[$'FebMarch 2024'.F186]" office:value-type="float" office:value="0" calcext:value-type="float">
            <text:p>0</text:p>
          </table:table-cell>
          <table:table-cell table:style-name="ce8" table:formula="of:=[$'FebMarch 2024'.G186]" office:value-type="float" office:value="0" calcext:value-type="float">
            <text:p>0</text:p>
          </table:table-cell>
          <table:table-cell table:style-name="ce8" table:formula="of:=[$'FebMarch 2024'.H186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187]" office:value-type="float" office:value="0" calcext:value-type="float">
            <text:p>0</text:p>
          </table:table-cell>
          <table:table-cell table:style-name="ce8" table:formula="of:=[$'FebMarch 2024'.D187]" office:value-type="float" office:value="0" calcext:value-type="float">
            <text:p>0</text:p>
          </table:table-cell>
          <table:table-cell table:style-name="ce8" table:formula="of:=[$'FebMarch 2024'.E187]" office:value-type="float" office:value="0" calcext:value-type="float">
            <text:p>0</text:p>
          </table:table-cell>
          <table:table-cell table:style-name="ce8" table:formula="of:=[$'FebMarch 2024'.F187]" office:value-type="float" office:value="0" calcext:value-type="float">
            <text:p>0</text:p>
          </table:table-cell>
          <table:table-cell table:style-name="ce8" table:formula="of:=[$'FebMarch 2024'.G187]" office:value-type="float" office:value="0" calcext:value-type="float">
            <text:p>0</text:p>
          </table:table-cell>
          <table:table-cell table:style-name="ce8" table:formula="of:=[$'FebMarch 2024'.H187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188]" office:value-type="float" office:value="0" calcext:value-type="float">
            <text:p>0</text:p>
          </table:table-cell>
          <table:table-cell table:style-name="ce8" table:formula="of:=[$'FebMarch 2024'.D188]" office:value-type="float" office:value="0" calcext:value-type="float">
            <text:p>0</text:p>
          </table:table-cell>
          <table:table-cell table:style-name="ce8" table:formula="of:=[$'FebMarch 2024'.E188]" office:value-type="float" office:value="0" calcext:value-type="float">
            <text:p>0</text:p>
          </table:table-cell>
          <table:table-cell table:style-name="ce8" table:formula="of:=[$'FebMarch 2024'.F188]" office:value-type="float" office:value="0" calcext:value-type="float">
            <text:p>0</text:p>
          </table:table-cell>
          <table:table-cell table:style-name="ce8" table:formula="of:=[$'FebMarch 2024'.G188]" office:value-type="float" office:value="0" calcext:value-type="float">
            <text:p>0</text:p>
          </table:table-cell>
          <table:table-cell table:style-name="ce8" table:formula="of:=[$'FebMarch 2024'.H188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189]" office:value-type="float" office:value="0" calcext:value-type="float">
            <text:p>0</text:p>
          </table:table-cell>
          <table:table-cell table:style-name="ce8" table:formula="of:=[$'FebMarch 2024'.D189]" office:value-type="float" office:value="0" calcext:value-type="float">
            <text:p>0</text:p>
          </table:table-cell>
          <table:table-cell table:style-name="ce8" table:formula="of:=[$'FebMarch 2024'.E189]" office:value-type="float" office:value="0" calcext:value-type="float">
            <text:p>0</text:p>
          </table:table-cell>
          <table:table-cell table:style-name="ce8" table:formula="of:=[$'FebMarch 2024'.F189]" office:value-type="float" office:value="0" calcext:value-type="float">
            <text:p>0</text:p>
          </table:table-cell>
          <table:table-cell table:style-name="ce8" table:formula="of:=[$'FebMarch 2024'.G189]" office:value-type="float" office:value="0" calcext:value-type="float">
            <text:p>0</text:p>
          </table:table-cell>
          <table:table-cell table:style-name="ce8" table:formula="of:=[$'FebMarch 2024'.H189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190]" office:value-type="float" office:value="0" calcext:value-type="float">
            <text:p>0</text:p>
          </table:table-cell>
          <table:table-cell table:style-name="ce8" table:formula="of:=[$'FebMarch 2024'.D190]" office:value-type="float" office:value="0" calcext:value-type="float">
            <text:p>0</text:p>
          </table:table-cell>
          <table:table-cell table:style-name="ce8" table:formula="of:=[$'FebMarch 2024'.E190]" office:value-type="float" office:value="0" calcext:value-type="float">
            <text:p>0</text:p>
          </table:table-cell>
          <table:table-cell table:style-name="ce8" table:formula="of:=[$'FebMarch 2024'.F190]" office:value-type="float" office:value="0" calcext:value-type="float">
            <text:p>0</text:p>
          </table:table-cell>
          <table:table-cell table:style-name="ce8" table:formula="of:=[$'FebMarch 2024'.G190]" office:value-type="float" office:value="0" calcext:value-type="float">
            <text:p>0</text:p>
          </table:table-cell>
          <table:table-cell table:style-name="ce8" table:formula="of:=[$'FebMarch 2024'.H190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191]" office:value-type="float" office:value="0" calcext:value-type="float">
            <text:p>0</text:p>
          </table:table-cell>
          <table:table-cell table:style-name="ce8" table:formula="of:=[$'FebMarch 2024'.D191]" office:value-type="float" office:value="0" calcext:value-type="float">
            <text:p>0</text:p>
          </table:table-cell>
          <table:table-cell table:style-name="ce8" table:formula="of:=[$'FebMarch 2024'.E191]" office:value-type="float" office:value="0" calcext:value-type="float">
            <text:p>0</text:p>
          </table:table-cell>
          <table:table-cell table:style-name="ce8" table:formula="of:=[$'FebMarch 2024'.F191]" office:value-type="float" office:value="0" calcext:value-type="float">
            <text:p>0</text:p>
          </table:table-cell>
          <table:table-cell table:style-name="ce8" table:formula="of:=[$'FebMarch 2024'.G191]" office:value-type="float" office:value="0" calcext:value-type="float">
            <text:p>0</text:p>
          </table:table-cell>
          <table:table-cell table:style-name="ce8" table:formula="of:=[$'FebMarch 2024'.H191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192]" office:value-type="float" office:value="0" calcext:value-type="float">
            <text:p>0</text:p>
          </table:table-cell>
          <table:table-cell table:style-name="ce8" table:formula="of:=[$'FebMarch 2024'.D192]" office:value-type="float" office:value="0" calcext:value-type="float">
            <text:p>0</text:p>
          </table:table-cell>
          <table:table-cell table:style-name="ce8" table:formula="of:=[$'FebMarch 2024'.E192]" office:value-type="float" office:value="0" calcext:value-type="float">
            <text:p>0</text:p>
          </table:table-cell>
          <table:table-cell table:style-name="ce8" table:formula="of:=[$'FebMarch 2024'.F192]" office:value-type="float" office:value="0" calcext:value-type="float">
            <text:p>0</text:p>
          </table:table-cell>
          <table:table-cell table:style-name="ce8" table:formula="of:=[$'FebMarch 2024'.G192]" office:value-type="float" office:value="0" calcext:value-type="float">
            <text:p>0</text:p>
          </table:table-cell>
          <table:table-cell table:style-name="ce8" table:formula="of:=[$'FebMarch 2024'.H192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193]" office:value-type="float" office:value="0" calcext:value-type="float">
            <text:p>0</text:p>
          </table:table-cell>
          <table:table-cell table:style-name="ce8" table:formula="of:=[$'FebMarch 2024'.D193]" office:value-type="float" office:value="0" calcext:value-type="float">
            <text:p>0</text:p>
          </table:table-cell>
          <table:table-cell table:style-name="ce8" table:formula="of:=[$'FebMarch 2024'.E193]" office:value-type="float" office:value="0" calcext:value-type="float">
            <text:p>0</text:p>
          </table:table-cell>
          <table:table-cell table:style-name="ce8" table:formula="of:=[$'FebMarch 2024'.F193]" office:value-type="float" office:value="0" calcext:value-type="float">
            <text:p>0</text:p>
          </table:table-cell>
          <table:table-cell table:style-name="ce8" table:formula="of:=[$'FebMarch 2024'.G193]" office:value-type="float" office:value="0" calcext:value-type="float">
            <text:p>0</text:p>
          </table:table-cell>
          <table:table-cell table:style-name="ce8" table:formula="of:=[$'FebMarch 2024'.H193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194]" office:value-type="float" office:value="0" calcext:value-type="float">
            <text:p>0</text:p>
          </table:table-cell>
          <table:table-cell table:style-name="ce8" table:formula="of:=[$'FebMarch 2024'.D194]" office:value-type="float" office:value="0" calcext:value-type="float">
            <text:p>0</text:p>
          </table:table-cell>
          <table:table-cell table:style-name="ce8" table:formula="of:=[$'FebMarch 2024'.E194]" office:value-type="float" office:value="0" calcext:value-type="float">
            <text:p>0</text:p>
          </table:table-cell>
          <table:table-cell table:style-name="ce8" table:formula="of:=[$'FebMarch 2024'.F194]" office:value-type="float" office:value="0" calcext:value-type="float">
            <text:p>0</text:p>
          </table:table-cell>
          <table:table-cell table:style-name="ce8" table:formula="of:=[$'FebMarch 2024'.G194]" office:value-type="float" office:value="0" calcext:value-type="float">
            <text:p>0</text:p>
          </table:table-cell>
          <table:table-cell table:style-name="ce8" table:formula="of:=[$'FebMarch 2024'.H194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195]" office:value-type="float" office:value="0" calcext:value-type="float">
            <text:p>0</text:p>
          </table:table-cell>
          <table:table-cell table:style-name="ce8" table:formula="of:=[$'FebMarch 2024'.D195]" office:value-type="float" office:value="0" calcext:value-type="float">
            <text:p>0</text:p>
          </table:table-cell>
          <table:table-cell table:style-name="ce8" table:formula="of:=[$'FebMarch 2024'.E195]" office:value-type="float" office:value="0" calcext:value-type="float">
            <text:p>0</text:p>
          </table:table-cell>
          <table:table-cell table:style-name="ce8" table:formula="of:=[$'FebMarch 2024'.F195]" office:value-type="float" office:value="0" calcext:value-type="float">
            <text:p>0</text:p>
          </table:table-cell>
          <table:table-cell table:style-name="ce8" table:formula="of:=[$'FebMarch 2024'.G195]" office:value-type="float" office:value="0" calcext:value-type="float">
            <text:p>0</text:p>
          </table:table-cell>
          <table:table-cell table:style-name="ce8" table:formula="of:=[$'FebMarch 2024'.H195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196]" office:value-type="float" office:value="0" calcext:value-type="float">
            <text:p>0</text:p>
          </table:table-cell>
          <table:table-cell table:style-name="ce8" table:formula="of:=[$'FebMarch 2024'.D196]" office:value-type="float" office:value="0" calcext:value-type="float">
            <text:p>0</text:p>
          </table:table-cell>
          <table:table-cell table:style-name="ce8" table:formula="of:=[$'FebMarch 2024'.E196]" office:value-type="float" office:value="0" calcext:value-type="float">
            <text:p>0</text:p>
          </table:table-cell>
          <table:table-cell table:style-name="ce8" table:formula="of:=[$'FebMarch 2024'.F196]" office:value-type="float" office:value="0" calcext:value-type="float">
            <text:p>0</text:p>
          </table:table-cell>
          <table:table-cell table:style-name="ce8" table:formula="of:=[$'FebMarch 2024'.G196]" office:value-type="float" office:value="0" calcext:value-type="float">
            <text:p>0</text:p>
          </table:table-cell>
          <table:table-cell table:style-name="ce8" table:formula="of:=[$'FebMarch 2024'.H196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197]" office:value-type="float" office:value="0" calcext:value-type="float">
            <text:p>0</text:p>
          </table:table-cell>
          <table:table-cell table:style-name="ce8" table:formula="of:=[$'FebMarch 2024'.D197]" office:value-type="float" office:value="0" calcext:value-type="float">
            <text:p>0</text:p>
          </table:table-cell>
          <table:table-cell table:style-name="ce8" table:formula="of:=[$'FebMarch 2024'.E197]" office:value-type="float" office:value="0" calcext:value-type="float">
            <text:p>0</text:p>
          </table:table-cell>
          <table:table-cell table:style-name="ce8" table:formula="of:=[$'FebMarch 2024'.F197]" office:value-type="float" office:value="0" calcext:value-type="float">
            <text:p>0</text:p>
          </table:table-cell>
          <table:table-cell table:style-name="ce8" table:formula="of:=[$'FebMarch 2024'.G197]" office:value-type="float" office:value="0" calcext:value-type="float">
            <text:p>0</text:p>
          </table:table-cell>
          <table:table-cell table:style-name="ce8" table:formula="of:=[$'FebMarch 2024'.H197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198]" office:value-type="float" office:value="0" calcext:value-type="float">
            <text:p>0</text:p>
          </table:table-cell>
          <table:table-cell table:style-name="ce8" table:formula="of:=[$'FebMarch 2024'.D198]" office:value-type="float" office:value="0" calcext:value-type="float">
            <text:p>0</text:p>
          </table:table-cell>
          <table:table-cell table:style-name="ce8" table:formula="of:=[$'FebMarch 2024'.E198]" office:value-type="float" office:value="0" calcext:value-type="float">
            <text:p>0</text:p>
          </table:table-cell>
          <table:table-cell table:style-name="ce8" table:formula="of:=[$'FebMarch 2024'.F198]" office:value-type="float" office:value="0" calcext:value-type="float">
            <text:p>0</text:p>
          </table:table-cell>
          <table:table-cell table:style-name="ce8" table:formula="of:=[$'FebMarch 2024'.G198]" office:value-type="float" office:value="0" calcext:value-type="float">
            <text:p>0</text:p>
          </table:table-cell>
          <table:table-cell table:style-name="ce8" table:formula="of:=[$'FebMarch 2024'.H198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199]" office:value-type="float" office:value="0" calcext:value-type="float">
            <text:p>0</text:p>
          </table:table-cell>
          <table:table-cell table:style-name="ce8" table:formula="of:=[$'FebMarch 2024'.D199]" office:value-type="float" office:value="0" calcext:value-type="float">
            <text:p>0</text:p>
          </table:table-cell>
          <table:table-cell table:style-name="ce8" table:formula="of:=[$'FebMarch 2024'.E199]" office:value-type="float" office:value="0" calcext:value-type="float">
            <text:p>0</text:p>
          </table:table-cell>
          <table:table-cell table:style-name="ce8" table:formula="of:=[$'FebMarch 2024'.F199]" office:value-type="float" office:value="0" calcext:value-type="float">
            <text:p>0</text:p>
          </table:table-cell>
          <table:table-cell table:style-name="ce8" table:formula="of:=[$'FebMarch 2024'.G199]" office:value-type="float" office:value="0" calcext:value-type="float">
            <text:p>0</text:p>
          </table:table-cell>
          <table:table-cell table:style-name="ce8" table:formula="of:=[$'FebMarch 2024'.H199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00]" office:value-type="float" office:value="0" calcext:value-type="float">
            <text:p>0</text:p>
          </table:table-cell>
          <table:table-cell table:style-name="ce8" table:formula="of:=[$'FebMarch 2024'.D200]" office:value-type="float" office:value="0" calcext:value-type="float">
            <text:p>0</text:p>
          </table:table-cell>
          <table:table-cell table:style-name="ce8" table:formula="of:=[$'FebMarch 2024'.E200]" office:value-type="float" office:value="0" calcext:value-type="float">
            <text:p>0</text:p>
          </table:table-cell>
          <table:table-cell table:style-name="ce8" table:formula="of:=[$'FebMarch 2024'.F200]" office:value-type="float" office:value="0" calcext:value-type="float">
            <text:p>0</text:p>
          </table:table-cell>
          <table:table-cell table:style-name="ce8" table:formula="of:=[$'FebMarch 2024'.G200]" office:value-type="float" office:value="0" calcext:value-type="float">
            <text:p>0</text:p>
          </table:table-cell>
          <table:table-cell table:style-name="ce8" table:formula="of:=[$'FebMarch 2024'.H200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01]" office:value-type="float" office:value="0" calcext:value-type="float">
            <text:p>0</text:p>
          </table:table-cell>
          <table:table-cell table:style-name="ce8" table:formula="of:=[$'FebMarch 2024'.D201]" office:value-type="float" office:value="0" calcext:value-type="float">
            <text:p>0</text:p>
          </table:table-cell>
          <table:table-cell table:style-name="ce8" table:formula="of:=[$'FebMarch 2024'.E201]" office:value-type="float" office:value="0" calcext:value-type="float">
            <text:p>0</text:p>
          </table:table-cell>
          <table:table-cell table:style-name="ce8" table:formula="of:=[$'FebMarch 2024'.F201]" office:value-type="float" office:value="0" calcext:value-type="float">
            <text:p>0</text:p>
          </table:table-cell>
          <table:table-cell table:style-name="ce8" table:formula="of:=[$'FebMarch 2024'.G201]" office:value-type="float" office:value="0" calcext:value-type="float">
            <text:p>0</text:p>
          </table:table-cell>
          <table:table-cell table:style-name="ce8" table:formula="of:=[$'FebMarch 2024'.H201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02]" office:value-type="float" office:value="0" calcext:value-type="float">
            <text:p>0</text:p>
          </table:table-cell>
          <table:table-cell table:style-name="ce8" table:formula="of:=[$'FebMarch 2024'.D202]" office:value-type="float" office:value="0" calcext:value-type="float">
            <text:p>0</text:p>
          </table:table-cell>
          <table:table-cell table:style-name="ce8" table:formula="of:=[$'FebMarch 2024'.E202]" office:value-type="float" office:value="0" calcext:value-type="float">
            <text:p>0</text:p>
          </table:table-cell>
          <table:table-cell table:style-name="ce8" table:formula="of:=[$'FebMarch 2024'.F202]" office:value-type="float" office:value="0" calcext:value-type="float">
            <text:p>0</text:p>
          </table:table-cell>
          <table:table-cell table:style-name="ce8" table:formula="of:=[$'FebMarch 2024'.G202]" office:value-type="float" office:value="0" calcext:value-type="float">
            <text:p>0</text:p>
          </table:table-cell>
          <table:table-cell table:style-name="ce8" table:formula="of:=[$'FebMarch 2024'.H202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03]" office:value-type="float" office:value="0" calcext:value-type="float">
            <text:p>0</text:p>
          </table:table-cell>
          <table:table-cell table:style-name="ce8" table:formula="of:=[$'FebMarch 2024'.D203]" office:value-type="float" office:value="0" calcext:value-type="float">
            <text:p>0</text:p>
          </table:table-cell>
          <table:table-cell table:style-name="ce8" table:formula="of:=[$'FebMarch 2024'.E203]" office:value-type="float" office:value="0" calcext:value-type="float">
            <text:p>0</text:p>
          </table:table-cell>
          <table:table-cell table:style-name="ce8" table:formula="of:=[$'FebMarch 2024'.F203]" office:value-type="float" office:value="0" calcext:value-type="float">
            <text:p>0</text:p>
          </table:table-cell>
          <table:table-cell table:style-name="ce8" table:formula="of:=[$'FebMarch 2024'.G203]" office:value-type="float" office:value="0" calcext:value-type="float">
            <text:p>0</text:p>
          </table:table-cell>
          <table:table-cell table:style-name="ce8" table:formula="of:=[$'FebMarch 2024'.H203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04]" office:value-type="float" office:value="0" calcext:value-type="float">
            <text:p>0</text:p>
          </table:table-cell>
          <table:table-cell table:style-name="ce8" table:formula="of:=[$'FebMarch 2024'.D204]" office:value-type="float" office:value="0" calcext:value-type="float">
            <text:p>0</text:p>
          </table:table-cell>
          <table:table-cell table:style-name="ce8" table:formula="of:=[$'FebMarch 2024'.E204]" office:value-type="float" office:value="0" calcext:value-type="float">
            <text:p>0</text:p>
          </table:table-cell>
          <table:table-cell table:style-name="ce8" table:formula="of:=[$'FebMarch 2024'.F204]" office:value-type="float" office:value="0" calcext:value-type="float">
            <text:p>0</text:p>
          </table:table-cell>
          <table:table-cell table:style-name="ce8" table:formula="of:=[$'FebMarch 2024'.G204]" office:value-type="float" office:value="0" calcext:value-type="float">
            <text:p>0</text:p>
          </table:table-cell>
          <table:table-cell table:style-name="ce8" table:formula="of:=[$'FebMarch 2024'.H204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05]" office:value-type="float" office:value="0" calcext:value-type="float">
            <text:p>0</text:p>
          </table:table-cell>
          <table:table-cell table:style-name="ce8" table:formula="of:=[$'FebMarch 2024'.D205]" office:value-type="float" office:value="0" calcext:value-type="float">
            <text:p>0</text:p>
          </table:table-cell>
          <table:table-cell table:style-name="ce8" table:formula="of:=[$'FebMarch 2024'.E205]" office:value-type="float" office:value="0" calcext:value-type="float">
            <text:p>0</text:p>
          </table:table-cell>
          <table:table-cell table:style-name="ce8" table:formula="of:=[$'FebMarch 2024'.F205]" office:value-type="float" office:value="0" calcext:value-type="float">
            <text:p>0</text:p>
          </table:table-cell>
          <table:table-cell table:style-name="ce8" table:formula="of:=[$'FebMarch 2024'.G205]" office:value-type="float" office:value="0" calcext:value-type="float">
            <text:p>0</text:p>
          </table:table-cell>
          <table:table-cell table:style-name="ce8" table:formula="of:=[$'FebMarch 2024'.H205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06]" office:value-type="float" office:value="0" calcext:value-type="float">
            <text:p>0</text:p>
          </table:table-cell>
          <table:table-cell table:style-name="ce8" table:formula="of:=[$'FebMarch 2024'.D206]" office:value-type="float" office:value="0" calcext:value-type="float">
            <text:p>0</text:p>
          </table:table-cell>
          <table:table-cell table:style-name="ce8" table:formula="of:=[$'FebMarch 2024'.E206]" office:value-type="float" office:value="0" calcext:value-type="float">
            <text:p>0</text:p>
          </table:table-cell>
          <table:table-cell table:style-name="ce8" table:formula="of:=[$'FebMarch 2024'.F206]" office:value-type="float" office:value="0" calcext:value-type="float">
            <text:p>0</text:p>
          </table:table-cell>
          <table:table-cell table:style-name="ce8" table:formula="of:=[$'FebMarch 2024'.G206]" office:value-type="float" office:value="0" calcext:value-type="float">
            <text:p>0</text:p>
          </table:table-cell>
          <table:table-cell table:style-name="ce8" table:formula="of:=[$'FebMarch 2024'.H206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07]" office:value-type="float" office:value="0" calcext:value-type="float">
            <text:p>0</text:p>
          </table:table-cell>
          <table:table-cell table:style-name="ce8" table:formula="of:=[$'FebMarch 2024'.D207]" office:value-type="float" office:value="0" calcext:value-type="float">
            <text:p>0</text:p>
          </table:table-cell>
          <table:table-cell table:style-name="ce8" table:formula="of:=[$'FebMarch 2024'.E207]" office:value-type="float" office:value="0" calcext:value-type="float">
            <text:p>0</text:p>
          </table:table-cell>
          <table:table-cell table:style-name="ce8" table:formula="of:=[$'FebMarch 2024'.F207]" office:value-type="float" office:value="0" calcext:value-type="float">
            <text:p>0</text:p>
          </table:table-cell>
          <table:table-cell table:style-name="ce8" table:formula="of:=[$'FebMarch 2024'.G207]" office:value-type="float" office:value="0" calcext:value-type="float">
            <text:p>0</text:p>
          </table:table-cell>
          <table:table-cell table:style-name="ce8" table:formula="of:=[$'FebMarch 2024'.H207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08]" office:value-type="float" office:value="0" calcext:value-type="float">
            <text:p>0</text:p>
          </table:table-cell>
          <table:table-cell table:style-name="ce8" table:formula="of:=[$'FebMarch 2024'.D208]" office:value-type="float" office:value="0" calcext:value-type="float">
            <text:p>0</text:p>
          </table:table-cell>
          <table:table-cell table:style-name="ce8" table:formula="of:=[$'FebMarch 2024'.E208]" office:value-type="float" office:value="0" calcext:value-type="float">
            <text:p>0</text:p>
          </table:table-cell>
          <table:table-cell table:style-name="ce8" table:formula="of:=[$'FebMarch 2024'.F208]" office:value-type="float" office:value="0" calcext:value-type="float">
            <text:p>0</text:p>
          </table:table-cell>
          <table:table-cell table:style-name="ce8" table:formula="of:=[$'FebMarch 2024'.G208]" office:value-type="float" office:value="0" calcext:value-type="float">
            <text:p>0</text:p>
          </table:table-cell>
          <table:table-cell table:style-name="ce8" table:formula="of:=[$'FebMarch 2024'.H208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09]" office:value-type="float" office:value="0" calcext:value-type="float">
            <text:p>0</text:p>
          </table:table-cell>
          <table:table-cell table:style-name="ce8" table:formula="of:=[$'FebMarch 2024'.D209]" office:value-type="float" office:value="0" calcext:value-type="float">
            <text:p>0</text:p>
          </table:table-cell>
          <table:table-cell table:style-name="ce8" table:formula="of:=[$'FebMarch 2024'.E209]" office:value-type="float" office:value="0" calcext:value-type="float">
            <text:p>0</text:p>
          </table:table-cell>
          <table:table-cell table:style-name="ce8" table:formula="of:=[$'FebMarch 2024'.F209]" office:value-type="float" office:value="0" calcext:value-type="float">
            <text:p>0</text:p>
          </table:table-cell>
          <table:table-cell table:style-name="ce8" table:formula="of:=[$'FebMarch 2024'.G209]" office:value-type="float" office:value="0" calcext:value-type="float">
            <text:p>0</text:p>
          </table:table-cell>
          <table:table-cell table:style-name="ce8" table:formula="of:=[$'FebMarch 2024'.H209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10]" office:value-type="float" office:value="0" calcext:value-type="float">
            <text:p>0</text:p>
          </table:table-cell>
          <table:table-cell table:style-name="ce8" table:formula="of:=[$'FebMarch 2024'.D210]" office:value-type="float" office:value="0" calcext:value-type="float">
            <text:p>0</text:p>
          </table:table-cell>
          <table:table-cell table:style-name="ce8" table:formula="of:=[$'FebMarch 2024'.E210]" office:value-type="float" office:value="0" calcext:value-type="float">
            <text:p>0</text:p>
          </table:table-cell>
          <table:table-cell table:style-name="ce8" table:formula="of:=[$'FebMarch 2024'.F210]" office:value-type="float" office:value="0" calcext:value-type="float">
            <text:p>0</text:p>
          </table:table-cell>
          <table:table-cell table:style-name="ce8" table:formula="of:=[$'FebMarch 2024'.G210]" office:value-type="float" office:value="0" calcext:value-type="float">
            <text:p>0</text:p>
          </table:table-cell>
          <table:table-cell table:style-name="ce8" table:formula="of:=[$'FebMarch 2024'.H210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11]" office:value-type="float" office:value="0" calcext:value-type="float">
            <text:p>0</text:p>
          </table:table-cell>
          <table:table-cell table:style-name="ce8" table:formula="of:=[$'FebMarch 2024'.D211]" office:value-type="float" office:value="0" calcext:value-type="float">
            <text:p>0</text:p>
          </table:table-cell>
          <table:table-cell table:style-name="ce8" table:formula="of:=[$'FebMarch 2024'.E211]" office:value-type="float" office:value="0" calcext:value-type="float">
            <text:p>0</text:p>
          </table:table-cell>
          <table:table-cell table:style-name="ce8" table:formula="of:=[$'FebMarch 2024'.F211]" office:value-type="float" office:value="0" calcext:value-type="float">
            <text:p>0</text:p>
          </table:table-cell>
          <table:table-cell table:style-name="ce8" table:formula="of:=[$'FebMarch 2024'.G211]" office:value-type="float" office:value="0" calcext:value-type="float">
            <text:p>0</text:p>
          </table:table-cell>
          <table:table-cell table:style-name="ce8" table:formula="of:=[$'FebMarch 2024'.H211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12]" office:value-type="float" office:value="0" calcext:value-type="float">
            <text:p>0</text:p>
          </table:table-cell>
          <table:table-cell table:style-name="ce8" table:formula="of:=[$'FebMarch 2024'.D212]" office:value-type="float" office:value="0" calcext:value-type="float">
            <text:p>0</text:p>
          </table:table-cell>
          <table:table-cell table:style-name="ce8" table:formula="of:=[$'FebMarch 2024'.E212]" office:value-type="float" office:value="0" calcext:value-type="float">
            <text:p>0</text:p>
          </table:table-cell>
          <table:table-cell table:style-name="ce8" table:formula="of:=[$'FebMarch 2024'.F212]" office:value-type="float" office:value="0" calcext:value-type="float">
            <text:p>0</text:p>
          </table:table-cell>
          <table:table-cell table:style-name="ce8" table:formula="of:=[$'FebMarch 2024'.G212]" office:value-type="float" office:value="0" calcext:value-type="float">
            <text:p>0</text:p>
          </table:table-cell>
          <table:table-cell table:style-name="ce8" table:formula="of:=[$'FebMarch 2024'.H212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13]" office:value-type="float" office:value="0" calcext:value-type="float">
            <text:p>0</text:p>
          </table:table-cell>
          <table:table-cell table:style-name="ce8" table:formula="of:=[$'FebMarch 2024'.D213]" office:value-type="float" office:value="0" calcext:value-type="float">
            <text:p>0</text:p>
          </table:table-cell>
          <table:table-cell table:style-name="ce8" table:formula="of:=[$'FebMarch 2024'.E213]" office:value-type="float" office:value="0" calcext:value-type="float">
            <text:p>0</text:p>
          </table:table-cell>
          <table:table-cell table:style-name="ce8" table:formula="of:=[$'FebMarch 2024'.F213]" office:value-type="float" office:value="0" calcext:value-type="float">
            <text:p>0</text:p>
          </table:table-cell>
          <table:table-cell table:style-name="ce8" table:formula="of:=[$'FebMarch 2024'.G213]" office:value-type="float" office:value="0" calcext:value-type="float">
            <text:p>0</text:p>
          </table:table-cell>
          <table:table-cell table:style-name="ce8" table:formula="of:=[$'FebMarch 2024'.H213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14]" office:value-type="float" office:value="0" calcext:value-type="float">
            <text:p>0</text:p>
          </table:table-cell>
          <table:table-cell table:style-name="ce8" table:formula="of:=[$'FebMarch 2024'.D214]" office:value-type="float" office:value="0" calcext:value-type="float">
            <text:p>0</text:p>
          </table:table-cell>
          <table:table-cell table:style-name="ce8" table:formula="of:=[$'FebMarch 2024'.E214]" office:value-type="float" office:value="0" calcext:value-type="float">
            <text:p>0</text:p>
          </table:table-cell>
          <table:table-cell table:style-name="ce8" table:formula="of:=[$'FebMarch 2024'.F214]" office:value-type="float" office:value="0" calcext:value-type="float">
            <text:p>0</text:p>
          </table:table-cell>
          <table:table-cell table:style-name="ce8" table:formula="of:=[$'FebMarch 2024'.G214]" office:value-type="float" office:value="0" calcext:value-type="float">
            <text:p>0</text:p>
          </table:table-cell>
          <table:table-cell table:style-name="ce8" table:formula="of:=[$'FebMarch 2024'.H214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15]" office:value-type="float" office:value="0" calcext:value-type="float">
            <text:p>0</text:p>
          </table:table-cell>
          <table:table-cell table:style-name="ce8" table:formula="of:=[$'FebMarch 2024'.D215]" office:value-type="float" office:value="0" calcext:value-type="float">
            <text:p>0</text:p>
          </table:table-cell>
          <table:table-cell table:style-name="ce8" table:formula="of:=[$'FebMarch 2024'.E215]" office:value-type="float" office:value="0" calcext:value-type="float">
            <text:p>0</text:p>
          </table:table-cell>
          <table:table-cell table:style-name="ce8" table:formula="of:=[$'FebMarch 2024'.F215]" office:value-type="float" office:value="0" calcext:value-type="float">
            <text:p>0</text:p>
          </table:table-cell>
          <table:table-cell table:style-name="ce8" table:formula="of:=[$'FebMarch 2024'.G215]" office:value-type="float" office:value="0" calcext:value-type="float">
            <text:p>0</text:p>
          </table:table-cell>
          <table:table-cell table:style-name="ce8" table:formula="of:=[$'FebMarch 2024'.H215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16]" office:value-type="float" office:value="0" calcext:value-type="float">
            <text:p>0</text:p>
          </table:table-cell>
          <table:table-cell table:style-name="ce8" table:formula="of:=[$'FebMarch 2024'.D216]" office:value-type="float" office:value="0" calcext:value-type="float">
            <text:p>0</text:p>
          </table:table-cell>
          <table:table-cell table:style-name="ce8" table:formula="of:=[$'FebMarch 2024'.E216]" office:value-type="float" office:value="0" calcext:value-type="float">
            <text:p>0</text:p>
          </table:table-cell>
          <table:table-cell table:style-name="ce8" table:formula="of:=[$'FebMarch 2024'.F216]" office:value-type="float" office:value="0" calcext:value-type="float">
            <text:p>0</text:p>
          </table:table-cell>
          <table:table-cell table:style-name="ce8" table:formula="of:=[$'FebMarch 2024'.G216]" office:value-type="float" office:value="0" calcext:value-type="float">
            <text:p>0</text:p>
          </table:table-cell>
          <table:table-cell table:style-name="ce8" table:formula="of:=[$'FebMarch 2024'.H216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17]" office:value-type="float" office:value="0" calcext:value-type="float">
            <text:p>0</text:p>
          </table:table-cell>
          <table:table-cell table:style-name="ce8" table:formula="of:=[$'FebMarch 2024'.D217]" office:value-type="float" office:value="0" calcext:value-type="float">
            <text:p>0</text:p>
          </table:table-cell>
          <table:table-cell table:style-name="ce8" table:formula="of:=[$'FebMarch 2024'.E217]" office:value-type="float" office:value="0" calcext:value-type="float">
            <text:p>0</text:p>
          </table:table-cell>
          <table:table-cell table:style-name="ce8" table:formula="of:=[$'FebMarch 2024'.F217]" office:value-type="float" office:value="0" calcext:value-type="float">
            <text:p>0</text:p>
          </table:table-cell>
          <table:table-cell table:style-name="ce8" table:formula="of:=[$'FebMarch 2024'.G217]" office:value-type="float" office:value="0" calcext:value-type="float">
            <text:p>0</text:p>
          </table:table-cell>
          <table:table-cell table:style-name="ce8" table:formula="of:=[$'FebMarch 2024'.H217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18]" office:value-type="float" office:value="0" calcext:value-type="float">
            <text:p>0</text:p>
          </table:table-cell>
          <table:table-cell table:style-name="ce8" table:formula="of:=[$'FebMarch 2024'.D218]" office:value-type="float" office:value="0" calcext:value-type="float">
            <text:p>0</text:p>
          </table:table-cell>
          <table:table-cell table:style-name="ce8" table:formula="of:=[$'FebMarch 2024'.E218]" office:value-type="float" office:value="0" calcext:value-type="float">
            <text:p>0</text:p>
          </table:table-cell>
          <table:table-cell table:style-name="ce8" table:formula="of:=[$'FebMarch 2024'.F218]" office:value-type="float" office:value="0" calcext:value-type="float">
            <text:p>0</text:p>
          </table:table-cell>
          <table:table-cell table:style-name="ce8" table:formula="of:=[$'FebMarch 2024'.G218]" office:value-type="float" office:value="0" calcext:value-type="float">
            <text:p>0</text:p>
          </table:table-cell>
          <table:table-cell table:style-name="ce8" table:formula="of:=[$'FebMarch 2024'.H218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19]" office:value-type="float" office:value="0" calcext:value-type="float">
            <text:p>0</text:p>
          </table:table-cell>
          <table:table-cell table:style-name="ce8" table:formula="of:=[$'FebMarch 2024'.D219]" office:value-type="float" office:value="0" calcext:value-type="float">
            <text:p>0</text:p>
          </table:table-cell>
          <table:table-cell table:style-name="ce8" table:formula="of:=[$'FebMarch 2024'.E219]" office:value-type="float" office:value="0" calcext:value-type="float">
            <text:p>0</text:p>
          </table:table-cell>
          <table:table-cell table:style-name="ce8" table:formula="of:=[$'FebMarch 2024'.F219]" office:value-type="float" office:value="0" calcext:value-type="float">
            <text:p>0</text:p>
          </table:table-cell>
          <table:table-cell table:style-name="ce8" table:formula="of:=[$'FebMarch 2024'.G219]" office:value-type="float" office:value="0" calcext:value-type="float">
            <text:p>0</text:p>
          </table:table-cell>
          <table:table-cell table:style-name="ce8" table:formula="of:=[$'FebMarch 2024'.H219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20]" office:value-type="float" office:value="0" calcext:value-type="float">
            <text:p>0</text:p>
          </table:table-cell>
          <table:table-cell table:style-name="ce8" table:formula="of:=[$'FebMarch 2024'.D220]" office:value-type="float" office:value="0" calcext:value-type="float">
            <text:p>0</text:p>
          </table:table-cell>
          <table:table-cell table:style-name="ce8" table:formula="of:=[$'FebMarch 2024'.E220]" office:value-type="float" office:value="0" calcext:value-type="float">
            <text:p>0</text:p>
          </table:table-cell>
          <table:table-cell table:style-name="ce8" table:formula="of:=[$'FebMarch 2024'.F220]" office:value-type="float" office:value="0" calcext:value-type="float">
            <text:p>0</text:p>
          </table:table-cell>
          <table:table-cell table:style-name="ce8" table:formula="of:=[$'FebMarch 2024'.G220]" office:value-type="float" office:value="0" calcext:value-type="float">
            <text:p>0</text:p>
          </table:table-cell>
          <table:table-cell table:style-name="ce8" table:formula="of:=[$'FebMarch 2024'.H220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21]" office:value-type="float" office:value="0" calcext:value-type="float">
            <text:p>0</text:p>
          </table:table-cell>
          <table:table-cell table:style-name="ce8" table:formula="of:=[$'FebMarch 2024'.D221]" office:value-type="float" office:value="0" calcext:value-type="float">
            <text:p>0</text:p>
          </table:table-cell>
          <table:table-cell table:style-name="ce8" table:formula="of:=[$'FebMarch 2024'.E221]" office:value-type="float" office:value="0" calcext:value-type="float">
            <text:p>0</text:p>
          </table:table-cell>
          <table:table-cell table:style-name="ce8" table:formula="of:=[$'FebMarch 2024'.F221]" office:value-type="float" office:value="0" calcext:value-type="float">
            <text:p>0</text:p>
          </table:table-cell>
          <table:table-cell table:style-name="ce8" table:formula="of:=[$'FebMarch 2024'.G221]" office:value-type="float" office:value="0" calcext:value-type="float">
            <text:p>0</text:p>
          </table:table-cell>
          <table:table-cell table:style-name="ce8" table:formula="of:=[$'FebMarch 2024'.H221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22]" office:value-type="float" office:value="0" calcext:value-type="float">
            <text:p>0</text:p>
          </table:table-cell>
          <table:table-cell table:style-name="ce8" table:formula="of:=[$'FebMarch 2024'.D222]" office:value-type="float" office:value="0" calcext:value-type="float">
            <text:p>0</text:p>
          </table:table-cell>
          <table:table-cell table:style-name="ce8" table:formula="of:=[$'FebMarch 2024'.E222]" office:value-type="float" office:value="0" calcext:value-type="float">
            <text:p>0</text:p>
          </table:table-cell>
          <table:table-cell table:style-name="ce8" table:formula="of:=[$'FebMarch 2024'.F222]" office:value-type="float" office:value="0" calcext:value-type="float">
            <text:p>0</text:p>
          </table:table-cell>
          <table:table-cell table:style-name="ce8" table:formula="of:=[$'FebMarch 2024'.G222]" office:value-type="float" office:value="0" calcext:value-type="float">
            <text:p>0</text:p>
          </table:table-cell>
          <table:table-cell table:style-name="ce8" table:formula="of:=[$'FebMarch 2024'.H222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23]" office:value-type="float" office:value="0" calcext:value-type="float">
            <text:p>0</text:p>
          </table:table-cell>
          <table:table-cell table:style-name="ce8" table:formula="of:=[$'FebMarch 2024'.D223]" office:value-type="float" office:value="0" calcext:value-type="float">
            <text:p>0</text:p>
          </table:table-cell>
          <table:table-cell table:style-name="ce8" table:formula="of:=[$'FebMarch 2024'.E223]" office:value-type="float" office:value="0" calcext:value-type="float">
            <text:p>0</text:p>
          </table:table-cell>
          <table:table-cell table:style-name="ce8" table:formula="of:=[$'FebMarch 2024'.F223]" office:value-type="float" office:value="0" calcext:value-type="float">
            <text:p>0</text:p>
          </table:table-cell>
          <table:table-cell table:style-name="ce8" table:formula="of:=[$'FebMarch 2024'.G223]" office:value-type="float" office:value="0" calcext:value-type="float">
            <text:p>0</text:p>
          </table:table-cell>
          <table:table-cell table:style-name="ce8" table:formula="of:=[$'FebMarch 2024'.H223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24]" office:value-type="float" office:value="0" calcext:value-type="float">
            <text:p>0</text:p>
          </table:table-cell>
          <table:table-cell table:style-name="ce8" table:formula="of:=[$'FebMarch 2024'.D224]" office:value-type="float" office:value="0" calcext:value-type="float">
            <text:p>0</text:p>
          </table:table-cell>
          <table:table-cell table:style-name="ce8" table:formula="of:=[$'FebMarch 2024'.E224]" office:value-type="float" office:value="0" calcext:value-type="float">
            <text:p>0</text:p>
          </table:table-cell>
          <table:table-cell table:style-name="ce8" table:formula="of:=[$'FebMarch 2024'.F224]" office:value-type="float" office:value="0" calcext:value-type="float">
            <text:p>0</text:p>
          </table:table-cell>
          <table:table-cell table:style-name="ce8" table:formula="of:=[$'FebMarch 2024'.G224]" office:value-type="float" office:value="0" calcext:value-type="float">
            <text:p>0</text:p>
          </table:table-cell>
          <table:table-cell table:style-name="ce8" table:formula="of:=[$'FebMarch 2024'.H224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25]" office:value-type="float" office:value="0" calcext:value-type="float">
            <text:p>0</text:p>
          </table:table-cell>
          <table:table-cell table:style-name="ce8" table:formula="of:=[$'FebMarch 2024'.D225]" office:value-type="float" office:value="0" calcext:value-type="float">
            <text:p>0</text:p>
          </table:table-cell>
          <table:table-cell table:style-name="ce8" table:formula="of:=[$'FebMarch 2024'.E225]" office:value-type="float" office:value="0" calcext:value-type="float">
            <text:p>0</text:p>
          </table:table-cell>
          <table:table-cell table:style-name="ce8" table:formula="of:=[$'FebMarch 2024'.F225]" office:value-type="float" office:value="0" calcext:value-type="float">
            <text:p>0</text:p>
          </table:table-cell>
          <table:table-cell table:style-name="ce8" table:formula="of:=[$'FebMarch 2024'.G225]" office:value-type="float" office:value="0" calcext:value-type="float">
            <text:p>0</text:p>
          </table:table-cell>
          <table:table-cell table:style-name="ce8" table:formula="of:=[$'FebMarch 2024'.H225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26]" office:value-type="float" office:value="0" calcext:value-type="float">
            <text:p>0</text:p>
          </table:table-cell>
          <table:table-cell table:style-name="ce8" table:formula="of:=[$'FebMarch 2024'.D226]" office:value-type="float" office:value="0" calcext:value-type="float">
            <text:p>0</text:p>
          </table:table-cell>
          <table:table-cell table:style-name="ce8" table:formula="of:=[$'FebMarch 2024'.E226]" office:value-type="float" office:value="0" calcext:value-type="float">
            <text:p>0</text:p>
          </table:table-cell>
          <table:table-cell table:style-name="ce8" table:formula="of:=[$'FebMarch 2024'.F226]" office:value-type="float" office:value="0" calcext:value-type="float">
            <text:p>0</text:p>
          </table:table-cell>
          <table:table-cell table:style-name="ce8" table:formula="of:=[$'FebMarch 2024'.G226]" office:value-type="float" office:value="0" calcext:value-type="float">
            <text:p>0</text:p>
          </table:table-cell>
          <table:table-cell table:style-name="ce8" table:formula="of:=[$'FebMarch 2024'.H226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27]" office:value-type="float" office:value="0" calcext:value-type="float">
            <text:p>0</text:p>
          </table:table-cell>
          <table:table-cell table:style-name="ce8" table:formula="of:=[$'FebMarch 2024'.D227]" office:value-type="float" office:value="0" calcext:value-type="float">
            <text:p>0</text:p>
          </table:table-cell>
          <table:table-cell table:style-name="ce8" table:formula="of:=[$'FebMarch 2024'.E227]" office:value-type="float" office:value="0" calcext:value-type="float">
            <text:p>0</text:p>
          </table:table-cell>
          <table:table-cell table:style-name="ce8" table:formula="of:=[$'FebMarch 2024'.F227]" office:value-type="float" office:value="0" calcext:value-type="float">
            <text:p>0</text:p>
          </table:table-cell>
          <table:table-cell table:style-name="ce8" table:formula="of:=[$'FebMarch 2024'.G227]" office:value-type="float" office:value="0" calcext:value-type="float">
            <text:p>0</text:p>
          </table:table-cell>
          <table:table-cell table:style-name="ce8" table:formula="of:=[$'FebMarch 2024'.H227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28]" office:value-type="float" office:value="0" calcext:value-type="float">
            <text:p>0</text:p>
          </table:table-cell>
          <table:table-cell table:style-name="ce8" table:formula="of:=[$'FebMarch 2024'.D228]" office:value-type="float" office:value="0" calcext:value-type="float">
            <text:p>0</text:p>
          </table:table-cell>
          <table:table-cell table:style-name="ce8" table:formula="of:=[$'FebMarch 2024'.E228]" office:value-type="float" office:value="0" calcext:value-type="float">
            <text:p>0</text:p>
          </table:table-cell>
          <table:table-cell table:style-name="ce8" table:formula="of:=[$'FebMarch 2024'.F228]" office:value-type="float" office:value="0" calcext:value-type="float">
            <text:p>0</text:p>
          </table:table-cell>
          <table:table-cell table:style-name="ce8" table:formula="of:=[$'FebMarch 2024'.G228]" office:value-type="float" office:value="0" calcext:value-type="float">
            <text:p>0</text:p>
          </table:table-cell>
          <table:table-cell table:style-name="ce8" table:formula="of:=[$'FebMarch 2024'.H228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29]" office:value-type="float" office:value="0" calcext:value-type="float">
            <text:p>0</text:p>
          </table:table-cell>
          <table:table-cell table:style-name="ce8" table:formula="of:=[$'FebMarch 2024'.D229]" office:value-type="float" office:value="0" calcext:value-type="float">
            <text:p>0</text:p>
          </table:table-cell>
          <table:table-cell table:style-name="ce8" table:formula="of:=[$'FebMarch 2024'.E229]" office:value-type="float" office:value="0" calcext:value-type="float">
            <text:p>0</text:p>
          </table:table-cell>
          <table:table-cell table:style-name="ce8" table:formula="of:=[$'FebMarch 2024'.F229]" office:value-type="float" office:value="0" calcext:value-type="float">
            <text:p>0</text:p>
          </table:table-cell>
          <table:table-cell table:style-name="ce8" table:formula="of:=[$'FebMarch 2024'.G229]" office:value-type="float" office:value="0" calcext:value-type="float">
            <text:p>0</text:p>
          </table:table-cell>
          <table:table-cell table:style-name="ce8" table:formula="of:=[$'FebMarch 2024'.H229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30]" office:value-type="float" office:value="0" calcext:value-type="float">
            <text:p>0</text:p>
          </table:table-cell>
          <table:table-cell table:style-name="ce8" table:formula="of:=[$'FebMarch 2024'.D230]" office:value-type="float" office:value="0" calcext:value-type="float">
            <text:p>0</text:p>
          </table:table-cell>
          <table:table-cell table:style-name="ce8" table:formula="of:=[$'FebMarch 2024'.E230]" office:value-type="float" office:value="0" calcext:value-type="float">
            <text:p>0</text:p>
          </table:table-cell>
          <table:table-cell table:style-name="ce8" table:formula="of:=[$'FebMarch 2024'.F230]" office:value-type="float" office:value="0" calcext:value-type="float">
            <text:p>0</text:p>
          </table:table-cell>
          <table:table-cell table:style-name="ce8" table:formula="of:=[$'FebMarch 2024'.G230]" office:value-type="float" office:value="0" calcext:value-type="float">
            <text:p>0</text:p>
          </table:table-cell>
          <table:table-cell table:style-name="ce8" table:formula="of:=[$'FebMarch 2024'.H230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31]" office:value-type="float" office:value="0" calcext:value-type="float">
            <text:p>0</text:p>
          </table:table-cell>
          <table:table-cell table:style-name="ce8" table:formula="of:=[$'FebMarch 2024'.D231]" office:value-type="float" office:value="0" calcext:value-type="float">
            <text:p>0</text:p>
          </table:table-cell>
          <table:table-cell table:style-name="ce8" table:formula="of:=[$'FebMarch 2024'.E231]" office:value-type="float" office:value="0" calcext:value-type="float">
            <text:p>0</text:p>
          </table:table-cell>
          <table:table-cell table:style-name="ce8" table:formula="of:=[$'FebMarch 2024'.F231]" office:value-type="float" office:value="0" calcext:value-type="float">
            <text:p>0</text:p>
          </table:table-cell>
          <table:table-cell table:style-name="ce8" table:formula="of:=[$'FebMarch 2024'.G231]" office:value-type="float" office:value="0" calcext:value-type="float">
            <text:p>0</text:p>
          </table:table-cell>
          <table:table-cell table:style-name="ce8" table:formula="of:=[$'FebMarch 2024'.H231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32]" office:value-type="float" office:value="0" calcext:value-type="float">
            <text:p>0</text:p>
          </table:table-cell>
          <table:table-cell table:style-name="ce8" table:formula="of:=[$'FebMarch 2024'.D232]" office:value-type="float" office:value="0" calcext:value-type="float">
            <text:p>0</text:p>
          </table:table-cell>
          <table:table-cell table:style-name="ce8" table:formula="of:=[$'FebMarch 2024'.E232]" office:value-type="float" office:value="0" calcext:value-type="float">
            <text:p>0</text:p>
          </table:table-cell>
          <table:table-cell table:style-name="ce8" table:formula="of:=[$'FebMarch 2024'.F232]" office:value-type="float" office:value="0" calcext:value-type="float">
            <text:p>0</text:p>
          </table:table-cell>
          <table:table-cell table:style-name="ce8" table:formula="of:=[$'FebMarch 2024'.G232]" office:value-type="float" office:value="0" calcext:value-type="float">
            <text:p>0</text:p>
          </table:table-cell>
          <table:table-cell table:style-name="ce8" table:formula="of:=[$'FebMarch 2024'.H232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33]" office:value-type="float" office:value="0" calcext:value-type="float">
            <text:p>0</text:p>
          </table:table-cell>
          <table:table-cell table:style-name="ce8" table:formula="of:=[$'FebMarch 2024'.D233]" office:value-type="float" office:value="0" calcext:value-type="float">
            <text:p>0</text:p>
          </table:table-cell>
          <table:table-cell table:style-name="ce8" table:formula="of:=[$'FebMarch 2024'.E233]" office:value-type="float" office:value="0" calcext:value-type="float">
            <text:p>0</text:p>
          </table:table-cell>
          <table:table-cell table:style-name="ce8" table:formula="of:=[$'FebMarch 2024'.F233]" office:value-type="float" office:value="0" calcext:value-type="float">
            <text:p>0</text:p>
          </table:table-cell>
          <table:table-cell table:style-name="ce8" table:formula="of:=[$'FebMarch 2024'.G233]" office:value-type="float" office:value="0" calcext:value-type="float">
            <text:p>0</text:p>
          </table:table-cell>
          <table:table-cell table:style-name="ce8" table:formula="of:=[$'FebMarch 2024'.H233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34]" office:value-type="float" office:value="0" calcext:value-type="float">
            <text:p>0</text:p>
          </table:table-cell>
          <table:table-cell table:style-name="ce8" table:formula="of:=[$'FebMarch 2024'.D234]" office:value-type="float" office:value="0" calcext:value-type="float">
            <text:p>0</text:p>
          </table:table-cell>
          <table:table-cell table:style-name="ce8" table:formula="of:=[$'FebMarch 2024'.E234]" office:value-type="float" office:value="0" calcext:value-type="float">
            <text:p>0</text:p>
          </table:table-cell>
          <table:table-cell table:style-name="ce8" table:formula="of:=[$'FebMarch 2024'.F234]" office:value-type="float" office:value="0" calcext:value-type="float">
            <text:p>0</text:p>
          </table:table-cell>
          <table:table-cell table:style-name="ce8" table:formula="of:=[$'FebMarch 2024'.G234]" office:value-type="float" office:value="0" calcext:value-type="float">
            <text:p>0</text:p>
          </table:table-cell>
          <table:table-cell table:style-name="ce8" table:formula="of:=[$'FebMarch 2024'.H234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35]" office:value-type="float" office:value="0" calcext:value-type="float">
            <text:p>0</text:p>
          </table:table-cell>
          <table:table-cell table:style-name="ce8" table:formula="of:=[$'FebMarch 2024'.D235]" office:value-type="float" office:value="0" calcext:value-type="float">
            <text:p>0</text:p>
          </table:table-cell>
          <table:table-cell table:style-name="ce8" table:formula="of:=[$'FebMarch 2024'.E235]" office:value-type="float" office:value="0" calcext:value-type="float">
            <text:p>0</text:p>
          </table:table-cell>
          <table:table-cell table:style-name="ce8" table:formula="of:=[$'FebMarch 2024'.F235]" office:value-type="float" office:value="0" calcext:value-type="float">
            <text:p>0</text:p>
          </table:table-cell>
          <table:table-cell table:style-name="ce8" table:formula="of:=[$'FebMarch 2024'.G235]" office:value-type="float" office:value="0" calcext:value-type="float">
            <text:p>0</text:p>
          </table:table-cell>
          <table:table-cell table:style-name="ce8" table:formula="of:=[$'FebMarch 2024'.H235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36]" office:value-type="float" office:value="0" calcext:value-type="float">
            <text:p>0</text:p>
          </table:table-cell>
          <table:table-cell table:style-name="ce8" table:formula="of:=[$'FebMarch 2024'.D236]" office:value-type="float" office:value="0" calcext:value-type="float">
            <text:p>0</text:p>
          </table:table-cell>
          <table:table-cell table:style-name="ce8" table:formula="of:=[$'FebMarch 2024'.E236]" office:value-type="float" office:value="0" calcext:value-type="float">
            <text:p>0</text:p>
          </table:table-cell>
          <table:table-cell table:style-name="ce8" table:formula="of:=[$'FebMarch 2024'.F236]" office:value-type="float" office:value="0" calcext:value-type="float">
            <text:p>0</text:p>
          </table:table-cell>
          <table:table-cell table:style-name="ce8" table:formula="of:=[$'FebMarch 2024'.G236]" office:value-type="float" office:value="0" calcext:value-type="float">
            <text:p>0</text:p>
          </table:table-cell>
          <table:table-cell table:style-name="ce8" table:formula="of:=[$'FebMarch 2024'.H236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37]" office:value-type="float" office:value="0" calcext:value-type="float">
            <text:p>0</text:p>
          </table:table-cell>
          <table:table-cell table:style-name="ce8" table:formula="of:=[$'FebMarch 2024'.D237]" office:value-type="float" office:value="0" calcext:value-type="float">
            <text:p>0</text:p>
          </table:table-cell>
          <table:table-cell table:style-name="ce8" table:formula="of:=[$'FebMarch 2024'.E237]" office:value-type="float" office:value="0" calcext:value-type="float">
            <text:p>0</text:p>
          </table:table-cell>
          <table:table-cell table:style-name="ce8" table:formula="of:=[$'FebMarch 2024'.F237]" office:value-type="float" office:value="0" calcext:value-type="float">
            <text:p>0</text:p>
          </table:table-cell>
          <table:table-cell table:style-name="ce8" table:formula="of:=[$'FebMarch 2024'.G237]" office:value-type="float" office:value="0" calcext:value-type="float">
            <text:p>0</text:p>
          </table:table-cell>
          <table:table-cell table:style-name="ce8" table:formula="of:=[$'FebMarch 2024'.H237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38]" office:value-type="float" office:value="0" calcext:value-type="float">
            <text:p>0</text:p>
          </table:table-cell>
          <table:table-cell table:style-name="ce8" table:formula="of:=[$'FebMarch 2024'.D238]" office:value-type="float" office:value="0" calcext:value-type="float">
            <text:p>0</text:p>
          </table:table-cell>
          <table:table-cell table:style-name="ce8" table:formula="of:=[$'FebMarch 2024'.E238]" office:value-type="float" office:value="0" calcext:value-type="float">
            <text:p>0</text:p>
          </table:table-cell>
          <table:table-cell table:style-name="ce8" table:formula="of:=[$'FebMarch 2024'.F238]" office:value-type="float" office:value="0" calcext:value-type="float">
            <text:p>0</text:p>
          </table:table-cell>
          <table:table-cell table:style-name="ce8" table:formula="of:=[$'FebMarch 2024'.G238]" office:value-type="float" office:value="0" calcext:value-type="float">
            <text:p>0</text:p>
          </table:table-cell>
          <table:table-cell table:style-name="ce8" table:formula="of:=[$'FebMarch 2024'.H238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39]" office:value-type="float" office:value="0" calcext:value-type="float">
            <text:p>0</text:p>
          </table:table-cell>
          <table:table-cell table:style-name="ce8" table:formula="of:=[$'FebMarch 2024'.D239]" office:value-type="float" office:value="0" calcext:value-type="float">
            <text:p>0</text:p>
          </table:table-cell>
          <table:table-cell table:style-name="ce8" table:formula="of:=[$'FebMarch 2024'.E239]" office:value-type="float" office:value="0" calcext:value-type="float">
            <text:p>0</text:p>
          </table:table-cell>
          <table:table-cell table:style-name="ce8" table:formula="of:=[$'FebMarch 2024'.F239]" office:value-type="float" office:value="0" calcext:value-type="float">
            <text:p>0</text:p>
          </table:table-cell>
          <table:table-cell table:style-name="ce8" table:formula="of:=[$'FebMarch 2024'.G239]" office:value-type="float" office:value="0" calcext:value-type="float">
            <text:p>0</text:p>
          </table:table-cell>
          <table:table-cell table:style-name="ce8" table:formula="of:=[$'FebMarch 2024'.H239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40]" office:value-type="float" office:value="0" calcext:value-type="float">
            <text:p>0</text:p>
          </table:table-cell>
          <table:table-cell table:style-name="ce8" table:formula="of:=[$'FebMarch 2024'.D240]" office:value-type="float" office:value="0" calcext:value-type="float">
            <text:p>0</text:p>
          </table:table-cell>
          <table:table-cell table:style-name="ce8" table:formula="of:=[$'FebMarch 2024'.E240]" office:value-type="float" office:value="0" calcext:value-type="float">
            <text:p>0</text:p>
          </table:table-cell>
          <table:table-cell table:style-name="ce8" table:formula="of:=[$'FebMarch 2024'.F240]" office:value-type="float" office:value="0" calcext:value-type="float">
            <text:p>0</text:p>
          </table:table-cell>
          <table:table-cell table:style-name="ce8" table:formula="of:=[$'FebMarch 2024'.G240]" office:value-type="float" office:value="0" calcext:value-type="float">
            <text:p>0</text:p>
          </table:table-cell>
          <table:table-cell table:style-name="ce8" table:formula="of:=[$'FebMarch 2024'.H240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41]" office:value-type="float" office:value="0" calcext:value-type="float">
            <text:p>0</text:p>
          </table:table-cell>
          <table:table-cell table:style-name="ce8" table:formula="of:=[$'FebMarch 2024'.D241]" office:value-type="float" office:value="0" calcext:value-type="float">
            <text:p>0</text:p>
          </table:table-cell>
          <table:table-cell table:style-name="ce8" table:formula="of:=[$'FebMarch 2024'.E241]" office:value-type="float" office:value="0" calcext:value-type="float">
            <text:p>0</text:p>
          </table:table-cell>
          <table:table-cell table:style-name="ce8" table:formula="of:=[$'FebMarch 2024'.F241]" office:value-type="float" office:value="0" calcext:value-type="float">
            <text:p>0</text:p>
          </table:table-cell>
          <table:table-cell table:style-name="ce8" table:formula="of:=[$'FebMarch 2024'.G241]" office:value-type="float" office:value="0" calcext:value-type="float">
            <text:p>0</text:p>
          </table:table-cell>
          <table:table-cell table:style-name="ce8" table:formula="of:=[$'FebMarch 2024'.H241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42]" office:value-type="float" office:value="0" calcext:value-type="float">
            <text:p>0</text:p>
          </table:table-cell>
          <table:table-cell table:style-name="ce8" table:formula="of:=[$'FebMarch 2024'.D242]" office:value-type="float" office:value="0" calcext:value-type="float">
            <text:p>0</text:p>
          </table:table-cell>
          <table:table-cell table:style-name="ce8" table:formula="of:=[$'FebMarch 2024'.E242]" office:value-type="float" office:value="0" calcext:value-type="float">
            <text:p>0</text:p>
          </table:table-cell>
          <table:table-cell table:style-name="ce8" table:formula="of:=[$'FebMarch 2024'.F242]" office:value-type="float" office:value="0" calcext:value-type="float">
            <text:p>0</text:p>
          </table:table-cell>
          <table:table-cell table:style-name="ce8" table:formula="of:=[$'FebMarch 2024'.G242]" office:value-type="float" office:value="0" calcext:value-type="float">
            <text:p>0</text:p>
          </table:table-cell>
          <table:table-cell table:style-name="ce8" table:formula="of:=[$'FebMarch 2024'.H242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43]" office:value-type="float" office:value="0" calcext:value-type="float">
            <text:p>0</text:p>
          </table:table-cell>
          <table:table-cell table:style-name="ce8" table:formula="of:=[$'FebMarch 2024'.D243]" office:value-type="float" office:value="0" calcext:value-type="float">
            <text:p>0</text:p>
          </table:table-cell>
          <table:table-cell table:style-name="ce8" table:formula="of:=[$'FebMarch 2024'.E243]" office:value-type="float" office:value="0" calcext:value-type="float">
            <text:p>0</text:p>
          </table:table-cell>
          <table:table-cell table:style-name="ce8" table:formula="of:=[$'FebMarch 2024'.F243]" office:value-type="float" office:value="0" calcext:value-type="float">
            <text:p>0</text:p>
          </table:table-cell>
          <table:table-cell table:style-name="ce8" table:formula="of:=[$'FebMarch 2024'.G243]" office:value-type="float" office:value="0" calcext:value-type="float">
            <text:p>0</text:p>
          </table:table-cell>
          <table:table-cell table:style-name="ce8" table:formula="of:=[$'FebMarch 2024'.H243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44]" office:value-type="float" office:value="0" calcext:value-type="float">
            <text:p>0</text:p>
          </table:table-cell>
          <table:table-cell table:style-name="ce8" table:formula="of:=[$'FebMarch 2024'.D244]" office:value-type="float" office:value="0" calcext:value-type="float">
            <text:p>0</text:p>
          </table:table-cell>
          <table:table-cell table:style-name="ce8" table:formula="of:=[$'FebMarch 2024'.E244]" office:value-type="float" office:value="0" calcext:value-type="float">
            <text:p>0</text:p>
          </table:table-cell>
          <table:table-cell table:style-name="ce8" table:formula="of:=[$'FebMarch 2024'.F244]" office:value-type="float" office:value="0" calcext:value-type="float">
            <text:p>0</text:p>
          </table:table-cell>
          <table:table-cell table:style-name="ce8" table:formula="of:=[$'FebMarch 2024'.G244]" office:value-type="float" office:value="0" calcext:value-type="float">
            <text:p>0</text:p>
          </table:table-cell>
          <table:table-cell table:style-name="ce8" table:formula="of:=[$'FebMarch 2024'.H244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45]" office:value-type="float" office:value="0" calcext:value-type="float">
            <text:p>0</text:p>
          </table:table-cell>
          <table:table-cell table:style-name="ce8" table:formula="of:=[$'FebMarch 2024'.D245]" office:value-type="float" office:value="0" calcext:value-type="float">
            <text:p>0</text:p>
          </table:table-cell>
          <table:table-cell table:style-name="ce8" table:formula="of:=[$'FebMarch 2024'.E245]" office:value-type="float" office:value="0" calcext:value-type="float">
            <text:p>0</text:p>
          </table:table-cell>
          <table:table-cell table:style-name="ce8" table:formula="of:=[$'FebMarch 2024'.F245]" office:value-type="float" office:value="0" calcext:value-type="float">
            <text:p>0</text:p>
          </table:table-cell>
          <table:table-cell table:style-name="ce8" table:formula="of:=[$'FebMarch 2024'.G245]" office:value-type="float" office:value="0" calcext:value-type="float">
            <text:p>0</text:p>
          </table:table-cell>
          <table:table-cell table:style-name="ce8" table:formula="of:=[$'FebMarch 2024'.H245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46]" office:value-type="float" office:value="0" calcext:value-type="float">
            <text:p>0</text:p>
          </table:table-cell>
          <table:table-cell table:style-name="ce8" table:formula="of:=[$'FebMarch 2024'.D246]" office:value-type="float" office:value="0" calcext:value-type="float">
            <text:p>0</text:p>
          </table:table-cell>
          <table:table-cell table:style-name="ce8" table:formula="of:=[$'FebMarch 2024'.E246]" office:value-type="float" office:value="0" calcext:value-type="float">
            <text:p>0</text:p>
          </table:table-cell>
          <table:table-cell table:style-name="ce8" table:formula="of:=[$'FebMarch 2024'.F246]" office:value-type="float" office:value="0" calcext:value-type="float">
            <text:p>0</text:p>
          </table:table-cell>
          <table:table-cell table:style-name="ce8" table:formula="of:=[$'FebMarch 2024'.G246]" office:value-type="float" office:value="0" calcext:value-type="float">
            <text:p>0</text:p>
          </table:table-cell>
          <table:table-cell table:style-name="ce8" table:formula="of:=[$'FebMarch 2024'.H246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47]" office:value-type="float" office:value="0" calcext:value-type="float">
            <text:p>0</text:p>
          </table:table-cell>
          <table:table-cell table:style-name="ce8" table:formula="of:=[$'FebMarch 2024'.D247]" office:value-type="float" office:value="0" calcext:value-type="float">
            <text:p>0</text:p>
          </table:table-cell>
          <table:table-cell table:style-name="ce8" table:formula="of:=[$'FebMarch 2024'.E247]" office:value-type="float" office:value="0" calcext:value-type="float">
            <text:p>0</text:p>
          </table:table-cell>
          <table:table-cell table:style-name="ce8" table:formula="of:=[$'FebMarch 2024'.F247]" office:value-type="float" office:value="0" calcext:value-type="float">
            <text:p>0</text:p>
          </table:table-cell>
          <table:table-cell table:style-name="ce8" table:formula="of:=[$'FebMarch 2024'.G247]" office:value-type="float" office:value="0" calcext:value-type="float">
            <text:p>0</text:p>
          </table:table-cell>
          <table:table-cell table:style-name="ce8" table:formula="of:=[$'FebMarch 2024'.H247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48]" office:value-type="float" office:value="0" calcext:value-type="float">
            <text:p>0</text:p>
          </table:table-cell>
          <table:table-cell table:style-name="ce8" table:formula="of:=[$'FebMarch 2024'.D248]" office:value-type="float" office:value="0" calcext:value-type="float">
            <text:p>0</text:p>
          </table:table-cell>
          <table:table-cell table:style-name="ce8" table:formula="of:=[$'FebMarch 2024'.E248]" office:value-type="float" office:value="0" calcext:value-type="float">
            <text:p>0</text:p>
          </table:table-cell>
          <table:table-cell table:style-name="ce8" table:formula="of:=[$'FebMarch 2024'.F248]" office:value-type="float" office:value="0" calcext:value-type="float">
            <text:p>0</text:p>
          </table:table-cell>
          <table:table-cell table:style-name="ce8" table:formula="of:=[$'FebMarch 2024'.G248]" office:value-type="float" office:value="0" calcext:value-type="float">
            <text:p>0</text:p>
          </table:table-cell>
          <table:table-cell table:style-name="ce8" table:formula="of:=[$'FebMarch 2024'.H248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49]" office:value-type="float" office:value="0" calcext:value-type="float">
            <text:p>0</text:p>
          </table:table-cell>
          <table:table-cell table:style-name="ce8" table:formula="of:=[$'FebMarch 2024'.D249]" office:value-type="float" office:value="0" calcext:value-type="float">
            <text:p>0</text:p>
          </table:table-cell>
          <table:table-cell table:style-name="ce8" table:formula="of:=[$'FebMarch 2024'.E249]" office:value-type="float" office:value="0" calcext:value-type="float">
            <text:p>0</text:p>
          </table:table-cell>
          <table:table-cell table:style-name="ce8" table:formula="of:=[$'FebMarch 2024'.F249]" office:value-type="float" office:value="0" calcext:value-type="float">
            <text:p>0</text:p>
          </table:table-cell>
          <table:table-cell table:style-name="ce8" table:formula="of:=[$'FebMarch 2024'.G249]" office:value-type="float" office:value="0" calcext:value-type="float">
            <text:p>0</text:p>
          </table:table-cell>
          <table:table-cell table:style-name="ce8" table:formula="of:=[$'FebMarch 2024'.H249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50]" office:value-type="float" office:value="0" calcext:value-type="float">
            <text:p>0</text:p>
          </table:table-cell>
          <table:table-cell table:style-name="ce8" table:formula="of:=[$'FebMarch 2024'.D250]" office:value-type="float" office:value="0" calcext:value-type="float">
            <text:p>0</text:p>
          </table:table-cell>
          <table:table-cell table:style-name="ce8" table:formula="of:=[$'FebMarch 2024'.E250]" office:value-type="float" office:value="0" calcext:value-type="float">
            <text:p>0</text:p>
          </table:table-cell>
          <table:table-cell table:style-name="ce8" table:formula="of:=[$'FebMarch 2024'.F250]" office:value-type="float" office:value="0" calcext:value-type="float">
            <text:p>0</text:p>
          </table:table-cell>
          <table:table-cell table:style-name="ce8" table:formula="of:=[$'FebMarch 2024'.G250]" office:value-type="float" office:value="0" calcext:value-type="float">
            <text:p>0</text:p>
          </table:table-cell>
          <table:table-cell table:style-name="ce8" table:formula="of:=[$'FebMarch 2024'.H250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51]" office:value-type="float" office:value="0" calcext:value-type="float">
            <text:p>0</text:p>
          </table:table-cell>
          <table:table-cell table:style-name="ce8" table:formula="of:=[$'FebMarch 2024'.D251]" office:value-type="float" office:value="0" calcext:value-type="float">
            <text:p>0</text:p>
          </table:table-cell>
          <table:table-cell table:style-name="ce8" table:formula="of:=[$'FebMarch 2024'.E251]" office:value-type="float" office:value="0" calcext:value-type="float">
            <text:p>0</text:p>
          </table:table-cell>
          <table:table-cell table:style-name="ce8" table:formula="of:=[$'FebMarch 2024'.F251]" office:value-type="float" office:value="0" calcext:value-type="float">
            <text:p>0</text:p>
          </table:table-cell>
          <table:table-cell table:style-name="ce8" table:formula="of:=[$'FebMarch 2024'.G251]" office:value-type="float" office:value="0" calcext:value-type="float">
            <text:p>0</text:p>
          </table:table-cell>
          <table:table-cell table:style-name="ce8" table:formula="of:=[$'FebMarch 2024'.H251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52]" office:value-type="float" office:value="0" calcext:value-type="float">
            <text:p>0</text:p>
          </table:table-cell>
          <table:table-cell table:style-name="ce8" table:formula="of:=[$'FebMarch 2024'.D252]" office:value-type="float" office:value="0" calcext:value-type="float">
            <text:p>0</text:p>
          </table:table-cell>
          <table:table-cell table:style-name="ce8" table:formula="of:=[$'FebMarch 2024'.E252]" office:value-type="float" office:value="0" calcext:value-type="float">
            <text:p>0</text:p>
          </table:table-cell>
          <table:table-cell table:style-name="ce8" table:formula="of:=[$'FebMarch 2024'.F252]" office:value-type="float" office:value="0" calcext:value-type="float">
            <text:p>0</text:p>
          </table:table-cell>
          <table:table-cell table:style-name="ce8" table:formula="of:=[$'FebMarch 2024'.G252]" office:value-type="float" office:value="0" calcext:value-type="float">
            <text:p>0</text:p>
          </table:table-cell>
          <table:table-cell table:style-name="ce8" table:formula="of:=[$'FebMarch 2024'.H252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53]" office:value-type="float" office:value="0" calcext:value-type="float">
            <text:p>0</text:p>
          </table:table-cell>
          <table:table-cell table:style-name="ce8" table:formula="of:=[$'FebMarch 2024'.D253]" office:value-type="float" office:value="0" calcext:value-type="float">
            <text:p>0</text:p>
          </table:table-cell>
          <table:table-cell table:style-name="ce8" table:formula="of:=[$'FebMarch 2024'.E253]" office:value-type="float" office:value="0" calcext:value-type="float">
            <text:p>0</text:p>
          </table:table-cell>
          <table:table-cell table:style-name="ce8" table:formula="of:=[$'FebMarch 2024'.F253]" office:value-type="float" office:value="0" calcext:value-type="float">
            <text:p>0</text:p>
          </table:table-cell>
          <table:table-cell table:style-name="ce8" table:formula="of:=[$'FebMarch 2024'.G253]" office:value-type="float" office:value="0" calcext:value-type="float">
            <text:p>0</text:p>
          </table:table-cell>
          <table:table-cell table:style-name="ce8" table:formula="of:=[$'FebMarch 2024'.H253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54]" office:value-type="float" office:value="0" calcext:value-type="float">
            <text:p>0</text:p>
          </table:table-cell>
          <table:table-cell table:style-name="ce8" table:formula="of:=[$'FebMarch 2024'.D254]" office:value-type="float" office:value="0" calcext:value-type="float">
            <text:p>0</text:p>
          </table:table-cell>
          <table:table-cell table:style-name="ce8" table:formula="of:=[$'FebMarch 2024'.E254]" office:value-type="float" office:value="0" calcext:value-type="float">
            <text:p>0</text:p>
          </table:table-cell>
          <table:table-cell table:style-name="ce8" table:formula="of:=[$'FebMarch 2024'.F254]" office:value-type="float" office:value="0" calcext:value-type="float">
            <text:p>0</text:p>
          </table:table-cell>
          <table:table-cell table:style-name="ce8" table:formula="of:=[$'FebMarch 2024'.G254]" office:value-type="float" office:value="0" calcext:value-type="float">
            <text:p>0</text:p>
          </table:table-cell>
          <table:table-cell table:style-name="ce8" table:formula="of:=[$'FebMarch 2024'.H254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55]" office:value-type="float" office:value="0" calcext:value-type="float">
            <text:p>0</text:p>
          </table:table-cell>
          <table:table-cell table:style-name="ce8" table:formula="of:=[$'FebMarch 2024'.D255]" office:value-type="float" office:value="0" calcext:value-type="float">
            <text:p>0</text:p>
          </table:table-cell>
          <table:table-cell table:style-name="ce8" table:formula="of:=[$'FebMarch 2024'.E255]" office:value-type="float" office:value="0" calcext:value-type="float">
            <text:p>0</text:p>
          </table:table-cell>
          <table:table-cell table:style-name="ce8" table:formula="of:=[$'FebMarch 2024'.F255]" office:value-type="float" office:value="0" calcext:value-type="float">
            <text:p>0</text:p>
          </table:table-cell>
          <table:table-cell table:style-name="ce8" table:formula="of:=[$'FebMarch 2024'.G255]" office:value-type="float" office:value="0" calcext:value-type="float">
            <text:p>0</text:p>
          </table:table-cell>
          <table:table-cell table:style-name="ce8" table:formula="of:=[$'FebMarch 2024'.H255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56]" office:value-type="float" office:value="0" calcext:value-type="float">
            <text:p>0</text:p>
          </table:table-cell>
          <table:table-cell table:style-name="ce8" table:formula="of:=[$'FebMarch 2024'.D256]" office:value-type="float" office:value="0" calcext:value-type="float">
            <text:p>0</text:p>
          </table:table-cell>
          <table:table-cell table:style-name="ce8" table:formula="of:=[$'FebMarch 2024'.E256]" office:value-type="float" office:value="0" calcext:value-type="float">
            <text:p>0</text:p>
          </table:table-cell>
          <table:table-cell table:style-name="ce8" table:formula="of:=[$'FebMarch 2024'.F256]" office:value-type="float" office:value="0" calcext:value-type="float">
            <text:p>0</text:p>
          </table:table-cell>
          <table:table-cell table:style-name="ce8" table:formula="of:=[$'FebMarch 2024'.G256]" office:value-type="float" office:value="0" calcext:value-type="float">
            <text:p>0</text:p>
          </table:table-cell>
          <table:table-cell table:style-name="ce8" table:formula="of:=[$'FebMarch 2024'.H256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57]" office:value-type="float" office:value="0" calcext:value-type="float">
            <text:p>0</text:p>
          </table:table-cell>
          <table:table-cell table:style-name="ce8" table:formula="of:=[$'FebMarch 2024'.D257]" office:value-type="float" office:value="0" calcext:value-type="float">
            <text:p>0</text:p>
          </table:table-cell>
          <table:table-cell table:style-name="ce8" table:formula="of:=[$'FebMarch 2024'.E257]" office:value-type="float" office:value="0" calcext:value-type="float">
            <text:p>0</text:p>
          </table:table-cell>
          <table:table-cell table:style-name="ce8" table:formula="of:=[$'FebMarch 2024'.F257]" office:value-type="float" office:value="0" calcext:value-type="float">
            <text:p>0</text:p>
          </table:table-cell>
          <table:table-cell table:style-name="ce8" table:formula="of:=[$'FebMarch 2024'.G257]" office:value-type="float" office:value="0" calcext:value-type="float">
            <text:p>0</text:p>
          </table:table-cell>
          <table:table-cell table:style-name="ce8" table:formula="of:=[$'FebMarch 2024'.H257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58]" office:value-type="float" office:value="0" calcext:value-type="float">
            <text:p>0</text:p>
          </table:table-cell>
          <table:table-cell table:style-name="ce8" table:formula="of:=[$'FebMarch 2024'.D258]" office:value-type="float" office:value="0" calcext:value-type="float">
            <text:p>0</text:p>
          </table:table-cell>
          <table:table-cell table:style-name="ce8" table:formula="of:=[$'FebMarch 2024'.E258]" office:value-type="float" office:value="0" calcext:value-type="float">
            <text:p>0</text:p>
          </table:table-cell>
          <table:table-cell table:style-name="ce8" table:formula="of:=[$'FebMarch 2024'.F258]" office:value-type="float" office:value="0" calcext:value-type="float">
            <text:p>0</text:p>
          </table:table-cell>
          <table:table-cell table:style-name="ce8" table:formula="of:=[$'FebMarch 2024'.G258]" office:value-type="float" office:value="0" calcext:value-type="float">
            <text:p>0</text:p>
          </table:table-cell>
          <table:table-cell table:style-name="ce8" table:formula="of:=[$'FebMarch 2024'.H258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59]" office:value-type="float" office:value="0" calcext:value-type="float">
            <text:p>0</text:p>
          </table:table-cell>
          <table:table-cell table:style-name="ce8" table:formula="of:=[$'FebMarch 2024'.D259]" office:value-type="float" office:value="0" calcext:value-type="float">
            <text:p>0</text:p>
          </table:table-cell>
          <table:table-cell table:style-name="ce8" table:formula="of:=[$'FebMarch 2024'.E259]" office:value-type="float" office:value="0" calcext:value-type="float">
            <text:p>0</text:p>
          </table:table-cell>
          <table:table-cell table:style-name="ce8" table:formula="of:=[$'FebMarch 2024'.F259]" office:value-type="float" office:value="0" calcext:value-type="float">
            <text:p>0</text:p>
          </table:table-cell>
          <table:table-cell table:style-name="ce8" table:formula="of:=[$'FebMarch 2024'.G259]" office:value-type="float" office:value="0" calcext:value-type="float">
            <text:p>0</text:p>
          </table:table-cell>
          <table:table-cell table:style-name="ce8" table:formula="of:=[$'FebMarch 2024'.H259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60]" office:value-type="float" office:value="0" calcext:value-type="float">
            <text:p>0</text:p>
          </table:table-cell>
          <table:table-cell table:style-name="ce8" table:formula="of:=[$'FebMarch 2024'.D260]" office:value-type="float" office:value="0" calcext:value-type="float">
            <text:p>0</text:p>
          </table:table-cell>
          <table:table-cell table:style-name="ce8" table:formula="of:=[$'FebMarch 2024'.E260]" office:value-type="float" office:value="0" calcext:value-type="float">
            <text:p>0</text:p>
          </table:table-cell>
          <table:table-cell table:style-name="ce8" table:formula="of:=[$'FebMarch 2024'.F260]" office:value-type="float" office:value="0" calcext:value-type="float">
            <text:p>0</text:p>
          </table:table-cell>
          <table:table-cell table:style-name="ce8" table:formula="of:=[$'FebMarch 2024'.G260]" office:value-type="float" office:value="0" calcext:value-type="float">
            <text:p>0</text:p>
          </table:table-cell>
          <table:table-cell table:style-name="ce8" table:formula="of:=[$'FebMarch 2024'.H260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61]" office:value-type="float" office:value="0" calcext:value-type="float">
            <text:p>0</text:p>
          </table:table-cell>
          <table:table-cell table:style-name="ce8" table:formula="of:=[$'FebMarch 2024'.D261]" office:value-type="float" office:value="0" calcext:value-type="float">
            <text:p>0</text:p>
          </table:table-cell>
          <table:table-cell table:style-name="ce8" table:formula="of:=[$'FebMarch 2024'.E261]" office:value-type="float" office:value="0" calcext:value-type="float">
            <text:p>0</text:p>
          </table:table-cell>
          <table:table-cell table:style-name="ce8" table:formula="of:=[$'FebMarch 2024'.F261]" office:value-type="float" office:value="0" calcext:value-type="float">
            <text:p>0</text:p>
          </table:table-cell>
          <table:table-cell table:style-name="ce8" table:formula="of:=[$'FebMarch 2024'.G261]" office:value-type="float" office:value="0" calcext:value-type="float">
            <text:p>0</text:p>
          </table:table-cell>
          <table:table-cell table:style-name="ce8" table:formula="of:=[$'FebMarch 2024'.H261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62]" office:value-type="float" office:value="0" calcext:value-type="float">
            <text:p>0</text:p>
          </table:table-cell>
          <table:table-cell table:style-name="ce8" table:formula="of:=[$'FebMarch 2024'.D262]" office:value-type="float" office:value="0" calcext:value-type="float">
            <text:p>0</text:p>
          </table:table-cell>
          <table:table-cell table:style-name="ce8" table:formula="of:=[$'FebMarch 2024'.E262]" office:value-type="float" office:value="0" calcext:value-type="float">
            <text:p>0</text:p>
          </table:table-cell>
          <table:table-cell table:style-name="ce8" table:formula="of:=[$'FebMarch 2024'.F262]" office:value-type="float" office:value="0" calcext:value-type="float">
            <text:p>0</text:p>
          </table:table-cell>
          <table:table-cell table:style-name="ce8" table:formula="of:=[$'FebMarch 2024'.G262]" office:value-type="float" office:value="0" calcext:value-type="float">
            <text:p>0</text:p>
          </table:table-cell>
          <table:table-cell table:style-name="ce8" table:formula="of:=[$'FebMarch 2024'.H262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63]" office:value-type="float" office:value="0" calcext:value-type="float">
            <text:p>0</text:p>
          </table:table-cell>
          <table:table-cell table:style-name="ce8" table:formula="of:=[$'FebMarch 2024'.D263]" office:value-type="float" office:value="0" calcext:value-type="float">
            <text:p>0</text:p>
          </table:table-cell>
          <table:table-cell table:style-name="ce8" table:formula="of:=[$'FebMarch 2024'.E263]" office:value-type="float" office:value="0" calcext:value-type="float">
            <text:p>0</text:p>
          </table:table-cell>
          <table:table-cell table:style-name="ce8" table:formula="of:=[$'FebMarch 2024'.F263]" office:value-type="float" office:value="0" calcext:value-type="float">
            <text:p>0</text:p>
          </table:table-cell>
          <table:table-cell table:style-name="ce8" table:formula="of:=[$'FebMarch 2024'.G263]" office:value-type="float" office:value="0" calcext:value-type="float">
            <text:p>0</text:p>
          </table:table-cell>
          <table:table-cell table:style-name="ce8" table:formula="of:=[$'FebMarch 2024'.H263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64]" office:value-type="float" office:value="0" calcext:value-type="float">
            <text:p>0</text:p>
          </table:table-cell>
          <table:table-cell table:style-name="ce8" table:formula="of:=[$'FebMarch 2024'.D264]" office:value-type="float" office:value="0" calcext:value-type="float">
            <text:p>0</text:p>
          </table:table-cell>
          <table:table-cell table:style-name="ce8" table:formula="of:=[$'FebMarch 2024'.E264]" office:value-type="float" office:value="0" calcext:value-type="float">
            <text:p>0</text:p>
          </table:table-cell>
          <table:table-cell table:style-name="ce8" table:formula="of:=[$'FebMarch 2024'.F264]" office:value-type="float" office:value="0" calcext:value-type="float">
            <text:p>0</text:p>
          </table:table-cell>
          <table:table-cell table:style-name="ce8" table:formula="of:=[$'FebMarch 2024'.G264]" office:value-type="float" office:value="0" calcext:value-type="float">
            <text:p>0</text:p>
          </table:table-cell>
          <table:table-cell table:style-name="ce8" table:formula="of:=[$'FebMarch 2024'.H264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65]" office:value-type="float" office:value="0" calcext:value-type="float">
            <text:p>0</text:p>
          </table:table-cell>
          <table:table-cell table:style-name="ce8" table:formula="of:=[$'FebMarch 2024'.D265]" office:value-type="float" office:value="0" calcext:value-type="float">
            <text:p>0</text:p>
          </table:table-cell>
          <table:table-cell table:style-name="ce8" table:formula="of:=[$'FebMarch 2024'.E265]" office:value-type="float" office:value="0" calcext:value-type="float">
            <text:p>0</text:p>
          </table:table-cell>
          <table:table-cell table:style-name="ce8" table:formula="of:=[$'FebMarch 2024'.F265]" office:value-type="float" office:value="0" calcext:value-type="float">
            <text:p>0</text:p>
          </table:table-cell>
          <table:table-cell table:style-name="ce8" table:formula="of:=[$'FebMarch 2024'.G265]" office:value-type="float" office:value="0" calcext:value-type="float">
            <text:p>0</text:p>
          </table:table-cell>
          <table:table-cell table:style-name="ce8" table:formula="of:=[$'FebMarch 2024'.H265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66]" office:value-type="float" office:value="0" calcext:value-type="float">
            <text:p>0</text:p>
          </table:table-cell>
          <table:table-cell table:style-name="ce8" table:formula="of:=[$'FebMarch 2024'.D266]" office:value-type="float" office:value="0" calcext:value-type="float">
            <text:p>0</text:p>
          </table:table-cell>
          <table:table-cell table:style-name="ce8" table:formula="of:=[$'FebMarch 2024'.E266]" office:value-type="float" office:value="0" calcext:value-type="float">
            <text:p>0</text:p>
          </table:table-cell>
          <table:table-cell table:style-name="ce8" table:formula="of:=[$'FebMarch 2024'.F266]" office:value-type="float" office:value="0" calcext:value-type="float">
            <text:p>0</text:p>
          </table:table-cell>
          <table:table-cell table:style-name="ce8" table:formula="of:=[$'FebMarch 2024'.G266]" office:value-type="float" office:value="0" calcext:value-type="float">
            <text:p>0</text:p>
          </table:table-cell>
          <table:table-cell table:style-name="ce8" table:formula="of:=[$'FebMarch 2024'.H266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67]" office:value-type="float" office:value="0" calcext:value-type="float">
            <text:p>0</text:p>
          </table:table-cell>
          <table:table-cell table:style-name="ce8" table:formula="of:=[$'FebMarch 2024'.D267]" office:value-type="float" office:value="0" calcext:value-type="float">
            <text:p>0</text:p>
          </table:table-cell>
          <table:table-cell table:style-name="ce8" table:formula="of:=[$'FebMarch 2024'.E267]" office:value-type="float" office:value="0" calcext:value-type="float">
            <text:p>0</text:p>
          </table:table-cell>
          <table:table-cell table:style-name="ce8" table:formula="of:=[$'FebMarch 2024'.F267]" office:value-type="float" office:value="0" calcext:value-type="float">
            <text:p>0</text:p>
          </table:table-cell>
          <table:table-cell table:style-name="ce8" table:formula="of:=[$'FebMarch 2024'.G267]" office:value-type="float" office:value="0" calcext:value-type="float">
            <text:p>0</text:p>
          </table:table-cell>
          <table:table-cell table:style-name="ce8" table:formula="of:=[$'FebMarch 2024'.H267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68]" office:value-type="float" office:value="0" calcext:value-type="float">
            <text:p>0</text:p>
          </table:table-cell>
          <table:table-cell table:style-name="ce8" table:formula="of:=[$'FebMarch 2024'.D268]" office:value-type="float" office:value="0" calcext:value-type="float">
            <text:p>0</text:p>
          </table:table-cell>
          <table:table-cell table:style-name="ce8" table:formula="of:=[$'FebMarch 2024'.E268]" office:value-type="float" office:value="0" calcext:value-type="float">
            <text:p>0</text:p>
          </table:table-cell>
          <table:table-cell table:style-name="ce8" table:formula="of:=[$'FebMarch 2024'.F268]" office:value-type="float" office:value="0" calcext:value-type="float">
            <text:p>0</text:p>
          </table:table-cell>
          <table:table-cell table:style-name="ce8" table:formula="of:=[$'FebMarch 2024'.G268]" office:value-type="float" office:value="0" calcext:value-type="float">
            <text:p>0</text:p>
          </table:table-cell>
          <table:table-cell table:style-name="ce8" table:formula="of:=[$'FebMarch 2024'.H268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69]" office:value-type="float" office:value="0" calcext:value-type="float">
            <text:p>0</text:p>
          </table:table-cell>
          <table:table-cell table:style-name="ce8" table:formula="of:=[$'FebMarch 2024'.D269]" office:value-type="float" office:value="0" calcext:value-type="float">
            <text:p>0</text:p>
          </table:table-cell>
          <table:table-cell table:style-name="ce8" table:formula="of:=[$'FebMarch 2024'.E269]" office:value-type="float" office:value="0" calcext:value-type="float">
            <text:p>0</text:p>
          </table:table-cell>
          <table:table-cell table:style-name="ce8" table:formula="of:=[$'FebMarch 2024'.F269]" office:value-type="float" office:value="0" calcext:value-type="float">
            <text:p>0</text:p>
          </table:table-cell>
          <table:table-cell table:style-name="ce8" table:formula="of:=[$'FebMarch 2024'.G269]" office:value-type="float" office:value="0" calcext:value-type="float">
            <text:p>0</text:p>
          </table:table-cell>
          <table:table-cell table:style-name="ce8" table:formula="of:=[$'FebMarch 2024'.H269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70]" office:value-type="float" office:value="0" calcext:value-type="float">
            <text:p>0</text:p>
          </table:table-cell>
          <table:table-cell table:style-name="ce8" table:formula="of:=[$'FebMarch 2024'.D270]" office:value-type="float" office:value="0" calcext:value-type="float">
            <text:p>0</text:p>
          </table:table-cell>
          <table:table-cell table:style-name="ce8" table:formula="of:=[$'FebMarch 2024'.E270]" office:value-type="float" office:value="0" calcext:value-type="float">
            <text:p>0</text:p>
          </table:table-cell>
          <table:table-cell table:style-name="ce8" table:formula="of:=[$'FebMarch 2024'.F270]" office:value-type="float" office:value="0" calcext:value-type="float">
            <text:p>0</text:p>
          </table:table-cell>
          <table:table-cell table:style-name="ce8" table:formula="of:=[$'FebMarch 2024'.G270]" office:value-type="float" office:value="0" calcext:value-type="float">
            <text:p>0</text:p>
          </table:table-cell>
          <table:table-cell table:style-name="ce8" table:formula="of:=[$'FebMarch 2024'.H270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71]" office:value-type="float" office:value="0" calcext:value-type="float">
            <text:p>0</text:p>
          </table:table-cell>
          <table:table-cell table:style-name="ce8" table:formula="of:=[$'FebMarch 2024'.D271]" office:value-type="float" office:value="0" calcext:value-type="float">
            <text:p>0</text:p>
          </table:table-cell>
          <table:table-cell table:style-name="ce8" table:formula="of:=[$'FebMarch 2024'.E271]" office:value-type="float" office:value="0" calcext:value-type="float">
            <text:p>0</text:p>
          </table:table-cell>
          <table:table-cell table:style-name="ce8" table:formula="of:=[$'FebMarch 2024'.F271]" office:value-type="float" office:value="0" calcext:value-type="float">
            <text:p>0</text:p>
          </table:table-cell>
          <table:table-cell table:style-name="ce8" table:formula="of:=[$'FebMarch 2024'.G271]" office:value-type="float" office:value="0" calcext:value-type="float">
            <text:p>0</text:p>
          </table:table-cell>
          <table:table-cell table:style-name="ce8" table:formula="of:=[$'FebMarch 2024'.H271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72]" office:value-type="float" office:value="0" calcext:value-type="float">
            <text:p>0</text:p>
          </table:table-cell>
          <table:table-cell table:style-name="ce8" table:formula="of:=[$'FebMarch 2024'.D272]" office:value-type="float" office:value="0" calcext:value-type="float">
            <text:p>0</text:p>
          </table:table-cell>
          <table:table-cell table:style-name="ce8" table:formula="of:=[$'FebMarch 2024'.E272]" office:value-type="float" office:value="0" calcext:value-type="float">
            <text:p>0</text:p>
          </table:table-cell>
          <table:table-cell table:style-name="ce8" table:formula="of:=[$'FebMarch 2024'.F272]" office:value-type="float" office:value="0" calcext:value-type="float">
            <text:p>0</text:p>
          </table:table-cell>
          <table:table-cell table:style-name="ce8" table:formula="of:=[$'FebMarch 2024'.G272]" office:value-type="float" office:value="0" calcext:value-type="float">
            <text:p>0</text:p>
          </table:table-cell>
          <table:table-cell table:style-name="ce8" table:formula="of:=[$'FebMarch 2024'.H272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73]" office:value-type="float" office:value="0" calcext:value-type="float">
            <text:p>0</text:p>
          </table:table-cell>
          <table:table-cell table:style-name="ce8" table:formula="of:=[$'FebMarch 2024'.D273]" office:value-type="float" office:value="0" calcext:value-type="float">
            <text:p>0</text:p>
          </table:table-cell>
          <table:table-cell table:style-name="ce8" table:formula="of:=[$'FebMarch 2024'.E273]" office:value-type="float" office:value="0" calcext:value-type="float">
            <text:p>0</text:p>
          </table:table-cell>
          <table:table-cell table:style-name="ce8" table:formula="of:=[$'FebMarch 2024'.F273]" office:value-type="float" office:value="0" calcext:value-type="float">
            <text:p>0</text:p>
          </table:table-cell>
          <table:table-cell table:style-name="ce8" table:formula="of:=[$'FebMarch 2024'.G273]" office:value-type="float" office:value="0" calcext:value-type="float">
            <text:p>0</text:p>
          </table:table-cell>
          <table:table-cell table:style-name="ce8" table:formula="of:=[$'FebMarch 2024'.H273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74]" office:value-type="float" office:value="0" calcext:value-type="float">
            <text:p>0</text:p>
          </table:table-cell>
          <table:table-cell table:style-name="ce8" table:formula="of:=[$'FebMarch 2024'.D274]" office:value-type="float" office:value="0" calcext:value-type="float">
            <text:p>0</text:p>
          </table:table-cell>
          <table:table-cell table:style-name="ce8" table:formula="of:=[$'FebMarch 2024'.E274]" office:value-type="float" office:value="0" calcext:value-type="float">
            <text:p>0</text:p>
          </table:table-cell>
          <table:table-cell table:style-name="ce8" table:formula="of:=[$'FebMarch 2024'.F274]" office:value-type="float" office:value="0" calcext:value-type="float">
            <text:p>0</text:p>
          </table:table-cell>
          <table:table-cell table:style-name="ce8" table:formula="of:=[$'FebMarch 2024'.G274]" office:value-type="float" office:value="0" calcext:value-type="float">
            <text:p>0</text:p>
          </table:table-cell>
          <table:table-cell table:style-name="ce8" table:formula="of:=[$'FebMarch 2024'.H274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75]" office:value-type="float" office:value="0" calcext:value-type="float">
            <text:p>0</text:p>
          </table:table-cell>
          <table:table-cell table:style-name="ce8" table:formula="of:=[$'FebMarch 2024'.D275]" office:value-type="float" office:value="0" calcext:value-type="float">
            <text:p>0</text:p>
          </table:table-cell>
          <table:table-cell table:style-name="ce8" table:formula="of:=[$'FebMarch 2024'.E275]" office:value-type="float" office:value="0" calcext:value-type="float">
            <text:p>0</text:p>
          </table:table-cell>
          <table:table-cell table:style-name="ce8" table:formula="of:=[$'FebMarch 2024'.F275]" office:value-type="float" office:value="0" calcext:value-type="float">
            <text:p>0</text:p>
          </table:table-cell>
          <table:table-cell table:style-name="ce8" table:formula="of:=[$'FebMarch 2024'.G275]" office:value-type="float" office:value="0" calcext:value-type="float">
            <text:p>0</text:p>
          </table:table-cell>
          <table:table-cell table:style-name="ce8" table:formula="of:=[$'FebMarch 2024'.H275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76]" office:value-type="float" office:value="0" calcext:value-type="float">
            <text:p>0</text:p>
          </table:table-cell>
          <table:table-cell table:style-name="ce8" table:formula="of:=[$'FebMarch 2024'.D276]" office:value-type="float" office:value="0" calcext:value-type="float">
            <text:p>0</text:p>
          </table:table-cell>
          <table:table-cell table:style-name="ce8" table:formula="of:=[$'FebMarch 2024'.E276]" office:value-type="float" office:value="0" calcext:value-type="float">
            <text:p>0</text:p>
          </table:table-cell>
          <table:table-cell table:style-name="ce8" table:formula="of:=[$'FebMarch 2024'.F276]" office:value-type="float" office:value="0" calcext:value-type="float">
            <text:p>0</text:p>
          </table:table-cell>
          <table:table-cell table:style-name="ce8" table:formula="of:=[$'FebMarch 2024'.G276]" office:value-type="float" office:value="0" calcext:value-type="float">
            <text:p>0</text:p>
          </table:table-cell>
          <table:table-cell table:style-name="ce8" table:formula="of:=[$'FebMarch 2024'.H276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77]" office:value-type="float" office:value="0" calcext:value-type="float">
            <text:p>0</text:p>
          </table:table-cell>
          <table:table-cell table:style-name="ce8" table:formula="of:=[$'FebMarch 2024'.D277]" office:value-type="float" office:value="0" calcext:value-type="float">
            <text:p>0</text:p>
          </table:table-cell>
          <table:table-cell table:style-name="ce8" table:formula="of:=[$'FebMarch 2024'.E277]" office:value-type="float" office:value="0" calcext:value-type="float">
            <text:p>0</text:p>
          </table:table-cell>
          <table:table-cell table:style-name="ce8" table:formula="of:=[$'FebMarch 2024'.F277]" office:value-type="float" office:value="0" calcext:value-type="float">
            <text:p>0</text:p>
          </table:table-cell>
          <table:table-cell table:style-name="ce8" table:formula="of:=[$'FebMarch 2024'.G277]" office:value-type="float" office:value="0" calcext:value-type="float">
            <text:p>0</text:p>
          </table:table-cell>
          <table:table-cell table:style-name="ce8" table:formula="of:=[$'FebMarch 2024'.H277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78]" office:value-type="float" office:value="0" calcext:value-type="float">
            <text:p>0</text:p>
          </table:table-cell>
          <table:table-cell table:style-name="ce8" table:formula="of:=[$'FebMarch 2024'.D278]" office:value-type="float" office:value="0" calcext:value-type="float">
            <text:p>0</text:p>
          </table:table-cell>
          <table:table-cell table:style-name="ce8" table:formula="of:=[$'FebMarch 2024'.E278]" office:value-type="float" office:value="0" calcext:value-type="float">
            <text:p>0</text:p>
          </table:table-cell>
          <table:table-cell table:style-name="ce8" table:formula="of:=[$'FebMarch 2024'.F278]" office:value-type="float" office:value="0" calcext:value-type="float">
            <text:p>0</text:p>
          </table:table-cell>
          <table:table-cell table:style-name="ce8" table:formula="of:=[$'FebMarch 2024'.G278]" office:value-type="float" office:value="0" calcext:value-type="float">
            <text:p>0</text:p>
          </table:table-cell>
          <table:table-cell table:style-name="ce8" table:formula="of:=[$'FebMarch 2024'.H278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79]" office:value-type="float" office:value="0" calcext:value-type="float">
            <text:p>0</text:p>
          </table:table-cell>
          <table:table-cell table:style-name="ce8" table:formula="of:=[$'FebMarch 2024'.D279]" office:value-type="float" office:value="0" calcext:value-type="float">
            <text:p>0</text:p>
          </table:table-cell>
          <table:table-cell table:style-name="ce8" table:formula="of:=[$'FebMarch 2024'.E279]" office:value-type="float" office:value="0" calcext:value-type="float">
            <text:p>0</text:p>
          </table:table-cell>
          <table:table-cell table:style-name="ce8" table:formula="of:=[$'FebMarch 2024'.F279]" office:value-type="float" office:value="0" calcext:value-type="float">
            <text:p>0</text:p>
          </table:table-cell>
          <table:table-cell table:style-name="ce8" table:formula="of:=[$'FebMarch 2024'.G279]" office:value-type="float" office:value="0" calcext:value-type="float">
            <text:p>0</text:p>
          </table:table-cell>
          <table:table-cell table:style-name="ce8" table:formula="of:=[$'FebMarch 2024'.H279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80]" office:value-type="float" office:value="0" calcext:value-type="float">
            <text:p>0</text:p>
          </table:table-cell>
          <table:table-cell table:style-name="ce8" table:formula="of:=[$'FebMarch 2024'.D280]" office:value-type="float" office:value="0" calcext:value-type="float">
            <text:p>0</text:p>
          </table:table-cell>
          <table:table-cell table:style-name="ce8" table:formula="of:=[$'FebMarch 2024'.E280]" office:value-type="float" office:value="0" calcext:value-type="float">
            <text:p>0</text:p>
          </table:table-cell>
          <table:table-cell table:style-name="ce8" table:formula="of:=[$'FebMarch 2024'.F280]" office:value-type="float" office:value="0" calcext:value-type="float">
            <text:p>0</text:p>
          </table:table-cell>
          <table:table-cell table:style-name="ce8" table:formula="of:=[$'FebMarch 2024'.G280]" office:value-type="float" office:value="0" calcext:value-type="float">
            <text:p>0</text:p>
          </table:table-cell>
          <table:table-cell table:style-name="ce8" table:formula="of:=[$'FebMarch 2024'.H280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81]" office:value-type="float" office:value="0" calcext:value-type="float">
            <text:p>0</text:p>
          </table:table-cell>
          <table:table-cell table:style-name="ce8" table:formula="of:=[$'FebMarch 2024'.D281]" office:value-type="float" office:value="0" calcext:value-type="float">
            <text:p>0</text:p>
          </table:table-cell>
          <table:table-cell table:style-name="ce8" table:formula="of:=[$'FebMarch 2024'.E281]" office:value-type="float" office:value="0" calcext:value-type="float">
            <text:p>0</text:p>
          </table:table-cell>
          <table:table-cell table:style-name="ce8" table:formula="of:=[$'FebMarch 2024'.F281]" office:value-type="float" office:value="0" calcext:value-type="float">
            <text:p>0</text:p>
          </table:table-cell>
          <table:table-cell table:style-name="ce8" table:formula="of:=[$'FebMarch 2024'.G281]" office:value-type="float" office:value="0" calcext:value-type="float">
            <text:p>0</text:p>
          </table:table-cell>
          <table:table-cell table:style-name="ce8" table:formula="of:=[$'FebMarch 2024'.H281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82]" office:value-type="float" office:value="0" calcext:value-type="float">
            <text:p>0</text:p>
          </table:table-cell>
          <table:table-cell table:style-name="ce8" table:formula="of:=[$'FebMarch 2024'.D282]" office:value-type="float" office:value="0" calcext:value-type="float">
            <text:p>0</text:p>
          </table:table-cell>
          <table:table-cell table:style-name="ce8" table:formula="of:=[$'FebMarch 2024'.E282]" office:value-type="float" office:value="0" calcext:value-type="float">
            <text:p>0</text:p>
          </table:table-cell>
          <table:table-cell table:style-name="ce8" table:formula="of:=[$'FebMarch 2024'.F282]" office:value-type="float" office:value="0" calcext:value-type="float">
            <text:p>0</text:p>
          </table:table-cell>
          <table:table-cell table:style-name="ce8" table:formula="of:=[$'FebMarch 2024'.G282]" office:value-type="float" office:value="0" calcext:value-type="float">
            <text:p>0</text:p>
          </table:table-cell>
          <table:table-cell table:style-name="ce8" table:formula="of:=[$'FebMarch 2024'.H282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83]" office:value-type="float" office:value="0" calcext:value-type="float">
            <text:p>0</text:p>
          </table:table-cell>
          <table:table-cell table:style-name="ce8" table:formula="of:=[$'FebMarch 2024'.D283]" office:value-type="float" office:value="0" calcext:value-type="float">
            <text:p>0</text:p>
          </table:table-cell>
          <table:table-cell table:style-name="ce8" table:formula="of:=[$'FebMarch 2024'.E283]" office:value-type="float" office:value="0" calcext:value-type="float">
            <text:p>0</text:p>
          </table:table-cell>
          <table:table-cell table:style-name="ce8" table:formula="of:=[$'FebMarch 2024'.F283]" office:value-type="float" office:value="0" calcext:value-type="float">
            <text:p>0</text:p>
          </table:table-cell>
          <table:table-cell table:style-name="ce8" table:formula="of:=[$'FebMarch 2024'.G283]" office:value-type="float" office:value="0" calcext:value-type="float">
            <text:p>0</text:p>
          </table:table-cell>
          <table:table-cell table:style-name="ce8" table:formula="of:=[$'FebMarch 2024'.H283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84]" office:value-type="float" office:value="0" calcext:value-type="float">
            <text:p>0</text:p>
          </table:table-cell>
          <table:table-cell table:style-name="ce8" table:formula="of:=[$'FebMarch 2024'.D284]" office:value-type="float" office:value="0" calcext:value-type="float">
            <text:p>0</text:p>
          </table:table-cell>
          <table:table-cell table:style-name="ce8" table:formula="of:=[$'FebMarch 2024'.E284]" office:value-type="float" office:value="0" calcext:value-type="float">
            <text:p>0</text:p>
          </table:table-cell>
          <table:table-cell table:style-name="ce8" table:formula="of:=[$'FebMarch 2024'.F284]" office:value-type="float" office:value="0" calcext:value-type="float">
            <text:p>0</text:p>
          </table:table-cell>
          <table:table-cell table:style-name="ce8" table:formula="of:=[$'FebMarch 2024'.G284]" office:value-type="float" office:value="0" calcext:value-type="float">
            <text:p>0</text:p>
          </table:table-cell>
          <table:table-cell table:style-name="ce8" table:formula="of:=[$'FebMarch 2024'.H284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85]" office:value-type="float" office:value="0" calcext:value-type="float">
            <text:p>0</text:p>
          </table:table-cell>
          <table:table-cell table:style-name="ce8" table:formula="of:=[$'FebMarch 2024'.D285]" office:value-type="float" office:value="0" calcext:value-type="float">
            <text:p>0</text:p>
          </table:table-cell>
          <table:table-cell table:style-name="ce8" table:formula="of:=[$'FebMarch 2024'.E285]" office:value-type="float" office:value="0" calcext:value-type="float">
            <text:p>0</text:p>
          </table:table-cell>
          <table:table-cell table:style-name="ce8" table:formula="of:=[$'FebMarch 2024'.F285]" office:value-type="float" office:value="0" calcext:value-type="float">
            <text:p>0</text:p>
          </table:table-cell>
          <table:table-cell table:style-name="ce8" table:formula="of:=[$'FebMarch 2024'.G285]" office:value-type="float" office:value="0" calcext:value-type="float">
            <text:p>0</text:p>
          </table:table-cell>
          <table:table-cell table:style-name="ce8" table:formula="of:=[$'FebMarch 2024'.H285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86]" office:value-type="float" office:value="0" calcext:value-type="float">
            <text:p>0</text:p>
          </table:table-cell>
          <table:table-cell table:style-name="ce8" table:formula="of:=[$'FebMarch 2024'.D286]" office:value-type="float" office:value="0" calcext:value-type="float">
            <text:p>0</text:p>
          </table:table-cell>
          <table:table-cell table:style-name="ce8" table:formula="of:=[$'FebMarch 2024'.E286]" office:value-type="float" office:value="0" calcext:value-type="float">
            <text:p>0</text:p>
          </table:table-cell>
          <table:table-cell table:style-name="ce8" table:formula="of:=[$'FebMarch 2024'.F286]" office:value-type="float" office:value="0" calcext:value-type="float">
            <text:p>0</text:p>
          </table:table-cell>
          <table:table-cell table:style-name="ce8" table:formula="of:=[$'FebMarch 2024'.G286]" office:value-type="float" office:value="0" calcext:value-type="float">
            <text:p>0</text:p>
          </table:table-cell>
          <table:table-cell table:style-name="ce8" table:formula="of:=[$'FebMarch 2024'.H286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87]" office:value-type="float" office:value="0" calcext:value-type="float">
            <text:p>0</text:p>
          </table:table-cell>
          <table:table-cell table:style-name="ce8" table:formula="of:=[$'FebMarch 2024'.D287]" office:value-type="float" office:value="0" calcext:value-type="float">
            <text:p>0</text:p>
          </table:table-cell>
          <table:table-cell table:style-name="ce8" table:formula="of:=[$'FebMarch 2024'.E287]" office:value-type="float" office:value="0" calcext:value-type="float">
            <text:p>0</text:p>
          </table:table-cell>
          <table:table-cell table:style-name="ce8" table:formula="of:=[$'FebMarch 2024'.F287]" office:value-type="float" office:value="0" calcext:value-type="float">
            <text:p>0</text:p>
          </table:table-cell>
          <table:table-cell table:style-name="ce8" table:formula="of:=[$'FebMarch 2024'.G287]" office:value-type="float" office:value="0" calcext:value-type="float">
            <text:p>0</text:p>
          </table:table-cell>
          <table:table-cell table:style-name="ce8" table:formula="of:=[$'FebMarch 2024'.H287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88]" office:value-type="float" office:value="0" calcext:value-type="float">
            <text:p>0</text:p>
          </table:table-cell>
          <table:table-cell table:style-name="ce8" table:formula="of:=[$'FebMarch 2024'.D288]" office:value-type="float" office:value="0" calcext:value-type="float">
            <text:p>0</text:p>
          </table:table-cell>
          <table:table-cell table:style-name="ce8" table:formula="of:=[$'FebMarch 2024'.E288]" office:value-type="float" office:value="0" calcext:value-type="float">
            <text:p>0</text:p>
          </table:table-cell>
          <table:table-cell table:style-name="ce8" table:formula="of:=[$'FebMarch 2024'.F288]" office:value-type="float" office:value="0" calcext:value-type="float">
            <text:p>0</text:p>
          </table:table-cell>
          <table:table-cell table:style-name="ce8" table:formula="of:=[$'FebMarch 2024'.G288]" office:value-type="float" office:value="0" calcext:value-type="float">
            <text:p>0</text:p>
          </table:table-cell>
          <table:table-cell table:style-name="ce8" table:formula="of:=[$'FebMarch 2024'.H288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89]" office:value-type="float" office:value="0" calcext:value-type="float">
            <text:p>0</text:p>
          </table:table-cell>
          <table:table-cell table:style-name="ce8" table:formula="of:=[$'FebMarch 2024'.D289]" office:value-type="float" office:value="0" calcext:value-type="float">
            <text:p>0</text:p>
          </table:table-cell>
          <table:table-cell table:style-name="ce8" table:formula="of:=[$'FebMarch 2024'.E289]" office:value-type="float" office:value="0" calcext:value-type="float">
            <text:p>0</text:p>
          </table:table-cell>
          <table:table-cell table:style-name="ce8" table:formula="of:=[$'FebMarch 2024'.F289]" office:value-type="float" office:value="0" calcext:value-type="float">
            <text:p>0</text:p>
          </table:table-cell>
          <table:table-cell table:style-name="ce8" table:formula="of:=[$'FebMarch 2024'.G289]" office:value-type="float" office:value="0" calcext:value-type="float">
            <text:p>0</text:p>
          </table:table-cell>
          <table:table-cell table:style-name="ce8" table:formula="of:=[$'FebMarch 2024'.H289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90]" office:value-type="float" office:value="0" calcext:value-type="float">
            <text:p>0</text:p>
          </table:table-cell>
          <table:table-cell table:style-name="ce8" table:formula="of:=[$'FebMarch 2024'.D290]" office:value-type="float" office:value="0" calcext:value-type="float">
            <text:p>0</text:p>
          </table:table-cell>
          <table:table-cell table:style-name="ce8" table:formula="of:=[$'FebMarch 2024'.E290]" office:value-type="float" office:value="0" calcext:value-type="float">
            <text:p>0</text:p>
          </table:table-cell>
          <table:table-cell table:style-name="ce8" table:formula="of:=[$'FebMarch 2024'.F290]" office:value-type="float" office:value="0" calcext:value-type="float">
            <text:p>0</text:p>
          </table:table-cell>
          <table:table-cell table:style-name="ce8" table:formula="of:=[$'FebMarch 2024'.G290]" office:value-type="float" office:value="0" calcext:value-type="float">
            <text:p>0</text:p>
          </table:table-cell>
          <table:table-cell table:style-name="ce8" table:formula="of:=[$'FebMarch 2024'.H290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91]" office:value-type="float" office:value="0" calcext:value-type="float">
            <text:p>0</text:p>
          </table:table-cell>
          <table:table-cell table:style-name="ce8" table:formula="of:=[$'FebMarch 2024'.D291]" office:value-type="float" office:value="0" calcext:value-type="float">
            <text:p>0</text:p>
          </table:table-cell>
          <table:table-cell table:style-name="ce8" table:formula="of:=[$'FebMarch 2024'.E291]" office:value-type="float" office:value="0" calcext:value-type="float">
            <text:p>0</text:p>
          </table:table-cell>
          <table:table-cell table:style-name="ce8" table:formula="of:=[$'FebMarch 2024'.F291]" office:value-type="float" office:value="0" calcext:value-type="float">
            <text:p>0</text:p>
          </table:table-cell>
          <table:table-cell table:style-name="ce8" table:formula="of:=[$'FebMarch 2024'.G291]" office:value-type="float" office:value="0" calcext:value-type="float">
            <text:p>0</text:p>
          </table:table-cell>
          <table:table-cell table:style-name="ce8" table:formula="of:=[$'FebMarch 2024'.H291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92]" office:value-type="float" office:value="0" calcext:value-type="float">
            <text:p>0</text:p>
          </table:table-cell>
          <table:table-cell table:style-name="ce8" table:formula="of:=[$'FebMarch 2024'.D292]" office:value-type="float" office:value="0" calcext:value-type="float">
            <text:p>0</text:p>
          </table:table-cell>
          <table:table-cell table:style-name="ce8" table:formula="of:=[$'FebMarch 2024'.E292]" office:value-type="float" office:value="0" calcext:value-type="float">
            <text:p>0</text:p>
          </table:table-cell>
          <table:table-cell table:style-name="ce8" table:formula="of:=[$'FebMarch 2024'.F292]" office:value-type="float" office:value="0" calcext:value-type="float">
            <text:p>0</text:p>
          </table:table-cell>
          <table:table-cell table:style-name="ce8" table:formula="of:=[$'FebMarch 2024'.G292]" office:value-type="float" office:value="0" calcext:value-type="float">
            <text:p>0</text:p>
          </table:table-cell>
          <table:table-cell table:style-name="ce8" table:formula="of:=[$'FebMarch 2024'.H292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93]" office:value-type="float" office:value="0" calcext:value-type="float">
            <text:p>0</text:p>
          </table:table-cell>
          <table:table-cell table:style-name="ce8" table:formula="of:=[$'FebMarch 2024'.D293]" office:value-type="float" office:value="0" calcext:value-type="float">
            <text:p>0</text:p>
          </table:table-cell>
          <table:table-cell table:style-name="ce8" table:formula="of:=[$'FebMarch 2024'.E293]" office:value-type="float" office:value="0" calcext:value-type="float">
            <text:p>0</text:p>
          </table:table-cell>
          <table:table-cell table:style-name="ce8" table:formula="of:=[$'FebMarch 2024'.F293]" office:value-type="float" office:value="0" calcext:value-type="float">
            <text:p>0</text:p>
          </table:table-cell>
          <table:table-cell table:style-name="ce8" table:formula="of:=[$'FebMarch 2024'.G293]" office:value-type="float" office:value="0" calcext:value-type="float">
            <text:p>0</text:p>
          </table:table-cell>
          <table:table-cell table:style-name="ce8" table:formula="of:=[$'FebMarch 2024'.H293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94]" office:value-type="float" office:value="0" calcext:value-type="float">
            <text:p>0</text:p>
          </table:table-cell>
          <table:table-cell table:style-name="ce8" table:formula="of:=[$'FebMarch 2024'.D294]" office:value-type="float" office:value="0" calcext:value-type="float">
            <text:p>0</text:p>
          </table:table-cell>
          <table:table-cell table:style-name="ce8" table:formula="of:=[$'FebMarch 2024'.E294]" office:value-type="float" office:value="0" calcext:value-type="float">
            <text:p>0</text:p>
          </table:table-cell>
          <table:table-cell table:style-name="ce8" table:formula="of:=[$'FebMarch 2024'.F294]" office:value-type="float" office:value="0" calcext:value-type="float">
            <text:p>0</text:p>
          </table:table-cell>
          <table:table-cell table:style-name="ce8" table:formula="of:=[$'FebMarch 2024'.G294]" office:value-type="float" office:value="0" calcext:value-type="float">
            <text:p>0</text:p>
          </table:table-cell>
          <table:table-cell table:style-name="ce8" table:formula="of:=[$'FebMarch 2024'.H294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95]" office:value-type="float" office:value="0" calcext:value-type="float">
            <text:p>0</text:p>
          </table:table-cell>
          <table:table-cell table:style-name="ce8" table:formula="of:=[$'FebMarch 2024'.D295]" office:value-type="float" office:value="0" calcext:value-type="float">
            <text:p>0</text:p>
          </table:table-cell>
          <table:table-cell table:style-name="ce8" table:formula="of:=[$'FebMarch 2024'.E295]" office:value-type="float" office:value="0" calcext:value-type="float">
            <text:p>0</text:p>
          </table:table-cell>
          <table:table-cell table:style-name="ce8" table:formula="of:=[$'FebMarch 2024'.F295]" office:value-type="float" office:value="0" calcext:value-type="float">
            <text:p>0</text:p>
          </table:table-cell>
          <table:table-cell table:style-name="ce8" table:formula="of:=[$'FebMarch 2024'.G295]" office:value-type="float" office:value="0" calcext:value-type="float">
            <text:p>0</text:p>
          </table:table-cell>
          <table:table-cell table:style-name="ce8" table:formula="of:=[$'FebMarch 2024'.H295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96]" office:value-type="float" office:value="0" calcext:value-type="float">
            <text:p>0</text:p>
          </table:table-cell>
          <table:table-cell table:style-name="ce8" table:formula="of:=[$'FebMarch 2024'.D296]" office:value-type="float" office:value="0" calcext:value-type="float">
            <text:p>0</text:p>
          </table:table-cell>
          <table:table-cell table:style-name="ce8" table:formula="of:=[$'FebMarch 2024'.E296]" office:value-type="float" office:value="0" calcext:value-type="float">
            <text:p>0</text:p>
          </table:table-cell>
          <table:table-cell table:style-name="ce8" table:formula="of:=[$'FebMarch 2024'.F296]" office:value-type="float" office:value="0" calcext:value-type="float">
            <text:p>0</text:p>
          </table:table-cell>
          <table:table-cell table:style-name="ce8" table:formula="of:=[$'FebMarch 2024'.G296]" office:value-type="float" office:value="0" calcext:value-type="float">
            <text:p>0</text:p>
          </table:table-cell>
          <table:table-cell table:style-name="ce8" table:formula="of:=[$'FebMarch 2024'.H296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97]" office:value-type="float" office:value="0" calcext:value-type="float">
            <text:p>0</text:p>
          </table:table-cell>
          <table:table-cell table:style-name="ce8" table:formula="of:=[$'FebMarch 2024'.D297]" office:value-type="float" office:value="0" calcext:value-type="float">
            <text:p>0</text:p>
          </table:table-cell>
          <table:table-cell table:style-name="ce8" table:formula="of:=[$'FebMarch 2024'.E297]" office:value-type="float" office:value="0" calcext:value-type="float">
            <text:p>0</text:p>
          </table:table-cell>
          <table:table-cell table:style-name="ce8" table:formula="of:=[$'FebMarch 2024'.F297]" office:value-type="float" office:value="0" calcext:value-type="float">
            <text:p>0</text:p>
          </table:table-cell>
          <table:table-cell table:style-name="ce8" table:formula="of:=[$'FebMarch 2024'.G297]" office:value-type="float" office:value="0" calcext:value-type="float">
            <text:p>0</text:p>
          </table:table-cell>
          <table:table-cell table:style-name="ce8" table:formula="of:=[$'FebMarch 2024'.H297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98]" office:value-type="float" office:value="0" calcext:value-type="float">
            <text:p>0</text:p>
          </table:table-cell>
          <table:table-cell table:style-name="ce8" table:formula="of:=[$'FebMarch 2024'.D298]" office:value-type="float" office:value="0" calcext:value-type="float">
            <text:p>0</text:p>
          </table:table-cell>
          <table:table-cell table:style-name="ce8" table:formula="of:=[$'FebMarch 2024'.E298]" office:value-type="float" office:value="0" calcext:value-type="float">
            <text:p>0</text:p>
          </table:table-cell>
          <table:table-cell table:style-name="ce8" table:formula="of:=[$'FebMarch 2024'.F298]" office:value-type="float" office:value="0" calcext:value-type="float">
            <text:p>0</text:p>
          </table:table-cell>
          <table:table-cell table:style-name="ce8" table:formula="of:=[$'FebMarch 2024'.G298]" office:value-type="float" office:value="0" calcext:value-type="float">
            <text:p>0</text:p>
          </table:table-cell>
          <table:table-cell table:style-name="ce8" table:formula="of:=[$'FebMarch 2024'.H298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299]" office:value-type="float" office:value="0" calcext:value-type="float">
            <text:p>0</text:p>
          </table:table-cell>
          <table:table-cell table:style-name="ce8" table:formula="of:=[$'FebMarch 2024'.D299]" office:value-type="float" office:value="0" calcext:value-type="float">
            <text:p>0</text:p>
          </table:table-cell>
          <table:table-cell table:style-name="ce8" table:formula="of:=[$'FebMarch 2024'.E299]" office:value-type="float" office:value="0" calcext:value-type="float">
            <text:p>0</text:p>
          </table:table-cell>
          <table:table-cell table:style-name="ce8" table:formula="of:=[$'FebMarch 2024'.F299]" office:value-type="float" office:value="0" calcext:value-type="float">
            <text:p>0</text:p>
          </table:table-cell>
          <table:table-cell table:style-name="ce8" table:formula="of:=[$'FebMarch 2024'.G299]" office:value-type="float" office:value="0" calcext:value-type="float">
            <text:p>0</text:p>
          </table:table-cell>
          <table:table-cell table:style-name="ce8" table:formula="of:=[$'FebMarch 2024'.H299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00]" office:value-type="float" office:value="0" calcext:value-type="float">
            <text:p>0</text:p>
          </table:table-cell>
          <table:table-cell table:style-name="ce8" table:formula="of:=[$'FebMarch 2024'.D300]" office:value-type="float" office:value="0" calcext:value-type="float">
            <text:p>0</text:p>
          </table:table-cell>
          <table:table-cell table:style-name="ce8" table:formula="of:=[$'FebMarch 2024'.E300]" office:value-type="float" office:value="0" calcext:value-type="float">
            <text:p>0</text:p>
          </table:table-cell>
          <table:table-cell table:style-name="ce8" table:formula="of:=[$'FebMarch 2024'.F300]" office:value-type="float" office:value="0" calcext:value-type="float">
            <text:p>0</text:p>
          </table:table-cell>
          <table:table-cell table:style-name="ce8" table:formula="of:=[$'FebMarch 2024'.G300]" office:value-type="float" office:value="0" calcext:value-type="float">
            <text:p>0</text:p>
          </table:table-cell>
          <table:table-cell table:style-name="ce8" table:formula="of:=[$'FebMarch 2024'.H300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01]" office:value-type="float" office:value="0" calcext:value-type="float">
            <text:p>0</text:p>
          </table:table-cell>
          <table:table-cell table:style-name="ce8" table:formula="of:=[$'FebMarch 2024'.D301]" office:value-type="float" office:value="0" calcext:value-type="float">
            <text:p>0</text:p>
          </table:table-cell>
          <table:table-cell table:style-name="ce8" table:formula="of:=[$'FebMarch 2024'.E301]" office:value-type="float" office:value="0" calcext:value-type="float">
            <text:p>0</text:p>
          </table:table-cell>
          <table:table-cell table:style-name="ce8" table:formula="of:=[$'FebMarch 2024'.F301]" office:value-type="float" office:value="0" calcext:value-type="float">
            <text:p>0</text:p>
          </table:table-cell>
          <table:table-cell table:style-name="ce8" table:formula="of:=[$'FebMarch 2024'.G301]" office:value-type="float" office:value="0" calcext:value-type="float">
            <text:p>0</text:p>
          </table:table-cell>
          <table:table-cell table:style-name="ce8" table:formula="of:=[$'FebMarch 2024'.H301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02]" office:value-type="float" office:value="0" calcext:value-type="float">
            <text:p>0</text:p>
          </table:table-cell>
          <table:table-cell table:style-name="ce8" table:formula="of:=[$'FebMarch 2024'.D302]" office:value-type="float" office:value="0" calcext:value-type="float">
            <text:p>0</text:p>
          </table:table-cell>
          <table:table-cell table:style-name="ce8" table:formula="of:=[$'FebMarch 2024'.E302]" office:value-type="float" office:value="0" calcext:value-type="float">
            <text:p>0</text:p>
          </table:table-cell>
          <table:table-cell table:style-name="ce8" table:formula="of:=[$'FebMarch 2024'.F302]" office:value-type="float" office:value="0" calcext:value-type="float">
            <text:p>0</text:p>
          </table:table-cell>
          <table:table-cell table:style-name="ce8" table:formula="of:=[$'FebMarch 2024'.G302]" office:value-type="float" office:value="0" calcext:value-type="float">
            <text:p>0</text:p>
          </table:table-cell>
          <table:table-cell table:style-name="ce8" table:formula="of:=[$'FebMarch 2024'.H302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03]" office:value-type="float" office:value="0" calcext:value-type="float">
            <text:p>0</text:p>
          </table:table-cell>
          <table:table-cell table:style-name="ce8" table:formula="of:=[$'FebMarch 2024'.D303]" office:value-type="float" office:value="0" calcext:value-type="float">
            <text:p>0</text:p>
          </table:table-cell>
          <table:table-cell table:style-name="ce8" table:formula="of:=[$'FebMarch 2024'.E303]" office:value-type="float" office:value="0" calcext:value-type="float">
            <text:p>0</text:p>
          </table:table-cell>
          <table:table-cell table:style-name="ce8" table:formula="of:=[$'FebMarch 2024'.F303]" office:value-type="float" office:value="0" calcext:value-type="float">
            <text:p>0</text:p>
          </table:table-cell>
          <table:table-cell table:style-name="ce8" table:formula="of:=[$'FebMarch 2024'.G303]" office:value-type="float" office:value="0" calcext:value-type="float">
            <text:p>0</text:p>
          </table:table-cell>
          <table:table-cell table:style-name="ce8" table:formula="of:=[$'FebMarch 2024'.H303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04]" office:value-type="float" office:value="0" calcext:value-type="float">
            <text:p>0</text:p>
          </table:table-cell>
          <table:table-cell table:style-name="ce8" table:formula="of:=[$'FebMarch 2024'.D304]" office:value-type="float" office:value="0" calcext:value-type="float">
            <text:p>0</text:p>
          </table:table-cell>
          <table:table-cell table:style-name="ce8" table:formula="of:=[$'FebMarch 2024'.E304]" office:value-type="float" office:value="0" calcext:value-type="float">
            <text:p>0</text:p>
          </table:table-cell>
          <table:table-cell table:style-name="ce8" table:formula="of:=[$'FebMarch 2024'.F304]" office:value-type="float" office:value="0" calcext:value-type="float">
            <text:p>0</text:p>
          </table:table-cell>
          <table:table-cell table:style-name="ce8" table:formula="of:=[$'FebMarch 2024'.G304]" office:value-type="float" office:value="0" calcext:value-type="float">
            <text:p>0</text:p>
          </table:table-cell>
          <table:table-cell table:style-name="ce8" table:formula="of:=[$'FebMarch 2024'.H304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05]" office:value-type="float" office:value="0" calcext:value-type="float">
            <text:p>0</text:p>
          </table:table-cell>
          <table:table-cell table:style-name="ce8" table:formula="of:=[$'FebMarch 2024'.D305]" office:value-type="float" office:value="0" calcext:value-type="float">
            <text:p>0</text:p>
          </table:table-cell>
          <table:table-cell table:style-name="ce8" table:formula="of:=[$'FebMarch 2024'.E305]" office:value-type="float" office:value="0" calcext:value-type="float">
            <text:p>0</text:p>
          </table:table-cell>
          <table:table-cell table:style-name="ce8" table:formula="of:=[$'FebMarch 2024'.F305]" office:value-type="float" office:value="0" calcext:value-type="float">
            <text:p>0</text:p>
          </table:table-cell>
          <table:table-cell table:style-name="ce8" table:formula="of:=[$'FebMarch 2024'.G305]" office:value-type="float" office:value="0" calcext:value-type="float">
            <text:p>0</text:p>
          </table:table-cell>
          <table:table-cell table:style-name="ce8" table:formula="of:=[$'FebMarch 2024'.H305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06]" office:value-type="float" office:value="0" calcext:value-type="float">
            <text:p>0</text:p>
          </table:table-cell>
          <table:table-cell table:style-name="ce8" table:formula="of:=[$'FebMarch 2024'.D306]" office:value-type="float" office:value="0" calcext:value-type="float">
            <text:p>0</text:p>
          </table:table-cell>
          <table:table-cell table:style-name="ce8" table:formula="of:=[$'FebMarch 2024'.E306]" office:value-type="float" office:value="0" calcext:value-type="float">
            <text:p>0</text:p>
          </table:table-cell>
          <table:table-cell table:style-name="ce8" table:formula="of:=[$'FebMarch 2024'.F306]" office:value-type="float" office:value="0" calcext:value-type="float">
            <text:p>0</text:p>
          </table:table-cell>
          <table:table-cell table:style-name="ce8" table:formula="of:=[$'FebMarch 2024'.G306]" office:value-type="float" office:value="0" calcext:value-type="float">
            <text:p>0</text:p>
          </table:table-cell>
          <table:table-cell table:style-name="ce8" table:formula="of:=[$'FebMarch 2024'.H306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07]" office:value-type="float" office:value="0" calcext:value-type="float">
            <text:p>0</text:p>
          </table:table-cell>
          <table:table-cell table:style-name="ce8" table:formula="of:=[$'FebMarch 2024'.D307]" office:value-type="float" office:value="0" calcext:value-type="float">
            <text:p>0</text:p>
          </table:table-cell>
          <table:table-cell table:style-name="ce8" table:formula="of:=[$'FebMarch 2024'.E307]" office:value-type="float" office:value="0" calcext:value-type="float">
            <text:p>0</text:p>
          </table:table-cell>
          <table:table-cell table:style-name="ce8" table:formula="of:=[$'FebMarch 2024'.F307]" office:value-type="float" office:value="0" calcext:value-type="float">
            <text:p>0</text:p>
          </table:table-cell>
          <table:table-cell table:style-name="ce8" table:formula="of:=[$'FebMarch 2024'.G307]" office:value-type="float" office:value="0" calcext:value-type="float">
            <text:p>0</text:p>
          </table:table-cell>
          <table:table-cell table:style-name="ce8" table:formula="of:=[$'FebMarch 2024'.H307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08]" office:value-type="float" office:value="0" calcext:value-type="float">
            <text:p>0</text:p>
          </table:table-cell>
          <table:table-cell table:style-name="ce8" table:formula="of:=[$'FebMarch 2024'.D308]" office:value-type="float" office:value="0" calcext:value-type="float">
            <text:p>0</text:p>
          </table:table-cell>
          <table:table-cell table:style-name="ce8" table:formula="of:=[$'FebMarch 2024'.E308]" office:value-type="float" office:value="0" calcext:value-type="float">
            <text:p>0</text:p>
          </table:table-cell>
          <table:table-cell table:style-name="ce8" table:formula="of:=[$'FebMarch 2024'.F308]" office:value-type="float" office:value="0" calcext:value-type="float">
            <text:p>0</text:p>
          </table:table-cell>
          <table:table-cell table:style-name="ce8" table:formula="of:=[$'FebMarch 2024'.G308]" office:value-type="float" office:value="0" calcext:value-type="float">
            <text:p>0</text:p>
          </table:table-cell>
          <table:table-cell table:style-name="ce8" table:formula="of:=[$'FebMarch 2024'.H308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09]" office:value-type="float" office:value="0" calcext:value-type="float">
            <text:p>0</text:p>
          </table:table-cell>
          <table:table-cell table:style-name="ce8" table:formula="of:=[$'FebMarch 2024'.D309]" office:value-type="float" office:value="0" calcext:value-type="float">
            <text:p>0</text:p>
          </table:table-cell>
          <table:table-cell table:style-name="ce8" table:formula="of:=[$'FebMarch 2024'.E309]" office:value-type="float" office:value="0" calcext:value-type="float">
            <text:p>0</text:p>
          </table:table-cell>
          <table:table-cell table:style-name="ce8" table:formula="of:=[$'FebMarch 2024'.F309]" office:value-type="float" office:value="0" calcext:value-type="float">
            <text:p>0</text:p>
          </table:table-cell>
          <table:table-cell table:style-name="ce8" table:formula="of:=[$'FebMarch 2024'.G309]" office:value-type="float" office:value="0" calcext:value-type="float">
            <text:p>0</text:p>
          </table:table-cell>
          <table:table-cell table:style-name="ce8" table:formula="of:=[$'FebMarch 2024'.H309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10]" office:value-type="float" office:value="0" calcext:value-type="float">
            <text:p>0</text:p>
          </table:table-cell>
          <table:table-cell table:style-name="ce8" table:formula="of:=[$'FebMarch 2024'.D310]" office:value-type="float" office:value="0" calcext:value-type="float">
            <text:p>0</text:p>
          </table:table-cell>
          <table:table-cell table:style-name="ce8" table:formula="of:=[$'FebMarch 2024'.E310]" office:value-type="float" office:value="0" calcext:value-type="float">
            <text:p>0</text:p>
          </table:table-cell>
          <table:table-cell table:style-name="ce8" table:formula="of:=[$'FebMarch 2024'.F310]" office:value-type="float" office:value="0" calcext:value-type="float">
            <text:p>0</text:p>
          </table:table-cell>
          <table:table-cell table:style-name="ce8" table:formula="of:=[$'FebMarch 2024'.G310]" office:value-type="float" office:value="0" calcext:value-type="float">
            <text:p>0</text:p>
          </table:table-cell>
          <table:table-cell table:style-name="ce8" table:formula="of:=[$'FebMarch 2024'.H310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11]" office:value-type="float" office:value="0" calcext:value-type="float">
            <text:p>0</text:p>
          </table:table-cell>
          <table:table-cell table:style-name="ce8" table:formula="of:=[$'FebMarch 2024'.D311]" office:value-type="float" office:value="0" calcext:value-type="float">
            <text:p>0</text:p>
          </table:table-cell>
          <table:table-cell table:style-name="ce8" table:formula="of:=[$'FebMarch 2024'.E311]" office:value-type="float" office:value="0" calcext:value-type="float">
            <text:p>0</text:p>
          </table:table-cell>
          <table:table-cell table:style-name="ce8" table:formula="of:=[$'FebMarch 2024'.F311]" office:value-type="float" office:value="0" calcext:value-type="float">
            <text:p>0</text:p>
          </table:table-cell>
          <table:table-cell table:style-name="ce8" table:formula="of:=[$'FebMarch 2024'.G311]" office:value-type="float" office:value="0" calcext:value-type="float">
            <text:p>0</text:p>
          </table:table-cell>
          <table:table-cell table:style-name="ce8" table:formula="of:=[$'FebMarch 2024'.H311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12]" office:value-type="float" office:value="0" calcext:value-type="float">
            <text:p>0</text:p>
          </table:table-cell>
          <table:table-cell table:style-name="ce8" table:formula="of:=[$'FebMarch 2024'.D312]" office:value-type="float" office:value="0" calcext:value-type="float">
            <text:p>0</text:p>
          </table:table-cell>
          <table:table-cell table:style-name="ce8" table:formula="of:=[$'FebMarch 2024'.E312]" office:value-type="float" office:value="0" calcext:value-type="float">
            <text:p>0</text:p>
          </table:table-cell>
          <table:table-cell table:style-name="ce8" table:formula="of:=[$'FebMarch 2024'.F312]" office:value-type="float" office:value="0" calcext:value-type="float">
            <text:p>0</text:p>
          </table:table-cell>
          <table:table-cell table:style-name="ce8" table:formula="of:=[$'FebMarch 2024'.G312]" office:value-type="float" office:value="0" calcext:value-type="float">
            <text:p>0</text:p>
          </table:table-cell>
          <table:table-cell table:style-name="ce8" table:formula="of:=[$'FebMarch 2024'.H312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13]" office:value-type="float" office:value="0" calcext:value-type="float">
            <text:p>0</text:p>
          </table:table-cell>
          <table:table-cell table:style-name="ce8" table:formula="of:=[$'FebMarch 2024'.D313]" office:value-type="float" office:value="0" calcext:value-type="float">
            <text:p>0</text:p>
          </table:table-cell>
          <table:table-cell table:style-name="ce8" table:formula="of:=[$'FebMarch 2024'.E313]" office:value-type="float" office:value="0" calcext:value-type="float">
            <text:p>0</text:p>
          </table:table-cell>
          <table:table-cell table:style-name="ce8" table:formula="of:=[$'FebMarch 2024'.F313]" office:value-type="float" office:value="0" calcext:value-type="float">
            <text:p>0</text:p>
          </table:table-cell>
          <table:table-cell table:style-name="ce8" table:formula="of:=[$'FebMarch 2024'.G313]" office:value-type="float" office:value="0" calcext:value-type="float">
            <text:p>0</text:p>
          </table:table-cell>
          <table:table-cell table:style-name="ce8" table:formula="of:=[$'FebMarch 2024'.H313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14]" office:value-type="float" office:value="0" calcext:value-type="float">
            <text:p>0</text:p>
          </table:table-cell>
          <table:table-cell table:style-name="ce8" table:formula="of:=[$'FebMarch 2024'.D314]" office:value-type="float" office:value="0" calcext:value-type="float">
            <text:p>0</text:p>
          </table:table-cell>
          <table:table-cell table:style-name="ce8" table:formula="of:=[$'FebMarch 2024'.E314]" office:value-type="float" office:value="0" calcext:value-type="float">
            <text:p>0</text:p>
          </table:table-cell>
          <table:table-cell table:style-name="ce8" table:formula="of:=[$'FebMarch 2024'.F314]" office:value-type="float" office:value="0" calcext:value-type="float">
            <text:p>0</text:p>
          </table:table-cell>
          <table:table-cell table:style-name="ce8" table:formula="of:=[$'FebMarch 2024'.G314]" office:value-type="float" office:value="0" calcext:value-type="float">
            <text:p>0</text:p>
          </table:table-cell>
          <table:table-cell table:style-name="ce8" table:formula="of:=[$'FebMarch 2024'.H314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15]" office:value-type="float" office:value="0" calcext:value-type="float">
            <text:p>0</text:p>
          </table:table-cell>
          <table:table-cell table:style-name="ce8" table:formula="of:=[$'FebMarch 2024'.D315]" office:value-type="float" office:value="0" calcext:value-type="float">
            <text:p>0</text:p>
          </table:table-cell>
          <table:table-cell table:style-name="ce8" table:formula="of:=[$'FebMarch 2024'.E315]" office:value-type="float" office:value="0" calcext:value-type="float">
            <text:p>0</text:p>
          </table:table-cell>
          <table:table-cell table:style-name="ce8" table:formula="of:=[$'FebMarch 2024'.F315]" office:value-type="float" office:value="0" calcext:value-type="float">
            <text:p>0</text:p>
          </table:table-cell>
          <table:table-cell table:style-name="ce8" table:formula="of:=[$'FebMarch 2024'.G315]" office:value-type="float" office:value="0" calcext:value-type="float">
            <text:p>0</text:p>
          </table:table-cell>
          <table:table-cell table:style-name="ce8" table:formula="of:=[$'FebMarch 2024'.H315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16]" office:value-type="float" office:value="0" calcext:value-type="float">
            <text:p>0</text:p>
          </table:table-cell>
          <table:table-cell table:style-name="ce8" table:formula="of:=[$'FebMarch 2024'.D316]" office:value-type="float" office:value="0" calcext:value-type="float">
            <text:p>0</text:p>
          </table:table-cell>
          <table:table-cell table:style-name="ce8" table:formula="of:=[$'FebMarch 2024'.E316]" office:value-type="float" office:value="0" calcext:value-type="float">
            <text:p>0</text:p>
          </table:table-cell>
          <table:table-cell table:style-name="ce8" table:formula="of:=[$'FebMarch 2024'.F316]" office:value-type="float" office:value="0" calcext:value-type="float">
            <text:p>0</text:p>
          </table:table-cell>
          <table:table-cell table:style-name="ce8" table:formula="of:=[$'FebMarch 2024'.G316]" office:value-type="float" office:value="0" calcext:value-type="float">
            <text:p>0</text:p>
          </table:table-cell>
          <table:table-cell table:style-name="ce8" table:formula="of:=[$'FebMarch 2024'.H316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17]" office:value-type="float" office:value="0" calcext:value-type="float">
            <text:p>0</text:p>
          </table:table-cell>
          <table:table-cell table:style-name="ce8" table:formula="of:=[$'FebMarch 2024'.D317]" office:value-type="float" office:value="0" calcext:value-type="float">
            <text:p>0</text:p>
          </table:table-cell>
          <table:table-cell table:style-name="ce8" table:formula="of:=[$'FebMarch 2024'.E317]" office:value-type="float" office:value="0" calcext:value-type="float">
            <text:p>0</text:p>
          </table:table-cell>
          <table:table-cell table:style-name="ce8" table:formula="of:=[$'FebMarch 2024'.F317]" office:value-type="float" office:value="0" calcext:value-type="float">
            <text:p>0</text:p>
          </table:table-cell>
          <table:table-cell table:style-name="ce8" table:formula="of:=[$'FebMarch 2024'.G317]" office:value-type="float" office:value="0" calcext:value-type="float">
            <text:p>0</text:p>
          </table:table-cell>
          <table:table-cell table:style-name="ce8" table:formula="of:=[$'FebMarch 2024'.H317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18]" office:value-type="float" office:value="0" calcext:value-type="float">
            <text:p>0</text:p>
          </table:table-cell>
          <table:table-cell table:style-name="ce8" table:formula="of:=[$'FebMarch 2024'.D318]" office:value-type="float" office:value="0" calcext:value-type="float">
            <text:p>0</text:p>
          </table:table-cell>
          <table:table-cell table:style-name="ce8" table:formula="of:=[$'FebMarch 2024'.E318]" office:value-type="float" office:value="0" calcext:value-type="float">
            <text:p>0</text:p>
          </table:table-cell>
          <table:table-cell table:style-name="ce8" table:formula="of:=[$'FebMarch 2024'.F318]" office:value-type="float" office:value="0" calcext:value-type="float">
            <text:p>0</text:p>
          </table:table-cell>
          <table:table-cell table:style-name="ce8" table:formula="of:=[$'FebMarch 2024'.G318]" office:value-type="float" office:value="0" calcext:value-type="float">
            <text:p>0</text:p>
          </table:table-cell>
          <table:table-cell table:style-name="ce8" table:formula="of:=[$'FebMarch 2024'.H318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19]" office:value-type="float" office:value="0" calcext:value-type="float">
            <text:p>0</text:p>
          </table:table-cell>
          <table:table-cell table:style-name="ce8" table:formula="of:=[$'FebMarch 2024'.D319]" office:value-type="float" office:value="0" calcext:value-type="float">
            <text:p>0</text:p>
          </table:table-cell>
          <table:table-cell table:style-name="ce8" table:formula="of:=[$'FebMarch 2024'.E319]" office:value-type="float" office:value="0" calcext:value-type="float">
            <text:p>0</text:p>
          </table:table-cell>
          <table:table-cell table:style-name="ce8" table:formula="of:=[$'FebMarch 2024'.F319]" office:value-type="float" office:value="0" calcext:value-type="float">
            <text:p>0</text:p>
          </table:table-cell>
          <table:table-cell table:style-name="ce8" table:formula="of:=[$'FebMarch 2024'.G319]" office:value-type="float" office:value="0" calcext:value-type="float">
            <text:p>0</text:p>
          </table:table-cell>
          <table:table-cell table:style-name="ce8" table:formula="of:=[$'FebMarch 2024'.H319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20]" office:value-type="float" office:value="0" calcext:value-type="float">
            <text:p>0</text:p>
          </table:table-cell>
          <table:table-cell table:style-name="ce8" table:formula="of:=[$'FebMarch 2024'.D320]" office:value-type="float" office:value="0" calcext:value-type="float">
            <text:p>0</text:p>
          </table:table-cell>
          <table:table-cell table:style-name="ce8" table:formula="of:=[$'FebMarch 2024'.E320]" office:value-type="float" office:value="0" calcext:value-type="float">
            <text:p>0</text:p>
          </table:table-cell>
          <table:table-cell table:style-name="ce8" table:formula="of:=[$'FebMarch 2024'.F320]" office:value-type="float" office:value="0" calcext:value-type="float">
            <text:p>0</text:p>
          </table:table-cell>
          <table:table-cell table:style-name="ce8" table:formula="of:=[$'FebMarch 2024'.G320]" office:value-type="float" office:value="0" calcext:value-type="float">
            <text:p>0</text:p>
          </table:table-cell>
          <table:table-cell table:style-name="ce8" table:formula="of:=[$'FebMarch 2024'.H320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21]" office:value-type="float" office:value="0" calcext:value-type="float">
            <text:p>0</text:p>
          </table:table-cell>
          <table:table-cell table:style-name="ce8" table:formula="of:=[$'FebMarch 2024'.D321]" office:value-type="float" office:value="0" calcext:value-type="float">
            <text:p>0</text:p>
          </table:table-cell>
          <table:table-cell table:style-name="ce8" table:formula="of:=[$'FebMarch 2024'.E321]" office:value-type="float" office:value="0" calcext:value-type="float">
            <text:p>0</text:p>
          </table:table-cell>
          <table:table-cell table:style-name="ce8" table:formula="of:=[$'FebMarch 2024'.F321]" office:value-type="float" office:value="0" calcext:value-type="float">
            <text:p>0</text:p>
          </table:table-cell>
          <table:table-cell table:style-name="ce8" table:formula="of:=[$'FebMarch 2024'.G321]" office:value-type="float" office:value="0" calcext:value-type="float">
            <text:p>0</text:p>
          </table:table-cell>
          <table:table-cell table:style-name="ce8" table:formula="of:=[$'FebMarch 2024'.H321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22]" office:value-type="float" office:value="0" calcext:value-type="float">
            <text:p>0</text:p>
          </table:table-cell>
          <table:table-cell table:style-name="ce8" table:formula="of:=[$'FebMarch 2024'.D322]" office:value-type="float" office:value="0" calcext:value-type="float">
            <text:p>0</text:p>
          </table:table-cell>
          <table:table-cell table:style-name="ce8" table:formula="of:=[$'FebMarch 2024'.E322]" office:value-type="float" office:value="0" calcext:value-type="float">
            <text:p>0</text:p>
          </table:table-cell>
          <table:table-cell table:style-name="ce8" table:formula="of:=[$'FebMarch 2024'.F322]" office:value-type="float" office:value="0" calcext:value-type="float">
            <text:p>0</text:p>
          </table:table-cell>
          <table:table-cell table:style-name="ce8" table:formula="of:=[$'FebMarch 2024'.G322]" office:value-type="float" office:value="0" calcext:value-type="float">
            <text:p>0</text:p>
          </table:table-cell>
          <table:table-cell table:style-name="ce8" table:formula="of:=[$'FebMarch 2024'.H322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23]" office:value-type="float" office:value="0" calcext:value-type="float">
            <text:p>0</text:p>
          </table:table-cell>
          <table:table-cell table:style-name="ce8" table:formula="of:=[$'FebMarch 2024'.D323]" office:value-type="float" office:value="0" calcext:value-type="float">
            <text:p>0</text:p>
          </table:table-cell>
          <table:table-cell table:style-name="ce8" table:formula="of:=[$'FebMarch 2024'.E323]" office:value-type="float" office:value="0" calcext:value-type="float">
            <text:p>0</text:p>
          </table:table-cell>
          <table:table-cell table:style-name="ce8" table:formula="of:=[$'FebMarch 2024'.F323]" office:value-type="float" office:value="0" calcext:value-type="float">
            <text:p>0</text:p>
          </table:table-cell>
          <table:table-cell table:style-name="ce8" table:formula="of:=[$'FebMarch 2024'.G323]" office:value-type="float" office:value="0" calcext:value-type="float">
            <text:p>0</text:p>
          </table:table-cell>
          <table:table-cell table:style-name="ce8" table:formula="of:=[$'FebMarch 2024'.H323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24]" office:value-type="float" office:value="0" calcext:value-type="float">
            <text:p>0</text:p>
          </table:table-cell>
          <table:table-cell table:style-name="ce8" table:formula="of:=[$'FebMarch 2024'.D324]" office:value-type="float" office:value="0" calcext:value-type="float">
            <text:p>0</text:p>
          </table:table-cell>
          <table:table-cell table:style-name="ce8" table:formula="of:=[$'FebMarch 2024'.E324]" office:value-type="float" office:value="0" calcext:value-type="float">
            <text:p>0</text:p>
          </table:table-cell>
          <table:table-cell table:style-name="ce8" table:formula="of:=[$'FebMarch 2024'.F324]" office:value-type="float" office:value="0" calcext:value-type="float">
            <text:p>0</text:p>
          </table:table-cell>
          <table:table-cell table:style-name="ce8" table:formula="of:=[$'FebMarch 2024'.G324]" office:value-type="float" office:value="0" calcext:value-type="float">
            <text:p>0</text:p>
          </table:table-cell>
          <table:table-cell table:style-name="ce8" table:formula="of:=[$'FebMarch 2024'.H324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25]" office:value-type="float" office:value="0" calcext:value-type="float">
            <text:p>0</text:p>
          </table:table-cell>
          <table:table-cell table:style-name="ce8" table:formula="of:=[$'FebMarch 2024'.D325]" office:value-type="float" office:value="0" calcext:value-type="float">
            <text:p>0</text:p>
          </table:table-cell>
          <table:table-cell table:style-name="ce8" table:formula="of:=[$'FebMarch 2024'.E325]" office:value-type="float" office:value="0" calcext:value-type="float">
            <text:p>0</text:p>
          </table:table-cell>
          <table:table-cell table:style-name="ce8" table:formula="of:=[$'FebMarch 2024'.F325]" office:value-type="float" office:value="0" calcext:value-type="float">
            <text:p>0</text:p>
          </table:table-cell>
          <table:table-cell table:style-name="ce8" table:formula="of:=[$'FebMarch 2024'.G325]" office:value-type="float" office:value="0" calcext:value-type="float">
            <text:p>0</text:p>
          </table:table-cell>
          <table:table-cell table:style-name="ce8" table:formula="of:=[$'FebMarch 2024'.H325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26]" office:value-type="float" office:value="0" calcext:value-type="float">
            <text:p>0</text:p>
          </table:table-cell>
          <table:table-cell table:style-name="ce8" table:formula="of:=[$'FebMarch 2024'.D326]" office:value-type="float" office:value="0" calcext:value-type="float">
            <text:p>0</text:p>
          </table:table-cell>
          <table:table-cell table:style-name="ce8" table:formula="of:=[$'FebMarch 2024'.E326]" office:value-type="float" office:value="0" calcext:value-type="float">
            <text:p>0</text:p>
          </table:table-cell>
          <table:table-cell table:style-name="ce8" table:formula="of:=[$'FebMarch 2024'.F326]" office:value-type="float" office:value="0" calcext:value-type="float">
            <text:p>0</text:p>
          </table:table-cell>
          <table:table-cell table:style-name="ce8" table:formula="of:=[$'FebMarch 2024'.G326]" office:value-type="float" office:value="0" calcext:value-type="float">
            <text:p>0</text:p>
          </table:table-cell>
          <table:table-cell table:style-name="ce8" table:formula="of:=[$'FebMarch 2024'.H326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27]" office:value-type="float" office:value="0" calcext:value-type="float">
            <text:p>0</text:p>
          </table:table-cell>
          <table:table-cell table:style-name="ce8" table:formula="of:=[$'FebMarch 2024'.D327]" office:value-type="float" office:value="0" calcext:value-type="float">
            <text:p>0</text:p>
          </table:table-cell>
          <table:table-cell table:style-name="ce8" table:formula="of:=[$'FebMarch 2024'.E327]" office:value-type="float" office:value="0" calcext:value-type="float">
            <text:p>0</text:p>
          </table:table-cell>
          <table:table-cell table:style-name="ce8" table:formula="of:=[$'FebMarch 2024'.F327]" office:value-type="float" office:value="0" calcext:value-type="float">
            <text:p>0</text:p>
          </table:table-cell>
          <table:table-cell table:style-name="ce8" table:formula="of:=[$'FebMarch 2024'.G327]" office:value-type="float" office:value="0" calcext:value-type="float">
            <text:p>0</text:p>
          </table:table-cell>
          <table:table-cell table:style-name="ce8" table:formula="of:=[$'FebMarch 2024'.H327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28]" office:value-type="float" office:value="0" calcext:value-type="float">
            <text:p>0</text:p>
          </table:table-cell>
          <table:table-cell table:style-name="ce8" table:formula="of:=[$'FebMarch 2024'.D328]" office:value-type="float" office:value="0" calcext:value-type="float">
            <text:p>0</text:p>
          </table:table-cell>
          <table:table-cell table:style-name="ce8" table:formula="of:=[$'FebMarch 2024'.E328]" office:value-type="float" office:value="0" calcext:value-type="float">
            <text:p>0</text:p>
          </table:table-cell>
          <table:table-cell table:style-name="ce8" table:formula="of:=[$'FebMarch 2024'.F328]" office:value-type="float" office:value="0" calcext:value-type="float">
            <text:p>0</text:p>
          </table:table-cell>
          <table:table-cell table:style-name="ce8" table:formula="of:=[$'FebMarch 2024'.G328]" office:value-type="float" office:value="0" calcext:value-type="float">
            <text:p>0</text:p>
          </table:table-cell>
          <table:table-cell table:style-name="ce8" table:formula="of:=[$'FebMarch 2024'.H328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29]" office:value-type="float" office:value="0" calcext:value-type="float">
            <text:p>0</text:p>
          </table:table-cell>
          <table:table-cell table:style-name="ce8" table:formula="of:=[$'FebMarch 2024'.D329]" office:value-type="float" office:value="0" calcext:value-type="float">
            <text:p>0</text:p>
          </table:table-cell>
          <table:table-cell table:style-name="ce8" table:formula="of:=[$'FebMarch 2024'.E329]" office:value-type="float" office:value="0" calcext:value-type="float">
            <text:p>0</text:p>
          </table:table-cell>
          <table:table-cell table:style-name="ce8" table:formula="of:=[$'FebMarch 2024'.F329]" office:value-type="float" office:value="0" calcext:value-type="float">
            <text:p>0</text:p>
          </table:table-cell>
          <table:table-cell table:style-name="ce8" table:formula="of:=[$'FebMarch 2024'.G329]" office:value-type="float" office:value="0" calcext:value-type="float">
            <text:p>0</text:p>
          </table:table-cell>
          <table:table-cell table:style-name="ce8" table:formula="of:=[$'FebMarch 2024'.H329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30]" office:value-type="float" office:value="0" calcext:value-type="float">
            <text:p>0</text:p>
          </table:table-cell>
          <table:table-cell table:style-name="ce8" table:formula="of:=[$'FebMarch 2024'.D330]" office:value-type="float" office:value="0" calcext:value-type="float">
            <text:p>0</text:p>
          </table:table-cell>
          <table:table-cell table:style-name="ce8" table:formula="of:=[$'FebMarch 2024'.E330]" office:value-type="float" office:value="0" calcext:value-type="float">
            <text:p>0</text:p>
          </table:table-cell>
          <table:table-cell table:style-name="ce8" table:formula="of:=[$'FebMarch 2024'.F330]" office:value-type="float" office:value="0" calcext:value-type="float">
            <text:p>0</text:p>
          </table:table-cell>
          <table:table-cell table:style-name="ce8" table:formula="of:=[$'FebMarch 2024'.G330]" office:value-type="float" office:value="0" calcext:value-type="float">
            <text:p>0</text:p>
          </table:table-cell>
          <table:table-cell table:style-name="ce8" table:formula="of:=[$'FebMarch 2024'.H330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31]" office:value-type="float" office:value="0" calcext:value-type="float">
            <text:p>0</text:p>
          </table:table-cell>
          <table:table-cell table:style-name="ce8" table:formula="of:=[$'FebMarch 2024'.D331]" office:value-type="float" office:value="0" calcext:value-type="float">
            <text:p>0</text:p>
          </table:table-cell>
          <table:table-cell table:style-name="ce8" table:formula="of:=[$'FebMarch 2024'.E331]" office:value-type="float" office:value="0" calcext:value-type="float">
            <text:p>0</text:p>
          </table:table-cell>
          <table:table-cell table:style-name="ce8" table:formula="of:=[$'FebMarch 2024'.F331]" office:value-type="float" office:value="0" calcext:value-type="float">
            <text:p>0</text:p>
          </table:table-cell>
          <table:table-cell table:style-name="ce8" table:formula="of:=[$'FebMarch 2024'.G331]" office:value-type="float" office:value="0" calcext:value-type="float">
            <text:p>0</text:p>
          </table:table-cell>
          <table:table-cell table:style-name="ce8" table:formula="of:=[$'FebMarch 2024'.H331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32]" office:value-type="float" office:value="0" calcext:value-type="float">
            <text:p>0</text:p>
          </table:table-cell>
          <table:table-cell table:style-name="ce8" table:formula="of:=[$'FebMarch 2024'.D332]" office:value-type="float" office:value="0" calcext:value-type="float">
            <text:p>0</text:p>
          </table:table-cell>
          <table:table-cell table:style-name="ce8" table:formula="of:=[$'FebMarch 2024'.E332]" office:value-type="float" office:value="0" calcext:value-type="float">
            <text:p>0</text:p>
          </table:table-cell>
          <table:table-cell table:style-name="ce8" table:formula="of:=[$'FebMarch 2024'.F332]" office:value-type="float" office:value="0" calcext:value-type="float">
            <text:p>0</text:p>
          </table:table-cell>
          <table:table-cell table:style-name="ce8" table:formula="of:=[$'FebMarch 2024'.G332]" office:value-type="float" office:value="0" calcext:value-type="float">
            <text:p>0</text:p>
          </table:table-cell>
          <table:table-cell table:style-name="ce8" table:formula="of:=[$'FebMarch 2024'.H332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33]" office:value-type="float" office:value="0" calcext:value-type="float">
            <text:p>0</text:p>
          </table:table-cell>
          <table:table-cell table:style-name="ce8" table:formula="of:=[$'FebMarch 2024'.D333]" office:value-type="float" office:value="0" calcext:value-type="float">
            <text:p>0</text:p>
          </table:table-cell>
          <table:table-cell table:style-name="ce8" table:formula="of:=[$'FebMarch 2024'.E333]" office:value-type="float" office:value="0" calcext:value-type="float">
            <text:p>0</text:p>
          </table:table-cell>
          <table:table-cell table:style-name="ce8" table:formula="of:=[$'FebMarch 2024'.F333]" office:value-type="float" office:value="0" calcext:value-type="float">
            <text:p>0</text:p>
          </table:table-cell>
          <table:table-cell table:style-name="ce8" table:formula="of:=[$'FebMarch 2024'.G333]" office:value-type="float" office:value="0" calcext:value-type="float">
            <text:p>0</text:p>
          </table:table-cell>
          <table:table-cell table:style-name="ce8" table:formula="of:=[$'FebMarch 2024'.H333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34]" office:value-type="float" office:value="0" calcext:value-type="float">
            <text:p>0</text:p>
          </table:table-cell>
          <table:table-cell table:style-name="ce8" table:formula="of:=[$'FebMarch 2024'.D334]" office:value-type="float" office:value="0" calcext:value-type="float">
            <text:p>0</text:p>
          </table:table-cell>
          <table:table-cell table:style-name="ce8" table:formula="of:=[$'FebMarch 2024'.E334]" office:value-type="float" office:value="0" calcext:value-type="float">
            <text:p>0</text:p>
          </table:table-cell>
          <table:table-cell table:style-name="ce8" table:formula="of:=[$'FebMarch 2024'.F334]" office:value-type="float" office:value="0" calcext:value-type="float">
            <text:p>0</text:p>
          </table:table-cell>
          <table:table-cell table:style-name="ce8" table:formula="of:=[$'FebMarch 2024'.G334]" office:value-type="float" office:value="0" calcext:value-type="float">
            <text:p>0</text:p>
          </table:table-cell>
          <table:table-cell table:style-name="ce8" table:formula="of:=[$'FebMarch 2024'.H334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35]" office:value-type="float" office:value="0" calcext:value-type="float">
            <text:p>0</text:p>
          </table:table-cell>
          <table:table-cell table:style-name="ce8" table:formula="of:=[$'FebMarch 2024'.D335]" office:value-type="float" office:value="0" calcext:value-type="float">
            <text:p>0</text:p>
          </table:table-cell>
          <table:table-cell table:style-name="ce8" table:formula="of:=[$'FebMarch 2024'.E335]" office:value-type="float" office:value="0" calcext:value-type="float">
            <text:p>0</text:p>
          </table:table-cell>
          <table:table-cell table:style-name="ce8" table:formula="of:=[$'FebMarch 2024'.F335]" office:value-type="float" office:value="0" calcext:value-type="float">
            <text:p>0</text:p>
          </table:table-cell>
          <table:table-cell table:style-name="ce8" table:formula="of:=[$'FebMarch 2024'.G335]" office:value-type="float" office:value="0" calcext:value-type="float">
            <text:p>0</text:p>
          </table:table-cell>
          <table:table-cell table:style-name="ce8" table:formula="of:=[$'FebMarch 2024'.H335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36]" office:value-type="float" office:value="0" calcext:value-type="float">
            <text:p>0</text:p>
          </table:table-cell>
          <table:table-cell table:style-name="ce8" table:formula="of:=[$'FebMarch 2024'.D336]" office:value-type="float" office:value="0" calcext:value-type="float">
            <text:p>0</text:p>
          </table:table-cell>
          <table:table-cell table:style-name="ce8" table:formula="of:=[$'FebMarch 2024'.E336]" office:value-type="float" office:value="0" calcext:value-type="float">
            <text:p>0</text:p>
          </table:table-cell>
          <table:table-cell table:style-name="ce8" table:formula="of:=[$'FebMarch 2024'.F336]" office:value-type="float" office:value="0" calcext:value-type="float">
            <text:p>0</text:p>
          </table:table-cell>
          <table:table-cell table:style-name="ce8" table:formula="of:=[$'FebMarch 2024'.G336]" office:value-type="float" office:value="0" calcext:value-type="float">
            <text:p>0</text:p>
          </table:table-cell>
          <table:table-cell table:style-name="ce8" table:formula="of:=[$'FebMarch 2024'.H336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37]" office:value-type="float" office:value="0" calcext:value-type="float">
            <text:p>0</text:p>
          </table:table-cell>
          <table:table-cell table:style-name="ce8" table:formula="of:=[$'FebMarch 2024'.D337]" office:value-type="float" office:value="0" calcext:value-type="float">
            <text:p>0</text:p>
          </table:table-cell>
          <table:table-cell table:style-name="ce8" table:formula="of:=[$'FebMarch 2024'.E337]" office:value-type="float" office:value="0" calcext:value-type="float">
            <text:p>0</text:p>
          </table:table-cell>
          <table:table-cell table:style-name="ce8" table:formula="of:=[$'FebMarch 2024'.F337]" office:value-type="float" office:value="0" calcext:value-type="float">
            <text:p>0</text:p>
          </table:table-cell>
          <table:table-cell table:style-name="ce8" table:formula="of:=[$'FebMarch 2024'.G337]" office:value-type="float" office:value="0" calcext:value-type="float">
            <text:p>0</text:p>
          </table:table-cell>
          <table:table-cell table:style-name="ce8" table:formula="of:=[$'FebMarch 2024'.H337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38]" office:value-type="float" office:value="0" calcext:value-type="float">
            <text:p>0</text:p>
          </table:table-cell>
          <table:table-cell table:style-name="ce8" table:formula="of:=[$'FebMarch 2024'.D338]" office:value-type="float" office:value="0" calcext:value-type="float">
            <text:p>0</text:p>
          </table:table-cell>
          <table:table-cell table:style-name="ce8" table:formula="of:=[$'FebMarch 2024'.E338]" office:value-type="float" office:value="0" calcext:value-type="float">
            <text:p>0</text:p>
          </table:table-cell>
          <table:table-cell table:style-name="ce8" table:formula="of:=[$'FebMarch 2024'.F338]" office:value-type="float" office:value="0" calcext:value-type="float">
            <text:p>0</text:p>
          </table:table-cell>
          <table:table-cell table:style-name="ce8" table:formula="of:=[$'FebMarch 2024'.G338]" office:value-type="float" office:value="0" calcext:value-type="float">
            <text:p>0</text:p>
          </table:table-cell>
          <table:table-cell table:style-name="ce8" table:formula="of:=[$'FebMarch 2024'.H338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39]" office:value-type="float" office:value="0" calcext:value-type="float">
            <text:p>0</text:p>
          </table:table-cell>
          <table:table-cell table:style-name="ce8" table:formula="of:=[$'FebMarch 2024'.D339]" office:value-type="float" office:value="0" calcext:value-type="float">
            <text:p>0</text:p>
          </table:table-cell>
          <table:table-cell table:style-name="ce8" table:formula="of:=[$'FebMarch 2024'.E339]" office:value-type="float" office:value="0" calcext:value-type="float">
            <text:p>0</text:p>
          </table:table-cell>
          <table:table-cell table:style-name="ce8" table:formula="of:=[$'FebMarch 2024'.F339]" office:value-type="float" office:value="0" calcext:value-type="float">
            <text:p>0</text:p>
          </table:table-cell>
          <table:table-cell table:style-name="ce8" table:formula="of:=[$'FebMarch 2024'.G339]" office:value-type="float" office:value="0" calcext:value-type="float">
            <text:p>0</text:p>
          </table:table-cell>
          <table:table-cell table:style-name="ce8" table:formula="of:=[$'FebMarch 2024'.H339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40]" office:value-type="float" office:value="0" calcext:value-type="float">
            <text:p>0</text:p>
          </table:table-cell>
          <table:table-cell table:style-name="ce8" table:formula="of:=[$'FebMarch 2024'.D340]" office:value-type="float" office:value="0" calcext:value-type="float">
            <text:p>0</text:p>
          </table:table-cell>
          <table:table-cell table:style-name="ce8" table:formula="of:=[$'FebMarch 2024'.E340]" office:value-type="float" office:value="0" calcext:value-type="float">
            <text:p>0</text:p>
          </table:table-cell>
          <table:table-cell table:style-name="ce8" table:formula="of:=[$'FebMarch 2024'.F340]" office:value-type="float" office:value="0" calcext:value-type="float">
            <text:p>0</text:p>
          </table:table-cell>
          <table:table-cell table:style-name="ce8" table:formula="of:=[$'FebMarch 2024'.G340]" office:value-type="float" office:value="0" calcext:value-type="float">
            <text:p>0</text:p>
          </table:table-cell>
          <table:table-cell table:style-name="ce8" table:formula="of:=[$'FebMarch 2024'.H340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41]" office:value-type="float" office:value="0" calcext:value-type="float">
            <text:p>0</text:p>
          </table:table-cell>
          <table:table-cell table:style-name="ce8" table:formula="of:=[$'FebMarch 2024'.D341]" office:value-type="float" office:value="0" calcext:value-type="float">
            <text:p>0</text:p>
          </table:table-cell>
          <table:table-cell table:style-name="ce8" table:formula="of:=[$'FebMarch 2024'.E341]" office:value-type="float" office:value="0" calcext:value-type="float">
            <text:p>0</text:p>
          </table:table-cell>
          <table:table-cell table:style-name="ce8" table:formula="of:=[$'FebMarch 2024'.F341]" office:value-type="float" office:value="0" calcext:value-type="float">
            <text:p>0</text:p>
          </table:table-cell>
          <table:table-cell table:style-name="ce8" table:formula="of:=[$'FebMarch 2024'.G341]" office:value-type="float" office:value="0" calcext:value-type="float">
            <text:p>0</text:p>
          </table:table-cell>
          <table:table-cell table:style-name="ce8" table:formula="of:=[$'FebMarch 2024'.H341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42]" office:value-type="float" office:value="0" calcext:value-type="float">
            <text:p>0</text:p>
          </table:table-cell>
          <table:table-cell table:style-name="ce8" table:formula="of:=[$'FebMarch 2024'.D342]" office:value-type="float" office:value="0" calcext:value-type="float">
            <text:p>0</text:p>
          </table:table-cell>
          <table:table-cell table:style-name="ce8" table:formula="of:=[$'FebMarch 2024'.E342]" office:value-type="float" office:value="0" calcext:value-type="float">
            <text:p>0</text:p>
          </table:table-cell>
          <table:table-cell table:style-name="ce8" table:formula="of:=[$'FebMarch 2024'.F342]" office:value-type="float" office:value="0" calcext:value-type="float">
            <text:p>0</text:p>
          </table:table-cell>
          <table:table-cell table:style-name="ce8" table:formula="of:=[$'FebMarch 2024'.G342]" office:value-type="float" office:value="0" calcext:value-type="float">
            <text:p>0</text:p>
          </table:table-cell>
          <table:table-cell table:style-name="ce8" table:formula="of:=[$'FebMarch 2024'.H342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43]" office:value-type="float" office:value="0" calcext:value-type="float">
            <text:p>0</text:p>
          </table:table-cell>
          <table:table-cell table:style-name="ce8" table:formula="of:=[$'FebMarch 2024'.D343]" office:value-type="float" office:value="0" calcext:value-type="float">
            <text:p>0</text:p>
          </table:table-cell>
          <table:table-cell table:style-name="ce8" table:formula="of:=[$'FebMarch 2024'.E343]" office:value-type="float" office:value="0" calcext:value-type="float">
            <text:p>0</text:p>
          </table:table-cell>
          <table:table-cell table:style-name="ce8" table:formula="of:=[$'FebMarch 2024'.F343]" office:value-type="float" office:value="0" calcext:value-type="float">
            <text:p>0</text:p>
          </table:table-cell>
          <table:table-cell table:style-name="ce8" table:formula="of:=[$'FebMarch 2024'.G343]" office:value-type="float" office:value="0" calcext:value-type="float">
            <text:p>0</text:p>
          </table:table-cell>
          <table:table-cell table:style-name="ce8" table:formula="of:=[$'FebMarch 2024'.H343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44]" office:value-type="float" office:value="0" calcext:value-type="float">
            <text:p>0</text:p>
          </table:table-cell>
          <table:table-cell table:style-name="ce8" table:formula="of:=[$'FebMarch 2024'.D344]" office:value-type="float" office:value="0" calcext:value-type="float">
            <text:p>0</text:p>
          </table:table-cell>
          <table:table-cell table:style-name="ce8" table:formula="of:=[$'FebMarch 2024'.E344]" office:value-type="float" office:value="0" calcext:value-type="float">
            <text:p>0</text:p>
          </table:table-cell>
          <table:table-cell table:style-name="ce8" table:formula="of:=[$'FebMarch 2024'.F344]" office:value-type="float" office:value="0" calcext:value-type="float">
            <text:p>0</text:p>
          </table:table-cell>
          <table:table-cell table:style-name="ce8" table:formula="of:=[$'FebMarch 2024'.G344]" office:value-type="float" office:value="0" calcext:value-type="float">
            <text:p>0</text:p>
          </table:table-cell>
          <table:table-cell table:style-name="ce8" table:formula="of:=[$'FebMarch 2024'.H344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45]" office:value-type="float" office:value="0" calcext:value-type="float">
            <text:p>0</text:p>
          </table:table-cell>
          <table:table-cell table:style-name="ce8" table:formula="of:=[$'FebMarch 2024'.D345]" office:value-type="float" office:value="0" calcext:value-type="float">
            <text:p>0</text:p>
          </table:table-cell>
          <table:table-cell table:style-name="ce8" table:formula="of:=[$'FebMarch 2024'.E345]" office:value-type="float" office:value="0" calcext:value-type="float">
            <text:p>0</text:p>
          </table:table-cell>
          <table:table-cell table:style-name="ce8" table:formula="of:=[$'FebMarch 2024'.F345]" office:value-type="float" office:value="0" calcext:value-type="float">
            <text:p>0</text:p>
          </table:table-cell>
          <table:table-cell table:style-name="ce8" table:formula="of:=[$'FebMarch 2024'.G345]" office:value-type="float" office:value="0" calcext:value-type="float">
            <text:p>0</text:p>
          </table:table-cell>
          <table:table-cell table:style-name="ce8" table:formula="of:=[$'FebMarch 2024'.H345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46]" office:value-type="float" office:value="0" calcext:value-type="float">
            <text:p>0</text:p>
          </table:table-cell>
          <table:table-cell table:style-name="ce8" table:formula="of:=[$'FebMarch 2024'.D346]" office:value-type="float" office:value="0" calcext:value-type="float">
            <text:p>0</text:p>
          </table:table-cell>
          <table:table-cell table:style-name="ce8" table:formula="of:=[$'FebMarch 2024'.E346]" office:value-type="float" office:value="0" calcext:value-type="float">
            <text:p>0</text:p>
          </table:table-cell>
          <table:table-cell table:style-name="ce8" table:formula="of:=[$'FebMarch 2024'.F346]" office:value-type="float" office:value="0" calcext:value-type="float">
            <text:p>0</text:p>
          </table:table-cell>
          <table:table-cell table:style-name="ce8" table:formula="of:=[$'FebMarch 2024'.G346]" office:value-type="float" office:value="0" calcext:value-type="float">
            <text:p>0</text:p>
          </table:table-cell>
          <table:table-cell table:style-name="ce8" table:formula="of:=[$'FebMarch 2024'.H346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47]" office:value-type="float" office:value="0" calcext:value-type="float">
            <text:p>0</text:p>
          </table:table-cell>
          <table:table-cell table:style-name="ce8" table:formula="of:=[$'FebMarch 2024'.D347]" office:value-type="float" office:value="0" calcext:value-type="float">
            <text:p>0</text:p>
          </table:table-cell>
          <table:table-cell table:style-name="ce8" table:formula="of:=[$'FebMarch 2024'.E347]" office:value-type="float" office:value="0" calcext:value-type="float">
            <text:p>0</text:p>
          </table:table-cell>
          <table:table-cell table:style-name="ce8" table:formula="of:=[$'FebMarch 2024'.F347]" office:value-type="float" office:value="0" calcext:value-type="float">
            <text:p>0</text:p>
          </table:table-cell>
          <table:table-cell table:style-name="ce8" table:formula="of:=[$'FebMarch 2024'.G347]" office:value-type="float" office:value="0" calcext:value-type="float">
            <text:p>0</text:p>
          </table:table-cell>
          <table:table-cell table:style-name="ce8" table:formula="of:=[$'FebMarch 2024'.H347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48]" office:value-type="float" office:value="0" calcext:value-type="float">
            <text:p>0</text:p>
          </table:table-cell>
          <table:table-cell table:style-name="ce8" table:formula="of:=[$'FebMarch 2024'.D348]" office:value-type="float" office:value="0" calcext:value-type="float">
            <text:p>0</text:p>
          </table:table-cell>
          <table:table-cell table:style-name="ce8" table:formula="of:=[$'FebMarch 2024'.E348]" office:value-type="float" office:value="0" calcext:value-type="float">
            <text:p>0</text:p>
          </table:table-cell>
          <table:table-cell table:style-name="ce8" table:formula="of:=[$'FebMarch 2024'.F348]" office:value-type="float" office:value="0" calcext:value-type="float">
            <text:p>0</text:p>
          </table:table-cell>
          <table:table-cell table:style-name="ce8" table:formula="of:=[$'FebMarch 2024'.G348]" office:value-type="float" office:value="0" calcext:value-type="float">
            <text:p>0</text:p>
          </table:table-cell>
          <table:table-cell table:style-name="ce8" table:formula="of:=[$'FebMarch 2024'.H348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49]" office:value-type="float" office:value="0" calcext:value-type="float">
            <text:p>0</text:p>
          </table:table-cell>
          <table:table-cell table:style-name="ce8" table:formula="of:=[$'FebMarch 2024'.D349]" office:value-type="float" office:value="0" calcext:value-type="float">
            <text:p>0</text:p>
          </table:table-cell>
          <table:table-cell table:style-name="ce8" table:formula="of:=[$'FebMarch 2024'.E349]" office:value-type="float" office:value="0" calcext:value-type="float">
            <text:p>0</text:p>
          </table:table-cell>
          <table:table-cell table:style-name="ce8" table:formula="of:=[$'FebMarch 2024'.F349]" office:value-type="float" office:value="0" calcext:value-type="float">
            <text:p>0</text:p>
          </table:table-cell>
          <table:table-cell table:style-name="ce8" table:formula="of:=[$'FebMarch 2024'.G349]" office:value-type="float" office:value="0" calcext:value-type="float">
            <text:p>0</text:p>
          </table:table-cell>
          <table:table-cell table:style-name="ce8" table:formula="of:=[$'FebMarch 2024'.H349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50]" office:value-type="float" office:value="0" calcext:value-type="float">
            <text:p>0</text:p>
          </table:table-cell>
          <table:table-cell table:style-name="ce8" table:formula="of:=[$'FebMarch 2024'.D350]" office:value-type="float" office:value="0" calcext:value-type="float">
            <text:p>0</text:p>
          </table:table-cell>
          <table:table-cell table:style-name="ce8" table:formula="of:=[$'FebMarch 2024'.E350]" office:value-type="float" office:value="0" calcext:value-type="float">
            <text:p>0</text:p>
          </table:table-cell>
          <table:table-cell table:style-name="ce8" table:formula="of:=[$'FebMarch 2024'.F350]" office:value-type="float" office:value="0" calcext:value-type="float">
            <text:p>0</text:p>
          </table:table-cell>
          <table:table-cell table:style-name="ce8" table:formula="of:=[$'FebMarch 2024'.G350]" office:value-type="float" office:value="0" calcext:value-type="float">
            <text:p>0</text:p>
          </table:table-cell>
          <table:table-cell table:style-name="ce8" table:formula="of:=[$'FebMarch 2024'.H350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51]" office:value-type="float" office:value="0" calcext:value-type="float">
            <text:p>0</text:p>
          </table:table-cell>
          <table:table-cell table:style-name="ce8" table:formula="of:=[$'FebMarch 2024'.D351]" office:value-type="float" office:value="0" calcext:value-type="float">
            <text:p>0</text:p>
          </table:table-cell>
          <table:table-cell table:style-name="ce8" table:formula="of:=[$'FebMarch 2024'.E351]" office:value-type="float" office:value="0" calcext:value-type="float">
            <text:p>0</text:p>
          </table:table-cell>
          <table:table-cell table:style-name="ce8" table:formula="of:=[$'FebMarch 2024'.F351]" office:value-type="float" office:value="0" calcext:value-type="float">
            <text:p>0</text:p>
          </table:table-cell>
          <table:table-cell table:style-name="ce8" table:formula="of:=[$'FebMarch 2024'.G351]" office:value-type="float" office:value="0" calcext:value-type="float">
            <text:p>0</text:p>
          </table:table-cell>
          <table:table-cell table:style-name="ce8" table:formula="of:=[$'FebMarch 2024'.H351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52]" office:value-type="float" office:value="0" calcext:value-type="float">
            <text:p>0</text:p>
          </table:table-cell>
          <table:table-cell table:style-name="ce8" table:formula="of:=[$'FebMarch 2024'.D352]" office:value-type="float" office:value="0" calcext:value-type="float">
            <text:p>0</text:p>
          </table:table-cell>
          <table:table-cell table:style-name="ce8" table:formula="of:=[$'FebMarch 2024'.E352]" office:value-type="float" office:value="0" calcext:value-type="float">
            <text:p>0</text:p>
          </table:table-cell>
          <table:table-cell table:style-name="ce8" table:formula="of:=[$'FebMarch 2024'.F352]" office:value-type="float" office:value="0" calcext:value-type="float">
            <text:p>0</text:p>
          </table:table-cell>
          <table:table-cell table:style-name="ce8" table:formula="of:=[$'FebMarch 2024'.G352]" office:value-type="float" office:value="0" calcext:value-type="float">
            <text:p>0</text:p>
          </table:table-cell>
          <table:table-cell table:style-name="ce8" table:formula="of:=[$'FebMarch 2024'.H352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53]" office:value-type="float" office:value="0" calcext:value-type="float">
            <text:p>0</text:p>
          </table:table-cell>
          <table:table-cell table:style-name="ce8" table:formula="of:=[$'FebMarch 2024'.D353]" office:value-type="float" office:value="0" calcext:value-type="float">
            <text:p>0</text:p>
          </table:table-cell>
          <table:table-cell table:style-name="ce8" table:formula="of:=[$'FebMarch 2024'.E353]" office:value-type="float" office:value="0" calcext:value-type="float">
            <text:p>0</text:p>
          </table:table-cell>
          <table:table-cell table:style-name="ce8" table:formula="of:=[$'FebMarch 2024'.F353]" office:value-type="float" office:value="0" calcext:value-type="float">
            <text:p>0</text:p>
          </table:table-cell>
          <table:table-cell table:style-name="ce8" table:formula="of:=[$'FebMarch 2024'.G353]" office:value-type="float" office:value="0" calcext:value-type="float">
            <text:p>0</text:p>
          </table:table-cell>
          <table:table-cell table:style-name="ce8" table:formula="of:=[$'FebMarch 2024'.H353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54]" office:value-type="float" office:value="0" calcext:value-type="float">
            <text:p>0</text:p>
          </table:table-cell>
          <table:table-cell table:style-name="ce8" table:formula="of:=[$'FebMarch 2024'.D354]" office:value-type="float" office:value="0" calcext:value-type="float">
            <text:p>0</text:p>
          </table:table-cell>
          <table:table-cell table:style-name="ce8" table:formula="of:=[$'FebMarch 2024'.E354]" office:value-type="float" office:value="0" calcext:value-type="float">
            <text:p>0</text:p>
          </table:table-cell>
          <table:table-cell table:style-name="ce8" table:formula="of:=[$'FebMarch 2024'.F354]" office:value-type="float" office:value="0" calcext:value-type="float">
            <text:p>0</text:p>
          </table:table-cell>
          <table:table-cell table:style-name="ce8" table:formula="of:=[$'FebMarch 2024'.G354]" office:value-type="float" office:value="0" calcext:value-type="float">
            <text:p>0</text:p>
          </table:table-cell>
          <table:table-cell table:style-name="ce8" table:formula="of:=[$'FebMarch 2024'.H354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55]" office:value-type="float" office:value="0" calcext:value-type="float">
            <text:p>0</text:p>
          </table:table-cell>
          <table:table-cell table:style-name="ce8" table:formula="of:=[$'FebMarch 2024'.D355]" office:value-type="float" office:value="0" calcext:value-type="float">
            <text:p>0</text:p>
          </table:table-cell>
          <table:table-cell table:style-name="ce8" table:formula="of:=[$'FebMarch 2024'.E355]" office:value-type="float" office:value="0" calcext:value-type="float">
            <text:p>0</text:p>
          </table:table-cell>
          <table:table-cell table:style-name="ce8" table:formula="of:=[$'FebMarch 2024'.F355]" office:value-type="float" office:value="0" calcext:value-type="float">
            <text:p>0</text:p>
          </table:table-cell>
          <table:table-cell table:style-name="ce8" table:formula="of:=[$'FebMarch 2024'.G355]" office:value-type="float" office:value="0" calcext:value-type="float">
            <text:p>0</text:p>
          </table:table-cell>
          <table:table-cell table:style-name="ce8" table:formula="of:=[$'FebMarch 2024'.H355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56]" office:value-type="float" office:value="0" calcext:value-type="float">
            <text:p>0</text:p>
          </table:table-cell>
          <table:table-cell table:style-name="ce8" table:formula="of:=[$'FebMarch 2024'.D356]" office:value-type="float" office:value="0" calcext:value-type="float">
            <text:p>0</text:p>
          </table:table-cell>
          <table:table-cell table:style-name="ce8" table:formula="of:=[$'FebMarch 2024'.E356]" office:value-type="float" office:value="0" calcext:value-type="float">
            <text:p>0</text:p>
          </table:table-cell>
          <table:table-cell table:style-name="ce8" table:formula="of:=[$'FebMarch 2024'.F356]" office:value-type="float" office:value="0" calcext:value-type="float">
            <text:p>0</text:p>
          </table:table-cell>
          <table:table-cell table:style-name="ce8" table:formula="of:=[$'FebMarch 2024'.G356]" office:value-type="float" office:value="0" calcext:value-type="float">
            <text:p>0</text:p>
          </table:table-cell>
          <table:table-cell table:style-name="ce8" table:formula="of:=[$'FebMarch 2024'.H356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57]" office:value-type="float" office:value="0" calcext:value-type="float">
            <text:p>0</text:p>
          </table:table-cell>
          <table:table-cell table:style-name="ce8" table:formula="of:=[$'FebMarch 2024'.D357]" office:value-type="float" office:value="0" calcext:value-type="float">
            <text:p>0</text:p>
          </table:table-cell>
          <table:table-cell table:style-name="ce8" table:formula="of:=[$'FebMarch 2024'.E357]" office:value-type="float" office:value="0" calcext:value-type="float">
            <text:p>0</text:p>
          </table:table-cell>
          <table:table-cell table:style-name="ce8" table:formula="of:=[$'FebMarch 2024'.F357]" office:value-type="float" office:value="0" calcext:value-type="float">
            <text:p>0</text:p>
          </table:table-cell>
          <table:table-cell table:style-name="ce8" table:formula="of:=[$'FebMarch 2024'.G357]" office:value-type="float" office:value="0" calcext:value-type="float">
            <text:p>0</text:p>
          </table:table-cell>
          <table:table-cell table:style-name="ce8" table:formula="of:=[$'FebMarch 2024'.H357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58]" office:value-type="float" office:value="0" calcext:value-type="float">
            <text:p>0</text:p>
          </table:table-cell>
          <table:table-cell table:style-name="ce8" table:formula="of:=[$'FebMarch 2024'.D358]" office:value-type="float" office:value="0" calcext:value-type="float">
            <text:p>0</text:p>
          </table:table-cell>
          <table:table-cell table:style-name="ce8" table:formula="of:=[$'FebMarch 2024'.E358]" office:value-type="float" office:value="0" calcext:value-type="float">
            <text:p>0</text:p>
          </table:table-cell>
          <table:table-cell table:style-name="ce8" table:formula="of:=[$'FebMarch 2024'.F358]" office:value-type="float" office:value="0" calcext:value-type="float">
            <text:p>0</text:p>
          </table:table-cell>
          <table:table-cell table:style-name="ce8" table:formula="of:=[$'FebMarch 2024'.G358]" office:value-type="float" office:value="0" calcext:value-type="float">
            <text:p>0</text:p>
          </table:table-cell>
          <table:table-cell table:style-name="ce8" table:formula="of:=[$'FebMarch 2024'.H358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59]" office:value-type="float" office:value="0" calcext:value-type="float">
            <text:p>0</text:p>
          </table:table-cell>
          <table:table-cell table:style-name="ce8" table:formula="of:=[$'FebMarch 2024'.D359]" office:value-type="float" office:value="0" calcext:value-type="float">
            <text:p>0</text:p>
          </table:table-cell>
          <table:table-cell table:style-name="ce8" table:formula="of:=[$'FebMarch 2024'.E359]" office:value-type="float" office:value="0" calcext:value-type="float">
            <text:p>0</text:p>
          </table:table-cell>
          <table:table-cell table:style-name="ce8" table:formula="of:=[$'FebMarch 2024'.F359]" office:value-type="float" office:value="0" calcext:value-type="float">
            <text:p>0</text:p>
          </table:table-cell>
          <table:table-cell table:style-name="ce8" table:formula="of:=[$'FebMarch 2024'.G359]" office:value-type="float" office:value="0" calcext:value-type="float">
            <text:p>0</text:p>
          </table:table-cell>
          <table:table-cell table:style-name="ce8" table:formula="of:=[$'FebMarch 2024'.H359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60]" office:value-type="float" office:value="0" calcext:value-type="float">
            <text:p>0</text:p>
          </table:table-cell>
          <table:table-cell table:style-name="ce8" table:formula="of:=[$'FebMarch 2024'.D360]" office:value-type="float" office:value="0" calcext:value-type="float">
            <text:p>0</text:p>
          </table:table-cell>
          <table:table-cell table:style-name="ce8" table:formula="of:=[$'FebMarch 2024'.E360]" office:value-type="float" office:value="0" calcext:value-type="float">
            <text:p>0</text:p>
          </table:table-cell>
          <table:table-cell table:style-name="ce8" table:formula="of:=[$'FebMarch 2024'.F360]" office:value-type="float" office:value="0" calcext:value-type="float">
            <text:p>0</text:p>
          </table:table-cell>
          <table:table-cell table:style-name="ce8" table:formula="of:=[$'FebMarch 2024'.G360]" office:value-type="float" office:value="0" calcext:value-type="float">
            <text:p>0</text:p>
          </table:table-cell>
          <table:table-cell table:style-name="ce8" table:formula="of:=[$'FebMarch 2024'.H360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61]" office:value-type="float" office:value="0" calcext:value-type="float">
            <text:p>0</text:p>
          </table:table-cell>
          <table:table-cell table:style-name="ce8" table:formula="of:=[$'FebMarch 2024'.D361]" office:value-type="float" office:value="0" calcext:value-type="float">
            <text:p>0</text:p>
          </table:table-cell>
          <table:table-cell table:style-name="ce8" table:formula="of:=[$'FebMarch 2024'.E361]" office:value-type="float" office:value="0" calcext:value-type="float">
            <text:p>0</text:p>
          </table:table-cell>
          <table:table-cell table:style-name="ce8" table:formula="of:=[$'FebMarch 2024'.F361]" office:value-type="float" office:value="0" calcext:value-type="float">
            <text:p>0</text:p>
          </table:table-cell>
          <table:table-cell table:style-name="ce8" table:formula="of:=[$'FebMarch 2024'.G361]" office:value-type="float" office:value="0" calcext:value-type="float">
            <text:p>0</text:p>
          </table:table-cell>
          <table:table-cell table:style-name="ce8" table:formula="of:=[$'FebMarch 2024'.H361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62]" office:value-type="float" office:value="0" calcext:value-type="float">
            <text:p>0</text:p>
          </table:table-cell>
          <table:table-cell table:style-name="ce8" table:formula="of:=[$'FebMarch 2024'.D362]" office:value-type="float" office:value="0" calcext:value-type="float">
            <text:p>0</text:p>
          </table:table-cell>
          <table:table-cell table:style-name="ce8" table:formula="of:=[$'FebMarch 2024'.E362]" office:value-type="float" office:value="0" calcext:value-type="float">
            <text:p>0</text:p>
          </table:table-cell>
          <table:table-cell table:style-name="ce8" table:formula="of:=[$'FebMarch 2024'.F362]" office:value-type="float" office:value="0" calcext:value-type="float">
            <text:p>0</text:p>
          </table:table-cell>
          <table:table-cell table:style-name="ce8" table:formula="of:=[$'FebMarch 2024'.G362]" office:value-type="float" office:value="0" calcext:value-type="float">
            <text:p>0</text:p>
          </table:table-cell>
          <table:table-cell table:style-name="ce8" table:formula="of:=[$'FebMarch 2024'.H362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63]" office:value-type="float" office:value="0" calcext:value-type="float">
            <text:p>0</text:p>
          </table:table-cell>
          <table:table-cell table:style-name="ce8" table:formula="of:=[$'FebMarch 2024'.D363]" office:value-type="float" office:value="0" calcext:value-type="float">
            <text:p>0</text:p>
          </table:table-cell>
          <table:table-cell table:style-name="ce8" table:formula="of:=[$'FebMarch 2024'.E363]" office:value-type="float" office:value="0" calcext:value-type="float">
            <text:p>0</text:p>
          </table:table-cell>
          <table:table-cell table:style-name="ce8" table:formula="of:=[$'FebMarch 2024'.F363]" office:value-type="float" office:value="0" calcext:value-type="float">
            <text:p>0</text:p>
          </table:table-cell>
          <table:table-cell table:style-name="ce8" table:formula="of:=[$'FebMarch 2024'.G363]" office:value-type="float" office:value="0" calcext:value-type="float">
            <text:p>0</text:p>
          </table:table-cell>
          <table:table-cell table:style-name="ce8" table:formula="of:=[$'FebMarch 2024'.H363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64]" office:value-type="float" office:value="0" calcext:value-type="float">
            <text:p>0</text:p>
          </table:table-cell>
          <table:table-cell table:style-name="ce8" table:formula="of:=[$'FebMarch 2024'.D364]" office:value-type="float" office:value="0" calcext:value-type="float">
            <text:p>0</text:p>
          </table:table-cell>
          <table:table-cell table:style-name="ce8" table:formula="of:=[$'FebMarch 2024'.E364]" office:value-type="float" office:value="0" calcext:value-type="float">
            <text:p>0</text:p>
          </table:table-cell>
          <table:table-cell table:style-name="ce8" table:formula="of:=[$'FebMarch 2024'.F364]" office:value-type="float" office:value="0" calcext:value-type="float">
            <text:p>0</text:p>
          </table:table-cell>
          <table:table-cell table:style-name="ce8" table:formula="of:=[$'FebMarch 2024'.G364]" office:value-type="float" office:value="0" calcext:value-type="float">
            <text:p>0</text:p>
          </table:table-cell>
          <table:table-cell table:style-name="ce8" table:formula="of:=[$'FebMarch 2024'.H364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65]" office:value-type="float" office:value="0" calcext:value-type="float">
            <text:p>0</text:p>
          </table:table-cell>
          <table:table-cell table:style-name="ce8" table:formula="of:=[$'FebMarch 2024'.D365]" office:value-type="float" office:value="0" calcext:value-type="float">
            <text:p>0</text:p>
          </table:table-cell>
          <table:table-cell table:style-name="ce8" table:formula="of:=[$'FebMarch 2024'.E365]" office:value-type="float" office:value="0" calcext:value-type="float">
            <text:p>0</text:p>
          </table:table-cell>
          <table:table-cell table:style-name="ce8" table:formula="of:=[$'FebMarch 2024'.F365]" office:value-type="float" office:value="0" calcext:value-type="float">
            <text:p>0</text:p>
          </table:table-cell>
          <table:table-cell table:style-name="ce8" table:formula="of:=[$'FebMarch 2024'.G365]" office:value-type="float" office:value="0" calcext:value-type="float">
            <text:p>0</text:p>
          </table:table-cell>
          <table:table-cell table:style-name="ce8" table:formula="of:=[$'FebMarch 2024'.H365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66]" office:value-type="float" office:value="0" calcext:value-type="float">
            <text:p>0</text:p>
          </table:table-cell>
          <table:table-cell table:style-name="ce8" table:formula="of:=[$'FebMarch 2024'.D366]" office:value-type="float" office:value="0" calcext:value-type="float">
            <text:p>0</text:p>
          </table:table-cell>
          <table:table-cell table:style-name="ce8" table:formula="of:=[$'FebMarch 2024'.E366]" office:value-type="float" office:value="0" calcext:value-type="float">
            <text:p>0</text:p>
          </table:table-cell>
          <table:table-cell table:style-name="ce8" table:formula="of:=[$'FebMarch 2024'.F366]" office:value-type="float" office:value="0" calcext:value-type="float">
            <text:p>0</text:p>
          </table:table-cell>
          <table:table-cell table:style-name="ce8" table:formula="of:=[$'FebMarch 2024'.G366]" office:value-type="float" office:value="0" calcext:value-type="float">
            <text:p>0</text:p>
          </table:table-cell>
          <table:table-cell table:style-name="ce8" table:formula="of:=[$'FebMarch 2024'.H366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67]" office:value-type="float" office:value="0" calcext:value-type="float">
            <text:p>0</text:p>
          </table:table-cell>
          <table:table-cell table:style-name="ce8" table:formula="of:=[$'FebMarch 2024'.D367]" office:value-type="float" office:value="0" calcext:value-type="float">
            <text:p>0</text:p>
          </table:table-cell>
          <table:table-cell table:style-name="ce8" table:formula="of:=[$'FebMarch 2024'.E367]" office:value-type="float" office:value="0" calcext:value-type="float">
            <text:p>0</text:p>
          </table:table-cell>
          <table:table-cell table:style-name="ce8" table:formula="of:=[$'FebMarch 2024'.F367]" office:value-type="float" office:value="0" calcext:value-type="float">
            <text:p>0</text:p>
          </table:table-cell>
          <table:table-cell table:style-name="ce8" table:formula="of:=[$'FebMarch 2024'.G367]" office:value-type="float" office:value="0" calcext:value-type="float">
            <text:p>0</text:p>
          </table:table-cell>
          <table:table-cell table:style-name="ce8" table:formula="of:=[$'FebMarch 2024'.H367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68]" office:value-type="float" office:value="0" calcext:value-type="float">
            <text:p>0</text:p>
          </table:table-cell>
          <table:table-cell table:style-name="ce8" table:formula="of:=[$'FebMarch 2024'.D368]" office:value-type="float" office:value="0" calcext:value-type="float">
            <text:p>0</text:p>
          </table:table-cell>
          <table:table-cell table:style-name="ce8" table:formula="of:=[$'FebMarch 2024'.E368]" office:value-type="float" office:value="0" calcext:value-type="float">
            <text:p>0</text:p>
          </table:table-cell>
          <table:table-cell table:style-name="ce8" table:formula="of:=[$'FebMarch 2024'.F368]" office:value-type="float" office:value="0" calcext:value-type="float">
            <text:p>0</text:p>
          </table:table-cell>
          <table:table-cell table:style-name="ce8" table:formula="of:=[$'FebMarch 2024'.G368]" office:value-type="float" office:value="0" calcext:value-type="float">
            <text:p>0</text:p>
          </table:table-cell>
          <table:table-cell table:style-name="ce8" table:formula="of:=[$'FebMarch 2024'.H368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69]" office:value-type="float" office:value="0" calcext:value-type="float">
            <text:p>0</text:p>
          </table:table-cell>
          <table:table-cell table:style-name="ce8" table:formula="of:=[$'FebMarch 2024'.D369]" office:value-type="float" office:value="0" calcext:value-type="float">
            <text:p>0</text:p>
          </table:table-cell>
          <table:table-cell table:style-name="ce8" table:formula="of:=[$'FebMarch 2024'.E369]" office:value-type="float" office:value="0" calcext:value-type="float">
            <text:p>0</text:p>
          </table:table-cell>
          <table:table-cell table:style-name="ce8" table:formula="of:=[$'FebMarch 2024'.F369]" office:value-type="float" office:value="0" calcext:value-type="float">
            <text:p>0</text:p>
          </table:table-cell>
          <table:table-cell table:style-name="ce8" table:formula="of:=[$'FebMarch 2024'.G369]" office:value-type="float" office:value="0" calcext:value-type="float">
            <text:p>0</text:p>
          </table:table-cell>
          <table:table-cell table:style-name="ce8" table:formula="of:=[$'FebMarch 2024'.H369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70]" office:value-type="float" office:value="0" calcext:value-type="float">
            <text:p>0</text:p>
          </table:table-cell>
          <table:table-cell table:style-name="ce8" table:formula="of:=[$'FebMarch 2024'.D370]" office:value-type="float" office:value="0" calcext:value-type="float">
            <text:p>0</text:p>
          </table:table-cell>
          <table:table-cell table:style-name="ce8" table:formula="of:=[$'FebMarch 2024'.E370]" office:value-type="float" office:value="0" calcext:value-type="float">
            <text:p>0</text:p>
          </table:table-cell>
          <table:table-cell table:style-name="ce8" table:formula="of:=[$'FebMarch 2024'.F370]" office:value-type="float" office:value="0" calcext:value-type="float">
            <text:p>0</text:p>
          </table:table-cell>
          <table:table-cell table:style-name="ce8" table:formula="of:=[$'FebMarch 2024'.G370]" office:value-type="float" office:value="0" calcext:value-type="float">
            <text:p>0</text:p>
          </table:table-cell>
          <table:table-cell table:style-name="ce8" table:formula="of:=[$'FebMarch 2024'.H370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71]" office:value-type="float" office:value="0" calcext:value-type="float">
            <text:p>0</text:p>
          </table:table-cell>
          <table:table-cell table:style-name="ce8" table:formula="of:=[$'FebMarch 2024'.D371]" office:value-type="float" office:value="0" calcext:value-type="float">
            <text:p>0</text:p>
          </table:table-cell>
          <table:table-cell table:style-name="ce8" table:formula="of:=[$'FebMarch 2024'.E371]" office:value-type="float" office:value="0" calcext:value-type="float">
            <text:p>0</text:p>
          </table:table-cell>
          <table:table-cell table:style-name="ce8" table:formula="of:=[$'FebMarch 2024'.F371]" office:value-type="float" office:value="0" calcext:value-type="float">
            <text:p>0</text:p>
          </table:table-cell>
          <table:table-cell table:style-name="ce8" table:formula="of:=[$'FebMarch 2024'.G371]" office:value-type="float" office:value="0" calcext:value-type="float">
            <text:p>0</text:p>
          </table:table-cell>
          <table:table-cell table:style-name="ce8" table:formula="of:=[$'FebMarch 2024'.H371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72]" office:value-type="float" office:value="0" calcext:value-type="float">
            <text:p>0</text:p>
          </table:table-cell>
          <table:table-cell table:style-name="ce8" table:formula="of:=[$'FebMarch 2024'.D372]" office:value-type="float" office:value="0" calcext:value-type="float">
            <text:p>0</text:p>
          </table:table-cell>
          <table:table-cell table:style-name="ce8" table:formula="of:=[$'FebMarch 2024'.E372]" office:value-type="float" office:value="0" calcext:value-type="float">
            <text:p>0</text:p>
          </table:table-cell>
          <table:table-cell table:style-name="ce8" table:formula="of:=[$'FebMarch 2024'.F372]" office:value-type="float" office:value="0" calcext:value-type="float">
            <text:p>0</text:p>
          </table:table-cell>
          <table:table-cell table:style-name="ce8" table:formula="of:=[$'FebMarch 2024'.G372]" office:value-type="float" office:value="0" calcext:value-type="float">
            <text:p>0</text:p>
          </table:table-cell>
          <table:table-cell table:style-name="ce8" table:formula="of:=[$'FebMarch 2024'.H372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73]" office:value-type="float" office:value="0" calcext:value-type="float">
            <text:p>0</text:p>
          </table:table-cell>
          <table:table-cell table:style-name="ce8" table:formula="of:=[$'FebMarch 2024'.D373]" office:value-type="float" office:value="0" calcext:value-type="float">
            <text:p>0</text:p>
          </table:table-cell>
          <table:table-cell table:style-name="ce8" table:formula="of:=[$'FebMarch 2024'.E373]" office:value-type="float" office:value="0" calcext:value-type="float">
            <text:p>0</text:p>
          </table:table-cell>
          <table:table-cell table:style-name="ce8" table:formula="of:=[$'FebMarch 2024'.F373]" office:value-type="float" office:value="0" calcext:value-type="float">
            <text:p>0</text:p>
          </table:table-cell>
          <table:table-cell table:style-name="ce8" table:formula="of:=[$'FebMarch 2024'.G373]" office:value-type="float" office:value="0" calcext:value-type="float">
            <text:p>0</text:p>
          </table:table-cell>
          <table:table-cell table:style-name="ce8" table:formula="of:=[$'FebMarch 2024'.H373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74]" office:value-type="float" office:value="0" calcext:value-type="float">
            <text:p>0</text:p>
          </table:table-cell>
          <table:table-cell table:style-name="ce8" table:formula="of:=[$'FebMarch 2024'.D374]" office:value-type="float" office:value="0" calcext:value-type="float">
            <text:p>0</text:p>
          </table:table-cell>
          <table:table-cell table:style-name="ce8" table:formula="of:=[$'FebMarch 2024'.E374]" office:value-type="float" office:value="0" calcext:value-type="float">
            <text:p>0</text:p>
          </table:table-cell>
          <table:table-cell table:style-name="ce8" table:formula="of:=[$'FebMarch 2024'.F374]" office:value-type="float" office:value="0" calcext:value-type="float">
            <text:p>0</text:p>
          </table:table-cell>
          <table:table-cell table:style-name="ce8" table:formula="of:=[$'FebMarch 2024'.G374]" office:value-type="float" office:value="0" calcext:value-type="float">
            <text:p>0</text:p>
          </table:table-cell>
          <table:table-cell table:style-name="ce8" table:formula="of:=[$'FebMarch 2024'.H374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75]" office:value-type="float" office:value="0" calcext:value-type="float">
            <text:p>0</text:p>
          </table:table-cell>
          <table:table-cell table:style-name="ce8" table:formula="of:=[$'FebMarch 2024'.D375]" office:value-type="float" office:value="0" calcext:value-type="float">
            <text:p>0</text:p>
          </table:table-cell>
          <table:table-cell table:style-name="ce8" table:formula="of:=[$'FebMarch 2024'.E375]" office:value-type="float" office:value="0" calcext:value-type="float">
            <text:p>0</text:p>
          </table:table-cell>
          <table:table-cell table:style-name="ce8" table:formula="of:=[$'FebMarch 2024'.F375]" office:value-type="float" office:value="0" calcext:value-type="float">
            <text:p>0</text:p>
          </table:table-cell>
          <table:table-cell table:style-name="ce8" table:formula="of:=[$'FebMarch 2024'.G375]" office:value-type="float" office:value="0" calcext:value-type="float">
            <text:p>0</text:p>
          </table:table-cell>
          <table:table-cell table:style-name="ce8" table:formula="of:=[$'FebMarch 2024'.H375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76]" office:value-type="float" office:value="0" calcext:value-type="float">
            <text:p>0</text:p>
          </table:table-cell>
          <table:table-cell table:style-name="ce8" table:formula="of:=[$'FebMarch 2024'.D376]" office:value-type="float" office:value="0" calcext:value-type="float">
            <text:p>0</text:p>
          </table:table-cell>
          <table:table-cell table:style-name="ce8" table:formula="of:=[$'FebMarch 2024'.E376]" office:value-type="float" office:value="0" calcext:value-type="float">
            <text:p>0</text:p>
          </table:table-cell>
          <table:table-cell table:style-name="ce8" table:formula="of:=[$'FebMarch 2024'.F376]" office:value-type="float" office:value="0" calcext:value-type="float">
            <text:p>0</text:p>
          </table:table-cell>
          <table:table-cell table:style-name="ce8" table:formula="of:=[$'FebMarch 2024'.G376]" office:value-type="float" office:value="0" calcext:value-type="float">
            <text:p>0</text:p>
          </table:table-cell>
          <table:table-cell table:style-name="ce8" table:formula="of:=[$'FebMarch 2024'.H376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77]" office:value-type="float" office:value="0" calcext:value-type="float">
            <text:p>0</text:p>
          </table:table-cell>
          <table:table-cell table:style-name="ce8" table:formula="of:=[$'FebMarch 2024'.D377]" office:value-type="float" office:value="0" calcext:value-type="float">
            <text:p>0</text:p>
          </table:table-cell>
          <table:table-cell table:style-name="ce8" table:formula="of:=[$'FebMarch 2024'.E377]" office:value-type="float" office:value="0" calcext:value-type="float">
            <text:p>0</text:p>
          </table:table-cell>
          <table:table-cell table:style-name="ce8" table:formula="of:=[$'FebMarch 2024'.F377]" office:value-type="float" office:value="0" calcext:value-type="float">
            <text:p>0</text:p>
          </table:table-cell>
          <table:table-cell table:style-name="ce8" table:formula="of:=[$'FebMarch 2024'.G377]" office:value-type="float" office:value="0" calcext:value-type="float">
            <text:p>0</text:p>
          </table:table-cell>
          <table:table-cell table:style-name="ce8" table:formula="of:=[$'FebMarch 2024'.H377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78]" office:value-type="float" office:value="0" calcext:value-type="float">
            <text:p>0</text:p>
          </table:table-cell>
          <table:table-cell table:style-name="ce8" table:formula="of:=[$'FebMarch 2024'.D378]" office:value-type="float" office:value="0" calcext:value-type="float">
            <text:p>0</text:p>
          </table:table-cell>
          <table:table-cell table:style-name="ce8" table:formula="of:=[$'FebMarch 2024'.E378]" office:value-type="float" office:value="0" calcext:value-type="float">
            <text:p>0</text:p>
          </table:table-cell>
          <table:table-cell table:style-name="ce8" table:formula="of:=[$'FebMarch 2024'.F378]" office:value-type="float" office:value="0" calcext:value-type="float">
            <text:p>0</text:p>
          </table:table-cell>
          <table:table-cell table:style-name="ce8" table:formula="of:=[$'FebMarch 2024'.G378]" office:value-type="float" office:value="0" calcext:value-type="float">
            <text:p>0</text:p>
          </table:table-cell>
          <table:table-cell table:style-name="ce8" table:formula="of:=[$'FebMarch 2024'.H378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79]" office:value-type="float" office:value="0" calcext:value-type="float">
            <text:p>0</text:p>
          </table:table-cell>
          <table:table-cell table:style-name="ce8" table:formula="of:=[$'FebMarch 2024'.D379]" office:value-type="float" office:value="0" calcext:value-type="float">
            <text:p>0</text:p>
          </table:table-cell>
          <table:table-cell table:style-name="ce8" table:formula="of:=[$'FebMarch 2024'.E379]" office:value-type="float" office:value="0" calcext:value-type="float">
            <text:p>0</text:p>
          </table:table-cell>
          <table:table-cell table:style-name="ce8" table:formula="of:=[$'FebMarch 2024'.F379]" office:value-type="float" office:value="0" calcext:value-type="float">
            <text:p>0</text:p>
          </table:table-cell>
          <table:table-cell table:style-name="ce8" table:formula="of:=[$'FebMarch 2024'.G379]" office:value-type="float" office:value="0" calcext:value-type="float">
            <text:p>0</text:p>
          </table:table-cell>
          <table:table-cell table:style-name="ce8" table:formula="of:=[$'FebMarch 2024'.H379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80]" office:value-type="float" office:value="0" calcext:value-type="float">
            <text:p>0</text:p>
          </table:table-cell>
          <table:table-cell table:style-name="ce8" table:formula="of:=[$'FebMarch 2024'.D380]" office:value-type="float" office:value="0" calcext:value-type="float">
            <text:p>0</text:p>
          </table:table-cell>
          <table:table-cell table:style-name="ce8" table:formula="of:=[$'FebMarch 2024'.E380]" office:value-type="float" office:value="0" calcext:value-type="float">
            <text:p>0</text:p>
          </table:table-cell>
          <table:table-cell table:style-name="ce8" table:formula="of:=[$'FebMarch 2024'.F380]" office:value-type="float" office:value="0" calcext:value-type="float">
            <text:p>0</text:p>
          </table:table-cell>
          <table:table-cell table:style-name="ce8" table:formula="of:=[$'FebMarch 2024'.G380]" office:value-type="float" office:value="0" calcext:value-type="float">
            <text:p>0</text:p>
          </table:table-cell>
          <table:table-cell table:style-name="ce8" table:formula="of:=[$'FebMarch 2024'.H380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81]" office:value-type="float" office:value="0" calcext:value-type="float">
            <text:p>0</text:p>
          </table:table-cell>
          <table:table-cell table:style-name="ce8" table:formula="of:=[$'FebMarch 2024'.D381]" office:value-type="float" office:value="0" calcext:value-type="float">
            <text:p>0</text:p>
          </table:table-cell>
          <table:table-cell table:style-name="ce8" table:formula="of:=[$'FebMarch 2024'.E381]" office:value-type="float" office:value="0" calcext:value-type="float">
            <text:p>0</text:p>
          </table:table-cell>
          <table:table-cell table:style-name="ce8" table:formula="of:=[$'FebMarch 2024'.F381]" office:value-type="float" office:value="0" calcext:value-type="float">
            <text:p>0</text:p>
          </table:table-cell>
          <table:table-cell table:style-name="ce8" table:formula="of:=[$'FebMarch 2024'.G381]" office:value-type="float" office:value="0" calcext:value-type="float">
            <text:p>0</text:p>
          </table:table-cell>
          <table:table-cell table:style-name="ce8" table:formula="of:=[$'FebMarch 2024'.H381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82]" office:value-type="float" office:value="0" calcext:value-type="float">
            <text:p>0</text:p>
          </table:table-cell>
          <table:table-cell table:style-name="ce8" table:formula="of:=[$'FebMarch 2024'.D382]" office:value-type="float" office:value="0" calcext:value-type="float">
            <text:p>0</text:p>
          </table:table-cell>
          <table:table-cell table:style-name="ce8" table:formula="of:=[$'FebMarch 2024'.E382]" office:value-type="float" office:value="0" calcext:value-type="float">
            <text:p>0</text:p>
          </table:table-cell>
          <table:table-cell table:style-name="ce8" table:formula="of:=[$'FebMarch 2024'.F382]" office:value-type="float" office:value="0" calcext:value-type="float">
            <text:p>0</text:p>
          </table:table-cell>
          <table:table-cell table:style-name="ce8" table:formula="of:=[$'FebMarch 2024'.G382]" office:value-type="float" office:value="0" calcext:value-type="float">
            <text:p>0</text:p>
          </table:table-cell>
          <table:table-cell table:style-name="ce8" table:formula="of:=[$'FebMarch 2024'.H382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83]" office:value-type="float" office:value="0" calcext:value-type="float">
            <text:p>0</text:p>
          </table:table-cell>
          <table:table-cell table:style-name="ce8" table:formula="of:=[$'FebMarch 2024'.D383]" office:value-type="float" office:value="0" calcext:value-type="float">
            <text:p>0</text:p>
          </table:table-cell>
          <table:table-cell table:style-name="ce8" table:formula="of:=[$'FebMarch 2024'.E383]" office:value-type="float" office:value="0" calcext:value-type="float">
            <text:p>0</text:p>
          </table:table-cell>
          <table:table-cell table:style-name="ce8" table:formula="of:=[$'FebMarch 2024'.F383]" office:value-type="float" office:value="0" calcext:value-type="float">
            <text:p>0</text:p>
          </table:table-cell>
          <table:table-cell table:style-name="ce8" table:formula="of:=[$'FebMarch 2024'.G383]" office:value-type="float" office:value="0" calcext:value-type="float">
            <text:p>0</text:p>
          </table:table-cell>
          <table:table-cell table:style-name="ce8" table:formula="of:=[$'FebMarch 2024'.H383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84]" office:value-type="float" office:value="0" calcext:value-type="float">
            <text:p>0</text:p>
          </table:table-cell>
          <table:table-cell table:style-name="ce8" table:formula="of:=[$'FebMarch 2024'.D384]" office:value-type="float" office:value="0" calcext:value-type="float">
            <text:p>0</text:p>
          </table:table-cell>
          <table:table-cell table:style-name="ce8" table:formula="of:=[$'FebMarch 2024'.E384]" office:value-type="float" office:value="0" calcext:value-type="float">
            <text:p>0</text:p>
          </table:table-cell>
          <table:table-cell table:style-name="ce8" table:formula="of:=[$'FebMarch 2024'.F384]" office:value-type="float" office:value="0" calcext:value-type="float">
            <text:p>0</text:p>
          </table:table-cell>
          <table:table-cell table:style-name="ce8" table:formula="of:=[$'FebMarch 2024'.G384]" office:value-type="float" office:value="0" calcext:value-type="float">
            <text:p>0</text:p>
          </table:table-cell>
          <table:table-cell table:style-name="ce8" table:formula="of:=[$'FebMarch 2024'.H384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85]" office:value-type="float" office:value="0" calcext:value-type="float">
            <text:p>0</text:p>
          </table:table-cell>
          <table:table-cell table:style-name="ce8" table:formula="of:=[$'FebMarch 2024'.D385]" office:value-type="float" office:value="0" calcext:value-type="float">
            <text:p>0</text:p>
          </table:table-cell>
          <table:table-cell table:style-name="ce8" table:formula="of:=[$'FebMarch 2024'.E385]" office:value-type="float" office:value="0" calcext:value-type="float">
            <text:p>0</text:p>
          </table:table-cell>
          <table:table-cell table:style-name="ce8" table:formula="of:=[$'FebMarch 2024'.F385]" office:value-type="float" office:value="0" calcext:value-type="float">
            <text:p>0</text:p>
          </table:table-cell>
          <table:table-cell table:style-name="ce8" table:formula="of:=[$'FebMarch 2024'.G385]" office:value-type="float" office:value="0" calcext:value-type="float">
            <text:p>0</text:p>
          </table:table-cell>
          <table:table-cell table:style-name="ce8" table:formula="of:=[$'FebMarch 2024'.H385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86]" office:value-type="float" office:value="0" calcext:value-type="float">
            <text:p>0</text:p>
          </table:table-cell>
          <table:table-cell table:style-name="ce8" table:formula="of:=[$'FebMarch 2024'.D386]" office:value-type="float" office:value="0" calcext:value-type="float">
            <text:p>0</text:p>
          </table:table-cell>
          <table:table-cell table:style-name="ce8" table:formula="of:=[$'FebMarch 2024'.E386]" office:value-type="float" office:value="0" calcext:value-type="float">
            <text:p>0</text:p>
          </table:table-cell>
          <table:table-cell table:style-name="ce8" table:formula="of:=[$'FebMarch 2024'.F386]" office:value-type="float" office:value="0" calcext:value-type="float">
            <text:p>0</text:p>
          </table:table-cell>
          <table:table-cell table:style-name="ce8" table:formula="of:=[$'FebMarch 2024'.G386]" office:value-type="float" office:value="0" calcext:value-type="float">
            <text:p>0</text:p>
          </table:table-cell>
          <table:table-cell table:style-name="ce8" table:formula="of:=[$'FebMarch 2024'.H386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87]" office:value-type="float" office:value="0" calcext:value-type="float">
            <text:p>0</text:p>
          </table:table-cell>
          <table:table-cell table:style-name="ce8" table:formula="of:=[$'FebMarch 2024'.D387]" office:value-type="float" office:value="0" calcext:value-type="float">
            <text:p>0</text:p>
          </table:table-cell>
          <table:table-cell table:style-name="ce8" table:formula="of:=[$'FebMarch 2024'.E387]" office:value-type="float" office:value="0" calcext:value-type="float">
            <text:p>0</text:p>
          </table:table-cell>
          <table:table-cell table:style-name="ce8" table:formula="of:=[$'FebMarch 2024'.F387]" office:value-type="float" office:value="0" calcext:value-type="float">
            <text:p>0</text:p>
          </table:table-cell>
          <table:table-cell table:style-name="ce8" table:formula="of:=[$'FebMarch 2024'.G387]" office:value-type="float" office:value="0" calcext:value-type="float">
            <text:p>0</text:p>
          </table:table-cell>
          <table:table-cell table:style-name="ce8" table:formula="of:=[$'FebMarch 2024'.H387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88]" office:value-type="float" office:value="0" calcext:value-type="float">
            <text:p>0</text:p>
          </table:table-cell>
          <table:table-cell table:style-name="ce8" table:formula="of:=[$'FebMarch 2024'.D388]" office:value-type="float" office:value="0" calcext:value-type="float">
            <text:p>0</text:p>
          </table:table-cell>
          <table:table-cell table:style-name="ce8" table:formula="of:=[$'FebMarch 2024'.E388]" office:value-type="float" office:value="0" calcext:value-type="float">
            <text:p>0</text:p>
          </table:table-cell>
          <table:table-cell table:style-name="ce8" table:formula="of:=[$'FebMarch 2024'.F388]" office:value-type="float" office:value="0" calcext:value-type="float">
            <text:p>0</text:p>
          </table:table-cell>
          <table:table-cell table:style-name="ce8" table:formula="of:=[$'FebMarch 2024'.G388]" office:value-type="float" office:value="0" calcext:value-type="float">
            <text:p>0</text:p>
          </table:table-cell>
          <table:table-cell table:style-name="ce8" table:formula="of:=[$'FebMarch 2024'.H388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89]" office:value-type="float" office:value="0" calcext:value-type="float">
            <text:p>0</text:p>
          </table:table-cell>
          <table:table-cell table:style-name="ce8" table:formula="of:=[$'FebMarch 2024'.D389]" office:value-type="float" office:value="0" calcext:value-type="float">
            <text:p>0</text:p>
          </table:table-cell>
          <table:table-cell table:style-name="ce8" table:formula="of:=[$'FebMarch 2024'.E389]" office:value-type="float" office:value="0" calcext:value-type="float">
            <text:p>0</text:p>
          </table:table-cell>
          <table:table-cell table:style-name="ce8" table:formula="of:=[$'FebMarch 2024'.F389]" office:value-type="float" office:value="0" calcext:value-type="float">
            <text:p>0</text:p>
          </table:table-cell>
          <table:table-cell table:style-name="ce8" table:formula="of:=[$'FebMarch 2024'.G389]" office:value-type="float" office:value="0" calcext:value-type="float">
            <text:p>0</text:p>
          </table:table-cell>
          <table:table-cell table:style-name="ce8" table:formula="of:=[$'FebMarch 2024'.H389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90]" office:value-type="float" office:value="0" calcext:value-type="float">
            <text:p>0</text:p>
          </table:table-cell>
          <table:table-cell table:style-name="ce8" table:formula="of:=[$'FebMarch 2024'.D390]" office:value-type="float" office:value="0" calcext:value-type="float">
            <text:p>0</text:p>
          </table:table-cell>
          <table:table-cell table:style-name="ce8" table:formula="of:=[$'FebMarch 2024'.E390]" office:value-type="float" office:value="0" calcext:value-type="float">
            <text:p>0</text:p>
          </table:table-cell>
          <table:table-cell table:style-name="ce8" table:formula="of:=[$'FebMarch 2024'.F390]" office:value-type="float" office:value="0" calcext:value-type="float">
            <text:p>0</text:p>
          </table:table-cell>
          <table:table-cell table:style-name="ce8" table:formula="of:=[$'FebMarch 2024'.G390]" office:value-type="float" office:value="0" calcext:value-type="float">
            <text:p>0</text:p>
          </table:table-cell>
          <table:table-cell table:style-name="ce8" table:formula="of:=[$'FebMarch 2024'.H390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91]" office:value-type="float" office:value="0" calcext:value-type="float">
            <text:p>0</text:p>
          </table:table-cell>
          <table:table-cell table:style-name="ce8" table:formula="of:=[$'FebMarch 2024'.D391]" office:value-type="float" office:value="0" calcext:value-type="float">
            <text:p>0</text:p>
          </table:table-cell>
          <table:table-cell table:style-name="ce8" table:formula="of:=[$'FebMarch 2024'.E391]" office:value-type="float" office:value="0" calcext:value-type="float">
            <text:p>0</text:p>
          </table:table-cell>
          <table:table-cell table:style-name="ce8" table:formula="of:=[$'FebMarch 2024'.F391]" office:value-type="float" office:value="0" calcext:value-type="float">
            <text:p>0</text:p>
          </table:table-cell>
          <table:table-cell table:style-name="ce8" table:formula="of:=[$'FebMarch 2024'.G391]" office:value-type="float" office:value="0" calcext:value-type="float">
            <text:p>0</text:p>
          </table:table-cell>
          <table:table-cell table:style-name="ce8" table:formula="of:=[$'FebMarch 2024'.H391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92]" office:value-type="float" office:value="0" calcext:value-type="float">
            <text:p>0</text:p>
          </table:table-cell>
          <table:table-cell table:style-name="ce8" table:formula="of:=[$'FebMarch 2024'.D392]" office:value-type="float" office:value="0" calcext:value-type="float">
            <text:p>0</text:p>
          </table:table-cell>
          <table:table-cell table:style-name="ce8" table:formula="of:=[$'FebMarch 2024'.E392]" office:value-type="float" office:value="0" calcext:value-type="float">
            <text:p>0</text:p>
          </table:table-cell>
          <table:table-cell table:style-name="ce8" table:formula="of:=[$'FebMarch 2024'.F392]" office:value-type="float" office:value="0" calcext:value-type="float">
            <text:p>0</text:p>
          </table:table-cell>
          <table:table-cell table:style-name="ce8" table:formula="of:=[$'FebMarch 2024'.G392]" office:value-type="float" office:value="0" calcext:value-type="float">
            <text:p>0</text:p>
          </table:table-cell>
          <table:table-cell table:style-name="ce8" table:formula="of:=[$'FebMarch 2024'.H392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93]" office:value-type="float" office:value="0" calcext:value-type="float">
            <text:p>0</text:p>
          </table:table-cell>
          <table:table-cell table:style-name="ce8" table:formula="of:=[$'FebMarch 2024'.D393]" office:value-type="float" office:value="0" calcext:value-type="float">
            <text:p>0</text:p>
          </table:table-cell>
          <table:table-cell table:style-name="ce8" table:formula="of:=[$'FebMarch 2024'.E393]" office:value-type="float" office:value="0" calcext:value-type="float">
            <text:p>0</text:p>
          </table:table-cell>
          <table:table-cell table:style-name="ce8" table:formula="of:=[$'FebMarch 2024'.F393]" office:value-type="float" office:value="0" calcext:value-type="float">
            <text:p>0</text:p>
          </table:table-cell>
          <table:table-cell table:style-name="ce8" table:formula="of:=[$'FebMarch 2024'.G393]" office:value-type="float" office:value="0" calcext:value-type="float">
            <text:p>0</text:p>
          </table:table-cell>
          <table:table-cell table:style-name="ce8" table:formula="of:=[$'FebMarch 2024'.H393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94]" office:value-type="float" office:value="0" calcext:value-type="float">
            <text:p>0</text:p>
          </table:table-cell>
          <table:table-cell table:style-name="ce8" table:formula="of:=[$'FebMarch 2024'.D394]" office:value-type="float" office:value="0" calcext:value-type="float">
            <text:p>0</text:p>
          </table:table-cell>
          <table:table-cell table:style-name="ce8" table:formula="of:=[$'FebMarch 2024'.E394]" office:value-type="float" office:value="0" calcext:value-type="float">
            <text:p>0</text:p>
          </table:table-cell>
          <table:table-cell table:style-name="ce8" table:formula="of:=[$'FebMarch 2024'.F394]" office:value-type="float" office:value="0" calcext:value-type="float">
            <text:p>0</text:p>
          </table:table-cell>
          <table:table-cell table:style-name="ce8" table:formula="of:=[$'FebMarch 2024'.G394]" office:value-type="float" office:value="0" calcext:value-type="float">
            <text:p>0</text:p>
          </table:table-cell>
          <table:table-cell table:style-name="ce8" table:formula="of:=[$'FebMarch 2024'.H394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95]" office:value-type="float" office:value="0" calcext:value-type="float">
            <text:p>0</text:p>
          </table:table-cell>
          <table:table-cell table:style-name="ce8" table:formula="of:=[$'FebMarch 2024'.D395]" office:value-type="float" office:value="0" calcext:value-type="float">
            <text:p>0</text:p>
          </table:table-cell>
          <table:table-cell table:style-name="ce8" table:formula="of:=[$'FebMarch 2024'.E395]" office:value-type="float" office:value="0" calcext:value-type="float">
            <text:p>0</text:p>
          </table:table-cell>
          <table:table-cell table:style-name="ce8" table:formula="of:=[$'FebMarch 2024'.F395]" office:value-type="float" office:value="0" calcext:value-type="float">
            <text:p>0</text:p>
          </table:table-cell>
          <table:table-cell table:style-name="ce8" table:formula="of:=[$'FebMarch 2024'.G395]" office:value-type="float" office:value="0" calcext:value-type="float">
            <text:p>0</text:p>
          </table:table-cell>
          <table:table-cell table:style-name="ce8" table:formula="of:=[$'FebMarch 2024'.H395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96]" office:value-type="float" office:value="0" calcext:value-type="float">
            <text:p>0</text:p>
          </table:table-cell>
          <table:table-cell table:style-name="ce8" table:formula="of:=[$'FebMarch 2024'.D396]" office:value-type="float" office:value="0" calcext:value-type="float">
            <text:p>0</text:p>
          </table:table-cell>
          <table:table-cell table:style-name="ce8" table:formula="of:=[$'FebMarch 2024'.E396]" office:value-type="float" office:value="0" calcext:value-type="float">
            <text:p>0</text:p>
          </table:table-cell>
          <table:table-cell table:style-name="ce8" table:formula="of:=[$'FebMarch 2024'.F396]" office:value-type="float" office:value="0" calcext:value-type="float">
            <text:p>0</text:p>
          </table:table-cell>
          <table:table-cell table:style-name="ce8" table:formula="of:=[$'FebMarch 2024'.G396]" office:value-type="float" office:value="0" calcext:value-type="float">
            <text:p>0</text:p>
          </table:table-cell>
          <table:table-cell table:style-name="ce8" table:formula="of:=[$'FebMarch 2024'.H396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97]" office:value-type="float" office:value="0" calcext:value-type="float">
            <text:p>0</text:p>
          </table:table-cell>
          <table:table-cell table:style-name="ce8" table:formula="of:=[$'FebMarch 2024'.D397]" office:value-type="float" office:value="0" calcext:value-type="float">
            <text:p>0</text:p>
          </table:table-cell>
          <table:table-cell table:style-name="ce8" table:formula="of:=[$'FebMarch 2024'.E397]" office:value-type="float" office:value="0" calcext:value-type="float">
            <text:p>0</text:p>
          </table:table-cell>
          <table:table-cell table:style-name="ce8" table:formula="of:=[$'FebMarch 2024'.F397]" office:value-type="float" office:value="0" calcext:value-type="float">
            <text:p>0</text:p>
          </table:table-cell>
          <table:table-cell table:style-name="ce8" table:formula="of:=[$'FebMarch 2024'.G397]" office:value-type="float" office:value="0" calcext:value-type="float">
            <text:p>0</text:p>
          </table:table-cell>
          <table:table-cell table:style-name="ce8" table:formula="of:=[$'FebMarch 2024'.H397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98]" office:value-type="float" office:value="0" calcext:value-type="float">
            <text:p>0</text:p>
          </table:table-cell>
          <table:table-cell table:style-name="ce8" table:formula="of:=[$'FebMarch 2024'.D398]" office:value-type="float" office:value="0" calcext:value-type="float">
            <text:p>0</text:p>
          </table:table-cell>
          <table:table-cell table:style-name="ce8" table:formula="of:=[$'FebMarch 2024'.E398]" office:value-type="float" office:value="0" calcext:value-type="float">
            <text:p>0</text:p>
          </table:table-cell>
          <table:table-cell table:style-name="ce8" table:formula="of:=[$'FebMarch 2024'.F398]" office:value-type="float" office:value="0" calcext:value-type="float">
            <text:p>0</text:p>
          </table:table-cell>
          <table:table-cell table:style-name="ce8" table:formula="of:=[$'FebMarch 2024'.G398]" office:value-type="float" office:value="0" calcext:value-type="float">
            <text:p>0</text:p>
          </table:table-cell>
          <table:table-cell table:style-name="ce8" table:formula="of:=[$'FebMarch 2024'.H398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399]" office:value-type="float" office:value="0" calcext:value-type="float">
            <text:p>0</text:p>
          </table:table-cell>
          <table:table-cell table:style-name="ce8" table:formula="of:=[$'FebMarch 2024'.D399]" office:value-type="float" office:value="0" calcext:value-type="float">
            <text:p>0</text:p>
          </table:table-cell>
          <table:table-cell table:style-name="ce8" table:formula="of:=[$'FebMarch 2024'.E399]" office:value-type="float" office:value="0" calcext:value-type="float">
            <text:p>0</text:p>
          </table:table-cell>
          <table:table-cell table:style-name="ce8" table:formula="of:=[$'FebMarch 2024'.F399]" office:value-type="float" office:value="0" calcext:value-type="float">
            <text:p>0</text:p>
          </table:table-cell>
          <table:table-cell table:style-name="ce8" table:formula="of:=[$'FebMarch 2024'.G399]" office:value-type="float" office:value="0" calcext:value-type="float">
            <text:p>0</text:p>
          </table:table-cell>
          <table:table-cell table:style-name="ce8" table:formula="of:=[$'FebMarch 2024'.H399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00]" office:value-type="float" office:value="0" calcext:value-type="float">
            <text:p>0</text:p>
          </table:table-cell>
          <table:table-cell table:style-name="ce8" table:formula="of:=[$'FebMarch 2024'.D400]" office:value-type="float" office:value="0" calcext:value-type="float">
            <text:p>0</text:p>
          </table:table-cell>
          <table:table-cell table:style-name="ce8" table:formula="of:=[$'FebMarch 2024'.E400]" office:value-type="float" office:value="0" calcext:value-type="float">
            <text:p>0</text:p>
          </table:table-cell>
          <table:table-cell table:style-name="ce8" table:formula="of:=[$'FebMarch 2024'.F400]" office:value-type="float" office:value="0" calcext:value-type="float">
            <text:p>0</text:p>
          </table:table-cell>
          <table:table-cell table:style-name="ce8" table:formula="of:=[$'FebMarch 2024'.G400]" office:value-type="float" office:value="0" calcext:value-type="float">
            <text:p>0</text:p>
          </table:table-cell>
          <table:table-cell table:style-name="ce8" table:formula="of:=[$'FebMarch 2024'.H400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01]" office:value-type="float" office:value="0" calcext:value-type="float">
            <text:p>0</text:p>
          </table:table-cell>
          <table:table-cell table:style-name="ce8" table:formula="of:=[$'FebMarch 2024'.D401]" office:value-type="float" office:value="0" calcext:value-type="float">
            <text:p>0</text:p>
          </table:table-cell>
          <table:table-cell table:style-name="ce8" table:formula="of:=[$'FebMarch 2024'.E401]" office:value-type="float" office:value="0" calcext:value-type="float">
            <text:p>0</text:p>
          </table:table-cell>
          <table:table-cell table:style-name="ce8" table:formula="of:=[$'FebMarch 2024'.F401]" office:value-type="float" office:value="0" calcext:value-type="float">
            <text:p>0</text:p>
          </table:table-cell>
          <table:table-cell table:style-name="ce8" table:formula="of:=[$'FebMarch 2024'.G401]" office:value-type="float" office:value="0" calcext:value-type="float">
            <text:p>0</text:p>
          </table:table-cell>
          <table:table-cell table:style-name="ce8" table:formula="of:=[$'FebMarch 2024'.H401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02]" office:value-type="float" office:value="0" calcext:value-type="float">
            <text:p>0</text:p>
          </table:table-cell>
          <table:table-cell table:style-name="ce8" table:formula="of:=[$'FebMarch 2024'.D402]" office:value-type="float" office:value="0" calcext:value-type="float">
            <text:p>0</text:p>
          </table:table-cell>
          <table:table-cell table:style-name="ce8" table:formula="of:=[$'FebMarch 2024'.E402]" office:value-type="float" office:value="0" calcext:value-type="float">
            <text:p>0</text:p>
          </table:table-cell>
          <table:table-cell table:style-name="ce8" table:formula="of:=[$'FebMarch 2024'.F402]" office:value-type="float" office:value="0" calcext:value-type="float">
            <text:p>0</text:p>
          </table:table-cell>
          <table:table-cell table:style-name="ce8" table:formula="of:=[$'FebMarch 2024'.G402]" office:value-type="float" office:value="0" calcext:value-type="float">
            <text:p>0</text:p>
          </table:table-cell>
          <table:table-cell table:style-name="ce8" table:formula="of:=[$'FebMarch 2024'.H402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03]" office:value-type="float" office:value="0" calcext:value-type="float">
            <text:p>0</text:p>
          </table:table-cell>
          <table:table-cell table:style-name="ce8" table:formula="of:=[$'FebMarch 2024'.D403]" office:value-type="float" office:value="0" calcext:value-type="float">
            <text:p>0</text:p>
          </table:table-cell>
          <table:table-cell table:style-name="ce8" table:formula="of:=[$'FebMarch 2024'.E403]" office:value-type="float" office:value="0" calcext:value-type="float">
            <text:p>0</text:p>
          </table:table-cell>
          <table:table-cell table:style-name="ce8" table:formula="of:=[$'FebMarch 2024'.F403]" office:value-type="float" office:value="0" calcext:value-type="float">
            <text:p>0</text:p>
          </table:table-cell>
          <table:table-cell table:style-name="ce8" table:formula="of:=[$'FebMarch 2024'.G403]" office:value-type="float" office:value="0" calcext:value-type="float">
            <text:p>0</text:p>
          </table:table-cell>
          <table:table-cell table:style-name="ce8" table:formula="of:=[$'FebMarch 2024'.H403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04]" office:value-type="float" office:value="0" calcext:value-type="float">
            <text:p>0</text:p>
          </table:table-cell>
          <table:table-cell table:style-name="ce8" table:formula="of:=[$'FebMarch 2024'.D404]" office:value-type="float" office:value="0" calcext:value-type="float">
            <text:p>0</text:p>
          </table:table-cell>
          <table:table-cell table:style-name="ce8" table:formula="of:=[$'FebMarch 2024'.E404]" office:value-type="float" office:value="0" calcext:value-type="float">
            <text:p>0</text:p>
          </table:table-cell>
          <table:table-cell table:style-name="ce8" table:formula="of:=[$'FebMarch 2024'.F404]" office:value-type="float" office:value="0" calcext:value-type="float">
            <text:p>0</text:p>
          </table:table-cell>
          <table:table-cell table:style-name="ce8" table:formula="of:=[$'FebMarch 2024'.G404]" office:value-type="float" office:value="0" calcext:value-type="float">
            <text:p>0</text:p>
          </table:table-cell>
          <table:table-cell table:style-name="ce8" table:formula="of:=[$'FebMarch 2024'.H404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05]" office:value-type="float" office:value="0" calcext:value-type="float">
            <text:p>0</text:p>
          </table:table-cell>
          <table:table-cell table:style-name="ce8" table:formula="of:=[$'FebMarch 2024'.D405]" office:value-type="float" office:value="0" calcext:value-type="float">
            <text:p>0</text:p>
          </table:table-cell>
          <table:table-cell table:style-name="ce8" table:formula="of:=[$'FebMarch 2024'.E405]" office:value-type="float" office:value="0" calcext:value-type="float">
            <text:p>0</text:p>
          </table:table-cell>
          <table:table-cell table:style-name="ce8" table:formula="of:=[$'FebMarch 2024'.F405]" office:value-type="float" office:value="0" calcext:value-type="float">
            <text:p>0</text:p>
          </table:table-cell>
          <table:table-cell table:style-name="ce8" table:formula="of:=[$'FebMarch 2024'.G405]" office:value-type="float" office:value="0" calcext:value-type="float">
            <text:p>0</text:p>
          </table:table-cell>
          <table:table-cell table:style-name="ce8" table:formula="of:=[$'FebMarch 2024'.H405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06]" office:value-type="float" office:value="0" calcext:value-type="float">
            <text:p>0</text:p>
          </table:table-cell>
          <table:table-cell table:style-name="ce8" table:formula="of:=[$'FebMarch 2024'.D406]" office:value-type="float" office:value="0" calcext:value-type="float">
            <text:p>0</text:p>
          </table:table-cell>
          <table:table-cell table:style-name="ce8" table:formula="of:=[$'FebMarch 2024'.E406]" office:value-type="float" office:value="0" calcext:value-type="float">
            <text:p>0</text:p>
          </table:table-cell>
          <table:table-cell table:style-name="ce8" table:formula="of:=[$'FebMarch 2024'.F406]" office:value-type="float" office:value="0" calcext:value-type="float">
            <text:p>0</text:p>
          </table:table-cell>
          <table:table-cell table:style-name="ce8" table:formula="of:=[$'FebMarch 2024'.G406]" office:value-type="float" office:value="0" calcext:value-type="float">
            <text:p>0</text:p>
          </table:table-cell>
          <table:table-cell table:style-name="ce8" table:formula="of:=[$'FebMarch 2024'.H406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07]" office:value-type="float" office:value="0" calcext:value-type="float">
            <text:p>0</text:p>
          </table:table-cell>
          <table:table-cell table:style-name="ce8" table:formula="of:=[$'FebMarch 2024'.D407]" office:value-type="float" office:value="0" calcext:value-type="float">
            <text:p>0</text:p>
          </table:table-cell>
          <table:table-cell table:style-name="ce8" table:formula="of:=[$'FebMarch 2024'.E407]" office:value-type="float" office:value="0" calcext:value-type="float">
            <text:p>0</text:p>
          </table:table-cell>
          <table:table-cell table:style-name="ce8" table:formula="of:=[$'FebMarch 2024'.F407]" office:value-type="float" office:value="0" calcext:value-type="float">
            <text:p>0</text:p>
          </table:table-cell>
          <table:table-cell table:style-name="ce8" table:formula="of:=[$'FebMarch 2024'.G407]" office:value-type="float" office:value="0" calcext:value-type="float">
            <text:p>0</text:p>
          </table:table-cell>
          <table:table-cell table:style-name="ce8" table:formula="of:=[$'FebMarch 2024'.H407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08]" office:value-type="float" office:value="0" calcext:value-type="float">
            <text:p>0</text:p>
          </table:table-cell>
          <table:table-cell table:style-name="ce8" table:formula="of:=[$'FebMarch 2024'.D408]" office:value-type="float" office:value="0" calcext:value-type="float">
            <text:p>0</text:p>
          </table:table-cell>
          <table:table-cell table:style-name="ce8" table:formula="of:=[$'FebMarch 2024'.E408]" office:value-type="float" office:value="0" calcext:value-type="float">
            <text:p>0</text:p>
          </table:table-cell>
          <table:table-cell table:style-name="ce8" table:formula="of:=[$'FebMarch 2024'.F408]" office:value-type="float" office:value="0" calcext:value-type="float">
            <text:p>0</text:p>
          </table:table-cell>
          <table:table-cell table:style-name="ce8" table:formula="of:=[$'FebMarch 2024'.G408]" office:value-type="float" office:value="0" calcext:value-type="float">
            <text:p>0</text:p>
          </table:table-cell>
          <table:table-cell table:style-name="ce8" table:formula="of:=[$'FebMarch 2024'.H408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09]" office:value-type="float" office:value="0" calcext:value-type="float">
            <text:p>0</text:p>
          </table:table-cell>
          <table:table-cell table:style-name="ce8" table:formula="of:=[$'FebMarch 2024'.D409]" office:value-type="float" office:value="0" calcext:value-type="float">
            <text:p>0</text:p>
          </table:table-cell>
          <table:table-cell table:style-name="ce8" table:formula="of:=[$'FebMarch 2024'.E409]" office:value-type="float" office:value="0" calcext:value-type="float">
            <text:p>0</text:p>
          </table:table-cell>
          <table:table-cell table:style-name="ce8" table:formula="of:=[$'FebMarch 2024'.F409]" office:value-type="float" office:value="0" calcext:value-type="float">
            <text:p>0</text:p>
          </table:table-cell>
          <table:table-cell table:style-name="ce8" table:formula="of:=[$'FebMarch 2024'.G409]" office:value-type="float" office:value="0" calcext:value-type="float">
            <text:p>0</text:p>
          </table:table-cell>
          <table:table-cell table:style-name="ce8" table:formula="of:=[$'FebMarch 2024'.H409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10]" office:value-type="float" office:value="0" calcext:value-type="float">
            <text:p>0</text:p>
          </table:table-cell>
          <table:table-cell table:style-name="ce8" table:formula="of:=[$'FebMarch 2024'.D410]" office:value-type="float" office:value="0" calcext:value-type="float">
            <text:p>0</text:p>
          </table:table-cell>
          <table:table-cell table:style-name="ce8" table:formula="of:=[$'FebMarch 2024'.E410]" office:value-type="float" office:value="0" calcext:value-type="float">
            <text:p>0</text:p>
          </table:table-cell>
          <table:table-cell table:style-name="ce8" table:formula="of:=[$'FebMarch 2024'.F410]" office:value-type="float" office:value="0" calcext:value-type="float">
            <text:p>0</text:p>
          </table:table-cell>
          <table:table-cell table:style-name="ce8" table:formula="of:=[$'FebMarch 2024'.G410]" office:value-type="float" office:value="0" calcext:value-type="float">
            <text:p>0</text:p>
          </table:table-cell>
          <table:table-cell table:style-name="ce8" table:formula="of:=[$'FebMarch 2024'.H410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11]" office:value-type="float" office:value="0" calcext:value-type="float">
            <text:p>0</text:p>
          </table:table-cell>
          <table:table-cell table:style-name="ce8" table:formula="of:=[$'FebMarch 2024'.D411]" office:value-type="float" office:value="0" calcext:value-type="float">
            <text:p>0</text:p>
          </table:table-cell>
          <table:table-cell table:style-name="ce8" table:formula="of:=[$'FebMarch 2024'.E411]" office:value-type="float" office:value="0" calcext:value-type="float">
            <text:p>0</text:p>
          </table:table-cell>
          <table:table-cell table:style-name="ce8" table:formula="of:=[$'FebMarch 2024'.F411]" office:value-type="float" office:value="0" calcext:value-type="float">
            <text:p>0</text:p>
          </table:table-cell>
          <table:table-cell table:style-name="ce8" table:formula="of:=[$'FebMarch 2024'.G411]" office:value-type="float" office:value="0" calcext:value-type="float">
            <text:p>0</text:p>
          </table:table-cell>
          <table:table-cell table:style-name="ce8" table:formula="of:=[$'FebMarch 2024'.H411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12]" office:value-type="float" office:value="0" calcext:value-type="float">
            <text:p>0</text:p>
          </table:table-cell>
          <table:table-cell table:style-name="ce8" table:formula="of:=[$'FebMarch 2024'.D412]" office:value-type="float" office:value="0" calcext:value-type="float">
            <text:p>0</text:p>
          </table:table-cell>
          <table:table-cell table:style-name="ce8" table:formula="of:=[$'FebMarch 2024'.E412]" office:value-type="float" office:value="0" calcext:value-type="float">
            <text:p>0</text:p>
          </table:table-cell>
          <table:table-cell table:style-name="ce8" table:formula="of:=[$'FebMarch 2024'.F412]" office:value-type="float" office:value="0" calcext:value-type="float">
            <text:p>0</text:p>
          </table:table-cell>
          <table:table-cell table:style-name="ce8" table:formula="of:=[$'FebMarch 2024'.G412]" office:value-type="float" office:value="0" calcext:value-type="float">
            <text:p>0</text:p>
          </table:table-cell>
          <table:table-cell table:style-name="ce8" table:formula="of:=[$'FebMarch 2024'.H412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13]" office:value-type="float" office:value="0" calcext:value-type="float">
            <text:p>0</text:p>
          </table:table-cell>
          <table:table-cell table:style-name="ce8" table:formula="of:=[$'FebMarch 2024'.D413]" office:value-type="float" office:value="0" calcext:value-type="float">
            <text:p>0</text:p>
          </table:table-cell>
          <table:table-cell table:style-name="ce8" table:formula="of:=[$'FebMarch 2024'.E413]" office:value-type="float" office:value="0" calcext:value-type="float">
            <text:p>0</text:p>
          </table:table-cell>
          <table:table-cell table:style-name="ce8" table:formula="of:=[$'FebMarch 2024'.F413]" office:value-type="float" office:value="0" calcext:value-type="float">
            <text:p>0</text:p>
          </table:table-cell>
          <table:table-cell table:style-name="ce8" table:formula="of:=[$'FebMarch 2024'.G413]" office:value-type="float" office:value="0" calcext:value-type="float">
            <text:p>0</text:p>
          </table:table-cell>
          <table:table-cell table:style-name="ce8" table:formula="of:=[$'FebMarch 2024'.H413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14]" office:value-type="float" office:value="0" calcext:value-type="float">
            <text:p>0</text:p>
          </table:table-cell>
          <table:table-cell table:style-name="ce8" table:formula="of:=[$'FebMarch 2024'.D414]" office:value-type="float" office:value="0" calcext:value-type="float">
            <text:p>0</text:p>
          </table:table-cell>
          <table:table-cell table:style-name="ce8" table:formula="of:=[$'FebMarch 2024'.E414]" office:value-type="float" office:value="0" calcext:value-type="float">
            <text:p>0</text:p>
          </table:table-cell>
          <table:table-cell table:style-name="ce8" table:formula="of:=[$'FebMarch 2024'.F414]" office:value-type="float" office:value="0" calcext:value-type="float">
            <text:p>0</text:p>
          </table:table-cell>
          <table:table-cell table:style-name="ce8" table:formula="of:=[$'FebMarch 2024'.G414]" office:value-type="float" office:value="0" calcext:value-type="float">
            <text:p>0</text:p>
          </table:table-cell>
          <table:table-cell table:style-name="ce8" table:formula="of:=[$'FebMarch 2024'.H414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15]" office:value-type="float" office:value="0" calcext:value-type="float">
            <text:p>0</text:p>
          </table:table-cell>
          <table:table-cell table:style-name="ce8" table:formula="of:=[$'FebMarch 2024'.D415]" office:value-type="float" office:value="0" calcext:value-type="float">
            <text:p>0</text:p>
          </table:table-cell>
          <table:table-cell table:style-name="ce8" table:formula="of:=[$'FebMarch 2024'.E415]" office:value-type="float" office:value="0" calcext:value-type="float">
            <text:p>0</text:p>
          </table:table-cell>
          <table:table-cell table:style-name="ce8" table:formula="of:=[$'FebMarch 2024'.F415]" office:value-type="float" office:value="0" calcext:value-type="float">
            <text:p>0</text:p>
          </table:table-cell>
          <table:table-cell table:style-name="ce8" table:formula="of:=[$'FebMarch 2024'.G415]" office:value-type="float" office:value="0" calcext:value-type="float">
            <text:p>0</text:p>
          </table:table-cell>
          <table:table-cell table:style-name="ce8" table:formula="of:=[$'FebMarch 2024'.H415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16]" office:value-type="float" office:value="0" calcext:value-type="float">
            <text:p>0</text:p>
          </table:table-cell>
          <table:table-cell table:style-name="ce8" table:formula="of:=[$'FebMarch 2024'.D416]" office:value-type="float" office:value="0" calcext:value-type="float">
            <text:p>0</text:p>
          </table:table-cell>
          <table:table-cell table:style-name="ce8" table:formula="of:=[$'FebMarch 2024'.E416]" office:value-type="float" office:value="0" calcext:value-type="float">
            <text:p>0</text:p>
          </table:table-cell>
          <table:table-cell table:style-name="ce8" table:formula="of:=[$'FebMarch 2024'.F416]" office:value-type="float" office:value="0" calcext:value-type="float">
            <text:p>0</text:p>
          </table:table-cell>
          <table:table-cell table:style-name="ce8" table:formula="of:=[$'FebMarch 2024'.G416]" office:value-type="float" office:value="0" calcext:value-type="float">
            <text:p>0</text:p>
          </table:table-cell>
          <table:table-cell table:style-name="ce8" table:formula="of:=[$'FebMarch 2024'.H416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17]" office:value-type="float" office:value="0" calcext:value-type="float">
            <text:p>0</text:p>
          </table:table-cell>
          <table:table-cell table:style-name="ce8" table:formula="of:=[$'FebMarch 2024'.D417]" office:value-type="float" office:value="0" calcext:value-type="float">
            <text:p>0</text:p>
          </table:table-cell>
          <table:table-cell table:style-name="ce8" table:formula="of:=[$'FebMarch 2024'.E417]" office:value-type="float" office:value="0" calcext:value-type="float">
            <text:p>0</text:p>
          </table:table-cell>
          <table:table-cell table:style-name="ce8" table:formula="of:=[$'FebMarch 2024'.F417]" office:value-type="float" office:value="0" calcext:value-type="float">
            <text:p>0</text:p>
          </table:table-cell>
          <table:table-cell table:style-name="ce8" table:formula="of:=[$'FebMarch 2024'.G417]" office:value-type="float" office:value="0" calcext:value-type="float">
            <text:p>0</text:p>
          </table:table-cell>
          <table:table-cell table:style-name="ce8" table:formula="of:=[$'FebMarch 2024'.H417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18]" office:value-type="float" office:value="0" calcext:value-type="float">
            <text:p>0</text:p>
          </table:table-cell>
          <table:table-cell table:style-name="ce8" table:formula="of:=[$'FebMarch 2024'.D418]" office:value-type="float" office:value="0" calcext:value-type="float">
            <text:p>0</text:p>
          </table:table-cell>
          <table:table-cell table:style-name="ce8" table:formula="of:=[$'FebMarch 2024'.E418]" office:value-type="float" office:value="0" calcext:value-type="float">
            <text:p>0</text:p>
          </table:table-cell>
          <table:table-cell table:style-name="ce8" table:formula="of:=[$'FebMarch 2024'.F418]" office:value-type="float" office:value="0" calcext:value-type="float">
            <text:p>0</text:p>
          </table:table-cell>
          <table:table-cell table:style-name="ce8" table:formula="of:=[$'FebMarch 2024'.G418]" office:value-type="float" office:value="0" calcext:value-type="float">
            <text:p>0</text:p>
          </table:table-cell>
          <table:table-cell table:style-name="ce8" table:formula="of:=[$'FebMarch 2024'.H418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19]" office:value-type="float" office:value="0" calcext:value-type="float">
            <text:p>0</text:p>
          </table:table-cell>
          <table:table-cell table:style-name="ce8" table:formula="of:=[$'FebMarch 2024'.D419]" office:value-type="float" office:value="0" calcext:value-type="float">
            <text:p>0</text:p>
          </table:table-cell>
          <table:table-cell table:style-name="ce8" table:formula="of:=[$'FebMarch 2024'.E419]" office:value-type="float" office:value="0" calcext:value-type="float">
            <text:p>0</text:p>
          </table:table-cell>
          <table:table-cell table:style-name="ce8" table:formula="of:=[$'FebMarch 2024'.F419]" office:value-type="float" office:value="0" calcext:value-type="float">
            <text:p>0</text:p>
          </table:table-cell>
          <table:table-cell table:style-name="ce8" table:formula="of:=[$'FebMarch 2024'.G419]" office:value-type="float" office:value="0" calcext:value-type="float">
            <text:p>0</text:p>
          </table:table-cell>
          <table:table-cell table:style-name="ce8" table:formula="of:=[$'FebMarch 2024'.H419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20]" office:value-type="float" office:value="0" calcext:value-type="float">
            <text:p>0</text:p>
          </table:table-cell>
          <table:table-cell table:style-name="ce8" table:formula="of:=[$'FebMarch 2024'.D420]" office:value-type="float" office:value="0" calcext:value-type="float">
            <text:p>0</text:p>
          </table:table-cell>
          <table:table-cell table:style-name="ce8" table:formula="of:=[$'FebMarch 2024'.E420]" office:value-type="float" office:value="0" calcext:value-type="float">
            <text:p>0</text:p>
          </table:table-cell>
          <table:table-cell table:style-name="ce8" table:formula="of:=[$'FebMarch 2024'.F420]" office:value-type="float" office:value="0" calcext:value-type="float">
            <text:p>0</text:p>
          </table:table-cell>
          <table:table-cell table:style-name="ce8" table:formula="of:=[$'FebMarch 2024'.G420]" office:value-type="float" office:value="0" calcext:value-type="float">
            <text:p>0</text:p>
          </table:table-cell>
          <table:table-cell table:style-name="ce8" table:formula="of:=[$'FebMarch 2024'.H420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21]" office:value-type="float" office:value="0" calcext:value-type="float">
            <text:p>0</text:p>
          </table:table-cell>
          <table:table-cell table:style-name="ce8" table:formula="of:=[$'FebMarch 2024'.D421]" office:value-type="float" office:value="0" calcext:value-type="float">
            <text:p>0</text:p>
          </table:table-cell>
          <table:table-cell table:style-name="ce8" table:formula="of:=[$'FebMarch 2024'.E421]" office:value-type="float" office:value="0" calcext:value-type="float">
            <text:p>0</text:p>
          </table:table-cell>
          <table:table-cell table:style-name="ce8" table:formula="of:=[$'FebMarch 2024'.F421]" office:value-type="float" office:value="0" calcext:value-type="float">
            <text:p>0</text:p>
          </table:table-cell>
          <table:table-cell table:style-name="ce8" table:formula="of:=[$'FebMarch 2024'.G421]" office:value-type="float" office:value="0" calcext:value-type="float">
            <text:p>0</text:p>
          </table:table-cell>
          <table:table-cell table:style-name="ce8" table:formula="of:=[$'FebMarch 2024'.H421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22]" office:value-type="float" office:value="0" calcext:value-type="float">
            <text:p>0</text:p>
          </table:table-cell>
          <table:table-cell table:style-name="ce8" table:formula="of:=[$'FebMarch 2024'.D422]" office:value-type="float" office:value="0" calcext:value-type="float">
            <text:p>0</text:p>
          </table:table-cell>
          <table:table-cell table:style-name="ce8" table:formula="of:=[$'FebMarch 2024'.E422]" office:value-type="float" office:value="0" calcext:value-type="float">
            <text:p>0</text:p>
          </table:table-cell>
          <table:table-cell table:style-name="ce8" table:formula="of:=[$'FebMarch 2024'.F422]" office:value-type="float" office:value="0" calcext:value-type="float">
            <text:p>0</text:p>
          </table:table-cell>
          <table:table-cell table:style-name="ce8" table:formula="of:=[$'FebMarch 2024'.G422]" office:value-type="float" office:value="0" calcext:value-type="float">
            <text:p>0</text:p>
          </table:table-cell>
          <table:table-cell table:style-name="ce8" table:formula="of:=[$'FebMarch 2024'.H422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23]" office:value-type="float" office:value="0" calcext:value-type="float">
            <text:p>0</text:p>
          </table:table-cell>
          <table:table-cell table:style-name="ce8" table:formula="of:=[$'FebMarch 2024'.D423]" office:value-type="float" office:value="0" calcext:value-type="float">
            <text:p>0</text:p>
          </table:table-cell>
          <table:table-cell table:style-name="ce8" table:formula="of:=[$'FebMarch 2024'.E423]" office:value-type="float" office:value="0" calcext:value-type="float">
            <text:p>0</text:p>
          </table:table-cell>
          <table:table-cell table:style-name="ce8" table:formula="of:=[$'FebMarch 2024'.F423]" office:value-type="float" office:value="0" calcext:value-type="float">
            <text:p>0</text:p>
          </table:table-cell>
          <table:table-cell table:style-name="ce8" table:formula="of:=[$'FebMarch 2024'.G423]" office:value-type="float" office:value="0" calcext:value-type="float">
            <text:p>0</text:p>
          </table:table-cell>
          <table:table-cell table:style-name="ce8" table:formula="of:=[$'FebMarch 2024'.H423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24]" office:value-type="float" office:value="0" calcext:value-type="float">
            <text:p>0</text:p>
          </table:table-cell>
          <table:table-cell table:style-name="ce8" table:formula="of:=[$'FebMarch 2024'.D424]" office:value-type="float" office:value="0" calcext:value-type="float">
            <text:p>0</text:p>
          </table:table-cell>
          <table:table-cell table:style-name="ce8" table:formula="of:=[$'FebMarch 2024'.E424]" office:value-type="float" office:value="0" calcext:value-type="float">
            <text:p>0</text:p>
          </table:table-cell>
          <table:table-cell table:style-name="ce8" table:formula="of:=[$'FebMarch 2024'.F424]" office:value-type="float" office:value="0" calcext:value-type="float">
            <text:p>0</text:p>
          </table:table-cell>
          <table:table-cell table:style-name="ce8" table:formula="of:=[$'FebMarch 2024'.G424]" office:value-type="float" office:value="0" calcext:value-type="float">
            <text:p>0</text:p>
          </table:table-cell>
          <table:table-cell table:style-name="ce8" table:formula="of:=[$'FebMarch 2024'.H424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25]" office:value-type="float" office:value="0" calcext:value-type="float">
            <text:p>0</text:p>
          </table:table-cell>
          <table:table-cell table:style-name="ce8" table:formula="of:=[$'FebMarch 2024'.D425]" office:value-type="float" office:value="0" calcext:value-type="float">
            <text:p>0</text:p>
          </table:table-cell>
          <table:table-cell table:style-name="ce8" table:formula="of:=[$'FebMarch 2024'.E425]" office:value-type="float" office:value="0" calcext:value-type="float">
            <text:p>0</text:p>
          </table:table-cell>
          <table:table-cell table:style-name="ce8" table:formula="of:=[$'FebMarch 2024'.F425]" office:value-type="float" office:value="0" calcext:value-type="float">
            <text:p>0</text:p>
          </table:table-cell>
          <table:table-cell table:style-name="ce8" table:formula="of:=[$'FebMarch 2024'.G425]" office:value-type="float" office:value="0" calcext:value-type="float">
            <text:p>0</text:p>
          </table:table-cell>
          <table:table-cell table:style-name="ce8" table:formula="of:=[$'FebMarch 2024'.H425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26]" office:value-type="float" office:value="0" calcext:value-type="float">
            <text:p>0</text:p>
          </table:table-cell>
          <table:table-cell table:style-name="ce8" table:formula="of:=[$'FebMarch 2024'.D426]" office:value-type="float" office:value="0" calcext:value-type="float">
            <text:p>0</text:p>
          </table:table-cell>
          <table:table-cell table:style-name="ce8" table:formula="of:=[$'FebMarch 2024'.E426]" office:value-type="float" office:value="0" calcext:value-type="float">
            <text:p>0</text:p>
          </table:table-cell>
          <table:table-cell table:style-name="ce8" table:formula="of:=[$'FebMarch 2024'.F426]" office:value-type="float" office:value="0" calcext:value-type="float">
            <text:p>0</text:p>
          </table:table-cell>
          <table:table-cell table:style-name="ce8" table:formula="of:=[$'FebMarch 2024'.G426]" office:value-type="float" office:value="0" calcext:value-type="float">
            <text:p>0</text:p>
          </table:table-cell>
          <table:table-cell table:style-name="ce8" table:formula="of:=[$'FebMarch 2024'.H426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27]" office:value-type="float" office:value="0" calcext:value-type="float">
            <text:p>0</text:p>
          </table:table-cell>
          <table:table-cell table:style-name="ce8" table:formula="of:=[$'FebMarch 2024'.D427]" office:value-type="float" office:value="0" calcext:value-type="float">
            <text:p>0</text:p>
          </table:table-cell>
          <table:table-cell table:style-name="ce8" table:formula="of:=[$'FebMarch 2024'.E427]" office:value-type="float" office:value="0" calcext:value-type="float">
            <text:p>0</text:p>
          </table:table-cell>
          <table:table-cell table:style-name="ce8" table:formula="of:=[$'FebMarch 2024'.F427]" office:value-type="float" office:value="0" calcext:value-type="float">
            <text:p>0</text:p>
          </table:table-cell>
          <table:table-cell table:style-name="ce8" table:formula="of:=[$'FebMarch 2024'.G427]" office:value-type="float" office:value="0" calcext:value-type="float">
            <text:p>0</text:p>
          </table:table-cell>
          <table:table-cell table:style-name="ce8" table:formula="of:=[$'FebMarch 2024'.H427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28]" office:value-type="float" office:value="0" calcext:value-type="float">
            <text:p>0</text:p>
          </table:table-cell>
          <table:table-cell table:style-name="ce8" table:formula="of:=[$'FebMarch 2024'.D428]" office:value-type="float" office:value="0" calcext:value-type="float">
            <text:p>0</text:p>
          </table:table-cell>
          <table:table-cell table:style-name="ce8" table:formula="of:=[$'FebMarch 2024'.E428]" office:value-type="float" office:value="0" calcext:value-type="float">
            <text:p>0</text:p>
          </table:table-cell>
          <table:table-cell table:style-name="ce8" table:formula="of:=[$'FebMarch 2024'.F428]" office:value-type="float" office:value="0" calcext:value-type="float">
            <text:p>0</text:p>
          </table:table-cell>
          <table:table-cell table:style-name="ce8" table:formula="of:=[$'FebMarch 2024'.G428]" office:value-type="float" office:value="0" calcext:value-type="float">
            <text:p>0</text:p>
          </table:table-cell>
          <table:table-cell table:style-name="ce8" table:formula="of:=[$'FebMarch 2024'.H428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29]" office:value-type="float" office:value="0" calcext:value-type="float">
            <text:p>0</text:p>
          </table:table-cell>
          <table:table-cell table:style-name="ce8" table:formula="of:=[$'FebMarch 2024'.D429]" office:value-type="float" office:value="0" calcext:value-type="float">
            <text:p>0</text:p>
          </table:table-cell>
          <table:table-cell table:style-name="ce8" table:formula="of:=[$'FebMarch 2024'.E429]" office:value-type="float" office:value="0" calcext:value-type="float">
            <text:p>0</text:p>
          </table:table-cell>
          <table:table-cell table:style-name="ce8" table:formula="of:=[$'FebMarch 2024'.F429]" office:value-type="float" office:value="0" calcext:value-type="float">
            <text:p>0</text:p>
          </table:table-cell>
          <table:table-cell table:style-name="ce8" table:formula="of:=[$'FebMarch 2024'.G429]" office:value-type="float" office:value="0" calcext:value-type="float">
            <text:p>0</text:p>
          </table:table-cell>
          <table:table-cell table:style-name="ce8" table:formula="of:=[$'FebMarch 2024'.H429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30]" office:value-type="float" office:value="0" calcext:value-type="float">
            <text:p>0</text:p>
          </table:table-cell>
          <table:table-cell table:style-name="ce8" table:formula="of:=[$'FebMarch 2024'.D430]" office:value-type="float" office:value="0" calcext:value-type="float">
            <text:p>0</text:p>
          </table:table-cell>
          <table:table-cell table:style-name="ce8" table:formula="of:=[$'FebMarch 2024'.E430]" office:value-type="float" office:value="0" calcext:value-type="float">
            <text:p>0</text:p>
          </table:table-cell>
          <table:table-cell table:style-name="ce8" table:formula="of:=[$'FebMarch 2024'.F430]" office:value-type="float" office:value="0" calcext:value-type="float">
            <text:p>0</text:p>
          </table:table-cell>
          <table:table-cell table:style-name="ce8" table:formula="of:=[$'FebMarch 2024'.G430]" office:value-type="float" office:value="0" calcext:value-type="float">
            <text:p>0</text:p>
          </table:table-cell>
          <table:table-cell table:style-name="ce8" table:formula="of:=[$'FebMarch 2024'.H430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31]" office:value-type="float" office:value="0" calcext:value-type="float">
            <text:p>0</text:p>
          </table:table-cell>
          <table:table-cell table:style-name="ce8" table:formula="of:=[$'FebMarch 2024'.D431]" office:value-type="float" office:value="0" calcext:value-type="float">
            <text:p>0</text:p>
          </table:table-cell>
          <table:table-cell table:style-name="ce8" table:formula="of:=[$'FebMarch 2024'.E431]" office:value-type="float" office:value="0" calcext:value-type="float">
            <text:p>0</text:p>
          </table:table-cell>
          <table:table-cell table:style-name="ce8" table:formula="of:=[$'FebMarch 2024'.F431]" office:value-type="float" office:value="0" calcext:value-type="float">
            <text:p>0</text:p>
          </table:table-cell>
          <table:table-cell table:style-name="ce8" table:formula="of:=[$'FebMarch 2024'.G431]" office:value-type="float" office:value="0" calcext:value-type="float">
            <text:p>0</text:p>
          </table:table-cell>
          <table:table-cell table:style-name="ce8" table:formula="of:=[$'FebMarch 2024'.H431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32]" office:value-type="float" office:value="0" calcext:value-type="float">
            <text:p>0</text:p>
          </table:table-cell>
          <table:table-cell table:style-name="ce8" table:formula="of:=[$'FebMarch 2024'.D432]" office:value-type="float" office:value="0" calcext:value-type="float">
            <text:p>0</text:p>
          </table:table-cell>
          <table:table-cell table:style-name="ce8" table:formula="of:=[$'FebMarch 2024'.E432]" office:value-type="float" office:value="0" calcext:value-type="float">
            <text:p>0</text:p>
          </table:table-cell>
          <table:table-cell table:style-name="ce8" table:formula="of:=[$'FebMarch 2024'.F432]" office:value-type="float" office:value="0" calcext:value-type="float">
            <text:p>0</text:p>
          </table:table-cell>
          <table:table-cell table:style-name="ce8" table:formula="of:=[$'FebMarch 2024'.G432]" office:value-type="float" office:value="0" calcext:value-type="float">
            <text:p>0</text:p>
          </table:table-cell>
          <table:table-cell table:style-name="ce8" table:formula="of:=[$'FebMarch 2024'.H432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33]" office:value-type="float" office:value="0" calcext:value-type="float">
            <text:p>0</text:p>
          </table:table-cell>
          <table:table-cell table:style-name="ce8" table:formula="of:=[$'FebMarch 2024'.D433]" office:value-type="float" office:value="0" calcext:value-type="float">
            <text:p>0</text:p>
          </table:table-cell>
          <table:table-cell table:style-name="ce8" table:formula="of:=[$'FebMarch 2024'.E433]" office:value-type="float" office:value="0" calcext:value-type="float">
            <text:p>0</text:p>
          </table:table-cell>
          <table:table-cell table:style-name="ce8" table:formula="of:=[$'FebMarch 2024'.F433]" office:value-type="float" office:value="0" calcext:value-type="float">
            <text:p>0</text:p>
          </table:table-cell>
          <table:table-cell table:style-name="ce8" table:formula="of:=[$'FebMarch 2024'.G433]" office:value-type="float" office:value="0" calcext:value-type="float">
            <text:p>0</text:p>
          </table:table-cell>
          <table:table-cell table:style-name="ce8" table:formula="of:=[$'FebMarch 2024'.H433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34]" office:value-type="float" office:value="0" calcext:value-type="float">
            <text:p>0</text:p>
          </table:table-cell>
          <table:table-cell table:style-name="ce8" table:formula="of:=[$'FebMarch 2024'.D434]" office:value-type="float" office:value="0" calcext:value-type="float">
            <text:p>0</text:p>
          </table:table-cell>
          <table:table-cell table:style-name="ce8" table:formula="of:=[$'FebMarch 2024'.E434]" office:value-type="float" office:value="0" calcext:value-type="float">
            <text:p>0</text:p>
          </table:table-cell>
          <table:table-cell table:style-name="ce8" table:formula="of:=[$'FebMarch 2024'.F434]" office:value-type="float" office:value="0" calcext:value-type="float">
            <text:p>0</text:p>
          </table:table-cell>
          <table:table-cell table:style-name="ce8" table:formula="of:=[$'FebMarch 2024'.G434]" office:value-type="float" office:value="0" calcext:value-type="float">
            <text:p>0</text:p>
          </table:table-cell>
          <table:table-cell table:style-name="ce8" table:formula="of:=[$'FebMarch 2024'.H434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35]" office:value-type="float" office:value="0" calcext:value-type="float">
            <text:p>0</text:p>
          </table:table-cell>
          <table:table-cell table:style-name="ce8" table:formula="of:=[$'FebMarch 2024'.D435]" office:value-type="float" office:value="0" calcext:value-type="float">
            <text:p>0</text:p>
          </table:table-cell>
          <table:table-cell table:style-name="ce8" table:formula="of:=[$'FebMarch 2024'.E435]" office:value-type="float" office:value="0" calcext:value-type="float">
            <text:p>0</text:p>
          </table:table-cell>
          <table:table-cell table:style-name="ce8" table:formula="of:=[$'FebMarch 2024'.F435]" office:value-type="float" office:value="0" calcext:value-type="float">
            <text:p>0</text:p>
          </table:table-cell>
          <table:table-cell table:style-name="ce8" table:formula="of:=[$'FebMarch 2024'.G435]" office:value-type="float" office:value="0" calcext:value-type="float">
            <text:p>0</text:p>
          </table:table-cell>
          <table:table-cell table:style-name="ce8" table:formula="of:=[$'FebMarch 2024'.H435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36]" office:value-type="float" office:value="0" calcext:value-type="float">
            <text:p>0</text:p>
          </table:table-cell>
          <table:table-cell table:style-name="ce8" table:formula="of:=[$'FebMarch 2024'.D436]" office:value-type="float" office:value="0" calcext:value-type="float">
            <text:p>0</text:p>
          </table:table-cell>
          <table:table-cell table:style-name="ce8" table:formula="of:=[$'FebMarch 2024'.E436]" office:value-type="float" office:value="0" calcext:value-type="float">
            <text:p>0</text:p>
          </table:table-cell>
          <table:table-cell table:style-name="ce8" table:formula="of:=[$'FebMarch 2024'.F436]" office:value-type="float" office:value="0" calcext:value-type="float">
            <text:p>0</text:p>
          </table:table-cell>
          <table:table-cell table:style-name="ce8" table:formula="of:=[$'FebMarch 2024'.G436]" office:value-type="float" office:value="0" calcext:value-type="float">
            <text:p>0</text:p>
          </table:table-cell>
          <table:table-cell table:style-name="ce8" table:formula="of:=[$'FebMarch 2024'.H436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37]" office:value-type="float" office:value="0" calcext:value-type="float">
            <text:p>0</text:p>
          </table:table-cell>
          <table:table-cell table:style-name="ce8" table:formula="of:=[$'FebMarch 2024'.D437]" office:value-type="float" office:value="0" calcext:value-type="float">
            <text:p>0</text:p>
          </table:table-cell>
          <table:table-cell table:style-name="ce8" table:formula="of:=[$'FebMarch 2024'.E437]" office:value-type="float" office:value="0" calcext:value-type="float">
            <text:p>0</text:p>
          </table:table-cell>
          <table:table-cell table:style-name="ce8" table:formula="of:=[$'FebMarch 2024'.F437]" office:value-type="float" office:value="0" calcext:value-type="float">
            <text:p>0</text:p>
          </table:table-cell>
          <table:table-cell table:style-name="ce8" table:formula="of:=[$'FebMarch 2024'.G437]" office:value-type="float" office:value="0" calcext:value-type="float">
            <text:p>0</text:p>
          </table:table-cell>
          <table:table-cell table:style-name="ce8" table:formula="of:=[$'FebMarch 2024'.H437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38]" office:value-type="float" office:value="0" calcext:value-type="float">
            <text:p>0</text:p>
          </table:table-cell>
          <table:table-cell table:style-name="ce8" table:formula="of:=[$'FebMarch 2024'.D438]" office:value-type="float" office:value="0" calcext:value-type="float">
            <text:p>0</text:p>
          </table:table-cell>
          <table:table-cell table:style-name="ce8" table:formula="of:=[$'FebMarch 2024'.E438]" office:value-type="float" office:value="0" calcext:value-type="float">
            <text:p>0</text:p>
          </table:table-cell>
          <table:table-cell table:style-name="ce8" table:formula="of:=[$'FebMarch 2024'.F438]" office:value-type="float" office:value="0" calcext:value-type="float">
            <text:p>0</text:p>
          </table:table-cell>
          <table:table-cell table:style-name="ce8" table:formula="of:=[$'FebMarch 2024'.G438]" office:value-type="float" office:value="0" calcext:value-type="float">
            <text:p>0</text:p>
          </table:table-cell>
          <table:table-cell table:style-name="ce8" table:formula="of:=[$'FebMarch 2024'.H438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39]" office:value-type="float" office:value="0" calcext:value-type="float">
            <text:p>0</text:p>
          </table:table-cell>
          <table:table-cell table:style-name="ce8" table:formula="of:=[$'FebMarch 2024'.D439]" office:value-type="float" office:value="0" calcext:value-type="float">
            <text:p>0</text:p>
          </table:table-cell>
          <table:table-cell table:style-name="ce8" table:formula="of:=[$'FebMarch 2024'.E439]" office:value-type="float" office:value="0" calcext:value-type="float">
            <text:p>0</text:p>
          </table:table-cell>
          <table:table-cell table:style-name="ce8" table:formula="of:=[$'FebMarch 2024'.F439]" office:value-type="float" office:value="0" calcext:value-type="float">
            <text:p>0</text:p>
          </table:table-cell>
          <table:table-cell table:style-name="ce8" table:formula="of:=[$'FebMarch 2024'.G439]" office:value-type="float" office:value="0" calcext:value-type="float">
            <text:p>0</text:p>
          </table:table-cell>
          <table:table-cell table:style-name="ce8" table:formula="of:=[$'FebMarch 2024'.H439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40]" office:value-type="float" office:value="0" calcext:value-type="float">
            <text:p>0</text:p>
          </table:table-cell>
          <table:table-cell table:style-name="ce8" table:formula="of:=[$'FebMarch 2024'.D440]" office:value-type="float" office:value="0" calcext:value-type="float">
            <text:p>0</text:p>
          </table:table-cell>
          <table:table-cell table:style-name="ce8" table:formula="of:=[$'FebMarch 2024'.E440]" office:value-type="float" office:value="0" calcext:value-type="float">
            <text:p>0</text:p>
          </table:table-cell>
          <table:table-cell table:style-name="ce8" table:formula="of:=[$'FebMarch 2024'.F440]" office:value-type="float" office:value="0" calcext:value-type="float">
            <text:p>0</text:p>
          </table:table-cell>
          <table:table-cell table:style-name="ce8" table:formula="of:=[$'FebMarch 2024'.G440]" office:value-type="float" office:value="0" calcext:value-type="float">
            <text:p>0</text:p>
          </table:table-cell>
          <table:table-cell table:style-name="ce8" table:formula="of:=[$'FebMarch 2024'.H440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41]" office:value-type="float" office:value="0" calcext:value-type="float">
            <text:p>0</text:p>
          </table:table-cell>
          <table:table-cell table:style-name="ce8" table:formula="of:=[$'FebMarch 2024'.D441]" office:value-type="float" office:value="0" calcext:value-type="float">
            <text:p>0</text:p>
          </table:table-cell>
          <table:table-cell table:style-name="ce8" table:formula="of:=[$'FebMarch 2024'.E441]" office:value-type="float" office:value="0" calcext:value-type="float">
            <text:p>0</text:p>
          </table:table-cell>
          <table:table-cell table:style-name="ce8" table:formula="of:=[$'FebMarch 2024'.F441]" office:value-type="float" office:value="0" calcext:value-type="float">
            <text:p>0</text:p>
          </table:table-cell>
          <table:table-cell table:style-name="ce8" table:formula="of:=[$'FebMarch 2024'.G441]" office:value-type="float" office:value="0" calcext:value-type="float">
            <text:p>0</text:p>
          </table:table-cell>
          <table:table-cell table:style-name="ce8" table:formula="of:=[$'FebMarch 2024'.H441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42]" office:value-type="float" office:value="0" calcext:value-type="float">
            <text:p>0</text:p>
          </table:table-cell>
          <table:table-cell table:style-name="ce8" table:formula="of:=[$'FebMarch 2024'.D442]" office:value-type="float" office:value="0" calcext:value-type="float">
            <text:p>0</text:p>
          </table:table-cell>
          <table:table-cell table:style-name="ce8" table:formula="of:=[$'FebMarch 2024'.E442]" office:value-type="float" office:value="0" calcext:value-type="float">
            <text:p>0</text:p>
          </table:table-cell>
          <table:table-cell table:style-name="ce8" table:formula="of:=[$'FebMarch 2024'.F442]" office:value-type="float" office:value="0" calcext:value-type="float">
            <text:p>0</text:p>
          </table:table-cell>
          <table:table-cell table:style-name="ce8" table:formula="of:=[$'FebMarch 2024'.G442]" office:value-type="float" office:value="0" calcext:value-type="float">
            <text:p>0</text:p>
          </table:table-cell>
          <table:table-cell table:style-name="ce8" table:formula="of:=[$'FebMarch 2024'.H442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43]" office:value-type="float" office:value="0" calcext:value-type="float">
            <text:p>0</text:p>
          </table:table-cell>
          <table:table-cell table:style-name="ce8" table:formula="of:=[$'FebMarch 2024'.D443]" office:value-type="float" office:value="0" calcext:value-type="float">
            <text:p>0</text:p>
          </table:table-cell>
          <table:table-cell table:style-name="ce8" table:formula="of:=[$'FebMarch 2024'.E443]" office:value-type="float" office:value="0" calcext:value-type="float">
            <text:p>0</text:p>
          </table:table-cell>
          <table:table-cell table:style-name="ce8" table:formula="of:=[$'FebMarch 2024'.F443]" office:value-type="float" office:value="0" calcext:value-type="float">
            <text:p>0</text:p>
          </table:table-cell>
          <table:table-cell table:style-name="ce8" table:formula="of:=[$'FebMarch 2024'.G443]" office:value-type="float" office:value="0" calcext:value-type="float">
            <text:p>0</text:p>
          </table:table-cell>
          <table:table-cell table:style-name="ce8" table:formula="of:=[$'FebMarch 2024'.H443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44]" office:value-type="float" office:value="0" calcext:value-type="float">
            <text:p>0</text:p>
          </table:table-cell>
          <table:table-cell table:style-name="ce8" table:formula="of:=[$'FebMarch 2024'.D444]" office:value-type="float" office:value="0" calcext:value-type="float">
            <text:p>0</text:p>
          </table:table-cell>
          <table:table-cell table:style-name="ce8" table:formula="of:=[$'FebMarch 2024'.E444]" office:value-type="float" office:value="0" calcext:value-type="float">
            <text:p>0</text:p>
          </table:table-cell>
          <table:table-cell table:style-name="ce8" table:formula="of:=[$'FebMarch 2024'.F444]" office:value-type="float" office:value="0" calcext:value-type="float">
            <text:p>0</text:p>
          </table:table-cell>
          <table:table-cell table:style-name="ce8" table:formula="of:=[$'FebMarch 2024'.G444]" office:value-type="float" office:value="0" calcext:value-type="float">
            <text:p>0</text:p>
          </table:table-cell>
          <table:table-cell table:style-name="ce8" table:formula="of:=[$'FebMarch 2024'.H444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45]" office:value-type="float" office:value="0" calcext:value-type="float">
            <text:p>0</text:p>
          </table:table-cell>
          <table:table-cell table:style-name="ce8" table:formula="of:=[$'FebMarch 2024'.D445]" office:value-type="float" office:value="0" calcext:value-type="float">
            <text:p>0</text:p>
          </table:table-cell>
          <table:table-cell table:style-name="ce8" table:formula="of:=[$'FebMarch 2024'.E445]" office:value-type="float" office:value="0" calcext:value-type="float">
            <text:p>0</text:p>
          </table:table-cell>
          <table:table-cell table:style-name="ce8" table:formula="of:=[$'FebMarch 2024'.F445]" office:value-type="float" office:value="0" calcext:value-type="float">
            <text:p>0</text:p>
          </table:table-cell>
          <table:table-cell table:style-name="ce8" table:formula="of:=[$'FebMarch 2024'.G445]" office:value-type="float" office:value="0" calcext:value-type="float">
            <text:p>0</text:p>
          </table:table-cell>
          <table:table-cell table:style-name="ce8" table:formula="of:=[$'FebMarch 2024'.H445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46]" office:value-type="float" office:value="0" calcext:value-type="float">
            <text:p>0</text:p>
          </table:table-cell>
          <table:table-cell table:style-name="ce8" table:formula="of:=[$'FebMarch 2024'.D446]" office:value-type="float" office:value="0" calcext:value-type="float">
            <text:p>0</text:p>
          </table:table-cell>
          <table:table-cell table:style-name="ce8" table:formula="of:=[$'FebMarch 2024'.E446]" office:value-type="float" office:value="0" calcext:value-type="float">
            <text:p>0</text:p>
          </table:table-cell>
          <table:table-cell table:style-name="ce8" table:formula="of:=[$'FebMarch 2024'.F446]" office:value-type="float" office:value="0" calcext:value-type="float">
            <text:p>0</text:p>
          </table:table-cell>
          <table:table-cell table:style-name="ce8" table:formula="of:=[$'FebMarch 2024'.G446]" office:value-type="float" office:value="0" calcext:value-type="float">
            <text:p>0</text:p>
          </table:table-cell>
          <table:table-cell table:style-name="ce8" table:formula="of:=[$'FebMarch 2024'.H446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47]" office:value-type="float" office:value="0" calcext:value-type="float">
            <text:p>0</text:p>
          </table:table-cell>
          <table:table-cell table:style-name="ce8" table:formula="of:=[$'FebMarch 2024'.D447]" office:value-type="float" office:value="0" calcext:value-type="float">
            <text:p>0</text:p>
          </table:table-cell>
          <table:table-cell table:style-name="ce8" table:formula="of:=[$'FebMarch 2024'.E447]" office:value-type="float" office:value="0" calcext:value-type="float">
            <text:p>0</text:p>
          </table:table-cell>
          <table:table-cell table:style-name="ce8" table:formula="of:=[$'FebMarch 2024'.F447]" office:value-type="float" office:value="0" calcext:value-type="float">
            <text:p>0</text:p>
          </table:table-cell>
          <table:table-cell table:style-name="ce8" table:formula="of:=[$'FebMarch 2024'.G447]" office:value-type="float" office:value="0" calcext:value-type="float">
            <text:p>0</text:p>
          </table:table-cell>
          <table:table-cell table:style-name="ce8" table:formula="of:=[$'FebMarch 2024'.H447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48]" office:value-type="float" office:value="0" calcext:value-type="float">
            <text:p>0</text:p>
          </table:table-cell>
          <table:table-cell table:style-name="ce8" table:formula="of:=[$'FebMarch 2024'.D448]" office:value-type="float" office:value="0" calcext:value-type="float">
            <text:p>0</text:p>
          </table:table-cell>
          <table:table-cell table:style-name="ce8" table:formula="of:=[$'FebMarch 2024'.E448]" office:value-type="float" office:value="0" calcext:value-type="float">
            <text:p>0</text:p>
          </table:table-cell>
          <table:table-cell table:style-name="ce8" table:formula="of:=[$'FebMarch 2024'.F448]" office:value-type="float" office:value="0" calcext:value-type="float">
            <text:p>0</text:p>
          </table:table-cell>
          <table:table-cell table:style-name="ce8" table:formula="of:=[$'FebMarch 2024'.G448]" office:value-type="float" office:value="0" calcext:value-type="float">
            <text:p>0</text:p>
          </table:table-cell>
          <table:table-cell table:style-name="ce8" table:formula="of:=[$'FebMarch 2024'.H448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49]" office:value-type="float" office:value="0" calcext:value-type="float">
            <text:p>0</text:p>
          </table:table-cell>
          <table:table-cell table:style-name="ce8" table:formula="of:=[$'FebMarch 2024'.D449]" office:value-type="float" office:value="0" calcext:value-type="float">
            <text:p>0</text:p>
          </table:table-cell>
          <table:table-cell table:style-name="ce8" table:formula="of:=[$'FebMarch 2024'.E449]" office:value-type="float" office:value="0" calcext:value-type="float">
            <text:p>0</text:p>
          </table:table-cell>
          <table:table-cell table:style-name="ce8" table:formula="of:=[$'FebMarch 2024'.F449]" office:value-type="float" office:value="0" calcext:value-type="float">
            <text:p>0</text:p>
          </table:table-cell>
          <table:table-cell table:style-name="ce8" table:formula="of:=[$'FebMarch 2024'.G449]" office:value-type="float" office:value="0" calcext:value-type="float">
            <text:p>0</text:p>
          </table:table-cell>
          <table:table-cell table:style-name="ce8" table:formula="of:=[$'FebMarch 2024'.H449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50]" office:value-type="float" office:value="0" calcext:value-type="float">
            <text:p>0</text:p>
          </table:table-cell>
          <table:table-cell table:style-name="ce8" table:formula="of:=[$'FebMarch 2024'.D450]" office:value-type="float" office:value="0" calcext:value-type="float">
            <text:p>0</text:p>
          </table:table-cell>
          <table:table-cell table:style-name="ce8" table:formula="of:=[$'FebMarch 2024'.E450]" office:value-type="float" office:value="0" calcext:value-type="float">
            <text:p>0</text:p>
          </table:table-cell>
          <table:table-cell table:style-name="ce8" table:formula="of:=[$'FebMarch 2024'.F450]" office:value-type="float" office:value="0" calcext:value-type="float">
            <text:p>0</text:p>
          </table:table-cell>
          <table:table-cell table:style-name="ce8" table:formula="of:=[$'FebMarch 2024'.G450]" office:value-type="float" office:value="0" calcext:value-type="float">
            <text:p>0</text:p>
          </table:table-cell>
          <table:table-cell table:style-name="ce8" table:formula="of:=[$'FebMarch 2024'.H450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51]" office:value-type="float" office:value="0" calcext:value-type="float">
            <text:p>0</text:p>
          </table:table-cell>
          <table:table-cell table:style-name="ce8" table:formula="of:=[$'FebMarch 2024'.D451]" office:value-type="float" office:value="0" calcext:value-type="float">
            <text:p>0</text:p>
          </table:table-cell>
          <table:table-cell table:style-name="ce8" table:formula="of:=[$'FebMarch 2024'.E451]" office:value-type="float" office:value="0" calcext:value-type="float">
            <text:p>0</text:p>
          </table:table-cell>
          <table:table-cell table:style-name="ce8" table:formula="of:=[$'FebMarch 2024'.F451]" office:value-type="float" office:value="0" calcext:value-type="float">
            <text:p>0</text:p>
          </table:table-cell>
          <table:table-cell table:style-name="ce8" table:formula="of:=[$'FebMarch 2024'.G451]" office:value-type="float" office:value="0" calcext:value-type="float">
            <text:p>0</text:p>
          </table:table-cell>
          <table:table-cell table:style-name="ce8" table:formula="of:=[$'FebMarch 2024'.H451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52]" office:value-type="float" office:value="0" calcext:value-type="float">
            <text:p>0</text:p>
          </table:table-cell>
          <table:table-cell table:style-name="ce8" table:formula="of:=[$'FebMarch 2024'.D452]" office:value-type="float" office:value="0" calcext:value-type="float">
            <text:p>0</text:p>
          </table:table-cell>
          <table:table-cell table:style-name="ce8" table:formula="of:=[$'FebMarch 2024'.E452]" office:value-type="float" office:value="0" calcext:value-type="float">
            <text:p>0</text:p>
          </table:table-cell>
          <table:table-cell table:style-name="ce8" table:formula="of:=[$'FebMarch 2024'.F452]" office:value-type="float" office:value="0" calcext:value-type="float">
            <text:p>0</text:p>
          </table:table-cell>
          <table:table-cell table:style-name="ce8" table:formula="of:=[$'FebMarch 2024'.G452]" office:value-type="float" office:value="0" calcext:value-type="float">
            <text:p>0</text:p>
          </table:table-cell>
          <table:table-cell table:style-name="ce8" table:formula="of:=[$'FebMarch 2024'.H452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53]" office:value-type="float" office:value="0" calcext:value-type="float">
            <text:p>0</text:p>
          </table:table-cell>
          <table:table-cell table:style-name="ce8" table:formula="of:=[$'FebMarch 2024'.D453]" office:value-type="float" office:value="0" calcext:value-type="float">
            <text:p>0</text:p>
          </table:table-cell>
          <table:table-cell table:style-name="ce8" table:formula="of:=[$'FebMarch 2024'.E453]" office:value-type="float" office:value="0" calcext:value-type="float">
            <text:p>0</text:p>
          </table:table-cell>
          <table:table-cell table:style-name="ce8" table:formula="of:=[$'FebMarch 2024'.F453]" office:value-type="float" office:value="0" calcext:value-type="float">
            <text:p>0</text:p>
          </table:table-cell>
          <table:table-cell table:style-name="ce8" table:formula="of:=[$'FebMarch 2024'.G453]" office:value-type="float" office:value="0" calcext:value-type="float">
            <text:p>0</text:p>
          </table:table-cell>
          <table:table-cell table:style-name="ce8" table:formula="of:=[$'FebMarch 2024'.H453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54]" office:value-type="float" office:value="0" calcext:value-type="float">
            <text:p>0</text:p>
          </table:table-cell>
          <table:table-cell table:style-name="ce8" table:formula="of:=[$'FebMarch 2024'.D454]" office:value-type="float" office:value="0" calcext:value-type="float">
            <text:p>0</text:p>
          </table:table-cell>
          <table:table-cell table:style-name="ce8" table:formula="of:=[$'FebMarch 2024'.E454]" office:value-type="float" office:value="0" calcext:value-type="float">
            <text:p>0</text:p>
          </table:table-cell>
          <table:table-cell table:style-name="ce8" table:formula="of:=[$'FebMarch 2024'.F454]" office:value-type="float" office:value="0" calcext:value-type="float">
            <text:p>0</text:p>
          </table:table-cell>
          <table:table-cell table:style-name="ce8" table:formula="of:=[$'FebMarch 2024'.G454]" office:value-type="float" office:value="0" calcext:value-type="float">
            <text:p>0</text:p>
          </table:table-cell>
          <table:table-cell table:style-name="ce8" table:formula="of:=[$'FebMarch 2024'.H454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55]" office:value-type="float" office:value="0" calcext:value-type="float">
            <text:p>0</text:p>
          </table:table-cell>
          <table:table-cell table:style-name="ce8" table:formula="of:=[$'FebMarch 2024'.D455]" office:value-type="float" office:value="0" calcext:value-type="float">
            <text:p>0</text:p>
          </table:table-cell>
          <table:table-cell table:style-name="ce8" table:formula="of:=[$'FebMarch 2024'.E455]" office:value-type="float" office:value="0" calcext:value-type="float">
            <text:p>0</text:p>
          </table:table-cell>
          <table:table-cell table:style-name="ce8" table:formula="of:=[$'FebMarch 2024'.F455]" office:value-type="float" office:value="0" calcext:value-type="float">
            <text:p>0</text:p>
          </table:table-cell>
          <table:table-cell table:style-name="ce8" table:formula="of:=[$'FebMarch 2024'.G455]" office:value-type="float" office:value="0" calcext:value-type="float">
            <text:p>0</text:p>
          </table:table-cell>
          <table:table-cell table:style-name="ce8" table:formula="of:=[$'FebMarch 2024'.H455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56]" office:value-type="float" office:value="0" calcext:value-type="float">
            <text:p>0</text:p>
          </table:table-cell>
          <table:table-cell table:style-name="ce8" table:formula="of:=[$'FebMarch 2024'.D456]" office:value-type="float" office:value="0" calcext:value-type="float">
            <text:p>0</text:p>
          </table:table-cell>
          <table:table-cell table:style-name="ce8" table:formula="of:=[$'FebMarch 2024'.E456]" office:value-type="float" office:value="0" calcext:value-type="float">
            <text:p>0</text:p>
          </table:table-cell>
          <table:table-cell table:style-name="ce8" table:formula="of:=[$'FebMarch 2024'.F456]" office:value-type="float" office:value="0" calcext:value-type="float">
            <text:p>0</text:p>
          </table:table-cell>
          <table:table-cell table:style-name="ce8" table:formula="of:=[$'FebMarch 2024'.G456]" office:value-type="float" office:value="0" calcext:value-type="float">
            <text:p>0</text:p>
          </table:table-cell>
          <table:table-cell table:style-name="ce8" table:formula="of:=[$'FebMarch 2024'.H456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57]" office:value-type="float" office:value="0" calcext:value-type="float">
            <text:p>0</text:p>
          </table:table-cell>
          <table:table-cell table:style-name="ce8" table:formula="of:=[$'FebMarch 2024'.D457]" office:value-type="float" office:value="0" calcext:value-type="float">
            <text:p>0</text:p>
          </table:table-cell>
          <table:table-cell table:style-name="ce8" table:formula="of:=[$'FebMarch 2024'.E457]" office:value-type="float" office:value="0" calcext:value-type="float">
            <text:p>0</text:p>
          </table:table-cell>
          <table:table-cell table:style-name="ce8" table:formula="of:=[$'FebMarch 2024'.F457]" office:value-type="float" office:value="0" calcext:value-type="float">
            <text:p>0</text:p>
          </table:table-cell>
          <table:table-cell table:style-name="ce8" table:formula="of:=[$'FebMarch 2024'.G457]" office:value-type="float" office:value="0" calcext:value-type="float">
            <text:p>0</text:p>
          </table:table-cell>
          <table:table-cell table:style-name="ce8" table:formula="of:=[$'FebMarch 2024'.H457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58]" office:value-type="float" office:value="0" calcext:value-type="float">
            <text:p>0</text:p>
          </table:table-cell>
          <table:table-cell table:style-name="ce8" table:formula="of:=[$'FebMarch 2024'.D458]" office:value-type="float" office:value="0" calcext:value-type="float">
            <text:p>0</text:p>
          </table:table-cell>
          <table:table-cell table:style-name="ce8" table:formula="of:=[$'FebMarch 2024'.E458]" office:value-type="float" office:value="0" calcext:value-type="float">
            <text:p>0</text:p>
          </table:table-cell>
          <table:table-cell table:style-name="ce8" table:formula="of:=[$'FebMarch 2024'.F458]" office:value-type="float" office:value="0" calcext:value-type="float">
            <text:p>0</text:p>
          </table:table-cell>
          <table:table-cell table:style-name="ce8" table:formula="of:=[$'FebMarch 2024'.G458]" office:value-type="float" office:value="0" calcext:value-type="float">
            <text:p>0</text:p>
          </table:table-cell>
          <table:table-cell table:style-name="ce8" table:formula="of:=[$'FebMarch 2024'.H458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59]" office:value-type="float" office:value="0" calcext:value-type="float">
            <text:p>0</text:p>
          </table:table-cell>
          <table:table-cell table:style-name="ce8" table:formula="of:=[$'FebMarch 2024'.D459]" office:value-type="float" office:value="0" calcext:value-type="float">
            <text:p>0</text:p>
          </table:table-cell>
          <table:table-cell table:style-name="ce8" table:formula="of:=[$'FebMarch 2024'.E459]" office:value-type="float" office:value="0" calcext:value-type="float">
            <text:p>0</text:p>
          </table:table-cell>
          <table:table-cell table:style-name="ce8" table:formula="of:=[$'FebMarch 2024'.F459]" office:value-type="float" office:value="0" calcext:value-type="float">
            <text:p>0</text:p>
          </table:table-cell>
          <table:table-cell table:style-name="ce8" table:formula="of:=[$'FebMarch 2024'.G459]" office:value-type="float" office:value="0" calcext:value-type="float">
            <text:p>0</text:p>
          </table:table-cell>
          <table:table-cell table:style-name="ce8" table:formula="of:=[$'FebMarch 2024'.H459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60]" office:value-type="float" office:value="0" calcext:value-type="float">
            <text:p>0</text:p>
          </table:table-cell>
          <table:table-cell table:style-name="ce8" table:formula="of:=[$'FebMarch 2024'.D460]" office:value-type="float" office:value="0" calcext:value-type="float">
            <text:p>0</text:p>
          </table:table-cell>
          <table:table-cell table:style-name="ce8" table:formula="of:=[$'FebMarch 2024'.E460]" office:value-type="float" office:value="0" calcext:value-type="float">
            <text:p>0</text:p>
          </table:table-cell>
          <table:table-cell table:style-name="ce8" table:formula="of:=[$'FebMarch 2024'.F460]" office:value-type="float" office:value="0" calcext:value-type="float">
            <text:p>0</text:p>
          </table:table-cell>
          <table:table-cell table:style-name="ce8" table:formula="of:=[$'FebMarch 2024'.G460]" office:value-type="float" office:value="0" calcext:value-type="float">
            <text:p>0</text:p>
          </table:table-cell>
          <table:table-cell table:style-name="ce8" table:formula="of:=[$'FebMarch 2024'.H460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61]" office:value-type="float" office:value="0" calcext:value-type="float">
            <text:p>0</text:p>
          </table:table-cell>
          <table:table-cell table:style-name="ce8" table:formula="of:=[$'FebMarch 2024'.D461]" office:value-type="float" office:value="0" calcext:value-type="float">
            <text:p>0</text:p>
          </table:table-cell>
          <table:table-cell table:style-name="ce8" table:formula="of:=[$'FebMarch 2024'.E461]" office:value-type="float" office:value="0" calcext:value-type="float">
            <text:p>0</text:p>
          </table:table-cell>
          <table:table-cell table:style-name="ce8" table:formula="of:=[$'FebMarch 2024'.F461]" office:value-type="float" office:value="0" calcext:value-type="float">
            <text:p>0</text:p>
          </table:table-cell>
          <table:table-cell table:style-name="ce8" table:formula="of:=[$'FebMarch 2024'.G461]" office:value-type="float" office:value="0" calcext:value-type="float">
            <text:p>0</text:p>
          </table:table-cell>
          <table:table-cell table:style-name="ce8" table:formula="of:=[$'FebMarch 2024'.H461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62]" office:value-type="float" office:value="0" calcext:value-type="float">
            <text:p>0</text:p>
          </table:table-cell>
          <table:table-cell table:style-name="ce8" table:formula="of:=[$'FebMarch 2024'.D462]" office:value-type="float" office:value="0" calcext:value-type="float">
            <text:p>0</text:p>
          </table:table-cell>
          <table:table-cell table:style-name="ce8" table:formula="of:=[$'FebMarch 2024'.E462]" office:value-type="float" office:value="0" calcext:value-type="float">
            <text:p>0</text:p>
          </table:table-cell>
          <table:table-cell table:style-name="ce8" table:formula="of:=[$'FebMarch 2024'.F462]" office:value-type="float" office:value="0" calcext:value-type="float">
            <text:p>0</text:p>
          </table:table-cell>
          <table:table-cell table:style-name="ce8" table:formula="of:=[$'FebMarch 2024'.G462]" office:value-type="float" office:value="0" calcext:value-type="float">
            <text:p>0</text:p>
          </table:table-cell>
          <table:table-cell table:style-name="ce8" table:formula="of:=[$'FebMarch 2024'.H462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63]" office:value-type="float" office:value="0" calcext:value-type="float">
            <text:p>0</text:p>
          </table:table-cell>
          <table:table-cell table:style-name="ce8" table:formula="of:=[$'FebMarch 2024'.D463]" office:value-type="float" office:value="0" calcext:value-type="float">
            <text:p>0</text:p>
          </table:table-cell>
          <table:table-cell table:style-name="ce8" table:formula="of:=[$'FebMarch 2024'.E463]" office:value-type="float" office:value="0" calcext:value-type="float">
            <text:p>0</text:p>
          </table:table-cell>
          <table:table-cell table:style-name="ce8" table:formula="of:=[$'FebMarch 2024'.F463]" office:value-type="float" office:value="0" calcext:value-type="float">
            <text:p>0</text:p>
          </table:table-cell>
          <table:table-cell table:style-name="ce8" table:formula="of:=[$'FebMarch 2024'.G463]" office:value-type="float" office:value="0" calcext:value-type="float">
            <text:p>0</text:p>
          </table:table-cell>
          <table:table-cell table:style-name="ce8" table:formula="of:=[$'FebMarch 2024'.H463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64]" office:value-type="float" office:value="0" calcext:value-type="float">
            <text:p>0</text:p>
          </table:table-cell>
          <table:table-cell table:style-name="ce8" table:formula="of:=[$'FebMarch 2024'.D464]" office:value-type="float" office:value="0" calcext:value-type="float">
            <text:p>0</text:p>
          </table:table-cell>
          <table:table-cell table:style-name="ce8" table:formula="of:=[$'FebMarch 2024'.E464]" office:value-type="float" office:value="0" calcext:value-type="float">
            <text:p>0</text:p>
          </table:table-cell>
          <table:table-cell table:style-name="ce8" table:formula="of:=[$'FebMarch 2024'.F464]" office:value-type="float" office:value="0" calcext:value-type="float">
            <text:p>0</text:p>
          </table:table-cell>
          <table:table-cell table:style-name="ce8" table:formula="of:=[$'FebMarch 2024'.G464]" office:value-type="float" office:value="0" calcext:value-type="float">
            <text:p>0</text:p>
          </table:table-cell>
          <table:table-cell table:style-name="ce8" table:formula="of:=[$'FebMarch 2024'.H464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65]" office:value-type="float" office:value="0" calcext:value-type="float">
            <text:p>0</text:p>
          </table:table-cell>
          <table:table-cell table:style-name="ce8" table:formula="of:=[$'FebMarch 2024'.D465]" office:value-type="float" office:value="0" calcext:value-type="float">
            <text:p>0</text:p>
          </table:table-cell>
          <table:table-cell table:style-name="ce8" table:formula="of:=[$'FebMarch 2024'.E465]" office:value-type="float" office:value="0" calcext:value-type="float">
            <text:p>0</text:p>
          </table:table-cell>
          <table:table-cell table:style-name="ce8" table:formula="of:=[$'FebMarch 2024'.F465]" office:value-type="float" office:value="0" calcext:value-type="float">
            <text:p>0</text:p>
          </table:table-cell>
          <table:table-cell table:style-name="ce8" table:formula="of:=[$'FebMarch 2024'.G465]" office:value-type="float" office:value="0" calcext:value-type="float">
            <text:p>0</text:p>
          </table:table-cell>
          <table:table-cell table:style-name="ce8" table:formula="of:=[$'FebMarch 2024'.H465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66]" office:value-type="float" office:value="0" calcext:value-type="float">
            <text:p>0</text:p>
          </table:table-cell>
          <table:table-cell table:style-name="ce8" table:formula="of:=[$'FebMarch 2024'.D466]" office:value-type="float" office:value="0" calcext:value-type="float">
            <text:p>0</text:p>
          </table:table-cell>
          <table:table-cell table:style-name="ce8" table:formula="of:=[$'FebMarch 2024'.E466]" office:value-type="float" office:value="0" calcext:value-type="float">
            <text:p>0</text:p>
          </table:table-cell>
          <table:table-cell table:style-name="ce8" table:formula="of:=[$'FebMarch 2024'.F466]" office:value-type="float" office:value="0" calcext:value-type="float">
            <text:p>0</text:p>
          </table:table-cell>
          <table:table-cell table:style-name="ce8" table:formula="of:=[$'FebMarch 2024'.G466]" office:value-type="float" office:value="0" calcext:value-type="float">
            <text:p>0</text:p>
          </table:table-cell>
          <table:table-cell table:style-name="ce8" table:formula="of:=[$'FebMarch 2024'.H466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67]" office:value-type="float" office:value="0" calcext:value-type="float">
            <text:p>0</text:p>
          </table:table-cell>
          <table:table-cell table:style-name="ce8" table:formula="of:=[$'FebMarch 2024'.D467]" office:value-type="float" office:value="0" calcext:value-type="float">
            <text:p>0</text:p>
          </table:table-cell>
          <table:table-cell table:style-name="ce8" table:formula="of:=[$'FebMarch 2024'.E467]" office:value-type="float" office:value="0" calcext:value-type="float">
            <text:p>0</text:p>
          </table:table-cell>
          <table:table-cell table:style-name="ce8" table:formula="of:=[$'FebMarch 2024'.F467]" office:value-type="float" office:value="0" calcext:value-type="float">
            <text:p>0</text:p>
          </table:table-cell>
          <table:table-cell table:style-name="ce8" table:formula="of:=[$'FebMarch 2024'.G467]" office:value-type="float" office:value="0" calcext:value-type="float">
            <text:p>0</text:p>
          </table:table-cell>
          <table:table-cell table:style-name="ce8" table:formula="of:=[$'FebMarch 2024'.H467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68]" office:value-type="float" office:value="0" calcext:value-type="float">
            <text:p>0</text:p>
          </table:table-cell>
          <table:table-cell table:style-name="ce8" table:formula="of:=[$'FebMarch 2024'.D468]" office:value-type="float" office:value="0" calcext:value-type="float">
            <text:p>0</text:p>
          </table:table-cell>
          <table:table-cell table:style-name="ce8" table:formula="of:=[$'FebMarch 2024'.E468]" office:value-type="float" office:value="0" calcext:value-type="float">
            <text:p>0</text:p>
          </table:table-cell>
          <table:table-cell table:style-name="ce8" table:formula="of:=[$'FebMarch 2024'.F468]" office:value-type="float" office:value="0" calcext:value-type="float">
            <text:p>0</text:p>
          </table:table-cell>
          <table:table-cell table:style-name="ce8" table:formula="of:=[$'FebMarch 2024'.G468]" office:value-type="float" office:value="0" calcext:value-type="float">
            <text:p>0</text:p>
          </table:table-cell>
          <table:table-cell table:style-name="ce8" table:formula="of:=[$'FebMarch 2024'.H468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69]" office:value-type="float" office:value="0" calcext:value-type="float">
            <text:p>0</text:p>
          </table:table-cell>
          <table:table-cell table:style-name="ce8" table:formula="of:=[$'FebMarch 2024'.D469]" office:value-type="float" office:value="0" calcext:value-type="float">
            <text:p>0</text:p>
          </table:table-cell>
          <table:table-cell table:style-name="ce8" table:formula="of:=[$'FebMarch 2024'.E469]" office:value-type="float" office:value="0" calcext:value-type="float">
            <text:p>0</text:p>
          </table:table-cell>
          <table:table-cell table:style-name="ce8" table:formula="of:=[$'FebMarch 2024'.F469]" office:value-type="float" office:value="0" calcext:value-type="float">
            <text:p>0</text:p>
          </table:table-cell>
          <table:table-cell table:style-name="ce8" table:formula="of:=[$'FebMarch 2024'.G469]" office:value-type="float" office:value="0" calcext:value-type="float">
            <text:p>0</text:p>
          </table:table-cell>
          <table:table-cell table:style-name="ce8" table:formula="of:=[$'FebMarch 2024'.H469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70]" office:value-type="float" office:value="0" calcext:value-type="float">
            <text:p>0</text:p>
          </table:table-cell>
          <table:table-cell table:style-name="ce8" table:formula="of:=[$'FebMarch 2024'.D470]" office:value-type="float" office:value="0" calcext:value-type="float">
            <text:p>0</text:p>
          </table:table-cell>
          <table:table-cell table:style-name="ce8" table:formula="of:=[$'FebMarch 2024'.E470]" office:value-type="float" office:value="0" calcext:value-type="float">
            <text:p>0</text:p>
          </table:table-cell>
          <table:table-cell table:style-name="ce8" table:formula="of:=[$'FebMarch 2024'.F470]" office:value-type="float" office:value="0" calcext:value-type="float">
            <text:p>0</text:p>
          </table:table-cell>
          <table:table-cell table:style-name="ce8" table:formula="of:=[$'FebMarch 2024'.G470]" office:value-type="float" office:value="0" calcext:value-type="float">
            <text:p>0</text:p>
          </table:table-cell>
          <table:table-cell table:style-name="ce8" table:formula="of:=[$'FebMarch 2024'.H470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71]" office:value-type="float" office:value="0" calcext:value-type="float">
            <text:p>0</text:p>
          </table:table-cell>
          <table:table-cell table:style-name="ce8" table:formula="of:=[$'FebMarch 2024'.D471]" office:value-type="float" office:value="0" calcext:value-type="float">
            <text:p>0</text:p>
          </table:table-cell>
          <table:table-cell table:style-name="ce8" table:formula="of:=[$'FebMarch 2024'.E471]" office:value-type="float" office:value="0" calcext:value-type="float">
            <text:p>0</text:p>
          </table:table-cell>
          <table:table-cell table:style-name="ce8" table:formula="of:=[$'FebMarch 2024'.F471]" office:value-type="float" office:value="0" calcext:value-type="float">
            <text:p>0</text:p>
          </table:table-cell>
          <table:table-cell table:style-name="ce8" table:formula="of:=[$'FebMarch 2024'.G471]" office:value-type="float" office:value="0" calcext:value-type="float">
            <text:p>0</text:p>
          </table:table-cell>
          <table:table-cell table:style-name="ce8" table:formula="of:=[$'FebMarch 2024'.H471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72]" office:value-type="float" office:value="0" calcext:value-type="float">
            <text:p>0</text:p>
          </table:table-cell>
          <table:table-cell table:style-name="ce8" table:formula="of:=[$'FebMarch 2024'.D472]" office:value-type="float" office:value="0" calcext:value-type="float">
            <text:p>0</text:p>
          </table:table-cell>
          <table:table-cell table:style-name="ce8" table:formula="of:=[$'FebMarch 2024'.E472]" office:value-type="float" office:value="0" calcext:value-type="float">
            <text:p>0</text:p>
          </table:table-cell>
          <table:table-cell table:style-name="ce8" table:formula="of:=[$'FebMarch 2024'.F472]" office:value-type="float" office:value="0" calcext:value-type="float">
            <text:p>0</text:p>
          </table:table-cell>
          <table:table-cell table:style-name="ce8" table:formula="of:=[$'FebMarch 2024'.G472]" office:value-type="float" office:value="0" calcext:value-type="float">
            <text:p>0</text:p>
          </table:table-cell>
          <table:table-cell table:style-name="ce8" table:formula="of:=[$'FebMarch 2024'.H472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73]" office:value-type="float" office:value="0" calcext:value-type="float">
            <text:p>0</text:p>
          </table:table-cell>
          <table:table-cell table:style-name="ce8" table:formula="of:=[$'FebMarch 2024'.D473]" office:value-type="float" office:value="0" calcext:value-type="float">
            <text:p>0</text:p>
          </table:table-cell>
          <table:table-cell table:style-name="ce8" table:formula="of:=[$'FebMarch 2024'.E473]" office:value-type="float" office:value="0" calcext:value-type="float">
            <text:p>0</text:p>
          </table:table-cell>
          <table:table-cell table:style-name="ce8" table:formula="of:=[$'FebMarch 2024'.F473]" office:value-type="float" office:value="0" calcext:value-type="float">
            <text:p>0</text:p>
          </table:table-cell>
          <table:table-cell table:style-name="ce8" table:formula="of:=[$'FebMarch 2024'.G473]" office:value-type="float" office:value="0" calcext:value-type="float">
            <text:p>0</text:p>
          </table:table-cell>
          <table:table-cell table:style-name="ce8" table:formula="of:=[$'FebMarch 2024'.H473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74]" office:value-type="float" office:value="0" calcext:value-type="float">
            <text:p>0</text:p>
          </table:table-cell>
          <table:table-cell table:style-name="ce8" table:formula="of:=[$'FebMarch 2024'.D474]" office:value-type="float" office:value="0" calcext:value-type="float">
            <text:p>0</text:p>
          </table:table-cell>
          <table:table-cell table:style-name="ce8" table:formula="of:=[$'FebMarch 2024'.E474]" office:value-type="float" office:value="0" calcext:value-type="float">
            <text:p>0</text:p>
          </table:table-cell>
          <table:table-cell table:style-name="ce8" table:formula="of:=[$'FebMarch 2024'.F474]" office:value-type="float" office:value="0" calcext:value-type="float">
            <text:p>0</text:p>
          </table:table-cell>
          <table:table-cell table:style-name="ce8" table:formula="of:=[$'FebMarch 2024'.G474]" office:value-type="float" office:value="0" calcext:value-type="float">
            <text:p>0</text:p>
          </table:table-cell>
          <table:table-cell table:style-name="ce8" table:formula="of:=[$'FebMarch 2024'.H474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75]" office:value-type="float" office:value="0" calcext:value-type="float">
            <text:p>0</text:p>
          </table:table-cell>
          <table:table-cell table:style-name="ce8" table:formula="of:=[$'FebMarch 2024'.D475]" office:value-type="float" office:value="0" calcext:value-type="float">
            <text:p>0</text:p>
          </table:table-cell>
          <table:table-cell table:style-name="ce8" table:formula="of:=[$'FebMarch 2024'.E475]" office:value-type="float" office:value="0" calcext:value-type="float">
            <text:p>0</text:p>
          </table:table-cell>
          <table:table-cell table:style-name="ce8" table:formula="of:=[$'FebMarch 2024'.F475]" office:value-type="float" office:value="0" calcext:value-type="float">
            <text:p>0</text:p>
          </table:table-cell>
          <table:table-cell table:style-name="ce8" table:formula="of:=[$'FebMarch 2024'.G475]" office:value-type="float" office:value="0" calcext:value-type="float">
            <text:p>0</text:p>
          </table:table-cell>
          <table:table-cell table:style-name="ce8" table:formula="of:=[$'FebMarch 2024'.H475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76]" office:value-type="float" office:value="0" calcext:value-type="float">
            <text:p>0</text:p>
          </table:table-cell>
          <table:table-cell table:style-name="ce8" table:formula="of:=[$'FebMarch 2024'.D476]" office:value-type="float" office:value="0" calcext:value-type="float">
            <text:p>0</text:p>
          </table:table-cell>
          <table:table-cell table:style-name="ce8" table:formula="of:=[$'FebMarch 2024'.E476]" office:value-type="float" office:value="0" calcext:value-type="float">
            <text:p>0</text:p>
          </table:table-cell>
          <table:table-cell table:style-name="ce8" table:formula="of:=[$'FebMarch 2024'.F476]" office:value-type="float" office:value="0" calcext:value-type="float">
            <text:p>0</text:p>
          </table:table-cell>
          <table:table-cell table:style-name="ce8" table:formula="of:=[$'FebMarch 2024'.G476]" office:value-type="float" office:value="0" calcext:value-type="float">
            <text:p>0</text:p>
          </table:table-cell>
          <table:table-cell table:style-name="ce8" table:formula="of:=[$'FebMarch 2024'.H476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77]" office:value-type="float" office:value="0" calcext:value-type="float">
            <text:p>0</text:p>
          </table:table-cell>
          <table:table-cell table:style-name="ce8" table:formula="of:=[$'FebMarch 2024'.D477]" office:value-type="float" office:value="0" calcext:value-type="float">
            <text:p>0</text:p>
          </table:table-cell>
          <table:table-cell table:style-name="ce8" table:formula="of:=[$'FebMarch 2024'.E477]" office:value-type="float" office:value="0" calcext:value-type="float">
            <text:p>0</text:p>
          </table:table-cell>
          <table:table-cell table:style-name="ce8" table:formula="of:=[$'FebMarch 2024'.F477]" office:value-type="float" office:value="0" calcext:value-type="float">
            <text:p>0</text:p>
          </table:table-cell>
          <table:table-cell table:style-name="ce8" table:formula="of:=[$'FebMarch 2024'.G477]" office:value-type="float" office:value="0" calcext:value-type="float">
            <text:p>0</text:p>
          </table:table-cell>
          <table:table-cell table:style-name="ce8" table:formula="of:=[$'FebMarch 2024'.H477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78]" office:value-type="float" office:value="0" calcext:value-type="float">
            <text:p>0</text:p>
          </table:table-cell>
          <table:table-cell table:style-name="ce8" table:formula="of:=[$'FebMarch 2024'.D478]" office:value-type="float" office:value="0" calcext:value-type="float">
            <text:p>0</text:p>
          </table:table-cell>
          <table:table-cell table:style-name="ce8" table:formula="of:=[$'FebMarch 2024'.E478]" office:value-type="float" office:value="0" calcext:value-type="float">
            <text:p>0</text:p>
          </table:table-cell>
          <table:table-cell table:style-name="ce8" table:formula="of:=[$'FebMarch 2024'.F478]" office:value-type="float" office:value="0" calcext:value-type="float">
            <text:p>0</text:p>
          </table:table-cell>
          <table:table-cell table:style-name="ce8" table:formula="of:=[$'FebMarch 2024'.G478]" office:value-type="float" office:value="0" calcext:value-type="float">
            <text:p>0</text:p>
          </table:table-cell>
          <table:table-cell table:style-name="ce8" table:formula="of:=[$'FebMarch 2024'.H478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79]" office:value-type="float" office:value="0" calcext:value-type="float">
            <text:p>0</text:p>
          </table:table-cell>
          <table:table-cell table:style-name="ce8" table:formula="of:=[$'FebMarch 2024'.D479]" office:value-type="float" office:value="0" calcext:value-type="float">
            <text:p>0</text:p>
          </table:table-cell>
          <table:table-cell table:style-name="ce8" table:formula="of:=[$'FebMarch 2024'.E479]" office:value-type="float" office:value="0" calcext:value-type="float">
            <text:p>0</text:p>
          </table:table-cell>
          <table:table-cell table:style-name="ce8" table:formula="of:=[$'FebMarch 2024'.F479]" office:value-type="float" office:value="0" calcext:value-type="float">
            <text:p>0</text:p>
          </table:table-cell>
          <table:table-cell table:style-name="ce8" table:formula="of:=[$'FebMarch 2024'.G479]" office:value-type="float" office:value="0" calcext:value-type="float">
            <text:p>0</text:p>
          </table:table-cell>
          <table:table-cell table:style-name="ce8" table:formula="of:=[$'FebMarch 2024'.H479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80]" office:value-type="float" office:value="0" calcext:value-type="float">
            <text:p>0</text:p>
          </table:table-cell>
          <table:table-cell table:style-name="ce8" table:formula="of:=[$'FebMarch 2024'.D480]" office:value-type="float" office:value="0" calcext:value-type="float">
            <text:p>0</text:p>
          </table:table-cell>
          <table:table-cell table:style-name="ce8" table:formula="of:=[$'FebMarch 2024'.E480]" office:value-type="float" office:value="0" calcext:value-type="float">
            <text:p>0</text:p>
          </table:table-cell>
          <table:table-cell table:style-name="ce8" table:formula="of:=[$'FebMarch 2024'.F480]" office:value-type="float" office:value="0" calcext:value-type="float">
            <text:p>0</text:p>
          </table:table-cell>
          <table:table-cell table:style-name="ce8" table:formula="of:=[$'FebMarch 2024'.G480]" office:value-type="float" office:value="0" calcext:value-type="float">
            <text:p>0</text:p>
          </table:table-cell>
          <table:table-cell table:style-name="ce8" table:formula="of:=[$'FebMarch 2024'.H480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81]" office:value-type="float" office:value="0" calcext:value-type="float">
            <text:p>0</text:p>
          </table:table-cell>
          <table:table-cell table:style-name="ce8" table:formula="of:=[$'FebMarch 2024'.D481]" office:value-type="float" office:value="0" calcext:value-type="float">
            <text:p>0</text:p>
          </table:table-cell>
          <table:table-cell table:style-name="ce8" table:formula="of:=[$'FebMarch 2024'.E481]" office:value-type="float" office:value="0" calcext:value-type="float">
            <text:p>0</text:p>
          </table:table-cell>
          <table:table-cell table:style-name="ce8" table:formula="of:=[$'FebMarch 2024'.F481]" office:value-type="float" office:value="0" calcext:value-type="float">
            <text:p>0</text:p>
          </table:table-cell>
          <table:table-cell table:style-name="ce8" table:formula="of:=[$'FebMarch 2024'.G481]" office:value-type="float" office:value="0" calcext:value-type="float">
            <text:p>0</text:p>
          </table:table-cell>
          <table:table-cell table:style-name="ce8" table:formula="of:=[$'FebMarch 2024'.H481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82]" office:value-type="float" office:value="0" calcext:value-type="float">
            <text:p>0</text:p>
          </table:table-cell>
          <table:table-cell table:style-name="ce8" table:formula="of:=[$'FebMarch 2024'.D482]" office:value-type="float" office:value="0" calcext:value-type="float">
            <text:p>0</text:p>
          </table:table-cell>
          <table:table-cell table:style-name="ce8" table:formula="of:=[$'FebMarch 2024'.E482]" office:value-type="float" office:value="0" calcext:value-type="float">
            <text:p>0</text:p>
          </table:table-cell>
          <table:table-cell table:style-name="ce8" table:formula="of:=[$'FebMarch 2024'.F482]" office:value-type="float" office:value="0" calcext:value-type="float">
            <text:p>0</text:p>
          </table:table-cell>
          <table:table-cell table:style-name="ce8" table:formula="of:=[$'FebMarch 2024'.G482]" office:value-type="float" office:value="0" calcext:value-type="float">
            <text:p>0</text:p>
          </table:table-cell>
          <table:table-cell table:style-name="ce8" table:formula="of:=[$'FebMarch 2024'.H482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83]" office:value-type="float" office:value="0" calcext:value-type="float">
            <text:p>0</text:p>
          </table:table-cell>
          <table:table-cell table:style-name="ce8" table:formula="of:=[$'FebMarch 2024'.D483]" office:value-type="float" office:value="0" calcext:value-type="float">
            <text:p>0</text:p>
          </table:table-cell>
          <table:table-cell table:style-name="ce8" table:formula="of:=[$'FebMarch 2024'.E483]" office:value-type="float" office:value="0" calcext:value-type="float">
            <text:p>0</text:p>
          </table:table-cell>
          <table:table-cell table:style-name="ce8" table:formula="of:=[$'FebMarch 2024'.F483]" office:value-type="float" office:value="0" calcext:value-type="float">
            <text:p>0</text:p>
          </table:table-cell>
          <table:table-cell table:style-name="ce8" table:formula="of:=[$'FebMarch 2024'.G483]" office:value-type="float" office:value="0" calcext:value-type="float">
            <text:p>0</text:p>
          </table:table-cell>
          <table:table-cell table:style-name="ce8" table:formula="of:=[$'FebMarch 2024'.H483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84]" office:value-type="float" office:value="0" calcext:value-type="float">
            <text:p>0</text:p>
          </table:table-cell>
          <table:table-cell table:style-name="ce8" table:formula="of:=[$'FebMarch 2024'.D484]" office:value-type="float" office:value="0" calcext:value-type="float">
            <text:p>0</text:p>
          </table:table-cell>
          <table:table-cell table:style-name="ce8" table:formula="of:=[$'FebMarch 2024'.E484]" office:value-type="float" office:value="0" calcext:value-type="float">
            <text:p>0</text:p>
          </table:table-cell>
          <table:table-cell table:style-name="ce8" table:formula="of:=[$'FebMarch 2024'.F484]" office:value-type="float" office:value="0" calcext:value-type="float">
            <text:p>0</text:p>
          </table:table-cell>
          <table:table-cell table:style-name="ce8" table:formula="of:=[$'FebMarch 2024'.G484]" office:value-type="float" office:value="0" calcext:value-type="float">
            <text:p>0</text:p>
          </table:table-cell>
          <table:table-cell table:style-name="ce8" table:formula="of:=[$'FebMarch 2024'.H484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85]" office:value-type="float" office:value="0" calcext:value-type="float">
            <text:p>0</text:p>
          </table:table-cell>
          <table:table-cell table:style-name="ce8" table:formula="of:=[$'FebMarch 2024'.D485]" office:value-type="float" office:value="0" calcext:value-type="float">
            <text:p>0</text:p>
          </table:table-cell>
          <table:table-cell table:style-name="ce8" table:formula="of:=[$'FebMarch 2024'.E485]" office:value-type="float" office:value="0" calcext:value-type="float">
            <text:p>0</text:p>
          </table:table-cell>
          <table:table-cell table:style-name="ce8" table:formula="of:=[$'FebMarch 2024'.F485]" office:value-type="float" office:value="0" calcext:value-type="float">
            <text:p>0</text:p>
          </table:table-cell>
          <table:table-cell table:style-name="ce8" table:formula="of:=[$'FebMarch 2024'.G485]" office:value-type="float" office:value="0" calcext:value-type="float">
            <text:p>0</text:p>
          </table:table-cell>
          <table:table-cell table:style-name="ce8" table:formula="of:=[$'FebMarch 2024'.H485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86]" office:value-type="float" office:value="0" calcext:value-type="float">
            <text:p>0</text:p>
          </table:table-cell>
          <table:table-cell table:style-name="ce8" table:formula="of:=[$'FebMarch 2024'.D486]" office:value-type="float" office:value="0" calcext:value-type="float">
            <text:p>0</text:p>
          </table:table-cell>
          <table:table-cell table:style-name="ce8" table:formula="of:=[$'FebMarch 2024'.E486]" office:value-type="float" office:value="0" calcext:value-type="float">
            <text:p>0</text:p>
          </table:table-cell>
          <table:table-cell table:style-name="ce8" table:formula="of:=[$'FebMarch 2024'.F486]" office:value-type="float" office:value="0" calcext:value-type="float">
            <text:p>0</text:p>
          </table:table-cell>
          <table:table-cell table:style-name="ce8" table:formula="of:=[$'FebMarch 2024'.G486]" office:value-type="float" office:value="0" calcext:value-type="float">
            <text:p>0</text:p>
          </table:table-cell>
          <table:table-cell table:style-name="ce8" table:formula="of:=[$'FebMarch 2024'.H486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87]" office:value-type="float" office:value="0" calcext:value-type="float">
            <text:p>0</text:p>
          </table:table-cell>
          <table:table-cell table:style-name="ce8" table:formula="of:=[$'FebMarch 2024'.D487]" office:value-type="float" office:value="0" calcext:value-type="float">
            <text:p>0</text:p>
          </table:table-cell>
          <table:table-cell table:style-name="ce8" table:formula="of:=[$'FebMarch 2024'.E487]" office:value-type="float" office:value="0" calcext:value-type="float">
            <text:p>0</text:p>
          </table:table-cell>
          <table:table-cell table:style-name="ce8" table:formula="of:=[$'FebMarch 2024'.F487]" office:value-type="float" office:value="0" calcext:value-type="float">
            <text:p>0</text:p>
          </table:table-cell>
          <table:table-cell table:style-name="ce8" table:formula="of:=[$'FebMarch 2024'.G487]" office:value-type="float" office:value="0" calcext:value-type="float">
            <text:p>0</text:p>
          </table:table-cell>
          <table:table-cell table:style-name="ce8" table:formula="of:=[$'FebMarch 2024'.H487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88]" office:value-type="float" office:value="0" calcext:value-type="float">
            <text:p>0</text:p>
          </table:table-cell>
          <table:table-cell table:style-name="ce8" table:formula="of:=[$'FebMarch 2024'.D488]" office:value-type="float" office:value="0" calcext:value-type="float">
            <text:p>0</text:p>
          </table:table-cell>
          <table:table-cell table:style-name="ce8" table:formula="of:=[$'FebMarch 2024'.E488]" office:value-type="float" office:value="0" calcext:value-type="float">
            <text:p>0</text:p>
          </table:table-cell>
          <table:table-cell table:style-name="ce8" table:formula="of:=[$'FebMarch 2024'.F488]" office:value-type="float" office:value="0" calcext:value-type="float">
            <text:p>0</text:p>
          </table:table-cell>
          <table:table-cell table:style-name="ce8" table:formula="of:=[$'FebMarch 2024'.G488]" office:value-type="float" office:value="0" calcext:value-type="float">
            <text:p>0</text:p>
          </table:table-cell>
          <table:table-cell table:style-name="ce8" table:formula="of:=[$'FebMarch 2024'.H488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89]" office:value-type="float" office:value="0" calcext:value-type="float">
            <text:p>0</text:p>
          </table:table-cell>
          <table:table-cell table:style-name="ce8" table:formula="of:=[$'FebMarch 2024'.D489]" office:value-type="float" office:value="0" calcext:value-type="float">
            <text:p>0</text:p>
          </table:table-cell>
          <table:table-cell table:style-name="ce8" table:formula="of:=[$'FebMarch 2024'.E489]" office:value-type="float" office:value="0" calcext:value-type="float">
            <text:p>0</text:p>
          </table:table-cell>
          <table:table-cell table:style-name="ce8" table:formula="of:=[$'FebMarch 2024'.F489]" office:value-type="float" office:value="0" calcext:value-type="float">
            <text:p>0</text:p>
          </table:table-cell>
          <table:table-cell table:style-name="ce8" table:formula="of:=[$'FebMarch 2024'.G489]" office:value-type="float" office:value="0" calcext:value-type="float">
            <text:p>0</text:p>
          </table:table-cell>
          <table:table-cell table:style-name="ce8" table:formula="of:=[$'FebMarch 2024'.H489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90]" office:value-type="float" office:value="0" calcext:value-type="float">
            <text:p>0</text:p>
          </table:table-cell>
          <table:table-cell table:style-name="ce8" table:formula="of:=[$'FebMarch 2024'.D490]" office:value-type="float" office:value="0" calcext:value-type="float">
            <text:p>0</text:p>
          </table:table-cell>
          <table:table-cell table:style-name="ce8" table:formula="of:=[$'FebMarch 2024'.E490]" office:value-type="float" office:value="0" calcext:value-type="float">
            <text:p>0</text:p>
          </table:table-cell>
          <table:table-cell table:style-name="ce8" table:formula="of:=[$'FebMarch 2024'.F490]" office:value-type="float" office:value="0" calcext:value-type="float">
            <text:p>0</text:p>
          </table:table-cell>
          <table:table-cell table:style-name="ce8" table:formula="of:=[$'FebMarch 2024'.G490]" office:value-type="float" office:value="0" calcext:value-type="float">
            <text:p>0</text:p>
          </table:table-cell>
          <table:table-cell table:style-name="ce8" table:formula="of:=[$'FebMarch 2024'.H490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91]" office:value-type="float" office:value="0" calcext:value-type="float">
            <text:p>0</text:p>
          </table:table-cell>
          <table:table-cell table:style-name="ce8" table:formula="of:=[$'FebMarch 2024'.D491]" office:value-type="float" office:value="0" calcext:value-type="float">
            <text:p>0</text:p>
          </table:table-cell>
          <table:table-cell table:style-name="ce8" table:formula="of:=[$'FebMarch 2024'.E491]" office:value-type="float" office:value="0" calcext:value-type="float">
            <text:p>0</text:p>
          </table:table-cell>
          <table:table-cell table:style-name="ce8" table:formula="of:=[$'FebMarch 2024'.F491]" office:value-type="float" office:value="0" calcext:value-type="float">
            <text:p>0</text:p>
          </table:table-cell>
          <table:table-cell table:style-name="ce8" table:formula="of:=[$'FebMarch 2024'.G491]" office:value-type="float" office:value="0" calcext:value-type="float">
            <text:p>0</text:p>
          </table:table-cell>
          <table:table-cell table:style-name="ce8" table:formula="of:=[$'FebMarch 2024'.H491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92]" office:value-type="float" office:value="0" calcext:value-type="float">
            <text:p>0</text:p>
          </table:table-cell>
          <table:table-cell table:style-name="ce8" table:formula="of:=[$'FebMarch 2024'.D492]" office:value-type="float" office:value="0" calcext:value-type="float">
            <text:p>0</text:p>
          </table:table-cell>
          <table:table-cell table:style-name="ce8" table:formula="of:=[$'FebMarch 2024'.E492]" office:value-type="float" office:value="0" calcext:value-type="float">
            <text:p>0</text:p>
          </table:table-cell>
          <table:table-cell table:style-name="ce8" table:formula="of:=[$'FebMarch 2024'.F492]" office:value-type="float" office:value="0" calcext:value-type="float">
            <text:p>0</text:p>
          </table:table-cell>
          <table:table-cell table:style-name="ce8" table:formula="of:=[$'FebMarch 2024'.G492]" office:value-type="float" office:value="0" calcext:value-type="float">
            <text:p>0</text:p>
          </table:table-cell>
          <table:table-cell table:style-name="ce8" table:formula="of:=[$'FebMarch 2024'.H492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93]" office:value-type="float" office:value="0" calcext:value-type="float">
            <text:p>0</text:p>
          </table:table-cell>
          <table:table-cell table:style-name="ce8" table:formula="of:=[$'FebMarch 2024'.D493]" office:value-type="float" office:value="0" calcext:value-type="float">
            <text:p>0</text:p>
          </table:table-cell>
          <table:table-cell table:style-name="ce8" table:formula="of:=[$'FebMarch 2024'.E493]" office:value-type="float" office:value="0" calcext:value-type="float">
            <text:p>0</text:p>
          </table:table-cell>
          <table:table-cell table:style-name="ce8" table:formula="of:=[$'FebMarch 2024'.F493]" office:value-type="float" office:value="0" calcext:value-type="float">
            <text:p>0</text:p>
          </table:table-cell>
          <table:table-cell table:style-name="ce8" table:formula="of:=[$'FebMarch 2024'.G493]" office:value-type="float" office:value="0" calcext:value-type="float">
            <text:p>0</text:p>
          </table:table-cell>
          <table:table-cell table:style-name="ce8" table:formula="of:=[$'FebMarch 2024'.H493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94]" office:value-type="float" office:value="0" calcext:value-type="float">
            <text:p>0</text:p>
          </table:table-cell>
          <table:table-cell table:style-name="ce8" table:formula="of:=[$'FebMarch 2024'.D494]" office:value-type="float" office:value="0" calcext:value-type="float">
            <text:p>0</text:p>
          </table:table-cell>
          <table:table-cell table:style-name="ce8" table:formula="of:=[$'FebMarch 2024'.E494]" office:value-type="float" office:value="0" calcext:value-type="float">
            <text:p>0</text:p>
          </table:table-cell>
          <table:table-cell table:style-name="ce8" table:formula="of:=[$'FebMarch 2024'.F494]" office:value-type="float" office:value="0" calcext:value-type="float">
            <text:p>0</text:p>
          </table:table-cell>
          <table:table-cell table:style-name="ce8" table:formula="of:=[$'FebMarch 2024'.G494]" office:value-type="float" office:value="0" calcext:value-type="float">
            <text:p>0</text:p>
          </table:table-cell>
          <table:table-cell table:style-name="ce8" table:formula="of:=[$'FebMarch 2024'.H494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95]" office:value-type="float" office:value="0" calcext:value-type="float">
            <text:p>0</text:p>
          </table:table-cell>
          <table:table-cell table:style-name="ce8" table:formula="of:=[$'FebMarch 2024'.D495]" office:value-type="float" office:value="0" calcext:value-type="float">
            <text:p>0</text:p>
          </table:table-cell>
          <table:table-cell table:style-name="ce8" table:formula="of:=[$'FebMarch 2024'.E495]" office:value-type="float" office:value="0" calcext:value-type="float">
            <text:p>0</text:p>
          </table:table-cell>
          <table:table-cell table:style-name="ce8" table:formula="of:=[$'FebMarch 2024'.F495]" office:value-type="float" office:value="0" calcext:value-type="float">
            <text:p>0</text:p>
          </table:table-cell>
          <table:table-cell table:style-name="ce8" table:formula="of:=[$'FebMarch 2024'.G495]" office:value-type="float" office:value="0" calcext:value-type="float">
            <text:p>0</text:p>
          </table:table-cell>
          <table:table-cell table:style-name="ce8" table:formula="of:=[$'FebMarch 2024'.H495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96]" office:value-type="float" office:value="0" calcext:value-type="float">
            <text:p>0</text:p>
          </table:table-cell>
          <table:table-cell table:style-name="ce8" table:formula="of:=[$'FebMarch 2024'.D496]" office:value-type="float" office:value="0" calcext:value-type="float">
            <text:p>0</text:p>
          </table:table-cell>
          <table:table-cell table:style-name="ce8" table:formula="of:=[$'FebMarch 2024'.E496]" office:value-type="float" office:value="0" calcext:value-type="float">
            <text:p>0</text:p>
          </table:table-cell>
          <table:table-cell table:style-name="ce8" table:formula="of:=[$'FebMarch 2024'.F496]" office:value-type="float" office:value="0" calcext:value-type="float">
            <text:p>0</text:p>
          </table:table-cell>
          <table:table-cell table:style-name="ce8" table:formula="of:=[$'FebMarch 2024'.G496]" office:value-type="float" office:value="0" calcext:value-type="float">
            <text:p>0</text:p>
          </table:table-cell>
          <table:table-cell table:style-name="ce8" table:formula="of:=[$'FebMarch 2024'.H496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97]" office:value-type="float" office:value="0" calcext:value-type="float">
            <text:p>0</text:p>
          </table:table-cell>
          <table:table-cell table:style-name="ce8" table:formula="of:=[$'FebMarch 2024'.D497]" office:value-type="float" office:value="0" calcext:value-type="float">
            <text:p>0</text:p>
          </table:table-cell>
          <table:table-cell table:style-name="ce8" table:formula="of:=[$'FebMarch 2024'.E497]" office:value-type="float" office:value="0" calcext:value-type="float">
            <text:p>0</text:p>
          </table:table-cell>
          <table:table-cell table:style-name="ce8" table:formula="of:=[$'FebMarch 2024'.F497]" office:value-type="float" office:value="0" calcext:value-type="float">
            <text:p>0</text:p>
          </table:table-cell>
          <table:table-cell table:style-name="ce8" table:formula="of:=[$'FebMarch 2024'.G497]" office:value-type="float" office:value="0" calcext:value-type="float">
            <text:p>0</text:p>
          </table:table-cell>
          <table:table-cell table:style-name="ce8" table:formula="of:=[$'FebMarch 2024'.H497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98]" office:value-type="float" office:value="0" calcext:value-type="float">
            <text:p>0</text:p>
          </table:table-cell>
          <table:table-cell table:style-name="ce8" table:formula="of:=[$'FebMarch 2024'.D498]" office:value-type="float" office:value="0" calcext:value-type="float">
            <text:p>0</text:p>
          </table:table-cell>
          <table:table-cell table:style-name="ce8" table:formula="of:=[$'FebMarch 2024'.E498]" office:value-type="float" office:value="0" calcext:value-type="float">
            <text:p>0</text:p>
          </table:table-cell>
          <table:table-cell table:style-name="ce8" table:formula="of:=[$'FebMarch 2024'.F498]" office:value-type="float" office:value="0" calcext:value-type="float">
            <text:p>0</text:p>
          </table:table-cell>
          <table:table-cell table:style-name="ce8" table:formula="of:=[$'FebMarch 2024'.G498]" office:value-type="float" office:value="0" calcext:value-type="float">
            <text:p>0</text:p>
          </table:table-cell>
          <table:table-cell table:style-name="ce8" table:formula="of:=[$'FebMarch 2024'.H498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499]" office:value-type="float" office:value="0" calcext:value-type="float">
            <text:p>0</text:p>
          </table:table-cell>
          <table:table-cell table:style-name="ce8" table:formula="of:=[$'FebMarch 2024'.D499]" office:value-type="float" office:value="0" calcext:value-type="float">
            <text:p>0</text:p>
          </table:table-cell>
          <table:table-cell table:style-name="ce8" table:formula="of:=[$'FebMarch 2024'.E499]" office:value-type="float" office:value="0" calcext:value-type="float">
            <text:p>0</text:p>
          </table:table-cell>
          <table:table-cell table:style-name="ce8" table:formula="of:=[$'FebMarch 2024'.F499]" office:value-type="float" office:value="0" calcext:value-type="float">
            <text:p>0</text:p>
          </table:table-cell>
          <table:table-cell table:style-name="ce8" table:formula="of:=[$'FebMarch 2024'.G499]" office:value-type="float" office:value="0" calcext:value-type="float">
            <text:p>0</text:p>
          </table:table-cell>
          <table:table-cell table:style-name="ce8" table:formula="of:=[$'FebMarch 2024'.H499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500]" office:value-type="float" office:value="0" calcext:value-type="float">
            <text:p>0</text:p>
          </table:table-cell>
          <table:table-cell table:style-name="ce8" table:formula="of:=[$'FebMarch 2024'.D500]" office:value-type="float" office:value="0" calcext:value-type="float">
            <text:p>0</text:p>
          </table:table-cell>
          <table:table-cell table:style-name="ce8" table:formula="of:=[$'FebMarch 2024'.E500]" office:value-type="float" office:value="0" calcext:value-type="float">
            <text:p>0</text:p>
          </table:table-cell>
          <table:table-cell table:style-name="ce8" table:formula="of:=[$'FebMarch 2024'.F500]" office:value-type="float" office:value="0" calcext:value-type="float">
            <text:p>0</text:p>
          </table:table-cell>
          <table:table-cell table:style-name="ce8" table:formula="of:=[$'FebMarch 2024'.G500]" office:value-type="float" office:value="0" calcext:value-type="float">
            <text:p>0</text:p>
          </table:table-cell>
          <table:table-cell table:style-name="ce8" table:formula="of:=[$'FebMarch 2024'.H500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501]" office:value-type="float" office:value="0" calcext:value-type="float">
            <text:p>0</text:p>
          </table:table-cell>
          <table:table-cell table:style-name="ce8" table:formula="of:=[$'FebMarch 2024'.D501]" office:value-type="float" office:value="0" calcext:value-type="float">
            <text:p>0</text:p>
          </table:table-cell>
          <table:table-cell table:style-name="ce8" table:formula="of:=[$'FebMarch 2024'.E501]" office:value-type="float" office:value="0" calcext:value-type="float">
            <text:p>0</text:p>
          </table:table-cell>
          <table:table-cell table:style-name="ce8" table:formula="of:=[$'FebMarch 2024'.F501]" office:value-type="float" office:value="0" calcext:value-type="float">
            <text:p>0</text:p>
          </table:table-cell>
          <table:table-cell table:style-name="ce8" table:formula="of:=[$'FebMarch 2024'.G501]" office:value-type="float" office:value="0" calcext:value-type="float">
            <text:p>0</text:p>
          </table:table-cell>
          <table:table-cell table:style-name="ce8" table:formula="of:=[$'FebMarch 2024'.H501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502]" office:value-type="float" office:value="0" calcext:value-type="float">
            <text:p>0</text:p>
          </table:table-cell>
          <table:table-cell table:style-name="ce8" table:formula="of:=[$'FebMarch 2024'.D502]" office:value-type="float" office:value="0" calcext:value-type="float">
            <text:p>0</text:p>
          </table:table-cell>
          <table:table-cell table:style-name="ce8" table:formula="of:=[$'FebMarch 2024'.E502]" office:value-type="float" office:value="0" calcext:value-type="float">
            <text:p>0</text:p>
          </table:table-cell>
          <table:table-cell table:style-name="ce8" table:formula="of:=[$'FebMarch 2024'.F502]" office:value-type="float" office:value="0" calcext:value-type="float">
            <text:p>0</text:p>
          </table:table-cell>
          <table:table-cell table:style-name="ce8" table:formula="of:=[$'FebMarch 2024'.G502]" office:value-type="float" office:value="0" calcext:value-type="float">
            <text:p>0</text:p>
          </table:table-cell>
          <table:table-cell table:style-name="ce8" table:formula="of:=[$'FebMarch 2024'.H502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503]" office:value-type="float" office:value="0" calcext:value-type="float">
            <text:p>0</text:p>
          </table:table-cell>
          <table:table-cell table:style-name="ce8" table:formula="of:=[$'FebMarch 2024'.D503]" office:value-type="float" office:value="0" calcext:value-type="float">
            <text:p>0</text:p>
          </table:table-cell>
          <table:table-cell table:style-name="ce8" table:formula="of:=[$'FebMarch 2024'.E503]" office:value-type="float" office:value="0" calcext:value-type="float">
            <text:p>0</text:p>
          </table:table-cell>
          <table:table-cell table:style-name="ce8" table:formula="of:=[$'FebMarch 2024'.F503]" office:value-type="float" office:value="0" calcext:value-type="float">
            <text:p>0</text:p>
          </table:table-cell>
          <table:table-cell table:style-name="ce8" table:formula="of:=[$'FebMarch 2024'.G503]" office:value-type="float" office:value="0" calcext:value-type="float">
            <text:p>0</text:p>
          </table:table-cell>
          <table:table-cell table:style-name="ce8" table:formula="of:=[$'FebMarch 2024'.H503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504]" office:value-type="float" office:value="0" calcext:value-type="float">
            <text:p>0</text:p>
          </table:table-cell>
          <table:table-cell table:style-name="ce8" table:formula="of:=[$'FebMarch 2024'.D504]" office:value-type="float" office:value="0" calcext:value-type="float">
            <text:p>0</text:p>
          </table:table-cell>
          <table:table-cell table:style-name="ce8" table:formula="of:=[$'FebMarch 2024'.E504]" office:value-type="float" office:value="0" calcext:value-type="float">
            <text:p>0</text:p>
          </table:table-cell>
          <table:table-cell table:style-name="ce8" table:formula="of:=[$'FebMarch 2024'.F504]" office:value-type="float" office:value="0" calcext:value-type="float">
            <text:p>0</text:p>
          </table:table-cell>
          <table:table-cell table:style-name="ce8" table:formula="of:=[$'FebMarch 2024'.G504]" office:value-type="float" office:value="0" calcext:value-type="float">
            <text:p>0</text:p>
          </table:table-cell>
          <table:table-cell table:style-name="ce8" table:formula="of:=[$'FebMarch 2024'.H504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505]" office:value-type="float" office:value="0" calcext:value-type="float">
            <text:p>0</text:p>
          </table:table-cell>
          <table:table-cell table:style-name="ce8" table:formula="of:=[$'FebMarch 2024'.D505]" office:value-type="float" office:value="0" calcext:value-type="float">
            <text:p>0</text:p>
          </table:table-cell>
          <table:table-cell table:style-name="ce8" table:formula="of:=[$'FebMarch 2024'.E505]" office:value-type="float" office:value="0" calcext:value-type="float">
            <text:p>0</text:p>
          </table:table-cell>
          <table:table-cell table:style-name="ce8" table:formula="of:=[$'FebMarch 2024'.F505]" office:value-type="float" office:value="0" calcext:value-type="float">
            <text:p>0</text:p>
          </table:table-cell>
          <table:table-cell table:style-name="ce8" table:formula="of:=[$'FebMarch 2024'.G505]" office:value-type="float" office:value="0" calcext:value-type="float">
            <text:p>0</text:p>
          </table:table-cell>
          <table:table-cell table:style-name="ce8" table:formula="of:=[$'FebMarch 2024'.H505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506]" office:value-type="float" office:value="0" calcext:value-type="float">
            <text:p>0</text:p>
          </table:table-cell>
          <table:table-cell table:style-name="ce8" table:formula="of:=[$'FebMarch 2024'.D506]" office:value-type="float" office:value="0" calcext:value-type="float">
            <text:p>0</text:p>
          </table:table-cell>
          <table:table-cell table:style-name="ce8" table:formula="of:=[$'FebMarch 2024'.E506]" office:value-type="float" office:value="0" calcext:value-type="float">
            <text:p>0</text:p>
          </table:table-cell>
          <table:table-cell table:style-name="ce8" table:formula="of:=[$'FebMarch 2024'.F506]" office:value-type="float" office:value="0" calcext:value-type="float">
            <text:p>0</text:p>
          </table:table-cell>
          <table:table-cell table:style-name="ce8" table:formula="of:=[$'FebMarch 2024'.G506]" office:value-type="float" office:value="0" calcext:value-type="float">
            <text:p>0</text:p>
          </table:table-cell>
          <table:table-cell table:style-name="ce8" table:formula="of:=[$'FebMarch 2024'.H506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507]" office:value-type="float" office:value="0" calcext:value-type="float">
            <text:p>0</text:p>
          </table:table-cell>
          <table:table-cell table:style-name="ce8" table:formula="of:=[$'FebMarch 2024'.D507]" office:value-type="float" office:value="0" calcext:value-type="float">
            <text:p>0</text:p>
          </table:table-cell>
          <table:table-cell table:style-name="ce8" table:formula="of:=[$'FebMarch 2024'.E507]" office:value-type="float" office:value="0" calcext:value-type="float">
            <text:p>0</text:p>
          </table:table-cell>
          <table:table-cell table:style-name="ce8" table:formula="of:=[$'FebMarch 2024'.F507]" office:value-type="float" office:value="0" calcext:value-type="float">
            <text:p>0</text:p>
          </table:table-cell>
          <table:table-cell table:style-name="ce8" table:formula="of:=[$'FebMarch 2024'.G507]" office:value-type="float" office:value="0" calcext:value-type="float">
            <text:p>0</text:p>
          </table:table-cell>
          <table:table-cell table:style-name="ce8" table:formula="of:=[$'FebMarch 2024'.H507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508]" office:value-type="float" office:value="0" calcext:value-type="float">
            <text:p>0</text:p>
          </table:table-cell>
          <table:table-cell table:style-name="ce8" table:formula="of:=[$'FebMarch 2024'.D508]" office:value-type="float" office:value="0" calcext:value-type="float">
            <text:p>0</text:p>
          </table:table-cell>
          <table:table-cell table:style-name="ce8" table:formula="of:=[$'FebMarch 2024'.E508]" office:value-type="float" office:value="0" calcext:value-type="float">
            <text:p>0</text:p>
          </table:table-cell>
          <table:table-cell table:style-name="ce8" table:formula="of:=[$'FebMarch 2024'.F508]" office:value-type="float" office:value="0" calcext:value-type="float">
            <text:p>0</text:p>
          </table:table-cell>
          <table:table-cell table:style-name="ce8" table:formula="of:=[$'FebMarch 2024'.G508]" office:value-type="float" office:value="0" calcext:value-type="float">
            <text:p>0</text:p>
          </table:table-cell>
          <table:table-cell table:style-name="ce8" table:formula="of:=[$'FebMarch 2024'.H508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509]" office:value-type="float" office:value="0" calcext:value-type="float">
            <text:p>0</text:p>
          </table:table-cell>
          <table:table-cell table:style-name="ce8" table:formula="of:=[$'FebMarch 2024'.D509]" office:value-type="float" office:value="0" calcext:value-type="float">
            <text:p>0</text:p>
          </table:table-cell>
          <table:table-cell table:style-name="ce8" table:formula="of:=[$'FebMarch 2024'.E509]" office:value-type="float" office:value="0" calcext:value-type="float">
            <text:p>0</text:p>
          </table:table-cell>
          <table:table-cell table:style-name="ce8" table:formula="of:=[$'FebMarch 2024'.F509]" office:value-type="float" office:value="0" calcext:value-type="float">
            <text:p>0</text:p>
          </table:table-cell>
          <table:table-cell table:style-name="ce8" table:formula="of:=[$'FebMarch 2024'.G509]" office:value-type="float" office:value="0" calcext:value-type="float">
            <text:p>0</text:p>
          </table:table-cell>
          <table:table-cell table:style-name="ce8" table:formula="of:=[$'FebMarch 2024'.H509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510]" office:value-type="float" office:value="0" calcext:value-type="float">
            <text:p>0</text:p>
          </table:table-cell>
          <table:table-cell table:style-name="ce8" table:formula="of:=[$'FebMarch 2024'.D510]" office:value-type="float" office:value="0" calcext:value-type="float">
            <text:p>0</text:p>
          </table:table-cell>
          <table:table-cell table:style-name="ce8" table:formula="of:=[$'FebMarch 2024'.E510]" office:value-type="float" office:value="0" calcext:value-type="float">
            <text:p>0</text:p>
          </table:table-cell>
          <table:table-cell table:style-name="ce8" table:formula="of:=[$'FebMarch 2024'.F510]" office:value-type="float" office:value="0" calcext:value-type="float">
            <text:p>0</text:p>
          </table:table-cell>
          <table:table-cell table:style-name="ce8" table:formula="of:=[$'FebMarch 2024'.G510]" office:value-type="float" office:value="0" calcext:value-type="float">
            <text:p>0</text:p>
          </table:table-cell>
          <table:table-cell table:style-name="ce8" table:formula="of:=[$'FebMarch 2024'.H510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511]" office:value-type="float" office:value="0" calcext:value-type="float">
            <text:p>0</text:p>
          </table:table-cell>
          <table:table-cell table:style-name="ce8" table:formula="of:=[$'FebMarch 2024'.D511]" office:value-type="float" office:value="0" calcext:value-type="float">
            <text:p>0</text:p>
          </table:table-cell>
          <table:table-cell table:style-name="ce8" table:formula="of:=[$'FebMarch 2024'.E511]" office:value-type="float" office:value="0" calcext:value-type="float">
            <text:p>0</text:p>
          </table:table-cell>
          <table:table-cell table:style-name="ce8" table:formula="of:=[$'FebMarch 2024'.F511]" office:value-type="float" office:value="0" calcext:value-type="float">
            <text:p>0</text:p>
          </table:table-cell>
          <table:table-cell table:style-name="ce8" table:formula="of:=[$'FebMarch 2024'.G511]" office:value-type="float" office:value="0" calcext:value-type="float">
            <text:p>0</text:p>
          </table:table-cell>
          <table:table-cell table:style-name="ce8" table:formula="of:=[$'FebMarch 2024'.H511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512]" office:value-type="float" office:value="0" calcext:value-type="float">
            <text:p>0</text:p>
          </table:table-cell>
          <table:table-cell table:style-name="ce8" table:formula="of:=[$'FebMarch 2024'.D512]" office:value-type="float" office:value="0" calcext:value-type="float">
            <text:p>0</text:p>
          </table:table-cell>
          <table:table-cell table:style-name="ce8" table:formula="of:=[$'FebMarch 2024'.E512]" office:value-type="float" office:value="0" calcext:value-type="float">
            <text:p>0</text:p>
          </table:table-cell>
          <table:table-cell table:style-name="ce8" table:formula="of:=[$'FebMarch 2024'.F512]" office:value-type="float" office:value="0" calcext:value-type="float">
            <text:p>0</text:p>
          </table:table-cell>
          <table:table-cell table:style-name="ce8" table:formula="of:=[$'FebMarch 2024'.G512]" office:value-type="float" office:value="0" calcext:value-type="float">
            <text:p>0</text:p>
          </table:table-cell>
          <table:table-cell table:style-name="ce8" table:formula="of:=[$'FebMarch 2024'.H512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513]" office:value-type="float" office:value="0" calcext:value-type="float">
            <text:p>0</text:p>
          </table:table-cell>
          <table:table-cell table:style-name="ce8" table:formula="of:=[$'FebMarch 2024'.D513]" office:value-type="float" office:value="0" calcext:value-type="float">
            <text:p>0</text:p>
          </table:table-cell>
          <table:table-cell table:style-name="ce8" table:formula="of:=[$'FebMarch 2024'.E513]" office:value-type="float" office:value="0" calcext:value-type="float">
            <text:p>0</text:p>
          </table:table-cell>
          <table:table-cell table:style-name="ce8" table:formula="of:=[$'FebMarch 2024'.F513]" office:value-type="float" office:value="0" calcext:value-type="float">
            <text:p>0</text:p>
          </table:table-cell>
          <table:table-cell table:style-name="ce8" table:formula="of:=[$'FebMarch 2024'.G513]" office:value-type="float" office:value="0" calcext:value-type="float">
            <text:p>0</text:p>
          </table:table-cell>
          <table:table-cell table:style-name="ce8" table:formula="of:=[$'FebMarch 2024'.H513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514]" office:value-type="float" office:value="0" calcext:value-type="float">
            <text:p>0</text:p>
          </table:table-cell>
          <table:table-cell table:style-name="ce8" table:formula="of:=[$'FebMarch 2024'.D514]" office:value-type="float" office:value="0" calcext:value-type="float">
            <text:p>0</text:p>
          </table:table-cell>
          <table:table-cell table:style-name="ce8" table:formula="of:=[$'FebMarch 2024'.E514]" office:value-type="float" office:value="0" calcext:value-type="float">
            <text:p>0</text:p>
          </table:table-cell>
          <table:table-cell table:style-name="ce8" table:formula="of:=[$'FebMarch 2024'.F514]" office:value-type="float" office:value="0" calcext:value-type="float">
            <text:p>0</text:p>
          </table:table-cell>
          <table:table-cell table:style-name="ce8" table:formula="of:=[$'FebMarch 2024'.G514]" office:value-type="float" office:value="0" calcext:value-type="float">
            <text:p>0</text:p>
          </table:table-cell>
          <table:table-cell table:style-name="ce8" table:formula="of:=[$'FebMarch 2024'.H514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515]" office:value-type="float" office:value="0" calcext:value-type="float">
            <text:p>0</text:p>
          </table:table-cell>
          <table:table-cell table:style-name="ce8" table:formula="of:=[$'FebMarch 2024'.D515]" office:value-type="float" office:value="0" calcext:value-type="float">
            <text:p>0</text:p>
          </table:table-cell>
          <table:table-cell table:style-name="ce8" table:formula="of:=[$'FebMarch 2024'.E515]" office:value-type="float" office:value="0" calcext:value-type="float">
            <text:p>0</text:p>
          </table:table-cell>
          <table:table-cell table:style-name="ce8" table:formula="of:=[$'FebMarch 2024'.F515]" office:value-type="float" office:value="0" calcext:value-type="float">
            <text:p>0</text:p>
          </table:table-cell>
          <table:table-cell table:style-name="ce8" table:formula="of:=[$'FebMarch 2024'.G515]" office:value-type="float" office:value="0" calcext:value-type="float">
            <text:p>0</text:p>
          </table:table-cell>
          <table:table-cell table:style-name="ce8" table:formula="of:=[$'FebMarch 2024'.H515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516]" office:value-type="float" office:value="0" calcext:value-type="float">
            <text:p>0</text:p>
          </table:table-cell>
          <table:table-cell table:style-name="ce8" table:formula="of:=[$'FebMarch 2024'.D516]" office:value-type="float" office:value="0" calcext:value-type="float">
            <text:p>0</text:p>
          </table:table-cell>
          <table:table-cell table:style-name="ce8" table:formula="of:=[$'FebMarch 2024'.E516]" office:value-type="float" office:value="0" calcext:value-type="float">
            <text:p>0</text:p>
          </table:table-cell>
          <table:table-cell table:style-name="ce8" table:formula="of:=[$'FebMarch 2024'.F516]" office:value-type="float" office:value="0" calcext:value-type="float">
            <text:p>0</text:p>
          </table:table-cell>
          <table:table-cell table:style-name="ce8" table:formula="of:=[$'FebMarch 2024'.G516]" office:value-type="float" office:value="0" calcext:value-type="float">
            <text:p>0</text:p>
          </table:table-cell>
          <table:table-cell table:style-name="ce8" table:formula="of:=[$'FebMarch 2024'.H516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517]" office:value-type="float" office:value="0" calcext:value-type="float">
            <text:p>0</text:p>
          </table:table-cell>
          <table:table-cell table:style-name="ce8" table:formula="of:=[$'FebMarch 2024'.D517]" office:value-type="float" office:value="0" calcext:value-type="float">
            <text:p>0</text:p>
          </table:table-cell>
          <table:table-cell table:style-name="ce8" table:formula="of:=[$'FebMarch 2024'.E517]" office:value-type="float" office:value="0" calcext:value-type="float">
            <text:p>0</text:p>
          </table:table-cell>
          <table:table-cell table:style-name="ce8" table:formula="of:=[$'FebMarch 2024'.F517]" office:value-type="float" office:value="0" calcext:value-type="float">
            <text:p>0</text:p>
          </table:table-cell>
          <table:table-cell table:style-name="ce8" table:formula="of:=[$'FebMarch 2024'.G517]" office:value-type="float" office:value="0" calcext:value-type="float">
            <text:p>0</text:p>
          </table:table-cell>
          <table:table-cell table:style-name="ce8" table:formula="of:=[$'FebMarch 2024'.H517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518]" office:value-type="float" office:value="0" calcext:value-type="float">
            <text:p>0</text:p>
          </table:table-cell>
          <table:table-cell table:style-name="ce8" table:formula="of:=[$'FebMarch 2024'.D518]" office:value-type="float" office:value="0" calcext:value-type="float">
            <text:p>0</text:p>
          </table:table-cell>
          <table:table-cell table:style-name="ce8" table:formula="of:=[$'FebMarch 2024'.E518]" office:value-type="float" office:value="0" calcext:value-type="float">
            <text:p>0</text:p>
          </table:table-cell>
          <table:table-cell table:style-name="ce8" table:formula="of:=[$'FebMarch 2024'.F518]" office:value-type="float" office:value="0" calcext:value-type="float">
            <text:p>0</text:p>
          </table:table-cell>
          <table:table-cell table:style-name="ce8" table:formula="of:=[$'FebMarch 2024'.G518]" office:value-type="float" office:value="0" calcext:value-type="float">
            <text:p>0</text:p>
          </table:table-cell>
          <table:table-cell table:style-name="ce8" table:formula="of:=[$'FebMarch 2024'.H518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519]" office:value-type="float" office:value="0" calcext:value-type="float">
            <text:p>0</text:p>
          </table:table-cell>
          <table:table-cell table:style-name="ce8" table:formula="of:=[$'FebMarch 2024'.D519]" office:value-type="float" office:value="0" calcext:value-type="float">
            <text:p>0</text:p>
          </table:table-cell>
          <table:table-cell table:style-name="ce8" table:formula="of:=[$'FebMarch 2024'.E519]" office:value-type="float" office:value="0" calcext:value-type="float">
            <text:p>0</text:p>
          </table:table-cell>
          <table:table-cell table:style-name="ce8" table:formula="of:=[$'FebMarch 2024'.F519]" office:value-type="float" office:value="0" calcext:value-type="float">
            <text:p>0</text:p>
          </table:table-cell>
          <table:table-cell table:style-name="ce8" table:formula="of:=[$'FebMarch 2024'.G519]" office:value-type="float" office:value="0" calcext:value-type="float">
            <text:p>0</text:p>
          </table:table-cell>
          <table:table-cell table:style-name="ce8" table:formula="of:=[$'FebMarch 2024'.H519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520]" office:value-type="float" office:value="0" calcext:value-type="float">
            <text:p>0</text:p>
          </table:table-cell>
          <table:table-cell table:style-name="ce8" table:formula="of:=[$'FebMarch 2024'.D520]" office:value-type="float" office:value="0" calcext:value-type="float">
            <text:p>0</text:p>
          </table:table-cell>
          <table:table-cell table:style-name="ce8" table:formula="of:=[$'FebMarch 2024'.E520]" office:value-type="float" office:value="0" calcext:value-type="float">
            <text:p>0</text:p>
          </table:table-cell>
          <table:table-cell table:style-name="ce8" table:formula="of:=[$'FebMarch 2024'.F520]" office:value-type="float" office:value="0" calcext:value-type="float">
            <text:p>0</text:p>
          </table:table-cell>
          <table:table-cell table:style-name="ce8" table:formula="of:=[$'FebMarch 2024'.G520]" office:value-type="float" office:value="0" calcext:value-type="float">
            <text:p>0</text:p>
          </table:table-cell>
          <table:table-cell table:style-name="ce8" table:formula="of:=[$'FebMarch 2024'.H520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521]" office:value-type="float" office:value="0" calcext:value-type="float">
            <text:p>0</text:p>
          </table:table-cell>
          <table:table-cell table:style-name="ce8" table:formula="of:=[$'FebMarch 2024'.D521]" office:value-type="float" office:value="0" calcext:value-type="float">
            <text:p>0</text:p>
          </table:table-cell>
          <table:table-cell table:style-name="ce8" table:formula="of:=[$'FebMarch 2024'.E521]" office:value-type="float" office:value="0" calcext:value-type="float">
            <text:p>0</text:p>
          </table:table-cell>
          <table:table-cell table:style-name="ce8" table:formula="of:=[$'FebMarch 2024'.F521]" office:value-type="float" office:value="0" calcext:value-type="float">
            <text:p>0</text:p>
          </table:table-cell>
          <table:table-cell table:style-name="ce8" table:formula="of:=[$'FebMarch 2024'.G521]" office:value-type="float" office:value="0" calcext:value-type="float">
            <text:p>0</text:p>
          </table:table-cell>
          <table:table-cell table:style-name="ce8" table:formula="of:=[$'FebMarch 2024'.H521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522]" office:value-type="float" office:value="0" calcext:value-type="float">
            <text:p>0</text:p>
          </table:table-cell>
          <table:table-cell table:style-name="ce8" table:formula="of:=[$'FebMarch 2024'.D522]" office:value-type="float" office:value="0" calcext:value-type="float">
            <text:p>0</text:p>
          </table:table-cell>
          <table:table-cell table:style-name="ce8" table:formula="of:=[$'FebMarch 2024'.E522]" office:value-type="float" office:value="0" calcext:value-type="float">
            <text:p>0</text:p>
          </table:table-cell>
          <table:table-cell table:style-name="ce8" table:formula="of:=[$'FebMarch 2024'.F522]" office:value-type="float" office:value="0" calcext:value-type="float">
            <text:p>0</text:p>
          </table:table-cell>
          <table:table-cell table:style-name="ce8" table:formula="of:=[$'FebMarch 2024'.G522]" office:value-type="float" office:value="0" calcext:value-type="float">
            <text:p>0</text:p>
          </table:table-cell>
          <table:table-cell table:style-name="ce8" table:formula="of:=[$'FebMarch 2024'.H522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523]" office:value-type="float" office:value="0" calcext:value-type="float">
            <text:p>0</text:p>
          </table:table-cell>
          <table:table-cell table:style-name="ce8" table:formula="of:=[$'FebMarch 2024'.D523]" office:value-type="float" office:value="0" calcext:value-type="float">
            <text:p>0</text:p>
          </table:table-cell>
          <table:table-cell table:style-name="ce8" table:formula="of:=[$'FebMarch 2024'.E523]" office:value-type="float" office:value="0" calcext:value-type="float">
            <text:p>0</text:p>
          </table:table-cell>
          <table:table-cell table:style-name="ce8" table:formula="of:=[$'FebMarch 2024'.F523]" office:value-type="float" office:value="0" calcext:value-type="float">
            <text:p>0</text:p>
          </table:table-cell>
          <table:table-cell table:style-name="ce8" table:formula="of:=[$'FebMarch 2024'.G523]" office:value-type="float" office:value="0" calcext:value-type="float">
            <text:p>0</text:p>
          </table:table-cell>
          <table:table-cell table:style-name="ce8" table:formula="of:=[$'FebMarch 2024'.H523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524]" office:value-type="float" office:value="0" calcext:value-type="float">
            <text:p>0</text:p>
          </table:table-cell>
          <table:table-cell table:style-name="ce8" table:formula="of:=[$'FebMarch 2024'.D524]" office:value-type="float" office:value="0" calcext:value-type="float">
            <text:p>0</text:p>
          </table:table-cell>
          <table:table-cell table:style-name="ce8" table:formula="of:=[$'FebMarch 2024'.E524]" office:value-type="float" office:value="0" calcext:value-type="float">
            <text:p>0</text:p>
          </table:table-cell>
          <table:table-cell table:style-name="ce8" table:formula="of:=[$'FebMarch 2024'.F524]" office:value-type="float" office:value="0" calcext:value-type="float">
            <text:p>0</text:p>
          </table:table-cell>
          <table:table-cell table:style-name="ce8" table:formula="of:=[$'FebMarch 2024'.G524]" office:value-type="float" office:value="0" calcext:value-type="float">
            <text:p>0</text:p>
          </table:table-cell>
          <table:table-cell table:style-name="ce8" table:formula="of:=[$'FebMarch 2024'.H524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525]" office:value-type="float" office:value="0" calcext:value-type="float">
            <text:p>0</text:p>
          </table:table-cell>
          <table:table-cell table:style-name="ce8" table:formula="of:=[$'FebMarch 2024'.D525]" office:value-type="float" office:value="0" calcext:value-type="float">
            <text:p>0</text:p>
          </table:table-cell>
          <table:table-cell table:style-name="ce8" table:formula="of:=[$'FebMarch 2024'.E525]" office:value-type="float" office:value="0" calcext:value-type="float">
            <text:p>0</text:p>
          </table:table-cell>
          <table:table-cell table:style-name="ce8" table:formula="of:=[$'FebMarch 2024'.F525]" office:value-type="float" office:value="0" calcext:value-type="float">
            <text:p>0</text:p>
          </table:table-cell>
          <table:table-cell table:style-name="ce8" table:formula="of:=[$'FebMarch 2024'.G525]" office:value-type="float" office:value="0" calcext:value-type="float">
            <text:p>0</text:p>
          </table:table-cell>
          <table:table-cell table:style-name="ce8" table:formula="of:=[$'FebMarch 2024'.H525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526]" office:value-type="float" office:value="0" calcext:value-type="float">
            <text:p>0</text:p>
          </table:table-cell>
          <table:table-cell table:style-name="ce8" table:formula="of:=[$'FebMarch 2024'.D526]" office:value-type="float" office:value="0" calcext:value-type="float">
            <text:p>0</text:p>
          </table:table-cell>
          <table:table-cell table:style-name="ce8" table:formula="of:=[$'FebMarch 2024'.E526]" office:value-type="float" office:value="0" calcext:value-type="float">
            <text:p>0</text:p>
          </table:table-cell>
          <table:table-cell table:style-name="ce8" table:formula="of:=[$'FebMarch 2024'.F526]" office:value-type="float" office:value="0" calcext:value-type="float">
            <text:p>0</text:p>
          </table:table-cell>
          <table:table-cell table:style-name="ce8" table:formula="of:=[$'FebMarch 2024'.G526]" office:value-type="float" office:value="0" calcext:value-type="float">
            <text:p>0</text:p>
          </table:table-cell>
          <table:table-cell table:style-name="ce8" table:formula="of:=[$'FebMarch 2024'.H526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527]" office:value-type="float" office:value="0" calcext:value-type="float">
            <text:p>0</text:p>
          </table:table-cell>
          <table:table-cell table:style-name="ce8" table:formula="of:=[$'FebMarch 2024'.D527]" office:value-type="float" office:value="0" calcext:value-type="float">
            <text:p>0</text:p>
          </table:table-cell>
          <table:table-cell table:style-name="ce8" table:formula="of:=[$'FebMarch 2024'.E527]" office:value-type="float" office:value="0" calcext:value-type="float">
            <text:p>0</text:p>
          </table:table-cell>
          <table:table-cell table:style-name="ce8" table:formula="of:=[$'FebMarch 2024'.F527]" office:value-type="float" office:value="0" calcext:value-type="float">
            <text:p>0</text:p>
          </table:table-cell>
          <table:table-cell table:style-name="ce8" table:formula="of:=[$'FebMarch 2024'.G527]" office:value-type="float" office:value="0" calcext:value-type="float">
            <text:p>0</text:p>
          </table:table-cell>
          <table:table-cell table:style-name="ce8" table:formula="of:=[$'FebMarch 2024'.H527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528]" office:value-type="float" office:value="0" calcext:value-type="float">
            <text:p>0</text:p>
          </table:table-cell>
          <table:table-cell table:style-name="ce8" table:formula="of:=[$'FebMarch 2024'.D528]" office:value-type="float" office:value="0" calcext:value-type="float">
            <text:p>0</text:p>
          </table:table-cell>
          <table:table-cell table:style-name="ce8" table:formula="of:=[$'FebMarch 2024'.E528]" office:value-type="float" office:value="0" calcext:value-type="float">
            <text:p>0</text:p>
          </table:table-cell>
          <table:table-cell table:style-name="ce8" table:formula="of:=[$'FebMarch 2024'.F528]" office:value-type="float" office:value="0" calcext:value-type="float">
            <text:p>0</text:p>
          </table:table-cell>
          <table:table-cell table:style-name="ce8" table:formula="of:=[$'FebMarch 2024'.G528]" office:value-type="float" office:value="0" calcext:value-type="float">
            <text:p>0</text:p>
          </table:table-cell>
          <table:table-cell table:style-name="ce8" table:formula="of:=[$'FebMarch 2024'.H528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529]" office:value-type="float" office:value="0" calcext:value-type="float">
            <text:p>0</text:p>
          </table:table-cell>
          <table:table-cell table:style-name="ce8" table:formula="of:=[$'FebMarch 2024'.D529]" office:value-type="float" office:value="0" calcext:value-type="float">
            <text:p>0</text:p>
          </table:table-cell>
          <table:table-cell table:style-name="ce8" table:formula="of:=[$'FebMarch 2024'.E529]" office:value-type="float" office:value="0" calcext:value-type="float">
            <text:p>0</text:p>
          </table:table-cell>
          <table:table-cell table:style-name="ce8" table:formula="of:=[$'FebMarch 2024'.F529]" office:value-type="float" office:value="0" calcext:value-type="float">
            <text:p>0</text:p>
          </table:table-cell>
          <table:table-cell table:style-name="ce8" table:formula="of:=[$'FebMarch 2024'.G529]" office:value-type="float" office:value="0" calcext:value-type="float">
            <text:p>0</text:p>
          </table:table-cell>
          <table:table-cell table:style-name="ce8" table:formula="of:=[$'FebMarch 2024'.H529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530]" office:value-type="float" office:value="0" calcext:value-type="float">
            <text:p>0</text:p>
          </table:table-cell>
          <table:table-cell table:style-name="ce8" table:formula="of:=[$'FebMarch 2024'.D530]" office:value-type="float" office:value="0" calcext:value-type="float">
            <text:p>0</text:p>
          </table:table-cell>
          <table:table-cell table:style-name="ce8" table:formula="of:=[$'FebMarch 2024'.E530]" office:value-type="float" office:value="0" calcext:value-type="float">
            <text:p>0</text:p>
          </table:table-cell>
          <table:table-cell table:style-name="ce8" table:formula="of:=[$'FebMarch 2024'.F530]" office:value-type="float" office:value="0" calcext:value-type="float">
            <text:p>0</text:p>
          </table:table-cell>
          <table:table-cell table:style-name="ce8" table:formula="of:=[$'FebMarch 2024'.G530]" office:value-type="float" office:value="0" calcext:value-type="float">
            <text:p>0</text:p>
          </table:table-cell>
          <table:table-cell table:style-name="ce8" table:formula="of:=[$'FebMarch 2024'.H530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531]" office:value-type="float" office:value="0" calcext:value-type="float">
            <text:p>0</text:p>
          </table:table-cell>
          <table:table-cell table:style-name="ce8" table:formula="of:=[$'FebMarch 2024'.D531]" office:value-type="float" office:value="0" calcext:value-type="float">
            <text:p>0</text:p>
          </table:table-cell>
          <table:table-cell table:style-name="ce8" table:formula="of:=[$'FebMarch 2024'.E531]" office:value-type="float" office:value="0" calcext:value-type="float">
            <text:p>0</text:p>
          </table:table-cell>
          <table:table-cell table:style-name="ce8" table:formula="of:=[$'FebMarch 2024'.F531]" office:value-type="float" office:value="0" calcext:value-type="float">
            <text:p>0</text:p>
          </table:table-cell>
          <table:table-cell table:style-name="ce8" table:formula="of:=[$'FebMarch 2024'.G531]" office:value-type="float" office:value="0" calcext:value-type="float">
            <text:p>0</text:p>
          </table:table-cell>
          <table:table-cell table:style-name="ce8" table:formula="of:=[$'FebMarch 2024'.H531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532]" office:value-type="float" office:value="0" calcext:value-type="float">
            <text:p>0</text:p>
          </table:table-cell>
          <table:table-cell table:style-name="ce8" table:formula="of:=[$'FebMarch 2024'.D532]" office:value-type="float" office:value="0" calcext:value-type="float">
            <text:p>0</text:p>
          </table:table-cell>
          <table:table-cell table:style-name="ce8" table:formula="of:=[$'FebMarch 2024'.E532]" office:value-type="float" office:value="0" calcext:value-type="float">
            <text:p>0</text:p>
          </table:table-cell>
          <table:table-cell table:style-name="ce8" table:formula="of:=[$'FebMarch 2024'.F532]" office:value-type="float" office:value="0" calcext:value-type="float">
            <text:p>0</text:p>
          </table:table-cell>
          <table:table-cell table:style-name="ce8" table:formula="of:=[$'FebMarch 2024'.G532]" office:value-type="float" office:value="0" calcext:value-type="float">
            <text:p>0</text:p>
          </table:table-cell>
          <table:table-cell table:style-name="ce8" table:formula="of:=[$'FebMarch 2024'.H532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>
          <table:table-cell table:number-columns-repeated="2"/>
          <table:table-cell table:style-name="ce8" table:formula="of:=[$'FebMarch 2024'.C533]" office:value-type="float" office:value="0" calcext:value-type="float">
            <text:p>0</text:p>
          </table:table-cell>
          <table:table-cell table:style-name="ce8" table:formula="of:=[$'FebMarch 2024'.D533]" office:value-type="float" office:value="0" calcext:value-type="float">
            <text:p>0</text:p>
          </table:table-cell>
          <table:table-cell table:style-name="ce8" table:formula="of:=[$'FebMarch 2024'.E533]" office:value-type="float" office:value="0" calcext:value-type="float">
            <text:p>0</text:p>
          </table:table-cell>
          <table:table-cell table:style-name="ce8" table:formula="of:=[$'FebMarch 2024'.F533]" office:value-type="float" office:value="0" calcext:value-type="float">
            <text:p>0</text:p>
          </table:table-cell>
          <table:table-cell table:style-name="ce8" table:formula="of:=[$'FebMarch 2024'.G533]" office:value-type="float" office:value="0" calcext:value-type="float">
            <text:p>0</text:p>
          </table:table-cell>
          <table:table-cell table:style-name="ce8" table:formula="of:=[$'FebMarch 2024'.H533]" office:value-type="float" office:value="0" calcext:value-type="float">
            <text:p>0</text:p>
          </table:table-cell>
          <table:table-cell/>
          <table:table-cell table:style-name="ce106"/>
          <table:table-cell table:number-columns-repeated="1014"/>
        </table:table-row>
        <table:table-row table:style-name="ro2" table:number-rows-repeated="200">
          <table:table-cell table:number-columns-repeated="9"/>
          <table:table-cell table:style-name="ce106"/>
          <table:table-cell table:number-columns-repeated="1014"/>
        </table:table-row>
        <table:table-row table:style-name="ro3" table:number-rows-repeated="1047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uest Fees" table:style-name="ta7">
        <table:table-column table:style-name="co2" table:number-columns-repeated="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1011" table:default-cell-style-name="Default"/>
        <table:table-row table:style-name="ro1" table:visibility="collapse">
          <table:table-cell table:style-name="ce107" office:value-type="string" calcext:value-type="string">
            <text:p>Date</text:p>
          </table:table-cell>
          <table:table-cell table:style-name="ce107" office:value-type="string" calcext:value-type="string">
            <text:p>Who Paid</text:p>
          </table:table-cell>
          <table:table-cell table:style-name="ce107" office:value-type="string" calcext:value-type="string">
            <text:p>For Who?</text:p>
          </table:table-cell>
          <table:table-cell table:style-name="ce110"/>
          <table:table-cell table:number-columns-repeated="3"/>
          <table:table-cell table:style-name="ce113"/>
          <table:table-cell table:number-columns-repeated="1016"/>
        </table:table-row>
        <table:table-row table:style-name="ro1" table:visibility="collapse">
          <table:table-cell table:style-name="ce51" office:value-type="date" office:date-value="2023-08-01" calcext:value-type="date">
            <text:p>8/1/2023</text:p>
          </table:table-cell>
          <table:table-cell table:style-name="ce8" office:value-type="string" calcext:value-type="string">
            <text:p>Wilson</text:p>
          </table:table-cell>
          <table:table-cell table:style-name="ce8" office:value-type="string" calcext:value-type="string">
            <text:p>Alan</text:p>
          </table:table-cell>
          <table:table-cell table:style-name="ce110"/>
          <table:table-cell table:number-columns-repeated="3"/>
          <table:table-cell table:style-name="ce113"/>
          <table:table-cell table:number-columns-repeated="1016"/>
        </table:table-row>
        <table:table-row table:style-name="ro1" table:visibility="collapse">
          <table:table-cell/>
          <table:table-cell table:style-name="ce8" office:value-type="string" calcext:value-type="string">
            <text:p>Wilson</text:p>
          </table:table-cell>
          <table:table-cell table:style-name="ce8" office:value-type="string" calcext:value-type="string">
            <text:p>Curtis</text:p>
          </table:table-cell>
          <table:table-cell table:style-name="ce110"/>
          <table:table-cell table:number-columns-repeated="3"/>
          <table:table-cell table:style-name="ce113"/>
          <table:table-cell table:number-columns-repeated="1016"/>
        </table:table-row>
        <table:table-row table:style-name="ro1" table:visibility="collapse">
          <table:table-cell table:style-name="ce68" office:value-type="date" office:date-value="2023-08-18" calcext:value-type="date">
            <text:p>8/18/23</text:p>
          </table:table-cell>
          <table:table-cell table:style-name="ce8" office:value-type="string" calcext:value-type="string">
            <text:p>Wilson</text:p>
          </table:table-cell>
          <table:table-cell table:style-name="ce8" office:value-type="string" calcext:value-type="string">
            <text:p>Mole</text:p>
          </table:table-cell>
          <table:table-cell table:style-name="ce110"/>
          <table:table-cell table:number-columns-repeated="3"/>
          <table:table-cell table:style-name="ce113"/>
          <table:table-cell table:number-columns-repeated="1016"/>
        </table:table-row>
        <table:table-row table:style-name="ro1" table:visibility="collapse">
          <table:table-cell table:style-name="ce51" office:value-type="date" office:date-value="2023-08-14" calcext:value-type="date">
            <text:p>8/14/2023</text:p>
          </table:table-cell>
          <table:table-cell table:style-name="ce8" office:value-type="string" calcext:value-type="string">
            <text:p>Wilson</text:p>
          </table:table-cell>
          <table:table-cell table:style-name="ce8" office:value-type="string" calcext:value-type="string">
            <text:p>DT</text:p>
          </table:table-cell>
          <table:table-cell table:style-name="ce110"/>
          <table:table-cell table:number-columns-repeated="3"/>
          <table:table-cell table:style-name="ce113"/>
          <table:table-cell table:number-columns-repeated="1016"/>
        </table:table-row>
        <table:table-row table:style-name="ro1" table:visibility="collapse">
          <table:table-cell table:style-name="ce51" office:value-type="date" office:date-value="2023-08-21" calcext:value-type="date">
            <text:p>8/21/2023</text:p>
          </table:table-cell>
          <table:table-cell table:style-name="ce8" office:value-type="string" calcext:value-type="string">
            <text:p>Wilson</text:p>
          </table:table-cell>
          <table:table-cell table:style-name="ce8" office:value-type="string" calcext:value-type="string">
            <text:p>DT</text:p>
          </table:table-cell>
          <table:table-cell table:style-name="ce110"/>
          <table:table-cell table:number-columns-repeated="3"/>
          <table:table-cell table:style-name="ce113"/>
          <table:table-cell table:number-columns-repeated="1016"/>
        </table:table-row>
        <table:table-row table:style-name="ro1" table:visibility="collapse">
          <table:table-cell table:style-name="ce58" office:value-type="date" office:date-value="2023-08-28" calcext:value-type="date">
            <text:p>8/28</text:p>
          </table:table-cell>
          <table:table-cell table:style-name="ce8" office:value-type="string" calcext:value-type="string">
            <text:p>Wilson</text:p>
          </table:table-cell>
          <table:table-cell table:style-name="ce8" office:value-type="string" calcext:value-type="string">
            <text:p>Alan</text:p>
          </table:table-cell>
          <table:table-cell table:style-name="ce110"/>
          <table:table-cell table:number-columns-repeated="3"/>
          <table:table-cell table:style-name="ce113"/>
          <table:table-cell table:number-columns-repeated="1016"/>
        </table:table-row>
        <table:table-row table:style-name="ro1" table:visibility="collapse">
          <table:table-cell table:style-name="ce58" office:value-type="date" office:date-value="2023-09-04" calcext:value-type="date">
            <text:p>9/4</text:p>
          </table:table-cell>
          <table:table-cell table:style-name="ce8" office:value-type="string" calcext:value-type="string">
            <text:p>Wilson</text:p>
          </table:table-cell>
          <table:table-cell table:style-name="ce8" office:value-type="string" calcext:value-type="string">
            <text:p>Curtis/DT $155.5</text:p>
          </table:table-cell>
          <table:table-cell table:style-name="ce110"/>
          <table:table-cell table:number-columns-repeated="3"/>
          <table:table-cell table:style-name="ce113"/>
          <table:table-cell table:number-columns-repeated="1016"/>
        </table:table-row>
        <table:table-row table:style-name="ro1" table:visibility="collapse">
          <table:table-cell table:style-name="ce58" office:value-type="date" office:date-value="2023-09-06" calcext:value-type="date">
            <text:p>9/6</text:p>
          </table:table-cell>
          <table:table-cell table:style-name="ce8" office:value-type="string" calcext:value-type="string">
            <text:p>Chi</text:p>
          </table:table-cell>
          <table:table-cell table:style-name="ce8" office:value-type="string" calcext:value-type="string">
            <text:p>Mole $175</text:p>
          </table:table-cell>
          <table:table-cell table:style-name="ce110"/>
          <table:table-cell table:number-columns-repeated="3"/>
          <table:table-cell table:style-name="ce113"/>
          <table:table-cell table:number-columns-repeated="1016"/>
        </table:table-row>
        <table:table-row table:style-name="ro1" table:visibility="collapse">
          <table:table-cell/>
          <table:table-cell table:style-name="ce8" office:value-type="string" calcext:value-type="string">
            <text:p>Chi</text:p>
          </table:table-cell>
          <table:table-cell table:style-name="ce8" office:value-type="string" calcext:value-type="string">
            <text:p>Ki9ta $130</text:p>
          </table:table-cell>
          <table:table-cell table:style-name="ce110"/>
          <table:table-cell table:number-columns-repeated="3"/>
          <table:table-cell table:style-name="ce113"/>
          <table:table-cell table:number-columns-repeated="1016"/>
        </table:table-row>
        <table:table-row table:style-name="ro1" table:visibility="collapse">
          <table:table-cell/>
          <table:table-cell table:style-name="ce8" office:value-type="string" calcext:value-type="string">
            <text:p>Wilson</text:p>
          </table:table-cell>
          <table:table-cell table:style-name="ce109" office:value-type="float" office:value="45" calcext:value-type="float">
            <text:p>$45</text:p>
          </table:table-cell>
          <table:table-cell table:style-name="ce110"/>
          <table:table-cell table:number-columns-repeated="3"/>
          <table:table-cell table:style-name="ce113"/>
          <table:table-cell table:number-columns-repeated="1016"/>
        </table:table-row>
        <table:table-row table:style-name="ro1" table:visibility="collapse">
          <table:table-cell table:style-name="ce58" office:value-type="date" office:date-value="2023-09-11" calcext:value-type="date">
            <text:p>9/11</text:p>
          </table:table-cell>
          <table:table-cell table:style-name="ce8" office:value-type="string" calcext:value-type="string">
            <text:p>Wilson</text:p>
          </table:table-cell>
          <table:table-cell table:style-name="ce8" office:value-type="string" calcext:value-type="string">
            <text:p>Curtis $157</text:p>
          </table:table-cell>
          <table:table-cell table:style-name="ce110"/>
          <table:table-cell table:number-columns-repeated="3"/>
          <table:table-cell table:style-name="ce113"/>
          <table:table-cell table:number-columns-repeated="1016"/>
        </table:table-row>
        <table:table-row table:style-name="ro1" table:visibility="collapse">
          <table:table-cell table:style-name="ce58" office:value-type="date" office:date-value="2023-09-15" calcext:value-type="date">
            <text:p>9/15</text:p>
          </table:table-cell>
          <table:table-cell table:style-name="ce8" office:value-type="string" calcext:value-type="string">
            <text:p>Wilson</text:p>
          </table:table-cell>
          <table:table-cell table:style-name="ce8" office:value-type="string" calcext:value-type="string">
            <text:p>Mole $155.5</text:p>
          </table:table-cell>
          <table:table-cell table:style-name="ce110"/>
          <table:table-cell table:number-columns-repeated="3"/>
          <table:table-cell table:style-name="ce113"/>
          <table:table-cell table:number-columns-repeated="1016"/>
        </table:table-row>
        <table:table-row table:style-name="ro1" table:visibility="collapse">
          <table:table-cell/>
          <table:table-cell table:style-name="ce8" office:value-type="string" calcext:value-type="string">
            <text:p>Wilson</text:p>
          </table:table-cell>
          <table:table-cell table:style-name="ce8" office:value-type="string" calcext:value-type="string">
            <text:p>Curtis $255.5 (breakfast &amp; tennis)</text:p>
          </table:table-cell>
          <table:table-cell table:style-name="ce110"/>
          <table:table-cell table:number-columns-repeated="3"/>
          <table:table-cell table:style-name="ce113"/>
          <table:table-cell table:number-columns-repeated="1016"/>
        </table:table-row>
        <table:table-row table:style-name="ro1" table:visibility="collapse">
          <table:table-cell table:style-name="ce58" office:value-type="date" office:date-value="2023-09-25" calcext:value-type="date">
            <text:p>9/25</text:p>
          </table:table-cell>
          <table:table-cell table:style-name="ce8" office:value-type="string" calcext:value-type="string">
            <text:p>Wilson</text:p>
          </table:table-cell>
          <table:table-cell table:style-name="ce8" office:value-type="string" calcext:value-type="string">
            <text:p>SG $155.5</text:p>
          </table:table-cell>
          <table:table-cell table:style-name="ce110"/>
          <table:table-cell table:number-columns-repeated="3"/>
          <table:table-cell table:style-name="ce113"/>
          <table:table-cell table:number-columns-repeated="1016"/>
        </table:table-row>
        <table:table-row table:style-name="ro1" table:visibility="collapse">
          <table:table-cell table:number-columns-repeated="2"/>
          <table:table-cell table:style-name="ce8" office:value-type="string" calcext:value-type="string">
            <text:p>DT $155.5</text:p>
          </table:table-cell>
          <table:table-cell table:style-name="ce110"/>
          <table:table-cell table:number-columns-repeated="3"/>
          <table:table-cell table:style-name="ce113"/>
          <table:table-cell table:number-columns-repeated="1016"/>
        </table:table-row>
        <table:table-row table:style-name="ro1" table:visibility="collapse">
          <table:table-cell table:style-name="ce58" office:value-type="date" office:date-value="2023-09-29" calcext:value-type="date">
            <text:p>9/29</text:p>
          </table:table-cell>
          <table:table-cell table:style-name="ce8" office:value-type="string" calcext:value-type="string">
            <text:p>Chi</text:p>
          </table:table-cell>
          <table:table-cell table:style-name="ce8" office:value-type="string" calcext:value-type="string">
            <text:p>Curtis $155.5</text:p>
          </table:table-cell>
          <table:table-cell table:style-name="ce110"/>
          <table:table-cell table:number-columns-repeated="3"/>
          <table:table-cell table:style-name="ce113"/>
          <table:table-cell table:number-columns-repeated="1016"/>
        </table:table-row>
        <table:table-row table:style-name="ro1" table:visibility="collapse">
          <table:table-cell table:number-columns-repeated="2"/>
          <table:table-cell table:style-name="ce8" office:value-type="string" calcext:value-type="string">
            <text:p>Batty $155.5</text:p>
          </table:table-cell>
          <table:table-cell table:style-name="ce110"/>
          <table:table-cell table:number-columns-repeated="3"/>
          <table:table-cell table:style-name="ce113"/>
          <table:table-cell table:number-columns-repeated="1016"/>
        </table:table-row>
        <table:table-row table:style-name="ro1" table:visibility="collapse">
          <table:table-cell table:style-name="ce108" office:value-type="date" office:date-value="2023-10-06" calcext:value-type="date">
            <text:p>10/06</text:p>
          </table:table-cell>
          <table:table-cell table:style-name="ce8" office:value-type="string" calcext:value-type="string">
            <text:p>Wilson</text:p>
          </table:table-cell>
          <table:table-cell table:style-name="ce8" office:value-type="string" calcext:value-type="string">
            <text:p>Batty $155.5</text:p>
          </table:table-cell>
          <table:table-cell table:style-name="ce110"/>
          <table:table-cell table:number-columns-repeated="3"/>
          <table:table-cell table:style-name="ce113"/>
          <table:table-cell table:number-columns-repeated="1016"/>
        </table:table-row>
        <table:table-row table:style-name="ro1" table:visibility="collapse">
          <table:table-cell table:style-name="ce58" office:value-type="date" office:date-value="2023-10-12" calcext:value-type="date">
            <text:p>10/12</text:p>
          </table:table-cell>
          <table:table-cell table:style-name="ce8" office:value-type="string" calcext:value-type="string">
            <text:p>Chi</text:p>
          </table:table-cell>
          <table:table-cell table:style-name="ce8" office:value-type="string" calcext:value-type="string">
            <text:p>Kita$180</text:p>
          </table:table-cell>
          <table:table-cell table:style-name="ce110"/>
          <table:table-cell table:number-columns-repeated="3"/>
          <table:table-cell table:style-name="ce113"/>
          <table:table-cell table:number-columns-repeated="1016"/>
        </table:table-row>
        <table:table-row table:style-name="ro2" table:visibility="collapse">
          <table:table-cell table:number-columns-repeated="2"/>
          <table:table-cell table:style-name="ce8" office:value-type="string" calcext:value-type="string">
            <text:p>Mole $180</text:p>
          </table:table-cell>
          <table:table-cell table:style-name="ce110"/>
          <table:table-cell table:number-columns-repeated="3"/>
          <table:table-cell table:style-name="ce113"/>
          <table:table-cell table:number-columns-repeated="1016"/>
        </table:table-row>
        <table:table-row table:style-name="ro2" table:visibility="collapse">
          <table:table-cell table:style-name="ce58" office:value-type="date" office:date-value="2023-10-30" calcext:value-type="date">
            <text:p>10/30</text:p>
          </table:table-cell>
          <table:table-cell table:style-name="ce8" office:value-type="string" calcext:value-type="string">
            <text:p>Wilson</text:p>
          </table:table-cell>
          <table:table-cell table:style-name="ce8" office:value-type="string" calcext:value-type="string">
            <text:p>DT $180</text:p>
          </table:table-cell>
          <table:table-cell table:style-name="ce110"/>
          <table:table-cell table:number-columns-repeated="3"/>
          <table:table-cell table:style-name="ce113"/>
          <table:table-cell table:number-columns-repeated="1016"/>
        </table:table-row>
        <table:table-row table:style-name="ro2" table:visibility="collapse">
          <table:table-cell table:style-name="ce58" office:value-type="date" office:date-value="2023-10-16" calcext:value-type="date">
            <text:p>10/16</text:p>
          </table:table-cell>
          <table:table-cell table:style-name="ce8" office:value-type="string" calcext:value-type="string">
            <text:p>Wilson</text:p>
          </table:table-cell>
          <table:table-cell table:style-name="ce8" office:value-type="string" calcext:value-type="string">
            <text:p>DT $130</text:p>
          </table:table-cell>
          <table:table-cell table:style-name="ce110"/>
          <table:table-cell table:number-columns-repeated="3"/>
          <table:table-cell table:style-name="ce113"/>
          <table:table-cell table:number-columns-repeated="1016"/>
        </table:table-row>
        <table:table-row table:style-name="ro2" table:visibility="collapse">
          <table:table-cell table:number-columns-repeated="3"/>
          <table:table-cell table:style-name="ce110"/>
          <table:table-cell table:number-columns-repeated="3"/>
          <table:table-cell table:style-name="ce113"/>
          <table:table-cell table:number-columns-repeated="1016"/>
        </table:table-row>
        <table:table-row table:style-name="ro2">
          <table:table-cell table:style-name="ce107" office:value-type="string" calcext:value-type="string">
            <text:p>Date</text:p>
          </table:table-cell>
          <table:table-cell table:style-name="ce107" office:value-type="string" calcext:value-type="string">
            <text:p>Host</text:p>
          </table:table-cell>
          <table:table-cell table:style-name="ce107" office:value-type="string" calcext:value-type="string">
            <text:p>Player</text:p>
          </table:table-cell>
          <table:table-cell table:style-name="ce111" office:value-type="string" calcext:value-type="string">
            <text:p><text:span text:style-name="T1">Owe/</text:span><text:span text:style-name="T2">(Owed)</text:span></text:p>
          </table:table-cell>
          <table:table-cell table:style-name="ce107" office:value-type="string" calcext:value-type="string">
            <text:p>Club</text:p>
          </table:table-cell>
          <table:table-cell table:style-name="ce107"/>
          <table:table-cell table:style-name="ce107" office:value-type="string" calcext:value-type="string">
            <text:p>February</text:p>
          </table:table-cell>
          <table:table-cell table:style-name="ce113"/>
          <table:table-cell/>
          <table:table-cell table:style-name="ce107" office:value-type="string" calcext:value-type="string">
            <text:p>LRC</text:p>
          </table:table-cell>
          <table:table-cell table:style-name="ce107" table:number-columns-repeated="2"/>
          <table:table-cell table:style-name="ce107" office:value-type="string" calcext:value-type="string">
            <text:p>CRC</text:p>
          </table:table-cell>
          <table:table-cell table:number-columns-repeated="1011"/>
        </table:table-row>
        <table:table-row table:style-name="ro2">
          <table:table-cell table:style-name="ce58" office:value-type="date" office:date-value="2024-02-19" calcext:value-type="date">
            <text:p>2/19</text:p>
          </table:table-cell>
          <table:table-cell table:style-name="ce8" office:value-type="string" calcext:value-type="string">
            <text:p>Wilson</text:p>
          </table:table-cell>
          <table:table-cell table:style-name="ce8" office:value-type="string" calcext:value-type="string">
            <text:p>SG</text:p>
          </table:table-cell>
          <table:table-cell table:style-name="ce110" office:value-type="float" office:value="700" calcext:value-type="float">
            <text:p>700.0 </text:p>
          </table:table-cell>
          <table:table-cell table:style-name="ce8" office:value-type="string" calcext:value-type="string">
            <text:p>LRC</text:p>
          </table:table-cell>
          <table:table-cell table:style-name="ce8"/>
          <table:table-cell table:style-name="ce32" office:value-type="string" calcext:value-type="string">
            <text:p>Solomon</text:p>
          </table:table-cell>
          <table:table-cell table:style-name="ce114" table:formula="of:=SUMIF([.C$26:.C$70];[.G26];[.D$26:.D$70])" office:value-type="float" office:value="-266.25" calcext:value-type="float">
            <text:p>(266.25)</text:p>
          </table:table-cell>
          <table:table-cell/>
          <table:table-cell table:style-name="ce8" office:value-type="string" calcext:value-type="string">
            <text:p>Guest</text:p>
          </table:table-cell>
          <table:table-cell table:style-name="ce8" office:value-type="float" office:value="150" calcext:value-type="float">
            <text:p>150</text:p>
          </table:table-cell>
          <table:table-cell/>
          <table:table-cell table:style-name="ce8" office:value-type="string" calcext:value-type="string">
            <text:p>Guest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8" office:value-type="string" calcext:value-type="string">
            <text:p>Wilson</text:p>
          </table:table-cell>
          <table:table-cell table:style-name="ce110" office:value-type="float" office:value="-1000" calcext:value-type="float">
            <text:p>(1,000.0)</text:p>
          </table:table-cell>
          <table:table-cell table:style-name="ce8" office:value-type="string" calcext:value-type="string">
            <text:p>LRC</text:p>
          </table:table-cell>
          <table:table-cell table:style-name="ce8"/>
          <table:table-cell table:style-name="ce32" office:value-type="string" calcext:value-type="string">
            <text:p>SG</text:p>
          </table:table-cell>
          <table:table-cell table:style-name="ce114" table:formula="of:=SUMIF([.C$26:.C$70];[.G27];[.D$26:.D$70])" office:value-type="float" office:value="1148.5" calcext:value-type="float">
            <text:p>1,148.50 </text:p>
          </table:table-cell>
          <table:table-cell/>
          <table:table-cell table:style-name="ce8" office:value-type="string" calcext:value-type="string">
            <text:p>Indoor Courts</text:p>
          </table:table-cell>
          <table:table-cell table:style-name="ce8" office:value-type="float" office:value="90" calcext:value-type="float">
            <text:p>90</text:p>
          </table:table-cell>
          <table:table-cell/>
          <table:table-cell table:style-name="ce8" office:value-type="string" calcext:value-type="string">
            <text:p>Shower and Towel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8" office:value-type="string" calcext:value-type="string">
            <text:p>Chi</text:p>
          </table:table-cell>
          <table:table-cell table:style-name="ce110" office:value-type="float" office:value="0" calcext:value-type="float">
            <text:p>0.0 </text:p>
          </table:table-cell>
          <table:table-cell table:style-name="ce8" office:value-type="string" calcext:value-type="string">
            <text:p>LRC</text:p>
          </table:table-cell>
          <table:table-cell table:style-name="ce8"/>
          <table:table-cell table:style-name="ce32" office:value-type="string" calcext:value-type="string">
            <text:p>Batty</text:p>
          </table:table-cell>
          <table:table-cell table:style-name="ce114" table:formula="of:=SUMIF([.C$26:.C$70];[.G28];[.D$26:.D$70])" office:value-type="float" office:value="392.5" calcext:value-type="float">
            <text:p>392.50 </text:p>
          </table:table-cell>
          <table:table-cell table:number-columns-repeated="4"/>
          <table:table-cell table:style-name="ce8" office:value-type="string" calcext:value-type="string">
            <text:p>Court Fee (2 hour)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8" office:value-type="string" calcext:value-type="string">
            <text:p>Andrew</text:p>
          </table:table-cell>
          <table:table-cell table:style-name="ce110" office:value-type="float" office:value="0" calcext:value-type="float">
            <text:p>0.0 </text:p>
          </table:table-cell>
          <table:table-cell table:style-name="ce8" office:value-type="string" calcext:value-type="string">
            <text:p>LRC</text:p>
          </table:table-cell>
          <table:table-cell table:style-name="ce8"/>
          <table:table-cell table:style-name="ce32" office:value-type="string" calcext:value-type="string">
            <text:p>Chi</text:p>
          </table:table-cell>
          <table:table-cell table:style-name="ce114" table:formula="of:=SUMIF([.C$26:.C$70];[.G29];[.D$26:.D$70])" office:value-type="float" office:value="-460.25" calcext:value-type="float">
            <text:p>(460.25)</text:p>
          </table:table-cell>
          <table:table-cell table:number-columns-repeated="1016"/>
        </table:table-row>
        <table:table-row table:style-name="ro2">
          <table:table-cell table:style-name="ce58"/>
          <table:table-cell table:style-name="ce8"/>
          <table:table-cell table:style-name="ce8" office:value-type="string" calcext:value-type="string">
            <text:p>Daniel</text:p>
          </table:table-cell>
          <table:table-cell table:style-name="ce110" office:value-type="float" office:value="150" calcext:value-type="float">
            <text:p>150.0 </text:p>
          </table:table-cell>
          <table:table-cell table:style-name="ce8" office:value-type="string" calcext:value-type="string">
            <text:p>LRC</text:p>
          </table:table-cell>
          <table:table-cell table:style-name="ce8"/>
          <table:table-cell table:style-name="ce32" office:value-type="string" calcext:value-type="string">
            <text:p>Wilson</text:p>
          </table:table-cell>
          <table:table-cell table:style-name="ce114" table:formula="of:=SUMIF([.C$26:.C$70];[.G30];[.D$26:.D$70])" office:value-type="float" office:value="-1364.75" calcext:value-type="float">
            <text:p>(1,364.75)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8" office:value-type="string" calcext:value-type="string">
            <text:p>Kita</text:p>
          </table:table-cell>
          <table:table-cell table:style-name="ce110" office:value-type="float" office:value="150" calcext:value-type="float">
            <text:p>150.0 </text:p>
          </table:table-cell>
          <table:table-cell table:style-name="ce8" office:value-type="string" calcext:value-type="string">
            <text:p>LRC</text:p>
          </table:table-cell>
          <table:table-cell table:style-name="ce8"/>
          <table:table-cell table:style-name="ce32" office:value-type="string" calcext:value-type="string">
            <text:p>Daniel</text:p>
          </table:table-cell>
          <table:table-cell table:style-name="ce114" table:formula="of:=SUMIF([.C$26:.C$70];[.G31];[.D$26:.D$70])" office:value-type="float" office:value="360" calcext:value-type="float">
            <text:p>360.00 </text:p>
          </table:table-cell>
          <table:table-cell table:number-columns-repeated="1016"/>
        </table:table-row>
        <table:table-row table:style-name="ro2">
          <table:table-cell table:style-name="ce58" office:value-type="date" office:date-value="2024-02-16" calcext:value-type="date">
            <text:p>2/16</text:p>
          </table:table-cell>
          <table:table-cell table:style-name="ce8" office:value-type="string" calcext:value-type="string">
            <text:p>Solomon </text:p>
          </table:table-cell>
          <table:table-cell table:style-name="ce8" office:value-type="string" calcext:value-type="string">
            <text:p>Daniel</text:p>
          </table:table-cell>
          <table:table-cell table:style-name="ce110" office:value-type="float" office:value="60" calcext:value-type="float">
            <text:p>60.0 </text:p>
          </table:table-cell>
          <table:table-cell table:style-name="ce8" office:value-type="string" calcext:value-type="string">
            <text:p>CRC</text:p>
          </table:table-cell>
          <table:table-cell table:style-name="ce8"/>
          <table:table-cell table:style-name="ce32" office:value-type="string" calcext:value-type="string">
            <text:p>AP</text:p>
          </table:table-cell>
          <table:table-cell table:style-name="ce114" table:formula="of:=SUMIF([.C$26:.C$70];[.G32];[.D$26:.D$70])" office:value-type="float" office:value="107.75" calcext:value-type="float">
            <text:p>107.75 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8" office:value-type="string" calcext:value-type="string">
            <text:p>Solomon</text:p>
          </table:table-cell>
          <table:table-cell table:style-name="ce112" office:value-type="float" office:value="-60" calcext:value-type="float">
            <text:p>(60.0)</text:p>
          </table:table-cell>
          <table:table-cell table:style-name="ce8" office:value-type="string" calcext:value-type="string">
            <text:p>CRC</text:p>
          </table:table-cell>
          <table:table-cell table:style-name="ce8"/>
          <table:table-cell table:style-name="ce32" office:value-type="string" calcext:value-type="string">
            <text:p>Kita</text:p>
          </table:table-cell>
          <table:table-cell table:style-name="ce114" table:formula="of:=SUMIF([.C$26:.C$70];[.G33];[.D$26:.D$70])" office:value-type="float" office:value="150" calcext:value-type="float">
            <text:p>150.00 </text:p>
          </table:table-cell>
          <table:table-cell table:number-columns-repeated="1016"/>
        </table:table-row>
        <table:table-row table:style-name="ro2">
          <table:table-cell table:style-name="ce58"/>
          <table:table-cell table:style-name="ce8"/>
          <table:table-cell table:style-name="ce8" office:value-type="string" calcext:value-type="string">
            <text:p>Batty</text:p>
          </table:table-cell>
          <table:table-cell table:style-name="ce110" office:value-type="float" office:value="0" calcext:value-type="float">
            <text:p>0.0 </text:p>
          </table:table-cell>
          <table:table-cell table:style-name="ce8" office:value-type="string" calcext:value-type="string">
            <text:p>CRC</text:p>
          </table:table-cell>
          <table:table-cell table:style-name="ce8"/>
          <table:table-cell table:style-name="ce32" office:value-type="string" calcext:value-type="string">
            <text:p>Mike</text:p>
          </table:table-cell>
          <table:table-cell table:style-name="ce114" table:formula="of:=SUMIF([.C$26:.C$70];[.G34];[.D$26:.D$70])" office:value-type="float" office:value="-67.5" calcext:value-type="float">
            <text:p>(67.50)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8" office:value-type="string" calcext:value-type="string">
            <text:p>Kita</text:p>
          </table:table-cell>
          <table:table-cell table:style-name="ce110" office:value-type="float" office:value="0" calcext:value-type="float">
            <text:p>0.0 </text:p>
          </table:table-cell>
          <table:table-cell table:style-name="ce8" office:value-type="string" calcext:value-type="string">
            <text:p>CRC</text:p>
          </table:table-cell>
          <table:table-cell table:number-columns-repeated="1019"/>
        </table:table-row>
        <table:table-row table:style-name="ro2">
          <table:table-cell table:style-name="ce58" office:value-type="date" office:date-value="2024-02-26" calcext:value-type="date">
            <text:p>2/26</text:p>
          </table:table-cell>
          <table:table-cell table:style-name="ce8" office:value-type="string" calcext:value-type="string">
            <text:p>Wilson</text:p>
          </table:table-cell>
          <table:table-cell table:style-name="ce8" office:value-type="string" calcext:value-type="string">
            <text:p>Daniel</text:p>
          </table:table-cell>
          <table:table-cell table:style-name="ce110" office:value-type="float" office:value="150" calcext:value-type="float">
            <text:p>150.0 </text:p>
          </table:table-cell>
          <table:table-cell table:style-name="ce8" office:value-type="string" calcext:value-type="string">
            <text:p>LRC</text:p>
          </table:table-cell>
          <table:table-cell/>
          <table:table-cell table:style-name="ce8" office:value-type="string" calcext:value-type="string">
            <text:p>This should be 0:</text:p>
          </table:table-cell>
          <table:table-cell table:style-name="ce113" table:formula="of:=SUM([.H25:.H34])" office:value-type="float" office:value="0" calcext:value-type="float">
            <text:p>0.00 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8" office:value-type="string" calcext:value-type="string">
            <text:p>Wilson</text:p>
          </table:table-cell>
          <table:table-cell table:style-name="ce110" office:value-type="float" office:value="-150" calcext:value-type="float">
            <text:p>(150.0)</text:p>
          </table:table-cell>
          <table:table-cell table:style-name="ce8" office:value-type="string" calcext:value-type="string">
            <text:p>LRC</text:p>
          </table:table-cell>
          <table:table-cell table:number-columns-repeated="2"/>
          <table:table-cell table:style-name="ce113"/>
          <table:table-cell table:number-columns-repeated="1016"/>
        </table:table-row>
        <table:table-row table:style-name="ro2">
          <table:table-cell table:style-name="ce58" office:value-type="date" office:date-value="2024-03-01" calcext:value-type="date">
            <text:p>3/1</text:p>
          </table:table-cell>
          <table:table-cell table:style-name="ce8" office:value-type="string" calcext:value-type="string">
            <text:p>Wilson</text:p>
          </table:table-cell>
          <table:table-cell table:style-name="ce8" office:value-type="string" calcext:value-type="string">
            <text:p>SG</text:p>
          </table:table-cell>
          <table:table-cell table:style-name="ce110" office:value-type="float" office:value="150" calcext:value-type="float">
            <text:p>150.0 </text:p>
          </table:table-cell>
          <table:table-cell table:style-name="ce8" office:value-type="string" calcext:value-type="string">
            <text:p>LRC</text:p>
          </table:table-cell>
          <table:table-cell/>
          <table:table-cell table:style-name="ce8"/>
          <table:table-cell table:style-name="ce113"/>
          <table:table-cell table:number-columns-repeated="1016"/>
        </table:table-row>
        <table:table-row table:style-name="ro2">
          <table:table-cell table:number-columns-repeated="2"/>
          <table:table-cell table:style-name="ce8" office:value-type="string" calcext:value-type="string">
            <text:p>Wilson</text:p>
          </table:table-cell>
          <table:table-cell table:style-name="ce110" office:value-type="float" office:value="-150" calcext:value-type="float">
            <text:p>(150.0)</text:p>
          </table:table-cell>
          <table:table-cell table:style-name="ce8" office:value-type="string" calcext:value-type="string">
            <text:p>LRC</text:p>
          </table:table-cell>
          <table:table-cell/>
          <table:table-cell table:style-name="ce8"/>
          <table:table-cell table:style-name="ce113"/>
          <table:table-cell table:number-columns-repeated="1016"/>
        </table:table-row>
        <table:table-row table:style-name="ro2">
          <table:table-cell table:style-name="ce58" office:value-type="date" office:date-value="2024-03-08" calcext:value-type="date">
            <text:p>3/8</text:p>
          </table:table-cell>
          <table:table-cell table:number-columns-repeated="2" table:style-name="ce8" office:value-type="string" calcext:value-type="string">
            <text:p>Chi</text:p>
          </table:table-cell>
          <table:table-cell table:style-name="ce110" table:formula="of:=-70-300-126+90/4" office:value-type="float" office:value="-473.5" calcext:value-type="float">
            <text:p>(473.5)</text:p>
          </table:table-cell>
          <table:table-cell table:style-name="ce8" office:value-type="string" calcext:value-type="string">
            <text:p>LRC</text:p>
          </table:table-cell>
          <table:table-cell table:number-columns-repeated="2"/>
          <table:table-cell table:style-name="ce113"/>
          <table:table-cell table:number-columns-repeated="1016"/>
        </table:table-row>
        <table:table-row table:style-name="ro2">
          <table:table-cell table:number-columns-repeated="2"/>
          <table:table-cell table:style-name="ce8" office:value-type="string" calcext:value-type="string">
            <text:p>Batty</text:p>
          </table:table-cell>
          <table:table-cell table:style-name="ce110" table:formula="of:=+150+70+90/4" office:value-type="float" office:value="242.5" calcext:value-type="float">
            <text:p>242.5 </text:p>
          </table:table-cell>
          <table:table-cell table:style-name="ce8" office:value-type="string" calcext:value-type="string">
            <text:p>LRC</text:p>
          </table:table-cell>
          <table:table-cell table:number-columns-repeated="2"/>
          <table:table-cell table:style-name="ce113"/>
          <table:table-cell table:number-columns-repeated="1016"/>
        </table:table-row>
        <table:table-row table:style-name="ro2">
          <table:table-cell table:style-name="ce58"/>
          <table:table-cell table:style-name="ce8"/>
          <table:table-cell table:style-name="ce8" office:value-type="string" calcext:value-type="string">
            <text:p>AP</text:p>
          </table:table-cell>
          <table:table-cell table:style-name="ce110" table:formula="of:=90/4" office:value-type="float" office:value="22.5" calcext:value-type="float">
            <text:p>22.5 </text:p>
          </table:table-cell>
          <table:table-cell table:style-name="ce8" office:value-type="string" calcext:value-type="string">
            <text:p>LRC</text:p>
          </table:table-cell>
          <table:table-cell/>
          <table:table-cell table:style-name="ce8"/>
          <table:table-cell table:style-name="ce113"/>
          <table:table-cell table:number-columns-repeated="1016"/>
        </table:table-row>
        <table:table-row table:style-name="ro2">
          <table:table-cell table:number-columns-repeated="2"/>
          <table:table-cell table:style-name="ce8" office:value-type="string" calcext:value-type="string">
            <text:p>SG</text:p>
          </table:table-cell>
          <table:table-cell table:style-name="ce110" table:formula="of:=150+126+90/4" office:value-type="float" office:value="298.5" calcext:value-type="float">
            <text:p>298.5 </text:p>
          </table:table-cell>
          <table:table-cell table:style-name="ce8" office:value-type="string" calcext:value-type="string">
            <text:p>LRC</text:p>
          </table:table-cell>
          <table:table-cell/>
          <table:table-cell table:style-name="ce8"/>
          <table:table-cell table:style-name="ce113"/>
          <table:table-cell table:number-columns-repeated="1016"/>
        </table:table-row>
        <table:table-row table:style-name="ro2">
          <table:table-cell table:number-columns-repeated="2"/>
          <table:table-cell table:style-name="ce8" office:value-type="string" calcext:value-type="string">
            <text:p>Mike</text:p>
          </table:table-cell>
          <table:table-cell table:style-name="ce110" office:value-type="float" office:value="-90" calcext:value-type="float">
            <text:p>(90.0)</text:p>
          </table:table-cell>
          <table:table-cell table:style-name="ce8" office:value-type="string" calcext:value-type="string">
            <text:p>LRC</text:p>
          </table:table-cell>
          <table:table-cell table:number-columns-repeated="2"/>
          <table:table-cell table:style-name="ce113"/>
          <table:table-cell table:number-columns-repeated="1016"/>
        </table:table-row>
        <table:table-row table:style-name="ro2">
          <table:table-cell table:style-name="ce58" office:value-type="date" office:date-value="2024-03-11" calcext:value-type="date">
            <text:p>3/11</text:p>
          </table:table-cell>
          <table:table-cell table:number-columns-repeated="2" table:style-name="ce8" office:value-type="string" calcext:value-type="string">
            <text:p>Chi</text:p>
          </table:table-cell>
          <table:table-cell table:style-name="ce110" table:formula="of:=-90+90/4" office:value-type="float" office:value="-67.5" calcext:value-type="float">
            <text:p>(67.5)</text:p>
          </table:table-cell>
          <table:table-cell table:style-name="ce8" office:value-type="string" calcext:value-type="string">
            <text:p>LRC</text:p>
          </table:table-cell>
          <table:table-cell table:number-columns-repeated="2"/>
          <table:table-cell table:style-name="ce113"/>
          <table:table-cell table:number-columns-repeated="1016"/>
        </table:table-row>
        <table:table-row table:style-name="ro2">
          <table:table-cell table:style-name="ce58"/>
          <table:table-cell table:style-name="ce8"/>
          <table:table-cell table:style-name="ce8" office:value-type="string" calcext:value-type="string">
            <text:p>Mike</text:p>
          </table:table-cell>
          <table:table-cell table:style-name="ce110" table:formula="of:=90/4" office:value-type="float" office:value="22.5" calcext:value-type="float">
            <text:p>22.5 </text:p>
          </table:table-cell>
          <table:table-cell table:style-name="ce8" office:value-type="string" calcext:value-type="string">
            <text:p>LRC</text:p>
          </table:table-cell>
          <table:table-cell table:number-columns-repeated="2"/>
          <table:table-cell table:style-name="ce113"/>
          <table:table-cell table:number-columns-repeated="1016"/>
        </table:table-row>
        <table:table-row table:style-name="ro2">
          <table:table-cell table:number-columns-repeated="2"/>
          <table:table-cell table:style-name="ce8" office:value-type="string" calcext:value-type="string">
            <text:p>AP</text:p>
          </table:table-cell>
          <table:table-cell table:style-name="ce110" table:formula="of:=90/4" office:value-type="float" office:value="22.5" calcext:value-type="float">
            <text:p>22.5 </text:p>
          </table:table-cell>
          <table:table-cell table:style-name="ce8" office:value-type="string" calcext:value-type="string">
            <text:p>LRC</text:p>
          </table:table-cell>
          <table:table-cell table:number-columns-repeated="2"/>
          <table:table-cell table:style-name="ce113"/>
          <table:table-cell table:number-columns-repeated="1016"/>
        </table:table-row>
        <table:table-row table:style-name="ro2">
          <table:table-cell table:number-columns-repeated="2"/>
          <table:table-cell table:style-name="ce8" office:value-type="string" calcext:value-type="string">
            <text:p>Wilson</text:p>
          </table:table-cell>
          <table:table-cell table:style-name="ce110" table:formula="of:=90/4" office:value-type="float" office:value="22.5" calcext:value-type="float">
            <text:p>22.5 </text:p>
          </table:table-cell>
          <table:table-cell table:style-name="ce8" office:value-type="string" calcext:value-type="string">
            <text:p>LRC</text:p>
          </table:table-cell>
          <table:table-cell table:number-columns-repeated="2"/>
          <table:table-cell table:style-name="ce113"/>
          <table:table-cell table:number-columns-repeated="1016"/>
        </table:table-row>
        <table:table-row table:style-name="ro2">
          <table:table-cell table:style-name="ce58" office:value-type="date" office:date-value="2024-03-22" calcext:value-type="date">
            <text:p>3/22</text:p>
          </table:table-cell>
          <table:table-cell table:number-columns-repeated="2" table:style-name="ce8" office:value-type="string" calcext:value-type="string">
            <text:p>Solomon</text:p>
          </table:table-cell>
          <table:table-cell table:style-name="ce110" table:formula="of:=-SUM([.D50:.D52])" office:value-type="float" office:value="-206.25" calcext:value-type="float">
            <text:p>(206.3)</text:p>
          </table:table-cell>
          <table:table-cell table:style-name="ce8" office:value-type="string" calcext:value-type="string">
            <text:p>CRC</text:p>
          </table:table-cell>
          <table:table-cell table:number-columns-repeated="2"/>
          <table:table-cell table:style-name="ce113"/>
          <table:table-cell table:number-columns-repeated="1016"/>
        </table:table-row>
        <table:table-row table:style-name="ro2">
          <table:table-cell table:style-name="ce58"/>
          <table:table-cell table:style-name="ce8"/>
          <table:table-cell table:style-name="ce8" office:value-type="string" calcext:value-type="string">
            <text:p>Chi</text:p>
          </table:table-cell>
          <table:table-cell table:style-name="ce110" table:formula="of:=60+18+11/4" office:value-type="float" office:value="80.75" calcext:value-type="float">
            <text:p>80.8 </text:p>
          </table:table-cell>
          <table:table-cell table:style-name="ce8" office:value-type="string" calcext:value-type="string">
            <text:p>CRC</text:p>
          </table:table-cell>
          <table:table-cell table:number-columns-repeated="2"/>
          <table:table-cell table:style-name="ce113"/>
          <table:table-cell table:number-columns-repeated="1016"/>
        </table:table-row>
        <table:table-row table:style-name="ro2">
          <table:table-cell table:number-columns-repeated="2"/>
          <table:table-cell table:style-name="ce8" office:value-type="string" calcext:value-type="string">
            <text:p>AP</text:p>
          </table:table-cell>
          <table:table-cell table:style-name="ce110" table:formula="of:=60+11/4" office:value-type="float" office:value="62.75" calcext:value-type="float">
            <text:p>62.8 </text:p>
          </table:table-cell>
          <table:table-cell table:style-name="ce8" office:value-type="string" calcext:value-type="string">
            <text:p>CRC</text:p>
          </table:table-cell>
          <table:table-cell table:number-columns-repeated="2"/>
          <table:table-cell table:style-name="ce113"/>
          <table:table-cell table:number-columns-repeated="1016"/>
        </table:table-row>
        <table:table-row table:style-name="ro2">
          <table:table-cell table:number-columns-repeated="2"/>
          <table:table-cell table:style-name="ce8" office:value-type="string" calcext:value-type="string">
            <text:p>Wilson</text:p>
          </table:table-cell>
          <table:table-cell table:style-name="ce110" table:formula="of:=60+11/4" office:value-type="float" office:value="62.75" calcext:value-type="float">
            <text:p>62.8 </text:p>
          </table:table-cell>
          <table:table-cell table:style-name="ce8" office:value-type="string" calcext:value-type="string">
            <text:p>CRC</text:p>
          </table:table-cell>
          <table:table-cell table:number-columns-repeated="2"/>
          <table:table-cell table:style-name="ce113"/>
          <table:table-cell table:number-columns-repeated="1016"/>
        </table:table-row>
        <table:table-row table:style-name="ro2">
          <table:table-cell table:style-name="ce58" office:value-type="date" office:date-value="2024-03-25" calcext:value-type="date">
            <text:p>3/25</text:p>
          </table:table-cell>
          <table:table-cell table:number-columns-repeated="2" table:style-name="ce8" office:value-type="string" calcext:value-type="string">
            <text:p>Wilson</text:p>
          </table:table-cell>
          <table:table-cell table:style-name="ce110" office:value-type="float" office:value="-150" calcext:value-type="float">
            <text:p>(150.0)</text:p>
          </table:table-cell>
          <table:table-cell table:style-name="ce8" office:value-type="string" calcext:value-type="string">
            <text:p>LRC</text:p>
          </table:table-cell>
          <table:table-cell table:number-columns-repeated="2"/>
          <table:table-cell table:style-name="ce113"/>
          <table:table-cell table:number-columns-repeated="1016"/>
        </table:table-row>
        <table:table-row table:style-name="ro2">
          <table:table-cell table:style-name="ce58"/>
          <table:table-cell table:style-name="ce8"/>
          <table:table-cell table:style-name="ce8" office:value-type="string" calcext:value-type="string">
            <text:p>Batty</text:p>
          </table:table-cell>
          <table:table-cell table:style-name="ce110" office:value-type="float" office:value="150" calcext:value-type="float">
            <text:p>150.0 </text:p>
          </table:table-cell>
          <table:table-cell table:style-name="ce8" office:value-type="string" calcext:value-type="string">
            <text:p>LRC</text:p>
          </table:table-cell>
          <table:table-cell table:number-columns-repeated="2"/>
          <table:table-cell table:style-name="ce113"/>
          <table:table-cell table:number-columns-repeated="1016"/>
        </table:table-row>
        <table:table-row table:style-name="ro2">
          <table:table-cell table:number-columns-repeated="2"/>
          <table:table-cell table:style-name="ce8"/>
          <table:table-cell table:style-name="ce110"/>
          <table:table-cell table:style-name="ce8"/>
          <table:table-cell table:number-columns-repeated="2"/>
          <table:table-cell table:style-name="ce113"/>
          <table:table-cell table:number-columns-repeated="1016"/>
        </table:table-row>
        <table:table-row table:style-name="ro2" table:number-rows-repeated="2">
          <table:table-cell table:number-columns-repeated="2"/>
          <table:table-cell table:style-name="ce8"/>
          <table:table-cell table:style-name="ce110"/>
          <table:table-cell table:style-name="ce8"/>
          <table:table-cell table:number-columns-repeated="2"/>
          <table:table-cell table:style-name="ce113"/>
          <table:table-cell table:number-columns-repeated="1016"/>
        </table:table-row>
        <table:table-row table:style-name="ro2">
          <table:table-cell table:style-name="ce58"/>
          <table:table-cell table:style-name="ce8" table:number-columns-repeated="2"/>
          <table:table-cell table:style-name="ce110"/>
          <table:table-cell table:style-name="ce8"/>
          <table:table-cell table:number-columns-repeated="2"/>
          <table:table-cell table:style-name="ce113"/>
          <table:table-cell table:number-columns-repeated="1016"/>
        </table:table-row>
        <table:table-row table:style-name="ro2">
          <table:table-cell table:number-columns-repeated="2"/>
          <table:table-cell table:style-name="ce8"/>
          <table:table-cell table:style-name="ce110"/>
          <table:table-cell table:style-name="ce8"/>
          <table:table-cell table:number-columns-repeated="2"/>
          <table:table-cell table:style-name="ce113"/>
          <table:table-cell table:number-columns-repeated="1016"/>
        </table:table-row>
        <table:table-row table:style-name="ro2" table:number-rows-repeated="2">
          <table:table-cell table:number-columns-repeated="2"/>
          <table:table-cell table:style-name="ce8"/>
          <table:table-cell table:style-name="ce110"/>
          <table:table-cell table:style-name="ce8"/>
          <table:table-cell table:number-columns-repeated="2"/>
          <table:table-cell table:style-name="ce113"/>
          <table:table-cell table:number-columns-repeated="1016"/>
        </table:table-row>
        <table:table-row table:style-name="ro2" table:number-rows-repeated="193">
          <table:table-cell table:number-columns-repeated="3"/>
          <table:table-cell table:style-name="ce110"/>
          <table:table-cell table:number-columns-repeated="3"/>
          <table:table-cell table:style-name="ce113"/>
          <table:table-cell table:number-columns-repeated="1016"/>
        </table:table-row>
        <table:table-row table:style-name="ro2" table:number-rows-repeated="746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Individual.A3:Individual.P13" table:display-filter-buttons="true"/>
        <table:database-range table:name="__Anonymous_Sheet_DB__2" table:target-range-address="Data.A3:Data.H13" table:display-filter-buttons="true"/>
        <table:database-range table:name="__Anonymous_Sheet_DB__3" table:target-range-address="Pairs.A2:Pairs.P81" table:display-filter-buttons="true"/>
        <table:database-range table:name="__Anonymous_Sheet_DB__4" table:target-range-address="'Data Pairs'.A3:'Data Pairs'.H1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date-style style:name="N126">
      <number:year number:style="long"/>
      <number:text>/</number:text>
      <number:month/>
      <number:text>/</number:text>
      <number:day/>
    </number:date-style>
    <number:number-style style:name="N127P0" style:volatile="true">
      <number:number number:decimal-places="1" loext:min-decimal-places="1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127P0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month/>
      <number:text>/</number:text>
      <number:day/>
    </number:date-style>
    <number:number-style style:name="N130P0" style:volatile="true"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">
      <number:text>$</number:text>
      <number:number number:decimal-places="0" loext:min-decimal-places="0" number:min-integer-digits="1" number:grouping="true"/>
    </number:number-style>
    <number:date-style style:name="N132">
      <number:month number:style="long"/>
      <number:text>/</number:text>
      <number:day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dividual" style:display-name="PageStyle_Individu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bMarch_20_2024" style:display-name="PageStyle_FebMarch 202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airs" style:display-name="PageStyle_Pai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Pairs" style:display-name="PageStyle_Data Pair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umulative_20_Data" style:display-name="PageStyle_Cumulative 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uest_20_Fees" style:display-name="PageStyle_Guest Fe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10490" meta:object-count="0"/>
    <meta:generator>LibreOfficeDev/6.0.5.2$Linux_X86_64 LibreOffice_project/</meta:generator>
  </office:meta>
</office:document-meta>
</file>